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b4b4b4" draw:marker-start-width="0.216cm" draw:marker-end-width="0.216cm" draw:stroke-linejoin="miter" svg:stroke-linecap="butt" draw:fill="none" draw:textarea-horizontal-align="center" draw:textarea-vertical-align="middl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18cm" svg:stroke-color="#b4b4b4" draw:marker-start-width="0.215cm" draw:marker-end-width="0.21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b4b4b4" draw:marker-start-width="0.217cm" draw:marker-end-width="0.217cm" draw:stroke-linejoin="miter" svg:stroke-linecap="butt" draw:fill="none" draw:textarea-horizontal-align="center" draw:textarea-vertical-align="middle" fo:padding-top="0.011cm" fo:padding-bottom="0.011cm" fo:padding-left="0.011cm" fo:padding-right="0.01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0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8" style:family="graphic" style:parent-style-name="standard">
      <style:graphic-properties draw:stroke="none" draw:stroke-dash="Dash_20_1" svg:stroke-width="0cm" draw:stroke-linejoin="none" svg:stroke-linecap="butt" draw:fill="solid" draw:fill-color="#6e6e6e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316cm" fo:padding-top="0cm" fo:padding-bottom="0cm" fo:padding-left="0cm" fo:padding-right="0cm" draw:shadow="visibl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99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7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28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7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18cm" svg:stroke-color="#888888" draw:marker-start-width="0.215cm" draw:marker-end-width="0.21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24" style:family="graphic" style:parent-style-name="standard">
      <style:graphic-properties draw:stroke="dash" draw:stroke-dash="Long_20_Dash" svg:stroke-width="0.018cm" svg:stroke-color="#b4b4b4" draw:marker-start-width="0.215cm" draw:marker-end-width="0.215cm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draw:stroke="dash" draw:stroke-dash="Long_20_Dash" svg:stroke-width="0.018cm" svg:stroke-color="#b4b4b4" draw:marker-start-width="0.214cm" draw:marker-end-width="0.214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26" style:family="graphic" style:parent-style-name="standard">
      <style:graphic-properties svg:stroke-color="#dddddd" draw:fill-color="#dddddd" draw:textarea-horizontal-align="justify" draw:textarea-vertical-align="middle" draw:auto-grow-height="false" fo:min-height="0.511cm" fo:min-width="4.12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3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4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3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30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30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3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09cm" fo:padding-top="0cm" fo:padding-bottom="0cm" fo:padding-left="0cm" fo:padding-right="0cm" draw:shadow="visible"/>
      <style:paragraph-properties style:writing-mode="lr-tb"/>
    </style:style>
    <style:style style:name="gr43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469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0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159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4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8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565cm" fo:padding-top="0cm" fo:padding-bottom="0cm" fo:padding-left="0cm" fo:padding-right="0cm" draw:shadow="visibl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1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dash" draw:stroke-dash="Dot_20__28_Rounded_29_" svg:stroke-width="0.008cm" svg:stroke-color="#888888" draw:stroke-linejoin="miter" svg:stroke-linecap="round" draw:fill="none" draw:textarea-horizontal-align="center" draw:textarea-vertical-align="middle" fo:padding-top="0.004cm" fo:padding-bottom="0.004cm" fo:padding-left="0.004cm" fo:padding-right="0.004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29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28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8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7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svg:stroke-color="#dddddd" draw:fill-color="#dddddd" draw:textarea-horizontal-align="justify" draw:textarea-vertical-align="middle" draw:auto-grow-height="false" fo:min-height="0.367cm" fo:min-width="0.37cm"/>
    </style:style>
    <style:style style:name="gr73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3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3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solid" svg:stroke-width="0.018cm" svg:stroke-color="#888888" draw:marker-start-width="0.201cm" draw:marker-end-width="0.201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solid" draw:fill-color="#ffffff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4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103" style:family="graphic" style:parent-style-name="standard">
      <style:graphic-properties draw:stroke="none" draw:fill="solid" draw:fill-color="#888888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svg:stroke-color="#ffffff" draw:fill-color="#ffffff"/>
    </style:style>
    <style:style style:name="gr110" style:family="graphic" style:parent-style-name="standard">
      <style:graphic-properties draw:stroke="none" svg:stroke-color="#525252" draw:fill-color="#525252"/>
    </style:style>
    <style:style style:name="gr111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12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13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4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23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06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0.30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06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.30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0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129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0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9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svg:stroke-color="#dddddd" draw:fill-color="#dddddd" draw:textarea-horizontal-align="justify" draw:textarea-vertical-align="middle" draw:auto-grow-height="false" fo:min-height="0.495cm" fo:min-width="1.959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2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72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525252" loext:opacity="10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color="#888888" loext:opacity="100%"/>
    </style:style>
    <style:style style:name="P5" style:family="paragraph">
      <loext:graphic-properties draw:fill="solid" draw:fill-color="#6e6e6e"/>
      <style:paragraph-properties fo:text-align="center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#ffffff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7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pt" style:font-size-asian="11pt" style:font-size-complex="11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23" style:family="paragraph">
      <loext:graphic-properties draw:fill="solid" draw:fill-color="#ffffff"/>
      <style:text-properties fo:color="#525252" loext:opacity="100%" style:font-name="Proxima Nova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888888"/>
    </style:style>
    <style:style style:name="P28" style:family="paragraph">
      <loext:graphic-properties draw:fill="solid" draw:fill-color="#ffffff"/>
      <style:text-properties fo:color="#525252" loext:opacity="100%"/>
    </style:style>
    <style:style style:name="P29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30" style:family="paragraph">
      <loext:graphic-properties draw:fill-color="#ffffff"/>
    </style:style>
    <style:style style:name="P31" style:family="paragraph">
      <loext:graphic-properties draw:fill-color="#525252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/>
      <style:text-properties fo:color="#525252" loext:opacity="100%" style:font-name="Proxima Nova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fo:background-color="#ffffff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0.5pt" style:font-size-asian="10.5pt" style:font-name-complex="ProximaNova1" style:font-size-complex="10.5pt"/>
    </style:style>
    <style:style style:name="T4" style:family="text">
      <style:text-properties fo:color="#525252" loext:opacity="100%" style:font-name="Proxima Nova" fo:font-size="10.5pt" style:font-size-asian="10.5pt" style:font-name-complex="ProximaNovaular1" style:font-size-complex="10.5pt"/>
    </style:style>
    <style:style style:name="T5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6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7" style:family="text">
      <style:text-properties fo:color="#525252" loext:opacity="100%" style:font-name="Proxima Nova" fo:font-size="12pt" style:font-size-asian="12pt" style:font-name-complex="ProximaNovaular1" style:font-size-complex="12pt"/>
    </style:style>
    <style:style style:name="T8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10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11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12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13" style:family="text">
      <style:text-properties fo:color="#525252" loext:opacity="100%" style:font-name="Proxima Nova" fo:font-size="16pt" fo:font-weight="bold" style:font-size-asian="16pt" style:font-name-complex="ProximaNovaSemi" style:font-size-complex="16pt" style:font-weight-complex="bold"/>
    </style:style>
    <style:style style:name="T14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15" style:family="text">
      <style:text-properties fo:color="#525252" loext:opacity="100%" style:font-name="Proxima Nova" fo:font-size="10.5pt" style:font-size-asian="11pt" style:font-name-complex="ProximaNova1" style:font-size-complex="11pt"/>
    </style:style>
    <style:style style:name="T16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17" style:family="text">
      <style:text-properties fo:color="#525252" loext:opacity="100%" style:font-name="Proxima Nova" fo:font-size="14.5pt" style:font-size-asian="14pt" style:font-size-complex="14pt"/>
    </style:style>
    <style:style style:name="T18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19" style:family="text">
      <style:text-properties fo:color="#525252" loext:opacity="100%" style:font-name="Proxima Nova" fo:font-size="7.19999980926514pt" style:font-size-asian="7pt" style:font-size-complex="7pt"/>
    </style:style>
    <style:style style:name="T20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1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22" style:family="text">
      <style:text-properties fo:color="#525252" loext:opacity="100%" style:font-name="Nazi Typewriter" fo:font-size="36pt" style:font-size-asian="36pt" style:font-name-complex="DejaVu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2" draw:text-style-name="P1" draw:layer="layout" svg:x1="14.489cm" svg:y1="3.528cm" svg:x2="27.24cm" svg:y2="3.528cm">
          <text:p/>
        </draw:line>
        <draw:line draw:style-name="gr3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2" draw:text-style-name="P1" draw:layer="layout" svg:x1="14.489cm" svg:y1="8.725cm" svg:x2="27.24cm" svg:y2="8.725cm">
          <text:p/>
        </draw:line>
        <draw:line draw:style-name="gr2" draw:text-style-name="P1" draw:layer="layout" svg:x1="14.489cm" svg:y1="9.592cm" svg:x2="27.24cm" svg:y2="9.592cm">
          <text:p/>
        </draw:line>
        <draw:line draw:style-name="gr2" draw:text-style-name="P1" draw:layer="layout" svg:x1="14.489cm" svg:y1="10.457cm" svg:x2="27.24cm" svg:y2="10.457cm">
          <text:p/>
        </draw:line>
        <draw:line draw:style-name="gr2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2" draw:text-style-name="P1" draw:layer="layout" svg:x1="14.489cm" svg:y1="13.055cm" svg:x2="27.24cm" svg:y2="13.055cm">
          <text:p/>
        </draw:line>
        <draw:line draw:style-name="gr2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2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23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2" draw:text-style-name="P1" draw:layer="layout" svg:x1="0.7cm" svg:y1="2.66cm" svg:x2="13.954cm" svg:y2="2.66cm">
          <text:p/>
        </draw:line>
        <draw:line draw:style-name="gr2" draw:text-style-name="P1" draw:layer="layout" svg:x1="0.7cm" svg:y1="3.525cm" svg:x2="13.954cm" svg:y2="3.525cm">
          <text:p/>
        </draw:line>
        <draw:line draw:style-name="gr2" draw:text-style-name="P1" draw:layer="layout" svg:x1="0.7cm" svg:y1="4.392cm" svg:x2="13.954cm" svg:y2="4.392cm">
          <text:p/>
        </draw:line>
        <draw:line draw:style-name="gr2" draw:text-style-name="P1" draw:layer="layout" svg:x1="0.7cm" svg:y1="5.257cm" svg:x2="13.954cm" svg:y2="5.257cm">
          <text:p/>
        </draw:line>
        <draw:line draw:style-name="gr2" draw:text-style-name="P1" draw:layer="layout" svg:x1="0.7cm" svg:y1="6.124cm" svg:x2="13.954cm" svg:y2="6.124cm">
          <text:p/>
        </draw:line>
        <draw:line draw:style-name="gr2" draw:text-style-name="P1" draw:layer="layout" svg:x1="0.7cm" svg:y1="6.991cm" svg:x2="13.954cm" svg:y2="6.991cm">
          <text:p/>
        </draw:line>
        <draw:line draw:style-name="gr2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4" draw:text-style-name="P1" draw:layer="layout" svg:x1="1.445cm" svg:y1="3.09cm" svg:x2="13.954cm" svg:y2="3.09cm">
          <text:p/>
        </draw:line>
        <draw:line draw:style-name="gr24" draw:text-style-name="P1" draw:layer="layout" svg:x1="1.445cm" svg:y1="3.955cm" svg:x2="13.954cm" svg:y2="3.955cm">
          <text:p/>
        </draw:line>
        <draw:line draw:style-name="gr24" draw:text-style-name="P1" draw:layer="layout" svg:x1="1.445cm" svg:y1="4.822cm" svg:x2="13.954cm" svg:y2="4.822cm">
          <text:p/>
        </draw:line>
        <draw:line draw:style-name="gr24" draw:text-style-name="P1" draw:layer="layout" svg:x1="1.445cm" svg:y1="5.687cm" svg:x2="13.954cm" svg:y2="5.687cm">
          <text:p/>
        </draw:line>
        <draw:line draw:style-name="gr24" draw:text-style-name="P1" draw:layer="layout" svg:x1="1.445cm" svg:y1="6.554cm" svg:x2="13.954cm" svg:y2="6.554cm">
          <text:p/>
        </draw:line>
        <draw:line draw:style-name="gr24" draw:text-style-name="P1" draw:layer="layout" svg:x1="1.445cm" svg:y1="7.421cm" svg:x2="13.954cm" svg:y2="7.421cm">
          <text:p/>
        </draw:line>
        <draw:line draw:style-name="gr24" draw:text-style-name="P1" draw:layer="layout" svg:x1="1.445cm" svg:y1="8.286cm" svg:x2="13.954cm" svg:y2="8.286cm">
          <text:p/>
        </draw:line>
        <draw:line draw:style-name="gr24" draw:text-style-name="P1" draw:layer="layout" svg:x1="1.445cm" svg:y1="9.152cm" svg:x2="13.954cm" svg:y2="9.152cm">
          <text:p/>
        </draw:line>
        <draw:line draw:style-name="gr24" draw:text-style-name="P1" draw:layer="layout" svg:x1="1.445cm" svg:y1="10.018cm" svg:x2="13.954cm" svg:y2="10.018cm">
          <text:p/>
        </draw:line>
        <draw:line draw:style-name="gr24" draw:text-style-name="P1" draw:layer="layout" svg:x1="1.445cm" svg:y1="10.884cm" svg:x2="13.954cm" svg:y2="10.884cm">
          <text:p/>
        </draw:line>
        <draw:line draw:style-name="gr24" draw:text-style-name="P1" draw:layer="layout" svg:x1="1.445cm" svg:y1="11.751cm" svg:x2="13.954cm" svg:y2="11.751cm">
          <text:p/>
        </draw:line>
        <draw:line draw:style-name="gr24" draw:text-style-name="P1" draw:layer="layout" svg:x1="1.445cm" svg:y1="12.616cm" svg:x2="13.954cm" svg:y2="12.616cm">
          <text:p/>
        </draw:line>
        <draw:line draw:style-name="gr24" draw:text-style-name="P1" draw:layer="layout" svg:x1="1.445cm" svg:y1="13.482cm" svg:x2="13.954cm" svg:y2="13.482cm">
          <text:p/>
        </draw:line>
        <draw:line draw:style-name="gr25" draw:text-style-name="P1" draw:layer="layout" svg:x1="1.445cm" svg:y1="14.349cm" svg:x2="13.954cm" svg:y2="14.349cm">
          <text:p/>
        </draw:line>
        <draw:line draw:style-name="gr25" draw:text-style-name="P1" draw:layer="layout" svg:x1="1.445cm" svg:y1="15.221cm" svg:x2="13.954cm" svg:y2="15.221cm">
          <text:p/>
        </draw:line>
        <draw:line draw:style-name="gr24" draw:text-style-name="P1" draw:layer="layout" svg:x1="15.071cm" svg:y1="3.1cm" svg:x2="27.24cm" svg:y2="3.1cm">
          <text:p/>
        </draw:line>
        <draw:line draw:style-name="gr24" draw:text-style-name="P1" draw:layer="layout" svg:x1="15.071cm" svg:y1="3.965cm" svg:x2="27.24cm" svg:y2="3.965cm">
          <text:p/>
        </draw:line>
        <draw:line draw:style-name="gr24" draw:text-style-name="P1" draw:layer="layout" svg:x1="15.071cm" svg:y1="4.832cm" svg:x2="27.24cm" svg:y2="4.832cm">
          <text:p/>
        </draw:line>
        <draw:line draw:style-name="gr24" draw:text-style-name="P1" draw:layer="layout" svg:x1="15.071cm" svg:y1="5.698cm" svg:x2="27.24cm" svg:y2="5.698cm">
          <text:p/>
        </draw:line>
        <draw:line draw:style-name="gr24" draw:text-style-name="P1" draw:layer="layout" svg:x1="15.071cm" svg:y1="6.564cm" svg:x2="27.24cm" svg:y2="6.564cm">
          <text:p/>
        </draw:line>
        <draw:line draw:style-name="gr24" draw:text-style-name="P1" draw:layer="layout" svg:x1="15.071cm" svg:y1="7.431cm" svg:x2="27.24cm" svg:y2="7.431cm">
          <text:p/>
        </draw:line>
        <draw:line draw:style-name="gr24" draw:text-style-name="P1" draw:layer="layout" svg:x1="15.071cm" svg:y1="8.297cm" svg:x2="27.24cm" svg:y2="8.297cm">
          <text:p/>
        </draw:line>
        <draw:line draw:style-name="gr24" draw:text-style-name="P1" draw:layer="layout" svg:x1="15.071cm" svg:y1="9.162cm" svg:x2="27.24cm" svg:y2="9.162cm">
          <text:p/>
        </draw:line>
        <draw:line draw:style-name="gr24" draw:text-style-name="P1" draw:layer="layout" svg:x1="15.071cm" svg:y1="10.029cm" svg:x2="27.24cm" svg:y2="10.029cm">
          <text:p/>
        </draw:line>
        <draw:line draw:style-name="gr24" draw:text-style-name="P1" draw:layer="layout" svg:x1="15.071cm" svg:y1="10.894cm" svg:x2="27.24cm" svg:y2="10.894cm">
          <text:p/>
        </draw:line>
        <draw:line draw:style-name="gr24" draw:text-style-name="P1" draw:layer="layout" svg:x1="15.071cm" svg:y1="11.761cm" svg:x2="27.24cm" svg:y2="11.761cm">
          <text:p/>
        </draw:line>
        <draw:line draw:style-name="gr24" draw:text-style-name="P1" draw:layer="layout" svg:x1="15.071cm" svg:y1="12.627cm" svg:x2="27.24cm" svg:y2="12.627cm">
          <text:p/>
        </draw:line>
        <draw:line draw:style-name="gr24" draw:text-style-name="P1" draw:layer="layout" svg:x1="15.071cm" svg:y1="13.492cm" svg:x2="27.24cm" svg:y2="13.492cm">
          <text:p/>
        </draw:line>
        <draw:line draw:style-name="gr24" draw:text-style-name="P1" draw:layer="layout" svg:x1="15.071cm" svg:y1="14.359cm" svg:x2="27.24cm" svg:y2="14.359cm">
          <text:p/>
        </draw:line>
        <draw:line draw:style-name="gr24" draw:text-style-name="P1" draw:layer="layout" svg:x1="15.072cm" svg:y1="15.227cm" svg:x2="27.241cm" svg:y2="15.227cm">
          <text:p/>
        </draw:line>
        <draw:line draw:style-name="gr24" draw:text-style-name="P1" draw:layer="layout" svg:x1="1.446cm" svg:y1="2.31cm" svg:x2="13.955cm" svg:y2="2.31cm">
          <text:p/>
        </draw:line>
        <draw:line draw:style-name="gr24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line draw:style-name="gr23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3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4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2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2" draw:text-style-name="P1" draw:layer="layout" svg:x1="14.489cm" svg:y1="3.528cm" svg:x2="27.24cm" svg:y2="3.528cm">
          <text:p/>
        </draw:line>
        <draw:line draw:style-name="gr3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2" draw:text-style-name="P1" draw:layer="layout" svg:x1="14.489cm" svg:y1="8.725cm" svg:x2="27.24cm" svg:y2="8.725cm">
          <text:p/>
        </draw:line>
        <draw:line draw:style-name="gr2" draw:text-style-name="P1" draw:layer="layout" svg:x1="14.489cm" svg:y1="9.592cm" svg:x2="27.24cm" svg:y2="9.592cm">
          <text:p/>
        </draw:line>
        <draw:line draw:style-name="gr2" draw:text-style-name="P1" draw:layer="layout" svg:x1="14.489cm" svg:y1="10.457cm" svg:x2="27.24cm" svg:y2="10.457cm">
          <text:p/>
        </draw:line>
        <draw:line draw:style-name="gr2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2" draw:text-style-name="P1" draw:layer="layout" svg:x1="14.489cm" svg:y1="13.055cm" svg:x2="27.24cm" svg:y2="13.055cm">
          <text:p/>
        </draw:line>
        <draw:line draw:style-name="gr2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2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2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2" draw:text-style-name="P1" draw:layer="layout" svg:x1="0.7cm" svg:y1="2.66cm" svg:x2="13.954cm" svg:y2="2.66cm">
          <text:p/>
        </draw:line>
        <draw:line draw:style-name="gr2" draw:text-style-name="P1" draw:layer="layout" svg:x1="0.7cm" svg:y1="3.525cm" svg:x2="13.954cm" svg:y2="3.525cm">
          <text:p/>
        </draw:line>
        <draw:line draw:style-name="gr2" draw:text-style-name="P1" draw:layer="layout" svg:x1="0.7cm" svg:y1="4.392cm" svg:x2="13.954cm" svg:y2="4.392cm">
          <text:p/>
        </draw:line>
        <draw:line draw:style-name="gr2" draw:text-style-name="P1" draw:layer="layout" svg:x1="0.7cm" svg:y1="5.257cm" svg:x2="13.954cm" svg:y2="5.257cm">
          <text:p/>
        </draw:line>
        <draw:line draw:style-name="gr2" draw:text-style-name="P1" draw:layer="layout" svg:x1="0.7cm" svg:y1="6.124cm" svg:x2="13.954cm" svg:y2="6.124cm">
          <text:p/>
        </draw:line>
        <draw:line draw:style-name="gr2" draw:text-style-name="P1" draw:layer="layout" svg:x1="0.7cm" svg:y1="6.991cm" svg:x2="13.954cm" svg:y2="6.991cm">
          <text:p/>
        </draw:line>
        <draw:line draw:style-name="gr2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4" draw:text-style-name="P1" draw:layer="layout" svg:x1="1.445cm" svg:y1="3.09cm" svg:x2="13.954cm" svg:y2="3.09cm">
          <text:p/>
        </draw:line>
        <draw:line draw:style-name="gr24" draw:text-style-name="P1" draw:layer="layout" svg:x1="1.445cm" svg:y1="3.955cm" svg:x2="13.954cm" svg:y2="3.955cm">
          <text:p/>
        </draw:line>
        <draw:line draw:style-name="gr24" draw:text-style-name="P1" draw:layer="layout" svg:x1="1.445cm" svg:y1="4.822cm" svg:x2="13.954cm" svg:y2="4.822cm">
          <text:p/>
        </draw:line>
        <draw:line draw:style-name="gr24" draw:text-style-name="P1" draw:layer="layout" svg:x1="1.445cm" svg:y1="5.687cm" svg:x2="13.954cm" svg:y2="5.687cm">
          <text:p/>
        </draw:line>
        <draw:line draw:style-name="gr24" draw:text-style-name="P1" draw:layer="layout" svg:x1="1.445cm" svg:y1="6.554cm" svg:x2="13.954cm" svg:y2="6.554cm">
          <text:p/>
        </draw:line>
        <draw:line draw:style-name="gr24" draw:text-style-name="P1" draw:layer="layout" svg:x1="1.445cm" svg:y1="7.421cm" svg:x2="13.954cm" svg:y2="7.421cm">
          <text:p/>
        </draw:line>
        <draw:line draw:style-name="gr24" draw:text-style-name="P1" draw:layer="layout" svg:x1="1.445cm" svg:y1="8.286cm" svg:x2="13.954cm" svg:y2="8.286cm">
          <text:p/>
        </draw:line>
        <draw:line draw:style-name="gr24" draw:text-style-name="P1" draw:layer="layout" svg:x1="1.445cm" svg:y1="9.152cm" svg:x2="13.954cm" svg:y2="9.152cm">
          <text:p/>
        </draw:line>
        <draw:line draw:style-name="gr24" draw:text-style-name="P1" draw:layer="layout" svg:x1="1.445cm" svg:y1="10.018cm" svg:x2="13.954cm" svg:y2="10.018cm">
          <text:p/>
        </draw:line>
        <draw:line draw:style-name="gr24" draw:text-style-name="P1" draw:layer="layout" svg:x1="1.445cm" svg:y1="10.884cm" svg:x2="13.954cm" svg:y2="10.884cm">
          <text:p/>
        </draw:line>
        <draw:line draw:style-name="gr24" draw:text-style-name="P1" draw:layer="layout" svg:x1="1.445cm" svg:y1="11.751cm" svg:x2="13.954cm" svg:y2="11.751cm">
          <text:p/>
        </draw:line>
        <draw:line draw:style-name="gr24" draw:text-style-name="P1" draw:layer="layout" svg:x1="1.445cm" svg:y1="12.616cm" svg:x2="13.954cm" svg:y2="12.616cm">
          <text:p/>
        </draw:line>
        <draw:line draw:style-name="gr24" draw:text-style-name="P1" draw:layer="layout" svg:x1="1.445cm" svg:y1="13.482cm" svg:x2="13.954cm" svg:y2="13.482cm">
          <text:p/>
        </draw:line>
        <draw:line draw:style-name="gr25" draw:text-style-name="P1" draw:layer="layout" svg:x1="1.445cm" svg:y1="14.349cm" svg:x2="13.954cm" svg:y2="14.349cm">
          <text:p/>
        </draw:line>
        <draw:line draw:style-name="gr25" draw:text-style-name="P1" draw:layer="layout" svg:x1="1.445cm" svg:y1="15.221cm" svg:x2="13.954cm" svg:y2="15.221cm">
          <text:p/>
        </draw:line>
        <draw:line draw:style-name="gr24" draw:text-style-name="P1" draw:layer="layout" svg:x1="15.071cm" svg:y1="3.1cm" svg:x2="27.24cm" svg:y2="3.1cm">
          <text:p/>
        </draw:line>
        <draw:line draw:style-name="gr24" draw:text-style-name="P1" draw:layer="layout" svg:x1="15.071cm" svg:y1="3.965cm" svg:x2="27.24cm" svg:y2="3.965cm">
          <text:p/>
        </draw:line>
        <draw:line draw:style-name="gr24" draw:text-style-name="P1" draw:layer="layout" svg:x1="15.071cm" svg:y1="4.832cm" svg:x2="27.24cm" svg:y2="4.832cm">
          <text:p/>
        </draw:line>
        <draw:line draw:style-name="gr24" draw:text-style-name="P1" draw:layer="layout" svg:x1="15.071cm" svg:y1="5.698cm" svg:x2="27.24cm" svg:y2="5.698cm">
          <text:p/>
        </draw:line>
        <draw:line draw:style-name="gr24" draw:text-style-name="P1" draw:layer="layout" svg:x1="15.071cm" svg:y1="6.564cm" svg:x2="27.24cm" svg:y2="6.564cm">
          <text:p/>
        </draw:line>
        <draw:line draw:style-name="gr24" draw:text-style-name="P1" draw:layer="layout" svg:x1="15.071cm" svg:y1="7.431cm" svg:x2="27.24cm" svg:y2="7.431cm">
          <text:p/>
        </draw:line>
        <draw:line draw:style-name="gr24" draw:text-style-name="P1" draw:layer="layout" svg:x1="15.071cm" svg:y1="8.297cm" svg:x2="27.24cm" svg:y2="8.297cm">
          <text:p/>
        </draw:line>
        <draw:line draw:style-name="gr24" draw:text-style-name="P1" draw:layer="layout" svg:x1="15.071cm" svg:y1="9.162cm" svg:x2="27.24cm" svg:y2="9.162cm">
          <text:p/>
        </draw:line>
        <draw:line draw:style-name="gr24" draw:text-style-name="P1" draw:layer="layout" svg:x1="15.071cm" svg:y1="10.029cm" svg:x2="27.24cm" svg:y2="10.029cm">
          <text:p/>
        </draw:line>
        <draw:line draw:style-name="gr24" draw:text-style-name="P1" draw:layer="layout" svg:x1="15.071cm" svg:y1="10.894cm" svg:x2="27.24cm" svg:y2="10.894cm">
          <text:p/>
        </draw:line>
        <draw:line draw:style-name="gr24" draw:text-style-name="P1" draw:layer="layout" svg:x1="15.071cm" svg:y1="11.761cm" svg:x2="27.24cm" svg:y2="11.761cm">
          <text:p/>
        </draw:line>
        <draw:line draw:style-name="gr24" draw:text-style-name="P1" draw:layer="layout" svg:x1="15.071cm" svg:y1="12.627cm" svg:x2="27.24cm" svg:y2="12.627cm">
          <text:p/>
        </draw:line>
        <draw:line draw:style-name="gr24" draw:text-style-name="P1" draw:layer="layout" svg:x1="15.071cm" svg:y1="13.492cm" svg:x2="27.24cm" svg:y2="13.492cm">
          <text:p/>
        </draw:line>
        <draw:line draw:style-name="gr24" draw:text-style-name="P1" draw:layer="layout" svg:x1="15.071cm" svg:y1="14.359cm" svg:x2="27.24cm" svg:y2="14.359cm">
          <text:p/>
        </draw:line>
        <draw:line draw:style-name="gr24" draw:text-style-name="P1" draw:layer="layout" svg:x1="15.072cm" svg:y1="15.227cm" svg:x2="27.241cm" svg:y2="15.227cm">
          <text:p/>
        </draw:line>
        <draw:line draw:style-name="gr24" draw:text-style-name="P1" draw:layer="layout" svg:x1="1.446cm" svg:y1="2.31cm" svg:x2="13.955cm" svg:y2="2.31cm">
          <text:p/>
        </draw:line>
        <draw:line draw:style-name="gr24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line draw:style-name="gr2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3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4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3" draw:style-name="dp1" draw:master-page-name="master-page34">
        <draw:custom-shape draw:style-name="gr43" draw:text-style-name="P8" draw:layer="layout" svg:width="1.469cm" svg:height="0.495cm" svg:x="1.407cm" svg:y="0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.159cm" svg:height="0.495cm" svg:x="25.455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3cm" svg:x2="27.24cm" svg:y2="1.263cm">
          <text:p/>
        </draw:line>
        <draw:line draw:style-name="gr5" draw:text-style-name="P1" draw:layer="layout" svg:x1="13.959cm" svg:y1="1.962cm" svg:x2="27.24cm" svg:y2="1.962cm">
          <text:p/>
        </draw:line>
        <draw:path draw:style-name="gr8" draw:text-style-name="P5" draw:layer="layout" svg:width="0.034cm" svg:height="0.034cm" svg:x="1.498cm" svg:y="20.584cm" svg:viewBox="0 0 35 35" svg:d="M17 0c-23 0-23 35 0 35s23-35 0-35z">
          <text:p/>
        </draw:path>
        <draw:path draw:style-name="gr8" draw:text-style-name="P5" draw:layer="layout" svg:width="0.033cm" svg:height="0.034cm" svg:x="1.997cm" svg:y="20.584cm" svg:viewBox="0 0 34 35" svg:d="M17 0c-23 0-23 35 0 35 22 0 22-35 0-35z">
          <text:p/>
        </draw:path>
        <draw:path draw:style-name="gr8" draw:text-style-name="P5" draw:layer="layout" svg:width="0.033cm" svg:height="0.034cm" svg:x="2.496cm" svg:y="20.584cm" svg:viewBox="0 0 34 35" svg:d="M17 0c-23 0-23 35 0 35 22 0 23-35 0-35z">
          <text:p/>
        </draw:path>
        <draw:path draw:style-name="gr8" draw:text-style-name="P5" draw:layer="layout" svg:width="0.032cm" svg:height="0.034cm" svg:x="2.994cm" svg:y="20.584cm" svg:viewBox="0 0 33 35" svg:d="M16 0c-21 0-21 35 0 35 23 0 23-35 0-35z">
          <text:p/>
        </draw:path>
        <draw:path draw:style-name="gr8" draw:text-style-name="P5" draw:layer="layout" svg:width="0.033cm" svg:height="0.034cm" svg:x="3.493cm" svg:y="20.584cm" svg:viewBox="0 0 34 35" svg:d="M17 0c-23 0-23 35 0 35 22 0 23-35 0-35z">
          <text:p/>
        </draw:path>
        <draw:path draw:style-name="gr8" draw:text-style-name="P5" draw:layer="layout" svg:width="0.033cm" svg:height="0.034cm" svg:x="3.993cm" svg:y="20.584cm" svg:viewBox="0 0 34 35" svg:d="M17 0c-23 0-23 35 0 35 22 0 22-35 0-35z">
          <text:p/>
        </draw:path>
        <draw:path draw:style-name="gr8" draw:text-style-name="P5" draw:layer="layout" svg:width="0.034cm" svg:height="0.034cm" svg:x="4.491cm" svg:y="20.584cm" svg:viewBox="0 0 35 35" svg:d="M17 0c-23 0-23 35 0 35s23-35 0-35z">
          <text:p/>
        </draw:path>
        <draw:path draw:style-name="gr8" draw:text-style-name="P5" draw:layer="layout" svg:width="0.033cm" svg:height="0.034cm" svg:x="4.989cm" svg:y="20.584cm" svg:viewBox="0 0 34 35" svg:d="M17 0c-22 0-23 35 0 35s23-35 0-35z">
          <text:p/>
        </draw:path>
        <draw:path draw:style-name="gr8" draw:text-style-name="P5" draw:layer="layout" svg:width="0.032cm" svg:height="0.034cm" svg:x="5.488cm" svg:y="20.584cm" svg:viewBox="0 0 33 35" svg:d="M16 0c-21 0-21 35 0 35 23 0 23-35 0-35z">
          <text:p/>
        </draw:path>
        <draw:path draw:style-name="gr8" draw:text-style-name="P5" draw:layer="layout" svg:width="0.034cm" svg:height="0.034cm" svg:x="5.988cm" svg:y="20.584cm" svg:viewBox="0 0 35 35" svg:d="M17 0c-23 0-23 35 0 35s23-35 0-35z">
          <text:p/>
        </draw:path>
        <draw:path draw:style-name="gr8" draw:text-style-name="P5" draw:layer="layout" svg:width="0.033cm" svg:height="0.034cm" svg:x="6.487cm" svg:y="20.584cm" svg:viewBox="0 0 34 35" svg:d="M17 0c-23 0-23 35 0 35 22 0 22-35 0-35z">
          <text:p/>
        </draw:path>
        <draw:path draw:style-name="gr8" draw:text-style-name="P5" draw:layer="layout" svg:width="0.032cm" svg:height="0.034cm" svg:x="6.985cm" svg:y="20.584cm" svg:viewBox="0 0 33 35" svg:d="M16 0c-21 0-21 35 0 35 23 0 23-35 0-35z">
          <text:p/>
        </draw:path>
        <draw:path draw:style-name="gr8" draw:text-style-name="P5" draw:layer="layout" svg:width="0.032cm" svg:height="0.034cm" svg:x="7.484cm" svg:y="20.584cm" svg:viewBox="0 0 33 35" svg:d="M16 0c-21 0-21 35 0 35 23 0 23-35 0-35z">
          <text:p/>
        </draw:path>
        <draw:path draw:style-name="gr8" draw:text-style-name="P5" draw:layer="layout" svg:width="0.034cm" svg:height="0.034cm" svg:x="7.982cm" svg:y="20.584cm" svg:viewBox="0 0 35 35" svg:d="M17 0c-23 0-23 35 0 35s23-35 0-35z">
          <text:p/>
        </draw:path>
        <draw:path draw:style-name="gr8" draw:text-style-name="P5" draw:layer="layout" svg:width="0.033cm" svg:height="0.034cm" svg:x="8.482cm" svg:y="20.584cm" svg:viewBox="0 0 34 35" svg:d="M17 0c-22 0-23 35 0 35s23-35 0-35z">
          <text:p/>
        </draw:path>
        <draw:path draw:style-name="gr8" draw:text-style-name="P5" draw:layer="layout" svg:width="0.033cm" svg:height="0.034cm" svg:x="8.98cm" svg:y="20.584cm" svg:viewBox="0 0 34 35" svg:d="M17 0c-23 0-23 35 0 35 22 0 22-35 0-35z">
          <text:p/>
        </draw:path>
        <draw:path draw:style-name="gr8" draw:text-style-name="P5" draw:layer="layout" svg:width="0.034cm" svg:height="0.034cm" svg:x="9.479cm" svg:y="20.584cm" svg:viewBox="0 0 35 35" svg:d="M17 0c-23 0-23 35 0 35s23-35 0-35z">
          <text:p/>
        </draw:path>
        <draw:path draw:style-name="gr8" draw:text-style-name="P5" draw:layer="layout" svg:width="0.034cm" svg:height="0.034cm" svg:x="9.978cm" svg:y="20.584cm" svg:viewBox="0 0 35 35" svg:d="M17 0c-23 0-23 35 0 35s23-35 0-35z">
          <text:p/>
        </draw:path>
        <draw:path draw:style-name="gr8" draw:text-style-name="P5" draw:layer="layout" svg:width="0.032cm" svg:height="0.034cm" svg:x="10.477cm" svg:y="20.584cm" svg:viewBox="0 0 33 35" svg:d="M16 0c-21 0-21 35 0 35 23 0 23-35 0-35z">
          <text:p/>
        </draw:path>
        <draw:path draw:style-name="gr8" draw:text-style-name="P5" draw:layer="layout" svg:width="0.033cm" svg:height="0.034cm" svg:x="10.977cm" svg:y="20.584cm" svg:viewBox="0 0 34 35" svg:d="M17 0c-23 0-23 35 0 35 22 0 22-35 0-35z">
          <text:p/>
        </draw:path>
        <draw:path draw:style-name="gr8" draw:text-style-name="P5" draw:layer="layout" svg:width="0.033cm" svg:height="0.034cm" svg:x="11.475cm" svg:y="20.584cm" svg:viewBox="0 0 34 35" svg:d="M17 0c-23 0-23 35 0 35 22 0 22-35 0-35z">
          <text:p/>
        </draw:path>
        <draw:path draw:style-name="gr8" draw:text-style-name="P5" draw:layer="layout" svg:width="0.033cm" svg:height="0.034cm" svg:x="11.974cm" svg:y="20.584cm" svg:viewBox="0 0 34 35" svg:d="M17 0c-23 0-23 35 0 35 22 0 22-35 0-35z">
          <text:p/>
        </draw:path>
        <draw:path draw:style-name="gr8" draw:text-style-name="P5" draw:layer="layout" svg:width="0.034cm" svg:height="0.034cm" svg:x="12.472cm" svg:y="20.584cm" svg:viewBox="0 0 35 35" svg:d="M17 0c-23 0-23 35 0 35s23-35 0-35z">
          <text:p/>
        </draw:path>
        <draw:path draw:style-name="gr8" draw:text-style-name="P5" draw:layer="layout" svg:width="0.033cm" svg:height="0.034cm" svg:x="12.972cm" svg:y="20.584cm" svg:viewBox="0 0 34 35" svg:d="M17 0c-23 0-23 35 0 35 22 0 22-35 0-35z">
          <text:p/>
        </draw:path>
        <draw:path draw:style-name="gr8" draw:text-style-name="P5" draw:layer="layout" svg:width="0.032cm" svg:height="0.034cm" svg:x="13.471cm" svg:y="20.584cm" svg:viewBox="0 0 33 35" svg:d="M16 0c-21 0-21 35 0 35 23 0 23-35 0-35z">
          <text:p/>
        </draw:path>
        <draw:path draw:style-name="gr8" draw:text-style-name="P5" draw:layer="layout" svg:width="0.034cm" svg:height="0.034cm" svg:x="0.999cm" svg:y="20.582cm" svg:viewBox="0 0 35 35" svg:d="M17 0c-23 0-23 35 0 35s23-35 0-35z">
          <text:p/>
        </draw:path>
        <draw:line draw:style-name="gr7" draw:text-style-name="P1" draw:layer="layout" svg:x1="13.956cm" svg:y1="15.658cm" svg:x2="27.24cm" svg:y2="15.658cm">
          <text:p/>
        </draw:line>
        <draw:frame draw:style-name="gr48" draw:text-style-name="P7" draw:layer="layout" svg:width="1.543cm" svg:height="0.533cm" svg:x="15.093cm" svg:y="0.702cm">
          <draw:text-box>
            <text:p text:style-name="P2"><text:span text:style-name="T8">Sábado </text:span></text:p>
          </draw:text-box>
        </draw:frame>
        <draw:frame draw:style-name="gr46" draw:text-style-name="P7" draw:layer="layout" svg:width="0.42cm" svg:height="0.533cm" svg:x="17.153cm" svg:y="0.702cm">
          <draw:text-box>
            <text:p text:style-name="P2"><text:span text:style-name="T7">1</text:span></text:p>
          </draw:text-box>
        </draw:frame>
        <draw:frame draw:style-name="gr49" draw:text-style-name="P10" draw:layer="layout" svg:width="1.086cm" svg:height="0.497cm" svg:x="25.503cm" svg:y="0.702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83cm" svg:y="1.411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3cm" svg:y="1.411cm">
          <draw:text-box>
            <text:p text:style-name="P2"><text:span text:style-name="T3">Prioridad:</text:span></text:p>
          </draw:text-box>
        </draw:frame>
        <draw:frame draw:style-name="gr6" draw:text-style-name="P3" draw:layer="layout" svg:width="2.869cm" svg:height="0.398cm" svg:x="1.367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2cm" svg:y1="2.659cm" svg:x2="13.956cm" svg:y2="2.659cm">
          <text:p/>
        </draw:line>
        <draw:line draw:style-name="gr7" draw:text-style-name="P1" draw:layer="layout" svg:x1="0.702cm" svg:y1="3.524cm" svg:x2="13.956cm" svg:y2="3.524cm">
          <text:p/>
        </draw:line>
        <draw:line draw:style-name="gr7" draw:text-style-name="P1" draw:layer="layout" svg:x1="0.702cm" svg:y1="4.391cm" svg:x2="13.956cm" svg:y2="4.391cm">
          <text:p/>
        </draw:line>
        <draw:line draw:style-name="gr7" draw:text-style-name="P1" draw:layer="layout" svg:x1="0.702cm" svg:y1="5.256cm" svg:x2="13.956cm" svg:y2="5.256cm">
          <text:p/>
        </draw:line>
        <draw:line draw:style-name="gr7" draw:text-style-name="P1" draw:layer="layout" svg:x1="0.702cm" svg:y1="6.123cm" svg:x2="13.956cm" svg:y2="6.123cm">
          <text:p/>
        </draw:line>
        <draw:line draw:style-name="gr7" draw:text-style-name="P1" draw:layer="layout" svg:x1="0.702cm" svg:y1="6.99cm" svg:x2="13.956cm" svg:y2="6.99cm">
          <text:p/>
        </draw:line>
        <draw:line draw:style-name="gr7" draw:text-style-name="P1" draw:layer="layout" svg:x1="0.702cm" svg:y1="7.855cm" svg:x2="13.956cm" svg:y2="7.855cm">
          <text:p/>
        </draw:line>
        <draw:line draw:style-name="gr7" draw:text-style-name="P1" draw:layer="layout" svg:x1="0.702cm" svg:y1="8.721cm" svg:x2="13.956cm" svg:y2="8.721cm">
          <text:p/>
        </draw:line>
        <draw:line draw:style-name="gr7" draw:text-style-name="P1" draw:layer="layout" svg:x1="0.702cm" svg:y1="9.587cm" svg:x2="13.956cm" svg:y2="9.587cm">
          <text:p/>
        </draw:line>
        <draw:line draw:style-name="gr7" draw:text-style-name="P1" draw:layer="layout" svg:x1="0.702cm" svg:y1="10.453cm" svg:x2="13.956cm" svg:y2="10.453cm">
          <text:p/>
        </draw:line>
        <draw:line draw:style-name="gr7" draw:text-style-name="P1" draw:layer="layout" svg:x1="0.702cm" svg:y1="11.32cm" svg:x2="13.956cm" svg:y2="11.32cm">
          <text:p/>
        </draw:line>
        <draw:line draw:style-name="gr7" draw:text-style-name="P1" draw:layer="layout" svg:x1="0.702cm" svg:y1="12.185cm" svg:x2="13.956cm" svg:y2="12.185cm">
          <text:p/>
        </draw:line>
        <draw:line draw:style-name="gr7" draw:text-style-name="P1" draw:layer="layout" svg:x1="0.702cm" svg:y1="13.051cm" svg:x2="13.956cm" svg:y2="13.051cm">
          <text:p/>
        </draw:line>
        <draw:line draw:style-name="gr7" draw:text-style-name="P1" draw:layer="layout" svg:x1="0.702cm" svg:y1="13.918cm" svg:x2="13.956cm" svg:y2="13.918cm">
          <text:p/>
        </draw:line>
        <draw:line draw:style-name="gr5" draw:text-style-name="P4" draw:layer="layout" svg:x1="0.703cm" svg:y1="1.262cm" svg:x2="13.954cm" svg:y2="1.262cm">
          <text:p/>
        </draw:line>
        <draw:line draw:style-name="gr5" draw:text-style-name="P4" draw:layer="layout" svg:x1="0.708cm" svg:y1="1.961cm" svg:x2="13.958cm" svg:y2="1.961cm">
          <text:p/>
        </draw:line>
        <draw:frame draw:style-name="gr6" draw:text-style-name="P3" draw:layer="layout" svg:width="2.869cm" svg:height="0.398cm" svg:x="1.368cm" svg:y="1.372cm">
          <draw:text-box>
            <text:p text:style-name="P2"><text:span text:style-name="T1"><text:s text:c="30"/></text:span></text:p>
          </draw:text-box>
        </draw:frame>
        <draw:frame draw:style-name="gr44" draw:text-style-name="P7" draw:layer="layout" svg:width="1.391cm" svg:height="0.533cm" svg:x="1.47cm" svg:y="0.697cm">
          <draw:text-box>
            <text:p text:style-name="P2"><text:span text:style-name="T7">ENERO</text:span></text:p>
          </draw:text-box>
        </draw:frame>
        <draw:path draw:style-name="gr8" draw:text-style-name="P5" draw:layer="layout" svg:width="0.034cm" svg:height="0.034cm" svg:x="1.498cm" svg:y="16.065cm" svg:viewBox="0 0 35 35" svg:d="M17 0c-23 0-23 35 0 35s23-35 0-35z">
          <text:p/>
        </draw:path>
        <draw:path draw:style-name="gr8" draw:text-style-name="P5" draw:layer="layout" svg:width="0.034cm" svg:height="0.034cm" svg:x="1.498cm" svg:y="16.567cm" svg:viewBox="0 0 35 35" svg:d="M17 0c-23 0-23 35 0 35s23-35 0-35z">
          <text:p/>
        </draw:path>
        <draw:path draw:style-name="gr8" draw:text-style-name="P5" draw:layer="layout" svg:width="0.034cm" svg:height="0.034cm" svg:x="1.498cm" svg:y="17.069cm" svg:viewBox="0 0 35 35" svg:d="M17 0c-23 0-23 35 0 35s23-35 0-35z">
          <text:p/>
        </draw:path>
        <draw:path draw:style-name="gr8" draw:text-style-name="P5" draw:layer="layout" svg:width="0.034cm" svg:height="0.034cm" svg:x="1.498cm" svg:y="17.571cm" svg:viewBox="0 0 35 35" svg:d="M17 0c-23 0-23 35 0 35s23-35 0-35z">
          <text:p/>
        </draw:path>
        <draw:path draw:style-name="gr8" draw:text-style-name="P5" draw:layer="layout" svg:width="0.034cm" svg:height="0.034cm" svg:x="1.498cm" svg:y="18.073cm" svg:viewBox="0 0 35 35" svg:d="M17 0c-23 0-23 35 0 35s23-35 0-35z">
          <text:p/>
        </draw:path>
        <draw:path draw:style-name="gr8" draw:text-style-name="P5" draw:layer="layout" svg:width="0.034cm" svg:height="0.035cm" svg:x="1.498cm" svg:y="18.575cm" svg:viewBox="0 0 35 36" svg:d="M17 0c-23 0-23 36 0 36s23-36 0-36z">
          <text:p/>
        </draw:path>
        <draw:path draw:style-name="gr8" draw:text-style-name="P5" draw:layer="layout" svg:width="0.034cm" svg:height="0.034cm" svg:x="1.498cm" svg:y="19.078cm" svg:viewBox="0 0 35 35" svg:d="M17 0c-23 0-23 35 0 35s23-35 0-35z">
          <text:p/>
        </draw:path>
        <draw:path draw:style-name="gr8" draw:text-style-name="P5" draw:layer="layout" svg:width="0.034cm" svg:height="0.034cm" svg:x="1.498cm" svg:y="19.58cm" svg:viewBox="0 0 35 35" svg:d="M17 0c-23 0-23 35 0 35s23-35 0-35z">
          <text:p/>
        </draw:path>
        <draw:path draw:style-name="gr8" draw:text-style-name="P5" draw:layer="layout" svg:width="0.034cm" svg:height="0.034cm" svg:x="1.498cm" svg:y="20.082cm" svg:viewBox="0 0 35 35" svg:d="M17 0c-23 0-23 35 0 35s23-35 0-35z">
          <text:p/>
        </draw:path>
        <draw:path draw:style-name="gr8" draw:text-style-name="P5" draw:layer="layout" svg:width="0.034cm" svg:height="0.034cm" svg:x="1.498cm" svg:y="20.584cm" svg:viewBox="0 0 35 35" svg:d="M17 0c-23 0-23 35 0 35s23-35 0-35z">
          <text:p/>
        </draw:path>
        <draw:path draw:style-name="gr8" draw:text-style-name="P5" draw:layer="layout" svg:width="0.033cm" svg:height="0.034cm" svg:x="1.997cm" svg:y="16.065cm" svg:viewBox="0 0 34 35" svg:d="M17 0c-23 0-23 35 0 35 22 0 22-35 0-35z">
          <text:p/>
        </draw:path>
        <draw:path draw:style-name="gr8" draw:text-style-name="P5" draw:layer="layout" svg:width="0.033cm" svg:height="0.034cm" svg:x="1.997cm" svg:y="16.567cm" svg:viewBox="0 0 34 35" svg:d="M17 0c-23 0-23 35 0 35 22 0 22-35 0-35z">
          <text:p/>
        </draw:path>
        <draw:path draw:style-name="gr8" draw:text-style-name="P5" draw:layer="layout" svg:width="0.033cm" svg:height="0.034cm" svg:x="1.997cm" svg:y="17.069cm" svg:viewBox="0 0 34 35" svg:d="M17 0c-23 0-23 35 0 35 22 0 22-35 0-35z">
          <text:p/>
        </draw:path>
        <draw:path draw:style-name="gr8" draw:text-style-name="P5" draw:layer="layout" svg:width="0.033cm" svg:height="0.034cm" svg:x="1.997cm" svg:y="17.571cm" svg:viewBox="0 0 34 35" svg:d="M17 0c-23 0-23 35 0 35 22 0 22-35 0-35z">
          <text:p/>
        </draw:path>
        <draw:path draw:style-name="gr8" draw:text-style-name="P5" draw:layer="layout" svg:width="0.033cm" svg:height="0.034cm" svg:x="1.997cm" svg:y="18.073cm" svg:viewBox="0 0 34 35" svg:d="M17 0c-23 0-23 35 0 35 22 0 22-35 0-35z">
          <text:p/>
        </draw:path>
        <draw:path draw:style-name="gr8" draw:text-style-name="P5" draw:layer="layout" svg:width="0.033cm" svg:height="0.035cm" svg:x="1.997cm" svg:y="18.575cm" svg:viewBox="0 0 34 36" svg:d="M17 0c-23 0-23 36 0 36 22 0 22-36 0-36z">
          <text:p/>
        </draw:path>
        <draw:path draw:style-name="gr8" draw:text-style-name="P5" draw:layer="layout" svg:width="0.033cm" svg:height="0.034cm" svg:x="1.997cm" svg:y="19.078cm" svg:viewBox="0 0 34 35" svg:d="M17 0c-23 0-23 35 0 35 22 0 22-35 0-35z">
          <text:p/>
        </draw:path>
        <draw:path draw:style-name="gr8" draw:text-style-name="P5" draw:layer="layout" svg:width="0.033cm" svg:height="0.034cm" svg:x="1.997cm" svg:y="19.58cm" svg:viewBox="0 0 34 35" svg:d="M17 0c-23 0-23 35 0 35 22 0 22-35 0-35z">
          <text:p/>
        </draw:path>
        <draw:path draw:style-name="gr8" draw:text-style-name="P5" draw:layer="layout" svg:width="0.033cm" svg:height="0.034cm" svg:x="1.997cm" svg:y="20.082cm" svg:viewBox="0 0 34 35" svg:d="M17 0c-23 0-23 35 0 35 22 0 22-35 0-35z">
          <text:p/>
        </draw:path>
        <draw:path draw:style-name="gr8" draw:text-style-name="P5" draw:layer="layout" svg:width="0.033cm" svg:height="0.034cm" svg:x="1.997cm" svg:y="20.584cm" svg:viewBox="0 0 34 35" svg:d="M17 0c-23 0-23 35 0 35 22 0 22-35 0-35z">
          <text:p/>
        </draw:path>
        <draw:path draw:style-name="gr8" draw:text-style-name="P5" draw:layer="layout" svg:width="0.033cm" svg:height="0.034cm" svg:x="2.496cm" svg:y="16.065cm" svg:viewBox="0 0 34 35" svg:d="M17 0c-23 0-23 35 0 35 22 0 23-35 0-35z">
          <text:p/>
        </draw:path>
        <draw:path draw:style-name="gr8" draw:text-style-name="P5" draw:layer="layout" svg:width="0.033cm" svg:height="0.034cm" svg:x="2.496cm" svg:y="16.567cm" svg:viewBox="0 0 34 35" svg:d="M17 0c-23 0-23 35 0 35 22 0 23-35 0-35z">
          <text:p/>
        </draw:path>
        <draw:path draw:style-name="gr8" draw:text-style-name="P5" draw:layer="layout" svg:width="0.033cm" svg:height="0.034cm" svg:x="2.496cm" svg:y="17.069cm" svg:viewBox="0 0 34 35" svg:d="M17 0c-23 0-23 35 0 35 22 0 23-35 0-35z">
          <text:p/>
        </draw:path>
        <draw:path draw:style-name="gr8" draw:text-style-name="P5" draw:layer="layout" svg:width="0.033cm" svg:height="0.034cm" svg:x="2.496cm" svg:y="17.571cm" svg:viewBox="0 0 34 35" svg:d="M17 0c-23 0-23 35 0 35 22 0 23-35 0-35z">
          <text:p/>
        </draw:path>
        <draw:path draw:style-name="gr8" draw:text-style-name="P5" draw:layer="layout" svg:width="0.033cm" svg:height="0.034cm" svg:x="2.496cm" svg:y="18.073cm" svg:viewBox="0 0 34 35" svg:d="M17 0c-23 0-23 35 0 35 22 0 23-35 0-35z">
          <text:p/>
        </draw:path>
        <draw:path draw:style-name="gr8" draw:text-style-name="P5" draw:layer="layout" svg:width="0.033cm" svg:height="0.035cm" svg:x="2.496cm" svg:y="18.575cm" svg:viewBox="0 0 34 36" svg:d="M17 0c-23 0-23 36 0 36 22 0 23-36 0-36z">
          <text:p/>
        </draw:path>
        <draw:path draw:style-name="gr8" draw:text-style-name="P5" draw:layer="layout" svg:width="0.033cm" svg:height="0.034cm" svg:x="2.496cm" svg:y="19.078cm" svg:viewBox="0 0 34 35" svg:d="M17 0c-23 0-23 35 0 35 22 0 23-35 0-35z">
          <text:p/>
        </draw:path>
        <draw:path draw:style-name="gr8" draw:text-style-name="P5" draw:layer="layout" svg:width="0.033cm" svg:height="0.034cm" svg:x="2.496cm" svg:y="19.58cm" svg:viewBox="0 0 34 35" svg:d="M17 0c-23 0-23 35 0 35 22 0 23-35 0-35z">
          <text:p/>
        </draw:path>
        <draw:path draw:style-name="gr8" draw:text-style-name="P5" draw:layer="layout" svg:width="0.033cm" svg:height="0.034cm" svg:x="2.496cm" svg:y="20.082cm" svg:viewBox="0 0 34 35" svg:d="M17 0c-23 0-23 35 0 35 22 0 23-35 0-35z">
          <text:p/>
        </draw:path>
        <draw:path draw:style-name="gr8" draw:text-style-name="P5" draw:layer="layout" svg:width="0.033cm" svg:height="0.034cm" svg:x="2.496cm" svg:y="20.584cm" svg:viewBox="0 0 34 35" svg:d="M17 0c-23 0-23 35 0 35 22 0 23-35 0-35z">
          <text:p/>
        </draw:path>
        <draw:path draw:style-name="gr8" draw:text-style-name="P5" draw:layer="layout" svg:width="0.032cm" svg:height="0.034cm" svg:x="2.994cm" svg:y="16.065cm" svg:viewBox="0 0 33 35" svg:d="M16 0c-21 0-21 35 0 35 23 0 23-35 0-35z">
          <text:p/>
        </draw:path>
        <draw:path draw:style-name="gr8" draw:text-style-name="P5" draw:layer="layout" svg:width="0.032cm" svg:height="0.034cm" svg:x="2.994cm" svg:y="16.567cm" svg:viewBox="0 0 33 35" svg:d="M16 0c-21 0-21 35 0 35 23 0 23-35 0-35z">
          <text:p/>
        </draw:path>
        <draw:path draw:style-name="gr8" draw:text-style-name="P5" draw:layer="layout" svg:width="0.032cm" svg:height="0.034cm" svg:x="2.994cm" svg:y="17.069cm" svg:viewBox="0 0 33 35" svg:d="M16 0c-21 0-21 35 0 35 23 0 23-35 0-35z">
          <text:p/>
        </draw:path>
        <draw:path draw:style-name="gr8" draw:text-style-name="P5" draw:layer="layout" svg:width="0.032cm" svg:height="0.034cm" svg:x="2.994cm" svg:y="17.571cm" svg:viewBox="0 0 33 35" svg:d="M16 0c-21 0-21 35 0 35 23 0 23-35 0-35z">
          <text:p/>
        </draw:path>
        <draw:path draw:style-name="gr8" draw:text-style-name="P5" draw:layer="layout" svg:width="0.032cm" svg:height="0.034cm" svg:x="2.994cm" svg:y="18.073cm" svg:viewBox="0 0 33 35" svg:d="M16 0c-21 0-21 35 0 35 23 0 23-35 0-35z">
          <text:p/>
        </draw:path>
        <draw:path draw:style-name="gr8" draw:text-style-name="P5" draw:layer="layout" svg:width="0.032cm" svg:height="0.035cm" svg:x="2.994cm" svg:y="18.575cm" svg:viewBox="0 0 33 36" svg:d="M16 0c-21 0-21 36 0 36 23 0 23-36 0-36z">
          <text:p/>
        </draw:path>
        <draw:path draw:style-name="gr8" draw:text-style-name="P5" draw:layer="layout" svg:width="0.032cm" svg:height="0.034cm" svg:x="2.994cm" svg:y="19.078cm" svg:viewBox="0 0 33 35" svg:d="M16 0c-21 0-21 35 0 35 23 0 23-35 0-35z">
          <text:p/>
        </draw:path>
        <draw:path draw:style-name="gr8" draw:text-style-name="P5" draw:layer="layout" svg:width="0.032cm" svg:height="0.034cm" svg:x="2.994cm" svg:y="19.58cm" svg:viewBox="0 0 33 35" svg:d="M16 0c-21 0-21 35 0 35 23 0 23-35 0-35z">
          <text:p/>
        </draw:path>
        <draw:path draw:style-name="gr8" draw:text-style-name="P5" draw:layer="layout" svg:width="0.032cm" svg:height="0.034cm" svg:x="2.994cm" svg:y="20.082cm" svg:viewBox="0 0 33 35" svg:d="M16 0c-21 0-21 35 0 35 23 0 23-35 0-35z">
          <text:p/>
        </draw:path>
        <draw:path draw:style-name="gr8" draw:text-style-name="P5" draw:layer="layout" svg:width="0.032cm" svg:height="0.034cm" svg:x="2.994cm" svg:y="20.584cm" svg:viewBox="0 0 33 35" svg:d="M16 0c-21 0-21 35 0 35 23 0 23-35 0-35z">
          <text:p/>
        </draw:path>
        <draw:path draw:style-name="gr8" draw:text-style-name="P5" draw:layer="layout" svg:width="0.033cm" svg:height="0.034cm" svg:x="3.493cm" svg:y="16.065cm" svg:viewBox="0 0 34 35" svg:d="M17 0c-23 0-23 35 0 35 22 0 23-35 0-35z">
          <text:p/>
        </draw:path>
        <draw:path draw:style-name="gr8" draw:text-style-name="P5" draw:layer="layout" svg:width="0.033cm" svg:height="0.034cm" svg:x="3.493cm" svg:y="16.567cm" svg:viewBox="0 0 34 35" svg:d="M17 0c-23 0-23 35 0 35 22 0 23-35 0-35z">
          <text:p/>
        </draw:path>
        <draw:path draw:style-name="gr8" draw:text-style-name="P5" draw:layer="layout" svg:width="0.033cm" svg:height="0.034cm" svg:x="3.493cm" svg:y="17.069cm" svg:viewBox="0 0 34 35" svg:d="M17 0c-23 0-23 35 0 35 22 0 23-35 0-35z">
          <text:p/>
        </draw:path>
        <draw:path draw:style-name="gr8" draw:text-style-name="P5" draw:layer="layout" svg:width="0.033cm" svg:height="0.034cm" svg:x="3.493cm" svg:y="17.571cm" svg:viewBox="0 0 34 35" svg:d="M17 0c-23 0-23 35 0 35 22 0 23-35 0-35z">
          <text:p/>
        </draw:path>
        <draw:path draw:style-name="gr8" draw:text-style-name="P5" draw:layer="layout" svg:width="0.033cm" svg:height="0.034cm" svg:x="3.493cm" svg:y="18.073cm" svg:viewBox="0 0 34 35" svg:d="M17 0c-23 0-23 35 0 35 22 0 23-35 0-35z">
          <text:p/>
        </draw:path>
        <draw:path draw:style-name="gr8" draw:text-style-name="P5" draw:layer="layout" svg:width="0.033cm" svg:height="0.035cm" svg:x="3.493cm" svg:y="18.575cm" svg:viewBox="0 0 34 36" svg:d="M17 0c-23 0-23 36 0 36 22 0 23-36 0-36z">
          <text:p/>
        </draw:path>
        <draw:path draw:style-name="gr8" draw:text-style-name="P5" draw:layer="layout" svg:width="0.033cm" svg:height="0.034cm" svg:x="3.493cm" svg:y="19.078cm" svg:viewBox="0 0 34 35" svg:d="M17 0c-23 0-23 35 0 35 22 0 23-35 0-35z">
          <text:p/>
        </draw:path>
        <draw:path draw:style-name="gr8" draw:text-style-name="P5" draw:layer="layout" svg:width="0.033cm" svg:height="0.034cm" svg:x="3.493cm" svg:y="19.58cm" svg:viewBox="0 0 34 35" svg:d="M17 0c-23 0-23 35 0 35 22 0 23-35 0-35z">
          <text:p/>
        </draw:path>
        <draw:path draw:style-name="gr8" draw:text-style-name="P5" draw:layer="layout" svg:width="0.033cm" svg:height="0.034cm" svg:x="3.493cm" svg:y="20.082cm" svg:viewBox="0 0 34 35" svg:d="M17 0c-23 0-23 35 0 35 22 0 23-35 0-35z">
          <text:p/>
        </draw:path>
        <draw:path draw:style-name="gr8" draw:text-style-name="P5" draw:layer="layout" svg:width="0.033cm" svg:height="0.034cm" svg:x="3.493cm" svg:y="20.584cm" svg:viewBox="0 0 34 35" svg:d="M17 0c-23 0-23 35 0 35 22 0 23-35 0-35z">
          <text:p/>
        </draw:path>
        <draw:path draw:style-name="gr8" draw:text-style-name="P5" draw:layer="layout" svg:width="0.033cm" svg:height="0.034cm" svg:x="3.993cm" svg:y="16.065cm" svg:viewBox="0 0 34 35" svg:d="M17 0c-23 0-23 35 0 35 22 0 22-35 0-35z">
          <text:p/>
        </draw:path>
        <draw:path draw:style-name="gr8" draw:text-style-name="P5" draw:layer="layout" svg:width="0.033cm" svg:height="0.034cm" svg:x="3.993cm" svg:y="16.567cm" svg:viewBox="0 0 34 35" svg:d="M17 0c-23 0-23 35 0 35 22 0 22-35 0-35z">
          <text:p/>
        </draw:path>
        <draw:path draw:style-name="gr8" draw:text-style-name="P5" draw:layer="layout" svg:width="0.033cm" svg:height="0.034cm" svg:x="3.993cm" svg:y="17.069cm" svg:viewBox="0 0 34 35" svg:d="M17 0c-23 0-23 35 0 35 22 0 22-35 0-35z">
          <text:p/>
        </draw:path>
        <draw:path draw:style-name="gr8" draw:text-style-name="P5" draw:layer="layout" svg:width="0.033cm" svg:height="0.034cm" svg:x="3.993cm" svg:y="17.571cm" svg:viewBox="0 0 34 35" svg:d="M17 0c-23 0-23 35 0 35 22 0 22-35 0-35z">
          <text:p/>
        </draw:path>
        <draw:path draw:style-name="gr8" draw:text-style-name="P5" draw:layer="layout" svg:width="0.033cm" svg:height="0.034cm" svg:x="3.993cm" svg:y="18.073cm" svg:viewBox="0 0 34 35" svg:d="M17 0c-23 0-23 35 0 35 22 0 22-35 0-35z">
          <text:p/>
        </draw:path>
        <draw:path draw:style-name="gr8" draw:text-style-name="P5" draw:layer="layout" svg:width="0.033cm" svg:height="0.035cm" svg:x="3.993cm" svg:y="18.575cm" svg:viewBox="0 0 34 36" svg:d="M17 0c-23 0-23 36 0 36 22 0 22-36 0-36z">
          <text:p/>
        </draw:path>
        <draw:path draw:style-name="gr8" draw:text-style-name="P5" draw:layer="layout" svg:width="0.033cm" svg:height="0.034cm" svg:x="3.993cm" svg:y="19.078cm" svg:viewBox="0 0 34 35" svg:d="M17 0c-23 0-23 35 0 35 22 0 22-35 0-35z">
          <text:p/>
        </draw:path>
        <draw:path draw:style-name="gr8" draw:text-style-name="P5" draw:layer="layout" svg:width="0.033cm" svg:height="0.034cm" svg:x="3.993cm" svg:y="19.58cm" svg:viewBox="0 0 34 35" svg:d="M17 0c-23 0-23 35 0 35 22 0 22-35 0-35z">
          <text:p/>
        </draw:path>
        <draw:path draw:style-name="gr8" draw:text-style-name="P5" draw:layer="layout" svg:width="0.033cm" svg:height="0.034cm" svg:x="3.993cm" svg:y="20.082cm" svg:viewBox="0 0 34 35" svg:d="M17 0c-23 0-23 35 0 35 22 0 22-35 0-35z">
          <text:p/>
        </draw:path>
        <draw:path draw:style-name="gr8" draw:text-style-name="P5" draw:layer="layout" svg:width="0.033cm" svg:height="0.034cm" svg:x="3.993cm" svg:y="20.584cm" svg:viewBox="0 0 34 35" svg:d="M17 0c-23 0-23 35 0 35 22 0 22-35 0-35z">
          <text:p/>
        </draw:path>
        <draw:path draw:style-name="gr8" draw:text-style-name="P5" draw:layer="layout" svg:width="0.034cm" svg:height="0.034cm" svg:x="4.491cm" svg:y="16.065cm" svg:viewBox="0 0 35 35" svg:d="M17 0c-23 0-23 35 0 35s23-35 0-35z">
          <text:p/>
        </draw:path>
        <draw:path draw:style-name="gr8" draw:text-style-name="P5" draw:layer="layout" svg:width="0.034cm" svg:height="0.034cm" svg:x="4.491cm" svg:y="16.567cm" svg:viewBox="0 0 35 35" svg:d="M17 0c-23 0-23 35 0 35s23-35 0-35z">
          <text:p/>
        </draw:path>
        <draw:path draw:style-name="gr8" draw:text-style-name="P5" draw:layer="layout" svg:width="0.034cm" svg:height="0.034cm" svg:x="4.491cm" svg:y="17.069cm" svg:viewBox="0 0 35 35" svg:d="M17 0c-23 0-23 35 0 35s23-35 0-35z">
          <text:p/>
        </draw:path>
        <draw:path draw:style-name="gr8" draw:text-style-name="P5" draw:layer="layout" svg:width="0.034cm" svg:height="0.034cm" svg:x="4.491cm" svg:y="17.571cm" svg:viewBox="0 0 35 35" svg:d="M17 0c-23 0-23 35 0 35s23-35 0-35z">
          <text:p/>
        </draw:path>
        <draw:path draw:style-name="gr8" draw:text-style-name="P5" draw:layer="layout" svg:width="0.034cm" svg:height="0.034cm" svg:x="4.491cm" svg:y="18.073cm" svg:viewBox="0 0 35 35" svg:d="M17 0c-23 0-23 35 0 35s23-35 0-35z">
          <text:p/>
        </draw:path>
        <draw:path draw:style-name="gr8" draw:text-style-name="P5" draw:layer="layout" svg:width="0.034cm" svg:height="0.035cm" svg:x="4.491cm" svg:y="18.575cm" svg:viewBox="0 0 35 36" svg:d="M17 0c-23 0-23 36 0 36s23-36 0-36z">
          <text:p/>
        </draw:path>
        <draw:path draw:style-name="gr8" draw:text-style-name="P5" draw:layer="layout" svg:width="0.034cm" svg:height="0.034cm" svg:x="4.491cm" svg:y="19.078cm" svg:viewBox="0 0 35 35" svg:d="M17 0c-23 0-23 35 0 35s23-35 0-35z">
          <text:p/>
        </draw:path>
        <draw:path draw:style-name="gr8" draw:text-style-name="P5" draw:layer="layout" svg:width="0.034cm" svg:height="0.034cm" svg:x="4.491cm" svg:y="19.58cm" svg:viewBox="0 0 35 35" svg:d="M17 0c-23 0-23 35 0 35s23-35 0-35z">
          <text:p/>
        </draw:path>
        <draw:path draw:style-name="gr8" draw:text-style-name="P5" draw:layer="layout" svg:width="0.034cm" svg:height="0.034cm" svg:x="4.491cm" svg:y="20.082cm" svg:viewBox="0 0 35 35" svg:d="M17 0c-23 0-23 35 0 35s23-35 0-35z">
          <text:p/>
        </draw:path>
        <draw:path draw:style-name="gr8" draw:text-style-name="P5" draw:layer="layout" svg:width="0.034cm" svg:height="0.034cm" svg:x="4.491cm" svg:y="20.584cm" svg:viewBox="0 0 35 35" svg:d="M17 0c-23 0-23 35 0 35s23-35 0-35z">
          <text:p/>
        </draw:path>
        <draw:path draw:style-name="gr8" draw:text-style-name="P5" draw:layer="layout" svg:width="0.033cm" svg:height="0.034cm" svg:x="4.989cm" svg:y="16.065cm" svg:viewBox="0 0 34 35" svg:d="M17 0c-22 0-23 35 0 35s23-35 0-35z">
          <text:p/>
        </draw:path>
        <draw:path draw:style-name="gr8" draw:text-style-name="P5" draw:layer="layout" svg:width="0.033cm" svg:height="0.034cm" svg:x="4.989cm" svg:y="16.567cm" svg:viewBox="0 0 34 35" svg:d="M17 0c-22 0-23 35 0 35s23-35 0-35z">
          <text:p/>
        </draw:path>
        <draw:path draw:style-name="gr8" draw:text-style-name="P5" draw:layer="layout" svg:width="0.033cm" svg:height="0.034cm" svg:x="4.989cm" svg:y="17.069cm" svg:viewBox="0 0 34 35" svg:d="M17 0c-22 0-23 35 0 35s23-35 0-35z">
          <text:p/>
        </draw:path>
        <draw:path draw:style-name="gr8" draw:text-style-name="P5" draw:layer="layout" svg:width="0.033cm" svg:height="0.034cm" svg:x="4.989cm" svg:y="17.571cm" svg:viewBox="0 0 34 35" svg:d="M17 0c-22 0-23 35 0 35s23-35 0-35z">
          <text:p/>
        </draw:path>
        <draw:path draw:style-name="gr8" draw:text-style-name="P5" draw:layer="layout" svg:width="0.033cm" svg:height="0.034cm" svg:x="4.989cm" svg:y="18.073cm" svg:viewBox="0 0 34 35" svg:d="M17 0c-22 0-23 35 0 35s23-35 0-35z">
          <text:p/>
        </draw:path>
        <draw:path draw:style-name="gr8" draw:text-style-name="P5" draw:layer="layout" svg:width="0.033cm" svg:height="0.035cm" svg:x="4.989cm" svg:y="18.575cm" svg:viewBox="0 0 34 36" svg:d="M17 0c-22 0-23 36 0 36s23-36 0-36z">
          <text:p/>
        </draw:path>
        <draw:path draw:style-name="gr8" draw:text-style-name="P5" draw:layer="layout" svg:width="0.033cm" svg:height="0.034cm" svg:x="4.989cm" svg:y="19.078cm" svg:viewBox="0 0 34 35" svg:d="M17 0c-22 0-23 35 0 35s23-35 0-35z">
          <text:p/>
        </draw:path>
        <draw:path draw:style-name="gr8" draw:text-style-name="P5" draw:layer="layout" svg:width="0.033cm" svg:height="0.034cm" svg:x="4.989cm" svg:y="19.58cm" svg:viewBox="0 0 34 35" svg:d="M17 0c-22 0-23 35 0 35s23-35 0-35z">
          <text:p/>
        </draw:path>
        <draw:path draw:style-name="gr8" draw:text-style-name="P5" draw:layer="layout" svg:width="0.033cm" svg:height="0.034cm" svg:x="4.989cm" svg:y="20.082cm" svg:viewBox="0 0 34 35" svg:d="M17 0c-22 0-23 35 0 35s23-35 0-35z">
          <text:p/>
        </draw:path>
        <draw:path draw:style-name="gr8" draw:text-style-name="P5" draw:layer="layout" svg:width="0.033cm" svg:height="0.034cm" svg:x="4.989cm" svg:y="20.584cm" svg:viewBox="0 0 34 35" svg:d="M17 0c-22 0-23 35 0 35s23-35 0-35z">
          <text:p/>
        </draw:path>
        <draw:path draw:style-name="gr8" draw:text-style-name="P5" draw:layer="layout" svg:width="0.032cm" svg:height="0.034cm" svg:x="5.488cm" svg:y="16.065cm" svg:viewBox="0 0 33 35" svg:d="M16 0c-21 0-21 35 0 35 23 0 23-35 0-35z">
          <text:p/>
        </draw:path>
        <draw:path draw:style-name="gr8" draw:text-style-name="P5" draw:layer="layout" svg:width="0.032cm" svg:height="0.034cm" svg:x="5.488cm" svg:y="16.567cm" svg:viewBox="0 0 33 35" svg:d="M16 0c-21 0-21 35 0 35 23 0 23-35 0-35z">
          <text:p/>
        </draw:path>
        <draw:path draw:style-name="gr8" draw:text-style-name="P5" draw:layer="layout" svg:width="0.032cm" svg:height="0.034cm" svg:x="5.488cm" svg:y="17.069cm" svg:viewBox="0 0 33 35" svg:d="M16 0c-21 0-21 35 0 35 23 0 23-35 0-35z">
          <text:p/>
        </draw:path>
        <draw:path draw:style-name="gr8" draw:text-style-name="P5" draw:layer="layout" svg:width="0.032cm" svg:height="0.034cm" svg:x="5.488cm" svg:y="17.571cm" svg:viewBox="0 0 33 35" svg:d="M16 0c-21 0-21 35 0 35 23 0 23-35 0-35z">
          <text:p/>
        </draw:path>
        <draw:path draw:style-name="gr8" draw:text-style-name="P5" draw:layer="layout" svg:width="0.032cm" svg:height="0.034cm" svg:x="5.488cm" svg:y="18.073cm" svg:viewBox="0 0 33 35" svg:d="M16 0c-21 0-21 35 0 35 23 0 23-35 0-35z">
          <text:p/>
        </draw:path>
        <draw:path draw:style-name="gr8" draw:text-style-name="P5" draw:layer="layout" svg:width="0.032cm" svg:height="0.035cm" svg:x="5.488cm" svg:y="18.575cm" svg:viewBox="0 0 33 36" svg:d="M16 0c-21 0-21 36 0 36 23 0 23-36 0-36z">
          <text:p/>
        </draw:path>
        <draw:path draw:style-name="gr8" draw:text-style-name="P5" draw:layer="layout" svg:width="0.032cm" svg:height="0.034cm" svg:x="5.488cm" svg:y="19.078cm" svg:viewBox="0 0 33 35" svg:d="M16 0c-21 0-21 35 0 35 23 0 23-35 0-35z">
          <text:p/>
        </draw:path>
        <draw:path draw:style-name="gr8" draw:text-style-name="P5" draw:layer="layout" svg:width="0.032cm" svg:height="0.034cm" svg:x="5.488cm" svg:y="19.58cm" svg:viewBox="0 0 33 35" svg:d="M16 0c-21 0-21 35 0 35 23 0 23-35 0-35z">
          <text:p/>
        </draw:path>
        <draw:path draw:style-name="gr8" draw:text-style-name="P5" draw:layer="layout" svg:width="0.032cm" svg:height="0.034cm" svg:x="5.488cm" svg:y="20.082cm" svg:viewBox="0 0 33 35" svg:d="M16 0c-21 0-21 35 0 35 23 0 23-35 0-35z">
          <text:p/>
        </draw:path>
        <draw:path draw:style-name="gr8" draw:text-style-name="P5" draw:layer="layout" svg:width="0.032cm" svg:height="0.034cm" svg:x="5.488cm" svg:y="20.584cm" svg:viewBox="0 0 33 35" svg:d="M16 0c-21 0-21 35 0 35 23 0 23-35 0-35z">
          <text:p/>
        </draw:path>
        <draw:path draw:style-name="gr8" draw:text-style-name="P5" draw:layer="layout" svg:width="0.034cm" svg:height="0.034cm" svg:x="5.988cm" svg:y="16.065cm" svg:viewBox="0 0 35 35" svg:d="M17 0c-23 0-23 35 0 35s23-35 0-35z">
          <text:p/>
        </draw:path>
        <draw:path draw:style-name="gr8" draw:text-style-name="P5" draw:layer="layout" svg:width="0.034cm" svg:height="0.034cm" svg:x="5.988cm" svg:y="16.567cm" svg:viewBox="0 0 35 35" svg:d="M17 0c-23 0-23 35 0 35s23-35 0-35z">
          <text:p/>
        </draw:path>
        <draw:path draw:style-name="gr8" draw:text-style-name="P5" draw:layer="layout" svg:width="0.034cm" svg:height="0.034cm" svg:x="5.988cm" svg:y="17.069cm" svg:viewBox="0 0 35 35" svg:d="M17 0c-23 0-23 35 0 35s23-35 0-35z">
          <text:p/>
        </draw:path>
        <draw:path draw:style-name="gr8" draw:text-style-name="P5" draw:layer="layout" svg:width="0.034cm" svg:height="0.034cm" svg:x="5.988cm" svg:y="17.571cm" svg:viewBox="0 0 35 35" svg:d="M17 0c-23 0-23 35 0 35s23-35 0-35z">
          <text:p/>
        </draw:path>
        <draw:path draw:style-name="gr8" draw:text-style-name="P5" draw:layer="layout" svg:width="0.034cm" svg:height="0.034cm" svg:x="5.988cm" svg:y="18.073cm" svg:viewBox="0 0 35 35" svg:d="M17 0c-23 0-23 35 0 35s23-35 0-35z">
          <text:p/>
        </draw:path>
        <draw:path draw:style-name="gr8" draw:text-style-name="P5" draw:layer="layout" svg:width="0.034cm" svg:height="0.035cm" svg:x="5.988cm" svg:y="18.575cm" svg:viewBox="0 0 35 36" svg:d="M17 0c-23 0-23 36 0 36s23-36 0-36z">
          <text:p/>
        </draw:path>
        <draw:path draw:style-name="gr8" draw:text-style-name="P5" draw:layer="layout" svg:width="0.034cm" svg:height="0.034cm" svg:x="5.988cm" svg:y="19.078cm" svg:viewBox="0 0 35 35" svg:d="M17 0c-23 0-23 35 0 35s23-35 0-35z">
          <text:p/>
        </draw:path>
        <draw:path draw:style-name="gr8" draw:text-style-name="P5" draw:layer="layout" svg:width="0.034cm" svg:height="0.034cm" svg:x="5.988cm" svg:y="19.58cm" svg:viewBox="0 0 35 35" svg:d="M17 0c-23 0-23 35 0 35s23-35 0-35z">
          <text:p/>
        </draw:path>
        <draw:path draw:style-name="gr8" draw:text-style-name="P5" draw:layer="layout" svg:width="0.034cm" svg:height="0.034cm" svg:x="5.988cm" svg:y="20.082cm" svg:viewBox="0 0 35 35" svg:d="M17 0c-23 0-23 35 0 35s23-35 0-35z">
          <text:p/>
        </draw:path>
        <draw:path draw:style-name="gr8" draw:text-style-name="P5" draw:layer="layout" svg:width="0.034cm" svg:height="0.034cm" svg:x="5.988cm" svg:y="20.584cm" svg:viewBox="0 0 35 35" svg:d="M17 0c-23 0-23 35 0 35s23-35 0-35z">
          <text:p/>
        </draw:path>
        <draw:path draw:style-name="gr8" draw:text-style-name="P5" draw:layer="layout" svg:width="0.033cm" svg:height="0.034cm" svg:x="6.487cm" svg:y="16.065cm" svg:viewBox="0 0 34 35" svg:d="M17 0c-23 0-23 35 0 35 22 0 22-35 0-35z">
          <text:p/>
        </draw:path>
        <draw:path draw:style-name="gr8" draw:text-style-name="P5" draw:layer="layout" svg:width="0.033cm" svg:height="0.034cm" svg:x="6.487cm" svg:y="16.567cm" svg:viewBox="0 0 34 35" svg:d="M17 0c-23 0-23 35 0 35 22 0 22-35 0-35z">
          <text:p/>
        </draw:path>
        <draw:path draw:style-name="gr8" draw:text-style-name="P5" draw:layer="layout" svg:width="0.033cm" svg:height="0.034cm" svg:x="6.487cm" svg:y="17.069cm" svg:viewBox="0 0 34 35" svg:d="M17 0c-23 0-23 35 0 35 22 0 22-35 0-35z">
          <text:p/>
        </draw:path>
        <draw:path draw:style-name="gr8" draw:text-style-name="P5" draw:layer="layout" svg:width="0.033cm" svg:height="0.034cm" svg:x="6.487cm" svg:y="17.571cm" svg:viewBox="0 0 34 35" svg:d="M17 0c-23 0-23 35 0 35 22 0 22-35 0-35z">
          <text:p/>
        </draw:path>
        <draw:path draw:style-name="gr8" draw:text-style-name="P5" draw:layer="layout" svg:width="0.033cm" svg:height="0.034cm" svg:x="6.487cm" svg:y="18.073cm" svg:viewBox="0 0 34 35" svg:d="M17 0c-23 0-23 35 0 35 22 0 22-35 0-35z">
          <text:p/>
        </draw:path>
        <draw:path draw:style-name="gr8" draw:text-style-name="P5" draw:layer="layout" svg:width="0.033cm" svg:height="0.035cm" svg:x="6.487cm" svg:y="18.575cm" svg:viewBox="0 0 34 36" svg:d="M17 0c-23 0-23 36 0 36 22 0 22-36 0-36z">
          <text:p/>
        </draw:path>
        <draw:path draw:style-name="gr8" draw:text-style-name="P5" draw:layer="layout" svg:width="0.033cm" svg:height="0.034cm" svg:x="6.487cm" svg:y="19.078cm" svg:viewBox="0 0 34 35" svg:d="M17 0c-23 0-23 35 0 35 22 0 22-35 0-35z">
          <text:p/>
        </draw:path>
        <draw:path draw:style-name="gr8" draw:text-style-name="P5" draw:layer="layout" svg:width="0.033cm" svg:height="0.034cm" svg:x="6.487cm" svg:y="19.58cm" svg:viewBox="0 0 34 35" svg:d="M17 0c-23 0-23 35 0 35 22 0 22-35 0-35z">
          <text:p/>
        </draw:path>
        <draw:path draw:style-name="gr8" draw:text-style-name="P5" draw:layer="layout" svg:width="0.033cm" svg:height="0.034cm" svg:x="6.487cm" svg:y="20.082cm" svg:viewBox="0 0 34 35" svg:d="M17 0c-23 0-23 35 0 35 22 0 22-35 0-35z">
          <text:p/>
        </draw:path>
        <draw:path draw:style-name="gr8" draw:text-style-name="P5" draw:layer="layout" svg:width="0.033cm" svg:height="0.034cm" svg:x="6.487cm" svg:y="20.584cm" svg:viewBox="0 0 34 35" svg:d="M17 0c-23 0-23 35 0 35 22 0 22-35 0-35z">
          <text:p/>
        </draw:path>
        <draw:path draw:style-name="gr8" draw:text-style-name="P5" draw:layer="layout" svg:width="0.032cm" svg:height="0.034cm" svg:x="6.985cm" svg:y="16.567cm" svg:viewBox="0 0 33 35" svg:d="M16 0c-21 0-21 35 0 35 23 0 23-35 0-35z">
          <text:p/>
        </draw:path>
        <draw:path draw:style-name="gr8" draw:text-style-name="P5" draw:layer="layout" svg:width="0.032cm" svg:height="0.034cm" svg:x="6.985cm" svg:y="17.069cm" svg:viewBox="0 0 33 35" svg:d="M16 0c-21 0-21 35 0 35 23 0 23-35 0-35z">
          <text:p/>
        </draw:path>
        <draw:path draw:style-name="gr8" draw:text-style-name="P5" draw:layer="layout" svg:width="0.032cm" svg:height="0.034cm" svg:x="6.985cm" svg:y="17.571cm" svg:viewBox="0 0 33 35" svg:d="M16 0c-21 0-21 35 0 35 23 0 23-35 0-35z">
          <text:p/>
        </draw:path>
        <draw:path draw:style-name="gr8" draw:text-style-name="P5" draw:layer="layout" svg:width="0.032cm" svg:height="0.034cm" svg:x="6.985cm" svg:y="18.073cm" svg:viewBox="0 0 33 35" svg:d="M16 0c-21 0-21 35 0 35 23 0 23-35 0-35z">
          <text:p/>
        </draw:path>
        <draw:path draw:style-name="gr8" draw:text-style-name="P5" draw:layer="layout" svg:width="0.032cm" svg:height="0.035cm" svg:x="6.985cm" svg:y="18.575cm" svg:viewBox="0 0 33 36" svg:d="M16 0c-21 0-21 36 0 36 23 0 23-36 0-36z">
          <text:p/>
        </draw:path>
        <draw:path draw:style-name="gr8" draw:text-style-name="P5" draw:layer="layout" svg:width="0.032cm" svg:height="0.034cm" svg:x="6.985cm" svg:y="19.078cm" svg:viewBox="0 0 33 35" svg:d="M16 0c-21 0-21 35 0 35 23 0 23-35 0-35z">
          <text:p/>
        </draw:path>
        <draw:path draw:style-name="gr8" draw:text-style-name="P5" draw:layer="layout" svg:width="0.032cm" svg:height="0.034cm" svg:x="6.985cm" svg:y="19.58cm" svg:viewBox="0 0 33 35" svg:d="M16 0c-21 0-21 35 0 35 23 0 23-35 0-35z">
          <text:p/>
        </draw:path>
        <draw:path draw:style-name="gr8" draw:text-style-name="P5" draw:layer="layout" svg:width="0.032cm" svg:height="0.034cm" svg:x="6.985cm" svg:y="20.082cm" svg:viewBox="0 0 33 35" svg:d="M16 0c-21 0-21 35 0 35 23 0 23-35 0-35z">
          <text:p/>
        </draw:path>
        <draw:path draw:style-name="gr8" draw:text-style-name="P5" draw:layer="layout" svg:width="0.032cm" svg:height="0.034cm" svg:x="6.985cm" svg:y="20.584cm" svg:viewBox="0 0 33 35" svg:d="M16 0c-21 0-21 35 0 35 23 0 23-35 0-35z">
          <text:p/>
        </draw:path>
        <draw:path draw:style-name="gr8" draw:text-style-name="P5" draw:layer="layout" svg:width="0.032cm" svg:height="0.034cm" svg:x="7.484cm" svg:y="16.567cm" svg:viewBox="0 0 33 35" svg:d="M16 0c-21 0-21 35 0 35 23 0 23-35 0-35z">
          <text:p/>
        </draw:path>
        <draw:path draw:style-name="gr8" draw:text-style-name="P5" draw:layer="layout" svg:width="0.032cm" svg:height="0.034cm" svg:x="7.484cm" svg:y="17.069cm" svg:viewBox="0 0 33 35" svg:d="M16 0c-21 0-21 35 0 35 23 0 23-35 0-35z">
          <text:p/>
        </draw:path>
        <draw:path draw:style-name="gr8" draw:text-style-name="P5" draw:layer="layout" svg:width="0.032cm" svg:height="0.034cm" svg:x="7.484cm" svg:y="17.571cm" svg:viewBox="0 0 33 35" svg:d="M16 0c-21 0-21 35 0 35 23 0 23-35 0-35z">
          <text:p/>
        </draw:path>
        <draw:path draw:style-name="gr8" draw:text-style-name="P5" draw:layer="layout" svg:width="0.032cm" svg:height="0.034cm" svg:x="7.484cm" svg:y="18.073cm" svg:viewBox="0 0 33 35" svg:d="M16 0c-21 0-21 35 0 35 23 0 23-35 0-35z">
          <text:p/>
        </draw:path>
        <draw:path draw:style-name="gr8" draw:text-style-name="P5" draw:layer="layout" svg:width="0.032cm" svg:height="0.035cm" svg:x="7.484cm" svg:y="18.575cm" svg:viewBox="0 0 33 36" svg:d="M16 0c-21 0-21 36 0 36 23 0 23-36 0-36z">
          <text:p/>
        </draw:path>
        <draw:path draw:style-name="gr8" draw:text-style-name="P5" draw:layer="layout" svg:width="0.032cm" svg:height="0.034cm" svg:x="7.484cm" svg:y="19.078cm" svg:viewBox="0 0 33 35" svg:d="M16 0c-21 0-21 35 0 35 23 0 23-35 0-35z">
          <text:p/>
        </draw:path>
        <draw:path draw:style-name="gr8" draw:text-style-name="P5" draw:layer="layout" svg:width="0.032cm" svg:height="0.034cm" svg:x="7.484cm" svg:y="19.58cm" svg:viewBox="0 0 33 35" svg:d="M16 0c-21 0-21 35 0 35 23 0 23-35 0-35z">
          <text:p/>
        </draw:path>
        <draw:path draw:style-name="gr8" draw:text-style-name="P5" draw:layer="layout" svg:width="0.032cm" svg:height="0.034cm" svg:x="7.484cm" svg:y="20.082cm" svg:viewBox="0 0 33 35" svg:d="M16 0c-21 0-21 35 0 35 23 0 23-35 0-35z">
          <text:p/>
        </draw:path>
        <draw:path draw:style-name="gr8" draw:text-style-name="P5" draw:layer="layout" svg:width="0.032cm" svg:height="0.034cm" svg:x="7.484cm" svg:y="20.584cm" svg:viewBox="0 0 33 35" svg:d="M16 0c-21 0-21 35 0 35 23 0 23-35 0-35z">
          <text:p/>
        </draw:path>
        <draw:path draw:style-name="gr8" draw:text-style-name="P5" draw:layer="layout" svg:width="0.034cm" svg:height="0.034cm" svg:x="7.982cm" svg:y="16.567cm" svg:viewBox="0 0 35 35" svg:d="M17 0c-23 0-23 35 0 35s23-35 0-35z">
          <text:p/>
        </draw:path>
        <draw:path draw:style-name="gr8" draw:text-style-name="P5" draw:layer="layout" svg:width="0.034cm" svg:height="0.034cm" svg:x="7.982cm" svg:y="17.069cm" svg:viewBox="0 0 35 35" svg:d="M17 0c-23 0-23 35 0 35s23-35 0-35z">
          <text:p/>
        </draw:path>
        <draw:path draw:style-name="gr8" draw:text-style-name="P5" draw:layer="layout" svg:width="0.034cm" svg:height="0.034cm" svg:x="7.982cm" svg:y="17.571cm" svg:viewBox="0 0 35 35" svg:d="M17 0c-23 0-23 35 0 35s23-35 0-35z">
          <text:p/>
        </draw:path>
        <draw:path draw:style-name="gr8" draw:text-style-name="P5" draw:layer="layout" svg:width="0.034cm" svg:height="0.034cm" svg:x="7.982cm" svg:y="18.073cm" svg:viewBox="0 0 35 35" svg:d="M17 0c-23 0-23 35 0 35s23-35 0-35z">
          <text:p/>
        </draw:path>
        <draw:path draw:style-name="gr8" draw:text-style-name="P5" draw:layer="layout" svg:width="0.034cm" svg:height="0.035cm" svg:x="7.982cm" svg:y="18.575cm" svg:viewBox="0 0 35 36" svg:d="M17 0c-23 0-23 36 0 36s23-36 0-36z">
          <text:p/>
        </draw:path>
        <draw:path draw:style-name="gr8" draw:text-style-name="P5" draw:layer="layout" svg:width="0.034cm" svg:height="0.034cm" svg:x="7.982cm" svg:y="19.078cm" svg:viewBox="0 0 35 35" svg:d="M17 0c-23 0-23 35 0 35s23-35 0-35z">
          <text:p/>
        </draw:path>
        <draw:path draw:style-name="gr8" draw:text-style-name="P5" draw:layer="layout" svg:width="0.034cm" svg:height="0.034cm" svg:x="7.982cm" svg:y="19.58cm" svg:viewBox="0 0 35 35" svg:d="M17 0c-23 0-23 35 0 35s23-35 0-35z">
          <text:p/>
        </draw:path>
        <draw:path draw:style-name="gr8" draw:text-style-name="P5" draw:layer="layout" svg:width="0.034cm" svg:height="0.034cm" svg:x="7.982cm" svg:y="20.082cm" svg:viewBox="0 0 35 35" svg:d="M17 0c-23 0-23 35 0 35s23-35 0-35z">
          <text:p/>
        </draw:path>
        <draw:path draw:style-name="gr8" draw:text-style-name="P5" draw:layer="layout" svg:width="0.034cm" svg:height="0.034cm" svg:x="7.982cm" svg:y="20.584cm" svg:viewBox="0 0 35 35" svg:d="M17 0c-23 0-23 35 0 35s23-35 0-35z">
          <text:p/>
        </draw:path>
        <draw:path draw:style-name="gr8" draw:text-style-name="P5" draw:layer="layout" svg:width="0.033cm" svg:height="0.034cm" svg:x="8.482cm" svg:y="16.065cm" svg:viewBox="0 0 34 35" svg:d="M17 0c-22 0-23 35 0 35s23-35 0-35z">
          <text:p/>
        </draw:path>
        <draw:path draw:style-name="gr8" draw:text-style-name="P5" draw:layer="layout" svg:width="0.033cm" svg:height="0.034cm" svg:x="8.482cm" svg:y="16.567cm" svg:viewBox="0 0 34 35" svg:d="M17 0c-22 0-23 35 0 35s23-35 0-35z">
          <text:p/>
        </draw:path>
        <draw:path draw:style-name="gr8" draw:text-style-name="P5" draw:layer="layout" svg:width="0.033cm" svg:height="0.034cm" svg:x="8.482cm" svg:y="17.069cm" svg:viewBox="0 0 34 35" svg:d="M17 0c-22 0-23 35 0 35s23-35 0-35z">
          <text:p/>
        </draw:path>
        <draw:path draw:style-name="gr8" draw:text-style-name="P5" draw:layer="layout" svg:width="0.033cm" svg:height="0.034cm" svg:x="8.482cm" svg:y="17.571cm" svg:viewBox="0 0 34 35" svg:d="M17 0c-22 0-23 35 0 35s23-35 0-35z">
          <text:p/>
        </draw:path>
        <draw:path draw:style-name="gr8" draw:text-style-name="P5" draw:layer="layout" svg:width="0.033cm" svg:height="0.034cm" svg:x="8.482cm" svg:y="18.073cm" svg:viewBox="0 0 34 35" svg:d="M17 0c-22 0-23 35 0 35s23-35 0-35z">
          <text:p/>
        </draw:path>
        <draw:path draw:style-name="gr8" draw:text-style-name="P5" draw:layer="layout" svg:width="0.033cm" svg:height="0.035cm" svg:x="8.482cm" svg:y="18.575cm" svg:viewBox="0 0 34 36" svg:d="M17 0c-22 0-23 36 0 36s23-36 0-36z">
          <text:p/>
        </draw:path>
        <draw:path draw:style-name="gr8" draw:text-style-name="P5" draw:layer="layout" svg:width="0.033cm" svg:height="0.034cm" svg:x="8.482cm" svg:y="19.078cm" svg:viewBox="0 0 34 35" svg:d="M17 0c-22 0-23 35 0 35s23-35 0-35z">
          <text:p/>
        </draw:path>
        <draw:path draw:style-name="gr8" draw:text-style-name="P5" draw:layer="layout" svg:width="0.033cm" svg:height="0.034cm" svg:x="8.482cm" svg:y="19.58cm" svg:viewBox="0 0 34 35" svg:d="M17 0c-22 0-23 35 0 35s23-35 0-35z">
          <text:p/>
        </draw:path>
        <draw:path draw:style-name="gr8" draw:text-style-name="P5" draw:layer="layout" svg:width="0.033cm" svg:height="0.034cm" svg:x="8.482cm" svg:y="20.082cm" svg:viewBox="0 0 34 35" svg:d="M17 0c-22 0-23 35 0 35s23-35 0-35z">
          <text:p/>
        </draw:path>
        <draw:path draw:style-name="gr8" draw:text-style-name="P5" draw:layer="layout" svg:width="0.033cm" svg:height="0.034cm" svg:x="8.482cm" svg:y="20.584cm" svg:viewBox="0 0 34 35" svg:d="M17 0c-22 0-23 35 0 35s23-35 0-35z">
          <text:p/>
        </draw:path>
        <draw:path draw:style-name="gr8" draw:text-style-name="P5" draw:layer="layout" svg:width="0.033cm" svg:height="0.034cm" svg:x="8.98cm" svg:y="16.065cm" svg:viewBox="0 0 34 35" svg:d="M17 0c-23 0-23 35 0 35 22 0 22-35 0-35z">
          <text:p/>
        </draw:path>
        <draw:path draw:style-name="gr8" draw:text-style-name="P5" draw:layer="layout" svg:width="0.033cm" svg:height="0.034cm" svg:x="8.98cm" svg:y="16.567cm" svg:viewBox="0 0 34 35" svg:d="M17 0c-23 0-23 35 0 35 22 0 22-35 0-35z">
          <text:p/>
        </draw:path>
        <draw:path draw:style-name="gr8" draw:text-style-name="P5" draw:layer="layout" svg:width="0.033cm" svg:height="0.034cm" svg:x="8.98cm" svg:y="17.069cm" svg:viewBox="0 0 34 35" svg:d="M17 0c-23 0-23 35 0 35 22 0 22-35 0-35z">
          <text:p/>
        </draw:path>
        <draw:path draw:style-name="gr8" draw:text-style-name="P5" draw:layer="layout" svg:width="0.033cm" svg:height="0.034cm" svg:x="8.98cm" svg:y="17.571cm" svg:viewBox="0 0 34 35" svg:d="M17 0c-23 0-23 35 0 35 22 0 22-35 0-35z">
          <text:p/>
        </draw:path>
        <draw:path draw:style-name="gr8" draw:text-style-name="P5" draw:layer="layout" svg:width="0.033cm" svg:height="0.034cm" svg:x="8.98cm" svg:y="18.073cm" svg:viewBox="0 0 34 35" svg:d="M17 0c-23 0-23 35 0 35 22 0 22-35 0-35z">
          <text:p/>
        </draw:path>
        <draw:path draw:style-name="gr8" draw:text-style-name="P5" draw:layer="layout" svg:width="0.033cm" svg:height="0.035cm" svg:x="8.98cm" svg:y="18.575cm" svg:viewBox="0 0 34 36" svg:d="M17 0c-23 0-23 36 0 36 22 0 22-36 0-36z">
          <text:p/>
        </draw:path>
        <draw:path draw:style-name="gr8" draw:text-style-name="P5" draw:layer="layout" svg:width="0.033cm" svg:height="0.034cm" svg:x="8.98cm" svg:y="19.078cm" svg:viewBox="0 0 34 35" svg:d="M17 0c-23 0-23 35 0 35 22 0 22-35 0-35z">
          <text:p/>
        </draw:path>
        <draw:path draw:style-name="gr8" draw:text-style-name="P5" draw:layer="layout" svg:width="0.033cm" svg:height="0.034cm" svg:x="8.98cm" svg:y="19.58cm" svg:viewBox="0 0 34 35" svg:d="M17 0c-23 0-23 35 0 35 22 0 22-35 0-35z">
          <text:p/>
        </draw:path>
        <draw:path draw:style-name="gr8" draw:text-style-name="P5" draw:layer="layout" svg:width="0.033cm" svg:height="0.034cm" svg:x="8.98cm" svg:y="20.082cm" svg:viewBox="0 0 34 35" svg:d="M17 0c-23 0-23 35 0 35 22 0 22-35 0-35z">
          <text:p/>
        </draw:path>
        <draw:path draw:style-name="gr8" draw:text-style-name="P5" draw:layer="layout" svg:width="0.033cm" svg:height="0.034cm" svg:x="8.98cm" svg:y="20.584cm" svg:viewBox="0 0 34 35" svg:d="M17 0c-23 0-23 35 0 35 22 0 22-35 0-35z">
          <text:p/>
        </draw:path>
        <draw:path draw:style-name="gr8" draw:text-style-name="P5" draw:layer="layout" svg:width="0.034cm" svg:height="0.034cm" svg:x="9.479cm" svg:y="16.065cm" svg:viewBox="0 0 35 35" svg:d="M17 0c-23 0-23 35 0 35s23-35 0-35z">
          <text:p/>
        </draw:path>
        <draw:path draw:style-name="gr8" draw:text-style-name="P5" draw:layer="layout" svg:width="0.034cm" svg:height="0.034cm" svg:x="9.479cm" svg:y="16.567cm" svg:viewBox="0 0 35 35" svg:d="M17 0c-23 0-23 35 0 35s23-35 0-35z">
          <text:p/>
        </draw:path>
        <draw:path draw:style-name="gr8" draw:text-style-name="P5" draw:layer="layout" svg:width="0.034cm" svg:height="0.034cm" svg:x="9.479cm" svg:y="17.069cm" svg:viewBox="0 0 35 35" svg:d="M17 0c-23 0-23 35 0 35s23-35 0-35z">
          <text:p/>
        </draw:path>
        <draw:path draw:style-name="gr8" draw:text-style-name="P5" draw:layer="layout" svg:width="0.034cm" svg:height="0.034cm" svg:x="9.479cm" svg:y="17.571cm" svg:viewBox="0 0 35 35" svg:d="M17 0c-23 0-23 35 0 35s23-35 0-35z">
          <text:p/>
        </draw:path>
        <draw:path draw:style-name="gr8" draw:text-style-name="P5" draw:layer="layout" svg:width="0.034cm" svg:height="0.034cm" svg:x="9.479cm" svg:y="18.073cm" svg:viewBox="0 0 35 35" svg:d="M17 0c-23 0-23 35 0 35s23-35 0-35z">
          <text:p/>
        </draw:path>
        <draw:path draw:style-name="gr8" draw:text-style-name="P5" draw:layer="layout" svg:width="0.034cm" svg:height="0.035cm" svg:x="9.479cm" svg:y="18.575cm" svg:viewBox="0 0 35 36" svg:d="M17 0c-23 0-23 36 0 36s23-36 0-36z">
          <text:p/>
        </draw:path>
        <draw:path draw:style-name="gr8" draw:text-style-name="P5" draw:layer="layout" svg:width="0.034cm" svg:height="0.034cm" svg:x="9.479cm" svg:y="19.078cm" svg:viewBox="0 0 35 35" svg:d="M17 0c-23 0-23 35 0 35s23-35 0-35z">
          <text:p/>
        </draw:path>
        <draw:path draw:style-name="gr8" draw:text-style-name="P5" draw:layer="layout" svg:width="0.034cm" svg:height="0.034cm" svg:x="9.479cm" svg:y="19.58cm" svg:viewBox="0 0 35 35" svg:d="M17 0c-23 0-23 35 0 35s23-35 0-35z">
          <text:p/>
        </draw:path>
        <draw:path draw:style-name="gr8" draw:text-style-name="P5" draw:layer="layout" svg:width="0.034cm" svg:height="0.034cm" svg:x="9.479cm" svg:y="20.082cm" svg:viewBox="0 0 35 35" svg:d="M17 0c-23 0-23 35 0 35s23-35 0-35z">
          <text:p/>
        </draw:path>
        <draw:path draw:style-name="gr8" draw:text-style-name="P5" draw:layer="layout" svg:width="0.034cm" svg:height="0.034cm" svg:x="9.479cm" svg:y="20.584cm" svg:viewBox="0 0 35 35" svg:d="M17 0c-23 0-23 35 0 35s23-35 0-35z">
          <text:p/>
        </draw:path>
        <draw:path draw:style-name="gr8" draw:text-style-name="P5" draw:layer="layout" svg:width="0.034cm" svg:height="0.034cm" svg:x="9.978cm" svg:y="16.065cm" svg:viewBox="0 0 35 35" svg:d="M17 0c-23 0-23 35 0 35s23-35 0-35z">
          <text:p/>
        </draw:path>
        <draw:path draw:style-name="gr8" draw:text-style-name="P5" draw:layer="layout" svg:width="0.034cm" svg:height="0.034cm" svg:x="9.978cm" svg:y="16.567cm" svg:viewBox="0 0 35 35" svg:d="M17 0c-23 0-23 35 0 35s23-35 0-35z">
          <text:p/>
        </draw:path>
        <draw:path draw:style-name="gr8" draw:text-style-name="P5" draw:layer="layout" svg:width="0.034cm" svg:height="0.034cm" svg:x="9.978cm" svg:y="17.069cm" svg:viewBox="0 0 35 35" svg:d="M17 0c-23 0-23 35 0 35s23-35 0-35z">
          <text:p/>
        </draw:path>
        <draw:path draw:style-name="gr8" draw:text-style-name="P5" draw:layer="layout" svg:width="0.034cm" svg:height="0.034cm" svg:x="9.978cm" svg:y="17.571cm" svg:viewBox="0 0 35 35" svg:d="M17 0c-23 0-23 35 0 35s23-35 0-35z">
          <text:p/>
        </draw:path>
        <draw:path draw:style-name="gr8" draw:text-style-name="P5" draw:layer="layout" svg:width="0.034cm" svg:height="0.034cm" svg:x="9.978cm" svg:y="18.073cm" svg:viewBox="0 0 35 35" svg:d="M17 0c-23 0-23 35 0 35s23-35 0-35z">
          <text:p/>
        </draw:path>
        <draw:path draw:style-name="gr8" draw:text-style-name="P5" draw:layer="layout" svg:width="0.034cm" svg:height="0.035cm" svg:x="9.978cm" svg:y="18.575cm" svg:viewBox="0 0 35 36" svg:d="M17 0c-23 0-23 36 0 36s23-36 0-36z">
          <text:p/>
        </draw:path>
        <draw:path draw:style-name="gr8" draw:text-style-name="P5" draw:layer="layout" svg:width="0.034cm" svg:height="0.034cm" svg:x="9.978cm" svg:y="19.078cm" svg:viewBox="0 0 35 35" svg:d="M17 0c-23 0-23 35 0 35s23-35 0-35z">
          <text:p/>
        </draw:path>
        <draw:path draw:style-name="gr8" draw:text-style-name="P5" draw:layer="layout" svg:width="0.034cm" svg:height="0.034cm" svg:x="9.978cm" svg:y="19.58cm" svg:viewBox="0 0 35 35" svg:d="M17 0c-23 0-23 35 0 35s23-35 0-35z">
          <text:p/>
        </draw:path>
        <draw:path draw:style-name="gr8" draw:text-style-name="P5" draw:layer="layout" svg:width="0.034cm" svg:height="0.034cm" svg:x="9.978cm" svg:y="20.082cm" svg:viewBox="0 0 35 35" svg:d="M17 0c-23 0-23 35 0 35s23-35 0-35z">
          <text:p/>
        </draw:path>
        <draw:path draw:style-name="gr8" draw:text-style-name="P5" draw:layer="layout" svg:width="0.034cm" svg:height="0.034cm" svg:x="9.978cm" svg:y="20.584cm" svg:viewBox="0 0 35 35" svg:d="M17 0c-23 0-23 35 0 35s23-35 0-35z">
          <text:p/>
        </draw:path>
        <draw:path draw:style-name="gr8" draw:text-style-name="P5" draw:layer="layout" svg:width="0.032cm" svg:height="0.034cm" svg:x="10.477cm" svg:y="16.065cm" svg:viewBox="0 0 33 35" svg:d="M16 0c-21 0-21 35 0 35 23 0 23-35 0-35z">
          <text:p/>
        </draw:path>
        <draw:path draw:style-name="gr8" draw:text-style-name="P5" draw:layer="layout" svg:width="0.032cm" svg:height="0.034cm" svg:x="10.477cm" svg:y="16.567cm" svg:viewBox="0 0 33 35" svg:d="M16 0c-21 0-21 35 0 35 23 0 23-35 0-35z">
          <text:p/>
        </draw:path>
        <draw:path draw:style-name="gr8" draw:text-style-name="P5" draw:layer="layout" svg:width="0.032cm" svg:height="0.034cm" svg:x="10.477cm" svg:y="17.069cm" svg:viewBox="0 0 33 35" svg:d="M16 0c-21 0-21 35 0 35 23 0 23-35 0-35z">
          <text:p/>
        </draw:path>
        <draw:path draw:style-name="gr8" draw:text-style-name="P5" draw:layer="layout" svg:width="0.032cm" svg:height="0.034cm" svg:x="10.477cm" svg:y="17.571cm" svg:viewBox="0 0 33 35" svg:d="M16 0c-21 0-21 35 0 35 23 0 23-35 0-35z">
          <text:p/>
        </draw:path>
        <draw:path draw:style-name="gr8" draw:text-style-name="P5" draw:layer="layout" svg:width="0.032cm" svg:height="0.034cm" svg:x="10.477cm" svg:y="18.073cm" svg:viewBox="0 0 33 35" svg:d="M16 0c-21 0-21 35 0 35 23 0 23-35 0-35z">
          <text:p/>
        </draw:path>
        <draw:path draw:style-name="gr8" draw:text-style-name="P5" draw:layer="layout" svg:width="0.032cm" svg:height="0.035cm" svg:x="10.477cm" svg:y="18.575cm" svg:viewBox="0 0 33 36" svg:d="M16 0c-21 0-21 36 0 36 23 0 23-36 0-36z">
          <text:p/>
        </draw:path>
        <draw:path draw:style-name="gr8" draw:text-style-name="P5" draw:layer="layout" svg:width="0.032cm" svg:height="0.034cm" svg:x="10.477cm" svg:y="19.078cm" svg:viewBox="0 0 33 35" svg:d="M16 0c-21 0-21 35 0 35 23 0 23-35 0-35z">
          <text:p/>
        </draw:path>
        <draw:path draw:style-name="gr8" draw:text-style-name="P5" draw:layer="layout" svg:width="0.032cm" svg:height="0.034cm" svg:x="10.477cm" svg:y="19.58cm" svg:viewBox="0 0 33 35" svg:d="M16 0c-21 0-21 35 0 35 23 0 23-35 0-35z">
          <text:p/>
        </draw:path>
        <draw:path draw:style-name="gr8" draw:text-style-name="P5" draw:layer="layout" svg:width="0.032cm" svg:height="0.034cm" svg:x="10.477cm" svg:y="20.082cm" svg:viewBox="0 0 33 35" svg:d="M16 0c-21 0-21 35 0 35 23 0 23-35 0-35z">
          <text:p/>
        </draw:path>
        <draw:path draw:style-name="gr8" draw:text-style-name="P5" draw:layer="layout" svg:width="0.032cm" svg:height="0.034cm" svg:x="10.477cm" svg:y="20.584cm" svg:viewBox="0 0 33 35" svg:d="M16 0c-21 0-21 35 0 35 23 0 23-35 0-35z">
          <text:p/>
        </draw:path>
        <draw:path draw:style-name="gr8" draw:text-style-name="P5" draw:layer="layout" svg:width="0.033cm" svg:height="0.034cm" svg:x="10.977cm" svg:y="16.065cm" svg:viewBox="0 0 34 35" svg:d="M17 0c-23 0-23 35 0 35 22 0 22-35 0-35z">
          <text:p/>
        </draw:path>
        <draw:path draw:style-name="gr8" draw:text-style-name="P5" draw:layer="layout" svg:width="0.033cm" svg:height="0.034cm" svg:x="10.977cm" svg:y="16.567cm" svg:viewBox="0 0 34 35" svg:d="M17 0c-23 0-23 35 0 35 22 0 22-35 0-35z">
          <text:p/>
        </draw:path>
        <draw:path draw:style-name="gr8" draw:text-style-name="P5" draw:layer="layout" svg:width="0.033cm" svg:height="0.034cm" svg:x="10.977cm" svg:y="17.069cm" svg:viewBox="0 0 34 35" svg:d="M17 0c-23 0-23 35 0 35 22 0 22-35 0-35z">
          <text:p/>
        </draw:path>
        <draw:path draw:style-name="gr8" draw:text-style-name="P5" draw:layer="layout" svg:width="0.033cm" svg:height="0.034cm" svg:x="10.977cm" svg:y="17.571cm" svg:viewBox="0 0 34 35" svg:d="M17 0c-23 0-23 35 0 35 22 0 22-35 0-35z">
          <text:p/>
        </draw:path>
        <draw:path draw:style-name="gr8" draw:text-style-name="P5" draw:layer="layout" svg:width="0.033cm" svg:height="0.034cm" svg:x="10.977cm" svg:y="18.073cm" svg:viewBox="0 0 34 35" svg:d="M17 0c-23 0-23 35 0 35 22 0 22-35 0-35z">
          <text:p/>
        </draw:path>
        <draw:path draw:style-name="gr8" draw:text-style-name="P5" draw:layer="layout" svg:width="0.033cm" svg:height="0.035cm" svg:x="10.977cm" svg:y="18.575cm" svg:viewBox="0 0 34 36" svg:d="M17 0c-23 0-23 36 0 36 22 0 22-36 0-36z">
          <text:p/>
        </draw:path>
        <draw:path draw:style-name="gr8" draw:text-style-name="P5" draw:layer="layout" svg:width="0.033cm" svg:height="0.034cm" svg:x="10.977cm" svg:y="19.078cm" svg:viewBox="0 0 34 35" svg:d="M17 0c-23 0-23 35 0 35 22 0 22-35 0-35z">
          <text:p/>
        </draw:path>
        <draw:path draw:style-name="gr8" draw:text-style-name="P5" draw:layer="layout" svg:width="0.033cm" svg:height="0.034cm" svg:x="10.977cm" svg:y="19.58cm" svg:viewBox="0 0 34 35" svg:d="M17 0c-23 0-23 35 0 35 22 0 22-35 0-35z">
          <text:p/>
        </draw:path>
        <draw:path draw:style-name="gr8" draw:text-style-name="P5" draw:layer="layout" svg:width="0.033cm" svg:height="0.034cm" svg:x="10.977cm" svg:y="20.082cm" svg:viewBox="0 0 34 35" svg:d="M17 0c-23 0-23 35 0 35 22 0 22-35 0-35z">
          <text:p/>
        </draw:path>
        <draw:path draw:style-name="gr8" draw:text-style-name="P5" draw:layer="layout" svg:width="0.033cm" svg:height="0.034cm" svg:x="10.977cm" svg:y="20.584cm" svg:viewBox="0 0 34 35" svg:d="M17 0c-23 0-23 35 0 35 22 0 22-35 0-35z">
          <text:p/>
        </draw:path>
        <draw:path draw:style-name="gr8" draw:text-style-name="P5" draw:layer="layout" svg:width="0.033cm" svg:height="0.034cm" svg:x="11.475cm" svg:y="16.065cm" svg:viewBox="0 0 34 35" svg:d="M17 0c-23 0-23 35 0 35 22 0 22-35 0-35z">
          <text:p/>
        </draw:path>
        <draw:path draw:style-name="gr8" draw:text-style-name="P5" draw:layer="layout" svg:width="0.033cm" svg:height="0.034cm" svg:x="11.475cm" svg:y="16.567cm" svg:viewBox="0 0 34 35" svg:d="M17 0c-23 0-23 35 0 35 22 0 22-35 0-35z">
          <text:p/>
        </draw:path>
        <draw:path draw:style-name="gr8" draw:text-style-name="P5" draw:layer="layout" svg:width="0.033cm" svg:height="0.034cm" svg:x="11.475cm" svg:y="17.069cm" svg:viewBox="0 0 34 35" svg:d="M17 0c-23 0-23 35 0 35 22 0 22-35 0-35z">
          <text:p/>
        </draw:path>
        <draw:path draw:style-name="gr8" draw:text-style-name="P5" draw:layer="layout" svg:width="0.033cm" svg:height="0.034cm" svg:x="11.475cm" svg:y="17.571cm" svg:viewBox="0 0 34 35" svg:d="M17 0c-23 0-23 35 0 35 22 0 22-35 0-35z">
          <text:p/>
        </draw:path>
        <draw:path draw:style-name="gr8" draw:text-style-name="P5" draw:layer="layout" svg:width="0.033cm" svg:height="0.034cm" svg:x="11.475cm" svg:y="18.073cm" svg:viewBox="0 0 34 35" svg:d="M17 0c-23 0-23 35 0 35 22 0 22-35 0-35z">
          <text:p/>
        </draw:path>
        <draw:path draw:style-name="gr8" draw:text-style-name="P5" draw:layer="layout" svg:width="0.033cm" svg:height="0.035cm" svg:x="11.475cm" svg:y="18.575cm" svg:viewBox="0 0 34 36" svg:d="M17 0c-23 0-23 36 0 36 22 0 22-36 0-36z">
          <text:p/>
        </draw:path>
        <draw:path draw:style-name="gr8" draw:text-style-name="P5" draw:layer="layout" svg:width="0.033cm" svg:height="0.034cm" svg:x="11.475cm" svg:y="19.078cm" svg:viewBox="0 0 34 35" svg:d="M17 0c-23 0-23 35 0 35 22 0 22-35 0-35z">
          <text:p/>
        </draw:path>
        <draw:path draw:style-name="gr8" draw:text-style-name="P5" draw:layer="layout" svg:width="0.033cm" svg:height="0.034cm" svg:x="11.475cm" svg:y="19.58cm" svg:viewBox="0 0 34 35" svg:d="M17 0c-23 0-23 35 0 35 22 0 22-35 0-35z">
          <text:p/>
        </draw:path>
        <draw:path draw:style-name="gr8" draw:text-style-name="P5" draw:layer="layout" svg:width="0.033cm" svg:height="0.034cm" svg:x="11.475cm" svg:y="20.082cm" svg:viewBox="0 0 34 35" svg:d="M17 0c-23 0-23 35 0 35 22 0 22-35 0-35z">
          <text:p/>
        </draw:path>
        <draw:path draw:style-name="gr8" draw:text-style-name="P5" draw:layer="layout" svg:width="0.033cm" svg:height="0.034cm" svg:x="11.475cm" svg:y="20.584cm" svg:viewBox="0 0 34 35" svg:d="M17 0c-23 0-23 35 0 35 22 0 22-35 0-35z">
          <text:p/>
        </draw:path>
        <draw:path draw:style-name="gr8" draw:text-style-name="P5" draw:layer="layout" svg:width="0.033cm" svg:height="0.034cm" svg:x="11.974cm" svg:y="16.065cm" svg:viewBox="0 0 34 35" svg:d="M17 0c-23 0-23 35 0 35 22 0 22-35 0-35z">
          <text:p/>
        </draw:path>
        <draw:path draw:style-name="gr8" draw:text-style-name="P5" draw:layer="layout" svg:width="0.033cm" svg:height="0.034cm" svg:x="11.974cm" svg:y="16.567cm" svg:viewBox="0 0 34 35" svg:d="M17 0c-23 0-23 35 0 35 22 0 22-35 0-35z">
          <text:p/>
        </draw:path>
        <draw:path draw:style-name="gr8" draw:text-style-name="P5" draw:layer="layout" svg:width="0.033cm" svg:height="0.034cm" svg:x="11.974cm" svg:y="17.069cm" svg:viewBox="0 0 34 35" svg:d="M17 0c-23 0-23 35 0 35 22 0 22-35 0-35z">
          <text:p/>
        </draw:path>
        <draw:path draw:style-name="gr8" draw:text-style-name="P5" draw:layer="layout" svg:width="0.033cm" svg:height="0.034cm" svg:x="11.974cm" svg:y="17.571cm" svg:viewBox="0 0 34 35" svg:d="M17 0c-23 0-23 35 0 35 22 0 22-35 0-35z">
          <text:p/>
        </draw:path>
        <draw:path draw:style-name="gr8" draw:text-style-name="P5" draw:layer="layout" svg:width="0.033cm" svg:height="0.034cm" svg:x="11.974cm" svg:y="18.073cm" svg:viewBox="0 0 34 35" svg:d="M17 0c-23 0-23 35 0 35 22 0 22-35 0-35z">
          <text:p/>
        </draw:path>
        <draw:path draw:style-name="gr8" draw:text-style-name="P5" draw:layer="layout" svg:width="0.033cm" svg:height="0.035cm" svg:x="11.974cm" svg:y="18.575cm" svg:viewBox="0 0 34 36" svg:d="M17 0c-23 0-23 36 0 36 22 0 22-36 0-36z">
          <text:p/>
        </draw:path>
        <draw:path draw:style-name="gr8" draw:text-style-name="P5" draw:layer="layout" svg:width="0.033cm" svg:height="0.034cm" svg:x="11.974cm" svg:y="19.078cm" svg:viewBox="0 0 34 35" svg:d="M17 0c-23 0-23 35 0 35 22 0 22-35 0-35z">
          <text:p/>
        </draw:path>
        <draw:path draw:style-name="gr8" draw:text-style-name="P5" draw:layer="layout" svg:width="0.033cm" svg:height="0.034cm" svg:x="11.974cm" svg:y="19.58cm" svg:viewBox="0 0 34 35" svg:d="M17 0c-23 0-23 35 0 35 22 0 22-35 0-35z">
          <text:p/>
        </draw:path>
        <draw:path draw:style-name="gr8" draw:text-style-name="P5" draw:layer="layout" svg:width="0.033cm" svg:height="0.034cm" svg:x="11.974cm" svg:y="20.082cm" svg:viewBox="0 0 34 35" svg:d="M17 0c-23 0-23 35 0 35 22 0 22-35 0-35z">
          <text:p/>
        </draw:path>
        <draw:path draw:style-name="gr8" draw:text-style-name="P5" draw:layer="layout" svg:width="0.033cm" svg:height="0.034cm" svg:x="11.974cm" svg:y="20.584cm" svg:viewBox="0 0 34 35" svg:d="M17 0c-23 0-23 35 0 35 22 0 22-35 0-35z">
          <text:p/>
        </draw:path>
        <draw:path draw:style-name="gr8" draw:text-style-name="P5" draw:layer="layout" svg:width="0.034cm" svg:height="0.034cm" svg:x="12.472cm" svg:y="16.065cm" svg:viewBox="0 0 35 35" svg:d="M17 0c-23 0-23 35 0 35s23-35 0-35z">
          <text:p/>
        </draw:path>
        <draw:path draw:style-name="gr8" draw:text-style-name="P5" draw:layer="layout" svg:width="0.034cm" svg:height="0.034cm" svg:x="12.472cm" svg:y="16.567cm" svg:viewBox="0 0 35 35" svg:d="M17 0c-23 0-23 35 0 35s23-35 0-35z">
          <text:p/>
        </draw:path>
        <draw:path draw:style-name="gr8" draw:text-style-name="P5" draw:layer="layout" svg:width="0.034cm" svg:height="0.034cm" svg:x="12.472cm" svg:y="17.069cm" svg:viewBox="0 0 35 35" svg:d="M17 0c-23 0-23 35 0 35s23-35 0-35z">
          <text:p/>
        </draw:path>
        <draw:path draw:style-name="gr8" draw:text-style-name="P5" draw:layer="layout" svg:width="0.034cm" svg:height="0.034cm" svg:x="12.472cm" svg:y="17.571cm" svg:viewBox="0 0 35 35" svg:d="M17 0c-23 0-23 35 0 35s23-35 0-35z">
          <text:p/>
        </draw:path>
        <draw:path draw:style-name="gr8" draw:text-style-name="P5" draw:layer="layout" svg:width="0.034cm" svg:height="0.034cm" svg:x="12.472cm" svg:y="18.073cm" svg:viewBox="0 0 35 35" svg:d="M17 0c-23 0-23 35 0 35s23-35 0-35z">
          <text:p/>
        </draw:path>
        <draw:path draw:style-name="gr8" draw:text-style-name="P5" draw:layer="layout" svg:width="0.034cm" svg:height="0.035cm" svg:x="12.472cm" svg:y="18.575cm" svg:viewBox="0 0 35 36" svg:d="M17 0c-23 0-23 36 0 36s23-36 0-36z">
          <text:p/>
        </draw:path>
        <draw:path draw:style-name="gr8" draw:text-style-name="P5" draw:layer="layout" svg:width="0.034cm" svg:height="0.034cm" svg:x="12.472cm" svg:y="19.078cm" svg:viewBox="0 0 35 35" svg:d="M17 0c-23 0-23 35 0 35s23-35 0-35z">
          <text:p/>
        </draw:path>
        <draw:path draw:style-name="gr8" draw:text-style-name="P5" draw:layer="layout" svg:width="0.034cm" svg:height="0.034cm" svg:x="12.472cm" svg:y="19.58cm" svg:viewBox="0 0 35 35" svg:d="M17 0c-23 0-23 35 0 35s23-35 0-35z">
          <text:p/>
        </draw:path>
        <draw:path draw:style-name="gr8" draw:text-style-name="P5" draw:layer="layout" svg:width="0.034cm" svg:height="0.034cm" svg:x="12.472cm" svg:y="20.082cm" svg:viewBox="0 0 35 35" svg:d="M17 0c-23 0-23 35 0 35s23-35 0-35z">
          <text:p/>
        </draw:path>
        <draw:path draw:style-name="gr8" draw:text-style-name="P5" draw:layer="layout" svg:width="0.034cm" svg:height="0.034cm" svg:x="12.472cm" svg:y="20.584cm" svg:viewBox="0 0 35 35" svg:d="M17 0c-23 0-23 35 0 35s23-35 0-35z">
          <text:p/>
        </draw:path>
        <draw:path draw:style-name="gr8" draw:text-style-name="P5" draw:layer="layout" svg:width="0.033cm" svg:height="0.034cm" svg:x="12.972cm" svg:y="16.065cm" svg:viewBox="0 0 34 35" svg:d="M17 0c-23 0-23 35 0 35 22 0 22-35 0-35z">
          <text:p/>
        </draw:path>
        <draw:path draw:style-name="gr8" draw:text-style-name="P5" draw:layer="layout" svg:width="0.033cm" svg:height="0.034cm" svg:x="12.972cm" svg:y="16.567cm" svg:viewBox="0 0 34 35" svg:d="M17 0c-23 0-23 35 0 35 22 0 22-35 0-35z">
          <text:p/>
        </draw:path>
        <draw:path draw:style-name="gr8" draw:text-style-name="P5" draw:layer="layout" svg:width="0.033cm" svg:height="0.034cm" svg:x="12.972cm" svg:y="17.069cm" svg:viewBox="0 0 34 35" svg:d="M17 0c-23 0-23 35 0 35 22 0 22-35 0-35z">
          <text:p/>
        </draw:path>
        <draw:path draw:style-name="gr8" draw:text-style-name="P5" draw:layer="layout" svg:width="0.033cm" svg:height="0.034cm" svg:x="12.972cm" svg:y="17.571cm" svg:viewBox="0 0 34 35" svg:d="M17 0c-23 0-23 35 0 35 22 0 22-35 0-35z">
          <text:p/>
        </draw:path>
        <draw:path draw:style-name="gr8" draw:text-style-name="P5" draw:layer="layout" svg:width="0.033cm" svg:height="0.034cm" svg:x="12.972cm" svg:y="18.073cm" svg:viewBox="0 0 34 35" svg:d="M17 0c-23 0-23 35 0 35 22 0 22-35 0-35z">
          <text:p/>
        </draw:path>
        <draw:path draw:style-name="gr8" draw:text-style-name="P5" draw:layer="layout" svg:width="0.033cm" svg:height="0.035cm" svg:x="12.972cm" svg:y="18.575cm" svg:viewBox="0 0 34 36" svg:d="M17 0c-23 0-23 36 0 36 22 0 22-36 0-36z">
          <text:p/>
        </draw:path>
        <draw:path draw:style-name="gr8" draw:text-style-name="P5" draw:layer="layout" svg:width="0.033cm" svg:height="0.034cm" svg:x="12.972cm" svg:y="19.078cm" svg:viewBox="0 0 34 35" svg:d="M17 0c-23 0-23 35 0 35 22 0 22-35 0-35z">
          <text:p/>
        </draw:path>
        <draw:path draw:style-name="gr8" draw:text-style-name="P5" draw:layer="layout" svg:width="0.033cm" svg:height="0.034cm" svg:x="12.972cm" svg:y="19.58cm" svg:viewBox="0 0 34 35" svg:d="M17 0c-23 0-23 35 0 35 22 0 22-35 0-35z">
          <text:p/>
        </draw:path>
        <draw:path draw:style-name="gr8" draw:text-style-name="P5" draw:layer="layout" svg:width="0.033cm" svg:height="0.034cm" svg:x="12.972cm" svg:y="20.082cm" svg:viewBox="0 0 34 35" svg:d="M17 0c-23 0-23 35 0 35 22 0 22-35 0-35z">
          <text:p/>
        </draw:path>
        <draw:path draw:style-name="gr8" draw:text-style-name="P5" draw:layer="layout" svg:width="0.033cm" svg:height="0.034cm" svg:x="12.972cm" svg:y="20.584cm" svg:viewBox="0 0 34 35" svg:d="M17 0c-23 0-23 35 0 35 22 0 22-35 0-35z">
          <text:p/>
        </draw:path>
        <draw:path draw:style-name="gr8" draw:text-style-name="P5" draw:layer="layout" svg:width="0.032cm" svg:height="0.034cm" svg:x="13.471cm" svg:y="16.065cm" svg:viewBox="0 0 33 35" svg:d="M16 0c-21 0-21 35 0 35 23 0 23-35 0-35z">
          <text:p/>
        </draw:path>
        <draw:path draw:style-name="gr8" draw:text-style-name="P5" draw:layer="layout" svg:width="0.032cm" svg:height="0.034cm" svg:x="13.471cm" svg:y="16.567cm" svg:viewBox="0 0 33 35" svg:d="M16 0c-21 0-21 35 0 35 23 0 23-35 0-35z">
          <text:p/>
        </draw:path>
        <draw:path draw:style-name="gr8" draw:text-style-name="P5" draw:layer="layout" svg:width="0.032cm" svg:height="0.034cm" svg:x="13.471cm" svg:y="17.069cm" svg:viewBox="0 0 33 35" svg:d="M16 0c-21 0-21 35 0 35 23 0 23-35 0-35z">
          <text:p/>
        </draw:path>
        <draw:path draw:style-name="gr8" draw:text-style-name="P5" draw:layer="layout" svg:width="0.032cm" svg:height="0.034cm" svg:x="13.471cm" svg:y="17.571cm" svg:viewBox="0 0 33 35" svg:d="M16 0c-21 0-21 35 0 35 23 0 23-35 0-35z">
          <text:p/>
        </draw:path>
        <draw:path draw:style-name="gr8" draw:text-style-name="P5" draw:layer="layout" svg:width="0.032cm" svg:height="0.034cm" svg:x="13.471cm" svg:y="18.073cm" svg:viewBox="0 0 33 35" svg:d="M16 0c-21 0-21 35 0 35 23 0 23-35 0-35z">
          <text:p/>
        </draw:path>
        <draw:path draw:style-name="gr8" draw:text-style-name="P5" draw:layer="layout" svg:width="0.032cm" svg:height="0.035cm" svg:x="13.471cm" svg:y="18.575cm" svg:viewBox="0 0 33 36" svg:d="M16 0c-21 0-21 36 0 36 23 0 23-36 0-36z">
          <text:p/>
        </draw:path>
        <draw:path draw:style-name="gr8" draw:text-style-name="P5" draw:layer="layout" svg:width="0.032cm" svg:height="0.034cm" svg:x="13.471cm" svg:y="19.078cm" svg:viewBox="0 0 33 35" svg:d="M16 0c-21 0-21 35 0 35 23 0 23-35 0-35z">
          <text:p/>
        </draw:path>
        <draw:path draw:style-name="gr8" draw:text-style-name="P5" draw:layer="layout" svg:width="0.032cm" svg:height="0.034cm" svg:x="13.471cm" svg:y="19.58cm" svg:viewBox="0 0 33 35" svg:d="M16 0c-21 0-21 35 0 35 23 0 23-35 0-35z">
          <text:p/>
        </draw:path>
        <draw:path draw:style-name="gr8" draw:text-style-name="P5" draw:layer="layout" svg:width="0.032cm" svg:height="0.034cm" svg:x="13.471cm" svg:y="20.082cm" svg:viewBox="0 0 33 35" svg:d="M16 0c-21 0-21 35 0 35 23 0 23-35 0-35z">
          <text:p/>
        </draw:path>
        <draw:path draw:style-name="gr8" draw:text-style-name="P5" draw:layer="layout" svg:width="0.032cm" svg:height="0.034cm" svg:x="13.471cm" svg:y="20.584cm" svg:viewBox="0 0 33 35" svg:d="M16 0c-21 0-21 35 0 35 23 0 23-35 0-35z">
          <text:p/>
        </draw:path>
        <draw:path draw:style-name="gr8" draw:text-style-name="P5" draw:layer="layout" svg:width="0.034cm" svg:height="0.034cm" svg:x="0.999cm" svg:y="16.063cm" svg:viewBox="0 0 35 35" svg:d="M17 0c-23 0-23 35 0 35s23-35 0-35z">
          <text:p/>
        </draw:path>
        <draw:path draw:style-name="gr8" draw:text-style-name="P5" draw:layer="layout" svg:width="0.034cm" svg:height="0.034cm" svg:x="0.999cm" svg:y="16.565cm" svg:viewBox="0 0 35 35" svg:d="M17 0c-23 0-23 35 0 35s23-35 0-35z">
          <text:p/>
        </draw:path>
        <draw:path draw:style-name="gr8" draw:text-style-name="P5" draw:layer="layout" svg:width="0.034cm" svg:height="0.034cm" svg:x="0.999cm" svg:y="17.067cm" svg:viewBox="0 0 35 35" svg:d="M17 0c-23 0-23 35 0 35s23-35 0-35z">
          <text:p/>
        </draw:path>
        <draw:path draw:style-name="gr8" draw:text-style-name="P5" draw:layer="layout" svg:width="0.034cm" svg:height="0.034cm" svg:x="0.999cm" svg:y="17.569cm" svg:viewBox="0 0 35 35" svg:d="M17 0c-23 0-23 35 0 35s23-35 0-35z">
          <text:p/>
        </draw:path>
        <draw:path draw:style-name="gr8" draw:text-style-name="P5" draw:layer="layout" svg:width="0.034cm" svg:height="0.034cm" svg:x="0.999cm" svg:y="18.071cm" svg:viewBox="0 0 35 35" svg:d="M17 0c-23 0-23 35 0 35s23-35 0-35z">
          <text:p/>
        </draw:path>
        <draw:path draw:style-name="gr8" draw:text-style-name="P5" draw:layer="layout" svg:width="0.034cm" svg:height="0.035cm" svg:x="0.999cm" svg:y="18.573cm" svg:viewBox="0 0 35 36" svg:d="M17 0c-23 0-23 36 0 36s23-36 0-36z">
          <text:p/>
        </draw:path>
        <draw:path draw:style-name="gr8" draw:text-style-name="P5" draw:layer="layout" svg:width="0.034cm" svg:height="0.034cm" svg:x="0.999cm" svg:y="19.076cm" svg:viewBox="0 0 35 35" svg:d="M17 0c-23 0-23 35 0 35s23-35 0-35z">
          <text:p/>
        </draw:path>
        <draw:path draw:style-name="gr8" draw:text-style-name="P5" draw:layer="layout" svg:width="0.034cm" svg:height="0.034cm" svg:x="0.999cm" svg:y="19.578cm" svg:viewBox="0 0 35 35" svg:d="M17 0c-23 0-23 35 0 35s23-35 0-35z">
          <text:p/>
        </draw:path>
        <draw:path draw:style-name="gr8" draw:text-style-name="P5" draw:layer="layout" svg:width="0.034cm" svg:height="0.034cm" svg:x="0.999cm" svg:y="20.08cm" svg:viewBox="0 0 35 35" svg:d="M17 0c-23 0-23 35 0 35s23-35 0-35z">
          <text:p/>
        </draw:path>
        <draw:path draw:style-name="gr8" draw:text-style-name="P5" draw:layer="layout" svg:width="0.034cm" svg:height="0.034cm" svg:x="0.999cm" svg:y="20.582cm" svg:viewBox="0 0 35 35" svg:d="M17 0c-23 0-23 35 0 35s23-35 0-35z">
          <text:p/>
        </draw:path>
        <draw:frame draw:style-name="gr9" draw:text-style-name="P6" draw:layer="layout" svg:width="1.316cm" svg:height="0.517cm" svg:x="6.952cm" svg:y="15.88cm">
          <draw:text-box>
            <text:p text:style-name="P2"><text:span text:style-name="T2">Notas</text:span></text:p>
          </draw:text-box>
        </draw:frame>
        <draw:frame draw:style-name="gr51" draw:text-style-name="P7" draw:layer="layout" svg:width="1.915cm" svg:height="0.533cm" svg:x="10.962cm" svg:y="0.701cm">
          <draw:text-box>
            <text:p text:style-name="P2"><text:span text:style-name="T8">Miércoles </text:span></text:p>
          </draw:text-box>
        </draw:frame>
        <draw:frame draw:style-name="gr46" draw:text-style-name="P7" draw:layer="layout" svg:width="0.42cm" svg:height="0.533cm" svg:x="13.022cm" svg:y="0.701cm">
          <draw:text-box>
            <text:p text:style-name="P2"><text:span text:style-name="T7">5</text:span></text:p>
          </draw:text-box>
        </draw:frame>
        <draw:frame draw:style-name="gr10" draw:text-style-name="P7" draw:layer="layout" svg:width="1.894cm" svg:height="0.533cm" svg:x="1.302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2cm" svg:y="1.408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2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2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2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2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2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2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2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2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2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2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2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2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2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2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3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02cm" svg:y1="14.79cm" svg:x2="13.956cm" svg:y2="14.79cm">
          <text:p/>
        </draw:line>
        <draw:frame draw:style-name="gr22" draw:text-style-name="P7" draw:layer="layout" svg:width="0.375cm" svg:height="0.386cm" svg:x="1.004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3cm" svg:y1="15.66cm" svg:x2="13.957cm" svg:y2="15.66cm">
          <text:p/>
        </draw:line>
        <draw:line draw:style-name="gr7" draw:text-style-name="P1" draw:layer="layout" svg:x1="0.702cm" svg:y1="2.66cm" svg:x2="13.956cm" svg:y2="2.66cm">
          <text:p/>
        </draw:line>
        <draw:line draw:style-name="gr7" draw:text-style-name="P1" draw:layer="layout" svg:x1="0.702cm" svg:y1="3.525cm" svg:x2="13.956cm" svg:y2="3.525cm">
          <text:p/>
        </draw:line>
        <draw:line draw:style-name="gr7" draw:text-style-name="P1" draw:layer="layout" svg:x1="0.702cm" svg:y1="4.392cm" svg:x2="13.956cm" svg:y2="4.392cm">
          <text:p/>
        </draw:line>
        <draw:line draw:style-name="gr7" draw:text-style-name="P1" draw:layer="layout" svg:x1="0.702cm" svg:y1="5.257cm" svg:x2="13.956cm" svg:y2="5.257cm">
          <text:p/>
        </draw:line>
        <draw:line draw:style-name="gr7" draw:text-style-name="P1" draw:layer="layout" svg:x1="0.702cm" svg:y1="6.124cm" svg:x2="13.956cm" svg:y2="6.124cm">
          <text:p/>
        </draw:line>
        <draw:line draw:style-name="gr7" draw:text-style-name="P1" draw:layer="layout" svg:x1="0.702cm" svg:y1="6.991cm" svg:x2="13.956cm" svg:y2="6.991cm">
          <text:p/>
        </draw:line>
        <draw:line draw:style-name="gr7" draw:text-style-name="P1" draw:layer="layout" svg:x1="0.702cm" svg:y1="7.856cm" svg:x2="13.956cm" svg:y2="7.856cm">
          <text:p/>
        </draw:line>
        <draw:line draw:style-name="gr7" draw:text-style-name="P1" draw:layer="layout" svg:x1="0.702cm" svg:y1="8.722cm" svg:x2="13.956cm" svg:y2="8.722cm">
          <text:p/>
        </draw:line>
        <draw:line draw:style-name="gr7" draw:text-style-name="P1" draw:layer="layout" svg:x1="0.702cm" svg:y1="9.588cm" svg:x2="13.956cm" svg:y2="9.588cm">
          <text:p/>
        </draw:line>
        <draw:line draw:style-name="gr7" draw:text-style-name="P1" draw:layer="layout" svg:x1="0.702cm" svg:y1="10.454cm" svg:x2="13.956cm" svg:y2="10.454cm">
          <text:p/>
        </draw:line>
        <draw:line draw:style-name="gr7" draw:text-style-name="P1" draw:layer="layout" svg:x1="0.702cm" svg:y1="11.321cm" svg:x2="13.956cm" svg:y2="11.321cm">
          <text:p/>
        </draw:line>
        <draw:line draw:style-name="gr7" draw:text-style-name="P1" draw:layer="layout" svg:x1="0.702cm" svg:y1="12.186cm" svg:x2="13.956cm" svg:y2="12.186cm">
          <text:p/>
        </draw:line>
        <draw:line draw:style-name="gr7" draw:text-style-name="P1" draw:layer="layout" svg:x1="0.702cm" svg:y1="13.052cm" svg:x2="13.956cm" svg:y2="13.052cm">
          <text:p/>
        </draw:line>
        <draw:line draw:style-name="gr7" draw:text-style-name="P1" draw:layer="layout" svg:x1="0.702cm" svg:y1="13.919cm" svg:x2="13.956cm" svg:y2="13.919cm">
          <text:p/>
        </draw:line>
        <draw:line draw:style-name="gr7" draw:text-style-name="P1" draw:layer="layout" svg:x1="0.702cm" svg:y1="14.791cm" svg:x2="13.956cm" svg:y2="14.791cm">
          <text:p/>
        </draw:line>
        <draw:line draw:style-name="gr52" draw:text-style-name="P1" draw:layer="layout" svg:x1="1.447cm" svg:y1="3.09cm" svg:x2="13.956cm" svg:y2="3.09cm">
          <text:p/>
        </draw:line>
        <draw:line draw:style-name="gr52" draw:text-style-name="P1" draw:layer="layout" svg:x1="1.447cm" svg:y1="3.955cm" svg:x2="13.956cm" svg:y2="3.955cm">
          <text:p/>
        </draw:line>
        <draw:line draw:style-name="gr52" draw:text-style-name="P1" draw:layer="layout" svg:x1="1.447cm" svg:y1="4.822cm" svg:x2="13.956cm" svg:y2="4.822cm">
          <text:p/>
        </draw:line>
        <draw:line draw:style-name="gr52" draw:text-style-name="P1" draw:layer="layout" svg:x1="1.447cm" svg:y1="5.687cm" svg:x2="13.956cm" svg:y2="5.687cm">
          <text:p/>
        </draw:line>
        <draw:line draw:style-name="gr52" draw:text-style-name="P1" draw:layer="layout" svg:x1="1.447cm" svg:y1="6.554cm" svg:x2="13.956cm" svg:y2="6.554cm">
          <text:p/>
        </draw:line>
        <draw:line draw:style-name="gr52" draw:text-style-name="P1" draw:layer="layout" svg:x1="1.447cm" svg:y1="7.421cm" svg:x2="13.956cm" svg:y2="7.421cm">
          <text:p/>
        </draw:line>
        <draw:line draw:style-name="gr52" draw:text-style-name="P1" draw:layer="layout" svg:x1="1.447cm" svg:y1="8.286cm" svg:x2="13.956cm" svg:y2="8.286cm">
          <text:p/>
        </draw:line>
        <draw:line draw:style-name="gr52" draw:text-style-name="P1" draw:layer="layout" svg:x1="1.447cm" svg:y1="9.152cm" svg:x2="13.956cm" svg:y2="9.152cm">
          <text:p/>
        </draw:line>
        <draw:line draw:style-name="gr52" draw:text-style-name="P1" draw:layer="layout" svg:x1="1.447cm" svg:y1="10.018cm" svg:x2="13.956cm" svg:y2="10.018cm">
          <text:p/>
        </draw:line>
        <draw:line draw:style-name="gr52" draw:text-style-name="P1" draw:layer="layout" svg:x1="1.447cm" svg:y1="10.884cm" svg:x2="13.956cm" svg:y2="10.884cm">
          <text:p/>
        </draw:line>
        <draw:line draw:style-name="gr52" draw:text-style-name="P1" draw:layer="layout" svg:x1="1.447cm" svg:y1="11.751cm" svg:x2="13.956cm" svg:y2="11.751cm">
          <text:p/>
        </draw:line>
        <draw:line draw:style-name="gr52" draw:text-style-name="P1" draw:layer="layout" svg:x1="1.447cm" svg:y1="12.616cm" svg:x2="13.956cm" svg:y2="12.616cm">
          <text:p/>
        </draw:line>
        <draw:line draw:style-name="gr52" draw:text-style-name="P1" draw:layer="layout" svg:x1="1.447cm" svg:y1="13.482cm" svg:x2="13.956cm" svg:y2="13.482cm">
          <text:p/>
        </draw:line>
        <draw:line draw:style-name="gr52" draw:text-style-name="P1" draw:layer="layout" svg:x1="1.447cm" svg:y1="14.349cm" svg:x2="13.956cm" svg:y2="14.349cm">
          <text:p/>
        </draw:line>
        <draw:line draw:style-name="gr52" draw:text-style-name="P1" draw:layer="layout" svg:x1="1.447cm" svg:y1="15.221cm" svg:x2="13.956cm" svg:y2="15.221cm">
          <text:p/>
        </draw:line>
        <draw:line draw:style-name="gr52" draw:text-style-name="P1" draw:layer="layout" svg:x1="1.447cm" svg:y1="3.091cm" svg:x2="13.956cm" svg:y2="3.091cm">
          <text:p/>
        </draw:line>
        <draw:line draw:style-name="gr52" draw:text-style-name="P1" draw:layer="layout" svg:x1="1.447cm" svg:y1="3.956cm" svg:x2="13.956cm" svg:y2="3.956cm">
          <text:p/>
        </draw:line>
        <draw:line draw:style-name="gr52" draw:text-style-name="P1" draw:layer="layout" svg:x1="1.447cm" svg:y1="4.823cm" svg:x2="13.956cm" svg:y2="4.823cm">
          <text:p/>
        </draw:line>
        <draw:line draw:style-name="gr52" draw:text-style-name="P1" draw:layer="layout" svg:x1="1.447cm" svg:y1="5.688cm" svg:x2="13.956cm" svg:y2="5.688cm">
          <text:p/>
        </draw:line>
        <draw:line draw:style-name="gr52" draw:text-style-name="P1" draw:layer="layout" svg:x1="1.447cm" svg:y1="6.555cm" svg:x2="13.956cm" svg:y2="6.555cm">
          <text:p/>
        </draw:line>
        <draw:line draw:style-name="gr52" draw:text-style-name="P1" draw:layer="layout" svg:x1="1.447cm" svg:y1="7.422cm" svg:x2="13.956cm" svg:y2="7.422cm">
          <text:p/>
        </draw:line>
        <draw:line draw:style-name="gr52" draw:text-style-name="P1" draw:layer="layout" svg:x1="1.447cm" svg:y1="8.287cm" svg:x2="13.956cm" svg:y2="8.287cm">
          <text:p/>
        </draw:line>
        <draw:line draw:style-name="gr52" draw:text-style-name="P1" draw:layer="layout" svg:x1="1.447cm" svg:y1="9.153cm" svg:x2="13.956cm" svg:y2="9.153cm">
          <text:p/>
        </draw:line>
        <draw:line draw:style-name="gr52" draw:text-style-name="P1" draw:layer="layout" svg:x1="1.447cm" svg:y1="10.019cm" svg:x2="13.956cm" svg:y2="10.019cm">
          <text:p/>
        </draw:line>
        <draw:line draw:style-name="gr52" draw:text-style-name="P1" draw:layer="layout" svg:x1="1.447cm" svg:y1="10.885cm" svg:x2="13.956cm" svg:y2="10.885cm">
          <text:p/>
        </draw:line>
        <draw:line draw:style-name="gr52" draw:text-style-name="P1" draw:layer="layout" svg:x1="1.447cm" svg:y1="11.752cm" svg:x2="13.956cm" svg:y2="11.752cm">
          <text:p/>
        </draw:line>
        <draw:line draw:style-name="gr52" draw:text-style-name="P1" draw:layer="layout" svg:x1="1.447cm" svg:y1="12.617cm" svg:x2="13.956cm" svg:y2="12.617cm">
          <text:p/>
        </draw:line>
        <draw:line draw:style-name="gr52" draw:text-style-name="P1" draw:layer="layout" svg:x1="1.447cm" svg:y1="13.483cm" svg:x2="13.956cm" svg:y2="13.483cm">
          <text:p/>
        </draw:line>
        <draw:line draw:style-name="gr52" draw:text-style-name="P1" draw:layer="layout" svg:x1="1.447cm" svg:y1="14.35cm" svg:x2="13.956cm" svg:y2="14.35cm">
          <text:p/>
        </draw:line>
        <draw:line draw:style-name="gr52" draw:text-style-name="P1" draw:layer="layout" svg:x1="1.447cm" svg:y1="15.222cm" svg:x2="13.956cm" svg:y2="15.222cm">
          <text:p/>
        </draw:line>
        <draw:line draw:style-name="gr52" draw:text-style-name="P1" draw:layer="layout" svg:x1="1.448cm" svg:y1="2.31cm" svg:x2="13.957cm" svg:y2="2.31cm">
          <text:p/>
        </draw:line>
        <draw:frame draw:style-name="gr22" draw:text-style-name="P7" draw:layer="layout" svg:width="0.375cm" svg:height="0.386cm" svg:x="14.623cm" svg:y="15.035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093cm" svg:y="8.34cm">
          <draw:text-box>
            <text:p text:style-name="P2"><text:span text:style-name="T8">Domingo</text:span></text:p>
          </draw:text-box>
        </draw:frame>
        <draw:frame draw:style-name="gr46" draw:text-style-name="P7" draw:layer="layout" svg:width="0.42cm" svg:height="0.533cm" svg:x="17.153cm" svg:y="8.34cm">
          <draw:text-box>
            <text:p text:style-name="P2"><text:span text:style-name="T7">2</text:span></text:p>
          </draw:text-box>
        </draw:frame>
        <draw:line draw:style-name="gr7" draw:text-style-name="P1" draw:layer="layout" svg:x1="14.492cm" svg:y1="2.663cm" svg:x2="27.243cm" svg:y2="2.663cm">
          <text:p/>
        </draw:line>
        <draw:line draw:style-name="gr7" draw:text-style-name="P1" draw:layer="layout" svg:x1="14.492cm" svg:y1="3.528cm" svg:x2="27.243cm" svg:y2="3.528cm">
          <text:p/>
        </draw:line>
        <draw:line draw:style-name="gr7" draw:text-style-name="P1" draw:layer="layout" svg:x1="14.492cm" svg:y1="4.395cm" svg:x2="27.243cm" svg:y2="4.395cm">
          <text:p/>
        </draw:line>
        <draw:line draw:style-name="gr7" draw:text-style-name="P1" draw:layer="layout" svg:x1="14.492cm" svg:y1="5.261cm" svg:x2="27.243cm" svg:y2="5.261cm">
          <text:p/>
        </draw:line>
        <draw:line draw:style-name="gr7" draw:text-style-name="P1" draw:layer="layout" svg:x1="14.492cm" svg:y1="6.127cm" svg:x2="27.243cm" svg:y2="6.127cm">
          <text:p/>
        </draw:line>
        <draw:line draw:style-name="gr7" draw:text-style-name="P1" draw:layer="layout" svg:x1="14.492cm" svg:y1="6.994cm" svg:x2="27.243cm" svg:y2="6.994cm">
          <text:p/>
        </draw:line>
        <draw:line draw:style-name="gr52" draw:text-style-name="P1" draw:layer="layout" svg:x1="15.074cm" svg:y1="3.1cm" svg:x2="27.243cm" svg:y2="3.1cm">
          <text:p/>
        </draw:line>
        <draw:line draw:style-name="gr52" draw:text-style-name="P1" draw:layer="layout" svg:x1="15.074cm" svg:y1="3.965cm" svg:x2="27.243cm" svg:y2="3.965cm">
          <text:p/>
        </draw:line>
        <draw:line draw:style-name="gr52" draw:text-style-name="P1" draw:layer="layout" svg:x1="15.074cm" svg:y1="4.832cm" svg:x2="27.243cm" svg:y2="4.832cm">
          <text:p/>
        </draw:line>
        <draw:line draw:style-name="gr52" draw:text-style-name="P1" draw:layer="layout" svg:x1="15.074cm" svg:y1="5.698cm" svg:x2="27.243cm" svg:y2="5.698cm">
          <text:p/>
        </draw:line>
        <draw:line draw:style-name="gr52" draw:text-style-name="P1" draw:layer="layout" svg:x1="15.074cm" svg:y1="6.564cm" svg:x2="27.243cm" svg:y2="6.564cm">
          <text:p/>
        </draw:line>
        <draw:line draw:style-name="gr52" draw:text-style-name="P1" draw:layer="layout" svg:x1="15.074cm" svg:y1="7.431cm" svg:x2="27.243cm" svg:y2="7.431cm">
          <text:p/>
        </draw:line>
        <draw:line draw:style-name="gr52" draw:text-style-name="P1" draw:layer="layout" svg:x1="15.075cm" svg:y1="2.31cm" svg:x2="27.244cm" svg:y2="2.31cm">
          <text:p/>
        </draw:line>
        <draw:frame draw:style-name="gr54" draw:text-style-name="P7" draw:layer="layout" svg:width="0.303cm" svg:height="0.386cm" svg:x="14.623cm" svg:y="2.127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23cm" svg:y="2.902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23cm" svg:y="3.757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23cm" svg:y="4.613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23cm" svg:y="5.493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23cm" svg:y="6.373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23cm" svg:y="7.262cm">
          <draw:text-box>
            <text:p text:style-name="P2"><text:span text:style-name="T5">22</text:span></text:p>
          </draw:text-box>
        </draw:frame>
        <draw:line draw:style-name="gr7" draw:text-style-name="P1" draw:layer="layout" svg:x1="14.491cm" svg:y1="10.458cm" svg:x2="27.242cm" svg:y2="10.458cm">
          <text:p/>
        </draw:line>
        <draw:line draw:style-name="gr7" draw:text-style-name="P1" draw:layer="layout" svg:x1="14.491cm" svg:y1="11.325cm" svg:x2="27.242cm" svg:y2="11.325cm">
          <text:p/>
        </draw:line>
        <draw:line draw:style-name="gr7" draw:text-style-name="P1" draw:layer="layout" svg:x1="14.491cm" svg:y1="12.191cm" svg:x2="27.242cm" svg:y2="12.191cm">
          <text:p/>
        </draw:line>
        <draw:line draw:style-name="gr7" draw:text-style-name="P1" draw:layer="layout" svg:x1="14.491cm" svg:y1="13.056cm" svg:x2="27.242cm" svg:y2="13.056cm">
          <text:p/>
        </draw:line>
        <draw:line draw:style-name="gr7" draw:text-style-name="P1" draw:layer="layout" svg:x1="14.491cm" svg:y1="13.923cm" svg:x2="27.242cm" svg:y2="13.923cm">
          <text:p/>
        </draw:line>
        <draw:line draw:style-name="gr7" draw:text-style-name="P1" draw:layer="layout" svg:x1="14.492cm" svg:y1="14.791cm" svg:x2="27.243cm" svg:y2="14.791cm">
          <text:p/>
        </draw:line>
        <draw:line draw:style-name="gr52" draw:text-style-name="P1" draw:layer="layout" svg:x1="15.073cm" svg:y1="10.03cm" svg:x2="27.242cm" svg:y2="10.03cm">
          <text:p/>
        </draw:line>
        <draw:line draw:style-name="gr52" draw:text-style-name="P1" draw:layer="layout" svg:x1="15.073cm" svg:y1="10.895cm" svg:x2="27.242cm" svg:y2="10.895cm">
          <text:p/>
        </draw:line>
        <draw:line draw:style-name="gr52" draw:text-style-name="P1" draw:layer="layout" svg:x1="15.073cm" svg:y1="11.762cm" svg:x2="27.242cm" svg:y2="11.762cm">
          <text:p/>
        </draw:line>
        <draw:line draw:style-name="gr52" draw:text-style-name="P1" draw:layer="layout" svg:x1="15.073cm" svg:y1="12.628cm" svg:x2="27.242cm" svg:y2="12.628cm">
          <text:p/>
        </draw:line>
        <draw:line draw:style-name="gr52" draw:text-style-name="P1" draw:layer="layout" svg:x1="15.073cm" svg:y1="13.493cm" svg:x2="27.242cm" svg:y2="13.493cm">
          <text:p/>
        </draw:line>
        <draw:line draw:style-name="gr52" draw:text-style-name="P1" draw:layer="layout" svg:x1="15.073cm" svg:y1="14.36cm" svg:x2="27.242cm" svg:y2="14.36cm">
          <text:p/>
        </draw:line>
        <draw:line draw:style-name="gr52" draw:text-style-name="P1" draw:layer="layout" svg:x1="15.074cm" svg:y1="15.228cm" svg:x2="27.243cm" svg:y2="15.228cm">
          <text:p/>
        </draw:line>
        <draw:frame draw:style-name="gr54" draw:text-style-name="P7" draw:layer="layout" svg:width="0.303cm" svg:height="0.386cm" svg:x="14.622cm" svg:y="9.833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22cm" svg:y="10.695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22cm" svg:y="11.567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2cm" svg:y="12.429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22cm" svg:y="13.295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23cm" svg:y="14.165cm">
          <draw:text-box>
            <text:p text:style-name="P2"><text:span text:style-name="T5">20</text:span></text:p>
          </draw:text-box>
        </draw:frame>
        <draw:line draw:style-name="gr5" draw:text-style-name="P1" draw:layer="layout" svg:x1="14.486cm" svg:y1="8.909cm" svg:x2="27.24cm" svg:y2="8.909cm">
          <text:p/>
        </draw:line>
        <draw:line draw:style-name="gr5" draw:text-style-name="P1" draw:layer="layout" svg:x1="14.478cm" svg:y1="9.581cm" svg:x2="27.241cm" svg:y2="9.581cm">
          <text:p/>
        </draw:line>
        <draw:frame draw:style-name="gr11" draw:text-style-name="P7" draw:layer="layout" svg:width="0.997cm" svg:height="0.533cm" svg:x="24.184cm" svg:y="9.03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4cm" svg:y="9.03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cm" svg:y1="7.86cm" svg:x2="27.241cm" svg:y2="7.86cm">
          <text:p/>
        </draw:line>
        <draw:line draw:style-name="gr52" draw:text-style-name="P1" draw:layer="layout" svg:x1="15.072cm" svg:y1="8.297cm" svg:x2="27.241cm" svg:y2="8.297cm">
          <text:p/>
        </draw:line>
        <draw:path draw:style-name="gr8" draw:text-style-name="P5" draw:layer="layout" svg:width="0.033cm" svg:height="0.034cm" svg:x="14.465cm" svg:y="16.062cm" svg:viewBox="0 0 34 35" svg:d="M17 0c-22 0-23 35 0 35s23-35 0-35z">
          <text:p/>
        </draw:path>
        <draw:path draw:style-name="gr8" draw:text-style-name="P5" draw:layer="layout" svg:width="0.033cm" svg:height="0.034cm" svg:x="14.465cm" svg:y="16.564cm" svg:viewBox="0 0 34 35" svg:d="M17 0c-22 0-23 35 0 35s23-35 0-35z">
          <text:p/>
        </draw:path>
        <draw:path draw:style-name="gr8" draw:text-style-name="P5" draw:layer="layout" svg:width="0.033cm" svg:height="0.034cm" svg:x="14.465cm" svg:y="17.066cm" svg:viewBox="0 0 34 35" svg:d="M17 0c-22 0-23 35 0 35s23-35 0-35z">
          <text:p/>
        </draw:path>
        <draw:path draw:style-name="gr8" draw:text-style-name="P5" draw:layer="layout" svg:width="0.033cm" svg:height="0.034cm" svg:x="14.465cm" svg:y="17.568cm" svg:viewBox="0 0 34 35" svg:d="M17 0c-22 0-23 35 0 35s23-35 0-35z">
          <text:p/>
        </draw:path>
        <draw:path draw:style-name="gr8" draw:text-style-name="P5" draw:layer="layout" svg:width="0.033cm" svg:height="0.034cm" svg:x="14.465cm" svg:y="18.07cm" svg:viewBox="0 0 34 35" svg:d="M17 0c-22 0-23 35 0 35s23-35 0-35z">
          <text:p/>
        </draw:path>
        <draw:path draw:style-name="gr8" draw:text-style-name="P5" draw:layer="layout" svg:width="0.033cm" svg:height="0.035cm" svg:x="14.465cm" svg:y="18.572cm" svg:viewBox="0 0 34 36" svg:d="M17 0c-22 0-23 36 0 36s23-36 0-36z">
          <text:p/>
        </draw:path>
        <draw:path draw:style-name="gr8" draw:text-style-name="P5" draw:layer="layout" svg:width="0.033cm" svg:height="0.034cm" svg:x="14.465cm" svg:y="19.075cm" svg:viewBox="0 0 34 35" svg:d="M17 0c-22 0-23 35 0 35s23-35 0-35z">
          <text:p/>
        </draw:path>
        <draw:path draw:style-name="gr8" draw:text-style-name="P5" draw:layer="layout" svg:width="0.033cm" svg:height="0.034cm" svg:x="14.465cm" svg:y="19.577cm" svg:viewBox="0 0 34 35" svg:d="M17 0c-22 0-23 35 0 35s23-35 0-35z">
          <text:p/>
        </draw:path>
        <draw:path draw:style-name="gr8" draw:text-style-name="P5" draw:layer="layout" svg:width="0.033cm" svg:height="0.034cm" svg:x="14.465cm" svg:y="20.079cm" svg:viewBox="0 0 34 35" svg:d="M17 0c-22 0-23 35 0 35s23-35 0-35z">
          <text:p/>
        </draw:path>
        <draw:path draw:style-name="gr8" draw:text-style-name="P5" draw:layer="layout" svg:width="0.033cm" svg:height="0.034cm" svg:x="14.465cm" svg:y="20.581cm" svg:viewBox="0 0 34 35" svg:d="M17 0c-22 0-23 35 0 35s23-35 0-35z">
          <text:p/>
        </draw:path>
        <draw:path draw:style-name="gr8" draw:text-style-name="P5" draw:layer="layout" svg:width="0.034cm" svg:height="0.034cm" svg:x="14.963cm" svg:y="16.062cm" svg:viewBox="0 0 35 35" svg:d="M17 0c-23 0-23 35 0 35s23-35 0-35z">
          <text:p/>
        </draw:path>
        <draw:path draw:style-name="gr8" draw:text-style-name="P5" draw:layer="layout" svg:width="0.034cm" svg:height="0.034cm" svg:x="14.963cm" svg:y="16.564cm" svg:viewBox="0 0 35 35" svg:d="M17 0c-23 0-23 35 0 35s23-35 0-35z">
          <text:p/>
        </draw:path>
        <draw:path draw:style-name="gr8" draw:text-style-name="P5" draw:layer="layout" svg:width="0.034cm" svg:height="0.034cm" svg:x="14.963cm" svg:y="17.066cm" svg:viewBox="0 0 35 35" svg:d="M17 0c-23 0-23 35 0 35s23-35 0-35z">
          <text:p/>
        </draw:path>
        <draw:path draw:style-name="gr8" draw:text-style-name="P5" draw:layer="layout" svg:width="0.034cm" svg:height="0.034cm" svg:x="14.963cm" svg:y="17.568cm" svg:viewBox="0 0 35 35" svg:d="M17 0c-23 0-23 35 0 35s23-35 0-35z">
          <text:p/>
        </draw:path>
        <draw:path draw:style-name="gr8" draw:text-style-name="P5" draw:layer="layout" svg:width="0.034cm" svg:height="0.034cm" svg:x="14.963cm" svg:y="18.07cm" svg:viewBox="0 0 35 35" svg:d="M17 0c-23 0-23 35 0 35s23-35 0-35z">
          <text:p/>
        </draw:path>
        <draw:path draw:style-name="gr8" draw:text-style-name="P5" draw:layer="layout" svg:width="0.034cm" svg:height="0.035cm" svg:x="14.963cm" svg:y="18.572cm" svg:viewBox="0 0 35 36" svg:d="M17 0c-23 0-23 36 0 36s23-36 0-36z">
          <text:p/>
        </draw:path>
        <draw:path draw:style-name="gr8" draw:text-style-name="P5" draw:layer="layout" svg:width="0.034cm" svg:height="0.034cm" svg:x="14.963cm" svg:y="19.075cm" svg:viewBox="0 0 35 35" svg:d="M17 0c-23 0-23 35 0 35s23-35 0-35z">
          <text:p/>
        </draw:path>
        <draw:path draw:style-name="gr8" draw:text-style-name="P5" draw:layer="layout" svg:width="0.034cm" svg:height="0.034cm" svg:x="14.963cm" svg:y="19.577cm" svg:viewBox="0 0 35 35" svg:d="M17 0c-23 0-23 35 0 35s23-35 0-35z">
          <text:p/>
        </draw:path>
        <draw:path draw:style-name="gr8" draw:text-style-name="P5" draw:layer="layout" svg:width="0.034cm" svg:height="0.034cm" svg:x="14.963cm" svg:y="20.079cm" svg:viewBox="0 0 35 35" svg:d="M17 0c-23 0-23 35 0 35s23-35 0-35z">
          <text:p/>
        </draw:path>
        <draw:path draw:style-name="gr8" draw:text-style-name="P5" draw:layer="layout" svg:width="0.034cm" svg:height="0.034cm" svg:x="14.963cm" svg:y="20.581cm" svg:viewBox="0 0 35 35" svg:d="M17 0c-23 0-23 35 0 35s23-35 0-35z">
          <text:p/>
        </draw:path>
        <draw:path draw:style-name="gr8" draw:text-style-name="P5" draw:layer="layout" svg:width="0.033cm" svg:height="0.034cm" svg:x="15.464cm" svg:y="16.062cm" svg:viewBox="0 0 34 35" svg:d="M17 0c-22 0-23 35 0 35s23-35 0-35z">
          <text:p/>
        </draw:path>
        <draw:path draw:style-name="gr8" draw:text-style-name="P5" draw:layer="layout" svg:width="0.033cm" svg:height="0.034cm" svg:x="15.464cm" svg:y="16.564cm" svg:viewBox="0 0 34 35" svg:d="M17 0c-22 0-23 35 0 35s23-35 0-35z">
          <text:p/>
        </draw:path>
        <draw:path draw:style-name="gr8" draw:text-style-name="P5" draw:layer="layout" svg:width="0.033cm" svg:height="0.034cm" svg:x="15.464cm" svg:y="17.066cm" svg:viewBox="0 0 34 35" svg:d="M17 0c-22 0-23 35 0 35s23-35 0-35z">
          <text:p/>
        </draw:path>
        <draw:path draw:style-name="gr8" draw:text-style-name="P5" draw:layer="layout" svg:width="0.033cm" svg:height="0.034cm" svg:x="15.464cm" svg:y="17.568cm" svg:viewBox="0 0 34 35" svg:d="M17 0c-22 0-23 35 0 35s23-35 0-35z">
          <text:p/>
        </draw:path>
        <draw:path draw:style-name="gr8" draw:text-style-name="P5" draw:layer="layout" svg:width="0.033cm" svg:height="0.034cm" svg:x="15.464cm" svg:y="18.07cm" svg:viewBox="0 0 34 35" svg:d="M17 0c-22 0-23 35 0 35s23-35 0-35z">
          <text:p/>
        </draw:path>
        <draw:path draw:style-name="gr8" draw:text-style-name="P5" draw:layer="layout" svg:width="0.033cm" svg:height="0.035cm" svg:x="15.464cm" svg:y="18.572cm" svg:viewBox="0 0 34 36" svg:d="M17 0c-22 0-23 36 0 36s23-36 0-36z">
          <text:p/>
        </draw:path>
        <draw:path draw:style-name="gr8" draw:text-style-name="P5" draw:layer="layout" svg:width="0.033cm" svg:height="0.034cm" svg:x="15.464cm" svg:y="19.075cm" svg:viewBox="0 0 34 35" svg:d="M17 0c-22 0-23 35 0 35s23-35 0-35z">
          <text:p/>
        </draw:path>
        <draw:path draw:style-name="gr8" draw:text-style-name="P5" draw:layer="layout" svg:width="0.033cm" svg:height="0.034cm" svg:x="15.464cm" svg:y="19.577cm" svg:viewBox="0 0 34 35" svg:d="M17 0c-22 0-23 35 0 35s23-35 0-35z">
          <text:p/>
        </draw:path>
        <draw:path draw:style-name="gr8" draw:text-style-name="P5" draw:layer="layout" svg:width="0.033cm" svg:height="0.034cm" svg:x="15.464cm" svg:y="20.079cm" svg:viewBox="0 0 34 35" svg:d="M17 0c-22 0-23 35 0 35s23-35 0-35z">
          <text:p/>
        </draw:path>
        <draw:path draw:style-name="gr8" draw:text-style-name="P5" draw:layer="layout" svg:width="0.033cm" svg:height="0.034cm" svg:x="15.464cm" svg:y="20.581cm" svg:viewBox="0 0 34 35" svg:d="M17 0c-22 0-23 35 0 35s23-35 0-35z">
          <text:p/>
        </draw:path>
        <draw:path draw:style-name="gr8" draw:text-style-name="P5" draw:layer="layout" svg:width="0.034cm" svg:height="0.034cm" svg:x="15.962cm" svg:y="16.062cm" svg:viewBox="0 0 35 35" svg:d="M17 0c-23 0-23 35 0 35s23-35 0-35z">
          <text:p/>
        </draw:path>
        <draw:path draw:style-name="gr8" draw:text-style-name="P5" draw:layer="layout" svg:width="0.034cm" svg:height="0.034cm" svg:x="15.962cm" svg:y="16.564cm" svg:viewBox="0 0 35 35" svg:d="M17 0c-23 0-23 35 0 35s23-35 0-35z">
          <text:p/>
        </draw:path>
        <draw:path draw:style-name="gr8" draw:text-style-name="P5" draw:layer="layout" svg:width="0.034cm" svg:height="0.034cm" svg:x="15.962cm" svg:y="17.066cm" svg:viewBox="0 0 35 35" svg:d="M17 0c-23 0-23 35 0 35s23-35 0-35z">
          <text:p/>
        </draw:path>
        <draw:path draw:style-name="gr8" draw:text-style-name="P5" draw:layer="layout" svg:width="0.034cm" svg:height="0.034cm" svg:x="15.962cm" svg:y="17.568cm" svg:viewBox="0 0 35 35" svg:d="M17 0c-23 0-23 35 0 35s23-35 0-35z">
          <text:p/>
        </draw:path>
        <draw:path draw:style-name="gr8" draw:text-style-name="P5" draw:layer="layout" svg:width="0.034cm" svg:height="0.034cm" svg:x="15.962cm" svg:y="18.07cm" svg:viewBox="0 0 35 35" svg:d="M17 0c-23 0-23 35 0 35s23-35 0-35z">
          <text:p/>
        </draw:path>
        <draw:path draw:style-name="gr8" draw:text-style-name="P5" draw:layer="layout" svg:width="0.034cm" svg:height="0.035cm" svg:x="15.962cm" svg:y="18.572cm" svg:viewBox="0 0 35 36" svg:d="M17 0c-23 0-23 36 0 36s23-36 0-36z">
          <text:p/>
        </draw:path>
        <draw:path draw:style-name="gr8" draw:text-style-name="P5" draw:layer="layout" svg:width="0.034cm" svg:height="0.034cm" svg:x="15.962cm" svg:y="19.075cm" svg:viewBox="0 0 35 35" svg:d="M17 0c-23 0-23 35 0 35s23-35 0-35z">
          <text:p/>
        </draw:path>
        <draw:path draw:style-name="gr8" draw:text-style-name="P5" draw:layer="layout" svg:width="0.034cm" svg:height="0.034cm" svg:x="15.962cm" svg:y="19.577cm" svg:viewBox="0 0 35 35" svg:d="M17 0c-23 0-23 35 0 35s23-35 0-35z">
          <text:p/>
        </draw:path>
        <draw:path draw:style-name="gr8" draw:text-style-name="P5" draw:layer="layout" svg:width="0.034cm" svg:height="0.034cm" svg:x="15.962cm" svg:y="20.079cm" svg:viewBox="0 0 35 35" svg:d="M17 0c-23 0-23 35 0 35s23-35 0-35z">
          <text:p/>
        </draw:path>
        <draw:path draw:style-name="gr8" draw:text-style-name="P5" draw:layer="layout" svg:width="0.034cm" svg:height="0.034cm" svg:x="15.962cm" svg:y="20.581cm" svg:viewBox="0 0 35 35" svg:d="M17 0c-23 0-23 35 0 35s23-35 0-35z">
          <text:p/>
        </draw:path>
        <draw:path draw:style-name="gr8" draw:text-style-name="P5" draw:layer="layout" svg:width="0.034cm" svg:height="0.034cm" svg:x="16.461cm" svg:y="16.062cm" svg:viewBox="0 0 35 35" svg:d="M17 0c-23 0-23 35 0 35s23-35 0-35z">
          <text:p/>
        </draw:path>
        <draw:path draw:style-name="gr8" draw:text-style-name="P5" draw:layer="layout" svg:width="0.034cm" svg:height="0.034cm" svg:x="16.461cm" svg:y="16.564cm" svg:viewBox="0 0 35 35" svg:d="M17 0c-23 0-23 35 0 35s23-35 0-35z">
          <text:p/>
        </draw:path>
        <draw:path draw:style-name="gr8" draw:text-style-name="P5" draw:layer="layout" svg:width="0.034cm" svg:height="0.034cm" svg:x="16.461cm" svg:y="17.066cm" svg:viewBox="0 0 35 35" svg:d="M17 0c-23 0-23 35 0 35s23-35 0-35z">
          <text:p/>
        </draw:path>
        <draw:path draw:style-name="gr8" draw:text-style-name="P5" draw:layer="layout" svg:width="0.034cm" svg:height="0.034cm" svg:x="16.461cm" svg:y="17.568cm" svg:viewBox="0 0 35 35" svg:d="M17 0c-23 0-23 35 0 35s23-35 0-35z">
          <text:p/>
        </draw:path>
        <draw:path draw:style-name="gr8" draw:text-style-name="P5" draw:layer="layout" svg:width="0.034cm" svg:height="0.034cm" svg:x="16.461cm" svg:y="18.07cm" svg:viewBox="0 0 35 35" svg:d="M17 0c-23 0-23 35 0 35s23-35 0-35z">
          <text:p/>
        </draw:path>
        <draw:path draw:style-name="gr8" draw:text-style-name="P5" draw:layer="layout" svg:width="0.034cm" svg:height="0.035cm" svg:x="16.461cm" svg:y="18.572cm" svg:viewBox="0 0 35 36" svg:d="M17 0c-23 0-23 36 0 36s23-36 0-36z">
          <text:p/>
        </draw:path>
        <draw:path draw:style-name="gr8" draw:text-style-name="P5" draw:layer="layout" svg:width="0.034cm" svg:height="0.034cm" svg:x="16.461cm" svg:y="19.075cm" svg:viewBox="0 0 35 35" svg:d="M17 0c-23 0-23 35 0 35s23-35 0-35z">
          <text:p/>
        </draw:path>
        <draw:path draw:style-name="gr8" draw:text-style-name="P5" draw:layer="layout" svg:width="0.034cm" svg:height="0.034cm" svg:x="16.461cm" svg:y="19.577cm" svg:viewBox="0 0 35 35" svg:d="M17 0c-23 0-23 35 0 35s23-35 0-35z">
          <text:p/>
        </draw:path>
        <draw:path draw:style-name="gr8" draw:text-style-name="P5" draw:layer="layout" svg:width="0.034cm" svg:height="0.034cm" svg:x="16.461cm" svg:y="20.079cm" svg:viewBox="0 0 35 35" svg:d="M17 0c-23 0-23 35 0 35s23-35 0-35z">
          <text:p/>
        </draw:path>
        <draw:path draw:style-name="gr8" draw:text-style-name="P5" draw:layer="layout" svg:width="0.034cm" svg:height="0.034cm" svg:x="16.461cm" svg:y="20.581cm" svg:viewBox="0 0 35 35" svg:d="M17 0c-23 0-23 35 0 35s23-35 0-35z">
          <text:p/>
        </draw:path>
        <draw:path draw:style-name="gr8" draw:text-style-name="P5" draw:layer="layout" svg:width="0.034cm" svg:height="0.034cm" svg:x="16.96cm" svg:y="16.062cm" svg:viewBox="0 0 35 35" svg:d="M17 0c-23 0-23 35 0 35s23-35 0-35z">
          <text:p/>
        </draw:path>
        <draw:path draw:style-name="gr8" draw:text-style-name="P5" draw:layer="layout" svg:width="0.034cm" svg:height="0.034cm" svg:x="16.96cm" svg:y="16.564cm" svg:viewBox="0 0 35 35" svg:d="M17 0c-23 0-23 35 0 35s23-35 0-35z">
          <text:p/>
        </draw:path>
        <draw:path draw:style-name="gr8" draw:text-style-name="P5" draw:layer="layout" svg:width="0.034cm" svg:height="0.034cm" svg:x="16.96cm" svg:y="17.066cm" svg:viewBox="0 0 35 35" svg:d="M17 0c-23 0-23 35 0 35s23-35 0-35z">
          <text:p/>
        </draw:path>
        <draw:path draw:style-name="gr8" draw:text-style-name="P5" draw:layer="layout" svg:width="0.034cm" svg:height="0.034cm" svg:x="16.96cm" svg:y="17.568cm" svg:viewBox="0 0 35 35" svg:d="M17 0c-23 0-23 35 0 35s23-35 0-35z">
          <text:p/>
        </draw:path>
        <draw:path draw:style-name="gr8" draw:text-style-name="P5" draw:layer="layout" svg:width="0.034cm" svg:height="0.034cm" svg:x="16.96cm" svg:y="18.07cm" svg:viewBox="0 0 35 35" svg:d="M17 0c-23 0-23 35 0 35s23-35 0-35z">
          <text:p/>
        </draw:path>
        <draw:path draw:style-name="gr8" draw:text-style-name="P5" draw:layer="layout" svg:width="0.034cm" svg:height="0.035cm" svg:x="16.96cm" svg:y="18.572cm" svg:viewBox="0 0 35 36" svg:d="M17 0c-23 0-23 36 0 36s23-36 0-36z">
          <text:p/>
        </draw:path>
        <draw:path draw:style-name="gr8" draw:text-style-name="P5" draw:layer="layout" svg:width="0.034cm" svg:height="0.034cm" svg:x="16.96cm" svg:y="19.075cm" svg:viewBox="0 0 35 35" svg:d="M17 0c-23 0-23 35 0 35s23-35 0-35z">
          <text:p/>
        </draw:path>
        <draw:path draw:style-name="gr8" draw:text-style-name="P5" draw:layer="layout" svg:width="0.034cm" svg:height="0.034cm" svg:x="16.96cm" svg:y="19.577cm" svg:viewBox="0 0 35 35" svg:d="M17 0c-23 0-23 35 0 35s23-35 0-35z">
          <text:p/>
        </draw:path>
        <draw:path draw:style-name="gr8" draw:text-style-name="P5" draw:layer="layout" svg:width="0.034cm" svg:height="0.034cm" svg:x="16.96cm" svg:y="20.079cm" svg:viewBox="0 0 35 35" svg:d="M17 0c-23 0-23 35 0 35s23-35 0-35z">
          <text:p/>
        </draw:path>
        <draw:path draw:style-name="gr8" draw:text-style-name="P5" draw:layer="layout" svg:width="0.034cm" svg:height="0.034cm" svg:x="16.96cm" svg:y="20.581cm" svg:viewBox="0 0 35 35" svg:d="M17 0c-23 0-23 35 0 35s23-35 0-35z">
          <text:p/>
        </draw:path>
        <draw:path draw:style-name="gr8" draw:text-style-name="P5" draw:layer="layout" svg:width="0.033cm" svg:height="0.034cm" svg:x="17.459cm" svg:y="16.062cm" svg:viewBox="0 0 34 35" svg:d="M17 0c-23 0-23 35 0 35 22 0 22-35 0-35z">
          <text:p/>
        </draw:path>
        <draw:path draw:style-name="gr8" draw:text-style-name="P5" draw:layer="layout" svg:width="0.033cm" svg:height="0.034cm" svg:x="17.459cm" svg:y="16.564cm" svg:viewBox="0 0 34 35" svg:d="M17 0c-23 0-23 35 0 35 22 0 22-35 0-35z">
          <text:p/>
        </draw:path>
        <draw:path draw:style-name="gr8" draw:text-style-name="P5" draw:layer="layout" svg:width="0.033cm" svg:height="0.034cm" svg:x="17.459cm" svg:y="17.066cm" svg:viewBox="0 0 34 35" svg:d="M17 0c-23 0-23 35 0 35 22 0 22-35 0-35z">
          <text:p/>
        </draw:path>
        <draw:path draw:style-name="gr8" draw:text-style-name="P5" draw:layer="layout" svg:width="0.033cm" svg:height="0.034cm" svg:x="17.459cm" svg:y="17.568cm" svg:viewBox="0 0 34 35" svg:d="M17 0c-23 0-23 35 0 35 22 0 22-35 0-35z">
          <text:p/>
        </draw:path>
        <draw:path draw:style-name="gr8" draw:text-style-name="P5" draw:layer="layout" svg:width="0.033cm" svg:height="0.034cm" svg:x="17.459cm" svg:y="18.07cm" svg:viewBox="0 0 34 35" svg:d="M17 0c-23 0-23 35 0 35 22 0 22-35 0-35z">
          <text:p/>
        </draw:path>
        <draw:path draw:style-name="gr8" draw:text-style-name="P5" draw:layer="layout" svg:width="0.033cm" svg:height="0.035cm" svg:x="17.459cm" svg:y="18.572cm" svg:viewBox="0 0 34 36" svg:d="M17 0c-23 0-23 36 0 36 22 0 22-36 0-36z">
          <text:p/>
        </draw:path>
        <draw:path draw:style-name="gr8" draw:text-style-name="P5" draw:layer="layout" svg:width="0.033cm" svg:height="0.034cm" svg:x="17.459cm" svg:y="19.075cm" svg:viewBox="0 0 34 35" svg:d="M17 0c-23 0-23 35 0 35 22 0 22-35 0-35z">
          <text:p/>
        </draw:path>
        <draw:path draw:style-name="gr8" draw:text-style-name="P5" draw:layer="layout" svg:width="0.033cm" svg:height="0.034cm" svg:x="17.459cm" svg:y="19.577cm" svg:viewBox="0 0 34 35" svg:d="M17 0c-23 0-23 35 0 35 22 0 22-35 0-35z">
          <text:p/>
        </draw:path>
        <draw:path draw:style-name="gr8" draw:text-style-name="P5" draw:layer="layout" svg:width="0.033cm" svg:height="0.034cm" svg:x="17.459cm" svg:y="20.079cm" svg:viewBox="0 0 34 35" svg:d="M17 0c-23 0-23 35 0 35 22 0 22-35 0-35z">
          <text:p/>
        </draw:path>
        <draw:path draw:style-name="gr8" draw:text-style-name="P5" draw:layer="layout" svg:width="0.033cm" svg:height="0.034cm" svg:x="17.459cm" svg:y="20.581cm" svg:viewBox="0 0 34 35" svg:d="M17 0c-23 0-23 35 0 35 22 0 22-35 0-35z">
          <text:p/>
        </draw:path>
        <draw:path draw:style-name="gr8" draw:text-style-name="P5" draw:layer="layout" svg:width="0.034cm" svg:height="0.034cm" svg:x="17.957cm" svg:y="16.062cm" svg:viewBox="0 0 35 35" svg:d="M17 0c-23 0-23 35 0 35s23-35 0-35z">
          <text:p/>
        </draw:path>
        <draw:path draw:style-name="gr8" draw:text-style-name="P5" draw:layer="layout" svg:width="0.034cm" svg:height="0.034cm" svg:x="17.957cm" svg:y="16.564cm" svg:viewBox="0 0 35 35" svg:d="M17 0c-23 0-23 35 0 35s23-35 0-35z">
          <text:p/>
        </draw:path>
        <draw:path draw:style-name="gr8" draw:text-style-name="P5" draw:layer="layout" svg:width="0.034cm" svg:height="0.034cm" svg:x="17.957cm" svg:y="17.066cm" svg:viewBox="0 0 35 35" svg:d="M17 0c-23 0-23 35 0 35s23-35 0-35z">
          <text:p/>
        </draw:path>
        <draw:path draw:style-name="gr8" draw:text-style-name="P5" draw:layer="layout" svg:width="0.034cm" svg:height="0.034cm" svg:x="17.957cm" svg:y="17.568cm" svg:viewBox="0 0 35 35" svg:d="M17 0c-23 0-23 35 0 35s23-35 0-35z">
          <text:p/>
        </draw:path>
        <draw:path draw:style-name="gr8" draw:text-style-name="P5" draw:layer="layout" svg:width="0.034cm" svg:height="0.034cm" svg:x="17.957cm" svg:y="18.07cm" svg:viewBox="0 0 35 35" svg:d="M17 0c-23 0-23 35 0 35s23-35 0-35z">
          <text:p/>
        </draw:path>
        <draw:path draw:style-name="gr8" draw:text-style-name="P5" draw:layer="layout" svg:width="0.034cm" svg:height="0.035cm" svg:x="17.957cm" svg:y="18.572cm" svg:viewBox="0 0 35 36" svg:d="M17 0c-23 0-23 36 0 36s23-36 0-36z">
          <text:p/>
        </draw:path>
        <draw:path draw:style-name="gr8" draw:text-style-name="P5" draw:layer="layout" svg:width="0.034cm" svg:height="0.034cm" svg:x="17.957cm" svg:y="19.075cm" svg:viewBox="0 0 35 35" svg:d="M17 0c-23 0-23 35 0 35s23-35 0-35z">
          <text:p/>
        </draw:path>
        <draw:path draw:style-name="gr8" draw:text-style-name="P5" draw:layer="layout" svg:width="0.034cm" svg:height="0.034cm" svg:x="17.957cm" svg:y="19.577cm" svg:viewBox="0 0 35 35" svg:d="M17 0c-23 0-23 35 0 35s23-35 0-35z">
          <text:p/>
        </draw:path>
        <draw:path draw:style-name="gr8" draw:text-style-name="P5" draw:layer="layout" svg:width="0.034cm" svg:height="0.034cm" svg:x="17.957cm" svg:y="20.079cm" svg:viewBox="0 0 35 35" svg:d="M17 0c-23 0-23 35 0 35s23-35 0-35z">
          <text:p/>
        </draw:path>
        <draw:path draw:style-name="gr8" draw:text-style-name="P5" draw:layer="layout" svg:width="0.034cm" svg:height="0.034cm" svg:x="17.957cm" svg:y="20.581cm" svg:viewBox="0 0 35 35" svg:d="M17 0c-23 0-23 35 0 35s23-35 0-35z">
          <text:p/>
        </draw:path>
        <draw:path draw:style-name="gr8" draw:text-style-name="P5" draw:layer="layout" svg:width="0.034cm" svg:height="0.034cm" svg:x="18.457cm" svg:y="16.564cm" svg:viewBox="0 0 35 35" svg:d="M17 0c-23 0-23 35 0 35s23-35 0-35z">
          <text:p/>
        </draw:path>
        <draw:path draw:style-name="gr8" draw:text-style-name="P5" draw:layer="layout" svg:width="0.034cm" svg:height="0.034cm" svg:x="18.457cm" svg:y="17.066cm" svg:viewBox="0 0 35 35" svg:d="M17 0c-23 0-23 35 0 35s23-35 0-35z">
          <text:p/>
        </draw:path>
        <draw:path draw:style-name="gr8" draw:text-style-name="P5" draw:layer="layout" svg:width="0.034cm" svg:height="0.034cm" svg:x="18.457cm" svg:y="17.568cm" svg:viewBox="0 0 35 35" svg:d="M17 0c-23 0-23 35 0 35s23-35 0-35z">
          <text:p/>
        </draw:path>
        <draw:path draw:style-name="gr8" draw:text-style-name="P5" draw:layer="layout" svg:width="0.034cm" svg:height="0.034cm" svg:x="18.457cm" svg:y="18.07cm" svg:viewBox="0 0 35 35" svg:d="M17 0c-23 0-23 35 0 35s23-35 0-35z">
          <text:p/>
        </draw:path>
        <draw:path draw:style-name="gr8" draw:text-style-name="P5" draw:layer="layout" svg:width="0.034cm" svg:height="0.035cm" svg:x="18.457cm" svg:y="18.572cm" svg:viewBox="0 0 35 36" svg:d="M17 0c-23 0-23 36 0 36s23-36 0-36z">
          <text:p/>
        </draw:path>
        <draw:path draw:style-name="gr8" draw:text-style-name="P5" draw:layer="layout" svg:width="0.034cm" svg:height="0.034cm" svg:x="18.457cm" svg:y="19.075cm" svg:viewBox="0 0 35 35" svg:d="M17 0c-23 0-23 35 0 35s23-35 0-35z">
          <text:p/>
        </draw:path>
        <draw:path draw:style-name="gr8" draw:text-style-name="P5" draw:layer="layout" svg:width="0.034cm" svg:height="0.034cm" svg:x="18.457cm" svg:y="19.577cm" svg:viewBox="0 0 35 35" svg:d="M17 0c-23 0-23 35 0 35s23-35 0-35z">
          <text:p/>
        </draw:path>
        <draw:path draw:style-name="gr8" draw:text-style-name="P5" draw:layer="layout" svg:width="0.034cm" svg:height="0.034cm" svg:x="18.457cm" svg:y="20.079cm" svg:viewBox="0 0 35 35" svg:d="M17 0c-23 0-23 35 0 35s23-35 0-35z">
          <text:p/>
        </draw:path>
        <draw:path draw:style-name="gr8" draw:text-style-name="P5" draw:layer="layout" svg:width="0.034cm" svg:height="0.034cm" svg:x="18.457cm" svg:y="20.581cm" svg:viewBox="0 0 35 35" svg:d="M17 0c-23 0-23 35 0 35s23-35 0-35z">
          <text:p/>
        </draw:path>
        <draw:path draw:style-name="gr8" draw:text-style-name="P5" draw:layer="layout" svg:width="0.032cm" svg:height="0.034cm" svg:x="18.956cm" svg:y="16.564cm" svg:viewBox="0 0 33 35" svg:d="M16 0c-21 0-21 35 0 35 23 0 23-35 0-35z">
          <text:p/>
        </draw:path>
        <draw:path draw:style-name="gr8" draw:text-style-name="P5" draw:layer="layout" svg:width="0.032cm" svg:height="0.034cm" svg:x="18.956cm" svg:y="17.066cm" svg:viewBox="0 0 33 35" svg:d="M16 0c-21 0-21 35 0 35 23 0 23-35 0-35z">
          <text:p/>
        </draw:path>
        <draw:path draw:style-name="gr8" draw:text-style-name="P5" draw:layer="layout" svg:width="0.032cm" svg:height="0.034cm" svg:x="18.956cm" svg:y="17.568cm" svg:viewBox="0 0 33 35" svg:d="M16 0c-21 0-21 35 0 35 23 0 23-35 0-35z">
          <text:p/>
        </draw:path>
        <draw:path draw:style-name="gr8" draw:text-style-name="P5" draw:layer="layout" svg:width="0.032cm" svg:height="0.034cm" svg:x="18.956cm" svg:y="18.07cm" svg:viewBox="0 0 33 35" svg:d="M16 0c-21 0-21 35 0 35 23 0 23-35 0-35z">
          <text:p/>
        </draw:path>
        <draw:path draw:style-name="gr8" draw:text-style-name="P5" draw:layer="layout" svg:width="0.032cm" svg:height="0.035cm" svg:x="18.956cm" svg:y="18.572cm" svg:viewBox="0 0 33 36" svg:d="M16 0c-21 0-21 36 0 36 23 0 23-36 0-36z">
          <text:p/>
        </draw:path>
        <draw:path draw:style-name="gr8" draw:text-style-name="P5" draw:layer="layout" svg:width="0.032cm" svg:height="0.034cm" svg:x="18.956cm" svg:y="19.075cm" svg:viewBox="0 0 33 35" svg:d="M16 0c-21 0-21 35 0 35 23 0 23-35 0-35z">
          <text:p/>
        </draw:path>
        <draw:path draw:style-name="gr8" draw:text-style-name="P5" draw:layer="layout" svg:width="0.032cm" svg:height="0.034cm" svg:x="18.956cm" svg:y="19.577cm" svg:viewBox="0 0 33 35" svg:d="M16 0c-21 0-21 35 0 35 23 0 23-35 0-35z">
          <text:p/>
        </draw:path>
        <draw:path draw:style-name="gr8" draw:text-style-name="P5" draw:layer="layout" svg:width="0.032cm" svg:height="0.034cm" svg:x="18.956cm" svg:y="20.079cm" svg:viewBox="0 0 33 35" svg:d="M16 0c-21 0-21 35 0 35 23 0 23-35 0-35z">
          <text:p/>
        </draw:path>
        <draw:path draw:style-name="gr8" draw:text-style-name="P5" draw:layer="layout" svg:width="0.032cm" svg:height="0.034cm" svg:x="18.956cm" svg:y="20.581cm" svg:viewBox="0 0 33 35" svg:d="M16 0c-21 0-21 35 0 35 23 0 23-35 0-35z">
          <text:p/>
        </draw:path>
        <draw:path draw:style-name="gr8" draw:text-style-name="P5" draw:layer="layout" svg:width="0.033cm" svg:height="0.034cm" svg:x="19.454cm" svg:y="16.062cm" svg:viewBox="0 0 34 35" svg:d="M17 0c-23 0-23 35 0 35 22 0 22-35 0-35z">
          <text:p/>
        </draw:path>
        <draw:path draw:style-name="gr8" draw:text-style-name="P5" draw:layer="layout" svg:width="0.033cm" svg:height="0.034cm" svg:x="19.454cm" svg:y="16.564cm" svg:viewBox="0 0 34 35" svg:d="M17 0c-23 0-23 35 0 35 22 0 22-35 0-35z">
          <text:p/>
        </draw:path>
        <draw:path draw:style-name="gr8" draw:text-style-name="P5" draw:layer="layout" svg:width="0.033cm" svg:height="0.034cm" svg:x="19.454cm" svg:y="17.066cm" svg:viewBox="0 0 34 35" svg:d="M17 0c-23 0-23 35 0 35 22 0 22-35 0-35z">
          <text:p/>
        </draw:path>
        <draw:path draw:style-name="gr8" draw:text-style-name="P5" draw:layer="layout" svg:width="0.033cm" svg:height="0.034cm" svg:x="19.454cm" svg:y="17.568cm" svg:viewBox="0 0 34 35" svg:d="M17 0c-23 0-23 35 0 35 22 0 22-35 0-35z">
          <text:p/>
        </draw:path>
        <draw:path draw:style-name="gr8" draw:text-style-name="P5" draw:layer="layout" svg:width="0.033cm" svg:height="0.034cm" svg:x="19.454cm" svg:y="18.07cm" svg:viewBox="0 0 34 35" svg:d="M17 0c-23 0-23 35 0 35 22 0 22-35 0-35z">
          <text:p/>
        </draw:path>
        <draw:path draw:style-name="gr8" draw:text-style-name="P5" draw:layer="layout" svg:width="0.033cm" svg:height="0.035cm" svg:x="19.454cm" svg:y="18.572cm" svg:viewBox="0 0 34 36" svg:d="M17 0c-23 0-23 36 0 36 22 0 22-36 0-36z">
          <text:p/>
        </draw:path>
        <draw:path draw:style-name="gr8" draw:text-style-name="P5" draw:layer="layout" svg:width="0.033cm" svg:height="0.034cm" svg:x="19.454cm" svg:y="19.075cm" svg:viewBox="0 0 34 35" svg:d="M17 0c-23 0-23 35 0 35 22 0 22-35 0-35z">
          <text:p/>
        </draw:path>
        <draw:path draw:style-name="gr8" draw:text-style-name="P5" draw:layer="layout" svg:width="0.033cm" svg:height="0.034cm" svg:x="19.454cm" svg:y="19.577cm" svg:viewBox="0 0 34 35" svg:d="M17 0c-23 0-23 35 0 35 22 0 22-35 0-35z">
          <text:p/>
        </draw:path>
        <draw:path draw:style-name="gr8" draw:text-style-name="P5" draw:layer="layout" svg:width="0.033cm" svg:height="0.034cm" svg:x="19.454cm" svg:y="20.079cm" svg:viewBox="0 0 34 35" svg:d="M17 0c-23 0-23 35 0 35 22 0 22-35 0-35z">
          <text:p/>
        </draw:path>
        <draw:path draw:style-name="gr8" draw:text-style-name="P5" draw:layer="layout" svg:width="0.033cm" svg:height="0.034cm" svg:x="19.454cm" svg:y="20.581cm" svg:viewBox="0 0 34 35" svg:d="M17 0c-23 0-23 35 0 35 22 0 22-35 0-35z">
          <text:p/>
        </draw:path>
        <draw:path draw:style-name="gr8" draw:text-style-name="P5" draw:layer="layout" svg:width="0.033cm" svg:height="0.034cm" svg:x="19.953cm" svg:y="16.062cm" svg:viewBox="0 0 34 35" svg:d="M17 0c-23 0-23 35 0 35 22 0 22-35 0-35z">
          <text:p/>
        </draw:path>
        <draw:path draw:style-name="gr8" draw:text-style-name="P5" draw:layer="layout" svg:width="0.033cm" svg:height="0.034cm" svg:x="19.953cm" svg:y="16.564cm" svg:viewBox="0 0 34 35" svg:d="M17 0c-23 0-23 35 0 35 22 0 22-35 0-35z">
          <text:p/>
        </draw:path>
        <draw:path draw:style-name="gr8" draw:text-style-name="P5" draw:layer="layout" svg:width="0.033cm" svg:height="0.034cm" svg:x="19.953cm" svg:y="17.066cm" svg:viewBox="0 0 34 35" svg:d="M17 0c-23 0-23 35 0 35 22 0 22-35 0-35z">
          <text:p/>
        </draw:path>
        <draw:path draw:style-name="gr8" draw:text-style-name="P5" draw:layer="layout" svg:width="0.033cm" svg:height="0.034cm" svg:x="19.953cm" svg:y="17.568cm" svg:viewBox="0 0 34 35" svg:d="M17 0c-23 0-23 35 0 35 22 0 22-35 0-35z">
          <text:p/>
        </draw:path>
        <draw:path draw:style-name="gr8" draw:text-style-name="P5" draw:layer="layout" svg:width="0.033cm" svg:height="0.034cm" svg:x="19.953cm" svg:y="18.07cm" svg:viewBox="0 0 34 35" svg:d="M17 0c-23 0-23 35 0 35 22 0 22-35 0-35z">
          <text:p/>
        </draw:path>
        <draw:path draw:style-name="gr8" draw:text-style-name="P5" draw:layer="layout" svg:width="0.033cm" svg:height="0.035cm" svg:x="19.953cm" svg:y="18.572cm" svg:viewBox="0 0 34 36" svg:d="M17 0c-23 0-23 36 0 36 22 0 22-36 0-36z">
          <text:p/>
        </draw:path>
        <draw:path draw:style-name="gr8" draw:text-style-name="P5" draw:layer="layout" svg:width="0.033cm" svg:height="0.034cm" svg:x="19.953cm" svg:y="19.075cm" svg:viewBox="0 0 34 35" svg:d="M17 0c-23 0-23 35 0 35 22 0 22-35 0-35z">
          <text:p/>
        </draw:path>
        <draw:path draw:style-name="gr8" draw:text-style-name="P5" draw:layer="layout" svg:width="0.033cm" svg:height="0.034cm" svg:x="19.953cm" svg:y="19.577cm" svg:viewBox="0 0 34 35" svg:d="M17 0c-23 0-23 35 0 35 22 0 22-35 0-35z">
          <text:p/>
        </draw:path>
        <draw:path draw:style-name="gr8" draw:text-style-name="P5" draw:layer="layout" svg:width="0.033cm" svg:height="0.034cm" svg:x="19.953cm" svg:y="20.079cm" svg:viewBox="0 0 34 35" svg:d="M17 0c-23 0-23 35 0 35 22 0 22-35 0-35z">
          <text:p/>
        </draw:path>
        <draw:path draw:style-name="gr8" draw:text-style-name="P5" draw:layer="layout" svg:width="0.033cm" svg:height="0.034cm" svg:x="19.953cm" svg:y="20.581cm" svg:viewBox="0 0 34 35" svg:d="M17 0c-23 0-23 35 0 35 22 0 22-35 0-35z">
          <text:p/>
        </draw:path>
        <draw:path draw:style-name="gr8" draw:text-style-name="P5" draw:layer="layout" svg:width="0.032cm" svg:height="0.034cm" svg:x="20.453cm" svg:y="16.062cm" svg:viewBox="0 0 33 35" svg:d="M16 0c-21 0-21 35 0 35 23 0 23-35 0-35z">
          <text:p/>
        </draw:path>
        <draw:path draw:style-name="gr8" draw:text-style-name="P5" draw:layer="layout" svg:width="0.032cm" svg:height="0.034cm" svg:x="20.453cm" svg:y="16.564cm" svg:viewBox="0 0 33 35" svg:d="M16 0c-21 0-21 35 0 35 23 0 23-35 0-35z">
          <text:p/>
        </draw:path>
        <draw:path draw:style-name="gr8" draw:text-style-name="P5" draw:layer="layout" svg:width="0.032cm" svg:height="0.034cm" svg:x="20.453cm" svg:y="17.066cm" svg:viewBox="0 0 33 35" svg:d="M16 0c-21 0-21 35 0 35 23 0 23-35 0-35z">
          <text:p/>
        </draw:path>
        <draw:path draw:style-name="gr8" draw:text-style-name="P5" draw:layer="layout" svg:width="0.032cm" svg:height="0.034cm" svg:x="20.453cm" svg:y="17.568cm" svg:viewBox="0 0 33 35" svg:d="M16 0c-21 0-21 35 0 35 23 0 23-35 0-35z">
          <text:p/>
        </draw:path>
        <draw:path draw:style-name="gr8" draw:text-style-name="P5" draw:layer="layout" svg:width="0.032cm" svg:height="0.034cm" svg:x="20.453cm" svg:y="18.07cm" svg:viewBox="0 0 33 35" svg:d="M16 0c-21 0-21 35 0 35 23 0 23-35 0-35z">
          <text:p/>
        </draw:path>
        <draw:path draw:style-name="gr8" draw:text-style-name="P5" draw:layer="layout" svg:width="0.032cm" svg:height="0.035cm" svg:x="20.453cm" svg:y="18.572cm" svg:viewBox="0 0 33 36" svg:d="M16 0c-21 0-21 36 0 36 23 0 23-36 0-36z">
          <text:p/>
        </draw:path>
        <draw:path draw:style-name="gr8" draw:text-style-name="P5" draw:layer="layout" svg:width="0.032cm" svg:height="0.034cm" svg:x="20.453cm" svg:y="19.075cm" svg:viewBox="0 0 33 35" svg:d="M16 0c-21 0-21 35 0 35 23 0 23-35 0-35z">
          <text:p/>
        </draw:path>
        <draw:path draw:style-name="gr8" draw:text-style-name="P5" draw:layer="layout" svg:width="0.032cm" svg:height="0.034cm" svg:x="20.453cm" svg:y="19.577cm" svg:viewBox="0 0 33 35" svg:d="M16 0c-21 0-21 35 0 35 23 0 23-35 0-35z">
          <text:p/>
        </draw:path>
        <draw:path draw:style-name="gr8" draw:text-style-name="P5" draw:layer="layout" svg:width="0.032cm" svg:height="0.034cm" svg:x="20.453cm" svg:y="20.079cm" svg:viewBox="0 0 33 35" svg:d="M16 0c-21 0-21 35 0 35 23 0 23-35 0-35z">
          <text:p/>
        </draw:path>
        <draw:path draw:style-name="gr8" draw:text-style-name="P5" draw:layer="layout" svg:width="0.032cm" svg:height="0.034cm" svg:x="20.453cm" svg:y="20.581cm" svg:viewBox="0 0 33 35" svg:d="M16 0c-21 0-21 35 0 35 23 0 23-35 0-35z">
          <text:p/>
        </draw:path>
        <draw:path draw:style-name="gr8" draw:text-style-name="P5" draw:layer="layout" svg:width="0.034cm" svg:height="0.034cm" svg:x="20.951cm" svg:y="16.062cm" svg:viewBox="0 0 35 35" svg:d="M17 0c-23 0-23 35 0 35s23-35 0-35z">
          <text:p/>
        </draw:path>
        <draw:path draw:style-name="gr8" draw:text-style-name="P5" draw:layer="layout" svg:width="0.034cm" svg:height="0.034cm" svg:x="20.951cm" svg:y="16.564cm" svg:viewBox="0 0 35 35" svg:d="M17 0c-23 0-23 35 0 35s23-35 0-35z">
          <text:p/>
        </draw:path>
        <draw:path draw:style-name="gr8" draw:text-style-name="P5" draw:layer="layout" svg:width="0.034cm" svg:height="0.034cm" svg:x="20.951cm" svg:y="17.066cm" svg:viewBox="0 0 35 35" svg:d="M17 0c-23 0-23 35 0 35s23-35 0-35z">
          <text:p/>
        </draw:path>
        <draw:path draw:style-name="gr8" draw:text-style-name="P5" draw:layer="layout" svg:width="0.034cm" svg:height="0.034cm" svg:x="20.951cm" svg:y="17.568cm" svg:viewBox="0 0 35 35" svg:d="M17 0c-23 0-23 35 0 35s23-35 0-35z">
          <text:p/>
        </draw:path>
        <draw:path draw:style-name="gr8" draw:text-style-name="P5" draw:layer="layout" svg:width="0.034cm" svg:height="0.034cm" svg:x="20.951cm" svg:y="18.07cm" svg:viewBox="0 0 35 35" svg:d="M17 0c-23 0-23 35 0 35s23-35 0-35z">
          <text:p/>
        </draw:path>
        <draw:path draw:style-name="gr8" draw:text-style-name="P5" draw:layer="layout" svg:width="0.034cm" svg:height="0.035cm" svg:x="20.951cm" svg:y="18.572cm" svg:viewBox="0 0 35 36" svg:d="M17 0c-23 0-23 36 0 36s23-36 0-36z">
          <text:p/>
        </draw:path>
        <draw:path draw:style-name="gr8" draw:text-style-name="P5" draw:layer="layout" svg:width="0.034cm" svg:height="0.034cm" svg:x="20.951cm" svg:y="19.075cm" svg:viewBox="0 0 35 35" svg:d="M17 0c-23 0-23 35 0 35s23-35 0-35z">
          <text:p/>
        </draw:path>
        <draw:path draw:style-name="gr8" draw:text-style-name="P5" draw:layer="layout" svg:width="0.034cm" svg:height="0.034cm" svg:x="20.951cm" svg:y="19.577cm" svg:viewBox="0 0 35 35" svg:d="M17 0c-23 0-23 35 0 35s23-35 0-35z">
          <text:p/>
        </draw:path>
        <draw:path draw:style-name="gr8" draw:text-style-name="P5" draw:layer="layout" svg:width="0.034cm" svg:height="0.034cm" svg:x="20.951cm" svg:y="20.079cm" svg:viewBox="0 0 35 35" svg:d="M17 0c-23 0-23 35 0 35s23-35 0-35z">
          <text:p/>
        </draw:path>
        <draw:path draw:style-name="gr8" draw:text-style-name="P5" draw:layer="layout" svg:width="0.034cm" svg:height="0.034cm" svg:x="20.951cm" svg:y="20.581cm" svg:viewBox="0 0 35 35" svg:d="M17 0c-23 0-23 35 0 35s23-35 0-35z">
          <text:p/>
        </draw:path>
        <draw:path draw:style-name="gr8" draw:text-style-name="P5" draw:layer="layout" svg:width="0.033cm" svg:height="0.034cm" svg:x="21.45cm" svg:y="16.062cm" svg:viewBox="0 0 34 35" svg:d="M17 0c-23 0-23 35 0 35 22 0 22-35 0-35z">
          <text:p/>
        </draw:path>
        <draw:path draw:style-name="gr8" draw:text-style-name="P5" draw:layer="layout" svg:width="0.033cm" svg:height="0.034cm" svg:x="21.45cm" svg:y="16.564cm" svg:viewBox="0 0 34 35" svg:d="M17 0c-23 0-23 35 0 35 22 0 22-35 0-35z">
          <text:p/>
        </draw:path>
        <draw:path draw:style-name="gr8" draw:text-style-name="P5" draw:layer="layout" svg:width="0.033cm" svg:height="0.034cm" svg:x="21.45cm" svg:y="17.066cm" svg:viewBox="0 0 34 35" svg:d="M17 0c-23 0-23 35 0 35 22 0 22-35 0-35z">
          <text:p/>
        </draw:path>
        <draw:path draw:style-name="gr8" draw:text-style-name="P5" draw:layer="layout" svg:width="0.033cm" svg:height="0.034cm" svg:x="21.45cm" svg:y="17.568cm" svg:viewBox="0 0 34 35" svg:d="M17 0c-23 0-23 35 0 35 22 0 22-35 0-35z">
          <text:p/>
        </draw:path>
        <draw:path draw:style-name="gr8" draw:text-style-name="P5" draw:layer="layout" svg:width="0.033cm" svg:height="0.034cm" svg:x="21.45cm" svg:y="18.07cm" svg:viewBox="0 0 34 35" svg:d="M17 0c-23 0-23 35 0 35 22 0 22-35 0-35z">
          <text:p/>
        </draw:path>
        <draw:path draw:style-name="gr8" draw:text-style-name="P5" draw:layer="layout" svg:width="0.033cm" svg:height="0.035cm" svg:x="21.45cm" svg:y="18.572cm" svg:viewBox="0 0 34 36" svg:d="M17 0c-23 0-23 36 0 36 22 0 22-36 0-36z">
          <text:p/>
        </draw:path>
        <draw:path draw:style-name="gr8" draw:text-style-name="P5" draw:layer="layout" svg:width="0.033cm" svg:height="0.034cm" svg:x="21.45cm" svg:y="19.075cm" svg:viewBox="0 0 34 35" svg:d="M17 0c-23 0-23 35 0 35 22 0 22-35 0-35z">
          <text:p/>
        </draw:path>
        <draw:path draw:style-name="gr8" draw:text-style-name="P5" draw:layer="layout" svg:width="0.033cm" svg:height="0.034cm" svg:x="21.45cm" svg:y="19.577cm" svg:viewBox="0 0 34 35" svg:d="M17 0c-23 0-23 35 0 35 22 0 22-35 0-35z">
          <text:p/>
        </draw:path>
        <draw:path draw:style-name="gr8" draw:text-style-name="P5" draw:layer="layout" svg:width="0.033cm" svg:height="0.034cm" svg:x="21.45cm" svg:y="20.079cm" svg:viewBox="0 0 34 35" svg:d="M17 0c-23 0-23 35 0 35 22 0 22-35 0-35z">
          <text:p/>
        </draw:path>
        <draw:path draw:style-name="gr8" draw:text-style-name="P5" draw:layer="layout" svg:width="0.033cm" svg:height="0.034cm" svg:x="21.45cm" svg:y="20.581cm" svg:viewBox="0 0 34 35" svg:d="M17 0c-23 0-23 35 0 35 22 0 22-35 0-35z">
          <text:p/>
        </draw:path>
        <draw:path draw:style-name="gr8" draw:text-style-name="P5" draw:layer="layout" svg:width="0.033cm" svg:height="0.034cm" svg:x="21.949cm" svg:y="16.062cm" svg:viewBox="0 0 34 35" svg:d="M17 0c-23 0-23 35 0 35 22 0 22-35 0-35z">
          <text:p/>
        </draw:path>
        <draw:path draw:style-name="gr8" draw:text-style-name="P5" draw:layer="layout" svg:width="0.033cm" svg:height="0.034cm" svg:x="21.949cm" svg:y="16.564cm" svg:viewBox="0 0 34 35" svg:d="M17 0c-23 0-23 35 0 35 22 0 22-35 0-35z">
          <text:p/>
        </draw:path>
        <draw:path draw:style-name="gr8" draw:text-style-name="P5" draw:layer="layout" svg:width="0.033cm" svg:height="0.034cm" svg:x="21.949cm" svg:y="17.066cm" svg:viewBox="0 0 34 35" svg:d="M17 0c-23 0-23 35 0 35 22 0 22-35 0-35z">
          <text:p/>
        </draw:path>
        <draw:path draw:style-name="gr8" draw:text-style-name="P5" draw:layer="layout" svg:width="0.033cm" svg:height="0.034cm" svg:x="21.949cm" svg:y="17.568cm" svg:viewBox="0 0 34 35" svg:d="M17 0c-23 0-23 35 0 35 22 0 22-35 0-35z">
          <text:p/>
        </draw:path>
        <draw:path draw:style-name="gr8" draw:text-style-name="P5" draw:layer="layout" svg:width="0.033cm" svg:height="0.034cm" svg:x="21.949cm" svg:y="18.07cm" svg:viewBox="0 0 34 35" svg:d="M17 0c-23 0-23 35 0 35 22 0 22-35 0-35z">
          <text:p/>
        </draw:path>
        <draw:path draw:style-name="gr8" draw:text-style-name="P5" draw:layer="layout" svg:width="0.033cm" svg:height="0.035cm" svg:x="21.949cm" svg:y="18.572cm" svg:viewBox="0 0 34 36" svg:d="M17 0c-23 0-23 36 0 36 22 0 22-36 0-36z">
          <text:p/>
        </draw:path>
        <draw:path draw:style-name="gr8" draw:text-style-name="P5" draw:layer="layout" svg:width="0.033cm" svg:height="0.034cm" svg:x="21.949cm" svg:y="19.075cm" svg:viewBox="0 0 34 35" svg:d="M17 0c-23 0-23 35 0 35 22 0 22-35 0-35z">
          <text:p/>
        </draw:path>
        <draw:path draw:style-name="gr8" draw:text-style-name="P5" draw:layer="layout" svg:width="0.033cm" svg:height="0.034cm" svg:x="21.949cm" svg:y="19.577cm" svg:viewBox="0 0 34 35" svg:d="M17 0c-23 0-23 35 0 35 22 0 22-35 0-35z">
          <text:p/>
        </draw:path>
        <draw:path draw:style-name="gr8" draw:text-style-name="P5" draw:layer="layout" svg:width="0.033cm" svg:height="0.034cm" svg:x="21.949cm" svg:y="20.079cm" svg:viewBox="0 0 34 35" svg:d="M17 0c-23 0-23 35 0 35 22 0 22-35 0-35z">
          <text:p/>
        </draw:path>
        <draw:path draw:style-name="gr8" draw:text-style-name="P5" draw:layer="layout" svg:width="0.033cm" svg:height="0.034cm" svg:x="21.949cm" svg:y="20.581cm" svg:viewBox="0 0 34 35" svg:d="M17 0c-23 0-23 35 0 35 22 0 22-35 0-35z">
          <text:p/>
        </draw:path>
        <draw:frame draw:style-name="gr42" draw:text-style-name="P6" draw:layer="layout" svg:width="1.09cm" svg:height="0.671cm" svg:x="18.181cm" svg:y="15.878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4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31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6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5" draw:style-name="dp1" draw:master-page-name="master-page34">
        <draw:line draw:style-name="gr5" draw:text-style-name="P12" draw:layer="layout" svg:x1="15.152cm" svg:y1="1.247cm" svg:x2="18.022cm" svg:y2="1.247cm">
          <text:p/>
        </draw:line>
        <draw:line draw:style-name="gr5" draw:text-style-name="P12" draw:layer="layout" svg:x1="15.16cm" svg:y1="2.635cm" svg:x2="15.16cm" svg:y2="1.256cm">
          <text:p/>
        </draw:line>
        <draw:line draw:style-name="gr5" draw:text-style-name="P12" draw:layer="layout" svg:x1="18.022cm" svg:y1="1.247cm" svg:x2="20.883cm" svg:y2="1.247cm">
          <text:p/>
        </draw:line>
        <draw:line draw:style-name="gr5" draw:text-style-name="P12" draw:layer="layout" svg:x1="18.022cm" svg:y1="2.635cm" svg:x2="18.022cm" svg:y2="1.256cm">
          <text:p/>
        </draw:line>
        <draw:line draw:style-name="gr5" draw:text-style-name="P12" draw:layer="layout" svg:x1="20.883cm" svg:y1="1.247cm" svg:x2="23.744cm" svg:y2="1.247cm">
          <text:p/>
        </draw:line>
        <draw:line draw:style-name="gr5" draw:text-style-name="P12" draw:layer="layout" svg:x1="20.883cm" svg:y1="2.635cm" svg:x2="20.883cm" svg:y2="1.256cm">
          <text:p/>
        </draw:line>
        <draw:line draw:style-name="gr5" draw:text-style-name="P12" draw:layer="layout" svg:x1="23.744cm" svg:y1="1.247cm" svg:x2="26.613cm" svg:y2="1.247cm">
          <text:p/>
        </draw:line>
        <draw:line draw:style-name="gr5" draw:text-style-name="P12" draw:layer="layout" svg:x1="23.744cm" svg:y1="2.635cm" svg:x2="23.744cm" svg:y2="1.256cm">
          <text:p/>
        </draw:line>
        <draw:line draw:style-name="gr5" draw:text-style-name="P12" draw:layer="layout" svg:x1="26.605cm" svg:y1="2.635cm" svg:x2="26.605cm" svg:y2="1.256cm">
          <text:p/>
        </draw:line>
        <draw:line draw:style-name="gr5" draw:text-style-name="P12" draw:layer="layout" svg:x1="15.152cm" svg:y1="2.645cm" svg:x2="18.022cm" svg:y2="2.645cm">
          <text:p/>
        </draw:line>
        <draw:line draw:style-name="gr5" draw:text-style-name="P12" draw:layer="layout" svg:x1="15.16cm" svg:y1="5.453cm" svg:x2="15.16cm" svg:y2="2.652cm">
          <text:p/>
        </draw:line>
        <draw:line draw:style-name="gr5" draw:text-style-name="P12" draw:layer="layout" svg:x1="18.022cm" svg:y1="2.645cm" svg:x2="20.883cm" svg:y2="2.645cm">
          <text:p/>
        </draw:line>
        <draw:line draw:style-name="gr5" draw:text-style-name="P12" draw:layer="layout" svg:x1="18.022cm" svg:y1="5.453cm" svg:x2="18.022cm" svg:y2="2.652cm">
          <text:p/>
        </draw:line>
        <draw:line draw:style-name="gr5" draw:text-style-name="P12" draw:layer="layout" svg:x1="20.883cm" svg:y1="2.645cm" svg:x2="23.744cm" svg:y2="2.645cm">
          <text:p/>
        </draw:line>
        <draw:line draw:style-name="gr5" draw:text-style-name="P12" draw:layer="layout" svg:x1="20.883cm" svg:y1="5.453cm" svg:x2="20.883cm" svg:y2="2.652cm">
          <text:p/>
        </draw:line>
        <draw:line draw:style-name="gr5" draw:text-style-name="P12" draw:layer="layout" svg:x1="23.744cm" svg:y1="2.645cm" svg:x2="26.613cm" svg:y2="2.645cm">
          <text:p/>
        </draw:line>
        <draw:line draw:style-name="gr5" draw:text-style-name="P12" draw:layer="layout" svg:x1="23.744cm" svg:y1="5.453cm" svg:x2="23.744cm" svg:y2="2.652cm">
          <text:p/>
        </draw:line>
        <draw:line draw:style-name="gr5" draw:text-style-name="P12" draw:layer="layout" svg:x1="26.605cm" svg:y1="5.453cm" svg:x2="26.605cm" svg:y2="2.652cm">
          <text:p/>
        </draw:line>
        <draw:line draw:style-name="gr5" draw:text-style-name="P12" draw:layer="layout" svg:x1="15.152cm" svg:y1="5.462cm" svg:x2="18.022cm" svg:y2="5.462cm">
          <text:p/>
        </draw:line>
        <draw:line draw:style-name="gr5" draw:text-style-name="P12" draw:layer="layout" svg:x1="15.16cm" svg:y1="8.27cm" svg:x2="15.16cm" svg:y2="5.468cm">
          <text:p/>
        </draw:line>
        <draw:line draw:style-name="gr5" draw:text-style-name="P12" draw:layer="layout" svg:x1="18.022cm" svg:y1="5.462cm" svg:x2="20.883cm" svg:y2="5.462cm">
          <text:p/>
        </draw:line>
        <draw:line draw:style-name="gr5" draw:text-style-name="P12" draw:layer="layout" svg:x1="18.022cm" svg:y1="8.27cm" svg:x2="18.022cm" svg:y2="5.468cm">
          <text:p/>
        </draw:line>
        <draw:line draw:style-name="gr5" draw:text-style-name="P12" draw:layer="layout" svg:x1="20.883cm" svg:y1="5.462cm" svg:x2="23.744cm" svg:y2="5.462cm">
          <text:p/>
        </draw:line>
        <draw:line draw:style-name="gr5" draw:text-style-name="P12" draw:layer="layout" svg:x1="20.883cm" svg:y1="8.27cm" svg:x2="20.883cm" svg:y2="5.468cm">
          <text:p/>
        </draw:line>
        <draw:line draw:style-name="gr5" draw:text-style-name="P12" draw:layer="layout" svg:x1="23.744cm" svg:y1="5.462cm" svg:x2="26.613cm" svg:y2="5.462cm">
          <text:p/>
        </draw:line>
        <draw:line draw:style-name="gr5" draw:text-style-name="P12" draw:layer="layout" svg:x1="23.744cm" svg:y1="8.27cm" svg:x2="23.744cm" svg:y2="5.468cm">
          <text:p/>
        </draw:line>
        <draw:line draw:style-name="gr5" draw:text-style-name="P12" draw:layer="layout" svg:x1="26.605cm" svg:y1="8.27cm" svg:x2="26.605cm" svg:y2="5.468cm">
          <text:p/>
        </draw:line>
        <draw:line draw:style-name="gr5" draw:text-style-name="P12" draw:layer="layout" svg:x1="15.152cm" svg:y1="8.278cm" svg:x2="18.022cm" svg:y2="8.278cm">
          <text:p/>
        </draw:line>
        <draw:line draw:style-name="gr5" draw:text-style-name="P12" draw:layer="layout" svg:x1="15.16cm" svg:y1="11.086cm" svg:x2="15.16cm" svg:y2="8.285cm">
          <text:p/>
        </draw:line>
        <draw:line draw:style-name="gr5" draw:text-style-name="P12" draw:layer="layout" svg:x1="18.022cm" svg:y1="8.278cm" svg:x2="20.883cm" svg:y2="8.278cm">
          <text:p/>
        </draw:line>
        <draw:line draw:style-name="gr5" draw:text-style-name="P12" draw:layer="layout" svg:x1="18.022cm" svg:y1="11.086cm" svg:x2="18.022cm" svg:y2="8.285cm">
          <text:p/>
        </draw:line>
        <draw:line draw:style-name="gr5" draw:text-style-name="P12" draw:layer="layout" svg:x1="20.883cm" svg:y1="8.278cm" svg:x2="23.744cm" svg:y2="8.278cm">
          <text:p/>
        </draw:line>
        <draw:line draw:style-name="gr5" draw:text-style-name="P12" draw:layer="layout" svg:x1="20.883cm" svg:y1="11.086cm" svg:x2="20.883cm" svg:y2="8.285cm">
          <text:p/>
        </draw:line>
        <draw:line draw:style-name="gr5" draw:text-style-name="P12" draw:layer="layout" svg:x1="23.744cm" svg:y1="8.278cm" svg:x2="26.613cm" svg:y2="8.278cm">
          <text:p/>
        </draw:line>
        <draw:line draw:style-name="gr5" draw:text-style-name="P12" draw:layer="layout" svg:x1="23.744cm" svg:y1="11.086cm" svg:x2="23.744cm" svg:y2="8.285cm">
          <text:p/>
        </draw:line>
        <draw:line draw:style-name="gr5" draw:text-style-name="P12" draw:layer="layout" svg:x1="26.605cm" svg:y1="11.086cm" svg:x2="26.605cm" svg:y2="8.285cm">
          <text:p/>
        </draw:line>
        <draw:line draw:style-name="gr5" draw:text-style-name="P12" draw:layer="layout" svg:x1="15.152cm" svg:y1="11.094cm" svg:x2="18.022cm" svg:y2="11.094cm">
          <text:p/>
        </draw:line>
        <draw:line draw:style-name="gr5" draw:text-style-name="P12" draw:layer="layout" svg:x1="15.16cm" svg:y1="13.903cm" svg:x2="15.16cm" svg:y2="11.101cm">
          <text:p/>
        </draw:line>
        <draw:line draw:style-name="gr5" draw:text-style-name="P12" draw:layer="layout" svg:x1="18.022cm" svg:y1="11.094cm" svg:x2="20.883cm" svg:y2="11.094cm">
          <text:p/>
        </draw:line>
        <draw:line draw:style-name="gr5" draw:text-style-name="P12" draw:layer="layout" svg:x1="18.022cm" svg:y1="13.903cm" svg:x2="18.022cm" svg:y2="11.101cm">
          <text:p/>
        </draw:line>
        <draw:line draw:style-name="gr5" draw:text-style-name="P12" draw:layer="layout" svg:x1="20.883cm" svg:y1="11.094cm" svg:x2="23.744cm" svg:y2="11.094cm">
          <text:p/>
        </draw:line>
        <draw:line draw:style-name="gr5" draw:text-style-name="P12" draw:layer="layout" svg:x1="20.883cm" svg:y1="13.903cm" svg:x2="20.883cm" svg:y2="11.101cm">
          <text:p/>
        </draw:line>
        <draw:line draw:style-name="gr5" draw:text-style-name="P12" draw:layer="layout" svg:x1="23.744cm" svg:y1="11.094cm" svg:x2="26.613cm" svg:y2="11.094cm">
          <text:p/>
        </draw:line>
        <draw:line draw:style-name="gr5" draw:text-style-name="P12" draw:layer="layout" svg:x1="23.744cm" svg:y1="13.903cm" svg:x2="23.744cm" svg:y2="11.101cm">
          <text:p/>
        </draw:line>
        <draw:line draw:style-name="gr5" draw:text-style-name="P12" draw:layer="layout" svg:x1="26.605cm" svg:y1="13.903cm" svg:x2="26.605cm" svg:y2="11.101cm">
          <text:p/>
        </draw:line>
        <draw:line draw:style-name="gr5" draw:text-style-name="P12" draw:layer="layout" svg:x1="15.152cm" svg:y1="13.909cm" svg:x2="18.022cm" svg:y2="13.909cm">
          <text:p/>
        </draw:line>
        <draw:line draw:style-name="gr5" draw:text-style-name="P12" draw:layer="layout" svg:x1="15.16cm" svg:y1="16.719cm" svg:x2="15.16cm" svg:y2="13.917cm">
          <text:p/>
        </draw:line>
        <draw:line draw:style-name="gr5" draw:text-style-name="P12" draw:layer="layout" svg:x1="18.022cm" svg:y1="13.909cm" svg:x2="20.883cm" svg:y2="13.909cm">
          <text:p/>
        </draw:line>
        <draw:line draw:style-name="gr5" draw:text-style-name="P12" draw:layer="layout" svg:x1="18.022cm" svg:y1="16.719cm" svg:x2="18.022cm" svg:y2="13.917cm">
          <text:p/>
        </draw:line>
        <draw:line draw:style-name="gr5" draw:text-style-name="P12" draw:layer="layout" svg:x1="20.883cm" svg:y1="13.909cm" svg:x2="23.744cm" svg:y2="13.909cm">
          <text:p/>
        </draw:line>
        <draw:line draw:style-name="gr5" draw:text-style-name="P12" draw:layer="layout" svg:x1="20.883cm" svg:y1="16.719cm" svg:x2="20.883cm" svg:y2="13.917cm">
          <text:p/>
        </draw:line>
        <draw:line draw:style-name="gr5" draw:text-style-name="P12" draw:layer="layout" svg:x1="23.744cm" svg:y1="13.909cm" svg:x2="26.613cm" svg:y2="13.909cm">
          <text:p/>
        </draw:line>
        <draw:line draw:style-name="gr5" draw:text-style-name="P12" draw:layer="layout" svg:x1="23.744cm" svg:y1="16.719cm" svg:x2="23.744cm" svg:y2="13.917cm">
          <text:p/>
        </draw:line>
        <draw:line draw:style-name="gr5" draw:text-style-name="P12" draw:layer="layout" svg:x1="26.605cm" svg:y1="16.719cm" svg:x2="26.605cm" svg:y2="13.917cm">
          <text:p/>
        </draw:line>
        <draw:line draw:style-name="gr5" draw:text-style-name="P12" draw:layer="layout" svg:x1="15.152cm" svg:y1="16.726cm" svg:x2="26.613cm" svg:y2="16.726cm">
          <text:p/>
        </draw:line>
        <draw:frame draw:style-name="gr59" draw:text-style-name="P13" draw:layer="layout" svg:width="1.432cm" svg:height="0.533cm" svg:x="15.893cm" svg:y="1.714cm">
          <draw:text-box>
            <text:p text:style-name="P2"><text:span text:style-name="T11">Jueves</text:span></text:p>
          </draw:text-box>
        </draw:frame>
        <draw:frame draw:style-name="gr60" draw:text-style-name="P13" draw:layer="layout" svg:width="1.714cm" svg:height="0.533cm" svg:x="18.682cm" svg:y="1.714cm">
          <draw:text-box>
            <text:p text:style-name="P2"><text:span text:style-name="T11">Viernes</text:span></text:p>
          </draw:text-box>
        </draw:frame>
        <draw:frame draw:style-name="gr61" draw:text-style-name="P13" draw:layer="layout" svg:width="1.691cm" svg:height="0.533cm" svg:x="21.53cm" svg:y="1.714cm">
          <draw:text-box>
            <text:p text:style-name="P2"><text:span text:style-name="T11">Sábado</text:span></text:p>
          </draw:text-box>
        </draw:frame>
        <draw:frame draw:style-name="gr62" draw:text-style-name="P13" draw:layer="layout" svg:width="2.001cm" svg:height="0.533cm" svg:x="24.25cm" svg:y="1.714cm">
          <draw:text-box>
            <text:p text:style-name="P2"><text:span text:style-name="T11">Domingo</text:span></text:p>
          </draw:text-box>
        </draw:frame>
        <draw:frame draw:style-name="gr63" draw:text-style-name="P14" draw:layer="layout" svg:width="0.364cm" svg:height="0.475cm" svg:x="15.294cm" svg:y="5.534cm">
          <draw:text-box>
            <text:p text:style-name="P2"><text:span text:style-name="T12">6</text:span></text:p>
          </draw:text-box>
        </draw:frame>
        <draw:frame draw:style-name="gr63" draw:text-style-name="P14" draw:layer="layout" svg:width="0.364cm" svg:height="0.475cm" svg:x="18.155cm" svg:y="5.534cm">
          <draw:text-box>
            <text:p text:style-name="P2"><text:span text:style-name="T12">7</text:span></text:p>
          </draw:text-box>
        </draw:frame>
        <draw:frame draw:style-name="gr64" draw:text-style-name="P14" draw:layer="layout" svg:width="0.37cm" svg:height="0.475cm" svg:x="21.016cm" svg:y="5.534cm">
          <draw:text-box>
            <text:p text:style-name="P2"><text:span text:style-name="T12">8</text:span></text:p>
          </draw:text-box>
        </draw:frame>
        <draw:frame draw:style-name="gr65" draw:text-style-name="P14" draw:layer="layout" svg:width="0.472cm" svg:height="0.475cm" svg:x="23.877cm" svg:y="5.534cm">
          <draw:text-box>
            <text:p text:style-name="P2"><text:span text:style-name="T12">9</text:span></text:p>
          </draw:text-box>
        </draw:frame>
        <draw:frame draw:style-name="gr65" draw:text-style-name="P14" draw:layer="layout" svg:width="0.472cm" svg:height="0.475cm" svg:x="15.294cm" svg:y="8.349cm">
          <draw:text-box>
            <text:p text:style-name="P2"><text:span text:style-name="T12">13</text:span></text:p>
          </draw:text-box>
        </draw:frame>
        <draw:frame draw:style-name="gr65" draw:text-style-name="P14" draw:layer="layout" svg:width="0.472cm" svg:height="0.475cm" svg:x="18.155cm" svg:y="8.349cm">
          <draw:text-box>
            <text:p text:style-name="P2"><text:span text:style-name="T12">14</text:span></text:p>
          </draw:text-box>
        </draw:frame>
        <draw:frame draw:style-name="gr65" draw:text-style-name="P14" draw:layer="layout" svg:width="0.472cm" svg:height="0.475cm" svg:x="21.016cm" svg:y="8.349cm">
          <draw:text-box>
            <text:p text:style-name="P2"><text:span text:style-name="T12">15</text:span></text:p>
          </draw:text-box>
        </draw:frame>
        <draw:frame draw:style-name="gr65" draw:text-style-name="P14" draw:layer="layout" svg:width="0.472cm" svg:height="0.475cm" svg:x="23.877cm" svg:y="8.349cm">
          <draw:text-box>
            <text:p text:style-name="P2"><text:span text:style-name="T12">16</text:span></text:p>
          </draw:text-box>
        </draw:frame>
        <draw:frame draw:style-name="gr65" draw:text-style-name="P14" draw:layer="layout" svg:width="0.472cm" svg:height="0.475cm" svg:x="15.294cm" svg:y="11.165cm">
          <draw:text-box>
            <text:p text:style-name="P2"><text:span text:style-name="T12">20</text:span></text:p>
          </draw:text-box>
        </draw:frame>
        <draw:frame draw:style-name="gr65" draw:text-style-name="P14" draw:layer="layout" svg:width="0.472cm" svg:height="0.475cm" svg:x="18.155cm" svg:y="11.165cm">
          <draw:text-box>
            <text:p text:style-name="P2"><text:span text:style-name="T12">21</text:span></text:p>
          </draw:text-box>
        </draw:frame>
        <draw:frame draw:style-name="gr65" draw:text-style-name="P14" draw:layer="layout" svg:width="0.472cm" svg:height="0.475cm" svg:x="21.016cm" svg:y="11.165cm">
          <draw:text-box>
            <text:p text:style-name="P2"><text:span text:style-name="T12">22</text:span></text:p>
          </draw:text-box>
        </draw:frame>
        <draw:frame draw:style-name="gr63" draw:text-style-name="P14" draw:layer="layout" svg:width="0.364cm" svg:height="0.475cm" svg:x="21.016cm" svg:y="2.721cm">
          <draw:text-box>
            <text:p text:style-name="P2"><text:span text:style-name="T12">1</text:span></text:p>
          </draw:text-box>
        </draw:frame>
        <draw:frame draw:style-name="gr65" draw:text-style-name="P14" draw:layer="layout" svg:width="0.472cm" svg:height="0.475cm" svg:x="23.877cm" svg:y="2.721cm">
          <draw:text-box>
            <text:p text:style-name="P2"><text:span text:style-name="T12">2</text:span></text:p>
          </draw:text-box>
        </draw:frame>
        <draw:frame draw:style-name="gr65" draw:text-style-name="P14" draw:layer="layout" svg:width="0.472cm" svg:height="0.475cm" svg:x="23.881cm" svg:y="11.163cm">
          <draw:text-box>
            <text:p text:style-name="P2"><text:span text:style-name="T12">23</text:span></text:p>
          </draw:text-box>
        </draw:frame>
        <draw:frame draw:style-name="gr65" draw:text-style-name="P14" draw:layer="layout" svg:width="0.472cm" svg:height="0.475cm" svg:x="15.291cm" svg:y="13.979cm">
          <draw:text-box>
            <text:p text:style-name="P2"><text:span text:style-name="T12">27</text:span></text:p>
          </draw:text-box>
        </draw:frame>
        <draw:frame draw:style-name="gr65" draw:text-style-name="P14" draw:layer="layout" svg:width="0.472cm" svg:height="0.475cm" svg:x="18.152cm" svg:y="13.979cm">
          <draw:text-box>
            <text:p text:style-name="P2"><text:span text:style-name="T12">28</text:span></text:p>
          </draw:text-box>
        </draw:frame>
        <draw:line draw:style-name="gr5" draw:text-style-name="P12" draw:layer="layout" svg:x1="15.16cm" svg:y1="19.536cm" svg:x2="15.16cm" svg:y2="16.734cm">
          <text:p/>
        </draw:line>
        <draw:line draw:style-name="gr5" draw:text-style-name="P12" draw:layer="layout" svg:x1="18.022cm" svg:y1="19.536cm" svg:x2="18.022cm" svg:y2="16.734cm">
          <text:p/>
        </draw:line>
        <draw:line draw:style-name="gr5" draw:text-style-name="P12" draw:layer="layout" svg:x1="20.883cm" svg:y1="19.536cm" svg:x2="20.883cm" svg:y2="16.734cm">
          <text:p/>
        </draw:line>
        <draw:line draw:style-name="gr5" draw:text-style-name="P12" draw:layer="layout" svg:x1="23.744cm" svg:y1="19.536cm" svg:x2="23.744cm" svg:y2="16.734cm">
          <text:p/>
        </draw:line>
        <draw:line draw:style-name="gr5" draw:text-style-name="P12" draw:layer="layout" svg:x1="26.605cm" svg:y1="19.536cm" svg:x2="26.605cm" svg:y2="16.734cm">
          <text:p/>
        </draw:line>
        <draw:line draw:style-name="gr5" draw:text-style-name="P12" draw:layer="layout" svg:x1="15.152cm" svg:y1="19.543cm" svg:x2="26.613cm" svg:y2="19.543cm">
          <text:p/>
        </draw:line>
        <draw:frame draw:style-name="gr65" draw:text-style-name="P14" draw:layer="layout" svg:width="0.472cm" svg:height="0.475cm" svg:x="21.017cm" svg:y="13.982cm">
          <draw:text-box>
            <text:p text:style-name="P2"><text:span text:style-name="T12">29</text:span></text:p>
          </draw:text-box>
        </draw:frame>
        <draw:frame draw:style-name="gr65" draw:text-style-name="P14" draw:layer="layout" svg:width="0.472cm" svg:height="0.475cm" svg:x="23.882cm" svg:y="13.98cm">
          <draw:text-box>
            <text:p text:style-name="P2"><text:span text:style-name="T12">30</text:span></text:p>
          </draw:text-box>
        </draw:frame>
        <draw:frame draw:style-name="gr6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2cm" svg:y1="2.66cm" svg:x2="13.956cm" svg:y2="2.66cm">
          <text:p/>
        </draw:line>
        <draw:line draw:style-name="gr7" draw:text-style-name="P1" draw:layer="layout" svg:x1="0.702cm" svg:y1="3.525cm" svg:x2="13.956cm" svg:y2="3.525cm">
          <text:p/>
        </draw:line>
        <draw:line draw:style-name="gr7" draw:text-style-name="P1" draw:layer="layout" svg:x1="0.702cm" svg:y1="4.392cm" svg:x2="13.956cm" svg:y2="4.392cm">
          <text:p/>
        </draw:line>
        <draw:line draw:style-name="gr7" draw:text-style-name="P1" draw:layer="layout" svg:x1="0.702cm" svg:y1="5.257cm" svg:x2="13.956cm" svg:y2="5.257cm">
          <text:p/>
        </draw:line>
        <draw:line draw:style-name="gr7" draw:text-style-name="P1" draw:layer="layout" svg:x1="0.702cm" svg:y1="6.124cm" svg:x2="13.956cm" svg:y2="6.124cm">
          <text:p/>
        </draw:line>
        <draw:line draw:style-name="gr7" draw:text-style-name="P1" draw:layer="layout" svg:x1="0.702cm" svg:y1="6.991cm" svg:x2="13.956cm" svg:y2="6.991cm">
          <text:p/>
        </draw:line>
        <draw:line draw:style-name="gr7" draw:text-style-name="P1" draw:layer="layout" svg:x1="0.702cm" svg:y1="7.856cm" svg:x2="13.956cm" svg:y2="7.856cm">
          <text:p/>
        </draw:line>
        <draw:line draw:style-name="gr7" draw:text-style-name="P1" draw:layer="layout" svg:x1="0.702cm" svg:y1="8.722cm" svg:x2="13.956cm" svg:y2="8.722cm">
          <text:p/>
        </draw:line>
        <draw:line draw:style-name="gr7" draw:text-style-name="P1" draw:layer="layout" svg:x1="0.702cm" svg:y1="9.588cm" svg:x2="13.956cm" svg:y2="9.588cm">
          <text:p/>
        </draw:line>
        <draw:line draw:style-name="gr7" draw:text-style-name="P1" draw:layer="layout" svg:x1="0.702cm" svg:y1="10.454cm" svg:x2="13.956cm" svg:y2="10.454cm">
          <text:p/>
        </draw:line>
        <draw:line draw:style-name="gr7" draw:text-style-name="P1" draw:layer="layout" svg:x1="0.702cm" svg:y1="11.321cm" svg:x2="13.956cm" svg:y2="11.321cm">
          <text:p/>
        </draw:line>
        <draw:line draw:style-name="gr7" draw:text-style-name="P1" draw:layer="layout" svg:x1="0.702cm" svg:y1="12.186cm" svg:x2="13.956cm" svg:y2="12.186cm">
          <text:p/>
        </draw:line>
        <draw:line draw:style-name="gr7" draw:text-style-name="P1" draw:layer="layout" svg:x1="0.702cm" svg:y1="13.052cm" svg:x2="13.956cm" svg:y2="13.052cm">
          <text:p/>
        </draw:line>
        <draw:line draw:style-name="gr7" draw:text-style-name="P1" draw:layer="layout" svg:x1="0.702cm" svg:y1="13.919cm" svg:x2="13.956cm" svg:y2="13.919cm">
          <text:p/>
        </draw:line>
        <draw:line draw:style-name="gr5" draw:text-style-name="P4" draw:layer="layout" svg:x1="0.708cm" svg:y1="1.962cm" svg:x2="13.958cm" svg:y2="1.962cm">
          <text:p/>
        </draw:line>
        <draw:frame draw:style-name="gr6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8cm" svg:y="16.066cm" svg:viewBox="0 0 35 35" svg:d="M17 0c-23 0-23 35 0 35s23-35 0-35z">
          <text:p/>
        </draw:path>
        <draw:path draw:style-name="gr8" draw:text-style-name="P5" draw:layer="layout" svg:width="0.034cm" svg:height="0.034cm" svg:x="1.498cm" svg:y="16.568cm" svg:viewBox="0 0 35 35" svg:d="M17 0c-23 0-23 35 0 35s23-35 0-35z">
          <text:p/>
        </draw:path>
        <draw:path draw:style-name="gr8" draw:text-style-name="P5" draw:layer="layout" svg:width="0.034cm" svg:height="0.034cm" svg:x="1.498cm" svg:y="17.07cm" svg:viewBox="0 0 35 35" svg:d="M17 0c-23 0-23 35 0 35s23-35 0-35z">
          <text:p/>
        </draw:path>
        <draw:path draw:style-name="gr8" draw:text-style-name="P5" draw:layer="layout" svg:width="0.034cm" svg:height="0.034cm" svg:x="1.498cm" svg:y="17.572cm" svg:viewBox="0 0 35 35" svg:d="M17 0c-23 0-23 35 0 35s23-35 0-35z">
          <text:p/>
        </draw:path>
        <draw:path draw:style-name="gr8" draw:text-style-name="P5" draw:layer="layout" svg:width="0.034cm" svg:height="0.034cm" svg:x="1.498cm" svg:y="18.074cm" svg:viewBox="0 0 35 35" svg:d="M17 0c-23 0-23 35 0 35s23-35 0-35z">
          <text:p/>
        </draw:path>
        <draw:path draw:style-name="gr8" draw:text-style-name="P5" draw:layer="layout" svg:width="0.034cm" svg:height="0.035cm" svg:x="1.498cm" svg:y="18.576cm" svg:viewBox="0 0 35 36" svg:d="M17 0c-23 0-23 36 0 36s23-36 0-36z">
          <text:p/>
        </draw:path>
        <draw:path draw:style-name="gr8" draw:text-style-name="P5" draw:layer="layout" svg:width="0.034cm" svg:height="0.034cm" svg:x="1.498cm" svg:y="19.079cm" svg:viewBox="0 0 35 35" svg:d="M17 0c-23 0-23 35 0 35s23-35 0-35z">
          <text:p/>
        </draw:path>
        <draw:path draw:style-name="gr8" draw:text-style-name="P5" draw:layer="layout" svg:width="0.034cm" svg:height="0.034cm" svg:x="1.498cm" svg:y="19.581cm" svg:viewBox="0 0 35 35" svg:d="M17 0c-23 0-23 35 0 35s23-35 0-35z">
          <text:p/>
        </draw:path>
        <draw:path draw:style-name="gr8" draw:text-style-name="P5" draw:layer="layout" svg:width="0.034cm" svg:height="0.034cm" svg:x="1.498cm" svg:y="20.083cm" svg:viewBox="0 0 35 35" svg:d="M17 0c-23 0-23 35 0 35s23-35 0-35z">
          <text:p/>
        </draw:path>
        <draw:path draw:style-name="gr8" draw:text-style-name="P5" draw:layer="layout" svg:width="0.034cm" svg:height="0.034cm" svg:x="1.498cm" svg:y="20.585cm" svg:viewBox="0 0 35 35" svg:d="M17 0c-23 0-23 35 0 35s23-35 0-35z">
          <text:p/>
        </draw:path>
        <draw:path draw:style-name="gr8" draw:text-style-name="P5" draw:layer="layout" svg:width="0.033cm" svg:height="0.034cm" svg:x="1.997cm" svg:y="16.066cm" svg:viewBox="0 0 34 35" svg:d="M17 0c-23 0-23 35 0 35 22 0 22-35 0-35z">
          <text:p/>
        </draw:path>
        <draw:path draw:style-name="gr8" draw:text-style-name="P5" draw:layer="layout" svg:width="0.033cm" svg:height="0.034cm" svg:x="1.997cm" svg:y="16.568cm" svg:viewBox="0 0 34 35" svg:d="M17 0c-23 0-23 35 0 35 22 0 22-35 0-35z">
          <text:p/>
        </draw:path>
        <draw:path draw:style-name="gr8" draw:text-style-name="P5" draw:layer="layout" svg:width="0.033cm" svg:height="0.034cm" svg:x="1.997cm" svg:y="17.07cm" svg:viewBox="0 0 34 35" svg:d="M17 0c-23 0-23 35 0 35 22 0 22-35 0-35z">
          <text:p/>
        </draw:path>
        <draw:path draw:style-name="gr8" draw:text-style-name="P5" draw:layer="layout" svg:width="0.033cm" svg:height="0.034cm" svg:x="1.997cm" svg:y="17.572cm" svg:viewBox="0 0 34 35" svg:d="M17 0c-23 0-23 35 0 35 22 0 22-35 0-35z">
          <text:p/>
        </draw:path>
        <draw:path draw:style-name="gr8" draw:text-style-name="P5" draw:layer="layout" svg:width="0.033cm" svg:height="0.034cm" svg:x="1.997cm" svg:y="18.074cm" svg:viewBox="0 0 34 35" svg:d="M17 0c-23 0-23 35 0 35 22 0 22-35 0-35z">
          <text:p/>
        </draw:path>
        <draw:path draw:style-name="gr8" draw:text-style-name="P5" draw:layer="layout" svg:width="0.033cm" svg:height="0.035cm" svg:x="1.997cm" svg:y="18.576cm" svg:viewBox="0 0 34 36" svg:d="M17 0c-23 0-23 36 0 36 22 0 22-36 0-36z">
          <text:p/>
        </draw:path>
        <draw:path draw:style-name="gr8" draw:text-style-name="P5" draw:layer="layout" svg:width="0.033cm" svg:height="0.034cm" svg:x="1.997cm" svg:y="19.079cm" svg:viewBox="0 0 34 35" svg:d="M17 0c-23 0-23 35 0 35 22 0 22-35 0-35z">
          <text:p/>
        </draw:path>
        <draw:path draw:style-name="gr8" draw:text-style-name="P5" draw:layer="layout" svg:width="0.033cm" svg:height="0.034cm" svg:x="1.997cm" svg:y="19.581cm" svg:viewBox="0 0 34 35" svg:d="M17 0c-23 0-23 35 0 35 22 0 22-35 0-35z">
          <text:p/>
        </draw:path>
        <draw:path draw:style-name="gr8" draw:text-style-name="P5" draw:layer="layout" svg:width="0.033cm" svg:height="0.034cm" svg:x="1.997cm" svg:y="20.083cm" svg:viewBox="0 0 34 35" svg:d="M17 0c-23 0-23 35 0 35 22 0 22-35 0-35z">
          <text:p/>
        </draw:path>
        <draw:path draw:style-name="gr8" draw:text-style-name="P5" draw:layer="layout" svg:width="0.033cm" svg:height="0.034cm" svg:x="1.997cm" svg:y="20.585cm" svg:viewBox="0 0 34 35" svg:d="M17 0c-23 0-23 35 0 35 22 0 22-35 0-35z">
          <text:p/>
        </draw:path>
        <draw:path draw:style-name="gr8" draw:text-style-name="P5" draw:layer="layout" svg:width="0.033cm" svg:height="0.034cm" svg:x="2.496cm" svg:y="16.066cm" svg:viewBox="0 0 34 35" svg:d="M17 0c-23 0-23 35 0 35 22 0 23-35 0-35z">
          <text:p/>
        </draw:path>
        <draw:path draw:style-name="gr8" draw:text-style-name="P5" draw:layer="layout" svg:width="0.033cm" svg:height="0.034cm" svg:x="2.496cm" svg:y="16.568cm" svg:viewBox="0 0 34 35" svg:d="M17 0c-23 0-23 35 0 35 22 0 23-35 0-35z">
          <text:p/>
        </draw:path>
        <draw:path draw:style-name="gr8" draw:text-style-name="P5" draw:layer="layout" svg:width="0.033cm" svg:height="0.034cm" svg:x="2.496cm" svg:y="17.07cm" svg:viewBox="0 0 34 35" svg:d="M17 0c-23 0-23 35 0 35 22 0 23-35 0-35z">
          <text:p/>
        </draw:path>
        <draw:path draw:style-name="gr8" draw:text-style-name="P5" draw:layer="layout" svg:width="0.033cm" svg:height="0.034cm" svg:x="2.496cm" svg:y="17.572cm" svg:viewBox="0 0 34 35" svg:d="M17 0c-23 0-23 35 0 35 22 0 23-35 0-35z">
          <text:p/>
        </draw:path>
        <draw:path draw:style-name="gr8" draw:text-style-name="P5" draw:layer="layout" svg:width="0.033cm" svg:height="0.034cm" svg:x="2.496cm" svg:y="18.074cm" svg:viewBox="0 0 34 35" svg:d="M17 0c-23 0-23 35 0 35 22 0 23-35 0-35z">
          <text:p/>
        </draw:path>
        <draw:path draw:style-name="gr8" draw:text-style-name="P5" draw:layer="layout" svg:width="0.033cm" svg:height="0.035cm" svg:x="2.496cm" svg:y="18.576cm" svg:viewBox="0 0 34 36" svg:d="M17 0c-23 0-23 36 0 36 22 0 23-36 0-36z">
          <text:p/>
        </draw:path>
        <draw:path draw:style-name="gr8" draw:text-style-name="P5" draw:layer="layout" svg:width="0.033cm" svg:height="0.034cm" svg:x="2.496cm" svg:y="19.079cm" svg:viewBox="0 0 34 35" svg:d="M17 0c-23 0-23 35 0 35 22 0 23-35 0-35z">
          <text:p/>
        </draw:path>
        <draw:path draw:style-name="gr8" draw:text-style-name="P5" draw:layer="layout" svg:width="0.033cm" svg:height="0.034cm" svg:x="2.496cm" svg:y="19.581cm" svg:viewBox="0 0 34 35" svg:d="M17 0c-23 0-23 35 0 35 22 0 23-35 0-35z">
          <text:p/>
        </draw:path>
        <draw:path draw:style-name="gr8" draw:text-style-name="P5" draw:layer="layout" svg:width="0.033cm" svg:height="0.034cm" svg:x="2.496cm" svg:y="20.083cm" svg:viewBox="0 0 34 35" svg:d="M17 0c-23 0-23 35 0 35 22 0 23-35 0-35z">
          <text:p/>
        </draw:path>
        <draw:path draw:style-name="gr8" draw:text-style-name="P5" draw:layer="layout" svg:width="0.033cm" svg:height="0.034cm" svg:x="2.496cm" svg:y="20.585cm" svg:viewBox="0 0 34 35" svg:d="M17 0c-23 0-23 35 0 35 22 0 23-35 0-35z">
          <text:p/>
        </draw:path>
        <draw:path draw:style-name="gr8" draw:text-style-name="P5" draw:layer="layout" svg:width="0.032cm" svg:height="0.034cm" svg:x="2.994cm" svg:y="16.066cm" svg:viewBox="0 0 33 35" svg:d="M16 0c-21 0-21 35 0 35 23 0 23-35 0-35z">
          <text:p/>
        </draw:path>
        <draw:path draw:style-name="gr8" draw:text-style-name="P5" draw:layer="layout" svg:width="0.032cm" svg:height="0.034cm" svg:x="2.994cm" svg:y="16.568cm" svg:viewBox="0 0 33 35" svg:d="M16 0c-21 0-21 35 0 35 23 0 23-35 0-35z">
          <text:p/>
        </draw:path>
        <draw:path draw:style-name="gr8" draw:text-style-name="P5" draw:layer="layout" svg:width="0.032cm" svg:height="0.034cm" svg:x="2.994cm" svg:y="17.07cm" svg:viewBox="0 0 33 35" svg:d="M16 0c-21 0-21 35 0 35 23 0 23-35 0-35z">
          <text:p/>
        </draw:path>
        <draw:path draw:style-name="gr8" draw:text-style-name="P5" draw:layer="layout" svg:width="0.032cm" svg:height="0.034cm" svg:x="2.994cm" svg:y="17.572cm" svg:viewBox="0 0 33 35" svg:d="M16 0c-21 0-21 35 0 35 23 0 23-35 0-35z">
          <text:p/>
        </draw:path>
        <draw:path draw:style-name="gr8" draw:text-style-name="P5" draw:layer="layout" svg:width="0.032cm" svg:height="0.034cm" svg:x="2.994cm" svg:y="18.074cm" svg:viewBox="0 0 33 35" svg:d="M16 0c-21 0-21 35 0 35 23 0 23-35 0-35z">
          <text:p/>
        </draw:path>
        <draw:path draw:style-name="gr8" draw:text-style-name="P5" draw:layer="layout" svg:width="0.032cm" svg:height="0.035cm" svg:x="2.994cm" svg:y="18.576cm" svg:viewBox="0 0 33 36" svg:d="M16 0c-21 0-21 36 0 36 23 0 23-36 0-36z">
          <text:p/>
        </draw:path>
        <draw:path draw:style-name="gr8" draw:text-style-name="P5" draw:layer="layout" svg:width="0.032cm" svg:height="0.034cm" svg:x="2.994cm" svg:y="19.079cm" svg:viewBox="0 0 33 35" svg:d="M16 0c-21 0-21 35 0 35 23 0 23-35 0-35z">
          <text:p/>
        </draw:path>
        <draw:path draw:style-name="gr8" draw:text-style-name="P5" draw:layer="layout" svg:width="0.032cm" svg:height="0.034cm" svg:x="2.994cm" svg:y="19.581cm" svg:viewBox="0 0 33 35" svg:d="M16 0c-21 0-21 35 0 35 23 0 23-35 0-35z">
          <text:p/>
        </draw:path>
        <draw:path draw:style-name="gr8" draw:text-style-name="P5" draw:layer="layout" svg:width="0.032cm" svg:height="0.034cm" svg:x="2.994cm" svg:y="20.083cm" svg:viewBox="0 0 33 35" svg:d="M16 0c-21 0-21 35 0 35 23 0 23-35 0-35z">
          <text:p/>
        </draw:path>
        <draw:path draw:style-name="gr8" draw:text-style-name="P5" draw:layer="layout" svg:width="0.032cm" svg:height="0.034cm" svg:x="2.994cm" svg:y="20.585cm" svg:viewBox="0 0 33 35" svg:d="M16 0c-21 0-21 35 0 35 23 0 23-35 0-35z">
          <text:p/>
        </draw:path>
        <draw:path draw:style-name="gr8" draw:text-style-name="P5" draw:layer="layout" svg:width="0.033cm" svg:height="0.034cm" svg:x="3.493cm" svg:y="16.066cm" svg:viewBox="0 0 34 35" svg:d="M17 0c-23 0-23 35 0 35 22 0 23-35 0-35z">
          <text:p/>
        </draw:path>
        <draw:path draw:style-name="gr8" draw:text-style-name="P5" draw:layer="layout" svg:width="0.033cm" svg:height="0.034cm" svg:x="3.493cm" svg:y="16.568cm" svg:viewBox="0 0 34 35" svg:d="M17 0c-23 0-23 35 0 35 22 0 23-35 0-35z">
          <text:p/>
        </draw:path>
        <draw:path draw:style-name="gr8" draw:text-style-name="P5" draw:layer="layout" svg:width="0.033cm" svg:height="0.034cm" svg:x="3.493cm" svg:y="17.07cm" svg:viewBox="0 0 34 35" svg:d="M17 0c-23 0-23 35 0 35 22 0 23-35 0-35z">
          <text:p/>
        </draw:path>
        <draw:path draw:style-name="gr8" draw:text-style-name="P5" draw:layer="layout" svg:width="0.033cm" svg:height="0.034cm" svg:x="3.493cm" svg:y="17.572cm" svg:viewBox="0 0 34 35" svg:d="M17 0c-23 0-23 35 0 35 22 0 23-35 0-35z">
          <text:p/>
        </draw:path>
        <draw:path draw:style-name="gr8" draw:text-style-name="P5" draw:layer="layout" svg:width="0.033cm" svg:height="0.034cm" svg:x="3.493cm" svg:y="18.074cm" svg:viewBox="0 0 34 35" svg:d="M17 0c-23 0-23 35 0 35 22 0 23-35 0-35z">
          <text:p/>
        </draw:path>
        <draw:path draw:style-name="gr8" draw:text-style-name="P5" draw:layer="layout" svg:width="0.033cm" svg:height="0.035cm" svg:x="3.493cm" svg:y="18.576cm" svg:viewBox="0 0 34 36" svg:d="M17 0c-23 0-23 36 0 36 22 0 23-36 0-36z">
          <text:p/>
        </draw:path>
        <draw:path draw:style-name="gr8" draw:text-style-name="P5" draw:layer="layout" svg:width="0.033cm" svg:height="0.034cm" svg:x="3.493cm" svg:y="19.079cm" svg:viewBox="0 0 34 35" svg:d="M17 0c-23 0-23 35 0 35 22 0 23-35 0-35z">
          <text:p/>
        </draw:path>
        <draw:path draw:style-name="gr8" draw:text-style-name="P5" draw:layer="layout" svg:width="0.033cm" svg:height="0.034cm" svg:x="3.493cm" svg:y="19.581cm" svg:viewBox="0 0 34 35" svg:d="M17 0c-23 0-23 35 0 35 22 0 23-35 0-35z">
          <text:p/>
        </draw:path>
        <draw:path draw:style-name="gr8" draw:text-style-name="P5" draw:layer="layout" svg:width="0.033cm" svg:height="0.034cm" svg:x="3.493cm" svg:y="20.083cm" svg:viewBox="0 0 34 35" svg:d="M17 0c-23 0-23 35 0 35 22 0 23-35 0-35z">
          <text:p/>
        </draw:path>
        <draw:path draw:style-name="gr8" draw:text-style-name="P5" draw:layer="layout" svg:width="0.033cm" svg:height="0.034cm" svg:x="3.493cm" svg:y="20.585cm" svg:viewBox="0 0 34 35" svg:d="M17 0c-23 0-23 35 0 35 22 0 23-35 0-35z">
          <text:p/>
        </draw:path>
        <draw:path draw:style-name="gr8" draw:text-style-name="P5" draw:layer="layout" svg:width="0.033cm" svg:height="0.034cm" svg:x="3.993cm" svg:y="16.066cm" svg:viewBox="0 0 34 35" svg:d="M17 0c-23 0-23 35 0 35 22 0 22-35 0-35z">
          <text:p/>
        </draw:path>
        <draw:path draw:style-name="gr8" draw:text-style-name="P5" draw:layer="layout" svg:width="0.033cm" svg:height="0.034cm" svg:x="3.993cm" svg:y="16.568cm" svg:viewBox="0 0 34 35" svg:d="M17 0c-23 0-23 35 0 35 22 0 22-35 0-35z">
          <text:p/>
        </draw:path>
        <draw:path draw:style-name="gr8" draw:text-style-name="P5" draw:layer="layout" svg:width="0.033cm" svg:height="0.034cm" svg:x="3.993cm" svg:y="17.07cm" svg:viewBox="0 0 34 35" svg:d="M17 0c-23 0-23 35 0 35 22 0 22-35 0-35z">
          <text:p/>
        </draw:path>
        <draw:path draw:style-name="gr8" draw:text-style-name="P5" draw:layer="layout" svg:width="0.033cm" svg:height="0.034cm" svg:x="3.993cm" svg:y="17.572cm" svg:viewBox="0 0 34 35" svg:d="M17 0c-23 0-23 35 0 35 22 0 22-35 0-35z">
          <text:p/>
        </draw:path>
        <draw:path draw:style-name="gr8" draw:text-style-name="P5" draw:layer="layout" svg:width="0.033cm" svg:height="0.034cm" svg:x="3.993cm" svg:y="18.074cm" svg:viewBox="0 0 34 35" svg:d="M17 0c-23 0-23 35 0 35 22 0 22-35 0-35z">
          <text:p/>
        </draw:path>
        <draw:path draw:style-name="gr8" draw:text-style-name="P5" draw:layer="layout" svg:width="0.033cm" svg:height="0.035cm" svg:x="3.993cm" svg:y="18.576cm" svg:viewBox="0 0 34 36" svg:d="M17 0c-23 0-23 36 0 36 22 0 22-36 0-36z">
          <text:p/>
        </draw:path>
        <draw:path draw:style-name="gr8" draw:text-style-name="P5" draw:layer="layout" svg:width="0.033cm" svg:height="0.034cm" svg:x="3.993cm" svg:y="19.079cm" svg:viewBox="0 0 34 35" svg:d="M17 0c-23 0-23 35 0 35 22 0 22-35 0-35z">
          <text:p/>
        </draw:path>
        <draw:path draw:style-name="gr8" draw:text-style-name="P5" draw:layer="layout" svg:width="0.033cm" svg:height="0.034cm" svg:x="3.993cm" svg:y="19.581cm" svg:viewBox="0 0 34 35" svg:d="M17 0c-23 0-23 35 0 35 22 0 22-35 0-35z">
          <text:p/>
        </draw:path>
        <draw:path draw:style-name="gr8" draw:text-style-name="P5" draw:layer="layout" svg:width="0.033cm" svg:height="0.034cm" svg:x="3.993cm" svg:y="20.083cm" svg:viewBox="0 0 34 35" svg:d="M17 0c-23 0-23 35 0 35 22 0 22-35 0-35z">
          <text:p/>
        </draw:path>
        <draw:path draw:style-name="gr8" draw:text-style-name="P5" draw:layer="layout" svg:width="0.033cm" svg:height="0.034cm" svg:x="3.993cm" svg:y="20.585cm" svg:viewBox="0 0 34 35" svg:d="M17 0c-23 0-23 35 0 35 22 0 22-35 0-35z">
          <text:p/>
        </draw:path>
        <draw:path draw:style-name="gr8" draw:text-style-name="P5" draw:layer="layout" svg:width="0.034cm" svg:height="0.034cm" svg:x="4.491cm" svg:y="16.066cm" svg:viewBox="0 0 35 35" svg:d="M17 0c-23 0-23 35 0 35s23-35 0-35z">
          <text:p/>
        </draw:path>
        <draw:path draw:style-name="gr8" draw:text-style-name="P5" draw:layer="layout" svg:width="0.034cm" svg:height="0.034cm" svg:x="4.491cm" svg:y="16.568cm" svg:viewBox="0 0 35 35" svg:d="M17 0c-23 0-23 35 0 35s23-35 0-35z">
          <text:p/>
        </draw:path>
        <draw:path draw:style-name="gr8" draw:text-style-name="P5" draw:layer="layout" svg:width="0.034cm" svg:height="0.034cm" svg:x="4.491cm" svg:y="17.07cm" svg:viewBox="0 0 35 35" svg:d="M17 0c-23 0-23 35 0 35s23-35 0-35z">
          <text:p/>
        </draw:path>
        <draw:path draw:style-name="gr8" draw:text-style-name="P5" draw:layer="layout" svg:width="0.034cm" svg:height="0.034cm" svg:x="4.491cm" svg:y="17.572cm" svg:viewBox="0 0 35 35" svg:d="M17 0c-23 0-23 35 0 35s23-35 0-35z">
          <text:p/>
        </draw:path>
        <draw:path draw:style-name="gr8" draw:text-style-name="P5" draw:layer="layout" svg:width="0.034cm" svg:height="0.034cm" svg:x="4.491cm" svg:y="18.074cm" svg:viewBox="0 0 35 35" svg:d="M17 0c-23 0-23 35 0 35s23-35 0-35z">
          <text:p/>
        </draw:path>
        <draw:path draw:style-name="gr8" draw:text-style-name="P5" draw:layer="layout" svg:width="0.034cm" svg:height="0.035cm" svg:x="4.491cm" svg:y="18.576cm" svg:viewBox="0 0 35 36" svg:d="M17 0c-23 0-23 36 0 36s23-36 0-36z">
          <text:p/>
        </draw:path>
        <draw:path draw:style-name="gr8" draw:text-style-name="P5" draw:layer="layout" svg:width="0.034cm" svg:height="0.034cm" svg:x="4.491cm" svg:y="19.079cm" svg:viewBox="0 0 35 35" svg:d="M17 0c-23 0-23 35 0 35s23-35 0-35z">
          <text:p/>
        </draw:path>
        <draw:path draw:style-name="gr8" draw:text-style-name="P5" draw:layer="layout" svg:width="0.034cm" svg:height="0.034cm" svg:x="4.491cm" svg:y="19.581cm" svg:viewBox="0 0 35 35" svg:d="M17 0c-23 0-23 35 0 35s23-35 0-35z">
          <text:p/>
        </draw:path>
        <draw:path draw:style-name="gr8" draw:text-style-name="P5" draw:layer="layout" svg:width="0.034cm" svg:height="0.034cm" svg:x="4.491cm" svg:y="20.083cm" svg:viewBox="0 0 35 35" svg:d="M17 0c-23 0-23 35 0 35s23-35 0-35z">
          <text:p/>
        </draw:path>
        <draw:path draw:style-name="gr8" draw:text-style-name="P5" draw:layer="layout" svg:width="0.034cm" svg:height="0.034cm" svg:x="4.491cm" svg:y="20.585cm" svg:viewBox="0 0 35 35" svg:d="M17 0c-23 0-23 35 0 35s23-35 0-35z">
          <text:p/>
        </draw:path>
        <draw:path draw:style-name="gr8" draw:text-style-name="P5" draw:layer="layout" svg:width="0.033cm" svg:height="0.034cm" svg:x="4.989cm" svg:y="16.066cm" svg:viewBox="0 0 34 35" svg:d="M17 0c-22 0-23 35 0 35s23-35 0-35z">
          <text:p/>
        </draw:path>
        <draw:path draw:style-name="gr8" draw:text-style-name="P5" draw:layer="layout" svg:width="0.033cm" svg:height="0.034cm" svg:x="4.989cm" svg:y="16.568cm" svg:viewBox="0 0 34 35" svg:d="M17 0c-22 0-23 35 0 35s23-35 0-35z">
          <text:p/>
        </draw:path>
        <draw:path draw:style-name="gr8" draw:text-style-name="P5" draw:layer="layout" svg:width="0.033cm" svg:height="0.034cm" svg:x="4.989cm" svg:y="17.07cm" svg:viewBox="0 0 34 35" svg:d="M17 0c-22 0-23 35 0 35s23-35 0-35z">
          <text:p/>
        </draw:path>
        <draw:path draw:style-name="gr8" draw:text-style-name="P5" draw:layer="layout" svg:width="0.033cm" svg:height="0.034cm" svg:x="4.989cm" svg:y="17.572cm" svg:viewBox="0 0 34 35" svg:d="M17 0c-22 0-23 35 0 35s23-35 0-35z">
          <text:p/>
        </draw:path>
        <draw:path draw:style-name="gr8" draw:text-style-name="P5" draw:layer="layout" svg:width="0.033cm" svg:height="0.034cm" svg:x="4.989cm" svg:y="18.074cm" svg:viewBox="0 0 34 35" svg:d="M17 0c-22 0-23 35 0 35s23-35 0-35z">
          <text:p/>
        </draw:path>
        <draw:path draw:style-name="gr8" draw:text-style-name="P5" draw:layer="layout" svg:width="0.033cm" svg:height="0.035cm" svg:x="4.989cm" svg:y="18.576cm" svg:viewBox="0 0 34 36" svg:d="M17 0c-22 0-23 36 0 36s23-36 0-36z">
          <text:p/>
        </draw:path>
        <draw:path draw:style-name="gr8" draw:text-style-name="P5" draw:layer="layout" svg:width="0.033cm" svg:height="0.034cm" svg:x="4.989cm" svg:y="19.079cm" svg:viewBox="0 0 34 35" svg:d="M17 0c-22 0-23 35 0 35s23-35 0-35z">
          <text:p/>
        </draw:path>
        <draw:path draw:style-name="gr8" draw:text-style-name="P5" draw:layer="layout" svg:width="0.033cm" svg:height="0.034cm" svg:x="4.989cm" svg:y="19.581cm" svg:viewBox="0 0 34 35" svg:d="M17 0c-22 0-23 35 0 35s23-35 0-35z">
          <text:p/>
        </draw:path>
        <draw:path draw:style-name="gr8" draw:text-style-name="P5" draw:layer="layout" svg:width="0.033cm" svg:height="0.034cm" svg:x="4.989cm" svg:y="20.083cm" svg:viewBox="0 0 34 35" svg:d="M17 0c-22 0-23 35 0 35s23-35 0-35z">
          <text:p/>
        </draw:path>
        <draw:path draw:style-name="gr8" draw:text-style-name="P5" draw:layer="layout" svg:width="0.033cm" svg:height="0.034cm" svg:x="4.989cm" svg:y="20.585cm" svg:viewBox="0 0 34 35" svg:d="M17 0c-22 0-23 35 0 35s23-35 0-35z">
          <text:p/>
        </draw:path>
        <draw:path draw:style-name="gr8" draw:text-style-name="P5" draw:layer="layout" svg:width="0.032cm" svg:height="0.034cm" svg:x="5.488cm" svg:y="16.066cm" svg:viewBox="0 0 33 35" svg:d="M16 0c-21 0-21 35 0 35 23 0 23-35 0-35z">
          <text:p/>
        </draw:path>
        <draw:path draw:style-name="gr8" draw:text-style-name="P5" draw:layer="layout" svg:width="0.032cm" svg:height="0.034cm" svg:x="5.488cm" svg:y="16.568cm" svg:viewBox="0 0 33 35" svg:d="M16 0c-21 0-21 35 0 35 23 0 23-35 0-35z">
          <text:p/>
        </draw:path>
        <draw:path draw:style-name="gr8" draw:text-style-name="P5" draw:layer="layout" svg:width="0.032cm" svg:height="0.034cm" svg:x="5.488cm" svg:y="17.07cm" svg:viewBox="0 0 33 35" svg:d="M16 0c-21 0-21 35 0 35 23 0 23-35 0-35z">
          <text:p/>
        </draw:path>
        <draw:path draw:style-name="gr8" draw:text-style-name="P5" draw:layer="layout" svg:width="0.032cm" svg:height="0.034cm" svg:x="5.488cm" svg:y="17.572cm" svg:viewBox="0 0 33 35" svg:d="M16 0c-21 0-21 35 0 35 23 0 23-35 0-35z">
          <text:p/>
        </draw:path>
        <draw:path draw:style-name="gr8" draw:text-style-name="P5" draw:layer="layout" svg:width="0.032cm" svg:height="0.034cm" svg:x="5.488cm" svg:y="18.074cm" svg:viewBox="0 0 33 35" svg:d="M16 0c-21 0-21 35 0 35 23 0 23-35 0-35z">
          <text:p/>
        </draw:path>
        <draw:path draw:style-name="gr8" draw:text-style-name="P5" draw:layer="layout" svg:width="0.032cm" svg:height="0.035cm" svg:x="5.488cm" svg:y="18.576cm" svg:viewBox="0 0 33 36" svg:d="M16 0c-21 0-21 36 0 36 23 0 23-36 0-36z">
          <text:p/>
        </draw:path>
        <draw:path draw:style-name="gr8" draw:text-style-name="P5" draw:layer="layout" svg:width="0.032cm" svg:height="0.034cm" svg:x="5.488cm" svg:y="19.079cm" svg:viewBox="0 0 33 35" svg:d="M16 0c-21 0-21 35 0 35 23 0 23-35 0-35z">
          <text:p/>
        </draw:path>
        <draw:path draw:style-name="gr8" draw:text-style-name="P5" draw:layer="layout" svg:width="0.032cm" svg:height="0.034cm" svg:x="5.488cm" svg:y="19.581cm" svg:viewBox="0 0 33 35" svg:d="M16 0c-21 0-21 35 0 35 23 0 23-35 0-35z">
          <text:p/>
        </draw:path>
        <draw:path draw:style-name="gr8" draw:text-style-name="P5" draw:layer="layout" svg:width="0.032cm" svg:height="0.034cm" svg:x="5.488cm" svg:y="20.083cm" svg:viewBox="0 0 33 35" svg:d="M16 0c-21 0-21 35 0 35 23 0 23-35 0-35z">
          <text:p/>
        </draw:path>
        <draw:path draw:style-name="gr8" draw:text-style-name="P5" draw:layer="layout" svg:width="0.032cm" svg:height="0.034cm" svg:x="5.488cm" svg:y="20.585cm" svg:viewBox="0 0 33 35" svg:d="M16 0c-21 0-21 35 0 35 23 0 23-35 0-35z">
          <text:p/>
        </draw:path>
        <draw:path draw:style-name="gr8" draw:text-style-name="P5" draw:layer="layout" svg:width="0.034cm" svg:height="0.034cm" svg:x="5.988cm" svg:y="16.066cm" svg:viewBox="0 0 35 35" svg:d="M17 0c-23 0-23 35 0 35s23-35 0-35z">
          <text:p/>
        </draw:path>
        <draw:path draw:style-name="gr8" draw:text-style-name="P5" draw:layer="layout" svg:width="0.034cm" svg:height="0.034cm" svg:x="5.988cm" svg:y="16.568cm" svg:viewBox="0 0 35 35" svg:d="M17 0c-23 0-23 35 0 35s23-35 0-35z">
          <text:p/>
        </draw:path>
        <draw:path draw:style-name="gr8" draw:text-style-name="P5" draw:layer="layout" svg:width="0.034cm" svg:height="0.034cm" svg:x="5.988cm" svg:y="17.07cm" svg:viewBox="0 0 35 35" svg:d="M17 0c-23 0-23 35 0 35s23-35 0-35z">
          <text:p/>
        </draw:path>
        <draw:path draw:style-name="gr8" draw:text-style-name="P5" draw:layer="layout" svg:width="0.034cm" svg:height="0.034cm" svg:x="5.988cm" svg:y="17.572cm" svg:viewBox="0 0 35 35" svg:d="M17 0c-23 0-23 35 0 35s23-35 0-35z">
          <text:p/>
        </draw:path>
        <draw:path draw:style-name="gr8" draw:text-style-name="P5" draw:layer="layout" svg:width="0.034cm" svg:height="0.034cm" svg:x="5.988cm" svg:y="18.074cm" svg:viewBox="0 0 35 35" svg:d="M17 0c-23 0-23 35 0 35s23-35 0-35z">
          <text:p/>
        </draw:path>
        <draw:path draw:style-name="gr8" draw:text-style-name="P5" draw:layer="layout" svg:width="0.034cm" svg:height="0.035cm" svg:x="5.988cm" svg:y="18.576cm" svg:viewBox="0 0 35 36" svg:d="M17 0c-23 0-23 36 0 36s23-36 0-36z">
          <text:p/>
        </draw:path>
        <draw:path draw:style-name="gr8" draw:text-style-name="P5" draw:layer="layout" svg:width="0.034cm" svg:height="0.034cm" svg:x="5.988cm" svg:y="19.079cm" svg:viewBox="0 0 35 35" svg:d="M17 0c-23 0-23 35 0 35s23-35 0-35z">
          <text:p/>
        </draw:path>
        <draw:path draw:style-name="gr8" draw:text-style-name="P5" draw:layer="layout" svg:width="0.034cm" svg:height="0.034cm" svg:x="5.988cm" svg:y="19.581cm" svg:viewBox="0 0 35 35" svg:d="M17 0c-23 0-23 35 0 35s23-35 0-35z">
          <text:p/>
        </draw:path>
        <draw:path draw:style-name="gr8" draw:text-style-name="P5" draw:layer="layout" svg:width="0.034cm" svg:height="0.034cm" svg:x="5.988cm" svg:y="20.083cm" svg:viewBox="0 0 35 35" svg:d="M17 0c-23 0-23 35 0 35s23-35 0-35z">
          <text:p/>
        </draw:path>
        <draw:path draw:style-name="gr8" draw:text-style-name="P5" draw:layer="layout" svg:width="0.034cm" svg:height="0.034cm" svg:x="5.988cm" svg:y="20.585cm" svg:viewBox="0 0 35 35" svg:d="M17 0c-23 0-23 35 0 35s23-35 0-35z">
          <text:p/>
        </draw:path>
        <draw:path draw:style-name="gr8" draw:text-style-name="P5" draw:layer="layout" svg:width="0.033cm" svg:height="0.034cm" svg:x="6.487cm" svg:y="16.066cm" svg:viewBox="0 0 34 35" svg:d="M17 0c-23 0-23 35 0 35 22 0 22-35 0-35z">
          <text:p/>
        </draw:path>
        <draw:path draw:style-name="gr8" draw:text-style-name="P5" draw:layer="layout" svg:width="0.033cm" svg:height="0.034cm" svg:x="6.487cm" svg:y="16.568cm" svg:viewBox="0 0 34 35" svg:d="M17 0c-23 0-23 35 0 35 22 0 22-35 0-35z">
          <text:p/>
        </draw:path>
        <draw:path draw:style-name="gr8" draw:text-style-name="P5" draw:layer="layout" svg:width="0.033cm" svg:height="0.034cm" svg:x="6.487cm" svg:y="17.07cm" svg:viewBox="0 0 34 35" svg:d="M17 0c-23 0-23 35 0 35 22 0 22-35 0-35z">
          <text:p/>
        </draw:path>
        <draw:path draw:style-name="gr8" draw:text-style-name="P5" draw:layer="layout" svg:width="0.033cm" svg:height="0.034cm" svg:x="6.487cm" svg:y="17.572cm" svg:viewBox="0 0 34 35" svg:d="M17 0c-23 0-23 35 0 35 22 0 22-35 0-35z">
          <text:p/>
        </draw:path>
        <draw:path draw:style-name="gr8" draw:text-style-name="P5" draw:layer="layout" svg:width="0.033cm" svg:height="0.034cm" svg:x="6.487cm" svg:y="18.074cm" svg:viewBox="0 0 34 35" svg:d="M17 0c-23 0-23 35 0 35 22 0 22-35 0-35z">
          <text:p/>
        </draw:path>
        <draw:path draw:style-name="gr8" draw:text-style-name="P5" draw:layer="layout" svg:width="0.033cm" svg:height="0.035cm" svg:x="6.487cm" svg:y="18.576cm" svg:viewBox="0 0 34 36" svg:d="M17 0c-23 0-23 36 0 36 22 0 22-36 0-36z">
          <text:p/>
        </draw:path>
        <draw:path draw:style-name="gr8" draw:text-style-name="P5" draw:layer="layout" svg:width="0.033cm" svg:height="0.034cm" svg:x="6.487cm" svg:y="19.079cm" svg:viewBox="0 0 34 35" svg:d="M17 0c-23 0-23 35 0 35 22 0 22-35 0-35z">
          <text:p/>
        </draw:path>
        <draw:path draw:style-name="gr8" draw:text-style-name="P5" draw:layer="layout" svg:width="0.033cm" svg:height="0.034cm" svg:x="6.487cm" svg:y="19.581cm" svg:viewBox="0 0 34 35" svg:d="M17 0c-23 0-23 35 0 35 22 0 22-35 0-35z">
          <text:p/>
        </draw:path>
        <draw:path draw:style-name="gr8" draw:text-style-name="P5" draw:layer="layout" svg:width="0.033cm" svg:height="0.034cm" svg:x="6.487cm" svg:y="20.083cm" svg:viewBox="0 0 34 35" svg:d="M17 0c-23 0-23 35 0 35 22 0 22-35 0-35z">
          <text:p/>
        </draw:path>
        <draw:path draw:style-name="gr8" draw:text-style-name="P5" draw:layer="layout" svg:width="0.033cm" svg:height="0.034cm" svg:x="6.487cm" svg:y="20.585cm" svg:viewBox="0 0 34 35" svg:d="M17 0c-23 0-23 35 0 35 22 0 22-35 0-35z">
          <text:p/>
        </draw:path>
        <draw:path draw:style-name="gr8" draw:text-style-name="P5" draw:layer="layout" svg:width="0.032cm" svg:height="0.034cm" svg:x="6.985cm" svg:y="16.568cm" svg:viewBox="0 0 33 35" svg:d="M16 0c-21 0-21 35 0 35 23 0 23-35 0-35z">
          <text:p/>
        </draw:path>
        <draw:path draw:style-name="gr8" draw:text-style-name="P5" draw:layer="layout" svg:width="0.032cm" svg:height="0.034cm" svg:x="6.985cm" svg:y="17.07cm" svg:viewBox="0 0 33 35" svg:d="M16 0c-21 0-21 35 0 35 23 0 23-35 0-35z">
          <text:p/>
        </draw:path>
        <draw:path draw:style-name="gr8" draw:text-style-name="P5" draw:layer="layout" svg:width="0.032cm" svg:height="0.034cm" svg:x="6.985cm" svg:y="17.572cm" svg:viewBox="0 0 33 35" svg:d="M16 0c-21 0-21 35 0 35 23 0 23-35 0-35z">
          <text:p/>
        </draw:path>
        <draw:path draw:style-name="gr8" draw:text-style-name="P5" draw:layer="layout" svg:width="0.032cm" svg:height="0.034cm" svg:x="6.985cm" svg:y="18.074cm" svg:viewBox="0 0 33 35" svg:d="M16 0c-21 0-21 35 0 35 23 0 23-35 0-35z">
          <text:p/>
        </draw:path>
        <draw:path draw:style-name="gr8" draw:text-style-name="P5" draw:layer="layout" svg:width="0.032cm" svg:height="0.035cm" svg:x="6.985cm" svg:y="18.576cm" svg:viewBox="0 0 33 36" svg:d="M16 0c-21 0-21 36 0 36 23 0 23-36 0-36z">
          <text:p/>
        </draw:path>
        <draw:path draw:style-name="gr8" draw:text-style-name="P5" draw:layer="layout" svg:width="0.032cm" svg:height="0.034cm" svg:x="6.985cm" svg:y="19.079cm" svg:viewBox="0 0 33 35" svg:d="M16 0c-21 0-21 35 0 35 23 0 23-35 0-35z">
          <text:p/>
        </draw:path>
        <draw:path draw:style-name="gr8" draw:text-style-name="P5" draw:layer="layout" svg:width="0.032cm" svg:height="0.034cm" svg:x="6.985cm" svg:y="19.581cm" svg:viewBox="0 0 33 35" svg:d="M16 0c-21 0-21 35 0 35 23 0 23-35 0-35z">
          <text:p/>
        </draw:path>
        <draw:path draw:style-name="gr8" draw:text-style-name="P5" draw:layer="layout" svg:width="0.032cm" svg:height="0.034cm" svg:x="6.985cm" svg:y="20.083cm" svg:viewBox="0 0 33 35" svg:d="M16 0c-21 0-21 35 0 35 23 0 23-35 0-35z">
          <text:p/>
        </draw:path>
        <draw:path draw:style-name="gr8" draw:text-style-name="P5" draw:layer="layout" svg:width="0.032cm" svg:height="0.034cm" svg:x="6.985cm" svg:y="20.585cm" svg:viewBox="0 0 33 35" svg:d="M16 0c-21 0-21 35 0 35 23 0 23-35 0-35z">
          <text:p/>
        </draw:path>
        <draw:path draw:style-name="gr8" draw:text-style-name="P5" draw:layer="layout" svg:width="0.032cm" svg:height="0.034cm" svg:x="7.484cm" svg:y="16.568cm" svg:viewBox="0 0 33 35" svg:d="M16 0c-21 0-21 35 0 35 23 0 23-35 0-35z">
          <text:p/>
        </draw:path>
        <draw:path draw:style-name="gr8" draw:text-style-name="P5" draw:layer="layout" svg:width="0.032cm" svg:height="0.034cm" svg:x="7.484cm" svg:y="17.07cm" svg:viewBox="0 0 33 35" svg:d="M16 0c-21 0-21 35 0 35 23 0 23-35 0-35z">
          <text:p/>
        </draw:path>
        <draw:path draw:style-name="gr8" draw:text-style-name="P5" draw:layer="layout" svg:width="0.032cm" svg:height="0.034cm" svg:x="7.484cm" svg:y="17.572cm" svg:viewBox="0 0 33 35" svg:d="M16 0c-21 0-21 35 0 35 23 0 23-35 0-35z">
          <text:p/>
        </draw:path>
        <draw:path draw:style-name="gr8" draw:text-style-name="P5" draw:layer="layout" svg:width="0.032cm" svg:height="0.034cm" svg:x="7.484cm" svg:y="18.074cm" svg:viewBox="0 0 33 35" svg:d="M16 0c-21 0-21 35 0 35 23 0 23-35 0-35z">
          <text:p/>
        </draw:path>
        <draw:path draw:style-name="gr8" draw:text-style-name="P5" draw:layer="layout" svg:width="0.032cm" svg:height="0.035cm" svg:x="7.484cm" svg:y="18.576cm" svg:viewBox="0 0 33 36" svg:d="M16 0c-21 0-21 36 0 36 23 0 23-36 0-36z">
          <text:p/>
        </draw:path>
        <draw:path draw:style-name="gr8" draw:text-style-name="P5" draw:layer="layout" svg:width="0.032cm" svg:height="0.034cm" svg:x="7.484cm" svg:y="19.079cm" svg:viewBox="0 0 33 35" svg:d="M16 0c-21 0-21 35 0 35 23 0 23-35 0-35z">
          <text:p/>
        </draw:path>
        <draw:path draw:style-name="gr8" draw:text-style-name="P5" draw:layer="layout" svg:width="0.032cm" svg:height="0.034cm" svg:x="7.484cm" svg:y="19.581cm" svg:viewBox="0 0 33 35" svg:d="M16 0c-21 0-21 35 0 35 23 0 23-35 0-35z">
          <text:p/>
        </draw:path>
        <draw:path draw:style-name="gr8" draw:text-style-name="P5" draw:layer="layout" svg:width="0.032cm" svg:height="0.034cm" svg:x="7.484cm" svg:y="20.083cm" svg:viewBox="0 0 33 35" svg:d="M16 0c-21 0-21 35 0 35 23 0 23-35 0-35z">
          <text:p/>
        </draw:path>
        <draw:path draw:style-name="gr8" draw:text-style-name="P5" draw:layer="layout" svg:width="0.032cm" svg:height="0.034cm" svg:x="7.484cm" svg:y="20.585cm" svg:viewBox="0 0 33 35" svg:d="M16 0c-21 0-21 35 0 35 23 0 23-35 0-35z">
          <text:p/>
        </draw:path>
        <draw:path draw:style-name="gr8" draw:text-style-name="P5" draw:layer="layout" svg:width="0.034cm" svg:height="0.034cm" svg:x="7.982cm" svg:y="16.568cm" svg:viewBox="0 0 35 35" svg:d="M17 0c-23 0-23 35 0 35s23-35 0-35z">
          <text:p/>
        </draw:path>
        <draw:path draw:style-name="gr8" draw:text-style-name="P5" draw:layer="layout" svg:width="0.034cm" svg:height="0.034cm" svg:x="7.982cm" svg:y="17.07cm" svg:viewBox="0 0 35 35" svg:d="M17 0c-23 0-23 35 0 35s23-35 0-35z">
          <text:p/>
        </draw:path>
        <draw:path draw:style-name="gr8" draw:text-style-name="P5" draw:layer="layout" svg:width="0.034cm" svg:height="0.034cm" svg:x="7.982cm" svg:y="17.572cm" svg:viewBox="0 0 35 35" svg:d="M17 0c-23 0-23 35 0 35s23-35 0-35z">
          <text:p/>
        </draw:path>
        <draw:path draw:style-name="gr8" draw:text-style-name="P5" draw:layer="layout" svg:width="0.034cm" svg:height="0.034cm" svg:x="7.982cm" svg:y="18.074cm" svg:viewBox="0 0 35 35" svg:d="M17 0c-23 0-23 35 0 35s23-35 0-35z">
          <text:p/>
        </draw:path>
        <draw:path draw:style-name="gr8" draw:text-style-name="P5" draw:layer="layout" svg:width="0.034cm" svg:height="0.035cm" svg:x="7.982cm" svg:y="18.576cm" svg:viewBox="0 0 35 36" svg:d="M17 0c-23 0-23 36 0 36s23-36 0-36z">
          <text:p/>
        </draw:path>
        <draw:path draw:style-name="gr8" draw:text-style-name="P5" draw:layer="layout" svg:width="0.034cm" svg:height="0.034cm" svg:x="7.982cm" svg:y="19.079cm" svg:viewBox="0 0 35 35" svg:d="M17 0c-23 0-23 35 0 35s23-35 0-35z">
          <text:p/>
        </draw:path>
        <draw:path draw:style-name="gr8" draw:text-style-name="P5" draw:layer="layout" svg:width="0.034cm" svg:height="0.034cm" svg:x="7.982cm" svg:y="19.581cm" svg:viewBox="0 0 35 35" svg:d="M17 0c-23 0-23 35 0 35s23-35 0-35z">
          <text:p/>
        </draw:path>
        <draw:path draw:style-name="gr8" draw:text-style-name="P5" draw:layer="layout" svg:width="0.034cm" svg:height="0.034cm" svg:x="7.982cm" svg:y="20.083cm" svg:viewBox="0 0 35 35" svg:d="M17 0c-23 0-23 35 0 35s23-35 0-35z">
          <text:p/>
        </draw:path>
        <draw:path draw:style-name="gr8" draw:text-style-name="P5" draw:layer="layout" svg:width="0.034cm" svg:height="0.034cm" svg:x="7.982cm" svg:y="20.585cm" svg:viewBox="0 0 35 35" svg:d="M17 0c-23 0-23 35 0 35s23-35 0-35z">
          <text:p/>
        </draw:path>
        <draw:path draw:style-name="gr8" draw:text-style-name="P5" draw:layer="layout" svg:width="0.033cm" svg:height="0.034cm" svg:x="8.482cm" svg:y="16.066cm" svg:viewBox="0 0 34 35" svg:d="M17 0c-22 0-23 35 0 35s23-35 0-35z">
          <text:p/>
        </draw:path>
        <draw:path draw:style-name="gr8" draw:text-style-name="P5" draw:layer="layout" svg:width="0.033cm" svg:height="0.034cm" svg:x="8.482cm" svg:y="16.568cm" svg:viewBox="0 0 34 35" svg:d="M17 0c-22 0-23 35 0 35s23-35 0-35z">
          <text:p/>
        </draw:path>
        <draw:path draw:style-name="gr8" draw:text-style-name="P5" draw:layer="layout" svg:width="0.033cm" svg:height="0.034cm" svg:x="8.482cm" svg:y="17.07cm" svg:viewBox="0 0 34 35" svg:d="M17 0c-22 0-23 35 0 35s23-35 0-35z">
          <text:p/>
        </draw:path>
        <draw:path draw:style-name="gr8" draw:text-style-name="P5" draw:layer="layout" svg:width="0.033cm" svg:height="0.034cm" svg:x="8.482cm" svg:y="17.572cm" svg:viewBox="0 0 34 35" svg:d="M17 0c-22 0-23 35 0 35s23-35 0-35z">
          <text:p/>
        </draw:path>
        <draw:path draw:style-name="gr8" draw:text-style-name="P5" draw:layer="layout" svg:width="0.033cm" svg:height="0.034cm" svg:x="8.482cm" svg:y="18.074cm" svg:viewBox="0 0 34 35" svg:d="M17 0c-22 0-23 35 0 35s23-35 0-35z">
          <text:p/>
        </draw:path>
        <draw:path draw:style-name="gr8" draw:text-style-name="P5" draw:layer="layout" svg:width="0.033cm" svg:height="0.035cm" svg:x="8.482cm" svg:y="18.576cm" svg:viewBox="0 0 34 36" svg:d="M17 0c-22 0-23 36 0 36s23-36 0-36z">
          <text:p/>
        </draw:path>
        <draw:path draw:style-name="gr8" draw:text-style-name="P5" draw:layer="layout" svg:width="0.033cm" svg:height="0.034cm" svg:x="8.482cm" svg:y="19.079cm" svg:viewBox="0 0 34 35" svg:d="M17 0c-22 0-23 35 0 35s23-35 0-35z">
          <text:p/>
        </draw:path>
        <draw:path draw:style-name="gr8" draw:text-style-name="P5" draw:layer="layout" svg:width="0.033cm" svg:height="0.034cm" svg:x="8.482cm" svg:y="19.581cm" svg:viewBox="0 0 34 35" svg:d="M17 0c-22 0-23 35 0 35s23-35 0-35z">
          <text:p/>
        </draw:path>
        <draw:path draw:style-name="gr8" draw:text-style-name="P5" draw:layer="layout" svg:width="0.033cm" svg:height="0.034cm" svg:x="8.482cm" svg:y="20.083cm" svg:viewBox="0 0 34 35" svg:d="M17 0c-22 0-23 35 0 35s23-35 0-35z">
          <text:p/>
        </draw:path>
        <draw:path draw:style-name="gr8" draw:text-style-name="P5" draw:layer="layout" svg:width="0.033cm" svg:height="0.034cm" svg:x="8.482cm" svg:y="20.585cm" svg:viewBox="0 0 34 35" svg:d="M17 0c-22 0-23 35 0 35s23-35 0-35z">
          <text:p/>
        </draw:path>
        <draw:path draw:style-name="gr8" draw:text-style-name="P5" draw:layer="layout" svg:width="0.033cm" svg:height="0.034cm" svg:x="8.98cm" svg:y="16.066cm" svg:viewBox="0 0 34 35" svg:d="M17 0c-23 0-23 35 0 35 22 0 22-35 0-35z">
          <text:p/>
        </draw:path>
        <draw:path draw:style-name="gr8" draw:text-style-name="P5" draw:layer="layout" svg:width="0.033cm" svg:height="0.034cm" svg:x="8.98cm" svg:y="16.568cm" svg:viewBox="0 0 34 35" svg:d="M17 0c-23 0-23 35 0 35 22 0 22-35 0-35z">
          <text:p/>
        </draw:path>
        <draw:path draw:style-name="gr8" draw:text-style-name="P5" draw:layer="layout" svg:width="0.033cm" svg:height="0.034cm" svg:x="8.98cm" svg:y="17.07cm" svg:viewBox="0 0 34 35" svg:d="M17 0c-23 0-23 35 0 35 22 0 22-35 0-35z">
          <text:p/>
        </draw:path>
        <draw:path draw:style-name="gr8" draw:text-style-name="P5" draw:layer="layout" svg:width="0.033cm" svg:height="0.034cm" svg:x="8.98cm" svg:y="17.572cm" svg:viewBox="0 0 34 35" svg:d="M17 0c-23 0-23 35 0 35 22 0 22-35 0-35z">
          <text:p/>
        </draw:path>
        <draw:path draw:style-name="gr8" draw:text-style-name="P5" draw:layer="layout" svg:width="0.033cm" svg:height="0.034cm" svg:x="8.98cm" svg:y="18.074cm" svg:viewBox="0 0 34 35" svg:d="M17 0c-23 0-23 35 0 35 22 0 22-35 0-35z">
          <text:p/>
        </draw:path>
        <draw:path draw:style-name="gr8" draw:text-style-name="P5" draw:layer="layout" svg:width="0.033cm" svg:height="0.035cm" svg:x="8.98cm" svg:y="18.576cm" svg:viewBox="0 0 34 36" svg:d="M17 0c-23 0-23 36 0 36 22 0 22-36 0-36z">
          <text:p/>
        </draw:path>
        <draw:path draw:style-name="gr8" draw:text-style-name="P5" draw:layer="layout" svg:width="0.033cm" svg:height="0.034cm" svg:x="8.98cm" svg:y="19.079cm" svg:viewBox="0 0 34 35" svg:d="M17 0c-23 0-23 35 0 35 22 0 22-35 0-35z">
          <text:p/>
        </draw:path>
        <draw:path draw:style-name="gr8" draw:text-style-name="P5" draw:layer="layout" svg:width="0.033cm" svg:height="0.034cm" svg:x="8.98cm" svg:y="19.581cm" svg:viewBox="0 0 34 35" svg:d="M17 0c-23 0-23 35 0 35 22 0 22-35 0-35z">
          <text:p/>
        </draw:path>
        <draw:path draw:style-name="gr8" draw:text-style-name="P5" draw:layer="layout" svg:width="0.033cm" svg:height="0.034cm" svg:x="8.98cm" svg:y="20.083cm" svg:viewBox="0 0 34 35" svg:d="M17 0c-23 0-23 35 0 35 22 0 22-35 0-35z">
          <text:p/>
        </draw:path>
        <draw:path draw:style-name="gr8" draw:text-style-name="P5" draw:layer="layout" svg:width="0.033cm" svg:height="0.034cm" svg:x="8.98cm" svg:y="20.585cm" svg:viewBox="0 0 34 35" svg:d="M17 0c-23 0-23 35 0 35 22 0 22-35 0-35z">
          <text:p/>
        </draw:path>
        <draw:path draw:style-name="gr8" draw:text-style-name="P5" draw:layer="layout" svg:width="0.034cm" svg:height="0.034cm" svg:x="9.479cm" svg:y="16.066cm" svg:viewBox="0 0 35 35" svg:d="M17 0c-23 0-23 35 0 35s23-35 0-35z">
          <text:p/>
        </draw:path>
        <draw:path draw:style-name="gr8" draw:text-style-name="P5" draw:layer="layout" svg:width="0.034cm" svg:height="0.034cm" svg:x="9.479cm" svg:y="16.568cm" svg:viewBox="0 0 35 35" svg:d="M17 0c-23 0-23 35 0 35s23-35 0-35z">
          <text:p/>
        </draw:path>
        <draw:path draw:style-name="gr8" draw:text-style-name="P5" draw:layer="layout" svg:width="0.034cm" svg:height="0.034cm" svg:x="9.479cm" svg:y="17.07cm" svg:viewBox="0 0 35 35" svg:d="M17 0c-23 0-23 35 0 35s23-35 0-35z">
          <text:p/>
        </draw:path>
        <draw:path draw:style-name="gr8" draw:text-style-name="P5" draw:layer="layout" svg:width="0.034cm" svg:height="0.034cm" svg:x="9.479cm" svg:y="17.572cm" svg:viewBox="0 0 35 35" svg:d="M17 0c-23 0-23 35 0 35s23-35 0-35z">
          <text:p/>
        </draw:path>
        <draw:path draw:style-name="gr8" draw:text-style-name="P5" draw:layer="layout" svg:width="0.034cm" svg:height="0.034cm" svg:x="9.479cm" svg:y="18.074cm" svg:viewBox="0 0 35 35" svg:d="M17 0c-23 0-23 35 0 35s23-35 0-35z">
          <text:p/>
        </draw:path>
        <draw:path draw:style-name="gr8" draw:text-style-name="P5" draw:layer="layout" svg:width="0.034cm" svg:height="0.035cm" svg:x="9.479cm" svg:y="18.576cm" svg:viewBox="0 0 35 36" svg:d="M17 0c-23 0-23 36 0 36s23-36 0-36z">
          <text:p/>
        </draw:path>
        <draw:path draw:style-name="gr8" draw:text-style-name="P5" draw:layer="layout" svg:width="0.034cm" svg:height="0.034cm" svg:x="9.479cm" svg:y="19.079cm" svg:viewBox="0 0 35 35" svg:d="M17 0c-23 0-23 35 0 35s23-35 0-35z">
          <text:p/>
        </draw:path>
        <draw:path draw:style-name="gr8" draw:text-style-name="P5" draw:layer="layout" svg:width="0.034cm" svg:height="0.034cm" svg:x="9.479cm" svg:y="19.581cm" svg:viewBox="0 0 35 35" svg:d="M17 0c-23 0-23 35 0 35s23-35 0-35z">
          <text:p/>
        </draw:path>
        <draw:path draw:style-name="gr8" draw:text-style-name="P5" draw:layer="layout" svg:width="0.034cm" svg:height="0.034cm" svg:x="9.479cm" svg:y="20.083cm" svg:viewBox="0 0 35 35" svg:d="M17 0c-23 0-23 35 0 35s23-35 0-35z">
          <text:p/>
        </draw:path>
        <draw:path draw:style-name="gr8" draw:text-style-name="P5" draw:layer="layout" svg:width="0.034cm" svg:height="0.034cm" svg:x="9.479cm" svg:y="20.585cm" svg:viewBox="0 0 35 35" svg:d="M17 0c-23 0-23 35 0 35s23-35 0-35z">
          <text:p/>
        </draw:path>
        <draw:path draw:style-name="gr8" draw:text-style-name="P5" draw:layer="layout" svg:width="0.034cm" svg:height="0.034cm" svg:x="9.978cm" svg:y="16.066cm" svg:viewBox="0 0 35 35" svg:d="M17 0c-23 0-23 35 0 35s23-35 0-35z">
          <text:p/>
        </draw:path>
        <draw:path draw:style-name="gr8" draw:text-style-name="P5" draw:layer="layout" svg:width="0.034cm" svg:height="0.034cm" svg:x="9.978cm" svg:y="16.568cm" svg:viewBox="0 0 35 35" svg:d="M17 0c-23 0-23 35 0 35s23-35 0-35z">
          <text:p/>
        </draw:path>
        <draw:path draw:style-name="gr8" draw:text-style-name="P5" draw:layer="layout" svg:width="0.034cm" svg:height="0.034cm" svg:x="9.978cm" svg:y="17.07cm" svg:viewBox="0 0 35 35" svg:d="M17 0c-23 0-23 35 0 35s23-35 0-35z">
          <text:p/>
        </draw:path>
        <draw:path draw:style-name="gr8" draw:text-style-name="P5" draw:layer="layout" svg:width="0.034cm" svg:height="0.034cm" svg:x="9.978cm" svg:y="17.572cm" svg:viewBox="0 0 35 35" svg:d="M17 0c-23 0-23 35 0 35s23-35 0-35z">
          <text:p/>
        </draw:path>
        <draw:path draw:style-name="gr8" draw:text-style-name="P5" draw:layer="layout" svg:width="0.034cm" svg:height="0.034cm" svg:x="9.978cm" svg:y="18.074cm" svg:viewBox="0 0 35 35" svg:d="M17 0c-23 0-23 35 0 35s23-35 0-35z">
          <text:p/>
        </draw:path>
        <draw:path draw:style-name="gr8" draw:text-style-name="P5" draw:layer="layout" svg:width="0.034cm" svg:height="0.035cm" svg:x="9.978cm" svg:y="18.576cm" svg:viewBox="0 0 35 36" svg:d="M17 0c-23 0-23 36 0 36s23-36 0-36z">
          <text:p/>
        </draw:path>
        <draw:path draw:style-name="gr8" draw:text-style-name="P5" draw:layer="layout" svg:width="0.034cm" svg:height="0.034cm" svg:x="9.978cm" svg:y="19.079cm" svg:viewBox="0 0 35 35" svg:d="M17 0c-23 0-23 35 0 35s23-35 0-35z">
          <text:p/>
        </draw:path>
        <draw:path draw:style-name="gr8" draw:text-style-name="P5" draw:layer="layout" svg:width="0.034cm" svg:height="0.034cm" svg:x="9.978cm" svg:y="19.581cm" svg:viewBox="0 0 35 35" svg:d="M17 0c-23 0-23 35 0 35s23-35 0-35z">
          <text:p/>
        </draw:path>
        <draw:path draw:style-name="gr8" draw:text-style-name="P5" draw:layer="layout" svg:width="0.034cm" svg:height="0.034cm" svg:x="9.978cm" svg:y="20.083cm" svg:viewBox="0 0 35 35" svg:d="M17 0c-23 0-23 35 0 35s23-35 0-35z">
          <text:p/>
        </draw:path>
        <draw:path draw:style-name="gr8" draw:text-style-name="P5" draw:layer="layout" svg:width="0.034cm" svg:height="0.034cm" svg:x="9.978cm" svg:y="20.585cm" svg:viewBox="0 0 35 35" svg:d="M17 0c-23 0-23 35 0 35s23-35 0-35z">
          <text:p/>
        </draw:path>
        <draw:path draw:style-name="gr8" draw:text-style-name="P5" draw:layer="layout" svg:width="0.032cm" svg:height="0.034cm" svg:x="10.477cm" svg:y="16.066cm" svg:viewBox="0 0 33 35" svg:d="M16 0c-21 0-21 35 0 35 23 0 23-35 0-35z">
          <text:p/>
        </draw:path>
        <draw:path draw:style-name="gr8" draw:text-style-name="P5" draw:layer="layout" svg:width="0.032cm" svg:height="0.034cm" svg:x="10.477cm" svg:y="16.568cm" svg:viewBox="0 0 33 35" svg:d="M16 0c-21 0-21 35 0 35 23 0 23-35 0-35z">
          <text:p/>
        </draw:path>
        <draw:path draw:style-name="gr8" draw:text-style-name="P5" draw:layer="layout" svg:width="0.032cm" svg:height="0.034cm" svg:x="10.477cm" svg:y="17.07cm" svg:viewBox="0 0 33 35" svg:d="M16 0c-21 0-21 35 0 35 23 0 23-35 0-35z">
          <text:p/>
        </draw:path>
        <draw:path draw:style-name="gr8" draw:text-style-name="P5" draw:layer="layout" svg:width="0.032cm" svg:height="0.034cm" svg:x="10.477cm" svg:y="17.572cm" svg:viewBox="0 0 33 35" svg:d="M16 0c-21 0-21 35 0 35 23 0 23-35 0-35z">
          <text:p/>
        </draw:path>
        <draw:path draw:style-name="gr8" draw:text-style-name="P5" draw:layer="layout" svg:width="0.032cm" svg:height="0.034cm" svg:x="10.477cm" svg:y="18.074cm" svg:viewBox="0 0 33 35" svg:d="M16 0c-21 0-21 35 0 35 23 0 23-35 0-35z">
          <text:p/>
        </draw:path>
        <draw:path draw:style-name="gr8" draw:text-style-name="P5" draw:layer="layout" svg:width="0.032cm" svg:height="0.035cm" svg:x="10.477cm" svg:y="18.576cm" svg:viewBox="0 0 33 36" svg:d="M16 0c-21 0-21 36 0 36 23 0 23-36 0-36z">
          <text:p/>
        </draw:path>
        <draw:path draw:style-name="gr8" draw:text-style-name="P5" draw:layer="layout" svg:width="0.032cm" svg:height="0.034cm" svg:x="10.477cm" svg:y="19.079cm" svg:viewBox="0 0 33 35" svg:d="M16 0c-21 0-21 35 0 35 23 0 23-35 0-35z">
          <text:p/>
        </draw:path>
        <draw:path draw:style-name="gr8" draw:text-style-name="P5" draw:layer="layout" svg:width="0.032cm" svg:height="0.034cm" svg:x="10.477cm" svg:y="19.581cm" svg:viewBox="0 0 33 35" svg:d="M16 0c-21 0-21 35 0 35 23 0 23-35 0-35z">
          <text:p/>
        </draw:path>
        <draw:path draw:style-name="gr8" draw:text-style-name="P5" draw:layer="layout" svg:width="0.032cm" svg:height="0.034cm" svg:x="10.477cm" svg:y="20.083cm" svg:viewBox="0 0 33 35" svg:d="M16 0c-21 0-21 35 0 35 23 0 23-35 0-35z">
          <text:p/>
        </draw:path>
        <draw:path draw:style-name="gr8" draw:text-style-name="P5" draw:layer="layout" svg:width="0.032cm" svg:height="0.034cm" svg:x="10.477cm" svg:y="20.585cm" svg:viewBox="0 0 33 35" svg:d="M16 0c-21 0-21 35 0 35 23 0 23-35 0-35z">
          <text:p/>
        </draw:path>
        <draw:path draw:style-name="gr8" draw:text-style-name="P5" draw:layer="layout" svg:width="0.033cm" svg:height="0.034cm" svg:x="10.977cm" svg:y="16.066cm" svg:viewBox="0 0 34 35" svg:d="M17 0c-23 0-23 35 0 35 22 0 22-35 0-35z">
          <text:p/>
        </draw:path>
        <draw:path draw:style-name="gr8" draw:text-style-name="P5" draw:layer="layout" svg:width="0.033cm" svg:height="0.034cm" svg:x="10.977cm" svg:y="16.568cm" svg:viewBox="0 0 34 35" svg:d="M17 0c-23 0-23 35 0 35 22 0 22-35 0-35z">
          <text:p/>
        </draw:path>
        <draw:path draw:style-name="gr8" draw:text-style-name="P5" draw:layer="layout" svg:width="0.033cm" svg:height="0.034cm" svg:x="10.977cm" svg:y="17.07cm" svg:viewBox="0 0 34 35" svg:d="M17 0c-23 0-23 35 0 35 22 0 22-35 0-35z">
          <text:p/>
        </draw:path>
        <draw:path draw:style-name="gr8" draw:text-style-name="P5" draw:layer="layout" svg:width="0.033cm" svg:height="0.034cm" svg:x="10.977cm" svg:y="17.572cm" svg:viewBox="0 0 34 35" svg:d="M17 0c-23 0-23 35 0 35 22 0 22-35 0-35z">
          <text:p/>
        </draw:path>
        <draw:path draw:style-name="gr8" draw:text-style-name="P5" draw:layer="layout" svg:width="0.033cm" svg:height="0.034cm" svg:x="10.977cm" svg:y="18.074cm" svg:viewBox="0 0 34 35" svg:d="M17 0c-23 0-23 35 0 35 22 0 22-35 0-35z">
          <text:p/>
        </draw:path>
        <draw:path draw:style-name="gr8" draw:text-style-name="P5" draw:layer="layout" svg:width="0.033cm" svg:height="0.035cm" svg:x="10.977cm" svg:y="18.576cm" svg:viewBox="0 0 34 36" svg:d="M17 0c-23 0-23 36 0 36 22 0 22-36 0-36z">
          <text:p/>
        </draw:path>
        <draw:path draw:style-name="gr8" draw:text-style-name="P5" draw:layer="layout" svg:width="0.033cm" svg:height="0.034cm" svg:x="10.977cm" svg:y="19.079cm" svg:viewBox="0 0 34 35" svg:d="M17 0c-23 0-23 35 0 35 22 0 22-35 0-35z">
          <text:p/>
        </draw:path>
        <draw:path draw:style-name="gr8" draw:text-style-name="P5" draw:layer="layout" svg:width="0.033cm" svg:height="0.034cm" svg:x="10.977cm" svg:y="19.581cm" svg:viewBox="0 0 34 35" svg:d="M17 0c-23 0-23 35 0 35 22 0 22-35 0-35z">
          <text:p/>
        </draw:path>
        <draw:path draw:style-name="gr8" draw:text-style-name="P5" draw:layer="layout" svg:width="0.033cm" svg:height="0.034cm" svg:x="10.977cm" svg:y="20.083cm" svg:viewBox="0 0 34 35" svg:d="M17 0c-23 0-23 35 0 35 22 0 22-35 0-35z">
          <text:p/>
        </draw:path>
        <draw:path draw:style-name="gr8" draw:text-style-name="P5" draw:layer="layout" svg:width="0.033cm" svg:height="0.034cm" svg:x="10.977cm" svg:y="20.585cm" svg:viewBox="0 0 34 35" svg:d="M17 0c-23 0-23 35 0 35 22 0 22-35 0-35z">
          <text:p/>
        </draw:path>
        <draw:path draw:style-name="gr8" draw:text-style-name="P5" draw:layer="layout" svg:width="0.033cm" svg:height="0.034cm" svg:x="11.475cm" svg:y="16.066cm" svg:viewBox="0 0 34 35" svg:d="M17 0c-23 0-23 35 0 35 22 0 22-35 0-35z">
          <text:p/>
        </draw:path>
        <draw:path draw:style-name="gr8" draw:text-style-name="P5" draw:layer="layout" svg:width="0.033cm" svg:height="0.034cm" svg:x="11.475cm" svg:y="16.568cm" svg:viewBox="0 0 34 35" svg:d="M17 0c-23 0-23 35 0 35 22 0 22-35 0-35z">
          <text:p/>
        </draw:path>
        <draw:path draw:style-name="gr8" draw:text-style-name="P5" draw:layer="layout" svg:width="0.033cm" svg:height="0.034cm" svg:x="11.475cm" svg:y="17.07cm" svg:viewBox="0 0 34 35" svg:d="M17 0c-23 0-23 35 0 35 22 0 22-35 0-35z">
          <text:p/>
        </draw:path>
        <draw:path draw:style-name="gr8" draw:text-style-name="P5" draw:layer="layout" svg:width="0.033cm" svg:height="0.034cm" svg:x="11.475cm" svg:y="17.572cm" svg:viewBox="0 0 34 35" svg:d="M17 0c-23 0-23 35 0 35 22 0 22-35 0-35z">
          <text:p/>
        </draw:path>
        <draw:path draw:style-name="gr8" draw:text-style-name="P5" draw:layer="layout" svg:width="0.033cm" svg:height="0.034cm" svg:x="11.475cm" svg:y="18.074cm" svg:viewBox="0 0 34 35" svg:d="M17 0c-23 0-23 35 0 35 22 0 22-35 0-35z">
          <text:p/>
        </draw:path>
        <draw:path draw:style-name="gr8" draw:text-style-name="P5" draw:layer="layout" svg:width="0.033cm" svg:height="0.035cm" svg:x="11.475cm" svg:y="18.576cm" svg:viewBox="0 0 34 36" svg:d="M17 0c-23 0-23 36 0 36 22 0 22-36 0-36z">
          <text:p/>
        </draw:path>
        <draw:path draw:style-name="gr8" draw:text-style-name="P5" draw:layer="layout" svg:width="0.033cm" svg:height="0.034cm" svg:x="11.475cm" svg:y="19.079cm" svg:viewBox="0 0 34 35" svg:d="M17 0c-23 0-23 35 0 35 22 0 22-35 0-35z">
          <text:p/>
        </draw:path>
        <draw:path draw:style-name="gr8" draw:text-style-name="P5" draw:layer="layout" svg:width="0.033cm" svg:height="0.034cm" svg:x="11.475cm" svg:y="19.581cm" svg:viewBox="0 0 34 35" svg:d="M17 0c-23 0-23 35 0 35 22 0 22-35 0-35z">
          <text:p/>
        </draw:path>
        <draw:path draw:style-name="gr8" draw:text-style-name="P5" draw:layer="layout" svg:width="0.033cm" svg:height="0.034cm" svg:x="11.475cm" svg:y="20.083cm" svg:viewBox="0 0 34 35" svg:d="M17 0c-23 0-23 35 0 35 22 0 22-35 0-35z">
          <text:p/>
        </draw:path>
        <draw:path draw:style-name="gr8" draw:text-style-name="P5" draw:layer="layout" svg:width="0.033cm" svg:height="0.034cm" svg:x="11.475cm" svg:y="20.585cm" svg:viewBox="0 0 34 35" svg:d="M17 0c-23 0-23 35 0 35 22 0 22-35 0-35z">
          <text:p/>
        </draw:path>
        <draw:path draw:style-name="gr8" draw:text-style-name="P5" draw:layer="layout" svg:width="0.033cm" svg:height="0.034cm" svg:x="11.974cm" svg:y="16.066cm" svg:viewBox="0 0 34 35" svg:d="M17 0c-23 0-23 35 0 35 22 0 22-35 0-35z">
          <text:p/>
        </draw:path>
        <draw:path draw:style-name="gr8" draw:text-style-name="P5" draw:layer="layout" svg:width="0.033cm" svg:height="0.034cm" svg:x="11.974cm" svg:y="16.568cm" svg:viewBox="0 0 34 35" svg:d="M17 0c-23 0-23 35 0 35 22 0 22-35 0-35z">
          <text:p/>
        </draw:path>
        <draw:path draw:style-name="gr8" draw:text-style-name="P5" draw:layer="layout" svg:width="0.033cm" svg:height="0.034cm" svg:x="11.974cm" svg:y="17.07cm" svg:viewBox="0 0 34 35" svg:d="M17 0c-23 0-23 35 0 35 22 0 22-35 0-35z">
          <text:p/>
        </draw:path>
        <draw:path draw:style-name="gr8" draw:text-style-name="P5" draw:layer="layout" svg:width="0.033cm" svg:height="0.034cm" svg:x="11.974cm" svg:y="17.572cm" svg:viewBox="0 0 34 35" svg:d="M17 0c-23 0-23 35 0 35 22 0 22-35 0-35z">
          <text:p/>
        </draw:path>
        <draw:path draw:style-name="gr8" draw:text-style-name="P5" draw:layer="layout" svg:width="0.033cm" svg:height="0.034cm" svg:x="11.974cm" svg:y="18.074cm" svg:viewBox="0 0 34 35" svg:d="M17 0c-23 0-23 35 0 35 22 0 22-35 0-35z">
          <text:p/>
        </draw:path>
        <draw:path draw:style-name="gr8" draw:text-style-name="P5" draw:layer="layout" svg:width="0.033cm" svg:height="0.035cm" svg:x="11.974cm" svg:y="18.576cm" svg:viewBox="0 0 34 36" svg:d="M17 0c-23 0-23 36 0 36 22 0 22-36 0-36z">
          <text:p/>
        </draw:path>
        <draw:path draw:style-name="gr8" draw:text-style-name="P5" draw:layer="layout" svg:width="0.033cm" svg:height="0.034cm" svg:x="11.974cm" svg:y="19.079cm" svg:viewBox="0 0 34 35" svg:d="M17 0c-23 0-23 35 0 35 22 0 22-35 0-35z">
          <text:p/>
        </draw:path>
        <draw:path draw:style-name="gr8" draw:text-style-name="P5" draw:layer="layout" svg:width="0.033cm" svg:height="0.034cm" svg:x="11.974cm" svg:y="19.581cm" svg:viewBox="0 0 34 35" svg:d="M17 0c-23 0-23 35 0 35 22 0 22-35 0-35z">
          <text:p/>
        </draw:path>
        <draw:path draw:style-name="gr8" draw:text-style-name="P5" draw:layer="layout" svg:width="0.033cm" svg:height="0.034cm" svg:x="11.974cm" svg:y="20.083cm" svg:viewBox="0 0 34 35" svg:d="M17 0c-23 0-23 35 0 35 22 0 22-35 0-35z">
          <text:p/>
        </draw:path>
        <draw:path draw:style-name="gr8" draw:text-style-name="P5" draw:layer="layout" svg:width="0.033cm" svg:height="0.034cm" svg:x="11.974cm" svg:y="20.585cm" svg:viewBox="0 0 34 35" svg:d="M17 0c-23 0-23 35 0 35 22 0 22-35 0-35z">
          <text:p/>
        </draw:path>
        <draw:path draw:style-name="gr8" draw:text-style-name="P5" draw:layer="layout" svg:width="0.034cm" svg:height="0.034cm" svg:x="12.472cm" svg:y="16.066cm" svg:viewBox="0 0 35 35" svg:d="M17 0c-23 0-23 35 0 35s23-35 0-35z">
          <text:p/>
        </draw:path>
        <draw:path draw:style-name="gr8" draw:text-style-name="P5" draw:layer="layout" svg:width="0.034cm" svg:height="0.034cm" svg:x="12.472cm" svg:y="16.568cm" svg:viewBox="0 0 35 35" svg:d="M17 0c-23 0-23 35 0 35s23-35 0-35z">
          <text:p/>
        </draw:path>
        <draw:path draw:style-name="gr8" draw:text-style-name="P5" draw:layer="layout" svg:width="0.034cm" svg:height="0.034cm" svg:x="12.472cm" svg:y="17.07cm" svg:viewBox="0 0 35 35" svg:d="M17 0c-23 0-23 35 0 35s23-35 0-35z">
          <text:p/>
        </draw:path>
        <draw:path draw:style-name="gr8" draw:text-style-name="P5" draw:layer="layout" svg:width="0.034cm" svg:height="0.034cm" svg:x="12.472cm" svg:y="17.572cm" svg:viewBox="0 0 35 35" svg:d="M17 0c-23 0-23 35 0 35s23-35 0-35z">
          <text:p/>
        </draw:path>
        <draw:path draw:style-name="gr8" draw:text-style-name="P5" draw:layer="layout" svg:width="0.034cm" svg:height="0.034cm" svg:x="12.472cm" svg:y="18.074cm" svg:viewBox="0 0 35 35" svg:d="M17 0c-23 0-23 35 0 35s23-35 0-35z">
          <text:p/>
        </draw:path>
        <draw:path draw:style-name="gr8" draw:text-style-name="P5" draw:layer="layout" svg:width="0.034cm" svg:height="0.035cm" svg:x="12.472cm" svg:y="18.576cm" svg:viewBox="0 0 35 36" svg:d="M17 0c-23 0-23 36 0 36s23-36 0-36z">
          <text:p/>
        </draw:path>
        <draw:path draw:style-name="gr8" draw:text-style-name="P5" draw:layer="layout" svg:width="0.034cm" svg:height="0.034cm" svg:x="12.472cm" svg:y="19.079cm" svg:viewBox="0 0 35 35" svg:d="M17 0c-23 0-23 35 0 35s23-35 0-35z">
          <text:p/>
        </draw:path>
        <draw:path draw:style-name="gr8" draw:text-style-name="P5" draw:layer="layout" svg:width="0.034cm" svg:height="0.034cm" svg:x="12.472cm" svg:y="19.581cm" svg:viewBox="0 0 35 35" svg:d="M17 0c-23 0-23 35 0 35s23-35 0-35z">
          <text:p/>
        </draw:path>
        <draw:path draw:style-name="gr8" draw:text-style-name="P5" draw:layer="layout" svg:width="0.034cm" svg:height="0.034cm" svg:x="12.472cm" svg:y="20.083cm" svg:viewBox="0 0 35 35" svg:d="M17 0c-23 0-23 35 0 35s23-35 0-35z">
          <text:p/>
        </draw:path>
        <draw:path draw:style-name="gr8" draw:text-style-name="P5" draw:layer="layout" svg:width="0.034cm" svg:height="0.034cm" svg:x="12.472cm" svg:y="20.585cm" svg:viewBox="0 0 35 35" svg:d="M17 0c-23 0-23 35 0 35s23-35 0-35z">
          <text:p/>
        </draw:path>
        <draw:path draw:style-name="gr8" draw:text-style-name="P5" draw:layer="layout" svg:width="0.033cm" svg:height="0.034cm" svg:x="12.972cm" svg:y="16.066cm" svg:viewBox="0 0 34 35" svg:d="M17 0c-23 0-23 35 0 35 22 0 22-35 0-35z">
          <text:p/>
        </draw:path>
        <draw:path draw:style-name="gr8" draw:text-style-name="P5" draw:layer="layout" svg:width="0.033cm" svg:height="0.034cm" svg:x="12.972cm" svg:y="16.568cm" svg:viewBox="0 0 34 35" svg:d="M17 0c-23 0-23 35 0 35 22 0 22-35 0-35z">
          <text:p/>
        </draw:path>
        <draw:path draw:style-name="gr8" draw:text-style-name="P5" draw:layer="layout" svg:width="0.033cm" svg:height="0.034cm" svg:x="12.972cm" svg:y="17.07cm" svg:viewBox="0 0 34 35" svg:d="M17 0c-23 0-23 35 0 35 22 0 22-35 0-35z">
          <text:p/>
        </draw:path>
        <draw:path draw:style-name="gr8" draw:text-style-name="P5" draw:layer="layout" svg:width="0.033cm" svg:height="0.034cm" svg:x="12.972cm" svg:y="17.572cm" svg:viewBox="0 0 34 35" svg:d="M17 0c-23 0-23 35 0 35 22 0 22-35 0-35z">
          <text:p/>
        </draw:path>
        <draw:path draw:style-name="gr8" draw:text-style-name="P5" draw:layer="layout" svg:width="0.033cm" svg:height="0.034cm" svg:x="12.972cm" svg:y="18.074cm" svg:viewBox="0 0 34 35" svg:d="M17 0c-23 0-23 35 0 35 22 0 22-35 0-35z">
          <text:p/>
        </draw:path>
        <draw:path draw:style-name="gr8" draw:text-style-name="P5" draw:layer="layout" svg:width="0.033cm" svg:height="0.035cm" svg:x="12.972cm" svg:y="18.576cm" svg:viewBox="0 0 34 36" svg:d="M17 0c-23 0-23 36 0 36 22 0 22-36 0-36z">
          <text:p/>
        </draw:path>
        <draw:path draw:style-name="gr8" draw:text-style-name="P5" draw:layer="layout" svg:width="0.033cm" svg:height="0.034cm" svg:x="12.972cm" svg:y="19.079cm" svg:viewBox="0 0 34 35" svg:d="M17 0c-23 0-23 35 0 35 22 0 22-35 0-35z">
          <text:p/>
        </draw:path>
        <draw:path draw:style-name="gr8" draw:text-style-name="P5" draw:layer="layout" svg:width="0.033cm" svg:height="0.034cm" svg:x="12.972cm" svg:y="19.581cm" svg:viewBox="0 0 34 35" svg:d="M17 0c-23 0-23 35 0 35 22 0 22-35 0-35z">
          <text:p/>
        </draw:path>
        <draw:path draw:style-name="gr8" draw:text-style-name="P5" draw:layer="layout" svg:width="0.033cm" svg:height="0.034cm" svg:x="12.972cm" svg:y="20.083cm" svg:viewBox="0 0 34 35" svg:d="M17 0c-23 0-23 35 0 35 22 0 22-35 0-35z">
          <text:p/>
        </draw:path>
        <draw:path draw:style-name="gr8" draw:text-style-name="P5" draw:layer="layout" svg:width="0.033cm" svg:height="0.034cm" svg:x="12.972cm" svg:y="20.585cm" svg:viewBox="0 0 34 35" svg:d="M17 0c-23 0-23 35 0 35 22 0 22-35 0-35z">
          <text:p/>
        </draw:path>
        <draw:path draw:style-name="gr8" draw:text-style-name="P5" draw:layer="layout" svg:width="0.032cm" svg:height="0.034cm" svg:x="13.471cm" svg:y="16.066cm" svg:viewBox="0 0 33 35" svg:d="M16 0c-21 0-21 35 0 35 23 0 23-35 0-35z">
          <text:p/>
        </draw:path>
        <draw:path draw:style-name="gr8" draw:text-style-name="P5" draw:layer="layout" svg:width="0.032cm" svg:height="0.034cm" svg:x="13.471cm" svg:y="16.568cm" svg:viewBox="0 0 33 35" svg:d="M16 0c-21 0-21 35 0 35 23 0 23-35 0-35z">
          <text:p/>
        </draw:path>
        <draw:path draw:style-name="gr8" draw:text-style-name="P5" draw:layer="layout" svg:width="0.032cm" svg:height="0.034cm" svg:x="13.471cm" svg:y="17.07cm" svg:viewBox="0 0 33 35" svg:d="M16 0c-21 0-21 35 0 35 23 0 23-35 0-35z">
          <text:p/>
        </draw:path>
        <draw:path draw:style-name="gr8" draw:text-style-name="P5" draw:layer="layout" svg:width="0.032cm" svg:height="0.034cm" svg:x="13.471cm" svg:y="17.572cm" svg:viewBox="0 0 33 35" svg:d="M16 0c-21 0-21 35 0 35 23 0 23-35 0-35z">
          <text:p/>
        </draw:path>
        <draw:path draw:style-name="gr8" draw:text-style-name="P5" draw:layer="layout" svg:width="0.032cm" svg:height="0.034cm" svg:x="13.471cm" svg:y="18.074cm" svg:viewBox="0 0 33 35" svg:d="M16 0c-21 0-21 35 0 35 23 0 23-35 0-35z">
          <text:p/>
        </draw:path>
        <draw:path draw:style-name="gr8" draw:text-style-name="P5" draw:layer="layout" svg:width="0.032cm" svg:height="0.035cm" svg:x="13.471cm" svg:y="18.576cm" svg:viewBox="0 0 33 36" svg:d="M16 0c-21 0-21 36 0 36 23 0 23-36 0-36z">
          <text:p/>
        </draw:path>
        <draw:path draw:style-name="gr8" draw:text-style-name="P5" draw:layer="layout" svg:width="0.032cm" svg:height="0.034cm" svg:x="13.471cm" svg:y="19.079cm" svg:viewBox="0 0 33 35" svg:d="M16 0c-21 0-21 35 0 35 23 0 23-35 0-35z">
          <text:p/>
        </draw:path>
        <draw:path draw:style-name="gr8" draw:text-style-name="P5" draw:layer="layout" svg:width="0.032cm" svg:height="0.034cm" svg:x="13.471cm" svg:y="19.581cm" svg:viewBox="0 0 33 35" svg:d="M16 0c-21 0-21 35 0 35 23 0 23-35 0-35z">
          <text:p/>
        </draw:path>
        <draw:path draw:style-name="gr8" draw:text-style-name="P5" draw:layer="layout" svg:width="0.032cm" svg:height="0.034cm" svg:x="13.471cm" svg:y="20.083cm" svg:viewBox="0 0 33 35" svg:d="M16 0c-21 0-21 35 0 35 23 0 23-35 0-35z">
          <text:p/>
        </draw:path>
        <draw:path draw:style-name="gr8" draw:text-style-name="P5" draw:layer="layout" svg:width="0.032cm" svg:height="0.034cm" svg:x="13.471cm" svg:y="20.585cm" svg:viewBox="0 0 33 35" svg:d="M16 0c-21 0-21 35 0 35 23 0 23-35 0-35z">
          <text:p/>
        </draw:path>
        <draw:path draw:style-name="gr8" draw:text-style-name="P5" draw:layer="layout" svg:width="0.034cm" svg:height="0.034cm" svg:x="0.999cm" svg:y="16.064cm" svg:viewBox="0 0 35 35" svg:d="M17 0c-23 0-23 35 0 35s23-35 0-35z">
          <text:p/>
        </draw:path>
        <draw:path draw:style-name="gr8" draw:text-style-name="P5" draw:layer="layout" svg:width="0.034cm" svg:height="0.034cm" svg:x="0.999cm" svg:y="16.566cm" svg:viewBox="0 0 35 35" svg:d="M17 0c-23 0-23 35 0 35s23-35 0-35z">
          <text:p/>
        </draw:path>
        <draw:path draw:style-name="gr8" draw:text-style-name="P5" draw:layer="layout" svg:width="0.034cm" svg:height="0.034cm" svg:x="0.999cm" svg:y="17.068cm" svg:viewBox="0 0 35 35" svg:d="M17 0c-23 0-23 35 0 35s23-35 0-35z">
          <text:p/>
        </draw:path>
        <draw:path draw:style-name="gr8" draw:text-style-name="P5" draw:layer="layout" svg:width="0.034cm" svg:height="0.034cm" svg:x="0.999cm" svg:y="17.57cm" svg:viewBox="0 0 35 35" svg:d="M17 0c-23 0-23 35 0 35s23-35 0-35z">
          <text:p/>
        </draw:path>
        <draw:path draw:style-name="gr8" draw:text-style-name="P5" draw:layer="layout" svg:width="0.034cm" svg:height="0.034cm" svg:x="0.999cm" svg:y="18.072cm" svg:viewBox="0 0 35 35" svg:d="M17 0c-23 0-23 35 0 35s23-35 0-35z">
          <text:p/>
        </draw:path>
        <draw:path draw:style-name="gr8" draw:text-style-name="P5" draw:layer="layout" svg:width="0.034cm" svg:height="0.035cm" svg:x="0.999cm" svg:y="18.574cm" svg:viewBox="0 0 35 36" svg:d="M17 0c-23 0-23 36 0 36s23-36 0-36z">
          <text:p/>
        </draw:path>
        <draw:path draw:style-name="gr8" draw:text-style-name="P5" draw:layer="layout" svg:width="0.034cm" svg:height="0.034cm" svg:x="0.999cm" svg:y="19.077cm" svg:viewBox="0 0 35 35" svg:d="M17 0c-23 0-23 35 0 35s23-35 0-35z">
          <text:p/>
        </draw:path>
        <draw:path draw:style-name="gr8" draw:text-style-name="P5" draw:layer="layout" svg:width="0.034cm" svg:height="0.034cm" svg:x="0.999cm" svg:y="19.579cm" svg:viewBox="0 0 35 35" svg:d="M17 0c-23 0-23 35 0 35s23-35 0-35z">
          <text:p/>
        </draw:path>
        <draw:path draw:style-name="gr8" draw:text-style-name="P5" draw:layer="layout" svg:width="0.034cm" svg:height="0.034cm" svg:x="0.999cm" svg:y="20.081cm" svg:viewBox="0 0 35 35" svg:d="M17 0c-23 0-23 35 0 35s23-35 0-35z">
          <text:p/>
        </draw:path>
        <draw:path draw:style-name="gr8" draw:text-style-name="P5" draw:layer="layout" svg:width="0.034cm" svg:height="0.034cm" svg:x="0.999cm" svg:y="20.583cm" svg:viewBox="0 0 35 35" svg:d="M17 0c-23 0-23 35 0 35s23-35 0-35z">
          <text:p/>
        </draw:path>
        <draw:frame draw:style-name="gr9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7" draw:text-style-name="P1" draw:layer="layout" svg:x1="0.702cm" svg:y1="14.791cm" svg:x2="13.956cm" svg:y2="14.791cm">
          <text:p/>
        </draw:line>
        <draw:frame draw:style-name="gr22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0.703cm" svg:y1="15.661cm" svg:x2="13.957cm" svg:y2="15.661cm">
          <text:p/>
        </draw:line>
        <draw:line draw:style-name="gr7" draw:text-style-name="P1" draw:layer="layout" svg:x1="0.702cm" svg:y1="2.661cm" svg:x2="13.956cm" svg:y2="2.661cm">
          <text:p/>
        </draw:line>
        <draw:line draw:style-name="gr7" draw:text-style-name="P1" draw:layer="layout" svg:x1="0.702cm" svg:y1="3.526cm" svg:x2="13.956cm" svg:y2="3.526cm">
          <text:p/>
        </draw:line>
        <draw:line draw:style-name="gr7" draw:text-style-name="P1" draw:layer="layout" svg:x1="0.702cm" svg:y1="4.393cm" svg:x2="13.956cm" svg:y2="4.393cm">
          <text:p/>
        </draw:line>
        <draw:line draw:style-name="gr7" draw:text-style-name="P1" draw:layer="layout" svg:x1="0.702cm" svg:y1="5.258cm" svg:x2="13.956cm" svg:y2="5.258cm">
          <text:p/>
        </draw:line>
        <draw:line draw:style-name="gr7" draw:text-style-name="P1" draw:layer="layout" svg:x1="0.702cm" svg:y1="6.125cm" svg:x2="13.956cm" svg:y2="6.125cm">
          <text:p/>
        </draw:line>
        <draw:line draw:style-name="gr7" draw:text-style-name="P1" draw:layer="layout" svg:x1="0.702cm" svg:y1="6.992cm" svg:x2="13.956cm" svg:y2="6.992cm">
          <text:p/>
        </draw:line>
        <draw:line draw:style-name="gr7" draw:text-style-name="P1" draw:layer="layout" svg:x1="0.702cm" svg:y1="7.857cm" svg:x2="13.956cm" svg:y2="7.857cm">
          <text:p/>
        </draw:line>
        <draw:line draw:style-name="gr7" draw:text-style-name="P1" draw:layer="layout" svg:x1="0.702cm" svg:y1="8.723cm" svg:x2="13.956cm" svg:y2="8.723cm">
          <text:p/>
        </draw:line>
        <draw:line draw:style-name="gr7" draw:text-style-name="P1" draw:layer="layout" svg:x1="0.702cm" svg:y1="9.589cm" svg:x2="13.956cm" svg:y2="9.589cm">
          <text:p/>
        </draw:line>
        <draw:line draw:style-name="gr7" draw:text-style-name="P1" draw:layer="layout" svg:x1="0.702cm" svg:y1="10.455cm" svg:x2="13.956cm" svg:y2="10.455cm">
          <text:p/>
        </draw:line>
        <draw:line draw:style-name="gr7" draw:text-style-name="P1" draw:layer="layout" svg:x1="0.702cm" svg:y1="11.322cm" svg:x2="13.956cm" svg:y2="11.322cm">
          <text:p/>
        </draw:line>
        <draw:line draw:style-name="gr7" draw:text-style-name="P1" draw:layer="layout" svg:x1="0.702cm" svg:y1="12.187cm" svg:x2="13.956cm" svg:y2="12.187cm">
          <text:p/>
        </draw:line>
        <draw:line draw:style-name="gr7" draw:text-style-name="P1" draw:layer="layout" svg:x1="0.702cm" svg:y1="13.053cm" svg:x2="13.956cm" svg:y2="13.053cm">
          <text:p/>
        </draw:line>
        <draw:line draw:style-name="gr7" draw:text-style-name="P1" draw:layer="layout" svg:x1="0.702cm" svg:y1="13.92cm" svg:x2="13.956cm" svg:y2="13.92cm">
          <text:p/>
        </draw:line>
        <draw:line draw:style-name="gr7" draw:text-style-name="P1" draw:layer="layout" svg:x1="0.702cm" svg:y1="14.792cm" svg:x2="13.956cm" svg:y2="14.792cm">
          <text:p/>
        </draw:line>
        <draw:line draw:style-name="gr52" draw:text-style-name="P1" draw:layer="layout" svg:x1="1.447cm" svg:y1="3.091cm" svg:x2="13.956cm" svg:y2="3.091cm">
          <text:p/>
        </draw:line>
        <draw:line draw:style-name="gr52" draw:text-style-name="P1" draw:layer="layout" svg:x1="1.447cm" svg:y1="3.956cm" svg:x2="13.956cm" svg:y2="3.956cm">
          <text:p/>
        </draw:line>
        <draw:line draw:style-name="gr52" draw:text-style-name="P1" draw:layer="layout" svg:x1="1.447cm" svg:y1="4.823cm" svg:x2="13.956cm" svg:y2="4.823cm">
          <text:p/>
        </draw:line>
        <draw:line draw:style-name="gr52" draw:text-style-name="P1" draw:layer="layout" svg:x1="1.447cm" svg:y1="5.688cm" svg:x2="13.956cm" svg:y2="5.688cm">
          <text:p/>
        </draw:line>
        <draw:line draw:style-name="gr52" draw:text-style-name="P1" draw:layer="layout" svg:x1="1.447cm" svg:y1="6.555cm" svg:x2="13.956cm" svg:y2="6.555cm">
          <text:p/>
        </draw:line>
        <draw:line draw:style-name="gr52" draw:text-style-name="P1" draw:layer="layout" svg:x1="1.447cm" svg:y1="7.422cm" svg:x2="13.956cm" svg:y2="7.422cm">
          <text:p/>
        </draw:line>
        <draw:line draw:style-name="gr52" draw:text-style-name="P1" draw:layer="layout" svg:x1="1.447cm" svg:y1="8.287cm" svg:x2="13.956cm" svg:y2="8.287cm">
          <text:p/>
        </draw:line>
        <draw:line draw:style-name="gr52" draw:text-style-name="P1" draw:layer="layout" svg:x1="1.447cm" svg:y1="9.153cm" svg:x2="13.956cm" svg:y2="9.153cm">
          <text:p/>
        </draw:line>
        <draw:line draw:style-name="gr52" draw:text-style-name="P1" draw:layer="layout" svg:x1="1.447cm" svg:y1="10.019cm" svg:x2="13.956cm" svg:y2="10.019cm">
          <text:p/>
        </draw:line>
        <draw:line draw:style-name="gr52" draw:text-style-name="P1" draw:layer="layout" svg:x1="1.447cm" svg:y1="10.885cm" svg:x2="13.956cm" svg:y2="10.885cm">
          <text:p/>
        </draw:line>
        <draw:line draw:style-name="gr52" draw:text-style-name="P1" draw:layer="layout" svg:x1="1.447cm" svg:y1="11.752cm" svg:x2="13.956cm" svg:y2="11.752cm">
          <text:p/>
        </draw:line>
        <draw:line draw:style-name="gr52" draw:text-style-name="P1" draw:layer="layout" svg:x1="1.447cm" svg:y1="12.617cm" svg:x2="13.956cm" svg:y2="12.617cm">
          <text:p/>
        </draw:line>
        <draw:line draw:style-name="gr52" draw:text-style-name="P1" draw:layer="layout" svg:x1="1.447cm" svg:y1="13.483cm" svg:x2="13.956cm" svg:y2="13.483cm">
          <text:p/>
        </draw:line>
        <draw:line draw:style-name="gr52" draw:text-style-name="P1" draw:layer="layout" svg:x1="1.447cm" svg:y1="14.35cm" svg:x2="13.956cm" svg:y2="14.35cm">
          <text:p/>
        </draw:line>
        <draw:line draw:style-name="gr52" draw:text-style-name="P1" draw:layer="layout" svg:x1="1.447cm" svg:y1="15.222cm" svg:x2="13.956cm" svg:y2="15.222cm">
          <text:p/>
        </draw:line>
        <draw:line draw:style-name="gr52" draw:text-style-name="P1" draw:layer="layout" svg:x1="1.447cm" svg:y1="3.092cm" svg:x2="13.956cm" svg:y2="3.092cm">
          <text:p/>
        </draw:line>
        <draw:line draw:style-name="gr52" draw:text-style-name="P1" draw:layer="layout" svg:x1="1.447cm" svg:y1="3.957cm" svg:x2="13.956cm" svg:y2="3.957cm">
          <text:p/>
        </draw:line>
        <draw:line draw:style-name="gr52" draw:text-style-name="P1" draw:layer="layout" svg:x1="1.447cm" svg:y1="4.824cm" svg:x2="13.956cm" svg:y2="4.824cm">
          <text:p/>
        </draw:line>
        <draw:line draw:style-name="gr52" draw:text-style-name="P1" draw:layer="layout" svg:x1="1.447cm" svg:y1="5.689cm" svg:x2="13.956cm" svg:y2="5.689cm">
          <text:p/>
        </draw:line>
        <draw:line draw:style-name="gr52" draw:text-style-name="P1" draw:layer="layout" svg:x1="1.447cm" svg:y1="6.556cm" svg:x2="13.956cm" svg:y2="6.556cm">
          <text:p/>
        </draw:line>
        <draw:line draw:style-name="gr52" draw:text-style-name="P1" draw:layer="layout" svg:x1="1.447cm" svg:y1="7.423cm" svg:x2="13.956cm" svg:y2="7.423cm">
          <text:p/>
        </draw:line>
        <draw:line draw:style-name="gr52" draw:text-style-name="P1" draw:layer="layout" svg:x1="1.447cm" svg:y1="8.288cm" svg:x2="13.956cm" svg:y2="8.288cm">
          <text:p/>
        </draw:line>
        <draw:line draw:style-name="gr52" draw:text-style-name="P1" draw:layer="layout" svg:x1="1.447cm" svg:y1="9.154cm" svg:x2="13.956cm" svg:y2="9.154cm">
          <text:p/>
        </draw:line>
        <draw:line draw:style-name="gr52" draw:text-style-name="P1" draw:layer="layout" svg:x1="1.447cm" svg:y1="10.02cm" svg:x2="13.956cm" svg:y2="10.02cm">
          <text:p/>
        </draw:line>
        <draw:line draw:style-name="gr52" draw:text-style-name="P1" draw:layer="layout" svg:x1="1.447cm" svg:y1="10.886cm" svg:x2="13.956cm" svg:y2="10.886cm">
          <text:p/>
        </draw:line>
        <draw:line draw:style-name="gr52" draw:text-style-name="P1" draw:layer="layout" svg:x1="1.447cm" svg:y1="11.753cm" svg:x2="13.956cm" svg:y2="11.753cm">
          <text:p/>
        </draw:line>
        <draw:line draw:style-name="gr52" draw:text-style-name="P1" draw:layer="layout" svg:x1="1.447cm" svg:y1="12.618cm" svg:x2="13.956cm" svg:y2="12.618cm">
          <text:p/>
        </draw:line>
        <draw:line draw:style-name="gr52" draw:text-style-name="P1" draw:layer="layout" svg:x1="1.447cm" svg:y1="13.484cm" svg:x2="13.956cm" svg:y2="13.484cm">
          <text:p/>
        </draw:line>
        <draw:line draw:style-name="gr52" draw:text-style-name="P1" draw:layer="layout" svg:x1="1.447cm" svg:y1="14.351cm" svg:x2="13.956cm" svg:y2="14.351cm">
          <text:p/>
        </draw:line>
        <draw:line draw:style-name="gr52" draw:text-style-name="P1" draw:layer="layout" svg:x1="1.447cm" svg:y1="15.223cm" svg:x2="13.956cm" svg:y2="15.223cm">
          <text:p/>
        </draw:line>
        <draw:line draw:style-name="gr52" draw:text-style-name="P1" draw:layer="layout" svg:x1="1.448cm" svg:y1="2.311cm" svg:x2="13.957cm" svg:y2="2.311cm">
          <text:p/>
        </draw:line>
        <draw:custom-shape draw:style-name="gr43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6cm" svg:y1="1.268cm" svg:x2="13.957cm" svg:y2="1.268cm">
          <text:p/>
        </draw:line>
        <draw:frame draw:style-name="gr44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5cm" svg:y="0.707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5cm" svg:y="0.707cm">
          <draw:text-box>
            <text:p text:style-name="P2"><text:span text:style-name="T7">7</text:span></text:p>
          </draw:text-box>
        </draw:frame>
      </draw:page>
      <draw:page draw:name="page6" draw:style-name="dp1" draw:master-page-name="master-page34">
        <draw:frame draw:style-name="gr66" draw:text-style-name="P15" draw:layer="layout" svg:width="2.479cm" svg:height="0.709cm" svg:x="1.511cm" svg:y="1.621cm">
          <draw:text-box>
            <text:p text:style-name="P2"><text:span text:style-name="T13">ENERO</text:span></text:p>
          </draw:text-box>
        </draw:frame>
        <draw:line draw:style-name="gr5" draw:text-style-name="P12" draw:layer="layout" svg:x1="4.079cm" svg:y1="1.282cm" svg:x2="6.949cm" svg:y2="1.282cm">
          <text:p/>
        </draw:line>
        <draw:line draw:style-name="gr5" draw:text-style-name="P12" draw:layer="layout" svg:x1="4.087cm" svg:y1="2.67cm" svg:x2="4.087cm" svg:y2="1.291cm">
          <text:p/>
        </draw:line>
        <draw:line draw:style-name="gr5" draw:text-style-name="P12" draw:layer="layout" svg:x1="6.949cm" svg:y1="1.282cm" svg:x2="9.81cm" svg:y2="1.282cm">
          <text:p/>
        </draw:line>
        <draw:line draw:style-name="gr5" draw:text-style-name="P12" draw:layer="layout" svg:x1="6.949cm" svg:y1="2.67cm" svg:x2="6.949cm" svg:y2="1.291cm">
          <text:p/>
        </draw:line>
        <draw:line draw:style-name="gr5" draw:text-style-name="P12" draw:layer="layout" svg:x1="9.81cm" svg:y1="1.282cm" svg:x2="12.679cm" svg:y2="1.282cm">
          <text:p/>
        </draw:line>
        <draw:line draw:style-name="gr5" draw:text-style-name="P12" draw:layer="layout" svg:x1="9.81cm" svg:y1="2.67cm" svg:x2="9.81cm" svg:y2="1.291cm">
          <text:p/>
        </draw:line>
        <draw:line draw:style-name="gr5" draw:text-style-name="P12" draw:layer="layout" svg:x1="12.671cm" svg:y1="2.67cm" svg:x2="12.671cm" svg:y2="1.291cm">
          <text:p/>
        </draw:line>
        <draw:line draw:style-name="gr5" draw:text-style-name="P12" draw:layer="layout" svg:x1="4.079cm" svg:y1="2.68cm" svg:x2="6.949cm" svg:y2="2.68cm">
          <text:p/>
        </draw:line>
        <draw:line draw:style-name="gr5" draw:text-style-name="P12" draw:layer="layout" svg:x1="4.087cm" svg:y1="5.489cm" svg:x2="4.087cm" svg:y2="2.686cm">
          <text:p/>
        </draw:line>
        <draw:line draw:style-name="gr5" draw:text-style-name="P12" draw:layer="layout" svg:x1="6.949cm" svg:y1="2.68cm" svg:x2="9.81cm" svg:y2="2.68cm">
          <text:p/>
        </draw:line>
        <draw:line draw:style-name="gr5" draw:text-style-name="P12" draw:layer="layout" svg:x1="6.949cm" svg:y1="5.489cm" svg:x2="6.949cm" svg:y2="2.686cm">
          <text:p/>
        </draw:line>
        <draw:line draw:style-name="gr5" draw:text-style-name="P12" draw:layer="layout" svg:x1="9.81cm" svg:y1="2.68cm" svg:x2="12.679cm" svg:y2="2.68cm">
          <text:p/>
        </draw:line>
        <draw:line draw:style-name="gr5" draw:text-style-name="P12" draw:layer="layout" svg:x1="9.81cm" svg:y1="5.489cm" svg:x2="9.81cm" svg:y2="2.686cm">
          <text:p/>
        </draw:line>
        <draw:line draw:style-name="gr5" draw:text-style-name="P12" draw:layer="layout" svg:x1="12.671cm" svg:y1="5.489cm" svg:x2="12.671cm" svg:y2="2.686cm">
          <text:p/>
        </draw:line>
        <draw:line draw:style-name="gr5" draw:text-style-name="P12" draw:layer="layout" svg:x1="4.079cm" svg:y1="5.497cm" svg:x2="6.949cm" svg:y2="5.497cm">
          <text:p/>
        </draw:line>
        <draw:line draw:style-name="gr5" draw:text-style-name="P12" draw:layer="layout" svg:x1="4.087cm" svg:y1="8.307cm" svg:x2="4.087cm" svg:y2="5.504cm">
          <text:p/>
        </draw:line>
        <draw:line draw:style-name="gr5" draw:text-style-name="P12" draw:layer="layout" svg:x1="6.949cm" svg:y1="5.497cm" svg:x2="9.81cm" svg:y2="5.497cm">
          <text:p/>
        </draw:line>
        <draw:line draw:style-name="gr5" draw:text-style-name="P12" draw:layer="layout" svg:x1="6.949cm" svg:y1="8.307cm" svg:x2="6.949cm" svg:y2="5.504cm">
          <text:p/>
        </draw:line>
        <draw:line draw:style-name="gr5" draw:text-style-name="P12" draw:layer="layout" svg:x1="9.81cm" svg:y1="5.497cm" svg:x2="12.679cm" svg:y2="5.497cm">
          <text:p/>
        </draw:line>
        <draw:line draw:style-name="gr5" draw:text-style-name="P12" draw:layer="layout" svg:x1="9.81cm" svg:y1="8.307cm" svg:x2="9.81cm" svg:y2="5.504cm">
          <text:p/>
        </draw:line>
        <draw:line draw:style-name="gr5" draw:text-style-name="P12" draw:layer="layout" svg:x1="12.671cm" svg:y1="8.307cm" svg:x2="12.671cm" svg:y2="5.504cm">
          <text:p/>
        </draw:line>
        <draw:line draw:style-name="gr5" draw:text-style-name="P12" draw:layer="layout" svg:x1="4.079cm" svg:y1="8.314cm" svg:x2="6.949cm" svg:y2="8.314cm">
          <text:p/>
        </draw:line>
        <draw:line draw:style-name="gr5" draw:text-style-name="P12" draw:layer="layout" svg:x1="4.087cm" svg:y1="11.125cm" svg:x2="4.087cm" svg:y2="8.322cm">
          <text:p/>
        </draw:line>
        <draw:line draw:style-name="gr5" draw:text-style-name="P12" draw:layer="layout" svg:x1="6.949cm" svg:y1="8.314cm" svg:x2="9.81cm" svg:y2="8.314cm">
          <text:p/>
        </draw:line>
        <draw:line draw:style-name="gr5" draw:text-style-name="P12" draw:layer="layout" svg:x1="6.949cm" svg:y1="11.125cm" svg:x2="6.949cm" svg:y2="8.322cm">
          <text:p/>
        </draw:line>
        <draw:line draw:style-name="gr5" draw:text-style-name="P12" draw:layer="layout" svg:x1="9.81cm" svg:y1="8.314cm" svg:x2="12.679cm" svg:y2="8.314cm">
          <text:p/>
        </draw:line>
        <draw:line draw:style-name="gr5" draw:text-style-name="P12" draw:layer="layout" svg:x1="9.81cm" svg:y1="11.125cm" svg:x2="9.81cm" svg:y2="8.322cm">
          <text:p/>
        </draw:line>
        <draw:line draw:style-name="gr5" draw:text-style-name="P12" draw:layer="layout" svg:x1="12.671cm" svg:y1="11.125cm" svg:x2="12.671cm" svg:y2="8.322cm">
          <text:p/>
        </draw:line>
        <draw:line draw:style-name="gr5" draw:text-style-name="P12" draw:layer="layout" svg:x1="4.079cm" svg:y1="11.131cm" svg:x2="6.949cm" svg:y2="11.131cm">
          <text:p/>
        </draw:line>
        <draw:line draw:style-name="gr5" draw:text-style-name="P12" draw:layer="layout" svg:x1="4.087cm" svg:y1="13.941cm" svg:x2="4.087cm" svg:y2="11.138cm">
          <text:p/>
        </draw:line>
        <draw:line draw:style-name="gr5" draw:text-style-name="P12" draw:layer="layout" svg:x1="6.949cm" svg:y1="11.131cm" svg:x2="9.81cm" svg:y2="11.131cm">
          <text:p/>
        </draw:line>
        <draw:line draw:style-name="gr5" draw:text-style-name="P12" draw:layer="layout" svg:x1="6.949cm" svg:y1="13.941cm" svg:x2="6.949cm" svg:y2="11.138cm">
          <text:p/>
        </draw:line>
        <draw:line draw:style-name="gr5" draw:text-style-name="P12" draw:layer="layout" svg:x1="9.81cm" svg:y1="11.131cm" svg:x2="12.679cm" svg:y2="11.131cm">
          <text:p/>
        </draw:line>
        <draw:line draw:style-name="gr5" draw:text-style-name="P12" draw:layer="layout" svg:x1="9.81cm" svg:y1="13.941cm" svg:x2="9.81cm" svg:y2="11.138cm">
          <text:p/>
        </draw:line>
        <draw:line draw:style-name="gr5" draw:text-style-name="P12" draw:layer="layout" svg:x1="12.671cm" svg:y1="13.941cm" svg:x2="12.671cm" svg:y2="11.138cm">
          <text:p/>
        </draw:line>
        <draw:line draw:style-name="gr5" draw:text-style-name="P12" draw:layer="layout" svg:x1="4.079cm" svg:y1="13.949cm" svg:x2="6.949cm" svg:y2="13.949cm">
          <text:p/>
        </draw:line>
        <draw:line draw:style-name="gr5" draw:text-style-name="P12" draw:layer="layout" svg:x1="4.087cm" svg:y1="16.758cm" svg:x2="4.087cm" svg:y2="13.955cm">
          <text:p/>
        </draw:line>
        <draw:line draw:style-name="gr5" draw:text-style-name="P12" draw:layer="layout" svg:x1="6.949cm" svg:y1="13.949cm" svg:x2="9.81cm" svg:y2="13.949cm">
          <text:p/>
        </draw:line>
        <draw:line draw:style-name="gr5" draw:text-style-name="P12" draw:layer="layout" svg:x1="6.949cm" svg:y1="16.758cm" svg:x2="6.949cm" svg:y2="13.955cm">
          <text:p/>
        </draw:line>
        <draw:line draw:style-name="gr5" draw:text-style-name="P12" draw:layer="layout" svg:x1="9.81cm" svg:y1="13.949cm" svg:x2="12.679cm" svg:y2="13.949cm">
          <text:p/>
        </draw:line>
        <draw:line draw:style-name="gr5" draw:text-style-name="P12" draw:layer="layout" svg:x1="9.81cm" svg:y1="16.758cm" svg:x2="9.81cm" svg:y2="13.955cm">
          <text:p/>
        </draw:line>
        <draw:line draw:style-name="gr5" draw:text-style-name="P12" draw:layer="layout" svg:x1="12.671cm" svg:y1="16.758cm" svg:x2="12.671cm" svg:y2="13.955cm">
          <text:p/>
        </draw:line>
        <draw:line draw:style-name="gr5" draw:text-style-name="P12" draw:layer="layout" svg:x1="4.079cm" svg:y1="16.766cm" svg:x2="12.679cm" svg:y2="16.766cm">
          <text:p/>
        </draw:line>
        <draw:frame draw:style-name="gr67" draw:text-style-name="P13" draw:layer="layout" svg:width="1.316cm" svg:height="0.533cm" svg:x="4.923cm" svg:y="1.748cm">
          <draw:text-box>
            <text:p text:style-name="P2"><text:span text:style-name="T11">Lunes</text:span></text:p>
          </draw:text-box>
        </draw:frame>
        <draw:frame draw:style-name="gr68" draw:text-style-name="P13" draw:layer="layout" svg:width="1.635cm" svg:height="0.533cm" svg:x="7.636cm" svg:y="1.748cm">
          <draw:text-box>
            <text:p text:style-name="P2"><text:span text:style-name="T11">Martes</text:span></text:p>
          </draw:text-box>
        </draw:frame>
        <draw:frame draw:style-name="gr69" draw:text-style-name="P16" draw:layer="layout" svg:width="2.304cm" svg:height="0.533cm" svg:x="10.197cm" svg:y="1.748cm">
          <draw:text-box>
            <text:p text:style-name="P2"><text:span text:style-name="T14">Miércoles</text:span></text:p>
          </draw:text-box>
        </draw:frame>
        <draw:line draw:style-name="gr5" draw:text-style-name="P17" draw:layer="layout" svg:x1="0.701cm" svg:y1="2.678cm" svg:x2="4.087cm" svg:y2="2.678cm">
          <text:p/>
        </draw:line>
        <draw:line draw:style-name="gr5" draw:text-style-name="P17" draw:layer="layout" svg:x1="0.701cm" svg:y1="5.496cm" svg:x2="4.087cm" svg:y2="5.496cm">
          <text:p/>
        </draw:line>
        <draw:line draw:style-name="gr5" draw:text-style-name="P17" draw:layer="layout" svg:x1="0.701cm" svg:y1="8.314cm" svg:x2="4.087cm" svg:y2="8.314cm">
          <text:p/>
        </draw:line>
        <draw:line draw:style-name="gr5" draw:text-style-name="P17" draw:layer="layout" svg:x1="0.701cm" svg:y1="11.131cm" svg:x2="4.087cm" svg:y2="11.131cm">
          <text:p/>
        </draw:line>
        <draw:line draw:style-name="gr5" draw:text-style-name="P17" draw:layer="layout" svg:x1="0.701cm" svg:y1="13.948cm" svg:x2="4.087cm" svg:y2="13.948cm">
          <text:p/>
        </draw:line>
        <draw:line draw:style-name="gr7" draw:text-style-name="P12" draw:layer="layout" svg:x1="0.701cm" svg:y1="3.15cm" svg:x2="4.08cm" svg:y2="3.15cm">
          <text:p/>
        </draw:line>
        <draw:line draw:style-name="gr7" draw:text-style-name="P12" draw:layer="layout" svg:x1="0.701cm" svg:y1="3.551cm" svg:x2="4.08cm" svg:y2="3.551cm">
          <text:p/>
        </draw:line>
        <draw:line draw:style-name="gr7" draw:text-style-name="P12" draw:layer="layout" svg:x1="0.701cm" svg:y1="3.953cm" svg:x2="4.08cm" svg:y2="3.953cm">
          <text:p/>
        </draw:line>
        <draw:line draw:style-name="gr7" draw:text-style-name="P12" draw:layer="layout" svg:x1="0.701cm" svg:y1="4.353cm" svg:x2="4.08cm" svg:y2="4.353cm">
          <text:p/>
        </draw:line>
        <draw:line draw:style-name="gr7" draw:text-style-name="P12" draw:layer="layout" svg:x1="0.701cm" svg:y1="4.754cm" svg:x2="4.08cm" svg:y2="4.754cm">
          <text:p/>
        </draw:line>
        <draw:line draw:style-name="gr7" draw:text-style-name="P12" draw:layer="layout" svg:x1="0.701cm" svg:y1="5.155cm" svg:x2="4.08cm" svg:y2="5.155cm">
          <text:p/>
        </draw:line>
        <draw:line draw:style-name="gr7" draw:text-style-name="P12" draw:layer="layout" svg:x1="0.701cm" svg:y1="5.957cm" svg:x2="4.08cm" svg:y2="5.957cm">
          <text:p/>
        </draw:line>
        <draw:line draw:style-name="gr7" draw:text-style-name="P12" draw:layer="layout" svg:x1="0.701cm" svg:y1="6.358cm" svg:x2="4.08cm" svg:y2="6.358cm">
          <text:p/>
        </draw:line>
        <draw:line draw:style-name="gr7" draw:text-style-name="P12" draw:layer="layout" svg:x1="0.701cm" svg:y1="6.758cm" svg:x2="4.08cm" svg:y2="6.758cm">
          <text:p/>
        </draw:line>
        <draw:line draw:style-name="gr7" draw:text-style-name="P12" draw:layer="layout" svg:x1="0.701cm" svg:y1="7.16cm" svg:x2="4.08cm" svg:y2="7.16cm">
          <text:p/>
        </draw:line>
        <draw:line draw:style-name="gr7" draw:text-style-name="P12" draw:layer="layout" svg:x1="0.701cm" svg:y1="7.561cm" svg:x2="4.08cm" svg:y2="7.561cm">
          <text:p/>
        </draw:line>
        <draw:line draw:style-name="gr7" draw:text-style-name="P12" draw:layer="layout" svg:x1="0.701cm" svg:y1="7.962cm" svg:x2="4.08cm" svg:y2="7.962cm">
          <text:p/>
        </draw:line>
        <draw:line draw:style-name="gr7" draw:text-style-name="P12" draw:layer="layout" svg:x1="0.701cm" svg:y1="8.763cm" svg:x2="4.08cm" svg:y2="8.763cm">
          <text:p/>
        </draw:line>
        <draw:line draw:style-name="gr7" draw:text-style-name="P12" draw:layer="layout" svg:x1="0.701cm" svg:y1="9.165cm" svg:x2="4.08cm" svg:y2="9.165cm">
          <text:p/>
        </draw:line>
        <draw:line draw:style-name="gr7" draw:text-style-name="P12" draw:layer="layout" svg:x1="0.701cm" svg:y1="9.566cm" svg:x2="4.08cm" svg:y2="9.566cm">
          <text:p/>
        </draw:line>
        <draw:line draw:style-name="gr7" draw:text-style-name="P12" draw:layer="layout" svg:x1="0.701cm" svg:y1="9.967cm" svg:x2="4.08cm" svg:y2="9.967cm">
          <text:p/>
        </draw:line>
        <draw:line draw:style-name="gr7" draw:text-style-name="P12" draw:layer="layout" svg:x1="0.701cm" svg:y1="10.367cm" svg:x2="4.08cm" svg:y2="10.367cm">
          <text:p/>
        </draw:line>
        <draw:line draw:style-name="gr7" draw:text-style-name="P12" draw:layer="layout" svg:x1="0.701cm" svg:y1="10.769cm" svg:x2="4.08cm" svg:y2="10.769cm">
          <text:p/>
        </draw:line>
        <draw:line draw:style-name="gr7" draw:text-style-name="P12" draw:layer="layout" svg:x1="0.701cm" svg:y1="11.57cm" svg:x2="4.08cm" svg:y2="11.57cm">
          <text:p/>
        </draw:line>
        <draw:line draw:style-name="gr7" draw:text-style-name="P12" draw:layer="layout" svg:x1="0.701cm" svg:y1="11.97cm" svg:x2="4.08cm" svg:y2="11.97cm">
          <text:p/>
        </draw:line>
        <draw:line draw:style-name="gr7" draw:text-style-name="P12" draw:layer="layout" svg:x1="0.701cm" svg:y1="12.372cm" svg:x2="4.08cm" svg:y2="12.372cm">
          <text:p/>
        </draw:line>
        <draw:line draw:style-name="gr7" draw:text-style-name="P12" draw:layer="layout" svg:x1="0.701cm" svg:y1="12.772cm" svg:x2="4.08cm" svg:y2="12.772cm">
          <text:p/>
        </draw:line>
        <draw:line draw:style-name="gr7" draw:text-style-name="P12" draw:layer="layout" svg:x1="0.701cm" svg:y1="13.173cm" svg:x2="4.08cm" svg:y2="13.173cm">
          <text:p/>
        </draw:line>
        <draw:line draw:style-name="gr7" draw:text-style-name="P12" draw:layer="layout" svg:x1="0.701cm" svg:y1="13.574cm" svg:x2="4.08cm" svg:y2="13.574cm">
          <text:p/>
        </draw:line>
        <draw:frame draw:style-name="gr70" draw:text-style-name="P18" draw:layer="layout" svg:width="2.699cm" svg:height="0.475cm" svg:x="1.101cm" svg:y="2.7cm">
          <draw:text-box>
            <text:p text:style-name="P2"><text:span text:style-name="T15">Semana 53 2021</text:span></text:p>
          </draw:text-box>
        </draw:frame>
        <draw:frame draw:style-name="gr71" draw:text-style-name="P19" draw:layer="layout" svg:width="2.26cm" svg:height="0.475cm" svg:x="1.501cm" svg:y="5.488cm">
          <draw:text-box>
            <text:p text:style-name="P2"><text:span text:style-name="T16">Semana 1</text:span></text:p>
          </draw:text-box>
        </draw:frame>
        <draw:frame draw:style-name="gr71" draw:text-style-name="P19" draw:layer="layout" svg:width="2.26cm" svg:height="0.475cm" svg:x="1.501cm" svg:y="8.305cm">
          <draw:text-box>
            <text:p text:style-name="P2"><text:span text:style-name="T16">Semana 2</text:span></text:p>
          </draw:text-box>
        </draw:frame>
        <draw:frame draw:style-name="gr71" draw:text-style-name="P19" draw:layer="layout" svg:width="2.26cm" svg:height="0.475cm" svg:x="1.501cm" svg:y="11.123cm">
          <draw:text-box>
            <text:p text:style-name="P2"><text:span text:style-name="T16">Semana 3</text:span></text:p>
          </draw:text-box>
        </draw:frame>
        <draw:frame draw:style-name="gr63" draw:text-style-name="P14" draw:layer="layout" svg:width="0.364cm" svg:height="0.475cm" svg:x="4.221cm" svg:y="5.569cm">
          <draw:text-box>
            <text:p text:style-name="P2"><text:span text:style-name="T12">3</text:span></text:p>
          </draw:text-box>
        </draw:frame>
        <draw:frame draw:style-name="gr63" draw:text-style-name="P14" draw:layer="layout" svg:width="0.364cm" svg:height="0.475cm" svg:x="7.082cm" svg:y="5.569cm">
          <draw:text-box>
            <text:p text:style-name="P2"><text:span text:style-name="T12">4</text:span></text:p>
          </draw:text-box>
        </draw:frame>
        <draw:frame draw:style-name="gr64" draw:text-style-name="P14" draw:layer="layout" svg:width="0.37cm" svg:height="0.475cm" svg:x="9.942cm" svg:y="5.569cm">
          <draw:text-box>
            <text:p text:style-name="P2"><text:span text:style-name="T12">5</text:span></text:p>
          </draw:text-box>
        </draw:frame>
        <draw:frame draw:style-name="gr65" draw:text-style-name="P14" draw:layer="layout" svg:width="0.472cm" svg:height="0.475cm" svg:x="4.221cm" svg:y="8.386cm">
          <draw:text-box>
            <text:p text:style-name="P2"><text:span text:style-name="T12">10</text:span></text:p>
          </draw:text-box>
        </draw:frame>
        <draw:frame draw:style-name="gr65" draw:text-style-name="P14" draw:layer="layout" svg:width="0.472cm" svg:height="0.475cm" svg:x="7.082cm" svg:y="8.386cm">
          <draw:text-box>
            <text:p text:style-name="P2"><text:span text:style-name="T12">11</text:span></text:p>
          </draw:text-box>
        </draw:frame>
        <draw:frame draw:style-name="gr65" draw:text-style-name="P14" draw:layer="layout" svg:width="0.472cm" svg:height="0.475cm" svg:x="9.942cm" svg:y="8.386cm">
          <draw:text-box>
            <text:p text:style-name="P2"><text:span text:style-name="T12">12</text:span></text:p>
          </draw:text-box>
        </draw:frame>
        <draw:frame draw:style-name="gr65" draw:text-style-name="P14" draw:layer="layout" svg:width="0.472cm" svg:height="0.475cm" svg:x="4.221cm" svg:y="11.203cm">
          <draw:text-box>
            <text:p text:style-name="P2"><text:span text:style-name="T12">17</text:span></text:p>
          </draw:text-box>
        </draw:frame>
        <draw:frame draw:style-name="gr65" draw:text-style-name="P14" draw:layer="layout" svg:width="0.472cm" svg:height="0.475cm" svg:x="7.082cm" svg:y="11.203cm">
          <draw:text-box>
            <text:p text:style-name="P2"><text:span text:style-name="T12">18</text:span></text:p>
          </draw:text-box>
        </draw:frame>
        <draw:frame draw:style-name="gr65" draw:text-style-name="P14" draw:layer="layout" svg:width="0.472cm" svg:height="0.475cm" svg:x="9.942cm" svg:y="11.203cm">
          <draw:text-box>
            <text:p text:style-name="P2"><text:span text:style-name="T12">19</text:span></text:p>
          </draw:text-box>
        </draw:frame>
        <draw:frame draw:style-name="gr65" draw:text-style-name="P14" draw:layer="layout" svg:width="0.472cm" svg:height="0.475cm" svg:x="4.221cm" svg:y="13.991cm">
          <draw:text-box>
            <text:p text:style-name="P2"><text:span text:style-name="T12">24</text:span></text:p>
          </draw:text-box>
        </draw:frame>
        <draw:frame draw:style-name="gr65" draw:text-style-name="P14" draw:layer="layout" svg:width="0.472cm" svg:height="0.475cm" svg:x="7.231cm" svg:y="13.991cm">
          <draw:text-box>
            <text:p text:style-name="P2"><text:span text:style-name="T12">25</text:span></text:p>
          </draw:text-box>
        </draw:frame>
        <draw:frame draw:style-name="gr65" draw:text-style-name="P14" draw:layer="layout" svg:width="0.472cm" svg:height="0.475cm" svg:x="9.941cm" svg:y="13.991cm">
          <draw:text-box>
            <text:p text:style-name="P2"><text:span text:style-name="T12">26</text:span></text:p>
          </draw:text-box>
        </draw:frame>
        <draw:line draw:style-name="gr5" draw:text-style-name="P12" draw:layer="layout" svg:x1="4.087cm" svg:y1="19.576cm" svg:x2="4.087cm" svg:y2="16.773cm">
          <text:p/>
        </draw:line>
        <draw:line draw:style-name="gr5" draw:text-style-name="P12" draw:layer="layout" svg:x1="6.949cm" svg:y1="19.576cm" svg:x2="6.949cm" svg:y2="16.773cm">
          <text:p/>
        </draw:line>
        <draw:line draw:style-name="gr5" draw:text-style-name="P12" draw:layer="layout" svg:x1="9.81cm" svg:y1="19.576cm" svg:x2="9.81cm" svg:y2="16.773cm">
          <text:p/>
        </draw:line>
        <draw:line draw:style-name="gr5" draw:text-style-name="P12" draw:layer="layout" svg:x1="12.671cm" svg:y1="19.576cm" svg:x2="12.671cm" svg:y2="16.773cm">
          <text:p/>
        </draw:line>
        <draw:line draw:style-name="gr5" draw:text-style-name="P12" draw:layer="layout" svg:x1="4.079cm" svg:y1="19.584cm" svg:x2="12.679cm" svg:y2="19.584cm">
          <text:p/>
        </draw:line>
        <draw:frame draw:style-name="gr65" draw:text-style-name="P14" draw:layer="layout" svg:width="0.472cm" svg:height="0.475cm" svg:x="4.221cm" svg:y="16.809cm">
          <draw:text-box>
            <text:p text:style-name="P2"><text:span text:style-name="T12">31</text:span></text:p>
          </draw:text-box>
        </draw:frame>
        <draw:line draw:style-name="gr5" draw:text-style-name="P17" draw:layer="layout" svg:x1="0.704cm" svg:y1="16.766cm" svg:x2="4.09cm" svg:y2="16.766cm">
          <text:p/>
        </draw:line>
        <draw:line draw:style-name="gr7" draw:text-style-name="P12" draw:layer="layout" svg:x1="0.701cm" svg:y1="14.395cm" svg:x2="4.08cm" svg:y2="14.395cm">
          <text:p/>
        </draw:line>
        <draw:line draw:style-name="gr7" draw:text-style-name="P12" draw:layer="layout" svg:x1="0.701cm" svg:y1="14.795cm" svg:x2="4.08cm" svg:y2="14.795cm">
          <text:p/>
        </draw:line>
        <draw:line draw:style-name="gr7" draw:text-style-name="P12" draw:layer="layout" svg:x1="0.701cm" svg:y1="15.197cm" svg:x2="4.08cm" svg:y2="15.197cm">
          <text:p/>
        </draw:line>
        <draw:line draw:style-name="gr7" draw:text-style-name="P12" draw:layer="layout" svg:x1="0.701cm" svg:y1="15.597cm" svg:x2="4.08cm" svg:y2="15.597cm">
          <text:p/>
        </draw:line>
        <draw:line draw:style-name="gr7" draw:text-style-name="P12" draw:layer="layout" svg:x1="0.701cm" svg:y1="15.998cm" svg:x2="4.08cm" svg:y2="15.998cm">
          <text:p/>
        </draw:line>
        <draw:line draw:style-name="gr7" draw:text-style-name="P12" draw:layer="layout" svg:x1="0.701cm" svg:y1="16.399cm" svg:x2="4.08cm" svg:y2="16.399cm">
          <text:p/>
        </draw:line>
        <draw:frame draw:style-name="gr71" draw:text-style-name="P19" draw:layer="layout" svg:width="2.26cm" svg:height="0.475cm" svg:x="1.501cm" svg:y="13.948cm">
          <draw:text-box>
            <text:p text:style-name="P2"><text:span text:style-name="T16">Semana 4</text:span></text:p>
          </draw:text-box>
        </draw:frame>
        <draw:line draw:style-name="gr7" draw:text-style-name="P12" draw:layer="layout" svg:x1="0.701cm" svg:y1="17.206cm" svg:x2="4.08cm" svg:y2="17.206cm">
          <text:p/>
        </draw:line>
        <draw:line draw:style-name="gr7" draw:text-style-name="P12" draw:layer="layout" svg:x1="0.701cm" svg:y1="17.606cm" svg:x2="4.08cm" svg:y2="17.606cm">
          <text:p/>
        </draw:line>
        <draw:line draw:style-name="gr7" draw:text-style-name="P12" draw:layer="layout" svg:x1="0.701cm" svg:y1="18.008cm" svg:x2="4.08cm" svg:y2="18.008cm">
          <text:p/>
        </draw:line>
        <draw:line draw:style-name="gr7" draw:text-style-name="P12" draw:layer="layout" svg:x1="0.701cm" svg:y1="18.408cm" svg:x2="4.08cm" svg:y2="18.408cm">
          <text:p/>
        </draw:line>
        <draw:line draw:style-name="gr7" draw:text-style-name="P12" draw:layer="layout" svg:x1="0.701cm" svg:y1="18.809cm" svg:x2="4.08cm" svg:y2="18.809cm">
          <text:p/>
        </draw:line>
        <draw:line draw:style-name="gr7" draw:text-style-name="P12" draw:layer="layout" svg:x1="0.701cm" svg:y1="19.21cm" svg:x2="4.08cm" svg:y2="19.21cm">
          <text:p/>
        </draw:line>
        <draw:frame draw:style-name="gr71" draw:text-style-name="P19" draw:layer="layout" svg:width="2.26cm" svg:height="0.475cm" svg:x="1.501cm" svg:y="16.759cm">
          <draw:text-box>
            <text:p text:style-name="P2"><text:span text:style-name="T16">Semana 5</text:span></text:p>
          </draw:text-box>
        </draw:frame>
        <draw:custom-shape draw:style-name="gr47" draw:text-style-name="P8" draw:layer="layout" svg:width="1.159cm" svg:height="0.495cm" svg:x="25.457cm" svg:y="0.69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6cm" svg:y1="1.262cm" svg:x2="27.242cm" svg:y2="1.262cm">
          <text:p/>
        </draw:line>
        <draw:line draw:style-name="gr5" draw:text-style-name="P1" draw:layer="layout" svg:x1="13.961cm" svg:y1="1.961cm" svg:x2="27.242cm" svg:y2="1.961cm">
          <text:p/>
        </draw:line>
        <draw:line draw:style-name="gr7" draw:text-style-name="P1" draw:layer="layout" svg:x1="13.958cm" svg:y1="15.657cm" svg:x2="27.242cm" svg:y2="15.657cm">
          <text:p/>
        </draw:line>
        <draw:frame draw:style-name="gr48" draw:text-style-name="P7" draw:layer="layout" svg:width="1.543cm" svg:height="0.533cm" svg:x="15.095cm" svg:y="0.701cm">
          <draw:text-box>
            <text:p text:style-name="P2"><text:span text:style-name="T8">Sábado </text:span></text:p>
          </draw:text-box>
        </draw:frame>
        <draw:frame draw:style-name="gr46" draw:text-style-name="P7" draw:layer="layout" svg:width="0.42cm" svg:height="0.533cm" svg:x="17.155cm" svg:y="0.701cm">
          <draw:text-box>
            <text:p text:style-name="P2"><text:span text:style-name="T7">8</text:span></text:p>
          </draw:text-box>
        </draw:frame>
        <draw:frame draw:style-name="gr49" draw:text-style-name="P10" draw:layer="layout" svg:width="1.086cm" svg:height="0.497cm" svg:x="25.505cm" svg:y="0.701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85cm" svg:y="1.41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5cm" svg:y="1.41cm">
          <draw:text-box>
            <text:p text:style-name="P2"><text:span text:style-name="T3">Prioridad:</text:span></text:p>
          </draw:text-box>
        </draw:frame>
        <draw:frame draw:style-name="gr22" draw:text-style-name="P7" draw:layer="layout" svg:width="0.375cm" svg:height="0.386cm" svg:x="14.625cm" svg:y="15.034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095cm" svg:y="8.339cm">
          <draw:text-box>
            <text:p text:style-name="P2"><text:span text:style-name="T8">Domingo</text:span></text:p>
          </draw:text-box>
        </draw:frame>
        <draw:frame draw:style-name="gr46" draw:text-style-name="P7" draw:layer="layout" svg:width="0.42cm" svg:height="0.533cm" svg:x="17.155cm" svg:y="8.339cm">
          <draw:text-box>
            <text:p text:style-name="P2"><text:span text:style-name="T7">9</text:span></text:p>
          </draw:text-box>
        </draw:frame>
        <draw:line draw:style-name="gr7" draw:text-style-name="P1" draw:layer="layout" svg:x1="14.494cm" svg:y1="2.662cm" svg:x2="27.245cm" svg:y2="2.662cm">
          <text:p/>
        </draw:line>
        <draw:line draw:style-name="gr7" draw:text-style-name="P1" draw:layer="layout" svg:x1="14.494cm" svg:y1="3.527cm" svg:x2="27.245cm" svg:y2="3.527cm">
          <text:p/>
        </draw:line>
        <draw:line draw:style-name="gr7" draw:text-style-name="P1" draw:layer="layout" svg:x1="14.494cm" svg:y1="4.394cm" svg:x2="27.245cm" svg:y2="4.394cm">
          <text:p/>
        </draw:line>
        <draw:line draw:style-name="gr7" draw:text-style-name="P1" draw:layer="layout" svg:x1="14.494cm" svg:y1="5.26cm" svg:x2="27.245cm" svg:y2="5.26cm">
          <text:p/>
        </draw:line>
        <draw:line draw:style-name="gr7" draw:text-style-name="P1" draw:layer="layout" svg:x1="14.494cm" svg:y1="6.126cm" svg:x2="27.245cm" svg:y2="6.126cm">
          <text:p/>
        </draw:line>
        <draw:line draw:style-name="gr7" draw:text-style-name="P1" draw:layer="layout" svg:x1="14.494cm" svg:y1="6.993cm" svg:x2="27.245cm" svg:y2="6.993cm">
          <text:p/>
        </draw:line>
        <draw:line draw:style-name="gr52" draw:text-style-name="P1" draw:layer="layout" svg:x1="15.076cm" svg:y1="3.099cm" svg:x2="27.245cm" svg:y2="3.099cm">
          <text:p/>
        </draw:line>
        <draw:line draw:style-name="gr52" draw:text-style-name="P1" draw:layer="layout" svg:x1="15.076cm" svg:y1="3.964cm" svg:x2="27.245cm" svg:y2="3.964cm">
          <text:p/>
        </draw:line>
        <draw:line draw:style-name="gr52" draw:text-style-name="P1" draw:layer="layout" svg:x1="15.076cm" svg:y1="4.831cm" svg:x2="27.245cm" svg:y2="4.831cm">
          <text:p/>
        </draw:line>
        <draw:line draw:style-name="gr52" draw:text-style-name="P1" draw:layer="layout" svg:x1="15.076cm" svg:y1="5.697cm" svg:x2="27.245cm" svg:y2="5.697cm">
          <text:p/>
        </draw:line>
        <draw:line draw:style-name="gr52" draw:text-style-name="P1" draw:layer="layout" svg:x1="15.076cm" svg:y1="6.563cm" svg:x2="27.245cm" svg:y2="6.563cm">
          <text:p/>
        </draw:line>
        <draw:line draw:style-name="gr52" draw:text-style-name="P1" draw:layer="layout" svg:x1="15.076cm" svg:y1="7.43cm" svg:x2="27.245cm" svg:y2="7.43cm">
          <text:p/>
        </draw:line>
        <draw:line draw:style-name="gr52" draw:text-style-name="P1" draw:layer="layout" svg:x1="15.077cm" svg:y1="2.309cm" svg:x2="27.246cm" svg:y2="2.309cm">
          <text:p/>
        </draw:line>
        <draw:frame draw:style-name="gr54" draw:text-style-name="P7" draw:layer="layout" svg:width="0.303cm" svg:height="0.386cm" svg:x="14.625cm" svg:y="2.126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25cm" svg:y="2.901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25cm" svg:y="3.756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25cm" svg:y="4.612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25cm" svg:y="5.492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25cm" svg:y="6.372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25cm" svg:y="7.261cm">
          <draw:text-box>
            <text:p text:style-name="P2"><text:span text:style-name="T5">22</text:span></text:p>
          </draw:text-box>
        </draw:frame>
        <draw:line draw:style-name="gr7" draw:text-style-name="P1" draw:layer="layout" svg:x1="14.493cm" svg:y1="10.457cm" svg:x2="27.244cm" svg:y2="10.457cm">
          <text:p/>
        </draw:line>
        <draw:line draw:style-name="gr7" draw:text-style-name="P1" draw:layer="layout" svg:x1="14.493cm" svg:y1="11.324cm" svg:x2="27.244cm" svg:y2="11.324cm">
          <text:p/>
        </draw:line>
        <draw:line draw:style-name="gr7" draw:text-style-name="P1" draw:layer="layout" svg:x1="14.493cm" svg:y1="12.19cm" svg:x2="27.244cm" svg:y2="12.19cm">
          <text:p/>
        </draw:line>
        <draw:line draw:style-name="gr7" draw:text-style-name="P1" draw:layer="layout" svg:x1="14.493cm" svg:y1="13.055cm" svg:x2="27.244cm" svg:y2="13.055cm">
          <text:p/>
        </draw:line>
        <draw:line draw:style-name="gr7" draw:text-style-name="P1" draw:layer="layout" svg:x1="14.493cm" svg:y1="13.922cm" svg:x2="27.244cm" svg:y2="13.922cm">
          <text:p/>
        </draw:line>
        <draw:line draw:style-name="gr7" draw:text-style-name="P1" draw:layer="layout" svg:x1="14.494cm" svg:y1="14.79cm" svg:x2="27.245cm" svg:y2="14.79cm">
          <text:p/>
        </draw:line>
        <draw:line draw:style-name="gr52" draw:text-style-name="P1" draw:layer="layout" svg:x1="15.075cm" svg:y1="10.029cm" svg:x2="27.244cm" svg:y2="10.029cm">
          <text:p/>
        </draw:line>
        <draw:line draw:style-name="gr52" draw:text-style-name="P1" draw:layer="layout" svg:x1="15.075cm" svg:y1="10.894cm" svg:x2="27.244cm" svg:y2="10.894cm">
          <text:p/>
        </draw:line>
        <draw:line draw:style-name="gr52" draw:text-style-name="P1" draw:layer="layout" svg:x1="15.075cm" svg:y1="11.761cm" svg:x2="27.244cm" svg:y2="11.761cm">
          <text:p/>
        </draw:line>
        <draw:line draw:style-name="gr52" draw:text-style-name="P1" draw:layer="layout" svg:x1="15.075cm" svg:y1="12.627cm" svg:x2="27.244cm" svg:y2="12.627cm">
          <text:p/>
        </draw:line>
        <draw:line draw:style-name="gr52" draw:text-style-name="P1" draw:layer="layout" svg:x1="15.075cm" svg:y1="13.492cm" svg:x2="27.244cm" svg:y2="13.492cm">
          <text:p/>
        </draw:line>
        <draw:line draw:style-name="gr52" draw:text-style-name="P1" draw:layer="layout" svg:x1="15.075cm" svg:y1="14.359cm" svg:x2="27.244cm" svg:y2="14.359cm">
          <text:p/>
        </draw:line>
        <draw:line draw:style-name="gr52" draw:text-style-name="P1" draw:layer="layout" svg:x1="15.076cm" svg:y1="15.227cm" svg:x2="27.245cm" svg:y2="15.227cm">
          <text:p/>
        </draw:line>
        <draw:frame draw:style-name="gr54" draw:text-style-name="P7" draw:layer="layout" svg:width="0.303cm" svg:height="0.386cm" svg:x="14.624cm" svg:y="9.832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24cm" svg:y="10.694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24cm" svg:y="11.566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4cm" svg:y="12.428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24cm" svg:y="13.294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25cm" svg:y="14.164cm">
          <draw:text-box>
            <text:p text:style-name="P2"><text:span text:style-name="T5">20</text:span></text:p>
          </draw:text-box>
        </draw:frame>
        <draw:line draw:style-name="gr5" draw:text-style-name="P1" draw:layer="layout" svg:x1="14.488cm" svg:y1="8.908cm" svg:x2="27.242cm" svg:y2="8.908cm">
          <text:p/>
        </draw:line>
        <draw:line draw:style-name="gr5" draw:text-style-name="P1" draw:layer="layout" svg:x1="14.48cm" svg:y1="9.58cm" svg:x2="27.243cm" svg:y2="9.58cm">
          <text:p/>
        </draw:line>
        <draw:frame draw:style-name="gr11" draw:text-style-name="P7" draw:layer="layout" svg:width="0.997cm" svg:height="0.533cm" svg:x="24.186cm" svg:y="9.029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6cm" svg:y="9.02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2cm" svg:y1="7.859cm" svg:x2="27.243cm" svg:y2="7.859cm">
          <text:p/>
        </draw:line>
        <draw:line draw:style-name="gr52" draw:text-style-name="P1" draw:layer="layout" svg:x1="15.074cm" svg:y1="8.296cm" svg:x2="27.243cm" svg:y2="8.296cm">
          <text:p/>
        </draw:line>
        <draw:path draw:style-name="gr8" draw:text-style-name="P5" draw:layer="layout" svg:width="0.033cm" svg:height="0.034cm" svg:x="14.467cm" svg:y="16.061cm" svg:viewBox="0 0 34 35" svg:d="M17 0c-22 0-23 35 0 35s23-35 0-35z">
          <text:p/>
        </draw:path>
        <draw:path draw:style-name="gr8" draw:text-style-name="P5" draw:layer="layout" svg:width="0.033cm" svg:height="0.034cm" svg:x="14.467cm" svg:y="16.563cm" svg:viewBox="0 0 34 35" svg:d="M17 0c-22 0-23 35 0 35s23-35 0-35z">
          <text:p/>
        </draw:path>
        <draw:path draw:style-name="gr8" draw:text-style-name="P5" draw:layer="layout" svg:width="0.033cm" svg:height="0.034cm" svg:x="14.467cm" svg:y="17.065cm" svg:viewBox="0 0 34 35" svg:d="M17 0c-22 0-23 35 0 35s23-35 0-35z">
          <text:p/>
        </draw:path>
        <draw:path draw:style-name="gr8" draw:text-style-name="P5" draw:layer="layout" svg:width="0.033cm" svg:height="0.034cm" svg:x="14.467cm" svg:y="17.567cm" svg:viewBox="0 0 34 35" svg:d="M17 0c-22 0-23 35 0 35s23-35 0-35z">
          <text:p/>
        </draw:path>
        <draw:path draw:style-name="gr8" draw:text-style-name="P5" draw:layer="layout" svg:width="0.033cm" svg:height="0.034cm" svg:x="14.467cm" svg:y="18.069cm" svg:viewBox="0 0 34 35" svg:d="M17 0c-22 0-23 35 0 35s23-35 0-35z">
          <text:p/>
        </draw:path>
        <draw:path draw:style-name="gr8" draw:text-style-name="P5" draw:layer="layout" svg:width="0.033cm" svg:height="0.035cm" svg:x="14.467cm" svg:y="18.571cm" svg:viewBox="0 0 34 36" svg:d="M17 0c-22 0-23 36 0 36s23-36 0-36z">
          <text:p/>
        </draw:path>
        <draw:path draw:style-name="gr8" draw:text-style-name="P5" draw:layer="layout" svg:width="0.033cm" svg:height="0.034cm" svg:x="14.467cm" svg:y="19.074cm" svg:viewBox="0 0 34 35" svg:d="M17 0c-22 0-23 35 0 35s23-35 0-35z">
          <text:p/>
        </draw:path>
        <draw:path draw:style-name="gr8" draw:text-style-name="P5" draw:layer="layout" svg:width="0.033cm" svg:height="0.034cm" svg:x="14.467cm" svg:y="19.576cm" svg:viewBox="0 0 34 35" svg:d="M17 0c-22 0-23 35 0 35s23-35 0-35z">
          <text:p/>
        </draw:path>
        <draw:path draw:style-name="gr8" draw:text-style-name="P5" draw:layer="layout" svg:width="0.033cm" svg:height="0.034cm" svg:x="14.467cm" svg:y="20.078cm" svg:viewBox="0 0 34 35" svg:d="M17 0c-22 0-23 35 0 35s23-35 0-35z">
          <text:p/>
        </draw:path>
        <draw:path draw:style-name="gr8" draw:text-style-name="P5" draw:layer="layout" svg:width="0.033cm" svg:height="0.034cm" svg:x="14.467cm" svg:y="20.58cm" svg:viewBox="0 0 34 35" svg:d="M17 0c-22 0-23 35 0 35s23-35 0-35z">
          <text:p/>
        </draw:path>
        <draw:path draw:style-name="gr8" draw:text-style-name="P5" draw:layer="layout" svg:width="0.034cm" svg:height="0.034cm" svg:x="14.965cm" svg:y="16.061cm" svg:viewBox="0 0 35 35" svg:d="M17 0c-23 0-23 35 0 35s23-35 0-35z">
          <text:p/>
        </draw:path>
        <draw:path draw:style-name="gr8" draw:text-style-name="P5" draw:layer="layout" svg:width="0.034cm" svg:height="0.034cm" svg:x="14.965cm" svg:y="16.563cm" svg:viewBox="0 0 35 35" svg:d="M17 0c-23 0-23 35 0 35s23-35 0-35z">
          <text:p/>
        </draw:path>
        <draw:path draw:style-name="gr8" draw:text-style-name="P5" draw:layer="layout" svg:width="0.034cm" svg:height="0.034cm" svg:x="14.965cm" svg:y="17.065cm" svg:viewBox="0 0 35 35" svg:d="M17 0c-23 0-23 35 0 35s23-35 0-35z">
          <text:p/>
        </draw:path>
        <draw:path draw:style-name="gr8" draw:text-style-name="P5" draw:layer="layout" svg:width="0.034cm" svg:height="0.034cm" svg:x="14.965cm" svg:y="17.567cm" svg:viewBox="0 0 35 35" svg:d="M17 0c-23 0-23 35 0 35s23-35 0-35z">
          <text:p/>
        </draw:path>
        <draw:path draw:style-name="gr8" draw:text-style-name="P5" draw:layer="layout" svg:width="0.034cm" svg:height="0.034cm" svg:x="14.965cm" svg:y="18.069cm" svg:viewBox="0 0 35 35" svg:d="M17 0c-23 0-23 35 0 35s23-35 0-35z">
          <text:p/>
        </draw:path>
        <draw:path draw:style-name="gr8" draw:text-style-name="P5" draw:layer="layout" svg:width="0.034cm" svg:height="0.035cm" svg:x="14.965cm" svg:y="18.571cm" svg:viewBox="0 0 35 36" svg:d="M17 0c-23 0-23 36 0 36s23-36 0-36z">
          <text:p/>
        </draw:path>
        <draw:path draw:style-name="gr8" draw:text-style-name="P5" draw:layer="layout" svg:width="0.034cm" svg:height="0.034cm" svg:x="14.965cm" svg:y="19.074cm" svg:viewBox="0 0 35 35" svg:d="M17 0c-23 0-23 35 0 35s23-35 0-35z">
          <text:p/>
        </draw:path>
        <draw:path draw:style-name="gr8" draw:text-style-name="P5" draw:layer="layout" svg:width="0.034cm" svg:height="0.034cm" svg:x="14.965cm" svg:y="19.576cm" svg:viewBox="0 0 35 35" svg:d="M17 0c-23 0-23 35 0 35s23-35 0-35z">
          <text:p/>
        </draw:path>
        <draw:path draw:style-name="gr8" draw:text-style-name="P5" draw:layer="layout" svg:width="0.034cm" svg:height="0.034cm" svg:x="14.965cm" svg:y="20.078cm" svg:viewBox="0 0 35 35" svg:d="M17 0c-23 0-23 35 0 35s23-35 0-35z">
          <text:p/>
        </draw:path>
        <draw:path draw:style-name="gr8" draw:text-style-name="P5" draw:layer="layout" svg:width="0.034cm" svg:height="0.034cm" svg:x="14.965cm" svg:y="20.58cm" svg:viewBox="0 0 35 35" svg:d="M17 0c-23 0-23 35 0 35s23-35 0-35z">
          <text:p/>
        </draw:path>
        <draw:path draw:style-name="gr8" draw:text-style-name="P5" draw:layer="layout" svg:width="0.033cm" svg:height="0.034cm" svg:x="15.466cm" svg:y="16.061cm" svg:viewBox="0 0 34 35" svg:d="M17 0c-22 0-23 35 0 35s23-35 0-35z">
          <text:p/>
        </draw:path>
        <draw:path draw:style-name="gr8" draw:text-style-name="P5" draw:layer="layout" svg:width="0.033cm" svg:height="0.034cm" svg:x="15.466cm" svg:y="16.563cm" svg:viewBox="0 0 34 35" svg:d="M17 0c-22 0-23 35 0 35s23-35 0-35z">
          <text:p/>
        </draw:path>
        <draw:path draw:style-name="gr8" draw:text-style-name="P5" draw:layer="layout" svg:width="0.033cm" svg:height="0.034cm" svg:x="15.466cm" svg:y="17.065cm" svg:viewBox="0 0 34 35" svg:d="M17 0c-22 0-23 35 0 35s23-35 0-35z">
          <text:p/>
        </draw:path>
        <draw:path draw:style-name="gr8" draw:text-style-name="P5" draw:layer="layout" svg:width="0.033cm" svg:height="0.034cm" svg:x="15.466cm" svg:y="17.567cm" svg:viewBox="0 0 34 35" svg:d="M17 0c-22 0-23 35 0 35s23-35 0-35z">
          <text:p/>
        </draw:path>
        <draw:path draw:style-name="gr8" draw:text-style-name="P5" draw:layer="layout" svg:width="0.033cm" svg:height="0.034cm" svg:x="15.466cm" svg:y="18.069cm" svg:viewBox="0 0 34 35" svg:d="M17 0c-22 0-23 35 0 35s23-35 0-35z">
          <text:p/>
        </draw:path>
        <draw:path draw:style-name="gr8" draw:text-style-name="P5" draw:layer="layout" svg:width="0.033cm" svg:height="0.035cm" svg:x="15.466cm" svg:y="18.571cm" svg:viewBox="0 0 34 36" svg:d="M17 0c-22 0-23 36 0 36s23-36 0-36z">
          <text:p/>
        </draw:path>
        <draw:path draw:style-name="gr8" draw:text-style-name="P5" draw:layer="layout" svg:width="0.033cm" svg:height="0.034cm" svg:x="15.466cm" svg:y="19.074cm" svg:viewBox="0 0 34 35" svg:d="M17 0c-22 0-23 35 0 35s23-35 0-35z">
          <text:p/>
        </draw:path>
        <draw:path draw:style-name="gr8" draw:text-style-name="P5" draw:layer="layout" svg:width="0.033cm" svg:height="0.034cm" svg:x="15.466cm" svg:y="19.576cm" svg:viewBox="0 0 34 35" svg:d="M17 0c-22 0-23 35 0 35s23-35 0-35z">
          <text:p/>
        </draw:path>
        <draw:path draw:style-name="gr8" draw:text-style-name="P5" draw:layer="layout" svg:width="0.033cm" svg:height="0.034cm" svg:x="15.466cm" svg:y="20.078cm" svg:viewBox="0 0 34 35" svg:d="M17 0c-22 0-23 35 0 35s23-35 0-35z">
          <text:p/>
        </draw:path>
        <draw:path draw:style-name="gr8" draw:text-style-name="P5" draw:layer="layout" svg:width="0.033cm" svg:height="0.034cm" svg:x="15.466cm" svg:y="20.58cm" svg:viewBox="0 0 34 35" svg:d="M17 0c-22 0-23 35 0 35s23-35 0-35z">
          <text:p/>
        </draw:path>
        <draw:path draw:style-name="gr8" draw:text-style-name="P5" draw:layer="layout" svg:width="0.034cm" svg:height="0.034cm" svg:x="15.964cm" svg:y="16.061cm" svg:viewBox="0 0 35 35" svg:d="M17 0c-23 0-23 35 0 35s23-35 0-35z">
          <text:p/>
        </draw:path>
        <draw:path draw:style-name="gr8" draw:text-style-name="P5" draw:layer="layout" svg:width="0.034cm" svg:height="0.034cm" svg:x="15.964cm" svg:y="16.563cm" svg:viewBox="0 0 35 35" svg:d="M17 0c-23 0-23 35 0 35s23-35 0-35z">
          <text:p/>
        </draw:path>
        <draw:path draw:style-name="gr8" draw:text-style-name="P5" draw:layer="layout" svg:width="0.034cm" svg:height="0.034cm" svg:x="15.964cm" svg:y="17.065cm" svg:viewBox="0 0 35 35" svg:d="M17 0c-23 0-23 35 0 35s23-35 0-35z">
          <text:p/>
        </draw:path>
        <draw:path draw:style-name="gr8" draw:text-style-name="P5" draw:layer="layout" svg:width="0.034cm" svg:height="0.034cm" svg:x="15.964cm" svg:y="17.567cm" svg:viewBox="0 0 35 35" svg:d="M17 0c-23 0-23 35 0 35s23-35 0-35z">
          <text:p/>
        </draw:path>
        <draw:path draw:style-name="gr8" draw:text-style-name="P5" draw:layer="layout" svg:width="0.034cm" svg:height="0.034cm" svg:x="15.964cm" svg:y="18.069cm" svg:viewBox="0 0 35 35" svg:d="M17 0c-23 0-23 35 0 35s23-35 0-35z">
          <text:p/>
        </draw:path>
        <draw:path draw:style-name="gr8" draw:text-style-name="P5" draw:layer="layout" svg:width="0.034cm" svg:height="0.035cm" svg:x="15.964cm" svg:y="18.571cm" svg:viewBox="0 0 35 36" svg:d="M17 0c-23 0-23 36 0 36s23-36 0-36z">
          <text:p/>
        </draw:path>
        <draw:path draw:style-name="gr8" draw:text-style-name="P5" draw:layer="layout" svg:width="0.034cm" svg:height="0.034cm" svg:x="15.964cm" svg:y="19.074cm" svg:viewBox="0 0 35 35" svg:d="M17 0c-23 0-23 35 0 35s23-35 0-35z">
          <text:p/>
        </draw:path>
        <draw:path draw:style-name="gr8" draw:text-style-name="P5" draw:layer="layout" svg:width="0.034cm" svg:height="0.034cm" svg:x="15.964cm" svg:y="19.576cm" svg:viewBox="0 0 35 35" svg:d="M17 0c-23 0-23 35 0 35s23-35 0-35z">
          <text:p/>
        </draw:path>
        <draw:path draw:style-name="gr8" draw:text-style-name="P5" draw:layer="layout" svg:width="0.034cm" svg:height="0.034cm" svg:x="15.964cm" svg:y="20.078cm" svg:viewBox="0 0 35 35" svg:d="M17 0c-23 0-23 35 0 35s23-35 0-35z">
          <text:p/>
        </draw:path>
        <draw:path draw:style-name="gr8" draw:text-style-name="P5" draw:layer="layout" svg:width="0.034cm" svg:height="0.034cm" svg:x="15.964cm" svg:y="20.58cm" svg:viewBox="0 0 35 35" svg:d="M17 0c-23 0-23 35 0 35s23-35 0-35z">
          <text:p/>
        </draw:path>
        <draw:path draw:style-name="gr8" draw:text-style-name="P5" draw:layer="layout" svg:width="0.034cm" svg:height="0.034cm" svg:x="16.463cm" svg:y="16.061cm" svg:viewBox="0 0 35 35" svg:d="M17 0c-23 0-23 35 0 35s23-35 0-35z">
          <text:p/>
        </draw:path>
        <draw:path draw:style-name="gr8" draw:text-style-name="P5" draw:layer="layout" svg:width="0.034cm" svg:height="0.034cm" svg:x="16.463cm" svg:y="16.563cm" svg:viewBox="0 0 35 35" svg:d="M17 0c-23 0-23 35 0 35s23-35 0-35z">
          <text:p/>
        </draw:path>
        <draw:path draw:style-name="gr8" draw:text-style-name="P5" draw:layer="layout" svg:width="0.034cm" svg:height="0.034cm" svg:x="16.463cm" svg:y="17.065cm" svg:viewBox="0 0 35 35" svg:d="M17 0c-23 0-23 35 0 35s23-35 0-35z">
          <text:p/>
        </draw:path>
        <draw:path draw:style-name="gr8" draw:text-style-name="P5" draw:layer="layout" svg:width="0.034cm" svg:height="0.034cm" svg:x="16.463cm" svg:y="17.567cm" svg:viewBox="0 0 35 35" svg:d="M17 0c-23 0-23 35 0 35s23-35 0-35z">
          <text:p/>
        </draw:path>
        <draw:path draw:style-name="gr8" draw:text-style-name="P5" draw:layer="layout" svg:width="0.034cm" svg:height="0.034cm" svg:x="16.463cm" svg:y="18.069cm" svg:viewBox="0 0 35 35" svg:d="M17 0c-23 0-23 35 0 35s23-35 0-35z">
          <text:p/>
        </draw:path>
        <draw:path draw:style-name="gr8" draw:text-style-name="P5" draw:layer="layout" svg:width="0.034cm" svg:height="0.035cm" svg:x="16.463cm" svg:y="18.571cm" svg:viewBox="0 0 35 36" svg:d="M17 0c-23 0-23 36 0 36s23-36 0-36z">
          <text:p/>
        </draw:path>
        <draw:path draw:style-name="gr8" draw:text-style-name="P5" draw:layer="layout" svg:width="0.034cm" svg:height="0.034cm" svg:x="16.463cm" svg:y="19.074cm" svg:viewBox="0 0 35 35" svg:d="M17 0c-23 0-23 35 0 35s23-35 0-35z">
          <text:p/>
        </draw:path>
        <draw:path draw:style-name="gr8" draw:text-style-name="P5" draw:layer="layout" svg:width="0.034cm" svg:height="0.034cm" svg:x="16.463cm" svg:y="19.576cm" svg:viewBox="0 0 35 35" svg:d="M17 0c-23 0-23 35 0 35s23-35 0-35z">
          <text:p/>
        </draw:path>
        <draw:path draw:style-name="gr8" draw:text-style-name="P5" draw:layer="layout" svg:width="0.034cm" svg:height="0.034cm" svg:x="16.463cm" svg:y="20.078cm" svg:viewBox="0 0 35 35" svg:d="M17 0c-23 0-23 35 0 35s23-35 0-35z">
          <text:p/>
        </draw:path>
        <draw:path draw:style-name="gr8" draw:text-style-name="P5" draw:layer="layout" svg:width="0.034cm" svg:height="0.034cm" svg:x="16.463cm" svg:y="20.58cm" svg:viewBox="0 0 35 35" svg:d="M17 0c-23 0-23 35 0 35s23-35 0-35z">
          <text:p/>
        </draw:path>
        <draw:path draw:style-name="gr8" draw:text-style-name="P5" draw:layer="layout" svg:width="0.034cm" svg:height="0.034cm" svg:x="16.962cm" svg:y="16.061cm" svg:viewBox="0 0 35 35" svg:d="M17 0c-23 0-23 35 0 35s23-35 0-35z">
          <text:p/>
        </draw:path>
        <draw:path draw:style-name="gr8" draw:text-style-name="P5" draw:layer="layout" svg:width="0.034cm" svg:height="0.034cm" svg:x="16.962cm" svg:y="16.563cm" svg:viewBox="0 0 35 35" svg:d="M17 0c-23 0-23 35 0 35s23-35 0-35z">
          <text:p/>
        </draw:path>
        <draw:path draw:style-name="gr8" draw:text-style-name="P5" draw:layer="layout" svg:width="0.034cm" svg:height="0.034cm" svg:x="16.962cm" svg:y="17.065cm" svg:viewBox="0 0 35 35" svg:d="M17 0c-23 0-23 35 0 35s23-35 0-35z">
          <text:p/>
        </draw:path>
        <draw:path draw:style-name="gr8" draw:text-style-name="P5" draw:layer="layout" svg:width="0.034cm" svg:height="0.034cm" svg:x="16.962cm" svg:y="17.567cm" svg:viewBox="0 0 35 35" svg:d="M17 0c-23 0-23 35 0 35s23-35 0-35z">
          <text:p/>
        </draw:path>
        <draw:path draw:style-name="gr8" draw:text-style-name="P5" draw:layer="layout" svg:width="0.034cm" svg:height="0.034cm" svg:x="16.962cm" svg:y="18.069cm" svg:viewBox="0 0 35 35" svg:d="M17 0c-23 0-23 35 0 35s23-35 0-35z">
          <text:p/>
        </draw:path>
        <draw:path draw:style-name="gr8" draw:text-style-name="P5" draw:layer="layout" svg:width="0.034cm" svg:height="0.035cm" svg:x="16.962cm" svg:y="18.571cm" svg:viewBox="0 0 35 36" svg:d="M17 0c-23 0-23 36 0 36s23-36 0-36z">
          <text:p/>
        </draw:path>
        <draw:path draw:style-name="gr8" draw:text-style-name="P5" draw:layer="layout" svg:width="0.034cm" svg:height="0.034cm" svg:x="16.962cm" svg:y="19.074cm" svg:viewBox="0 0 35 35" svg:d="M17 0c-23 0-23 35 0 35s23-35 0-35z">
          <text:p/>
        </draw:path>
        <draw:path draw:style-name="gr8" draw:text-style-name="P5" draw:layer="layout" svg:width="0.034cm" svg:height="0.034cm" svg:x="16.962cm" svg:y="19.576cm" svg:viewBox="0 0 35 35" svg:d="M17 0c-23 0-23 35 0 35s23-35 0-35z">
          <text:p/>
        </draw:path>
        <draw:path draw:style-name="gr8" draw:text-style-name="P5" draw:layer="layout" svg:width="0.034cm" svg:height="0.034cm" svg:x="16.962cm" svg:y="20.078cm" svg:viewBox="0 0 35 35" svg:d="M17 0c-23 0-23 35 0 35s23-35 0-35z">
          <text:p/>
        </draw:path>
        <draw:path draw:style-name="gr8" draw:text-style-name="P5" draw:layer="layout" svg:width="0.034cm" svg:height="0.034cm" svg:x="16.962cm" svg:y="20.58cm" svg:viewBox="0 0 35 35" svg:d="M17 0c-23 0-23 35 0 35s23-35 0-35z">
          <text:p/>
        </draw:path>
        <draw:path draw:style-name="gr8" draw:text-style-name="P5" draw:layer="layout" svg:width="0.033cm" svg:height="0.034cm" svg:x="17.461cm" svg:y="16.061cm" svg:viewBox="0 0 34 35" svg:d="M17 0c-23 0-23 35 0 35 22 0 22-35 0-35z">
          <text:p/>
        </draw:path>
        <draw:path draw:style-name="gr8" draw:text-style-name="P5" draw:layer="layout" svg:width="0.033cm" svg:height="0.034cm" svg:x="17.461cm" svg:y="16.563cm" svg:viewBox="0 0 34 35" svg:d="M17 0c-23 0-23 35 0 35 22 0 22-35 0-35z">
          <text:p/>
        </draw:path>
        <draw:path draw:style-name="gr8" draw:text-style-name="P5" draw:layer="layout" svg:width="0.033cm" svg:height="0.034cm" svg:x="17.461cm" svg:y="17.065cm" svg:viewBox="0 0 34 35" svg:d="M17 0c-23 0-23 35 0 35 22 0 22-35 0-35z">
          <text:p/>
        </draw:path>
        <draw:path draw:style-name="gr8" draw:text-style-name="P5" draw:layer="layout" svg:width="0.033cm" svg:height="0.034cm" svg:x="17.461cm" svg:y="17.567cm" svg:viewBox="0 0 34 35" svg:d="M17 0c-23 0-23 35 0 35 22 0 22-35 0-35z">
          <text:p/>
        </draw:path>
        <draw:path draw:style-name="gr8" draw:text-style-name="P5" draw:layer="layout" svg:width="0.033cm" svg:height="0.034cm" svg:x="17.461cm" svg:y="18.069cm" svg:viewBox="0 0 34 35" svg:d="M17 0c-23 0-23 35 0 35 22 0 22-35 0-35z">
          <text:p/>
        </draw:path>
        <draw:path draw:style-name="gr8" draw:text-style-name="P5" draw:layer="layout" svg:width="0.033cm" svg:height="0.035cm" svg:x="17.461cm" svg:y="18.571cm" svg:viewBox="0 0 34 36" svg:d="M17 0c-23 0-23 36 0 36 22 0 22-36 0-36z">
          <text:p/>
        </draw:path>
        <draw:path draw:style-name="gr8" draw:text-style-name="P5" draw:layer="layout" svg:width="0.033cm" svg:height="0.034cm" svg:x="17.461cm" svg:y="19.074cm" svg:viewBox="0 0 34 35" svg:d="M17 0c-23 0-23 35 0 35 22 0 22-35 0-35z">
          <text:p/>
        </draw:path>
        <draw:path draw:style-name="gr8" draw:text-style-name="P5" draw:layer="layout" svg:width="0.033cm" svg:height="0.034cm" svg:x="17.461cm" svg:y="19.576cm" svg:viewBox="0 0 34 35" svg:d="M17 0c-23 0-23 35 0 35 22 0 22-35 0-35z">
          <text:p/>
        </draw:path>
        <draw:path draw:style-name="gr8" draw:text-style-name="P5" draw:layer="layout" svg:width="0.033cm" svg:height="0.034cm" svg:x="17.461cm" svg:y="20.078cm" svg:viewBox="0 0 34 35" svg:d="M17 0c-23 0-23 35 0 35 22 0 22-35 0-35z">
          <text:p/>
        </draw:path>
        <draw:path draw:style-name="gr8" draw:text-style-name="P5" draw:layer="layout" svg:width="0.033cm" svg:height="0.034cm" svg:x="17.461cm" svg:y="20.58cm" svg:viewBox="0 0 34 35" svg:d="M17 0c-23 0-23 35 0 35 22 0 22-35 0-35z">
          <text:p/>
        </draw:path>
        <draw:path draw:style-name="gr8" draw:text-style-name="P5" draw:layer="layout" svg:width="0.034cm" svg:height="0.034cm" svg:x="17.959cm" svg:y="16.061cm" svg:viewBox="0 0 35 35" svg:d="M17 0c-23 0-23 35 0 35s23-35 0-35z">
          <text:p/>
        </draw:path>
        <draw:path draw:style-name="gr8" draw:text-style-name="P5" draw:layer="layout" svg:width="0.034cm" svg:height="0.034cm" svg:x="17.959cm" svg:y="16.563cm" svg:viewBox="0 0 35 35" svg:d="M17 0c-23 0-23 35 0 35s23-35 0-35z">
          <text:p/>
        </draw:path>
        <draw:path draw:style-name="gr8" draw:text-style-name="P5" draw:layer="layout" svg:width="0.034cm" svg:height="0.034cm" svg:x="17.959cm" svg:y="17.065cm" svg:viewBox="0 0 35 35" svg:d="M17 0c-23 0-23 35 0 35s23-35 0-35z">
          <text:p/>
        </draw:path>
        <draw:path draw:style-name="gr8" draw:text-style-name="P5" draw:layer="layout" svg:width="0.034cm" svg:height="0.034cm" svg:x="17.959cm" svg:y="17.567cm" svg:viewBox="0 0 35 35" svg:d="M17 0c-23 0-23 35 0 35s23-35 0-35z">
          <text:p/>
        </draw:path>
        <draw:path draw:style-name="gr8" draw:text-style-name="P5" draw:layer="layout" svg:width="0.034cm" svg:height="0.034cm" svg:x="17.959cm" svg:y="18.069cm" svg:viewBox="0 0 35 35" svg:d="M17 0c-23 0-23 35 0 35s23-35 0-35z">
          <text:p/>
        </draw:path>
        <draw:path draw:style-name="gr8" draw:text-style-name="P5" draw:layer="layout" svg:width="0.034cm" svg:height="0.035cm" svg:x="17.959cm" svg:y="18.571cm" svg:viewBox="0 0 35 36" svg:d="M17 0c-23 0-23 36 0 36s23-36 0-36z">
          <text:p/>
        </draw:path>
        <draw:path draw:style-name="gr8" draw:text-style-name="P5" draw:layer="layout" svg:width="0.034cm" svg:height="0.034cm" svg:x="17.959cm" svg:y="19.074cm" svg:viewBox="0 0 35 35" svg:d="M17 0c-23 0-23 35 0 35s23-35 0-35z">
          <text:p/>
        </draw:path>
        <draw:path draw:style-name="gr8" draw:text-style-name="P5" draw:layer="layout" svg:width="0.034cm" svg:height="0.034cm" svg:x="17.959cm" svg:y="19.576cm" svg:viewBox="0 0 35 35" svg:d="M17 0c-23 0-23 35 0 35s23-35 0-35z">
          <text:p/>
        </draw:path>
        <draw:path draw:style-name="gr8" draw:text-style-name="P5" draw:layer="layout" svg:width="0.034cm" svg:height="0.034cm" svg:x="17.959cm" svg:y="20.078cm" svg:viewBox="0 0 35 35" svg:d="M17 0c-23 0-23 35 0 35s23-35 0-35z">
          <text:p/>
        </draw:path>
        <draw:path draw:style-name="gr8" draw:text-style-name="P5" draw:layer="layout" svg:width="0.034cm" svg:height="0.034cm" svg:x="17.959cm" svg:y="20.58cm" svg:viewBox="0 0 35 35" svg:d="M17 0c-23 0-23 35 0 35s23-35 0-35z">
          <text:p/>
        </draw:path>
        <draw:path draw:style-name="gr8" draw:text-style-name="P5" draw:layer="layout" svg:width="0.034cm" svg:height="0.034cm" svg:x="18.459cm" svg:y="16.563cm" svg:viewBox="0 0 35 35" svg:d="M17 0c-23 0-23 35 0 35s23-35 0-35z">
          <text:p/>
        </draw:path>
        <draw:path draw:style-name="gr8" draw:text-style-name="P5" draw:layer="layout" svg:width="0.034cm" svg:height="0.034cm" svg:x="18.459cm" svg:y="17.065cm" svg:viewBox="0 0 35 35" svg:d="M17 0c-23 0-23 35 0 35s23-35 0-35z">
          <text:p/>
        </draw:path>
        <draw:path draw:style-name="gr8" draw:text-style-name="P5" draw:layer="layout" svg:width="0.034cm" svg:height="0.034cm" svg:x="18.459cm" svg:y="17.567cm" svg:viewBox="0 0 35 35" svg:d="M17 0c-23 0-23 35 0 35s23-35 0-35z">
          <text:p/>
        </draw:path>
        <draw:path draw:style-name="gr8" draw:text-style-name="P5" draw:layer="layout" svg:width="0.034cm" svg:height="0.034cm" svg:x="18.459cm" svg:y="18.069cm" svg:viewBox="0 0 35 35" svg:d="M17 0c-23 0-23 35 0 35s23-35 0-35z">
          <text:p/>
        </draw:path>
        <draw:path draw:style-name="gr8" draw:text-style-name="P5" draw:layer="layout" svg:width="0.034cm" svg:height="0.035cm" svg:x="18.459cm" svg:y="18.571cm" svg:viewBox="0 0 35 36" svg:d="M17 0c-23 0-23 36 0 36s23-36 0-36z">
          <text:p/>
        </draw:path>
        <draw:path draw:style-name="gr8" draw:text-style-name="P5" draw:layer="layout" svg:width="0.034cm" svg:height="0.034cm" svg:x="18.459cm" svg:y="19.074cm" svg:viewBox="0 0 35 35" svg:d="M17 0c-23 0-23 35 0 35s23-35 0-35z">
          <text:p/>
        </draw:path>
        <draw:path draw:style-name="gr8" draw:text-style-name="P5" draw:layer="layout" svg:width="0.034cm" svg:height="0.034cm" svg:x="18.459cm" svg:y="19.576cm" svg:viewBox="0 0 35 35" svg:d="M17 0c-23 0-23 35 0 35s23-35 0-35z">
          <text:p/>
        </draw:path>
        <draw:path draw:style-name="gr8" draw:text-style-name="P5" draw:layer="layout" svg:width="0.034cm" svg:height="0.034cm" svg:x="18.459cm" svg:y="20.078cm" svg:viewBox="0 0 35 35" svg:d="M17 0c-23 0-23 35 0 35s23-35 0-35z">
          <text:p/>
        </draw:path>
        <draw:path draw:style-name="gr8" draw:text-style-name="P5" draw:layer="layout" svg:width="0.034cm" svg:height="0.034cm" svg:x="18.459cm" svg:y="20.58cm" svg:viewBox="0 0 35 35" svg:d="M17 0c-23 0-23 35 0 35s23-35 0-35z">
          <text:p/>
        </draw:path>
        <draw:path draw:style-name="gr8" draw:text-style-name="P5" draw:layer="layout" svg:width="0.032cm" svg:height="0.034cm" svg:x="18.958cm" svg:y="16.563cm" svg:viewBox="0 0 33 35" svg:d="M16 0c-21 0-21 35 0 35 23 0 23-35 0-35z">
          <text:p/>
        </draw:path>
        <draw:path draw:style-name="gr8" draw:text-style-name="P5" draw:layer="layout" svg:width="0.032cm" svg:height="0.034cm" svg:x="18.958cm" svg:y="17.065cm" svg:viewBox="0 0 33 35" svg:d="M16 0c-21 0-21 35 0 35 23 0 23-35 0-35z">
          <text:p/>
        </draw:path>
        <draw:path draw:style-name="gr8" draw:text-style-name="P5" draw:layer="layout" svg:width="0.032cm" svg:height="0.034cm" svg:x="18.958cm" svg:y="17.567cm" svg:viewBox="0 0 33 35" svg:d="M16 0c-21 0-21 35 0 35 23 0 23-35 0-35z">
          <text:p/>
        </draw:path>
        <draw:path draw:style-name="gr8" draw:text-style-name="P5" draw:layer="layout" svg:width="0.032cm" svg:height="0.034cm" svg:x="18.958cm" svg:y="18.069cm" svg:viewBox="0 0 33 35" svg:d="M16 0c-21 0-21 35 0 35 23 0 23-35 0-35z">
          <text:p/>
        </draw:path>
        <draw:path draw:style-name="gr8" draw:text-style-name="P5" draw:layer="layout" svg:width="0.032cm" svg:height="0.035cm" svg:x="18.958cm" svg:y="18.571cm" svg:viewBox="0 0 33 36" svg:d="M16 0c-21 0-21 36 0 36 23 0 23-36 0-36z">
          <text:p/>
        </draw:path>
        <draw:path draw:style-name="gr8" draw:text-style-name="P5" draw:layer="layout" svg:width="0.032cm" svg:height="0.034cm" svg:x="18.958cm" svg:y="19.074cm" svg:viewBox="0 0 33 35" svg:d="M16 0c-21 0-21 35 0 35 23 0 23-35 0-35z">
          <text:p/>
        </draw:path>
        <draw:path draw:style-name="gr8" draw:text-style-name="P5" draw:layer="layout" svg:width="0.032cm" svg:height="0.034cm" svg:x="18.958cm" svg:y="19.576cm" svg:viewBox="0 0 33 35" svg:d="M16 0c-21 0-21 35 0 35 23 0 23-35 0-35z">
          <text:p/>
        </draw:path>
        <draw:path draw:style-name="gr8" draw:text-style-name="P5" draw:layer="layout" svg:width="0.032cm" svg:height="0.034cm" svg:x="18.958cm" svg:y="20.078cm" svg:viewBox="0 0 33 35" svg:d="M16 0c-21 0-21 35 0 35 23 0 23-35 0-35z">
          <text:p/>
        </draw:path>
        <draw:path draw:style-name="gr8" draw:text-style-name="P5" draw:layer="layout" svg:width="0.032cm" svg:height="0.034cm" svg:x="18.958cm" svg:y="20.58cm" svg:viewBox="0 0 33 35" svg:d="M16 0c-21 0-21 35 0 35 23 0 23-35 0-35z">
          <text:p/>
        </draw:path>
        <draw:path draw:style-name="gr8" draw:text-style-name="P5" draw:layer="layout" svg:width="0.033cm" svg:height="0.034cm" svg:x="19.456cm" svg:y="16.061cm" svg:viewBox="0 0 34 35" svg:d="M17 0c-23 0-23 35 0 35 22 0 22-35 0-35z">
          <text:p/>
        </draw:path>
        <draw:path draw:style-name="gr8" draw:text-style-name="P5" draw:layer="layout" svg:width="0.033cm" svg:height="0.034cm" svg:x="19.456cm" svg:y="16.563cm" svg:viewBox="0 0 34 35" svg:d="M17 0c-23 0-23 35 0 35 22 0 22-35 0-35z">
          <text:p/>
        </draw:path>
        <draw:path draw:style-name="gr8" draw:text-style-name="P5" draw:layer="layout" svg:width="0.033cm" svg:height="0.034cm" svg:x="19.456cm" svg:y="17.065cm" svg:viewBox="0 0 34 35" svg:d="M17 0c-23 0-23 35 0 35 22 0 22-35 0-35z">
          <text:p/>
        </draw:path>
        <draw:path draw:style-name="gr8" draw:text-style-name="P5" draw:layer="layout" svg:width="0.033cm" svg:height="0.034cm" svg:x="19.456cm" svg:y="17.567cm" svg:viewBox="0 0 34 35" svg:d="M17 0c-23 0-23 35 0 35 22 0 22-35 0-35z">
          <text:p/>
        </draw:path>
        <draw:path draw:style-name="gr8" draw:text-style-name="P5" draw:layer="layout" svg:width="0.033cm" svg:height="0.034cm" svg:x="19.456cm" svg:y="18.069cm" svg:viewBox="0 0 34 35" svg:d="M17 0c-23 0-23 35 0 35 22 0 22-35 0-35z">
          <text:p/>
        </draw:path>
        <draw:path draw:style-name="gr8" draw:text-style-name="P5" draw:layer="layout" svg:width="0.033cm" svg:height="0.035cm" svg:x="19.456cm" svg:y="18.571cm" svg:viewBox="0 0 34 36" svg:d="M17 0c-23 0-23 36 0 36 22 0 22-36 0-36z">
          <text:p/>
        </draw:path>
        <draw:path draw:style-name="gr8" draw:text-style-name="P5" draw:layer="layout" svg:width="0.033cm" svg:height="0.034cm" svg:x="19.456cm" svg:y="19.074cm" svg:viewBox="0 0 34 35" svg:d="M17 0c-23 0-23 35 0 35 22 0 22-35 0-35z">
          <text:p/>
        </draw:path>
        <draw:path draw:style-name="gr8" draw:text-style-name="P5" draw:layer="layout" svg:width="0.033cm" svg:height="0.034cm" svg:x="19.456cm" svg:y="19.576cm" svg:viewBox="0 0 34 35" svg:d="M17 0c-23 0-23 35 0 35 22 0 22-35 0-35z">
          <text:p/>
        </draw:path>
        <draw:path draw:style-name="gr8" draw:text-style-name="P5" draw:layer="layout" svg:width="0.033cm" svg:height="0.034cm" svg:x="19.456cm" svg:y="20.078cm" svg:viewBox="0 0 34 35" svg:d="M17 0c-23 0-23 35 0 35 22 0 22-35 0-35z">
          <text:p/>
        </draw:path>
        <draw:path draw:style-name="gr8" draw:text-style-name="P5" draw:layer="layout" svg:width="0.033cm" svg:height="0.034cm" svg:x="19.456cm" svg:y="20.58cm" svg:viewBox="0 0 34 35" svg:d="M17 0c-23 0-23 35 0 35 22 0 22-35 0-35z">
          <text:p/>
        </draw:path>
        <draw:path draw:style-name="gr8" draw:text-style-name="P5" draw:layer="layout" svg:width="0.033cm" svg:height="0.034cm" svg:x="19.955cm" svg:y="16.061cm" svg:viewBox="0 0 34 35" svg:d="M17 0c-23 0-23 35 0 35 22 0 22-35 0-35z">
          <text:p/>
        </draw:path>
        <draw:path draw:style-name="gr8" draw:text-style-name="P5" draw:layer="layout" svg:width="0.033cm" svg:height="0.034cm" svg:x="19.955cm" svg:y="16.563cm" svg:viewBox="0 0 34 35" svg:d="M17 0c-23 0-23 35 0 35 22 0 22-35 0-35z">
          <text:p/>
        </draw:path>
        <draw:path draw:style-name="gr8" draw:text-style-name="P5" draw:layer="layout" svg:width="0.033cm" svg:height="0.034cm" svg:x="19.955cm" svg:y="17.065cm" svg:viewBox="0 0 34 35" svg:d="M17 0c-23 0-23 35 0 35 22 0 22-35 0-35z">
          <text:p/>
        </draw:path>
        <draw:path draw:style-name="gr8" draw:text-style-name="P5" draw:layer="layout" svg:width="0.033cm" svg:height="0.034cm" svg:x="19.955cm" svg:y="17.567cm" svg:viewBox="0 0 34 35" svg:d="M17 0c-23 0-23 35 0 35 22 0 22-35 0-35z">
          <text:p/>
        </draw:path>
        <draw:path draw:style-name="gr8" draw:text-style-name="P5" draw:layer="layout" svg:width="0.033cm" svg:height="0.034cm" svg:x="19.955cm" svg:y="18.069cm" svg:viewBox="0 0 34 35" svg:d="M17 0c-23 0-23 35 0 35 22 0 22-35 0-35z">
          <text:p/>
        </draw:path>
        <draw:path draw:style-name="gr8" draw:text-style-name="P5" draw:layer="layout" svg:width="0.033cm" svg:height="0.035cm" svg:x="19.955cm" svg:y="18.571cm" svg:viewBox="0 0 34 36" svg:d="M17 0c-23 0-23 36 0 36 22 0 22-36 0-36z">
          <text:p/>
        </draw:path>
        <draw:path draw:style-name="gr8" draw:text-style-name="P5" draw:layer="layout" svg:width="0.033cm" svg:height="0.034cm" svg:x="19.955cm" svg:y="19.074cm" svg:viewBox="0 0 34 35" svg:d="M17 0c-23 0-23 35 0 35 22 0 22-35 0-35z">
          <text:p/>
        </draw:path>
        <draw:path draw:style-name="gr8" draw:text-style-name="P5" draw:layer="layout" svg:width="0.033cm" svg:height="0.034cm" svg:x="19.955cm" svg:y="19.576cm" svg:viewBox="0 0 34 35" svg:d="M17 0c-23 0-23 35 0 35 22 0 22-35 0-35z">
          <text:p/>
        </draw:path>
        <draw:path draw:style-name="gr8" draw:text-style-name="P5" draw:layer="layout" svg:width="0.033cm" svg:height="0.034cm" svg:x="19.955cm" svg:y="20.078cm" svg:viewBox="0 0 34 35" svg:d="M17 0c-23 0-23 35 0 35 22 0 22-35 0-35z">
          <text:p/>
        </draw:path>
        <draw:path draw:style-name="gr8" draw:text-style-name="P5" draw:layer="layout" svg:width="0.033cm" svg:height="0.034cm" svg:x="19.955cm" svg:y="20.58cm" svg:viewBox="0 0 34 35" svg:d="M17 0c-23 0-23 35 0 35 22 0 22-35 0-35z">
          <text:p/>
        </draw:path>
        <draw:path draw:style-name="gr8" draw:text-style-name="P5" draw:layer="layout" svg:width="0.032cm" svg:height="0.034cm" svg:x="20.455cm" svg:y="16.061cm" svg:viewBox="0 0 33 35" svg:d="M16 0c-21 0-21 35 0 35 23 0 23-35 0-35z">
          <text:p/>
        </draw:path>
        <draw:path draw:style-name="gr8" draw:text-style-name="P5" draw:layer="layout" svg:width="0.032cm" svg:height="0.034cm" svg:x="20.455cm" svg:y="16.563cm" svg:viewBox="0 0 33 35" svg:d="M16 0c-21 0-21 35 0 35 23 0 23-35 0-35z">
          <text:p/>
        </draw:path>
        <draw:path draw:style-name="gr8" draw:text-style-name="P5" draw:layer="layout" svg:width="0.032cm" svg:height="0.034cm" svg:x="20.455cm" svg:y="17.065cm" svg:viewBox="0 0 33 35" svg:d="M16 0c-21 0-21 35 0 35 23 0 23-35 0-35z">
          <text:p/>
        </draw:path>
        <draw:path draw:style-name="gr8" draw:text-style-name="P5" draw:layer="layout" svg:width="0.032cm" svg:height="0.034cm" svg:x="20.455cm" svg:y="17.567cm" svg:viewBox="0 0 33 35" svg:d="M16 0c-21 0-21 35 0 35 23 0 23-35 0-35z">
          <text:p/>
        </draw:path>
        <draw:path draw:style-name="gr8" draw:text-style-name="P5" draw:layer="layout" svg:width="0.032cm" svg:height="0.034cm" svg:x="20.455cm" svg:y="18.069cm" svg:viewBox="0 0 33 35" svg:d="M16 0c-21 0-21 35 0 35 23 0 23-35 0-35z">
          <text:p/>
        </draw:path>
        <draw:path draw:style-name="gr8" draw:text-style-name="P5" draw:layer="layout" svg:width="0.032cm" svg:height="0.035cm" svg:x="20.455cm" svg:y="18.571cm" svg:viewBox="0 0 33 36" svg:d="M16 0c-21 0-21 36 0 36 23 0 23-36 0-36z">
          <text:p/>
        </draw:path>
        <draw:path draw:style-name="gr8" draw:text-style-name="P5" draw:layer="layout" svg:width="0.032cm" svg:height="0.034cm" svg:x="20.455cm" svg:y="19.074cm" svg:viewBox="0 0 33 35" svg:d="M16 0c-21 0-21 35 0 35 23 0 23-35 0-35z">
          <text:p/>
        </draw:path>
        <draw:path draw:style-name="gr8" draw:text-style-name="P5" draw:layer="layout" svg:width="0.032cm" svg:height="0.034cm" svg:x="20.455cm" svg:y="19.576cm" svg:viewBox="0 0 33 35" svg:d="M16 0c-21 0-21 35 0 35 23 0 23-35 0-35z">
          <text:p/>
        </draw:path>
        <draw:path draw:style-name="gr8" draw:text-style-name="P5" draw:layer="layout" svg:width="0.032cm" svg:height="0.034cm" svg:x="20.455cm" svg:y="20.078cm" svg:viewBox="0 0 33 35" svg:d="M16 0c-21 0-21 35 0 35 23 0 23-35 0-35z">
          <text:p/>
        </draw:path>
        <draw:path draw:style-name="gr8" draw:text-style-name="P5" draw:layer="layout" svg:width="0.032cm" svg:height="0.034cm" svg:x="20.455cm" svg:y="20.58cm" svg:viewBox="0 0 33 35" svg:d="M16 0c-21 0-21 35 0 35 23 0 23-35 0-35z">
          <text:p/>
        </draw:path>
        <draw:path draw:style-name="gr8" draw:text-style-name="P5" draw:layer="layout" svg:width="0.034cm" svg:height="0.034cm" svg:x="20.953cm" svg:y="16.061cm" svg:viewBox="0 0 35 35" svg:d="M17 0c-23 0-23 35 0 35s23-35 0-35z">
          <text:p/>
        </draw:path>
        <draw:path draw:style-name="gr8" draw:text-style-name="P5" draw:layer="layout" svg:width="0.034cm" svg:height="0.034cm" svg:x="20.953cm" svg:y="16.563cm" svg:viewBox="0 0 35 35" svg:d="M17 0c-23 0-23 35 0 35s23-35 0-35z">
          <text:p/>
        </draw:path>
        <draw:path draw:style-name="gr8" draw:text-style-name="P5" draw:layer="layout" svg:width="0.034cm" svg:height="0.034cm" svg:x="20.953cm" svg:y="17.065cm" svg:viewBox="0 0 35 35" svg:d="M17 0c-23 0-23 35 0 35s23-35 0-35z">
          <text:p/>
        </draw:path>
        <draw:path draw:style-name="gr8" draw:text-style-name="P5" draw:layer="layout" svg:width="0.034cm" svg:height="0.034cm" svg:x="20.953cm" svg:y="17.567cm" svg:viewBox="0 0 35 35" svg:d="M17 0c-23 0-23 35 0 35s23-35 0-35z">
          <text:p/>
        </draw:path>
        <draw:path draw:style-name="gr8" draw:text-style-name="P5" draw:layer="layout" svg:width="0.034cm" svg:height="0.034cm" svg:x="20.953cm" svg:y="18.069cm" svg:viewBox="0 0 35 35" svg:d="M17 0c-23 0-23 35 0 35s23-35 0-35z">
          <text:p/>
        </draw:path>
        <draw:path draw:style-name="gr8" draw:text-style-name="P5" draw:layer="layout" svg:width="0.034cm" svg:height="0.035cm" svg:x="20.953cm" svg:y="18.571cm" svg:viewBox="0 0 35 36" svg:d="M17 0c-23 0-23 36 0 36s23-36 0-36z">
          <text:p/>
        </draw:path>
        <draw:path draw:style-name="gr8" draw:text-style-name="P5" draw:layer="layout" svg:width="0.034cm" svg:height="0.034cm" svg:x="20.953cm" svg:y="19.074cm" svg:viewBox="0 0 35 35" svg:d="M17 0c-23 0-23 35 0 35s23-35 0-35z">
          <text:p/>
        </draw:path>
        <draw:path draw:style-name="gr8" draw:text-style-name="P5" draw:layer="layout" svg:width="0.034cm" svg:height="0.034cm" svg:x="20.953cm" svg:y="19.576cm" svg:viewBox="0 0 35 35" svg:d="M17 0c-23 0-23 35 0 35s23-35 0-35z">
          <text:p/>
        </draw:path>
        <draw:path draw:style-name="gr8" draw:text-style-name="P5" draw:layer="layout" svg:width="0.034cm" svg:height="0.034cm" svg:x="20.953cm" svg:y="20.078cm" svg:viewBox="0 0 35 35" svg:d="M17 0c-23 0-23 35 0 35s23-35 0-35z">
          <text:p/>
        </draw:path>
        <draw:path draw:style-name="gr8" draw:text-style-name="P5" draw:layer="layout" svg:width="0.034cm" svg:height="0.034cm" svg:x="20.953cm" svg:y="20.58cm" svg:viewBox="0 0 35 35" svg:d="M17 0c-23 0-23 35 0 35s23-35 0-35z">
          <text:p/>
        </draw:path>
        <draw:path draw:style-name="gr8" draw:text-style-name="P5" draw:layer="layout" svg:width="0.033cm" svg:height="0.034cm" svg:x="21.452cm" svg:y="16.061cm" svg:viewBox="0 0 34 35" svg:d="M17 0c-23 0-23 35 0 35 22 0 22-35 0-35z">
          <text:p/>
        </draw:path>
        <draw:path draw:style-name="gr8" draw:text-style-name="P5" draw:layer="layout" svg:width="0.033cm" svg:height="0.034cm" svg:x="21.452cm" svg:y="16.563cm" svg:viewBox="0 0 34 35" svg:d="M17 0c-23 0-23 35 0 35 22 0 22-35 0-35z">
          <text:p/>
        </draw:path>
        <draw:path draw:style-name="gr8" draw:text-style-name="P5" draw:layer="layout" svg:width="0.033cm" svg:height="0.034cm" svg:x="21.452cm" svg:y="17.065cm" svg:viewBox="0 0 34 35" svg:d="M17 0c-23 0-23 35 0 35 22 0 22-35 0-35z">
          <text:p/>
        </draw:path>
        <draw:path draw:style-name="gr8" draw:text-style-name="P5" draw:layer="layout" svg:width="0.033cm" svg:height="0.034cm" svg:x="21.452cm" svg:y="17.567cm" svg:viewBox="0 0 34 35" svg:d="M17 0c-23 0-23 35 0 35 22 0 22-35 0-35z">
          <text:p/>
        </draw:path>
        <draw:path draw:style-name="gr8" draw:text-style-name="P5" draw:layer="layout" svg:width="0.033cm" svg:height="0.034cm" svg:x="21.452cm" svg:y="18.069cm" svg:viewBox="0 0 34 35" svg:d="M17 0c-23 0-23 35 0 35 22 0 22-35 0-35z">
          <text:p/>
        </draw:path>
        <draw:path draw:style-name="gr8" draw:text-style-name="P5" draw:layer="layout" svg:width="0.033cm" svg:height="0.035cm" svg:x="21.452cm" svg:y="18.571cm" svg:viewBox="0 0 34 36" svg:d="M17 0c-23 0-23 36 0 36 22 0 22-36 0-36z">
          <text:p/>
        </draw:path>
        <draw:path draw:style-name="gr8" draw:text-style-name="P5" draw:layer="layout" svg:width="0.033cm" svg:height="0.034cm" svg:x="21.452cm" svg:y="19.074cm" svg:viewBox="0 0 34 35" svg:d="M17 0c-23 0-23 35 0 35 22 0 22-35 0-35z">
          <text:p/>
        </draw:path>
        <draw:path draw:style-name="gr8" draw:text-style-name="P5" draw:layer="layout" svg:width="0.033cm" svg:height="0.034cm" svg:x="21.452cm" svg:y="19.576cm" svg:viewBox="0 0 34 35" svg:d="M17 0c-23 0-23 35 0 35 22 0 22-35 0-35z">
          <text:p/>
        </draw:path>
        <draw:path draw:style-name="gr8" draw:text-style-name="P5" draw:layer="layout" svg:width="0.033cm" svg:height="0.034cm" svg:x="21.452cm" svg:y="20.078cm" svg:viewBox="0 0 34 35" svg:d="M17 0c-23 0-23 35 0 35 22 0 22-35 0-35z">
          <text:p/>
        </draw:path>
        <draw:path draw:style-name="gr8" draw:text-style-name="P5" draw:layer="layout" svg:width="0.033cm" svg:height="0.034cm" svg:x="21.452cm" svg:y="20.58cm" svg:viewBox="0 0 34 35" svg:d="M17 0c-23 0-23 35 0 35 22 0 22-35 0-35z">
          <text:p/>
        </draw:path>
        <draw:path draw:style-name="gr8" draw:text-style-name="P5" draw:layer="layout" svg:width="0.033cm" svg:height="0.034cm" svg:x="21.951cm" svg:y="16.061cm" svg:viewBox="0 0 34 35" svg:d="M17 0c-23 0-23 35 0 35 22 0 22-35 0-35z">
          <text:p/>
        </draw:path>
        <draw:path draw:style-name="gr8" draw:text-style-name="P5" draw:layer="layout" svg:width="0.033cm" svg:height="0.034cm" svg:x="21.951cm" svg:y="16.563cm" svg:viewBox="0 0 34 35" svg:d="M17 0c-23 0-23 35 0 35 22 0 22-35 0-35z">
          <text:p/>
        </draw:path>
        <draw:path draw:style-name="gr8" draw:text-style-name="P5" draw:layer="layout" svg:width="0.033cm" svg:height="0.034cm" svg:x="21.951cm" svg:y="17.065cm" svg:viewBox="0 0 34 35" svg:d="M17 0c-23 0-23 35 0 35 22 0 22-35 0-35z">
          <text:p/>
        </draw:path>
        <draw:path draw:style-name="gr8" draw:text-style-name="P5" draw:layer="layout" svg:width="0.033cm" svg:height="0.034cm" svg:x="21.951cm" svg:y="17.567cm" svg:viewBox="0 0 34 35" svg:d="M17 0c-23 0-23 35 0 35 22 0 22-35 0-35z">
          <text:p/>
        </draw:path>
        <draw:path draw:style-name="gr8" draw:text-style-name="P5" draw:layer="layout" svg:width="0.033cm" svg:height="0.034cm" svg:x="21.951cm" svg:y="18.069cm" svg:viewBox="0 0 34 35" svg:d="M17 0c-23 0-23 35 0 35 22 0 22-35 0-35z">
          <text:p/>
        </draw:path>
        <draw:path draw:style-name="gr8" draw:text-style-name="P5" draw:layer="layout" svg:width="0.033cm" svg:height="0.035cm" svg:x="21.951cm" svg:y="18.571cm" svg:viewBox="0 0 34 36" svg:d="M17 0c-23 0-23 36 0 36 22 0 22-36 0-36z">
          <text:p/>
        </draw:path>
        <draw:path draw:style-name="gr8" draw:text-style-name="P5" draw:layer="layout" svg:width="0.033cm" svg:height="0.034cm" svg:x="21.951cm" svg:y="19.074cm" svg:viewBox="0 0 34 35" svg:d="M17 0c-23 0-23 35 0 35 22 0 22-35 0-35z">
          <text:p/>
        </draw:path>
        <draw:path draw:style-name="gr8" draw:text-style-name="P5" draw:layer="layout" svg:width="0.033cm" svg:height="0.034cm" svg:x="21.951cm" svg:y="19.576cm" svg:viewBox="0 0 34 35" svg:d="M17 0c-23 0-23 35 0 35 22 0 22-35 0-35z">
          <text:p/>
        </draw:path>
        <draw:path draw:style-name="gr8" draw:text-style-name="P5" draw:layer="layout" svg:width="0.033cm" svg:height="0.034cm" svg:x="21.951cm" svg:y="20.078cm" svg:viewBox="0 0 34 35" svg:d="M17 0c-23 0-23 35 0 35 22 0 22-35 0-35z">
          <text:p/>
        </draw:path>
        <draw:path draw:style-name="gr8" draw:text-style-name="P5" draw:layer="layout" svg:width="0.033cm" svg:height="0.034cm" svg:x="21.951cm" svg:y="20.58cm" svg:viewBox="0 0 34 35" svg:d="M17 0c-23 0-23 35 0 35 22 0 22-35 0-35z">
          <text:p/>
        </draw:path>
        <draw:frame draw:style-name="gr42" draw:text-style-name="P6" draw:layer="layout" svg:width="1.09cm" svg:height="0.671cm" svg:x="18.183cm" svg:y="15.877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7" draw:style-name="dp1" draw:master-page-name="master-page3">
        <draw:custom-shape draw:style-name="gr72" draw:text-style-name="P20" draw:layer="layout" svg:width="0.522cm" svg:height="0.519cm" svg:x="15.38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0.522cm" svg:height="0.519cm" svg:x="25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0.522cm" svg:height="0.519cm" svg:x="15.39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5.006cm" svg:height="0.663cm" svg:x="21.253cm" svg:y="1.56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15.516cm" svg:y="1.565cm">
          <text:p/>
          <draw:enhanced-geometry svg:viewBox="0 0 21600 21600" draw:type="rectangle" draw:enhanced-path="M 0 0 L 21600 0 21600 21600 0 21600 0 0 Z N"/>
        </draw:custom-shape>
        <draw:frame draw:style-name="gr74" draw:text-style-name="P15" draw:layer="layout" svg:width="1.763cm" svg:height="0.625cm" svg:x="17.14cm" svg:y="1.614cm">
          <draw:text-box>
            <text:p text:style-name="P2"><text:span text:style-name="T17">MARZO</text:span></text:p>
          </draw:text-box>
        </draw:frame>
        <draw:frame draw:style-name="gr75" draw:text-style-name="P15" draw:layer="layout" svg:width="1.361cm" svg:height="0.625cm" svg:x="23.16cm" svg:y="1.614cm">
          <draw:text-box>
            <text:p text:style-name="P2"><text:span text:style-name="T17">ABRIL</text:span></text:p>
          </draw:text-box>
        </draw:frame>
        <draw:frame draw:style-name="gr76" draw:text-style-name="P21" draw:layer="layout" svg:width="0.231cm" svg:height="0.31cm" svg:x="15.606cm" svg:y="3.022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16.359cm" svg:y="3.022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149cm" svg:y="3.022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978cm" svg:y="3.022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8.746cm" svg:y="3.022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9.544cm" svg:y="3.022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0.321cm" svg:y="3.022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16.385cm" svg:y="3.784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7.178cm" svg:y="3.784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17.967cm" svg:y="3.784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18.754cm" svg:y="3.784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9.544cm" svg:y="3.784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20.342cm" svg:y="3.784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15.596cm" svg:y="4.546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16.384cm" svg:y="4.546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17.132cm" svg:y="4.546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17.954cm" svg:y="4.546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18.715cm" svg:y="4.546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9.508cm" svg:y="4.546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20.298cm" svg:y="4.546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15.555cm" svg:y="5.307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16.345cm" svg:y="5.307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17.143cm" svg:y="5.307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17.926cm" svg:y="5.307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18.714cm" svg:y="5.307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19.472cm" svg:y="5.307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20.295cm" svg:y="5.307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15.526cm" svg:y="6.03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16.32cm" svg:y="6.03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17.109cm" svg:y="6.03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17.896cm" svg:y="6.03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8.685cm" svg:y="6.03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9.484cm" svg:y="6.03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20.266cm" svg:y="6.03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15.526cm" svg:y="6.792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16.317cm" svg:y="6.792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17.116cm" svg:y="6.789cm">
          <draw:text-box>
            <text:p text:style-name="P2"><text:span text:style-name="T19">30</text:span></text:p>
          </draw:text-box>
        </draw:frame>
        <draw:frame draw:style-name="gr76" draw:text-style-name="P21" draw:layer="layout" svg:width="0.231cm" svg:height="0.31cm" svg:x="21.386cm" svg:y="3.042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2.139cm" svg:y="3.042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2.929cm" svg:y="3.042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3.758cm" svg:y="3.042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24.526cm" svg:y="3.042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25.324cm" svg:y="3.042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6.101cm" svg:y="3.042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24.534cm" svg:y="3.791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25.328cm" svg:y="3.791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26.117cm" svg:y="3.791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21.375cm" svg:y="4.542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22.164cm" svg:y="4.542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22.963cm" svg:y="4.542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23.745cm" svg:y="4.542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24.534cm" svg:y="4.542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25.282cm" svg:y="4.542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26.104cm" svg:y="4.542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21.335cm" svg:y="5.292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22.129cm" svg:y="5.292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22.919cm" svg:y="5.292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23.705cm" svg:y="5.292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24.494cm" svg:y="5.292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25.293cm" svg:y="5.292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26.076cm" svg:y="5.292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21.335cm" svg:y="6.041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22.093cm" svg:y="6.041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22.915cm" svg:y="6.041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23.676cm" svg:y="6.041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24.47cm" svg:y="6.041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25.259cm" svg:y="6.041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26.046cm" svg:y="6.041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21.306cm" svg:y="6.792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22.105cm" svg:y="6.792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22.887cm" svg:y="6.792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23.676cm" svg:y="6.792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24.467cm" svg:y="6.792cm">
          <draw:text-box>
            <text:p text:style-name="P2"><text:span text:style-name="T19">29</text:span></text:p>
          </draw:text-box>
        </draw:frame>
        <draw:custom-shape draw:style-name="gr73" draw:text-style-name="P8" draw:layer="layout" svg:width="5.006cm" svg:height="0.663cm" svg:x="15.516cm" svg:y="7.9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21.301cm" svg:y="7.935cm">
          <text:p/>
          <draw:enhanced-geometry svg:viewBox="0 0 21600 21600" draw:type="rectangle" draw:enhanced-path="M 0 0 L 21600 0 21600 21600 0 21600 0 0 Z N"/>
        </draw:custom-shape>
        <draw:frame draw:style-name="gr80" draw:text-style-name="P15" draw:layer="layout" svg:width="1.382cm" svg:height="0.625cm" svg:x="17.382cm" svg:y="7.971cm">
          <draw:text-box>
            <text:p text:style-name="P2"><text:span text:style-name="T17">JULIO</text:span></text:p>
          </draw:text-box>
        </draw:frame>
        <draw:frame draw:style-name="gr81" draw:text-style-name="P15" draw:layer="layout" svg:width="2.085cm" svg:height="0.625cm" svg:x="22.798cm" svg:y="7.971cm">
          <draw:text-box>
            <text:p text:style-name="P2"><text:span text:style-name="T17">AGOSTO</text:span></text:p>
          </draw:text-box>
        </draw:frame>
        <draw:frame draw:style-name="gr76" draw:text-style-name="P21" draw:layer="layout" svg:width="0.231cm" svg:height="0.31cm" svg:x="21.371cm" svg:y="9.311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2.123cm" svg:y="9.31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2.913cm" svg:y="9.31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3.742cm" svg:y="9.311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24.511cm" svg:y="9.311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25.308cm" svg:y="9.311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6.086cm" svg:y="9.311cm">
          <draw:text-box>
            <text:p text:style-name="P2"><text:span text:style-name="T18">D</text:span></text:p>
          </draw:text-box>
        </draw:frame>
        <draw:frame draw:style-name="gr76" draw:text-style-name="P21" draw:layer="layout" svg:width="0.231cm" svg:height="0.31cm" svg:x="15.584cm" svg:y="9.305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16.337cm" svg:y="9.305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127cm" svg:y="9.305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956cm" svg:y="9.305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8.724cm" svg:y="9.305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9.522cm" svg:y="9.305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0.299cm" svg:y="9.305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18.732cm" svg:y="10.072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9.526cm" svg:y="10.072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20.315cm" svg:y="10.072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15.573cm" svg:y="10.841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6.362cm" svg:y="10.841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17.161cm" svg:y="10.841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17.943cm" svg:y="10.841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18.732cm" svg:y="10.841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19.48cm" svg:y="10.841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20.302cm" svg:y="10.841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15.533cm" svg:y="11.609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6.327cm" svg:y="11.609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17.117cm" svg:y="11.609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17.903cm" svg:y="11.609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18.692cm" svg:y="11.609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19.491cm" svg:y="11.609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20.274cm" svg:y="11.609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15.533cm" svg:y="12.376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16.291cm" svg:y="12.376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17.113cm" svg:y="12.376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17.874cm" svg:y="12.376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18.668cm" svg:y="12.376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19.457cm" svg:y="12.376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20.244cm" svg:y="12.376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5.504cm" svg:y="13.145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6.303cm" svg:y="13.145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17.085cm" svg:y="13.145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17.874cm" svg:y="13.145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18.665cm" svg:y="13.145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19.486cm" svg:y="13.145cm">
          <draw:text-box>
            <text:p text:style-name="P2"><text:span text:style-name="T19">30</text:span></text:p>
          </draw:text-box>
        </draw:frame>
        <draw:line draw:style-name="gr5" draw:text-style-name="P1" draw:layer="layout" svg:x1="13.961cm" svg:y1="20.385cm" svg:x2="27.247cm" svg:y2="20.385cm">
          <text:p/>
        </draw:line>
        <draw:custom-shape draw:style-name="gr73" draw:text-style-name="P8" draw:layer="layout" svg:width="5.006cm" svg:height="0.663cm" svg:x="15.515cm" svg:y="14.54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21.276cm" svg:y="14.541cm">
          <text:p/>
          <draw:enhanced-geometry svg:viewBox="0 0 21600 21600" draw:type="rectangle" draw:enhanced-path="M 0 0 L 21600 0 21600 21600 0 21600 0 0 Z N"/>
        </draw:custom-shape>
        <draw:frame draw:style-name="gr82" draw:text-style-name="P15" draw:layer="layout" svg:width="2.855cm" svg:height="0.625cm" svg:x="16.708cm" svg:y="14.604cm">
          <draw:text-box>
            <text:p text:style-name="P2"><text:span text:style-name="T17">NOVIEMBRE</text:span></text:p>
          </draw:text-box>
        </draw:frame>
        <draw:frame draw:style-name="gr83" draw:text-style-name="P15" draw:layer="layout" svg:width="2.598cm" svg:height="0.625cm" svg:x="22.571cm" svg:y="14.604cm">
          <draw:text-box>
            <text:p text:style-name="P2"><text:span text:style-name="T17">DICIEMBRE</text:span></text:p>
          </draw:text-box>
        </draw:frame>
        <draw:frame draw:style-name="gr76" draw:text-style-name="P21" draw:layer="layout" svg:width="0.231cm" svg:height="0.31cm" svg:x="15.592cm" svg:y="15.97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16.345cm" svg:y="15.97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135cm" svg:y="15.97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17.964cm" svg:y="15.97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8.732cm" svg:y="15.97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9.53cm" svg:y="15.97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0.307cm" svg:y="15.97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16.371cm" svg:y="16.732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7.164cm" svg:y="16.732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17.953cm" svg:y="16.732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18.74cm" svg:y="16.732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9.53cm" svg:y="16.732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20.328cm" svg:y="16.732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15.582cm" svg:y="17.494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16.37cm" svg:y="17.494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17.118cm" svg:y="17.494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17.94cm" svg:y="17.494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18.701cm" svg:y="17.494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9.494cm" svg:y="17.494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20.284cm" svg:y="17.494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15.541cm" svg:y="18.255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16.331cm" svg:y="18.255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17.129cm" svg:y="18.255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17.912cm" svg:y="18.255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18.7cm" svg:y="18.255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19.458cm" svg:y="18.255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20.281cm" svg:y="18.255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15.512cm" svg:y="18.978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16.306cm" svg:y="18.978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17.095cm" svg:y="18.978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17.882cm" svg:y="18.978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8.671cm" svg:y="18.978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9.47cm" svg:y="18.978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20.252cm" svg:y="18.978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15.512cm" svg:y="19.74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16.303cm" svg:y="19.74cm">
          <draw:text-box>
            <text:p text:style-name="P2"><text:span text:style-name="T19">29</text:span></text:p>
          </draw:text-box>
        </draw:frame>
        <draw:frame draw:style-name="gr76" draw:text-style-name="P21" draw:layer="layout" svg:width="0.231cm" svg:height="0.31cm" svg:x="21.37cm" svg:y="15.96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2.122cm" svg:y="15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2.912cm" svg:y="15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23.741cm" svg:y="15.96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24.51cm" svg:y="15.96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25.307cm" svg:y="15.96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26.085cm" svg:y="15.96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23.728cm" svg:y="16.723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24.521cm" svg:y="16.723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25.311cm" svg:y="16.723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26.097cm" svg:y="16.723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21.358cm" svg:y="17.486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22.157cm" svg:y="17.486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22.939cm" svg:y="17.486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23.727cm" svg:y="17.486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24.476cm" svg:y="17.486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25.297cm" svg:y="17.486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26.058cm" svg:y="17.486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21.322cm" svg:y="18.249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22.112cm" svg:y="18.249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22.898cm" svg:y="18.249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23.688cm" svg:y="18.249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24.487cm" svg:y="18.249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25.269cm" svg:y="18.249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26.057cm" svg:y="18.249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21.287cm" svg:y="19.014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22.109cm" svg:y="19.014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22.87cm" svg:y="19.014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23.663cm" svg:y="19.014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24.453cm" svg:y="19.014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25.239cm" svg:y="19.014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26.029cm" svg:y="19.014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21.298cm" svg:y="19.777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22.081cm" svg:y="19.777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22.869cm" svg:y="19.777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23.66cm" svg:y="19.777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24.481cm" svg:y="19.777cm">
          <draw:text-box>
            <text:p text:style-name="P2"><text:span text:style-name="T19">30</text:span></text:p>
          </draw:text-box>
        </draw:frame>
        <draw:frame draw:style-name="gr79" draw:text-style-name="P22" draw:layer="layout" svg:width="0.298cm" svg:height="0.31cm" svg:x="17.896cm" svg:y="6.79cm">
          <draw:text-box>
            <text:p text:style-name="P2"><text:span text:style-name="T19">31</text:span></text:p>
          </draw:text-box>
        </draw:frame>
        <draw:frame draw:style-name="gr79" draw:text-style-name="P22" draw:layer="layout" svg:width="0.298cm" svg:height="0.31cm" svg:x="25.259cm" svg:y="6.79cm">
          <draw:text-box>
            <text:p text:style-name="P2"><text:span text:style-name="T19">30</text:span></text:p>
          </draw:text-box>
        </draw:frame>
        <draw:frame draw:style-name="gr77" draw:text-style-name="P22" draw:layer="layout" svg:width="0.296cm" svg:height="0.31cm" svg:x="20.24cm" svg:y="13.145cm">
          <draw:text-box>
            <text:p text:style-name="P2"><text:span text:style-name="T19">31</text:span></text:p>
          </draw:text-box>
        </draw:frame>
        <draw:frame draw:style-name="gr84" draw:text-style-name="P22" draw:layer="layout" svg:width="0.231cm" svg:height="0.317cm" svg:x="21.388cm" svg:y="10.07cm">
          <draw:text-box>
            <text:p text:style-name="P2"><text:span text:style-name="T19">1</text:span></text:p>
          </draw:text-box>
        </draw:frame>
        <draw:frame draw:style-name="gr84" draw:text-style-name="P22" draw:layer="layout" svg:width="0.231cm" svg:height="0.317cm" svg:x="22.149cm" svg:y="10.07cm">
          <draw:text-box>
            <text:p text:style-name="P2"><text:span text:style-name="T19">2</text:span></text:p>
          </draw:text-box>
        </draw:frame>
        <draw:frame draw:style-name="gr84" draw:text-style-name="P22" draw:layer="layout" svg:width="0.231cm" svg:height="0.317cm" svg:x="22.942cm" svg:y="10.07cm">
          <draw:text-box>
            <text:p text:style-name="P2"><text:span text:style-name="T19">3</text:span></text:p>
          </draw:text-box>
        </draw:frame>
        <draw:frame draw:style-name="gr84" draw:text-style-name="P22" draw:layer="layout" svg:width="0.231cm" svg:height="0.317cm" svg:x="23.731cm" svg:y="10.07cm">
          <draw:text-box>
            <text:p text:style-name="P2"><text:span text:style-name="T19">4</text:span></text:p>
          </draw:text-box>
        </draw:frame>
        <draw:frame draw:style-name="gr84" draw:text-style-name="P22" draw:layer="layout" svg:width="0.231cm" svg:height="0.317cm" svg:x="24.518cm" svg:y="10.07cm">
          <draw:text-box>
            <text:p text:style-name="P2"><text:span text:style-name="T19">5</text:span></text:p>
          </draw:text-box>
        </draw:frame>
        <draw:frame draw:style-name="gr84" draw:text-style-name="P22" draw:layer="layout" svg:width="0.231cm" svg:height="0.317cm" svg:x="25.308cm" svg:y="10.07cm">
          <draw:text-box>
            <text:p text:style-name="P2"><text:span text:style-name="T19">6</text:span></text:p>
          </draw:text-box>
        </draw:frame>
        <draw:frame draw:style-name="gr84" draw:text-style-name="P22" draw:layer="layout" svg:width="0.231cm" svg:height="0.317cm" svg:x="26.106cm" svg:y="10.07cm">
          <draw:text-box>
            <text:p text:style-name="P2"><text:span text:style-name="T19">7</text:span></text:p>
          </draw:text-box>
        </draw:frame>
        <draw:frame draw:style-name="gr85" draw:text-style-name="P22" draw:layer="layout" svg:width="0.231cm" svg:height="0.316cm" svg:x="21.36cm" svg:y="10.849cm">
          <draw:text-box>
            <text:p text:style-name="P2"><text:span text:style-name="T19">8</text:span></text:p>
          </draw:text-box>
        </draw:frame>
        <draw:frame draw:style-name="gr85" draw:text-style-name="P22" draw:layer="layout" svg:width="0.231cm" svg:height="0.316cm" svg:x="22.148cm" svg:y="10.849cm">
          <draw:text-box>
            <text:p text:style-name="P2"><text:span text:style-name="T19">9</text:span></text:p>
          </draw:text-box>
        </draw:frame>
        <draw:frame draw:style-name="gr86" draw:text-style-name="P22" draw:layer="layout" svg:width="0.296cm" svg:height="0.316cm" svg:x="22.896cm" svg:y="10.849cm">
          <draw:text-box>
            <text:p text:style-name="P2"><text:span text:style-name="T19">10</text:span></text:p>
          </draw:text-box>
        </draw:frame>
        <draw:frame draw:style-name="gr86" draw:text-style-name="P22" draw:layer="layout" svg:width="0.296cm" svg:height="0.316cm" svg:x="23.718cm" svg:y="10.849cm">
          <draw:text-box>
            <text:p text:style-name="P2"><text:span text:style-name="T19">11</text:span></text:p>
          </draw:text-box>
        </draw:frame>
        <draw:frame draw:style-name="gr86" draw:text-style-name="P22" draw:layer="layout" svg:width="0.296cm" svg:height="0.316cm" svg:x="24.479cm" svg:y="10.849cm">
          <draw:text-box>
            <text:p text:style-name="P2"><text:span text:style-name="T19">12</text:span></text:p>
          </draw:text-box>
        </draw:frame>
        <draw:frame draw:style-name="gr86" draw:text-style-name="P22" draw:layer="layout" svg:width="0.296cm" svg:height="0.316cm" svg:x="25.272cm" svg:y="10.849cm">
          <draw:text-box>
            <text:p text:style-name="P2"><text:span text:style-name="T19">13</text:span></text:p>
          </draw:text-box>
        </draw:frame>
        <draw:frame draw:style-name="gr86" draw:text-style-name="P22" draw:layer="layout" svg:width="0.296cm" svg:height="0.316cm" svg:x="26.062cm" svg:y="10.849cm">
          <draw:text-box>
            <text:p text:style-name="P2"><text:span text:style-name="T19">14</text:span></text:p>
          </draw:text-box>
        </draw:frame>
        <draw:frame draw:style-name="gr87" draw:text-style-name="P22" draw:layer="layout" svg:width="0.296cm" svg:height="0.317cm" svg:x="21.319cm" svg:y="11.626cm">
          <draw:text-box>
            <text:p text:style-name="P2"><text:span text:style-name="T19">15</text:span></text:p>
          </draw:text-box>
        </draw:frame>
        <draw:frame draw:style-name="gr87" draw:text-style-name="P22" draw:layer="layout" svg:width="0.296cm" svg:height="0.317cm" svg:x="22.109cm" svg:y="11.626cm">
          <draw:text-box>
            <text:p text:style-name="P2"><text:span text:style-name="T19">16</text:span></text:p>
          </draw:text-box>
        </draw:frame>
        <draw:frame draw:style-name="gr87" draw:text-style-name="P22" draw:layer="layout" svg:width="0.296cm" svg:height="0.317cm" svg:x="22.907cm" svg:y="11.626cm">
          <draw:text-box>
            <text:p text:style-name="P2"><text:span text:style-name="T19">17</text:span></text:p>
          </draw:text-box>
        </draw:frame>
        <draw:frame draw:style-name="gr87" draw:text-style-name="P22" draw:layer="layout" svg:width="0.296cm" svg:height="0.317cm" svg:x="23.69cm" svg:y="11.626cm">
          <draw:text-box>
            <text:p text:style-name="P2"><text:span text:style-name="T19">18</text:span></text:p>
          </draw:text-box>
        </draw:frame>
        <draw:frame draw:style-name="gr87" draw:text-style-name="P22" draw:layer="layout" svg:width="0.296cm" svg:height="0.317cm" svg:x="24.478cm" svg:y="11.626cm">
          <draw:text-box>
            <text:p text:style-name="P2"><text:span text:style-name="T19">19</text:span></text:p>
          </draw:text-box>
        </draw:frame>
        <draw:frame draw:style-name="gr88" draw:text-style-name="P22" draw:layer="layout" svg:width="0.307cm" svg:height="0.317cm" svg:x="25.236cm" svg:y="11.626cm">
          <draw:text-box>
            <text:p text:style-name="P2"><text:span text:style-name="T19">20</text:span></text:p>
          </draw:text-box>
        </draw:frame>
        <draw:frame draw:style-name="gr87" draw:text-style-name="P22" draw:layer="layout" svg:width="0.296cm" svg:height="0.317cm" svg:x="26.059cm" svg:y="11.626cm">
          <draw:text-box>
            <text:p text:style-name="P2"><text:span text:style-name="T19">21</text:span></text:p>
          </draw:text-box>
        </draw:frame>
        <draw:frame draw:style-name="gr89" draw:text-style-name="P22" draw:layer="layout" svg:width="0.298cm" svg:height="0.316cm" svg:x="21.29cm" svg:y="12.365cm">
          <draw:text-box>
            <text:p text:style-name="P2"><text:span text:style-name="T19">22</text:span></text:p>
          </draw:text-box>
        </draw:frame>
        <draw:frame draw:style-name="gr86" draw:text-style-name="P22" draw:layer="layout" svg:width="0.296cm" svg:height="0.316cm" svg:x="22.084cm" svg:y="12.365cm">
          <draw:text-box>
            <text:p text:style-name="P2"><text:span text:style-name="T19">23</text:span></text:p>
          </draw:text-box>
        </draw:frame>
        <draw:frame draw:style-name="gr86" draw:text-style-name="P22" draw:layer="layout" svg:width="0.296cm" svg:height="0.316cm" svg:x="22.873cm" svg:y="12.365cm">
          <draw:text-box>
            <text:p text:style-name="P2"><text:span text:style-name="T19">24</text:span></text:p>
          </draw:text-box>
        </draw:frame>
        <draw:frame draw:style-name="gr89" draw:text-style-name="P22" draw:layer="layout" svg:width="0.298cm" svg:height="0.316cm" svg:x="23.66cm" svg:y="12.365cm">
          <draw:text-box>
            <text:p text:style-name="P2"><text:span text:style-name="T19">25</text:span></text:p>
          </draw:text-box>
        </draw:frame>
        <draw:frame draw:style-name="gr89" draw:text-style-name="P22" draw:layer="layout" svg:width="0.298cm" svg:height="0.316cm" svg:x="24.449cm" svg:y="12.365cm">
          <draw:text-box>
            <text:p text:style-name="P2"><text:span text:style-name="T19">26</text:span></text:p>
          </draw:text-box>
        </draw:frame>
        <draw:frame draw:style-name="gr86" draw:text-style-name="P22" draw:layer="layout" svg:width="0.296cm" svg:height="0.316cm" svg:x="25.248cm" svg:y="12.365cm">
          <draw:text-box>
            <text:p text:style-name="P2"><text:span text:style-name="T19">27</text:span></text:p>
          </draw:text-box>
        </draw:frame>
        <draw:frame draw:style-name="gr89" draw:text-style-name="P22" draw:layer="layout" svg:width="0.298cm" svg:height="0.316cm" svg:x="26.03cm" svg:y="12.365cm">
          <draw:text-box>
            <text:p text:style-name="P2"><text:span text:style-name="T19">28</text:span></text:p>
          </draw:text-box>
        </draw:frame>
        <draw:frame draw:style-name="gr90" draw:text-style-name="P22" draw:layer="layout" svg:width="0.298cm" svg:height="0.317cm" svg:x="21.29cm" svg:y="13.143cm">
          <draw:text-box>
            <text:p text:style-name="P2"><text:span text:style-name="T19">29</text:span></text:p>
          </draw:text-box>
        </draw:frame>
        <draw:frame draw:style-name="gr90" draw:text-style-name="P22" draw:layer="layout" svg:width="0.298cm" svg:height="0.317cm" svg:x="22.081cm" svg:y="13.143cm">
          <draw:text-box>
            <text:p text:style-name="P2"><text:span text:style-name="T19">30</text:span></text:p>
          </draw:text-box>
        </draw:frame>
        <draw:frame draw:style-name="gr86" draw:text-style-name="P22" draw:layer="layout" svg:width="0.296cm" svg:height="0.316cm" svg:x="22.873cm" svg:y="13.14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7.095cm" svg:y="19.744cm">
          <draw:text-box>
            <text:p text:style-name="P2"><text:span text:style-name="T19">30</text:span></text:p>
          </draw:text-box>
        </draw:frame>
        <draw:frame draw:style-name="gr79" draw:text-style-name="P22" draw:layer="layout" svg:width="0.298cm" svg:height="0.31cm" svg:x="25.239cm" svg:y="19.78cm">
          <draw:text-box>
            <text:p text:style-name="P2"><text:span text:style-name="T19">31</text:span></text:p>
          </draw:text-box>
        </draw:frame>
        <draw:line draw:style-name="gr91" draw:text-style-name="P1" draw:layer="layout" svg:x1="25.071cm" svg:y1="16.007cm" svg:x2="25.071cm" svg:y2="20.012cm">
          <text:p/>
        </draw:line>
        <draw:line draw:style-name="gr91" draw:text-style-name="P1" draw:layer="layout" svg:x1="26.454cm" svg:y1="16.007cm" svg:x2="26.454cm" svg:y2="20.012cm">
          <text:p/>
        </draw:line>
        <draw:g>
          <draw:line draw:style-name="gr91" draw:text-style-name="P1" draw:layer="layout" svg:x1="25.077cm" svg:y1="9.369cm" svg:x2="25.077cm" svg:y2="13.374cm">
            <text:p/>
          </draw:line>
          <draw:line draw:style-name="gr91" draw:text-style-name="P1" draw:layer="layout" svg:x1="26.46cm" svg:y1="9.369cm" svg:x2="26.46cm" svg:y2="13.374cm">
            <text:p/>
          </draw:line>
        </draw:g>
        <draw:g>
          <draw:line draw:style-name="gr91" draw:text-style-name="P1" draw:layer="layout" svg:x1="25.083cm" svg:y1="3.101cm" svg:x2="25.083cm" svg:y2="7.106cm">
            <text:p/>
          </draw:line>
          <draw:line draw:style-name="gr91" draw:text-style-name="P1" draw:layer="layout" svg:x1="26.466cm" svg:y1="3.101cm" svg:x2="26.466cm" svg:y2="7.106cm">
            <text:p/>
          </draw:line>
        </draw:g>
        <draw:g>
          <draw:line draw:style-name="gr91" draw:text-style-name="P1" draw:layer="layout" svg:x1="19.284cm" svg:y1="3.102cm" svg:x2="19.284cm" svg:y2="7.107cm">
            <text:p/>
          </draw:line>
          <draw:line draw:style-name="gr91" draw:text-style-name="P1" draw:layer="layout" svg:x1="20.667cm" svg:y1="3.102cm" svg:x2="20.667cm" svg:y2="7.107cm">
            <text:p/>
          </draw:line>
        </draw:g>
        <draw:g>
          <draw:line draw:style-name="gr91" draw:text-style-name="P1" draw:layer="layout" svg:x1="19.285cm" svg:y1="9.36cm" svg:x2="19.285cm" svg:y2="13.365cm">
            <text:p/>
          </draw:line>
          <draw:line draw:style-name="gr91" draw:text-style-name="P1" draw:layer="layout" svg:x1="20.668cm" svg:y1="9.36cm" svg:x2="20.668cm" svg:y2="13.365cm">
            <text:p/>
          </draw:line>
        </draw:g>
        <draw:g>
          <draw:line draw:style-name="gr91" draw:text-style-name="P1" draw:layer="layout" svg:x1="19.286cm" svg:y1="16.03cm" svg:x2="19.286cm" svg:y2="20.035cm">
            <text:p/>
          </draw:line>
          <draw:line draw:style-name="gr91" draw:text-style-name="P1" draw:layer="layout" svg:x1="20.669cm" svg:y1="16.03cm" svg:x2="20.669cm" svg:y2="20.035cm">
            <text:p/>
          </draw:line>
        </draw:g>
        <draw:frame draw:style-name="gr6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2cm" svg:y1="2.66cm" svg:x2="13.956cm" svg:y2="2.66cm">
          <text:p/>
        </draw:line>
        <draw:line draw:style-name="gr7" draw:text-style-name="P1" draw:layer="layout" svg:x1="0.702cm" svg:y1="3.525cm" svg:x2="13.956cm" svg:y2="3.525cm">
          <text:p/>
        </draw:line>
        <draw:line draw:style-name="gr7" draw:text-style-name="P1" draw:layer="layout" svg:x1="0.702cm" svg:y1="4.392cm" svg:x2="13.956cm" svg:y2="4.392cm">
          <text:p/>
        </draw:line>
        <draw:line draw:style-name="gr7" draw:text-style-name="P1" draw:layer="layout" svg:x1="0.702cm" svg:y1="5.257cm" svg:x2="13.956cm" svg:y2="5.257cm">
          <text:p/>
        </draw:line>
        <draw:line draw:style-name="gr7" draw:text-style-name="P1" draw:layer="layout" svg:x1="0.702cm" svg:y1="6.124cm" svg:x2="13.956cm" svg:y2="6.124cm">
          <text:p/>
        </draw:line>
        <draw:line draw:style-name="gr7" draw:text-style-name="P1" draw:layer="layout" svg:x1="0.702cm" svg:y1="6.991cm" svg:x2="13.956cm" svg:y2="6.991cm">
          <text:p/>
        </draw:line>
        <draw:line draw:style-name="gr7" draw:text-style-name="P1" draw:layer="layout" svg:x1="0.702cm" svg:y1="7.856cm" svg:x2="13.956cm" svg:y2="7.856cm">
          <text:p/>
        </draw:line>
        <draw:line draw:style-name="gr7" draw:text-style-name="P1" draw:layer="layout" svg:x1="0.702cm" svg:y1="8.722cm" svg:x2="13.956cm" svg:y2="8.722cm">
          <text:p/>
        </draw:line>
        <draw:line draw:style-name="gr7" draw:text-style-name="P1" draw:layer="layout" svg:x1="0.702cm" svg:y1="9.588cm" svg:x2="13.956cm" svg:y2="9.588cm">
          <text:p/>
        </draw:line>
        <draw:line draw:style-name="gr7" draw:text-style-name="P1" draw:layer="layout" svg:x1="0.702cm" svg:y1="10.454cm" svg:x2="13.956cm" svg:y2="10.454cm">
          <text:p/>
        </draw:line>
        <draw:line draw:style-name="gr7" draw:text-style-name="P1" draw:layer="layout" svg:x1="0.702cm" svg:y1="11.321cm" svg:x2="13.956cm" svg:y2="11.321cm">
          <text:p/>
        </draw:line>
        <draw:line draw:style-name="gr7" draw:text-style-name="P1" draw:layer="layout" svg:x1="0.702cm" svg:y1="12.186cm" svg:x2="13.956cm" svg:y2="12.186cm">
          <text:p/>
        </draw:line>
        <draw:line draw:style-name="gr7" draw:text-style-name="P1" draw:layer="layout" svg:x1="0.702cm" svg:y1="13.052cm" svg:x2="13.956cm" svg:y2="13.052cm">
          <text:p/>
        </draw:line>
        <draw:line draw:style-name="gr7" draw:text-style-name="P1" draw:layer="layout" svg:x1="0.702cm" svg:y1="13.919cm" svg:x2="13.956cm" svg:y2="13.919cm">
          <text:p/>
        </draw:line>
        <draw:line draw:style-name="gr5" draw:text-style-name="P4" draw:layer="layout" svg:x1="0.708cm" svg:y1="1.962cm" svg:x2="13.958cm" svg:y2="1.962cm">
          <text:p/>
        </draw:line>
        <draw:frame draw:style-name="gr6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8cm" svg:y="16.066cm" svg:viewBox="0 0 35 35" svg:d="M17 0c-23 0-23 35 0 35s23-35 0-35z">
          <text:p/>
        </draw:path>
        <draw:path draw:style-name="gr8" draw:text-style-name="P5" draw:layer="layout" svg:width="0.034cm" svg:height="0.034cm" svg:x="1.498cm" svg:y="16.568cm" svg:viewBox="0 0 35 35" svg:d="M17 0c-23 0-23 35 0 35s23-35 0-35z">
          <text:p/>
        </draw:path>
        <draw:path draw:style-name="gr8" draw:text-style-name="P5" draw:layer="layout" svg:width="0.034cm" svg:height="0.034cm" svg:x="1.498cm" svg:y="17.07cm" svg:viewBox="0 0 35 35" svg:d="M17 0c-23 0-23 35 0 35s23-35 0-35z">
          <text:p/>
        </draw:path>
        <draw:path draw:style-name="gr8" draw:text-style-name="P5" draw:layer="layout" svg:width="0.034cm" svg:height="0.034cm" svg:x="1.498cm" svg:y="17.572cm" svg:viewBox="0 0 35 35" svg:d="M17 0c-23 0-23 35 0 35s23-35 0-35z">
          <text:p/>
        </draw:path>
        <draw:path draw:style-name="gr8" draw:text-style-name="P5" draw:layer="layout" svg:width="0.034cm" svg:height="0.034cm" svg:x="1.498cm" svg:y="18.074cm" svg:viewBox="0 0 35 35" svg:d="M17 0c-23 0-23 35 0 35s23-35 0-35z">
          <text:p/>
        </draw:path>
        <draw:path draw:style-name="gr8" draw:text-style-name="P5" draw:layer="layout" svg:width="0.034cm" svg:height="0.035cm" svg:x="1.498cm" svg:y="18.576cm" svg:viewBox="0 0 35 36" svg:d="M17 0c-23 0-23 36 0 36s23-36 0-36z">
          <text:p/>
        </draw:path>
        <draw:path draw:style-name="gr8" draw:text-style-name="P5" draw:layer="layout" svg:width="0.034cm" svg:height="0.034cm" svg:x="1.498cm" svg:y="19.079cm" svg:viewBox="0 0 35 35" svg:d="M17 0c-23 0-23 35 0 35s23-35 0-35z">
          <text:p/>
        </draw:path>
        <draw:path draw:style-name="gr8" draw:text-style-name="P5" draw:layer="layout" svg:width="0.034cm" svg:height="0.034cm" svg:x="1.498cm" svg:y="19.581cm" svg:viewBox="0 0 35 35" svg:d="M17 0c-23 0-23 35 0 35s23-35 0-35z">
          <text:p/>
        </draw:path>
        <draw:path draw:style-name="gr8" draw:text-style-name="P5" draw:layer="layout" svg:width="0.034cm" svg:height="0.034cm" svg:x="1.498cm" svg:y="20.083cm" svg:viewBox="0 0 35 35" svg:d="M17 0c-23 0-23 35 0 35s23-35 0-35z">
          <text:p/>
        </draw:path>
        <draw:path draw:style-name="gr8" draw:text-style-name="P5" draw:layer="layout" svg:width="0.034cm" svg:height="0.034cm" svg:x="1.498cm" svg:y="20.585cm" svg:viewBox="0 0 35 35" svg:d="M17 0c-23 0-23 35 0 35s23-35 0-35z">
          <text:p/>
        </draw:path>
        <draw:path draw:style-name="gr8" draw:text-style-name="P5" draw:layer="layout" svg:width="0.033cm" svg:height="0.034cm" svg:x="1.997cm" svg:y="16.066cm" svg:viewBox="0 0 34 35" svg:d="M17 0c-23 0-23 35 0 35 22 0 22-35 0-35z">
          <text:p/>
        </draw:path>
        <draw:path draw:style-name="gr8" draw:text-style-name="P5" draw:layer="layout" svg:width="0.033cm" svg:height="0.034cm" svg:x="1.997cm" svg:y="16.568cm" svg:viewBox="0 0 34 35" svg:d="M17 0c-23 0-23 35 0 35 22 0 22-35 0-35z">
          <text:p/>
        </draw:path>
        <draw:path draw:style-name="gr8" draw:text-style-name="P5" draw:layer="layout" svg:width="0.033cm" svg:height="0.034cm" svg:x="1.997cm" svg:y="17.07cm" svg:viewBox="0 0 34 35" svg:d="M17 0c-23 0-23 35 0 35 22 0 22-35 0-35z">
          <text:p/>
        </draw:path>
        <draw:path draw:style-name="gr8" draw:text-style-name="P5" draw:layer="layout" svg:width="0.033cm" svg:height="0.034cm" svg:x="1.997cm" svg:y="17.572cm" svg:viewBox="0 0 34 35" svg:d="M17 0c-23 0-23 35 0 35 22 0 22-35 0-35z">
          <text:p/>
        </draw:path>
        <draw:path draw:style-name="gr8" draw:text-style-name="P5" draw:layer="layout" svg:width="0.033cm" svg:height="0.034cm" svg:x="1.997cm" svg:y="18.074cm" svg:viewBox="0 0 34 35" svg:d="M17 0c-23 0-23 35 0 35 22 0 22-35 0-35z">
          <text:p/>
        </draw:path>
        <draw:path draw:style-name="gr8" draw:text-style-name="P5" draw:layer="layout" svg:width="0.033cm" svg:height="0.035cm" svg:x="1.997cm" svg:y="18.576cm" svg:viewBox="0 0 34 36" svg:d="M17 0c-23 0-23 36 0 36 22 0 22-36 0-36z">
          <text:p/>
        </draw:path>
        <draw:path draw:style-name="gr8" draw:text-style-name="P5" draw:layer="layout" svg:width="0.033cm" svg:height="0.034cm" svg:x="1.997cm" svg:y="19.079cm" svg:viewBox="0 0 34 35" svg:d="M17 0c-23 0-23 35 0 35 22 0 22-35 0-35z">
          <text:p/>
        </draw:path>
        <draw:path draw:style-name="gr8" draw:text-style-name="P5" draw:layer="layout" svg:width="0.033cm" svg:height="0.034cm" svg:x="1.997cm" svg:y="19.581cm" svg:viewBox="0 0 34 35" svg:d="M17 0c-23 0-23 35 0 35 22 0 22-35 0-35z">
          <text:p/>
        </draw:path>
        <draw:path draw:style-name="gr8" draw:text-style-name="P5" draw:layer="layout" svg:width="0.033cm" svg:height="0.034cm" svg:x="1.997cm" svg:y="20.083cm" svg:viewBox="0 0 34 35" svg:d="M17 0c-23 0-23 35 0 35 22 0 22-35 0-35z">
          <text:p/>
        </draw:path>
        <draw:path draw:style-name="gr8" draw:text-style-name="P5" draw:layer="layout" svg:width="0.033cm" svg:height="0.034cm" svg:x="1.997cm" svg:y="20.585cm" svg:viewBox="0 0 34 35" svg:d="M17 0c-23 0-23 35 0 35 22 0 22-35 0-35z">
          <text:p/>
        </draw:path>
        <draw:path draw:style-name="gr8" draw:text-style-name="P5" draw:layer="layout" svg:width="0.033cm" svg:height="0.034cm" svg:x="2.496cm" svg:y="16.066cm" svg:viewBox="0 0 34 35" svg:d="M17 0c-23 0-23 35 0 35 22 0 23-35 0-35z">
          <text:p/>
        </draw:path>
        <draw:path draw:style-name="gr8" draw:text-style-name="P5" draw:layer="layout" svg:width="0.033cm" svg:height="0.034cm" svg:x="2.496cm" svg:y="16.568cm" svg:viewBox="0 0 34 35" svg:d="M17 0c-23 0-23 35 0 35 22 0 23-35 0-35z">
          <text:p/>
        </draw:path>
        <draw:path draw:style-name="gr8" draw:text-style-name="P5" draw:layer="layout" svg:width="0.033cm" svg:height="0.034cm" svg:x="2.496cm" svg:y="17.07cm" svg:viewBox="0 0 34 35" svg:d="M17 0c-23 0-23 35 0 35 22 0 23-35 0-35z">
          <text:p/>
        </draw:path>
        <draw:path draw:style-name="gr8" draw:text-style-name="P5" draw:layer="layout" svg:width="0.033cm" svg:height="0.034cm" svg:x="2.496cm" svg:y="17.572cm" svg:viewBox="0 0 34 35" svg:d="M17 0c-23 0-23 35 0 35 22 0 23-35 0-35z">
          <text:p/>
        </draw:path>
        <draw:path draw:style-name="gr8" draw:text-style-name="P5" draw:layer="layout" svg:width="0.033cm" svg:height="0.034cm" svg:x="2.496cm" svg:y="18.074cm" svg:viewBox="0 0 34 35" svg:d="M17 0c-23 0-23 35 0 35 22 0 23-35 0-35z">
          <text:p/>
        </draw:path>
        <draw:path draw:style-name="gr8" draw:text-style-name="P5" draw:layer="layout" svg:width="0.033cm" svg:height="0.035cm" svg:x="2.496cm" svg:y="18.576cm" svg:viewBox="0 0 34 36" svg:d="M17 0c-23 0-23 36 0 36 22 0 23-36 0-36z">
          <text:p/>
        </draw:path>
        <draw:path draw:style-name="gr8" draw:text-style-name="P5" draw:layer="layout" svg:width="0.033cm" svg:height="0.034cm" svg:x="2.496cm" svg:y="19.079cm" svg:viewBox="0 0 34 35" svg:d="M17 0c-23 0-23 35 0 35 22 0 23-35 0-35z">
          <text:p/>
        </draw:path>
        <draw:path draw:style-name="gr8" draw:text-style-name="P5" draw:layer="layout" svg:width="0.033cm" svg:height="0.034cm" svg:x="2.496cm" svg:y="19.581cm" svg:viewBox="0 0 34 35" svg:d="M17 0c-23 0-23 35 0 35 22 0 23-35 0-35z">
          <text:p/>
        </draw:path>
        <draw:path draw:style-name="gr8" draw:text-style-name="P5" draw:layer="layout" svg:width="0.033cm" svg:height="0.034cm" svg:x="2.496cm" svg:y="20.083cm" svg:viewBox="0 0 34 35" svg:d="M17 0c-23 0-23 35 0 35 22 0 23-35 0-35z">
          <text:p/>
        </draw:path>
        <draw:path draw:style-name="gr8" draw:text-style-name="P5" draw:layer="layout" svg:width="0.033cm" svg:height="0.034cm" svg:x="2.496cm" svg:y="20.585cm" svg:viewBox="0 0 34 35" svg:d="M17 0c-23 0-23 35 0 35 22 0 23-35 0-35z">
          <text:p/>
        </draw:path>
        <draw:path draw:style-name="gr8" draw:text-style-name="P5" draw:layer="layout" svg:width="0.032cm" svg:height="0.034cm" svg:x="2.994cm" svg:y="16.066cm" svg:viewBox="0 0 33 35" svg:d="M16 0c-21 0-21 35 0 35 23 0 23-35 0-35z">
          <text:p/>
        </draw:path>
        <draw:path draw:style-name="gr8" draw:text-style-name="P5" draw:layer="layout" svg:width="0.032cm" svg:height="0.034cm" svg:x="2.994cm" svg:y="16.568cm" svg:viewBox="0 0 33 35" svg:d="M16 0c-21 0-21 35 0 35 23 0 23-35 0-35z">
          <text:p/>
        </draw:path>
        <draw:path draw:style-name="gr8" draw:text-style-name="P5" draw:layer="layout" svg:width="0.032cm" svg:height="0.034cm" svg:x="2.994cm" svg:y="17.07cm" svg:viewBox="0 0 33 35" svg:d="M16 0c-21 0-21 35 0 35 23 0 23-35 0-35z">
          <text:p/>
        </draw:path>
        <draw:path draw:style-name="gr8" draw:text-style-name="P5" draw:layer="layout" svg:width="0.032cm" svg:height="0.034cm" svg:x="2.994cm" svg:y="17.572cm" svg:viewBox="0 0 33 35" svg:d="M16 0c-21 0-21 35 0 35 23 0 23-35 0-35z">
          <text:p/>
        </draw:path>
        <draw:path draw:style-name="gr8" draw:text-style-name="P5" draw:layer="layout" svg:width="0.032cm" svg:height="0.034cm" svg:x="2.994cm" svg:y="18.074cm" svg:viewBox="0 0 33 35" svg:d="M16 0c-21 0-21 35 0 35 23 0 23-35 0-35z">
          <text:p/>
        </draw:path>
        <draw:path draw:style-name="gr8" draw:text-style-name="P5" draw:layer="layout" svg:width="0.032cm" svg:height="0.035cm" svg:x="2.994cm" svg:y="18.576cm" svg:viewBox="0 0 33 36" svg:d="M16 0c-21 0-21 36 0 36 23 0 23-36 0-36z">
          <text:p/>
        </draw:path>
        <draw:path draw:style-name="gr8" draw:text-style-name="P5" draw:layer="layout" svg:width="0.032cm" svg:height="0.034cm" svg:x="2.994cm" svg:y="19.079cm" svg:viewBox="0 0 33 35" svg:d="M16 0c-21 0-21 35 0 35 23 0 23-35 0-35z">
          <text:p/>
        </draw:path>
        <draw:path draw:style-name="gr8" draw:text-style-name="P5" draw:layer="layout" svg:width="0.032cm" svg:height="0.034cm" svg:x="2.994cm" svg:y="19.581cm" svg:viewBox="0 0 33 35" svg:d="M16 0c-21 0-21 35 0 35 23 0 23-35 0-35z">
          <text:p/>
        </draw:path>
        <draw:path draw:style-name="gr8" draw:text-style-name="P5" draw:layer="layout" svg:width="0.032cm" svg:height="0.034cm" svg:x="2.994cm" svg:y="20.083cm" svg:viewBox="0 0 33 35" svg:d="M16 0c-21 0-21 35 0 35 23 0 23-35 0-35z">
          <text:p/>
        </draw:path>
        <draw:path draw:style-name="gr8" draw:text-style-name="P5" draw:layer="layout" svg:width="0.032cm" svg:height="0.034cm" svg:x="2.994cm" svg:y="20.585cm" svg:viewBox="0 0 33 35" svg:d="M16 0c-21 0-21 35 0 35 23 0 23-35 0-35z">
          <text:p/>
        </draw:path>
        <draw:path draw:style-name="gr8" draw:text-style-name="P5" draw:layer="layout" svg:width="0.033cm" svg:height="0.034cm" svg:x="3.493cm" svg:y="16.066cm" svg:viewBox="0 0 34 35" svg:d="M17 0c-23 0-23 35 0 35 22 0 23-35 0-35z">
          <text:p/>
        </draw:path>
        <draw:path draw:style-name="gr8" draw:text-style-name="P5" draw:layer="layout" svg:width="0.033cm" svg:height="0.034cm" svg:x="3.493cm" svg:y="16.568cm" svg:viewBox="0 0 34 35" svg:d="M17 0c-23 0-23 35 0 35 22 0 23-35 0-35z">
          <text:p/>
        </draw:path>
        <draw:path draw:style-name="gr8" draw:text-style-name="P5" draw:layer="layout" svg:width="0.033cm" svg:height="0.034cm" svg:x="3.493cm" svg:y="17.07cm" svg:viewBox="0 0 34 35" svg:d="M17 0c-23 0-23 35 0 35 22 0 23-35 0-35z">
          <text:p/>
        </draw:path>
        <draw:path draw:style-name="gr8" draw:text-style-name="P5" draw:layer="layout" svg:width="0.033cm" svg:height="0.034cm" svg:x="3.493cm" svg:y="17.572cm" svg:viewBox="0 0 34 35" svg:d="M17 0c-23 0-23 35 0 35 22 0 23-35 0-35z">
          <text:p/>
        </draw:path>
        <draw:path draw:style-name="gr8" draw:text-style-name="P5" draw:layer="layout" svg:width="0.033cm" svg:height="0.034cm" svg:x="3.493cm" svg:y="18.074cm" svg:viewBox="0 0 34 35" svg:d="M17 0c-23 0-23 35 0 35 22 0 23-35 0-35z">
          <text:p/>
        </draw:path>
        <draw:path draw:style-name="gr8" draw:text-style-name="P5" draw:layer="layout" svg:width="0.033cm" svg:height="0.035cm" svg:x="3.493cm" svg:y="18.576cm" svg:viewBox="0 0 34 36" svg:d="M17 0c-23 0-23 36 0 36 22 0 23-36 0-36z">
          <text:p/>
        </draw:path>
        <draw:path draw:style-name="gr8" draw:text-style-name="P5" draw:layer="layout" svg:width="0.033cm" svg:height="0.034cm" svg:x="3.493cm" svg:y="19.079cm" svg:viewBox="0 0 34 35" svg:d="M17 0c-23 0-23 35 0 35 22 0 23-35 0-35z">
          <text:p/>
        </draw:path>
        <draw:path draw:style-name="gr8" draw:text-style-name="P5" draw:layer="layout" svg:width="0.033cm" svg:height="0.034cm" svg:x="3.493cm" svg:y="19.581cm" svg:viewBox="0 0 34 35" svg:d="M17 0c-23 0-23 35 0 35 22 0 23-35 0-35z">
          <text:p/>
        </draw:path>
        <draw:path draw:style-name="gr8" draw:text-style-name="P5" draw:layer="layout" svg:width="0.033cm" svg:height="0.034cm" svg:x="3.493cm" svg:y="20.083cm" svg:viewBox="0 0 34 35" svg:d="M17 0c-23 0-23 35 0 35 22 0 23-35 0-35z">
          <text:p/>
        </draw:path>
        <draw:path draw:style-name="gr8" draw:text-style-name="P5" draw:layer="layout" svg:width="0.033cm" svg:height="0.034cm" svg:x="3.493cm" svg:y="20.585cm" svg:viewBox="0 0 34 35" svg:d="M17 0c-23 0-23 35 0 35 22 0 23-35 0-35z">
          <text:p/>
        </draw:path>
        <draw:path draw:style-name="gr8" draw:text-style-name="P5" draw:layer="layout" svg:width="0.033cm" svg:height="0.034cm" svg:x="3.993cm" svg:y="16.066cm" svg:viewBox="0 0 34 35" svg:d="M17 0c-23 0-23 35 0 35 22 0 22-35 0-35z">
          <text:p/>
        </draw:path>
        <draw:path draw:style-name="gr8" draw:text-style-name="P5" draw:layer="layout" svg:width="0.033cm" svg:height="0.034cm" svg:x="3.993cm" svg:y="16.568cm" svg:viewBox="0 0 34 35" svg:d="M17 0c-23 0-23 35 0 35 22 0 22-35 0-35z">
          <text:p/>
        </draw:path>
        <draw:path draw:style-name="gr8" draw:text-style-name="P5" draw:layer="layout" svg:width="0.033cm" svg:height="0.034cm" svg:x="3.993cm" svg:y="17.07cm" svg:viewBox="0 0 34 35" svg:d="M17 0c-23 0-23 35 0 35 22 0 22-35 0-35z">
          <text:p/>
        </draw:path>
        <draw:path draw:style-name="gr8" draw:text-style-name="P5" draw:layer="layout" svg:width="0.033cm" svg:height="0.034cm" svg:x="3.993cm" svg:y="17.572cm" svg:viewBox="0 0 34 35" svg:d="M17 0c-23 0-23 35 0 35 22 0 22-35 0-35z">
          <text:p/>
        </draw:path>
        <draw:path draw:style-name="gr8" draw:text-style-name="P5" draw:layer="layout" svg:width="0.033cm" svg:height="0.034cm" svg:x="3.993cm" svg:y="18.074cm" svg:viewBox="0 0 34 35" svg:d="M17 0c-23 0-23 35 0 35 22 0 22-35 0-35z">
          <text:p/>
        </draw:path>
        <draw:path draw:style-name="gr8" draw:text-style-name="P5" draw:layer="layout" svg:width="0.033cm" svg:height="0.035cm" svg:x="3.993cm" svg:y="18.576cm" svg:viewBox="0 0 34 36" svg:d="M17 0c-23 0-23 36 0 36 22 0 22-36 0-36z">
          <text:p/>
        </draw:path>
        <draw:path draw:style-name="gr8" draw:text-style-name="P5" draw:layer="layout" svg:width="0.033cm" svg:height="0.034cm" svg:x="3.993cm" svg:y="19.079cm" svg:viewBox="0 0 34 35" svg:d="M17 0c-23 0-23 35 0 35 22 0 22-35 0-35z">
          <text:p/>
        </draw:path>
        <draw:path draw:style-name="gr8" draw:text-style-name="P5" draw:layer="layout" svg:width="0.033cm" svg:height="0.034cm" svg:x="3.993cm" svg:y="19.581cm" svg:viewBox="0 0 34 35" svg:d="M17 0c-23 0-23 35 0 35 22 0 22-35 0-35z">
          <text:p/>
        </draw:path>
        <draw:path draw:style-name="gr8" draw:text-style-name="P5" draw:layer="layout" svg:width="0.033cm" svg:height="0.034cm" svg:x="3.993cm" svg:y="20.083cm" svg:viewBox="0 0 34 35" svg:d="M17 0c-23 0-23 35 0 35 22 0 22-35 0-35z">
          <text:p/>
        </draw:path>
        <draw:path draw:style-name="gr8" draw:text-style-name="P5" draw:layer="layout" svg:width="0.033cm" svg:height="0.034cm" svg:x="3.993cm" svg:y="20.585cm" svg:viewBox="0 0 34 35" svg:d="M17 0c-23 0-23 35 0 35 22 0 22-35 0-35z">
          <text:p/>
        </draw:path>
        <draw:path draw:style-name="gr8" draw:text-style-name="P5" draw:layer="layout" svg:width="0.034cm" svg:height="0.034cm" svg:x="4.491cm" svg:y="16.066cm" svg:viewBox="0 0 35 35" svg:d="M17 0c-23 0-23 35 0 35s23-35 0-35z">
          <text:p/>
        </draw:path>
        <draw:path draw:style-name="gr8" draw:text-style-name="P5" draw:layer="layout" svg:width="0.034cm" svg:height="0.034cm" svg:x="4.491cm" svg:y="16.568cm" svg:viewBox="0 0 35 35" svg:d="M17 0c-23 0-23 35 0 35s23-35 0-35z">
          <text:p/>
        </draw:path>
        <draw:path draw:style-name="gr8" draw:text-style-name="P5" draw:layer="layout" svg:width="0.034cm" svg:height="0.034cm" svg:x="4.491cm" svg:y="17.07cm" svg:viewBox="0 0 35 35" svg:d="M17 0c-23 0-23 35 0 35s23-35 0-35z">
          <text:p/>
        </draw:path>
        <draw:path draw:style-name="gr8" draw:text-style-name="P5" draw:layer="layout" svg:width="0.034cm" svg:height="0.034cm" svg:x="4.491cm" svg:y="17.572cm" svg:viewBox="0 0 35 35" svg:d="M17 0c-23 0-23 35 0 35s23-35 0-35z">
          <text:p/>
        </draw:path>
        <draw:path draw:style-name="gr8" draw:text-style-name="P5" draw:layer="layout" svg:width="0.034cm" svg:height="0.034cm" svg:x="4.491cm" svg:y="18.074cm" svg:viewBox="0 0 35 35" svg:d="M17 0c-23 0-23 35 0 35s23-35 0-35z">
          <text:p/>
        </draw:path>
        <draw:path draw:style-name="gr8" draw:text-style-name="P5" draw:layer="layout" svg:width="0.034cm" svg:height="0.035cm" svg:x="4.491cm" svg:y="18.576cm" svg:viewBox="0 0 35 36" svg:d="M17 0c-23 0-23 36 0 36s23-36 0-36z">
          <text:p/>
        </draw:path>
        <draw:path draw:style-name="gr8" draw:text-style-name="P5" draw:layer="layout" svg:width="0.034cm" svg:height="0.034cm" svg:x="4.491cm" svg:y="19.079cm" svg:viewBox="0 0 35 35" svg:d="M17 0c-23 0-23 35 0 35s23-35 0-35z">
          <text:p/>
        </draw:path>
        <draw:path draw:style-name="gr8" draw:text-style-name="P5" draw:layer="layout" svg:width="0.034cm" svg:height="0.034cm" svg:x="4.491cm" svg:y="19.581cm" svg:viewBox="0 0 35 35" svg:d="M17 0c-23 0-23 35 0 35s23-35 0-35z">
          <text:p/>
        </draw:path>
        <draw:path draw:style-name="gr8" draw:text-style-name="P5" draw:layer="layout" svg:width="0.034cm" svg:height="0.034cm" svg:x="4.491cm" svg:y="20.083cm" svg:viewBox="0 0 35 35" svg:d="M17 0c-23 0-23 35 0 35s23-35 0-35z">
          <text:p/>
        </draw:path>
        <draw:path draw:style-name="gr8" draw:text-style-name="P5" draw:layer="layout" svg:width="0.034cm" svg:height="0.034cm" svg:x="4.491cm" svg:y="20.585cm" svg:viewBox="0 0 35 35" svg:d="M17 0c-23 0-23 35 0 35s23-35 0-35z">
          <text:p/>
        </draw:path>
        <draw:path draw:style-name="gr8" draw:text-style-name="P5" draw:layer="layout" svg:width="0.033cm" svg:height="0.034cm" svg:x="4.989cm" svg:y="16.066cm" svg:viewBox="0 0 34 35" svg:d="M17 0c-22 0-23 35 0 35s23-35 0-35z">
          <text:p/>
        </draw:path>
        <draw:path draw:style-name="gr8" draw:text-style-name="P5" draw:layer="layout" svg:width="0.033cm" svg:height="0.034cm" svg:x="4.989cm" svg:y="16.568cm" svg:viewBox="0 0 34 35" svg:d="M17 0c-22 0-23 35 0 35s23-35 0-35z">
          <text:p/>
        </draw:path>
        <draw:path draw:style-name="gr8" draw:text-style-name="P5" draw:layer="layout" svg:width="0.033cm" svg:height="0.034cm" svg:x="4.989cm" svg:y="17.07cm" svg:viewBox="0 0 34 35" svg:d="M17 0c-22 0-23 35 0 35s23-35 0-35z">
          <text:p/>
        </draw:path>
        <draw:path draw:style-name="gr8" draw:text-style-name="P5" draw:layer="layout" svg:width="0.033cm" svg:height="0.034cm" svg:x="4.989cm" svg:y="17.572cm" svg:viewBox="0 0 34 35" svg:d="M17 0c-22 0-23 35 0 35s23-35 0-35z">
          <text:p/>
        </draw:path>
        <draw:path draw:style-name="gr8" draw:text-style-name="P5" draw:layer="layout" svg:width="0.033cm" svg:height="0.034cm" svg:x="4.989cm" svg:y="18.074cm" svg:viewBox="0 0 34 35" svg:d="M17 0c-22 0-23 35 0 35s23-35 0-35z">
          <text:p/>
        </draw:path>
        <draw:path draw:style-name="gr8" draw:text-style-name="P5" draw:layer="layout" svg:width="0.033cm" svg:height="0.035cm" svg:x="4.989cm" svg:y="18.576cm" svg:viewBox="0 0 34 36" svg:d="M17 0c-22 0-23 36 0 36s23-36 0-36z">
          <text:p/>
        </draw:path>
        <draw:path draw:style-name="gr8" draw:text-style-name="P5" draw:layer="layout" svg:width="0.033cm" svg:height="0.034cm" svg:x="4.989cm" svg:y="19.079cm" svg:viewBox="0 0 34 35" svg:d="M17 0c-22 0-23 35 0 35s23-35 0-35z">
          <text:p/>
        </draw:path>
        <draw:path draw:style-name="gr8" draw:text-style-name="P5" draw:layer="layout" svg:width="0.033cm" svg:height="0.034cm" svg:x="4.989cm" svg:y="19.581cm" svg:viewBox="0 0 34 35" svg:d="M17 0c-22 0-23 35 0 35s23-35 0-35z">
          <text:p/>
        </draw:path>
        <draw:path draw:style-name="gr8" draw:text-style-name="P5" draw:layer="layout" svg:width="0.033cm" svg:height="0.034cm" svg:x="4.989cm" svg:y="20.083cm" svg:viewBox="0 0 34 35" svg:d="M17 0c-22 0-23 35 0 35s23-35 0-35z">
          <text:p/>
        </draw:path>
        <draw:path draw:style-name="gr8" draw:text-style-name="P5" draw:layer="layout" svg:width="0.033cm" svg:height="0.034cm" svg:x="4.989cm" svg:y="20.585cm" svg:viewBox="0 0 34 35" svg:d="M17 0c-22 0-23 35 0 35s23-35 0-35z">
          <text:p/>
        </draw:path>
        <draw:path draw:style-name="gr8" draw:text-style-name="P5" draw:layer="layout" svg:width="0.032cm" svg:height="0.034cm" svg:x="5.488cm" svg:y="16.066cm" svg:viewBox="0 0 33 35" svg:d="M16 0c-21 0-21 35 0 35 23 0 23-35 0-35z">
          <text:p/>
        </draw:path>
        <draw:path draw:style-name="gr8" draw:text-style-name="P5" draw:layer="layout" svg:width="0.032cm" svg:height="0.034cm" svg:x="5.488cm" svg:y="16.568cm" svg:viewBox="0 0 33 35" svg:d="M16 0c-21 0-21 35 0 35 23 0 23-35 0-35z">
          <text:p/>
        </draw:path>
        <draw:path draw:style-name="gr8" draw:text-style-name="P5" draw:layer="layout" svg:width="0.032cm" svg:height="0.034cm" svg:x="5.488cm" svg:y="17.07cm" svg:viewBox="0 0 33 35" svg:d="M16 0c-21 0-21 35 0 35 23 0 23-35 0-35z">
          <text:p/>
        </draw:path>
        <draw:path draw:style-name="gr8" draw:text-style-name="P5" draw:layer="layout" svg:width="0.032cm" svg:height="0.034cm" svg:x="5.488cm" svg:y="17.572cm" svg:viewBox="0 0 33 35" svg:d="M16 0c-21 0-21 35 0 35 23 0 23-35 0-35z">
          <text:p/>
        </draw:path>
        <draw:path draw:style-name="gr8" draw:text-style-name="P5" draw:layer="layout" svg:width="0.032cm" svg:height="0.034cm" svg:x="5.488cm" svg:y="18.074cm" svg:viewBox="0 0 33 35" svg:d="M16 0c-21 0-21 35 0 35 23 0 23-35 0-35z">
          <text:p/>
        </draw:path>
        <draw:path draw:style-name="gr8" draw:text-style-name="P5" draw:layer="layout" svg:width="0.032cm" svg:height="0.035cm" svg:x="5.488cm" svg:y="18.576cm" svg:viewBox="0 0 33 36" svg:d="M16 0c-21 0-21 36 0 36 23 0 23-36 0-36z">
          <text:p/>
        </draw:path>
        <draw:path draw:style-name="gr8" draw:text-style-name="P5" draw:layer="layout" svg:width="0.032cm" svg:height="0.034cm" svg:x="5.488cm" svg:y="19.079cm" svg:viewBox="0 0 33 35" svg:d="M16 0c-21 0-21 35 0 35 23 0 23-35 0-35z">
          <text:p/>
        </draw:path>
        <draw:path draw:style-name="gr8" draw:text-style-name="P5" draw:layer="layout" svg:width="0.032cm" svg:height="0.034cm" svg:x="5.488cm" svg:y="19.581cm" svg:viewBox="0 0 33 35" svg:d="M16 0c-21 0-21 35 0 35 23 0 23-35 0-35z">
          <text:p/>
        </draw:path>
        <draw:path draw:style-name="gr8" draw:text-style-name="P5" draw:layer="layout" svg:width="0.032cm" svg:height="0.034cm" svg:x="5.488cm" svg:y="20.083cm" svg:viewBox="0 0 33 35" svg:d="M16 0c-21 0-21 35 0 35 23 0 23-35 0-35z">
          <text:p/>
        </draw:path>
        <draw:path draw:style-name="gr8" draw:text-style-name="P5" draw:layer="layout" svg:width="0.032cm" svg:height="0.034cm" svg:x="5.488cm" svg:y="20.585cm" svg:viewBox="0 0 33 35" svg:d="M16 0c-21 0-21 35 0 35 23 0 23-35 0-35z">
          <text:p/>
        </draw:path>
        <draw:path draw:style-name="gr8" draw:text-style-name="P5" draw:layer="layout" svg:width="0.034cm" svg:height="0.034cm" svg:x="5.988cm" svg:y="16.066cm" svg:viewBox="0 0 35 35" svg:d="M17 0c-23 0-23 35 0 35s23-35 0-35z">
          <text:p/>
        </draw:path>
        <draw:path draw:style-name="gr8" draw:text-style-name="P5" draw:layer="layout" svg:width="0.034cm" svg:height="0.034cm" svg:x="5.988cm" svg:y="16.568cm" svg:viewBox="0 0 35 35" svg:d="M17 0c-23 0-23 35 0 35s23-35 0-35z">
          <text:p/>
        </draw:path>
        <draw:path draw:style-name="gr8" draw:text-style-name="P5" draw:layer="layout" svg:width="0.034cm" svg:height="0.034cm" svg:x="5.988cm" svg:y="17.07cm" svg:viewBox="0 0 35 35" svg:d="M17 0c-23 0-23 35 0 35s23-35 0-35z">
          <text:p/>
        </draw:path>
        <draw:path draw:style-name="gr8" draw:text-style-name="P5" draw:layer="layout" svg:width="0.034cm" svg:height="0.034cm" svg:x="5.988cm" svg:y="17.572cm" svg:viewBox="0 0 35 35" svg:d="M17 0c-23 0-23 35 0 35s23-35 0-35z">
          <text:p/>
        </draw:path>
        <draw:path draw:style-name="gr8" draw:text-style-name="P5" draw:layer="layout" svg:width="0.034cm" svg:height="0.034cm" svg:x="5.988cm" svg:y="18.074cm" svg:viewBox="0 0 35 35" svg:d="M17 0c-23 0-23 35 0 35s23-35 0-35z">
          <text:p/>
        </draw:path>
        <draw:path draw:style-name="gr8" draw:text-style-name="P5" draw:layer="layout" svg:width="0.034cm" svg:height="0.035cm" svg:x="5.988cm" svg:y="18.576cm" svg:viewBox="0 0 35 36" svg:d="M17 0c-23 0-23 36 0 36s23-36 0-36z">
          <text:p/>
        </draw:path>
        <draw:path draw:style-name="gr8" draw:text-style-name="P5" draw:layer="layout" svg:width="0.034cm" svg:height="0.034cm" svg:x="5.988cm" svg:y="19.079cm" svg:viewBox="0 0 35 35" svg:d="M17 0c-23 0-23 35 0 35s23-35 0-35z">
          <text:p/>
        </draw:path>
        <draw:path draw:style-name="gr8" draw:text-style-name="P5" draw:layer="layout" svg:width="0.034cm" svg:height="0.034cm" svg:x="5.988cm" svg:y="19.581cm" svg:viewBox="0 0 35 35" svg:d="M17 0c-23 0-23 35 0 35s23-35 0-35z">
          <text:p/>
        </draw:path>
        <draw:path draw:style-name="gr8" draw:text-style-name="P5" draw:layer="layout" svg:width="0.034cm" svg:height="0.034cm" svg:x="5.988cm" svg:y="20.083cm" svg:viewBox="0 0 35 35" svg:d="M17 0c-23 0-23 35 0 35s23-35 0-35z">
          <text:p/>
        </draw:path>
        <draw:path draw:style-name="gr8" draw:text-style-name="P5" draw:layer="layout" svg:width="0.034cm" svg:height="0.034cm" svg:x="5.988cm" svg:y="20.585cm" svg:viewBox="0 0 35 35" svg:d="M17 0c-23 0-23 35 0 35s23-35 0-35z">
          <text:p/>
        </draw:path>
        <draw:path draw:style-name="gr8" draw:text-style-name="P5" draw:layer="layout" svg:width="0.033cm" svg:height="0.034cm" svg:x="6.487cm" svg:y="16.066cm" svg:viewBox="0 0 34 35" svg:d="M17 0c-23 0-23 35 0 35 22 0 22-35 0-35z">
          <text:p/>
        </draw:path>
        <draw:path draw:style-name="gr8" draw:text-style-name="P5" draw:layer="layout" svg:width="0.033cm" svg:height="0.034cm" svg:x="6.487cm" svg:y="16.568cm" svg:viewBox="0 0 34 35" svg:d="M17 0c-23 0-23 35 0 35 22 0 22-35 0-35z">
          <text:p/>
        </draw:path>
        <draw:path draw:style-name="gr8" draw:text-style-name="P5" draw:layer="layout" svg:width="0.033cm" svg:height="0.034cm" svg:x="6.487cm" svg:y="17.07cm" svg:viewBox="0 0 34 35" svg:d="M17 0c-23 0-23 35 0 35 22 0 22-35 0-35z">
          <text:p/>
        </draw:path>
        <draw:path draw:style-name="gr8" draw:text-style-name="P5" draw:layer="layout" svg:width="0.033cm" svg:height="0.034cm" svg:x="6.487cm" svg:y="17.572cm" svg:viewBox="0 0 34 35" svg:d="M17 0c-23 0-23 35 0 35 22 0 22-35 0-35z">
          <text:p/>
        </draw:path>
        <draw:path draw:style-name="gr8" draw:text-style-name="P5" draw:layer="layout" svg:width="0.033cm" svg:height="0.034cm" svg:x="6.487cm" svg:y="18.074cm" svg:viewBox="0 0 34 35" svg:d="M17 0c-23 0-23 35 0 35 22 0 22-35 0-35z">
          <text:p/>
        </draw:path>
        <draw:path draw:style-name="gr8" draw:text-style-name="P5" draw:layer="layout" svg:width="0.033cm" svg:height="0.035cm" svg:x="6.487cm" svg:y="18.576cm" svg:viewBox="0 0 34 36" svg:d="M17 0c-23 0-23 36 0 36 22 0 22-36 0-36z">
          <text:p/>
        </draw:path>
        <draw:path draw:style-name="gr8" draw:text-style-name="P5" draw:layer="layout" svg:width="0.033cm" svg:height="0.034cm" svg:x="6.487cm" svg:y="19.079cm" svg:viewBox="0 0 34 35" svg:d="M17 0c-23 0-23 35 0 35 22 0 22-35 0-35z">
          <text:p/>
        </draw:path>
        <draw:path draw:style-name="gr8" draw:text-style-name="P5" draw:layer="layout" svg:width="0.033cm" svg:height="0.034cm" svg:x="6.487cm" svg:y="19.581cm" svg:viewBox="0 0 34 35" svg:d="M17 0c-23 0-23 35 0 35 22 0 22-35 0-35z">
          <text:p/>
        </draw:path>
        <draw:path draw:style-name="gr8" draw:text-style-name="P5" draw:layer="layout" svg:width="0.033cm" svg:height="0.034cm" svg:x="6.487cm" svg:y="20.083cm" svg:viewBox="0 0 34 35" svg:d="M17 0c-23 0-23 35 0 35 22 0 22-35 0-35z">
          <text:p/>
        </draw:path>
        <draw:path draw:style-name="gr8" draw:text-style-name="P5" draw:layer="layout" svg:width="0.033cm" svg:height="0.034cm" svg:x="6.487cm" svg:y="20.585cm" svg:viewBox="0 0 34 35" svg:d="M17 0c-23 0-23 35 0 35 22 0 22-35 0-35z">
          <text:p/>
        </draw:path>
        <draw:path draw:style-name="gr8" draw:text-style-name="P5" draw:layer="layout" svg:width="0.032cm" svg:height="0.034cm" svg:x="6.985cm" svg:y="16.568cm" svg:viewBox="0 0 33 35" svg:d="M16 0c-21 0-21 35 0 35 23 0 23-35 0-35z">
          <text:p/>
        </draw:path>
        <draw:path draw:style-name="gr8" draw:text-style-name="P5" draw:layer="layout" svg:width="0.032cm" svg:height="0.034cm" svg:x="6.985cm" svg:y="17.07cm" svg:viewBox="0 0 33 35" svg:d="M16 0c-21 0-21 35 0 35 23 0 23-35 0-35z">
          <text:p/>
        </draw:path>
        <draw:path draw:style-name="gr8" draw:text-style-name="P5" draw:layer="layout" svg:width="0.032cm" svg:height="0.034cm" svg:x="6.985cm" svg:y="17.572cm" svg:viewBox="0 0 33 35" svg:d="M16 0c-21 0-21 35 0 35 23 0 23-35 0-35z">
          <text:p/>
        </draw:path>
        <draw:path draw:style-name="gr8" draw:text-style-name="P5" draw:layer="layout" svg:width="0.032cm" svg:height="0.034cm" svg:x="6.985cm" svg:y="18.074cm" svg:viewBox="0 0 33 35" svg:d="M16 0c-21 0-21 35 0 35 23 0 23-35 0-35z">
          <text:p/>
        </draw:path>
        <draw:path draw:style-name="gr8" draw:text-style-name="P5" draw:layer="layout" svg:width="0.032cm" svg:height="0.035cm" svg:x="6.985cm" svg:y="18.576cm" svg:viewBox="0 0 33 36" svg:d="M16 0c-21 0-21 36 0 36 23 0 23-36 0-36z">
          <text:p/>
        </draw:path>
        <draw:path draw:style-name="gr8" draw:text-style-name="P5" draw:layer="layout" svg:width="0.032cm" svg:height="0.034cm" svg:x="6.985cm" svg:y="19.079cm" svg:viewBox="0 0 33 35" svg:d="M16 0c-21 0-21 35 0 35 23 0 23-35 0-35z">
          <text:p/>
        </draw:path>
        <draw:path draw:style-name="gr8" draw:text-style-name="P5" draw:layer="layout" svg:width="0.032cm" svg:height="0.034cm" svg:x="6.985cm" svg:y="19.581cm" svg:viewBox="0 0 33 35" svg:d="M16 0c-21 0-21 35 0 35 23 0 23-35 0-35z">
          <text:p/>
        </draw:path>
        <draw:path draw:style-name="gr8" draw:text-style-name="P5" draw:layer="layout" svg:width="0.032cm" svg:height="0.034cm" svg:x="6.985cm" svg:y="20.083cm" svg:viewBox="0 0 33 35" svg:d="M16 0c-21 0-21 35 0 35 23 0 23-35 0-35z">
          <text:p/>
        </draw:path>
        <draw:path draw:style-name="gr8" draw:text-style-name="P5" draw:layer="layout" svg:width="0.032cm" svg:height="0.034cm" svg:x="6.985cm" svg:y="20.585cm" svg:viewBox="0 0 33 35" svg:d="M16 0c-21 0-21 35 0 35 23 0 23-35 0-35z">
          <text:p/>
        </draw:path>
        <draw:path draw:style-name="gr8" draw:text-style-name="P5" draw:layer="layout" svg:width="0.032cm" svg:height="0.034cm" svg:x="7.484cm" svg:y="16.568cm" svg:viewBox="0 0 33 35" svg:d="M16 0c-21 0-21 35 0 35 23 0 23-35 0-35z">
          <text:p/>
        </draw:path>
        <draw:path draw:style-name="gr8" draw:text-style-name="P5" draw:layer="layout" svg:width="0.032cm" svg:height="0.034cm" svg:x="7.484cm" svg:y="17.07cm" svg:viewBox="0 0 33 35" svg:d="M16 0c-21 0-21 35 0 35 23 0 23-35 0-35z">
          <text:p/>
        </draw:path>
        <draw:path draw:style-name="gr8" draw:text-style-name="P5" draw:layer="layout" svg:width="0.032cm" svg:height="0.034cm" svg:x="7.484cm" svg:y="17.572cm" svg:viewBox="0 0 33 35" svg:d="M16 0c-21 0-21 35 0 35 23 0 23-35 0-35z">
          <text:p/>
        </draw:path>
        <draw:path draw:style-name="gr8" draw:text-style-name="P5" draw:layer="layout" svg:width="0.032cm" svg:height="0.034cm" svg:x="7.484cm" svg:y="18.074cm" svg:viewBox="0 0 33 35" svg:d="M16 0c-21 0-21 35 0 35 23 0 23-35 0-35z">
          <text:p/>
        </draw:path>
        <draw:path draw:style-name="gr8" draw:text-style-name="P5" draw:layer="layout" svg:width="0.032cm" svg:height="0.035cm" svg:x="7.484cm" svg:y="18.576cm" svg:viewBox="0 0 33 36" svg:d="M16 0c-21 0-21 36 0 36 23 0 23-36 0-36z">
          <text:p/>
        </draw:path>
        <draw:path draw:style-name="gr8" draw:text-style-name="P5" draw:layer="layout" svg:width="0.032cm" svg:height="0.034cm" svg:x="7.484cm" svg:y="19.079cm" svg:viewBox="0 0 33 35" svg:d="M16 0c-21 0-21 35 0 35 23 0 23-35 0-35z">
          <text:p/>
        </draw:path>
        <draw:path draw:style-name="gr8" draw:text-style-name="P5" draw:layer="layout" svg:width="0.032cm" svg:height="0.034cm" svg:x="7.484cm" svg:y="19.581cm" svg:viewBox="0 0 33 35" svg:d="M16 0c-21 0-21 35 0 35 23 0 23-35 0-35z">
          <text:p/>
        </draw:path>
        <draw:path draw:style-name="gr8" draw:text-style-name="P5" draw:layer="layout" svg:width="0.032cm" svg:height="0.034cm" svg:x="7.484cm" svg:y="20.083cm" svg:viewBox="0 0 33 35" svg:d="M16 0c-21 0-21 35 0 35 23 0 23-35 0-35z">
          <text:p/>
        </draw:path>
        <draw:path draw:style-name="gr8" draw:text-style-name="P5" draw:layer="layout" svg:width="0.032cm" svg:height="0.034cm" svg:x="7.484cm" svg:y="20.585cm" svg:viewBox="0 0 33 35" svg:d="M16 0c-21 0-21 35 0 35 23 0 23-35 0-35z">
          <text:p/>
        </draw:path>
        <draw:path draw:style-name="gr8" draw:text-style-name="P5" draw:layer="layout" svg:width="0.034cm" svg:height="0.034cm" svg:x="7.982cm" svg:y="16.568cm" svg:viewBox="0 0 35 35" svg:d="M17 0c-23 0-23 35 0 35s23-35 0-35z">
          <text:p/>
        </draw:path>
        <draw:path draw:style-name="gr8" draw:text-style-name="P5" draw:layer="layout" svg:width="0.034cm" svg:height="0.034cm" svg:x="7.982cm" svg:y="17.07cm" svg:viewBox="0 0 35 35" svg:d="M17 0c-23 0-23 35 0 35s23-35 0-35z">
          <text:p/>
        </draw:path>
        <draw:path draw:style-name="gr8" draw:text-style-name="P5" draw:layer="layout" svg:width="0.034cm" svg:height="0.034cm" svg:x="7.982cm" svg:y="17.572cm" svg:viewBox="0 0 35 35" svg:d="M17 0c-23 0-23 35 0 35s23-35 0-35z">
          <text:p/>
        </draw:path>
        <draw:path draw:style-name="gr8" draw:text-style-name="P5" draw:layer="layout" svg:width="0.034cm" svg:height="0.034cm" svg:x="7.982cm" svg:y="18.074cm" svg:viewBox="0 0 35 35" svg:d="M17 0c-23 0-23 35 0 35s23-35 0-35z">
          <text:p/>
        </draw:path>
        <draw:path draw:style-name="gr8" draw:text-style-name="P5" draw:layer="layout" svg:width="0.034cm" svg:height="0.035cm" svg:x="7.982cm" svg:y="18.576cm" svg:viewBox="0 0 35 36" svg:d="M17 0c-23 0-23 36 0 36s23-36 0-36z">
          <text:p/>
        </draw:path>
        <draw:path draw:style-name="gr8" draw:text-style-name="P5" draw:layer="layout" svg:width="0.034cm" svg:height="0.034cm" svg:x="7.982cm" svg:y="19.079cm" svg:viewBox="0 0 35 35" svg:d="M17 0c-23 0-23 35 0 35s23-35 0-35z">
          <text:p/>
        </draw:path>
        <draw:path draw:style-name="gr8" draw:text-style-name="P5" draw:layer="layout" svg:width="0.034cm" svg:height="0.034cm" svg:x="7.982cm" svg:y="19.581cm" svg:viewBox="0 0 35 35" svg:d="M17 0c-23 0-23 35 0 35s23-35 0-35z">
          <text:p/>
        </draw:path>
        <draw:path draw:style-name="gr8" draw:text-style-name="P5" draw:layer="layout" svg:width="0.034cm" svg:height="0.034cm" svg:x="7.982cm" svg:y="20.083cm" svg:viewBox="0 0 35 35" svg:d="M17 0c-23 0-23 35 0 35s23-35 0-35z">
          <text:p/>
        </draw:path>
        <draw:path draw:style-name="gr8" draw:text-style-name="P5" draw:layer="layout" svg:width="0.034cm" svg:height="0.034cm" svg:x="7.982cm" svg:y="20.585cm" svg:viewBox="0 0 35 35" svg:d="M17 0c-23 0-23 35 0 35s23-35 0-35z">
          <text:p/>
        </draw:path>
        <draw:path draw:style-name="gr8" draw:text-style-name="P5" draw:layer="layout" svg:width="0.033cm" svg:height="0.034cm" svg:x="8.482cm" svg:y="16.066cm" svg:viewBox="0 0 34 35" svg:d="M17 0c-22 0-23 35 0 35s23-35 0-35z">
          <text:p/>
        </draw:path>
        <draw:path draw:style-name="gr8" draw:text-style-name="P5" draw:layer="layout" svg:width="0.033cm" svg:height="0.034cm" svg:x="8.482cm" svg:y="16.568cm" svg:viewBox="0 0 34 35" svg:d="M17 0c-22 0-23 35 0 35s23-35 0-35z">
          <text:p/>
        </draw:path>
        <draw:path draw:style-name="gr8" draw:text-style-name="P5" draw:layer="layout" svg:width="0.033cm" svg:height="0.034cm" svg:x="8.482cm" svg:y="17.07cm" svg:viewBox="0 0 34 35" svg:d="M17 0c-22 0-23 35 0 35s23-35 0-35z">
          <text:p/>
        </draw:path>
        <draw:path draw:style-name="gr8" draw:text-style-name="P5" draw:layer="layout" svg:width="0.033cm" svg:height="0.034cm" svg:x="8.482cm" svg:y="17.572cm" svg:viewBox="0 0 34 35" svg:d="M17 0c-22 0-23 35 0 35s23-35 0-35z">
          <text:p/>
        </draw:path>
        <draw:path draw:style-name="gr8" draw:text-style-name="P5" draw:layer="layout" svg:width="0.033cm" svg:height="0.034cm" svg:x="8.482cm" svg:y="18.074cm" svg:viewBox="0 0 34 35" svg:d="M17 0c-22 0-23 35 0 35s23-35 0-35z">
          <text:p/>
        </draw:path>
        <draw:path draw:style-name="gr8" draw:text-style-name="P5" draw:layer="layout" svg:width="0.033cm" svg:height="0.035cm" svg:x="8.482cm" svg:y="18.576cm" svg:viewBox="0 0 34 36" svg:d="M17 0c-22 0-23 36 0 36s23-36 0-36z">
          <text:p/>
        </draw:path>
        <draw:path draw:style-name="gr8" draw:text-style-name="P5" draw:layer="layout" svg:width="0.033cm" svg:height="0.034cm" svg:x="8.482cm" svg:y="19.079cm" svg:viewBox="0 0 34 35" svg:d="M17 0c-22 0-23 35 0 35s23-35 0-35z">
          <text:p/>
        </draw:path>
        <draw:path draw:style-name="gr8" draw:text-style-name="P5" draw:layer="layout" svg:width="0.033cm" svg:height="0.034cm" svg:x="8.482cm" svg:y="19.581cm" svg:viewBox="0 0 34 35" svg:d="M17 0c-22 0-23 35 0 35s23-35 0-35z">
          <text:p/>
        </draw:path>
        <draw:path draw:style-name="gr8" draw:text-style-name="P5" draw:layer="layout" svg:width="0.033cm" svg:height="0.034cm" svg:x="8.482cm" svg:y="20.083cm" svg:viewBox="0 0 34 35" svg:d="M17 0c-22 0-23 35 0 35s23-35 0-35z">
          <text:p/>
        </draw:path>
        <draw:path draw:style-name="gr8" draw:text-style-name="P5" draw:layer="layout" svg:width="0.033cm" svg:height="0.034cm" svg:x="8.482cm" svg:y="20.585cm" svg:viewBox="0 0 34 35" svg:d="M17 0c-22 0-23 35 0 35s23-35 0-35z">
          <text:p/>
        </draw:path>
        <draw:path draw:style-name="gr8" draw:text-style-name="P5" draw:layer="layout" svg:width="0.033cm" svg:height="0.034cm" svg:x="8.98cm" svg:y="16.066cm" svg:viewBox="0 0 34 35" svg:d="M17 0c-23 0-23 35 0 35 22 0 22-35 0-35z">
          <text:p/>
        </draw:path>
        <draw:path draw:style-name="gr8" draw:text-style-name="P5" draw:layer="layout" svg:width="0.033cm" svg:height="0.034cm" svg:x="8.98cm" svg:y="16.568cm" svg:viewBox="0 0 34 35" svg:d="M17 0c-23 0-23 35 0 35 22 0 22-35 0-35z">
          <text:p/>
        </draw:path>
        <draw:path draw:style-name="gr8" draw:text-style-name="P5" draw:layer="layout" svg:width="0.033cm" svg:height="0.034cm" svg:x="8.98cm" svg:y="17.07cm" svg:viewBox="0 0 34 35" svg:d="M17 0c-23 0-23 35 0 35 22 0 22-35 0-35z">
          <text:p/>
        </draw:path>
        <draw:path draw:style-name="gr8" draw:text-style-name="P5" draw:layer="layout" svg:width="0.033cm" svg:height="0.034cm" svg:x="8.98cm" svg:y="17.572cm" svg:viewBox="0 0 34 35" svg:d="M17 0c-23 0-23 35 0 35 22 0 22-35 0-35z">
          <text:p/>
        </draw:path>
        <draw:path draw:style-name="gr8" draw:text-style-name="P5" draw:layer="layout" svg:width="0.033cm" svg:height="0.034cm" svg:x="8.98cm" svg:y="18.074cm" svg:viewBox="0 0 34 35" svg:d="M17 0c-23 0-23 35 0 35 22 0 22-35 0-35z">
          <text:p/>
        </draw:path>
        <draw:path draw:style-name="gr8" draw:text-style-name="P5" draw:layer="layout" svg:width="0.033cm" svg:height="0.035cm" svg:x="8.98cm" svg:y="18.576cm" svg:viewBox="0 0 34 36" svg:d="M17 0c-23 0-23 36 0 36 22 0 22-36 0-36z">
          <text:p/>
        </draw:path>
        <draw:path draw:style-name="gr8" draw:text-style-name="P5" draw:layer="layout" svg:width="0.033cm" svg:height="0.034cm" svg:x="8.98cm" svg:y="19.079cm" svg:viewBox="0 0 34 35" svg:d="M17 0c-23 0-23 35 0 35 22 0 22-35 0-35z">
          <text:p/>
        </draw:path>
        <draw:path draw:style-name="gr8" draw:text-style-name="P5" draw:layer="layout" svg:width="0.033cm" svg:height="0.034cm" svg:x="8.98cm" svg:y="19.581cm" svg:viewBox="0 0 34 35" svg:d="M17 0c-23 0-23 35 0 35 22 0 22-35 0-35z">
          <text:p/>
        </draw:path>
        <draw:path draw:style-name="gr8" draw:text-style-name="P5" draw:layer="layout" svg:width="0.033cm" svg:height="0.034cm" svg:x="8.98cm" svg:y="20.083cm" svg:viewBox="0 0 34 35" svg:d="M17 0c-23 0-23 35 0 35 22 0 22-35 0-35z">
          <text:p/>
        </draw:path>
        <draw:path draw:style-name="gr8" draw:text-style-name="P5" draw:layer="layout" svg:width="0.033cm" svg:height="0.034cm" svg:x="8.98cm" svg:y="20.585cm" svg:viewBox="0 0 34 35" svg:d="M17 0c-23 0-23 35 0 35 22 0 22-35 0-35z">
          <text:p/>
        </draw:path>
        <draw:path draw:style-name="gr8" draw:text-style-name="P5" draw:layer="layout" svg:width="0.034cm" svg:height="0.034cm" svg:x="9.479cm" svg:y="16.066cm" svg:viewBox="0 0 35 35" svg:d="M17 0c-23 0-23 35 0 35s23-35 0-35z">
          <text:p/>
        </draw:path>
        <draw:path draw:style-name="gr8" draw:text-style-name="P5" draw:layer="layout" svg:width="0.034cm" svg:height="0.034cm" svg:x="9.479cm" svg:y="16.568cm" svg:viewBox="0 0 35 35" svg:d="M17 0c-23 0-23 35 0 35s23-35 0-35z">
          <text:p/>
        </draw:path>
        <draw:path draw:style-name="gr8" draw:text-style-name="P5" draw:layer="layout" svg:width="0.034cm" svg:height="0.034cm" svg:x="9.479cm" svg:y="17.07cm" svg:viewBox="0 0 35 35" svg:d="M17 0c-23 0-23 35 0 35s23-35 0-35z">
          <text:p/>
        </draw:path>
        <draw:path draw:style-name="gr8" draw:text-style-name="P5" draw:layer="layout" svg:width="0.034cm" svg:height="0.034cm" svg:x="9.479cm" svg:y="17.572cm" svg:viewBox="0 0 35 35" svg:d="M17 0c-23 0-23 35 0 35s23-35 0-35z">
          <text:p/>
        </draw:path>
        <draw:path draw:style-name="gr8" draw:text-style-name="P5" draw:layer="layout" svg:width="0.034cm" svg:height="0.034cm" svg:x="9.479cm" svg:y="18.074cm" svg:viewBox="0 0 35 35" svg:d="M17 0c-23 0-23 35 0 35s23-35 0-35z">
          <text:p/>
        </draw:path>
        <draw:path draw:style-name="gr8" draw:text-style-name="P5" draw:layer="layout" svg:width="0.034cm" svg:height="0.035cm" svg:x="9.479cm" svg:y="18.576cm" svg:viewBox="0 0 35 36" svg:d="M17 0c-23 0-23 36 0 36s23-36 0-36z">
          <text:p/>
        </draw:path>
        <draw:path draw:style-name="gr8" draw:text-style-name="P5" draw:layer="layout" svg:width="0.034cm" svg:height="0.034cm" svg:x="9.479cm" svg:y="19.079cm" svg:viewBox="0 0 35 35" svg:d="M17 0c-23 0-23 35 0 35s23-35 0-35z">
          <text:p/>
        </draw:path>
        <draw:path draw:style-name="gr8" draw:text-style-name="P5" draw:layer="layout" svg:width="0.034cm" svg:height="0.034cm" svg:x="9.479cm" svg:y="19.581cm" svg:viewBox="0 0 35 35" svg:d="M17 0c-23 0-23 35 0 35s23-35 0-35z">
          <text:p/>
        </draw:path>
        <draw:path draw:style-name="gr8" draw:text-style-name="P5" draw:layer="layout" svg:width="0.034cm" svg:height="0.034cm" svg:x="9.479cm" svg:y="20.083cm" svg:viewBox="0 0 35 35" svg:d="M17 0c-23 0-23 35 0 35s23-35 0-35z">
          <text:p/>
        </draw:path>
        <draw:path draw:style-name="gr8" draw:text-style-name="P5" draw:layer="layout" svg:width="0.034cm" svg:height="0.034cm" svg:x="9.479cm" svg:y="20.585cm" svg:viewBox="0 0 35 35" svg:d="M17 0c-23 0-23 35 0 35s23-35 0-35z">
          <text:p/>
        </draw:path>
        <draw:path draw:style-name="gr8" draw:text-style-name="P5" draw:layer="layout" svg:width="0.034cm" svg:height="0.034cm" svg:x="9.978cm" svg:y="16.066cm" svg:viewBox="0 0 35 35" svg:d="M17 0c-23 0-23 35 0 35s23-35 0-35z">
          <text:p/>
        </draw:path>
        <draw:path draw:style-name="gr8" draw:text-style-name="P5" draw:layer="layout" svg:width="0.034cm" svg:height="0.034cm" svg:x="9.978cm" svg:y="16.568cm" svg:viewBox="0 0 35 35" svg:d="M17 0c-23 0-23 35 0 35s23-35 0-35z">
          <text:p/>
        </draw:path>
        <draw:path draw:style-name="gr8" draw:text-style-name="P5" draw:layer="layout" svg:width="0.034cm" svg:height="0.034cm" svg:x="9.978cm" svg:y="17.07cm" svg:viewBox="0 0 35 35" svg:d="M17 0c-23 0-23 35 0 35s23-35 0-35z">
          <text:p/>
        </draw:path>
        <draw:path draw:style-name="gr8" draw:text-style-name="P5" draw:layer="layout" svg:width="0.034cm" svg:height="0.034cm" svg:x="9.978cm" svg:y="17.572cm" svg:viewBox="0 0 35 35" svg:d="M17 0c-23 0-23 35 0 35s23-35 0-35z">
          <text:p/>
        </draw:path>
        <draw:path draw:style-name="gr8" draw:text-style-name="P5" draw:layer="layout" svg:width="0.034cm" svg:height="0.034cm" svg:x="9.978cm" svg:y="18.074cm" svg:viewBox="0 0 35 35" svg:d="M17 0c-23 0-23 35 0 35s23-35 0-35z">
          <text:p/>
        </draw:path>
        <draw:path draw:style-name="gr8" draw:text-style-name="P5" draw:layer="layout" svg:width="0.034cm" svg:height="0.035cm" svg:x="9.978cm" svg:y="18.576cm" svg:viewBox="0 0 35 36" svg:d="M17 0c-23 0-23 36 0 36s23-36 0-36z">
          <text:p/>
        </draw:path>
        <draw:path draw:style-name="gr8" draw:text-style-name="P5" draw:layer="layout" svg:width="0.034cm" svg:height="0.034cm" svg:x="9.978cm" svg:y="19.079cm" svg:viewBox="0 0 35 35" svg:d="M17 0c-23 0-23 35 0 35s23-35 0-35z">
          <text:p/>
        </draw:path>
        <draw:path draw:style-name="gr8" draw:text-style-name="P5" draw:layer="layout" svg:width="0.034cm" svg:height="0.034cm" svg:x="9.978cm" svg:y="19.581cm" svg:viewBox="0 0 35 35" svg:d="M17 0c-23 0-23 35 0 35s23-35 0-35z">
          <text:p/>
        </draw:path>
        <draw:path draw:style-name="gr8" draw:text-style-name="P5" draw:layer="layout" svg:width="0.034cm" svg:height="0.034cm" svg:x="9.978cm" svg:y="20.083cm" svg:viewBox="0 0 35 35" svg:d="M17 0c-23 0-23 35 0 35s23-35 0-35z">
          <text:p/>
        </draw:path>
        <draw:path draw:style-name="gr8" draw:text-style-name="P5" draw:layer="layout" svg:width="0.034cm" svg:height="0.034cm" svg:x="9.978cm" svg:y="20.585cm" svg:viewBox="0 0 35 35" svg:d="M17 0c-23 0-23 35 0 35s23-35 0-35z">
          <text:p/>
        </draw:path>
        <draw:path draw:style-name="gr8" draw:text-style-name="P5" draw:layer="layout" svg:width="0.032cm" svg:height="0.034cm" svg:x="10.477cm" svg:y="16.066cm" svg:viewBox="0 0 33 35" svg:d="M16 0c-21 0-21 35 0 35 23 0 23-35 0-35z">
          <text:p/>
        </draw:path>
        <draw:path draw:style-name="gr8" draw:text-style-name="P5" draw:layer="layout" svg:width="0.032cm" svg:height="0.034cm" svg:x="10.477cm" svg:y="16.568cm" svg:viewBox="0 0 33 35" svg:d="M16 0c-21 0-21 35 0 35 23 0 23-35 0-35z">
          <text:p/>
        </draw:path>
        <draw:path draw:style-name="gr8" draw:text-style-name="P5" draw:layer="layout" svg:width="0.032cm" svg:height="0.034cm" svg:x="10.477cm" svg:y="17.07cm" svg:viewBox="0 0 33 35" svg:d="M16 0c-21 0-21 35 0 35 23 0 23-35 0-35z">
          <text:p/>
        </draw:path>
        <draw:path draw:style-name="gr8" draw:text-style-name="P5" draw:layer="layout" svg:width="0.032cm" svg:height="0.034cm" svg:x="10.477cm" svg:y="17.572cm" svg:viewBox="0 0 33 35" svg:d="M16 0c-21 0-21 35 0 35 23 0 23-35 0-35z">
          <text:p/>
        </draw:path>
        <draw:path draw:style-name="gr8" draw:text-style-name="P5" draw:layer="layout" svg:width="0.032cm" svg:height="0.034cm" svg:x="10.477cm" svg:y="18.074cm" svg:viewBox="0 0 33 35" svg:d="M16 0c-21 0-21 35 0 35 23 0 23-35 0-35z">
          <text:p/>
        </draw:path>
        <draw:path draw:style-name="gr8" draw:text-style-name="P5" draw:layer="layout" svg:width="0.032cm" svg:height="0.035cm" svg:x="10.477cm" svg:y="18.576cm" svg:viewBox="0 0 33 36" svg:d="M16 0c-21 0-21 36 0 36 23 0 23-36 0-36z">
          <text:p/>
        </draw:path>
        <draw:path draw:style-name="gr8" draw:text-style-name="P5" draw:layer="layout" svg:width="0.032cm" svg:height="0.034cm" svg:x="10.477cm" svg:y="19.079cm" svg:viewBox="0 0 33 35" svg:d="M16 0c-21 0-21 35 0 35 23 0 23-35 0-35z">
          <text:p/>
        </draw:path>
        <draw:path draw:style-name="gr8" draw:text-style-name="P5" draw:layer="layout" svg:width="0.032cm" svg:height="0.034cm" svg:x="10.477cm" svg:y="19.581cm" svg:viewBox="0 0 33 35" svg:d="M16 0c-21 0-21 35 0 35 23 0 23-35 0-35z">
          <text:p/>
        </draw:path>
        <draw:path draw:style-name="gr8" draw:text-style-name="P5" draw:layer="layout" svg:width="0.032cm" svg:height="0.034cm" svg:x="10.477cm" svg:y="20.083cm" svg:viewBox="0 0 33 35" svg:d="M16 0c-21 0-21 35 0 35 23 0 23-35 0-35z">
          <text:p/>
        </draw:path>
        <draw:path draw:style-name="gr8" draw:text-style-name="P5" draw:layer="layout" svg:width="0.032cm" svg:height="0.034cm" svg:x="10.477cm" svg:y="20.585cm" svg:viewBox="0 0 33 35" svg:d="M16 0c-21 0-21 35 0 35 23 0 23-35 0-35z">
          <text:p/>
        </draw:path>
        <draw:path draw:style-name="gr8" draw:text-style-name="P5" draw:layer="layout" svg:width="0.033cm" svg:height="0.034cm" svg:x="10.977cm" svg:y="16.066cm" svg:viewBox="0 0 34 35" svg:d="M17 0c-23 0-23 35 0 35 22 0 22-35 0-35z">
          <text:p/>
        </draw:path>
        <draw:path draw:style-name="gr8" draw:text-style-name="P5" draw:layer="layout" svg:width="0.033cm" svg:height="0.034cm" svg:x="10.977cm" svg:y="16.568cm" svg:viewBox="0 0 34 35" svg:d="M17 0c-23 0-23 35 0 35 22 0 22-35 0-35z">
          <text:p/>
        </draw:path>
        <draw:path draw:style-name="gr8" draw:text-style-name="P5" draw:layer="layout" svg:width="0.033cm" svg:height="0.034cm" svg:x="10.977cm" svg:y="17.07cm" svg:viewBox="0 0 34 35" svg:d="M17 0c-23 0-23 35 0 35 22 0 22-35 0-35z">
          <text:p/>
        </draw:path>
        <draw:path draw:style-name="gr8" draw:text-style-name="P5" draw:layer="layout" svg:width="0.033cm" svg:height="0.034cm" svg:x="10.977cm" svg:y="17.572cm" svg:viewBox="0 0 34 35" svg:d="M17 0c-23 0-23 35 0 35 22 0 22-35 0-35z">
          <text:p/>
        </draw:path>
        <draw:path draw:style-name="gr8" draw:text-style-name="P5" draw:layer="layout" svg:width="0.033cm" svg:height="0.034cm" svg:x="10.977cm" svg:y="18.074cm" svg:viewBox="0 0 34 35" svg:d="M17 0c-23 0-23 35 0 35 22 0 22-35 0-35z">
          <text:p/>
        </draw:path>
        <draw:path draw:style-name="gr8" draw:text-style-name="P5" draw:layer="layout" svg:width="0.033cm" svg:height="0.035cm" svg:x="10.977cm" svg:y="18.576cm" svg:viewBox="0 0 34 36" svg:d="M17 0c-23 0-23 36 0 36 22 0 22-36 0-36z">
          <text:p/>
        </draw:path>
        <draw:path draw:style-name="gr8" draw:text-style-name="P5" draw:layer="layout" svg:width="0.033cm" svg:height="0.034cm" svg:x="10.977cm" svg:y="19.079cm" svg:viewBox="0 0 34 35" svg:d="M17 0c-23 0-23 35 0 35 22 0 22-35 0-35z">
          <text:p/>
        </draw:path>
        <draw:path draw:style-name="gr8" draw:text-style-name="P5" draw:layer="layout" svg:width="0.033cm" svg:height="0.034cm" svg:x="10.977cm" svg:y="19.581cm" svg:viewBox="0 0 34 35" svg:d="M17 0c-23 0-23 35 0 35 22 0 22-35 0-35z">
          <text:p/>
        </draw:path>
        <draw:path draw:style-name="gr8" draw:text-style-name="P5" draw:layer="layout" svg:width="0.033cm" svg:height="0.034cm" svg:x="10.977cm" svg:y="20.083cm" svg:viewBox="0 0 34 35" svg:d="M17 0c-23 0-23 35 0 35 22 0 22-35 0-35z">
          <text:p/>
        </draw:path>
        <draw:path draw:style-name="gr8" draw:text-style-name="P5" draw:layer="layout" svg:width="0.033cm" svg:height="0.034cm" svg:x="10.977cm" svg:y="20.585cm" svg:viewBox="0 0 34 35" svg:d="M17 0c-23 0-23 35 0 35 22 0 22-35 0-35z">
          <text:p/>
        </draw:path>
        <draw:path draw:style-name="gr8" draw:text-style-name="P5" draw:layer="layout" svg:width="0.033cm" svg:height="0.034cm" svg:x="11.475cm" svg:y="16.066cm" svg:viewBox="0 0 34 35" svg:d="M17 0c-23 0-23 35 0 35 22 0 22-35 0-35z">
          <text:p/>
        </draw:path>
        <draw:path draw:style-name="gr8" draw:text-style-name="P5" draw:layer="layout" svg:width="0.033cm" svg:height="0.034cm" svg:x="11.475cm" svg:y="16.568cm" svg:viewBox="0 0 34 35" svg:d="M17 0c-23 0-23 35 0 35 22 0 22-35 0-35z">
          <text:p/>
        </draw:path>
        <draw:path draw:style-name="gr8" draw:text-style-name="P5" draw:layer="layout" svg:width="0.033cm" svg:height="0.034cm" svg:x="11.475cm" svg:y="17.07cm" svg:viewBox="0 0 34 35" svg:d="M17 0c-23 0-23 35 0 35 22 0 22-35 0-35z">
          <text:p/>
        </draw:path>
        <draw:path draw:style-name="gr8" draw:text-style-name="P5" draw:layer="layout" svg:width="0.033cm" svg:height="0.034cm" svg:x="11.475cm" svg:y="17.572cm" svg:viewBox="0 0 34 35" svg:d="M17 0c-23 0-23 35 0 35 22 0 22-35 0-35z">
          <text:p/>
        </draw:path>
        <draw:path draw:style-name="gr8" draw:text-style-name="P5" draw:layer="layout" svg:width="0.033cm" svg:height="0.034cm" svg:x="11.475cm" svg:y="18.074cm" svg:viewBox="0 0 34 35" svg:d="M17 0c-23 0-23 35 0 35 22 0 22-35 0-35z">
          <text:p/>
        </draw:path>
        <draw:path draw:style-name="gr8" draw:text-style-name="P5" draw:layer="layout" svg:width="0.033cm" svg:height="0.035cm" svg:x="11.475cm" svg:y="18.576cm" svg:viewBox="0 0 34 36" svg:d="M17 0c-23 0-23 36 0 36 22 0 22-36 0-36z">
          <text:p/>
        </draw:path>
        <draw:path draw:style-name="gr8" draw:text-style-name="P5" draw:layer="layout" svg:width="0.033cm" svg:height="0.034cm" svg:x="11.475cm" svg:y="19.079cm" svg:viewBox="0 0 34 35" svg:d="M17 0c-23 0-23 35 0 35 22 0 22-35 0-35z">
          <text:p/>
        </draw:path>
        <draw:path draw:style-name="gr8" draw:text-style-name="P5" draw:layer="layout" svg:width="0.033cm" svg:height="0.034cm" svg:x="11.475cm" svg:y="19.581cm" svg:viewBox="0 0 34 35" svg:d="M17 0c-23 0-23 35 0 35 22 0 22-35 0-35z">
          <text:p/>
        </draw:path>
        <draw:path draw:style-name="gr8" draw:text-style-name="P5" draw:layer="layout" svg:width="0.033cm" svg:height="0.034cm" svg:x="11.475cm" svg:y="20.083cm" svg:viewBox="0 0 34 35" svg:d="M17 0c-23 0-23 35 0 35 22 0 22-35 0-35z">
          <text:p/>
        </draw:path>
        <draw:path draw:style-name="gr8" draw:text-style-name="P5" draw:layer="layout" svg:width="0.033cm" svg:height="0.034cm" svg:x="11.475cm" svg:y="20.585cm" svg:viewBox="0 0 34 35" svg:d="M17 0c-23 0-23 35 0 35 22 0 22-35 0-35z">
          <text:p/>
        </draw:path>
        <draw:path draw:style-name="gr8" draw:text-style-name="P5" draw:layer="layout" svg:width="0.033cm" svg:height="0.034cm" svg:x="11.974cm" svg:y="16.066cm" svg:viewBox="0 0 34 35" svg:d="M17 0c-23 0-23 35 0 35 22 0 22-35 0-35z">
          <text:p/>
        </draw:path>
        <draw:path draw:style-name="gr8" draw:text-style-name="P5" draw:layer="layout" svg:width="0.033cm" svg:height="0.034cm" svg:x="11.974cm" svg:y="16.568cm" svg:viewBox="0 0 34 35" svg:d="M17 0c-23 0-23 35 0 35 22 0 22-35 0-35z">
          <text:p/>
        </draw:path>
        <draw:path draw:style-name="gr8" draw:text-style-name="P5" draw:layer="layout" svg:width="0.033cm" svg:height="0.034cm" svg:x="11.974cm" svg:y="17.07cm" svg:viewBox="0 0 34 35" svg:d="M17 0c-23 0-23 35 0 35 22 0 22-35 0-35z">
          <text:p/>
        </draw:path>
        <draw:path draw:style-name="gr8" draw:text-style-name="P5" draw:layer="layout" svg:width="0.033cm" svg:height="0.034cm" svg:x="11.974cm" svg:y="17.572cm" svg:viewBox="0 0 34 35" svg:d="M17 0c-23 0-23 35 0 35 22 0 22-35 0-35z">
          <text:p/>
        </draw:path>
        <draw:path draw:style-name="gr8" draw:text-style-name="P5" draw:layer="layout" svg:width="0.033cm" svg:height="0.034cm" svg:x="11.974cm" svg:y="18.074cm" svg:viewBox="0 0 34 35" svg:d="M17 0c-23 0-23 35 0 35 22 0 22-35 0-35z">
          <text:p/>
        </draw:path>
        <draw:path draw:style-name="gr8" draw:text-style-name="P5" draw:layer="layout" svg:width="0.033cm" svg:height="0.035cm" svg:x="11.974cm" svg:y="18.576cm" svg:viewBox="0 0 34 36" svg:d="M17 0c-23 0-23 36 0 36 22 0 22-36 0-36z">
          <text:p/>
        </draw:path>
        <draw:path draw:style-name="gr8" draw:text-style-name="P5" draw:layer="layout" svg:width="0.033cm" svg:height="0.034cm" svg:x="11.974cm" svg:y="19.079cm" svg:viewBox="0 0 34 35" svg:d="M17 0c-23 0-23 35 0 35 22 0 22-35 0-35z">
          <text:p/>
        </draw:path>
        <draw:path draw:style-name="gr8" draw:text-style-name="P5" draw:layer="layout" svg:width="0.033cm" svg:height="0.034cm" svg:x="11.974cm" svg:y="19.581cm" svg:viewBox="0 0 34 35" svg:d="M17 0c-23 0-23 35 0 35 22 0 22-35 0-35z">
          <text:p/>
        </draw:path>
        <draw:path draw:style-name="gr8" draw:text-style-name="P5" draw:layer="layout" svg:width="0.033cm" svg:height="0.034cm" svg:x="11.974cm" svg:y="20.083cm" svg:viewBox="0 0 34 35" svg:d="M17 0c-23 0-23 35 0 35 22 0 22-35 0-35z">
          <text:p/>
        </draw:path>
        <draw:path draw:style-name="gr8" draw:text-style-name="P5" draw:layer="layout" svg:width="0.033cm" svg:height="0.034cm" svg:x="11.974cm" svg:y="20.585cm" svg:viewBox="0 0 34 35" svg:d="M17 0c-23 0-23 35 0 35 22 0 22-35 0-35z">
          <text:p/>
        </draw:path>
        <draw:path draw:style-name="gr8" draw:text-style-name="P5" draw:layer="layout" svg:width="0.034cm" svg:height="0.034cm" svg:x="12.472cm" svg:y="16.066cm" svg:viewBox="0 0 35 35" svg:d="M17 0c-23 0-23 35 0 35s23-35 0-35z">
          <text:p/>
        </draw:path>
        <draw:path draw:style-name="gr8" draw:text-style-name="P5" draw:layer="layout" svg:width="0.034cm" svg:height="0.034cm" svg:x="12.472cm" svg:y="16.568cm" svg:viewBox="0 0 35 35" svg:d="M17 0c-23 0-23 35 0 35s23-35 0-35z">
          <text:p/>
        </draw:path>
        <draw:path draw:style-name="gr8" draw:text-style-name="P5" draw:layer="layout" svg:width="0.034cm" svg:height="0.034cm" svg:x="12.472cm" svg:y="17.07cm" svg:viewBox="0 0 35 35" svg:d="M17 0c-23 0-23 35 0 35s23-35 0-35z">
          <text:p/>
        </draw:path>
        <draw:path draw:style-name="gr8" draw:text-style-name="P5" draw:layer="layout" svg:width="0.034cm" svg:height="0.034cm" svg:x="12.472cm" svg:y="17.572cm" svg:viewBox="0 0 35 35" svg:d="M17 0c-23 0-23 35 0 35s23-35 0-35z">
          <text:p/>
        </draw:path>
        <draw:path draw:style-name="gr8" draw:text-style-name="P5" draw:layer="layout" svg:width="0.034cm" svg:height="0.034cm" svg:x="12.472cm" svg:y="18.074cm" svg:viewBox="0 0 35 35" svg:d="M17 0c-23 0-23 35 0 35s23-35 0-35z">
          <text:p/>
        </draw:path>
        <draw:path draw:style-name="gr8" draw:text-style-name="P5" draw:layer="layout" svg:width="0.034cm" svg:height="0.035cm" svg:x="12.472cm" svg:y="18.576cm" svg:viewBox="0 0 35 36" svg:d="M17 0c-23 0-23 36 0 36s23-36 0-36z">
          <text:p/>
        </draw:path>
        <draw:path draw:style-name="gr8" draw:text-style-name="P5" draw:layer="layout" svg:width="0.034cm" svg:height="0.034cm" svg:x="12.472cm" svg:y="19.079cm" svg:viewBox="0 0 35 35" svg:d="M17 0c-23 0-23 35 0 35s23-35 0-35z">
          <text:p/>
        </draw:path>
        <draw:path draw:style-name="gr8" draw:text-style-name="P5" draw:layer="layout" svg:width="0.034cm" svg:height="0.034cm" svg:x="12.472cm" svg:y="19.581cm" svg:viewBox="0 0 35 35" svg:d="M17 0c-23 0-23 35 0 35s23-35 0-35z">
          <text:p/>
        </draw:path>
        <draw:path draw:style-name="gr8" draw:text-style-name="P5" draw:layer="layout" svg:width="0.034cm" svg:height="0.034cm" svg:x="12.472cm" svg:y="20.083cm" svg:viewBox="0 0 35 35" svg:d="M17 0c-23 0-23 35 0 35s23-35 0-35z">
          <text:p/>
        </draw:path>
        <draw:path draw:style-name="gr8" draw:text-style-name="P5" draw:layer="layout" svg:width="0.034cm" svg:height="0.034cm" svg:x="12.472cm" svg:y="20.585cm" svg:viewBox="0 0 35 35" svg:d="M17 0c-23 0-23 35 0 35s23-35 0-35z">
          <text:p/>
        </draw:path>
        <draw:path draw:style-name="gr8" draw:text-style-name="P5" draw:layer="layout" svg:width="0.033cm" svg:height="0.034cm" svg:x="12.972cm" svg:y="16.066cm" svg:viewBox="0 0 34 35" svg:d="M17 0c-23 0-23 35 0 35 22 0 22-35 0-35z">
          <text:p/>
        </draw:path>
        <draw:path draw:style-name="gr8" draw:text-style-name="P5" draw:layer="layout" svg:width="0.033cm" svg:height="0.034cm" svg:x="12.972cm" svg:y="16.568cm" svg:viewBox="0 0 34 35" svg:d="M17 0c-23 0-23 35 0 35 22 0 22-35 0-35z">
          <text:p/>
        </draw:path>
        <draw:path draw:style-name="gr8" draw:text-style-name="P5" draw:layer="layout" svg:width="0.033cm" svg:height="0.034cm" svg:x="12.972cm" svg:y="17.07cm" svg:viewBox="0 0 34 35" svg:d="M17 0c-23 0-23 35 0 35 22 0 22-35 0-35z">
          <text:p/>
        </draw:path>
        <draw:path draw:style-name="gr8" draw:text-style-name="P5" draw:layer="layout" svg:width="0.033cm" svg:height="0.034cm" svg:x="12.972cm" svg:y="17.572cm" svg:viewBox="0 0 34 35" svg:d="M17 0c-23 0-23 35 0 35 22 0 22-35 0-35z">
          <text:p/>
        </draw:path>
        <draw:path draw:style-name="gr8" draw:text-style-name="P5" draw:layer="layout" svg:width="0.033cm" svg:height="0.034cm" svg:x="12.972cm" svg:y="18.074cm" svg:viewBox="0 0 34 35" svg:d="M17 0c-23 0-23 35 0 35 22 0 22-35 0-35z">
          <text:p/>
        </draw:path>
        <draw:path draw:style-name="gr8" draw:text-style-name="P5" draw:layer="layout" svg:width="0.033cm" svg:height="0.035cm" svg:x="12.972cm" svg:y="18.576cm" svg:viewBox="0 0 34 36" svg:d="M17 0c-23 0-23 36 0 36 22 0 22-36 0-36z">
          <text:p/>
        </draw:path>
        <draw:path draw:style-name="gr8" draw:text-style-name="P5" draw:layer="layout" svg:width="0.033cm" svg:height="0.034cm" svg:x="12.972cm" svg:y="19.079cm" svg:viewBox="0 0 34 35" svg:d="M17 0c-23 0-23 35 0 35 22 0 22-35 0-35z">
          <text:p/>
        </draw:path>
        <draw:path draw:style-name="gr8" draw:text-style-name="P5" draw:layer="layout" svg:width="0.033cm" svg:height="0.034cm" svg:x="12.972cm" svg:y="19.581cm" svg:viewBox="0 0 34 35" svg:d="M17 0c-23 0-23 35 0 35 22 0 22-35 0-35z">
          <text:p/>
        </draw:path>
        <draw:path draw:style-name="gr8" draw:text-style-name="P5" draw:layer="layout" svg:width="0.033cm" svg:height="0.034cm" svg:x="12.972cm" svg:y="20.083cm" svg:viewBox="0 0 34 35" svg:d="M17 0c-23 0-23 35 0 35 22 0 22-35 0-35z">
          <text:p/>
        </draw:path>
        <draw:path draw:style-name="gr8" draw:text-style-name="P5" draw:layer="layout" svg:width="0.033cm" svg:height="0.034cm" svg:x="12.972cm" svg:y="20.585cm" svg:viewBox="0 0 34 35" svg:d="M17 0c-23 0-23 35 0 35 22 0 22-35 0-35z">
          <text:p/>
        </draw:path>
        <draw:path draw:style-name="gr8" draw:text-style-name="P5" draw:layer="layout" svg:width="0.032cm" svg:height="0.034cm" svg:x="13.471cm" svg:y="16.066cm" svg:viewBox="0 0 33 35" svg:d="M16 0c-21 0-21 35 0 35 23 0 23-35 0-35z">
          <text:p/>
        </draw:path>
        <draw:path draw:style-name="gr8" draw:text-style-name="P5" draw:layer="layout" svg:width="0.032cm" svg:height="0.034cm" svg:x="13.471cm" svg:y="16.568cm" svg:viewBox="0 0 33 35" svg:d="M16 0c-21 0-21 35 0 35 23 0 23-35 0-35z">
          <text:p/>
        </draw:path>
        <draw:path draw:style-name="gr8" draw:text-style-name="P5" draw:layer="layout" svg:width="0.032cm" svg:height="0.034cm" svg:x="13.471cm" svg:y="17.07cm" svg:viewBox="0 0 33 35" svg:d="M16 0c-21 0-21 35 0 35 23 0 23-35 0-35z">
          <text:p/>
        </draw:path>
        <draw:path draw:style-name="gr8" draw:text-style-name="P5" draw:layer="layout" svg:width="0.032cm" svg:height="0.034cm" svg:x="13.471cm" svg:y="17.572cm" svg:viewBox="0 0 33 35" svg:d="M16 0c-21 0-21 35 0 35 23 0 23-35 0-35z">
          <text:p/>
        </draw:path>
        <draw:path draw:style-name="gr8" draw:text-style-name="P5" draw:layer="layout" svg:width="0.032cm" svg:height="0.034cm" svg:x="13.471cm" svg:y="18.074cm" svg:viewBox="0 0 33 35" svg:d="M16 0c-21 0-21 35 0 35 23 0 23-35 0-35z">
          <text:p/>
        </draw:path>
        <draw:path draw:style-name="gr8" draw:text-style-name="P5" draw:layer="layout" svg:width="0.032cm" svg:height="0.035cm" svg:x="13.471cm" svg:y="18.576cm" svg:viewBox="0 0 33 36" svg:d="M16 0c-21 0-21 36 0 36 23 0 23-36 0-36z">
          <text:p/>
        </draw:path>
        <draw:path draw:style-name="gr8" draw:text-style-name="P5" draw:layer="layout" svg:width="0.032cm" svg:height="0.034cm" svg:x="13.471cm" svg:y="19.079cm" svg:viewBox="0 0 33 35" svg:d="M16 0c-21 0-21 35 0 35 23 0 23-35 0-35z">
          <text:p/>
        </draw:path>
        <draw:path draw:style-name="gr8" draw:text-style-name="P5" draw:layer="layout" svg:width="0.032cm" svg:height="0.034cm" svg:x="13.471cm" svg:y="19.581cm" svg:viewBox="0 0 33 35" svg:d="M16 0c-21 0-21 35 0 35 23 0 23-35 0-35z">
          <text:p/>
        </draw:path>
        <draw:path draw:style-name="gr8" draw:text-style-name="P5" draw:layer="layout" svg:width="0.032cm" svg:height="0.034cm" svg:x="13.471cm" svg:y="20.083cm" svg:viewBox="0 0 33 35" svg:d="M16 0c-21 0-21 35 0 35 23 0 23-35 0-35z">
          <text:p/>
        </draw:path>
        <draw:path draw:style-name="gr8" draw:text-style-name="P5" draw:layer="layout" svg:width="0.032cm" svg:height="0.034cm" svg:x="13.471cm" svg:y="20.585cm" svg:viewBox="0 0 33 35" svg:d="M16 0c-21 0-21 35 0 35 23 0 23-35 0-35z">
          <text:p/>
        </draw:path>
        <draw:path draw:style-name="gr8" draw:text-style-name="P5" draw:layer="layout" svg:width="0.034cm" svg:height="0.034cm" svg:x="0.999cm" svg:y="16.064cm" svg:viewBox="0 0 35 35" svg:d="M17 0c-23 0-23 35 0 35s23-35 0-35z">
          <text:p/>
        </draw:path>
        <draw:path draw:style-name="gr8" draw:text-style-name="P5" draw:layer="layout" svg:width="0.034cm" svg:height="0.034cm" svg:x="0.999cm" svg:y="16.566cm" svg:viewBox="0 0 35 35" svg:d="M17 0c-23 0-23 35 0 35s23-35 0-35z">
          <text:p/>
        </draw:path>
        <draw:path draw:style-name="gr8" draw:text-style-name="P5" draw:layer="layout" svg:width="0.034cm" svg:height="0.034cm" svg:x="0.999cm" svg:y="17.068cm" svg:viewBox="0 0 35 35" svg:d="M17 0c-23 0-23 35 0 35s23-35 0-35z">
          <text:p/>
        </draw:path>
        <draw:path draw:style-name="gr8" draw:text-style-name="P5" draw:layer="layout" svg:width="0.034cm" svg:height="0.034cm" svg:x="0.999cm" svg:y="17.57cm" svg:viewBox="0 0 35 35" svg:d="M17 0c-23 0-23 35 0 35s23-35 0-35z">
          <text:p/>
        </draw:path>
        <draw:path draw:style-name="gr8" draw:text-style-name="P5" draw:layer="layout" svg:width="0.034cm" svg:height="0.034cm" svg:x="0.999cm" svg:y="18.072cm" svg:viewBox="0 0 35 35" svg:d="M17 0c-23 0-23 35 0 35s23-35 0-35z">
          <text:p/>
        </draw:path>
        <draw:path draw:style-name="gr8" draw:text-style-name="P5" draw:layer="layout" svg:width="0.034cm" svg:height="0.035cm" svg:x="0.999cm" svg:y="18.574cm" svg:viewBox="0 0 35 36" svg:d="M17 0c-23 0-23 36 0 36s23-36 0-36z">
          <text:p/>
        </draw:path>
        <draw:path draw:style-name="gr8" draw:text-style-name="P5" draw:layer="layout" svg:width="0.034cm" svg:height="0.034cm" svg:x="0.999cm" svg:y="19.077cm" svg:viewBox="0 0 35 35" svg:d="M17 0c-23 0-23 35 0 35s23-35 0-35z">
          <text:p/>
        </draw:path>
        <draw:path draw:style-name="gr8" draw:text-style-name="P5" draw:layer="layout" svg:width="0.034cm" svg:height="0.034cm" svg:x="0.999cm" svg:y="19.579cm" svg:viewBox="0 0 35 35" svg:d="M17 0c-23 0-23 35 0 35s23-35 0-35z">
          <text:p/>
        </draw:path>
        <draw:path draw:style-name="gr8" draw:text-style-name="P5" draw:layer="layout" svg:width="0.034cm" svg:height="0.034cm" svg:x="0.999cm" svg:y="20.081cm" svg:viewBox="0 0 35 35" svg:d="M17 0c-23 0-23 35 0 35s23-35 0-35z">
          <text:p/>
        </draw:path>
        <draw:path draw:style-name="gr8" draw:text-style-name="P5" draw:layer="layout" svg:width="0.034cm" svg:height="0.034cm" svg:x="0.999cm" svg:y="20.583cm" svg:viewBox="0 0 35 35" svg:d="M17 0c-23 0-23 35 0 35s23-35 0-35z">
          <text:p/>
        </draw:path>
        <draw:frame draw:style-name="gr9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7" draw:text-style-name="P1" draw:layer="layout" svg:x1="0.702cm" svg:y1="14.791cm" svg:x2="13.956cm" svg:y2="14.791cm">
          <text:p/>
        </draw:line>
        <draw:frame draw:style-name="gr22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0.703cm" svg:y1="15.661cm" svg:x2="13.957cm" svg:y2="15.661cm">
          <text:p/>
        </draw:line>
        <draw:line draw:style-name="gr7" draw:text-style-name="P1" draw:layer="layout" svg:x1="0.702cm" svg:y1="2.661cm" svg:x2="13.956cm" svg:y2="2.661cm">
          <text:p/>
        </draw:line>
        <draw:line draw:style-name="gr7" draw:text-style-name="P1" draw:layer="layout" svg:x1="0.702cm" svg:y1="3.526cm" svg:x2="13.956cm" svg:y2="3.526cm">
          <text:p/>
        </draw:line>
        <draw:line draw:style-name="gr7" draw:text-style-name="P1" draw:layer="layout" svg:x1="0.702cm" svg:y1="4.393cm" svg:x2="13.956cm" svg:y2="4.393cm">
          <text:p/>
        </draw:line>
        <draw:line draw:style-name="gr7" draw:text-style-name="P1" draw:layer="layout" svg:x1="0.702cm" svg:y1="5.258cm" svg:x2="13.956cm" svg:y2="5.258cm">
          <text:p/>
        </draw:line>
        <draw:line draw:style-name="gr7" draw:text-style-name="P1" draw:layer="layout" svg:x1="0.702cm" svg:y1="6.125cm" svg:x2="13.956cm" svg:y2="6.125cm">
          <text:p/>
        </draw:line>
        <draw:line draw:style-name="gr7" draw:text-style-name="P1" draw:layer="layout" svg:x1="0.702cm" svg:y1="6.992cm" svg:x2="13.956cm" svg:y2="6.992cm">
          <text:p/>
        </draw:line>
        <draw:line draw:style-name="gr7" draw:text-style-name="P1" draw:layer="layout" svg:x1="0.702cm" svg:y1="7.857cm" svg:x2="13.956cm" svg:y2="7.857cm">
          <text:p/>
        </draw:line>
        <draw:line draw:style-name="gr7" draw:text-style-name="P1" draw:layer="layout" svg:x1="0.702cm" svg:y1="8.723cm" svg:x2="13.956cm" svg:y2="8.723cm">
          <text:p/>
        </draw:line>
        <draw:line draw:style-name="gr7" draw:text-style-name="P1" draw:layer="layout" svg:x1="0.702cm" svg:y1="9.589cm" svg:x2="13.956cm" svg:y2="9.589cm">
          <text:p/>
        </draw:line>
        <draw:line draw:style-name="gr7" draw:text-style-name="P1" draw:layer="layout" svg:x1="0.702cm" svg:y1="10.455cm" svg:x2="13.956cm" svg:y2="10.455cm">
          <text:p/>
        </draw:line>
        <draw:line draw:style-name="gr7" draw:text-style-name="P1" draw:layer="layout" svg:x1="0.702cm" svg:y1="11.322cm" svg:x2="13.956cm" svg:y2="11.322cm">
          <text:p/>
        </draw:line>
        <draw:line draw:style-name="gr7" draw:text-style-name="P1" draw:layer="layout" svg:x1="0.702cm" svg:y1="12.187cm" svg:x2="13.956cm" svg:y2="12.187cm">
          <text:p/>
        </draw:line>
        <draw:line draw:style-name="gr7" draw:text-style-name="P1" draw:layer="layout" svg:x1="0.702cm" svg:y1="13.053cm" svg:x2="13.956cm" svg:y2="13.053cm">
          <text:p/>
        </draw:line>
        <draw:line draw:style-name="gr7" draw:text-style-name="P1" draw:layer="layout" svg:x1="0.702cm" svg:y1="13.92cm" svg:x2="13.956cm" svg:y2="13.92cm">
          <text:p/>
        </draw:line>
        <draw:line draw:style-name="gr7" draw:text-style-name="P1" draw:layer="layout" svg:x1="0.702cm" svg:y1="14.792cm" svg:x2="13.956cm" svg:y2="14.792cm">
          <text:p/>
        </draw:line>
        <draw:line draw:style-name="gr52" draw:text-style-name="P1" draw:layer="layout" svg:x1="1.447cm" svg:y1="3.091cm" svg:x2="13.956cm" svg:y2="3.091cm">
          <text:p/>
        </draw:line>
        <draw:line draw:style-name="gr52" draw:text-style-name="P1" draw:layer="layout" svg:x1="1.447cm" svg:y1="3.956cm" svg:x2="13.956cm" svg:y2="3.956cm">
          <text:p/>
        </draw:line>
        <draw:line draw:style-name="gr52" draw:text-style-name="P1" draw:layer="layout" svg:x1="1.447cm" svg:y1="4.823cm" svg:x2="13.956cm" svg:y2="4.823cm">
          <text:p/>
        </draw:line>
        <draw:line draw:style-name="gr52" draw:text-style-name="P1" draw:layer="layout" svg:x1="1.447cm" svg:y1="5.688cm" svg:x2="13.956cm" svg:y2="5.688cm">
          <text:p/>
        </draw:line>
        <draw:line draw:style-name="gr52" draw:text-style-name="P1" draw:layer="layout" svg:x1="1.447cm" svg:y1="6.555cm" svg:x2="13.956cm" svg:y2="6.555cm">
          <text:p/>
        </draw:line>
        <draw:line draw:style-name="gr52" draw:text-style-name="P1" draw:layer="layout" svg:x1="1.447cm" svg:y1="7.422cm" svg:x2="13.956cm" svg:y2="7.422cm">
          <text:p/>
        </draw:line>
        <draw:line draw:style-name="gr52" draw:text-style-name="P1" draw:layer="layout" svg:x1="1.447cm" svg:y1="8.287cm" svg:x2="13.956cm" svg:y2="8.287cm">
          <text:p/>
        </draw:line>
        <draw:line draw:style-name="gr52" draw:text-style-name="P1" draw:layer="layout" svg:x1="1.447cm" svg:y1="9.153cm" svg:x2="13.956cm" svg:y2="9.153cm">
          <text:p/>
        </draw:line>
        <draw:line draw:style-name="gr52" draw:text-style-name="P1" draw:layer="layout" svg:x1="1.447cm" svg:y1="10.019cm" svg:x2="13.956cm" svg:y2="10.019cm">
          <text:p/>
        </draw:line>
        <draw:line draw:style-name="gr52" draw:text-style-name="P1" draw:layer="layout" svg:x1="1.447cm" svg:y1="10.885cm" svg:x2="13.956cm" svg:y2="10.885cm">
          <text:p/>
        </draw:line>
        <draw:line draw:style-name="gr52" draw:text-style-name="P1" draw:layer="layout" svg:x1="1.447cm" svg:y1="11.752cm" svg:x2="13.956cm" svg:y2="11.752cm">
          <text:p/>
        </draw:line>
        <draw:line draw:style-name="gr52" draw:text-style-name="P1" draw:layer="layout" svg:x1="1.447cm" svg:y1="12.617cm" svg:x2="13.956cm" svg:y2="12.617cm">
          <text:p/>
        </draw:line>
        <draw:line draw:style-name="gr52" draw:text-style-name="P1" draw:layer="layout" svg:x1="1.447cm" svg:y1="13.483cm" svg:x2="13.956cm" svg:y2="13.483cm">
          <text:p/>
        </draw:line>
        <draw:line draw:style-name="gr52" draw:text-style-name="P1" draw:layer="layout" svg:x1="1.447cm" svg:y1="14.35cm" svg:x2="13.956cm" svg:y2="14.35cm">
          <text:p/>
        </draw:line>
        <draw:line draw:style-name="gr52" draw:text-style-name="P1" draw:layer="layout" svg:x1="1.447cm" svg:y1="15.222cm" svg:x2="13.956cm" svg:y2="15.222cm">
          <text:p/>
        </draw:line>
        <draw:line draw:style-name="gr52" draw:text-style-name="P1" draw:layer="layout" svg:x1="1.447cm" svg:y1="3.092cm" svg:x2="13.956cm" svg:y2="3.092cm">
          <text:p/>
        </draw:line>
        <draw:line draw:style-name="gr52" draw:text-style-name="P1" draw:layer="layout" svg:x1="1.447cm" svg:y1="3.957cm" svg:x2="13.956cm" svg:y2="3.957cm">
          <text:p/>
        </draw:line>
        <draw:line draw:style-name="gr52" draw:text-style-name="P1" draw:layer="layout" svg:x1="1.447cm" svg:y1="4.824cm" svg:x2="13.956cm" svg:y2="4.824cm">
          <text:p/>
        </draw:line>
        <draw:line draw:style-name="gr52" draw:text-style-name="P1" draw:layer="layout" svg:x1="1.447cm" svg:y1="5.689cm" svg:x2="13.956cm" svg:y2="5.689cm">
          <text:p/>
        </draw:line>
        <draw:line draw:style-name="gr52" draw:text-style-name="P1" draw:layer="layout" svg:x1="1.447cm" svg:y1="6.556cm" svg:x2="13.956cm" svg:y2="6.556cm">
          <text:p/>
        </draw:line>
        <draw:line draw:style-name="gr52" draw:text-style-name="P1" draw:layer="layout" svg:x1="1.447cm" svg:y1="7.423cm" svg:x2="13.956cm" svg:y2="7.423cm">
          <text:p/>
        </draw:line>
        <draw:line draw:style-name="gr52" draw:text-style-name="P1" draw:layer="layout" svg:x1="1.447cm" svg:y1="8.288cm" svg:x2="13.956cm" svg:y2="8.288cm">
          <text:p/>
        </draw:line>
        <draw:line draw:style-name="gr52" draw:text-style-name="P1" draw:layer="layout" svg:x1="1.447cm" svg:y1="9.154cm" svg:x2="13.956cm" svg:y2="9.154cm">
          <text:p/>
        </draw:line>
        <draw:line draw:style-name="gr52" draw:text-style-name="P1" draw:layer="layout" svg:x1="1.447cm" svg:y1="10.02cm" svg:x2="13.956cm" svg:y2="10.02cm">
          <text:p/>
        </draw:line>
        <draw:line draw:style-name="gr52" draw:text-style-name="P1" draw:layer="layout" svg:x1="1.447cm" svg:y1="10.886cm" svg:x2="13.956cm" svg:y2="10.886cm">
          <text:p/>
        </draw:line>
        <draw:line draw:style-name="gr52" draw:text-style-name="P1" draw:layer="layout" svg:x1="1.447cm" svg:y1="11.753cm" svg:x2="13.956cm" svg:y2="11.753cm">
          <text:p/>
        </draw:line>
        <draw:line draw:style-name="gr52" draw:text-style-name="P1" draw:layer="layout" svg:x1="1.447cm" svg:y1="12.618cm" svg:x2="13.956cm" svg:y2="12.618cm">
          <text:p/>
        </draw:line>
        <draw:line draw:style-name="gr52" draw:text-style-name="P1" draw:layer="layout" svg:x1="1.447cm" svg:y1="13.484cm" svg:x2="13.956cm" svg:y2="13.484cm">
          <text:p/>
        </draw:line>
        <draw:line draw:style-name="gr52" draw:text-style-name="P1" draw:layer="layout" svg:x1="1.447cm" svg:y1="14.351cm" svg:x2="13.956cm" svg:y2="14.351cm">
          <text:p/>
        </draw:line>
        <draw:line draw:style-name="gr52" draw:text-style-name="P1" draw:layer="layout" svg:x1="1.447cm" svg:y1="15.223cm" svg:x2="13.956cm" svg:y2="15.223cm">
          <text:p/>
        </draw:line>
        <draw:line draw:style-name="gr52" draw:text-style-name="P1" draw:layer="layout" svg:x1="1.448cm" svg:y1="2.311cm" svg:x2="13.957cm" svg:y2="2.311cm">
          <text:p/>
        </draw:line>
        <draw:custom-shape draw:style-name="gr43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6cm" svg:y1="1.268cm" svg:x2="13.957cm" svg:y2="1.268cm">
          <text:p/>
        </draw:line>
        <draw:frame draw:style-name="gr44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5cm" svg:y="0.707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5cm" svg:y="0.707cm">
          <draw:text-box>
            <text:p text:style-name="P2"><text:span text:style-name="T7">10</text:span></text:p>
          </draw:text-box>
        </draw:frame>
        <draw:line draw:style-name="gr5" draw:text-style-name="P1" draw:layer="layout" svg:x1="13.956cm" svg:y1="1.266cm" svg:x2="27.242cm" svg:y2="1.266cm">
          <text:p/>
        </draw:line>
        <draw:frame draw:style-name="gr49" draw:text-style-name="P10" draw:layer="layout" svg:width="1.086cm" svg:height="0.497cm" svg:x="25.51cm" svg:y="0.705cm">
          <draw:text-box>
            <text:p text:style-name="P2"><text:span text:style-name="T9">2022</text:span></text:p>
          </draw:text-box>
        </draw:frame>
      </draw:page>
      <draw:page draw:name="page8" draw:style-name="dp1" draw:master-page-name="master-page34">
        <draw:custom-shape draw:style-name="gr72" draw:text-style-name="P20" draw:layer="layout" svg:width="0.522cm" svg:height="0.519cm" svg:x="4.66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0.522cm" svg:height="0.519cm" svg:x="6.1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0.522cm" svg:height="0.519cm" svg:x="7.3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0.522cm" svg:height="0.519cm" svg:x="5.43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5.006cm" svg:height="0.663cm" svg:x="7.374cm" svg:y="1.56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1.601cm" svg:y="1.565cm">
          <text:p/>
          <draw:enhanced-geometry svg:viewBox="0 0 21600 21600" draw:type="rectangle" draw:enhanced-path="M 0 0 L 21600 0 21600 21600 0 21600 0 0 Z N"/>
        </draw:custom-shape>
        <draw:frame draw:style-name="gr92" draw:text-style-name="P15" draw:layer="layout" svg:width="1.657cm" svg:height="0.625cm" svg:x="3.258cm" svg:y="1.614cm">
          <draw:text-box>
            <text:p text:style-name="P2"><text:span text:style-name="T17">ENERO</text:span></text:p>
          </draw:text-box>
        </draw:frame>
        <draw:frame draw:style-name="gr93" draw:text-style-name="P15" draw:layer="layout" svg:width="2.212cm" svg:height="0.625cm" svg:x="8.805cm" svg:y="1.614cm">
          <draw:text-box>
            <text:p text:style-name="P2"><text:span text:style-name="T17">FEBRERO</text:span></text:p>
          </draw:text-box>
        </draw:frame>
        <draw:frame draw:style-name="gr76" draw:text-style-name="P21" draw:layer="layout" svg:width="0.231cm" svg:height="0.31cm" svg:x="7.441cm" svg:y="2.96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8.194cm" svg:y="2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8.984cm" svg:y="2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9.813cm" svg:y="2.96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0.581cm" svg:y="2.96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1.379cm" svg:y="2.96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12.156cm" svg:y="2.96cm">
          <draw:text-box>
            <text:p text:style-name="P2"><text:span text:style-name="T18">D</text:span></text:p>
          </draw:text-box>
        </draw:frame>
        <draw:frame draw:style-name="gr76" draw:text-style-name="P21" draw:layer="layout" svg:width="0.231cm" svg:height="0.31cm" svg:x="1.676cm" svg:y="2.96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.43cm" svg:y="2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3.22cm" svg:y="2.96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4.049cm" svg:y="2.96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4.817cm" svg:y="2.96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5.615cm" svg:y="2.96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6.392cm" svg:y="2.96cm">
          <draw:text-box>
            <text:p text:style-name="P2"><text:span text:style-name="T18">D</text:span></text:p>
          </draw:text-box>
        </draw:frame>
        <draw:line draw:style-name="gr5" draw:text-style-name="P4" draw:layer="layout" svg:x1="0.703cm" svg:y1="1.271cm" svg:x2="13.954cm" svg:y2="1.271cm">
          <text:p/>
        </draw:line>
        <draw:line draw:style-name="gr5" draw:text-style-name="P4" draw:layer="layout" svg:x1="0.701cm" svg:y1="20.387cm" svg:x2="13.952cm" svg:y2="20.387cm">
          <text:p/>
        </draw:line>
        <draw:custom-shape draw:style-name="gr73" draw:text-style-name="P8" draw:layer="layout" svg:width="5.006cm" svg:height="0.663cm" svg:x="1.603cm" svg:y="7.91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7.383cm" svg:y="7.928cm">
          <text:p/>
          <draw:enhanced-geometry svg:viewBox="0 0 21600 21600" draw:type="rectangle" draw:enhanced-path="M 0 0 L 21600 0 21600 21600 0 21600 0 0 Z N"/>
        </draw:custom-shape>
        <draw:frame draw:style-name="gr94" draw:text-style-name="P15" draw:layer="layout" svg:width="1.484cm" svg:height="0.625cm" svg:x="9.09cm" svg:y="7.971cm">
          <draw:text-box>
            <text:p text:style-name="P2"><text:span text:style-name="T17">JUNIO</text:span></text:p>
          </draw:text-box>
        </draw:frame>
        <draw:frame draw:style-name="gr95" draw:text-style-name="P15" draw:layer="layout" svg:width="1.471cm" svg:height="0.625cm" svg:x="3.358cm" svg:y="7.971cm">
          <draw:text-box>
            <text:p text:style-name="P2"><text:span text:style-name="T17">MAYO</text:span></text:p>
          </draw:text-box>
        </draw:frame>
        <draw:frame draw:style-name="gr76" draw:text-style-name="P21" draw:layer="layout" svg:width="0.231cm" svg:height="0.31cm" svg:x="7.452cm" svg:y="9.311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8.206cm" svg:y="9.31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8.996cm" svg:y="9.31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9.825cm" svg:y="9.311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0.593cm" svg:y="9.311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1.391cm" svg:y="9.311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12.168cm" svg:y="9.311cm">
          <draw:text-box>
            <text:p text:style-name="P2"><text:span text:style-name="T18">D</text:span></text:p>
          </draw:text-box>
        </draw:frame>
        <draw:frame draw:style-name="gr76" draw:text-style-name="P21" draw:layer="layout" svg:width="0.231cm" svg:height="0.31cm" svg:x="1.674cm" svg:y="9.317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.427cm" svg:y="9.317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3.217cm" svg:y="9.317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4.046cm" svg:y="9.317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4.815cm" svg:y="9.317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5.613cm" svg:y="9.317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6.389cm" svg:y="9.317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6.403cm" svg:y="10.083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.667cm" svg:y="10.849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2.456cm" svg:y="10.849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3.243cm" svg:y="10.849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4.032cm" svg:y="10.849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4.832cm" svg:y="10.849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5.613cm" svg:y="10.849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6.402cm" svg:y="10.849cm">
          <draw:text-box>
            <text:p text:style-name="P2"><text:span text:style-name="T19">8</text:span></text:p>
          </draw:text-box>
        </draw:frame>
        <draw:frame draw:style-name="gr77" draw:text-style-name="P22" draw:layer="layout" svg:width="0.296cm" svg:height="0.31cm" svg:x="1.621cm" svg:y="11.616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2.443cm" svg:y="11.616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3.203cm" svg:y="11.616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3.997cm" svg:y="11.616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4.786cm" svg:y="11.616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5.573cm" svg:y="11.616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6.363cm" svg:y="11.616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1.632cm" svg:y="12.382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2.415cm" svg:y="12.382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3.203cm" svg:y="12.382cm">
          <draw:text-box>
            <text:p text:style-name="P2"><text:span text:style-name="T19">18</text:span></text:p>
          </draw:text-box>
        </draw:frame>
        <draw:frame draw:style-name="gr78" draw:text-style-name="P22" draw:layer="layout" svg:width="0.307cm" svg:height="0.31cm" svg:x="3.961cm" svg:y="12.382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4.784cm" svg:y="12.382cm">
          <draw:text-box>
            <text:p text:style-name="P2"><text:span text:style-name="T19">20</text:span></text:p>
          </draw:text-box>
        </draw:frame>
        <draw:frame draw:style-name="gr79" draw:text-style-name="P22" draw:layer="layout" svg:width="0.298cm" svg:height="0.31cm" svg:x="5.545cm" svg:y="12.382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6.338cm" svg:y="12.382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1.598cm" svg:y="13.148cm">
          <draw:text-box>
            <text:p text:style-name="P2"><text:span text:style-name="T19">23</text:span></text:p>
          </draw:text-box>
        </draw:frame>
        <draw:frame draw:style-name="gr79" draw:text-style-name="P22" draw:layer="layout" svg:width="0.298cm" svg:height="0.31cm" svg:x="2.385cm" svg:y="13.148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3.174cm" svg:y="13.148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3.973cm" svg:y="13.148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4.755cm" svg:y="13.148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5.544cm" svg:y="13.148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6.335cm" svg:y="13.148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1.627cm" svg:y="13.91cm">
          <draw:text-box>
            <text:p text:style-name="P2"><text:span text:style-name="T19">30</text:span></text:p>
          </draw:text-box>
        </draw:frame>
        <draw:frame draw:style-name="gr96" draw:text-style-name="P10" draw:layer="layout" svg:width="4.207cm" svg:height="0.538cm" svg:x="1.46cm" svg:y="0.705cm">
          <draw:text-box>
            <text:p text:style-name="P2"><text:span text:style-name="T9">CALENDARIO 2022</text:span></text:p>
          </draw:text-box>
        </draw:frame>
        <draw:custom-shape draw:style-name="gr73" draw:text-style-name="P8" draw:layer="layout" svg:width="5.006cm" svg:height="0.663cm" svg:x="7.404cm" svg:y="14.54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5.006cm" svg:height="0.663cm" svg:x="1.602cm" svg:y="14.545cm">
          <text:p/>
          <draw:enhanced-geometry svg:viewBox="0 0 21600 21600" draw:type="rectangle" draw:enhanced-path="M 0 0 L 21600 0 21600 21600 0 21600 0 0 Z N"/>
        </draw:custom-shape>
        <draw:frame draw:style-name="gr97" draw:text-style-name="P15" draw:layer="layout" svg:width="2.322cm" svg:height="0.625cm" svg:x="8.773cm" svg:y="14.607cm">
          <draw:text-box>
            <text:p text:style-name="P2"><text:span text:style-name="T17">OCTUBRE</text:span></text:p>
          </draw:text-box>
        </draw:frame>
        <draw:frame draw:style-name="gr98" draw:text-style-name="P15" draw:layer="layout" svg:width="2.944cm" svg:height="0.625cm" svg:x="2.659cm" svg:y="14.607cm">
          <draw:text-box>
            <text:p text:style-name="P2"><text:span text:style-name="T17">SEPTIEMBRE</text:span></text:p>
          </draw:text-box>
        </draw:frame>
        <draw:frame draw:style-name="gr76" draw:text-style-name="P21" draw:layer="layout" svg:width="0.231cm" svg:height="0.31cm" svg:x="1.669cm" svg:y="15.961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2.422cm" svg:y="15.96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3.212cm" svg:y="15.961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4.041cm" svg:y="15.961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4.81cm" svg:y="15.961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5.608cm" svg:y="15.961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6.384cm" svg:y="15.961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9.119cm" svg:y="10.08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9.88cm" svg:y="10.08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10.673cm" svg:y="10.08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11.463cm" svg:y="10.08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2.249cm" svg:y="10.08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7.51cm" svg:y="10.845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8.309cm" svg:y="10.845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9.091cm" svg:y="10.845cm">
          <draw:text-box>
            <text:p text:style-name="P2"><text:span text:style-name="T19">8</text:span></text:p>
          </draw:text-box>
        </draw:frame>
        <draw:frame draw:style-name="gr76" draw:text-style-name="P22" draw:layer="layout" svg:width="0.231cm" svg:height="0.31cm" svg:x="9.88cm" svg:y="10.845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10.628cm" svg:y="10.845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11.449cm" svg:y="10.845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2.21cm" svg:y="10.845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7.474cm" svg:y="11.61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8.265cm" svg:y="11.61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9.05cm" svg:y="11.61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9.84cm" svg:y="11.61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10.639cm" svg:y="11.61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11.421cm" svg:y="11.61cm">
          <draw:text-box>
            <text:p text:style-name="P2"><text:span text:style-name="T19">18</text:span></text:p>
          </draw:text-box>
        </draw:frame>
        <draw:frame draw:style-name="gr77" draw:text-style-name="P22" draw:layer="layout" svg:width="0.296cm" svg:height="0.31cm" svg:x="12.21cm" svg:y="11.61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7.44cm" svg:y="12.375cm">
          <draw:text-box>
            <text:p text:style-name="P2"><text:span text:style-name="T19">20</text:span></text:p>
          </draw:text-box>
        </draw:frame>
        <draw:frame draw:style-name="gr77" draw:text-style-name="P22" draw:layer="layout" svg:width="0.296cm" svg:height="0.31cm" svg:x="8.261cm" svg:y="12.375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9.022cm" svg:y="12.375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9.815cm" svg:y="12.375cm">
          <draw:text-box>
            <text:p text:style-name="P2"><text:span text:style-name="T19">23</text:span></text:p>
          </draw:text-box>
        </draw:frame>
        <draw:frame draw:style-name="gr77" draw:text-style-name="P22" draw:layer="layout" svg:width="0.296cm" svg:height="0.31cm" svg:x="10.605cm" svg:y="12.375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1.391cm" svg:y="12.375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2.181cm" svg:y="12.375cm">
          <draw:text-box>
            <text:p text:style-name="P2"><text:span text:style-name="T19">26</text:span></text:p>
          </draw:text-box>
        </draw:frame>
        <draw:frame draw:style-name="gr77" draw:text-style-name="P22" draw:layer="layout" svg:width="0.296cm" svg:height="0.31cm" svg:x="7.451cm" svg:y="13.141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8.233cm" svg:y="13.141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9.021cm" svg:y="13.141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9.812cm" svg:y="13.141cm">
          <draw:text-box>
            <text:p text:style-name="P2"><text:span text:style-name="T19">30</text:span></text:p>
          </draw:text-box>
        </draw:frame>
        <draw:frame draw:style-name="gr76" draw:text-style-name="P21" draw:layer="layout" svg:width="0.231cm" svg:height="0.31cm" svg:x="7.449cm" svg:y="15.944cm">
          <draw:text-box>
            <text:p text:style-name="P2"><text:span text:style-name="T18">L</text:span></text:p>
          </draw:text-box>
        </draw:frame>
        <draw:frame draw:style-name="gr76" draw:text-style-name="P21" draw:layer="layout" svg:width="0.231cm" svg:height="0.31cm" svg:x="8.203cm" svg:y="15.944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8.993cm" svg:y="15.944cm">
          <draw:text-box>
            <text:p text:style-name="P2"><text:span text:style-name="T18">M</text:span></text:p>
          </draw:text-box>
        </draw:frame>
        <draw:frame draw:style-name="gr76" draw:text-style-name="P21" draw:layer="layout" svg:width="0.231cm" svg:height="0.31cm" svg:x="9.822cm" svg:y="15.944cm">
          <draw:text-box>
            <text:p text:style-name="P2"><text:span text:style-name="T18">J</text:span></text:p>
          </draw:text-box>
        </draw:frame>
        <draw:frame draw:style-name="gr76" draw:text-style-name="P21" draw:layer="layout" svg:width="0.231cm" svg:height="0.31cm" svg:x="10.59cm" svg:y="15.944cm">
          <draw:text-box>
            <text:p text:style-name="P2"><text:span text:style-name="T18">V</text:span></text:p>
          </draw:text-box>
        </draw:frame>
        <draw:frame draw:style-name="gr76" draw:text-style-name="P21" draw:layer="layout" svg:width="0.231cm" svg:height="0.31cm" svg:x="11.388cm" svg:y="15.944cm">
          <draw:text-box>
            <text:p text:style-name="P2"><text:span text:style-name="T18">S</text:span></text:p>
          </draw:text-box>
        </draw:frame>
        <draw:frame draw:style-name="gr76" draw:text-style-name="P21" draw:layer="layout" svg:width="0.231cm" svg:height="0.31cm" svg:x="12.165cm" svg:y="15.944cm">
          <draw:text-box>
            <text:p text:style-name="P2"><text:span text:style-name="T18">D</text:span></text:p>
          </draw:text-box>
        </draw:frame>
        <draw:frame draw:style-name="gr76" draw:text-style-name="P22" draw:layer="layout" svg:width="0.231cm" svg:height="0.31cm" svg:x="5.643cm" svg:y="3.717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6.404cm" svg:y="3.717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1.668cm" svg:y="4.483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2.457cm" svg:y="4.483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3.244cm" svg:y="4.483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4.033cm" svg:y="4.483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4.833cm" svg:y="4.483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5.614cm" svg:y="4.483cm">
          <draw:text-box>
            <text:p text:style-name="P2"><text:span text:style-name="T19">8</text:span></text:p>
          </draw:text-box>
        </draw:frame>
        <draw:frame draw:style-name="gr76" draw:text-style-name="P22" draw:layer="layout" svg:width="0.231cm" svg:height="0.31cm" svg:x="6.403cm" svg:y="4.483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1.622cm" svg:y="5.25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2.444cm" svg:y="5.25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3.204cm" svg:y="5.25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3.998cm" svg:y="5.25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4.787cm" svg:y="5.25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5.574cm" svg:y="5.25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6.364cm" svg:y="5.25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1.633cm" svg:y="6.016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2.416cm" svg:y="6.016cm">
          <draw:text-box>
            <text:p text:style-name="P2"><text:span text:style-name="T19">18</text:span></text:p>
          </draw:text-box>
        </draw:frame>
        <draw:frame draw:style-name="gr77" draw:text-style-name="P22" draw:layer="layout" svg:width="0.296cm" svg:height="0.31cm" svg:x="3.204cm" svg:y="6.016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3.962cm" svg:y="6.016cm">
          <draw:text-box>
            <text:p text:style-name="P2"><text:span text:style-name="T19">20</text:span></text:p>
          </draw:text-box>
        </draw:frame>
        <draw:frame draw:style-name="gr77" draw:text-style-name="P22" draw:layer="layout" svg:width="0.296cm" svg:height="0.31cm" svg:x="4.785cm" svg:y="6.016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5.546cm" svg:y="6.016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6.339cm" svg:y="6.016cm">
          <draw:text-box>
            <text:p text:style-name="P2"><text:span text:style-name="T19">23</text:span></text:p>
          </draw:text-box>
        </draw:frame>
        <draw:frame draw:style-name="gr77" draw:text-style-name="P22" draw:layer="layout" svg:width="0.296cm" svg:height="0.31cm" svg:x="1.599cm" svg:y="6.782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2.386cm" svg:y="6.782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3.175cm" svg:y="6.782cm">
          <draw:text-box>
            <text:p text:style-name="P2"><text:span text:style-name="T19">26</text:span></text:p>
          </draw:text-box>
        </draw:frame>
        <draw:frame draw:style-name="gr77" draw:text-style-name="P22" draw:layer="layout" svg:width="0.296cm" svg:height="0.31cm" svg:x="3.974cm" svg:y="6.782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4.756cm" svg:y="6.782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5.545cm" svg:y="6.782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6.336cm" svg:y="6.782cm">
          <draw:text-box>
            <text:p text:style-name="P2"><text:span text:style-name="T19">30</text:span></text:p>
          </draw:text-box>
        </draw:frame>
        <draw:frame draw:style-name="gr77" draw:text-style-name="P22" draw:layer="layout" svg:width="0.296cm" svg:height="0.31cm" svg:x="1.628cm" svg:y="7.574cm">
          <draw:text-box>
            <text:p text:style-name="P2"><text:span text:style-name="T19">31</text:span></text:p>
          </draw:text-box>
        </draw:frame>
        <draw:path draw:style-name="gr99" draw:text-style-name="P23" draw:layer="layout" svg:width="1.579cm" svg:height="0.766cm" svg:x="7.16cm" svg:y="5.91cm" svg:viewBox="0 0 1580 767" svg:d="M790 0v767h-790v-767zM1580 0v767h-790v-767z">
          <text:p/>
        </draw:path>
        <draw:frame draw:style-name="gr76" draw:text-style-name="P22" draw:layer="layout" svg:width="0.231cm" svg:height="0.31cm" svg:x="8.306cm" svg:y="3.72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9.067cm" svg:y="3.72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9.86cm" svg:y="3.72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10.651cm" svg:y="3.72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1.436cm" svg:y="3.72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12.226cm" svg:y="3.72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7.496cm" svg:y="4.487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8.278cm" svg:y="4.487cm">
          <draw:text-box>
            <text:p text:style-name="P2"><text:span text:style-name="T19">8</text:span></text:p>
          </draw:text-box>
        </draw:frame>
        <draw:frame draw:style-name="gr76" draw:text-style-name="P22" draw:layer="layout" svg:width="0.231cm" svg:height="0.31cm" svg:x="9.067cm" svg:y="4.487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9.815cm" svg:y="4.487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10.637cm" svg:y="4.487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1.398cm" svg:y="4.487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12.191cm" svg:y="4.487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7.452cm" svg:y="5.254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8.238cm" svg:y="5.254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9.028cm" svg:y="5.254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9.827cm" svg:y="5.254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10.608cm" svg:y="5.254cm">
          <draw:text-box>
            <text:p text:style-name="P2"><text:span text:style-name="T19">18</text:span></text:p>
          </draw:text-box>
        </draw:frame>
        <draw:frame draw:style-name="gr77" draw:text-style-name="P22" draw:layer="layout" svg:width="0.296cm" svg:height="0.31cm" svg:x="11.398cm" svg:y="5.254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12.156cm" svg:y="5.254cm">
          <draw:text-box>
            <text:p text:style-name="P2"><text:span text:style-name="T19">20</text:span></text:p>
          </draw:text-box>
        </draw:frame>
        <draw:frame draw:style-name="gr77" draw:text-style-name="P22" draw:layer="layout" svg:width="0.296cm" svg:height="0.31cm" svg:x="7.448cm" svg:y="6.021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8.209cm" svg:y="6.021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9.002cm" svg:y="6.021cm">
          <draw:text-box>
            <text:p text:style-name="P2"><text:span text:style-name="T19">23</text:span></text:p>
          </draw:text-box>
        </draw:frame>
        <draw:frame draw:style-name="gr77" draw:text-style-name="P22" draw:layer="layout" svg:width="0.296cm" svg:height="0.31cm" svg:x="9.793cm" svg:y="6.021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10.578cm" svg:y="6.021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1.368cm" svg:y="6.021cm">
          <draw:text-box>
            <text:p text:style-name="P2"><text:span text:style-name="T19">26</text:span></text:p>
          </draw:text-box>
        </draw:frame>
        <draw:frame draw:style-name="gr77" draw:text-style-name="P22" draw:layer="layout" svg:width="0.296cm" svg:height="0.31cm" svg:x="12.167cm" svg:y="6.021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7.42cm" svg:y="6.787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2.385cm" svg:y="13.91cm">
          <draw:text-box>
            <text:p text:style-name="P2"><text:span text:style-name="T19">31</text:span></text:p>
          </draw:text-box>
        </draw:frame>
        <draw:frame draw:style-name="gr76" draw:text-style-name="P22" draw:layer="layout" svg:width="0.231cm" svg:height="0.31cm" svg:x="4.857cm" svg:y="16.711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5.618cm" svg:y="16.711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6.411cm" svg:y="16.711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1.672cm" svg:y="17.477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2.458cm" svg:y="17.477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3.248cm" svg:y="17.477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4.047cm" svg:y="17.477cm">
          <draw:text-box>
            <text:p text:style-name="P2"><text:span text:style-name="T19">8</text:span></text:p>
          </draw:text-box>
        </draw:frame>
        <draw:frame draw:style-name="gr76" draw:text-style-name="P22" draw:layer="layout" svg:width="0.231cm" svg:height="0.31cm" svg:x="4.829cm" svg:y="17.477cm">
          <draw:text-box>
            <text:p text:style-name="P2"><text:span text:style-name="T19">9</text:span></text:p>
          </draw:text-box>
        </draw:frame>
        <draw:frame draw:style-name="gr100" draw:text-style-name="P22" draw:layer="layout" svg:width="0.243cm" svg:height="0.31cm" svg:x="5.617cm" svg:y="17.477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6.366cm" svg:y="17.477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1.658cm" svg:y="18.244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2.42cm" svg:y="18.244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3.213cm" svg:y="18.244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4.002cm" svg:y="18.244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4.788cm" svg:y="18.244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5.579cm" svg:y="18.244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6.377cm" svg:y="18.244cm">
          <draw:text-box>
            <text:p text:style-name="P2"><text:span text:style-name="T19">18</text:span></text:p>
          </draw:text-box>
        </draw:frame>
        <draw:frame draw:style-name="gr77" draw:text-style-name="P22" draw:layer="layout" svg:width="0.296cm" svg:height="0.31cm" svg:x="1.63cm" svg:y="19.01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2.419cm" svg:y="19.01cm">
          <draw:text-box>
            <text:p text:style-name="P2"><text:span text:style-name="T19">20</text:span></text:p>
          </draw:text-box>
        </draw:frame>
        <draw:frame draw:style-name="gr78" draw:text-style-name="P22" draw:layer="layout" svg:width="0.307cm" svg:height="0.31cm" svg:x="3.177cm" svg:y="19.01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3.999cm" svg:y="19.01cm">
          <draw:text-box>
            <text:p text:style-name="P2"><text:span text:style-name="T19">22</text:span></text:p>
          </draw:text-box>
        </draw:frame>
        <draw:frame draw:style-name="gr79" draw:text-style-name="P22" draw:layer="layout" svg:width="0.298cm" svg:height="0.31cm" svg:x="4.76cm" svg:y="19.01cm">
          <draw:text-box>
            <text:p text:style-name="P2"><text:span text:style-name="T19">23</text:span></text:p>
          </draw:text-box>
        </draw:frame>
        <draw:frame draw:style-name="gr77" draw:text-style-name="P22" draw:layer="layout" svg:width="0.296cm" svg:height="0.31cm" svg:x="5.553cm" svg:y="19.01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6.343cm" svg:y="19.01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1.6cm" svg:y="19.776cm">
          <draw:text-box>
            <text:p text:style-name="P2"><text:span text:style-name="T19">26</text:span></text:p>
          </draw:text-box>
        </draw:frame>
        <draw:frame draw:style-name="gr79" draw:text-style-name="P22" draw:layer="layout" svg:width="0.298cm" svg:height="0.31cm" svg:x="2.389cm" svg:y="19.776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3.188cm" svg:y="19.776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3.971cm" svg:y="19.776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4.759cm" svg:y="19.776cm">
          <draw:text-box>
            <text:p text:style-name="P2"><text:span text:style-name="T19">30</text:span></text:p>
          </draw:text-box>
        </draw:frame>
        <draw:frame draw:style-name="gr77" draw:text-style-name="P22" draw:layer="layout" svg:width="0.296cm" svg:height="0.31cm" svg:x="4.05cm" svg:y="16.71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1.494cm" svg:y="16.71cm">
          <draw:text-box>
            <text:p text:style-name="P2"><text:span text:style-name="T19">1</text:span></text:p>
          </draw:text-box>
        </draw:frame>
        <draw:frame draw:style-name="gr76" draw:text-style-name="P22" draw:layer="layout" svg:width="0.231cm" svg:height="0.31cm" svg:x="12.255cm" svg:y="16.71cm">
          <draw:text-box>
            <text:p text:style-name="P2"><text:span text:style-name="T19">2</text:span></text:p>
          </draw:text-box>
        </draw:frame>
        <draw:frame draw:style-name="gr76" draw:text-style-name="P22" draw:layer="layout" svg:width="0.231cm" svg:height="0.31cm" svg:x="7.519cm" svg:y="17.321cm">
          <draw:text-box>
            <text:p text:style-name="P2"><text:span text:style-name="T19">3</text:span></text:p>
          </draw:text-box>
        </draw:frame>
        <draw:frame draw:style-name="gr76" draw:text-style-name="P22" draw:layer="layout" svg:width="0.231cm" svg:height="0.31cm" svg:x="8.308cm" svg:y="17.321cm">
          <draw:text-box>
            <text:p text:style-name="P2"><text:span text:style-name="T19">4</text:span></text:p>
          </draw:text-box>
        </draw:frame>
        <draw:frame draw:style-name="gr76" draw:text-style-name="P22" draw:layer="layout" svg:width="0.231cm" svg:height="0.31cm" svg:x="9.095cm" svg:y="17.321cm">
          <draw:text-box>
            <text:p text:style-name="P2"><text:span text:style-name="T19">5</text:span></text:p>
          </draw:text-box>
        </draw:frame>
        <draw:frame draw:style-name="gr76" draw:text-style-name="P22" draw:layer="layout" svg:width="0.231cm" svg:height="0.31cm" svg:x="9.884cm" svg:y="17.321cm">
          <draw:text-box>
            <text:p text:style-name="P2"><text:span text:style-name="T19">6</text:span></text:p>
          </draw:text-box>
        </draw:frame>
        <draw:frame draw:style-name="gr76" draw:text-style-name="P22" draw:layer="layout" svg:width="0.231cm" svg:height="0.31cm" svg:x="10.684cm" svg:y="17.321cm">
          <draw:text-box>
            <text:p text:style-name="P2"><text:span text:style-name="T19">7</text:span></text:p>
          </draw:text-box>
        </draw:frame>
        <draw:frame draw:style-name="gr76" draw:text-style-name="P22" draw:layer="layout" svg:width="0.231cm" svg:height="0.31cm" svg:x="11.465cm" svg:y="17.321cm">
          <draw:text-box>
            <text:p text:style-name="P2"><text:span text:style-name="T19">8</text:span></text:p>
          </draw:text-box>
        </draw:frame>
        <draw:frame draw:style-name="gr76" draw:text-style-name="P22" draw:layer="layout" svg:width="0.231cm" svg:height="0.31cm" svg:x="12.254cm" svg:y="17.321cm">
          <draw:text-box>
            <text:p text:style-name="P2"><text:span text:style-name="T19">9</text:span></text:p>
          </draw:text-box>
        </draw:frame>
        <draw:frame draw:style-name="gr77" draw:text-style-name="P22" draw:layer="layout" svg:width="0.296cm" svg:height="0.31cm" svg:x="7.473cm" svg:y="17.933cm">
          <draw:text-box>
            <text:p text:style-name="P2"><text:span text:style-name="T19">10</text:span></text:p>
          </draw:text-box>
        </draw:frame>
        <draw:frame draw:style-name="gr77" draw:text-style-name="P22" draw:layer="layout" svg:width="0.296cm" svg:height="0.31cm" svg:x="8.295cm" svg:y="17.933cm">
          <draw:text-box>
            <text:p text:style-name="P2"><text:span text:style-name="T19">11</text:span></text:p>
          </draw:text-box>
        </draw:frame>
        <draw:frame draw:style-name="gr77" draw:text-style-name="P22" draw:layer="layout" svg:width="0.296cm" svg:height="0.31cm" svg:x="9.055cm" svg:y="17.933cm">
          <draw:text-box>
            <text:p text:style-name="P2"><text:span text:style-name="T19">12</text:span></text:p>
          </draw:text-box>
        </draw:frame>
        <draw:frame draw:style-name="gr77" draw:text-style-name="P22" draw:layer="layout" svg:width="0.296cm" svg:height="0.31cm" svg:x="9.849cm" svg:y="17.933cm">
          <draw:text-box>
            <text:p text:style-name="P2"><text:span text:style-name="T19">13</text:span></text:p>
          </draw:text-box>
        </draw:frame>
        <draw:frame draw:style-name="gr77" draw:text-style-name="P22" draw:layer="layout" svg:width="0.296cm" svg:height="0.31cm" svg:x="10.638cm" svg:y="17.933cm">
          <draw:text-box>
            <text:p text:style-name="P2"><text:span text:style-name="T19">14</text:span></text:p>
          </draw:text-box>
        </draw:frame>
        <draw:frame draw:style-name="gr77" draw:text-style-name="P22" draw:layer="layout" svg:width="0.296cm" svg:height="0.31cm" svg:x="11.425cm" svg:y="17.933cm">
          <draw:text-box>
            <text:p text:style-name="P2"><text:span text:style-name="T19">15</text:span></text:p>
          </draw:text-box>
        </draw:frame>
        <draw:frame draw:style-name="gr77" draw:text-style-name="P22" draw:layer="layout" svg:width="0.296cm" svg:height="0.31cm" svg:x="12.215cm" svg:y="17.933cm">
          <draw:text-box>
            <text:p text:style-name="P2"><text:span text:style-name="T19">16</text:span></text:p>
          </draw:text-box>
        </draw:frame>
        <draw:frame draw:style-name="gr77" draw:text-style-name="P22" draw:layer="layout" svg:width="0.296cm" svg:height="0.31cm" svg:x="7.484cm" svg:y="18.544cm">
          <draw:text-box>
            <text:p text:style-name="P2"><text:span text:style-name="T19">17</text:span></text:p>
          </draw:text-box>
        </draw:frame>
        <draw:frame draw:style-name="gr77" draw:text-style-name="P22" draw:layer="layout" svg:width="0.296cm" svg:height="0.31cm" svg:x="8.267cm" svg:y="18.544cm">
          <draw:text-box>
            <text:p text:style-name="P2"><text:span text:style-name="T19">18</text:span></text:p>
          </draw:text-box>
        </draw:frame>
        <draw:frame draw:style-name="gr77" draw:text-style-name="P22" draw:layer="layout" svg:width="0.296cm" svg:height="0.31cm" svg:x="9.055cm" svg:y="18.544cm">
          <draw:text-box>
            <text:p text:style-name="P2"><text:span text:style-name="T19">19</text:span></text:p>
          </draw:text-box>
        </draw:frame>
        <draw:frame draw:style-name="gr78" draw:text-style-name="P22" draw:layer="layout" svg:width="0.307cm" svg:height="0.31cm" svg:x="9.813cm" svg:y="18.544cm">
          <draw:text-box>
            <text:p text:style-name="P2"><text:span text:style-name="T19">20</text:span></text:p>
          </draw:text-box>
        </draw:frame>
        <draw:frame draw:style-name="gr77" draw:text-style-name="P22" draw:layer="layout" svg:width="0.296cm" svg:height="0.31cm" svg:x="10.636cm" svg:y="18.544cm">
          <draw:text-box>
            <text:p text:style-name="P2"><text:span text:style-name="T19">21</text:span></text:p>
          </draw:text-box>
        </draw:frame>
        <draw:frame draw:style-name="gr79" draw:text-style-name="P22" draw:layer="layout" svg:width="0.298cm" svg:height="0.31cm" svg:x="11.397cm" svg:y="18.544cm">
          <draw:text-box>
            <text:p text:style-name="P2"><text:span text:style-name="T19">22</text:span></text:p>
          </draw:text-box>
        </draw:frame>
        <draw:frame draw:style-name="gr77" draw:text-style-name="P22" draw:layer="layout" svg:width="0.296cm" svg:height="0.31cm" svg:x="12.19cm" svg:y="18.544cm">
          <draw:text-box>
            <text:p text:style-name="P2"><text:span text:style-name="T19">23</text:span></text:p>
          </draw:text-box>
        </draw:frame>
        <draw:frame draw:style-name="gr77" draw:text-style-name="P22" draw:layer="layout" svg:width="0.296cm" svg:height="0.31cm" svg:x="7.45cm" svg:y="19.155cm">
          <draw:text-box>
            <text:p text:style-name="P2"><text:span text:style-name="T19">24</text:span></text:p>
          </draw:text-box>
        </draw:frame>
        <draw:frame draw:style-name="gr79" draw:text-style-name="P22" draw:layer="layout" svg:width="0.298cm" svg:height="0.31cm" svg:x="8.237cm" svg:y="19.155cm">
          <draw:text-box>
            <text:p text:style-name="P2"><text:span text:style-name="T19">25</text:span></text:p>
          </draw:text-box>
        </draw:frame>
        <draw:frame draw:style-name="gr79" draw:text-style-name="P22" draw:layer="layout" svg:width="0.298cm" svg:height="0.31cm" svg:x="9.026cm" svg:y="19.155cm">
          <draw:text-box>
            <text:p text:style-name="P2"><text:span text:style-name="T19">26</text:span></text:p>
          </draw:text-box>
        </draw:frame>
        <draw:frame draw:style-name="gr77" draw:text-style-name="P22" draw:layer="layout" svg:width="0.296cm" svg:height="0.31cm" svg:x="9.825cm" svg:y="19.155cm">
          <draw:text-box>
            <text:p text:style-name="P2"><text:span text:style-name="T19">27</text:span></text:p>
          </draw:text-box>
        </draw:frame>
        <draw:frame draw:style-name="gr79" draw:text-style-name="P22" draw:layer="layout" svg:width="0.298cm" svg:height="0.31cm" svg:x="10.607cm" svg:y="19.155cm">
          <draw:text-box>
            <text:p text:style-name="P2"><text:span text:style-name="T19">28</text:span></text:p>
          </draw:text-box>
        </draw:frame>
        <draw:frame draw:style-name="gr79" draw:text-style-name="P22" draw:layer="layout" svg:width="0.298cm" svg:height="0.31cm" svg:x="11.396cm" svg:y="19.155cm">
          <draw:text-box>
            <text:p text:style-name="P2"><text:span text:style-name="T19">29</text:span></text:p>
          </draw:text-box>
        </draw:frame>
        <draw:frame draw:style-name="gr79" draw:text-style-name="P22" draw:layer="layout" svg:width="0.298cm" svg:height="0.31cm" svg:x="12.187cm" svg:y="19.155cm">
          <draw:text-box>
            <text:p text:style-name="P2"><text:span text:style-name="T19">30</text:span></text:p>
          </draw:text-box>
        </draw:frame>
        <draw:frame draw:style-name="gr77" draw:text-style-name="P22" draw:layer="layout" svg:width="0.296cm" svg:height="0.31cm" svg:x="7.479cm" svg:y="19.787cm">
          <draw:text-box>
            <text:p text:style-name="P2"><text:span text:style-name="T19">31</text:span></text:p>
          </draw:text-box>
        </draw:frame>
        <draw:g>
          <draw:line draw:style-name="gr91" draw:text-style-name="P1" draw:layer="layout" svg:x1="11.25cm" svg:y1="16.031cm" svg:x2="11.25cm" svg:y2="20.036cm">
            <text:p/>
          </draw:line>
          <draw:line draw:style-name="gr91" draw:text-style-name="P1" draw:layer="layout" svg:x1="12.633cm" svg:y1="16.031cm" svg:x2="12.633cm" svg:y2="20.036cm">
            <text:p/>
          </draw:line>
        </draw:g>
        <draw:g>
          <draw:line draw:style-name="gr91" draw:text-style-name="P1" draw:layer="layout" svg:x1="11.251cm" svg:y1="9.37cm" svg:x2="11.251cm" svg:y2="13.375cm">
            <text:p/>
          </draw:line>
          <draw:line draw:style-name="gr91" draw:text-style-name="P1" draw:layer="layout" svg:x1="12.634cm" svg:y1="9.37cm" svg:x2="12.634cm" svg:y2="13.375cm">
            <text:p/>
          </draw:line>
        </draw:g>
        <draw:g>
          <draw:line draw:style-name="gr91" draw:text-style-name="P1" draw:layer="layout" svg:x1="11.251cm" svg:y1="3.01cm" svg:x2="11.251cm" svg:y2="7.015cm">
            <text:p/>
          </draw:line>
          <draw:line draw:style-name="gr91" draw:text-style-name="P1" draw:layer="layout" svg:x1="12.634cm" svg:y1="3.01cm" svg:x2="12.634cm" svg:y2="7.015cm">
            <text:p/>
          </draw:line>
        </draw:g>
        <draw:g>
          <draw:line draw:style-name="gr91" draw:text-style-name="P1" draw:layer="layout" svg:x1="5.37cm" svg:y1="3.011cm" svg:x2="5.37cm" svg:y2="7.016cm">
            <text:p/>
          </draw:line>
          <draw:line draw:style-name="gr91" draw:text-style-name="P1" draw:layer="layout" svg:x1="6.753cm" svg:y1="3.011cm" svg:x2="6.753cm" svg:y2="7.016cm">
            <text:p/>
          </draw:line>
        </draw:g>
        <draw:g>
          <draw:line draw:style-name="gr91" draw:text-style-name="P1" draw:layer="layout" svg:x1="5.38cm" svg:y1="9.37cm" svg:x2="5.38cm" svg:y2="13.375cm">
            <text:p/>
          </draw:line>
          <draw:line draw:style-name="gr91" draw:text-style-name="P1" draw:layer="layout" svg:x1="6.763cm" svg:y1="9.37cm" svg:x2="6.763cm" svg:y2="13.375cm">
            <text:p/>
          </draw:line>
        </draw:g>
        <draw:g>
          <draw:line draw:style-name="gr91" draw:text-style-name="P1" draw:layer="layout" svg:x1="5.381cm" svg:y1="16.01cm" svg:x2="5.381cm" svg:y2="20.015cm">
            <text:p/>
          </draw:line>
          <draw:line draw:style-name="gr91" draw:text-style-name="P1" draw:layer="layout" svg:x1="6.764cm" svg:y1="16.01cm" svg:x2="6.764cm" svg:y2="20.015cm">
            <text:p/>
          </draw:line>
        </draw:g>
        <draw:line draw:style-name="gr7" draw:text-style-name="P1" draw:layer="layout" svg:x1="14.492cm" svg:y1="2.662cm" svg:x2="27.243cm" svg:y2="2.662cm">
          <text:p/>
        </draw:line>
        <draw:line draw:style-name="gr7" draw:text-style-name="P1" draw:layer="layout" svg:x1="14.492cm" svg:y1="3.527cm" svg:x2="27.243cm" svg:y2="3.527cm">
          <text:p/>
        </draw:line>
        <draw:line draw:style-name="gr7" draw:text-style-name="P1" draw:layer="layout" svg:x1="14.492cm" svg:y1="4.394cm" svg:x2="27.243cm" svg:y2="4.394cm">
          <text:p/>
        </draw:line>
        <draw:line draw:style-name="gr7" draw:text-style-name="P1" draw:layer="layout" svg:x1="14.492cm" svg:y1="5.26cm" svg:x2="27.243cm" svg:y2="5.26cm">
          <text:p/>
        </draw:line>
        <draw:line draw:style-name="gr7" draw:text-style-name="P1" draw:layer="layout" svg:x1="14.492cm" svg:y1="6.126cm" svg:x2="27.243cm" svg:y2="6.126cm">
          <text:p/>
        </draw:line>
        <draw:line draw:style-name="gr7" draw:text-style-name="P1" draw:layer="layout" svg:x1="14.492cm" svg:y1="6.993cm" svg:x2="27.243cm" svg:y2="6.993cm">
          <text:p/>
        </draw:line>
        <draw:line draw:style-name="gr7" draw:text-style-name="P1" draw:layer="layout" svg:x1="14.492cm" svg:y1="7.859cm" svg:x2="27.243cm" svg:y2="7.859cm">
          <text:p/>
        </draw:line>
        <draw:line draw:style-name="gr7" draw:text-style-name="P1" draw:layer="layout" svg:x1="14.492cm" svg:y1="8.724cm" svg:x2="27.243cm" svg:y2="8.724cm">
          <text:p/>
        </draw:line>
        <draw:line draw:style-name="gr7" draw:text-style-name="P1" draw:layer="layout" svg:x1="14.492cm" svg:y1="9.591cm" svg:x2="27.243cm" svg:y2="9.591cm">
          <text:p/>
        </draw:line>
        <draw:line draw:style-name="gr7" draw:text-style-name="P1" draw:layer="layout" svg:x1="14.492cm" svg:y1="10.456cm" svg:x2="27.243cm" svg:y2="10.456cm">
          <text:p/>
        </draw:line>
        <draw:line draw:style-name="gr7" draw:text-style-name="P1" draw:layer="layout" svg:x1="14.492cm" svg:y1="11.323cm" svg:x2="27.243cm" svg:y2="11.323cm">
          <text:p/>
        </draw:line>
        <draw:line draw:style-name="gr7" draw:text-style-name="P1" draw:layer="layout" svg:x1="14.492cm" svg:y1="12.189cm" svg:x2="27.243cm" svg:y2="12.189cm">
          <text:p/>
        </draw:line>
        <draw:line draw:style-name="gr7" draw:text-style-name="P1" draw:layer="layout" svg:x1="14.492cm" svg:y1="13.054cm" svg:x2="27.243cm" svg:y2="13.054cm">
          <text:p/>
        </draw:line>
        <draw:line draw:style-name="gr7" draw:text-style-name="P1" draw:layer="layout" svg:x1="14.492cm" svg:y1="13.921cm" svg:x2="27.243cm" svg:y2="13.921cm">
          <text:p/>
        </draw:line>
        <draw:frame draw:style-name="gr4" draw:text-style-name="P3" draw:layer="layout" svg:width="3.037cm" svg:height="0.398cm" svg:x="14.581cm" svg:y="1.37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62cm" svg:y1="1.959cm" svg:x2="27.243cm" svg:y2="1.959cm">
          <text:p/>
        </draw:line>
        <draw:frame draw:style-name="gr11" draw:text-style-name="P7" draw:layer="layout" svg:width="0.997cm" svg:height="0.533cm" svg:x="24.183cm" svg:y="1.408cm">
          <draw:text-box>
            <text:p text:style-name="P2"><text:span text:style-name="T4">Clima:</text:span></text:p>
          </draw:text-box>
        </draw:frame>
        <draw:line draw:style-name="gr7" draw:text-style-name="P1" draw:layer="layout" svg:x1="14.493cm" svg:y1="14.789cm" svg:x2="27.244cm" svg:y2="14.789cm">
          <text:p/>
        </draw:line>
        <draw:frame draw:style-name="gr10" draw:text-style-name="P7" draw:layer="layout" svg:width="1.894cm" svg:height="0.533cm" svg:x="14.923cm" svg:y="1.408cm">
          <draw:text-box>
            <text:p text:style-name="P2"><text:span text:style-name="T3">Prioridad:</text:span></text:p>
          </draw:text-box>
        </draw:frame>
        <draw:line draw:style-name="gr52" draw:text-style-name="P1" draw:layer="layout" svg:x1="15.074cm" svg:y1="3.099cm" svg:x2="27.243cm" svg:y2="3.099cm">
          <text:p/>
        </draw:line>
        <draw:line draw:style-name="gr52" draw:text-style-name="P1" draw:layer="layout" svg:x1="15.074cm" svg:y1="3.964cm" svg:x2="27.243cm" svg:y2="3.964cm">
          <text:p/>
        </draw:line>
        <draw:line draw:style-name="gr52" draw:text-style-name="P1" draw:layer="layout" svg:x1="15.074cm" svg:y1="4.831cm" svg:x2="27.243cm" svg:y2="4.831cm">
          <text:p/>
        </draw:line>
        <draw:line draw:style-name="gr52" draw:text-style-name="P1" draw:layer="layout" svg:x1="15.074cm" svg:y1="5.697cm" svg:x2="27.243cm" svg:y2="5.697cm">
          <text:p/>
        </draw:line>
        <draw:line draw:style-name="gr52" draw:text-style-name="P1" draw:layer="layout" svg:x1="15.074cm" svg:y1="6.563cm" svg:x2="27.243cm" svg:y2="6.563cm">
          <text:p/>
        </draw:line>
        <draw:line draw:style-name="gr52" draw:text-style-name="P1" draw:layer="layout" svg:x1="15.074cm" svg:y1="7.43cm" svg:x2="27.243cm" svg:y2="7.43cm">
          <text:p/>
        </draw:line>
        <draw:line draw:style-name="gr52" draw:text-style-name="P1" draw:layer="layout" svg:x1="15.074cm" svg:y1="8.296cm" svg:x2="27.243cm" svg:y2="8.296cm">
          <text:p/>
        </draw:line>
        <draw:line draw:style-name="gr52" draw:text-style-name="P1" draw:layer="layout" svg:x1="15.074cm" svg:y1="9.161cm" svg:x2="27.243cm" svg:y2="9.161cm">
          <text:p/>
        </draw:line>
        <draw:line draw:style-name="gr52" draw:text-style-name="P1" draw:layer="layout" svg:x1="15.074cm" svg:y1="10.028cm" svg:x2="27.243cm" svg:y2="10.028cm">
          <text:p/>
        </draw:line>
        <draw:line draw:style-name="gr52" draw:text-style-name="P1" draw:layer="layout" svg:x1="15.074cm" svg:y1="10.893cm" svg:x2="27.243cm" svg:y2="10.893cm">
          <text:p/>
        </draw:line>
        <draw:line draw:style-name="gr52" draw:text-style-name="P1" draw:layer="layout" svg:x1="15.074cm" svg:y1="11.76cm" svg:x2="27.243cm" svg:y2="11.76cm">
          <text:p/>
        </draw:line>
        <draw:line draw:style-name="gr52" draw:text-style-name="P1" draw:layer="layout" svg:x1="15.074cm" svg:y1="12.626cm" svg:x2="27.243cm" svg:y2="12.626cm">
          <text:p/>
        </draw:line>
        <draw:line draw:style-name="gr52" draw:text-style-name="P1" draw:layer="layout" svg:x1="15.074cm" svg:y1="13.491cm" svg:x2="27.243cm" svg:y2="13.491cm">
          <text:p/>
        </draw:line>
        <draw:line draw:style-name="gr52" draw:text-style-name="P1" draw:layer="layout" svg:x1="15.074cm" svg:y1="14.358cm" svg:x2="27.243cm" svg:y2="14.358cm">
          <text:p/>
        </draw:line>
        <draw:line draw:style-name="gr52" draw:text-style-name="P1" draw:layer="layout" svg:x1="15.075cm" svg:y1="15.226cm" svg:x2="27.244cm" svg:y2="15.226cm">
          <text:p/>
        </draw:line>
        <draw:line draw:style-name="gr52" draw:text-style-name="P1" draw:layer="layout" svg:x1="15.075cm" svg:y1="2.309cm" svg:x2="27.244cm" svg:y2="2.309cm">
          <text:p/>
        </draw:line>
        <draw:frame draw:style-name="gr12" draw:text-style-name="P7" draw:layer="layout" svg:width="0.22cm" svg:height="0.386cm" svg:x="14.623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3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3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3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3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3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3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3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3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3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3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3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3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3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4cm" svg:y="14.163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5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13.959cm" svg:y1="15.655cm" svg:x2="27.243cm" svg:y2="15.655cm">
          <text:p/>
        </draw:line>
        <draw:path draw:style-name="gr8" draw:text-style-name="P5" draw:layer="layout" svg:width="0.033cm" svg:height="0.034cm" svg:x="14.468cm" svg:y="16.059cm" svg:viewBox="0 0 34 35" svg:d="M17 0c-22 0-23 35 0 35s23-35 0-35z">
          <text:p/>
        </draw:path>
        <draw:path draw:style-name="gr8" draw:text-style-name="P5" draw:layer="layout" svg:width="0.033cm" svg:height="0.034cm" svg:x="14.468cm" svg:y="16.561cm" svg:viewBox="0 0 34 35" svg:d="M17 0c-22 0-23 35 0 35s23-35 0-35z">
          <text:p/>
        </draw:path>
        <draw:path draw:style-name="gr8" draw:text-style-name="P5" draw:layer="layout" svg:width="0.033cm" svg:height="0.034cm" svg:x="14.468cm" svg:y="17.063cm" svg:viewBox="0 0 34 35" svg:d="M17 0c-22 0-23 35 0 35s23-35 0-35z">
          <text:p/>
        </draw:path>
        <draw:path draw:style-name="gr8" draw:text-style-name="P5" draw:layer="layout" svg:width="0.033cm" svg:height="0.034cm" svg:x="14.468cm" svg:y="17.565cm" svg:viewBox="0 0 34 35" svg:d="M17 0c-22 0-23 35 0 35s23-35 0-35z">
          <text:p/>
        </draw:path>
        <draw:path draw:style-name="gr8" draw:text-style-name="P5" draw:layer="layout" svg:width="0.033cm" svg:height="0.034cm" svg:x="14.468cm" svg:y="18.067cm" svg:viewBox="0 0 34 35" svg:d="M17 0c-22 0-23 35 0 35s23-35 0-35z">
          <text:p/>
        </draw:path>
        <draw:path draw:style-name="gr8" draw:text-style-name="P5" draw:layer="layout" svg:width="0.033cm" svg:height="0.035cm" svg:x="14.468cm" svg:y="18.569cm" svg:viewBox="0 0 34 36" svg:d="M17 0c-22 0-23 36 0 36s23-36 0-36z">
          <text:p/>
        </draw:path>
        <draw:path draw:style-name="gr8" draw:text-style-name="P5" draw:layer="layout" svg:width="0.033cm" svg:height="0.034cm" svg:x="14.468cm" svg:y="19.072cm" svg:viewBox="0 0 34 35" svg:d="M17 0c-22 0-23 35 0 35s23-35 0-35z">
          <text:p/>
        </draw:path>
        <draw:path draw:style-name="gr8" draw:text-style-name="P5" draw:layer="layout" svg:width="0.033cm" svg:height="0.034cm" svg:x="14.468cm" svg:y="19.574cm" svg:viewBox="0 0 34 35" svg:d="M17 0c-22 0-23 35 0 35s23-35 0-35z">
          <text:p/>
        </draw:path>
        <draw:path draw:style-name="gr8" draw:text-style-name="P5" draw:layer="layout" svg:width="0.033cm" svg:height="0.034cm" svg:x="14.468cm" svg:y="20.076cm" svg:viewBox="0 0 34 35" svg:d="M17 0c-22 0-23 35 0 35s23-35 0-35z">
          <text:p/>
        </draw:path>
        <draw:path draw:style-name="gr8" draw:text-style-name="P5" draw:layer="layout" svg:width="0.033cm" svg:height="0.034cm" svg:x="14.468cm" svg:y="20.578cm" svg:viewBox="0 0 34 35" svg:d="M17 0c-22 0-23 35 0 35s23-35 0-35z">
          <text:p/>
        </draw:path>
        <draw:path draw:style-name="gr8" draw:text-style-name="P5" draw:layer="layout" svg:width="0.034cm" svg:height="0.034cm" svg:x="14.966cm" svg:y="16.059cm" svg:viewBox="0 0 35 35" svg:d="M17 0c-23 0-23 35 0 35s23-35 0-35z">
          <text:p/>
        </draw:path>
        <draw:path draw:style-name="gr8" draw:text-style-name="P5" draw:layer="layout" svg:width="0.034cm" svg:height="0.034cm" svg:x="14.966cm" svg:y="16.561cm" svg:viewBox="0 0 35 35" svg:d="M17 0c-23 0-23 35 0 35s23-35 0-35z">
          <text:p/>
        </draw:path>
        <draw:path draw:style-name="gr8" draw:text-style-name="P5" draw:layer="layout" svg:width="0.034cm" svg:height="0.034cm" svg:x="14.966cm" svg:y="17.063cm" svg:viewBox="0 0 35 35" svg:d="M17 0c-23 0-23 35 0 35s23-35 0-35z">
          <text:p/>
        </draw:path>
        <draw:path draw:style-name="gr8" draw:text-style-name="P5" draw:layer="layout" svg:width="0.034cm" svg:height="0.034cm" svg:x="14.966cm" svg:y="17.565cm" svg:viewBox="0 0 35 35" svg:d="M17 0c-23 0-23 35 0 35s23-35 0-35z">
          <text:p/>
        </draw:path>
        <draw:path draw:style-name="gr8" draw:text-style-name="P5" draw:layer="layout" svg:width="0.034cm" svg:height="0.034cm" svg:x="14.966cm" svg:y="18.067cm" svg:viewBox="0 0 35 35" svg:d="M17 0c-23 0-23 35 0 35s23-35 0-35z">
          <text:p/>
        </draw:path>
        <draw:path draw:style-name="gr8" draw:text-style-name="P5" draw:layer="layout" svg:width="0.034cm" svg:height="0.035cm" svg:x="14.966cm" svg:y="18.569cm" svg:viewBox="0 0 35 36" svg:d="M17 0c-23 0-23 36 0 36s23-36 0-36z">
          <text:p/>
        </draw:path>
        <draw:path draw:style-name="gr8" draw:text-style-name="P5" draw:layer="layout" svg:width="0.034cm" svg:height="0.034cm" svg:x="14.966cm" svg:y="19.072cm" svg:viewBox="0 0 35 35" svg:d="M17 0c-23 0-23 35 0 35s23-35 0-35z">
          <text:p/>
        </draw:path>
        <draw:path draw:style-name="gr8" draw:text-style-name="P5" draw:layer="layout" svg:width="0.034cm" svg:height="0.034cm" svg:x="14.966cm" svg:y="19.574cm" svg:viewBox="0 0 35 35" svg:d="M17 0c-23 0-23 35 0 35s23-35 0-35z">
          <text:p/>
        </draw:path>
        <draw:path draw:style-name="gr8" draw:text-style-name="P5" draw:layer="layout" svg:width="0.034cm" svg:height="0.034cm" svg:x="14.966cm" svg:y="20.076cm" svg:viewBox="0 0 35 35" svg:d="M17 0c-23 0-23 35 0 35s23-35 0-35z">
          <text:p/>
        </draw:path>
        <draw:path draw:style-name="gr8" draw:text-style-name="P5" draw:layer="layout" svg:width="0.034cm" svg:height="0.034cm" svg:x="14.966cm" svg:y="20.578cm" svg:viewBox="0 0 35 35" svg:d="M17 0c-23 0-23 35 0 35s23-35 0-35z">
          <text:p/>
        </draw:path>
        <draw:path draw:style-name="gr8" draw:text-style-name="P5" draw:layer="layout" svg:width="0.033cm" svg:height="0.034cm" svg:x="15.467cm" svg:y="16.059cm" svg:viewBox="0 0 34 35" svg:d="M17 0c-22 0-23 35 0 35s23-35 0-35z">
          <text:p/>
        </draw:path>
        <draw:path draw:style-name="gr8" draw:text-style-name="P5" draw:layer="layout" svg:width="0.033cm" svg:height="0.034cm" svg:x="15.467cm" svg:y="16.561cm" svg:viewBox="0 0 34 35" svg:d="M17 0c-22 0-23 35 0 35s23-35 0-35z">
          <text:p/>
        </draw:path>
        <draw:path draw:style-name="gr8" draw:text-style-name="P5" draw:layer="layout" svg:width="0.033cm" svg:height="0.034cm" svg:x="15.467cm" svg:y="17.063cm" svg:viewBox="0 0 34 35" svg:d="M17 0c-22 0-23 35 0 35s23-35 0-35z">
          <text:p/>
        </draw:path>
        <draw:path draw:style-name="gr8" draw:text-style-name="P5" draw:layer="layout" svg:width="0.033cm" svg:height="0.034cm" svg:x="15.467cm" svg:y="17.565cm" svg:viewBox="0 0 34 35" svg:d="M17 0c-22 0-23 35 0 35s23-35 0-35z">
          <text:p/>
        </draw:path>
        <draw:path draw:style-name="gr8" draw:text-style-name="P5" draw:layer="layout" svg:width="0.033cm" svg:height="0.034cm" svg:x="15.467cm" svg:y="18.067cm" svg:viewBox="0 0 34 35" svg:d="M17 0c-22 0-23 35 0 35s23-35 0-35z">
          <text:p/>
        </draw:path>
        <draw:path draw:style-name="gr8" draw:text-style-name="P5" draw:layer="layout" svg:width="0.033cm" svg:height="0.035cm" svg:x="15.467cm" svg:y="18.569cm" svg:viewBox="0 0 34 36" svg:d="M17 0c-22 0-23 36 0 36s23-36 0-36z">
          <text:p/>
        </draw:path>
        <draw:path draw:style-name="gr8" draw:text-style-name="P5" draw:layer="layout" svg:width="0.033cm" svg:height="0.034cm" svg:x="15.467cm" svg:y="19.072cm" svg:viewBox="0 0 34 35" svg:d="M17 0c-22 0-23 35 0 35s23-35 0-35z">
          <text:p/>
        </draw:path>
        <draw:path draw:style-name="gr8" draw:text-style-name="P5" draw:layer="layout" svg:width="0.033cm" svg:height="0.034cm" svg:x="15.467cm" svg:y="19.574cm" svg:viewBox="0 0 34 35" svg:d="M17 0c-22 0-23 35 0 35s23-35 0-35z">
          <text:p/>
        </draw:path>
        <draw:path draw:style-name="gr8" draw:text-style-name="P5" draw:layer="layout" svg:width="0.033cm" svg:height="0.034cm" svg:x="15.467cm" svg:y="20.076cm" svg:viewBox="0 0 34 35" svg:d="M17 0c-22 0-23 35 0 35s23-35 0-35z">
          <text:p/>
        </draw:path>
        <draw:path draw:style-name="gr8" draw:text-style-name="P5" draw:layer="layout" svg:width="0.033cm" svg:height="0.034cm" svg:x="15.467cm" svg:y="20.578cm" svg:viewBox="0 0 34 35" svg:d="M17 0c-22 0-23 35 0 35s23-35 0-35z">
          <text:p/>
        </draw:path>
        <draw:path draw:style-name="gr8" draw:text-style-name="P5" draw:layer="layout" svg:width="0.034cm" svg:height="0.034cm" svg:x="15.965cm" svg:y="16.059cm" svg:viewBox="0 0 35 35" svg:d="M17 0c-23 0-23 35 0 35s23-35 0-35z">
          <text:p/>
        </draw:path>
        <draw:path draw:style-name="gr8" draw:text-style-name="P5" draw:layer="layout" svg:width="0.034cm" svg:height="0.034cm" svg:x="15.965cm" svg:y="16.561cm" svg:viewBox="0 0 35 35" svg:d="M17 0c-23 0-23 35 0 35s23-35 0-35z">
          <text:p/>
        </draw:path>
        <draw:path draw:style-name="gr8" draw:text-style-name="P5" draw:layer="layout" svg:width="0.034cm" svg:height="0.034cm" svg:x="15.965cm" svg:y="17.063cm" svg:viewBox="0 0 35 35" svg:d="M17 0c-23 0-23 35 0 35s23-35 0-35z">
          <text:p/>
        </draw:path>
        <draw:path draw:style-name="gr8" draw:text-style-name="P5" draw:layer="layout" svg:width="0.034cm" svg:height="0.034cm" svg:x="15.965cm" svg:y="17.565cm" svg:viewBox="0 0 35 35" svg:d="M17 0c-23 0-23 35 0 35s23-35 0-35z">
          <text:p/>
        </draw:path>
        <draw:path draw:style-name="gr8" draw:text-style-name="P5" draw:layer="layout" svg:width="0.034cm" svg:height="0.034cm" svg:x="15.965cm" svg:y="18.067cm" svg:viewBox="0 0 35 35" svg:d="M17 0c-23 0-23 35 0 35s23-35 0-35z">
          <text:p/>
        </draw:path>
        <draw:path draw:style-name="gr8" draw:text-style-name="P5" draw:layer="layout" svg:width="0.034cm" svg:height="0.035cm" svg:x="15.965cm" svg:y="18.569cm" svg:viewBox="0 0 35 36" svg:d="M17 0c-23 0-23 36 0 36s23-36 0-36z">
          <text:p/>
        </draw:path>
        <draw:path draw:style-name="gr8" draw:text-style-name="P5" draw:layer="layout" svg:width="0.034cm" svg:height="0.034cm" svg:x="15.965cm" svg:y="19.072cm" svg:viewBox="0 0 35 35" svg:d="M17 0c-23 0-23 35 0 35s23-35 0-35z">
          <text:p/>
        </draw:path>
        <draw:path draw:style-name="gr8" draw:text-style-name="P5" draw:layer="layout" svg:width="0.034cm" svg:height="0.034cm" svg:x="15.965cm" svg:y="19.574cm" svg:viewBox="0 0 35 35" svg:d="M17 0c-23 0-23 35 0 35s23-35 0-35z">
          <text:p/>
        </draw:path>
        <draw:path draw:style-name="gr8" draw:text-style-name="P5" draw:layer="layout" svg:width="0.034cm" svg:height="0.034cm" svg:x="15.965cm" svg:y="20.076cm" svg:viewBox="0 0 35 35" svg:d="M17 0c-23 0-23 35 0 35s23-35 0-35z">
          <text:p/>
        </draw:path>
        <draw:path draw:style-name="gr8" draw:text-style-name="P5" draw:layer="layout" svg:width="0.034cm" svg:height="0.034cm" svg:x="15.965cm" svg:y="20.578cm" svg:viewBox="0 0 35 35" svg:d="M17 0c-23 0-23 35 0 35s23-35 0-35z">
          <text:p/>
        </draw:path>
        <draw:path draw:style-name="gr8" draw:text-style-name="P5" draw:layer="layout" svg:width="0.034cm" svg:height="0.034cm" svg:x="16.464cm" svg:y="16.059cm" svg:viewBox="0 0 35 35" svg:d="M17 0c-23 0-23 35 0 35s23-35 0-35z">
          <text:p/>
        </draw:path>
        <draw:path draw:style-name="gr8" draw:text-style-name="P5" draw:layer="layout" svg:width="0.034cm" svg:height="0.034cm" svg:x="16.464cm" svg:y="16.561cm" svg:viewBox="0 0 35 35" svg:d="M17 0c-23 0-23 35 0 35s23-35 0-35z">
          <text:p/>
        </draw:path>
        <draw:path draw:style-name="gr8" draw:text-style-name="P5" draw:layer="layout" svg:width="0.034cm" svg:height="0.034cm" svg:x="16.464cm" svg:y="17.063cm" svg:viewBox="0 0 35 35" svg:d="M17 0c-23 0-23 35 0 35s23-35 0-35z">
          <text:p/>
        </draw:path>
        <draw:path draw:style-name="gr8" draw:text-style-name="P5" draw:layer="layout" svg:width="0.034cm" svg:height="0.034cm" svg:x="16.464cm" svg:y="17.565cm" svg:viewBox="0 0 35 35" svg:d="M17 0c-23 0-23 35 0 35s23-35 0-35z">
          <text:p/>
        </draw:path>
        <draw:path draw:style-name="gr8" draw:text-style-name="P5" draw:layer="layout" svg:width="0.034cm" svg:height="0.034cm" svg:x="16.464cm" svg:y="18.067cm" svg:viewBox="0 0 35 35" svg:d="M17 0c-23 0-23 35 0 35s23-35 0-35z">
          <text:p/>
        </draw:path>
        <draw:path draw:style-name="gr8" draw:text-style-name="P5" draw:layer="layout" svg:width="0.034cm" svg:height="0.035cm" svg:x="16.464cm" svg:y="18.569cm" svg:viewBox="0 0 35 36" svg:d="M17 0c-23 0-23 36 0 36s23-36 0-36z">
          <text:p/>
        </draw:path>
        <draw:path draw:style-name="gr8" draw:text-style-name="P5" draw:layer="layout" svg:width="0.034cm" svg:height="0.034cm" svg:x="16.464cm" svg:y="19.072cm" svg:viewBox="0 0 35 35" svg:d="M17 0c-23 0-23 35 0 35s23-35 0-35z">
          <text:p/>
        </draw:path>
        <draw:path draw:style-name="gr8" draw:text-style-name="P5" draw:layer="layout" svg:width="0.034cm" svg:height="0.034cm" svg:x="16.464cm" svg:y="19.574cm" svg:viewBox="0 0 35 35" svg:d="M17 0c-23 0-23 35 0 35s23-35 0-35z">
          <text:p/>
        </draw:path>
        <draw:path draw:style-name="gr8" draw:text-style-name="P5" draw:layer="layout" svg:width="0.034cm" svg:height="0.034cm" svg:x="16.464cm" svg:y="20.076cm" svg:viewBox="0 0 35 35" svg:d="M17 0c-23 0-23 35 0 35s23-35 0-35z">
          <text:p/>
        </draw:path>
        <draw:path draw:style-name="gr8" draw:text-style-name="P5" draw:layer="layout" svg:width="0.034cm" svg:height="0.034cm" svg:x="16.464cm" svg:y="20.578cm" svg:viewBox="0 0 35 35" svg:d="M17 0c-23 0-23 35 0 35s23-35 0-35z">
          <text:p/>
        </draw:path>
        <draw:path draw:style-name="gr8" draw:text-style-name="P5" draw:layer="layout" svg:width="0.034cm" svg:height="0.034cm" svg:x="16.963cm" svg:y="16.059cm" svg:viewBox="0 0 35 35" svg:d="M17 0c-23 0-23 35 0 35s23-35 0-35z">
          <text:p/>
        </draw:path>
        <draw:path draw:style-name="gr8" draw:text-style-name="P5" draw:layer="layout" svg:width="0.034cm" svg:height="0.034cm" svg:x="16.963cm" svg:y="16.561cm" svg:viewBox="0 0 35 35" svg:d="M17 0c-23 0-23 35 0 35s23-35 0-35z">
          <text:p/>
        </draw:path>
        <draw:path draw:style-name="gr8" draw:text-style-name="P5" draw:layer="layout" svg:width="0.034cm" svg:height="0.034cm" svg:x="16.963cm" svg:y="17.063cm" svg:viewBox="0 0 35 35" svg:d="M17 0c-23 0-23 35 0 35s23-35 0-35z">
          <text:p/>
        </draw:path>
        <draw:path draw:style-name="gr8" draw:text-style-name="P5" draw:layer="layout" svg:width="0.034cm" svg:height="0.034cm" svg:x="16.963cm" svg:y="17.565cm" svg:viewBox="0 0 35 35" svg:d="M17 0c-23 0-23 35 0 35s23-35 0-35z">
          <text:p/>
        </draw:path>
        <draw:path draw:style-name="gr8" draw:text-style-name="P5" draw:layer="layout" svg:width="0.034cm" svg:height="0.034cm" svg:x="16.963cm" svg:y="18.067cm" svg:viewBox="0 0 35 35" svg:d="M17 0c-23 0-23 35 0 35s23-35 0-35z">
          <text:p/>
        </draw:path>
        <draw:path draw:style-name="gr8" draw:text-style-name="P5" draw:layer="layout" svg:width="0.034cm" svg:height="0.035cm" svg:x="16.963cm" svg:y="18.569cm" svg:viewBox="0 0 35 36" svg:d="M17 0c-23 0-23 36 0 36s23-36 0-36z">
          <text:p/>
        </draw:path>
        <draw:path draw:style-name="gr8" draw:text-style-name="P5" draw:layer="layout" svg:width="0.034cm" svg:height="0.034cm" svg:x="16.963cm" svg:y="19.072cm" svg:viewBox="0 0 35 35" svg:d="M17 0c-23 0-23 35 0 35s23-35 0-35z">
          <text:p/>
        </draw:path>
        <draw:path draw:style-name="gr8" draw:text-style-name="P5" draw:layer="layout" svg:width="0.034cm" svg:height="0.034cm" svg:x="16.963cm" svg:y="19.574cm" svg:viewBox="0 0 35 35" svg:d="M17 0c-23 0-23 35 0 35s23-35 0-35z">
          <text:p/>
        </draw:path>
        <draw:path draw:style-name="gr8" draw:text-style-name="P5" draw:layer="layout" svg:width="0.034cm" svg:height="0.034cm" svg:x="16.963cm" svg:y="20.076cm" svg:viewBox="0 0 35 35" svg:d="M17 0c-23 0-23 35 0 35s23-35 0-35z">
          <text:p/>
        </draw:path>
        <draw:path draw:style-name="gr8" draw:text-style-name="P5" draw:layer="layout" svg:width="0.034cm" svg:height="0.034cm" svg:x="16.963cm" svg:y="20.578cm" svg:viewBox="0 0 35 35" svg:d="M17 0c-23 0-23 35 0 35s23-35 0-35z">
          <text:p/>
        </draw:path>
        <draw:path draw:style-name="gr8" draw:text-style-name="P5" draw:layer="layout" svg:width="0.033cm" svg:height="0.034cm" svg:x="17.462cm" svg:y="16.059cm" svg:viewBox="0 0 34 35" svg:d="M17 0c-23 0-23 35 0 35 22 0 22-35 0-35z">
          <text:p/>
        </draw:path>
        <draw:path draw:style-name="gr8" draw:text-style-name="P5" draw:layer="layout" svg:width="0.033cm" svg:height="0.034cm" svg:x="17.462cm" svg:y="16.561cm" svg:viewBox="0 0 34 35" svg:d="M17 0c-23 0-23 35 0 35 22 0 22-35 0-35z">
          <text:p/>
        </draw:path>
        <draw:path draw:style-name="gr8" draw:text-style-name="P5" draw:layer="layout" svg:width="0.033cm" svg:height="0.034cm" svg:x="17.462cm" svg:y="17.063cm" svg:viewBox="0 0 34 35" svg:d="M17 0c-23 0-23 35 0 35 22 0 22-35 0-35z">
          <text:p/>
        </draw:path>
        <draw:path draw:style-name="gr8" draw:text-style-name="P5" draw:layer="layout" svg:width="0.033cm" svg:height="0.034cm" svg:x="17.462cm" svg:y="17.565cm" svg:viewBox="0 0 34 35" svg:d="M17 0c-23 0-23 35 0 35 22 0 22-35 0-35z">
          <text:p/>
        </draw:path>
        <draw:path draw:style-name="gr8" draw:text-style-name="P5" draw:layer="layout" svg:width="0.033cm" svg:height="0.034cm" svg:x="17.462cm" svg:y="18.067cm" svg:viewBox="0 0 34 35" svg:d="M17 0c-23 0-23 35 0 35 22 0 22-35 0-35z">
          <text:p/>
        </draw:path>
        <draw:path draw:style-name="gr8" draw:text-style-name="P5" draw:layer="layout" svg:width="0.033cm" svg:height="0.035cm" svg:x="17.462cm" svg:y="18.569cm" svg:viewBox="0 0 34 36" svg:d="M17 0c-23 0-23 36 0 36 22 0 22-36 0-36z">
          <text:p/>
        </draw:path>
        <draw:path draw:style-name="gr8" draw:text-style-name="P5" draw:layer="layout" svg:width="0.033cm" svg:height="0.034cm" svg:x="17.462cm" svg:y="19.072cm" svg:viewBox="0 0 34 35" svg:d="M17 0c-23 0-23 35 0 35 22 0 22-35 0-35z">
          <text:p/>
        </draw:path>
        <draw:path draw:style-name="gr8" draw:text-style-name="P5" draw:layer="layout" svg:width="0.033cm" svg:height="0.034cm" svg:x="17.462cm" svg:y="19.574cm" svg:viewBox="0 0 34 35" svg:d="M17 0c-23 0-23 35 0 35 22 0 22-35 0-35z">
          <text:p/>
        </draw:path>
        <draw:path draw:style-name="gr8" draw:text-style-name="P5" draw:layer="layout" svg:width="0.033cm" svg:height="0.034cm" svg:x="17.462cm" svg:y="20.076cm" svg:viewBox="0 0 34 35" svg:d="M17 0c-23 0-23 35 0 35 22 0 22-35 0-35z">
          <text:p/>
        </draw:path>
        <draw:path draw:style-name="gr8" draw:text-style-name="P5" draw:layer="layout" svg:width="0.033cm" svg:height="0.034cm" svg:x="17.462cm" svg:y="20.578cm" svg:viewBox="0 0 34 35" svg:d="M17 0c-23 0-23 35 0 35 22 0 22-35 0-35z">
          <text:p/>
        </draw:path>
        <draw:path draw:style-name="gr8" draw:text-style-name="P5" draw:layer="layout" svg:width="0.034cm" svg:height="0.034cm" svg:x="17.96cm" svg:y="16.059cm" svg:viewBox="0 0 35 35" svg:d="M17 0c-23 0-23 35 0 35s23-35 0-35z">
          <text:p/>
        </draw:path>
        <draw:path draw:style-name="gr8" draw:text-style-name="P5" draw:layer="layout" svg:width="0.034cm" svg:height="0.034cm" svg:x="17.96cm" svg:y="16.561cm" svg:viewBox="0 0 35 35" svg:d="M17 0c-23 0-23 35 0 35s23-35 0-35z">
          <text:p/>
        </draw:path>
        <draw:path draw:style-name="gr8" draw:text-style-name="P5" draw:layer="layout" svg:width="0.034cm" svg:height="0.034cm" svg:x="17.96cm" svg:y="17.063cm" svg:viewBox="0 0 35 35" svg:d="M17 0c-23 0-23 35 0 35s23-35 0-35z">
          <text:p/>
        </draw:path>
        <draw:path draw:style-name="gr8" draw:text-style-name="P5" draw:layer="layout" svg:width="0.034cm" svg:height="0.034cm" svg:x="17.96cm" svg:y="17.565cm" svg:viewBox="0 0 35 35" svg:d="M17 0c-23 0-23 35 0 35s23-35 0-35z">
          <text:p/>
        </draw:path>
        <draw:path draw:style-name="gr8" draw:text-style-name="P5" draw:layer="layout" svg:width="0.034cm" svg:height="0.034cm" svg:x="17.96cm" svg:y="18.067cm" svg:viewBox="0 0 35 35" svg:d="M17 0c-23 0-23 35 0 35s23-35 0-35z">
          <text:p/>
        </draw:path>
        <draw:path draw:style-name="gr8" draw:text-style-name="P5" draw:layer="layout" svg:width="0.034cm" svg:height="0.035cm" svg:x="17.96cm" svg:y="18.569cm" svg:viewBox="0 0 35 36" svg:d="M17 0c-23 0-23 36 0 36s23-36 0-36z">
          <text:p/>
        </draw:path>
        <draw:path draw:style-name="gr8" draw:text-style-name="P5" draw:layer="layout" svg:width="0.034cm" svg:height="0.034cm" svg:x="17.96cm" svg:y="19.072cm" svg:viewBox="0 0 35 35" svg:d="M17 0c-23 0-23 35 0 35s23-35 0-35z">
          <text:p/>
        </draw:path>
        <draw:path draw:style-name="gr8" draw:text-style-name="P5" draw:layer="layout" svg:width="0.034cm" svg:height="0.034cm" svg:x="17.96cm" svg:y="19.574cm" svg:viewBox="0 0 35 35" svg:d="M17 0c-23 0-23 35 0 35s23-35 0-35z">
          <text:p/>
        </draw:path>
        <draw:path draw:style-name="gr8" draw:text-style-name="P5" draw:layer="layout" svg:width="0.034cm" svg:height="0.034cm" svg:x="17.96cm" svg:y="20.076cm" svg:viewBox="0 0 35 35" svg:d="M17 0c-23 0-23 35 0 35s23-35 0-35z">
          <text:p/>
        </draw:path>
        <draw:path draw:style-name="gr8" draw:text-style-name="P5" draw:layer="layout" svg:width="0.034cm" svg:height="0.034cm" svg:x="17.96cm" svg:y="20.578cm" svg:viewBox="0 0 35 35" svg:d="M17 0c-23 0-23 35 0 35s23-35 0-35z">
          <text:p/>
        </draw:path>
        <draw:path draw:style-name="gr8" draw:text-style-name="P5" draw:layer="layout" svg:width="0.034cm" svg:height="0.034cm" svg:x="18.46cm" svg:y="16.561cm" svg:viewBox="0 0 35 35" svg:d="M17 0c-23 0-23 35 0 35s23-35 0-35z">
          <text:p/>
        </draw:path>
        <draw:path draw:style-name="gr8" draw:text-style-name="P5" draw:layer="layout" svg:width="0.034cm" svg:height="0.034cm" svg:x="18.46cm" svg:y="17.063cm" svg:viewBox="0 0 35 35" svg:d="M17 0c-23 0-23 35 0 35s23-35 0-35z">
          <text:p/>
        </draw:path>
        <draw:path draw:style-name="gr8" draw:text-style-name="P5" draw:layer="layout" svg:width="0.034cm" svg:height="0.034cm" svg:x="18.46cm" svg:y="17.565cm" svg:viewBox="0 0 35 35" svg:d="M17 0c-23 0-23 35 0 35s23-35 0-35z">
          <text:p/>
        </draw:path>
        <draw:path draw:style-name="gr8" draw:text-style-name="P5" draw:layer="layout" svg:width="0.034cm" svg:height="0.034cm" svg:x="18.46cm" svg:y="18.067cm" svg:viewBox="0 0 35 35" svg:d="M17 0c-23 0-23 35 0 35s23-35 0-35z">
          <text:p/>
        </draw:path>
        <draw:path draw:style-name="gr8" draw:text-style-name="P5" draw:layer="layout" svg:width="0.034cm" svg:height="0.035cm" svg:x="18.46cm" svg:y="18.569cm" svg:viewBox="0 0 35 36" svg:d="M17 0c-23 0-23 36 0 36s23-36 0-36z">
          <text:p/>
        </draw:path>
        <draw:path draw:style-name="gr8" draw:text-style-name="P5" draw:layer="layout" svg:width="0.034cm" svg:height="0.034cm" svg:x="18.46cm" svg:y="19.072cm" svg:viewBox="0 0 35 35" svg:d="M17 0c-23 0-23 35 0 35s23-35 0-35z">
          <text:p/>
        </draw:path>
        <draw:path draw:style-name="gr8" draw:text-style-name="P5" draw:layer="layout" svg:width="0.034cm" svg:height="0.034cm" svg:x="18.46cm" svg:y="19.574cm" svg:viewBox="0 0 35 35" svg:d="M17 0c-23 0-23 35 0 35s23-35 0-35z">
          <text:p/>
        </draw:path>
        <draw:path draw:style-name="gr8" draw:text-style-name="P5" draw:layer="layout" svg:width="0.034cm" svg:height="0.034cm" svg:x="18.46cm" svg:y="20.076cm" svg:viewBox="0 0 35 35" svg:d="M17 0c-23 0-23 35 0 35s23-35 0-35z">
          <text:p/>
        </draw:path>
        <draw:path draw:style-name="gr8" draw:text-style-name="P5" draw:layer="layout" svg:width="0.034cm" svg:height="0.034cm" svg:x="18.46cm" svg:y="20.578cm" svg:viewBox="0 0 35 35" svg:d="M17 0c-23 0-23 35 0 35s23-35 0-35z">
          <text:p/>
        </draw:path>
        <draw:path draw:style-name="gr8" draw:text-style-name="P5" draw:layer="layout" svg:width="0.032cm" svg:height="0.034cm" svg:x="18.959cm" svg:y="16.561cm" svg:viewBox="0 0 33 35" svg:d="M16 0c-21 0-21 35 0 35 23 0 23-35 0-35z">
          <text:p/>
        </draw:path>
        <draw:path draw:style-name="gr8" draw:text-style-name="P5" draw:layer="layout" svg:width="0.032cm" svg:height="0.034cm" svg:x="18.959cm" svg:y="17.063cm" svg:viewBox="0 0 33 35" svg:d="M16 0c-21 0-21 35 0 35 23 0 23-35 0-35z">
          <text:p/>
        </draw:path>
        <draw:path draw:style-name="gr8" draw:text-style-name="P5" draw:layer="layout" svg:width="0.032cm" svg:height="0.034cm" svg:x="18.959cm" svg:y="17.565cm" svg:viewBox="0 0 33 35" svg:d="M16 0c-21 0-21 35 0 35 23 0 23-35 0-35z">
          <text:p/>
        </draw:path>
        <draw:path draw:style-name="gr8" draw:text-style-name="P5" draw:layer="layout" svg:width="0.032cm" svg:height="0.034cm" svg:x="18.959cm" svg:y="18.067cm" svg:viewBox="0 0 33 35" svg:d="M16 0c-21 0-21 35 0 35 23 0 23-35 0-35z">
          <text:p/>
        </draw:path>
        <draw:path draw:style-name="gr8" draw:text-style-name="P5" draw:layer="layout" svg:width="0.032cm" svg:height="0.035cm" svg:x="18.959cm" svg:y="18.569cm" svg:viewBox="0 0 33 36" svg:d="M16 0c-21 0-21 36 0 36 23 0 23-36 0-36z">
          <text:p/>
        </draw:path>
        <draw:path draw:style-name="gr8" draw:text-style-name="P5" draw:layer="layout" svg:width="0.032cm" svg:height="0.034cm" svg:x="18.959cm" svg:y="19.072cm" svg:viewBox="0 0 33 35" svg:d="M16 0c-21 0-21 35 0 35 23 0 23-35 0-35z">
          <text:p/>
        </draw:path>
        <draw:path draw:style-name="gr8" draw:text-style-name="P5" draw:layer="layout" svg:width="0.032cm" svg:height="0.034cm" svg:x="18.959cm" svg:y="19.574cm" svg:viewBox="0 0 33 35" svg:d="M16 0c-21 0-21 35 0 35 23 0 23-35 0-35z">
          <text:p/>
        </draw:path>
        <draw:path draw:style-name="gr8" draw:text-style-name="P5" draw:layer="layout" svg:width="0.032cm" svg:height="0.034cm" svg:x="18.959cm" svg:y="20.076cm" svg:viewBox="0 0 33 35" svg:d="M16 0c-21 0-21 35 0 35 23 0 23-35 0-35z">
          <text:p/>
        </draw:path>
        <draw:path draw:style-name="gr8" draw:text-style-name="P5" draw:layer="layout" svg:width="0.032cm" svg:height="0.034cm" svg:x="18.959cm" svg:y="20.578cm" svg:viewBox="0 0 33 35" svg:d="M16 0c-21 0-21 35 0 35 23 0 23-35 0-35z">
          <text:p/>
        </draw:path>
        <draw:path draw:style-name="gr8" draw:text-style-name="P5" draw:layer="layout" svg:width="0.033cm" svg:height="0.034cm" svg:x="19.457cm" svg:y="16.059cm" svg:viewBox="0 0 34 35" svg:d="M17 0c-23 0-23 35 0 35 22 0 22-35 0-35z">
          <text:p/>
        </draw:path>
        <draw:path draw:style-name="gr8" draw:text-style-name="P5" draw:layer="layout" svg:width="0.033cm" svg:height="0.034cm" svg:x="19.457cm" svg:y="16.561cm" svg:viewBox="0 0 34 35" svg:d="M17 0c-23 0-23 35 0 35 22 0 22-35 0-35z">
          <text:p/>
        </draw:path>
        <draw:path draw:style-name="gr8" draw:text-style-name="P5" draw:layer="layout" svg:width="0.033cm" svg:height="0.034cm" svg:x="19.457cm" svg:y="17.063cm" svg:viewBox="0 0 34 35" svg:d="M17 0c-23 0-23 35 0 35 22 0 22-35 0-35z">
          <text:p/>
        </draw:path>
        <draw:path draw:style-name="gr8" draw:text-style-name="P5" draw:layer="layout" svg:width="0.033cm" svg:height="0.034cm" svg:x="19.457cm" svg:y="17.565cm" svg:viewBox="0 0 34 35" svg:d="M17 0c-23 0-23 35 0 35 22 0 22-35 0-35z">
          <text:p/>
        </draw:path>
        <draw:path draw:style-name="gr8" draw:text-style-name="P5" draw:layer="layout" svg:width="0.033cm" svg:height="0.034cm" svg:x="19.457cm" svg:y="18.067cm" svg:viewBox="0 0 34 35" svg:d="M17 0c-23 0-23 35 0 35 22 0 22-35 0-35z">
          <text:p/>
        </draw:path>
        <draw:path draw:style-name="gr8" draw:text-style-name="P5" draw:layer="layout" svg:width="0.033cm" svg:height="0.035cm" svg:x="19.457cm" svg:y="18.569cm" svg:viewBox="0 0 34 36" svg:d="M17 0c-23 0-23 36 0 36 22 0 22-36 0-36z">
          <text:p/>
        </draw:path>
        <draw:path draw:style-name="gr8" draw:text-style-name="P5" draw:layer="layout" svg:width="0.033cm" svg:height="0.034cm" svg:x="19.457cm" svg:y="19.072cm" svg:viewBox="0 0 34 35" svg:d="M17 0c-23 0-23 35 0 35 22 0 22-35 0-35z">
          <text:p/>
        </draw:path>
        <draw:path draw:style-name="gr8" draw:text-style-name="P5" draw:layer="layout" svg:width="0.033cm" svg:height="0.034cm" svg:x="19.457cm" svg:y="19.574cm" svg:viewBox="0 0 34 35" svg:d="M17 0c-23 0-23 35 0 35 22 0 22-35 0-35z">
          <text:p/>
        </draw:path>
        <draw:path draw:style-name="gr8" draw:text-style-name="P5" draw:layer="layout" svg:width="0.033cm" svg:height="0.034cm" svg:x="19.457cm" svg:y="20.076cm" svg:viewBox="0 0 34 35" svg:d="M17 0c-23 0-23 35 0 35 22 0 22-35 0-35z">
          <text:p/>
        </draw:path>
        <draw:path draw:style-name="gr8" draw:text-style-name="P5" draw:layer="layout" svg:width="0.033cm" svg:height="0.034cm" svg:x="19.457cm" svg:y="20.578cm" svg:viewBox="0 0 34 35" svg:d="M17 0c-23 0-23 35 0 35 22 0 22-35 0-35z">
          <text:p/>
        </draw:path>
        <draw:path draw:style-name="gr8" draw:text-style-name="P5" draw:layer="layout" svg:width="0.033cm" svg:height="0.034cm" svg:x="19.956cm" svg:y="16.059cm" svg:viewBox="0 0 34 35" svg:d="M17 0c-23 0-23 35 0 35 22 0 22-35 0-35z">
          <text:p/>
        </draw:path>
        <draw:path draw:style-name="gr8" draw:text-style-name="P5" draw:layer="layout" svg:width="0.033cm" svg:height="0.034cm" svg:x="19.956cm" svg:y="16.561cm" svg:viewBox="0 0 34 35" svg:d="M17 0c-23 0-23 35 0 35 22 0 22-35 0-35z">
          <text:p/>
        </draw:path>
        <draw:path draw:style-name="gr8" draw:text-style-name="P5" draw:layer="layout" svg:width="0.033cm" svg:height="0.034cm" svg:x="19.956cm" svg:y="17.063cm" svg:viewBox="0 0 34 35" svg:d="M17 0c-23 0-23 35 0 35 22 0 22-35 0-35z">
          <text:p/>
        </draw:path>
        <draw:path draw:style-name="gr8" draw:text-style-name="P5" draw:layer="layout" svg:width="0.033cm" svg:height="0.034cm" svg:x="19.956cm" svg:y="17.565cm" svg:viewBox="0 0 34 35" svg:d="M17 0c-23 0-23 35 0 35 22 0 22-35 0-35z">
          <text:p/>
        </draw:path>
        <draw:path draw:style-name="gr8" draw:text-style-name="P5" draw:layer="layout" svg:width="0.033cm" svg:height="0.034cm" svg:x="19.956cm" svg:y="18.067cm" svg:viewBox="0 0 34 35" svg:d="M17 0c-23 0-23 35 0 35 22 0 22-35 0-35z">
          <text:p/>
        </draw:path>
        <draw:path draw:style-name="gr8" draw:text-style-name="P5" draw:layer="layout" svg:width="0.033cm" svg:height="0.035cm" svg:x="19.956cm" svg:y="18.569cm" svg:viewBox="0 0 34 36" svg:d="M17 0c-23 0-23 36 0 36 22 0 22-36 0-36z">
          <text:p/>
        </draw:path>
        <draw:path draw:style-name="gr8" draw:text-style-name="P5" draw:layer="layout" svg:width="0.033cm" svg:height="0.034cm" svg:x="19.956cm" svg:y="19.072cm" svg:viewBox="0 0 34 35" svg:d="M17 0c-23 0-23 35 0 35 22 0 22-35 0-35z">
          <text:p/>
        </draw:path>
        <draw:path draw:style-name="gr8" draw:text-style-name="P5" draw:layer="layout" svg:width="0.033cm" svg:height="0.034cm" svg:x="19.956cm" svg:y="19.574cm" svg:viewBox="0 0 34 35" svg:d="M17 0c-23 0-23 35 0 35 22 0 22-35 0-35z">
          <text:p/>
        </draw:path>
        <draw:path draw:style-name="gr8" draw:text-style-name="P5" draw:layer="layout" svg:width="0.033cm" svg:height="0.034cm" svg:x="19.956cm" svg:y="20.076cm" svg:viewBox="0 0 34 35" svg:d="M17 0c-23 0-23 35 0 35 22 0 22-35 0-35z">
          <text:p/>
        </draw:path>
        <draw:path draw:style-name="gr8" draw:text-style-name="P5" draw:layer="layout" svg:width="0.033cm" svg:height="0.034cm" svg:x="19.956cm" svg:y="20.578cm" svg:viewBox="0 0 34 35" svg:d="M17 0c-23 0-23 35 0 35 22 0 22-35 0-35z">
          <text:p/>
        </draw:path>
        <draw:path draw:style-name="gr8" draw:text-style-name="P5" draw:layer="layout" svg:width="0.032cm" svg:height="0.034cm" svg:x="20.456cm" svg:y="16.059cm" svg:viewBox="0 0 33 35" svg:d="M16 0c-21 0-21 35 0 35 23 0 23-35 0-35z">
          <text:p/>
        </draw:path>
        <draw:path draw:style-name="gr8" draw:text-style-name="P5" draw:layer="layout" svg:width="0.032cm" svg:height="0.034cm" svg:x="20.456cm" svg:y="16.561cm" svg:viewBox="0 0 33 35" svg:d="M16 0c-21 0-21 35 0 35 23 0 23-35 0-35z">
          <text:p/>
        </draw:path>
        <draw:path draw:style-name="gr8" draw:text-style-name="P5" draw:layer="layout" svg:width="0.032cm" svg:height="0.034cm" svg:x="20.456cm" svg:y="17.063cm" svg:viewBox="0 0 33 35" svg:d="M16 0c-21 0-21 35 0 35 23 0 23-35 0-35z">
          <text:p/>
        </draw:path>
        <draw:path draw:style-name="gr8" draw:text-style-name="P5" draw:layer="layout" svg:width="0.032cm" svg:height="0.034cm" svg:x="20.456cm" svg:y="17.565cm" svg:viewBox="0 0 33 35" svg:d="M16 0c-21 0-21 35 0 35 23 0 23-35 0-35z">
          <text:p/>
        </draw:path>
        <draw:path draw:style-name="gr8" draw:text-style-name="P5" draw:layer="layout" svg:width="0.032cm" svg:height="0.034cm" svg:x="20.456cm" svg:y="18.067cm" svg:viewBox="0 0 33 35" svg:d="M16 0c-21 0-21 35 0 35 23 0 23-35 0-35z">
          <text:p/>
        </draw:path>
        <draw:path draw:style-name="gr8" draw:text-style-name="P5" draw:layer="layout" svg:width="0.032cm" svg:height="0.035cm" svg:x="20.456cm" svg:y="18.569cm" svg:viewBox="0 0 33 36" svg:d="M16 0c-21 0-21 36 0 36 23 0 23-36 0-36z">
          <text:p/>
        </draw:path>
        <draw:path draw:style-name="gr8" draw:text-style-name="P5" draw:layer="layout" svg:width="0.032cm" svg:height="0.034cm" svg:x="20.456cm" svg:y="19.072cm" svg:viewBox="0 0 33 35" svg:d="M16 0c-21 0-21 35 0 35 23 0 23-35 0-35z">
          <text:p/>
        </draw:path>
        <draw:path draw:style-name="gr8" draw:text-style-name="P5" draw:layer="layout" svg:width="0.032cm" svg:height="0.034cm" svg:x="20.456cm" svg:y="19.574cm" svg:viewBox="0 0 33 35" svg:d="M16 0c-21 0-21 35 0 35 23 0 23-35 0-35z">
          <text:p/>
        </draw:path>
        <draw:path draw:style-name="gr8" draw:text-style-name="P5" draw:layer="layout" svg:width="0.032cm" svg:height="0.034cm" svg:x="20.456cm" svg:y="20.076cm" svg:viewBox="0 0 33 35" svg:d="M16 0c-21 0-21 35 0 35 23 0 23-35 0-35z">
          <text:p/>
        </draw:path>
        <draw:path draw:style-name="gr8" draw:text-style-name="P5" draw:layer="layout" svg:width="0.032cm" svg:height="0.034cm" svg:x="20.456cm" svg:y="20.578cm" svg:viewBox="0 0 33 35" svg:d="M16 0c-21 0-21 35 0 35 23 0 23-35 0-35z">
          <text:p/>
        </draw:path>
        <draw:path draw:style-name="gr8" draw:text-style-name="P5" draw:layer="layout" svg:width="0.034cm" svg:height="0.034cm" svg:x="20.954cm" svg:y="16.059cm" svg:viewBox="0 0 35 35" svg:d="M17 0c-23 0-23 35 0 35s23-35 0-35z">
          <text:p/>
        </draw:path>
        <draw:path draw:style-name="gr8" draw:text-style-name="P5" draw:layer="layout" svg:width="0.034cm" svg:height="0.034cm" svg:x="20.954cm" svg:y="16.561cm" svg:viewBox="0 0 35 35" svg:d="M17 0c-23 0-23 35 0 35s23-35 0-35z">
          <text:p/>
        </draw:path>
        <draw:path draw:style-name="gr8" draw:text-style-name="P5" draw:layer="layout" svg:width="0.034cm" svg:height="0.034cm" svg:x="20.954cm" svg:y="17.063cm" svg:viewBox="0 0 35 35" svg:d="M17 0c-23 0-23 35 0 35s23-35 0-35z">
          <text:p/>
        </draw:path>
        <draw:path draw:style-name="gr8" draw:text-style-name="P5" draw:layer="layout" svg:width="0.034cm" svg:height="0.034cm" svg:x="20.954cm" svg:y="17.565cm" svg:viewBox="0 0 35 35" svg:d="M17 0c-23 0-23 35 0 35s23-35 0-35z">
          <text:p/>
        </draw:path>
        <draw:path draw:style-name="gr8" draw:text-style-name="P5" draw:layer="layout" svg:width="0.034cm" svg:height="0.034cm" svg:x="20.954cm" svg:y="18.067cm" svg:viewBox="0 0 35 35" svg:d="M17 0c-23 0-23 35 0 35s23-35 0-35z">
          <text:p/>
        </draw:path>
        <draw:path draw:style-name="gr8" draw:text-style-name="P5" draw:layer="layout" svg:width="0.034cm" svg:height="0.035cm" svg:x="20.954cm" svg:y="18.569cm" svg:viewBox="0 0 35 36" svg:d="M17 0c-23 0-23 36 0 36s23-36 0-36z">
          <text:p/>
        </draw:path>
        <draw:path draw:style-name="gr8" draw:text-style-name="P5" draw:layer="layout" svg:width="0.034cm" svg:height="0.034cm" svg:x="20.954cm" svg:y="19.072cm" svg:viewBox="0 0 35 35" svg:d="M17 0c-23 0-23 35 0 35s23-35 0-35z">
          <text:p/>
        </draw:path>
        <draw:path draw:style-name="gr8" draw:text-style-name="P5" draw:layer="layout" svg:width="0.034cm" svg:height="0.034cm" svg:x="20.954cm" svg:y="19.574cm" svg:viewBox="0 0 35 35" svg:d="M17 0c-23 0-23 35 0 35s23-35 0-35z">
          <text:p/>
        </draw:path>
        <draw:path draw:style-name="gr8" draw:text-style-name="P5" draw:layer="layout" svg:width="0.034cm" svg:height="0.034cm" svg:x="20.954cm" svg:y="20.076cm" svg:viewBox="0 0 35 35" svg:d="M17 0c-23 0-23 35 0 35s23-35 0-35z">
          <text:p/>
        </draw:path>
        <draw:path draw:style-name="gr8" draw:text-style-name="P5" draw:layer="layout" svg:width="0.034cm" svg:height="0.034cm" svg:x="20.954cm" svg:y="20.578cm" svg:viewBox="0 0 35 35" svg:d="M17 0c-23 0-23 35 0 35s23-35 0-35z">
          <text:p/>
        </draw:path>
        <draw:path draw:style-name="gr8" draw:text-style-name="P5" draw:layer="layout" svg:width="0.033cm" svg:height="0.034cm" svg:x="21.453cm" svg:y="16.059cm" svg:viewBox="0 0 34 35" svg:d="M17 0c-23 0-23 35 0 35 22 0 22-35 0-35z">
          <text:p/>
        </draw:path>
        <draw:path draw:style-name="gr8" draw:text-style-name="P5" draw:layer="layout" svg:width="0.033cm" svg:height="0.034cm" svg:x="21.453cm" svg:y="16.561cm" svg:viewBox="0 0 34 35" svg:d="M17 0c-23 0-23 35 0 35 22 0 22-35 0-35z">
          <text:p/>
        </draw:path>
        <draw:path draw:style-name="gr8" draw:text-style-name="P5" draw:layer="layout" svg:width="0.033cm" svg:height="0.034cm" svg:x="21.453cm" svg:y="17.063cm" svg:viewBox="0 0 34 35" svg:d="M17 0c-23 0-23 35 0 35 22 0 22-35 0-35z">
          <text:p/>
        </draw:path>
        <draw:path draw:style-name="gr8" draw:text-style-name="P5" draw:layer="layout" svg:width="0.033cm" svg:height="0.034cm" svg:x="21.453cm" svg:y="17.565cm" svg:viewBox="0 0 34 35" svg:d="M17 0c-23 0-23 35 0 35 22 0 22-35 0-35z">
          <text:p/>
        </draw:path>
        <draw:path draw:style-name="gr8" draw:text-style-name="P5" draw:layer="layout" svg:width="0.033cm" svg:height="0.034cm" svg:x="21.453cm" svg:y="18.067cm" svg:viewBox="0 0 34 35" svg:d="M17 0c-23 0-23 35 0 35 22 0 22-35 0-35z">
          <text:p/>
        </draw:path>
        <draw:path draw:style-name="gr8" draw:text-style-name="P5" draw:layer="layout" svg:width="0.033cm" svg:height="0.035cm" svg:x="21.453cm" svg:y="18.569cm" svg:viewBox="0 0 34 36" svg:d="M17 0c-23 0-23 36 0 36 22 0 22-36 0-36z">
          <text:p/>
        </draw:path>
        <draw:path draw:style-name="gr8" draw:text-style-name="P5" draw:layer="layout" svg:width="0.033cm" svg:height="0.034cm" svg:x="21.453cm" svg:y="19.072cm" svg:viewBox="0 0 34 35" svg:d="M17 0c-23 0-23 35 0 35 22 0 22-35 0-35z">
          <text:p/>
        </draw:path>
        <draw:path draw:style-name="gr8" draw:text-style-name="P5" draw:layer="layout" svg:width="0.033cm" svg:height="0.034cm" svg:x="21.453cm" svg:y="19.574cm" svg:viewBox="0 0 34 35" svg:d="M17 0c-23 0-23 35 0 35 22 0 22-35 0-35z">
          <text:p/>
        </draw:path>
        <draw:path draw:style-name="gr8" draw:text-style-name="P5" draw:layer="layout" svg:width="0.033cm" svg:height="0.034cm" svg:x="21.453cm" svg:y="20.076cm" svg:viewBox="0 0 34 35" svg:d="M17 0c-23 0-23 35 0 35 22 0 22-35 0-35z">
          <text:p/>
        </draw:path>
        <draw:path draw:style-name="gr8" draw:text-style-name="P5" draw:layer="layout" svg:width="0.033cm" svg:height="0.034cm" svg:x="21.453cm" svg:y="20.578cm" svg:viewBox="0 0 34 35" svg:d="M17 0c-23 0-23 35 0 35 22 0 22-35 0-35z">
          <text:p/>
        </draw:path>
        <draw:path draw:style-name="gr8" draw:text-style-name="P5" draw:layer="layout" svg:width="0.033cm" svg:height="0.034cm" svg:x="21.952cm" svg:y="16.059cm" svg:viewBox="0 0 34 35" svg:d="M17 0c-23 0-23 35 0 35 22 0 22-35 0-35z">
          <text:p/>
        </draw:path>
        <draw:path draw:style-name="gr8" draw:text-style-name="P5" draw:layer="layout" svg:width="0.033cm" svg:height="0.034cm" svg:x="21.952cm" svg:y="16.561cm" svg:viewBox="0 0 34 35" svg:d="M17 0c-23 0-23 35 0 35 22 0 22-35 0-35z">
          <text:p/>
        </draw:path>
        <draw:path draw:style-name="gr8" draw:text-style-name="P5" draw:layer="layout" svg:width="0.033cm" svg:height="0.034cm" svg:x="21.952cm" svg:y="17.063cm" svg:viewBox="0 0 34 35" svg:d="M17 0c-23 0-23 35 0 35 22 0 22-35 0-35z">
          <text:p/>
        </draw:path>
        <draw:path draw:style-name="gr8" draw:text-style-name="P5" draw:layer="layout" svg:width="0.033cm" svg:height="0.034cm" svg:x="21.952cm" svg:y="17.565cm" svg:viewBox="0 0 34 35" svg:d="M17 0c-23 0-23 35 0 35 22 0 22-35 0-35z">
          <text:p/>
        </draw:path>
        <draw:path draw:style-name="gr8" draw:text-style-name="P5" draw:layer="layout" svg:width="0.033cm" svg:height="0.034cm" svg:x="21.952cm" svg:y="18.067cm" svg:viewBox="0 0 34 35" svg:d="M17 0c-23 0-23 35 0 35 22 0 22-35 0-35z">
          <text:p/>
        </draw:path>
        <draw:path draw:style-name="gr8" draw:text-style-name="P5" draw:layer="layout" svg:width="0.033cm" svg:height="0.035cm" svg:x="21.952cm" svg:y="18.569cm" svg:viewBox="0 0 34 36" svg:d="M17 0c-23 0-23 36 0 36 22 0 22-36 0-36z">
          <text:p/>
        </draw:path>
        <draw:path draw:style-name="gr8" draw:text-style-name="P5" draw:layer="layout" svg:width="0.033cm" svg:height="0.034cm" svg:x="21.952cm" svg:y="19.072cm" svg:viewBox="0 0 34 35" svg:d="M17 0c-23 0-23 35 0 35 22 0 22-35 0-35z">
          <text:p/>
        </draw:path>
        <draw:path draw:style-name="gr8" draw:text-style-name="P5" draw:layer="layout" svg:width="0.033cm" svg:height="0.034cm" svg:x="21.952cm" svg:y="19.574cm" svg:viewBox="0 0 34 35" svg:d="M17 0c-23 0-23 35 0 35 22 0 22-35 0-35z">
          <text:p/>
        </draw:path>
        <draw:path draw:style-name="gr8" draw:text-style-name="P5" draw:layer="layout" svg:width="0.033cm" svg:height="0.034cm" svg:x="21.952cm" svg:y="20.076cm" svg:viewBox="0 0 34 35" svg:d="M17 0c-23 0-23 35 0 35 22 0 22-35 0-35z">
          <text:p/>
        </draw:path>
        <draw:path draw:style-name="gr8" draw:text-style-name="P5" draw:layer="layout" svg:width="0.033cm" svg:height="0.034cm" svg:x="21.952cm" svg:y="20.578cm" svg:viewBox="0 0 34 35" svg:d="M17 0c-23 0-23 35 0 35 22 0 22-35 0-35z">
          <text:p/>
        </draw:path>
        <draw:frame draw:style-name="gr42" draw:text-style-name="P6" draw:layer="layout" svg:width="1.09cm" svg:height="0.671cm" svg:x="18.184cm" svg:y="15.875cm">
          <draw:text-box>
            <text:p text:style-name="P2"><text:span text:style-name="T2">Notas</text:span></text:p>
          </draw:text-box>
        </draw:frame>
        <draw:custom-shape draw:style-name="gr47" draw:text-style-name="P8" draw:layer="layout" svg:width="1.159cm" svg:height="0.495cm" svg:x="25.458cm" svg:y="0.70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7cm" svg:y1="1.266cm" svg:x2="27.243cm" svg:y2="1.266cm">
          <text:p/>
        </draw:line>
        <draw:frame draw:style-name="gr48" draw:text-style-name="P7" draw:layer="layout" svg:width="1.543cm" svg:height="0.533cm" svg:x="15.096cm" svg:y="0.705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6cm" svg:y="0.705cm">
          <draw:text-box>
            <text:p text:style-name="P2"><text:span text:style-name="T7">11</text:span></text:p>
          </draw:text-box>
        </draw:frame>
        <draw:frame draw:style-name="gr49" draw:text-style-name="P10" draw:layer="layout" svg:width="1.086cm" svg:height="0.497cm" svg:x="25.506cm" svg:y="0.705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9" draw:style-name="dp1" draw:master-page-name="master-page79">
        <draw:frame draw:style-name="gr101" draw:text-style-name="P24" draw:layer="layout" svg:width="4.472cm" svg:height="0.533cm" svg:x="18.69cm" svg:y="4.562cm">
          <draw:text-box>
            <text:p text:style-name="P2"><text:span text:style-name="T20">DATOS PERSONALES</text:span></text:p>
          </draw:text-box>
        </draw:frame>
        <draw:path draw:style-name="gr102" draw:text-style-name="P25" draw:layer="layout" svg:width="6.817cm" svg:height="11.258cm" svg:x="17.423cm" svg:y="6.227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99" draw:text-style-name="P26" draw:layer="layout" svg:width="9.124cm" svg:height="5.76cm" svg:x="16.419cm" svg:y="12.052cm" svg:viewBox="0 0 9125 5761" draw:points="0,0 9125,0 9125,5761 0,5761">
          <text:p/>
        </draw:polygon>
        <draw:g>
          <draw:path draw:style-name="gr103" draw:text-style-name="P27" draw:layer="layout" svg:width="0.752cm" svg:height="1.704cm" svg:x="19.77cm" svg:y="16.905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103" draw:text-style-name="P27" draw:layer="layout" svg:width="0.573cm" svg:height="0.81cm" svg:x="20.329cm" svg:y="17.319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103" draw:text-style-name="P27" draw:layer="layout" svg:width="0.856cm" svg:height="0.525cm" svg:x="20.647cm" svg:y="17.59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103" draw:text-style-name="P27" draw:layer="layout" svg:width="0.115cm" svg:height="0.186cm" svg:x="20.716cm" svg:y="17.514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103" draw:text-style-name="P27" draw:layer="layout" svg:width="0.752cm" svg:height="1.705cm" svg:x="21.217cm" svg:y="16.905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99" draw:text-style-name="P28" draw:layer="layout" svg:width="1.506cm" svg:height="1.058cm" svg:x="17.374cm" svg:y="8.126cm" svg:viewBox="0 0 1507 1059" draw:points="0,0 1507,0 1507,1059 0,1059">
          <text:p/>
        </draw:polygon>
        <draw:polygon draw:style-name="gr99" draw:text-style-name="P28" draw:layer="layout" svg:width="2.367cm" svg:height="1.057cm" svg:x="17.315cm" svg:y="9.829cm" svg:viewBox="0 0 2368 1058" draw:points="0,0 2368,0 2368,1058 0,1058">
          <text:p/>
        </draw:polygon>
        <draw:frame draw:style-name="gr104" draw:text-style-name="P24" draw:layer="layout" svg:width="1.842cm" svg:height="0.533cm" svg:x="17.385cm" svg:y="8.386cm">
          <draw:text-box>
            <text:p text:style-name="P2"><text:span text:style-name="T21">Email: </text:span></text:p>
          </draw:text-box>
        </draw:frame>
        <draw:frame draw:style-name="gr105" draw:text-style-name="P24" draw:layer="layout" svg:width="2.796cm" svg:height="0.533cm" svg:x="17.389cm" svg:y="10.094cm">
          <draw:text-box>
            <text:p text:style-name="P2"><text:span text:style-name="T20">Telefono: </text:span></text:p>
          </draw:text-box>
        </draw:frame>
        <draw:frame draw:style-name="gr106" draw:text-style-name="P24" draw:layer="layout" svg:width="0.514cm" svg:height="0.533cm" svg:x="18.276cm" svg:y="10.111cm">
          <draw:text-box>
            <text:p text:style-name="P2"><text:span text:style-name="T20">´ </text:span></text:p>
          </draw:text-box>
        </draw:frame>
        <draw:polygon draw:style-name="gr99" draw:text-style-name="P28" draw:layer="layout" svg:width="1.716cm" svg:height="1.058cm" svg:x="17.425cm" svg:y="5.522cm" svg:viewBox="0 0 1717 1059" draw:points="0,0 1717,0 1717,1059 0,1059">
          <text:p/>
        </draw:polygon>
        <draw:frame draw:style-name="gr107" draw:text-style-name="P24" draw:layer="layout" svg:width="2.068cm" svg:height="0.533cm" svg:x="17.436cm" svg:y="5.782cm">
          <draw:text-box>
            <text:p text:style-name="P2"><text:span text:style-name="T21">Nombre: </text:span></text:p>
          </draw:text-box>
        </draw:frame>
        <draw:frame draw:style-name="gr6" draw:text-style-name="P3" draw:layer="layout" svg:width="2.869cm" svg:height="0.398cm" svg:x="1.369cm" svg:y="1.373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4cm" svg:y1="2.661cm" svg:x2="13.958cm" svg:y2="2.661cm">
          <text:p/>
        </draw:line>
        <draw:line draw:style-name="gr7" draw:text-style-name="P1" draw:layer="layout" svg:x1="0.704cm" svg:y1="3.526cm" svg:x2="13.958cm" svg:y2="3.526cm">
          <text:p/>
        </draw:line>
        <draw:line draw:style-name="gr7" draw:text-style-name="P1" draw:layer="layout" svg:x1="0.704cm" svg:y1="4.393cm" svg:x2="13.958cm" svg:y2="4.393cm">
          <text:p/>
        </draw:line>
        <draw:line draw:style-name="gr7" draw:text-style-name="P1" draw:layer="layout" svg:x1="0.704cm" svg:y1="5.258cm" svg:x2="13.958cm" svg:y2="5.258cm">
          <text:p/>
        </draw:line>
        <draw:line draw:style-name="gr7" draw:text-style-name="P1" draw:layer="layout" svg:x1="0.704cm" svg:y1="6.125cm" svg:x2="13.958cm" svg:y2="6.125cm">
          <text:p/>
        </draw:line>
        <draw:line draw:style-name="gr7" draw:text-style-name="P1" draw:layer="layout" svg:x1="0.704cm" svg:y1="6.992cm" svg:x2="13.958cm" svg:y2="6.992cm">
          <text:p/>
        </draw:line>
        <draw:line draw:style-name="gr7" draw:text-style-name="P1" draw:layer="layout" svg:x1="0.704cm" svg:y1="7.857cm" svg:x2="13.958cm" svg:y2="7.857cm">
          <text:p/>
        </draw:line>
        <draw:line draw:style-name="gr7" draw:text-style-name="P1" draw:layer="layout" svg:x1="0.704cm" svg:y1="8.723cm" svg:x2="13.958cm" svg:y2="8.723cm">
          <text:p/>
        </draw:line>
        <draw:line draw:style-name="gr7" draw:text-style-name="P1" draw:layer="layout" svg:x1="0.704cm" svg:y1="9.589cm" svg:x2="13.958cm" svg:y2="9.589cm">
          <text:p/>
        </draw:line>
        <draw:line draw:style-name="gr7" draw:text-style-name="P1" draw:layer="layout" svg:x1="0.704cm" svg:y1="10.455cm" svg:x2="13.958cm" svg:y2="10.455cm">
          <text:p/>
        </draw:line>
        <draw:line draw:style-name="gr7" draw:text-style-name="P1" draw:layer="layout" svg:x1="0.704cm" svg:y1="11.322cm" svg:x2="13.958cm" svg:y2="11.322cm">
          <text:p/>
        </draw:line>
        <draw:line draw:style-name="gr7" draw:text-style-name="P1" draw:layer="layout" svg:x1="0.704cm" svg:y1="12.187cm" svg:x2="13.958cm" svg:y2="12.187cm">
          <text:p/>
        </draw:line>
        <draw:line draw:style-name="gr7" draw:text-style-name="P1" draw:layer="layout" svg:x1="0.704cm" svg:y1="13.053cm" svg:x2="13.958cm" svg:y2="13.053cm">
          <text:p/>
        </draw:line>
        <draw:line draw:style-name="gr7" draw:text-style-name="P1" draw:layer="layout" svg:x1="0.704cm" svg:y1="13.92cm" svg:x2="13.958cm" svg:y2="13.92cm">
          <text:p/>
        </draw:line>
        <draw:line draw:style-name="gr5" draw:text-style-name="P4" draw:layer="layout" svg:x1="0.71cm" svg:y1="1.963cm" svg:x2="13.96cm" svg:y2="1.963cm">
          <text:p/>
        </draw:line>
        <draw:frame draw:style-name="gr6" draw:text-style-name="P3" draw:layer="layout" svg:width="2.869cm" svg:height="0.398cm" svg:x="1.37cm" svg:y="1.374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5cm" svg:y="16.067cm" svg:viewBox="0 0 35 35" svg:d="M17 0c-23 0-23 35 0 35s23-35 0-35z">
          <text:p/>
        </draw:path>
        <draw:path draw:style-name="gr8" draw:text-style-name="P5" draw:layer="layout" svg:width="0.034cm" svg:height="0.034cm" svg:x="1.5cm" svg:y="16.569cm" svg:viewBox="0 0 35 35" svg:d="M17 0c-23 0-23 35 0 35s23-35 0-35z">
          <text:p/>
        </draw:path>
        <draw:path draw:style-name="gr8" draw:text-style-name="P5" draw:layer="layout" svg:width="0.034cm" svg:height="0.034cm" svg:x="1.5cm" svg:y="17.071cm" svg:viewBox="0 0 35 35" svg:d="M17 0c-23 0-23 35 0 35s23-35 0-35z">
          <text:p/>
        </draw:path>
        <draw:path draw:style-name="gr8" draw:text-style-name="P5" draw:layer="layout" svg:width="0.034cm" svg:height="0.034cm" svg:x="1.5cm" svg:y="17.573cm" svg:viewBox="0 0 35 35" svg:d="M17 0c-23 0-23 35 0 35s23-35 0-35z">
          <text:p/>
        </draw:path>
        <draw:path draw:style-name="gr8" draw:text-style-name="P5" draw:layer="layout" svg:width="0.034cm" svg:height="0.034cm" svg:x="1.5cm" svg:y="18.075cm" svg:viewBox="0 0 35 35" svg:d="M17 0c-23 0-23 35 0 35s23-35 0-35z">
          <text:p/>
        </draw:path>
        <draw:path draw:style-name="gr8" draw:text-style-name="P5" draw:layer="layout" svg:width="0.034cm" svg:height="0.035cm" svg:x="1.5cm" svg:y="18.577cm" svg:viewBox="0 0 35 36" svg:d="M17 0c-23 0-23 36 0 36s23-36 0-36z">
          <text:p/>
        </draw:path>
        <draw:path draw:style-name="gr8" draw:text-style-name="P5" draw:layer="layout" svg:width="0.034cm" svg:height="0.034cm" svg:x="1.5cm" svg:y="19.08cm" svg:viewBox="0 0 35 35" svg:d="M17 0c-23 0-23 35 0 35s23-35 0-35z">
          <text:p/>
        </draw:path>
        <draw:path draw:style-name="gr8" draw:text-style-name="P5" draw:layer="layout" svg:width="0.034cm" svg:height="0.034cm" svg:x="1.5cm" svg:y="19.582cm" svg:viewBox="0 0 35 35" svg:d="M17 0c-23 0-23 35 0 35s23-35 0-35z">
          <text:p/>
        </draw:path>
        <draw:path draw:style-name="gr8" draw:text-style-name="P5" draw:layer="layout" svg:width="0.034cm" svg:height="0.034cm" svg:x="1.5cm" svg:y="20.084cm" svg:viewBox="0 0 35 35" svg:d="M17 0c-23 0-23 35 0 35s23-35 0-35z">
          <text:p/>
        </draw:path>
        <draw:path draw:style-name="gr8" draw:text-style-name="P5" draw:layer="layout" svg:width="0.034cm" svg:height="0.034cm" svg:x="1.5cm" svg:y="20.586cm" svg:viewBox="0 0 35 35" svg:d="M17 0c-23 0-23 35 0 35s23-35 0-35z">
          <text:p/>
        </draw:path>
        <draw:path draw:style-name="gr8" draw:text-style-name="P5" draw:layer="layout" svg:width="0.033cm" svg:height="0.034cm" svg:x="1.999cm" svg:y="16.067cm" svg:viewBox="0 0 34 35" svg:d="M17 0c-23 0-23 35 0 35 22 0 22-35 0-35z">
          <text:p/>
        </draw:path>
        <draw:path draw:style-name="gr8" draw:text-style-name="P5" draw:layer="layout" svg:width="0.033cm" svg:height="0.034cm" svg:x="1.999cm" svg:y="16.569cm" svg:viewBox="0 0 34 35" svg:d="M17 0c-23 0-23 35 0 35 22 0 22-35 0-35z">
          <text:p/>
        </draw:path>
        <draw:path draw:style-name="gr8" draw:text-style-name="P5" draw:layer="layout" svg:width="0.033cm" svg:height="0.034cm" svg:x="1.999cm" svg:y="17.071cm" svg:viewBox="0 0 34 35" svg:d="M17 0c-23 0-23 35 0 35 22 0 22-35 0-35z">
          <text:p/>
        </draw:path>
        <draw:path draw:style-name="gr8" draw:text-style-name="P5" draw:layer="layout" svg:width="0.033cm" svg:height="0.034cm" svg:x="1.999cm" svg:y="17.573cm" svg:viewBox="0 0 34 35" svg:d="M17 0c-23 0-23 35 0 35 22 0 22-35 0-35z">
          <text:p/>
        </draw:path>
        <draw:path draw:style-name="gr8" draw:text-style-name="P5" draw:layer="layout" svg:width="0.033cm" svg:height="0.034cm" svg:x="1.999cm" svg:y="18.075cm" svg:viewBox="0 0 34 35" svg:d="M17 0c-23 0-23 35 0 35 22 0 22-35 0-35z">
          <text:p/>
        </draw:path>
        <draw:path draw:style-name="gr8" draw:text-style-name="P5" draw:layer="layout" svg:width="0.033cm" svg:height="0.035cm" svg:x="1.999cm" svg:y="18.577cm" svg:viewBox="0 0 34 36" svg:d="M17 0c-23 0-23 36 0 36 22 0 22-36 0-36z">
          <text:p/>
        </draw:path>
        <draw:path draw:style-name="gr8" draw:text-style-name="P5" draw:layer="layout" svg:width="0.033cm" svg:height="0.034cm" svg:x="1.999cm" svg:y="19.08cm" svg:viewBox="0 0 34 35" svg:d="M17 0c-23 0-23 35 0 35 22 0 22-35 0-35z">
          <text:p/>
        </draw:path>
        <draw:path draw:style-name="gr8" draw:text-style-name="P5" draw:layer="layout" svg:width="0.033cm" svg:height="0.034cm" svg:x="1.999cm" svg:y="19.582cm" svg:viewBox="0 0 34 35" svg:d="M17 0c-23 0-23 35 0 35 22 0 22-35 0-35z">
          <text:p/>
        </draw:path>
        <draw:path draw:style-name="gr8" draw:text-style-name="P5" draw:layer="layout" svg:width="0.033cm" svg:height="0.034cm" svg:x="1.999cm" svg:y="20.084cm" svg:viewBox="0 0 34 35" svg:d="M17 0c-23 0-23 35 0 35 22 0 22-35 0-35z">
          <text:p/>
        </draw:path>
        <draw:path draw:style-name="gr8" draw:text-style-name="P5" draw:layer="layout" svg:width="0.033cm" svg:height="0.034cm" svg:x="1.999cm" svg:y="20.586cm" svg:viewBox="0 0 34 35" svg:d="M17 0c-23 0-23 35 0 35 22 0 22-35 0-35z">
          <text:p/>
        </draw:path>
        <draw:path draw:style-name="gr8" draw:text-style-name="P5" draw:layer="layout" svg:width="0.033cm" svg:height="0.034cm" svg:x="2.498cm" svg:y="16.067cm" svg:viewBox="0 0 34 35" svg:d="M17 0c-23 0-23 35 0 35 22 0 23-35 0-35z">
          <text:p/>
        </draw:path>
        <draw:path draw:style-name="gr8" draw:text-style-name="P5" draw:layer="layout" svg:width="0.033cm" svg:height="0.034cm" svg:x="2.498cm" svg:y="16.569cm" svg:viewBox="0 0 34 35" svg:d="M17 0c-23 0-23 35 0 35 22 0 23-35 0-35z">
          <text:p/>
        </draw:path>
        <draw:path draw:style-name="gr8" draw:text-style-name="P5" draw:layer="layout" svg:width="0.033cm" svg:height="0.034cm" svg:x="2.498cm" svg:y="17.071cm" svg:viewBox="0 0 34 35" svg:d="M17 0c-23 0-23 35 0 35 22 0 23-35 0-35z">
          <text:p/>
        </draw:path>
        <draw:path draw:style-name="gr8" draw:text-style-name="P5" draw:layer="layout" svg:width="0.033cm" svg:height="0.034cm" svg:x="2.498cm" svg:y="17.573cm" svg:viewBox="0 0 34 35" svg:d="M17 0c-23 0-23 35 0 35 22 0 23-35 0-35z">
          <text:p/>
        </draw:path>
        <draw:path draw:style-name="gr8" draw:text-style-name="P5" draw:layer="layout" svg:width="0.033cm" svg:height="0.034cm" svg:x="2.498cm" svg:y="18.075cm" svg:viewBox="0 0 34 35" svg:d="M17 0c-23 0-23 35 0 35 22 0 23-35 0-35z">
          <text:p/>
        </draw:path>
        <draw:path draw:style-name="gr8" draw:text-style-name="P5" draw:layer="layout" svg:width="0.033cm" svg:height="0.035cm" svg:x="2.498cm" svg:y="18.577cm" svg:viewBox="0 0 34 36" svg:d="M17 0c-23 0-23 36 0 36 22 0 23-36 0-36z">
          <text:p/>
        </draw:path>
        <draw:path draw:style-name="gr8" draw:text-style-name="P5" draw:layer="layout" svg:width="0.033cm" svg:height="0.034cm" svg:x="2.498cm" svg:y="19.08cm" svg:viewBox="0 0 34 35" svg:d="M17 0c-23 0-23 35 0 35 22 0 23-35 0-35z">
          <text:p/>
        </draw:path>
        <draw:path draw:style-name="gr8" draw:text-style-name="P5" draw:layer="layout" svg:width="0.033cm" svg:height="0.034cm" svg:x="2.498cm" svg:y="19.582cm" svg:viewBox="0 0 34 35" svg:d="M17 0c-23 0-23 35 0 35 22 0 23-35 0-35z">
          <text:p/>
        </draw:path>
        <draw:path draw:style-name="gr8" draw:text-style-name="P5" draw:layer="layout" svg:width="0.033cm" svg:height="0.034cm" svg:x="2.498cm" svg:y="20.084cm" svg:viewBox="0 0 34 35" svg:d="M17 0c-23 0-23 35 0 35 22 0 23-35 0-35z">
          <text:p/>
        </draw:path>
        <draw:path draw:style-name="gr8" draw:text-style-name="P5" draw:layer="layout" svg:width="0.033cm" svg:height="0.034cm" svg:x="2.498cm" svg:y="20.586cm" svg:viewBox="0 0 34 35" svg:d="M17 0c-23 0-23 35 0 35 22 0 23-35 0-35z">
          <text:p/>
        </draw:path>
        <draw:path draw:style-name="gr8" draw:text-style-name="P5" draw:layer="layout" svg:width="0.032cm" svg:height="0.034cm" svg:x="2.996cm" svg:y="16.067cm" svg:viewBox="0 0 33 35" svg:d="M16 0c-21 0-21 35 0 35 23 0 23-35 0-35z">
          <text:p/>
        </draw:path>
        <draw:path draw:style-name="gr8" draw:text-style-name="P5" draw:layer="layout" svg:width="0.032cm" svg:height="0.034cm" svg:x="2.996cm" svg:y="16.569cm" svg:viewBox="0 0 33 35" svg:d="M16 0c-21 0-21 35 0 35 23 0 23-35 0-35z">
          <text:p/>
        </draw:path>
        <draw:path draw:style-name="gr8" draw:text-style-name="P5" draw:layer="layout" svg:width="0.032cm" svg:height="0.034cm" svg:x="2.996cm" svg:y="17.071cm" svg:viewBox="0 0 33 35" svg:d="M16 0c-21 0-21 35 0 35 23 0 23-35 0-35z">
          <text:p/>
        </draw:path>
        <draw:path draw:style-name="gr8" draw:text-style-name="P5" draw:layer="layout" svg:width="0.032cm" svg:height="0.034cm" svg:x="2.996cm" svg:y="17.573cm" svg:viewBox="0 0 33 35" svg:d="M16 0c-21 0-21 35 0 35 23 0 23-35 0-35z">
          <text:p/>
        </draw:path>
        <draw:path draw:style-name="gr8" draw:text-style-name="P5" draw:layer="layout" svg:width="0.032cm" svg:height="0.034cm" svg:x="2.996cm" svg:y="18.075cm" svg:viewBox="0 0 33 35" svg:d="M16 0c-21 0-21 35 0 35 23 0 23-35 0-35z">
          <text:p/>
        </draw:path>
        <draw:path draw:style-name="gr8" draw:text-style-name="P5" draw:layer="layout" svg:width="0.032cm" svg:height="0.035cm" svg:x="2.996cm" svg:y="18.577cm" svg:viewBox="0 0 33 36" svg:d="M16 0c-21 0-21 36 0 36 23 0 23-36 0-36z">
          <text:p/>
        </draw:path>
        <draw:path draw:style-name="gr8" draw:text-style-name="P5" draw:layer="layout" svg:width="0.032cm" svg:height="0.034cm" svg:x="2.996cm" svg:y="19.08cm" svg:viewBox="0 0 33 35" svg:d="M16 0c-21 0-21 35 0 35 23 0 23-35 0-35z">
          <text:p/>
        </draw:path>
        <draw:path draw:style-name="gr8" draw:text-style-name="P5" draw:layer="layout" svg:width="0.032cm" svg:height="0.034cm" svg:x="2.996cm" svg:y="19.582cm" svg:viewBox="0 0 33 35" svg:d="M16 0c-21 0-21 35 0 35 23 0 23-35 0-35z">
          <text:p/>
        </draw:path>
        <draw:path draw:style-name="gr8" draw:text-style-name="P5" draw:layer="layout" svg:width="0.032cm" svg:height="0.034cm" svg:x="2.996cm" svg:y="20.084cm" svg:viewBox="0 0 33 35" svg:d="M16 0c-21 0-21 35 0 35 23 0 23-35 0-35z">
          <text:p/>
        </draw:path>
        <draw:path draw:style-name="gr8" draw:text-style-name="P5" draw:layer="layout" svg:width="0.032cm" svg:height="0.034cm" svg:x="2.996cm" svg:y="20.586cm" svg:viewBox="0 0 33 35" svg:d="M16 0c-21 0-21 35 0 35 23 0 23-35 0-35z">
          <text:p/>
        </draw:path>
        <draw:path draw:style-name="gr8" draw:text-style-name="P5" draw:layer="layout" svg:width="0.033cm" svg:height="0.034cm" svg:x="3.495cm" svg:y="16.067cm" svg:viewBox="0 0 34 35" svg:d="M17 0c-23 0-23 35 0 35 22 0 23-35 0-35z">
          <text:p/>
        </draw:path>
        <draw:path draw:style-name="gr8" draw:text-style-name="P5" draw:layer="layout" svg:width="0.033cm" svg:height="0.034cm" svg:x="3.495cm" svg:y="16.569cm" svg:viewBox="0 0 34 35" svg:d="M17 0c-23 0-23 35 0 35 22 0 23-35 0-35z">
          <text:p/>
        </draw:path>
        <draw:path draw:style-name="gr8" draw:text-style-name="P5" draw:layer="layout" svg:width="0.033cm" svg:height="0.034cm" svg:x="3.495cm" svg:y="17.071cm" svg:viewBox="0 0 34 35" svg:d="M17 0c-23 0-23 35 0 35 22 0 23-35 0-35z">
          <text:p/>
        </draw:path>
        <draw:path draw:style-name="gr8" draw:text-style-name="P5" draw:layer="layout" svg:width="0.033cm" svg:height="0.034cm" svg:x="3.495cm" svg:y="17.573cm" svg:viewBox="0 0 34 35" svg:d="M17 0c-23 0-23 35 0 35 22 0 23-35 0-35z">
          <text:p/>
        </draw:path>
        <draw:path draw:style-name="gr8" draw:text-style-name="P5" draw:layer="layout" svg:width="0.033cm" svg:height="0.034cm" svg:x="3.495cm" svg:y="18.075cm" svg:viewBox="0 0 34 35" svg:d="M17 0c-23 0-23 35 0 35 22 0 23-35 0-35z">
          <text:p/>
        </draw:path>
        <draw:path draw:style-name="gr8" draw:text-style-name="P5" draw:layer="layout" svg:width="0.033cm" svg:height="0.035cm" svg:x="3.495cm" svg:y="18.577cm" svg:viewBox="0 0 34 36" svg:d="M17 0c-23 0-23 36 0 36 22 0 23-36 0-36z">
          <text:p/>
        </draw:path>
        <draw:path draw:style-name="gr8" draw:text-style-name="P5" draw:layer="layout" svg:width="0.033cm" svg:height="0.034cm" svg:x="3.495cm" svg:y="19.08cm" svg:viewBox="0 0 34 35" svg:d="M17 0c-23 0-23 35 0 35 22 0 23-35 0-35z">
          <text:p/>
        </draw:path>
        <draw:path draw:style-name="gr8" draw:text-style-name="P5" draw:layer="layout" svg:width="0.033cm" svg:height="0.034cm" svg:x="3.495cm" svg:y="19.582cm" svg:viewBox="0 0 34 35" svg:d="M17 0c-23 0-23 35 0 35 22 0 23-35 0-35z">
          <text:p/>
        </draw:path>
        <draw:path draw:style-name="gr8" draw:text-style-name="P5" draw:layer="layout" svg:width="0.033cm" svg:height="0.034cm" svg:x="3.495cm" svg:y="20.084cm" svg:viewBox="0 0 34 35" svg:d="M17 0c-23 0-23 35 0 35 22 0 23-35 0-35z">
          <text:p/>
        </draw:path>
        <draw:path draw:style-name="gr8" draw:text-style-name="P5" draw:layer="layout" svg:width="0.033cm" svg:height="0.034cm" svg:x="3.495cm" svg:y="20.586cm" svg:viewBox="0 0 34 35" svg:d="M17 0c-23 0-23 35 0 35 22 0 23-35 0-35z">
          <text:p/>
        </draw:path>
        <draw:path draw:style-name="gr8" draw:text-style-name="P5" draw:layer="layout" svg:width="0.033cm" svg:height="0.034cm" svg:x="3.995cm" svg:y="16.067cm" svg:viewBox="0 0 34 35" svg:d="M17 0c-23 0-23 35 0 35 22 0 22-35 0-35z">
          <text:p/>
        </draw:path>
        <draw:path draw:style-name="gr8" draw:text-style-name="P5" draw:layer="layout" svg:width="0.033cm" svg:height="0.034cm" svg:x="3.995cm" svg:y="16.569cm" svg:viewBox="0 0 34 35" svg:d="M17 0c-23 0-23 35 0 35 22 0 22-35 0-35z">
          <text:p/>
        </draw:path>
        <draw:path draw:style-name="gr8" draw:text-style-name="P5" draw:layer="layout" svg:width="0.033cm" svg:height="0.034cm" svg:x="3.995cm" svg:y="17.071cm" svg:viewBox="0 0 34 35" svg:d="M17 0c-23 0-23 35 0 35 22 0 22-35 0-35z">
          <text:p/>
        </draw:path>
        <draw:path draw:style-name="gr8" draw:text-style-name="P5" draw:layer="layout" svg:width="0.033cm" svg:height="0.034cm" svg:x="3.995cm" svg:y="17.573cm" svg:viewBox="0 0 34 35" svg:d="M17 0c-23 0-23 35 0 35 22 0 22-35 0-35z">
          <text:p/>
        </draw:path>
        <draw:path draw:style-name="gr8" draw:text-style-name="P5" draw:layer="layout" svg:width="0.033cm" svg:height="0.034cm" svg:x="3.995cm" svg:y="18.075cm" svg:viewBox="0 0 34 35" svg:d="M17 0c-23 0-23 35 0 35 22 0 22-35 0-35z">
          <text:p/>
        </draw:path>
        <draw:path draw:style-name="gr8" draw:text-style-name="P5" draw:layer="layout" svg:width="0.033cm" svg:height="0.035cm" svg:x="3.995cm" svg:y="18.577cm" svg:viewBox="0 0 34 36" svg:d="M17 0c-23 0-23 36 0 36 22 0 22-36 0-36z">
          <text:p/>
        </draw:path>
        <draw:path draw:style-name="gr8" draw:text-style-name="P5" draw:layer="layout" svg:width="0.033cm" svg:height="0.034cm" svg:x="3.995cm" svg:y="19.08cm" svg:viewBox="0 0 34 35" svg:d="M17 0c-23 0-23 35 0 35 22 0 22-35 0-35z">
          <text:p/>
        </draw:path>
        <draw:path draw:style-name="gr8" draw:text-style-name="P5" draw:layer="layout" svg:width="0.033cm" svg:height="0.034cm" svg:x="3.995cm" svg:y="19.582cm" svg:viewBox="0 0 34 35" svg:d="M17 0c-23 0-23 35 0 35 22 0 22-35 0-35z">
          <text:p/>
        </draw:path>
        <draw:path draw:style-name="gr8" draw:text-style-name="P5" draw:layer="layout" svg:width="0.033cm" svg:height="0.034cm" svg:x="3.995cm" svg:y="20.084cm" svg:viewBox="0 0 34 35" svg:d="M17 0c-23 0-23 35 0 35 22 0 22-35 0-35z">
          <text:p/>
        </draw:path>
        <draw:path draw:style-name="gr8" draw:text-style-name="P5" draw:layer="layout" svg:width="0.033cm" svg:height="0.034cm" svg:x="3.995cm" svg:y="20.586cm" svg:viewBox="0 0 34 35" svg:d="M17 0c-23 0-23 35 0 35 22 0 22-35 0-35z">
          <text:p/>
        </draw:path>
        <draw:path draw:style-name="gr8" draw:text-style-name="P5" draw:layer="layout" svg:width="0.034cm" svg:height="0.034cm" svg:x="4.493cm" svg:y="16.067cm" svg:viewBox="0 0 35 35" svg:d="M17 0c-23 0-23 35 0 35s23-35 0-35z">
          <text:p/>
        </draw:path>
        <draw:path draw:style-name="gr8" draw:text-style-name="P5" draw:layer="layout" svg:width="0.034cm" svg:height="0.034cm" svg:x="4.493cm" svg:y="16.569cm" svg:viewBox="0 0 35 35" svg:d="M17 0c-23 0-23 35 0 35s23-35 0-35z">
          <text:p/>
        </draw:path>
        <draw:path draw:style-name="gr8" draw:text-style-name="P5" draw:layer="layout" svg:width="0.034cm" svg:height="0.034cm" svg:x="4.493cm" svg:y="17.071cm" svg:viewBox="0 0 35 35" svg:d="M17 0c-23 0-23 35 0 35s23-35 0-35z">
          <text:p/>
        </draw:path>
        <draw:path draw:style-name="gr8" draw:text-style-name="P5" draw:layer="layout" svg:width="0.034cm" svg:height="0.034cm" svg:x="4.493cm" svg:y="17.573cm" svg:viewBox="0 0 35 35" svg:d="M17 0c-23 0-23 35 0 35s23-35 0-35z">
          <text:p/>
        </draw:path>
        <draw:path draw:style-name="gr8" draw:text-style-name="P5" draw:layer="layout" svg:width="0.034cm" svg:height="0.034cm" svg:x="4.493cm" svg:y="18.075cm" svg:viewBox="0 0 35 35" svg:d="M17 0c-23 0-23 35 0 35s23-35 0-35z">
          <text:p/>
        </draw:path>
        <draw:path draw:style-name="gr8" draw:text-style-name="P5" draw:layer="layout" svg:width="0.034cm" svg:height="0.035cm" svg:x="4.493cm" svg:y="18.577cm" svg:viewBox="0 0 35 36" svg:d="M17 0c-23 0-23 36 0 36s23-36 0-36z">
          <text:p/>
        </draw:path>
        <draw:path draw:style-name="gr8" draw:text-style-name="P5" draw:layer="layout" svg:width="0.034cm" svg:height="0.034cm" svg:x="4.493cm" svg:y="19.08cm" svg:viewBox="0 0 35 35" svg:d="M17 0c-23 0-23 35 0 35s23-35 0-35z">
          <text:p/>
        </draw:path>
        <draw:path draw:style-name="gr8" draw:text-style-name="P5" draw:layer="layout" svg:width="0.034cm" svg:height="0.034cm" svg:x="4.493cm" svg:y="19.582cm" svg:viewBox="0 0 35 35" svg:d="M17 0c-23 0-23 35 0 35s23-35 0-35z">
          <text:p/>
        </draw:path>
        <draw:path draw:style-name="gr8" draw:text-style-name="P5" draw:layer="layout" svg:width="0.034cm" svg:height="0.034cm" svg:x="4.493cm" svg:y="20.084cm" svg:viewBox="0 0 35 35" svg:d="M17 0c-23 0-23 35 0 35s23-35 0-35z">
          <text:p/>
        </draw:path>
        <draw:path draw:style-name="gr8" draw:text-style-name="P5" draw:layer="layout" svg:width="0.034cm" svg:height="0.034cm" svg:x="4.493cm" svg:y="20.586cm" svg:viewBox="0 0 35 35" svg:d="M17 0c-23 0-23 35 0 35s23-35 0-35z">
          <text:p/>
        </draw:path>
        <draw:path draw:style-name="gr8" draw:text-style-name="P5" draw:layer="layout" svg:width="0.033cm" svg:height="0.034cm" svg:x="4.991cm" svg:y="16.067cm" svg:viewBox="0 0 34 35" svg:d="M17 0c-22 0-23 35 0 35s23-35 0-35z">
          <text:p/>
        </draw:path>
        <draw:path draw:style-name="gr8" draw:text-style-name="P5" draw:layer="layout" svg:width="0.033cm" svg:height="0.034cm" svg:x="4.991cm" svg:y="16.569cm" svg:viewBox="0 0 34 35" svg:d="M17 0c-22 0-23 35 0 35s23-35 0-35z">
          <text:p/>
        </draw:path>
        <draw:path draw:style-name="gr8" draw:text-style-name="P5" draw:layer="layout" svg:width="0.033cm" svg:height="0.034cm" svg:x="4.991cm" svg:y="17.071cm" svg:viewBox="0 0 34 35" svg:d="M17 0c-22 0-23 35 0 35s23-35 0-35z">
          <text:p/>
        </draw:path>
        <draw:path draw:style-name="gr8" draw:text-style-name="P5" draw:layer="layout" svg:width="0.033cm" svg:height="0.034cm" svg:x="4.991cm" svg:y="17.573cm" svg:viewBox="0 0 34 35" svg:d="M17 0c-22 0-23 35 0 35s23-35 0-35z">
          <text:p/>
        </draw:path>
        <draw:path draw:style-name="gr8" draw:text-style-name="P5" draw:layer="layout" svg:width="0.033cm" svg:height="0.034cm" svg:x="4.991cm" svg:y="18.075cm" svg:viewBox="0 0 34 35" svg:d="M17 0c-22 0-23 35 0 35s23-35 0-35z">
          <text:p/>
        </draw:path>
        <draw:path draw:style-name="gr8" draw:text-style-name="P5" draw:layer="layout" svg:width="0.033cm" svg:height="0.035cm" svg:x="4.991cm" svg:y="18.577cm" svg:viewBox="0 0 34 36" svg:d="M17 0c-22 0-23 36 0 36s23-36 0-36z">
          <text:p/>
        </draw:path>
        <draw:path draw:style-name="gr8" draw:text-style-name="P5" draw:layer="layout" svg:width="0.033cm" svg:height="0.034cm" svg:x="4.991cm" svg:y="19.08cm" svg:viewBox="0 0 34 35" svg:d="M17 0c-22 0-23 35 0 35s23-35 0-35z">
          <text:p/>
        </draw:path>
        <draw:path draw:style-name="gr8" draw:text-style-name="P5" draw:layer="layout" svg:width="0.033cm" svg:height="0.034cm" svg:x="4.991cm" svg:y="19.582cm" svg:viewBox="0 0 34 35" svg:d="M17 0c-22 0-23 35 0 35s23-35 0-35z">
          <text:p/>
        </draw:path>
        <draw:path draw:style-name="gr8" draw:text-style-name="P5" draw:layer="layout" svg:width="0.033cm" svg:height="0.034cm" svg:x="4.991cm" svg:y="20.084cm" svg:viewBox="0 0 34 35" svg:d="M17 0c-22 0-23 35 0 35s23-35 0-35z">
          <text:p/>
        </draw:path>
        <draw:path draw:style-name="gr8" draw:text-style-name="P5" draw:layer="layout" svg:width="0.033cm" svg:height="0.034cm" svg:x="4.991cm" svg:y="20.586cm" svg:viewBox="0 0 34 35" svg:d="M17 0c-22 0-23 35 0 35s23-35 0-35z">
          <text:p/>
        </draw:path>
        <draw:path draw:style-name="gr8" draw:text-style-name="P5" draw:layer="layout" svg:width="0.032cm" svg:height="0.034cm" svg:x="5.49cm" svg:y="16.067cm" svg:viewBox="0 0 33 35" svg:d="M16 0c-21 0-21 35 0 35 23 0 23-35 0-35z">
          <text:p/>
        </draw:path>
        <draw:path draw:style-name="gr8" draw:text-style-name="P5" draw:layer="layout" svg:width="0.032cm" svg:height="0.034cm" svg:x="5.49cm" svg:y="16.569cm" svg:viewBox="0 0 33 35" svg:d="M16 0c-21 0-21 35 0 35 23 0 23-35 0-35z">
          <text:p/>
        </draw:path>
        <draw:path draw:style-name="gr8" draw:text-style-name="P5" draw:layer="layout" svg:width="0.032cm" svg:height="0.034cm" svg:x="5.49cm" svg:y="17.071cm" svg:viewBox="0 0 33 35" svg:d="M16 0c-21 0-21 35 0 35 23 0 23-35 0-35z">
          <text:p/>
        </draw:path>
        <draw:path draw:style-name="gr8" draw:text-style-name="P5" draw:layer="layout" svg:width="0.032cm" svg:height="0.034cm" svg:x="5.49cm" svg:y="17.573cm" svg:viewBox="0 0 33 35" svg:d="M16 0c-21 0-21 35 0 35 23 0 23-35 0-35z">
          <text:p/>
        </draw:path>
        <draw:path draw:style-name="gr8" draw:text-style-name="P5" draw:layer="layout" svg:width="0.032cm" svg:height="0.034cm" svg:x="5.49cm" svg:y="18.075cm" svg:viewBox="0 0 33 35" svg:d="M16 0c-21 0-21 35 0 35 23 0 23-35 0-35z">
          <text:p/>
        </draw:path>
        <draw:path draw:style-name="gr8" draw:text-style-name="P5" draw:layer="layout" svg:width="0.032cm" svg:height="0.035cm" svg:x="5.49cm" svg:y="18.577cm" svg:viewBox="0 0 33 36" svg:d="M16 0c-21 0-21 36 0 36 23 0 23-36 0-36z">
          <text:p/>
        </draw:path>
        <draw:path draw:style-name="gr8" draw:text-style-name="P5" draw:layer="layout" svg:width="0.032cm" svg:height="0.034cm" svg:x="5.49cm" svg:y="19.08cm" svg:viewBox="0 0 33 35" svg:d="M16 0c-21 0-21 35 0 35 23 0 23-35 0-35z">
          <text:p/>
        </draw:path>
        <draw:path draw:style-name="gr8" draw:text-style-name="P5" draw:layer="layout" svg:width="0.032cm" svg:height="0.034cm" svg:x="5.49cm" svg:y="19.582cm" svg:viewBox="0 0 33 35" svg:d="M16 0c-21 0-21 35 0 35 23 0 23-35 0-35z">
          <text:p/>
        </draw:path>
        <draw:path draw:style-name="gr8" draw:text-style-name="P5" draw:layer="layout" svg:width="0.032cm" svg:height="0.034cm" svg:x="5.49cm" svg:y="20.084cm" svg:viewBox="0 0 33 35" svg:d="M16 0c-21 0-21 35 0 35 23 0 23-35 0-35z">
          <text:p/>
        </draw:path>
        <draw:path draw:style-name="gr8" draw:text-style-name="P5" draw:layer="layout" svg:width="0.032cm" svg:height="0.034cm" svg:x="5.49cm" svg:y="20.586cm" svg:viewBox="0 0 33 35" svg:d="M16 0c-21 0-21 35 0 35 23 0 23-35 0-35z">
          <text:p/>
        </draw:path>
        <draw:path draw:style-name="gr8" draw:text-style-name="P5" draw:layer="layout" svg:width="0.034cm" svg:height="0.034cm" svg:x="5.99cm" svg:y="16.067cm" svg:viewBox="0 0 35 35" svg:d="M17 0c-23 0-23 35 0 35s23-35 0-35z">
          <text:p/>
        </draw:path>
        <draw:path draw:style-name="gr8" draw:text-style-name="P5" draw:layer="layout" svg:width="0.034cm" svg:height="0.034cm" svg:x="5.99cm" svg:y="16.569cm" svg:viewBox="0 0 35 35" svg:d="M17 0c-23 0-23 35 0 35s23-35 0-35z">
          <text:p/>
        </draw:path>
        <draw:path draw:style-name="gr8" draw:text-style-name="P5" draw:layer="layout" svg:width="0.034cm" svg:height="0.034cm" svg:x="5.99cm" svg:y="17.071cm" svg:viewBox="0 0 35 35" svg:d="M17 0c-23 0-23 35 0 35s23-35 0-35z">
          <text:p/>
        </draw:path>
        <draw:path draw:style-name="gr8" draw:text-style-name="P5" draw:layer="layout" svg:width="0.034cm" svg:height="0.034cm" svg:x="5.99cm" svg:y="17.573cm" svg:viewBox="0 0 35 35" svg:d="M17 0c-23 0-23 35 0 35s23-35 0-35z">
          <text:p/>
        </draw:path>
        <draw:path draw:style-name="gr8" draw:text-style-name="P5" draw:layer="layout" svg:width="0.034cm" svg:height="0.034cm" svg:x="5.99cm" svg:y="18.075cm" svg:viewBox="0 0 35 35" svg:d="M17 0c-23 0-23 35 0 35s23-35 0-35z">
          <text:p/>
        </draw:path>
        <draw:path draw:style-name="gr8" draw:text-style-name="P5" draw:layer="layout" svg:width="0.034cm" svg:height="0.035cm" svg:x="5.99cm" svg:y="18.577cm" svg:viewBox="0 0 35 36" svg:d="M17 0c-23 0-23 36 0 36s23-36 0-36z">
          <text:p/>
        </draw:path>
        <draw:path draw:style-name="gr8" draw:text-style-name="P5" draw:layer="layout" svg:width="0.034cm" svg:height="0.034cm" svg:x="5.99cm" svg:y="19.08cm" svg:viewBox="0 0 35 35" svg:d="M17 0c-23 0-23 35 0 35s23-35 0-35z">
          <text:p/>
        </draw:path>
        <draw:path draw:style-name="gr8" draw:text-style-name="P5" draw:layer="layout" svg:width="0.034cm" svg:height="0.034cm" svg:x="5.99cm" svg:y="19.582cm" svg:viewBox="0 0 35 35" svg:d="M17 0c-23 0-23 35 0 35s23-35 0-35z">
          <text:p/>
        </draw:path>
        <draw:path draw:style-name="gr8" draw:text-style-name="P5" draw:layer="layout" svg:width="0.034cm" svg:height="0.034cm" svg:x="5.99cm" svg:y="20.084cm" svg:viewBox="0 0 35 35" svg:d="M17 0c-23 0-23 35 0 35s23-35 0-35z">
          <text:p/>
        </draw:path>
        <draw:path draw:style-name="gr8" draw:text-style-name="P5" draw:layer="layout" svg:width="0.034cm" svg:height="0.034cm" svg:x="5.99cm" svg:y="20.586cm" svg:viewBox="0 0 35 35" svg:d="M17 0c-23 0-23 35 0 35s23-35 0-35z">
          <text:p/>
        </draw:path>
        <draw:path draw:style-name="gr8" draw:text-style-name="P5" draw:layer="layout" svg:width="0.033cm" svg:height="0.034cm" svg:x="6.489cm" svg:y="16.067cm" svg:viewBox="0 0 34 35" svg:d="M17 0c-23 0-23 35 0 35 22 0 22-35 0-35z">
          <text:p/>
        </draw:path>
        <draw:path draw:style-name="gr8" draw:text-style-name="P5" draw:layer="layout" svg:width="0.033cm" svg:height="0.034cm" svg:x="6.489cm" svg:y="16.569cm" svg:viewBox="0 0 34 35" svg:d="M17 0c-23 0-23 35 0 35 22 0 22-35 0-35z">
          <text:p/>
        </draw:path>
        <draw:path draw:style-name="gr8" draw:text-style-name="P5" draw:layer="layout" svg:width="0.033cm" svg:height="0.034cm" svg:x="6.489cm" svg:y="17.071cm" svg:viewBox="0 0 34 35" svg:d="M17 0c-23 0-23 35 0 35 22 0 22-35 0-35z">
          <text:p/>
        </draw:path>
        <draw:path draw:style-name="gr8" draw:text-style-name="P5" draw:layer="layout" svg:width="0.033cm" svg:height="0.034cm" svg:x="6.489cm" svg:y="17.573cm" svg:viewBox="0 0 34 35" svg:d="M17 0c-23 0-23 35 0 35 22 0 22-35 0-35z">
          <text:p/>
        </draw:path>
        <draw:path draw:style-name="gr8" draw:text-style-name="P5" draw:layer="layout" svg:width="0.033cm" svg:height="0.034cm" svg:x="6.489cm" svg:y="18.075cm" svg:viewBox="0 0 34 35" svg:d="M17 0c-23 0-23 35 0 35 22 0 22-35 0-35z">
          <text:p/>
        </draw:path>
        <draw:path draw:style-name="gr8" draw:text-style-name="P5" draw:layer="layout" svg:width="0.033cm" svg:height="0.035cm" svg:x="6.489cm" svg:y="18.577cm" svg:viewBox="0 0 34 36" svg:d="M17 0c-23 0-23 36 0 36 22 0 22-36 0-36z">
          <text:p/>
        </draw:path>
        <draw:path draw:style-name="gr8" draw:text-style-name="P5" draw:layer="layout" svg:width="0.033cm" svg:height="0.034cm" svg:x="6.489cm" svg:y="19.08cm" svg:viewBox="0 0 34 35" svg:d="M17 0c-23 0-23 35 0 35 22 0 22-35 0-35z">
          <text:p/>
        </draw:path>
        <draw:path draw:style-name="gr8" draw:text-style-name="P5" draw:layer="layout" svg:width="0.033cm" svg:height="0.034cm" svg:x="6.489cm" svg:y="19.582cm" svg:viewBox="0 0 34 35" svg:d="M17 0c-23 0-23 35 0 35 22 0 22-35 0-35z">
          <text:p/>
        </draw:path>
        <draw:path draw:style-name="gr8" draw:text-style-name="P5" draw:layer="layout" svg:width="0.033cm" svg:height="0.034cm" svg:x="6.489cm" svg:y="20.084cm" svg:viewBox="0 0 34 35" svg:d="M17 0c-23 0-23 35 0 35 22 0 22-35 0-35z">
          <text:p/>
        </draw:path>
        <draw:path draw:style-name="gr8" draw:text-style-name="P5" draw:layer="layout" svg:width="0.033cm" svg:height="0.034cm" svg:x="6.489cm" svg:y="20.586cm" svg:viewBox="0 0 34 35" svg:d="M17 0c-23 0-23 35 0 35 22 0 22-35 0-35z">
          <text:p/>
        </draw:path>
        <draw:path draw:style-name="gr8" draw:text-style-name="P5" draw:layer="layout" svg:width="0.032cm" svg:height="0.034cm" svg:x="6.987cm" svg:y="16.569cm" svg:viewBox="0 0 33 35" svg:d="M16 0c-21 0-21 35 0 35 23 0 23-35 0-35z">
          <text:p/>
        </draw:path>
        <draw:path draw:style-name="gr8" draw:text-style-name="P5" draw:layer="layout" svg:width="0.032cm" svg:height="0.034cm" svg:x="6.987cm" svg:y="17.071cm" svg:viewBox="0 0 33 35" svg:d="M16 0c-21 0-21 35 0 35 23 0 23-35 0-35z">
          <text:p/>
        </draw:path>
        <draw:path draw:style-name="gr8" draw:text-style-name="P5" draw:layer="layout" svg:width="0.032cm" svg:height="0.034cm" svg:x="6.987cm" svg:y="17.573cm" svg:viewBox="0 0 33 35" svg:d="M16 0c-21 0-21 35 0 35 23 0 23-35 0-35z">
          <text:p/>
        </draw:path>
        <draw:path draw:style-name="gr8" draw:text-style-name="P5" draw:layer="layout" svg:width="0.032cm" svg:height="0.034cm" svg:x="6.987cm" svg:y="18.075cm" svg:viewBox="0 0 33 35" svg:d="M16 0c-21 0-21 35 0 35 23 0 23-35 0-35z">
          <text:p/>
        </draw:path>
        <draw:path draw:style-name="gr8" draw:text-style-name="P5" draw:layer="layout" svg:width="0.032cm" svg:height="0.035cm" svg:x="6.987cm" svg:y="18.577cm" svg:viewBox="0 0 33 36" svg:d="M16 0c-21 0-21 36 0 36 23 0 23-36 0-36z">
          <text:p/>
        </draw:path>
        <draw:path draw:style-name="gr8" draw:text-style-name="P5" draw:layer="layout" svg:width="0.032cm" svg:height="0.034cm" svg:x="6.987cm" svg:y="19.08cm" svg:viewBox="0 0 33 35" svg:d="M16 0c-21 0-21 35 0 35 23 0 23-35 0-35z">
          <text:p/>
        </draw:path>
        <draw:path draw:style-name="gr8" draw:text-style-name="P5" draw:layer="layout" svg:width="0.032cm" svg:height="0.034cm" svg:x="6.987cm" svg:y="19.582cm" svg:viewBox="0 0 33 35" svg:d="M16 0c-21 0-21 35 0 35 23 0 23-35 0-35z">
          <text:p/>
        </draw:path>
        <draw:path draw:style-name="gr8" draw:text-style-name="P5" draw:layer="layout" svg:width="0.032cm" svg:height="0.034cm" svg:x="6.987cm" svg:y="20.084cm" svg:viewBox="0 0 33 35" svg:d="M16 0c-21 0-21 35 0 35 23 0 23-35 0-35z">
          <text:p/>
        </draw:path>
        <draw:path draw:style-name="gr8" draw:text-style-name="P5" draw:layer="layout" svg:width="0.032cm" svg:height="0.034cm" svg:x="6.987cm" svg:y="20.586cm" svg:viewBox="0 0 33 35" svg:d="M16 0c-21 0-21 35 0 35 23 0 23-35 0-35z">
          <text:p/>
        </draw:path>
        <draw:path draw:style-name="gr8" draw:text-style-name="P5" draw:layer="layout" svg:width="0.032cm" svg:height="0.034cm" svg:x="7.486cm" svg:y="16.569cm" svg:viewBox="0 0 33 35" svg:d="M16 0c-21 0-21 35 0 35 23 0 23-35 0-35z">
          <text:p/>
        </draw:path>
        <draw:path draw:style-name="gr8" draw:text-style-name="P5" draw:layer="layout" svg:width="0.032cm" svg:height="0.034cm" svg:x="7.486cm" svg:y="17.071cm" svg:viewBox="0 0 33 35" svg:d="M16 0c-21 0-21 35 0 35 23 0 23-35 0-35z">
          <text:p/>
        </draw:path>
        <draw:path draw:style-name="gr8" draw:text-style-name="P5" draw:layer="layout" svg:width="0.032cm" svg:height="0.034cm" svg:x="7.486cm" svg:y="17.573cm" svg:viewBox="0 0 33 35" svg:d="M16 0c-21 0-21 35 0 35 23 0 23-35 0-35z">
          <text:p/>
        </draw:path>
        <draw:path draw:style-name="gr8" draw:text-style-name="P5" draw:layer="layout" svg:width="0.032cm" svg:height="0.034cm" svg:x="7.486cm" svg:y="18.075cm" svg:viewBox="0 0 33 35" svg:d="M16 0c-21 0-21 35 0 35 23 0 23-35 0-35z">
          <text:p/>
        </draw:path>
        <draw:path draw:style-name="gr8" draw:text-style-name="P5" draw:layer="layout" svg:width="0.032cm" svg:height="0.035cm" svg:x="7.486cm" svg:y="18.577cm" svg:viewBox="0 0 33 36" svg:d="M16 0c-21 0-21 36 0 36 23 0 23-36 0-36z">
          <text:p/>
        </draw:path>
        <draw:path draw:style-name="gr8" draw:text-style-name="P5" draw:layer="layout" svg:width="0.032cm" svg:height="0.034cm" svg:x="7.486cm" svg:y="19.08cm" svg:viewBox="0 0 33 35" svg:d="M16 0c-21 0-21 35 0 35 23 0 23-35 0-35z">
          <text:p/>
        </draw:path>
        <draw:path draw:style-name="gr8" draw:text-style-name="P5" draw:layer="layout" svg:width="0.032cm" svg:height="0.034cm" svg:x="7.486cm" svg:y="19.582cm" svg:viewBox="0 0 33 35" svg:d="M16 0c-21 0-21 35 0 35 23 0 23-35 0-35z">
          <text:p/>
        </draw:path>
        <draw:path draw:style-name="gr8" draw:text-style-name="P5" draw:layer="layout" svg:width="0.032cm" svg:height="0.034cm" svg:x="7.486cm" svg:y="20.084cm" svg:viewBox="0 0 33 35" svg:d="M16 0c-21 0-21 35 0 35 23 0 23-35 0-35z">
          <text:p/>
        </draw:path>
        <draw:path draw:style-name="gr8" draw:text-style-name="P5" draw:layer="layout" svg:width="0.032cm" svg:height="0.034cm" svg:x="7.486cm" svg:y="20.586cm" svg:viewBox="0 0 33 35" svg:d="M16 0c-21 0-21 35 0 35 23 0 23-35 0-35z">
          <text:p/>
        </draw:path>
        <draw:path draw:style-name="gr8" draw:text-style-name="P5" draw:layer="layout" svg:width="0.034cm" svg:height="0.034cm" svg:x="7.984cm" svg:y="16.569cm" svg:viewBox="0 0 35 35" svg:d="M17 0c-23 0-23 35 0 35s23-35 0-35z">
          <text:p/>
        </draw:path>
        <draw:path draw:style-name="gr8" draw:text-style-name="P5" draw:layer="layout" svg:width="0.034cm" svg:height="0.034cm" svg:x="7.984cm" svg:y="17.071cm" svg:viewBox="0 0 35 35" svg:d="M17 0c-23 0-23 35 0 35s23-35 0-35z">
          <text:p/>
        </draw:path>
        <draw:path draw:style-name="gr8" draw:text-style-name="P5" draw:layer="layout" svg:width="0.034cm" svg:height="0.034cm" svg:x="7.984cm" svg:y="17.573cm" svg:viewBox="0 0 35 35" svg:d="M17 0c-23 0-23 35 0 35s23-35 0-35z">
          <text:p/>
        </draw:path>
        <draw:path draw:style-name="gr8" draw:text-style-name="P5" draw:layer="layout" svg:width="0.034cm" svg:height="0.034cm" svg:x="7.984cm" svg:y="18.075cm" svg:viewBox="0 0 35 35" svg:d="M17 0c-23 0-23 35 0 35s23-35 0-35z">
          <text:p/>
        </draw:path>
        <draw:path draw:style-name="gr8" draw:text-style-name="P5" draw:layer="layout" svg:width="0.034cm" svg:height="0.035cm" svg:x="7.984cm" svg:y="18.577cm" svg:viewBox="0 0 35 36" svg:d="M17 0c-23 0-23 36 0 36s23-36 0-36z">
          <text:p/>
        </draw:path>
        <draw:path draw:style-name="gr8" draw:text-style-name="P5" draw:layer="layout" svg:width="0.034cm" svg:height="0.034cm" svg:x="7.984cm" svg:y="19.08cm" svg:viewBox="0 0 35 35" svg:d="M17 0c-23 0-23 35 0 35s23-35 0-35z">
          <text:p/>
        </draw:path>
        <draw:path draw:style-name="gr8" draw:text-style-name="P5" draw:layer="layout" svg:width="0.034cm" svg:height="0.034cm" svg:x="7.984cm" svg:y="19.582cm" svg:viewBox="0 0 35 35" svg:d="M17 0c-23 0-23 35 0 35s23-35 0-35z">
          <text:p/>
        </draw:path>
        <draw:path draw:style-name="gr8" draw:text-style-name="P5" draw:layer="layout" svg:width="0.034cm" svg:height="0.034cm" svg:x="7.984cm" svg:y="20.084cm" svg:viewBox="0 0 35 35" svg:d="M17 0c-23 0-23 35 0 35s23-35 0-35z">
          <text:p/>
        </draw:path>
        <draw:path draw:style-name="gr8" draw:text-style-name="P5" draw:layer="layout" svg:width="0.034cm" svg:height="0.034cm" svg:x="7.984cm" svg:y="20.586cm" svg:viewBox="0 0 35 35" svg:d="M17 0c-23 0-23 35 0 35s23-35 0-35z">
          <text:p/>
        </draw:path>
        <draw:path draw:style-name="gr8" draw:text-style-name="P5" draw:layer="layout" svg:width="0.033cm" svg:height="0.034cm" svg:x="8.484cm" svg:y="16.067cm" svg:viewBox="0 0 34 35" svg:d="M17 0c-22 0-23 35 0 35s23-35 0-35z">
          <text:p/>
        </draw:path>
        <draw:path draw:style-name="gr8" draw:text-style-name="P5" draw:layer="layout" svg:width="0.033cm" svg:height="0.034cm" svg:x="8.484cm" svg:y="16.569cm" svg:viewBox="0 0 34 35" svg:d="M17 0c-22 0-23 35 0 35s23-35 0-35z">
          <text:p/>
        </draw:path>
        <draw:path draw:style-name="gr8" draw:text-style-name="P5" draw:layer="layout" svg:width="0.033cm" svg:height="0.034cm" svg:x="8.484cm" svg:y="17.071cm" svg:viewBox="0 0 34 35" svg:d="M17 0c-22 0-23 35 0 35s23-35 0-35z">
          <text:p/>
        </draw:path>
        <draw:path draw:style-name="gr8" draw:text-style-name="P5" draw:layer="layout" svg:width="0.033cm" svg:height="0.034cm" svg:x="8.484cm" svg:y="17.573cm" svg:viewBox="0 0 34 35" svg:d="M17 0c-22 0-23 35 0 35s23-35 0-35z">
          <text:p/>
        </draw:path>
        <draw:path draw:style-name="gr8" draw:text-style-name="P5" draw:layer="layout" svg:width="0.033cm" svg:height="0.034cm" svg:x="8.484cm" svg:y="18.075cm" svg:viewBox="0 0 34 35" svg:d="M17 0c-22 0-23 35 0 35s23-35 0-35z">
          <text:p/>
        </draw:path>
        <draw:path draw:style-name="gr8" draw:text-style-name="P5" draw:layer="layout" svg:width="0.033cm" svg:height="0.035cm" svg:x="8.484cm" svg:y="18.577cm" svg:viewBox="0 0 34 36" svg:d="M17 0c-22 0-23 36 0 36s23-36 0-36z">
          <text:p/>
        </draw:path>
        <draw:path draw:style-name="gr8" draw:text-style-name="P5" draw:layer="layout" svg:width="0.033cm" svg:height="0.034cm" svg:x="8.484cm" svg:y="19.08cm" svg:viewBox="0 0 34 35" svg:d="M17 0c-22 0-23 35 0 35s23-35 0-35z">
          <text:p/>
        </draw:path>
        <draw:path draw:style-name="gr8" draw:text-style-name="P5" draw:layer="layout" svg:width="0.033cm" svg:height="0.034cm" svg:x="8.484cm" svg:y="19.582cm" svg:viewBox="0 0 34 35" svg:d="M17 0c-22 0-23 35 0 35s23-35 0-35z">
          <text:p/>
        </draw:path>
        <draw:path draw:style-name="gr8" draw:text-style-name="P5" draw:layer="layout" svg:width="0.033cm" svg:height="0.034cm" svg:x="8.484cm" svg:y="20.084cm" svg:viewBox="0 0 34 35" svg:d="M17 0c-22 0-23 35 0 35s23-35 0-35z">
          <text:p/>
        </draw:path>
        <draw:path draw:style-name="gr8" draw:text-style-name="P5" draw:layer="layout" svg:width="0.033cm" svg:height="0.034cm" svg:x="8.484cm" svg:y="20.586cm" svg:viewBox="0 0 34 35" svg:d="M17 0c-22 0-23 35 0 35s23-35 0-35z">
          <text:p/>
        </draw:path>
        <draw:path draw:style-name="gr8" draw:text-style-name="P5" draw:layer="layout" svg:width="0.033cm" svg:height="0.034cm" svg:x="8.982cm" svg:y="16.067cm" svg:viewBox="0 0 34 35" svg:d="M17 0c-23 0-23 35 0 35 22 0 22-35 0-35z">
          <text:p/>
        </draw:path>
        <draw:path draw:style-name="gr8" draw:text-style-name="P5" draw:layer="layout" svg:width="0.033cm" svg:height="0.034cm" svg:x="8.982cm" svg:y="16.569cm" svg:viewBox="0 0 34 35" svg:d="M17 0c-23 0-23 35 0 35 22 0 22-35 0-35z">
          <text:p/>
        </draw:path>
        <draw:path draw:style-name="gr8" draw:text-style-name="P5" draw:layer="layout" svg:width="0.033cm" svg:height="0.034cm" svg:x="8.982cm" svg:y="17.071cm" svg:viewBox="0 0 34 35" svg:d="M17 0c-23 0-23 35 0 35 22 0 22-35 0-35z">
          <text:p/>
        </draw:path>
        <draw:path draw:style-name="gr8" draw:text-style-name="P5" draw:layer="layout" svg:width="0.033cm" svg:height="0.034cm" svg:x="8.982cm" svg:y="17.573cm" svg:viewBox="0 0 34 35" svg:d="M17 0c-23 0-23 35 0 35 22 0 22-35 0-35z">
          <text:p/>
        </draw:path>
        <draw:path draw:style-name="gr8" draw:text-style-name="P5" draw:layer="layout" svg:width="0.033cm" svg:height="0.034cm" svg:x="8.982cm" svg:y="18.075cm" svg:viewBox="0 0 34 35" svg:d="M17 0c-23 0-23 35 0 35 22 0 22-35 0-35z">
          <text:p/>
        </draw:path>
        <draw:path draw:style-name="gr8" draw:text-style-name="P5" draw:layer="layout" svg:width="0.033cm" svg:height="0.035cm" svg:x="8.982cm" svg:y="18.577cm" svg:viewBox="0 0 34 36" svg:d="M17 0c-23 0-23 36 0 36 22 0 22-36 0-36z">
          <text:p/>
        </draw:path>
        <draw:path draw:style-name="gr8" draw:text-style-name="P5" draw:layer="layout" svg:width="0.033cm" svg:height="0.034cm" svg:x="8.982cm" svg:y="19.08cm" svg:viewBox="0 0 34 35" svg:d="M17 0c-23 0-23 35 0 35 22 0 22-35 0-35z">
          <text:p/>
        </draw:path>
        <draw:path draw:style-name="gr8" draw:text-style-name="P5" draw:layer="layout" svg:width="0.033cm" svg:height="0.034cm" svg:x="8.982cm" svg:y="19.582cm" svg:viewBox="0 0 34 35" svg:d="M17 0c-23 0-23 35 0 35 22 0 22-35 0-35z">
          <text:p/>
        </draw:path>
        <draw:path draw:style-name="gr8" draw:text-style-name="P5" draw:layer="layout" svg:width="0.033cm" svg:height="0.034cm" svg:x="8.982cm" svg:y="20.084cm" svg:viewBox="0 0 34 35" svg:d="M17 0c-23 0-23 35 0 35 22 0 22-35 0-35z">
          <text:p/>
        </draw:path>
        <draw:path draw:style-name="gr8" draw:text-style-name="P5" draw:layer="layout" svg:width="0.033cm" svg:height="0.034cm" svg:x="8.982cm" svg:y="20.586cm" svg:viewBox="0 0 34 35" svg:d="M17 0c-23 0-23 35 0 35 22 0 22-35 0-35z">
          <text:p/>
        </draw:path>
        <draw:path draw:style-name="gr8" draw:text-style-name="P5" draw:layer="layout" svg:width="0.034cm" svg:height="0.034cm" svg:x="9.481cm" svg:y="16.067cm" svg:viewBox="0 0 35 35" svg:d="M17 0c-23 0-23 35 0 35s23-35 0-35z">
          <text:p/>
        </draw:path>
        <draw:path draw:style-name="gr8" draw:text-style-name="P5" draw:layer="layout" svg:width="0.034cm" svg:height="0.034cm" svg:x="9.481cm" svg:y="16.569cm" svg:viewBox="0 0 35 35" svg:d="M17 0c-23 0-23 35 0 35s23-35 0-35z">
          <text:p/>
        </draw:path>
        <draw:path draw:style-name="gr8" draw:text-style-name="P5" draw:layer="layout" svg:width="0.034cm" svg:height="0.034cm" svg:x="9.481cm" svg:y="17.071cm" svg:viewBox="0 0 35 35" svg:d="M17 0c-23 0-23 35 0 35s23-35 0-35z">
          <text:p/>
        </draw:path>
        <draw:path draw:style-name="gr8" draw:text-style-name="P5" draw:layer="layout" svg:width="0.034cm" svg:height="0.034cm" svg:x="9.481cm" svg:y="17.573cm" svg:viewBox="0 0 35 35" svg:d="M17 0c-23 0-23 35 0 35s23-35 0-35z">
          <text:p/>
        </draw:path>
        <draw:path draw:style-name="gr8" draw:text-style-name="P5" draw:layer="layout" svg:width="0.034cm" svg:height="0.034cm" svg:x="9.481cm" svg:y="18.075cm" svg:viewBox="0 0 35 35" svg:d="M17 0c-23 0-23 35 0 35s23-35 0-35z">
          <text:p/>
        </draw:path>
        <draw:path draw:style-name="gr8" draw:text-style-name="P5" draw:layer="layout" svg:width="0.034cm" svg:height="0.035cm" svg:x="9.481cm" svg:y="18.577cm" svg:viewBox="0 0 35 36" svg:d="M17 0c-23 0-23 36 0 36s23-36 0-36z">
          <text:p/>
        </draw:path>
        <draw:path draw:style-name="gr8" draw:text-style-name="P5" draw:layer="layout" svg:width="0.034cm" svg:height="0.034cm" svg:x="9.481cm" svg:y="19.08cm" svg:viewBox="0 0 35 35" svg:d="M17 0c-23 0-23 35 0 35s23-35 0-35z">
          <text:p/>
        </draw:path>
        <draw:path draw:style-name="gr8" draw:text-style-name="P5" draw:layer="layout" svg:width="0.034cm" svg:height="0.034cm" svg:x="9.481cm" svg:y="19.582cm" svg:viewBox="0 0 35 35" svg:d="M17 0c-23 0-23 35 0 35s23-35 0-35z">
          <text:p/>
        </draw:path>
        <draw:path draw:style-name="gr8" draw:text-style-name="P5" draw:layer="layout" svg:width="0.034cm" svg:height="0.034cm" svg:x="9.481cm" svg:y="20.084cm" svg:viewBox="0 0 35 35" svg:d="M17 0c-23 0-23 35 0 35s23-35 0-35z">
          <text:p/>
        </draw:path>
        <draw:path draw:style-name="gr8" draw:text-style-name="P5" draw:layer="layout" svg:width="0.034cm" svg:height="0.034cm" svg:x="9.481cm" svg:y="20.586cm" svg:viewBox="0 0 35 35" svg:d="M17 0c-23 0-23 35 0 35s23-35 0-35z">
          <text:p/>
        </draw:path>
        <draw:path draw:style-name="gr8" draw:text-style-name="P5" draw:layer="layout" svg:width="0.034cm" svg:height="0.034cm" svg:x="9.98cm" svg:y="16.067cm" svg:viewBox="0 0 35 35" svg:d="M17 0c-23 0-23 35 0 35s23-35 0-35z">
          <text:p/>
        </draw:path>
        <draw:path draw:style-name="gr8" draw:text-style-name="P5" draw:layer="layout" svg:width="0.034cm" svg:height="0.034cm" svg:x="9.98cm" svg:y="16.569cm" svg:viewBox="0 0 35 35" svg:d="M17 0c-23 0-23 35 0 35s23-35 0-35z">
          <text:p/>
        </draw:path>
        <draw:path draw:style-name="gr8" draw:text-style-name="P5" draw:layer="layout" svg:width="0.034cm" svg:height="0.034cm" svg:x="9.98cm" svg:y="17.071cm" svg:viewBox="0 0 35 35" svg:d="M17 0c-23 0-23 35 0 35s23-35 0-35z">
          <text:p/>
        </draw:path>
        <draw:path draw:style-name="gr8" draw:text-style-name="P5" draw:layer="layout" svg:width="0.034cm" svg:height="0.034cm" svg:x="9.98cm" svg:y="17.573cm" svg:viewBox="0 0 35 35" svg:d="M17 0c-23 0-23 35 0 35s23-35 0-35z">
          <text:p/>
        </draw:path>
        <draw:path draw:style-name="gr8" draw:text-style-name="P5" draw:layer="layout" svg:width="0.034cm" svg:height="0.034cm" svg:x="9.98cm" svg:y="18.075cm" svg:viewBox="0 0 35 35" svg:d="M17 0c-23 0-23 35 0 35s23-35 0-35z">
          <text:p/>
        </draw:path>
        <draw:path draw:style-name="gr8" draw:text-style-name="P5" draw:layer="layout" svg:width="0.034cm" svg:height="0.035cm" svg:x="9.98cm" svg:y="18.577cm" svg:viewBox="0 0 35 36" svg:d="M17 0c-23 0-23 36 0 36s23-36 0-36z">
          <text:p/>
        </draw:path>
        <draw:path draw:style-name="gr8" draw:text-style-name="P5" draw:layer="layout" svg:width="0.034cm" svg:height="0.034cm" svg:x="9.98cm" svg:y="19.08cm" svg:viewBox="0 0 35 35" svg:d="M17 0c-23 0-23 35 0 35s23-35 0-35z">
          <text:p/>
        </draw:path>
        <draw:path draw:style-name="gr8" draw:text-style-name="P5" draw:layer="layout" svg:width="0.034cm" svg:height="0.034cm" svg:x="9.98cm" svg:y="19.582cm" svg:viewBox="0 0 35 35" svg:d="M17 0c-23 0-23 35 0 35s23-35 0-35z">
          <text:p/>
        </draw:path>
        <draw:path draw:style-name="gr8" draw:text-style-name="P5" draw:layer="layout" svg:width="0.034cm" svg:height="0.034cm" svg:x="9.98cm" svg:y="20.084cm" svg:viewBox="0 0 35 35" svg:d="M17 0c-23 0-23 35 0 35s23-35 0-35z">
          <text:p/>
        </draw:path>
        <draw:path draw:style-name="gr8" draw:text-style-name="P5" draw:layer="layout" svg:width="0.034cm" svg:height="0.034cm" svg:x="9.98cm" svg:y="20.586cm" svg:viewBox="0 0 35 35" svg:d="M17 0c-23 0-23 35 0 35s23-35 0-35z">
          <text:p/>
        </draw:path>
        <draw:path draw:style-name="gr8" draw:text-style-name="P5" draw:layer="layout" svg:width="0.032cm" svg:height="0.034cm" svg:x="10.479cm" svg:y="16.067cm" svg:viewBox="0 0 33 35" svg:d="M16 0c-21 0-21 35 0 35 23 0 23-35 0-35z">
          <text:p/>
        </draw:path>
        <draw:path draw:style-name="gr8" draw:text-style-name="P5" draw:layer="layout" svg:width="0.032cm" svg:height="0.034cm" svg:x="10.479cm" svg:y="16.569cm" svg:viewBox="0 0 33 35" svg:d="M16 0c-21 0-21 35 0 35 23 0 23-35 0-35z">
          <text:p/>
        </draw:path>
        <draw:path draw:style-name="gr8" draw:text-style-name="P5" draw:layer="layout" svg:width="0.032cm" svg:height="0.034cm" svg:x="10.479cm" svg:y="17.071cm" svg:viewBox="0 0 33 35" svg:d="M16 0c-21 0-21 35 0 35 23 0 23-35 0-35z">
          <text:p/>
        </draw:path>
        <draw:path draw:style-name="gr8" draw:text-style-name="P5" draw:layer="layout" svg:width="0.032cm" svg:height="0.034cm" svg:x="10.479cm" svg:y="17.573cm" svg:viewBox="0 0 33 35" svg:d="M16 0c-21 0-21 35 0 35 23 0 23-35 0-35z">
          <text:p/>
        </draw:path>
        <draw:path draw:style-name="gr8" draw:text-style-name="P5" draw:layer="layout" svg:width="0.032cm" svg:height="0.034cm" svg:x="10.479cm" svg:y="18.075cm" svg:viewBox="0 0 33 35" svg:d="M16 0c-21 0-21 35 0 35 23 0 23-35 0-35z">
          <text:p/>
        </draw:path>
        <draw:path draw:style-name="gr8" draw:text-style-name="P5" draw:layer="layout" svg:width="0.032cm" svg:height="0.035cm" svg:x="10.479cm" svg:y="18.577cm" svg:viewBox="0 0 33 36" svg:d="M16 0c-21 0-21 36 0 36 23 0 23-36 0-36z">
          <text:p/>
        </draw:path>
        <draw:path draw:style-name="gr8" draw:text-style-name="P5" draw:layer="layout" svg:width="0.032cm" svg:height="0.034cm" svg:x="10.479cm" svg:y="19.08cm" svg:viewBox="0 0 33 35" svg:d="M16 0c-21 0-21 35 0 35 23 0 23-35 0-35z">
          <text:p/>
        </draw:path>
        <draw:path draw:style-name="gr8" draw:text-style-name="P5" draw:layer="layout" svg:width="0.032cm" svg:height="0.034cm" svg:x="10.479cm" svg:y="19.582cm" svg:viewBox="0 0 33 35" svg:d="M16 0c-21 0-21 35 0 35 23 0 23-35 0-35z">
          <text:p/>
        </draw:path>
        <draw:path draw:style-name="gr8" draw:text-style-name="P5" draw:layer="layout" svg:width="0.032cm" svg:height="0.034cm" svg:x="10.479cm" svg:y="20.084cm" svg:viewBox="0 0 33 35" svg:d="M16 0c-21 0-21 35 0 35 23 0 23-35 0-35z">
          <text:p/>
        </draw:path>
        <draw:path draw:style-name="gr8" draw:text-style-name="P5" draw:layer="layout" svg:width="0.032cm" svg:height="0.034cm" svg:x="10.479cm" svg:y="20.586cm" svg:viewBox="0 0 33 35" svg:d="M16 0c-21 0-21 35 0 35 23 0 23-35 0-35z">
          <text:p/>
        </draw:path>
        <draw:path draw:style-name="gr8" draw:text-style-name="P5" draw:layer="layout" svg:width="0.033cm" svg:height="0.034cm" svg:x="10.979cm" svg:y="16.067cm" svg:viewBox="0 0 34 35" svg:d="M17 0c-23 0-23 35 0 35 22 0 22-35 0-35z">
          <text:p/>
        </draw:path>
        <draw:path draw:style-name="gr8" draw:text-style-name="P5" draw:layer="layout" svg:width="0.033cm" svg:height="0.034cm" svg:x="10.979cm" svg:y="16.569cm" svg:viewBox="0 0 34 35" svg:d="M17 0c-23 0-23 35 0 35 22 0 22-35 0-35z">
          <text:p/>
        </draw:path>
        <draw:path draw:style-name="gr8" draw:text-style-name="P5" draw:layer="layout" svg:width="0.033cm" svg:height="0.034cm" svg:x="10.979cm" svg:y="17.071cm" svg:viewBox="0 0 34 35" svg:d="M17 0c-23 0-23 35 0 35 22 0 22-35 0-35z">
          <text:p/>
        </draw:path>
        <draw:path draw:style-name="gr8" draw:text-style-name="P5" draw:layer="layout" svg:width="0.033cm" svg:height="0.034cm" svg:x="10.979cm" svg:y="17.573cm" svg:viewBox="0 0 34 35" svg:d="M17 0c-23 0-23 35 0 35 22 0 22-35 0-35z">
          <text:p/>
        </draw:path>
        <draw:path draw:style-name="gr8" draw:text-style-name="P5" draw:layer="layout" svg:width="0.033cm" svg:height="0.034cm" svg:x="10.979cm" svg:y="18.075cm" svg:viewBox="0 0 34 35" svg:d="M17 0c-23 0-23 35 0 35 22 0 22-35 0-35z">
          <text:p/>
        </draw:path>
        <draw:path draw:style-name="gr8" draw:text-style-name="P5" draw:layer="layout" svg:width="0.033cm" svg:height="0.035cm" svg:x="10.979cm" svg:y="18.577cm" svg:viewBox="0 0 34 36" svg:d="M17 0c-23 0-23 36 0 36 22 0 22-36 0-36z">
          <text:p/>
        </draw:path>
        <draw:path draw:style-name="gr8" draw:text-style-name="P5" draw:layer="layout" svg:width="0.033cm" svg:height="0.034cm" svg:x="10.979cm" svg:y="19.08cm" svg:viewBox="0 0 34 35" svg:d="M17 0c-23 0-23 35 0 35 22 0 22-35 0-35z">
          <text:p/>
        </draw:path>
        <draw:path draw:style-name="gr8" draw:text-style-name="P5" draw:layer="layout" svg:width="0.033cm" svg:height="0.034cm" svg:x="10.979cm" svg:y="19.582cm" svg:viewBox="0 0 34 35" svg:d="M17 0c-23 0-23 35 0 35 22 0 22-35 0-35z">
          <text:p/>
        </draw:path>
        <draw:path draw:style-name="gr8" draw:text-style-name="P5" draw:layer="layout" svg:width="0.033cm" svg:height="0.034cm" svg:x="10.979cm" svg:y="20.084cm" svg:viewBox="0 0 34 35" svg:d="M17 0c-23 0-23 35 0 35 22 0 22-35 0-35z">
          <text:p/>
        </draw:path>
        <draw:path draw:style-name="gr8" draw:text-style-name="P5" draw:layer="layout" svg:width="0.033cm" svg:height="0.034cm" svg:x="10.979cm" svg:y="20.586cm" svg:viewBox="0 0 34 35" svg:d="M17 0c-23 0-23 35 0 35 22 0 22-35 0-35z">
          <text:p/>
        </draw:path>
        <draw:path draw:style-name="gr8" draw:text-style-name="P5" draw:layer="layout" svg:width="0.033cm" svg:height="0.034cm" svg:x="11.477cm" svg:y="16.067cm" svg:viewBox="0 0 34 35" svg:d="M17 0c-23 0-23 35 0 35 22 0 22-35 0-35z">
          <text:p/>
        </draw:path>
        <draw:path draw:style-name="gr8" draw:text-style-name="P5" draw:layer="layout" svg:width="0.033cm" svg:height="0.034cm" svg:x="11.477cm" svg:y="16.569cm" svg:viewBox="0 0 34 35" svg:d="M17 0c-23 0-23 35 0 35 22 0 22-35 0-35z">
          <text:p/>
        </draw:path>
        <draw:path draw:style-name="gr8" draw:text-style-name="P5" draw:layer="layout" svg:width="0.033cm" svg:height="0.034cm" svg:x="11.477cm" svg:y="17.071cm" svg:viewBox="0 0 34 35" svg:d="M17 0c-23 0-23 35 0 35 22 0 22-35 0-35z">
          <text:p/>
        </draw:path>
        <draw:path draw:style-name="gr8" draw:text-style-name="P5" draw:layer="layout" svg:width="0.033cm" svg:height="0.034cm" svg:x="11.477cm" svg:y="17.573cm" svg:viewBox="0 0 34 35" svg:d="M17 0c-23 0-23 35 0 35 22 0 22-35 0-35z">
          <text:p/>
        </draw:path>
        <draw:path draw:style-name="gr8" draw:text-style-name="P5" draw:layer="layout" svg:width="0.033cm" svg:height="0.034cm" svg:x="11.477cm" svg:y="18.075cm" svg:viewBox="0 0 34 35" svg:d="M17 0c-23 0-23 35 0 35 22 0 22-35 0-35z">
          <text:p/>
        </draw:path>
        <draw:path draw:style-name="gr8" draw:text-style-name="P5" draw:layer="layout" svg:width="0.033cm" svg:height="0.035cm" svg:x="11.477cm" svg:y="18.577cm" svg:viewBox="0 0 34 36" svg:d="M17 0c-23 0-23 36 0 36 22 0 22-36 0-36z">
          <text:p/>
        </draw:path>
        <draw:path draw:style-name="gr8" draw:text-style-name="P5" draw:layer="layout" svg:width="0.033cm" svg:height="0.034cm" svg:x="11.477cm" svg:y="19.08cm" svg:viewBox="0 0 34 35" svg:d="M17 0c-23 0-23 35 0 35 22 0 22-35 0-35z">
          <text:p/>
        </draw:path>
        <draw:path draw:style-name="gr8" draw:text-style-name="P5" draw:layer="layout" svg:width="0.033cm" svg:height="0.034cm" svg:x="11.477cm" svg:y="19.582cm" svg:viewBox="0 0 34 35" svg:d="M17 0c-23 0-23 35 0 35 22 0 22-35 0-35z">
          <text:p/>
        </draw:path>
        <draw:path draw:style-name="gr8" draw:text-style-name="P5" draw:layer="layout" svg:width="0.033cm" svg:height="0.034cm" svg:x="11.477cm" svg:y="20.084cm" svg:viewBox="0 0 34 35" svg:d="M17 0c-23 0-23 35 0 35 22 0 22-35 0-35z">
          <text:p/>
        </draw:path>
        <draw:path draw:style-name="gr8" draw:text-style-name="P5" draw:layer="layout" svg:width="0.033cm" svg:height="0.034cm" svg:x="11.477cm" svg:y="20.586cm" svg:viewBox="0 0 34 35" svg:d="M17 0c-23 0-23 35 0 35 22 0 22-35 0-35z">
          <text:p/>
        </draw:path>
        <draw:path draw:style-name="gr8" draw:text-style-name="P5" draw:layer="layout" svg:width="0.033cm" svg:height="0.034cm" svg:x="11.976cm" svg:y="16.067cm" svg:viewBox="0 0 34 35" svg:d="M17 0c-23 0-23 35 0 35 22 0 22-35 0-35z">
          <text:p/>
        </draw:path>
        <draw:path draw:style-name="gr8" draw:text-style-name="P5" draw:layer="layout" svg:width="0.033cm" svg:height="0.034cm" svg:x="11.976cm" svg:y="16.569cm" svg:viewBox="0 0 34 35" svg:d="M17 0c-23 0-23 35 0 35 22 0 22-35 0-35z">
          <text:p/>
        </draw:path>
        <draw:path draw:style-name="gr8" draw:text-style-name="P5" draw:layer="layout" svg:width="0.033cm" svg:height="0.034cm" svg:x="11.976cm" svg:y="17.071cm" svg:viewBox="0 0 34 35" svg:d="M17 0c-23 0-23 35 0 35 22 0 22-35 0-35z">
          <text:p/>
        </draw:path>
        <draw:path draw:style-name="gr8" draw:text-style-name="P5" draw:layer="layout" svg:width="0.033cm" svg:height="0.034cm" svg:x="11.976cm" svg:y="17.573cm" svg:viewBox="0 0 34 35" svg:d="M17 0c-23 0-23 35 0 35 22 0 22-35 0-35z">
          <text:p/>
        </draw:path>
        <draw:path draw:style-name="gr8" draw:text-style-name="P5" draw:layer="layout" svg:width="0.033cm" svg:height="0.034cm" svg:x="11.976cm" svg:y="18.075cm" svg:viewBox="0 0 34 35" svg:d="M17 0c-23 0-23 35 0 35 22 0 22-35 0-35z">
          <text:p/>
        </draw:path>
        <draw:path draw:style-name="gr8" draw:text-style-name="P5" draw:layer="layout" svg:width="0.033cm" svg:height="0.035cm" svg:x="11.976cm" svg:y="18.577cm" svg:viewBox="0 0 34 36" svg:d="M17 0c-23 0-23 36 0 36 22 0 22-36 0-36z">
          <text:p/>
        </draw:path>
        <draw:path draw:style-name="gr8" draw:text-style-name="P5" draw:layer="layout" svg:width="0.033cm" svg:height="0.034cm" svg:x="11.976cm" svg:y="19.08cm" svg:viewBox="0 0 34 35" svg:d="M17 0c-23 0-23 35 0 35 22 0 22-35 0-35z">
          <text:p/>
        </draw:path>
        <draw:path draw:style-name="gr8" draw:text-style-name="P5" draw:layer="layout" svg:width="0.033cm" svg:height="0.034cm" svg:x="11.976cm" svg:y="19.582cm" svg:viewBox="0 0 34 35" svg:d="M17 0c-23 0-23 35 0 35 22 0 22-35 0-35z">
          <text:p/>
        </draw:path>
        <draw:path draw:style-name="gr8" draw:text-style-name="P5" draw:layer="layout" svg:width="0.033cm" svg:height="0.034cm" svg:x="11.976cm" svg:y="20.084cm" svg:viewBox="0 0 34 35" svg:d="M17 0c-23 0-23 35 0 35 22 0 22-35 0-35z">
          <text:p/>
        </draw:path>
        <draw:path draw:style-name="gr8" draw:text-style-name="P5" draw:layer="layout" svg:width="0.033cm" svg:height="0.034cm" svg:x="11.976cm" svg:y="20.586cm" svg:viewBox="0 0 34 35" svg:d="M17 0c-23 0-23 35 0 35 22 0 22-35 0-35z">
          <text:p/>
        </draw:path>
        <draw:path draw:style-name="gr8" draw:text-style-name="P5" draw:layer="layout" svg:width="0.034cm" svg:height="0.034cm" svg:x="12.474cm" svg:y="16.067cm" svg:viewBox="0 0 35 35" svg:d="M17 0c-23 0-23 35 0 35s23-35 0-35z">
          <text:p/>
        </draw:path>
        <draw:path draw:style-name="gr8" draw:text-style-name="P5" draw:layer="layout" svg:width="0.034cm" svg:height="0.034cm" svg:x="12.474cm" svg:y="16.569cm" svg:viewBox="0 0 35 35" svg:d="M17 0c-23 0-23 35 0 35s23-35 0-35z">
          <text:p/>
        </draw:path>
        <draw:path draw:style-name="gr8" draw:text-style-name="P5" draw:layer="layout" svg:width="0.034cm" svg:height="0.034cm" svg:x="12.474cm" svg:y="17.071cm" svg:viewBox="0 0 35 35" svg:d="M17 0c-23 0-23 35 0 35s23-35 0-35z">
          <text:p/>
        </draw:path>
        <draw:path draw:style-name="gr8" draw:text-style-name="P5" draw:layer="layout" svg:width="0.034cm" svg:height="0.034cm" svg:x="12.474cm" svg:y="17.573cm" svg:viewBox="0 0 35 35" svg:d="M17 0c-23 0-23 35 0 35s23-35 0-35z">
          <text:p/>
        </draw:path>
        <draw:path draw:style-name="gr8" draw:text-style-name="P5" draw:layer="layout" svg:width="0.034cm" svg:height="0.034cm" svg:x="12.474cm" svg:y="18.075cm" svg:viewBox="0 0 35 35" svg:d="M17 0c-23 0-23 35 0 35s23-35 0-35z">
          <text:p/>
        </draw:path>
        <draw:path draw:style-name="gr8" draw:text-style-name="P5" draw:layer="layout" svg:width="0.034cm" svg:height="0.035cm" svg:x="12.474cm" svg:y="18.577cm" svg:viewBox="0 0 35 36" svg:d="M17 0c-23 0-23 36 0 36s23-36 0-36z">
          <text:p/>
        </draw:path>
        <draw:path draw:style-name="gr8" draw:text-style-name="P5" draw:layer="layout" svg:width="0.034cm" svg:height="0.034cm" svg:x="12.474cm" svg:y="19.08cm" svg:viewBox="0 0 35 35" svg:d="M17 0c-23 0-23 35 0 35s23-35 0-35z">
          <text:p/>
        </draw:path>
        <draw:path draw:style-name="gr8" draw:text-style-name="P5" draw:layer="layout" svg:width="0.034cm" svg:height="0.034cm" svg:x="12.474cm" svg:y="19.582cm" svg:viewBox="0 0 35 35" svg:d="M17 0c-23 0-23 35 0 35s23-35 0-35z">
          <text:p/>
        </draw:path>
        <draw:path draw:style-name="gr8" draw:text-style-name="P5" draw:layer="layout" svg:width="0.034cm" svg:height="0.034cm" svg:x="12.474cm" svg:y="20.084cm" svg:viewBox="0 0 35 35" svg:d="M17 0c-23 0-23 35 0 35s23-35 0-35z">
          <text:p/>
        </draw:path>
        <draw:path draw:style-name="gr8" draw:text-style-name="P5" draw:layer="layout" svg:width="0.034cm" svg:height="0.034cm" svg:x="12.474cm" svg:y="20.586cm" svg:viewBox="0 0 35 35" svg:d="M17 0c-23 0-23 35 0 35s23-35 0-35z">
          <text:p/>
        </draw:path>
        <draw:path draw:style-name="gr8" draw:text-style-name="P5" draw:layer="layout" svg:width="0.033cm" svg:height="0.034cm" svg:x="12.974cm" svg:y="16.067cm" svg:viewBox="0 0 34 35" svg:d="M17 0c-23 0-23 35 0 35 22 0 22-35 0-35z">
          <text:p/>
        </draw:path>
        <draw:path draw:style-name="gr8" draw:text-style-name="P5" draw:layer="layout" svg:width="0.033cm" svg:height="0.034cm" svg:x="12.974cm" svg:y="16.569cm" svg:viewBox="0 0 34 35" svg:d="M17 0c-23 0-23 35 0 35 22 0 22-35 0-35z">
          <text:p/>
        </draw:path>
        <draw:path draw:style-name="gr8" draw:text-style-name="P5" draw:layer="layout" svg:width="0.033cm" svg:height="0.034cm" svg:x="12.974cm" svg:y="17.071cm" svg:viewBox="0 0 34 35" svg:d="M17 0c-23 0-23 35 0 35 22 0 22-35 0-35z">
          <text:p/>
        </draw:path>
        <draw:path draw:style-name="gr8" draw:text-style-name="P5" draw:layer="layout" svg:width="0.033cm" svg:height="0.034cm" svg:x="12.974cm" svg:y="17.573cm" svg:viewBox="0 0 34 35" svg:d="M17 0c-23 0-23 35 0 35 22 0 22-35 0-35z">
          <text:p/>
        </draw:path>
        <draw:path draw:style-name="gr8" draw:text-style-name="P5" draw:layer="layout" svg:width="0.033cm" svg:height="0.034cm" svg:x="12.974cm" svg:y="18.075cm" svg:viewBox="0 0 34 35" svg:d="M17 0c-23 0-23 35 0 35 22 0 22-35 0-35z">
          <text:p/>
        </draw:path>
        <draw:path draw:style-name="gr8" draw:text-style-name="P5" draw:layer="layout" svg:width="0.033cm" svg:height="0.035cm" svg:x="12.974cm" svg:y="18.577cm" svg:viewBox="0 0 34 36" svg:d="M17 0c-23 0-23 36 0 36 22 0 22-36 0-36z">
          <text:p/>
        </draw:path>
        <draw:path draw:style-name="gr8" draw:text-style-name="P5" draw:layer="layout" svg:width="0.033cm" svg:height="0.034cm" svg:x="12.974cm" svg:y="19.08cm" svg:viewBox="0 0 34 35" svg:d="M17 0c-23 0-23 35 0 35 22 0 22-35 0-35z">
          <text:p/>
        </draw:path>
        <draw:path draw:style-name="gr8" draw:text-style-name="P5" draw:layer="layout" svg:width="0.033cm" svg:height="0.034cm" svg:x="12.974cm" svg:y="19.582cm" svg:viewBox="0 0 34 35" svg:d="M17 0c-23 0-23 35 0 35 22 0 22-35 0-35z">
          <text:p/>
        </draw:path>
        <draw:path draw:style-name="gr8" draw:text-style-name="P5" draw:layer="layout" svg:width="0.033cm" svg:height="0.034cm" svg:x="12.974cm" svg:y="20.084cm" svg:viewBox="0 0 34 35" svg:d="M17 0c-23 0-23 35 0 35 22 0 22-35 0-35z">
          <text:p/>
        </draw:path>
        <draw:path draw:style-name="gr8" draw:text-style-name="P5" draw:layer="layout" svg:width="0.033cm" svg:height="0.034cm" svg:x="12.974cm" svg:y="20.586cm" svg:viewBox="0 0 34 35" svg:d="M17 0c-23 0-23 35 0 35 22 0 22-35 0-35z">
          <text:p/>
        </draw:path>
        <draw:path draw:style-name="gr8" draw:text-style-name="P5" draw:layer="layout" svg:width="0.032cm" svg:height="0.034cm" svg:x="13.473cm" svg:y="16.067cm" svg:viewBox="0 0 33 35" svg:d="M16 0c-21 0-21 35 0 35 23 0 23-35 0-35z">
          <text:p/>
        </draw:path>
        <draw:path draw:style-name="gr8" draw:text-style-name="P5" draw:layer="layout" svg:width="0.032cm" svg:height="0.034cm" svg:x="13.473cm" svg:y="16.569cm" svg:viewBox="0 0 33 35" svg:d="M16 0c-21 0-21 35 0 35 23 0 23-35 0-35z">
          <text:p/>
        </draw:path>
        <draw:path draw:style-name="gr8" draw:text-style-name="P5" draw:layer="layout" svg:width="0.032cm" svg:height="0.034cm" svg:x="13.473cm" svg:y="17.071cm" svg:viewBox="0 0 33 35" svg:d="M16 0c-21 0-21 35 0 35 23 0 23-35 0-35z">
          <text:p/>
        </draw:path>
        <draw:path draw:style-name="gr8" draw:text-style-name="P5" draw:layer="layout" svg:width="0.032cm" svg:height="0.034cm" svg:x="13.473cm" svg:y="17.573cm" svg:viewBox="0 0 33 35" svg:d="M16 0c-21 0-21 35 0 35 23 0 23-35 0-35z">
          <text:p/>
        </draw:path>
        <draw:path draw:style-name="gr8" draw:text-style-name="P5" draw:layer="layout" svg:width="0.032cm" svg:height="0.034cm" svg:x="13.473cm" svg:y="18.075cm" svg:viewBox="0 0 33 35" svg:d="M16 0c-21 0-21 35 0 35 23 0 23-35 0-35z">
          <text:p/>
        </draw:path>
        <draw:path draw:style-name="gr8" draw:text-style-name="P5" draw:layer="layout" svg:width="0.032cm" svg:height="0.035cm" svg:x="13.473cm" svg:y="18.577cm" svg:viewBox="0 0 33 36" svg:d="M16 0c-21 0-21 36 0 36 23 0 23-36 0-36z">
          <text:p/>
        </draw:path>
        <draw:path draw:style-name="gr8" draw:text-style-name="P5" draw:layer="layout" svg:width="0.032cm" svg:height="0.034cm" svg:x="13.473cm" svg:y="19.08cm" svg:viewBox="0 0 33 35" svg:d="M16 0c-21 0-21 35 0 35 23 0 23-35 0-35z">
          <text:p/>
        </draw:path>
        <draw:path draw:style-name="gr8" draw:text-style-name="P5" draw:layer="layout" svg:width="0.032cm" svg:height="0.034cm" svg:x="13.473cm" svg:y="19.582cm" svg:viewBox="0 0 33 35" svg:d="M16 0c-21 0-21 35 0 35 23 0 23-35 0-35z">
          <text:p/>
        </draw:path>
        <draw:path draw:style-name="gr8" draw:text-style-name="P5" draw:layer="layout" svg:width="0.032cm" svg:height="0.034cm" svg:x="13.473cm" svg:y="20.084cm" svg:viewBox="0 0 33 35" svg:d="M16 0c-21 0-21 35 0 35 23 0 23-35 0-35z">
          <text:p/>
        </draw:path>
        <draw:path draw:style-name="gr8" draw:text-style-name="P5" draw:layer="layout" svg:width="0.032cm" svg:height="0.034cm" svg:x="13.473cm" svg:y="20.586cm" svg:viewBox="0 0 33 35" svg:d="M16 0c-21 0-21 35 0 35 23 0 23-35 0-35z">
          <text:p/>
        </draw:path>
        <draw:path draw:style-name="gr8" draw:text-style-name="P5" draw:layer="layout" svg:width="0.034cm" svg:height="0.034cm" svg:x="1.001cm" svg:y="16.065cm" svg:viewBox="0 0 35 35" svg:d="M17 0c-23 0-23 35 0 35s23-35 0-35z">
          <text:p/>
        </draw:path>
        <draw:path draw:style-name="gr8" draw:text-style-name="P5" draw:layer="layout" svg:width="0.034cm" svg:height="0.034cm" svg:x="1.001cm" svg:y="16.567cm" svg:viewBox="0 0 35 35" svg:d="M17 0c-23 0-23 35 0 35s23-35 0-35z">
          <text:p/>
        </draw:path>
        <draw:path draw:style-name="gr8" draw:text-style-name="P5" draw:layer="layout" svg:width="0.034cm" svg:height="0.034cm" svg:x="1.001cm" svg:y="17.069cm" svg:viewBox="0 0 35 35" svg:d="M17 0c-23 0-23 35 0 35s23-35 0-35z">
          <text:p/>
        </draw:path>
        <draw:path draw:style-name="gr8" draw:text-style-name="P5" draw:layer="layout" svg:width="0.034cm" svg:height="0.034cm" svg:x="1.001cm" svg:y="17.571cm" svg:viewBox="0 0 35 35" svg:d="M17 0c-23 0-23 35 0 35s23-35 0-35z">
          <text:p/>
        </draw:path>
        <draw:path draw:style-name="gr8" draw:text-style-name="P5" draw:layer="layout" svg:width="0.034cm" svg:height="0.034cm" svg:x="1.001cm" svg:y="18.073cm" svg:viewBox="0 0 35 35" svg:d="M17 0c-23 0-23 35 0 35s23-35 0-35z">
          <text:p/>
        </draw:path>
        <draw:path draw:style-name="gr8" draw:text-style-name="P5" draw:layer="layout" svg:width="0.034cm" svg:height="0.035cm" svg:x="1.001cm" svg:y="18.575cm" svg:viewBox="0 0 35 36" svg:d="M17 0c-23 0-23 36 0 36s23-36 0-36z">
          <text:p/>
        </draw:path>
        <draw:path draw:style-name="gr8" draw:text-style-name="P5" draw:layer="layout" svg:width="0.034cm" svg:height="0.034cm" svg:x="1.001cm" svg:y="19.078cm" svg:viewBox="0 0 35 35" svg:d="M17 0c-23 0-23 35 0 35s23-35 0-35z">
          <text:p/>
        </draw:path>
        <draw:path draw:style-name="gr8" draw:text-style-name="P5" draw:layer="layout" svg:width="0.034cm" svg:height="0.034cm" svg:x="1.001cm" svg:y="19.58cm" svg:viewBox="0 0 35 35" svg:d="M17 0c-23 0-23 35 0 35s23-35 0-35z">
          <text:p/>
        </draw:path>
        <draw:path draw:style-name="gr8" draw:text-style-name="P5" draw:layer="layout" svg:width="0.034cm" svg:height="0.034cm" svg:x="1.001cm" svg:y="20.082cm" svg:viewBox="0 0 35 35" svg:d="M17 0c-23 0-23 35 0 35s23-35 0-35z">
          <text:p/>
        </draw:path>
        <draw:path draw:style-name="gr8" draw:text-style-name="P5" draw:layer="layout" svg:width="0.034cm" svg:height="0.034cm" svg:x="1.001cm" svg:y="20.584cm" svg:viewBox="0 0 35 35" svg:d="M17 0c-23 0-23 35 0 35s23-35 0-35z">
          <text:p/>
        </draw:path>
        <draw:frame draw:style-name="gr9" draw:text-style-name="P6" draw:layer="layout" svg:width="1.316cm" svg:height="0.517cm" svg:x="6.954cm" svg:y="15.882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4cm" svg:y="1.41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4cm" svg:y="1.41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4cm" svg:y="2.128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4cm" svg:y="2.903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4cm" svg:y="3.758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4cm" svg:y="4.614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4cm" svg:y="5.494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4cm" svg:y="6.374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4cm" svg:y="7.263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4cm" svg:y="8.1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4cm" svg:y="8.972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4cm" svg:y="9.833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4cm" svg:y="10.695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4cm" svg:y="11.567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4cm" svg:y="12.429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4cm" svg:y="13.295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5cm" svg:y="14.165cm">
          <draw:text-box>
            <text:p text:style-name="P2"><text:span text:style-name="T5">21</text:span></text:p>
          </draw:text-box>
        </draw:frame>
        <draw:line draw:style-name="gr7" draw:text-style-name="P1" draw:layer="layout" svg:x1="0.704cm" svg:y1="14.792cm" svg:x2="13.958cm" svg:y2="14.792cm">
          <text:p/>
        </draw:line>
        <draw:frame draw:style-name="gr22" draw:text-style-name="P7" draw:layer="layout" svg:width="0.375cm" svg:height="0.386cm" svg:x="1.006cm" svg:y="15.035cm">
          <draw:text-box>
            <text:p text:style-name="P2"><text:span text:style-name="T5">22</text:span></text:p>
          </draw:text-box>
        </draw:frame>
        <draw:line draw:style-name="gr7" draw:text-style-name="P1" draw:layer="layout" svg:x1="0.705cm" svg:y1="15.662cm" svg:x2="13.959cm" svg:y2="15.662cm">
          <text:p/>
        </draw:line>
        <draw:line draw:style-name="gr7" draw:text-style-name="P1" draw:layer="layout" svg:x1="0.704cm" svg:y1="2.662cm" svg:x2="13.958cm" svg:y2="2.662cm">
          <text:p/>
        </draw:line>
        <draw:line draw:style-name="gr7" draw:text-style-name="P1" draw:layer="layout" svg:x1="0.704cm" svg:y1="3.527cm" svg:x2="13.958cm" svg:y2="3.527cm">
          <text:p/>
        </draw:line>
        <draw:line draw:style-name="gr7" draw:text-style-name="P1" draw:layer="layout" svg:x1="0.704cm" svg:y1="4.394cm" svg:x2="13.958cm" svg:y2="4.394cm">
          <text:p/>
        </draw:line>
        <draw:line draw:style-name="gr7" draw:text-style-name="P1" draw:layer="layout" svg:x1="0.704cm" svg:y1="5.259cm" svg:x2="13.958cm" svg:y2="5.259cm">
          <text:p/>
        </draw:line>
        <draw:line draw:style-name="gr7" draw:text-style-name="P1" draw:layer="layout" svg:x1="0.704cm" svg:y1="6.126cm" svg:x2="13.958cm" svg:y2="6.126cm">
          <text:p/>
        </draw:line>
        <draw:line draw:style-name="gr7" draw:text-style-name="P1" draw:layer="layout" svg:x1="0.704cm" svg:y1="6.993cm" svg:x2="13.958cm" svg:y2="6.993cm">
          <text:p/>
        </draw:line>
        <draw:line draw:style-name="gr7" draw:text-style-name="P1" draw:layer="layout" svg:x1="0.704cm" svg:y1="7.858cm" svg:x2="13.958cm" svg:y2="7.858cm">
          <text:p/>
        </draw:line>
        <draw:line draw:style-name="gr7" draw:text-style-name="P1" draw:layer="layout" svg:x1="0.704cm" svg:y1="8.724cm" svg:x2="13.958cm" svg:y2="8.724cm">
          <text:p/>
        </draw:line>
        <draw:line draw:style-name="gr7" draw:text-style-name="P1" draw:layer="layout" svg:x1="0.704cm" svg:y1="9.59cm" svg:x2="13.958cm" svg:y2="9.59cm">
          <text:p/>
        </draw:line>
        <draw:line draw:style-name="gr7" draw:text-style-name="P1" draw:layer="layout" svg:x1="0.704cm" svg:y1="10.456cm" svg:x2="13.958cm" svg:y2="10.456cm">
          <text:p/>
        </draw:line>
        <draw:line draw:style-name="gr7" draw:text-style-name="P1" draw:layer="layout" svg:x1="0.704cm" svg:y1="11.323cm" svg:x2="13.958cm" svg:y2="11.323cm">
          <text:p/>
        </draw:line>
        <draw:line draw:style-name="gr7" draw:text-style-name="P1" draw:layer="layout" svg:x1="0.704cm" svg:y1="12.188cm" svg:x2="13.958cm" svg:y2="12.188cm">
          <text:p/>
        </draw:line>
        <draw:line draw:style-name="gr7" draw:text-style-name="P1" draw:layer="layout" svg:x1="0.704cm" svg:y1="13.054cm" svg:x2="13.958cm" svg:y2="13.054cm">
          <text:p/>
        </draw:line>
        <draw:line draw:style-name="gr7" draw:text-style-name="P1" draw:layer="layout" svg:x1="0.704cm" svg:y1="13.921cm" svg:x2="13.958cm" svg:y2="13.921cm">
          <text:p/>
        </draw:line>
        <draw:line draw:style-name="gr7" draw:text-style-name="P1" draw:layer="layout" svg:x1="0.704cm" svg:y1="14.793cm" svg:x2="13.958cm" svg:y2="14.793cm">
          <text:p/>
        </draw:line>
        <draw:line draw:style-name="gr52" draw:text-style-name="P1" draw:layer="layout" svg:x1="1.449cm" svg:y1="3.092cm" svg:x2="13.958cm" svg:y2="3.092cm">
          <text:p/>
        </draw:line>
        <draw:line draw:style-name="gr52" draw:text-style-name="P1" draw:layer="layout" svg:x1="1.449cm" svg:y1="3.957cm" svg:x2="13.958cm" svg:y2="3.957cm">
          <text:p/>
        </draw:line>
        <draw:line draw:style-name="gr52" draw:text-style-name="P1" draw:layer="layout" svg:x1="1.449cm" svg:y1="4.824cm" svg:x2="13.958cm" svg:y2="4.824cm">
          <text:p/>
        </draw:line>
        <draw:line draw:style-name="gr52" draw:text-style-name="P1" draw:layer="layout" svg:x1="1.449cm" svg:y1="5.689cm" svg:x2="13.958cm" svg:y2="5.689cm">
          <text:p/>
        </draw:line>
        <draw:line draw:style-name="gr52" draw:text-style-name="P1" draw:layer="layout" svg:x1="1.449cm" svg:y1="6.556cm" svg:x2="13.958cm" svg:y2="6.556cm">
          <text:p/>
        </draw:line>
        <draw:line draw:style-name="gr52" draw:text-style-name="P1" draw:layer="layout" svg:x1="1.449cm" svg:y1="7.423cm" svg:x2="13.958cm" svg:y2="7.423cm">
          <text:p/>
        </draw:line>
        <draw:line draw:style-name="gr52" draw:text-style-name="P1" draw:layer="layout" svg:x1="1.449cm" svg:y1="8.288cm" svg:x2="13.958cm" svg:y2="8.288cm">
          <text:p/>
        </draw:line>
        <draw:line draw:style-name="gr52" draw:text-style-name="P1" draw:layer="layout" svg:x1="1.449cm" svg:y1="9.154cm" svg:x2="13.958cm" svg:y2="9.154cm">
          <text:p/>
        </draw:line>
        <draw:line draw:style-name="gr52" draw:text-style-name="P1" draw:layer="layout" svg:x1="1.449cm" svg:y1="10.02cm" svg:x2="13.958cm" svg:y2="10.02cm">
          <text:p/>
        </draw:line>
        <draw:line draw:style-name="gr52" draw:text-style-name="P1" draw:layer="layout" svg:x1="1.449cm" svg:y1="10.886cm" svg:x2="13.958cm" svg:y2="10.886cm">
          <text:p/>
        </draw:line>
        <draw:line draw:style-name="gr52" draw:text-style-name="P1" draw:layer="layout" svg:x1="1.449cm" svg:y1="11.753cm" svg:x2="13.958cm" svg:y2="11.753cm">
          <text:p/>
        </draw:line>
        <draw:line draw:style-name="gr52" draw:text-style-name="P1" draw:layer="layout" svg:x1="1.449cm" svg:y1="12.618cm" svg:x2="13.958cm" svg:y2="12.618cm">
          <text:p/>
        </draw:line>
        <draw:line draw:style-name="gr52" draw:text-style-name="P1" draw:layer="layout" svg:x1="1.449cm" svg:y1="13.484cm" svg:x2="13.958cm" svg:y2="13.484cm">
          <text:p/>
        </draw:line>
        <draw:line draw:style-name="gr52" draw:text-style-name="P1" draw:layer="layout" svg:x1="1.449cm" svg:y1="14.351cm" svg:x2="13.958cm" svg:y2="14.351cm">
          <text:p/>
        </draw:line>
        <draw:line draw:style-name="gr52" draw:text-style-name="P1" draw:layer="layout" svg:x1="1.449cm" svg:y1="15.223cm" svg:x2="13.958cm" svg:y2="15.223cm">
          <text:p/>
        </draw:line>
        <draw:line draw:style-name="gr52" draw:text-style-name="P1" draw:layer="layout" svg:x1="1.449cm" svg:y1="3.093cm" svg:x2="13.958cm" svg:y2="3.093cm">
          <text:p/>
        </draw:line>
        <draw:line draw:style-name="gr52" draw:text-style-name="P1" draw:layer="layout" svg:x1="1.449cm" svg:y1="3.958cm" svg:x2="13.958cm" svg:y2="3.958cm">
          <text:p/>
        </draw:line>
        <draw:line draw:style-name="gr52" draw:text-style-name="P1" draw:layer="layout" svg:x1="1.449cm" svg:y1="4.825cm" svg:x2="13.958cm" svg:y2="4.825cm">
          <text:p/>
        </draw:line>
        <draw:line draw:style-name="gr52" draw:text-style-name="P1" draw:layer="layout" svg:x1="1.449cm" svg:y1="5.69cm" svg:x2="13.958cm" svg:y2="5.69cm">
          <text:p/>
        </draw:line>
        <draw:line draw:style-name="gr52" draw:text-style-name="P1" draw:layer="layout" svg:x1="1.449cm" svg:y1="6.557cm" svg:x2="13.958cm" svg:y2="6.557cm">
          <text:p/>
        </draw:line>
        <draw:line draw:style-name="gr52" draw:text-style-name="P1" draw:layer="layout" svg:x1="1.449cm" svg:y1="7.424cm" svg:x2="13.958cm" svg:y2="7.424cm">
          <text:p/>
        </draw:line>
        <draw:line draw:style-name="gr52" draw:text-style-name="P1" draw:layer="layout" svg:x1="1.449cm" svg:y1="8.289cm" svg:x2="13.958cm" svg:y2="8.289cm">
          <text:p/>
        </draw:line>
        <draw:line draw:style-name="gr52" draw:text-style-name="P1" draw:layer="layout" svg:x1="1.449cm" svg:y1="9.155cm" svg:x2="13.958cm" svg:y2="9.155cm">
          <text:p/>
        </draw:line>
        <draw:line draw:style-name="gr52" draw:text-style-name="P1" draw:layer="layout" svg:x1="1.449cm" svg:y1="10.021cm" svg:x2="13.958cm" svg:y2="10.021cm">
          <text:p/>
        </draw:line>
        <draw:line draw:style-name="gr52" draw:text-style-name="P1" draw:layer="layout" svg:x1="1.449cm" svg:y1="10.887cm" svg:x2="13.958cm" svg:y2="10.887cm">
          <text:p/>
        </draw:line>
        <draw:line draw:style-name="gr52" draw:text-style-name="P1" draw:layer="layout" svg:x1="1.449cm" svg:y1="11.754cm" svg:x2="13.958cm" svg:y2="11.754cm">
          <text:p/>
        </draw:line>
        <draw:line draw:style-name="gr52" draw:text-style-name="P1" draw:layer="layout" svg:x1="1.449cm" svg:y1="12.619cm" svg:x2="13.958cm" svg:y2="12.619cm">
          <text:p/>
        </draw:line>
        <draw:line draw:style-name="gr52" draw:text-style-name="P1" draw:layer="layout" svg:x1="1.449cm" svg:y1="13.485cm" svg:x2="13.958cm" svg:y2="13.485cm">
          <text:p/>
        </draw:line>
        <draw:line draw:style-name="gr52" draw:text-style-name="P1" draw:layer="layout" svg:x1="1.449cm" svg:y1="14.352cm" svg:x2="13.958cm" svg:y2="14.352cm">
          <text:p/>
        </draw:line>
        <draw:line draw:style-name="gr52" draw:text-style-name="P1" draw:layer="layout" svg:x1="1.449cm" svg:y1="15.224cm" svg:x2="13.958cm" svg:y2="15.224cm">
          <text:p/>
        </draw:line>
        <draw:line draw:style-name="gr52" draw:text-style-name="P1" draw:layer="layout" svg:x1="1.45cm" svg:y1="2.312cm" svg:x2="13.959cm" svg:y2="2.312cm">
          <text:p/>
        </draw:line>
        <draw:custom-shape draw:style-name="gr43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8cm" svg:y1="1.269cm" svg:x2="13.959cm" svg:y2="1.269cm">
          <text:p/>
        </draw:line>
        <draw:frame draw:style-name="gr44" draw:text-style-name="P7" draw:layer="layout" svg:width="1.391cm" svg:height="0.533cm" svg:x="1.475cm" svg:y="0.704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7cm" svg:y="0.708cm">
          <draw:text-box>
            <text:p text:style-name="P2"><text:span text:style-name="T8">Miércoles</text:span></text:p>
          </draw:text-box>
        </draw:frame>
        <draw:frame draw:style-name="gr46" draw:text-style-name="P7" draw:layer="layout" svg:width="0.42cm" svg:height="0.533cm" svg:x="13.027cm" svg:y="0.708cm">
          <draw:text-box>
            <text:p text:style-name="P2"><text:span text:style-name="T7">12</text:span></text:p>
          </draw:text-box>
        </draw:frame>
      </draw:page>
      <draw:page draw:name="page10" draw:style-name="dp1" draw:master-page-name="master-page34">
        <draw:line draw:style-name="gr7" draw:text-style-name="P1" draw:layer="layout" svg:x1="14.495cm" svg:y1="2.661cm" svg:x2="27.246cm" svg:y2="2.661cm">
          <text:p/>
        </draw:line>
        <draw:line draw:style-name="gr7" draw:text-style-name="P1" draw:layer="layout" svg:x1="14.495cm" svg:y1="3.526cm" svg:x2="27.246cm" svg:y2="3.526cm">
          <text:p/>
        </draw:line>
        <draw:line draw:style-name="gr7" draw:text-style-name="P1" draw:layer="layout" svg:x1="14.495cm" svg:y1="4.393cm" svg:x2="27.246cm" svg:y2="4.393cm">
          <text:p/>
        </draw:line>
        <draw:line draw:style-name="gr7" draw:text-style-name="P1" draw:layer="layout" svg:x1="14.495cm" svg:y1="5.259cm" svg:x2="27.246cm" svg:y2="5.259cm">
          <text:p/>
        </draw:line>
        <draw:line draw:style-name="gr7" draw:text-style-name="P1" draw:layer="layout" svg:x1="14.495cm" svg:y1="6.125cm" svg:x2="27.246cm" svg:y2="6.125cm">
          <text:p/>
        </draw:line>
        <draw:line draw:style-name="gr7" draw:text-style-name="P1" draw:layer="layout" svg:x1="14.495cm" svg:y1="6.992cm" svg:x2="27.246cm" svg:y2="6.992cm">
          <text:p/>
        </draw:line>
        <draw:line draw:style-name="gr7" draw:text-style-name="P1" draw:layer="layout" svg:x1="14.495cm" svg:y1="7.858cm" svg:x2="27.246cm" svg:y2="7.858cm">
          <text:p/>
        </draw:line>
        <draw:line draw:style-name="gr7" draw:text-style-name="P1" draw:layer="layout" svg:x1="14.495cm" svg:y1="8.723cm" svg:x2="27.246cm" svg:y2="8.723cm">
          <text:p/>
        </draw:line>
        <draw:line draw:style-name="gr7" draw:text-style-name="P1" draw:layer="layout" svg:x1="14.495cm" svg:y1="9.59cm" svg:x2="27.246cm" svg:y2="9.59cm">
          <text:p/>
        </draw:line>
        <draw:line draw:style-name="gr7" draw:text-style-name="P1" draw:layer="layout" svg:x1="14.495cm" svg:y1="10.455cm" svg:x2="27.246cm" svg:y2="10.455cm">
          <text:p/>
        </draw:line>
        <draw:line draw:style-name="gr7" draw:text-style-name="P1" draw:layer="layout" svg:x1="14.495cm" svg:y1="11.322cm" svg:x2="27.246cm" svg:y2="11.322cm">
          <text:p/>
        </draw:line>
        <draw:line draw:style-name="gr7" draw:text-style-name="P1" draw:layer="layout" svg:x1="14.495cm" svg:y1="12.188cm" svg:x2="27.246cm" svg:y2="12.188cm">
          <text:p/>
        </draw:line>
        <draw:line draw:style-name="gr7" draw:text-style-name="P1" draw:layer="layout" svg:x1="14.495cm" svg:y1="13.053cm" svg:x2="27.246cm" svg:y2="13.053cm">
          <text:p/>
        </draw:line>
        <draw:line draw:style-name="gr7" draw:text-style-name="P1" draw:layer="layout" svg:x1="14.495cm" svg:y1="13.92cm" svg:x2="27.246cm" svg:y2="13.92cm">
          <text:p/>
        </draw:line>
        <draw:frame draw:style-name="gr4" draw:text-style-name="P3" draw:layer="layout" svg:width="3.037cm" svg:height="0.398cm" svg:x="14.584cm" svg:y="1.369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65cm" svg:y1="1.958cm" svg:x2="27.246cm" svg:y2="1.958cm">
          <text:p/>
        </draw:line>
        <draw:frame draw:style-name="gr11" draw:text-style-name="P7" draw:layer="layout" svg:width="0.997cm" svg:height="0.533cm" svg:x="24.186cm" svg:y="1.407cm">
          <draw:text-box>
            <text:p text:style-name="P2"><text:span text:style-name="T4">Clima:</text:span></text:p>
          </draw:text-box>
        </draw:frame>
        <draw:line draw:style-name="gr7" draw:text-style-name="P1" draw:layer="layout" svg:x1="14.496cm" svg:y1="14.788cm" svg:x2="27.247cm" svg:y2="14.788cm">
          <text:p/>
        </draw:line>
        <draw:frame draw:style-name="gr10" draw:text-style-name="P7" draw:layer="layout" svg:width="1.894cm" svg:height="0.533cm" svg:x="14.926cm" svg:y="1.407cm">
          <draw:text-box>
            <text:p text:style-name="P2"><text:span text:style-name="T3">Prioridad:</text:span></text:p>
          </draw:text-box>
        </draw:frame>
        <draw:line draw:style-name="gr52" draw:text-style-name="P1" draw:layer="layout" svg:x1="15.077cm" svg:y1="3.098cm" svg:x2="27.246cm" svg:y2="3.098cm">
          <text:p/>
        </draw:line>
        <draw:line draw:style-name="gr52" draw:text-style-name="P1" draw:layer="layout" svg:x1="15.077cm" svg:y1="3.963cm" svg:x2="27.246cm" svg:y2="3.963cm">
          <text:p/>
        </draw:line>
        <draw:line draw:style-name="gr52" draw:text-style-name="P1" draw:layer="layout" svg:x1="15.077cm" svg:y1="4.83cm" svg:x2="27.246cm" svg:y2="4.83cm">
          <text:p/>
        </draw:line>
        <draw:line draw:style-name="gr52" draw:text-style-name="P1" draw:layer="layout" svg:x1="15.077cm" svg:y1="5.696cm" svg:x2="27.246cm" svg:y2="5.696cm">
          <text:p/>
        </draw:line>
        <draw:line draw:style-name="gr52" draw:text-style-name="P1" draw:layer="layout" svg:x1="15.077cm" svg:y1="6.562cm" svg:x2="27.246cm" svg:y2="6.562cm">
          <text:p/>
        </draw:line>
        <draw:line draw:style-name="gr52" draw:text-style-name="P1" draw:layer="layout" svg:x1="15.077cm" svg:y1="7.429cm" svg:x2="27.246cm" svg:y2="7.429cm">
          <text:p/>
        </draw:line>
        <draw:line draw:style-name="gr52" draw:text-style-name="P1" draw:layer="layout" svg:x1="15.077cm" svg:y1="8.295cm" svg:x2="27.246cm" svg:y2="8.295cm">
          <text:p/>
        </draw:line>
        <draw:line draw:style-name="gr52" draw:text-style-name="P1" draw:layer="layout" svg:x1="15.077cm" svg:y1="9.16cm" svg:x2="27.246cm" svg:y2="9.16cm">
          <text:p/>
        </draw:line>
        <draw:line draw:style-name="gr52" draw:text-style-name="P1" draw:layer="layout" svg:x1="15.077cm" svg:y1="10.027cm" svg:x2="27.246cm" svg:y2="10.027cm">
          <text:p/>
        </draw:line>
        <draw:line draw:style-name="gr52" draw:text-style-name="P1" draw:layer="layout" svg:x1="15.077cm" svg:y1="10.892cm" svg:x2="27.246cm" svg:y2="10.892cm">
          <text:p/>
        </draw:line>
        <draw:line draw:style-name="gr52" draw:text-style-name="P1" draw:layer="layout" svg:x1="15.077cm" svg:y1="11.759cm" svg:x2="27.246cm" svg:y2="11.759cm">
          <text:p/>
        </draw:line>
        <draw:line draw:style-name="gr52" draw:text-style-name="P1" draw:layer="layout" svg:x1="15.077cm" svg:y1="12.625cm" svg:x2="27.246cm" svg:y2="12.625cm">
          <text:p/>
        </draw:line>
        <draw:line draw:style-name="gr52" draw:text-style-name="P1" draw:layer="layout" svg:x1="15.077cm" svg:y1="13.49cm" svg:x2="27.246cm" svg:y2="13.49cm">
          <text:p/>
        </draw:line>
        <draw:line draw:style-name="gr52" draw:text-style-name="P1" draw:layer="layout" svg:x1="15.077cm" svg:y1="14.357cm" svg:x2="27.246cm" svg:y2="14.357cm">
          <text:p/>
        </draw:line>
        <draw:line draw:style-name="gr52" draw:text-style-name="P1" draw:layer="layout" svg:x1="15.078cm" svg:y1="15.225cm" svg:x2="27.247cm" svg:y2="15.225cm">
          <text:p/>
        </draw:line>
        <draw:line draw:style-name="gr52" draw:text-style-name="P1" draw:layer="layout" svg:x1="15.078cm" svg:y1="2.308cm" svg:x2="27.247cm" svg:y2="2.308cm">
          <text:p/>
        </draw:line>
        <draw:frame draw:style-name="gr12" draw:text-style-name="P7" draw:layer="layout" svg:width="0.22cm" svg:height="0.386cm" svg:x="14.626cm" svg:y="2.125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6cm" svg:y="2.9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6cm" svg:y="3.755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6cm" svg:y="4.611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6cm" svg:y="5.491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6cm" svg:y="6.371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6cm" svg:y="7.26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6cm" svg:y="8.097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6cm" svg:y="8.969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6cm" svg:y="9.83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6cm" svg:y="10.692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6cm" svg:y="11.564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6cm" svg:y="12.426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6cm" svg:y="13.292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7cm" svg:y="14.162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8cm" svg:y="15.032cm">
          <draw:text-box>
            <text:p text:style-name="P2"><text:span text:style-name="T5">22</text:span></text:p>
          </draw:text-box>
        </draw:frame>
        <draw:line draw:style-name="gr7" draw:text-style-name="P1" draw:layer="layout" svg:x1="13.962cm" svg:y1="15.654cm" svg:x2="27.246cm" svg:y2="15.654cm">
          <text:p/>
        </draw:line>
        <draw:path draw:style-name="gr8" draw:text-style-name="P5" draw:layer="layout" svg:width="0.033cm" svg:height="0.034cm" svg:x="14.471cm" svg:y="16.058cm" svg:viewBox="0 0 34 35" svg:d="M17 0c-22 0-23 35 0 35s23-35 0-35z">
          <text:p/>
        </draw:path>
        <draw:path draw:style-name="gr8" draw:text-style-name="P5" draw:layer="layout" svg:width="0.033cm" svg:height="0.034cm" svg:x="14.471cm" svg:y="16.56cm" svg:viewBox="0 0 34 35" svg:d="M17 0c-22 0-23 35 0 35s23-35 0-35z">
          <text:p/>
        </draw:path>
        <draw:path draw:style-name="gr8" draw:text-style-name="P5" draw:layer="layout" svg:width="0.033cm" svg:height="0.034cm" svg:x="14.471cm" svg:y="17.062cm" svg:viewBox="0 0 34 35" svg:d="M17 0c-22 0-23 35 0 35s23-35 0-35z">
          <text:p/>
        </draw:path>
        <draw:path draw:style-name="gr8" draw:text-style-name="P5" draw:layer="layout" svg:width="0.033cm" svg:height="0.034cm" svg:x="14.471cm" svg:y="17.564cm" svg:viewBox="0 0 34 35" svg:d="M17 0c-22 0-23 35 0 35s23-35 0-35z">
          <text:p/>
        </draw:path>
        <draw:path draw:style-name="gr8" draw:text-style-name="P5" draw:layer="layout" svg:width="0.033cm" svg:height="0.034cm" svg:x="14.471cm" svg:y="18.066cm" svg:viewBox="0 0 34 35" svg:d="M17 0c-22 0-23 35 0 35s23-35 0-35z">
          <text:p/>
        </draw:path>
        <draw:path draw:style-name="gr8" draw:text-style-name="P5" draw:layer="layout" svg:width="0.033cm" svg:height="0.035cm" svg:x="14.471cm" svg:y="18.568cm" svg:viewBox="0 0 34 36" svg:d="M17 0c-22 0-23 36 0 36s23-36 0-36z">
          <text:p/>
        </draw:path>
        <draw:path draw:style-name="gr8" draw:text-style-name="P5" draw:layer="layout" svg:width="0.033cm" svg:height="0.034cm" svg:x="14.471cm" svg:y="19.071cm" svg:viewBox="0 0 34 35" svg:d="M17 0c-22 0-23 35 0 35s23-35 0-35z">
          <text:p/>
        </draw:path>
        <draw:path draw:style-name="gr8" draw:text-style-name="P5" draw:layer="layout" svg:width="0.033cm" svg:height="0.034cm" svg:x="14.471cm" svg:y="19.573cm" svg:viewBox="0 0 34 35" svg:d="M17 0c-22 0-23 35 0 35s23-35 0-35z">
          <text:p/>
        </draw:path>
        <draw:path draw:style-name="gr8" draw:text-style-name="P5" draw:layer="layout" svg:width="0.033cm" svg:height="0.034cm" svg:x="14.471cm" svg:y="20.075cm" svg:viewBox="0 0 34 35" svg:d="M17 0c-22 0-23 35 0 35s23-35 0-35z">
          <text:p/>
        </draw:path>
        <draw:path draw:style-name="gr8" draw:text-style-name="P5" draw:layer="layout" svg:width="0.033cm" svg:height="0.034cm" svg:x="14.471cm" svg:y="20.577cm" svg:viewBox="0 0 34 35" svg:d="M17 0c-22 0-23 35 0 35s23-35 0-35z">
          <text:p/>
        </draw:path>
        <draw:path draw:style-name="gr8" draw:text-style-name="P5" draw:layer="layout" svg:width="0.034cm" svg:height="0.034cm" svg:x="14.969cm" svg:y="16.058cm" svg:viewBox="0 0 35 35" svg:d="M17 0c-23 0-23 35 0 35s23-35 0-35z">
          <text:p/>
        </draw:path>
        <draw:path draw:style-name="gr8" draw:text-style-name="P5" draw:layer="layout" svg:width="0.034cm" svg:height="0.034cm" svg:x="14.969cm" svg:y="16.56cm" svg:viewBox="0 0 35 35" svg:d="M17 0c-23 0-23 35 0 35s23-35 0-35z">
          <text:p/>
        </draw:path>
        <draw:path draw:style-name="gr8" draw:text-style-name="P5" draw:layer="layout" svg:width="0.034cm" svg:height="0.034cm" svg:x="14.969cm" svg:y="17.062cm" svg:viewBox="0 0 35 35" svg:d="M17 0c-23 0-23 35 0 35s23-35 0-35z">
          <text:p/>
        </draw:path>
        <draw:path draw:style-name="gr8" draw:text-style-name="P5" draw:layer="layout" svg:width="0.034cm" svg:height="0.034cm" svg:x="14.969cm" svg:y="17.564cm" svg:viewBox="0 0 35 35" svg:d="M17 0c-23 0-23 35 0 35s23-35 0-35z">
          <text:p/>
        </draw:path>
        <draw:path draw:style-name="gr8" draw:text-style-name="P5" draw:layer="layout" svg:width="0.034cm" svg:height="0.034cm" svg:x="14.969cm" svg:y="18.066cm" svg:viewBox="0 0 35 35" svg:d="M17 0c-23 0-23 35 0 35s23-35 0-35z">
          <text:p/>
        </draw:path>
        <draw:path draw:style-name="gr8" draw:text-style-name="P5" draw:layer="layout" svg:width="0.034cm" svg:height="0.035cm" svg:x="14.969cm" svg:y="18.568cm" svg:viewBox="0 0 35 36" svg:d="M17 0c-23 0-23 36 0 36s23-36 0-36z">
          <text:p/>
        </draw:path>
        <draw:path draw:style-name="gr8" draw:text-style-name="P5" draw:layer="layout" svg:width="0.034cm" svg:height="0.034cm" svg:x="14.969cm" svg:y="19.071cm" svg:viewBox="0 0 35 35" svg:d="M17 0c-23 0-23 35 0 35s23-35 0-35z">
          <text:p/>
        </draw:path>
        <draw:path draw:style-name="gr8" draw:text-style-name="P5" draw:layer="layout" svg:width="0.034cm" svg:height="0.034cm" svg:x="14.969cm" svg:y="19.573cm" svg:viewBox="0 0 35 35" svg:d="M17 0c-23 0-23 35 0 35s23-35 0-35z">
          <text:p/>
        </draw:path>
        <draw:path draw:style-name="gr8" draw:text-style-name="P5" draw:layer="layout" svg:width="0.034cm" svg:height="0.034cm" svg:x="14.969cm" svg:y="20.075cm" svg:viewBox="0 0 35 35" svg:d="M17 0c-23 0-23 35 0 35s23-35 0-35z">
          <text:p/>
        </draw:path>
        <draw:path draw:style-name="gr8" draw:text-style-name="P5" draw:layer="layout" svg:width="0.034cm" svg:height="0.034cm" svg:x="14.969cm" svg:y="20.577cm" svg:viewBox="0 0 35 35" svg:d="M17 0c-23 0-23 35 0 35s23-35 0-35z">
          <text:p/>
        </draw:path>
        <draw:path draw:style-name="gr8" draw:text-style-name="P5" draw:layer="layout" svg:width="0.033cm" svg:height="0.034cm" svg:x="15.47cm" svg:y="16.058cm" svg:viewBox="0 0 34 35" svg:d="M17 0c-22 0-23 35 0 35s23-35 0-35z">
          <text:p/>
        </draw:path>
        <draw:path draw:style-name="gr8" draw:text-style-name="P5" draw:layer="layout" svg:width="0.033cm" svg:height="0.034cm" svg:x="15.47cm" svg:y="16.56cm" svg:viewBox="0 0 34 35" svg:d="M17 0c-22 0-23 35 0 35s23-35 0-35z">
          <text:p/>
        </draw:path>
        <draw:path draw:style-name="gr8" draw:text-style-name="P5" draw:layer="layout" svg:width="0.033cm" svg:height="0.034cm" svg:x="15.47cm" svg:y="17.062cm" svg:viewBox="0 0 34 35" svg:d="M17 0c-22 0-23 35 0 35s23-35 0-35z">
          <text:p/>
        </draw:path>
        <draw:path draw:style-name="gr8" draw:text-style-name="P5" draw:layer="layout" svg:width="0.033cm" svg:height="0.034cm" svg:x="15.47cm" svg:y="17.564cm" svg:viewBox="0 0 34 35" svg:d="M17 0c-22 0-23 35 0 35s23-35 0-35z">
          <text:p/>
        </draw:path>
        <draw:path draw:style-name="gr8" draw:text-style-name="P5" draw:layer="layout" svg:width="0.033cm" svg:height="0.034cm" svg:x="15.47cm" svg:y="18.066cm" svg:viewBox="0 0 34 35" svg:d="M17 0c-22 0-23 35 0 35s23-35 0-35z">
          <text:p/>
        </draw:path>
        <draw:path draw:style-name="gr8" draw:text-style-name="P5" draw:layer="layout" svg:width="0.033cm" svg:height="0.035cm" svg:x="15.47cm" svg:y="18.568cm" svg:viewBox="0 0 34 36" svg:d="M17 0c-22 0-23 36 0 36s23-36 0-36z">
          <text:p/>
        </draw:path>
        <draw:path draw:style-name="gr8" draw:text-style-name="P5" draw:layer="layout" svg:width="0.033cm" svg:height="0.034cm" svg:x="15.47cm" svg:y="19.071cm" svg:viewBox="0 0 34 35" svg:d="M17 0c-22 0-23 35 0 35s23-35 0-35z">
          <text:p/>
        </draw:path>
        <draw:path draw:style-name="gr8" draw:text-style-name="P5" draw:layer="layout" svg:width="0.033cm" svg:height="0.034cm" svg:x="15.47cm" svg:y="19.573cm" svg:viewBox="0 0 34 35" svg:d="M17 0c-22 0-23 35 0 35s23-35 0-35z">
          <text:p/>
        </draw:path>
        <draw:path draw:style-name="gr8" draw:text-style-name="P5" draw:layer="layout" svg:width="0.033cm" svg:height="0.034cm" svg:x="15.47cm" svg:y="20.075cm" svg:viewBox="0 0 34 35" svg:d="M17 0c-22 0-23 35 0 35s23-35 0-35z">
          <text:p/>
        </draw:path>
        <draw:path draw:style-name="gr8" draw:text-style-name="P5" draw:layer="layout" svg:width="0.033cm" svg:height="0.034cm" svg:x="15.47cm" svg:y="20.577cm" svg:viewBox="0 0 34 35" svg:d="M17 0c-22 0-23 35 0 35s23-35 0-35z">
          <text:p/>
        </draw:path>
        <draw:path draw:style-name="gr8" draw:text-style-name="P5" draw:layer="layout" svg:width="0.034cm" svg:height="0.034cm" svg:x="15.968cm" svg:y="16.058cm" svg:viewBox="0 0 35 35" svg:d="M17 0c-23 0-23 35 0 35s23-35 0-35z">
          <text:p/>
        </draw:path>
        <draw:path draw:style-name="gr8" draw:text-style-name="P5" draw:layer="layout" svg:width="0.034cm" svg:height="0.034cm" svg:x="15.968cm" svg:y="16.56cm" svg:viewBox="0 0 35 35" svg:d="M17 0c-23 0-23 35 0 35s23-35 0-35z">
          <text:p/>
        </draw:path>
        <draw:path draw:style-name="gr8" draw:text-style-name="P5" draw:layer="layout" svg:width="0.034cm" svg:height="0.034cm" svg:x="15.968cm" svg:y="17.062cm" svg:viewBox="0 0 35 35" svg:d="M17 0c-23 0-23 35 0 35s23-35 0-35z">
          <text:p/>
        </draw:path>
        <draw:path draw:style-name="gr8" draw:text-style-name="P5" draw:layer="layout" svg:width="0.034cm" svg:height="0.034cm" svg:x="15.968cm" svg:y="17.564cm" svg:viewBox="0 0 35 35" svg:d="M17 0c-23 0-23 35 0 35s23-35 0-35z">
          <text:p/>
        </draw:path>
        <draw:path draw:style-name="gr8" draw:text-style-name="P5" draw:layer="layout" svg:width="0.034cm" svg:height="0.034cm" svg:x="15.968cm" svg:y="18.066cm" svg:viewBox="0 0 35 35" svg:d="M17 0c-23 0-23 35 0 35s23-35 0-35z">
          <text:p/>
        </draw:path>
        <draw:path draw:style-name="gr8" draw:text-style-name="P5" draw:layer="layout" svg:width="0.034cm" svg:height="0.035cm" svg:x="15.968cm" svg:y="18.568cm" svg:viewBox="0 0 35 36" svg:d="M17 0c-23 0-23 36 0 36s23-36 0-36z">
          <text:p/>
        </draw:path>
        <draw:path draw:style-name="gr8" draw:text-style-name="P5" draw:layer="layout" svg:width="0.034cm" svg:height="0.034cm" svg:x="15.968cm" svg:y="19.071cm" svg:viewBox="0 0 35 35" svg:d="M17 0c-23 0-23 35 0 35s23-35 0-35z">
          <text:p/>
        </draw:path>
        <draw:path draw:style-name="gr8" draw:text-style-name="P5" draw:layer="layout" svg:width="0.034cm" svg:height="0.034cm" svg:x="15.968cm" svg:y="19.573cm" svg:viewBox="0 0 35 35" svg:d="M17 0c-23 0-23 35 0 35s23-35 0-35z">
          <text:p/>
        </draw:path>
        <draw:path draw:style-name="gr8" draw:text-style-name="P5" draw:layer="layout" svg:width="0.034cm" svg:height="0.034cm" svg:x="15.968cm" svg:y="20.075cm" svg:viewBox="0 0 35 35" svg:d="M17 0c-23 0-23 35 0 35s23-35 0-35z">
          <text:p/>
        </draw:path>
        <draw:path draw:style-name="gr8" draw:text-style-name="P5" draw:layer="layout" svg:width="0.034cm" svg:height="0.034cm" svg:x="15.968cm" svg:y="20.577cm" svg:viewBox="0 0 35 35" svg:d="M17 0c-23 0-23 35 0 35s23-35 0-35z">
          <text:p/>
        </draw:path>
        <draw:path draw:style-name="gr8" draw:text-style-name="P5" draw:layer="layout" svg:width="0.034cm" svg:height="0.034cm" svg:x="16.467cm" svg:y="16.058cm" svg:viewBox="0 0 35 35" svg:d="M17 0c-23 0-23 35 0 35s23-35 0-35z">
          <text:p/>
        </draw:path>
        <draw:path draw:style-name="gr8" draw:text-style-name="P5" draw:layer="layout" svg:width="0.034cm" svg:height="0.034cm" svg:x="16.467cm" svg:y="16.56cm" svg:viewBox="0 0 35 35" svg:d="M17 0c-23 0-23 35 0 35s23-35 0-35z">
          <text:p/>
        </draw:path>
        <draw:path draw:style-name="gr8" draw:text-style-name="P5" draw:layer="layout" svg:width="0.034cm" svg:height="0.034cm" svg:x="16.467cm" svg:y="17.062cm" svg:viewBox="0 0 35 35" svg:d="M17 0c-23 0-23 35 0 35s23-35 0-35z">
          <text:p/>
        </draw:path>
        <draw:path draw:style-name="gr8" draw:text-style-name="P5" draw:layer="layout" svg:width="0.034cm" svg:height="0.034cm" svg:x="16.467cm" svg:y="17.564cm" svg:viewBox="0 0 35 35" svg:d="M17 0c-23 0-23 35 0 35s23-35 0-35z">
          <text:p/>
        </draw:path>
        <draw:path draw:style-name="gr8" draw:text-style-name="P5" draw:layer="layout" svg:width="0.034cm" svg:height="0.034cm" svg:x="16.467cm" svg:y="18.066cm" svg:viewBox="0 0 35 35" svg:d="M17 0c-23 0-23 35 0 35s23-35 0-35z">
          <text:p/>
        </draw:path>
        <draw:path draw:style-name="gr8" draw:text-style-name="P5" draw:layer="layout" svg:width="0.034cm" svg:height="0.035cm" svg:x="16.467cm" svg:y="18.568cm" svg:viewBox="0 0 35 36" svg:d="M17 0c-23 0-23 36 0 36s23-36 0-36z">
          <text:p/>
        </draw:path>
        <draw:path draw:style-name="gr8" draw:text-style-name="P5" draw:layer="layout" svg:width="0.034cm" svg:height="0.034cm" svg:x="16.467cm" svg:y="19.071cm" svg:viewBox="0 0 35 35" svg:d="M17 0c-23 0-23 35 0 35s23-35 0-35z">
          <text:p/>
        </draw:path>
        <draw:path draw:style-name="gr8" draw:text-style-name="P5" draw:layer="layout" svg:width="0.034cm" svg:height="0.034cm" svg:x="16.467cm" svg:y="19.573cm" svg:viewBox="0 0 35 35" svg:d="M17 0c-23 0-23 35 0 35s23-35 0-35z">
          <text:p/>
        </draw:path>
        <draw:path draw:style-name="gr8" draw:text-style-name="P5" draw:layer="layout" svg:width="0.034cm" svg:height="0.034cm" svg:x="16.467cm" svg:y="20.075cm" svg:viewBox="0 0 35 35" svg:d="M17 0c-23 0-23 35 0 35s23-35 0-35z">
          <text:p/>
        </draw:path>
        <draw:path draw:style-name="gr8" draw:text-style-name="P5" draw:layer="layout" svg:width="0.034cm" svg:height="0.034cm" svg:x="16.467cm" svg:y="20.577cm" svg:viewBox="0 0 35 35" svg:d="M17 0c-23 0-23 35 0 35s23-35 0-35z">
          <text:p/>
        </draw:path>
        <draw:path draw:style-name="gr8" draw:text-style-name="P5" draw:layer="layout" svg:width="0.034cm" svg:height="0.034cm" svg:x="16.966cm" svg:y="16.058cm" svg:viewBox="0 0 35 35" svg:d="M17 0c-23 0-23 35 0 35s23-35 0-35z">
          <text:p/>
        </draw:path>
        <draw:path draw:style-name="gr8" draw:text-style-name="P5" draw:layer="layout" svg:width="0.034cm" svg:height="0.034cm" svg:x="16.966cm" svg:y="16.56cm" svg:viewBox="0 0 35 35" svg:d="M17 0c-23 0-23 35 0 35s23-35 0-35z">
          <text:p/>
        </draw:path>
        <draw:path draw:style-name="gr8" draw:text-style-name="P5" draw:layer="layout" svg:width="0.034cm" svg:height="0.034cm" svg:x="16.966cm" svg:y="17.062cm" svg:viewBox="0 0 35 35" svg:d="M17 0c-23 0-23 35 0 35s23-35 0-35z">
          <text:p/>
        </draw:path>
        <draw:path draw:style-name="gr8" draw:text-style-name="P5" draw:layer="layout" svg:width="0.034cm" svg:height="0.034cm" svg:x="16.966cm" svg:y="17.564cm" svg:viewBox="0 0 35 35" svg:d="M17 0c-23 0-23 35 0 35s23-35 0-35z">
          <text:p/>
        </draw:path>
        <draw:path draw:style-name="gr8" draw:text-style-name="P5" draw:layer="layout" svg:width="0.034cm" svg:height="0.034cm" svg:x="16.966cm" svg:y="18.066cm" svg:viewBox="0 0 35 35" svg:d="M17 0c-23 0-23 35 0 35s23-35 0-35z">
          <text:p/>
        </draw:path>
        <draw:path draw:style-name="gr8" draw:text-style-name="P5" draw:layer="layout" svg:width="0.034cm" svg:height="0.035cm" svg:x="16.966cm" svg:y="18.568cm" svg:viewBox="0 0 35 36" svg:d="M17 0c-23 0-23 36 0 36s23-36 0-36z">
          <text:p/>
        </draw:path>
        <draw:path draw:style-name="gr8" draw:text-style-name="P5" draw:layer="layout" svg:width="0.034cm" svg:height="0.034cm" svg:x="16.966cm" svg:y="19.071cm" svg:viewBox="0 0 35 35" svg:d="M17 0c-23 0-23 35 0 35s23-35 0-35z">
          <text:p/>
        </draw:path>
        <draw:path draw:style-name="gr8" draw:text-style-name="P5" draw:layer="layout" svg:width="0.034cm" svg:height="0.034cm" svg:x="16.966cm" svg:y="19.573cm" svg:viewBox="0 0 35 35" svg:d="M17 0c-23 0-23 35 0 35s23-35 0-35z">
          <text:p/>
        </draw:path>
        <draw:path draw:style-name="gr8" draw:text-style-name="P5" draw:layer="layout" svg:width="0.034cm" svg:height="0.034cm" svg:x="16.966cm" svg:y="20.075cm" svg:viewBox="0 0 35 35" svg:d="M17 0c-23 0-23 35 0 35s23-35 0-35z">
          <text:p/>
        </draw:path>
        <draw:path draw:style-name="gr8" draw:text-style-name="P5" draw:layer="layout" svg:width="0.034cm" svg:height="0.034cm" svg:x="16.966cm" svg:y="20.577cm" svg:viewBox="0 0 35 35" svg:d="M17 0c-23 0-23 35 0 35s23-35 0-35z">
          <text:p/>
        </draw:path>
        <draw:path draw:style-name="gr8" draw:text-style-name="P5" draw:layer="layout" svg:width="0.033cm" svg:height="0.034cm" svg:x="17.465cm" svg:y="16.058cm" svg:viewBox="0 0 34 35" svg:d="M17 0c-23 0-23 35 0 35 22 0 22-35 0-35z">
          <text:p/>
        </draw:path>
        <draw:path draw:style-name="gr8" draw:text-style-name="P5" draw:layer="layout" svg:width="0.033cm" svg:height="0.034cm" svg:x="17.465cm" svg:y="16.56cm" svg:viewBox="0 0 34 35" svg:d="M17 0c-23 0-23 35 0 35 22 0 22-35 0-35z">
          <text:p/>
        </draw:path>
        <draw:path draw:style-name="gr8" draw:text-style-name="P5" draw:layer="layout" svg:width="0.033cm" svg:height="0.034cm" svg:x="17.465cm" svg:y="17.062cm" svg:viewBox="0 0 34 35" svg:d="M17 0c-23 0-23 35 0 35 22 0 22-35 0-35z">
          <text:p/>
        </draw:path>
        <draw:path draw:style-name="gr8" draw:text-style-name="P5" draw:layer="layout" svg:width="0.033cm" svg:height="0.034cm" svg:x="17.465cm" svg:y="17.564cm" svg:viewBox="0 0 34 35" svg:d="M17 0c-23 0-23 35 0 35 22 0 22-35 0-35z">
          <text:p/>
        </draw:path>
        <draw:path draw:style-name="gr8" draw:text-style-name="P5" draw:layer="layout" svg:width="0.033cm" svg:height="0.034cm" svg:x="17.465cm" svg:y="18.066cm" svg:viewBox="0 0 34 35" svg:d="M17 0c-23 0-23 35 0 35 22 0 22-35 0-35z">
          <text:p/>
        </draw:path>
        <draw:path draw:style-name="gr8" draw:text-style-name="P5" draw:layer="layout" svg:width="0.033cm" svg:height="0.035cm" svg:x="17.465cm" svg:y="18.568cm" svg:viewBox="0 0 34 36" svg:d="M17 0c-23 0-23 36 0 36 22 0 22-36 0-36z">
          <text:p/>
        </draw:path>
        <draw:path draw:style-name="gr8" draw:text-style-name="P5" draw:layer="layout" svg:width="0.033cm" svg:height="0.034cm" svg:x="17.465cm" svg:y="19.071cm" svg:viewBox="0 0 34 35" svg:d="M17 0c-23 0-23 35 0 35 22 0 22-35 0-35z">
          <text:p/>
        </draw:path>
        <draw:path draw:style-name="gr8" draw:text-style-name="P5" draw:layer="layout" svg:width="0.033cm" svg:height="0.034cm" svg:x="17.465cm" svg:y="19.573cm" svg:viewBox="0 0 34 35" svg:d="M17 0c-23 0-23 35 0 35 22 0 22-35 0-35z">
          <text:p/>
        </draw:path>
        <draw:path draw:style-name="gr8" draw:text-style-name="P5" draw:layer="layout" svg:width="0.033cm" svg:height="0.034cm" svg:x="17.465cm" svg:y="20.075cm" svg:viewBox="0 0 34 35" svg:d="M17 0c-23 0-23 35 0 35 22 0 22-35 0-35z">
          <text:p/>
        </draw:path>
        <draw:path draw:style-name="gr8" draw:text-style-name="P5" draw:layer="layout" svg:width="0.033cm" svg:height="0.034cm" svg:x="17.465cm" svg:y="20.577cm" svg:viewBox="0 0 34 35" svg:d="M17 0c-23 0-23 35 0 35 22 0 22-35 0-35z">
          <text:p/>
        </draw:path>
        <draw:path draw:style-name="gr8" draw:text-style-name="P5" draw:layer="layout" svg:width="0.034cm" svg:height="0.034cm" svg:x="17.963cm" svg:y="16.058cm" svg:viewBox="0 0 35 35" svg:d="M17 0c-23 0-23 35 0 35s23-35 0-35z">
          <text:p/>
        </draw:path>
        <draw:path draw:style-name="gr8" draw:text-style-name="P5" draw:layer="layout" svg:width="0.034cm" svg:height="0.034cm" svg:x="17.963cm" svg:y="16.56cm" svg:viewBox="0 0 35 35" svg:d="M17 0c-23 0-23 35 0 35s23-35 0-35z">
          <text:p/>
        </draw:path>
        <draw:path draw:style-name="gr8" draw:text-style-name="P5" draw:layer="layout" svg:width="0.034cm" svg:height="0.034cm" svg:x="17.963cm" svg:y="17.062cm" svg:viewBox="0 0 35 35" svg:d="M17 0c-23 0-23 35 0 35s23-35 0-35z">
          <text:p/>
        </draw:path>
        <draw:path draw:style-name="gr8" draw:text-style-name="P5" draw:layer="layout" svg:width="0.034cm" svg:height="0.034cm" svg:x="17.963cm" svg:y="17.564cm" svg:viewBox="0 0 35 35" svg:d="M17 0c-23 0-23 35 0 35s23-35 0-35z">
          <text:p/>
        </draw:path>
        <draw:path draw:style-name="gr8" draw:text-style-name="P5" draw:layer="layout" svg:width="0.034cm" svg:height="0.034cm" svg:x="17.963cm" svg:y="18.066cm" svg:viewBox="0 0 35 35" svg:d="M17 0c-23 0-23 35 0 35s23-35 0-35z">
          <text:p/>
        </draw:path>
        <draw:path draw:style-name="gr8" draw:text-style-name="P5" draw:layer="layout" svg:width="0.034cm" svg:height="0.035cm" svg:x="17.963cm" svg:y="18.568cm" svg:viewBox="0 0 35 36" svg:d="M17 0c-23 0-23 36 0 36s23-36 0-36z">
          <text:p/>
        </draw:path>
        <draw:path draw:style-name="gr8" draw:text-style-name="P5" draw:layer="layout" svg:width="0.034cm" svg:height="0.034cm" svg:x="17.963cm" svg:y="19.071cm" svg:viewBox="0 0 35 35" svg:d="M17 0c-23 0-23 35 0 35s23-35 0-35z">
          <text:p/>
        </draw:path>
        <draw:path draw:style-name="gr8" draw:text-style-name="P5" draw:layer="layout" svg:width="0.034cm" svg:height="0.034cm" svg:x="17.963cm" svg:y="19.573cm" svg:viewBox="0 0 35 35" svg:d="M17 0c-23 0-23 35 0 35s23-35 0-35z">
          <text:p/>
        </draw:path>
        <draw:path draw:style-name="gr8" draw:text-style-name="P5" draw:layer="layout" svg:width="0.034cm" svg:height="0.034cm" svg:x="17.963cm" svg:y="20.075cm" svg:viewBox="0 0 35 35" svg:d="M17 0c-23 0-23 35 0 35s23-35 0-35z">
          <text:p/>
        </draw:path>
        <draw:path draw:style-name="gr8" draw:text-style-name="P5" draw:layer="layout" svg:width="0.034cm" svg:height="0.034cm" svg:x="17.963cm" svg:y="20.577cm" svg:viewBox="0 0 35 35" svg:d="M17 0c-23 0-23 35 0 35s23-35 0-35z">
          <text:p/>
        </draw:path>
        <draw:path draw:style-name="gr8" draw:text-style-name="P5" draw:layer="layout" svg:width="0.034cm" svg:height="0.034cm" svg:x="18.463cm" svg:y="16.56cm" svg:viewBox="0 0 35 35" svg:d="M17 0c-23 0-23 35 0 35s23-35 0-35z">
          <text:p/>
        </draw:path>
        <draw:path draw:style-name="gr8" draw:text-style-name="P5" draw:layer="layout" svg:width="0.034cm" svg:height="0.034cm" svg:x="18.463cm" svg:y="17.062cm" svg:viewBox="0 0 35 35" svg:d="M17 0c-23 0-23 35 0 35s23-35 0-35z">
          <text:p/>
        </draw:path>
        <draw:path draw:style-name="gr8" draw:text-style-name="P5" draw:layer="layout" svg:width="0.034cm" svg:height="0.034cm" svg:x="18.463cm" svg:y="17.564cm" svg:viewBox="0 0 35 35" svg:d="M17 0c-23 0-23 35 0 35s23-35 0-35z">
          <text:p/>
        </draw:path>
        <draw:path draw:style-name="gr8" draw:text-style-name="P5" draw:layer="layout" svg:width="0.034cm" svg:height="0.034cm" svg:x="18.463cm" svg:y="18.066cm" svg:viewBox="0 0 35 35" svg:d="M17 0c-23 0-23 35 0 35s23-35 0-35z">
          <text:p/>
        </draw:path>
        <draw:path draw:style-name="gr8" draw:text-style-name="P5" draw:layer="layout" svg:width="0.034cm" svg:height="0.035cm" svg:x="18.463cm" svg:y="18.568cm" svg:viewBox="0 0 35 36" svg:d="M17 0c-23 0-23 36 0 36s23-36 0-36z">
          <text:p/>
        </draw:path>
        <draw:path draw:style-name="gr8" draw:text-style-name="P5" draw:layer="layout" svg:width="0.034cm" svg:height="0.034cm" svg:x="18.463cm" svg:y="19.071cm" svg:viewBox="0 0 35 35" svg:d="M17 0c-23 0-23 35 0 35s23-35 0-35z">
          <text:p/>
        </draw:path>
        <draw:path draw:style-name="gr8" draw:text-style-name="P5" draw:layer="layout" svg:width="0.034cm" svg:height="0.034cm" svg:x="18.463cm" svg:y="19.573cm" svg:viewBox="0 0 35 35" svg:d="M17 0c-23 0-23 35 0 35s23-35 0-35z">
          <text:p/>
        </draw:path>
        <draw:path draw:style-name="gr8" draw:text-style-name="P5" draw:layer="layout" svg:width="0.034cm" svg:height="0.034cm" svg:x="18.463cm" svg:y="20.075cm" svg:viewBox="0 0 35 35" svg:d="M17 0c-23 0-23 35 0 35s23-35 0-35z">
          <text:p/>
        </draw:path>
        <draw:path draw:style-name="gr8" draw:text-style-name="P5" draw:layer="layout" svg:width="0.034cm" svg:height="0.034cm" svg:x="18.463cm" svg:y="20.577cm" svg:viewBox="0 0 35 35" svg:d="M17 0c-23 0-23 35 0 35s23-35 0-35z">
          <text:p/>
        </draw:path>
        <draw:path draw:style-name="gr8" draw:text-style-name="P5" draw:layer="layout" svg:width="0.032cm" svg:height="0.034cm" svg:x="18.962cm" svg:y="16.56cm" svg:viewBox="0 0 33 35" svg:d="M16 0c-21 0-21 35 0 35 23 0 23-35 0-35z">
          <text:p/>
        </draw:path>
        <draw:path draw:style-name="gr8" draw:text-style-name="P5" draw:layer="layout" svg:width="0.032cm" svg:height="0.034cm" svg:x="18.962cm" svg:y="17.062cm" svg:viewBox="0 0 33 35" svg:d="M16 0c-21 0-21 35 0 35 23 0 23-35 0-35z">
          <text:p/>
        </draw:path>
        <draw:path draw:style-name="gr8" draw:text-style-name="P5" draw:layer="layout" svg:width="0.032cm" svg:height="0.034cm" svg:x="18.962cm" svg:y="17.564cm" svg:viewBox="0 0 33 35" svg:d="M16 0c-21 0-21 35 0 35 23 0 23-35 0-35z">
          <text:p/>
        </draw:path>
        <draw:path draw:style-name="gr8" draw:text-style-name="P5" draw:layer="layout" svg:width="0.032cm" svg:height="0.034cm" svg:x="18.962cm" svg:y="18.066cm" svg:viewBox="0 0 33 35" svg:d="M16 0c-21 0-21 35 0 35 23 0 23-35 0-35z">
          <text:p/>
        </draw:path>
        <draw:path draw:style-name="gr8" draw:text-style-name="P5" draw:layer="layout" svg:width="0.032cm" svg:height="0.035cm" svg:x="18.962cm" svg:y="18.568cm" svg:viewBox="0 0 33 36" svg:d="M16 0c-21 0-21 36 0 36 23 0 23-36 0-36z">
          <text:p/>
        </draw:path>
        <draw:path draw:style-name="gr8" draw:text-style-name="P5" draw:layer="layout" svg:width="0.032cm" svg:height="0.034cm" svg:x="18.962cm" svg:y="19.071cm" svg:viewBox="0 0 33 35" svg:d="M16 0c-21 0-21 35 0 35 23 0 23-35 0-35z">
          <text:p/>
        </draw:path>
        <draw:path draw:style-name="gr8" draw:text-style-name="P5" draw:layer="layout" svg:width="0.032cm" svg:height="0.034cm" svg:x="18.962cm" svg:y="19.573cm" svg:viewBox="0 0 33 35" svg:d="M16 0c-21 0-21 35 0 35 23 0 23-35 0-35z">
          <text:p/>
        </draw:path>
        <draw:path draw:style-name="gr8" draw:text-style-name="P5" draw:layer="layout" svg:width="0.032cm" svg:height="0.034cm" svg:x="18.962cm" svg:y="20.075cm" svg:viewBox="0 0 33 35" svg:d="M16 0c-21 0-21 35 0 35 23 0 23-35 0-35z">
          <text:p/>
        </draw:path>
        <draw:path draw:style-name="gr8" draw:text-style-name="P5" draw:layer="layout" svg:width="0.032cm" svg:height="0.034cm" svg:x="18.962cm" svg:y="20.577cm" svg:viewBox="0 0 33 35" svg:d="M16 0c-21 0-21 35 0 35 23 0 23-35 0-35z">
          <text:p/>
        </draw:path>
        <draw:path draw:style-name="gr8" draw:text-style-name="P5" draw:layer="layout" svg:width="0.033cm" svg:height="0.034cm" svg:x="19.46cm" svg:y="16.058cm" svg:viewBox="0 0 34 35" svg:d="M17 0c-23 0-23 35 0 35 22 0 22-35 0-35z">
          <text:p/>
        </draw:path>
        <draw:path draw:style-name="gr8" draw:text-style-name="P5" draw:layer="layout" svg:width="0.033cm" svg:height="0.034cm" svg:x="19.46cm" svg:y="16.56cm" svg:viewBox="0 0 34 35" svg:d="M17 0c-23 0-23 35 0 35 22 0 22-35 0-35z">
          <text:p/>
        </draw:path>
        <draw:path draw:style-name="gr8" draw:text-style-name="P5" draw:layer="layout" svg:width="0.033cm" svg:height="0.034cm" svg:x="19.46cm" svg:y="17.062cm" svg:viewBox="0 0 34 35" svg:d="M17 0c-23 0-23 35 0 35 22 0 22-35 0-35z">
          <text:p/>
        </draw:path>
        <draw:path draw:style-name="gr8" draw:text-style-name="P5" draw:layer="layout" svg:width="0.033cm" svg:height="0.034cm" svg:x="19.46cm" svg:y="17.564cm" svg:viewBox="0 0 34 35" svg:d="M17 0c-23 0-23 35 0 35 22 0 22-35 0-35z">
          <text:p/>
        </draw:path>
        <draw:path draw:style-name="gr8" draw:text-style-name="P5" draw:layer="layout" svg:width="0.033cm" svg:height="0.034cm" svg:x="19.46cm" svg:y="18.066cm" svg:viewBox="0 0 34 35" svg:d="M17 0c-23 0-23 35 0 35 22 0 22-35 0-35z">
          <text:p/>
        </draw:path>
        <draw:path draw:style-name="gr8" draw:text-style-name="P5" draw:layer="layout" svg:width="0.033cm" svg:height="0.035cm" svg:x="19.46cm" svg:y="18.568cm" svg:viewBox="0 0 34 36" svg:d="M17 0c-23 0-23 36 0 36 22 0 22-36 0-36z">
          <text:p/>
        </draw:path>
        <draw:path draw:style-name="gr8" draw:text-style-name="P5" draw:layer="layout" svg:width="0.033cm" svg:height="0.034cm" svg:x="19.46cm" svg:y="19.071cm" svg:viewBox="0 0 34 35" svg:d="M17 0c-23 0-23 35 0 35 22 0 22-35 0-35z">
          <text:p/>
        </draw:path>
        <draw:path draw:style-name="gr8" draw:text-style-name="P5" draw:layer="layout" svg:width="0.033cm" svg:height="0.034cm" svg:x="19.46cm" svg:y="19.573cm" svg:viewBox="0 0 34 35" svg:d="M17 0c-23 0-23 35 0 35 22 0 22-35 0-35z">
          <text:p/>
        </draw:path>
        <draw:path draw:style-name="gr8" draw:text-style-name="P5" draw:layer="layout" svg:width="0.033cm" svg:height="0.034cm" svg:x="19.46cm" svg:y="20.075cm" svg:viewBox="0 0 34 35" svg:d="M17 0c-23 0-23 35 0 35 22 0 22-35 0-35z">
          <text:p/>
        </draw:path>
        <draw:path draw:style-name="gr8" draw:text-style-name="P5" draw:layer="layout" svg:width="0.033cm" svg:height="0.034cm" svg:x="19.46cm" svg:y="20.577cm" svg:viewBox="0 0 34 35" svg:d="M17 0c-23 0-23 35 0 35 22 0 22-35 0-35z">
          <text:p/>
        </draw:path>
        <draw:path draw:style-name="gr8" draw:text-style-name="P5" draw:layer="layout" svg:width="0.033cm" svg:height="0.034cm" svg:x="19.959cm" svg:y="16.058cm" svg:viewBox="0 0 34 35" svg:d="M17 0c-23 0-23 35 0 35 22 0 22-35 0-35z">
          <text:p/>
        </draw:path>
        <draw:path draw:style-name="gr8" draw:text-style-name="P5" draw:layer="layout" svg:width="0.033cm" svg:height="0.034cm" svg:x="19.959cm" svg:y="16.56cm" svg:viewBox="0 0 34 35" svg:d="M17 0c-23 0-23 35 0 35 22 0 22-35 0-35z">
          <text:p/>
        </draw:path>
        <draw:path draw:style-name="gr8" draw:text-style-name="P5" draw:layer="layout" svg:width="0.033cm" svg:height="0.034cm" svg:x="19.959cm" svg:y="17.062cm" svg:viewBox="0 0 34 35" svg:d="M17 0c-23 0-23 35 0 35 22 0 22-35 0-35z">
          <text:p/>
        </draw:path>
        <draw:path draw:style-name="gr8" draw:text-style-name="P5" draw:layer="layout" svg:width="0.033cm" svg:height="0.034cm" svg:x="19.959cm" svg:y="17.564cm" svg:viewBox="0 0 34 35" svg:d="M17 0c-23 0-23 35 0 35 22 0 22-35 0-35z">
          <text:p/>
        </draw:path>
        <draw:path draw:style-name="gr8" draw:text-style-name="P5" draw:layer="layout" svg:width="0.033cm" svg:height="0.034cm" svg:x="19.959cm" svg:y="18.066cm" svg:viewBox="0 0 34 35" svg:d="M17 0c-23 0-23 35 0 35 22 0 22-35 0-35z">
          <text:p/>
        </draw:path>
        <draw:path draw:style-name="gr8" draw:text-style-name="P5" draw:layer="layout" svg:width="0.033cm" svg:height="0.035cm" svg:x="19.959cm" svg:y="18.568cm" svg:viewBox="0 0 34 36" svg:d="M17 0c-23 0-23 36 0 36 22 0 22-36 0-36z">
          <text:p/>
        </draw:path>
        <draw:path draw:style-name="gr8" draw:text-style-name="P5" draw:layer="layout" svg:width="0.033cm" svg:height="0.034cm" svg:x="19.959cm" svg:y="19.071cm" svg:viewBox="0 0 34 35" svg:d="M17 0c-23 0-23 35 0 35 22 0 22-35 0-35z">
          <text:p/>
        </draw:path>
        <draw:path draw:style-name="gr8" draw:text-style-name="P5" draw:layer="layout" svg:width="0.033cm" svg:height="0.034cm" svg:x="19.959cm" svg:y="19.573cm" svg:viewBox="0 0 34 35" svg:d="M17 0c-23 0-23 35 0 35 22 0 22-35 0-35z">
          <text:p/>
        </draw:path>
        <draw:path draw:style-name="gr8" draw:text-style-name="P5" draw:layer="layout" svg:width="0.033cm" svg:height="0.034cm" svg:x="19.959cm" svg:y="20.075cm" svg:viewBox="0 0 34 35" svg:d="M17 0c-23 0-23 35 0 35 22 0 22-35 0-35z">
          <text:p/>
        </draw:path>
        <draw:path draw:style-name="gr8" draw:text-style-name="P5" draw:layer="layout" svg:width="0.033cm" svg:height="0.034cm" svg:x="19.959cm" svg:y="20.577cm" svg:viewBox="0 0 34 35" svg:d="M17 0c-23 0-23 35 0 35 22 0 22-35 0-35z">
          <text:p/>
        </draw:path>
        <draw:path draw:style-name="gr8" draw:text-style-name="P5" draw:layer="layout" svg:width="0.032cm" svg:height="0.034cm" svg:x="20.459cm" svg:y="16.058cm" svg:viewBox="0 0 33 35" svg:d="M16 0c-21 0-21 35 0 35 23 0 23-35 0-35z">
          <text:p/>
        </draw:path>
        <draw:path draw:style-name="gr8" draw:text-style-name="P5" draw:layer="layout" svg:width="0.032cm" svg:height="0.034cm" svg:x="20.459cm" svg:y="16.56cm" svg:viewBox="0 0 33 35" svg:d="M16 0c-21 0-21 35 0 35 23 0 23-35 0-35z">
          <text:p/>
        </draw:path>
        <draw:path draw:style-name="gr8" draw:text-style-name="P5" draw:layer="layout" svg:width="0.032cm" svg:height="0.034cm" svg:x="20.459cm" svg:y="17.062cm" svg:viewBox="0 0 33 35" svg:d="M16 0c-21 0-21 35 0 35 23 0 23-35 0-35z">
          <text:p/>
        </draw:path>
        <draw:path draw:style-name="gr8" draw:text-style-name="P5" draw:layer="layout" svg:width="0.032cm" svg:height="0.034cm" svg:x="20.459cm" svg:y="17.564cm" svg:viewBox="0 0 33 35" svg:d="M16 0c-21 0-21 35 0 35 23 0 23-35 0-35z">
          <text:p/>
        </draw:path>
        <draw:path draw:style-name="gr8" draw:text-style-name="P5" draw:layer="layout" svg:width="0.032cm" svg:height="0.034cm" svg:x="20.459cm" svg:y="18.066cm" svg:viewBox="0 0 33 35" svg:d="M16 0c-21 0-21 35 0 35 23 0 23-35 0-35z">
          <text:p/>
        </draw:path>
        <draw:path draw:style-name="gr8" draw:text-style-name="P5" draw:layer="layout" svg:width="0.032cm" svg:height="0.035cm" svg:x="20.459cm" svg:y="18.568cm" svg:viewBox="0 0 33 36" svg:d="M16 0c-21 0-21 36 0 36 23 0 23-36 0-36z">
          <text:p/>
        </draw:path>
        <draw:path draw:style-name="gr8" draw:text-style-name="P5" draw:layer="layout" svg:width="0.032cm" svg:height="0.034cm" svg:x="20.459cm" svg:y="19.071cm" svg:viewBox="0 0 33 35" svg:d="M16 0c-21 0-21 35 0 35 23 0 23-35 0-35z">
          <text:p/>
        </draw:path>
        <draw:path draw:style-name="gr8" draw:text-style-name="P5" draw:layer="layout" svg:width="0.032cm" svg:height="0.034cm" svg:x="20.459cm" svg:y="19.573cm" svg:viewBox="0 0 33 35" svg:d="M16 0c-21 0-21 35 0 35 23 0 23-35 0-35z">
          <text:p/>
        </draw:path>
        <draw:path draw:style-name="gr8" draw:text-style-name="P5" draw:layer="layout" svg:width="0.032cm" svg:height="0.034cm" svg:x="20.459cm" svg:y="20.075cm" svg:viewBox="0 0 33 35" svg:d="M16 0c-21 0-21 35 0 35 23 0 23-35 0-35z">
          <text:p/>
        </draw:path>
        <draw:path draw:style-name="gr8" draw:text-style-name="P5" draw:layer="layout" svg:width="0.032cm" svg:height="0.034cm" svg:x="20.459cm" svg:y="20.577cm" svg:viewBox="0 0 33 35" svg:d="M16 0c-21 0-21 35 0 35 23 0 23-35 0-35z">
          <text:p/>
        </draw:path>
        <draw:path draw:style-name="gr8" draw:text-style-name="P5" draw:layer="layout" svg:width="0.034cm" svg:height="0.034cm" svg:x="20.957cm" svg:y="16.058cm" svg:viewBox="0 0 35 35" svg:d="M17 0c-23 0-23 35 0 35s23-35 0-35z">
          <text:p/>
        </draw:path>
        <draw:path draw:style-name="gr8" draw:text-style-name="P5" draw:layer="layout" svg:width="0.034cm" svg:height="0.034cm" svg:x="20.957cm" svg:y="16.56cm" svg:viewBox="0 0 35 35" svg:d="M17 0c-23 0-23 35 0 35s23-35 0-35z">
          <text:p/>
        </draw:path>
        <draw:path draw:style-name="gr8" draw:text-style-name="P5" draw:layer="layout" svg:width="0.034cm" svg:height="0.034cm" svg:x="20.957cm" svg:y="17.062cm" svg:viewBox="0 0 35 35" svg:d="M17 0c-23 0-23 35 0 35s23-35 0-35z">
          <text:p/>
        </draw:path>
        <draw:path draw:style-name="gr8" draw:text-style-name="P5" draw:layer="layout" svg:width="0.034cm" svg:height="0.034cm" svg:x="20.957cm" svg:y="17.564cm" svg:viewBox="0 0 35 35" svg:d="M17 0c-23 0-23 35 0 35s23-35 0-35z">
          <text:p/>
        </draw:path>
        <draw:path draw:style-name="gr8" draw:text-style-name="P5" draw:layer="layout" svg:width="0.034cm" svg:height="0.034cm" svg:x="20.957cm" svg:y="18.066cm" svg:viewBox="0 0 35 35" svg:d="M17 0c-23 0-23 35 0 35s23-35 0-35z">
          <text:p/>
        </draw:path>
        <draw:path draw:style-name="gr8" draw:text-style-name="P5" draw:layer="layout" svg:width="0.034cm" svg:height="0.035cm" svg:x="20.957cm" svg:y="18.568cm" svg:viewBox="0 0 35 36" svg:d="M17 0c-23 0-23 36 0 36s23-36 0-36z">
          <text:p/>
        </draw:path>
        <draw:path draw:style-name="gr8" draw:text-style-name="P5" draw:layer="layout" svg:width="0.034cm" svg:height="0.034cm" svg:x="20.957cm" svg:y="19.071cm" svg:viewBox="0 0 35 35" svg:d="M17 0c-23 0-23 35 0 35s23-35 0-35z">
          <text:p/>
        </draw:path>
        <draw:path draw:style-name="gr8" draw:text-style-name="P5" draw:layer="layout" svg:width="0.034cm" svg:height="0.034cm" svg:x="20.957cm" svg:y="19.573cm" svg:viewBox="0 0 35 35" svg:d="M17 0c-23 0-23 35 0 35s23-35 0-35z">
          <text:p/>
        </draw:path>
        <draw:path draw:style-name="gr8" draw:text-style-name="P5" draw:layer="layout" svg:width="0.034cm" svg:height="0.034cm" svg:x="20.957cm" svg:y="20.075cm" svg:viewBox="0 0 35 35" svg:d="M17 0c-23 0-23 35 0 35s23-35 0-35z">
          <text:p/>
        </draw:path>
        <draw:path draw:style-name="gr8" draw:text-style-name="P5" draw:layer="layout" svg:width="0.034cm" svg:height="0.034cm" svg:x="20.957cm" svg:y="20.577cm" svg:viewBox="0 0 35 35" svg:d="M17 0c-23 0-23 35 0 35s23-35 0-35z">
          <text:p/>
        </draw:path>
        <draw:path draw:style-name="gr8" draw:text-style-name="P5" draw:layer="layout" svg:width="0.033cm" svg:height="0.034cm" svg:x="21.456cm" svg:y="16.058cm" svg:viewBox="0 0 34 35" svg:d="M17 0c-23 0-23 35 0 35 22 0 22-35 0-35z">
          <text:p/>
        </draw:path>
        <draw:path draw:style-name="gr8" draw:text-style-name="P5" draw:layer="layout" svg:width="0.033cm" svg:height="0.034cm" svg:x="21.456cm" svg:y="16.56cm" svg:viewBox="0 0 34 35" svg:d="M17 0c-23 0-23 35 0 35 22 0 22-35 0-35z">
          <text:p/>
        </draw:path>
        <draw:path draw:style-name="gr8" draw:text-style-name="P5" draw:layer="layout" svg:width="0.033cm" svg:height="0.034cm" svg:x="21.456cm" svg:y="17.062cm" svg:viewBox="0 0 34 35" svg:d="M17 0c-23 0-23 35 0 35 22 0 22-35 0-35z">
          <text:p/>
        </draw:path>
        <draw:path draw:style-name="gr8" draw:text-style-name="P5" draw:layer="layout" svg:width="0.033cm" svg:height="0.034cm" svg:x="21.456cm" svg:y="17.564cm" svg:viewBox="0 0 34 35" svg:d="M17 0c-23 0-23 35 0 35 22 0 22-35 0-35z">
          <text:p/>
        </draw:path>
        <draw:path draw:style-name="gr8" draw:text-style-name="P5" draw:layer="layout" svg:width="0.033cm" svg:height="0.034cm" svg:x="21.456cm" svg:y="18.066cm" svg:viewBox="0 0 34 35" svg:d="M17 0c-23 0-23 35 0 35 22 0 22-35 0-35z">
          <text:p/>
        </draw:path>
        <draw:path draw:style-name="gr8" draw:text-style-name="P5" draw:layer="layout" svg:width="0.033cm" svg:height="0.035cm" svg:x="21.456cm" svg:y="18.568cm" svg:viewBox="0 0 34 36" svg:d="M17 0c-23 0-23 36 0 36 22 0 22-36 0-36z">
          <text:p/>
        </draw:path>
        <draw:path draw:style-name="gr8" draw:text-style-name="P5" draw:layer="layout" svg:width="0.033cm" svg:height="0.034cm" svg:x="21.456cm" svg:y="19.071cm" svg:viewBox="0 0 34 35" svg:d="M17 0c-23 0-23 35 0 35 22 0 22-35 0-35z">
          <text:p/>
        </draw:path>
        <draw:path draw:style-name="gr8" draw:text-style-name="P5" draw:layer="layout" svg:width="0.033cm" svg:height="0.034cm" svg:x="21.456cm" svg:y="19.573cm" svg:viewBox="0 0 34 35" svg:d="M17 0c-23 0-23 35 0 35 22 0 22-35 0-35z">
          <text:p/>
        </draw:path>
        <draw:path draw:style-name="gr8" draw:text-style-name="P5" draw:layer="layout" svg:width="0.033cm" svg:height="0.034cm" svg:x="21.456cm" svg:y="20.075cm" svg:viewBox="0 0 34 35" svg:d="M17 0c-23 0-23 35 0 35 22 0 22-35 0-35z">
          <text:p/>
        </draw:path>
        <draw:path draw:style-name="gr8" draw:text-style-name="P5" draw:layer="layout" svg:width="0.033cm" svg:height="0.034cm" svg:x="21.456cm" svg:y="20.577cm" svg:viewBox="0 0 34 35" svg:d="M17 0c-23 0-23 35 0 35 22 0 22-35 0-35z">
          <text:p/>
        </draw:path>
        <draw:path draw:style-name="gr8" draw:text-style-name="P5" draw:layer="layout" svg:width="0.033cm" svg:height="0.034cm" svg:x="21.955cm" svg:y="16.058cm" svg:viewBox="0 0 34 35" svg:d="M17 0c-23 0-23 35 0 35 22 0 22-35 0-35z">
          <text:p/>
        </draw:path>
        <draw:path draw:style-name="gr8" draw:text-style-name="P5" draw:layer="layout" svg:width="0.033cm" svg:height="0.034cm" svg:x="21.955cm" svg:y="16.56cm" svg:viewBox="0 0 34 35" svg:d="M17 0c-23 0-23 35 0 35 22 0 22-35 0-35z">
          <text:p/>
        </draw:path>
        <draw:path draw:style-name="gr8" draw:text-style-name="P5" draw:layer="layout" svg:width="0.033cm" svg:height="0.034cm" svg:x="21.955cm" svg:y="17.062cm" svg:viewBox="0 0 34 35" svg:d="M17 0c-23 0-23 35 0 35 22 0 22-35 0-35z">
          <text:p/>
        </draw:path>
        <draw:path draw:style-name="gr8" draw:text-style-name="P5" draw:layer="layout" svg:width="0.033cm" svg:height="0.034cm" svg:x="21.955cm" svg:y="17.564cm" svg:viewBox="0 0 34 35" svg:d="M17 0c-23 0-23 35 0 35 22 0 22-35 0-35z">
          <text:p/>
        </draw:path>
        <draw:path draw:style-name="gr8" draw:text-style-name="P5" draw:layer="layout" svg:width="0.033cm" svg:height="0.034cm" svg:x="21.955cm" svg:y="18.066cm" svg:viewBox="0 0 34 35" svg:d="M17 0c-23 0-23 35 0 35 22 0 22-35 0-35z">
          <text:p/>
        </draw:path>
        <draw:path draw:style-name="gr8" draw:text-style-name="P5" draw:layer="layout" svg:width="0.033cm" svg:height="0.035cm" svg:x="21.955cm" svg:y="18.568cm" svg:viewBox="0 0 34 36" svg:d="M17 0c-23 0-23 36 0 36 22 0 22-36 0-36z">
          <text:p/>
        </draw:path>
        <draw:path draw:style-name="gr8" draw:text-style-name="P5" draw:layer="layout" svg:width="0.033cm" svg:height="0.034cm" svg:x="21.955cm" svg:y="19.071cm" svg:viewBox="0 0 34 35" svg:d="M17 0c-23 0-23 35 0 35 22 0 22-35 0-35z">
          <text:p/>
        </draw:path>
        <draw:path draw:style-name="gr8" draw:text-style-name="P5" draw:layer="layout" svg:width="0.033cm" svg:height="0.034cm" svg:x="21.955cm" svg:y="19.573cm" svg:viewBox="0 0 34 35" svg:d="M17 0c-23 0-23 35 0 35 22 0 22-35 0-35z">
          <text:p/>
        </draw:path>
        <draw:path draw:style-name="gr8" draw:text-style-name="P5" draw:layer="layout" svg:width="0.033cm" svg:height="0.034cm" svg:x="21.955cm" svg:y="20.075cm" svg:viewBox="0 0 34 35" svg:d="M17 0c-23 0-23 35 0 35 22 0 22-35 0-35z">
          <text:p/>
        </draw:path>
        <draw:path draw:style-name="gr8" draw:text-style-name="P5" draw:layer="layout" svg:width="0.033cm" svg:height="0.034cm" svg:x="21.955cm" svg:y="20.577cm" svg:viewBox="0 0 34 35" svg:d="M17 0c-23 0-23 35 0 35 22 0 22-35 0-35z">
          <text:p/>
        </draw:path>
        <draw:frame draw:style-name="gr42" draw:text-style-name="P6" draw:layer="layout" svg:width="1.09cm" svg:height="0.671cm" svg:x="18.187cm" svg:y="15.874cm">
          <draw:text-box>
            <text:p text:style-name="P2"><text:span text:style-name="T2">Notas</text:span></text:p>
          </draw:text-box>
        </draw:frame>
        <draw:custom-shape draw:style-name="gr47" draw:text-style-name="P8" draw:layer="layout" svg:width="1.159cm" svg:height="0.495cm" svg:x="25.461cm" svg:y="0.70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6cm" svg:y1="1.265cm" svg:x2="27.246cm" svg:y2="1.265cm">
          <text:p/>
        </draw:line>
        <draw:frame draw:style-name="gr48" draw:text-style-name="P7" draw:layer="layout" svg:width="1.543cm" svg:height="0.533cm" svg:x="15.099cm" svg:y="0.704cm">
          <draw:text-box>
            <text:p text:style-name="P2"><text:span text:style-name="T8">Jueves</text:span></text:p>
          </draw:text-box>
        </draw:frame>
        <draw:frame draw:style-name="gr46" draw:text-style-name="P7" draw:layer="layout" svg:width="0.42cm" svg:height="0.533cm" svg:x="17.159cm" svg:y="0.704cm">
          <draw:text-box>
            <text:p text:style-name="P2"><text:span text:style-name="T7">13</text:span></text:p>
          </draw:text-box>
        </draw:frame>
        <draw:frame draw:style-name="gr49" draw:text-style-name="P10" draw:layer="layout" svg:width="1.086cm" svg:height="0.497cm" svg:x="25.509cm" svg:y="0.704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11" draw:style-name="dp1" draw:master-page-name="master-page79">
        <draw:frame draw:style-name="gr6" draw:text-style-name="P3" draw:layer="layout" svg:width="2.869cm" svg:height="0.398cm" svg:x="1.369cm" svg:y="1.373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4cm" svg:y1="2.661cm" svg:x2="13.958cm" svg:y2="2.661cm">
          <text:p/>
        </draw:line>
        <draw:line draw:style-name="gr7" draw:text-style-name="P1" draw:layer="layout" svg:x1="0.704cm" svg:y1="3.526cm" svg:x2="13.958cm" svg:y2="3.526cm">
          <text:p/>
        </draw:line>
        <draw:line draw:style-name="gr7" draw:text-style-name="P1" draw:layer="layout" svg:x1="0.704cm" svg:y1="4.393cm" svg:x2="13.958cm" svg:y2="4.393cm">
          <text:p/>
        </draw:line>
        <draw:line draw:style-name="gr7" draw:text-style-name="P1" draw:layer="layout" svg:x1="0.704cm" svg:y1="5.258cm" svg:x2="13.958cm" svg:y2="5.258cm">
          <text:p/>
        </draw:line>
        <draw:line draw:style-name="gr7" draw:text-style-name="P1" draw:layer="layout" svg:x1="0.704cm" svg:y1="6.125cm" svg:x2="13.958cm" svg:y2="6.125cm">
          <text:p/>
        </draw:line>
        <draw:line draw:style-name="gr7" draw:text-style-name="P1" draw:layer="layout" svg:x1="0.704cm" svg:y1="6.992cm" svg:x2="13.958cm" svg:y2="6.992cm">
          <text:p/>
        </draw:line>
        <draw:line draw:style-name="gr7" draw:text-style-name="P1" draw:layer="layout" svg:x1="0.704cm" svg:y1="7.857cm" svg:x2="13.958cm" svg:y2="7.857cm">
          <text:p/>
        </draw:line>
        <draw:line draw:style-name="gr7" draw:text-style-name="P1" draw:layer="layout" svg:x1="0.704cm" svg:y1="8.723cm" svg:x2="13.958cm" svg:y2="8.723cm">
          <text:p/>
        </draw:line>
        <draw:line draw:style-name="gr7" draw:text-style-name="P1" draw:layer="layout" svg:x1="0.704cm" svg:y1="9.589cm" svg:x2="13.958cm" svg:y2="9.589cm">
          <text:p/>
        </draw:line>
        <draw:line draw:style-name="gr7" draw:text-style-name="P1" draw:layer="layout" svg:x1="0.704cm" svg:y1="10.455cm" svg:x2="13.958cm" svg:y2="10.455cm">
          <text:p/>
        </draw:line>
        <draw:line draw:style-name="gr7" draw:text-style-name="P1" draw:layer="layout" svg:x1="0.704cm" svg:y1="11.322cm" svg:x2="13.958cm" svg:y2="11.322cm">
          <text:p/>
        </draw:line>
        <draw:line draw:style-name="gr7" draw:text-style-name="P1" draw:layer="layout" svg:x1="0.704cm" svg:y1="12.187cm" svg:x2="13.958cm" svg:y2="12.187cm">
          <text:p/>
        </draw:line>
        <draw:line draw:style-name="gr7" draw:text-style-name="P1" draw:layer="layout" svg:x1="0.704cm" svg:y1="13.053cm" svg:x2="13.958cm" svg:y2="13.053cm">
          <text:p/>
        </draw:line>
        <draw:line draw:style-name="gr7" draw:text-style-name="P1" draw:layer="layout" svg:x1="0.704cm" svg:y1="13.92cm" svg:x2="13.958cm" svg:y2="13.92cm">
          <text:p/>
        </draw:line>
        <draw:line draw:style-name="gr5" draw:text-style-name="P4" draw:layer="layout" svg:x1="0.71cm" svg:y1="1.963cm" svg:x2="13.96cm" svg:y2="1.963cm">
          <text:p/>
        </draw:line>
        <draw:frame draw:style-name="gr6" draw:text-style-name="P3" draw:layer="layout" svg:width="2.869cm" svg:height="0.398cm" svg:x="1.37cm" svg:y="1.374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5cm" svg:y="16.067cm" svg:viewBox="0 0 35 35" svg:d="M17 0c-23 0-23 35 0 35s23-35 0-35z">
          <text:p/>
        </draw:path>
        <draw:path draw:style-name="gr8" draw:text-style-name="P5" draw:layer="layout" svg:width="0.034cm" svg:height="0.034cm" svg:x="1.5cm" svg:y="16.569cm" svg:viewBox="0 0 35 35" svg:d="M17 0c-23 0-23 35 0 35s23-35 0-35z">
          <text:p/>
        </draw:path>
        <draw:path draw:style-name="gr8" draw:text-style-name="P5" draw:layer="layout" svg:width="0.034cm" svg:height="0.034cm" svg:x="1.5cm" svg:y="17.071cm" svg:viewBox="0 0 35 35" svg:d="M17 0c-23 0-23 35 0 35s23-35 0-35z">
          <text:p/>
        </draw:path>
        <draw:path draw:style-name="gr8" draw:text-style-name="P5" draw:layer="layout" svg:width="0.034cm" svg:height="0.034cm" svg:x="1.5cm" svg:y="17.573cm" svg:viewBox="0 0 35 35" svg:d="M17 0c-23 0-23 35 0 35s23-35 0-35z">
          <text:p/>
        </draw:path>
        <draw:path draw:style-name="gr8" draw:text-style-name="P5" draw:layer="layout" svg:width="0.034cm" svg:height="0.034cm" svg:x="1.5cm" svg:y="18.075cm" svg:viewBox="0 0 35 35" svg:d="M17 0c-23 0-23 35 0 35s23-35 0-35z">
          <text:p/>
        </draw:path>
        <draw:path draw:style-name="gr8" draw:text-style-name="P5" draw:layer="layout" svg:width="0.034cm" svg:height="0.035cm" svg:x="1.5cm" svg:y="18.577cm" svg:viewBox="0 0 35 36" svg:d="M17 0c-23 0-23 36 0 36s23-36 0-36z">
          <text:p/>
        </draw:path>
        <draw:path draw:style-name="gr8" draw:text-style-name="P5" draw:layer="layout" svg:width="0.034cm" svg:height="0.034cm" svg:x="1.5cm" svg:y="19.08cm" svg:viewBox="0 0 35 35" svg:d="M17 0c-23 0-23 35 0 35s23-35 0-35z">
          <text:p/>
        </draw:path>
        <draw:path draw:style-name="gr8" draw:text-style-name="P5" draw:layer="layout" svg:width="0.034cm" svg:height="0.034cm" svg:x="1.5cm" svg:y="19.582cm" svg:viewBox="0 0 35 35" svg:d="M17 0c-23 0-23 35 0 35s23-35 0-35z">
          <text:p/>
        </draw:path>
        <draw:path draw:style-name="gr8" draw:text-style-name="P5" draw:layer="layout" svg:width="0.034cm" svg:height="0.034cm" svg:x="1.5cm" svg:y="20.084cm" svg:viewBox="0 0 35 35" svg:d="M17 0c-23 0-23 35 0 35s23-35 0-35z">
          <text:p/>
        </draw:path>
        <draw:path draw:style-name="gr8" draw:text-style-name="P5" draw:layer="layout" svg:width="0.034cm" svg:height="0.034cm" svg:x="1.5cm" svg:y="20.586cm" svg:viewBox="0 0 35 35" svg:d="M17 0c-23 0-23 35 0 35s23-35 0-35z">
          <text:p/>
        </draw:path>
        <draw:path draw:style-name="gr8" draw:text-style-name="P5" draw:layer="layout" svg:width="0.033cm" svg:height="0.034cm" svg:x="1.999cm" svg:y="16.067cm" svg:viewBox="0 0 34 35" svg:d="M17 0c-23 0-23 35 0 35 22 0 22-35 0-35z">
          <text:p/>
        </draw:path>
        <draw:path draw:style-name="gr8" draw:text-style-name="P5" draw:layer="layout" svg:width="0.033cm" svg:height="0.034cm" svg:x="1.999cm" svg:y="16.569cm" svg:viewBox="0 0 34 35" svg:d="M17 0c-23 0-23 35 0 35 22 0 22-35 0-35z">
          <text:p/>
        </draw:path>
        <draw:path draw:style-name="gr8" draw:text-style-name="P5" draw:layer="layout" svg:width="0.033cm" svg:height="0.034cm" svg:x="1.999cm" svg:y="17.071cm" svg:viewBox="0 0 34 35" svg:d="M17 0c-23 0-23 35 0 35 22 0 22-35 0-35z">
          <text:p/>
        </draw:path>
        <draw:path draw:style-name="gr8" draw:text-style-name="P5" draw:layer="layout" svg:width="0.033cm" svg:height="0.034cm" svg:x="1.999cm" svg:y="17.573cm" svg:viewBox="0 0 34 35" svg:d="M17 0c-23 0-23 35 0 35 22 0 22-35 0-35z">
          <text:p/>
        </draw:path>
        <draw:path draw:style-name="gr8" draw:text-style-name="P5" draw:layer="layout" svg:width="0.033cm" svg:height="0.034cm" svg:x="1.999cm" svg:y="18.075cm" svg:viewBox="0 0 34 35" svg:d="M17 0c-23 0-23 35 0 35 22 0 22-35 0-35z">
          <text:p/>
        </draw:path>
        <draw:path draw:style-name="gr8" draw:text-style-name="P5" draw:layer="layout" svg:width="0.033cm" svg:height="0.035cm" svg:x="1.999cm" svg:y="18.577cm" svg:viewBox="0 0 34 36" svg:d="M17 0c-23 0-23 36 0 36 22 0 22-36 0-36z">
          <text:p/>
        </draw:path>
        <draw:path draw:style-name="gr8" draw:text-style-name="P5" draw:layer="layout" svg:width="0.033cm" svg:height="0.034cm" svg:x="1.999cm" svg:y="19.08cm" svg:viewBox="0 0 34 35" svg:d="M17 0c-23 0-23 35 0 35 22 0 22-35 0-35z">
          <text:p/>
        </draw:path>
        <draw:path draw:style-name="gr8" draw:text-style-name="P5" draw:layer="layout" svg:width="0.033cm" svg:height="0.034cm" svg:x="1.999cm" svg:y="19.582cm" svg:viewBox="0 0 34 35" svg:d="M17 0c-23 0-23 35 0 35 22 0 22-35 0-35z">
          <text:p/>
        </draw:path>
        <draw:path draw:style-name="gr8" draw:text-style-name="P5" draw:layer="layout" svg:width="0.033cm" svg:height="0.034cm" svg:x="1.999cm" svg:y="20.084cm" svg:viewBox="0 0 34 35" svg:d="M17 0c-23 0-23 35 0 35 22 0 22-35 0-35z">
          <text:p/>
        </draw:path>
        <draw:path draw:style-name="gr8" draw:text-style-name="P5" draw:layer="layout" svg:width="0.033cm" svg:height="0.034cm" svg:x="1.999cm" svg:y="20.586cm" svg:viewBox="0 0 34 35" svg:d="M17 0c-23 0-23 35 0 35 22 0 22-35 0-35z">
          <text:p/>
        </draw:path>
        <draw:path draw:style-name="gr8" draw:text-style-name="P5" draw:layer="layout" svg:width="0.033cm" svg:height="0.034cm" svg:x="2.498cm" svg:y="16.067cm" svg:viewBox="0 0 34 35" svg:d="M17 0c-23 0-23 35 0 35 22 0 23-35 0-35z">
          <text:p/>
        </draw:path>
        <draw:path draw:style-name="gr8" draw:text-style-name="P5" draw:layer="layout" svg:width="0.033cm" svg:height="0.034cm" svg:x="2.498cm" svg:y="16.569cm" svg:viewBox="0 0 34 35" svg:d="M17 0c-23 0-23 35 0 35 22 0 23-35 0-35z">
          <text:p/>
        </draw:path>
        <draw:path draw:style-name="gr8" draw:text-style-name="P5" draw:layer="layout" svg:width="0.033cm" svg:height="0.034cm" svg:x="2.498cm" svg:y="17.071cm" svg:viewBox="0 0 34 35" svg:d="M17 0c-23 0-23 35 0 35 22 0 23-35 0-35z">
          <text:p/>
        </draw:path>
        <draw:path draw:style-name="gr8" draw:text-style-name="P5" draw:layer="layout" svg:width="0.033cm" svg:height="0.034cm" svg:x="2.498cm" svg:y="17.573cm" svg:viewBox="0 0 34 35" svg:d="M17 0c-23 0-23 35 0 35 22 0 23-35 0-35z">
          <text:p/>
        </draw:path>
        <draw:path draw:style-name="gr8" draw:text-style-name="P5" draw:layer="layout" svg:width="0.033cm" svg:height="0.034cm" svg:x="2.498cm" svg:y="18.075cm" svg:viewBox="0 0 34 35" svg:d="M17 0c-23 0-23 35 0 35 22 0 23-35 0-35z">
          <text:p/>
        </draw:path>
        <draw:path draw:style-name="gr8" draw:text-style-name="P5" draw:layer="layout" svg:width="0.033cm" svg:height="0.035cm" svg:x="2.498cm" svg:y="18.577cm" svg:viewBox="0 0 34 36" svg:d="M17 0c-23 0-23 36 0 36 22 0 23-36 0-36z">
          <text:p/>
        </draw:path>
        <draw:path draw:style-name="gr8" draw:text-style-name="P5" draw:layer="layout" svg:width="0.033cm" svg:height="0.034cm" svg:x="2.498cm" svg:y="19.08cm" svg:viewBox="0 0 34 35" svg:d="M17 0c-23 0-23 35 0 35 22 0 23-35 0-35z">
          <text:p/>
        </draw:path>
        <draw:path draw:style-name="gr8" draw:text-style-name="P5" draw:layer="layout" svg:width="0.033cm" svg:height="0.034cm" svg:x="2.498cm" svg:y="19.582cm" svg:viewBox="0 0 34 35" svg:d="M17 0c-23 0-23 35 0 35 22 0 23-35 0-35z">
          <text:p/>
        </draw:path>
        <draw:path draw:style-name="gr8" draw:text-style-name="P5" draw:layer="layout" svg:width="0.033cm" svg:height="0.034cm" svg:x="2.498cm" svg:y="20.084cm" svg:viewBox="0 0 34 35" svg:d="M17 0c-23 0-23 35 0 35 22 0 23-35 0-35z">
          <text:p/>
        </draw:path>
        <draw:path draw:style-name="gr8" draw:text-style-name="P5" draw:layer="layout" svg:width="0.033cm" svg:height="0.034cm" svg:x="2.498cm" svg:y="20.586cm" svg:viewBox="0 0 34 35" svg:d="M17 0c-23 0-23 35 0 35 22 0 23-35 0-35z">
          <text:p/>
        </draw:path>
        <draw:path draw:style-name="gr8" draw:text-style-name="P5" draw:layer="layout" svg:width="0.032cm" svg:height="0.034cm" svg:x="2.996cm" svg:y="16.067cm" svg:viewBox="0 0 33 35" svg:d="M16 0c-21 0-21 35 0 35 23 0 23-35 0-35z">
          <text:p/>
        </draw:path>
        <draw:path draw:style-name="gr8" draw:text-style-name="P5" draw:layer="layout" svg:width="0.032cm" svg:height="0.034cm" svg:x="2.996cm" svg:y="16.569cm" svg:viewBox="0 0 33 35" svg:d="M16 0c-21 0-21 35 0 35 23 0 23-35 0-35z">
          <text:p/>
        </draw:path>
        <draw:path draw:style-name="gr8" draw:text-style-name="P5" draw:layer="layout" svg:width="0.032cm" svg:height="0.034cm" svg:x="2.996cm" svg:y="17.071cm" svg:viewBox="0 0 33 35" svg:d="M16 0c-21 0-21 35 0 35 23 0 23-35 0-35z">
          <text:p/>
        </draw:path>
        <draw:path draw:style-name="gr8" draw:text-style-name="P5" draw:layer="layout" svg:width="0.032cm" svg:height="0.034cm" svg:x="2.996cm" svg:y="17.573cm" svg:viewBox="0 0 33 35" svg:d="M16 0c-21 0-21 35 0 35 23 0 23-35 0-35z">
          <text:p/>
        </draw:path>
        <draw:path draw:style-name="gr8" draw:text-style-name="P5" draw:layer="layout" svg:width="0.032cm" svg:height="0.034cm" svg:x="2.996cm" svg:y="18.075cm" svg:viewBox="0 0 33 35" svg:d="M16 0c-21 0-21 35 0 35 23 0 23-35 0-35z">
          <text:p/>
        </draw:path>
        <draw:path draw:style-name="gr8" draw:text-style-name="P5" draw:layer="layout" svg:width="0.032cm" svg:height="0.035cm" svg:x="2.996cm" svg:y="18.577cm" svg:viewBox="0 0 33 36" svg:d="M16 0c-21 0-21 36 0 36 23 0 23-36 0-36z">
          <text:p/>
        </draw:path>
        <draw:path draw:style-name="gr8" draw:text-style-name="P5" draw:layer="layout" svg:width="0.032cm" svg:height="0.034cm" svg:x="2.996cm" svg:y="19.08cm" svg:viewBox="0 0 33 35" svg:d="M16 0c-21 0-21 35 0 35 23 0 23-35 0-35z">
          <text:p/>
        </draw:path>
        <draw:path draw:style-name="gr8" draw:text-style-name="P5" draw:layer="layout" svg:width="0.032cm" svg:height="0.034cm" svg:x="2.996cm" svg:y="19.582cm" svg:viewBox="0 0 33 35" svg:d="M16 0c-21 0-21 35 0 35 23 0 23-35 0-35z">
          <text:p/>
        </draw:path>
        <draw:path draw:style-name="gr8" draw:text-style-name="P5" draw:layer="layout" svg:width="0.032cm" svg:height="0.034cm" svg:x="2.996cm" svg:y="20.084cm" svg:viewBox="0 0 33 35" svg:d="M16 0c-21 0-21 35 0 35 23 0 23-35 0-35z">
          <text:p/>
        </draw:path>
        <draw:path draw:style-name="gr8" draw:text-style-name="P5" draw:layer="layout" svg:width="0.032cm" svg:height="0.034cm" svg:x="2.996cm" svg:y="20.586cm" svg:viewBox="0 0 33 35" svg:d="M16 0c-21 0-21 35 0 35 23 0 23-35 0-35z">
          <text:p/>
        </draw:path>
        <draw:path draw:style-name="gr8" draw:text-style-name="P5" draw:layer="layout" svg:width="0.033cm" svg:height="0.034cm" svg:x="3.495cm" svg:y="16.067cm" svg:viewBox="0 0 34 35" svg:d="M17 0c-23 0-23 35 0 35 22 0 23-35 0-35z">
          <text:p/>
        </draw:path>
        <draw:path draw:style-name="gr8" draw:text-style-name="P5" draw:layer="layout" svg:width="0.033cm" svg:height="0.034cm" svg:x="3.495cm" svg:y="16.569cm" svg:viewBox="0 0 34 35" svg:d="M17 0c-23 0-23 35 0 35 22 0 23-35 0-35z">
          <text:p/>
        </draw:path>
        <draw:path draw:style-name="gr8" draw:text-style-name="P5" draw:layer="layout" svg:width="0.033cm" svg:height="0.034cm" svg:x="3.495cm" svg:y="17.071cm" svg:viewBox="0 0 34 35" svg:d="M17 0c-23 0-23 35 0 35 22 0 23-35 0-35z">
          <text:p/>
        </draw:path>
        <draw:path draw:style-name="gr8" draw:text-style-name="P5" draw:layer="layout" svg:width="0.033cm" svg:height="0.034cm" svg:x="3.495cm" svg:y="17.573cm" svg:viewBox="0 0 34 35" svg:d="M17 0c-23 0-23 35 0 35 22 0 23-35 0-35z">
          <text:p/>
        </draw:path>
        <draw:path draw:style-name="gr8" draw:text-style-name="P5" draw:layer="layout" svg:width="0.033cm" svg:height="0.034cm" svg:x="3.495cm" svg:y="18.075cm" svg:viewBox="0 0 34 35" svg:d="M17 0c-23 0-23 35 0 35 22 0 23-35 0-35z">
          <text:p/>
        </draw:path>
        <draw:path draw:style-name="gr8" draw:text-style-name="P5" draw:layer="layout" svg:width="0.033cm" svg:height="0.035cm" svg:x="3.495cm" svg:y="18.577cm" svg:viewBox="0 0 34 36" svg:d="M17 0c-23 0-23 36 0 36 22 0 23-36 0-36z">
          <text:p/>
        </draw:path>
        <draw:path draw:style-name="gr8" draw:text-style-name="P5" draw:layer="layout" svg:width="0.033cm" svg:height="0.034cm" svg:x="3.495cm" svg:y="19.08cm" svg:viewBox="0 0 34 35" svg:d="M17 0c-23 0-23 35 0 35 22 0 23-35 0-35z">
          <text:p/>
        </draw:path>
        <draw:path draw:style-name="gr8" draw:text-style-name="P5" draw:layer="layout" svg:width="0.033cm" svg:height="0.034cm" svg:x="3.495cm" svg:y="19.582cm" svg:viewBox="0 0 34 35" svg:d="M17 0c-23 0-23 35 0 35 22 0 23-35 0-35z">
          <text:p/>
        </draw:path>
        <draw:path draw:style-name="gr8" draw:text-style-name="P5" draw:layer="layout" svg:width="0.033cm" svg:height="0.034cm" svg:x="3.495cm" svg:y="20.084cm" svg:viewBox="0 0 34 35" svg:d="M17 0c-23 0-23 35 0 35 22 0 23-35 0-35z">
          <text:p/>
        </draw:path>
        <draw:path draw:style-name="gr8" draw:text-style-name="P5" draw:layer="layout" svg:width="0.033cm" svg:height="0.034cm" svg:x="3.495cm" svg:y="20.586cm" svg:viewBox="0 0 34 35" svg:d="M17 0c-23 0-23 35 0 35 22 0 23-35 0-35z">
          <text:p/>
        </draw:path>
        <draw:path draw:style-name="gr8" draw:text-style-name="P5" draw:layer="layout" svg:width="0.033cm" svg:height="0.034cm" svg:x="3.995cm" svg:y="16.067cm" svg:viewBox="0 0 34 35" svg:d="M17 0c-23 0-23 35 0 35 22 0 22-35 0-35z">
          <text:p/>
        </draw:path>
        <draw:path draw:style-name="gr8" draw:text-style-name="P5" draw:layer="layout" svg:width="0.033cm" svg:height="0.034cm" svg:x="3.995cm" svg:y="16.569cm" svg:viewBox="0 0 34 35" svg:d="M17 0c-23 0-23 35 0 35 22 0 22-35 0-35z">
          <text:p/>
        </draw:path>
        <draw:path draw:style-name="gr8" draw:text-style-name="P5" draw:layer="layout" svg:width="0.033cm" svg:height="0.034cm" svg:x="3.995cm" svg:y="17.071cm" svg:viewBox="0 0 34 35" svg:d="M17 0c-23 0-23 35 0 35 22 0 22-35 0-35z">
          <text:p/>
        </draw:path>
        <draw:path draw:style-name="gr8" draw:text-style-name="P5" draw:layer="layout" svg:width="0.033cm" svg:height="0.034cm" svg:x="3.995cm" svg:y="17.573cm" svg:viewBox="0 0 34 35" svg:d="M17 0c-23 0-23 35 0 35 22 0 22-35 0-35z">
          <text:p/>
        </draw:path>
        <draw:path draw:style-name="gr8" draw:text-style-name="P5" draw:layer="layout" svg:width="0.033cm" svg:height="0.034cm" svg:x="3.995cm" svg:y="18.075cm" svg:viewBox="0 0 34 35" svg:d="M17 0c-23 0-23 35 0 35 22 0 22-35 0-35z">
          <text:p/>
        </draw:path>
        <draw:path draw:style-name="gr8" draw:text-style-name="P5" draw:layer="layout" svg:width="0.033cm" svg:height="0.035cm" svg:x="3.995cm" svg:y="18.577cm" svg:viewBox="0 0 34 36" svg:d="M17 0c-23 0-23 36 0 36 22 0 22-36 0-36z">
          <text:p/>
        </draw:path>
        <draw:path draw:style-name="gr8" draw:text-style-name="P5" draw:layer="layout" svg:width="0.033cm" svg:height="0.034cm" svg:x="3.995cm" svg:y="19.08cm" svg:viewBox="0 0 34 35" svg:d="M17 0c-23 0-23 35 0 35 22 0 22-35 0-35z">
          <text:p/>
        </draw:path>
        <draw:path draw:style-name="gr8" draw:text-style-name="P5" draw:layer="layout" svg:width="0.033cm" svg:height="0.034cm" svg:x="3.995cm" svg:y="19.582cm" svg:viewBox="0 0 34 35" svg:d="M17 0c-23 0-23 35 0 35 22 0 22-35 0-35z">
          <text:p/>
        </draw:path>
        <draw:path draw:style-name="gr8" draw:text-style-name="P5" draw:layer="layout" svg:width="0.033cm" svg:height="0.034cm" svg:x="3.995cm" svg:y="20.084cm" svg:viewBox="0 0 34 35" svg:d="M17 0c-23 0-23 35 0 35 22 0 22-35 0-35z">
          <text:p/>
        </draw:path>
        <draw:path draw:style-name="gr8" draw:text-style-name="P5" draw:layer="layout" svg:width="0.033cm" svg:height="0.034cm" svg:x="3.995cm" svg:y="20.586cm" svg:viewBox="0 0 34 35" svg:d="M17 0c-23 0-23 35 0 35 22 0 22-35 0-35z">
          <text:p/>
        </draw:path>
        <draw:path draw:style-name="gr8" draw:text-style-name="P5" draw:layer="layout" svg:width="0.034cm" svg:height="0.034cm" svg:x="4.493cm" svg:y="16.067cm" svg:viewBox="0 0 35 35" svg:d="M17 0c-23 0-23 35 0 35s23-35 0-35z">
          <text:p/>
        </draw:path>
        <draw:path draw:style-name="gr8" draw:text-style-name="P5" draw:layer="layout" svg:width="0.034cm" svg:height="0.034cm" svg:x="4.493cm" svg:y="16.569cm" svg:viewBox="0 0 35 35" svg:d="M17 0c-23 0-23 35 0 35s23-35 0-35z">
          <text:p/>
        </draw:path>
        <draw:path draw:style-name="gr8" draw:text-style-name="P5" draw:layer="layout" svg:width="0.034cm" svg:height="0.034cm" svg:x="4.493cm" svg:y="17.071cm" svg:viewBox="0 0 35 35" svg:d="M17 0c-23 0-23 35 0 35s23-35 0-35z">
          <text:p/>
        </draw:path>
        <draw:path draw:style-name="gr8" draw:text-style-name="P5" draw:layer="layout" svg:width="0.034cm" svg:height="0.034cm" svg:x="4.493cm" svg:y="17.573cm" svg:viewBox="0 0 35 35" svg:d="M17 0c-23 0-23 35 0 35s23-35 0-35z">
          <text:p/>
        </draw:path>
        <draw:path draw:style-name="gr8" draw:text-style-name="P5" draw:layer="layout" svg:width="0.034cm" svg:height="0.034cm" svg:x="4.493cm" svg:y="18.075cm" svg:viewBox="0 0 35 35" svg:d="M17 0c-23 0-23 35 0 35s23-35 0-35z">
          <text:p/>
        </draw:path>
        <draw:path draw:style-name="gr8" draw:text-style-name="P5" draw:layer="layout" svg:width="0.034cm" svg:height="0.035cm" svg:x="4.493cm" svg:y="18.577cm" svg:viewBox="0 0 35 36" svg:d="M17 0c-23 0-23 36 0 36s23-36 0-36z">
          <text:p/>
        </draw:path>
        <draw:path draw:style-name="gr8" draw:text-style-name="P5" draw:layer="layout" svg:width="0.034cm" svg:height="0.034cm" svg:x="4.493cm" svg:y="19.08cm" svg:viewBox="0 0 35 35" svg:d="M17 0c-23 0-23 35 0 35s23-35 0-35z">
          <text:p/>
        </draw:path>
        <draw:path draw:style-name="gr8" draw:text-style-name="P5" draw:layer="layout" svg:width="0.034cm" svg:height="0.034cm" svg:x="4.493cm" svg:y="19.582cm" svg:viewBox="0 0 35 35" svg:d="M17 0c-23 0-23 35 0 35s23-35 0-35z">
          <text:p/>
        </draw:path>
        <draw:path draw:style-name="gr8" draw:text-style-name="P5" draw:layer="layout" svg:width="0.034cm" svg:height="0.034cm" svg:x="4.493cm" svg:y="20.084cm" svg:viewBox="0 0 35 35" svg:d="M17 0c-23 0-23 35 0 35s23-35 0-35z">
          <text:p/>
        </draw:path>
        <draw:path draw:style-name="gr8" draw:text-style-name="P5" draw:layer="layout" svg:width="0.034cm" svg:height="0.034cm" svg:x="4.493cm" svg:y="20.586cm" svg:viewBox="0 0 35 35" svg:d="M17 0c-23 0-23 35 0 35s23-35 0-35z">
          <text:p/>
        </draw:path>
        <draw:path draw:style-name="gr8" draw:text-style-name="P5" draw:layer="layout" svg:width="0.033cm" svg:height="0.034cm" svg:x="4.991cm" svg:y="16.067cm" svg:viewBox="0 0 34 35" svg:d="M17 0c-22 0-23 35 0 35s23-35 0-35z">
          <text:p/>
        </draw:path>
        <draw:path draw:style-name="gr8" draw:text-style-name="P5" draw:layer="layout" svg:width="0.033cm" svg:height="0.034cm" svg:x="4.991cm" svg:y="16.569cm" svg:viewBox="0 0 34 35" svg:d="M17 0c-22 0-23 35 0 35s23-35 0-35z">
          <text:p/>
        </draw:path>
        <draw:path draw:style-name="gr8" draw:text-style-name="P5" draw:layer="layout" svg:width="0.033cm" svg:height="0.034cm" svg:x="4.991cm" svg:y="17.071cm" svg:viewBox="0 0 34 35" svg:d="M17 0c-22 0-23 35 0 35s23-35 0-35z">
          <text:p/>
        </draw:path>
        <draw:path draw:style-name="gr8" draw:text-style-name="P5" draw:layer="layout" svg:width="0.033cm" svg:height="0.034cm" svg:x="4.991cm" svg:y="17.573cm" svg:viewBox="0 0 34 35" svg:d="M17 0c-22 0-23 35 0 35s23-35 0-35z">
          <text:p/>
        </draw:path>
        <draw:path draw:style-name="gr8" draw:text-style-name="P5" draw:layer="layout" svg:width="0.033cm" svg:height="0.034cm" svg:x="4.991cm" svg:y="18.075cm" svg:viewBox="0 0 34 35" svg:d="M17 0c-22 0-23 35 0 35s23-35 0-35z">
          <text:p/>
        </draw:path>
        <draw:path draw:style-name="gr8" draw:text-style-name="P5" draw:layer="layout" svg:width="0.033cm" svg:height="0.035cm" svg:x="4.991cm" svg:y="18.577cm" svg:viewBox="0 0 34 36" svg:d="M17 0c-22 0-23 36 0 36s23-36 0-36z">
          <text:p/>
        </draw:path>
        <draw:path draw:style-name="gr8" draw:text-style-name="P5" draw:layer="layout" svg:width="0.033cm" svg:height="0.034cm" svg:x="4.991cm" svg:y="19.08cm" svg:viewBox="0 0 34 35" svg:d="M17 0c-22 0-23 35 0 35s23-35 0-35z">
          <text:p/>
        </draw:path>
        <draw:path draw:style-name="gr8" draw:text-style-name="P5" draw:layer="layout" svg:width="0.033cm" svg:height="0.034cm" svg:x="4.991cm" svg:y="19.582cm" svg:viewBox="0 0 34 35" svg:d="M17 0c-22 0-23 35 0 35s23-35 0-35z">
          <text:p/>
        </draw:path>
        <draw:path draw:style-name="gr8" draw:text-style-name="P5" draw:layer="layout" svg:width="0.033cm" svg:height="0.034cm" svg:x="4.991cm" svg:y="20.084cm" svg:viewBox="0 0 34 35" svg:d="M17 0c-22 0-23 35 0 35s23-35 0-35z">
          <text:p/>
        </draw:path>
        <draw:path draw:style-name="gr8" draw:text-style-name="P5" draw:layer="layout" svg:width="0.033cm" svg:height="0.034cm" svg:x="4.991cm" svg:y="20.586cm" svg:viewBox="0 0 34 35" svg:d="M17 0c-22 0-23 35 0 35s23-35 0-35z">
          <text:p/>
        </draw:path>
        <draw:path draw:style-name="gr8" draw:text-style-name="P5" draw:layer="layout" svg:width="0.032cm" svg:height="0.034cm" svg:x="5.49cm" svg:y="16.067cm" svg:viewBox="0 0 33 35" svg:d="M16 0c-21 0-21 35 0 35 23 0 23-35 0-35z">
          <text:p/>
        </draw:path>
        <draw:path draw:style-name="gr8" draw:text-style-name="P5" draw:layer="layout" svg:width="0.032cm" svg:height="0.034cm" svg:x="5.49cm" svg:y="16.569cm" svg:viewBox="0 0 33 35" svg:d="M16 0c-21 0-21 35 0 35 23 0 23-35 0-35z">
          <text:p/>
        </draw:path>
        <draw:path draw:style-name="gr8" draw:text-style-name="P5" draw:layer="layout" svg:width="0.032cm" svg:height="0.034cm" svg:x="5.49cm" svg:y="17.071cm" svg:viewBox="0 0 33 35" svg:d="M16 0c-21 0-21 35 0 35 23 0 23-35 0-35z">
          <text:p/>
        </draw:path>
        <draw:path draw:style-name="gr8" draw:text-style-name="P5" draw:layer="layout" svg:width="0.032cm" svg:height="0.034cm" svg:x="5.49cm" svg:y="17.573cm" svg:viewBox="0 0 33 35" svg:d="M16 0c-21 0-21 35 0 35 23 0 23-35 0-35z">
          <text:p/>
        </draw:path>
        <draw:path draw:style-name="gr8" draw:text-style-name="P5" draw:layer="layout" svg:width="0.032cm" svg:height="0.034cm" svg:x="5.49cm" svg:y="18.075cm" svg:viewBox="0 0 33 35" svg:d="M16 0c-21 0-21 35 0 35 23 0 23-35 0-35z">
          <text:p/>
        </draw:path>
        <draw:path draw:style-name="gr8" draw:text-style-name="P5" draw:layer="layout" svg:width="0.032cm" svg:height="0.035cm" svg:x="5.49cm" svg:y="18.577cm" svg:viewBox="0 0 33 36" svg:d="M16 0c-21 0-21 36 0 36 23 0 23-36 0-36z">
          <text:p/>
        </draw:path>
        <draw:path draw:style-name="gr8" draw:text-style-name="P5" draw:layer="layout" svg:width="0.032cm" svg:height="0.034cm" svg:x="5.49cm" svg:y="19.08cm" svg:viewBox="0 0 33 35" svg:d="M16 0c-21 0-21 35 0 35 23 0 23-35 0-35z">
          <text:p/>
        </draw:path>
        <draw:path draw:style-name="gr8" draw:text-style-name="P5" draw:layer="layout" svg:width="0.032cm" svg:height="0.034cm" svg:x="5.49cm" svg:y="19.582cm" svg:viewBox="0 0 33 35" svg:d="M16 0c-21 0-21 35 0 35 23 0 23-35 0-35z">
          <text:p/>
        </draw:path>
        <draw:path draw:style-name="gr8" draw:text-style-name="P5" draw:layer="layout" svg:width="0.032cm" svg:height="0.034cm" svg:x="5.49cm" svg:y="20.084cm" svg:viewBox="0 0 33 35" svg:d="M16 0c-21 0-21 35 0 35 23 0 23-35 0-35z">
          <text:p/>
        </draw:path>
        <draw:path draw:style-name="gr8" draw:text-style-name="P5" draw:layer="layout" svg:width="0.032cm" svg:height="0.034cm" svg:x="5.49cm" svg:y="20.586cm" svg:viewBox="0 0 33 35" svg:d="M16 0c-21 0-21 35 0 35 23 0 23-35 0-35z">
          <text:p/>
        </draw:path>
        <draw:path draw:style-name="gr8" draw:text-style-name="P5" draw:layer="layout" svg:width="0.034cm" svg:height="0.034cm" svg:x="5.99cm" svg:y="16.067cm" svg:viewBox="0 0 35 35" svg:d="M17 0c-23 0-23 35 0 35s23-35 0-35z">
          <text:p/>
        </draw:path>
        <draw:path draw:style-name="gr8" draw:text-style-name="P5" draw:layer="layout" svg:width="0.034cm" svg:height="0.034cm" svg:x="5.99cm" svg:y="16.569cm" svg:viewBox="0 0 35 35" svg:d="M17 0c-23 0-23 35 0 35s23-35 0-35z">
          <text:p/>
        </draw:path>
        <draw:path draw:style-name="gr8" draw:text-style-name="P5" draw:layer="layout" svg:width="0.034cm" svg:height="0.034cm" svg:x="5.99cm" svg:y="17.071cm" svg:viewBox="0 0 35 35" svg:d="M17 0c-23 0-23 35 0 35s23-35 0-35z">
          <text:p/>
        </draw:path>
        <draw:path draw:style-name="gr8" draw:text-style-name="P5" draw:layer="layout" svg:width="0.034cm" svg:height="0.034cm" svg:x="5.99cm" svg:y="17.573cm" svg:viewBox="0 0 35 35" svg:d="M17 0c-23 0-23 35 0 35s23-35 0-35z">
          <text:p/>
        </draw:path>
        <draw:path draw:style-name="gr8" draw:text-style-name="P5" draw:layer="layout" svg:width="0.034cm" svg:height="0.034cm" svg:x="5.99cm" svg:y="18.075cm" svg:viewBox="0 0 35 35" svg:d="M17 0c-23 0-23 35 0 35s23-35 0-35z">
          <text:p/>
        </draw:path>
        <draw:path draw:style-name="gr8" draw:text-style-name="P5" draw:layer="layout" svg:width="0.034cm" svg:height="0.035cm" svg:x="5.99cm" svg:y="18.577cm" svg:viewBox="0 0 35 36" svg:d="M17 0c-23 0-23 36 0 36s23-36 0-36z">
          <text:p/>
        </draw:path>
        <draw:path draw:style-name="gr8" draw:text-style-name="P5" draw:layer="layout" svg:width="0.034cm" svg:height="0.034cm" svg:x="5.99cm" svg:y="19.08cm" svg:viewBox="0 0 35 35" svg:d="M17 0c-23 0-23 35 0 35s23-35 0-35z">
          <text:p/>
        </draw:path>
        <draw:path draw:style-name="gr8" draw:text-style-name="P5" draw:layer="layout" svg:width="0.034cm" svg:height="0.034cm" svg:x="5.99cm" svg:y="19.582cm" svg:viewBox="0 0 35 35" svg:d="M17 0c-23 0-23 35 0 35s23-35 0-35z">
          <text:p/>
        </draw:path>
        <draw:path draw:style-name="gr8" draw:text-style-name="P5" draw:layer="layout" svg:width="0.034cm" svg:height="0.034cm" svg:x="5.99cm" svg:y="20.084cm" svg:viewBox="0 0 35 35" svg:d="M17 0c-23 0-23 35 0 35s23-35 0-35z">
          <text:p/>
        </draw:path>
        <draw:path draw:style-name="gr8" draw:text-style-name="P5" draw:layer="layout" svg:width="0.034cm" svg:height="0.034cm" svg:x="5.99cm" svg:y="20.586cm" svg:viewBox="0 0 35 35" svg:d="M17 0c-23 0-23 35 0 35s23-35 0-35z">
          <text:p/>
        </draw:path>
        <draw:path draw:style-name="gr8" draw:text-style-name="P5" draw:layer="layout" svg:width="0.033cm" svg:height="0.034cm" svg:x="6.489cm" svg:y="16.067cm" svg:viewBox="0 0 34 35" svg:d="M17 0c-23 0-23 35 0 35 22 0 22-35 0-35z">
          <text:p/>
        </draw:path>
        <draw:path draw:style-name="gr8" draw:text-style-name="P5" draw:layer="layout" svg:width="0.033cm" svg:height="0.034cm" svg:x="6.489cm" svg:y="16.569cm" svg:viewBox="0 0 34 35" svg:d="M17 0c-23 0-23 35 0 35 22 0 22-35 0-35z">
          <text:p/>
        </draw:path>
        <draw:path draw:style-name="gr8" draw:text-style-name="P5" draw:layer="layout" svg:width="0.033cm" svg:height="0.034cm" svg:x="6.489cm" svg:y="17.071cm" svg:viewBox="0 0 34 35" svg:d="M17 0c-23 0-23 35 0 35 22 0 22-35 0-35z">
          <text:p/>
        </draw:path>
        <draw:path draw:style-name="gr8" draw:text-style-name="P5" draw:layer="layout" svg:width="0.033cm" svg:height="0.034cm" svg:x="6.489cm" svg:y="17.573cm" svg:viewBox="0 0 34 35" svg:d="M17 0c-23 0-23 35 0 35 22 0 22-35 0-35z">
          <text:p/>
        </draw:path>
        <draw:path draw:style-name="gr8" draw:text-style-name="P5" draw:layer="layout" svg:width="0.033cm" svg:height="0.034cm" svg:x="6.489cm" svg:y="18.075cm" svg:viewBox="0 0 34 35" svg:d="M17 0c-23 0-23 35 0 35 22 0 22-35 0-35z">
          <text:p/>
        </draw:path>
        <draw:path draw:style-name="gr8" draw:text-style-name="P5" draw:layer="layout" svg:width="0.033cm" svg:height="0.035cm" svg:x="6.489cm" svg:y="18.577cm" svg:viewBox="0 0 34 36" svg:d="M17 0c-23 0-23 36 0 36 22 0 22-36 0-36z">
          <text:p/>
        </draw:path>
        <draw:path draw:style-name="gr8" draw:text-style-name="P5" draw:layer="layout" svg:width="0.033cm" svg:height="0.034cm" svg:x="6.489cm" svg:y="19.08cm" svg:viewBox="0 0 34 35" svg:d="M17 0c-23 0-23 35 0 35 22 0 22-35 0-35z">
          <text:p/>
        </draw:path>
        <draw:path draw:style-name="gr8" draw:text-style-name="P5" draw:layer="layout" svg:width="0.033cm" svg:height="0.034cm" svg:x="6.489cm" svg:y="19.582cm" svg:viewBox="0 0 34 35" svg:d="M17 0c-23 0-23 35 0 35 22 0 22-35 0-35z">
          <text:p/>
        </draw:path>
        <draw:path draw:style-name="gr8" draw:text-style-name="P5" draw:layer="layout" svg:width="0.033cm" svg:height="0.034cm" svg:x="6.489cm" svg:y="20.084cm" svg:viewBox="0 0 34 35" svg:d="M17 0c-23 0-23 35 0 35 22 0 22-35 0-35z">
          <text:p/>
        </draw:path>
        <draw:path draw:style-name="gr8" draw:text-style-name="P5" draw:layer="layout" svg:width="0.033cm" svg:height="0.034cm" svg:x="6.489cm" svg:y="20.586cm" svg:viewBox="0 0 34 35" svg:d="M17 0c-23 0-23 35 0 35 22 0 22-35 0-35z">
          <text:p/>
        </draw:path>
        <draw:path draw:style-name="gr8" draw:text-style-name="P5" draw:layer="layout" svg:width="0.032cm" svg:height="0.034cm" svg:x="6.987cm" svg:y="16.569cm" svg:viewBox="0 0 33 35" svg:d="M16 0c-21 0-21 35 0 35 23 0 23-35 0-35z">
          <text:p/>
        </draw:path>
        <draw:path draw:style-name="gr8" draw:text-style-name="P5" draw:layer="layout" svg:width="0.032cm" svg:height="0.034cm" svg:x="6.987cm" svg:y="17.071cm" svg:viewBox="0 0 33 35" svg:d="M16 0c-21 0-21 35 0 35 23 0 23-35 0-35z">
          <text:p/>
        </draw:path>
        <draw:path draw:style-name="gr8" draw:text-style-name="P5" draw:layer="layout" svg:width="0.032cm" svg:height="0.034cm" svg:x="6.987cm" svg:y="17.573cm" svg:viewBox="0 0 33 35" svg:d="M16 0c-21 0-21 35 0 35 23 0 23-35 0-35z">
          <text:p/>
        </draw:path>
        <draw:path draw:style-name="gr8" draw:text-style-name="P5" draw:layer="layout" svg:width="0.032cm" svg:height="0.034cm" svg:x="6.987cm" svg:y="18.075cm" svg:viewBox="0 0 33 35" svg:d="M16 0c-21 0-21 35 0 35 23 0 23-35 0-35z">
          <text:p/>
        </draw:path>
        <draw:path draw:style-name="gr8" draw:text-style-name="P5" draw:layer="layout" svg:width="0.032cm" svg:height="0.035cm" svg:x="6.987cm" svg:y="18.577cm" svg:viewBox="0 0 33 36" svg:d="M16 0c-21 0-21 36 0 36 23 0 23-36 0-36z">
          <text:p/>
        </draw:path>
        <draw:path draw:style-name="gr8" draw:text-style-name="P5" draw:layer="layout" svg:width="0.032cm" svg:height="0.034cm" svg:x="6.987cm" svg:y="19.08cm" svg:viewBox="0 0 33 35" svg:d="M16 0c-21 0-21 35 0 35 23 0 23-35 0-35z">
          <text:p/>
        </draw:path>
        <draw:path draw:style-name="gr8" draw:text-style-name="P5" draw:layer="layout" svg:width="0.032cm" svg:height="0.034cm" svg:x="6.987cm" svg:y="19.582cm" svg:viewBox="0 0 33 35" svg:d="M16 0c-21 0-21 35 0 35 23 0 23-35 0-35z">
          <text:p/>
        </draw:path>
        <draw:path draw:style-name="gr8" draw:text-style-name="P5" draw:layer="layout" svg:width="0.032cm" svg:height="0.034cm" svg:x="6.987cm" svg:y="20.084cm" svg:viewBox="0 0 33 35" svg:d="M16 0c-21 0-21 35 0 35 23 0 23-35 0-35z">
          <text:p/>
        </draw:path>
        <draw:path draw:style-name="gr8" draw:text-style-name="P5" draw:layer="layout" svg:width="0.032cm" svg:height="0.034cm" svg:x="6.987cm" svg:y="20.586cm" svg:viewBox="0 0 33 35" svg:d="M16 0c-21 0-21 35 0 35 23 0 23-35 0-35z">
          <text:p/>
        </draw:path>
        <draw:path draw:style-name="gr8" draw:text-style-name="P5" draw:layer="layout" svg:width="0.032cm" svg:height="0.034cm" svg:x="7.486cm" svg:y="16.569cm" svg:viewBox="0 0 33 35" svg:d="M16 0c-21 0-21 35 0 35 23 0 23-35 0-35z">
          <text:p/>
        </draw:path>
        <draw:path draw:style-name="gr8" draw:text-style-name="P5" draw:layer="layout" svg:width="0.032cm" svg:height="0.034cm" svg:x="7.486cm" svg:y="17.071cm" svg:viewBox="0 0 33 35" svg:d="M16 0c-21 0-21 35 0 35 23 0 23-35 0-35z">
          <text:p/>
        </draw:path>
        <draw:path draw:style-name="gr8" draw:text-style-name="P5" draw:layer="layout" svg:width="0.032cm" svg:height="0.034cm" svg:x="7.486cm" svg:y="17.573cm" svg:viewBox="0 0 33 35" svg:d="M16 0c-21 0-21 35 0 35 23 0 23-35 0-35z">
          <text:p/>
        </draw:path>
        <draw:path draw:style-name="gr8" draw:text-style-name="P5" draw:layer="layout" svg:width="0.032cm" svg:height="0.034cm" svg:x="7.486cm" svg:y="18.075cm" svg:viewBox="0 0 33 35" svg:d="M16 0c-21 0-21 35 0 35 23 0 23-35 0-35z">
          <text:p/>
        </draw:path>
        <draw:path draw:style-name="gr8" draw:text-style-name="P5" draw:layer="layout" svg:width="0.032cm" svg:height="0.035cm" svg:x="7.486cm" svg:y="18.577cm" svg:viewBox="0 0 33 36" svg:d="M16 0c-21 0-21 36 0 36 23 0 23-36 0-36z">
          <text:p/>
        </draw:path>
        <draw:path draw:style-name="gr8" draw:text-style-name="P5" draw:layer="layout" svg:width="0.032cm" svg:height="0.034cm" svg:x="7.486cm" svg:y="19.08cm" svg:viewBox="0 0 33 35" svg:d="M16 0c-21 0-21 35 0 35 23 0 23-35 0-35z">
          <text:p/>
        </draw:path>
        <draw:path draw:style-name="gr8" draw:text-style-name="P5" draw:layer="layout" svg:width="0.032cm" svg:height="0.034cm" svg:x="7.486cm" svg:y="19.582cm" svg:viewBox="0 0 33 35" svg:d="M16 0c-21 0-21 35 0 35 23 0 23-35 0-35z">
          <text:p/>
        </draw:path>
        <draw:path draw:style-name="gr8" draw:text-style-name="P5" draw:layer="layout" svg:width="0.032cm" svg:height="0.034cm" svg:x="7.486cm" svg:y="20.084cm" svg:viewBox="0 0 33 35" svg:d="M16 0c-21 0-21 35 0 35 23 0 23-35 0-35z">
          <text:p/>
        </draw:path>
        <draw:path draw:style-name="gr8" draw:text-style-name="P5" draw:layer="layout" svg:width="0.032cm" svg:height="0.034cm" svg:x="7.486cm" svg:y="20.586cm" svg:viewBox="0 0 33 35" svg:d="M16 0c-21 0-21 35 0 35 23 0 23-35 0-35z">
          <text:p/>
        </draw:path>
        <draw:path draw:style-name="gr8" draw:text-style-name="P5" draw:layer="layout" svg:width="0.034cm" svg:height="0.034cm" svg:x="7.984cm" svg:y="16.569cm" svg:viewBox="0 0 35 35" svg:d="M17 0c-23 0-23 35 0 35s23-35 0-35z">
          <text:p/>
        </draw:path>
        <draw:path draw:style-name="gr8" draw:text-style-name="P5" draw:layer="layout" svg:width="0.034cm" svg:height="0.034cm" svg:x="7.984cm" svg:y="17.071cm" svg:viewBox="0 0 35 35" svg:d="M17 0c-23 0-23 35 0 35s23-35 0-35z">
          <text:p/>
        </draw:path>
        <draw:path draw:style-name="gr8" draw:text-style-name="P5" draw:layer="layout" svg:width="0.034cm" svg:height="0.034cm" svg:x="7.984cm" svg:y="17.573cm" svg:viewBox="0 0 35 35" svg:d="M17 0c-23 0-23 35 0 35s23-35 0-35z">
          <text:p/>
        </draw:path>
        <draw:path draw:style-name="gr8" draw:text-style-name="P5" draw:layer="layout" svg:width="0.034cm" svg:height="0.034cm" svg:x="7.984cm" svg:y="18.075cm" svg:viewBox="0 0 35 35" svg:d="M17 0c-23 0-23 35 0 35s23-35 0-35z">
          <text:p/>
        </draw:path>
        <draw:path draw:style-name="gr8" draw:text-style-name="P5" draw:layer="layout" svg:width="0.034cm" svg:height="0.035cm" svg:x="7.984cm" svg:y="18.577cm" svg:viewBox="0 0 35 36" svg:d="M17 0c-23 0-23 36 0 36s23-36 0-36z">
          <text:p/>
        </draw:path>
        <draw:path draw:style-name="gr8" draw:text-style-name="P5" draw:layer="layout" svg:width="0.034cm" svg:height="0.034cm" svg:x="7.984cm" svg:y="19.08cm" svg:viewBox="0 0 35 35" svg:d="M17 0c-23 0-23 35 0 35s23-35 0-35z">
          <text:p/>
        </draw:path>
        <draw:path draw:style-name="gr8" draw:text-style-name="P5" draw:layer="layout" svg:width="0.034cm" svg:height="0.034cm" svg:x="7.984cm" svg:y="19.582cm" svg:viewBox="0 0 35 35" svg:d="M17 0c-23 0-23 35 0 35s23-35 0-35z">
          <text:p/>
        </draw:path>
        <draw:path draw:style-name="gr8" draw:text-style-name="P5" draw:layer="layout" svg:width="0.034cm" svg:height="0.034cm" svg:x="7.984cm" svg:y="20.084cm" svg:viewBox="0 0 35 35" svg:d="M17 0c-23 0-23 35 0 35s23-35 0-35z">
          <text:p/>
        </draw:path>
        <draw:path draw:style-name="gr8" draw:text-style-name="P5" draw:layer="layout" svg:width="0.034cm" svg:height="0.034cm" svg:x="7.984cm" svg:y="20.586cm" svg:viewBox="0 0 35 35" svg:d="M17 0c-23 0-23 35 0 35s23-35 0-35z">
          <text:p/>
        </draw:path>
        <draw:path draw:style-name="gr8" draw:text-style-name="P5" draw:layer="layout" svg:width="0.033cm" svg:height="0.034cm" svg:x="8.484cm" svg:y="16.067cm" svg:viewBox="0 0 34 35" svg:d="M17 0c-22 0-23 35 0 35s23-35 0-35z">
          <text:p/>
        </draw:path>
        <draw:path draw:style-name="gr8" draw:text-style-name="P5" draw:layer="layout" svg:width="0.033cm" svg:height="0.034cm" svg:x="8.484cm" svg:y="16.569cm" svg:viewBox="0 0 34 35" svg:d="M17 0c-22 0-23 35 0 35s23-35 0-35z">
          <text:p/>
        </draw:path>
        <draw:path draw:style-name="gr8" draw:text-style-name="P5" draw:layer="layout" svg:width="0.033cm" svg:height="0.034cm" svg:x="8.484cm" svg:y="17.071cm" svg:viewBox="0 0 34 35" svg:d="M17 0c-22 0-23 35 0 35s23-35 0-35z">
          <text:p/>
        </draw:path>
        <draw:path draw:style-name="gr8" draw:text-style-name="P5" draw:layer="layout" svg:width="0.033cm" svg:height="0.034cm" svg:x="8.484cm" svg:y="17.573cm" svg:viewBox="0 0 34 35" svg:d="M17 0c-22 0-23 35 0 35s23-35 0-35z">
          <text:p/>
        </draw:path>
        <draw:path draw:style-name="gr8" draw:text-style-name="P5" draw:layer="layout" svg:width="0.033cm" svg:height="0.034cm" svg:x="8.484cm" svg:y="18.075cm" svg:viewBox="0 0 34 35" svg:d="M17 0c-22 0-23 35 0 35s23-35 0-35z">
          <text:p/>
        </draw:path>
        <draw:path draw:style-name="gr8" draw:text-style-name="P5" draw:layer="layout" svg:width="0.033cm" svg:height="0.035cm" svg:x="8.484cm" svg:y="18.577cm" svg:viewBox="0 0 34 36" svg:d="M17 0c-22 0-23 36 0 36s23-36 0-36z">
          <text:p/>
        </draw:path>
        <draw:path draw:style-name="gr8" draw:text-style-name="P5" draw:layer="layout" svg:width="0.033cm" svg:height="0.034cm" svg:x="8.484cm" svg:y="19.08cm" svg:viewBox="0 0 34 35" svg:d="M17 0c-22 0-23 35 0 35s23-35 0-35z">
          <text:p/>
        </draw:path>
        <draw:path draw:style-name="gr8" draw:text-style-name="P5" draw:layer="layout" svg:width="0.033cm" svg:height="0.034cm" svg:x="8.484cm" svg:y="19.582cm" svg:viewBox="0 0 34 35" svg:d="M17 0c-22 0-23 35 0 35s23-35 0-35z">
          <text:p/>
        </draw:path>
        <draw:path draw:style-name="gr8" draw:text-style-name="P5" draw:layer="layout" svg:width="0.033cm" svg:height="0.034cm" svg:x="8.484cm" svg:y="20.084cm" svg:viewBox="0 0 34 35" svg:d="M17 0c-22 0-23 35 0 35s23-35 0-35z">
          <text:p/>
        </draw:path>
        <draw:path draw:style-name="gr8" draw:text-style-name="P5" draw:layer="layout" svg:width="0.033cm" svg:height="0.034cm" svg:x="8.484cm" svg:y="20.586cm" svg:viewBox="0 0 34 35" svg:d="M17 0c-22 0-23 35 0 35s23-35 0-35z">
          <text:p/>
        </draw:path>
        <draw:path draw:style-name="gr8" draw:text-style-name="P5" draw:layer="layout" svg:width="0.033cm" svg:height="0.034cm" svg:x="8.982cm" svg:y="16.067cm" svg:viewBox="0 0 34 35" svg:d="M17 0c-23 0-23 35 0 35 22 0 22-35 0-35z">
          <text:p/>
        </draw:path>
        <draw:path draw:style-name="gr8" draw:text-style-name="P5" draw:layer="layout" svg:width="0.033cm" svg:height="0.034cm" svg:x="8.982cm" svg:y="16.569cm" svg:viewBox="0 0 34 35" svg:d="M17 0c-23 0-23 35 0 35 22 0 22-35 0-35z">
          <text:p/>
        </draw:path>
        <draw:path draw:style-name="gr8" draw:text-style-name="P5" draw:layer="layout" svg:width="0.033cm" svg:height="0.034cm" svg:x="8.982cm" svg:y="17.071cm" svg:viewBox="0 0 34 35" svg:d="M17 0c-23 0-23 35 0 35 22 0 22-35 0-35z">
          <text:p/>
        </draw:path>
        <draw:path draw:style-name="gr8" draw:text-style-name="P5" draw:layer="layout" svg:width="0.033cm" svg:height="0.034cm" svg:x="8.982cm" svg:y="17.573cm" svg:viewBox="0 0 34 35" svg:d="M17 0c-23 0-23 35 0 35 22 0 22-35 0-35z">
          <text:p/>
        </draw:path>
        <draw:path draw:style-name="gr8" draw:text-style-name="P5" draw:layer="layout" svg:width="0.033cm" svg:height="0.034cm" svg:x="8.982cm" svg:y="18.075cm" svg:viewBox="0 0 34 35" svg:d="M17 0c-23 0-23 35 0 35 22 0 22-35 0-35z">
          <text:p/>
        </draw:path>
        <draw:path draw:style-name="gr8" draw:text-style-name="P5" draw:layer="layout" svg:width="0.033cm" svg:height="0.035cm" svg:x="8.982cm" svg:y="18.577cm" svg:viewBox="0 0 34 36" svg:d="M17 0c-23 0-23 36 0 36 22 0 22-36 0-36z">
          <text:p/>
        </draw:path>
        <draw:path draw:style-name="gr8" draw:text-style-name="P5" draw:layer="layout" svg:width="0.033cm" svg:height="0.034cm" svg:x="8.982cm" svg:y="19.08cm" svg:viewBox="0 0 34 35" svg:d="M17 0c-23 0-23 35 0 35 22 0 22-35 0-35z">
          <text:p/>
        </draw:path>
        <draw:path draw:style-name="gr8" draw:text-style-name="P5" draw:layer="layout" svg:width="0.033cm" svg:height="0.034cm" svg:x="8.982cm" svg:y="19.582cm" svg:viewBox="0 0 34 35" svg:d="M17 0c-23 0-23 35 0 35 22 0 22-35 0-35z">
          <text:p/>
        </draw:path>
        <draw:path draw:style-name="gr8" draw:text-style-name="P5" draw:layer="layout" svg:width="0.033cm" svg:height="0.034cm" svg:x="8.982cm" svg:y="20.084cm" svg:viewBox="0 0 34 35" svg:d="M17 0c-23 0-23 35 0 35 22 0 22-35 0-35z">
          <text:p/>
        </draw:path>
        <draw:path draw:style-name="gr8" draw:text-style-name="P5" draw:layer="layout" svg:width="0.033cm" svg:height="0.034cm" svg:x="8.982cm" svg:y="20.586cm" svg:viewBox="0 0 34 35" svg:d="M17 0c-23 0-23 35 0 35 22 0 22-35 0-35z">
          <text:p/>
        </draw:path>
        <draw:path draw:style-name="gr8" draw:text-style-name="P5" draw:layer="layout" svg:width="0.034cm" svg:height="0.034cm" svg:x="9.481cm" svg:y="16.067cm" svg:viewBox="0 0 35 35" svg:d="M17 0c-23 0-23 35 0 35s23-35 0-35z">
          <text:p/>
        </draw:path>
        <draw:path draw:style-name="gr8" draw:text-style-name="P5" draw:layer="layout" svg:width="0.034cm" svg:height="0.034cm" svg:x="9.481cm" svg:y="16.569cm" svg:viewBox="0 0 35 35" svg:d="M17 0c-23 0-23 35 0 35s23-35 0-35z">
          <text:p/>
        </draw:path>
        <draw:path draw:style-name="gr8" draw:text-style-name="P5" draw:layer="layout" svg:width="0.034cm" svg:height="0.034cm" svg:x="9.481cm" svg:y="17.071cm" svg:viewBox="0 0 35 35" svg:d="M17 0c-23 0-23 35 0 35s23-35 0-35z">
          <text:p/>
        </draw:path>
        <draw:path draw:style-name="gr8" draw:text-style-name="P5" draw:layer="layout" svg:width="0.034cm" svg:height="0.034cm" svg:x="9.481cm" svg:y="17.573cm" svg:viewBox="0 0 35 35" svg:d="M17 0c-23 0-23 35 0 35s23-35 0-35z">
          <text:p/>
        </draw:path>
        <draw:path draw:style-name="gr8" draw:text-style-name="P5" draw:layer="layout" svg:width="0.034cm" svg:height="0.034cm" svg:x="9.481cm" svg:y="18.075cm" svg:viewBox="0 0 35 35" svg:d="M17 0c-23 0-23 35 0 35s23-35 0-35z">
          <text:p/>
        </draw:path>
        <draw:path draw:style-name="gr8" draw:text-style-name="P5" draw:layer="layout" svg:width="0.034cm" svg:height="0.035cm" svg:x="9.481cm" svg:y="18.577cm" svg:viewBox="0 0 35 36" svg:d="M17 0c-23 0-23 36 0 36s23-36 0-36z">
          <text:p/>
        </draw:path>
        <draw:path draw:style-name="gr8" draw:text-style-name="P5" draw:layer="layout" svg:width="0.034cm" svg:height="0.034cm" svg:x="9.481cm" svg:y="19.08cm" svg:viewBox="0 0 35 35" svg:d="M17 0c-23 0-23 35 0 35s23-35 0-35z">
          <text:p/>
        </draw:path>
        <draw:path draw:style-name="gr8" draw:text-style-name="P5" draw:layer="layout" svg:width="0.034cm" svg:height="0.034cm" svg:x="9.481cm" svg:y="19.582cm" svg:viewBox="0 0 35 35" svg:d="M17 0c-23 0-23 35 0 35s23-35 0-35z">
          <text:p/>
        </draw:path>
        <draw:path draw:style-name="gr8" draw:text-style-name="P5" draw:layer="layout" svg:width="0.034cm" svg:height="0.034cm" svg:x="9.481cm" svg:y="20.084cm" svg:viewBox="0 0 35 35" svg:d="M17 0c-23 0-23 35 0 35s23-35 0-35z">
          <text:p/>
        </draw:path>
        <draw:path draw:style-name="gr8" draw:text-style-name="P5" draw:layer="layout" svg:width="0.034cm" svg:height="0.034cm" svg:x="9.481cm" svg:y="20.586cm" svg:viewBox="0 0 35 35" svg:d="M17 0c-23 0-23 35 0 35s23-35 0-35z">
          <text:p/>
        </draw:path>
        <draw:path draw:style-name="gr8" draw:text-style-name="P5" draw:layer="layout" svg:width="0.034cm" svg:height="0.034cm" svg:x="9.98cm" svg:y="16.067cm" svg:viewBox="0 0 35 35" svg:d="M17 0c-23 0-23 35 0 35s23-35 0-35z">
          <text:p/>
        </draw:path>
        <draw:path draw:style-name="gr8" draw:text-style-name="P5" draw:layer="layout" svg:width="0.034cm" svg:height="0.034cm" svg:x="9.98cm" svg:y="16.569cm" svg:viewBox="0 0 35 35" svg:d="M17 0c-23 0-23 35 0 35s23-35 0-35z">
          <text:p/>
        </draw:path>
        <draw:path draw:style-name="gr8" draw:text-style-name="P5" draw:layer="layout" svg:width="0.034cm" svg:height="0.034cm" svg:x="9.98cm" svg:y="17.071cm" svg:viewBox="0 0 35 35" svg:d="M17 0c-23 0-23 35 0 35s23-35 0-35z">
          <text:p/>
        </draw:path>
        <draw:path draw:style-name="gr8" draw:text-style-name="P5" draw:layer="layout" svg:width="0.034cm" svg:height="0.034cm" svg:x="9.98cm" svg:y="17.573cm" svg:viewBox="0 0 35 35" svg:d="M17 0c-23 0-23 35 0 35s23-35 0-35z">
          <text:p/>
        </draw:path>
        <draw:path draw:style-name="gr8" draw:text-style-name="P5" draw:layer="layout" svg:width="0.034cm" svg:height="0.034cm" svg:x="9.98cm" svg:y="18.075cm" svg:viewBox="0 0 35 35" svg:d="M17 0c-23 0-23 35 0 35s23-35 0-35z">
          <text:p/>
        </draw:path>
        <draw:path draw:style-name="gr8" draw:text-style-name="P5" draw:layer="layout" svg:width="0.034cm" svg:height="0.035cm" svg:x="9.98cm" svg:y="18.577cm" svg:viewBox="0 0 35 36" svg:d="M17 0c-23 0-23 36 0 36s23-36 0-36z">
          <text:p/>
        </draw:path>
        <draw:path draw:style-name="gr8" draw:text-style-name="P5" draw:layer="layout" svg:width="0.034cm" svg:height="0.034cm" svg:x="9.98cm" svg:y="19.08cm" svg:viewBox="0 0 35 35" svg:d="M17 0c-23 0-23 35 0 35s23-35 0-35z">
          <text:p/>
        </draw:path>
        <draw:path draw:style-name="gr8" draw:text-style-name="P5" draw:layer="layout" svg:width="0.034cm" svg:height="0.034cm" svg:x="9.98cm" svg:y="19.582cm" svg:viewBox="0 0 35 35" svg:d="M17 0c-23 0-23 35 0 35s23-35 0-35z">
          <text:p/>
        </draw:path>
        <draw:path draw:style-name="gr8" draw:text-style-name="P5" draw:layer="layout" svg:width="0.034cm" svg:height="0.034cm" svg:x="9.98cm" svg:y="20.084cm" svg:viewBox="0 0 35 35" svg:d="M17 0c-23 0-23 35 0 35s23-35 0-35z">
          <text:p/>
        </draw:path>
        <draw:path draw:style-name="gr8" draw:text-style-name="P5" draw:layer="layout" svg:width="0.034cm" svg:height="0.034cm" svg:x="9.98cm" svg:y="20.586cm" svg:viewBox="0 0 35 35" svg:d="M17 0c-23 0-23 35 0 35s23-35 0-35z">
          <text:p/>
        </draw:path>
        <draw:path draw:style-name="gr8" draw:text-style-name="P5" draw:layer="layout" svg:width="0.032cm" svg:height="0.034cm" svg:x="10.479cm" svg:y="16.067cm" svg:viewBox="0 0 33 35" svg:d="M16 0c-21 0-21 35 0 35 23 0 23-35 0-35z">
          <text:p/>
        </draw:path>
        <draw:path draw:style-name="gr8" draw:text-style-name="P5" draw:layer="layout" svg:width="0.032cm" svg:height="0.034cm" svg:x="10.479cm" svg:y="16.569cm" svg:viewBox="0 0 33 35" svg:d="M16 0c-21 0-21 35 0 35 23 0 23-35 0-35z">
          <text:p/>
        </draw:path>
        <draw:path draw:style-name="gr8" draw:text-style-name="P5" draw:layer="layout" svg:width="0.032cm" svg:height="0.034cm" svg:x="10.479cm" svg:y="17.071cm" svg:viewBox="0 0 33 35" svg:d="M16 0c-21 0-21 35 0 35 23 0 23-35 0-35z">
          <text:p/>
        </draw:path>
        <draw:path draw:style-name="gr8" draw:text-style-name="P5" draw:layer="layout" svg:width="0.032cm" svg:height="0.034cm" svg:x="10.479cm" svg:y="17.573cm" svg:viewBox="0 0 33 35" svg:d="M16 0c-21 0-21 35 0 35 23 0 23-35 0-35z">
          <text:p/>
        </draw:path>
        <draw:path draw:style-name="gr8" draw:text-style-name="P5" draw:layer="layout" svg:width="0.032cm" svg:height="0.034cm" svg:x="10.479cm" svg:y="18.075cm" svg:viewBox="0 0 33 35" svg:d="M16 0c-21 0-21 35 0 35 23 0 23-35 0-35z">
          <text:p/>
        </draw:path>
        <draw:path draw:style-name="gr8" draw:text-style-name="P5" draw:layer="layout" svg:width="0.032cm" svg:height="0.035cm" svg:x="10.479cm" svg:y="18.577cm" svg:viewBox="0 0 33 36" svg:d="M16 0c-21 0-21 36 0 36 23 0 23-36 0-36z">
          <text:p/>
        </draw:path>
        <draw:path draw:style-name="gr8" draw:text-style-name="P5" draw:layer="layout" svg:width="0.032cm" svg:height="0.034cm" svg:x="10.479cm" svg:y="19.08cm" svg:viewBox="0 0 33 35" svg:d="M16 0c-21 0-21 35 0 35 23 0 23-35 0-35z">
          <text:p/>
        </draw:path>
        <draw:path draw:style-name="gr8" draw:text-style-name="P5" draw:layer="layout" svg:width="0.032cm" svg:height="0.034cm" svg:x="10.479cm" svg:y="19.582cm" svg:viewBox="0 0 33 35" svg:d="M16 0c-21 0-21 35 0 35 23 0 23-35 0-35z">
          <text:p/>
        </draw:path>
        <draw:path draw:style-name="gr8" draw:text-style-name="P5" draw:layer="layout" svg:width="0.032cm" svg:height="0.034cm" svg:x="10.479cm" svg:y="20.084cm" svg:viewBox="0 0 33 35" svg:d="M16 0c-21 0-21 35 0 35 23 0 23-35 0-35z">
          <text:p/>
        </draw:path>
        <draw:path draw:style-name="gr8" draw:text-style-name="P5" draw:layer="layout" svg:width="0.032cm" svg:height="0.034cm" svg:x="10.479cm" svg:y="20.586cm" svg:viewBox="0 0 33 35" svg:d="M16 0c-21 0-21 35 0 35 23 0 23-35 0-35z">
          <text:p/>
        </draw:path>
        <draw:path draw:style-name="gr8" draw:text-style-name="P5" draw:layer="layout" svg:width="0.033cm" svg:height="0.034cm" svg:x="10.979cm" svg:y="16.067cm" svg:viewBox="0 0 34 35" svg:d="M17 0c-23 0-23 35 0 35 22 0 22-35 0-35z">
          <text:p/>
        </draw:path>
        <draw:path draw:style-name="gr8" draw:text-style-name="P5" draw:layer="layout" svg:width="0.033cm" svg:height="0.034cm" svg:x="10.979cm" svg:y="16.569cm" svg:viewBox="0 0 34 35" svg:d="M17 0c-23 0-23 35 0 35 22 0 22-35 0-35z">
          <text:p/>
        </draw:path>
        <draw:path draw:style-name="gr8" draw:text-style-name="P5" draw:layer="layout" svg:width="0.033cm" svg:height="0.034cm" svg:x="10.979cm" svg:y="17.071cm" svg:viewBox="0 0 34 35" svg:d="M17 0c-23 0-23 35 0 35 22 0 22-35 0-35z">
          <text:p/>
        </draw:path>
        <draw:path draw:style-name="gr8" draw:text-style-name="P5" draw:layer="layout" svg:width="0.033cm" svg:height="0.034cm" svg:x="10.979cm" svg:y="17.573cm" svg:viewBox="0 0 34 35" svg:d="M17 0c-23 0-23 35 0 35 22 0 22-35 0-35z">
          <text:p/>
        </draw:path>
        <draw:path draw:style-name="gr8" draw:text-style-name="P5" draw:layer="layout" svg:width="0.033cm" svg:height="0.034cm" svg:x="10.979cm" svg:y="18.075cm" svg:viewBox="0 0 34 35" svg:d="M17 0c-23 0-23 35 0 35 22 0 22-35 0-35z">
          <text:p/>
        </draw:path>
        <draw:path draw:style-name="gr8" draw:text-style-name="P5" draw:layer="layout" svg:width="0.033cm" svg:height="0.035cm" svg:x="10.979cm" svg:y="18.577cm" svg:viewBox="0 0 34 36" svg:d="M17 0c-23 0-23 36 0 36 22 0 22-36 0-36z">
          <text:p/>
        </draw:path>
        <draw:path draw:style-name="gr8" draw:text-style-name="P5" draw:layer="layout" svg:width="0.033cm" svg:height="0.034cm" svg:x="10.979cm" svg:y="19.08cm" svg:viewBox="0 0 34 35" svg:d="M17 0c-23 0-23 35 0 35 22 0 22-35 0-35z">
          <text:p/>
        </draw:path>
        <draw:path draw:style-name="gr8" draw:text-style-name="P5" draw:layer="layout" svg:width="0.033cm" svg:height="0.034cm" svg:x="10.979cm" svg:y="19.582cm" svg:viewBox="0 0 34 35" svg:d="M17 0c-23 0-23 35 0 35 22 0 22-35 0-35z">
          <text:p/>
        </draw:path>
        <draw:path draw:style-name="gr8" draw:text-style-name="P5" draw:layer="layout" svg:width="0.033cm" svg:height="0.034cm" svg:x="10.979cm" svg:y="20.084cm" svg:viewBox="0 0 34 35" svg:d="M17 0c-23 0-23 35 0 35 22 0 22-35 0-35z">
          <text:p/>
        </draw:path>
        <draw:path draw:style-name="gr8" draw:text-style-name="P5" draw:layer="layout" svg:width="0.033cm" svg:height="0.034cm" svg:x="10.979cm" svg:y="20.586cm" svg:viewBox="0 0 34 35" svg:d="M17 0c-23 0-23 35 0 35 22 0 22-35 0-35z">
          <text:p/>
        </draw:path>
        <draw:path draw:style-name="gr8" draw:text-style-name="P5" draw:layer="layout" svg:width="0.033cm" svg:height="0.034cm" svg:x="11.477cm" svg:y="16.067cm" svg:viewBox="0 0 34 35" svg:d="M17 0c-23 0-23 35 0 35 22 0 22-35 0-35z">
          <text:p/>
        </draw:path>
        <draw:path draw:style-name="gr8" draw:text-style-name="P5" draw:layer="layout" svg:width="0.033cm" svg:height="0.034cm" svg:x="11.477cm" svg:y="16.569cm" svg:viewBox="0 0 34 35" svg:d="M17 0c-23 0-23 35 0 35 22 0 22-35 0-35z">
          <text:p/>
        </draw:path>
        <draw:path draw:style-name="gr8" draw:text-style-name="P5" draw:layer="layout" svg:width="0.033cm" svg:height="0.034cm" svg:x="11.477cm" svg:y="17.071cm" svg:viewBox="0 0 34 35" svg:d="M17 0c-23 0-23 35 0 35 22 0 22-35 0-35z">
          <text:p/>
        </draw:path>
        <draw:path draw:style-name="gr8" draw:text-style-name="P5" draw:layer="layout" svg:width="0.033cm" svg:height="0.034cm" svg:x="11.477cm" svg:y="17.573cm" svg:viewBox="0 0 34 35" svg:d="M17 0c-23 0-23 35 0 35 22 0 22-35 0-35z">
          <text:p/>
        </draw:path>
        <draw:path draw:style-name="gr8" draw:text-style-name="P5" draw:layer="layout" svg:width="0.033cm" svg:height="0.034cm" svg:x="11.477cm" svg:y="18.075cm" svg:viewBox="0 0 34 35" svg:d="M17 0c-23 0-23 35 0 35 22 0 22-35 0-35z">
          <text:p/>
        </draw:path>
        <draw:path draw:style-name="gr8" draw:text-style-name="P5" draw:layer="layout" svg:width="0.033cm" svg:height="0.035cm" svg:x="11.477cm" svg:y="18.577cm" svg:viewBox="0 0 34 36" svg:d="M17 0c-23 0-23 36 0 36 22 0 22-36 0-36z">
          <text:p/>
        </draw:path>
        <draw:path draw:style-name="gr8" draw:text-style-name="P5" draw:layer="layout" svg:width="0.033cm" svg:height="0.034cm" svg:x="11.477cm" svg:y="19.08cm" svg:viewBox="0 0 34 35" svg:d="M17 0c-23 0-23 35 0 35 22 0 22-35 0-35z">
          <text:p/>
        </draw:path>
        <draw:path draw:style-name="gr8" draw:text-style-name="P5" draw:layer="layout" svg:width="0.033cm" svg:height="0.034cm" svg:x="11.477cm" svg:y="19.582cm" svg:viewBox="0 0 34 35" svg:d="M17 0c-23 0-23 35 0 35 22 0 22-35 0-35z">
          <text:p/>
        </draw:path>
        <draw:path draw:style-name="gr8" draw:text-style-name="P5" draw:layer="layout" svg:width="0.033cm" svg:height="0.034cm" svg:x="11.477cm" svg:y="20.084cm" svg:viewBox="0 0 34 35" svg:d="M17 0c-23 0-23 35 0 35 22 0 22-35 0-35z">
          <text:p/>
        </draw:path>
        <draw:path draw:style-name="gr8" draw:text-style-name="P5" draw:layer="layout" svg:width="0.033cm" svg:height="0.034cm" svg:x="11.477cm" svg:y="20.586cm" svg:viewBox="0 0 34 35" svg:d="M17 0c-23 0-23 35 0 35 22 0 22-35 0-35z">
          <text:p/>
        </draw:path>
        <draw:path draw:style-name="gr8" draw:text-style-name="P5" draw:layer="layout" svg:width="0.033cm" svg:height="0.034cm" svg:x="11.976cm" svg:y="16.067cm" svg:viewBox="0 0 34 35" svg:d="M17 0c-23 0-23 35 0 35 22 0 22-35 0-35z">
          <text:p/>
        </draw:path>
        <draw:path draw:style-name="gr8" draw:text-style-name="P5" draw:layer="layout" svg:width="0.033cm" svg:height="0.034cm" svg:x="11.976cm" svg:y="16.569cm" svg:viewBox="0 0 34 35" svg:d="M17 0c-23 0-23 35 0 35 22 0 22-35 0-35z">
          <text:p/>
        </draw:path>
        <draw:path draw:style-name="gr8" draw:text-style-name="P5" draw:layer="layout" svg:width="0.033cm" svg:height="0.034cm" svg:x="11.976cm" svg:y="17.071cm" svg:viewBox="0 0 34 35" svg:d="M17 0c-23 0-23 35 0 35 22 0 22-35 0-35z">
          <text:p/>
        </draw:path>
        <draw:path draw:style-name="gr8" draw:text-style-name="P5" draw:layer="layout" svg:width="0.033cm" svg:height="0.034cm" svg:x="11.976cm" svg:y="17.573cm" svg:viewBox="0 0 34 35" svg:d="M17 0c-23 0-23 35 0 35 22 0 22-35 0-35z">
          <text:p/>
        </draw:path>
        <draw:path draw:style-name="gr8" draw:text-style-name="P5" draw:layer="layout" svg:width="0.033cm" svg:height="0.034cm" svg:x="11.976cm" svg:y="18.075cm" svg:viewBox="0 0 34 35" svg:d="M17 0c-23 0-23 35 0 35 22 0 22-35 0-35z">
          <text:p/>
        </draw:path>
        <draw:path draw:style-name="gr8" draw:text-style-name="P5" draw:layer="layout" svg:width="0.033cm" svg:height="0.035cm" svg:x="11.976cm" svg:y="18.577cm" svg:viewBox="0 0 34 36" svg:d="M17 0c-23 0-23 36 0 36 22 0 22-36 0-36z">
          <text:p/>
        </draw:path>
        <draw:path draw:style-name="gr8" draw:text-style-name="P5" draw:layer="layout" svg:width="0.033cm" svg:height="0.034cm" svg:x="11.976cm" svg:y="19.08cm" svg:viewBox="0 0 34 35" svg:d="M17 0c-23 0-23 35 0 35 22 0 22-35 0-35z">
          <text:p/>
        </draw:path>
        <draw:path draw:style-name="gr8" draw:text-style-name="P5" draw:layer="layout" svg:width="0.033cm" svg:height="0.034cm" svg:x="11.976cm" svg:y="19.582cm" svg:viewBox="0 0 34 35" svg:d="M17 0c-23 0-23 35 0 35 22 0 22-35 0-35z">
          <text:p/>
        </draw:path>
        <draw:path draw:style-name="gr8" draw:text-style-name="P5" draw:layer="layout" svg:width="0.033cm" svg:height="0.034cm" svg:x="11.976cm" svg:y="20.084cm" svg:viewBox="0 0 34 35" svg:d="M17 0c-23 0-23 35 0 35 22 0 22-35 0-35z">
          <text:p/>
        </draw:path>
        <draw:path draw:style-name="gr8" draw:text-style-name="P5" draw:layer="layout" svg:width="0.033cm" svg:height="0.034cm" svg:x="11.976cm" svg:y="20.586cm" svg:viewBox="0 0 34 35" svg:d="M17 0c-23 0-23 35 0 35 22 0 22-35 0-35z">
          <text:p/>
        </draw:path>
        <draw:path draw:style-name="gr8" draw:text-style-name="P5" draw:layer="layout" svg:width="0.034cm" svg:height="0.034cm" svg:x="12.474cm" svg:y="16.067cm" svg:viewBox="0 0 35 35" svg:d="M17 0c-23 0-23 35 0 35s23-35 0-35z">
          <text:p/>
        </draw:path>
        <draw:path draw:style-name="gr8" draw:text-style-name="P5" draw:layer="layout" svg:width="0.034cm" svg:height="0.034cm" svg:x="12.474cm" svg:y="16.569cm" svg:viewBox="0 0 35 35" svg:d="M17 0c-23 0-23 35 0 35s23-35 0-35z">
          <text:p/>
        </draw:path>
        <draw:path draw:style-name="gr8" draw:text-style-name="P5" draw:layer="layout" svg:width="0.034cm" svg:height="0.034cm" svg:x="12.474cm" svg:y="17.071cm" svg:viewBox="0 0 35 35" svg:d="M17 0c-23 0-23 35 0 35s23-35 0-35z">
          <text:p/>
        </draw:path>
        <draw:path draw:style-name="gr8" draw:text-style-name="P5" draw:layer="layout" svg:width="0.034cm" svg:height="0.034cm" svg:x="12.474cm" svg:y="17.573cm" svg:viewBox="0 0 35 35" svg:d="M17 0c-23 0-23 35 0 35s23-35 0-35z">
          <text:p/>
        </draw:path>
        <draw:path draw:style-name="gr8" draw:text-style-name="P5" draw:layer="layout" svg:width="0.034cm" svg:height="0.034cm" svg:x="12.474cm" svg:y="18.075cm" svg:viewBox="0 0 35 35" svg:d="M17 0c-23 0-23 35 0 35s23-35 0-35z">
          <text:p/>
        </draw:path>
        <draw:path draw:style-name="gr8" draw:text-style-name="P5" draw:layer="layout" svg:width="0.034cm" svg:height="0.035cm" svg:x="12.474cm" svg:y="18.577cm" svg:viewBox="0 0 35 36" svg:d="M17 0c-23 0-23 36 0 36s23-36 0-36z">
          <text:p/>
        </draw:path>
        <draw:path draw:style-name="gr8" draw:text-style-name="P5" draw:layer="layout" svg:width="0.034cm" svg:height="0.034cm" svg:x="12.474cm" svg:y="19.08cm" svg:viewBox="0 0 35 35" svg:d="M17 0c-23 0-23 35 0 35s23-35 0-35z">
          <text:p/>
        </draw:path>
        <draw:path draw:style-name="gr8" draw:text-style-name="P5" draw:layer="layout" svg:width="0.034cm" svg:height="0.034cm" svg:x="12.474cm" svg:y="19.582cm" svg:viewBox="0 0 35 35" svg:d="M17 0c-23 0-23 35 0 35s23-35 0-35z">
          <text:p/>
        </draw:path>
        <draw:path draw:style-name="gr8" draw:text-style-name="P5" draw:layer="layout" svg:width="0.034cm" svg:height="0.034cm" svg:x="12.474cm" svg:y="20.084cm" svg:viewBox="0 0 35 35" svg:d="M17 0c-23 0-23 35 0 35s23-35 0-35z">
          <text:p/>
        </draw:path>
        <draw:path draw:style-name="gr8" draw:text-style-name="P5" draw:layer="layout" svg:width="0.034cm" svg:height="0.034cm" svg:x="12.474cm" svg:y="20.586cm" svg:viewBox="0 0 35 35" svg:d="M17 0c-23 0-23 35 0 35s23-35 0-35z">
          <text:p/>
        </draw:path>
        <draw:path draw:style-name="gr8" draw:text-style-name="P5" draw:layer="layout" svg:width="0.033cm" svg:height="0.034cm" svg:x="12.974cm" svg:y="16.067cm" svg:viewBox="0 0 34 35" svg:d="M17 0c-23 0-23 35 0 35 22 0 22-35 0-35z">
          <text:p/>
        </draw:path>
        <draw:path draw:style-name="gr8" draw:text-style-name="P5" draw:layer="layout" svg:width="0.033cm" svg:height="0.034cm" svg:x="12.974cm" svg:y="16.569cm" svg:viewBox="0 0 34 35" svg:d="M17 0c-23 0-23 35 0 35 22 0 22-35 0-35z">
          <text:p/>
        </draw:path>
        <draw:path draw:style-name="gr8" draw:text-style-name="P5" draw:layer="layout" svg:width="0.033cm" svg:height="0.034cm" svg:x="12.974cm" svg:y="17.071cm" svg:viewBox="0 0 34 35" svg:d="M17 0c-23 0-23 35 0 35 22 0 22-35 0-35z">
          <text:p/>
        </draw:path>
        <draw:path draw:style-name="gr8" draw:text-style-name="P5" draw:layer="layout" svg:width="0.033cm" svg:height="0.034cm" svg:x="12.974cm" svg:y="17.573cm" svg:viewBox="0 0 34 35" svg:d="M17 0c-23 0-23 35 0 35 22 0 22-35 0-35z">
          <text:p/>
        </draw:path>
        <draw:path draw:style-name="gr8" draw:text-style-name="P5" draw:layer="layout" svg:width="0.033cm" svg:height="0.034cm" svg:x="12.974cm" svg:y="18.075cm" svg:viewBox="0 0 34 35" svg:d="M17 0c-23 0-23 35 0 35 22 0 22-35 0-35z">
          <text:p/>
        </draw:path>
        <draw:path draw:style-name="gr8" draw:text-style-name="P5" draw:layer="layout" svg:width="0.033cm" svg:height="0.035cm" svg:x="12.974cm" svg:y="18.577cm" svg:viewBox="0 0 34 36" svg:d="M17 0c-23 0-23 36 0 36 22 0 22-36 0-36z">
          <text:p/>
        </draw:path>
        <draw:path draw:style-name="gr8" draw:text-style-name="P5" draw:layer="layout" svg:width="0.033cm" svg:height="0.034cm" svg:x="12.974cm" svg:y="19.08cm" svg:viewBox="0 0 34 35" svg:d="M17 0c-23 0-23 35 0 35 22 0 22-35 0-35z">
          <text:p/>
        </draw:path>
        <draw:path draw:style-name="gr8" draw:text-style-name="P5" draw:layer="layout" svg:width="0.033cm" svg:height="0.034cm" svg:x="12.974cm" svg:y="19.582cm" svg:viewBox="0 0 34 35" svg:d="M17 0c-23 0-23 35 0 35 22 0 22-35 0-35z">
          <text:p/>
        </draw:path>
        <draw:path draw:style-name="gr8" draw:text-style-name="P5" draw:layer="layout" svg:width="0.033cm" svg:height="0.034cm" svg:x="12.974cm" svg:y="20.084cm" svg:viewBox="0 0 34 35" svg:d="M17 0c-23 0-23 35 0 35 22 0 22-35 0-35z">
          <text:p/>
        </draw:path>
        <draw:path draw:style-name="gr8" draw:text-style-name="P5" draw:layer="layout" svg:width="0.033cm" svg:height="0.034cm" svg:x="12.974cm" svg:y="20.586cm" svg:viewBox="0 0 34 35" svg:d="M17 0c-23 0-23 35 0 35 22 0 22-35 0-35z">
          <text:p/>
        </draw:path>
        <draw:path draw:style-name="gr8" draw:text-style-name="P5" draw:layer="layout" svg:width="0.032cm" svg:height="0.034cm" svg:x="13.473cm" svg:y="16.067cm" svg:viewBox="0 0 33 35" svg:d="M16 0c-21 0-21 35 0 35 23 0 23-35 0-35z">
          <text:p/>
        </draw:path>
        <draw:path draw:style-name="gr8" draw:text-style-name="P5" draw:layer="layout" svg:width="0.032cm" svg:height="0.034cm" svg:x="13.473cm" svg:y="16.569cm" svg:viewBox="0 0 33 35" svg:d="M16 0c-21 0-21 35 0 35 23 0 23-35 0-35z">
          <text:p/>
        </draw:path>
        <draw:path draw:style-name="gr8" draw:text-style-name="P5" draw:layer="layout" svg:width="0.032cm" svg:height="0.034cm" svg:x="13.473cm" svg:y="17.071cm" svg:viewBox="0 0 33 35" svg:d="M16 0c-21 0-21 35 0 35 23 0 23-35 0-35z">
          <text:p/>
        </draw:path>
        <draw:path draw:style-name="gr8" draw:text-style-name="P5" draw:layer="layout" svg:width="0.032cm" svg:height="0.034cm" svg:x="13.473cm" svg:y="17.573cm" svg:viewBox="0 0 33 35" svg:d="M16 0c-21 0-21 35 0 35 23 0 23-35 0-35z">
          <text:p/>
        </draw:path>
        <draw:path draw:style-name="gr8" draw:text-style-name="P5" draw:layer="layout" svg:width="0.032cm" svg:height="0.034cm" svg:x="13.473cm" svg:y="18.075cm" svg:viewBox="0 0 33 35" svg:d="M16 0c-21 0-21 35 0 35 23 0 23-35 0-35z">
          <text:p/>
        </draw:path>
        <draw:path draw:style-name="gr8" draw:text-style-name="P5" draw:layer="layout" svg:width="0.032cm" svg:height="0.035cm" svg:x="13.473cm" svg:y="18.577cm" svg:viewBox="0 0 33 36" svg:d="M16 0c-21 0-21 36 0 36 23 0 23-36 0-36z">
          <text:p/>
        </draw:path>
        <draw:path draw:style-name="gr8" draw:text-style-name="P5" draw:layer="layout" svg:width="0.032cm" svg:height="0.034cm" svg:x="13.473cm" svg:y="19.08cm" svg:viewBox="0 0 33 35" svg:d="M16 0c-21 0-21 35 0 35 23 0 23-35 0-35z">
          <text:p/>
        </draw:path>
        <draw:path draw:style-name="gr8" draw:text-style-name="P5" draw:layer="layout" svg:width="0.032cm" svg:height="0.034cm" svg:x="13.473cm" svg:y="19.582cm" svg:viewBox="0 0 33 35" svg:d="M16 0c-21 0-21 35 0 35 23 0 23-35 0-35z">
          <text:p/>
        </draw:path>
        <draw:path draw:style-name="gr8" draw:text-style-name="P5" draw:layer="layout" svg:width="0.032cm" svg:height="0.034cm" svg:x="13.473cm" svg:y="20.084cm" svg:viewBox="0 0 33 35" svg:d="M16 0c-21 0-21 35 0 35 23 0 23-35 0-35z">
          <text:p/>
        </draw:path>
        <draw:path draw:style-name="gr8" draw:text-style-name="P5" draw:layer="layout" svg:width="0.032cm" svg:height="0.034cm" svg:x="13.473cm" svg:y="20.586cm" svg:viewBox="0 0 33 35" svg:d="M16 0c-21 0-21 35 0 35 23 0 23-35 0-35z">
          <text:p/>
        </draw:path>
        <draw:path draw:style-name="gr8" draw:text-style-name="P5" draw:layer="layout" svg:width="0.034cm" svg:height="0.034cm" svg:x="1.001cm" svg:y="16.065cm" svg:viewBox="0 0 35 35" svg:d="M17 0c-23 0-23 35 0 35s23-35 0-35z">
          <text:p/>
        </draw:path>
        <draw:path draw:style-name="gr8" draw:text-style-name="P5" draw:layer="layout" svg:width="0.034cm" svg:height="0.034cm" svg:x="1.001cm" svg:y="16.567cm" svg:viewBox="0 0 35 35" svg:d="M17 0c-23 0-23 35 0 35s23-35 0-35z">
          <text:p/>
        </draw:path>
        <draw:path draw:style-name="gr8" draw:text-style-name="P5" draw:layer="layout" svg:width="0.034cm" svg:height="0.034cm" svg:x="1.001cm" svg:y="17.069cm" svg:viewBox="0 0 35 35" svg:d="M17 0c-23 0-23 35 0 35s23-35 0-35z">
          <text:p/>
        </draw:path>
        <draw:path draw:style-name="gr8" draw:text-style-name="P5" draw:layer="layout" svg:width="0.034cm" svg:height="0.034cm" svg:x="1.001cm" svg:y="17.571cm" svg:viewBox="0 0 35 35" svg:d="M17 0c-23 0-23 35 0 35s23-35 0-35z">
          <text:p/>
        </draw:path>
        <draw:path draw:style-name="gr8" draw:text-style-name="P5" draw:layer="layout" svg:width="0.034cm" svg:height="0.034cm" svg:x="1.001cm" svg:y="18.073cm" svg:viewBox="0 0 35 35" svg:d="M17 0c-23 0-23 35 0 35s23-35 0-35z">
          <text:p/>
        </draw:path>
        <draw:path draw:style-name="gr8" draw:text-style-name="P5" draw:layer="layout" svg:width="0.034cm" svg:height="0.035cm" svg:x="1.001cm" svg:y="18.575cm" svg:viewBox="0 0 35 36" svg:d="M17 0c-23 0-23 36 0 36s23-36 0-36z">
          <text:p/>
        </draw:path>
        <draw:path draw:style-name="gr8" draw:text-style-name="P5" draw:layer="layout" svg:width="0.034cm" svg:height="0.034cm" svg:x="1.001cm" svg:y="19.078cm" svg:viewBox="0 0 35 35" svg:d="M17 0c-23 0-23 35 0 35s23-35 0-35z">
          <text:p/>
        </draw:path>
        <draw:path draw:style-name="gr8" draw:text-style-name="P5" draw:layer="layout" svg:width="0.034cm" svg:height="0.034cm" svg:x="1.001cm" svg:y="19.58cm" svg:viewBox="0 0 35 35" svg:d="M17 0c-23 0-23 35 0 35s23-35 0-35z">
          <text:p/>
        </draw:path>
        <draw:path draw:style-name="gr8" draw:text-style-name="P5" draw:layer="layout" svg:width="0.034cm" svg:height="0.034cm" svg:x="1.001cm" svg:y="20.082cm" svg:viewBox="0 0 35 35" svg:d="M17 0c-23 0-23 35 0 35s23-35 0-35z">
          <text:p/>
        </draw:path>
        <draw:path draw:style-name="gr8" draw:text-style-name="P5" draw:layer="layout" svg:width="0.034cm" svg:height="0.034cm" svg:x="1.001cm" svg:y="20.584cm" svg:viewBox="0 0 35 35" svg:d="M17 0c-23 0-23 35 0 35s23-35 0-35z">
          <text:p/>
        </draw:path>
        <draw:frame draw:style-name="gr9" draw:text-style-name="P6" draw:layer="layout" svg:width="1.316cm" svg:height="0.517cm" svg:x="6.954cm" svg:y="15.882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4cm" svg:y="1.41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4cm" svg:y="1.41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4cm" svg:y="2.128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4cm" svg:y="2.903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4cm" svg:y="3.758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4cm" svg:y="4.614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4cm" svg:y="5.494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4cm" svg:y="6.374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4cm" svg:y="7.263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4cm" svg:y="8.1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4cm" svg:y="8.972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4cm" svg:y="9.833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4cm" svg:y="10.695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4cm" svg:y="11.567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4cm" svg:y="12.429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4cm" svg:y="13.295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5cm" svg:y="14.165cm">
          <draw:text-box>
            <text:p text:style-name="P2"><text:span text:style-name="T5">21</text:span></text:p>
          </draw:text-box>
        </draw:frame>
        <draw:line draw:style-name="gr7" draw:text-style-name="P1" draw:layer="layout" svg:x1="0.704cm" svg:y1="14.792cm" svg:x2="13.958cm" svg:y2="14.792cm">
          <text:p/>
        </draw:line>
        <draw:frame draw:style-name="gr22" draw:text-style-name="P7" draw:layer="layout" svg:width="0.375cm" svg:height="0.386cm" svg:x="1.006cm" svg:y="15.035cm">
          <draw:text-box>
            <text:p text:style-name="P2"><text:span text:style-name="T5">22</text:span></text:p>
          </draw:text-box>
        </draw:frame>
        <draw:line draw:style-name="gr7" draw:text-style-name="P1" draw:layer="layout" svg:x1="0.705cm" svg:y1="15.662cm" svg:x2="13.959cm" svg:y2="15.662cm">
          <text:p/>
        </draw:line>
        <draw:line draw:style-name="gr7" draw:text-style-name="P1" draw:layer="layout" svg:x1="0.704cm" svg:y1="2.662cm" svg:x2="13.958cm" svg:y2="2.662cm">
          <text:p/>
        </draw:line>
        <draw:line draw:style-name="gr7" draw:text-style-name="P1" draw:layer="layout" svg:x1="0.704cm" svg:y1="3.527cm" svg:x2="13.958cm" svg:y2="3.527cm">
          <text:p/>
        </draw:line>
        <draw:line draw:style-name="gr7" draw:text-style-name="P1" draw:layer="layout" svg:x1="0.704cm" svg:y1="4.394cm" svg:x2="13.958cm" svg:y2="4.394cm">
          <text:p/>
        </draw:line>
        <draw:line draw:style-name="gr7" draw:text-style-name="P1" draw:layer="layout" svg:x1="0.704cm" svg:y1="5.259cm" svg:x2="13.958cm" svg:y2="5.259cm">
          <text:p/>
        </draw:line>
        <draw:line draw:style-name="gr7" draw:text-style-name="P1" draw:layer="layout" svg:x1="0.704cm" svg:y1="6.126cm" svg:x2="13.958cm" svg:y2="6.126cm">
          <text:p/>
        </draw:line>
        <draw:line draw:style-name="gr7" draw:text-style-name="P1" draw:layer="layout" svg:x1="0.704cm" svg:y1="6.993cm" svg:x2="13.958cm" svg:y2="6.993cm">
          <text:p/>
        </draw:line>
        <draw:line draw:style-name="gr7" draw:text-style-name="P1" draw:layer="layout" svg:x1="0.704cm" svg:y1="7.858cm" svg:x2="13.958cm" svg:y2="7.858cm">
          <text:p/>
        </draw:line>
        <draw:line draw:style-name="gr7" draw:text-style-name="P1" draw:layer="layout" svg:x1="0.704cm" svg:y1="8.724cm" svg:x2="13.958cm" svg:y2="8.724cm">
          <text:p/>
        </draw:line>
        <draw:line draw:style-name="gr7" draw:text-style-name="P1" draw:layer="layout" svg:x1="0.704cm" svg:y1="9.59cm" svg:x2="13.958cm" svg:y2="9.59cm">
          <text:p/>
        </draw:line>
        <draw:line draw:style-name="gr7" draw:text-style-name="P1" draw:layer="layout" svg:x1="0.704cm" svg:y1="10.456cm" svg:x2="13.958cm" svg:y2="10.456cm">
          <text:p/>
        </draw:line>
        <draw:line draw:style-name="gr7" draw:text-style-name="P1" draw:layer="layout" svg:x1="0.704cm" svg:y1="11.323cm" svg:x2="13.958cm" svg:y2="11.323cm">
          <text:p/>
        </draw:line>
        <draw:line draw:style-name="gr7" draw:text-style-name="P1" draw:layer="layout" svg:x1="0.704cm" svg:y1="12.188cm" svg:x2="13.958cm" svg:y2="12.188cm">
          <text:p/>
        </draw:line>
        <draw:line draw:style-name="gr7" draw:text-style-name="P1" draw:layer="layout" svg:x1="0.704cm" svg:y1="13.054cm" svg:x2="13.958cm" svg:y2="13.054cm">
          <text:p/>
        </draw:line>
        <draw:line draw:style-name="gr7" draw:text-style-name="P1" draw:layer="layout" svg:x1="0.704cm" svg:y1="13.921cm" svg:x2="13.958cm" svg:y2="13.921cm">
          <text:p/>
        </draw:line>
        <draw:line draw:style-name="gr7" draw:text-style-name="P1" draw:layer="layout" svg:x1="0.704cm" svg:y1="14.793cm" svg:x2="13.958cm" svg:y2="14.793cm">
          <text:p/>
        </draw:line>
        <draw:line draw:style-name="gr52" draw:text-style-name="P1" draw:layer="layout" svg:x1="1.449cm" svg:y1="3.092cm" svg:x2="13.958cm" svg:y2="3.092cm">
          <text:p/>
        </draw:line>
        <draw:line draw:style-name="gr52" draw:text-style-name="P1" draw:layer="layout" svg:x1="1.449cm" svg:y1="3.957cm" svg:x2="13.958cm" svg:y2="3.957cm">
          <text:p/>
        </draw:line>
        <draw:line draw:style-name="gr52" draw:text-style-name="P1" draw:layer="layout" svg:x1="1.449cm" svg:y1="4.824cm" svg:x2="13.958cm" svg:y2="4.824cm">
          <text:p/>
        </draw:line>
        <draw:line draw:style-name="gr52" draw:text-style-name="P1" draw:layer="layout" svg:x1="1.449cm" svg:y1="5.689cm" svg:x2="13.958cm" svg:y2="5.689cm">
          <text:p/>
        </draw:line>
        <draw:line draw:style-name="gr52" draw:text-style-name="P1" draw:layer="layout" svg:x1="1.449cm" svg:y1="6.556cm" svg:x2="13.958cm" svg:y2="6.556cm">
          <text:p/>
        </draw:line>
        <draw:line draw:style-name="gr52" draw:text-style-name="P1" draw:layer="layout" svg:x1="1.449cm" svg:y1="7.423cm" svg:x2="13.958cm" svg:y2="7.423cm">
          <text:p/>
        </draw:line>
        <draw:line draw:style-name="gr52" draw:text-style-name="P1" draw:layer="layout" svg:x1="1.449cm" svg:y1="8.288cm" svg:x2="13.958cm" svg:y2="8.288cm">
          <text:p/>
        </draw:line>
        <draw:line draw:style-name="gr52" draw:text-style-name="P1" draw:layer="layout" svg:x1="1.449cm" svg:y1="9.154cm" svg:x2="13.958cm" svg:y2="9.154cm">
          <text:p/>
        </draw:line>
        <draw:line draw:style-name="gr52" draw:text-style-name="P1" draw:layer="layout" svg:x1="1.449cm" svg:y1="10.02cm" svg:x2="13.958cm" svg:y2="10.02cm">
          <text:p/>
        </draw:line>
        <draw:line draw:style-name="gr52" draw:text-style-name="P1" draw:layer="layout" svg:x1="1.449cm" svg:y1="10.886cm" svg:x2="13.958cm" svg:y2="10.886cm">
          <text:p/>
        </draw:line>
        <draw:line draw:style-name="gr52" draw:text-style-name="P1" draw:layer="layout" svg:x1="1.449cm" svg:y1="11.753cm" svg:x2="13.958cm" svg:y2="11.753cm">
          <text:p/>
        </draw:line>
        <draw:line draw:style-name="gr52" draw:text-style-name="P1" draw:layer="layout" svg:x1="1.449cm" svg:y1="12.618cm" svg:x2="13.958cm" svg:y2="12.618cm">
          <text:p/>
        </draw:line>
        <draw:line draw:style-name="gr52" draw:text-style-name="P1" draw:layer="layout" svg:x1="1.449cm" svg:y1="13.484cm" svg:x2="13.958cm" svg:y2="13.484cm">
          <text:p/>
        </draw:line>
        <draw:line draw:style-name="gr52" draw:text-style-name="P1" draw:layer="layout" svg:x1="1.449cm" svg:y1="14.351cm" svg:x2="13.958cm" svg:y2="14.351cm">
          <text:p/>
        </draw:line>
        <draw:line draw:style-name="gr52" draw:text-style-name="P1" draw:layer="layout" svg:x1="1.449cm" svg:y1="15.223cm" svg:x2="13.958cm" svg:y2="15.223cm">
          <text:p/>
        </draw:line>
        <draw:line draw:style-name="gr52" draw:text-style-name="P1" draw:layer="layout" svg:x1="1.449cm" svg:y1="3.093cm" svg:x2="13.958cm" svg:y2="3.093cm">
          <text:p/>
        </draw:line>
        <draw:line draw:style-name="gr52" draw:text-style-name="P1" draw:layer="layout" svg:x1="1.449cm" svg:y1="3.958cm" svg:x2="13.958cm" svg:y2="3.958cm">
          <text:p/>
        </draw:line>
        <draw:line draw:style-name="gr52" draw:text-style-name="P1" draw:layer="layout" svg:x1="1.449cm" svg:y1="4.825cm" svg:x2="13.958cm" svg:y2="4.825cm">
          <text:p/>
        </draw:line>
        <draw:line draw:style-name="gr52" draw:text-style-name="P1" draw:layer="layout" svg:x1="1.449cm" svg:y1="5.69cm" svg:x2="13.958cm" svg:y2="5.69cm">
          <text:p/>
        </draw:line>
        <draw:line draw:style-name="gr52" draw:text-style-name="P1" draw:layer="layout" svg:x1="1.449cm" svg:y1="6.557cm" svg:x2="13.958cm" svg:y2="6.557cm">
          <text:p/>
        </draw:line>
        <draw:line draw:style-name="gr52" draw:text-style-name="P1" draw:layer="layout" svg:x1="1.449cm" svg:y1="7.424cm" svg:x2="13.958cm" svg:y2="7.424cm">
          <text:p/>
        </draw:line>
        <draw:line draw:style-name="gr52" draw:text-style-name="P1" draw:layer="layout" svg:x1="1.449cm" svg:y1="8.289cm" svg:x2="13.958cm" svg:y2="8.289cm">
          <text:p/>
        </draw:line>
        <draw:line draw:style-name="gr52" draw:text-style-name="P1" draw:layer="layout" svg:x1="1.449cm" svg:y1="9.155cm" svg:x2="13.958cm" svg:y2="9.155cm">
          <text:p/>
        </draw:line>
        <draw:line draw:style-name="gr52" draw:text-style-name="P1" draw:layer="layout" svg:x1="1.449cm" svg:y1="10.021cm" svg:x2="13.958cm" svg:y2="10.021cm">
          <text:p/>
        </draw:line>
        <draw:line draw:style-name="gr52" draw:text-style-name="P1" draw:layer="layout" svg:x1="1.449cm" svg:y1="10.887cm" svg:x2="13.958cm" svg:y2="10.887cm">
          <text:p/>
        </draw:line>
        <draw:line draw:style-name="gr52" draw:text-style-name="P1" draw:layer="layout" svg:x1="1.449cm" svg:y1="11.754cm" svg:x2="13.958cm" svg:y2="11.754cm">
          <text:p/>
        </draw:line>
        <draw:line draw:style-name="gr52" draw:text-style-name="P1" draw:layer="layout" svg:x1="1.449cm" svg:y1="12.619cm" svg:x2="13.958cm" svg:y2="12.619cm">
          <text:p/>
        </draw:line>
        <draw:line draw:style-name="gr52" draw:text-style-name="P1" draw:layer="layout" svg:x1="1.449cm" svg:y1="13.485cm" svg:x2="13.958cm" svg:y2="13.485cm">
          <text:p/>
        </draw:line>
        <draw:line draw:style-name="gr52" draw:text-style-name="P1" draw:layer="layout" svg:x1="1.449cm" svg:y1="14.352cm" svg:x2="13.958cm" svg:y2="14.352cm">
          <text:p/>
        </draw:line>
        <draw:line draw:style-name="gr52" draw:text-style-name="P1" draw:layer="layout" svg:x1="1.449cm" svg:y1="15.224cm" svg:x2="13.958cm" svg:y2="15.224cm">
          <text:p/>
        </draw:line>
        <draw:line draw:style-name="gr52" draw:text-style-name="P1" draw:layer="layout" svg:x1="1.45cm" svg:y1="2.312cm" svg:x2="13.959cm" svg:y2="2.312cm">
          <text:p/>
        </draw:line>
        <draw:custom-shape draw:style-name="gr43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8cm" svg:y1="1.269cm" svg:x2="13.959cm" svg:y2="1.269cm">
          <text:p/>
        </draw:line>
        <draw:frame draw:style-name="gr44" draw:text-style-name="P7" draw:layer="layout" svg:width="1.391cm" svg:height="0.533cm" svg:x="1.475cm" svg:y="0.704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7cm" svg:y="0.708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7cm" svg:y="0.708cm">
          <draw:text-box>
            <text:p text:style-name="P2"><text:span text:style-name="T7">14</text:span></text:p>
          </draw:text-box>
        </draw:frame>
      </draw:page>
      <draw:page draw:name="page12" draw:style-name="dp1" draw:master-page-name="master-page34">
        <draw:custom-shape draw:style-name="gr47" draw:text-style-name="P8" draw:layer="layout" svg:width="1.159cm" svg:height="0.495cm" svg:x="25.459cm" svg:y="0.69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8cm" svg:y1="1.261cm" svg:x2="27.244cm" svg:y2="1.261cm">
          <text:p/>
        </draw:line>
        <draw:line draw:style-name="gr5" draw:text-style-name="P1" draw:layer="layout" svg:x1="13.963cm" svg:y1="1.96cm" svg:x2="27.244cm" svg:y2="1.96cm">
          <text:p/>
        </draw:line>
        <draw:line draw:style-name="gr7" draw:text-style-name="P1" draw:layer="layout" svg:x1="13.96cm" svg:y1="15.656cm" svg:x2="27.244cm" svg:y2="15.656cm">
          <text:p/>
        </draw:line>
        <draw:frame draw:style-name="gr48" draw:text-style-name="P7" draw:layer="layout" svg:width="1.543cm" svg:height="0.533cm" svg:x="15.097cm" svg:y="0.7cm">
          <draw:text-box>
            <text:p text:style-name="P2"><text:span text:style-name="T8">Sábado </text:span></text:p>
          </draw:text-box>
        </draw:frame>
        <draw:frame draw:style-name="gr46" draw:text-style-name="P7" draw:layer="layout" svg:width="0.42cm" svg:height="0.533cm" svg:x="17.157cm" svg:y="0.7cm">
          <draw:text-box>
            <text:p text:style-name="P2"><text:span text:style-name="T7">15</text:span></text:p>
          </draw:text-box>
        </draw:frame>
        <draw:frame draw:style-name="gr49" draw:text-style-name="P10" draw:layer="layout" svg:width="1.086cm" svg:height="0.497cm" svg:x="25.507cm" svg:y="0.7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87cm" svg:y="1.409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7cm" svg:y="1.409cm">
          <draw:text-box>
            <text:p text:style-name="P2"><text:span text:style-name="T3">Prioridad:</text:span></text:p>
          </draw:text-box>
        </draw:frame>
        <draw:frame draw:style-name="gr22" draw:text-style-name="P7" draw:layer="layout" svg:width="0.375cm" svg:height="0.386cm" svg:x="14.627cm" svg:y="15.033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097cm" svg:y="8.338cm">
          <draw:text-box>
            <text:p text:style-name="P2"><text:span text:style-name="T8">Domingo</text:span></text:p>
          </draw:text-box>
        </draw:frame>
        <draw:frame draw:style-name="gr46" draw:text-style-name="P7" draw:layer="layout" svg:width="0.42cm" svg:height="0.533cm" svg:x="17.157cm" svg:y="8.338cm">
          <draw:text-box>
            <text:p text:style-name="P2"><text:span text:style-name="T7">16</text:span></text:p>
          </draw:text-box>
        </draw:frame>
        <draw:line draw:style-name="gr7" draw:text-style-name="P1" draw:layer="layout" svg:x1="14.496cm" svg:y1="2.661cm" svg:x2="27.247cm" svg:y2="2.661cm">
          <text:p/>
        </draw:line>
        <draw:line draw:style-name="gr7" draw:text-style-name="P1" draw:layer="layout" svg:x1="14.496cm" svg:y1="3.526cm" svg:x2="27.247cm" svg:y2="3.526cm">
          <text:p/>
        </draw:line>
        <draw:line draw:style-name="gr7" draw:text-style-name="P1" draw:layer="layout" svg:x1="14.496cm" svg:y1="4.393cm" svg:x2="27.247cm" svg:y2="4.393cm">
          <text:p/>
        </draw:line>
        <draw:line draw:style-name="gr7" draw:text-style-name="P1" draw:layer="layout" svg:x1="14.496cm" svg:y1="5.259cm" svg:x2="27.247cm" svg:y2="5.259cm">
          <text:p/>
        </draw:line>
        <draw:line draw:style-name="gr7" draw:text-style-name="P1" draw:layer="layout" svg:x1="14.496cm" svg:y1="6.125cm" svg:x2="27.247cm" svg:y2="6.125cm">
          <text:p/>
        </draw:line>
        <draw:line draw:style-name="gr7" draw:text-style-name="P1" draw:layer="layout" svg:x1="14.496cm" svg:y1="6.992cm" svg:x2="27.247cm" svg:y2="6.992cm">
          <text:p/>
        </draw:line>
        <draw:line draw:style-name="gr52" draw:text-style-name="P1" draw:layer="layout" svg:x1="15.078cm" svg:y1="3.098cm" svg:x2="27.247cm" svg:y2="3.098cm">
          <text:p/>
        </draw:line>
        <draw:line draw:style-name="gr52" draw:text-style-name="P1" draw:layer="layout" svg:x1="15.078cm" svg:y1="3.963cm" svg:x2="27.247cm" svg:y2="3.963cm">
          <text:p/>
        </draw:line>
        <draw:line draw:style-name="gr52" draw:text-style-name="P1" draw:layer="layout" svg:x1="15.078cm" svg:y1="4.83cm" svg:x2="27.247cm" svg:y2="4.83cm">
          <text:p/>
        </draw:line>
        <draw:line draw:style-name="gr52" draw:text-style-name="P1" draw:layer="layout" svg:x1="15.078cm" svg:y1="5.696cm" svg:x2="27.247cm" svg:y2="5.696cm">
          <text:p/>
        </draw:line>
        <draw:line draw:style-name="gr52" draw:text-style-name="P1" draw:layer="layout" svg:x1="15.078cm" svg:y1="6.562cm" svg:x2="27.247cm" svg:y2="6.562cm">
          <text:p/>
        </draw:line>
        <draw:line draw:style-name="gr52" draw:text-style-name="P1" draw:layer="layout" svg:x1="15.078cm" svg:y1="7.429cm" svg:x2="27.247cm" svg:y2="7.429cm">
          <text:p/>
        </draw:line>
        <draw:line draw:style-name="gr52" draw:text-style-name="P1" draw:layer="layout" svg:x1="15.079cm" svg:y1="2.308cm" svg:x2="27.248cm" svg:y2="2.308cm">
          <text:p/>
        </draw:line>
        <draw:frame draw:style-name="gr54" draw:text-style-name="P7" draw:layer="layout" svg:width="0.303cm" svg:height="0.386cm" svg:x="14.627cm" svg:y="2.125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27cm" svg:y="2.9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27cm" svg:y="3.755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27cm" svg:y="4.611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27cm" svg:y="5.491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27cm" svg:y="6.371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27cm" svg:y="7.26cm">
          <draw:text-box>
            <text:p text:style-name="P2"><text:span text:style-name="T5">22</text:span></text:p>
          </draw:text-box>
        </draw:frame>
        <draw:line draw:style-name="gr7" draw:text-style-name="P1" draw:layer="layout" svg:x1="14.495cm" svg:y1="10.456cm" svg:x2="27.246cm" svg:y2="10.456cm">
          <text:p/>
        </draw:line>
        <draw:line draw:style-name="gr7" draw:text-style-name="P1" draw:layer="layout" svg:x1="14.495cm" svg:y1="11.323cm" svg:x2="27.246cm" svg:y2="11.323cm">
          <text:p/>
        </draw:line>
        <draw:line draw:style-name="gr7" draw:text-style-name="P1" draw:layer="layout" svg:x1="14.495cm" svg:y1="12.189cm" svg:x2="27.246cm" svg:y2="12.189cm">
          <text:p/>
        </draw:line>
        <draw:line draw:style-name="gr7" draw:text-style-name="P1" draw:layer="layout" svg:x1="14.495cm" svg:y1="13.054cm" svg:x2="27.246cm" svg:y2="13.054cm">
          <text:p/>
        </draw:line>
        <draw:line draw:style-name="gr7" draw:text-style-name="P1" draw:layer="layout" svg:x1="14.495cm" svg:y1="13.921cm" svg:x2="27.246cm" svg:y2="13.921cm">
          <text:p/>
        </draw:line>
        <draw:line draw:style-name="gr7" draw:text-style-name="P1" draw:layer="layout" svg:x1="14.496cm" svg:y1="14.789cm" svg:x2="27.247cm" svg:y2="14.789cm">
          <text:p/>
        </draw:line>
        <draw:line draw:style-name="gr52" draw:text-style-name="P1" draw:layer="layout" svg:x1="15.077cm" svg:y1="10.028cm" svg:x2="27.246cm" svg:y2="10.028cm">
          <text:p/>
        </draw:line>
        <draw:line draw:style-name="gr52" draw:text-style-name="P1" draw:layer="layout" svg:x1="15.077cm" svg:y1="10.893cm" svg:x2="27.246cm" svg:y2="10.893cm">
          <text:p/>
        </draw:line>
        <draw:line draw:style-name="gr52" draw:text-style-name="P1" draw:layer="layout" svg:x1="15.077cm" svg:y1="11.76cm" svg:x2="27.246cm" svg:y2="11.76cm">
          <text:p/>
        </draw:line>
        <draw:line draw:style-name="gr52" draw:text-style-name="P1" draw:layer="layout" svg:x1="15.077cm" svg:y1="12.626cm" svg:x2="27.246cm" svg:y2="12.626cm">
          <text:p/>
        </draw:line>
        <draw:line draw:style-name="gr52" draw:text-style-name="P1" draw:layer="layout" svg:x1="15.077cm" svg:y1="13.491cm" svg:x2="27.246cm" svg:y2="13.491cm">
          <text:p/>
        </draw:line>
        <draw:line draw:style-name="gr52" draw:text-style-name="P1" draw:layer="layout" svg:x1="15.077cm" svg:y1="14.358cm" svg:x2="27.246cm" svg:y2="14.358cm">
          <text:p/>
        </draw:line>
        <draw:line draw:style-name="gr52" draw:text-style-name="P1" draw:layer="layout" svg:x1="15.078cm" svg:y1="15.226cm" svg:x2="27.247cm" svg:y2="15.226cm">
          <text:p/>
        </draw:line>
        <draw:frame draw:style-name="gr54" draw:text-style-name="P7" draw:layer="layout" svg:width="0.303cm" svg:height="0.386cm" svg:x="14.626cm" svg:y="9.831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26cm" svg:y="10.693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26cm" svg:y="11.565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6cm" svg:y="12.427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26cm" svg:y="13.293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27cm" svg:y="14.163cm">
          <draw:text-box>
            <text:p text:style-name="P2"><text:span text:style-name="T5">20</text:span></text:p>
          </draw:text-box>
        </draw:frame>
        <draw:line draw:style-name="gr5" draw:text-style-name="P1" draw:layer="layout" svg:x1="14.49cm" svg:y1="8.907cm" svg:x2="27.244cm" svg:y2="8.907cm">
          <text:p/>
        </draw:line>
        <draw:line draw:style-name="gr5" draw:text-style-name="P1" draw:layer="layout" svg:x1="14.482cm" svg:y1="9.579cm" svg:x2="27.245cm" svg:y2="9.579cm">
          <text:p/>
        </draw:line>
        <draw:frame draw:style-name="gr11" draw:text-style-name="P7" draw:layer="layout" svg:width="0.997cm" svg:height="0.533cm" svg:x="24.188cm" svg:y="9.028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8cm" svg:y="9.028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4cm" svg:y1="7.858cm" svg:x2="27.245cm" svg:y2="7.858cm">
          <text:p/>
        </draw:line>
        <draw:line draw:style-name="gr52" draw:text-style-name="P1" draw:layer="layout" svg:x1="15.076cm" svg:y1="8.295cm" svg:x2="27.245cm" svg:y2="8.295cm">
          <text:p/>
        </draw:line>
        <draw:path draw:style-name="gr8" draw:text-style-name="P5" draw:layer="layout" svg:width="0.033cm" svg:height="0.034cm" svg:x="14.469cm" svg:y="16.06cm" svg:viewBox="0 0 34 35" svg:d="M17 0c-22 0-23 35 0 35s23-35 0-35z">
          <text:p/>
        </draw:path>
        <draw:path draw:style-name="gr8" draw:text-style-name="P5" draw:layer="layout" svg:width="0.033cm" svg:height="0.034cm" svg:x="14.469cm" svg:y="16.562cm" svg:viewBox="0 0 34 35" svg:d="M17 0c-22 0-23 35 0 35s23-35 0-35z">
          <text:p/>
        </draw:path>
        <draw:path draw:style-name="gr8" draw:text-style-name="P5" draw:layer="layout" svg:width="0.033cm" svg:height="0.034cm" svg:x="14.469cm" svg:y="17.064cm" svg:viewBox="0 0 34 35" svg:d="M17 0c-22 0-23 35 0 35s23-35 0-35z">
          <text:p/>
        </draw:path>
        <draw:path draw:style-name="gr8" draw:text-style-name="P5" draw:layer="layout" svg:width="0.033cm" svg:height="0.034cm" svg:x="14.469cm" svg:y="17.566cm" svg:viewBox="0 0 34 35" svg:d="M17 0c-22 0-23 35 0 35s23-35 0-35z">
          <text:p/>
        </draw:path>
        <draw:path draw:style-name="gr8" draw:text-style-name="P5" draw:layer="layout" svg:width="0.033cm" svg:height="0.034cm" svg:x="14.469cm" svg:y="18.068cm" svg:viewBox="0 0 34 35" svg:d="M17 0c-22 0-23 35 0 35s23-35 0-35z">
          <text:p/>
        </draw:path>
        <draw:path draw:style-name="gr8" draw:text-style-name="P5" draw:layer="layout" svg:width="0.033cm" svg:height="0.035cm" svg:x="14.469cm" svg:y="18.57cm" svg:viewBox="0 0 34 36" svg:d="M17 0c-22 0-23 36 0 36s23-36 0-36z">
          <text:p/>
        </draw:path>
        <draw:path draw:style-name="gr8" draw:text-style-name="P5" draw:layer="layout" svg:width="0.033cm" svg:height="0.034cm" svg:x="14.469cm" svg:y="19.073cm" svg:viewBox="0 0 34 35" svg:d="M17 0c-22 0-23 35 0 35s23-35 0-35z">
          <text:p/>
        </draw:path>
        <draw:path draw:style-name="gr8" draw:text-style-name="P5" draw:layer="layout" svg:width="0.033cm" svg:height="0.034cm" svg:x="14.469cm" svg:y="19.575cm" svg:viewBox="0 0 34 35" svg:d="M17 0c-22 0-23 35 0 35s23-35 0-35z">
          <text:p/>
        </draw:path>
        <draw:path draw:style-name="gr8" draw:text-style-name="P5" draw:layer="layout" svg:width="0.033cm" svg:height="0.034cm" svg:x="14.469cm" svg:y="20.077cm" svg:viewBox="0 0 34 35" svg:d="M17 0c-22 0-23 35 0 35s23-35 0-35z">
          <text:p/>
        </draw:path>
        <draw:path draw:style-name="gr8" draw:text-style-name="P5" draw:layer="layout" svg:width="0.033cm" svg:height="0.034cm" svg:x="14.469cm" svg:y="20.579cm" svg:viewBox="0 0 34 35" svg:d="M17 0c-22 0-23 35 0 35s23-35 0-35z">
          <text:p/>
        </draw:path>
        <draw:path draw:style-name="gr8" draw:text-style-name="P5" draw:layer="layout" svg:width="0.034cm" svg:height="0.034cm" svg:x="14.967cm" svg:y="16.06cm" svg:viewBox="0 0 35 35" svg:d="M17 0c-23 0-23 35 0 35s23-35 0-35z">
          <text:p/>
        </draw:path>
        <draw:path draw:style-name="gr8" draw:text-style-name="P5" draw:layer="layout" svg:width="0.034cm" svg:height="0.034cm" svg:x="14.967cm" svg:y="16.562cm" svg:viewBox="0 0 35 35" svg:d="M17 0c-23 0-23 35 0 35s23-35 0-35z">
          <text:p/>
        </draw:path>
        <draw:path draw:style-name="gr8" draw:text-style-name="P5" draw:layer="layout" svg:width="0.034cm" svg:height="0.034cm" svg:x="14.967cm" svg:y="17.064cm" svg:viewBox="0 0 35 35" svg:d="M17 0c-23 0-23 35 0 35s23-35 0-35z">
          <text:p/>
        </draw:path>
        <draw:path draw:style-name="gr8" draw:text-style-name="P5" draw:layer="layout" svg:width="0.034cm" svg:height="0.034cm" svg:x="14.967cm" svg:y="17.566cm" svg:viewBox="0 0 35 35" svg:d="M17 0c-23 0-23 35 0 35s23-35 0-35z">
          <text:p/>
        </draw:path>
        <draw:path draw:style-name="gr8" draw:text-style-name="P5" draw:layer="layout" svg:width="0.034cm" svg:height="0.034cm" svg:x="14.967cm" svg:y="18.068cm" svg:viewBox="0 0 35 35" svg:d="M17 0c-23 0-23 35 0 35s23-35 0-35z">
          <text:p/>
        </draw:path>
        <draw:path draw:style-name="gr8" draw:text-style-name="P5" draw:layer="layout" svg:width="0.034cm" svg:height="0.035cm" svg:x="14.967cm" svg:y="18.57cm" svg:viewBox="0 0 35 36" svg:d="M17 0c-23 0-23 36 0 36s23-36 0-36z">
          <text:p/>
        </draw:path>
        <draw:path draw:style-name="gr8" draw:text-style-name="P5" draw:layer="layout" svg:width="0.034cm" svg:height="0.034cm" svg:x="14.967cm" svg:y="19.073cm" svg:viewBox="0 0 35 35" svg:d="M17 0c-23 0-23 35 0 35s23-35 0-35z">
          <text:p/>
        </draw:path>
        <draw:path draw:style-name="gr8" draw:text-style-name="P5" draw:layer="layout" svg:width="0.034cm" svg:height="0.034cm" svg:x="14.967cm" svg:y="19.575cm" svg:viewBox="0 0 35 35" svg:d="M17 0c-23 0-23 35 0 35s23-35 0-35z">
          <text:p/>
        </draw:path>
        <draw:path draw:style-name="gr8" draw:text-style-name="P5" draw:layer="layout" svg:width="0.034cm" svg:height="0.034cm" svg:x="14.967cm" svg:y="20.077cm" svg:viewBox="0 0 35 35" svg:d="M17 0c-23 0-23 35 0 35s23-35 0-35z">
          <text:p/>
        </draw:path>
        <draw:path draw:style-name="gr8" draw:text-style-name="P5" draw:layer="layout" svg:width="0.034cm" svg:height="0.034cm" svg:x="14.967cm" svg:y="20.579cm" svg:viewBox="0 0 35 35" svg:d="M17 0c-23 0-23 35 0 35s23-35 0-35z">
          <text:p/>
        </draw:path>
        <draw:path draw:style-name="gr8" draw:text-style-name="P5" draw:layer="layout" svg:width="0.033cm" svg:height="0.034cm" svg:x="15.468cm" svg:y="16.06cm" svg:viewBox="0 0 34 35" svg:d="M17 0c-22 0-23 35 0 35s23-35 0-35z">
          <text:p/>
        </draw:path>
        <draw:path draw:style-name="gr8" draw:text-style-name="P5" draw:layer="layout" svg:width="0.033cm" svg:height="0.034cm" svg:x="15.468cm" svg:y="16.562cm" svg:viewBox="0 0 34 35" svg:d="M17 0c-22 0-23 35 0 35s23-35 0-35z">
          <text:p/>
        </draw:path>
        <draw:path draw:style-name="gr8" draw:text-style-name="P5" draw:layer="layout" svg:width="0.033cm" svg:height="0.034cm" svg:x="15.468cm" svg:y="17.064cm" svg:viewBox="0 0 34 35" svg:d="M17 0c-22 0-23 35 0 35s23-35 0-35z">
          <text:p/>
        </draw:path>
        <draw:path draw:style-name="gr8" draw:text-style-name="P5" draw:layer="layout" svg:width="0.033cm" svg:height="0.034cm" svg:x="15.468cm" svg:y="17.566cm" svg:viewBox="0 0 34 35" svg:d="M17 0c-22 0-23 35 0 35s23-35 0-35z">
          <text:p/>
        </draw:path>
        <draw:path draw:style-name="gr8" draw:text-style-name="P5" draw:layer="layout" svg:width="0.033cm" svg:height="0.034cm" svg:x="15.468cm" svg:y="18.068cm" svg:viewBox="0 0 34 35" svg:d="M17 0c-22 0-23 35 0 35s23-35 0-35z">
          <text:p/>
        </draw:path>
        <draw:path draw:style-name="gr8" draw:text-style-name="P5" draw:layer="layout" svg:width="0.033cm" svg:height="0.035cm" svg:x="15.468cm" svg:y="18.57cm" svg:viewBox="0 0 34 36" svg:d="M17 0c-22 0-23 36 0 36s23-36 0-36z">
          <text:p/>
        </draw:path>
        <draw:path draw:style-name="gr8" draw:text-style-name="P5" draw:layer="layout" svg:width="0.033cm" svg:height="0.034cm" svg:x="15.468cm" svg:y="19.073cm" svg:viewBox="0 0 34 35" svg:d="M17 0c-22 0-23 35 0 35s23-35 0-35z">
          <text:p/>
        </draw:path>
        <draw:path draw:style-name="gr8" draw:text-style-name="P5" draw:layer="layout" svg:width="0.033cm" svg:height="0.034cm" svg:x="15.468cm" svg:y="19.575cm" svg:viewBox="0 0 34 35" svg:d="M17 0c-22 0-23 35 0 35s23-35 0-35z">
          <text:p/>
        </draw:path>
        <draw:path draw:style-name="gr8" draw:text-style-name="P5" draw:layer="layout" svg:width="0.033cm" svg:height="0.034cm" svg:x="15.468cm" svg:y="20.077cm" svg:viewBox="0 0 34 35" svg:d="M17 0c-22 0-23 35 0 35s23-35 0-35z">
          <text:p/>
        </draw:path>
        <draw:path draw:style-name="gr8" draw:text-style-name="P5" draw:layer="layout" svg:width="0.033cm" svg:height="0.034cm" svg:x="15.468cm" svg:y="20.579cm" svg:viewBox="0 0 34 35" svg:d="M17 0c-22 0-23 35 0 35s23-35 0-35z">
          <text:p/>
        </draw:path>
        <draw:path draw:style-name="gr8" draw:text-style-name="P5" draw:layer="layout" svg:width="0.034cm" svg:height="0.034cm" svg:x="15.966cm" svg:y="16.06cm" svg:viewBox="0 0 35 35" svg:d="M17 0c-23 0-23 35 0 35s23-35 0-35z">
          <text:p/>
        </draw:path>
        <draw:path draw:style-name="gr8" draw:text-style-name="P5" draw:layer="layout" svg:width="0.034cm" svg:height="0.034cm" svg:x="15.966cm" svg:y="16.562cm" svg:viewBox="0 0 35 35" svg:d="M17 0c-23 0-23 35 0 35s23-35 0-35z">
          <text:p/>
        </draw:path>
        <draw:path draw:style-name="gr8" draw:text-style-name="P5" draw:layer="layout" svg:width="0.034cm" svg:height="0.034cm" svg:x="15.966cm" svg:y="17.064cm" svg:viewBox="0 0 35 35" svg:d="M17 0c-23 0-23 35 0 35s23-35 0-35z">
          <text:p/>
        </draw:path>
        <draw:path draw:style-name="gr8" draw:text-style-name="P5" draw:layer="layout" svg:width="0.034cm" svg:height="0.034cm" svg:x="15.966cm" svg:y="17.566cm" svg:viewBox="0 0 35 35" svg:d="M17 0c-23 0-23 35 0 35s23-35 0-35z">
          <text:p/>
        </draw:path>
        <draw:path draw:style-name="gr8" draw:text-style-name="P5" draw:layer="layout" svg:width="0.034cm" svg:height="0.034cm" svg:x="15.966cm" svg:y="18.068cm" svg:viewBox="0 0 35 35" svg:d="M17 0c-23 0-23 35 0 35s23-35 0-35z">
          <text:p/>
        </draw:path>
        <draw:path draw:style-name="gr8" draw:text-style-name="P5" draw:layer="layout" svg:width="0.034cm" svg:height="0.035cm" svg:x="15.966cm" svg:y="18.57cm" svg:viewBox="0 0 35 36" svg:d="M17 0c-23 0-23 36 0 36s23-36 0-36z">
          <text:p/>
        </draw:path>
        <draw:path draw:style-name="gr8" draw:text-style-name="P5" draw:layer="layout" svg:width="0.034cm" svg:height="0.034cm" svg:x="15.966cm" svg:y="19.073cm" svg:viewBox="0 0 35 35" svg:d="M17 0c-23 0-23 35 0 35s23-35 0-35z">
          <text:p/>
        </draw:path>
        <draw:path draw:style-name="gr8" draw:text-style-name="P5" draw:layer="layout" svg:width="0.034cm" svg:height="0.034cm" svg:x="15.966cm" svg:y="19.575cm" svg:viewBox="0 0 35 35" svg:d="M17 0c-23 0-23 35 0 35s23-35 0-35z">
          <text:p/>
        </draw:path>
        <draw:path draw:style-name="gr8" draw:text-style-name="P5" draw:layer="layout" svg:width="0.034cm" svg:height="0.034cm" svg:x="15.966cm" svg:y="20.077cm" svg:viewBox="0 0 35 35" svg:d="M17 0c-23 0-23 35 0 35s23-35 0-35z">
          <text:p/>
        </draw:path>
        <draw:path draw:style-name="gr8" draw:text-style-name="P5" draw:layer="layout" svg:width="0.034cm" svg:height="0.034cm" svg:x="15.966cm" svg:y="20.579cm" svg:viewBox="0 0 35 35" svg:d="M17 0c-23 0-23 35 0 35s23-35 0-35z">
          <text:p/>
        </draw:path>
        <draw:path draw:style-name="gr8" draw:text-style-name="P5" draw:layer="layout" svg:width="0.034cm" svg:height="0.034cm" svg:x="16.465cm" svg:y="16.06cm" svg:viewBox="0 0 35 35" svg:d="M17 0c-23 0-23 35 0 35s23-35 0-35z">
          <text:p/>
        </draw:path>
        <draw:path draw:style-name="gr8" draw:text-style-name="P5" draw:layer="layout" svg:width="0.034cm" svg:height="0.034cm" svg:x="16.465cm" svg:y="16.562cm" svg:viewBox="0 0 35 35" svg:d="M17 0c-23 0-23 35 0 35s23-35 0-35z">
          <text:p/>
        </draw:path>
        <draw:path draw:style-name="gr8" draw:text-style-name="P5" draw:layer="layout" svg:width="0.034cm" svg:height="0.034cm" svg:x="16.465cm" svg:y="17.064cm" svg:viewBox="0 0 35 35" svg:d="M17 0c-23 0-23 35 0 35s23-35 0-35z">
          <text:p/>
        </draw:path>
        <draw:path draw:style-name="gr8" draw:text-style-name="P5" draw:layer="layout" svg:width="0.034cm" svg:height="0.034cm" svg:x="16.465cm" svg:y="17.566cm" svg:viewBox="0 0 35 35" svg:d="M17 0c-23 0-23 35 0 35s23-35 0-35z">
          <text:p/>
        </draw:path>
        <draw:path draw:style-name="gr8" draw:text-style-name="P5" draw:layer="layout" svg:width="0.034cm" svg:height="0.034cm" svg:x="16.465cm" svg:y="18.068cm" svg:viewBox="0 0 35 35" svg:d="M17 0c-23 0-23 35 0 35s23-35 0-35z">
          <text:p/>
        </draw:path>
        <draw:path draw:style-name="gr8" draw:text-style-name="P5" draw:layer="layout" svg:width="0.034cm" svg:height="0.035cm" svg:x="16.465cm" svg:y="18.57cm" svg:viewBox="0 0 35 36" svg:d="M17 0c-23 0-23 36 0 36s23-36 0-36z">
          <text:p/>
        </draw:path>
        <draw:path draw:style-name="gr8" draw:text-style-name="P5" draw:layer="layout" svg:width="0.034cm" svg:height="0.034cm" svg:x="16.465cm" svg:y="19.073cm" svg:viewBox="0 0 35 35" svg:d="M17 0c-23 0-23 35 0 35s23-35 0-35z">
          <text:p/>
        </draw:path>
        <draw:path draw:style-name="gr8" draw:text-style-name="P5" draw:layer="layout" svg:width="0.034cm" svg:height="0.034cm" svg:x="16.465cm" svg:y="19.575cm" svg:viewBox="0 0 35 35" svg:d="M17 0c-23 0-23 35 0 35s23-35 0-35z">
          <text:p/>
        </draw:path>
        <draw:path draw:style-name="gr8" draw:text-style-name="P5" draw:layer="layout" svg:width="0.034cm" svg:height="0.034cm" svg:x="16.465cm" svg:y="20.077cm" svg:viewBox="0 0 35 35" svg:d="M17 0c-23 0-23 35 0 35s23-35 0-35z">
          <text:p/>
        </draw:path>
        <draw:path draw:style-name="gr8" draw:text-style-name="P5" draw:layer="layout" svg:width="0.034cm" svg:height="0.034cm" svg:x="16.465cm" svg:y="20.579cm" svg:viewBox="0 0 35 35" svg:d="M17 0c-23 0-23 35 0 35s23-35 0-35z">
          <text:p/>
        </draw:path>
        <draw:path draw:style-name="gr8" draw:text-style-name="P5" draw:layer="layout" svg:width="0.034cm" svg:height="0.034cm" svg:x="16.964cm" svg:y="16.06cm" svg:viewBox="0 0 35 35" svg:d="M17 0c-23 0-23 35 0 35s23-35 0-35z">
          <text:p/>
        </draw:path>
        <draw:path draw:style-name="gr8" draw:text-style-name="P5" draw:layer="layout" svg:width="0.034cm" svg:height="0.034cm" svg:x="16.964cm" svg:y="16.562cm" svg:viewBox="0 0 35 35" svg:d="M17 0c-23 0-23 35 0 35s23-35 0-35z">
          <text:p/>
        </draw:path>
        <draw:path draw:style-name="gr8" draw:text-style-name="P5" draw:layer="layout" svg:width="0.034cm" svg:height="0.034cm" svg:x="16.964cm" svg:y="17.064cm" svg:viewBox="0 0 35 35" svg:d="M17 0c-23 0-23 35 0 35s23-35 0-35z">
          <text:p/>
        </draw:path>
        <draw:path draw:style-name="gr8" draw:text-style-name="P5" draw:layer="layout" svg:width="0.034cm" svg:height="0.034cm" svg:x="16.964cm" svg:y="17.566cm" svg:viewBox="0 0 35 35" svg:d="M17 0c-23 0-23 35 0 35s23-35 0-35z">
          <text:p/>
        </draw:path>
        <draw:path draw:style-name="gr8" draw:text-style-name="P5" draw:layer="layout" svg:width="0.034cm" svg:height="0.034cm" svg:x="16.964cm" svg:y="18.068cm" svg:viewBox="0 0 35 35" svg:d="M17 0c-23 0-23 35 0 35s23-35 0-35z">
          <text:p/>
        </draw:path>
        <draw:path draw:style-name="gr8" draw:text-style-name="P5" draw:layer="layout" svg:width="0.034cm" svg:height="0.035cm" svg:x="16.964cm" svg:y="18.57cm" svg:viewBox="0 0 35 36" svg:d="M17 0c-23 0-23 36 0 36s23-36 0-36z">
          <text:p/>
        </draw:path>
        <draw:path draw:style-name="gr8" draw:text-style-name="P5" draw:layer="layout" svg:width="0.034cm" svg:height="0.034cm" svg:x="16.964cm" svg:y="19.073cm" svg:viewBox="0 0 35 35" svg:d="M17 0c-23 0-23 35 0 35s23-35 0-35z">
          <text:p/>
        </draw:path>
        <draw:path draw:style-name="gr8" draw:text-style-name="P5" draw:layer="layout" svg:width="0.034cm" svg:height="0.034cm" svg:x="16.964cm" svg:y="19.575cm" svg:viewBox="0 0 35 35" svg:d="M17 0c-23 0-23 35 0 35s23-35 0-35z">
          <text:p/>
        </draw:path>
        <draw:path draw:style-name="gr8" draw:text-style-name="P5" draw:layer="layout" svg:width="0.034cm" svg:height="0.034cm" svg:x="16.964cm" svg:y="20.077cm" svg:viewBox="0 0 35 35" svg:d="M17 0c-23 0-23 35 0 35s23-35 0-35z">
          <text:p/>
        </draw:path>
        <draw:path draw:style-name="gr8" draw:text-style-name="P5" draw:layer="layout" svg:width="0.034cm" svg:height="0.034cm" svg:x="16.964cm" svg:y="20.579cm" svg:viewBox="0 0 35 35" svg:d="M17 0c-23 0-23 35 0 35s23-35 0-35z">
          <text:p/>
        </draw:path>
        <draw:path draw:style-name="gr8" draw:text-style-name="P5" draw:layer="layout" svg:width="0.033cm" svg:height="0.034cm" svg:x="17.463cm" svg:y="16.06cm" svg:viewBox="0 0 34 35" svg:d="M17 0c-23 0-23 35 0 35 22 0 22-35 0-35z">
          <text:p/>
        </draw:path>
        <draw:path draw:style-name="gr8" draw:text-style-name="P5" draw:layer="layout" svg:width="0.033cm" svg:height="0.034cm" svg:x="17.463cm" svg:y="16.562cm" svg:viewBox="0 0 34 35" svg:d="M17 0c-23 0-23 35 0 35 22 0 22-35 0-35z">
          <text:p/>
        </draw:path>
        <draw:path draw:style-name="gr8" draw:text-style-name="P5" draw:layer="layout" svg:width="0.033cm" svg:height="0.034cm" svg:x="17.463cm" svg:y="17.064cm" svg:viewBox="0 0 34 35" svg:d="M17 0c-23 0-23 35 0 35 22 0 22-35 0-35z">
          <text:p/>
        </draw:path>
        <draw:path draw:style-name="gr8" draw:text-style-name="P5" draw:layer="layout" svg:width="0.033cm" svg:height="0.034cm" svg:x="17.463cm" svg:y="17.566cm" svg:viewBox="0 0 34 35" svg:d="M17 0c-23 0-23 35 0 35 22 0 22-35 0-35z">
          <text:p/>
        </draw:path>
        <draw:path draw:style-name="gr8" draw:text-style-name="P5" draw:layer="layout" svg:width="0.033cm" svg:height="0.034cm" svg:x="17.463cm" svg:y="18.068cm" svg:viewBox="0 0 34 35" svg:d="M17 0c-23 0-23 35 0 35 22 0 22-35 0-35z">
          <text:p/>
        </draw:path>
        <draw:path draw:style-name="gr8" draw:text-style-name="P5" draw:layer="layout" svg:width="0.033cm" svg:height="0.035cm" svg:x="17.463cm" svg:y="18.57cm" svg:viewBox="0 0 34 36" svg:d="M17 0c-23 0-23 36 0 36 22 0 22-36 0-36z">
          <text:p/>
        </draw:path>
        <draw:path draw:style-name="gr8" draw:text-style-name="P5" draw:layer="layout" svg:width="0.033cm" svg:height="0.034cm" svg:x="17.463cm" svg:y="19.073cm" svg:viewBox="0 0 34 35" svg:d="M17 0c-23 0-23 35 0 35 22 0 22-35 0-35z">
          <text:p/>
        </draw:path>
        <draw:path draw:style-name="gr8" draw:text-style-name="P5" draw:layer="layout" svg:width="0.033cm" svg:height="0.034cm" svg:x="17.463cm" svg:y="19.575cm" svg:viewBox="0 0 34 35" svg:d="M17 0c-23 0-23 35 0 35 22 0 22-35 0-35z">
          <text:p/>
        </draw:path>
        <draw:path draw:style-name="gr8" draw:text-style-name="P5" draw:layer="layout" svg:width="0.033cm" svg:height="0.034cm" svg:x="17.463cm" svg:y="20.077cm" svg:viewBox="0 0 34 35" svg:d="M17 0c-23 0-23 35 0 35 22 0 22-35 0-35z">
          <text:p/>
        </draw:path>
        <draw:path draw:style-name="gr8" draw:text-style-name="P5" draw:layer="layout" svg:width="0.033cm" svg:height="0.034cm" svg:x="17.463cm" svg:y="20.579cm" svg:viewBox="0 0 34 35" svg:d="M17 0c-23 0-23 35 0 35 22 0 22-35 0-35z">
          <text:p/>
        </draw:path>
        <draw:path draw:style-name="gr8" draw:text-style-name="P5" draw:layer="layout" svg:width="0.034cm" svg:height="0.034cm" svg:x="17.961cm" svg:y="16.06cm" svg:viewBox="0 0 35 35" svg:d="M17 0c-23 0-23 35 0 35s23-35 0-35z">
          <text:p/>
        </draw:path>
        <draw:path draw:style-name="gr8" draw:text-style-name="P5" draw:layer="layout" svg:width="0.034cm" svg:height="0.034cm" svg:x="17.961cm" svg:y="16.562cm" svg:viewBox="0 0 35 35" svg:d="M17 0c-23 0-23 35 0 35s23-35 0-35z">
          <text:p/>
        </draw:path>
        <draw:path draw:style-name="gr8" draw:text-style-name="P5" draw:layer="layout" svg:width="0.034cm" svg:height="0.034cm" svg:x="17.961cm" svg:y="17.064cm" svg:viewBox="0 0 35 35" svg:d="M17 0c-23 0-23 35 0 35s23-35 0-35z">
          <text:p/>
        </draw:path>
        <draw:path draw:style-name="gr8" draw:text-style-name="P5" draw:layer="layout" svg:width="0.034cm" svg:height="0.034cm" svg:x="17.961cm" svg:y="17.566cm" svg:viewBox="0 0 35 35" svg:d="M17 0c-23 0-23 35 0 35s23-35 0-35z">
          <text:p/>
        </draw:path>
        <draw:path draw:style-name="gr8" draw:text-style-name="P5" draw:layer="layout" svg:width="0.034cm" svg:height="0.034cm" svg:x="17.961cm" svg:y="18.068cm" svg:viewBox="0 0 35 35" svg:d="M17 0c-23 0-23 35 0 35s23-35 0-35z">
          <text:p/>
        </draw:path>
        <draw:path draw:style-name="gr8" draw:text-style-name="P5" draw:layer="layout" svg:width="0.034cm" svg:height="0.035cm" svg:x="17.961cm" svg:y="18.57cm" svg:viewBox="0 0 35 36" svg:d="M17 0c-23 0-23 36 0 36s23-36 0-36z">
          <text:p/>
        </draw:path>
        <draw:path draw:style-name="gr8" draw:text-style-name="P5" draw:layer="layout" svg:width="0.034cm" svg:height="0.034cm" svg:x="17.961cm" svg:y="19.073cm" svg:viewBox="0 0 35 35" svg:d="M17 0c-23 0-23 35 0 35s23-35 0-35z">
          <text:p/>
        </draw:path>
        <draw:path draw:style-name="gr8" draw:text-style-name="P5" draw:layer="layout" svg:width="0.034cm" svg:height="0.034cm" svg:x="17.961cm" svg:y="19.575cm" svg:viewBox="0 0 35 35" svg:d="M17 0c-23 0-23 35 0 35s23-35 0-35z">
          <text:p/>
        </draw:path>
        <draw:path draw:style-name="gr8" draw:text-style-name="P5" draw:layer="layout" svg:width="0.034cm" svg:height="0.034cm" svg:x="17.961cm" svg:y="20.077cm" svg:viewBox="0 0 35 35" svg:d="M17 0c-23 0-23 35 0 35s23-35 0-35z">
          <text:p/>
        </draw:path>
        <draw:path draw:style-name="gr8" draw:text-style-name="P5" draw:layer="layout" svg:width="0.034cm" svg:height="0.034cm" svg:x="17.961cm" svg:y="20.579cm" svg:viewBox="0 0 35 35" svg:d="M17 0c-23 0-23 35 0 35s23-35 0-35z">
          <text:p/>
        </draw:path>
        <draw:path draw:style-name="gr8" draw:text-style-name="P5" draw:layer="layout" svg:width="0.034cm" svg:height="0.034cm" svg:x="18.461cm" svg:y="16.562cm" svg:viewBox="0 0 35 35" svg:d="M17 0c-23 0-23 35 0 35s23-35 0-35z">
          <text:p/>
        </draw:path>
        <draw:path draw:style-name="gr8" draw:text-style-name="P5" draw:layer="layout" svg:width="0.034cm" svg:height="0.034cm" svg:x="18.461cm" svg:y="17.064cm" svg:viewBox="0 0 35 35" svg:d="M17 0c-23 0-23 35 0 35s23-35 0-35z">
          <text:p/>
        </draw:path>
        <draw:path draw:style-name="gr8" draw:text-style-name="P5" draw:layer="layout" svg:width="0.034cm" svg:height="0.034cm" svg:x="18.461cm" svg:y="17.566cm" svg:viewBox="0 0 35 35" svg:d="M17 0c-23 0-23 35 0 35s23-35 0-35z">
          <text:p/>
        </draw:path>
        <draw:path draw:style-name="gr8" draw:text-style-name="P5" draw:layer="layout" svg:width="0.034cm" svg:height="0.034cm" svg:x="18.461cm" svg:y="18.068cm" svg:viewBox="0 0 35 35" svg:d="M17 0c-23 0-23 35 0 35s23-35 0-35z">
          <text:p/>
        </draw:path>
        <draw:path draw:style-name="gr8" draw:text-style-name="P5" draw:layer="layout" svg:width="0.034cm" svg:height="0.035cm" svg:x="18.461cm" svg:y="18.57cm" svg:viewBox="0 0 35 36" svg:d="M17 0c-23 0-23 36 0 36s23-36 0-36z">
          <text:p/>
        </draw:path>
        <draw:path draw:style-name="gr8" draw:text-style-name="P5" draw:layer="layout" svg:width="0.034cm" svg:height="0.034cm" svg:x="18.461cm" svg:y="19.073cm" svg:viewBox="0 0 35 35" svg:d="M17 0c-23 0-23 35 0 35s23-35 0-35z">
          <text:p/>
        </draw:path>
        <draw:path draw:style-name="gr8" draw:text-style-name="P5" draw:layer="layout" svg:width="0.034cm" svg:height="0.034cm" svg:x="18.461cm" svg:y="19.575cm" svg:viewBox="0 0 35 35" svg:d="M17 0c-23 0-23 35 0 35s23-35 0-35z">
          <text:p/>
        </draw:path>
        <draw:path draw:style-name="gr8" draw:text-style-name="P5" draw:layer="layout" svg:width="0.034cm" svg:height="0.034cm" svg:x="18.461cm" svg:y="20.077cm" svg:viewBox="0 0 35 35" svg:d="M17 0c-23 0-23 35 0 35s23-35 0-35z">
          <text:p/>
        </draw:path>
        <draw:path draw:style-name="gr8" draw:text-style-name="P5" draw:layer="layout" svg:width="0.034cm" svg:height="0.034cm" svg:x="18.461cm" svg:y="20.579cm" svg:viewBox="0 0 35 35" svg:d="M17 0c-23 0-23 35 0 35s23-35 0-35z">
          <text:p/>
        </draw:path>
        <draw:path draw:style-name="gr8" draw:text-style-name="P5" draw:layer="layout" svg:width="0.032cm" svg:height="0.034cm" svg:x="18.96cm" svg:y="16.562cm" svg:viewBox="0 0 33 35" svg:d="M16 0c-21 0-21 35 0 35 23 0 23-35 0-35z">
          <text:p/>
        </draw:path>
        <draw:path draw:style-name="gr8" draw:text-style-name="P5" draw:layer="layout" svg:width="0.032cm" svg:height="0.034cm" svg:x="18.96cm" svg:y="17.064cm" svg:viewBox="0 0 33 35" svg:d="M16 0c-21 0-21 35 0 35 23 0 23-35 0-35z">
          <text:p/>
        </draw:path>
        <draw:path draw:style-name="gr8" draw:text-style-name="P5" draw:layer="layout" svg:width="0.032cm" svg:height="0.034cm" svg:x="18.96cm" svg:y="17.566cm" svg:viewBox="0 0 33 35" svg:d="M16 0c-21 0-21 35 0 35 23 0 23-35 0-35z">
          <text:p/>
        </draw:path>
        <draw:path draw:style-name="gr8" draw:text-style-name="P5" draw:layer="layout" svg:width="0.032cm" svg:height="0.034cm" svg:x="18.96cm" svg:y="18.068cm" svg:viewBox="0 0 33 35" svg:d="M16 0c-21 0-21 35 0 35 23 0 23-35 0-35z">
          <text:p/>
        </draw:path>
        <draw:path draw:style-name="gr8" draw:text-style-name="P5" draw:layer="layout" svg:width="0.032cm" svg:height="0.035cm" svg:x="18.96cm" svg:y="18.57cm" svg:viewBox="0 0 33 36" svg:d="M16 0c-21 0-21 36 0 36 23 0 23-36 0-36z">
          <text:p/>
        </draw:path>
        <draw:path draw:style-name="gr8" draw:text-style-name="P5" draw:layer="layout" svg:width="0.032cm" svg:height="0.034cm" svg:x="18.96cm" svg:y="19.073cm" svg:viewBox="0 0 33 35" svg:d="M16 0c-21 0-21 35 0 35 23 0 23-35 0-35z">
          <text:p/>
        </draw:path>
        <draw:path draw:style-name="gr8" draw:text-style-name="P5" draw:layer="layout" svg:width="0.032cm" svg:height="0.034cm" svg:x="18.96cm" svg:y="19.575cm" svg:viewBox="0 0 33 35" svg:d="M16 0c-21 0-21 35 0 35 23 0 23-35 0-35z">
          <text:p/>
        </draw:path>
        <draw:path draw:style-name="gr8" draw:text-style-name="P5" draw:layer="layout" svg:width="0.032cm" svg:height="0.034cm" svg:x="18.96cm" svg:y="20.077cm" svg:viewBox="0 0 33 35" svg:d="M16 0c-21 0-21 35 0 35 23 0 23-35 0-35z">
          <text:p/>
        </draw:path>
        <draw:path draw:style-name="gr8" draw:text-style-name="P5" draw:layer="layout" svg:width="0.032cm" svg:height="0.034cm" svg:x="18.96cm" svg:y="20.579cm" svg:viewBox="0 0 33 35" svg:d="M16 0c-21 0-21 35 0 35 23 0 23-35 0-35z">
          <text:p/>
        </draw:path>
        <draw:path draw:style-name="gr8" draw:text-style-name="P5" draw:layer="layout" svg:width="0.033cm" svg:height="0.034cm" svg:x="19.458cm" svg:y="16.06cm" svg:viewBox="0 0 34 35" svg:d="M17 0c-23 0-23 35 0 35 22 0 22-35 0-35z">
          <text:p/>
        </draw:path>
        <draw:path draw:style-name="gr8" draw:text-style-name="P5" draw:layer="layout" svg:width="0.033cm" svg:height="0.034cm" svg:x="19.458cm" svg:y="16.562cm" svg:viewBox="0 0 34 35" svg:d="M17 0c-23 0-23 35 0 35 22 0 22-35 0-35z">
          <text:p/>
        </draw:path>
        <draw:path draw:style-name="gr8" draw:text-style-name="P5" draw:layer="layout" svg:width="0.033cm" svg:height="0.034cm" svg:x="19.458cm" svg:y="17.064cm" svg:viewBox="0 0 34 35" svg:d="M17 0c-23 0-23 35 0 35 22 0 22-35 0-35z">
          <text:p/>
        </draw:path>
        <draw:path draw:style-name="gr8" draw:text-style-name="P5" draw:layer="layout" svg:width="0.033cm" svg:height="0.034cm" svg:x="19.458cm" svg:y="17.566cm" svg:viewBox="0 0 34 35" svg:d="M17 0c-23 0-23 35 0 35 22 0 22-35 0-35z">
          <text:p/>
        </draw:path>
        <draw:path draw:style-name="gr8" draw:text-style-name="P5" draw:layer="layout" svg:width="0.033cm" svg:height="0.034cm" svg:x="19.458cm" svg:y="18.068cm" svg:viewBox="0 0 34 35" svg:d="M17 0c-23 0-23 35 0 35 22 0 22-35 0-35z">
          <text:p/>
        </draw:path>
        <draw:path draw:style-name="gr8" draw:text-style-name="P5" draw:layer="layout" svg:width="0.033cm" svg:height="0.035cm" svg:x="19.458cm" svg:y="18.57cm" svg:viewBox="0 0 34 36" svg:d="M17 0c-23 0-23 36 0 36 22 0 22-36 0-36z">
          <text:p/>
        </draw:path>
        <draw:path draw:style-name="gr8" draw:text-style-name="P5" draw:layer="layout" svg:width="0.033cm" svg:height="0.034cm" svg:x="19.458cm" svg:y="19.073cm" svg:viewBox="0 0 34 35" svg:d="M17 0c-23 0-23 35 0 35 22 0 22-35 0-35z">
          <text:p/>
        </draw:path>
        <draw:path draw:style-name="gr8" draw:text-style-name="P5" draw:layer="layout" svg:width="0.033cm" svg:height="0.034cm" svg:x="19.458cm" svg:y="19.575cm" svg:viewBox="0 0 34 35" svg:d="M17 0c-23 0-23 35 0 35 22 0 22-35 0-35z">
          <text:p/>
        </draw:path>
        <draw:path draw:style-name="gr8" draw:text-style-name="P5" draw:layer="layout" svg:width="0.033cm" svg:height="0.034cm" svg:x="19.458cm" svg:y="20.077cm" svg:viewBox="0 0 34 35" svg:d="M17 0c-23 0-23 35 0 35 22 0 22-35 0-35z">
          <text:p/>
        </draw:path>
        <draw:path draw:style-name="gr8" draw:text-style-name="P5" draw:layer="layout" svg:width="0.033cm" svg:height="0.034cm" svg:x="19.458cm" svg:y="20.579cm" svg:viewBox="0 0 34 35" svg:d="M17 0c-23 0-23 35 0 35 22 0 22-35 0-35z">
          <text:p/>
        </draw:path>
        <draw:path draw:style-name="gr8" draw:text-style-name="P5" draw:layer="layout" svg:width="0.033cm" svg:height="0.034cm" svg:x="19.957cm" svg:y="16.06cm" svg:viewBox="0 0 34 35" svg:d="M17 0c-23 0-23 35 0 35 22 0 22-35 0-35z">
          <text:p/>
        </draw:path>
        <draw:path draw:style-name="gr8" draw:text-style-name="P5" draw:layer="layout" svg:width="0.033cm" svg:height="0.034cm" svg:x="19.957cm" svg:y="16.562cm" svg:viewBox="0 0 34 35" svg:d="M17 0c-23 0-23 35 0 35 22 0 22-35 0-35z">
          <text:p/>
        </draw:path>
        <draw:path draw:style-name="gr8" draw:text-style-name="P5" draw:layer="layout" svg:width="0.033cm" svg:height="0.034cm" svg:x="19.957cm" svg:y="17.064cm" svg:viewBox="0 0 34 35" svg:d="M17 0c-23 0-23 35 0 35 22 0 22-35 0-35z">
          <text:p/>
        </draw:path>
        <draw:path draw:style-name="gr8" draw:text-style-name="P5" draw:layer="layout" svg:width="0.033cm" svg:height="0.034cm" svg:x="19.957cm" svg:y="17.566cm" svg:viewBox="0 0 34 35" svg:d="M17 0c-23 0-23 35 0 35 22 0 22-35 0-35z">
          <text:p/>
        </draw:path>
        <draw:path draw:style-name="gr8" draw:text-style-name="P5" draw:layer="layout" svg:width="0.033cm" svg:height="0.034cm" svg:x="19.957cm" svg:y="18.068cm" svg:viewBox="0 0 34 35" svg:d="M17 0c-23 0-23 35 0 35 22 0 22-35 0-35z">
          <text:p/>
        </draw:path>
        <draw:path draw:style-name="gr8" draw:text-style-name="P5" draw:layer="layout" svg:width="0.033cm" svg:height="0.035cm" svg:x="19.957cm" svg:y="18.57cm" svg:viewBox="0 0 34 36" svg:d="M17 0c-23 0-23 36 0 36 22 0 22-36 0-36z">
          <text:p/>
        </draw:path>
        <draw:path draw:style-name="gr8" draw:text-style-name="P5" draw:layer="layout" svg:width="0.033cm" svg:height="0.034cm" svg:x="19.957cm" svg:y="19.073cm" svg:viewBox="0 0 34 35" svg:d="M17 0c-23 0-23 35 0 35 22 0 22-35 0-35z">
          <text:p/>
        </draw:path>
        <draw:path draw:style-name="gr8" draw:text-style-name="P5" draw:layer="layout" svg:width="0.033cm" svg:height="0.034cm" svg:x="19.957cm" svg:y="19.575cm" svg:viewBox="0 0 34 35" svg:d="M17 0c-23 0-23 35 0 35 22 0 22-35 0-35z">
          <text:p/>
        </draw:path>
        <draw:path draw:style-name="gr8" draw:text-style-name="P5" draw:layer="layout" svg:width="0.033cm" svg:height="0.034cm" svg:x="19.957cm" svg:y="20.077cm" svg:viewBox="0 0 34 35" svg:d="M17 0c-23 0-23 35 0 35 22 0 22-35 0-35z">
          <text:p/>
        </draw:path>
        <draw:path draw:style-name="gr8" draw:text-style-name="P5" draw:layer="layout" svg:width="0.033cm" svg:height="0.034cm" svg:x="19.957cm" svg:y="20.579cm" svg:viewBox="0 0 34 35" svg:d="M17 0c-23 0-23 35 0 35 22 0 22-35 0-35z">
          <text:p/>
        </draw:path>
        <draw:path draw:style-name="gr8" draw:text-style-name="P5" draw:layer="layout" svg:width="0.032cm" svg:height="0.034cm" svg:x="20.457cm" svg:y="16.06cm" svg:viewBox="0 0 33 35" svg:d="M16 0c-21 0-21 35 0 35 23 0 23-35 0-35z">
          <text:p/>
        </draw:path>
        <draw:path draw:style-name="gr8" draw:text-style-name="P5" draw:layer="layout" svg:width="0.032cm" svg:height="0.034cm" svg:x="20.457cm" svg:y="16.562cm" svg:viewBox="0 0 33 35" svg:d="M16 0c-21 0-21 35 0 35 23 0 23-35 0-35z">
          <text:p/>
        </draw:path>
        <draw:path draw:style-name="gr8" draw:text-style-name="P5" draw:layer="layout" svg:width="0.032cm" svg:height="0.034cm" svg:x="20.457cm" svg:y="17.064cm" svg:viewBox="0 0 33 35" svg:d="M16 0c-21 0-21 35 0 35 23 0 23-35 0-35z">
          <text:p/>
        </draw:path>
        <draw:path draw:style-name="gr8" draw:text-style-name="P5" draw:layer="layout" svg:width="0.032cm" svg:height="0.034cm" svg:x="20.457cm" svg:y="17.566cm" svg:viewBox="0 0 33 35" svg:d="M16 0c-21 0-21 35 0 35 23 0 23-35 0-35z">
          <text:p/>
        </draw:path>
        <draw:path draw:style-name="gr8" draw:text-style-name="P5" draw:layer="layout" svg:width="0.032cm" svg:height="0.034cm" svg:x="20.457cm" svg:y="18.068cm" svg:viewBox="0 0 33 35" svg:d="M16 0c-21 0-21 35 0 35 23 0 23-35 0-35z">
          <text:p/>
        </draw:path>
        <draw:path draw:style-name="gr8" draw:text-style-name="P5" draw:layer="layout" svg:width="0.032cm" svg:height="0.035cm" svg:x="20.457cm" svg:y="18.57cm" svg:viewBox="0 0 33 36" svg:d="M16 0c-21 0-21 36 0 36 23 0 23-36 0-36z">
          <text:p/>
        </draw:path>
        <draw:path draw:style-name="gr8" draw:text-style-name="P5" draw:layer="layout" svg:width="0.032cm" svg:height="0.034cm" svg:x="20.457cm" svg:y="19.073cm" svg:viewBox="0 0 33 35" svg:d="M16 0c-21 0-21 35 0 35 23 0 23-35 0-35z">
          <text:p/>
        </draw:path>
        <draw:path draw:style-name="gr8" draw:text-style-name="P5" draw:layer="layout" svg:width="0.032cm" svg:height="0.034cm" svg:x="20.457cm" svg:y="19.575cm" svg:viewBox="0 0 33 35" svg:d="M16 0c-21 0-21 35 0 35 23 0 23-35 0-35z">
          <text:p/>
        </draw:path>
        <draw:path draw:style-name="gr8" draw:text-style-name="P5" draw:layer="layout" svg:width="0.032cm" svg:height="0.034cm" svg:x="20.457cm" svg:y="20.077cm" svg:viewBox="0 0 33 35" svg:d="M16 0c-21 0-21 35 0 35 23 0 23-35 0-35z">
          <text:p/>
        </draw:path>
        <draw:path draw:style-name="gr8" draw:text-style-name="P5" draw:layer="layout" svg:width="0.032cm" svg:height="0.034cm" svg:x="20.457cm" svg:y="20.579cm" svg:viewBox="0 0 33 35" svg:d="M16 0c-21 0-21 35 0 35 23 0 23-35 0-35z">
          <text:p/>
        </draw:path>
        <draw:path draw:style-name="gr8" draw:text-style-name="P5" draw:layer="layout" svg:width="0.034cm" svg:height="0.034cm" svg:x="20.955cm" svg:y="16.06cm" svg:viewBox="0 0 35 35" svg:d="M17 0c-23 0-23 35 0 35s23-35 0-35z">
          <text:p/>
        </draw:path>
        <draw:path draw:style-name="gr8" draw:text-style-name="P5" draw:layer="layout" svg:width="0.034cm" svg:height="0.034cm" svg:x="20.955cm" svg:y="16.562cm" svg:viewBox="0 0 35 35" svg:d="M17 0c-23 0-23 35 0 35s23-35 0-35z">
          <text:p/>
        </draw:path>
        <draw:path draw:style-name="gr8" draw:text-style-name="P5" draw:layer="layout" svg:width="0.034cm" svg:height="0.034cm" svg:x="20.955cm" svg:y="17.064cm" svg:viewBox="0 0 35 35" svg:d="M17 0c-23 0-23 35 0 35s23-35 0-35z">
          <text:p/>
        </draw:path>
        <draw:path draw:style-name="gr8" draw:text-style-name="P5" draw:layer="layout" svg:width="0.034cm" svg:height="0.034cm" svg:x="20.955cm" svg:y="17.566cm" svg:viewBox="0 0 35 35" svg:d="M17 0c-23 0-23 35 0 35s23-35 0-35z">
          <text:p/>
        </draw:path>
        <draw:path draw:style-name="gr8" draw:text-style-name="P5" draw:layer="layout" svg:width="0.034cm" svg:height="0.034cm" svg:x="20.955cm" svg:y="18.068cm" svg:viewBox="0 0 35 35" svg:d="M17 0c-23 0-23 35 0 35s23-35 0-35z">
          <text:p/>
        </draw:path>
        <draw:path draw:style-name="gr8" draw:text-style-name="P5" draw:layer="layout" svg:width="0.034cm" svg:height="0.035cm" svg:x="20.955cm" svg:y="18.57cm" svg:viewBox="0 0 35 36" svg:d="M17 0c-23 0-23 36 0 36s23-36 0-36z">
          <text:p/>
        </draw:path>
        <draw:path draw:style-name="gr8" draw:text-style-name="P5" draw:layer="layout" svg:width="0.034cm" svg:height="0.034cm" svg:x="20.955cm" svg:y="19.073cm" svg:viewBox="0 0 35 35" svg:d="M17 0c-23 0-23 35 0 35s23-35 0-35z">
          <text:p/>
        </draw:path>
        <draw:path draw:style-name="gr8" draw:text-style-name="P5" draw:layer="layout" svg:width="0.034cm" svg:height="0.034cm" svg:x="20.955cm" svg:y="19.575cm" svg:viewBox="0 0 35 35" svg:d="M17 0c-23 0-23 35 0 35s23-35 0-35z">
          <text:p/>
        </draw:path>
        <draw:path draw:style-name="gr8" draw:text-style-name="P5" draw:layer="layout" svg:width="0.034cm" svg:height="0.034cm" svg:x="20.955cm" svg:y="20.077cm" svg:viewBox="0 0 35 35" svg:d="M17 0c-23 0-23 35 0 35s23-35 0-35z">
          <text:p/>
        </draw:path>
        <draw:path draw:style-name="gr8" draw:text-style-name="P5" draw:layer="layout" svg:width="0.034cm" svg:height="0.034cm" svg:x="20.955cm" svg:y="20.579cm" svg:viewBox="0 0 35 35" svg:d="M17 0c-23 0-23 35 0 35s23-35 0-35z">
          <text:p/>
        </draw:path>
        <draw:path draw:style-name="gr8" draw:text-style-name="P5" draw:layer="layout" svg:width="0.033cm" svg:height="0.034cm" svg:x="21.454cm" svg:y="16.06cm" svg:viewBox="0 0 34 35" svg:d="M17 0c-23 0-23 35 0 35 22 0 22-35 0-35z">
          <text:p/>
        </draw:path>
        <draw:path draw:style-name="gr8" draw:text-style-name="P5" draw:layer="layout" svg:width="0.033cm" svg:height="0.034cm" svg:x="21.454cm" svg:y="16.562cm" svg:viewBox="0 0 34 35" svg:d="M17 0c-23 0-23 35 0 35 22 0 22-35 0-35z">
          <text:p/>
        </draw:path>
        <draw:path draw:style-name="gr8" draw:text-style-name="P5" draw:layer="layout" svg:width="0.033cm" svg:height="0.034cm" svg:x="21.454cm" svg:y="17.064cm" svg:viewBox="0 0 34 35" svg:d="M17 0c-23 0-23 35 0 35 22 0 22-35 0-35z">
          <text:p/>
        </draw:path>
        <draw:path draw:style-name="gr8" draw:text-style-name="P5" draw:layer="layout" svg:width="0.033cm" svg:height="0.034cm" svg:x="21.454cm" svg:y="17.566cm" svg:viewBox="0 0 34 35" svg:d="M17 0c-23 0-23 35 0 35 22 0 22-35 0-35z">
          <text:p/>
        </draw:path>
        <draw:path draw:style-name="gr8" draw:text-style-name="P5" draw:layer="layout" svg:width="0.033cm" svg:height="0.034cm" svg:x="21.454cm" svg:y="18.068cm" svg:viewBox="0 0 34 35" svg:d="M17 0c-23 0-23 35 0 35 22 0 22-35 0-35z">
          <text:p/>
        </draw:path>
        <draw:path draw:style-name="gr8" draw:text-style-name="P5" draw:layer="layout" svg:width="0.033cm" svg:height="0.035cm" svg:x="21.454cm" svg:y="18.57cm" svg:viewBox="0 0 34 36" svg:d="M17 0c-23 0-23 36 0 36 22 0 22-36 0-36z">
          <text:p/>
        </draw:path>
        <draw:path draw:style-name="gr8" draw:text-style-name="P5" draw:layer="layout" svg:width="0.033cm" svg:height="0.034cm" svg:x="21.454cm" svg:y="19.073cm" svg:viewBox="0 0 34 35" svg:d="M17 0c-23 0-23 35 0 35 22 0 22-35 0-35z">
          <text:p/>
        </draw:path>
        <draw:path draw:style-name="gr8" draw:text-style-name="P5" draw:layer="layout" svg:width="0.033cm" svg:height="0.034cm" svg:x="21.454cm" svg:y="19.575cm" svg:viewBox="0 0 34 35" svg:d="M17 0c-23 0-23 35 0 35 22 0 22-35 0-35z">
          <text:p/>
        </draw:path>
        <draw:path draw:style-name="gr8" draw:text-style-name="P5" draw:layer="layout" svg:width="0.033cm" svg:height="0.034cm" svg:x="21.454cm" svg:y="20.077cm" svg:viewBox="0 0 34 35" svg:d="M17 0c-23 0-23 35 0 35 22 0 22-35 0-35z">
          <text:p/>
        </draw:path>
        <draw:path draw:style-name="gr8" draw:text-style-name="P5" draw:layer="layout" svg:width="0.033cm" svg:height="0.034cm" svg:x="21.454cm" svg:y="20.579cm" svg:viewBox="0 0 34 35" svg:d="M17 0c-23 0-23 35 0 35 22 0 22-35 0-35z">
          <text:p/>
        </draw:path>
        <draw:path draw:style-name="gr8" draw:text-style-name="P5" draw:layer="layout" svg:width="0.033cm" svg:height="0.034cm" svg:x="21.953cm" svg:y="16.06cm" svg:viewBox="0 0 34 35" svg:d="M17 0c-23 0-23 35 0 35 22 0 22-35 0-35z">
          <text:p/>
        </draw:path>
        <draw:path draw:style-name="gr8" draw:text-style-name="P5" draw:layer="layout" svg:width="0.033cm" svg:height="0.034cm" svg:x="21.953cm" svg:y="16.562cm" svg:viewBox="0 0 34 35" svg:d="M17 0c-23 0-23 35 0 35 22 0 22-35 0-35z">
          <text:p/>
        </draw:path>
        <draw:path draw:style-name="gr8" draw:text-style-name="P5" draw:layer="layout" svg:width="0.033cm" svg:height="0.034cm" svg:x="21.953cm" svg:y="17.064cm" svg:viewBox="0 0 34 35" svg:d="M17 0c-23 0-23 35 0 35 22 0 22-35 0-35z">
          <text:p/>
        </draw:path>
        <draw:path draw:style-name="gr8" draw:text-style-name="P5" draw:layer="layout" svg:width="0.033cm" svg:height="0.034cm" svg:x="21.953cm" svg:y="17.566cm" svg:viewBox="0 0 34 35" svg:d="M17 0c-23 0-23 35 0 35 22 0 22-35 0-35z">
          <text:p/>
        </draw:path>
        <draw:path draw:style-name="gr8" draw:text-style-name="P5" draw:layer="layout" svg:width="0.033cm" svg:height="0.034cm" svg:x="21.953cm" svg:y="18.068cm" svg:viewBox="0 0 34 35" svg:d="M17 0c-23 0-23 35 0 35 22 0 22-35 0-35z">
          <text:p/>
        </draw:path>
        <draw:path draw:style-name="gr8" draw:text-style-name="P5" draw:layer="layout" svg:width="0.033cm" svg:height="0.035cm" svg:x="21.953cm" svg:y="18.57cm" svg:viewBox="0 0 34 36" svg:d="M17 0c-23 0-23 36 0 36 22 0 22-36 0-36z">
          <text:p/>
        </draw:path>
        <draw:path draw:style-name="gr8" draw:text-style-name="P5" draw:layer="layout" svg:width="0.033cm" svg:height="0.034cm" svg:x="21.953cm" svg:y="19.073cm" svg:viewBox="0 0 34 35" svg:d="M17 0c-23 0-23 35 0 35 22 0 22-35 0-35z">
          <text:p/>
        </draw:path>
        <draw:path draw:style-name="gr8" draw:text-style-name="P5" draw:layer="layout" svg:width="0.033cm" svg:height="0.034cm" svg:x="21.953cm" svg:y="19.575cm" svg:viewBox="0 0 34 35" svg:d="M17 0c-23 0-23 35 0 35 22 0 22-35 0-35z">
          <text:p/>
        </draw:path>
        <draw:path draw:style-name="gr8" draw:text-style-name="P5" draw:layer="layout" svg:width="0.033cm" svg:height="0.034cm" svg:x="21.953cm" svg:y="20.077cm" svg:viewBox="0 0 34 35" svg:d="M17 0c-23 0-23 35 0 35 22 0 22-35 0-35z">
          <text:p/>
        </draw:path>
        <draw:path draw:style-name="gr8" draw:text-style-name="P5" draw:layer="layout" svg:width="0.033cm" svg:height="0.034cm" svg:x="21.953cm" svg:y="20.579cm" svg:viewBox="0 0 34 35" svg:d="M17 0c-23 0-23 35 0 35 22 0 22-35 0-35z">
          <text:p/>
        </draw:path>
        <draw:frame draw:style-name="gr42" draw:text-style-name="P6" draw:layer="layout" svg:width="1.09cm" svg:height="0.671cm" svg:x="18.185cm" svg:y="15.876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</draw:page>
      <draw:page draw:name="page13" draw:style-name="dp1" draw:master-page-name="master-page3">
        <draw:frame draw:style-name="gr108" draw:text-style-name="P29" draw:layer="layout" svg:width="4.625cm" svg:height="2.837cm" svg:x="18.424cm" svg:y="5.857cm">
          <draw:text-box>
            <text:p text:style-name="P2"><text:span text:style-name="T22">AGENDA</text:span></text:p>
            <text:p text:style-name="P2"><text:span text:style-name="T22"><text:s/></text:span><text:span text:style-name="T22">2022</text:span></text:p>
          </draw:text-box>
        </draw:frame>
        <draw:polygon draw:style-name="gr109" draw:text-style-name="P30" draw:layer="layout" svg:width="5.531cm" svg:height="0.117cm" svg:x="17.553cm" svg:y="5.739cm" svg:viewBox="0 0 5532 118" draw:points="0,118 5532,118 5532,0 0,0">
          <text:p/>
        </draw:polygon>
        <draw:path draw:style-name="gr110" draw:text-style-name="P31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11" draw:text-style-name="P31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12" draw:text-style-name="P31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13" draw:text-style-name="P32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69cm" svg:height="0.398cm" svg:x="1.369cm" svg:y="1.373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4cm" svg:y1="2.661cm" svg:x2="13.958cm" svg:y2="2.661cm">
          <text:p/>
        </draw:line>
        <draw:line draw:style-name="gr7" draw:text-style-name="P1" draw:layer="layout" svg:x1="0.704cm" svg:y1="3.526cm" svg:x2="13.958cm" svg:y2="3.526cm">
          <text:p/>
        </draw:line>
        <draw:line draw:style-name="gr7" draw:text-style-name="P1" draw:layer="layout" svg:x1="0.704cm" svg:y1="4.393cm" svg:x2="13.958cm" svg:y2="4.393cm">
          <text:p/>
        </draw:line>
        <draw:line draw:style-name="gr7" draw:text-style-name="P1" draw:layer="layout" svg:x1="0.704cm" svg:y1="5.258cm" svg:x2="13.958cm" svg:y2="5.258cm">
          <text:p/>
        </draw:line>
        <draw:line draw:style-name="gr7" draw:text-style-name="P1" draw:layer="layout" svg:x1="0.704cm" svg:y1="6.125cm" svg:x2="13.958cm" svg:y2="6.125cm">
          <text:p/>
        </draw:line>
        <draw:line draw:style-name="gr7" draw:text-style-name="P1" draw:layer="layout" svg:x1="0.704cm" svg:y1="6.992cm" svg:x2="13.958cm" svg:y2="6.992cm">
          <text:p/>
        </draw:line>
        <draw:line draw:style-name="gr7" draw:text-style-name="P1" draw:layer="layout" svg:x1="0.704cm" svg:y1="7.857cm" svg:x2="13.958cm" svg:y2="7.857cm">
          <text:p/>
        </draw:line>
        <draw:line draw:style-name="gr7" draw:text-style-name="P1" draw:layer="layout" svg:x1="0.704cm" svg:y1="8.723cm" svg:x2="13.958cm" svg:y2="8.723cm">
          <text:p/>
        </draw:line>
        <draw:line draw:style-name="gr7" draw:text-style-name="P1" draw:layer="layout" svg:x1="0.704cm" svg:y1="9.589cm" svg:x2="13.958cm" svg:y2="9.589cm">
          <text:p/>
        </draw:line>
        <draw:line draw:style-name="gr7" draw:text-style-name="P1" draw:layer="layout" svg:x1="0.704cm" svg:y1="10.455cm" svg:x2="13.958cm" svg:y2="10.455cm">
          <text:p/>
        </draw:line>
        <draw:line draw:style-name="gr7" draw:text-style-name="P1" draw:layer="layout" svg:x1="0.704cm" svg:y1="11.322cm" svg:x2="13.958cm" svg:y2="11.322cm">
          <text:p/>
        </draw:line>
        <draw:line draw:style-name="gr7" draw:text-style-name="P1" draw:layer="layout" svg:x1="0.704cm" svg:y1="12.187cm" svg:x2="13.958cm" svg:y2="12.187cm">
          <text:p/>
        </draw:line>
        <draw:line draw:style-name="gr7" draw:text-style-name="P1" draw:layer="layout" svg:x1="0.704cm" svg:y1="13.053cm" svg:x2="13.958cm" svg:y2="13.053cm">
          <text:p/>
        </draw:line>
        <draw:line draw:style-name="gr7" draw:text-style-name="P1" draw:layer="layout" svg:x1="0.704cm" svg:y1="13.92cm" svg:x2="13.958cm" svg:y2="13.92cm">
          <text:p/>
        </draw:line>
        <draw:line draw:style-name="gr5" draw:text-style-name="P4" draw:layer="layout" svg:x1="0.71cm" svg:y1="1.963cm" svg:x2="13.96cm" svg:y2="1.963cm">
          <text:p/>
        </draw:line>
        <draw:frame draw:style-name="gr6" draw:text-style-name="P3" draw:layer="layout" svg:width="2.869cm" svg:height="0.398cm" svg:x="1.37cm" svg:y="1.374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5cm" svg:y="16.067cm" svg:viewBox="0 0 35 35" svg:d="M17 0c-23 0-23 35 0 35s23-35 0-35z">
          <text:p/>
        </draw:path>
        <draw:path draw:style-name="gr8" draw:text-style-name="P5" draw:layer="layout" svg:width="0.034cm" svg:height="0.034cm" svg:x="1.5cm" svg:y="16.569cm" svg:viewBox="0 0 35 35" svg:d="M17 0c-23 0-23 35 0 35s23-35 0-35z">
          <text:p/>
        </draw:path>
        <draw:path draw:style-name="gr8" draw:text-style-name="P5" draw:layer="layout" svg:width="0.034cm" svg:height="0.034cm" svg:x="1.5cm" svg:y="17.071cm" svg:viewBox="0 0 35 35" svg:d="M17 0c-23 0-23 35 0 35s23-35 0-35z">
          <text:p/>
        </draw:path>
        <draw:path draw:style-name="gr8" draw:text-style-name="P5" draw:layer="layout" svg:width="0.034cm" svg:height="0.034cm" svg:x="1.5cm" svg:y="17.573cm" svg:viewBox="0 0 35 35" svg:d="M17 0c-23 0-23 35 0 35s23-35 0-35z">
          <text:p/>
        </draw:path>
        <draw:path draw:style-name="gr8" draw:text-style-name="P5" draw:layer="layout" svg:width="0.034cm" svg:height="0.034cm" svg:x="1.5cm" svg:y="18.075cm" svg:viewBox="0 0 35 35" svg:d="M17 0c-23 0-23 35 0 35s23-35 0-35z">
          <text:p/>
        </draw:path>
        <draw:path draw:style-name="gr8" draw:text-style-name="P5" draw:layer="layout" svg:width="0.034cm" svg:height="0.035cm" svg:x="1.5cm" svg:y="18.577cm" svg:viewBox="0 0 35 36" svg:d="M17 0c-23 0-23 36 0 36s23-36 0-36z">
          <text:p/>
        </draw:path>
        <draw:path draw:style-name="gr8" draw:text-style-name="P5" draw:layer="layout" svg:width="0.034cm" svg:height="0.034cm" svg:x="1.5cm" svg:y="19.08cm" svg:viewBox="0 0 35 35" svg:d="M17 0c-23 0-23 35 0 35s23-35 0-35z">
          <text:p/>
        </draw:path>
        <draw:path draw:style-name="gr8" draw:text-style-name="P5" draw:layer="layout" svg:width="0.034cm" svg:height="0.034cm" svg:x="1.5cm" svg:y="19.582cm" svg:viewBox="0 0 35 35" svg:d="M17 0c-23 0-23 35 0 35s23-35 0-35z">
          <text:p/>
        </draw:path>
        <draw:path draw:style-name="gr8" draw:text-style-name="P5" draw:layer="layout" svg:width="0.034cm" svg:height="0.034cm" svg:x="1.5cm" svg:y="20.084cm" svg:viewBox="0 0 35 35" svg:d="M17 0c-23 0-23 35 0 35s23-35 0-35z">
          <text:p/>
        </draw:path>
        <draw:path draw:style-name="gr8" draw:text-style-name="P5" draw:layer="layout" svg:width="0.034cm" svg:height="0.034cm" svg:x="1.5cm" svg:y="20.586cm" svg:viewBox="0 0 35 35" svg:d="M17 0c-23 0-23 35 0 35s23-35 0-35z">
          <text:p/>
        </draw:path>
        <draw:path draw:style-name="gr8" draw:text-style-name="P5" draw:layer="layout" svg:width="0.033cm" svg:height="0.034cm" svg:x="1.999cm" svg:y="16.067cm" svg:viewBox="0 0 34 35" svg:d="M17 0c-23 0-23 35 0 35 22 0 22-35 0-35z">
          <text:p/>
        </draw:path>
        <draw:path draw:style-name="gr8" draw:text-style-name="P5" draw:layer="layout" svg:width="0.033cm" svg:height="0.034cm" svg:x="1.999cm" svg:y="16.569cm" svg:viewBox="0 0 34 35" svg:d="M17 0c-23 0-23 35 0 35 22 0 22-35 0-35z">
          <text:p/>
        </draw:path>
        <draw:path draw:style-name="gr8" draw:text-style-name="P5" draw:layer="layout" svg:width="0.033cm" svg:height="0.034cm" svg:x="1.999cm" svg:y="17.071cm" svg:viewBox="0 0 34 35" svg:d="M17 0c-23 0-23 35 0 35 22 0 22-35 0-35z">
          <text:p/>
        </draw:path>
        <draw:path draw:style-name="gr8" draw:text-style-name="P5" draw:layer="layout" svg:width="0.033cm" svg:height="0.034cm" svg:x="1.999cm" svg:y="17.573cm" svg:viewBox="0 0 34 35" svg:d="M17 0c-23 0-23 35 0 35 22 0 22-35 0-35z">
          <text:p/>
        </draw:path>
        <draw:path draw:style-name="gr8" draw:text-style-name="P5" draw:layer="layout" svg:width="0.033cm" svg:height="0.034cm" svg:x="1.999cm" svg:y="18.075cm" svg:viewBox="0 0 34 35" svg:d="M17 0c-23 0-23 35 0 35 22 0 22-35 0-35z">
          <text:p/>
        </draw:path>
        <draw:path draw:style-name="gr8" draw:text-style-name="P5" draw:layer="layout" svg:width="0.033cm" svg:height="0.035cm" svg:x="1.999cm" svg:y="18.577cm" svg:viewBox="0 0 34 36" svg:d="M17 0c-23 0-23 36 0 36 22 0 22-36 0-36z">
          <text:p/>
        </draw:path>
        <draw:path draw:style-name="gr8" draw:text-style-name="P5" draw:layer="layout" svg:width="0.033cm" svg:height="0.034cm" svg:x="1.999cm" svg:y="19.08cm" svg:viewBox="0 0 34 35" svg:d="M17 0c-23 0-23 35 0 35 22 0 22-35 0-35z">
          <text:p/>
        </draw:path>
        <draw:path draw:style-name="gr8" draw:text-style-name="P5" draw:layer="layout" svg:width="0.033cm" svg:height="0.034cm" svg:x="1.999cm" svg:y="19.582cm" svg:viewBox="0 0 34 35" svg:d="M17 0c-23 0-23 35 0 35 22 0 22-35 0-35z">
          <text:p/>
        </draw:path>
        <draw:path draw:style-name="gr8" draw:text-style-name="P5" draw:layer="layout" svg:width="0.033cm" svg:height="0.034cm" svg:x="1.999cm" svg:y="20.084cm" svg:viewBox="0 0 34 35" svg:d="M17 0c-23 0-23 35 0 35 22 0 22-35 0-35z">
          <text:p/>
        </draw:path>
        <draw:path draw:style-name="gr8" draw:text-style-name="P5" draw:layer="layout" svg:width="0.033cm" svg:height="0.034cm" svg:x="1.999cm" svg:y="20.586cm" svg:viewBox="0 0 34 35" svg:d="M17 0c-23 0-23 35 0 35 22 0 22-35 0-35z">
          <text:p/>
        </draw:path>
        <draw:path draw:style-name="gr8" draw:text-style-name="P5" draw:layer="layout" svg:width="0.033cm" svg:height="0.034cm" svg:x="2.498cm" svg:y="16.067cm" svg:viewBox="0 0 34 35" svg:d="M17 0c-23 0-23 35 0 35 22 0 23-35 0-35z">
          <text:p/>
        </draw:path>
        <draw:path draw:style-name="gr8" draw:text-style-name="P5" draw:layer="layout" svg:width="0.033cm" svg:height="0.034cm" svg:x="2.498cm" svg:y="16.569cm" svg:viewBox="0 0 34 35" svg:d="M17 0c-23 0-23 35 0 35 22 0 23-35 0-35z">
          <text:p/>
        </draw:path>
        <draw:path draw:style-name="gr8" draw:text-style-name="P5" draw:layer="layout" svg:width="0.033cm" svg:height="0.034cm" svg:x="2.498cm" svg:y="17.071cm" svg:viewBox="0 0 34 35" svg:d="M17 0c-23 0-23 35 0 35 22 0 23-35 0-35z">
          <text:p/>
        </draw:path>
        <draw:path draw:style-name="gr8" draw:text-style-name="P5" draw:layer="layout" svg:width="0.033cm" svg:height="0.034cm" svg:x="2.498cm" svg:y="17.573cm" svg:viewBox="0 0 34 35" svg:d="M17 0c-23 0-23 35 0 35 22 0 23-35 0-35z">
          <text:p/>
        </draw:path>
        <draw:path draw:style-name="gr8" draw:text-style-name="P5" draw:layer="layout" svg:width="0.033cm" svg:height="0.034cm" svg:x="2.498cm" svg:y="18.075cm" svg:viewBox="0 0 34 35" svg:d="M17 0c-23 0-23 35 0 35 22 0 23-35 0-35z">
          <text:p/>
        </draw:path>
        <draw:path draw:style-name="gr8" draw:text-style-name="P5" draw:layer="layout" svg:width="0.033cm" svg:height="0.035cm" svg:x="2.498cm" svg:y="18.577cm" svg:viewBox="0 0 34 36" svg:d="M17 0c-23 0-23 36 0 36 22 0 23-36 0-36z">
          <text:p/>
        </draw:path>
        <draw:path draw:style-name="gr8" draw:text-style-name="P5" draw:layer="layout" svg:width="0.033cm" svg:height="0.034cm" svg:x="2.498cm" svg:y="19.08cm" svg:viewBox="0 0 34 35" svg:d="M17 0c-23 0-23 35 0 35 22 0 23-35 0-35z">
          <text:p/>
        </draw:path>
        <draw:path draw:style-name="gr8" draw:text-style-name="P5" draw:layer="layout" svg:width="0.033cm" svg:height="0.034cm" svg:x="2.498cm" svg:y="19.582cm" svg:viewBox="0 0 34 35" svg:d="M17 0c-23 0-23 35 0 35 22 0 23-35 0-35z">
          <text:p/>
        </draw:path>
        <draw:path draw:style-name="gr8" draw:text-style-name="P5" draw:layer="layout" svg:width="0.033cm" svg:height="0.034cm" svg:x="2.498cm" svg:y="20.084cm" svg:viewBox="0 0 34 35" svg:d="M17 0c-23 0-23 35 0 35 22 0 23-35 0-35z">
          <text:p/>
        </draw:path>
        <draw:path draw:style-name="gr8" draw:text-style-name="P5" draw:layer="layout" svg:width="0.033cm" svg:height="0.034cm" svg:x="2.498cm" svg:y="20.586cm" svg:viewBox="0 0 34 35" svg:d="M17 0c-23 0-23 35 0 35 22 0 23-35 0-35z">
          <text:p/>
        </draw:path>
        <draw:path draw:style-name="gr8" draw:text-style-name="P5" draw:layer="layout" svg:width="0.032cm" svg:height="0.034cm" svg:x="2.996cm" svg:y="16.067cm" svg:viewBox="0 0 33 35" svg:d="M16 0c-21 0-21 35 0 35 23 0 23-35 0-35z">
          <text:p/>
        </draw:path>
        <draw:path draw:style-name="gr8" draw:text-style-name="P5" draw:layer="layout" svg:width="0.032cm" svg:height="0.034cm" svg:x="2.996cm" svg:y="16.569cm" svg:viewBox="0 0 33 35" svg:d="M16 0c-21 0-21 35 0 35 23 0 23-35 0-35z">
          <text:p/>
        </draw:path>
        <draw:path draw:style-name="gr8" draw:text-style-name="P5" draw:layer="layout" svg:width="0.032cm" svg:height="0.034cm" svg:x="2.996cm" svg:y="17.071cm" svg:viewBox="0 0 33 35" svg:d="M16 0c-21 0-21 35 0 35 23 0 23-35 0-35z">
          <text:p/>
        </draw:path>
        <draw:path draw:style-name="gr8" draw:text-style-name="P5" draw:layer="layout" svg:width="0.032cm" svg:height="0.034cm" svg:x="2.996cm" svg:y="17.573cm" svg:viewBox="0 0 33 35" svg:d="M16 0c-21 0-21 35 0 35 23 0 23-35 0-35z">
          <text:p/>
        </draw:path>
        <draw:path draw:style-name="gr8" draw:text-style-name="P5" draw:layer="layout" svg:width="0.032cm" svg:height="0.034cm" svg:x="2.996cm" svg:y="18.075cm" svg:viewBox="0 0 33 35" svg:d="M16 0c-21 0-21 35 0 35 23 0 23-35 0-35z">
          <text:p/>
        </draw:path>
        <draw:path draw:style-name="gr8" draw:text-style-name="P5" draw:layer="layout" svg:width="0.032cm" svg:height="0.035cm" svg:x="2.996cm" svg:y="18.577cm" svg:viewBox="0 0 33 36" svg:d="M16 0c-21 0-21 36 0 36 23 0 23-36 0-36z">
          <text:p/>
        </draw:path>
        <draw:path draw:style-name="gr8" draw:text-style-name="P5" draw:layer="layout" svg:width="0.032cm" svg:height="0.034cm" svg:x="2.996cm" svg:y="19.08cm" svg:viewBox="0 0 33 35" svg:d="M16 0c-21 0-21 35 0 35 23 0 23-35 0-35z">
          <text:p/>
        </draw:path>
        <draw:path draw:style-name="gr8" draw:text-style-name="P5" draw:layer="layout" svg:width="0.032cm" svg:height="0.034cm" svg:x="2.996cm" svg:y="19.582cm" svg:viewBox="0 0 33 35" svg:d="M16 0c-21 0-21 35 0 35 23 0 23-35 0-35z">
          <text:p/>
        </draw:path>
        <draw:path draw:style-name="gr8" draw:text-style-name="P5" draw:layer="layout" svg:width="0.032cm" svg:height="0.034cm" svg:x="2.996cm" svg:y="20.084cm" svg:viewBox="0 0 33 35" svg:d="M16 0c-21 0-21 35 0 35 23 0 23-35 0-35z">
          <text:p/>
        </draw:path>
        <draw:path draw:style-name="gr8" draw:text-style-name="P5" draw:layer="layout" svg:width="0.032cm" svg:height="0.034cm" svg:x="2.996cm" svg:y="20.586cm" svg:viewBox="0 0 33 35" svg:d="M16 0c-21 0-21 35 0 35 23 0 23-35 0-35z">
          <text:p/>
        </draw:path>
        <draw:path draw:style-name="gr8" draw:text-style-name="P5" draw:layer="layout" svg:width="0.033cm" svg:height="0.034cm" svg:x="3.495cm" svg:y="16.067cm" svg:viewBox="0 0 34 35" svg:d="M17 0c-23 0-23 35 0 35 22 0 23-35 0-35z">
          <text:p/>
        </draw:path>
        <draw:path draw:style-name="gr8" draw:text-style-name="P5" draw:layer="layout" svg:width="0.033cm" svg:height="0.034cm" svg:x="3.495cm" svg:y="16.569cm" svg:viewBox="0 0 34 35" svg:d="M17 0c-23 0-23 35 0 35 22 0 23-35 0-35z">
          <text:p/>
        </draw:path>
        <draw:path draw:style-name="gr8" draw:text-style-name="P5" draw:layer="layout" svg:width="0.033cm" svg:height="0.034cm" svg:x="3.495cm" svg:y="17.071cm" svg:viewBox="0 0 34 35" svg:d="M17 0c-23 0-23 35 0 35 22 0 23-35 0-35z">
          <text:p/>
        </draw:path>
        <draw:path draw:style-name="gr8" draw:text-style-name="P5" draw:layer="layout" svg:width="0.033cm" svg:height="0.034cm" svg:x="3.495cm" svg:y="17.573cm" svg:viewBox="0 0 34 35" svg:d="M17 0c-23 0-23 35 0 35 22 0 23-35 0-35z">
          <text:p/>
        </draw:path>
        <draw:path draw:style-name="gr8" draw:text-style-name="P5" draw:layer="layout" svg:width="0.033cm" svg:height="0.034cm" svg:x="3.495cm" svg:y="18.075cm" svg:viewBox="0 0 34 35" svg:d="M17 0c-23 0-23 35 0 35 22 0 23-35 0-35z">
          <text:p/>
        </draw:path>
        <draw:path draw:style-name="gr8" draw:text-style-name="P5" draw:layer="layout" svg:width="0.033cm" svg:height="0.035cm" svg:x="3.495cm" svg:y="18.577cm" svg:viewBox="0 0 34 36" svg:d="M17 0c-23 0-23 36 0 36 22 0 23-36 0-36z">
          <text:p/>
        </draw:path>
        <draw:path draw:style-name="gr8" draw:text-style-name="P5" draw:layer="layout" svg:width="0.033cm" svg:height="0.034cm" svg:x="3.495cm" svg:y="19.08cm" svg:viewBox="0 0 34 35" svg:d="M17 0c-23 0-23 35 0 35 22 0 23-35 0-35z">
          <text:p/>
        </draw:path>
        <draw:path draw:style-name="gr8" draw:text-style-name="P5" draw:layer="layout" svg:width="0.033cm" svg:height="0.034cm" svg:x="3.495cm" svg:y="19.582cm" svg:viewBox="0 0 34 35" svg:d="M17 0c-23 0-23 35 0 35 22 0 23-35 0-35z">
          <text:p/>
        </draw:path>
        <draw:path draw:style-name="gr8" draw:text-style-name="P5" draw:layer="layout" svg:width="0.033cm" svg:height="0.034cm" svg:x="3.495cm" svg:y="20.084cm" svg:viewBox="0 0 34 35" svg:d="M17 0c-23 0-23 35 0 35 22 0 23-35 0-35z">
          <text:p/>
        </draw:path>
        <draw:path draw:style-name="gr8" draw:text-style-name="P5" draw:layer="layout" svg:width="0.033cm" svg:height="0.034cm" svg:x="3.495cm" svg:y="20.586cm" svg:viewBox="0 0 34 35" svg:d="M17 0c-23 0-23 35 0 35 22 0 23-35 0-35z">
          <text:p/>
        </draw:path>
        <draw:path draw:style-name="gr8" draw:text-style-name="P5" draw:layer="layout" svg:width="0.033cm" svg:height="0.034cm" svg:x="3.995cm" svg:y="16.067cm" svg:viewBox="0 0 34 35" svg:d="M17 0c-23 0-23 35 0 35 22 0 22-35 0-35z">
          <text:p/>
        </draw:path>
        <draw:path draw:style-name="gr8" draw:text-style-name="P5" draw:layer="layout" svg:width="0.033cm" svg:height="0.034cm" svg:x="3.995cm" svg:y="16.569cm" svg:viewBox="0 0 34 35" svg:d="M17 0c-23 0-23 35 0 35 22 0 22-35 0-35z">
          <text:p/>
        </draw:path>
        <draw:path draw:style-name="gr8" draw:text-style-name="P5" draw:layer="layout" svg:width="0.033cm" svg:height="0.034cm" svg:x="3.995cm" svg:y="17.071cm" svg:viewBox="0 0 34 35" svg:d="M17 0c-23 0-23 35 0 35 22 0 22-35 0-35z">
          <text:p/>
        </draw:path>
        <draw:path draw:style-name="gr8" draw:text-style-name="P5" draw:layer="layout" svg:width="0.033cm" svg:height="0.034cm" svg:x="3.995cm" svg:y="17.573cm" svg:viewBox="0 0 34 35" svg:d="M17 0c-23 0-23 35 0 35 22 0 22-35 0-35z">
          <text:p/>
        </draw:path>
        <draw:path draw:style-name="gr8" draw:text-style-name="P5" draw:layer="layout" svg:width="0.033cm" svg:height="0.034cm" svg:x="3.995cm" svg:y="18.075cm" svg:viewBox="0 0 34 35" svg:d="M17 0c-23 0-23 35 0 35 22 0 22-35 0-35z">
          <text:p/>
        </draw:path>
        <draw:path draw:style-name="gr8" draw:text-style-name="P5" draw:layer="layout" svg:width="0.033cm" svg:height="0.035cm" svg:x="3.995cm" svg:y="18.577cm" svg:viewBox="0 0 34 36" svg:d="M17 0c-23 0-23 36 0 36 22 0 22-36 0-36z">
          <text:p/>
        </draw:path>
        <draw:path draw:style-name="gr8" draw:text-style-name="P5" draw:layer="layout" svg:width="0.033cm" svg:height="0.034cm" svg:x="3.995cm" svg:y="19.08cm" svg:viewBox="0 0 34 35" svg:d="M17 0c-23 0-23 35 0 35 22 0 22-35 0-35z">
          <text:p/>
        </draw:path>
        <draw:path draw:style-name="gr8" draw:text-style-name="P5" draw:layer="layout" svg:width="0.033cm" svg:height="0.034cm" svg:x="3.995cm" svg:y="19.582cm" svg:viewBox="0 0 34 35" svg:d="M17 0c-23 0-23 35 0 35 22 0 22-35 0-35z">
          <text:p/>
        </draw:path>
        <draw:path draw:style-name="gr8" draw:text-style-name="P5" draw:layer="layout" svg:width="0.033cm" svg:height="0.034cm" svg:x="3.995cm" svg:y="20.084cm" svg:viewBox="0 0 34 35" svg:d="M17 0c-23 0-23 35 0 35 22 0 22-35 0-35z">
          <text:p/>
        </draw:path>
        <draw:path draw:style-name="gr8" draw:text-style-name="P5" draw:layer="layout" svg:width="0.033cm" svg:height="0.034cm" svg:x="3.995cm" svg:y="20.586cm" svg:viewBox="0 0 34 35" svg:d="M17 0c-23 0-23 35 0 35 22 0 22-35 0-35z">
          <text:p/>
        </draw:path>
        <draw:path draw:style-name="gr8" draw:text-style-name="P5" draw:layer="layout" svg:width="0.034cm" svg:height="0.034cm" svg:x="4.493cm" svg:y="16.067cm" svg:viewBox="0 0 35 35" svg:d="M17 0c-23 0-23 35 0 35s23-35 0-35z">
          <text:p/>
        </draw:path>
        <draw:path draw:style-name="gr8" draw:text-style-name="P5" draw:layer="layout" svg:width="0.034cm" svg:height="0.034cm" svg:x="4.493cm" svg:y="16.569cm" svg:viewBox="0 0 35 35" svg:d="M17 0c-23 0-23 35 0 35s23-35 0-35z">
          <text:p/>
        </draw:path>
        <draw:path draw:style-name="gr8" draw:text-style-name="P5" draw:layer="layout" svg:width="0.034cm" svg:height="0.034cm" svg:x="4.493cm" svg:y="17.071cm" svg:viewBox="0 0 35 35" svg:d="M17 0c-23 0-23 35 0 35s23-35 0-35z">
          <text:p/>
        </draw:path>
        <draw:path draw:style-name="gr8" draw:text-style-name="P5" draw:layer="layout" svg:width="0.034cm" svg:height="0.034cm" svg:x="4.493cm" svg:y="17.573cm" svg:viewBox="0 0 35 35" svg:d="M17 0c-23 0-23 35 0 35s23-35 0-35z">
          <text:p/>
        </draw:path>
        <draw:path draw:style-name="gr8" draw:text-style-name="P5" draw:layer="layout" svg:width="0.034cm" svg:height="0.034cm" svg:x="4.493cm" svg:y="18.075cm" svg:viewBox="0 0 35 35" svg:d="M17 0c-23 0-23 35 0 35s23-35 0-35z">
          <text:p/>
        </draw:path>
        <draw:path draw:style-name="gr8" draw:text-style-name="P5" draw:layer="layout" svg:width="0.034cm" svg:height="0.035cm" svg:x="4.493cm" svg:y="18.577cm" svg:viewBox="0 0 35 36" svg:d="M17 0c-23 0-23 36 0 36s23-36 0-36z">
          <text:p/>
        </draw:path>
        <draw:path draw:style-name="gr8" draw:text-style-name="P5" draw:layer="layout" svg:width="0.034cm" svg:height="0.034cm" svg:x="4.493cm" svg:y="19.08cm" svg:viewBox="0 0 35 35" svg:d="M17 0c-23 0-23 35 0 35s23-35 0-35z">
          <text:p/>
        </draw:path>
        <draw:path draw:style-name="gr8" draw:text-style-name="P5" draw:layer="layout" svg:width="0.034cm" svg:height="0.034cm" svg:x="4.493cm" svg:y="19.582cm" svg:viewBox="0 0 35 35" svg:d="M17 0c-23 0-23 35 0 35s23-35 0-35z">
          <text:p/>
        </draw:path>
        <draw:path draw:style-name="gr8" draw:text-style-name="P5" draw:layer="layout" svg:width="0.034cm" svg:height="0.034cm" svg:x="4.493cm" svg:y="20.084cm" svg:viewBox="0 0 35 35" svg:d="M17 0c-23 0-23 35 0 35s23-35 0-35z">
          <text:p/>
        </draw:path>
        <draw:path draw:style-name="gr8" draw:text-style-name="P5" draw:layer="layout" svg:width="0.034cm" svg:height="0.034cm" svg:x="4.493cm" svg:y="20.586cm" svg:viewBox="0 0 35 35" svg:d="M17 0c-23 0-23 35 0 35s23-35 0-35z">
          <text:p/>
        </draw:path>
        <draw:path draw:style-name="gr8" draw:text-style-name="P5" draw:layer="layout" svg:width="0.033cm" svg:height="0.034cm" svg:x="4.991cm" svg:y="16.067cm" svg:viewBox="0 0 34 35" svg:d="M17 0c-22 0-23 35 0 35s23-35 0-35z">
          <text:p/>
        </draw:path>
        <draw:path draw:style-name="gr8" draw:text-style-name="P5" draw:layer="layout" svg:width="0.033cm" svg:height="0.034cm" svg:x="4.991cm" svg:y="16.569cm" svg:viewBox="0 0 34 35" svg:d="M17 0c-22 0-23 35 0 35s23-35 0-35z">
          <text:p/>
        </draw:path>
        <draw:path draw:style-name="gr8" draw:text-style-name="P5" draw:layer="layout" svg:width="0.033cm" svg:height="0.034cm" svg:x="4.991cm" svg:y="17.071cm" svg:viewBox="0 0 34 35" svg:d="M17 0c-22 0-23 35 0 35s23-35 0-35z">
          <text:p/>
        </draw:path>
        <draw:path draw:style-name="gr8" draw:text-style-name="P5" draw:layer="layout" svg:width="0.033cm" svg:height="0.034cm" svg:x="4.991cm" svg:y="17.573cm" svg:viewBox="0 0 34 35" svg:d="M17 0c-22 0-23 35 0 35s23-35 0-35z">
          <text:p/>
        </draw:path>
        <draw:path draw:style-name="gr8" draw:text-style-name="P5" draw:layer="layout" svg:width="0.033cm" svg:height="0.034cm" svg:x="4.991cm" svg:y="18.075cm" svg:viewBox="0 0 34 35" svg:d="M17 0c-22 0-23 35 0 35s23-35 0-35z">
          <text:p/>
        </draw:path>
        <draw:path draw:style-name="gr8" draw:text-style-name="P5" draw:layer="layout" svg:width="0.033cm" svg:height="0.035cm" svg:x="4.991cm" svg:y="18.577cm" svg:viewBox="0 0 34 36" svg:d="M17 0c-22 0-23 36 0 36s23-36 0-36z">
          <text:p/>
        </draw:path>
        <draw:path draw:style-name="gr8" draw:text-style-name="P5" draw:layer="layout" svg:width="0.033cm" svg:height="0.034cm" svg:x="4.991cm" svg:y="19.08cm" svg:viewBox="0 0 34 35" svg:d="M17 0c-22 0-23 35 0 35s23-35 0-35z">
          <text:p/>
        </draw:path>
        <draw:path draw:style-name="gr8" draw:text-style-name="P5" draw:layer="layout" svg:width="0.033cm" svg:height="0.034cm" svg:x="4.991cm" svg:y="19.582cm" svg:viewBox="0 0 34 35" svg:d="M17 0c-22 0-23 35 0 35s23-35 0-35z">
          <text:p/>
        </draw:path>
        <draw:path draw:style-name="gr8" draw:text-style-name="P5" draw:layer="layout" svg:width="0.033cm" svg:height="0.034cm" svg:x="4.991cm" svg:y="20.084cm" svg:viewBox="0 0 34 35" svg:d="M17 0c-22 0-23 35 0 35s23-35 0-35z">
          <text:p/>
        </draw:path>
        <draw:path draw:style-name="gr8" draw:text-style-name="P5" draw:layer="layout" svg:width="0.033cm" svg:height="0.034cm" svg:x="4.991cm" svg:y="20.586cm" svg:viewBox="0 0 34 35" svg:d="M17 0c-22 0-23 35 0 35s23-35 0-35z">
          <text:p/>
        </draw:path>
        <draw:path draw:style-name="gr8" draw:text-style-name="P5" draw:layer="layout" svg:width="0.032cm" svg:height="0.034cm" svg:x="5.49cm" svg:y="16.067cm" svg:viewBox="0 0 33 35" svg:d="M16 0c-21 0-21 35 0 35 23 0 23-35 0-35z">
          <text:p/>
        </draw:path>
        <draw:path draw:style-name="gr8" draw:text-style-name="P5" draw:layer="layout" svg:width="0.032cm" svg:height="0.034cm" svg:x="5.49cm" svg:y="16.569cm" svg:viewBox="0 0 33 35" svg:d="M16 0c-21 0-21 35 0 35 23 0 23-35 0-35z">
          <text:p/>
        </draw:path>
        <draw:path draw:style-name="gr8" draw:text-style-name="P5" draw:layer="layout" svg:width="0.032cm" svg:height="0.034cm" svg:x="5.49cm" svg:y="17.071cm" svg:viewBox="0 0 33 35" svg:d="M16 0c-21 0-21 35 0 35 23 0 23-35 0-35z">
          <text:p/>
        </draw:path>
        <draw:path draw:style-name="gr8" draw:text-style-name="P5" draw:layer="layout" svg:width="0.032cm" svg:height="0.034cm" svg:x="5.49cm" svg:y="17.573cm" svg:viewBox="0 0 33 35" svg:d="M16 0c-21 0-21 35 0 35 23 0 23-35 0-35z">
          <text:p/>
        </draw:path>
        <draw:path draw:style-name="gr8" draw:text-style-name="P5" draw:layer="layout" svg:width="0.032cm" svg:height="0.034cm" svg:x="5.49cm" svg:y="18.075cm" svg:viewBox="0 0 33 35" svg:d="M16 0c-21 0-21 35 0 35 23 0 23-35 0-35z">
          <text:p/>
        </draw:path>
        <draw:path draw:style-name="gr8" draw:text-style-name="P5" draw:layer="layout" svg:width="0.032cm" svg:height="0.035cm" svg:x="5.49cm" svg:y="18.577cm" svg:viewBox="0 0 33 36" svg:d="M16 0c-21 0-21 36 0 36 23 0 23-36 0-36z">
          <text:p/>
        </draw:path>
        <draw:path draw:style-name="gr8" draw:text-style-name="P5" draw:layer="layout" svg:width="0.032cm" svg:height="0.034cm" svg:x="5.49cm" svg:y="19.08cm" svg:viewBox="0 0 33 35" svg:d="M16 0c-21 0-21 35 0 35 23 0 23-35 0-35z">
          <text:p/>
        </draw:path>
        <draw:path draw:style-name="gr8" draw:text-style-name="P5" draw:layer="layout" svg:width="0.032cm" svg:height="0.034cm" svg:x="5.49cm" svg:y="19.582cm" svg:viewBox="0 0 33 35" svg:d="M16 0c-21 0-21 35 0 35 23 0 23-35 0-35z">
          <text:p/>
        </draw:path>
        <draw:path draw:style-name="gr8" draw:text-style-name="P5" draw:layer="layout" svg:width="0.032cm" svg:height="0.034cm" svg:x="5.49cm" svg:y="20.084cm" svg:viewBox="0 0 33 35" svg:d="M16 0c-21 0-21 35 0 35 23 0 23-35 0-35z">
          <text:p/>
        </draw:path>
        <draw:path draw:style-name="gr8" draw:text-style-name="P5" draw:layer="layout" svg:width="0.032cm" svg:height="0.034cm" svg:x="5.49cm" svg:y="20.586cm" svg:viewBox="0 0 33 35" svg:d="M16 0c-21 0-21 35 0 35 23 0 23-35 0-35z">
          <text:p/>
        </draw:path>
        <draw:path draw:style-name="gr8" draw:text-style-name="P5" draw:layer="layout" svg:width="0.034cm" svg:height="0.034cm" svg:x="5.99cm" svg:y="16.067cm" svg:viewBox="0 0 35 35" svg:d="M17 0c-23 0-23 35 0 35s23-35 0-35z">
          <text:p/>
        </draw:path>
        <draw:path draw:style-name="gr8" draw:text-style-name="P5" draw:layer="layout" svg:width="0.034cm" svg:height="0.034cm" svg:x="5.99cm" svg:y="16.569cm" svg:viewBox="0 0 35 35" svg:d="M17 0c-23 0-23 35 0 35s23-35 0-35z">
          <text:p/>
        </draw:path>
        <draw:path draw:style-name="gr8" draw:text-style-name="P5" draw:layer="layout" svg:width="0.034cm" svg:height="0.034cm" svg:x="5.99cm" svg:y="17.071cm" svg:viewBox="0 0 35 35" svg:d="M17 0c-23 0-23 35 0 35s23-35 0-35z">
          <text:p/>
        </draw:path>
        <draw:path draw:style-name="gr8" draw:text-style-name="P5" draw:layer="layout" svg:width="0.034cm" svg:height="0.034cm" svg:x="5.99cm" svg:y="17.573cm" svg:viewBox="0 0 35 35" svg:d="M17 0c-23 0-23 35 0 35s23-35 0-35z">
          <text:p/>
        </draw:path>
        <draw:path draw:style-name="gr8" draw:text-style-name="P5" draw:layer="layout" svg:width="0.034cm" svg:height="0.034cm" svg:x="5.99cm" svg:y="18.075cm" svg:viewBox="0 0 35 35" svg:d="M17 0c-23 0-23 35 0 35s23-35 0-35z">
          <text:p/>
        </draw:path>
        <draw:path draw:style-name="gr8" draw:text-style-name="P5" draw:layer="layout" svg:width="0.034cm" svg:height="0.035cm" svg:x="5.99cm" svg:y="18.577cm" svg:viewBox="0 0 35 36" svg:d="M17 0c-23 0-23 36 0 36s23-36 0-36z">
          <text:p/>
        </draw:path>
        <draw:path draw:style-name="gr8" draw:text-style-name="P5" draw:layer="layout" svg:width="0.034cm" svg:height="0.034cm" svg:x="5.99cm" svg:y="19.08cm" svg:viewBox="0 0 35 35" svg:d="M17 0c-23 0-23 35 0 35s23-35 0-35z">
          <text:p/>
        </draw:path>
        <draw:path draw:style-name="gr8" draw:text-style-name="P5" draw:layer="layout" svg:width="0.034cm" svg:height="0.034cm" svg:x="5.99cm" svg:y="19.582cm" svg:viewBox="0 0 35 35" svg:d="M17 0c-23 0-23 35 0 35s23-35 0-35z">
          <text:p/>
        </draw:path>
        <draw:path draw:style-name="gr8" draw:text-style-name="P5" draw:layer="layout" svg:width="0.034cm" svg:height="0.034cm" svg:x="5.99cm" svg:y="20.084cm" svg:viewBox="0 0 35 35" svg:d="M17 0c-23 0-23 35 0 35s23-35 0-35z">
          <text:p/>
        </draw:path>
        <draw:path draw:style-name="gr8" draw:text-style-name="P5" draw:layer="layout" svg:width="0.034cm" svg:height="0.034cm" svg:x="5.99cm" svg:y="20.586cm" svg:viewBox="0 0 35 35" svg:d="M17 0c-23 0-23 35 0 35s23-35 0-35z">
          <text:p/>
        </draw:path>
        <draw:path draw:style-name="gr8" draw:text-style-name="P5" draw:layer="layout" svg:width="0.033cm" svg:height="0.034cm" svg:x="6.489cm" svg:y="16.067cm" svg:viewBox="0 0 34 35" svg:d="M17 0c-23 0-23 35 0 35 22 0 22-35 0-35z">
          <text:p/>
        </draw:path>
        <draw:path draw:style-name="gr8" draw:text-style-name="P5" draw:layer="layout" svg:width="0.033cm" svg:height="0.034cm" svg:x="6.489cm" svg:y="16.569cm" svg:viewBox="0 0 34 35" svg:d="M17 0c-23 0-23 35 0 35 22 0 22-35 0-35z">
          <text:p/>
        </draw:path>
        <draw:path draw:style-name="gr8" draw:text-style-name="P5" draw:layer="layout" svg:width="0.033cm" svg:height="0.034cm" svg:x="6.489cm" svg:y="17.071cm" svg:viewBox="0 0 34 35" svg:d="M17 0c-23 0-23 35 0 35 22 0 22-35 0-35z">
          <text:p/>
        </draw:path>
        <draw:path draw:style-name="gr8" draw:text-style-name="P5" draw:layer="layout" svg:width="0.033cm" svg:height="0.034cm" svg:x="6.489cm" svg:y="17.573cm" svg:viewBox="0 0 34 35" svg:d="M17 0c-23 0-23 35 0 35 22 0 22-35 0-35z">
          <text:p/>
        </draw:path>
        <draw:path draw:style-name="gr8" draw:text-style-name="P5" draw:layer="layout" svg:width="0.033cm" svg:height="0.034cm" svg:x="6.489cm" svg:y="18.075cm" svg:viewBox="0 0 34 35" svg:d="M17 0c-23 0-23 35 0 35 22 0 22-35 0-35z">
          <text:p/>
        </draw:path>
        <draw:path draw:style-name="gr8" draw:text-style-name="P5" draw:layer="layout" svg:width="0.033cm" svg:height="0.035cm" svg:x="6.489cm" svg:y="18.577cm" svg:viewBox="0 0 34 36" svg:d="M17 0c-23 0-23 36 0 36 22 0 22-36 0-36z">
          <text:p/>
        </draw:path>
        <draw:path draw:style-name="gr8" draw:text-style-name="P5" draw:layer="layout" svg:width="0.033cm" svg:height="0.034cm" svg:x="6.489cm" svg:y="19.08cm" svg:viewBox="0 0 34 35" svg:d="M17 0c-23 0-23 35 0 35 22 0 22-35 0-35z">
          <text:p/>
        </draw:path>
        <draw:path draw:style-name="gr8" draw:text-style-name="P5" draw:layer="layout" svg:width="0.033cm" svg:height="0.034cm" svg:x="6.489cm" svg:y="19.582cm" svg:viewBox="0 0 34 35" svg:d="M17 0c-23 0-23 35 0 35 22 0 22-35 0-35z">
          <text:p/>
        </draw:path>
        <draw:path draw:style-name="gr8" draw:text-style-name="P5" draw:layer="layout" svg:width="0.033cm" svg:height="0.034cm" svg:x="6.489cm" svg:y="20.084cm" svg:viewBox="0 0 34 35" svg:d="M17 0c-23 0-23 35 0 35 22 0 22-35 0-35z">
          <text:p/>
        </draw:path>
        <draw:path draw:style-name="gr8" draw:text-style-name="P5" draw:layer="layout" svg:width="0.033cm" svg:height="0.034cm" svg:x="6.489cm" svg:y="20.586cm" svg:viewBox="0 0 34 35" svg:d="M17 0c-23 0-23 35 0 35 22 0 22-35 0-35z">
          <text:p/>
        </draw:path>
        <draw:path draw:style-name="gr8" draw:text-style-name="P5" draw:layer="layout" svg:width="0.032cm" svg:height="0.034cm" svg:x="6.987cm" svg:y="16.569cm" svg:viewBox="0 0 33 35" svg:d="M16 0c-21 0-21 35 0 35 23 0 23-35 0-35z">
          <text:p/>
        </draw:path>
        <draw:path draw:style-name="gr8" draw:text-style-name="P5" draw:layer="layout" svg:width="0.032cm" svg:height="0.034cm" svg:x="6.987cm" svg:y="17.071cm" svg:viewBox="0 0 33 35" svg:d="M16 0c-21 0-21 35 0 35 23 0 23-35 0-35z">
          <text:p/>
        </draw:path>
        <draw:path draw:style-name="gr8" draw:text-style-name="P5" draw:layer="layout" svg:width="0.032cm" svg:height="0.034cm" svg:x="6.987cm" svg:y="17.573cm" svg:viewBox="0 0 33 35" svg:d="M16 0c-21 0-21 35 0 35 23 0 23-35 0-35z">
          <text:p/>
        </draw:path>
        <draw:path draw:style-name="gr8" draw:text-style-name="P5" draw:layer="layout" svg:width="0.032cm" svg:height="0.034cm" svg:x="6.987cm" svg:y="18.075cm" svg:viewBox="0 0 33 35" svg:d="M16 0c-21 0-21 35 0 35 23 0 23-35 0-35z">
          <text:p/>
        </draw:path>
        <draw:path draw:style-name="gr8" draw:text-style-name="P5" draw:layer="layout" svg:width="0.032cm" svg:height="0.035cm" svg:x="6.987cm" svg:y="18.577cm" svg:viewBox="0 0 33 36" svg:d="M16 0c-21 0-21 36 0 36 23 0 23-36 0-36z">
          <text:p/>
        </draw:path>
        <draw:path draw:style-name="gr8" draw:text-style-name="P5" draw:layer="layout" svg:width="0.032cm" svg:height="0.034cm" svg:x="6.987cm" svg:y="19.08cm" svg:viewBox="0 0 33 35" svg:d="M16 0c-21 0-21 35 0 35 23 0 23-35 0-35z">
          <text:p/>
        </draw:path>
        <draw:path draw:style-name="gr8" draw:text-style-name="P5" draw:layer="layout" svg:width="0.032cm" svg:height="0.034cm" svg:x="6.987cm" svg:y="19.582cm" svg:viewBox="0 0 33 35" svg:d="M16 0c-21 0-21 35 0 35 23 0 23-35 0-35z">
          <text:p/>
        </draw:path>
        <draw:path draw:style-name="gr8" draw:text-style-name="P5" draw:layer="layout" svg:width="0.032cm" svg:height="0.034cm" svg:x="6.987cm" svg:y="20.084cm" svg:viewBox="0 0 33 35" svg:d="M16 0c-21 0-21 35 0 35 23 0 23-35 0-35z">
          <text:p/>
        </draw:path>
        <draw:path draw:style-name="gr8" draw:text-style-name="P5" draw:layer="layout" svg:width="0.032cm" svg:height="0.034cm" svg:x="6.987cm" svg:y="20.586cm" svg:viewBox="0 0 33 35" svg:d="M16 0c-21 0-21 35 0 35 23 0 23-35 0-35z">
          <text:p/>
        </draw:path>
        <draw:path draw:style-name="gr8" draw:text-style-name="P5" draw:layer="layout" svg:width="0.032cm" svg:height="0.034cm" svg:x="7.486cm" svg:y="16.569cm" svg:viewBox="0 0 33 35" svg:d="M16 0c-21 0-21 35 0 35 23 0 23-35 0-35z">
          <text:p/>
        </draw:path>
        <draw:path draw:style-name="gr8" draw:text-style-name="P5" draw:layer="layout" svg:width="0.032cm" svg:height="0.034cm" svg:x="7.486cm" svg:y="17.071cm" svg:viewBox="0 0 33 35" svg:d="M16 0c-21 0-21 35 0 35 23 0 23-35 0-35z">
          <text:p/>
        </draw:path>
        <draw:path draw:style-name="gr8" draw:text-style-name="P5" draw:layer="layout" svg:width="0.032cm" svg:height="0.034cm" svg:x="7.486cm" svg:y="17.573cm" svg:viewBox="0 0 33 35" svg:d="M16 0c-21 0-21 35 0 35 23 0 23-35 0-35z">
          <text:p/>
        </draw:path>
        <draw:path draw:style-name="gr8" draw:text-style-name="P5" draw:layer="layout" svg:width="0.032cm" svg:height="0.034cm" svg:x="7.486cm" svg:y="18.075cm" svg:viewBox="0 0 33 35" svg:d="M16 0c-21 0-21 35 0 35 23 0 23-35 0-35z">
          <text:p/>
        </draw:path>
        <draw:path draw:style-name="gr8" draw:text-style-name="P5" draw:layer="layout" svg:width="0.032cm" svg:height="0.035cm" svg:x="7.486cm" svg:y="18.577cm" svg:viewBox="0 0 33 36" svg:d="M16 0c-21 0-21 36 0 36 23 0 23-36 0-36z">
          <text:p/>
        </draw:path>
        <draw:path draw:style-name="gr8" draw:text-style-name="P5" draw:layer="layout" svg:width="0.032cm" svg:height="0.034cm" svg:x="7.486cm" svg:y="19.08cm" svg:viewBox="0 0 33 35" svg:d="M16 0c-21 0-21 35 0 35 23 0 23-35 0-35z">
          <text:p/>
        </draw:path>
        <draw:path draw:style-name="gr8" draw:text-style-name="P5" draw:layer="layout" svg:width="0.032cm" svg:height="0.034cm" svg:x="7.486cm" svg:y="19.582cm" svg:viewBox="0 0 33 35" svg:d="M16 0c-21 0-21 35 0 35 23 0 23-35 0-35z">
          <text:p/>
        </draw:path>
        <draw:path draw:style-name="gr8" draw:text-style-name="P5" draw:layer="layout" svg:width="0.032cm" svg:height="0.034cm" svg:x="7.486cm" svg:y="20.084cm" svg:viewBox="0 0 33 35" svg:d="M16 0c-21 0-21 35 0 35 23 0 23-35 0-35z">
          <text:p/>
        </draw:path>
        <draw:path draw:style-name="gr8" draw:text-style-name="P5" draw:layer="layout" svg:width="0.032cm" svg:height="0.034cm" svg:x="7.486cm" svg:y="20.586cm" svg:viewBox="0 0 33 35" svg:d="M16 0c-21 0-21 35 0 35 23 0 23-35 0-35z">
          <text:p/>
        </draw:path>
        <draw:path draw:style-name="gr8" draw:text-style-name="P5" draw:layer="layout" svg:width="0.034cm" svg:height="0.034cm" svg:x="7.984cm" svg:y="16.569cm" svg:viewBox="0 0 35 35" svg:d="M17 0c-23 0-23 35 0 35s23-35 0-35z">
          <text:p/>
        </draw:path>
        <draw:path draw:style-name="gr8" draw:text-style-name="P5" draw:layer="layout" svg:width="0.034cm" svg:height="0.034cm" svg:x="7.984cm" svg:y="17.071cm" svg:viewBox="0 0 35 35" svg:d="M17 0c-23 0-23 35 0 35s23-35 0-35z">
          <text:p/>
        </draw:path>
        <draw:path draw:style-name="gr8" draw:text-style-name="P5" draw:layer="layout" svg:width="0.034cm" svg:height="0.034cm" svg:x="7.984cm" svg:y="17.573cm" svg:viewBox="0 0 35 35" svg:d="M17 0c-23 0-23 35 0 35s23-35 0-35z">
          <text:p/>
        </draw:path>
        <draw:path draw:style-name="gr8" draw:text-style-name="P5" draw:layer="layout" svg:width="0.034cm" svg:height="0.034cm" svg:x="7.984cm" svg:y="18.075cm" svg:viewBox="0 0 35 35" svg:d="M17 0c-23 0-23 35 0 35s23-35 0-35z">
          <text:p/>
        </draw:path>
        <draw:path draw:style-name="gr8" draw:text-style-name="P5" draw:layer="layout" svg:width="0.034cm" svg:height="0.035cm" svg:x="7.984cm" svg:y="18.577cm" svg:viewBox="0 0 35 36" svg:d="M17 0c-23 0-23 36 0 36s23-36 0-36z">
          <text:p/>
        </draw:path>
        <draw:path draw:style-name="gr8" draw:text-style-name="P5" draw:layer="layout" svg:width="0.034cm" svg:height="0.034cm" svg:x="7.984cm" svg:y="19.08cm" svg:viewBox="0 0 35 35" svg:d="M17 0c-23 0-23 35 0 35s23-35 0-35z">
          <text:p/>
        </draw:path>
        <draw:path draw:style-name="gr8" draw:text-style-name="P5" draw:layer="layout" svg:width="0.034cm" svg:height="0.034cm" svg:x="7.984cm" svg:y="19.582cm" svg:viewBox="0 0 35 35" svg:d="M17 0c-23 0-23 35 0 35s23-35 0-35z">
          <text:p/>
        </draw:path>
        <draw:path draw:style-name="gr8" draw:text-style-name="P5" draw:layer="layout" svg:width="0.034cm" svg:height="0.034cm" svg:x="7.984cm" svg:y="20.084cm" svg:viewBox="0 0 35 35" svg:d="M17 0c-23 0-23 35 0 35s23-35 0-35z">
          <text:p/>
        </draw:path>
        <draw:path draw:style-name="gr8" draw:text-style-name="P5" draw:layer="layout" svg:width="0.034cm" svg:height="0.034cm" svg:x="7.984cm" svg:y="20.586cm" svg:viewBox="0 0 35 35" svg:d="M17 0c-23 0-23 35 0 35s23-35 0-35z">
          <text:p/>
        </draw:path>
        <draw:path draw:style-name="gr8" draw:text-style-name="P5" draw:layer="layout" svg:width="0.033cm" svg:height="0.034cm" svg:x="8.484cm" svg:y="16.067cm" svg:viewBox="0 0 34 35" svg:d="M17 0c-22 0-23 35 0 35s23-35 0-35z">
          <text:p/>
        </draw:path>
        <draw:path draw:style-name="gr8" draw:text-style-name="P5" draw:layer="layout" svg:width="0.033cm" svg:height="0.034cm" svg:x="8.484cm" svg:y="16.569cm" svg:viewBox="0 0 34 35" svg:d="M17 0c-22 0-23 35 0 35s23-35 0-35z">
          <text:p/>
        </draw:path>
        <draw:path draw:style-name="gr8" draw:text-style-name="P5" draw:layer="layout" svg:width="0.033cm" svg:height="0.034cm" svg:x="8.484cm" svg:y="17.071cm" svg:viewBox="0 0 34 35" svg:d="M17 0c-22 0-23 35 0 35s23-35 0-35z">
          <text:p/>
        </draw:path>
        <draw:path draw:style-name="gr8" draw:text-style-name="P5" draw:layer="layout" svg:width="0.033cm" svg:height="0.034cm" svg:x="8.484cm" svg:y="17.573cm" svg:viewBox="0 0 34 35" svg:d="M17 0c-22 0-23 35 0 35s23-35 0-35z">
          <text:p/>
        </draw:path>
        <draw:path draw:style-name="gr8" draw:text-style-name="P5" draw:layer="layout" svg:width="0.033cm" svg:height="0.034cm" svg:x="8.484cm" svg:y="18.075cm" svg:viewBox="0 0 34 35" svg:d="M17 0c-22 0-23 35 0 35s23-35 0-35z">
          <text:p/>
        </draw:path>
        <draw:path draw:style-name="gr8" draw:text-style-name="P5" draw:layer="layout" svg:width="0.033cm" svg:height="0.035cm" svg:x="8.484cm" svg:y="18.577cm" svg:viewBox="0 0 34 36" svg:d="M17 0c-22 0-23 36 0 36s23-36 0-36z">
          <text:p/>
        </draw:path>
        <draw:path draw:style-name="gr8" draw:text-style-name="P5" draw:layer="layout" svg:width="0.033cm" svg:height="0.034cm" svg:x="8.484cm" svg:y="19.08cm" svg:viewBox="0 0 34 35" svg:d="M17 0c-22 0-23 35 0 35s23-35 0-35z">
          <text:p/>
        </draw:path>
        <draw:path draw:style-name="gr8" draw:text-style-name="P5" draw:layer="layout" svg:width="0.033cm" svg:height="0.034cm" svg:x="8.484cm" svg:y="19.582cm" svg:viewBox="0 0 34 35" svg:d="M17 0c-22 0-23 35 0 35s23-35 0-35z">
          <text:p/>
        </draw:path>
        <draw:path draw:style-name="gr8" draw:text-style-name="P5" draw:layer="layout" svg:width="0.033cm" svg:height="0.034cm" svg:x="8.484cm" svg:y="20.084cm" svg:viewBox="0 0 34 35" svg:d="M17 0c-22 0-23 35 0 35s23-35 0-35z">
          <text:p/>
        </draw:path>
        <draw:path draw:style-name="gr8" draw:text-style-name="P5" draw:layer="layout" svg:width="0.033cm" svg:height="0.034cm" svg:x="8.484cm" svg:y="20.586cm" svg:viewBox="0 0 34 35" svg:d="M17 0c-22 0-23 35 0 35s23-35 0-35z">
          <text:p/>
        </draw:path>
        <draw:path draw:style-name="gr8" draw:text-style-name="P5" draw:layer="layout" svg:width="0.033cm" svg:height="0.034cm" svg:x="8.982cm" svg:y="16.067cm" svg:viewBox="0 0 34 35" svg:d="M17 0c-23 0-23 35 0 35 22 0 22-35 0-35z">
          <text:p/>
        </draw:path>
        <draw:path draw:style-name="gr8" draw:text-style-name="P5" draw:layer="layout" svg:width="0.033cm" svg:height="0.034cm" svg:x="8.982cm" svg:y="16.569cm" svg:viewBox="0 0 34 35" svg:d="M17 0c-23 0-23 35 0 35 22 0 22-35 0-35z">
          <text:p/>
        </draw:path>
        <draw:path draw:style-name="gr8" draw:text-style-name="P5" draw:layer="layout" svg:width="0.033cm" svg:height="0.034cm" svg:x="8.982cm" svg:y="17.071cm" svg:viewBox="0 0 34 35" svg:d="M17 0c-23 0-23 35 0 35 22 0 22-35 0-35z">
          <text:p/>
        </draw:path>
        <draw:path draw:style-name="gr8" draw:text-style-name="P5" draw:layer="layout" svg:width="0.033cm" svg:height="0.034cm" svg:x="8.982cm" svg:y="17.573cm" svg:viewBox="0 0 34 35" svg:d="M17 0c-23 0-23 35 0 35 22 0 22-35 0-35z">
          <text:p/>
        </draw:path>
        <draw:path draw:style-name="gr8" draw:text-style-name="P5" draw:layer="layout" svg:width="0.033cm" svg:height="0.034cm" svg:x="8.982cm" svg:y="18.075cm" svg:viewBox="0 0 34 35" svg:d="M17 0c-23 0-23 35 0 35 22 0 22-35 0-35z">
          <text:p/>
        </draw:path>
        <draw:path draw:style-name="gr8" draw:text-style-name="P5" draw:layer="layout" svg:width="0.033cm" svg:height="0.035cm" svg:x="8.982cm" svg:y="18.577cm" svg:viewBox="0 0 34 36" svg:d="M17 0c-23 0-23 36 0 36 22 0 22-36 0-36z">
          <text:p/>
        </draw:path>
        <draw:path draw:style-name="gr8" draw:text-style-name="P5" draw:layer="layout" svg:width="0.033cm" svg:height="0.034cm" svg:x="8.982cm" svg:y="19.08cm" svg:viewBox="0 0 34 35" svg:d="M17 0c-23 0-23 35 0 35 22 0 22-35 0-35z">
          <text:p/>
        </draw:path>
        <draw:path draw:style-name="gr8" draw:text-style-name="P5" draw:layer="layout" svg:width="0.033cm" svg:height="0.034cm" svg:x="8.982cm" svg:y="19.582cm" svg:viewBox="0 0 34 35" svg:d="M17 0c-23 0-23 35 0 35 22 0 22-35 0-35z">
          <text:p/>
        </draw:path>
        <draw:path draw:style-name="gr8" draw:text-style-name="P5" draw:layer="layout" svg:width="0.033cm" svg:height="0.034cm" svg:x="8.982cm" svg:y="20.084cm" svg:viewBox="0 0 34 35" svg:d="M17 0c-23 0-23 35 0 35 22 0 22-35 0-35z">
          <text:p/>
        </draw:path>
        <draw:path draw:style-name="gr8" draw:text-style-name="P5" draw:layer="layout" svg:width="0.033cm" svg:height="0.034cm" svg:x="8.982cm" svg:y="20.586cm" svg:viewBox="0 0 34 35" svg:d="M17 0c-23 0-23 35 0 35 22 0 22-35 0-35z">
          <text:p/>
        </draw:path>
        <draw:path draw:style-name="gr8" draw:text-style-name="P5" draw:layer="layout" svg:width="0.034cm" svg:height="0.034cm" svg:x="9.481cm" svg:y="16.067cm" svg:viewBox="0 0 35 35" svg:d="M17 0c-23 0-23 35 0 35s23-35 0-35z">
          <text:p/>
        </draw:path>
        <draw:path draw:style-name="gr8" draw:text-style-name="P5" draw:layer="layout" svg:width="0.034cm" svg:height="0.034cm" svg:x="9.481cm" svg:y="16.569cm" svg:viewBox="0 0 35 35" svg:d="M17 0c-23 0-23 35 0 35s23-35 0-35z">
          <text:p/>
        </draw:path>
        <draw:path draw:style-name="gr8" draw:text-style-name="P5" draw:layer="layout" svg:width="0.034cm" svg:height="0.034cm" svg:x="9.481cm" svg:y="17.071cm" svg:viewBox="0 0 35 35" svg:d="M17 0c-23 0-23 35 0 35s23-35 0-35z">
          <text:p/>
        </draw:path>
        <draw:path draw:style-name="gr8" draw:text-style-name="P5" draw:layer="layout" svg:width="0.034cm" svg:height="0.034cm" svg:x="9.481cm" svg:y="17.573cm" svg:viewBox="0 0 35 35" svg:d="M17 0c-23 0-23 35 0 35s23-35 0-35z">
          <text:p/>
        </draw:path>
        <draw:path draw:style-name="gr8" draw:text-style-name="P5" draw:layer="layout" svg:width="0.034cm" svg:height="0.034cm" svg:x="9.481cm" svg:y="18.075cm" svg:viewBox="0 0 35 35" svg:d="M17 0c-23 0-23 35 0 35s23-35 0-35z">
          <text:p/>
        </draw:path>
        <draw:path draw:style-name="gr8" draw:text-style-name="P5" draw:layer="layout" svg:width="0.034cm" svg:height="0.035cm" svg:x="9.481cm" svg:y="18.577cm" svg:viewBox="0 0 35 36" svg:d="M17 0c-23 0-23 36 0 36s23-36 0-36z">
          <text:p/>
        </draw:path>
        <draw:path draw:style-name="gr8" draw:text-style-name="P5" draw:layer="layout" svg:width="0.034cm" svg:height="0.034cm" svg:x="9.481cm" svg:y="19.08cm" svg:viewBox="0 0 35 35" svg:d="M17 0c-23 0-23 35 0 35s23-35 0-35z">
          <text:p/>
        </draw:path>
        <draw:path draw:style-name="gr8" draw:text-style-name="P5" draw:layer="layout" svg:width="0.034cm" svg:height="0.034cm" svg:x="9.481cm" svg:y="19.582cm" svg:viewBox="0 0 35 35" svg:d="M17 0c-23 0-23 35 0 35s23-35 0-35z">
          <text:p/>
        </draw:path>
        <draw:path draw:style-name="gr8" draw:text-style-name="P5" draw:layer="layout" svg:width="0.034cm" svg:height="0.034cm" svg:x="9.481cm" svg:y="20.084cm" svg:viewBox="0 0 35 35" svg:d="M17 0c-23 0-23 35 0 35s23-35 0-35z">
          <text:p/>
        </draw:path>
        <draw:path draw:style-name="gr8" draw:text-style-name="P5" draw:layer="layout" svg:width="0.034cm" svg:height="0.034cm" svg:x="9.481cm" svg:y="20.586cm" svg:viewBox="0 0 35 35" svg:d="M17 0c-23 0-23 35 0 35s23-35 0-35z">
          <text:p/>
        </draw:path>
        <draw:path draw:style-name="gr8" draw:text-style-name="P5" draw:layer="layout" svg:width="0.034cm" svg:height="0.034cm" svg:x="9.98cm" svg:y="16.067cm" svg:viewBox="0 0 35 35" svg:d="M17 0c-23 0-23 35 0 35s23-35 0-35z">
          <text:p/>
        </draw:path>
        <draw:path draw:style-name="gr8" draw:text-style-name="P5" draw:layer="layout" svg:width="0.034cm" svg:height="0.034cm" svg:x="9.98cm" svg:y="16.569cm" svg:viewBox="0 0 35 35" svg:d="M17 0c-23 0-23 35 0 35s23-35 0-35z">
          <text:p/>
        </draw:path>
        <draw:path draw:style-name="gr8" draw:text-style-name="P5" draw:layer="layout" svg:width="0.034cm" svg:height="0.034cm" svg:x="9.98cm" svg:y="17.071cm" svg:viewBox="0 0 35 35" svg:d="M17 0c-23 0-23 35 0 35s23-35 0-35z">
          <text:p/>
        </draw:path>
        <draw:path draw:style-name="gr8" draw:text-style-name="P5" draw:layer="layout" svg:width="0.034cm" svg:height="0.034cm" svg:x="9.98cm" svg:y="17.573cm" svg:viewBox="0 0 35 35" svg:d="M17 0c-23 0-23 35 0 35s23-35 0-35z">
          <text:p/>
        </draw:path>
        <draw:path draw:style-name="gr8" draw:text-style-name="P5" draw:layer="layout" svg:width="0.034cm" svg:height="0.034cm" svg:x="9.98cm" svg:y="18.075cm" svg:viewBox="0 0 35 35" svg:d="M17 0c-23 0-23 35 0 35s23-35 0-35z">
          <text:p/>
        </draw:path>
        <draw:path draw:style-name="gr8" draw:text-style-name="P5" draw:layer="layout" svg:width="0.034cm" svg:height="0.035cm" svg:x="9.98cm" svg:y="18.577cm" svg:viewBox="0 0 35 36" svg:d="M17 0c-23 0-23 36 0 36s23-36 0-36z">
          <text:p/>
        </draw:path>
        <draw:path draw:style-name="gr8" draw:text-style-name="P5" draw:layer="layout" svg:width="0.034cm" svg:height="0.034cm" svg:x="9.98cm" svg:y="19.08cm" svg:viewBox="0 0 35 35" svg:d="M17 0c-23 0-23 35 0 35s23-35 0-35z">
          <text:p/>
        </draw:path>
        <draw:path draw:style-name="gr8" draw:text-style-name="P5" draw:layer="layout" svg:width="0.034cm" svg:height="0.034cm" svg:x="9.98cm" svg:y="19.582cm" svg:viewBox="0 0 35 35" svg:d="M17 0c-23 0-23 35 0 35s23-35 0-35z">
          <text:p/>
        </draw:path>
        <draw:path draw:style-name="gr8" draw:text-style-name="P5" draw:layer="layout" svg:width="0.034cm" svg:height="0.034cm" svg:x="9.98cm" svg:y="20.084cm" svg:viewBox="0 0 35 35" svg:d="M17 0c-23 0-23 35 0 35s23-35 0-35z">
          <text:p/>
        </draw:path>
        <draw:path draw:style-name="gr8" draw:text-style-name="P5" draw:layer="layout" svg:width="0.034cm" svg:height="0.034cm" svg:x="9.98cm" svg:y="20.586cm" svg:viewBox="0 0 35 35" svg:d="M17 0c-23 0-23 35 0 35s23-35 0-35z">
          <text:p/>
        </draw:path>
        <draw:path draw:style-name="gr8" draw:text-style-name="P5" draw:layer="layout" svg:width="0.032cm" svg:height="0.034cm" svg:x="10.479cm" svg:y="16.067cm" svg:viewBox="0 0 33 35" svg:d="M16 0c-21 0-21 35 0 35 23 0 23-35 0-35z">
          <text:p/>
        </draw:path>
        <draw:path draw:style-name="gr8" draw:text-style-name="P5" draw:layer="layout" svg:width="0.032cm" svg:height="0.034cm" svg:x="10.479cm" svg:y="16.569cm" svg:viewBox="0 0 33 35" svg:d="M16 0c-21 0-21 35 0 35 23 0 23-35 0-35z">
          <text:p/>
        </draw:path>
        <draw:path draw:style-name="gr8" draw:text-style-name="P5" draw:layer="layout" svg:width="0.032cm" svg:height="0.034cm" svg:x="10.479cm" svg:y="17.071cm" svg:viewBox="0 0 33 35" svg:d="M16 0c-21 0-21 35 0 35 23 0 23-35 0-35z">
          <text:p/>
        </draw:path>
        <draw:path draw:style-name="gr8" draw:text-style-name="P5" draw:layer="layout" svg:width="0.032cm" svg:height="0.034cm" svg:x="10.479cm" svg:y="17.573cm" svg:viewBox="0 0 33 35" svg:d="M16 0c-21 0-21 35 0 35 23 0 23-35 0-35z">
          <text:p/>
        </draw:path>
        <draw:path draw:style-name="gr8" draw:text-style-name="P5" draw:layer="layout" svg:width="0.032cm" svg:height="0.034cm" svg:x="10.479cm" svg:y="18.075cm" svg:viewBox="0 0 33 35" svg:d="M16 0c-21 0-21 35 0 35 23 0 23-35 0-35z">
          <text:p/>
        </draw:path>
        <draw:path draw:style-name="gr8" draw:text-style-name="P5" draw:layer="layout" svg:width="0.032cm" svg:height="0.035cm" svg:x="10.479cm" svg:y="18.577cm" svg:viewBox="0 0 33 36" svg:d="M16 0c-21 0-21 36 0 36 23 0 23-36 0-36z">
          <text:p/>
        </draw:path>
        <draw:path draw:style-name="gr8" draw:text-style-name="P5" draw:layer="layout" svg:width="0.032cm" svg:height="0.034cm" svg:x="10.479cm" svg:y="19.08cm" svg:viewBox="0 0 33 35" svg:d="M16 0c-21 0-21 35 0 35 23 0 23-35 0-35z">
          <text:p/>
        </draw:path>
        <draw:path draw:style-name="gr8" draw:text-style-name="P5" draw:layer="layout" svg:width="0.032cm" svg:height="0.034cm" svg:x="10.479cm" svg:y="19.582cm" svg:viewBox="0 0 33 35" svg:d="M16 0c-21 0-21 35 0 35 23 0 23-35 0-35z">
          <text:p/>
        </draw:path>
        <draw:path draw:style-name="gr8" draw:text-style-name="P5" draw:layer="layout" svg:width="0.032cm" svg:height="0.034cm" svg:x="10.479cm" svg:y="20.084cm" svg:viewBox="0 0 33 35" svg:d="M16 0c-21 0-21 35 0 35 23 0 23-35 0-35z">
          <text:p/>
        </draw:path>
        <draw:path draw:style-name="gr8" draw:text-style-name="P5" draw:layer="layout" svg:width="0.032cm" svg:height="0.034cm" svg:x="10.479cm" svg:y="20.586cm" svg:viewBox="0 0 33 35" svg:d="M16 0c-21 0-21 35 0 35 23 0 23-35 0-35z">
          <text:p/>
        </draw:path>
        <draw:path draw:style-name="gr8" draw:text-style-name="P5" draw:layer="layout" svg:width="0.033cm" svg:height="0.034cm" svg:x="10.979cm" svg:y="16.067cm" svg:viewBox="0 0 34 35" svg:d="M17 0c-23 0-23 35 0 35 22 0 22-35 0-35z">
          <text:p/>
        </draw:path>
        <draw:path draw:style-name="gr8" draw:text-style-name="P5" draw:layer="layout" svg:width="0.033cm" svg:height="0.034cm" svg:x="10.979cm" svg:y="16.569cm" svg:viewBox="0 0 34 35" svg:d="M17 0c-23 0-23 35 0 35 22 0 22-35 0-35z">
          <text:p/>
        </draw:path>
        <draw:path draw:style-name="gr8" draw:text-style-name="P5" draw:layer="layout" svg:width="0.033cm" svg:height="0.034cm" svg:x="10.979cm" svg:y="17.071cm" svg:viewBox="0 0 34 35" svg:d="M17 0c-23 0-23 35 0 35 22 0 22-35 0-35z">
          <text:p/>
        </draw:path>
        <draw:path draw:style-name="gr8" draw:text-style-name="P5" draw:layer="layout" svg:width="0.033cm" svg:height="0.034cm" svg:x="10.979cm" svg:y="17.573cm" svg:viewBox="0 0 34 35" svg:d="M17 0c-23 0-23 35 0 35 22 0 22-35 0-35z">
          <text:p/>
        </draw:path>
        <draw:path draw:style-name="gr8" draw:text-style-name="P5" draw:layer="layout" svg:width="0.033cm" svg:height="0.034cm" svg:x="10.979cm" svg:y="18.075cm" svg:viewBox="0 0 34 35" svg:d="M17 0c-23 0-23 35 0 35 22 0 22-35 0-35z">
          <text:p/>
        </draw:path>
        <draw:path draw:style-name="gr8" draw:text-style-name="P5" draw:layer="layout" svg:width="0.033cm" svg:height="0.035cm" svg:x="10.979cm" svg:y="18.577cm" svg:viewBox="0 0 34 36" svg:d="M17 0c-23 0-23 36 0 36 22 0 22-36 0-36z">
          <text:p/>
        </draw:path>
        <draw:path draw:style-name="gr8" draw:text-style-name="P5" draw:layer="layout" svg:width="0.033cm" svg:height="0.034cm" svg:x="10.979cm" svg:y="19.08cm" svg:viewBox="0 0 34 35" svg:d="M17 0c-23 0-23 35 0 35 22 0 22-35 0-35z">
          <text:p/>
        </draw:path>
        <draw:path draw:style-name="gr8" draw:text-style-name="P5" draw:layer="layout" svg:width="0.033cm" svg:height="0.034cm" svg:x="10.979cm" svg:y="19.582cm" svg:viewBox="0 0 34 35" svg:d="M17 0c-23 0-23 35 0 35 22 0 22-35 0-35z">
          <text:p/>
        </draw:path>
        <draw:path draw:style-name="gr8" draw:text-style-name="P5" draw:layer="layout" svg:width="0.033cm" svg:height="0.034cm" svg:x="10.979cm" svg:y="20.084cm" svg:viewBox="0 0 34 35" svg:d="M17 0c-23 0-23 35 0 35 22 0 22-35 0-35z">
          <text:p/>
        </draw:path>
        <draw:path draw:style-name="gr8" draw:text-style-name="P5" draw:layer="layout" svg:width="0.033cm" svg:height="0.034cm" svg:x="10.979cm" svg:y="20.586cm" svg:viewBox="0 0 34 35" svg:d="M17 0c-23 0-23 35 0 35 22 0 22-35 0-35z">
          <text:p/>
        </draw:path>
        <draw:path draw:style-name="gr8" draw:text-style-name="P5" draw:layer="layout" svg:width="0.033cm" svg:height="0.034cm" svg:x="11.477cm" svg:y="16.067cm" svg:viewBox="0 0 34 35" svg:d="M17 0c-23 0-23 35 0 35 22 0 22-35 0-35z">
          <text:p/>
        </draw:path>
        <draw:path draw:style-name="gr8" draw:text-style-name="P5" draw:layer="layout" svg:width="0.033cm" svg:height="0.034cm" svg:x="11.477cm" svg:y="16.569cm" svg:viewBox="0 0 34 35" svg:d="M17 0c-23 0-23 35 0 35 22 0 22-35 0-35z">
          <text:p/>
        </draw:path>
        <draw:path draw:style-name="gr8" draw:text-style-name="P5" draw:layer="layout" svg:width="0.033cm" svg:height="0.034cm" svg:x="11.477cm" svg:y="17.071cm" svg:viewBox="0 0 34 35" svg:d="M17 0c-23 0-23 35 0 35 22 0 22-35 0-35z">
          <text:p/>
        </draw:path>
        <draw:path draw:style-name="gr8" draw:text-style-name="P5" draw:layer="layout" svg:width="0.033cm" svg:height="0.034cm" svg:x="11.477cm" svg:y="17.573cm" svg:viewBox="0 0 34 35" svg:d="M17 0c-23 0-23 35 0 35 22 0 22-35 0-35z">
          <text:p/>
        </draw:path>
        <draw:path draw:style-name="gr8" draw:text-style-name="P5" draw:layer="layout" svg:width="0.033cm" svg:height="0.034cm" svg:x="11.477cm" svg:y="18.075cm" svg:viewBox="0 0 34 35" svg:d="M17 0c-23 0-23 35 0 35 22 0 22-35 0-35z">
          <text:p/>
        </draw:path>
        <draw:path draw:style-name="gr8" draw:text-style-name="P5" draw:layer="layout" svg:width="0.033cm" svg:height="0.035cm" svg:x="11.477cm" svg:y="18.577cm" svg:viewBox="0 0 34 36" svg:d="M17 0c-23 0-23 36 0 36 22 0 22-36 0-36z">
          <text:p/>
        </draw:path>
        <draw:path draw:style-name="gr8" draw:text-style-name="P5" draw:layer="layout" svg:width="0.033cm" svg:height="0.034cm" svg:x="11.477cm" svg:y="19.08cm" svg:viewBox="0 0 34 35" svg:d="M17 0c-23 0-23 35 0 35 22 0 22-35 0-35z">
          <text:p/>
        </draw:path>
        <draw:path draw:style-name="gr8" draw:text-style-name="P5" draw:layer="layout" svg:width="0.033cm" svg:height="0.034cm" svg:x="11.477cm" svg:y="19.582cm" svg:viewBox="0 0 34 35" svg:d="M17 0c-23 0-23 35 0 35 22 0 22-35 0-35z">
          <text:p/>
        </draw:path>
        <draw:path draw:style-name="gr8" draw:text-style-name="P5" draw:layer="layout" svg:width="0.033cm" svg:height="0.034cm" svg:x="11.477cm" svg:y="20.084cm" svg:viewBox="0 0 34 35" svg:d="M17 0c-23 0-23 35 0 35 22 0 22-35 0-35z">
          <text:p/>
        </draw:path>
        <draw:path draw:style-name="gr8" draw:text-style-name="P5" draw:layer="layout" svg:width="0.033cm" svg:height="0.034cm" svg:x="11.477cm" svg:y="20.586cm" svg:viewBox="0 0 34 35" svg:d="M17 0c-23 0-23 35 0 35 22 0 22-35 0-35z">
          <text:p/>
        </draw:path>
        <draw:path draw:style-name="gr8" draw:text-style-name="P5" draw:layer="layout" svg:width="0.033cm" svg:height="0.034cm" svg:x="11.976cm" svg:y="16.067cm" svg:viewBox="0 0 34 35" svg:d="M17 0c-23 0-23 35 0 35 22 0 22-35 0-35z">
          <text:p/>
        </draw:path>
        <draw:path draw:style-name="gr8" draw:text-style-name="P5" draw:layer="layout" svg:width="0.033cm" svg:height="0.034cm" svg:x="11.976cm" svg:y="16.569cm" svg:viewBox="0 0 34 35" svg:d="M17 0c-23 0-23 35 0 35 22 0 22-35 0-35z">
          <text:p/>
        </draw:path>
        <draw:path draw:style-name="gr8" draw:text-style-name="P5" draw:layer="layout" svg:width="0.033cm" svg:height="0.034cm" svg:x="11.976cm" svg:y="17.071cm" svg:viewBox="0 0 34 35" svg:d="M17 0c-23 0-23 35 0 35 22 0 22-35 0-35z">
          <text:p/>
        </draw:path>
        <draw:path draw:style-name="gr8" draw:text-style-name="P5" draw:layer="layout" svg:width="0.033cm" svg:height="0.034cm" svg:x="11.976cm" svg:y="17.573cm" svg:viewBox="0 0 34 35" svg:d="M17 0c-23 0-23 35 0 35 22 0 22-35 0-35z">
          <text:p/>
        </draw:path>
        <draw:path draw:style-name="gr8" draw:text-style-name="P5" draw:layer="layout" svg:width="0.033cm" svg:height="0.034cm" svg:x="11.976cm" svg:y="18.075cm" svg:viewBox="0 0 34 35" svg:d="M17 0c-23 0-23 35 0 35 22 0 22-35 0-35z">
          <text:p/>
        </draw:path>
        <draw:path draw:style-name="gr8" draw:text-style-name="P5" draw:layer="layout" svg:width="0.033cm" svg:height="0.035cm" svg:x="11.976cm" svg:y="18.577cm" svg:viewBox="0 0 34 36" svg:d="M17 0c-23 0-23 36 0 36 22 0 22-36 0-36z">
          <text:p/>
        </draw:path>
        <draw:path draw:style-name="gr8" draw:text-style-name="P5" draw:layer="layout" svg:width="0.033cm" svg:height="0.034cm" svg:x="11.976cm" svg:y="19.08cm" svg:viewBox="0 0 34 35" svg:d="M17 0c-23 0-23 35 0 35 22 0 22-35 0-35z">
          <text:p/>
        </draw:path>
        <draw:path draw:style-name="gr8" draw:text-style-name="P5" draw:layer="layout" svg:width="0.033cm" svg:height="0.034cm" svg:x="11.976cm" svg:y="19.582cm" svg:viewBox="0 0 34 35" svg:d="M17 0c-23 0-23 35 0 35 22 0 22-35 0-35z">
          <text:p/>
        </draw:path>
        <draw:path draw:style-name="gr8" draw:text-style-name="P5" draw:layer="layout" svg:width="0.033cm" svg:height="0.034cm" svg:x="11.976cm" svg:y="20.084cm" svg:viewBox="0 0 34 35" svg:d="M17 0c-23 0-23 35 0 35 22 0 22-35 0-35z">
          <text:p/>
        </draw:path>
        <draw:path draw:style-name="gr8" draw:text-style-name="P5" draw:layer="layout" svg:width="0.033cm" svg:height="0.034cm" svg:x="11.976cm" svg:y="20.586cm" svg:viewBox="0 0 34 35" svg:d="M17 0c-23 0-23 35 0 35 22 0 22-35 0-35z">
          <text:p/>
        </draw:path>
        <draw:path draw:style-name="gr8" draw:text-style-name="P5" draw:layer="layout" svg:width="0.034cm" svg:height="0.034cm" svg:x="12.474cm" svg:y="16.067cm" svg:viewBox="0 0 35 35" svg:d="M17 0c-23 0-23 35 0 35s23-35 0-35z">
          <text:p/>
        </draw:path>
        <draw:path draw:style-name="gr8" draw:text-style-name="P5" draw:layer="layout" svg:width="0.034cm" svg:height="0.034cm" svg:x="12.474cm" svg:y="16.569cm" svg:viewBox="0 0 35 35" svg:d="M17 0c-23 0-23 35 0 35s23-35 0-35z">
          <text:p/>
        </draw:path>
        <draw:path draw:style-name="gr8" draw:text-style-name="P5" draw:layer="layout" svg:width="0.034cm" svg:height="0.034cm" svg:x="12.474cm" svg:y="17.071cm" svg:viewBox="0 0 35 35" svg:d="M17 0c-23 0-23 35 0 35s23-35 0-35z">
          <text:p/>
        </draw:path>
        <draw:path draw:style-name="gr8" draw:text-style-name="P5" draw:layer="layout" svg:width="0.034cm" svg:height="0.034cm" svg:x="12.474cm" svg:y="17.573cm" svg:viewBox="0 0 35 35" svg:d="M17 0c-23 0-23 35 0 35s23-35 0-35z">
          <text:p/>
        </draw:path>
        <draw:path draw:style-name="gr8" draw:text-style-name="P5" draw:layer="layout" svg:width="0.034cm" svg:height="0.034cm" svg:x="12.474cm" svg:y="18.075cm" svg:viewBox="0 0 35 35" svg:d="M17 0c-23 0-23 35 0 35s23-35 0-35z">
          <text:p/>
        </draw:path>
        <draw:path draw:style-name="gr8" draw:text-style-name="P5" draw:layer="layout" svg:width="0.034cm" svg:height="0.035cm" svg:x="12.474cm" svg:y="18.577cm" svg:viewBox="0 0 35 36" svg:d="M17 0c-23 0-23 36 0 36s23-36 0-36z">
          <text:p/>
        </draw:path>
        <draw:path draw:style-name="gr8" draw:text-style-name="P5" draw:layer="layout" svg:width="0.034cm" svg:height="0.034cm" svg:x="12.474cm" svg:y="19.08cm" svg:viewBox="0 0 35 35" svg:d="M17 0c-23 0-23 35 0 35s23-35 0-35z">
          <text:p/>
        </draw:path>
        <draw:path draw:style-name="gr8" draw:text-style-name="P5" draw:layer="layout" svg:width="0.034cm" svg:height="0.034cm" svg:x="12.474cm" svg:y="19.582cm" svg:viewBox="0 0 35 35" svg:d="M17 0c-23 0-23 35 0 35s23-35 0-35z">
          <text:p/>
        </draw:path>
        <draw:path draw:style-name="gr8" draw:text-style-name="P5" draw:layer="layout" svg:width="0.034cm" svg:height="0.034cm" svg:x="12.474cm" svg:y="20.084cm" svg:viewBox="0 0 35 35" svg:d="M17 0c-23 0-23 35 0 35s23-35 0-35z">
          <text:p/>
        </draw:path>
        <draw:path draw:style-name="gr8" draw:text-style-name="P5" draw:layer="layout" svg:width="0.034cm" svg:height="0.034cm" svg:x="12.474cm" svg:y="20.586cm" svg:viewBox="0 0 35 35" svg:d="M17 0c-23 0-23 35 0 35s23-35 0-35z">
          <text:p/>
        </draw:path>
        <draw:path draw:style-name="gr8" draw:text-style-name="P5" draw:layer="layout" svg:width="0.033cm" svg:height="0.034cm" svg:x="12.974cm" svg:y="16.067cm" svg:viewBox="0 0 34 35" svg:d="M17 0c-23 0-23 35 0 35 22 0 22-35 0-35z">
          <text:p/>
        </draw:path>
        <draw:path draw:style-name="gr8" draw:text-style-name="P5" draw:layer="layout" svg:width="0.033cm" svg:height="0.034cm" svg:x="12.974cm" svg:y="16.569cm" svg:viewBox="0 0 34 35" svg:d="M17 0c-23 0-23 35 0 35 22 0 22-35 0-35z">
          <text:p/>
        </draw:path>
        <draw:path draw:style-name="gr8" draw:text-style-name="P5" draw:layer="layout" svg:width="0.033cm" svg:height="0.034cm" svg:x="12.974cm" svg:y="17.071cm" svg:viewBox="0 0 34 35" svg:d="M17 0c-23 0-23 35 0 35 22 0 22-35 0-35z">
          <text:p/>
        </draw:path>
        <draw:path draw:style-name="gr8" draw:text-style-name="P5" draw:layer="layout" svg:width="0.033cm" svg:height="0.034cm" svg:x="12.974cm" svg:y="17.573cm" svg:viewBox="0 0 34 35" svg:d="M17 0c-23 0-23 35 0 35 22 0 22-35 0-35z">
          <text:p/>
        </draw:path>
        <draw:path draw:style-name="gr8" draw:text-style-name="P5" draw:layer="layout" svg:width="0.033cm" svg:height="0.034cm" svg:x="12.974cm" svg:y="18.075cm" svg:viewBox="0 0 34 35" svg:d="M17 0c-23 0-23 35 0 35 22 0 22-35 0-35z">
          <text:p/>
        </draw:path>
        <draw:path draw:style-name="gr8" draw:text-style-name="P5" draw:layer="layout" svg:width="0.033cm" svg:height="0.035cm" svg:x="12.974cm" svg:y="18.577cm" svg:viewBox="0 0 34 36" svg:d="M17 0c-23 0-23 36 0 36 22 0 22-36 0-36z">
          <text:p/>
        </draw:path>
        <draw:path draw:style-name="gr8" draw:text-style-name="P5" draw:layer="layout" svg:width="0.033cm" svg:height="0.034cm" svg:x="12.974cm" svg:y="19.08cm" svg:viewBox="0 0 34 35" svg:d="M17 0c-23 0-23 35 0 35 22 0 22-35 0-35z">
          <text:p/>
        </draw:path>
        <draw:path draw:style-name="gr8" draw:text-style-name="P5" draw:layer="layout" svg:width="0.033cm" svg:height="0.034cm" svg:x="12.974cm" svg:y="19.582cm" svg:viewBox="0 0 34 35" svg:d="M17 0c-23 0-23 35 0 35 22 0 22-35 0-35z">
          <text:p/>
        </draw:path>
        <draw:path draw:style-name="gr8" draw:text-style-name="P5" draw:layer="layout" svg:width="0.033cm" svg:height="0.034cm" svg:x="12.974cm" svg:y="20.084cm" svg:viewBox="0 0 34 35" svg:d="M17 0c-23 0-23 35 0 35 22 0 22-35 0-35z">
          <text:p/>
        </draw:path>
        <draw:path draw:style-name="gr8" draw:text-style-name="P5" draw:layer="layout" svg:width="0.033cm" svg:height="0.034cm" svg:x="12.974cm" svg:y="20.586cm" svg:viewBox="0 0 34 35" svg:d="M17 0c-23 0-23 35 0 35 22 0 22-35 0-35z">
          <text:p/>
        </draw:path>
        <draw:path draw:style-name="gr8" draw:text-style-name="P5" draw:layer="layout" svg:width="0.032cm" svg:height="0.034cm" svg:x="13.473cm" svg:y="16.067cm" svg:viewBox="0 0 33 35" svg:d="M16 0c-21 0-21 35 0 35 23 0 23-35 0-35z">
          <text:p/>
        </draw:path>
        <draw:path draw:style-name="gr8" draw:text-style-name="P5" draw:layer="layout" svg:width="0.032cm" svg:height="0.034cm" svg:x="13.473cm" svg:y="16.569cm" svg:viewBox="0 0 33 35" svg:d="M16 0c-21 0-21 35 0 35 23 0 23-35 0-35z">
          <text:p/>
        </draw:path>
        <draw:path draw:style-name="gr8" draw:text-style-name="P5" draw:layer="layout" svg:width="0.032cm" svg:height="0.034cm" svg:x="13.473cm" svg:y="17.071cm" svg:viewBox="0 0 33 35" svg:d="M16 0c-21 0-21 35 0 35 23 0 23-35 0-35z">
          <text:p/>
        </draw:path>
        <draw:path draw:style-name="gr8" draw:text-style-name="P5" draw:layer="layout" svg:width="0.032cm" svg:height="0.034cm" svg:x="13.473cm" svg:y="17.573cm" svg:viewBox="0 0 33 35" svg:d="M16 0c-21 0-21 35 0 35 23 0 23-35 0-35z">
          <text:p/>
        </draw:path>
        <draw:path draw:style-name="gr8" draw:text-style-name="P5" draw:layer="layout" svg:width="0.032cm" svg:height="0.034cm" svg:x="13.473cm" svg:y="18.075cm" svg:viewBox="0 0 33 35" svg:d="M16 0c-21 0-21 35 0 35 23 0 23-35 0-35z">
          <text:p/>
        </draw:path>
        <draw:path draw:style-name="gr8" draw:text-style-name="P5" draw:layer="layout" svg:width="0.032cm" svg:height="0.035cm" svg:x="13.473cm" svg:y="18.577cm" svg:viewBox="0 0 33 36" svg:d="M16 0c-21 0-21 36 0 36 23 0 23-36 0-36z">
          <text:p/>
        </draw:path>
        <draw:path draw:style-name="gr8" draw:text-style-name="P5" draw:layer="layout" svg:width="0.032cm" svg:height="0.034cm" svg:x="13.473cm" svg:y="19.08cm" svg:viewBox="0 0 33 35" svg:d="M16 0c-21 0-21 35 0 35 23 0 23-35 0-35z">
          <text:p/>
        </draw:path>
        <draw:path draw:style-name="gr8" draw:text-style-name="P5" draw:layer="layout" svg:width="0.032cm" svg:height="0.034cm" svg:x="13.473cm" svg:y="19.582cm" svg:viewBox="0 0 33 35" svg:d="M16 0c-21 0-21 35 0 35 23 0 23-35 0-35z">
          <text:p/>
        </draw:path>
        <draw:path draw:style-name="gr8" draw:text-style-name="P5" draw:layer="layout" svg:width="0.032cm" svg:height="0.034cm" svg:x="13.473cm" svg:y="20.084cm" svg:viewBox="0 0 33 35" svg:d="M16 0c-21 0-21 35 0 35 23 0 23-35 0-35z">
          <text:p/>
        </draw:path>
        <draw:path draw:style-name="gr8" draw:text-style-name="P5" draw:layer="layout" svg:width="0.032cm" svg:height="0.034cm" svg:x="13.473cm" svg:y="20.586cm" svg:viewBox="0 0 33 35" svg:d="M16 0c-21 0-21 35 0 35 23 0 23-35 0-35z">
          <text:p/>
        </draw:path>
        <draw:path draw:style-name="gr8" draw:text-style-name="P5" draw:layer="layout" svg:width="0.034cm" svg:height="0.034cm" svg:x="1.001cm" svg:y="16.065cm" svg:viewBox="0 0 35 35" svg:d="M17 0c-23 0-23 35 0 35s23-35 0-35z">
          <text:p/>
        </draw:path>
        <draw:path draw:style-name="gr8" draw:text-style-name="P5" draw:layer="layout" svg:width="0.034cm" svg:height="0.034cm" svg:x="1.001cm" svg:y="16.567cm" svg:viewBox="0 0 35 35" svg:d="M17 0c-23 0-23 35 0 35s23-35 0-35z">
          <text:p/>
        </draw:path>
        <draw:path draw:style-name="gr8" draw:text-style-name="P5" draw:layer="layout" svg:width="0.034cm" svg:height="0.034cm" svg:x="1.001cm" svg:y="17.069cm" svg:viewBox="0 0 35 35" svg:d="M17 0c-23 0-23 35 0 35s23-35 0-35z">
          <text:p/>
        </draw:path>
        <draw:path draw:style-name="gr8" draw:text-style-name="P5" draw:layer="layout" svg:width="0.034cm" svg:height="0.034cm" svg:x="1.001cm" svg:y="17.571cm" svg:viewBox="0 0 35 35" svg:d="M17 0c-23 0-23 35 0 35s23-35 0-35z">
          <text:p/>
        </draw:path>
        <draw:path draw:style-name="gr8" draw:text-style-name="P5" draw:layer="layout" svg:width="0.034cm" svg:height="0.034cm" svg:x="1.001cm" svg:y="18.073cm" svg:viewBox="0 0 35 35" svg:d="M17 0c-23 0-23 35 0 35s23-35 0-35z">
          <text:p/>
        </draw:path>
        <draw:path draw:style-name="gr8" draw:text-style-name="P5" draw:layer="layout" svg:width="0.034cm" svg:height="0.035cm" svg:x="1.001cm" svg:y="18.575cm" svg:viewBox="0 0 35 36" svg:d="M17 0c-23 0-23 36 0 36s23-36 0-36z">
          <text:p/>
        </draw:path>
        <draw:path draw:style-name="gr8" draw:text-style-name="P5" draw:layer="layout" svg:width="0.034cm" svg:height="0.034cm" svg:x="1.001cm" svg:y="19.078cm" svg:viewBox="0 0 35 35" svg:d="M17 0c-23 0-23 35 0 35s23-35 0-35z">
          <text:p/>
        </draw:path>
        <draw:path draw:style-name="gr8" draw:text-style-name="P5" draw:layer="layout" svg:width="0.034cm" svg:height="0.034cm" svg:x="1.001cm" svg:y="19.58cm" svg:viewBox="0 0 35 35" svg:d="M17 0c-23 0-23 35 0 35s23-35 0-35z">
          <text:p/>
        </draw:path>
        <draw:path draw:style-name="gr8" draw:text-style-name="P5" draw:layer="layout" svg:width="0.034cm" svg:height="0.034cm" svg:x="1.001cm" svg:y="20.082cm" svg:viewBox="0 0 35 35" svg:d="M17 0c-23 0-23 35 0 35s23-35 0-35z">
          <text:p/>
        </draw:path>
        <draw:path draw:style-name="gr8" draw:text-style-name="P5" draw:layer="layout" svg:width="0.034cm" svg:height="0.034cm" svg:x="1.001cm" svg:y="20.584cm" svg:viewBox="0 0 35 35" svg:d="M17 0c-23 0-23 35 0 35s23-35 0-35z">
          <text:p/>
        </draw:path>
        <draw:frame draw:style-name="gr9" draw:text-style-name="P6" draw:layer="layout" svg:width="1.316cm" svg:height="0.517cm" svg:x="6.954cm" svg:y="15.882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4cm" svg:y="1.41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4cm" svg:y="1.41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4cm" svg:y="2.128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4cm" svg:y="2.903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4cm" svg:y="3.758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4cm" svg:y="4.614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4cm" svg:y="5.494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4cm" svg:y="6.374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4cm" svg:y="7.263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4cm" svg:y="8.1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4cm" svg:y="8.972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4cm" svg:y="9.833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4cm" svg:y="10.695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4cm" svg:y="11.567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4cm" svg:y="12.429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4cm" svg:y="13.295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5cm" svg:y="14.165cm">
          <draw:text-box>
            <text:p text:style-name="P2"><text:span text:style-name="T5">21</text:span></text:p>
          </draw:text-box>
        </draw:frame>
        <draw:line draw:style-name="gr7" draw:text-style-name="P1" draw:layer="layout" svg:x1="0.704cm" svg:y1="14.792cm" svg:x2="13.958cm" svg:y2="14.792cm">
          <text:p/>
        </draw:line>
        <draw:frame draw:style-name="gr22" draw:text-style-name="P7" draw:layer="layout" svg:width="0.375cm" svg:height="0.386cm" svg:x="1.006cm" svg:y="15.035cm">
          <draw:text-box>
            <text:p text:style-name="P2"><text:span text:style-name="T5">22</text:span></text:p>
          </draw:text-box>
        </draw:frame>
        <draw:line draw:style-name="gr7" draw:text-style-name="P1" draw:layer="layout" svg:x1="0.705cm" svg:y1="15.662cm" svg:x2="13.959cm" svg:y2="15.662cm">
          <text:p/>
        </draw:line>
        <draw:line draw:style-name="gr7" draw:text-style-name="P1" draw:layer="layout" svg:x1="0.704cm" svg:y1="2.662cm" svg:x2="13.958cm" svg:y2="2.662cm">
          <text:p/>
        </draw:line>
        <draw:line draw:style-name="gr7" draw:text-style-name="P1" draw:layer="layout" svg:x1="0.704cm" svg:y1="3.527cm" svg:x2="13.958cm" svg:y2="3.527cm">
          <text:p/>
        </draw:line>
        <draw:line draw:style-name="gr7" draw:text-style-name="P1" draw:layer="layout" svg:x1="0.704cm" svg:y1="4.394cm" svg:x2="13.958cm" svg:y2="4.394cm">
          <text:p/>
        </draw:line>
        <draw:line draw:style-name="gr7" draw:text-style-name="P1" draw:layer="layout" svg:x1="0.704cm" svg:y1="5.259cm" svg:x2="13.958cm" svg:y2="5.259cm">
          <text:p/>
        </draw:line>
        <draw:line draw:style-name="gr7" draw:text-style-name="P1" draw:layer="layout" svg:x1="0.704cm" svg:y1="6.126cm" svg:x2="13.958cm" svg:y2="6.126cm">
          <text:p/>
        </draw:line>
        <draw:line draw:style-name="gr7" draw:text-style-name="P1" draw:layer="layout" svg:x1="0.704cm" svg:y1="6.993cm" svg:x2="13.958cm" svg:y2="6.993cm">
          <text:p/>
        </draw:line>
        <draw:line draw:style-name="gr7" draw:text-style-name="P1" draw:layer="layout" svg:x1="0.704cm" svg:y1="7.858cm" svg:x2="13.958cm" svg:y2="7.858cm">
          <text:p/>
        </draw:line>
        <draw:line draw:style-name="gr7" draw:text-style-name="P1" draw:layer="layout" svg:x1="0.704cm" svg:y1="8.724cm" svg:x2="13.958cm" svg:y2="8.724cm">
          <text:p/>
        </draw:line>
        <draw:line draw:style-name="gr7" draw:text-style-name="P1" draw:layer="layout" svg:x1="0.704cm" svg:y1="9.59cm" svg:x2="13.958cm" svg:y2="9.59cm">
          <text:p/>
        </draw:line>
        <draw:line draw:style-name="gr7" draw:text-style-name="P1" draw:layer="layout" svg:x1="0.704cm" svg:y1="10.456cm" svg:x2="13.958cm" svg:y2="10.456cm">
          <text:p/>
        </draw:line>
        <draw:line draw:style-name="gr7" draw:text-style-name="P1" draw:layer="layout" svg:x1="0.704cm" svg:y1="11.323cm" svg:x2="13.958cm" svg:y2="11.323cm">
          <text:p/>
        </draw:line>
        <draw:line draw:style-name="gr7" draw:text-style-name="P1" draw:layer="layout" svg:x1="0.704cm" svg:y1="12.188cm" svg:x2="13.958cm" svg:y2="12.188cm">
          <text:p/>
        </draw:line>
        <draw:line draw:style-name="gr7" draw:text-style-name="P1" draw:layer="layout" svg:x1="0.704cm" svg:y1="13.054cm" svg:x2="13.958cm" svg:y2="13.054cm">
          <text:p/>
        </draw:line>
        <draw:line draw:style-name="gr7" draw:text-style-name="P1" draw:layer="layout" svg:x1="0.704cm" svg:y1="13.921cm" svg:x2="13.958cm" svg:y2="13.921cm">
          <text:p/>
        </draw:line>
        <draw:line draw:style-name="gr7" draw:text-style-name="P1" draw:layer="layout" svg:x1="0.704cm" svg:y1="14.793cm" svg:x2="13.958cm" svg:y2="14.793cm">
          <text:p/>
        </draw:line>
        <draw:line draw:style-name="gr52" draw:text-style-name="P1" draw:layer="layout" svg:x1="1.449cm" svg:y1="3.092cm" svg:x2="13.958cm" svg:y2="3.092cm">
          <text:p/>
        </draw:line>
        <draw:line draw:style-name="gr52" draw:text-style-name="P1" draw:layer="layout" svg:x1="1.449cm" svg:y1="3.957cm" svg:x2="13.958cm" svg:y2="3.957cm">
          <text:p/>
        </draw:line>
        <draw:line draw:style-name="gr52" draw:text-style-name="P1" draw:layer="layout" svg:x1="1.449cm" svg:y1="4.824cm" svg:x2="13.958cm" svg:y2="4.824cm">
          <text:p/>
        </draw:line>
        <draw:line draw:style-name="gr52" draw:text-style-name="P1" draw:layer="layout" svg:x1="1.449cm" svg:y1="5.689cm" svg:x2="13.958cm" svg:y2="5.689cm">
          <text:p/>
        </draw:line>
        <draw:line draw:style-name="gr52" draw:text-style-name="P1" draw:layer="layout" svg:x1="1.449cm" svg:y1="6.556cm" svg:x2="13.958cm" svg:y2="6.556cm">
          <text:p/>
        </draw:line>
        <draw:line draw:style-name="gr52" draw:text-style-name="P1" draw:layer="layout" svg:x1="1.449cm" svg:y1="7.423cm" svg:x2="13.958cm" svg:y2="7.423cm">
          <text:p/>
        </draw:line>
        <draw:line draw:style-name="gr52" draw:text-style-name="P1" draw:layer="layout" svg:x1="1.449cm" svg:y1="8.288cm" svg:x2="13.958cm" svg:y2="8.288cm">
          <text:p/>
        </draw:line>
        <draw:line draw:style-name="gr52" draw:text-style-name="P1" draw:layer="layout" svg:x1="1.449cm" svg:y1="9.154cm" svg:x2="13.958cm" svg:y2="9.154cm">
          <text:p/>
        </draw:line>
        <draw:line draw:style-name="gr52" draw:text-style-name="P1" draw:layer="layout" svg:x1="1.449cm" svg:y1="10.02cm" svg:x2="13.958cm" svg:y2="10.02cm">
          <text:p/>
        </draw:line>
        <draw:line draw:style-name="gr52" draw:text-style-name="P1" draw:layer="layout" svg:x1="1.449cm" svg:y1="10.886cm" svg:x2="13.958cm" svg:y2="10.886cm">
          <text:p/>
        </draw:line>
        <draw:line draw:style-name="gr52" draw:text-style-name="P1" draw:layer="layout" svg:x1="1.449cm" svg:y1="11.753cm" svg:x2="13.958cm" svg:y2="11.753cm">
          <text:p/>
        </draw:line>
        <draw:line draw:style-name="gr52" draw:text-style-name="P1" draw:layer="layout" svg:x1="1.449cm" svg:y1="12.618cm" svg:x2="13.958cm" svg:y2="12.618cm">
          <text:p/>
        </draw:line>
        <draw:line draw:style-name="gr52" draw:text-style-name="P1" draw:layer="layout" svg:x1="1.449cm" svg:y1="13.484cm" svg:x2="13.958cm" svg:y2="13.484cm">
          <text:p/>
        </draw:line>
        <draw:line draw:style-name="gr52" draw:text-style-name="P1" draw:layer="layout" svg:x1="1.449cm" svg:y1="14.351cm" svg:x2="13.958cm" svg:y2="14.351cm">
          <text:p/>
        </draw:line>
        <draw:line draw:style-name="gr52" draw:text-style-name="P1" draw:layer="layout" svg:x1="1.449cm" svg:y1="15.223cm" svg:x2="13.958cm" svg:y2="15.223cm">
          <text:p/>
        </draw:line>
        <draw:line draw:style-name="gr52" draw:text-style-name="P1" draw:layer="layout" svg:x1="1.449cm" svg:y1="3.093cm" svg:x2="13.958cm" svg:y2="3.093cm">
          <text:p/>
        </draw:line>
        <draw:line draw:style-name="gr52" draw:text-style-name="P1" draw:layer="layout" svg:x1="1.449cm" svg:y1="3.958cm" svg:x2="13.958cm" svg:y2="3.958cm">
          <text:p/>
        </draw:line>
        <draw:line draw:style-name="gr52" draw:text-style-name="P1" draw:layer="layout" svg:x1="1.449cm" svg:y1="4.825cm" svg:x2="13.958cm" svg:y2="4.825cm">
          <text:p/>
        </draw:line>
        <draw:line draw:style-name="gr52" draw:text-style-name="P1" draw:layer="layout" svg:x1="1.449cm" svg:y1="5.69cm" svg:x2="13.958cm" svg:y2="5.69cm">
          <text:p/>
        </draw:line>
        <draw:line draw:style-name="gr52" draw:text-style-name="P1" draw:layer="layout" svg:x1="1.449cm" svg:y1="6.557cm" svg:x2="13.958cm" svg:y2="6.557cm">
          <text:p/>
        </draw:line>
        <draw:line draw:style-name="gr52" draw:text-style-name="P1" draw:layer="layout" svg:x1="1.449cm" svg:y1="7.424cm" svg:x2="13.958cm" svg:y2="7.424cm">
          <text:p/>
        </draw:line>
        <draw:line draw:style-name="gr52" draw:text-style-name="P1" draw:layer="layout" svg:x1="1.449cm" svg:y1="8.289cm" svg:x2="13.958cm" svg:y2="8.289cm">
          <text:p/>
        </draw:line>
        <draw:line draw:style-name="gr52" draw:text-style-name="P1" draw:layer="layout" svg:x1="1.449cm" svg:y1="9.155cm" svg:x2="13.958cm" svg:y2="9.155cm">
          <text:p/>
        </draw:line>
        <draw:line draw:style-name="gr52" draw:text-style-name="P1" draw:layer="layout" svg:x1="1.449cm" svg:y1="10.021cm" svg:x2="13.958cm" svg:y2="10.021cm">
          <text:p/>
        </draw:line>
        <draw:line draw:style-name="gr52" draw:text-style-name="P1" draw:layer="layout" svg:x1="1.449cm" svg:y1="10.887cm" svg:x2="13.958cm" svg:y2="10.887cm">
          <text:p/>
        </draw:line>
        <draw:line draw:style-name="gr52" draw:text-style-name="P1" draw:layer="layout" svg:x1="1.449cm" svg:y1="11.754cm" svg:x2="13.958cm" svg:y2="11.754cm">
          <text:p/>
        </draw:line>
        <draw:line draw:style-name="gr52" draw:text-style-name="P1" draw:layer="layout" svg:x1="1.449cm" svg:y1="12.619cm" svg:x2="13.958cm" svg:y2="12.619cm">
          <text:p/>
        </draw:line>
        <draw:line draw:style-name="gr52" draw:text-style-name="P1" draw:layer="layout" svg:x1="1.449cm" svg:y1="13.485cm" svg:x2="13.958cm" svg:y2="13.485cm">
          <text:p/>
        </draw:line>
        <draw:line draw:style-name="gr52" draw:text-style-name="P1" draw:layer="layout" svg:x1="1.449cm" svg:y1="14.352cm" svg:x2="13.958cm" svg:y2="14.352cm">
          <text:p/>
        </draw:line>
        <draw:line draw:style-name="gr52" draw:text-style-name="P1" draw:layer="layout" svg:x1="1.449cm" svg:y1="15.224cm" svg:x2="13.958cm" svg:y2="15.224cm">
          <text:p/>
        </draw:line>
        <draw:line draw:style-name="gr52" draw:text-style-name="P1" draw:layer="layout" svg:x1="1.45cm" svg:y1="2.312cm" svg:x2="13.959cm" svg:y2="2.312cm">
          <text:p/>
        </draw:line>
        <draw:custom-shape draw:style-name="gr43" draw:text-style-name="P8" draw:layer="layout" svg:width="1.469cm" svg:height="0.495cm" svg:x="1.412cm" svg:y="0.707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8cm" svg:y1="1.269cm" svg:x2="13.959cm" svg:y2="1.269cm">
          <text:p/>
        </draw:line>
        <draw:frame draw:style-name="gr44" draw:text-style-name="P7" draw:layer="layout" svg:width="1.391cm" svg:height="0.533cm" svg:x="1.475cm" svg:y="0.704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7cm" svg:y="0.708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7cm" svg:y="0.708cm">
          <draw:text-box>
            <text:p text:style-name="P2"><text:span text:style-name="T7">17</text:span></text:p>
          </draw:text-box>
        </draw:frame>
      </draw:page>
      <draw:page draw:name="page14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114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14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15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15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16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17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17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18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19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20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20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21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22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21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21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21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23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22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24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24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25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25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24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25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24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26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27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27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31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1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</draw:page>
      <draw:page draw:name="page15" draw:style-name="dp1" draw:master-page-name="master-page34">
        <draw:frame draw:style-name="gr66" draw:text-style-name="P15" draw:layer="layout" svg:width="2.479cm" svg:height="0.709cm" svg:x="1.226cm" svg:y="1.621cm">
          <draw:text-box>
            <text:p text:style-name="P2"><text:span text:style-name="T13">FEBRERO</text:span></text:p>
          </draw:text-box>
        </draw:frame>
        <draw:path draw:style-name="gr128" draw:text-style-name="P25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7" draw:text-style-name="P13" draw:layer="layout" svg:width="1.316cm" svg:height="0.533cm" svg:x="4.922cm" svg:y="1.748cm">
          <draw:text-box>
            <text:p text:style-name="P2"><text:span text:style-name="T11">Lunes</text:span></text:p>
          </draw:text-box>
        </draw:frame>
        <draw:frame draw:style-name="gr68" draw:text-style-name="P13" draw:layer="layout" svg:width="1.635cm" svg:height="0.533cm" svg:x="7.635cm" svg:y="1.748cm">
          <draw:text-box>
            <text:p text:style-name="P2"><text:span text:style-name="T11">Martes</text:span></text:p>
          </draw:text-box>
        </draw:frame>
        <draw:frame draw:style-name="gr69" draw:text-style-name="P16" draw:layer="layout" svg:width="2.304cm" svg:height="0.533cm" svg:x="10.196cm" svg:y="1.748cm">
          <draw:text-box>
            <text:p text:style-name="P2"><text:span text:style-name="T14">Miércoles</text:span></text:p>
          </draw:text-box>
        </draw:frame>
        <draw:path draw:style-name="gr128" draw:text-style-name="P33" draw:layer="layout" svg:width="3.385cm" svg:height="14.078cm" svg:x="0.7cm" svg:y="2.678cm" svg:viewBox="0 0 3386 14079" svg:d="M0 0h3386M0 3520h3386M0 7040h3386M0 10560h3386M0 14079h3386">
          <text:p/>
        </draw:path>
        <draw:path draw:style-name="gr129" draw:text-style-name="P25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130" draw:text-style-name="P19" draw:layer="layout" svg:width="2.26cm" svg:height="0.533cm" svg:x="1.5cm" svg:y="2.797cm">
          <draw:text-box>
            <text:p text:style-name="P2"><text:span text:style-name="T16">Semana 5</text:span></text:p>
          </draw:text-box>
        </draw:frame>
        <draw:frame draw:style-name="gr130" draw:text-style-name="P19" draw:layer="layout" svg:width="2.26cm" svg:height="0.533cm" svg:x="1.5cm" svg:y="6.317cm">
          <draw:text-box>
            <text:p text:style-name="P2"><text:span text:style-name="T16">Semana 6</text:span></text:p>
          </draw:text-box>
        </draw:frame>
        <draw:frame draw:style-name="gr130" draw:text-style-name="P19" draw:layer="layout" svg:width="2.26cm" svg:height="0.533cm" svg:x="1.5cm" svg:y="9.836cm">
          <draw:text-box>
            <text:p text:style-name="P2"><text:span text:style-name="T16">Semana 7</text:span></text:p>
          </draw:text-box>
        </draw:frame>
        <draw:frame draw:style-name="gr130" draw:text-style-name="P19" draw:layer="layout" svg:width="2.26cm" svg:height="0.533cm" svg:x="1.5cm" svg:y="13.356cm">
          <draw:text-box>
            <text:p text:style-name="P2"><text:span text:style-name="T16">Semana 8</text:span></text:p>
          </draw:text-box>
        </draw:frame>
        <draw:frame draw:style-name="gr131" draw:text-style-name="P14" draw:layer="layout" svg:width="0.364cm" svg:height="0.49cm" svg:x="4.22cm" svg:y="6.289cm">
          <draw:text-box>
            <text:p text:style-name="P2"><text:span text:style-name="T12">7</text:span></text:p>
          </draw:text-box>
        </draw:frame>
        <draw:frame draw:style-name="gr131" draw:text-style-name="P14" draw:layer="layout" svg:width="0.364cm" svg:height="0.49cm" svg:x="7.081cm" svg:y="6.289cm">
          <draw:text-box>
            <text:p text:style-name="P2"><text:span text:style-name="T12">8</text:span></text:p>
          </draw:text-box>
        </draw:frame>
        <draw:frame draw:style-name="gr132" draw:text-style-name="P14" draw:layer="layout" svg:width="0.37cm" svg:height="0.49cm" svg:x="9.941cm" svg:y="6.289cm">
          <draw:text-box>
            <text:p text:style-name="P2"><text:span text:style-name="T12">9</text:span></text:p>
          </draw:text-box>
        </draw:frame>
        <draw:frame draw:style-name="gr133" draw:text-style-name="P14" draw:layer="layout" svg:width="0.472cm" svg:height="0.49cm" svg:x="4.22cm" svg:y="9.808cm">
          <draw:text-box>
            <text:p text:style-name="P2"><text:span text:style-name="T12">14</text:span></text:p>
          </draw:text-box>
        </draw:frame>
        <draw:frame draw:style-name="gr133" draw:text-style-name="P14" draw:layer="layout" svg:width="0.472cm" svg:height="0.49cm" svg:x="7.081cm" svg:y="9.808cm">
          <draw:text-box>
            <text:p text:style-name="P2"><text:span text:style-name="T12">15</text:span></text:p>
          </draw:text-box>
        </draw:frame>
        <draw:frame draw:style-name="gr133" draw:text-style-name="P14" draw:layer="layout" svg:width="0.472cm" svg:height="0.49cm" svg:x="9.941cm" svg:y="9.808cm">
          <draw:text-box>
            <text:p text:style-name="P2"><text:span text:style-name="T12">16</text:span></text:p>
          </draw:text-box>
        </draw:frame>
        <draw:frame draw:style-name="gr133" draw:text-style-name="P14" draw:layer="layout" svg:width="0.472cm" svg:height="0.49cm" svg:x="4.22cm" svg:y="13.327cm">
          <draw:text-box>
            <text:p text:style-name="P2"><text:span text:style-name="T12">21</text:span></text:p>
          </draw:text-box>
        </draw:frame>
        <draw:frame draw:style-name="gr133" draw:text-style-name="P14" draw:layer="layout" svg:width="0.472cm" svg:height="0.49cm" svg:x="7.081cm" svg:y="13.327cm">
          <draw:text-box>
            <text:p text:style-name="P2"><text:span text:style-name="T12">22</text:span></text:p>
          </draw:text-box>
        </draw:frame>
        <draw:frame draw:style-name="gr133" draw:text-style-name="P14" draw:layer="layout" svg:width="0.472cm" svg:height="0.49cm" svg:x="9.941cm" svg:y="13.327cm">
          <draw:text-box>
            <text:p text:style-name="P2"><text:span text:style-name="T12">23</text:span></text:p>
          </draw:text-box>
        </draw:frame>
        <draw:frame draw:style-name="gr131" draw:text-style-name="P14" draw:layer="layout" svg:width="0.364cm" svg:height="0.49cm" svg:x="7.081cm" svg:y="2.774cm">
          <draw:text-box>
            <text:p text:style-name="P2"><text:span text:style-name="T12">1</text:span></text:p>
          </draw:text-box>
        </draw:frame>
        <draw:frame draw:style-name="gr131" draw:text-style-name="P14" draw:layer="layout" svg:width="0.364cm" svg:height="0.49cm" svg:x="9.941cm" svg:y="2.774cm">
          <draw:text-box>
            <text:p text:style-name="P2"><text:span text:style-name="T12">2</text:span></text:p>
          </draw:text-box>
        </draw:frame>
        <draw:frame draw:style-name="gr130" draw:text-style-name="P19" draw:layer="layout" svg:width="2.26cm" svg:height="0.533cm" svg:x="1.5cm" svg:y="16.907cm">
          <draw:text-box>
            <text:p text:style-name="P2"><text:span text:style-name="T16">Semana 9</text:span></text:p>
          </draw:text-box>
        </draw:frame>
        <draw:frame draw:style-name="gr133" draw:text-style-name="P14" draw:layer="layout" svg:width="0.472cm" svg:height="0.49cm" svg:x="4.22cm" svg:y="16.811cm">
          <draw:text-box>
            <text:p text:style-name="P2"><text:span text:style-name="T12">28</text:span></text:p>
          </draw:text-box>
        </draw:frame>
        <draw:custom-shape draw:style-name="gr47" draw:text-style-name="P8" draw:layer="layout" svg:width="1.159cm" svg:height="0.495cm" svg:x="25.461cm" svg:y="0.69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6cm" svg:y1="1.26cm" svg:x2="27.246cm" svg:y2="1.26cm">
          <text:p/>
        </draw:line>
        <draw:line draw:style-name="gr5" draw:text-style-name="P1" draw:layer="layout" svg:x1="13.965cm" svg:y1="1.959cm" svg:x2="27.246cm" svg:y2="1.959cm">
          <text:p/>
        </draw:line>
        <draw:line draw:style-name="gr7" draw:text-style-name="P1" draw:layer="layout" svg:x1="13.962cm" svg:y1="15.655cm" svg:x2="27.246cm" svg:y2="15.655cm">
          <text:p/>
        </draw:line>
        <draw:frame draw:style-name="gr48" draw:text-style-name="P7" draw:layer="layout" svg:width="1.543cm" svg:height="0.533cm" svg:x="15.099cm" svg:y="0.699cm">
          <draw:text-box>
            <text:p text:style-name="P2"><text:span text:style-name="T8">Sábado </text:span></text:p>
          </draw:text-box>
        </draw:frame>
        <draw:frame draw:style-name="gr134" draw:text-style-name="P7" draw:layer="layout" svg:width="0.502cm" svg:height="0.533cm" svg:x="17.159cm" svg:y="0.699cm">
          <draw:text-box>
            <text:p text:style-name="P2"><text:span text:style-name="T7">29</text:span></text:p>
          </draw:text-box>
        </draw:frame>
        <draw:frame draw:style-name="gr49" draw:text-style-name="P10" draw:layer="layout" svg:width="1.086cm" svg:height="0.497cm" svg:x="25.509cm" svg:y="0.699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89cm" svg:y="1.408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9cm" svg:y="1.408cm">
          <draw:text-box>
            <text:p text:style-name="P2"><text:span text:style-name="T3">Prioridad:</text:span></text:p>
          </draw:text-box>
        </draw:frame>
        <draw:frame draw:style-name="gr22" draw:text-style-name="P7" draw:layer="layout" svg:width="0.375cm" svg:height="0.386cm" svg:x="14.629cm" svg:y="15.032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099cm" svg:y="8.337cm">
          <draw:text-box>
            <text:p text:style-name="P2"><text:span text:style-name="T8">Domingo</text:span></text:p>
          </draw:text-box>
        </draw:frame>
        <draw:frame draw:style-name="gr135" draw:text-style-name="P7" draw:layer="layout" svg:width="0.497cm" svg:height="0.533cm" svg:x="17.159cm" svg:y="8.337cm">
          <draw:text-box>
            <text:p text:style-name="P2"><text:span text:style-name="T7">30</text:span></text:p>
          </draw:text-box>
        </draw:frame>
        <draw:line draw:style-name="gr7" draw:text-style-name="P1" draw:layer="layout" svg:x1="14.498cm" svg:y1="2.66cm" svg:x2="27.249cm" svg:y2="2.66cm">
          <text:p/>
        </draw:line>
        <draw:line draw:style-name="gr7" draw:text-style-name="P1" draw:layer="layout" svg:x1="14.498cm" svg:y1="3.525cm" svg:x2="27.249cm" svg:y2="3.525cm">
          <text:p/>
        </draw:line>
        <draw:line draw:style-name="gr7" draw:text-style-name="P1" draw:layer="layout" svg:x1="14.498cm" svg:y1="4.392cm" svg:x2="27.249cm" svg:y2="4.392cm">
          <text:p/>
        </draw:line>
        <draw:line draw:style-name="gr7" draw:text-style-name="P1" draw:layer="layout" svg:x1="14.498cm" svg:y1="5.258cm" svg:x2="27.249cm" svg:y2="5.258cm">
          <text:p/>
        </draw:line>
        <draw:line draw:style-name="gr7" draw:text-style-name="P1" draw:layer="layout" svg:x1="14.498cm" svg:y1="6.124cm" svg:x2="27.249cm" svg:y2="6.124cm">
          <text:p/>
        </draw:line>
        <draw:line draw:style-name="gr7" draw:text-style-name="P1" draw:layer="layout" svg:x1="14.498cm" svg:y1="6.991cm" svg:x2="27.249cm" svg:y2="6.991cm">
          <text:p/>
        </draw:line>
        <draw:line draw:style-name="gr52" draw:text-style-name="P1" draw:layer="layout" svg:x1="15.08cm" svg:y1="3.097cm" svg:x2="27.249cm" svg:y2="3.097cm">
          <text:p/>
        </draw:line>
        <draw:line draw:style-name="gr52" draw:text-style-name="P1" draw:layer="layout" svg:x1="15.08cm" svg:y1="3.962cm" svg:x2="27.249cm" svg:y2="3.962cm">
          <text:p/>
        </draw:line>
        <draw:line draw:style-name="gr52" draw:text-style-name="P1" draw:layer="layout" svg:x1="15.08cm" svg:y1="4.829cm" svg:x2="27.249cm" svg:y2="4.829cm">
          <text:p/>
        </draw:line>
        <draw:line draw:style-name="gr52" draw:text-style-name="P1" draw:layer="layout" svg:x1="15.08cm" svg:y1="5.695cm" svg:x2="27.249cm" svg:y2="5.695cm">
          <text:p/>
        </draw:line>
        <draw:line draw:style-name="gr52" draw:text-style-name="P1" draw:layer="layout" svg:x1="15.08cm" svg:y1="6.561cm" svg:x2="27.249cm" svg:y2="6.561cm">
          <text:p/>
        </draw:line>
        <draw:line draw:style-name="gr52" draw:text-style-name="P1" draw:layer="layout" svg:x1="15.08cm" svg:y1="7.428cm" svg:x2="27.249cm" svg:y2="7.428cm">
          <text:p/>
        </draw:line>
        <draw:line draw:style-name="gr52" draw:text-style-name="P1" draw:layer="layout" svg:x1="15.081cm" svg:y1="2.307cm" svg:x2="27.25cm" svg:y2="2.307cm">
          <text:p/>
        </draw:line>
        <draw:frame draw:style-name="gr54" draw:text-style-name="P7" draw:layer="layout" svg:width="0.303cm" svg:height="0.386cm" svg:x="14.629cm" svg:y="2.124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29cm" svg:y="2.899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29cm" svg:y="3.754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29cm" svg:y="4.61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29cm" svg:y="5.49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29cm" svg:y="6.37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29cm" svg:y="7.259cm">
          <draw:text-box>
            <text:p text:style-name="P2"><text:span text:style-name="T5">22</text:span></text:p>
          </draw:text-box>
        </draw:frame>
        <draw:line draw:style-name="gr7" draw:text-style-name="P1" draw:layer="layout" svg:x1="14.497cm" svg:y1="10.455cm" svg:x2="27.248cm" svg:y2="10.455cm">
          <text:p/>
        </draw:line>
        <draw:line draw:style-name="gr7" draw:text-style-name="P1" draw:layer="layout" svg:x1="14.497cm" svg:y1="11.322cm" svg:x2="27.248cm" svg:y2="11.322cm">
          <text:p/>
        </draw:line>
        <draw:line draw:style-name="gr7" draw:text-style-name="P1" draw:layer="layout" svg:x1="14.497cm" svg:y1="12.188cm" svg:x2="27.248cm" svg:y2="12.188cm">
          <text:p/>
        </draw:line>
        <draw:line draw:style-name="gr7" draw:text-style-name="P1" draw:layer="layout" svg:x1="14.497cm" svg:y1="13.053cm" svg:x2="27.248cm" svg:y2="13.053cm">
          <text:p/>
        </draw:line>
        <draw:line draw:style-name="gr7" draw:text-style-name="P1" draw:layer="layout" svg:x1="14.497cm" svg:y1="13.92cm" svg:x2="27.248cm" svg:y2="13.92cm">
          <text:p/>
        </draw:line>
        <draw:line draw:style-name="gr7" draw:text-style-name="P1" draw:layer="layout" svg:x1="14.498cm" svg:y1="14.788cm" svg:x2="27.249cm" svg:y2="14.788cm">
          <text:p/>
        </draw:line>
        <draw:line draw:style-name="gr52" draw:text-style-name="P1" draw:layer="layout" svg:x1="15.079cm" svg:y1="10.027cm" svg:x2="27.248cm" svg:y2="10.027cm">
          <text:p/>
        </draw:line>
        <draw:line draw:style-name="gr52" draw:text-style-name="P1" draw:layer="layout" svg:x1="15.079cm" svg:y1="10.892cm" svg:x2="27.248cm" svg:y2="10.892cm">
          <text:p/>
        </draw:line>
        <draw:line draw:style-name="gr52" draw:text-style-name="P1" draw:layer="layout" svg:x1="15.079cm" svg:y1="11.759cm" svg:x2="27.248cm" svg:y2="11.759cm">
          <text:p/>
        </draw:line>
        <draw:line draw:style-name="gr52" draw:text-style-name="P1" draw:layer="layout" svg:x1="15.079cm" svg:y1="12.625cm" svg:x2="27.248cm" svg:y2="12.625cm">
          <text:p/>
        </draw:line>
        <draw:line draw:style-name="gr52" draw:text-style-name="P1" draw:layer="layout" svg:x1="15.079cm" svg:y1="13.49cm" svg:x2="27.248cm" svg:y2="13.49cm">
          <text:p/>
        </draw:line>
        <draw:line draw:style-name="gr52" draw:text-style-name="P1" draw:layer="layout" svg:x1="15.079cm" svg:y1="14.357cm" svg:x2="27.248cm" svg:y2="14.357cm">
          <text:p/>
        </draw:line>
        <draw:line draw:style-name="gr52" draw:text-style-name="P1" draw:layer="layout" svg:x1="15.08cm" svg:y1="15.225cm" svg:x2="27.249cm" svg:y2="15.225cm">
          <text:p/>
        </draw:line>
        <draw:frame draw:style-name="gr54" draw:text-style-name="P7" draw:layer="layout" svg:width="0.303cm" svg:height="0.386cm" svg:x="14.628cm" svg:y="9.83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28cm" svg:y="10.692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28cm" svg:y="11.564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8cm" svg:y="12.426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28cm" svg:y="13.292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29cm" svg:y="14.162cm">
          <draw:text-box>
            <text:p text:style-name="P2"><text:span text:style-name="T5">20</text:span></text:p>
          </draw:text-box>
        </draw:frame>
        <draw:line draw:style-name="gr5" draw:text-style-name="P1" draw:layer="layout" svg:x1="14.492cm" svg:y1="8.906cm" svg:x2="27.246cm" svg:y2="8.906cm">
          <text:p/>
        </draw:line>
        <draw:line draw:style-name="gr5" draw:text-style-name="P1" draw:layer="layout" svg:x1="14.484cm" svg:y1="9.578cm" svg:x2="27.247cm" svg:y2="9.578cm">
          <text:p/>
        </draw:line>
        <draw:frame draw:style-name="gr11" draw:text-style-name="P7" draw:layer="layout" svg:width="0.997cm" svg:height="0.533cm" svg:x="24.19cm" svg:y="9.027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3cm" svg:y="9.027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6cm" svg:y1="7.857cm" svg:x2="27.247cm" svg:y2="7.857cm">
          <text:p/>
        </draw:line>
        <draw:line draw:style-name="gr52" draw:text-style-name="P1" draw:layer="layout" svg:x1="15.078cm" svg:y1="8.294cm" svg:x2="27.247cm" svg:y2="8.294cm">
          <text:p/>
        </draw:line>
        <draw:path draw:style-name="gr8" draw:text-style-name="P5" draw:layer="layout" svg:width="0.033cm" svg:height="0.034cm" svg:x="14.471cm" svg:y="16.059cm" svg:viewBox="0 0 34 35" svg:d="M17 0c-22 0-23 35 0 35s23-35 0-35z">
          <text:p/>
        </draw:path>
        <draw:path draw:style-name="gr8" draw:text-style-name="P5" draw:layer="layout" svg:width="0.033cm" svg:height="0.034cm" svg:x="14.471cm" svg:y="16.561cm" svg:viewBox="0 0 34 35" svg:d="M17 0c-22 0-23 35 0 35s23-35 0-35z">
          <text:p/>
        </draw:path>
        <draw:path draw:style-name="gr8" draw:text-style-name="P5" draw:layer="layout" svg:width="0.033cm" svg:height="0.034cm" svg:x="14.471cm" svg:y="17.063cm" svg:viewBox="0 0 34 35" svg:d="M17 0c-22 0-23 35 0 35s23-35 0-35z">
          <text:p/>
        </draw:path>
        <draw:path draw:style-name="gr8" draw:text-style-name="P5" draw:layer="layout" svg:width="0.033cm" svg:height="0.034cm" svg:x="14.471cm" svg:y="17.565cm" svg:viewBox="0 0 34 35" svg:d="M17 0c-22 0-23 35 0 35s23-35 0-35z">
          <text:p/>
        </draw:path>
        <draw:path draw:style-name="gr8" draw:text-style-name="P5" draw:layer="layout" svg:width="0.033cm" svg:height="0.034cm" svg:x="14.471cm" svg:y="18.067cm" svg:viewBox="0 0 34 35" svg:d="M17 0c-22 0-23 35 0 35s23-35 0-35z">
          <text:p/>
        </draw:path>
        <draw:path draw:style-name="gr8" draw:text-style-name="P5" draw:layer="layout" svg:width="0.033cm" svg:height="0.035cm" svg:x="14.471cm" svg:y="18.569cm" svg:viewBox="0 0 34 36" svg:d="M17 0c-22 0-23 36 0 36s23-36 0-36z">
          <text:p/>
        </draw:path>
        <draw:path draw:style-name="gr8" draw:text-style-name="P5" draw:layer="layout" svg:width="0.033cm" svg:height="0.034cm" svg:x="14.471cm" svg:y="19.072cm" svg:viewBox="0 0 34 35" svg:d="M17 0c-22 0-23 35 0 35s23-35 0-35z">
          <text:p/>
        </draw:path>
        <draw:path draw:style-name="gr8" draw:text-style-name="P5" draw:layer="layout" svg:width="0.033cm" svg:height="0.034cm" svg:x="14.471cm" svg:y="19.574cm" svg:viewBox="0 0 34 35" svg:d="M17 0c-22 0-23 35 0 35s23-35 0-35z">
          <text:p/>
        </draw:path>
        <draw:path draw:style-name="gr8" draw:text-style-name="P5" draw:layer="layout" svg:width="0.033cm" svg:height="0.034cm" svg:x="14.471cm" svg:y="20.076cm" svg:viewBox="0 0 34 35" svg:d="M17 0c-22 0-23 35 0 35s23-35 0-35z">
          <text:p/>
        </draw:path>
        <draw:path draw:style-name="gr8" draw:text-style-name="P5" draw:layer="layout" svg:width="0.033cm" svg:height="0.034cm" svg:x="14.471cm" svg:y="20.578cm" svg:viewBox="0 0 34 35" svg:d="M17 0c-22 0-23 35 0 35s23-35 0-35z">
          <text:p/>
        </draw:path>
        <draw:path draw:style-name="gr8" draw:text-style-name="P5" draw:layer="layout" svg:width="0.034cm" svg:height="0.034cm" svg:x="14.969cm" svg:y="16.059cm" svg:viewBox="0 0 35 35" svg:d="M17 0c-23 0-23 35 0 35s23-35 0-35z">
          <text:p/>
        </draw:path>
        <draw:path draw:style-name="gr8" draw:text-style-name="P5" draw:layer="layout" svg:width="0.034cm" svg:height="0.034cm" svg:x="14.969cm" svg:y="16.561cm" svg:viewBox="0 0 35 35" svg:d="M17 0c-23 0-23 35 0 35s23-35 0-35z">
          <text:p/>
        </draw:path>
        <draw:path draw:style-name="gr8" draw:text-style-name="P5" draw:layer="layout" svg:width="0.034cm" svg:height="0.034cm" svg:x="14.969cm" svg:y="17.063cm" svg:viewBox="0 0 35 35" svg:d="M17 0c-23 0-23 35 0 35s23-35 0-35z">
          <text:p/>
        </draw:path>
        <draw:path draw:style-name="gr8" draw:text-style-name="P5" draw:layer="layout" svg:width="0.034cm" svg:height="0.034cm" svg:x="14.969cm" svg:y="17.565cm" svg:viewBox="0 0 35 35" svg:d="M17 0c-23 0-23 35 0 35s23-35 0-35z">
          <text:p/>
        </draw:path>
        <draw:path draw:style-name="gr8" draw:text-style-name="P5" draw:layer="layout" svg:width="0.034cm" svg:height="0.034cm" svg:x="14.969cm" svg:y="18.067cm" svg:viewBox="0 0 35 35" svg:d="M17 0c-23 0-23 35 0 35s23-35 0-35z">
          <text:p/>
        </draw:path>
        <draw:path draw:style-name="gr8" draw:text-style-name="P5" draw:layer="layout" svg:width="0.034cm" svg:height="0.035cm" svg:x="14.969cm" svg:y="18.569cm" svg:viewBox="0 0 35 36" svg:d="M17 0c-23 0-23 36 0 36s23-36 0-36z">
          <text:p/>
        </draw:path>
        <draw:path draw:style-name="gr8" draw:text-style-name="P5" draw:layer="layout" svg:width="0.034cm" svg:height="0.034cm" svg:x="14.969cm" svg:y="19.072cm" svg:viewBox="0 0 35 35" svg:d="M17 0c-23 0-23 35 0 35s23-35 0-35z">
          <text:p/>
        </draw:path>
        <draw:path draw:style-name="gr8" draw:text-style-name="P5" draw:layer="layout" svg:width="0.034cm" svg:height="0.034cm" svg:x="14.969cm" svg:y="19.574cm" svg:viewBox="0 0 35 35" svg:d="M17 0c-23 0-23 35 0 35s23-35 0-35z">
          <text:p/>
        </draw:path>
        <draw:path draw:style-name="gr8" draw:text-style-name="P5" draw:layer="layout" svg:width="0.034cm" svg:height="0.034cm" svg:x="14.969cm" svg:y="20.076cm" svg:viewBox="0 0 35 35" svg:d="M17 0c-23 0-23 35 0 35s23-35 0-35z">
          <text:p/>
        </draw:path>
        <draw:path draw:style-name="gr8" draw:text-style-name="P5" draw:layer="layout" svg:width="0.034cm" svg:height="0.034cm" svg:x="14.969cm" svg:y="20.578cm" svg:viewBox="0 0 35 35" svg:d="M17 0c-23 0-23 35 0 35s23-35 0-35z">
          <text:p/>
        </draw:path>
        <draw:path draw:style-name="gr8" draw:text-style-name="P5" draw:layer="layout" svg:width="0.033cm" svg:height="0.034cm" svg:x="15.47cm" svg:y="16.059cm" svg:viewBox="0 0 34 35" svg:d="M17 0c-22 0-23 35 0 35s23-35 0-35z">
          <text:p/>
        </draw:path>
        <draw:path draw:style-name="gr8" draw:text-style-name="P5" draw:layer="layout" svg:width="0.033cm" svg:height="0.034cm" svg:x="15.47cm" svg:y="16.561cm" svg:viewBox="0 0 34 35" svg:d="M17 0c-22 0-23 35 0 35s23-35 0-35z">
          <text:p/>
        </draw:path>
        <draw:path draw:style-name="gr8" draw:text-style-name="P5" draw:layer="layout" svg:width="0.033cm" svg:height="0.034cm" svg:x="15.47cm" svg:y="17.063cm" svg:viewBox="0 0 34 35" svg:d="M17 0c-22 0-23 35 0 35s23-35 0-35z">
          <text:p/>
        </draw:path>
        <draw:path draw:style-name="gr8" draw:text-style-name="P5" draw:layer="layout" svg:width="0.033cm" svg:height="0.034cm" svg:x="15.47cm" svg:y="17.565cm" svg:viewBox="0 0 34 35" svg:d="M17 0c-22 0-23 35 0 35s23-35 0-35z">
          <text:p/>
        </draw:path>
        <draw:path draw:style-name="gr8" draw:text-style-name="P5" draw:layer="layout" svg:width="0.033cm" svg:height="0.034cm" svg:x="15.47cm" svg:y="18.067cm" svg:viewBox="0 0 34 35" svg:d="M17 0c-22 0-23 35 0 35s23-35 0-35z">
          <text:p/>
        </draw:path>
        <draw:path draw:style-name="gr8" draw:text-style-name="P5" draw:layer="layout" svg:width="0.033cm" svg:height="0.035cm" svg:x="15.47cm" svg:y="18.569cm" svg:viewBox="0 0 34 36" svg:d="M17 0c-22 0-23 36 0 36s23-36 0-36z">
          <text:p/>
        </draw:path>
        <draw:path draw:style-name="gr8" draw:text-style-name="P5" draw:layer="layout" svg:width="0.033cm" svg:height="0.034cm" svg:x="15.47cm" svg:y="19.072cm" svg:viewBox="0 0 34 35" svg:d="M17 0c-22 0-23 35 0 35s23-35 0-35z">
          <text:p/>
        </draw:path>
        <draw:path draw:style-name="gr8" draw:text-style-name="P5" draw:layer="layout" svg:width="0.033cm" svg:height="0.034cm" svg:x="15.47cm" svg:y="19.574cm" svg:viewBox="0 0 34 35" svg:d="M17 0c-22 0-23 35 0 35s23-35 0-35z">
          <text:p/>
        </draw:path>
        <draw:path draw:style-name="gr8" draw:text-style-name="P5" draw:layer="layout" svg:width="0.033cm" svg:height="0.034cm" svg:x="15.47cm" svg:y="20.076cm" svg:viewBox="0 0 34 35" svg:d="M17 0c-22 0-23 35 0 35s23-35 0-35z">
          <text:p/>
        </draw:path>
        <draw:path draw:style-name="gr8" draw:text-style-name="P5" draw:layer="layout" svg:width="0.033cm" svg:height="0.034cm" svg:x="15.47cm" svg:y="20.578cm" svg:viewBox="0 0 34 35" svg:d="M17 0c-22 0-23 35 0 35s23-35 0-35z">
          <text:p/>
        </draw:path>
        <draw:path draw:style-name="gr8" draw:text-style-name="P5" draw:layer="layout" svg:width="0.034cm" svg:height="0.034cm" svg:x="15.968cm" svg:y="16.059cm" svg:viewBox="0 0 35 35" svg:d="M17 0c-23 0-23 35 0 35s23-35 0-35z">
          <text:p/>
        </draw:path>
        <draw:path draw:style-name="gr8" draw:text-style-name="P5" draw:layer="layout" svg:width="0.034cm" svg:height="0.034cm" svg:x="15.968cm" svg:y="16.561cm" svg:viewBox="0 0 35 35" svg:d="M17 0c-23 0-23 35 0 35s23-35 0-35z">
          <text:p/>
        </draw:path>
        <draw:path draw:style-name="gr8" draw:text-style-name="P5" draw:layer="layout" svg:width="0.034cm" svg:height="0.034cm" svg:x="15.968cm" svg:y="17.063cm" svg:viewBox="0 0 35 35" svg:d="M17 0c-23 0-23 35 0 35s23-35 0-35z">
          <text:p/>
        </draw:path>
        <draw:path draw:style-name="gr8" draw:text-style-name="P5" draw:layer="layout" svg:width="0.034cm" svg:height="0.034cm" svg:x="15.968cm" svg:y="17.565cm" svg:viewBox="0 0 35 35" svg:d="M17 0c-23 0-23 35 0 35s23-35 0-35z">
          <text:p/>
        </draw:path>
        <draw:path draw:style-name="gr8" draw:text-style-name="P5" draw:layer="layout" svg:width="0.034cm" svg:height="0.034cm" svg:x="15.968cm" svg:y="18.067cm" svg:viewBox="0 0 35 35" svg:d="M17 0c-23 0-23 35 0 35s23-35 0-35z">
          <text:p/>
        </draw:path>
        <draw:path draw:style-name="gr8" draw:text-style-name="P5" draw:layer="layout" svg:width="0.034cm" svg:height="0.035cm" svg:x="15.968cm" svg:y="18.569cm" svg:viewBox="0 0 35 36" svg:d="M17 0c-23 0-23 36 0 36s23-36 0-36z">
          <text:p/>
        </draw:path>
        <draw:path draw:style-name="gr8" draw:text-style-name="P5" draw:layer="layout" svg:width="0.034cm" svg:height="0.034cm" svg:x="15.968cm" svg:y="19.072cm" svg:viewBox="0 0 35 35" svg:d="M17 0c-23 0-23 35 0 35s23-35 0-35z">
          <text:p/>
        </draw:path>
        <draw:path draw:style-name="gr8" draw:text-style-name="P5" draw:layer="layout" svg:width="0.034cm" svg:height="0.034cm" svg:x="15.968cm" svg:y="19.574cm" svg:viewBox="0 0 35 35" svg:d="M17 0c-23 0-23 35 0 35s23-35 0-35z">
          <text:p/>
        </draw:path>
        <draw:path draw:style-name="gr8" draw:text-style-name="P5" draw:layer="layout" svg:width="0.034cm" svg:height="0.034cm" svg:x="15.968cm" svg:y="20.076cm" svg:viewBox="0 0 35 35" svg:d="M17 0c-23 0-23 35 0 35s23-35 0-35z">
          <text:p/>
        </draw:path>
        <draw:path draw:style-name="gr8" draw:text-style-name="P5" draw:layer="layout" svg:width="0.034cm" svg:height="0.034cm" svg:x="15.968cm" svg:y="20.578cm" svg:viewBox="0 0 35 35" svg:d="M17 0c-23 0-23 35 0 35s23-35 0-35z">
          <text:p/>
        </draw:path>
        <draw:path draw:style-name="gr8" draw:text-style-name="P5" draw:layer="layout" svg:width="0.034cm" svg:height="0.034cm" svg:x="16.467cm" svg:y="16.059cm" svg:viewBox="0 0 35 35" svg:d="M17 0c-23 0-23 35 0 35s23-35 0-35z">
          <text:p/>
        </draw:path>
        <draw:path draw:style-name="gr8" draw:text-style-name="P5" draw:layer="layout" svg:width="0.034cm" svg:height="0.034cm" svg:x="16.467cm" svg:y="16.561cm" svg:viewBox="0 0 35 35" svg:d="M17 0c-23 0-23 35 0 35s23-35 0-35z">
          <text:p/>
        </draw:path>
        <draw:path draw:style-name="gr8" draw:text-style-name="P5" draw:layer="layout" svg:width="0.034cm" svg:height="0.034cm" svg:x="16.467cm" svg:y="17.063cm" svg:viewBox="0 0 35 35" svg:d="M17 0c-23 0-23 35 0 35s23-35 0-35z">
          <text:p/>
        </draw:path>
        <draw:path draw:style-name="gr8" draw:text-style-name="P5" draw:layer="layout" svg:width="0.034cm" svg:height="0.034cm" svg:x="16.467cm" svg:y="17.565cm" svg:viewBox="0 0 35 35" svg:d="M17 0c-23 0-23 35 0 35s23-35 0-35z">
          <text:p/>
        </draw:path>
        <draw:path draw:style-name="gr8" draw:text-style-name="P5" draw:layer="layout" svg:width="0.034cm" svg:height="0.034cm" svg:x="16.467cm" svg:y="18.067cm" svg:viewBox="0 0 35 35" svg:d="M17 0c-23 0-23 35 0 35s23-35 0-35z">
          <text:p/>
        </draw:path>
        <draw:path draw:style-name="gr8" draw:text-style-name="P5" draw:layer="layout" svg:width="0.034cm" svg:height="0.035cm" svg:x="16.467cm" svg:y="18.569cm" svg:viewBox="0 0 35 36" svg:d="M17 0c-23 0-23 36 0 36s23-36 0-36z">
          <text:p/>
        </draw:path>
        <draw:path draw:style-name="gr8" draw:text-style-name="P5" draw:layer="layout" svg:width="0.034cm" svg:height="0.034cm" svg:x="16.467cm" svg:y="19.072cm" svg:viewBox="0 0 35 35" svg:d="M17 0c-23 0-23 35 0 35s23-35 0-35z">
          <text:p/>
        </draw:path>
        <draw:path draw:style-name="gr8" draw:text-style-name="P5" draw:layer="layout" svg:width="0.034cm" svg:height="0.034cm" svg:x="16.467cm" svg:y="19.574cm" svg:viewBox="0 0 35 35" svg:d="M17 0c-23 0-23 35 0 35s23-35 0-35z">
          <text:p/>
        </draw:path>
        <draw:path draw:style-name="gr8" draw:text-style-name="P5" draw:layer="layout" svg:width="0.034cm" svg:height="0.034cm" svg:x="16.467cm" svg:y="20.076cm" svg:viewBox="0 0 35 35" svg:d="M17 0c-23 0-23 35 0 35s23-35 0-35z">
          <text:p/>
        </draw:path>
        <draw:path draw:style-name="gr8" draw:text-style-name="P5" draw:layer="layout" svg:width="0.034cm" svg:height="0.034cm" svg:x="16.467cm" svg:y="20.578cm" svg:viewBox="0 0 35 35" svg:d="M17 0c-23 0-23 35 0 35s23-35 0-35z">
          <text:p/>
        </draw:path>
        <draw:path draw:style-name="gr8" draw:text-style-name="P5" draw:layer="layout" svg:width="0.034cm" svg:height="0.034cm" svg:x="16.966cm" svg:y="16.059cm" svg:viewBox="0 0 35 35" svg:d="M17 0c-23 0-23 35 0 35s23-35 0-35z">
          <text:p/>
        </draw:path>
        <draw:path draw:style-name="gr8" draw:text-style-name="P5" draw:layer="layout" svg:width="0.034cm" svg:height="0.034cm" svg:x="16.966cm" svg:y="16.561cm" svg:viewBox="0 0 35 35" svg:d="M17 0c-23 0-23 35 0 35s23-35 0-35z">
          <text:p/>
        </draw:path>
        <draw:path draw:style-name="gr8" draw:text-style-name="P5" draw:layer="layout" svg:width="0.034cm" svg:height="0.034cm" svg:x="16.966cm" svg:y="17.063cm" svg:viewBox="0 0 35 35" svg:d="M17 0c-23 0-23 35 0 35s23-35 0-35z">
          <text:p/>
        </draw:path>
        <draw:path draw:style-name="gr8" draw:text-style-name="P5" draw:layer="layout" svg:width="0.034cm" svg:height="0.034cm" svg:x="16.966cm" svg:y="17.565cm" svg:viewBox="0 0 35 35" svg:d="M17 0c-23 0-23 35 0 35s23-35 0-35z">
          <text:p/>
        </draw:path>
        <draw:path draw:style-name="gr8" draw:text-style-name="P5" draw:layer="layout" svg:width="0.034cm" svg:height="0.034cm" svg:x="16.966cm" svg:y="18.067cm" svg:viewBox="0 0 35 35" svg:d="M17 0c-23 0-23 35 0 35s23-35 0-35z">
          <text:p/>
        </draw:path>
        <draw:path draw:style-name="gr8" draw:text-style-name="P5" draw:layer="layout" svg:width="0.034cm" svg:height="0.035cm" svg:x="16.966cm" svg:y="18.569cm" svg:viewBox="0 0 35 36" svg:d="M17 0c-23 0-23 36 0 36s23-36 0-36z">
          <text:p/>
        </draw:path>
        <draw:path draw:style-name="gr8" draw:text-style-name="P5" draw:layer="layout" svg:width="0.034cm" svg:height="0.034cm" svg:x="16.966cm" svg:y="19.072cm" svg:viewBox="0 0 35 35" svg:d="M17 0c-23 0-23 35 0 35s23-35 0-35z">
          <text:p/>
        </draw:path>
        <draw:path draw:style-name="gr8" draw:text-style-name="P5" draw:layer="layout" svg:width="0.034cm" svg:height="0.034cm" svg:x="16.966cm" svg:y="19.574cm" svg:viewBox="0 0 35 35" svg:d="M17 0c-23 0-23 35 0 35s23-35 0-35z">
          <text:p/>
        </draw:path>
        <draw:path draw:style-name="gr8" draw:text-style-name="P5" draw:layer="layout" svg:width="0.034cm" svg:height="0.034cm" svg:x="16.966cm" svg:y="20.076cm" svg:viewBox="0 0 35 35" svg:d="M17 0c-23 0-23 35 0 35s23-35 0-35z">
          <text:p/>
        </draw:path>
        <draw:path draw:style-name="gr8" draw:text-style-name="P5" draw:layer="layout" svg:width="0.034cm" svg:height="0.034cm" svg:x="16.966cm" svg:y="20.578cm" svg:viewBox="0 0 35 35" svg:d="M17 0c-23 0-23 35 0 35s23-35 0-35z">
          <text:p/>
        </draw:path>
        <draw:path draw:style-name="gr8" draw:text-style-name="P5" draw:layer="layout" svg:width="0.033cm" svg:height="0.034cm" svg:x="17.465cm" svg:y="16.059cm" svg:viewBox="0 0 34 35" svg:d="M17 0c-23 0-23 35 0 35 22 0 22-35 0-35z">
          <text:p/>
        </draw:path>
        <draw:path draw:style-name="gr8" draw:text-style-name="P5" draw:layer="layout" svg:width="0.033cm" svg:height="0.034cm" svg:x="17.465cm" svg:y="16.561cm" svg:viewBox="0 0 34 35" svg:d="M17 0c-23 0-23 35 0 35 22 0 22-35 0-35z">
          <text:p/>
        </draw:path>
        <draw:path draw:style-name="gr8" draw:text-style-name="P5" draw:layer="layout" svg:width="0.033cm" svg:height="0.034cm" svg:x="17.465cm" svg:y="17.063cm" svg:viewBox="0 0 34 35" svg:d="M17 0c-23 0-23 35 0 35 22 0 22-35 0-35z">
          <text:p/>
        </draw:path>
        <draw:path draw:style-name="gr8" draw:text-style-name="P5" draw:layer="layout" svg:width="0.033cm" svg:height="0.034cm" svg:x="17.465cm" svg:y="17.565cm" svg:viewBox="0 0 34 35" svg:d="M17 0c-23 0-23 35 0 35 22 0 22-35 0-35z">
          <text:p/>
        </draw:path>
        <draw:path draw:style-name="gr8" draw:text-style-name="P5" draw:layer="layout" svg:width="0.033cm" svg:height="0.034cm" svg:x="17.465cm" svg:y="18.067cm" svg:viewBox="0 0 34 35" svg:d="M17 0c-23 0-23 35 0 35 22 0 22-35 0-35z">
          <text:p/>
        </draw:path>
        <draw:path draw:style-name="gr8" draw:text-style-name="P5" draw:layer="layout" svg:width="0.033cm" svg:height="0.035cm" svg:x="17.465cm" svg:y="18.569cm" svg:viewBox="0 0 34 36" svg:d="M17 0c-23 0-23 36 0 36 22 0 22-36 0-36z">
          <text:p/>
        </draw:path>
        <draw:path draw:style-name="gr8" draw:text-style-name="P5" draw:layer="layout" svg:width="0.033cm" svg:height="0.034cm" svg:x="17.465cm" svg:y="19.072cm" svg:viewBox="0 0 34 35" svg:d="M17 0c-23 0-23 35 0 35 22 0 22-35 0-35z">
          <text:p/>
        </draw:path>
        <draw:path draw:style-name="gr8" draw:text-style-name="P5" draw:layer="layout" svg:width="0.033cm" svg:height="0.034cm" svg:x="17.465cm" svg:y="19.574cm" svg:viewBox="0 0 34 35" svg:d="M17 0c-23 0-23 35 0 35 22 0 22-35 0-35z">
          <text:p/>
        </draw:path>
        <draw:path draw:style-name="gr8" draw:text-style-name="P5" draw:layer="layout" svg:width="0.033cm" svg:height="0.034cm" svg:x="17.465cm" svg:y="20.076cm" svg:viewBox="0 0 34 35" svg:d="M17 0c-23 0-23 35 0 35 22 0 22-35 0-35z">
          <text:p/>
        </draw:path>
        <draw:path draw:style-name="gr8" draw:text-style-name="P5" draw:layer="layout" svg:width="0.033cm" svg:height="0.034cm" svg:x="17.465cm" svg:y="20.578cm" svg:viewBox="0 0 34 35" svg:d="M17 0c-23 0-23 35 0 35 22 0 22-35 0-35z">
          <text:p/>
        </draw:path>
        <draw:path draw:style-name="gr8" draw:text-style-name="P5" draw:layer="layout" svg:width="0.034cm" svg:height="0.034cm" svg:x="17.963cm" svg:y="16.059cm" svg:viewBox="0 0 35 35" svg:d="M17 0c-23 0-23 35 0 35s23-35 0-35z">
          <text:p/>
        </draw:path>
        <draw:path draw:style-name="gr8" draw:text-style-name="P5" draw:layer="layout" svg:width="0.034cm" svg:height="0.034cm" svg:x="17.963cm" svg:y="16.561cm" svg:viewBox="0 0 35 35" svg:d="M17 0c-23 0-23 35 0 35s23-35 0-35z">
          <text:p/>
        </draw:path>
        <draw:path draw:style-name="gr8" draw:text-style-name="P5" draw:layer="layout" svg:width="0.034cm" svg:height="0.034cm" svg:x="17.963cm" svg:y="17.063cm" svg:viewBox="0 0 35 35" svg:d="M17 0c-23 0-23 35 0 35s23-35 0-35z">
          <text:p/>
        </draw:path>
        <draw:path draw:style-name="gr8" draw:text-style-name="P5" draw:layer="layout" svg:width="0.034cm" svg:height="0.034cm" svg:x="17.963cm" svg:y="17.565cm" svg:viewBox="0 0 35 35" svg:d="M17 0c-23 0-23 35 0 35s23-35 0-35z">
          <text:p/>
        </draw:path>
        <draw:path draw:style-name="gr8" draw:text-style-name="P5" draw:layer="layout" svg:width="0.034cm" svg:height="0.034cm" svg:x="17.963cm" svg:y="18.067cm" svg:viewBox="0 0 35 35" svg:d="M17 0c-23 0-23 35 0 35s23-35 0-35z">
          <text:p/>
        </draw:path>
        <draw:path draw:style-name="gr8" draw:text-style-name="P5" draw:layer="layout" svg:width="0.034cm" svg:height="0.035cm" svg:x="17.963cm" svg:y="18.569cm" svg:viewBox="0 0 35 36" svg:d="M17 0c-23 0-23 36 0 36s23-36 0-36z">
          <text:p/>
        </draw:path>
        <draw:path draw:style-name="gr8" draw:text-style-name="P5" draw:layer="layout" svg:width="0.034cm" svg:height="0.034cm" svg:x="17.963cm" svg:y="19.072cm" svg:viewBox="0 0 35 35" svg:d="M17 0c-23 0-23 35 0 35s23-35 0-35z">
          <text:p/>
        </draw:path>
        <draw:path draw:style-name="gr8" draw:text-style-name="P5" draw:layer="layout" svg:width="0.034cm" svg:height="0.034cm" svg:x="17.963cm" svg:y="19.574cm" svg:viewBox="0 0 35 35" svg:d="M17 0c-23 0-23 35 0 35s23-35 0-35z">
          <text:p/>
        </draw:path>
        <draw:path draw:style-name="gr8" draw:text-style-name="P5" draw:layer="layout" svg:width="0.034cm" svg:height="0.034cm" svg:x="17.963cm" svg:y="20.076cm" svg:viewBox="0 0 35 35" svg:d="M17 0c-23 0-23 35 0 35s23-35 0-35z">
          <text:p/>
        </draw:path>
        <draw:path draw:style-name="gr8" draw:text-style-name="P5" draw:layer="layout" svg:width="0.034cm" svg:height="0.034cm" svg:x="17.963cm" svg:y="20.578cm" svg:viewBox="0 0 35 35" svg:d="M17 0c-23 0-23 35 0 35s23-35 0-35z">
          <text:p/>
        </draw:path>
        <draw:path draw:style-name="gr8" draw:text-style-name="P5" draw:layer="layout" svg:width="0.034cm" svg:height="0.034cm" svg:x="18.463cm" svg:y="16.561cm" svg:viewBox="0 0 35 35" svg:d="M17 0c-23 0-23 35 0 35s23-35 0-35z">
          <text:p/>
        </draw:path>
        <draw:path draw:style-name="gr8" draw:text-style-name="P5" draw:layer="layout" svg:width="0.034cm" svg:height="0.034cm" svg:x="18.463cm" svg:y="17.063cm" svg:viewBox="0 0 35 35" svg:d="M17 0c-23 0-23 35 0 35s23-35 0-35z">
          <text:p/>
        </draw:path>
        <draw:path draw:style-name="gr8" draw:text-style-name="P5" draw:layer="layout" svg:width="0.034cm" svg:height="0.034cm" svg:x="18.463cm" svg:y="17.565cm" svg:viewBox="0 0 35 35" svg:d="M17 0c-23 0-23 35 0 35s23-35 0-35z">
          <text:p/>
        </draw:path>
        <draw:path draw:style-name="gr8" draw:text-style-name="P5" draw:layer="layout" svg:width="0.034cm" svg:height="0.034cm" svg:x="18.463cm" svg:y="18.067cm" svg:viewBox="0 0 35 35" svg:d="M17 0c-23 0-23 35 0 35s23-35 0-35z">
          <text:p/>
        </draw:path>
        <draw:path draw:style-name="gr8" draw:text-style-name="P5" draw:layer="layout" svg:width="0.034cm" svg:height="0.035cm" svg:x="18.463cm" svg:y="18.569cm" svg:viewBox="0 0 35 36" svg:d="M17 0c-23 0-23 36 0 36s23-36 0-36z">
          <text:p/>
        </draw:path>
        <draw:path draw:style-name="gr8" draw:text-style-name="P5" draw:layer="layout" svg:width="0.034cm" svg:height="0.034cm" svg:x="18.463cm" svg:y="19.072cm" svg:viewBox="0 0 35 35" svg:d="M17 0c-23 0-23 35 0 35s23-35 0-35z">
          <text:p/>
        </draw:path>
        <draw:path draw:style-name="gr8" draw:text-style-name="P5" draw:layer="layout" svg:width="0.034cm" svg:height="0.034cm" svg:x="18.463cm" svg:y="19.574cm" svg:viewBox="0 0 35 35" svg:d="M17 0c-23 0-23 35 0 35s23-35 0-35z">
          <text:p/>
        </draw:path>
        <draw:path draw:style-name="gr8" draw:text-style-name="P5" draw:layer="layout" svg:width="0.034cm" svg:height="0.034cm" svg:x="18.463cm" svg:y="20.076cm" svg:viewBox="0 0 35 35" svg:d="M17 0c-23 0-23 35 0 35s23-35 0-35z">
          <text:p/>
        </draw:path>
        <draw:path draw:style-name="gr8" draw:text-style-name="P5" draw:layer="layout" svg:width="0.034cm" svg:height="0.034cm" svg:x="18.463cm" svg:y="20.578cm" svg:viewBox="0 0 35 35" svg:d="M17 0c-23 0-23 35 0 35s23-35 0-35z">
          <text:p/>
        </draw:path>
        <draw:path draw:style-name="gr8" draw:text-style-name="P5" draw:layer="layout" svg:width="0.032cm" svg:height="0.034cm" svg:x="18.962cm" svg:y="16.561cm" svg:viewBox="0 0 33 35" svg:d="M16 0c-21 0-21 35 0 35 23 0 23-35 0-35z">
          <text:p/>
        </draw:path>
        <draw:path draw:style-name="gr8" draw:text-style-name="P5" draw:layer="layout" svg:width="0.032cm" svg:height="0.034cm" svg:x="18.962cm" svg:y="17.063cm" svg:viewBox="0 0 33 35" svg:d="M16 0c-21 0-21 35 0 35 23 0 23-35 0-35z">
          <text:p/>
        </draw:path>
        <draw:path draw:style-name="gr8" draw:text-style-name="P5" draw:layer="layout" svg:width="0.032cm" svg:height="0.034cm" svg:x="18.962cm" svg:y="17.565cm" svg:viewBox="0 0 33 35" svg:d="M16 0c-21 0-21 35 0 35 23 0 23-35 0-35z">
          <text:p/>
        </draw:path>
        <draw:path draw:style-name="gr8" draw:text-style-name="P5" draw:layer="layout" svg:width="0.032cm" svg:height="0.034cm" svg:x="18.962cm" svg:y="18.067cm" svg:viewBox="0 0 33 35" svg:d="M16 0c-21 0-21 35 0 35 23 0 23-35 0-35z">
          <text:p/>
        </draw:path>
        <draw:path draw:style-name="gr8" draw:text-style-name="P5" draw:layer="layout" svg:width="0.032cm" svg:height="0.035cm" svg:x="18.962cm" svg:y="18.569cm" svg:viewBox="0 0 33 36" svg:d="M16 0c-21 0-21 36 0 36 23 0 23-36 0-36z">
          <text:p/>
        </draw:path>
        <draw:path draw:style-name="gr8" draw:text-style-name="P5" draw:layer="layout" svg:width="0.032cm" svg:height="0.034cm" svg:x="18.962cm" svg:y="19.072cm" svg:viewBox="0 0 33 35" svg:d="M16 0c-21 0-21 35 0 35 23 0 23-35 0-35z">
          <text:p/>
        </draw:path>
        <draw:path draw:style-name="gr8" draw:text-style-name="P5" draw:layer="layout" svg:width="0.032cm" svg:height="0.034cm" svg:x="18.962cm" svg:y="19.574cm" svg:viewBox="0 0 33 35" svg:d="M16 0c-21 0-21 35 0 35 23 0 23-35 0-35z">
          <text:p/>
        </draw:path>
        <draw:path draw:style-name="gr8" draw:text-style-name="P5" draw:layer="layout" svg:width="0.032cm" svg:height="0.034cm" svg:x="18.962cm" svg:y="20.076cm" svg:viewBox="0 0 33 35" svg:d="M16 0c-21 0-21 35 0 35 23 0 23-35 0-35z">
          <text:p/>
        </draw:path>
        <draw:path draw:style-name="gr8" draw:text-style-name="P5" draw:layer="layout" svg:width="0.032cm" svg:height="0.034cm" svg:x="18.962cm" svg:y="20.578cm" svg:viewBox="0 0 33 35" svg:d="M16 0c-21 0-21 35 0 35 23 0 23-35 0-35z">
          <text:p/>
        </draw:path>
        <draw:path draw:style-name="gr8" draw:text-style-name="P5" draw:layer="layout" svg:width="0.033cm" svg:height="0.034cm" svg:x="19.46cm" svg:y="16.059cm" svg:viewBox="0 0 34 35" svg:d="M17 0c-23 0-23 35 0 35 22 0 22-35 0-35z">
          <text:p/>
        </draw:path>
        <draw:path draw:style-name="gr8" draw:text-style-name="P5" draw:layer="layout" svg:width="0.033cm" svg:height="0.034cm" svg:x="19.46cm" svg:y="16.561cm" svg:viewBox="0 0 34 35" svg:d="M17 0c-23 0-23 35 0 35 22 0 22-35 0-35z">
          <text:p/>
        </draw:path>
        <draw:path draw:style-name="gr8" draw:text-style-name="P5" draw:layer="layout" svg:width="0.033cm" svg:height="0.034cm" svg:x="19.46cm" svg:y="17.063cm" svg:viewBox="0 0 34 35" svg:d="M17 0c-23 0-23 35 0 35 22 0 22-35 0-35z">
          <text:p/>
        </draw:path>
        <draw:path draw:style-name="gr8" draw:text-style-name="P5" draw:layer="layout" svg:width="0.033cm" svg:height="0.034cm" svg:x="19.46cm" svg:y="17.565cm" svg:viewBox="0 0 34 35" svg:d="M17 0c-23 0-23 35 0 35 22 0 22-35 0-35z">
          <text:p/>
        </draw:path>
        <draw:path draw:style-name="gr8" draw:text-style-name="P5" draw:layer="layout" svg:width="0.033cm" svg:height="0.034cm" svg:x="19.46cm" svg:y="18.067cm" svg:viewBox="0 0 34 35" svg:d="M17 0c-23 0-23 35 0 35 22 0 22-35 0-35z">
          <text:p/>
        </draw:path>
        <draw:path draw:style-name="gr8" draw:text-style-name="P5" draw:layer="layout" svg:width="0.033cm" svg:height="0.035cm" svg:x="19.46cm" svg:y="18.569cm" svg:viewBox="0 0 34 36" svg:d="M17 0c-23 0-23 36 0 36 22 0 22-36 0-36z">
          <text:p/>
        </draw:path>
        <draw:path draw:style-name="gr8" draw:text-style-name="P5" draw:layer="layout" svg:width="0.033cm" svg:height="0.034cm" svg:x="19.46cm" svg:y="19.072cm" svg:viewBox="0 0 34 35" svg:d="M17 0c-23 0-23 35 0 35 22 0 22-35 0-35z">
          <text:p/>
        </draw:path>
        <draw:path draw:style-name="gr8" draw:text-style-name="P5" draw:layer="layout" svg:width="0.033cm" svg:height="0.034cm" svg:x="19.46cm" svg:y="19.574cm" svg:viewBox="0 0 34 35" svg:d="M17 0c-23 0-23 35 0 35 22 0 22-35 0-35z">
          <text:p/>
        </draw:path>
        <draw:path draw:style-name="gr8" draw:text-style-name="P5" draw:layer="layout" svg:width="0.033cm" svg:height="0.034cm" svg:x="19.46cm" svg:y="20.076cm" svg:viewBox="0 0 34 35" svg:d="M17 0c-23 0-23 35 0 35 22 0 22-35 0-35z">
          <text:p/>
        </draw:path>
        <draw:path draw:style-name="gr8" draw:text-style-name="P5" draw:layer="layout" svg:width="0.033cm" svg:height="0.034cm" svg:x="19.46cm" svg:y="20.578cm" svg:viewBox="0 0 34 35" svg:d="M17 0c-23 0-23 35 0 35 22 0 22-35 0-35z">
          <text:p/>
        </draw:path>
        <draw:path draw:style-name="gr8" draw:text-style-name="P5" draw:layer="layout" svg:width="0.033cm" svg:height="0.034cm" svg:x="19.959cm" svg:y="16.059cm" svg:viewBox="0 0 34 35" svg:d="M17 0c-23 0-23 35 0 35 22 0 22-35 0-35z">
          <text:p/>
        </draw:path>
        <draw:path draw:style-name="gr8" draw:text-style-name="P5" draw:layer="layout" svg:width="0.033cm" svg:height="0.034cm" svg:x="19.959cm" svg:y="16.561cm" svg:viewBox="0 0 34 35" svg:d="M17 0c-23 0-23 35 0 35 22 0 22-35 0-35z">
          <text:p/>
        </draw:path>
        <draw:path draw:style-name="gr8" draw:text-style-name="P5" draw:layer="layout" svg:width="0.033cm" svg:height="0.034cm" svg:x="19.959cm" svg:y="17.063cm" svg:viewBox="0 0 34 35" svg:d="M17 0c-23 0-23 35 0 35 22 0 22-35 0-35z">
          <text:p/>
        </draw:path>
        <draw:path draw:style-name="gr8" draw:text-style-name="P5" draw:layer="layout" svg:width="0.033cm" svg:height="0.034cm" svg:x="19.959cm" svg:y="17.565cm" svg:viewBox="0 0 34 35" svg:d="M17 0c-23 0-23 35 0 35 22 0 22-35 0-35z">
          <text:p/>
        </draw:path>
        <draw:path draw:style-name="gr8" draw:text-style-name="P5" draw:layer="layout" svg:width="0.033cm" svg:height="0.034cm" svg:x="19.959cm" svg:y="18.067cm" svg:viewBox="0 0 34 35" svg:d="M17 0c-23 0-23 35 0 35 22 0 22-35 0-35z">
          <text:p/>
        </draw:path>
        <draw:path draw:style-name="gr8" draw:text-style-name="P5" draw:layer="layout" svg:width="0.033cm" svg:height="0.035cm" svg:x="19.959cm" svg:y="18.569cm" svg:viewBox="0 0 34 36" svg:d="M17 0c-23 0-23 36 0 36 22 0 22-36 0-36z">
          <text:p/>
        </draw:path>
        <draw:path draw:style-name="gr8" draw:text-style-name="P5" draw:layer="layout" svg:width="0.033cm" svg:height="0.034cm" svg:x="19.959cm" svg:y="19.072cm" svg:viewBox="0 0 34 35" svg:d="M17 0c-23 0-23 35 0 35 22 0 22-35 0-35z">
          <text:p/>
        </draw:path>
        <draw:path draw:style-name="gr8" draw:text-style-name="P5" draw:layer="layout" svg:width="0.033cm" svg:height="0.034cm" svg:x="19.959cm" svg:y="19.574cm" svg:viewBox="0 0 34 35" svg:d="M17 0c-23 0-23 35 0 35 22 0 22-35 0-35z">
          <text:p/>
        </draw:path>
        <draw:path draw:style-name="gr8" draw:text-style-name="P5" draw:layer="layout" svg:width="0.033cm" svg:height="0.034cm" svg:x="19.959cm" svg:y="20.076cm" svg:viewBox="0 0 34 35" svg:d="M17 0c-23 0-23 35 0 35 22 0 22-35 0-35z">
          <text:p/>
        </draw:path>
        <draw:path draw:style-name="gr8" draw:text-style-name="P5" draw:layer="layout" svg:width="0.033cm" svg:height="0.034cm" svg:x="19.959cm" svg:y="20.578cm" svg:viewBox="0 0 34 35" svg:d="M17 0c-23 0-23 35 0 35 22 0 22-35 0-35z">
          <text:p/>
        </draw:path>
        <draw:path draw:style-name="gr8" draw:text-style-name="P5" draw:layer="layout" svg:width="0.032cm" svg:height="0.034cm" svg:x="20.459cm" svg:y="16.059cm" svg:viewBox="0 0 33 35" svg:d="M16 0c-21 0-21 35 0 35 23 0 23-35 0-35z">
          <text:p/>
        </draw:path>
        <draw:path draw:style-name="gr8" draw:text-style-name="P5" draw:layer="layout" svg:width="0.032cm" svg:height="0.034cm" svg:x="20.459cm" svg:y="16.561cm" svg:viewBox="0 0 33 35" svg:d="M16 0c-21 0-21 35 0 35 23 0 23-35 0-35z">
          <text:p/>
        </draw:path>
        <draw:path draw:style-name="gr8" draw:text-style-name="P5" draw:layer="layout" svg:width="0.032cm" svg:height="0.034cm" svg:x="20.459cm" svg:y="17.063cm" svg:viewBox="0 0 33 35" svg:d="M16 0c-21 0-21 35 0 35 23 0 23-35 0-35z">
          <text:p/>
        </draw:path>
        <draw:path draw:style-name="gr8" draw:text-style-name="P5" draw:layer="layout" svg:width="0.032cm" svg:height="0.034cm" svg:x="20.459cm" svg:y="17.565cm" svg:viewBox="0 0 33 35" svg:d="M16 0c-21 0-21 35 0 35 23 0 23-35 0-35z">
          <text:p/>
        </draw:path>
        <draw:path draw:style-name="gr8" draw:text-style-name="P5" draw:layer="layout" svg:width="0.032cm" svg:height="0.034cm" svg:x="20.459cm" svg:y="18.067cm" svg:viewBox="0 0 33 35" svg:d="M16 0c-21 0-21 35 0 35 23 0 23-35 0-35z">
          <text:p/>
        </draw:path>
        <draw:path draw:style-name="gr8" draw:text-style-name="P5" draw:layer="layout" svg:width="0.032cm" svg:height="0.035cm" svg:x="20.459cm" svg:y="18.569cm" svg:viewBox="0 0 33 36" svg:d="M16 0c-21 0-21 36 0 36 23 0 23-36 0-36z">
          <text:p/>
        </draw:path>
        <draw:path draw:style-name="gr8" draw:text-style-name="P5" draw:layer="layout" svg:width="0.032cm" svg:height="0.034cm" svg:x="20.459cm" svg:y="19.072cm" svg:viewBox="0 0 33 35" svg:d="M16 0c-21 0-21 35 0 35 23 0 23-35 0-35z">
          <text:p/>
        </draw:path>
        <draw:path draw:style-name="gr8" draw:text-style-name="P5" draw:layer="layout" svg:width="0.032cm" svg:height="0.034cm" svg:x="20.459cm" svg:y="19.574cm" svg:viewBox="0 0 33 35" svg:d="M16 0c-21 0-21 35 0 35 23 0 23-35 0-35z">
          <text:p/>
        </draw:path>
        <draw:path draw:style-name="gr8" draw:text-style-name="P5" draw:layer="layout" svg:width="0.032cm" svg:height="0.034cm" svg:x="20.459cm" svg:y="20.076cm" svg:viewBox="0 0 33 35" svg:d="M16 0c-21 0-21 35 0 35 23 0 23-35 0-35z">
          <text:p/>
        </draw:path>
        <draw:path draw:style-name="gr8" draw:text-style-name="P5" draw:layer="layout" svg:width="0.032cm" svg:height="0.034cm" svg:x="20.459cm" svg:y="20.578cm" svg:viewBox="0 0 33 35" svg:d="M16 0c-21 0-21 35 0 35 23 0 23-35 0-35z">
          <text:p/>
        </draw:path>
        <draw:path draw:style-name="gr8" draw:text-style-name="P5" draw:layer="layout" svg:width="0.034cm" svg:height="0.034cm" svg:x="20.957cm" svg:y="16.059cm" svg:viewBox="0 0 35 35" svg:d="M17 0c-23 0-23 35 0 35s23-35 0-35z">
          <text:p/>
        </draw:path>
        <draw:path draw:style-name="gr8" draw:text-style-name="P5" draw:layer="layout" svg:width="0.034cm" svg:height="0.034cm" svg:x="20.957cm" svg:y="16.561cm" svg:viewBox="0 0 35 35" svg:d="M17 0c-23 0-23 35 0 35s23-35 0-35z">
          <text:p/>
        </draw:path>
        <draw:path draw:style-name="gr8" draw:text-style-name="P5" draw:layer="layout" svg:width="0.034cm" svg:height="0.034cm" svg:x="20.957cm" svg:y="17.063cm" svg:viewBox="0 0 35 35" svg:d="M17 0c-23 0-23 35 0 35s23-35 0-35z">
          <text:p/>
        </draw:path>
        <draw:path draw:style-name="gr8" draw:text-style-name="P5" draw:layer="layout" svg:width="0.034cm" svg:height="0.034cm" svg:x="20.957cm" svg:y="17.565cm" svg:viewBox="0 0 35 35" svg:d="M17 0c-23 0-23 35 0 35s23-35 0-35z">
          <text:p/>
        </draw:path>
        <draw:path draw:style-name="gr8" draw:text-style-name="P5" draw:layer="layout" svg:width="0.034cm" svg:height="0.034cm" svg:x="20.957cm" svg:y="18.067cm" svg:viewBox="0 0 35 35" svg:d="M17 0c-23 0-23 35 0 35s23-35 0-35z">
          <text:p/>
        </draw:path>
        <draw:path draw:style-name="gr8" draw:text-style-name="P5" draw:layer="layout" svg:width="0.034cm" svg:height="0.035cm" svg:x="20.957cm" svg:y="18.569cm" svg:viewBox="0 0 35 36" svg:d="M17 0c-23 0-23 36 0 36s23-36 0-36z">
          <text:p/>
        </draw:path>
        <draw:path draw:style-name="gr8" draw:text-style-name="P5" draw:layer="layout" svg:width="0.034cm" svg:height="0.034cm" svg:x="20.957cm" svg:y="19.072cm" svg:viewBox="0 0 35 35" svg:d="M17 0c-23 0-23 35 0 35s23-35 0-35z">
          <text:p/>
        </draw:path>
        <draw:path draw:style-name="gr8" draw:text-style-name="P5" draw:layer="layout" svg:width="0.034cm" svg:height="0.034cm" svg:x="20.957cm" svg:y="19.574cm" svg:viewBox="0 0 35 35" svg:d="M17 0c-23 0-23 35 0 35s23-35 0-35z">
          <text:p/>
        </draw:path>
        <draw:path draw:style-name="gr8" draw:text-style-name="P5" draw:layer="layout" svg:width="0.034cm" svg:height="0.034cm" svg:x="20.957cm" svg:y="20.076cm" svg:viewBox="0 0 35 35" svg:d="M17 0c-23 0-23 35 0 35s23-35 0-35z">
          <text:p/>
        </draw:path>
        <draw:path draw:style-name="gr8" draw:text-style-name="P5" draw:layer="layout" svg:width="0.034cm" svg:height="0.034cm" svg:x="20.957cm" svg:y="20.578cm" svg:viewBox="0 0 35 35" svg:d="M17 0c-23 0-23 35 0 35s23-35 0-35z">
          <text:p/>
        </draw:path>
        <draw:path draw:style-name="gr8" draw:text-style-name="P5" draw:layer="layout" svg:width="0.033cm" svg:height="0.034cm" svg:x="21.456cm" svg:y="16.059cm" svg:viewBox="0 0 34 35" svg:d="M17 0c-23 0-23 35 0 35 22 0 22-35 0-35z">
          <text:p/>
        </draw:path>
        <draw:path draw:style-name="gr8" draw:text-style-name="P5" draw:layer="layout" svg:width="0.033cm" svg:height="0.034cm" svg:x="21.456cm" svg:y="16.561cm" svg:viewBox="0 0 34 35" svg:d="M17 0c-23 0-23 35 0 35 22 0 22-35 0-35z">
          <text:p/>
        </draw:path>
        <draw:path draw:style-name="gr8" draw:text-style-name="P5" draw:layer="layout" svg:width="0.033cm" svg:height="0.034cm" svg:x="21.456cm" svg:y="17.063cm" svg:viewBox="0 0 34 35" svg:d="M17 0c-23 0-23 35 0 35 22 0 22-35 0-35z">
          <text:p/>
        </draw:path>
        <draw:path draw:style-name="gr8" draw:text-style-name="P5" draw:layer="layout" svg:width="0.033cm" svg:height="0.034cm" svg:x="21.456cm" svg:y="17.565cm" svg:viewBox="0 0 34 35" svg:d="M17 0c-23 0-23 35 0 35 22 0 22-35 0-35z">
          <text:p/>
        </draw:path>
        <draw:path draw:style-name="gr8" draw:text-style-name="P5" draw:layer="layout" svg:width="0.033cm" svg:height="0.034cm" svg:x="21.456cm" svg:y="18.067cm" svg:viewBox="0 0 34 35" svg:d="M17 0c-23 0-23 35 0 35 22 0 22-35 0-35z">
          <text:p/>
        </draw:path>
        <draw:path draw:style-name="gr8" draw:text-style-name="P5" draw:layer="layout" svg:width="0.033cm" svg:height="0.035cm" svg:x="21.456cm" svg:y="18.569cm" svg:viewBox="0 0 34 36" svg:d="M17 0c-23 0-23 36 0 36 22 0 22-36 0-36z">
          <text:p/>
        </draw:path>
        <draw:path draw:style-name="gr8" draw:text-style-name="P5" draw:layer="layout" svg:width="0.033cm" svg:height="0.034cm" svg:x="21.456cm" svg:y="19.072cm" svg:viewBox="0 0 34 35" svg:d="M17 0c-23 0-23 35 0 35 22 0 22-35 0-35z">
          <text:p/>
        </draw:path>
        <draw:path draw:style-name="gr8" draw:text-style-name="P5" draw:layer="layout" svg:width="0.033cm" svg:height="0.034cm" svg:x="21.456cm" svg:y="19.574cm" svg:viewBox="0 0 34 35" svg:d="M17 0c-23 0-23 35 0 35 22 0 22-35 0-35z">
          <text:p/>
        </draw:path>
        <draw:path draw:style-name="gr8" draw:text-style-name="P5" draw:layer="layout" svg:width="0.033cm" svg:height="0.034cm" svg:x="21.456cm" svg:y="20.076cm" svg:viewBox="0 0 34 35" svg:d="M17 0c-23 0-23 35 0 35 22 0 22-35 0-35z">
          <text:p/>
        </draw:path>
        <draw:path draw:style-name="gr8" draw:text-style-name="P5" draw:layer="layout" svg:width="0.033cm" svg:height="0.034cm" svg:x="21.456cm" svg:y="20.578cm" svg:viewBox="0 0 34 35" svg:d="M17 0c-23 0-23 35 0 35 22 0 22-35 0-35z">
          <text:p/>
        </draw:path>
        <draw:path draw:style-name="gr8" draw:text-style-name="P5" draw:layer="layout" svg:width="0.033cm" svg:height="0.034cm" svg:x="21.955cm" svg:y="16.059cm" svg:viewBox="0 0 34 35" svg:d="M17 0c-23 0-23 35 0 35 22 0 22-35 0-35z">
          <text:p/>
        </draw:path>
        <draw:path draw:style-name="gr8" draw:text-style-name="P5" draw:layer="layout" svg:width="0.033cm" svg:height="0.034cm" svg:x="21.955cm" svg:y="16.561cm" svg:viewBox="0 0 34 35" svg:d="M17 0c-23 0-23 35 0 35 22 0 22-35 0-35z">
          <text:p/>
        </draw:path>
        <draw:path draw:style-name="gr8" draw:text-style-name="P5" draw:layer="layout" svg:width="0.033cm" svg:height="0.034cm" svg:x="21.955cm" svg:y="17.063cm" svg:viewBox="0 0 34 35" svg:d="M17 0c-23 0-23 35 0 35 22 0 22-35 0-35z">
          <text:p/>
        </draw:path>
        <draw:path draw:style-name="gr8" draw:text-style-name="P5" draw:layer="layout" svg:width="0.033cm" svg:height="0.034cm" svg:x="21.955cm" svg:y="17.565cm" svg:viewBox="0 0 34 35" svg:d="M17 0c-23 0-23 35 0 35 22 0 22-35 0-35z">
          <text:p/>
        </draw:path>
        <draw:path draw:style-name="gr8" draw:text-style-name="P5" draw:layer="layout" svg:width="0.033cm" svg:height="0.034cm" svg:x="21.955cm" svg:y="18.067cm" svg:viewBox="0 0 34 35" svg:d="M17 0c-23 0-23 35 0 35 22 0 22-35 0-35z">
          <text:p/>
        </draw:path>
        <draw:path draw:style-name="gr8" draw:text-style-name="P5" draw:layer="layout" svg:width="0.033cm" svg:height="0.035cm" svg:x="21.955cm" svg:y="18.569cm" svg:viewBox="0 0 34 36" svg:d="M17 0c-23 0-23 36 0 36 22 0 22-36 0-36z">
          <text:p/>
        </draw:path>
        <draw:path draw:style-name="gr8" draw:text-style-name="P5" draw:layer="layout" svg:width="0.033cm" svg:height="0.034cm" svg:x="21.955cm" svg:y="19.072cm" svg:viewBox="0 0 34 35" svg:d="M17 0c-23 0-23 35 0 35 22 0 22-35 0-35z">
          <text:p/>
        </draw:path>
        <draw:path draw:style-name="gr8" draw:text-style-name="P5" draw:layer="layout" svg:width="0.033cm" svg:height="0.034cm" svg:x="21.955cm" svg:y="19.574cm" svg:viewBox="0 0 34 35" svg:d="M17 0c-23 0-23 35 0 35 22 0 22-35 0-35z">
          <text:p/>
        </draw:path>
        <draw:path draw:style-name="gr8" draw:text-style-name="P5" draw:layer="layout" svg:width="0.033cm" svg:height="0.034cm" svg:x="21.955cm" svg:y="20.076cm" svg:viewBox="0 0 34 35" svg:d="M17 0c-23 0-23 35 0 35 22 0 22-35 0-35z">
          <text:p/>
        </draw:path>
        <draw:path draw:style-name="gr8" draw:text-style-name="P5" draw:layer="layout" svg:width="0.033cm" svg:height="0.034cm" svg:x="21.955cm" svg:y="20.578cm" svg:viewBox="0 0 34 35" svg:d="M17 0c-23 0-23 35 0 35 22 0 22-35 0-35z">
          <text:p/>
        </draw:path>
        <draw:frame draw:style-name="gr42" draw:text-style-name="P6" draw:layer="layout" svg:width="1.09cm" svg:height="0.671cm" svg:x="18.187cm" svg:y="15.875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2cm" svg:y="1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5cm" svg:y="16.707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4cm" svg:y="16.707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2cm" svg:y="16.707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4cm" svg:y="16.707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71cm" svg:y="16.707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91cm" svg:y="16.707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6cm" svg:y="16.707cm">
          <draw:text-box>
            <text:p text:style-name="P2"><text:span text:style-name="T6">D</text:span></text:p>
          </draw:text-box>
        </draw:frame>
        <draw:line draw:style-name="gr7" draw:text-style-name="P1" draw:layer="layout" svg:x1="22.491cm" svg:y1="17.052cm" svg:x2="26.612cm" svg:y2="17.052cm">
          <text:p/>
        </draw:line>
        <draw:frame draw:style-name="gr30" draw:text-style-name="P9" draw:layer="layout" svg:width="0.234cm" svg:height="0.264cm" svg:x="24.543cm" svg:y="18.03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3cm" svg:y="18.03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8cm" svg:y="18.03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6cm" svg:y="18.03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81cm" svg:y="18.624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2cm" svg:y="18.624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11cm" svg:y="18.624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3cm" svg:y="18.624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3cm" svg:y="18.624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91cm" svg:y="18.624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3cm" svg:y="18.624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2cm" svg:y="19.221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6cm" svg:y="19.221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6cm" svg:y="19.221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4cm" svg:y="19.221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2cm" svg:y="19.221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02cm" svg:y="19.221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4cm" svg:y="19.221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2cm" svg:y="19.818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2cm" svg:y="19.818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3cm" svg:y="19.818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3cm" svg:y="19.818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8cm" svg:y="19.818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7cm" svg:y="19.818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4cm" svg:y="19.818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2cm" svg:y="20.413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8cm" svg:y="17.435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6cm" svg:y="17.435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2cm" svg:y="18.033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4cm" svg:y="18.033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3cm" svg:y="18.033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3cm" svg:y="16.066cm">
          <draw:text-box>
            <text:p text:style-name="P2"><text:span text:style-name="T10">Enero</text:span></text:p>
          </draw:text-box>
        </draw:frame>
      </draw:page>
      <draw:page draw:name="page16" draw:style-name="dp1" draw:master-page-name="master-page34">
        <draw:path draw:style-name="gr128" draw:text-style-name="P2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9" draw:text-style-name="P13" draw:layer="layout" svg:width="1.432cm" svg:height="0.533cm" svg:x="15.892cm" svg:y="1.714cm">
          <draw:text-box>
            <text:p text:style-name="P2"><text:span text:style-name="T11">Jueves</text:span></text:p>
          </draw:text-box>
        </draw:frame>
        <draw:frame draw:style-name="gr60" draw:text-style-name="P13" draw:layer="layout" svg:width="1.714cm" svg:height="0.533cm" svg:x="18.681cm" svg:y="1.714cm">
          <draw:text-box>
            <text:p text:style-name="P2"><text:span text:style-name="T11">Viernes</text:span></text:p>
          </draw:text-box>
        </draw:frame>
        <draw:frame draw:style-name="gr61" draw:text-style-name="P13" draw:layer="layout" svg:width="1.691cm" svg:height="0.533cm" svg:x="21.529cm" svg:y="1.714cm">
          <draw:text-box>
            <text:p text:style-name="P2"><text:span text:style-name="T11">Sábado</text:span></text:p>
          </draw:text-box>
        </draw:frame>
        <draw:frame draw:style-name="gr62" draw:text-style-name="P13" draw:layer="layout" svg:width="2.001cm" svg:height="0.533cm" svg:x="24.249cm" svg:y="1.714cm">
          <draw:text-box>
            <text:p text:style-name="P2"><text:span text:style-name="T11">Domingo</text:span></text:p>
          </draw:text-box>
        </draw:frame>
        <draw:frame draw:style-name="gr132" draw:text-style-name="P14" draw:layer="layout" svg:width="0.37cm" svg:height="0.49cm" svg:x="15.293cm" svg:y="6.255cm">
          <draw:text-box>
            <text:p text:style-name="P2"><text:span text:style-name="T12">10</text:span></text:p>
          </draw:text-box>
        </draw:frame>
        <draw:frame draw:style-name="gr131" draw:text-style-name="P14" draw:layer="layout" svg:width="0.364cm" svg:height="0.49cm" svg:x="18.154cm" svg:y="6.255cm">
          <draw:text-box>
            <text:p text:style-name="P2"><text:span text:style-name="T12">11</text:span></text:p>
          </draw:text-box>
        </draw:frame>
        <draw:frame draw:style-name="gr131" draw:text-style-name="P14" draw:layer="layout" svg:width="0.364cm" svg:height="0.49cm" svg:x="21.015cm" svg:y="6.255cm">
          <draw:text-box>
            <text:p text:style-name="P2"><text:span text:style-name="T12">12</text:span></text:p>
          </draw:text-box>
        </draw:frame>
        <draw:frame draw:style-name="gr133" draw:text-style-name="P14" draw:layer="layout" svg:width="0.472cm" svg:height="0.49cm" svg:x="23.876cm" svg:y="6.255cm">
          <draw:text-box>
            <text:p text:style-name="P2"><text:span text:style-name="T12">13</text:span></text:p>
          </draw:text-box>
        </draw:frame>
        <draw:frame draw:style-name="gr133" draw:text-style-name="P14" draw:layer="layout" svg:width="0.472cm" svg:height="0.49cm" svg:x="15.293cm" svg:y="9.774cm">
          <draw:text-box>
            <text:p text:style-name="P2"><text:span text:style-name="T12">17</text:span></text:p>
          </draw:text-box>
        </draw:frame>
        <draw:frame draw:style-name="gr133" draw:text-style-name="P14" draw:layer="layout" svg:width="0.472cm" svg:height="0.49cm" svg:x="18.154cm" svg:y="9.774cm">
          <draw:text-box>
            <text:p text:style-name="P2"><text:span text:style-name="T12">18</text:span></text:p>
          </draw:text-box>
        </draw:frame>
        <draw:frame draw:style-name="gr133" draw:text-style-name="P14" draw:layer="layout" svg:width="0.472cm" svg:height="0.49cm" svg:x="21.015cm" svg:y="9.774cm">
          <draw:text-box>
            <text:p text:style-name="P2"><text:span text:style-name="T12">19</text:span></text:p>
          </draw:text-box>
        </draw:frame>
        <draw:frame draw:style-name="gr133" draw:text-style-name="P14" draw:layer="layout" svg:width="0.472cm" svg:height="0.49cm" svg:x="23.876cm" svg:y="9.774cm">
          <draw:text-box>
            <text:p text:style-name="P2"><text:span text:style-name="T12">20</text:span></text:p>
          </draw:text-box>
        </draw:frame>
        <draw:frame draw:style-name="gr133" draw:text-style-name="P14" draw:layer="layout" svg:width="0.472cm" svg:height="0.49cm" svg:x="15.293cm" svg:y="13.293cm">
          <draw:text-box>
            <text:p text:style-name="P2"><text:span text:style-name="T12">24</text:span></text:p>
          </draw:text-box>
        </draw:frame>
        <draw:frame draw:style-name="gr133" draw:text-style-name="P14" draw:layer="layout" svg:width="0.472cm" svg:height="0.49cm" svg:x="18.154cm" svg:y="13.293cm">
          <draw:text-box>
            <text:p text:style-name="P2"><text:span text:style-name="T12">25</text:span></text:p>
          </draw:text-box>
        </draw:frame>
        <draw:frame draw:style-name="gr133" draw:text-style-name="P14" draw:layer="layout" svg:width="0.472cm" svg:height="0.49cm" svg:x="21.015cm" svg:y="13.293cm">
          <draw:text-box>
            <text:p text:style-name="P2"><text:span text:style-name="T12">26</text:span></text:p>
          </draw:text-box>
        </draw:frame>
        <draw:frame draw:style-name="gr131" draw:text-style-name="P14" draw:layer="layout" svg:width="0.364cm" svg:height="0.49cm" svg:x="15.293cm" svg:y="2.74cm">
          <draw:text-box>
            <text:p text:style-name="P2"><text:span text:style-name="T12">3</text:span></text:p>
          </draw:text-box>
        </draw:frame>
        <draw:frame draw:style-name="gr131" draw:text-style-name="P14" draw:layer="layout" svg:width="0.364cm" svg:height="0.49cm" svg:x="18.154cm" svg:y="2.74cm">
          <draw:text-box>
            <text:p text:style-name="P2"><text:span text:style-name="T12">4</text:span></text:p>
          </draw:text-box>
        </draw:frame>
        <draw:frame draw:style-name="gr131" draw:text-style-name="P14" draw:layer="layout" svg:width="0.364cm" svg:height="0.49cm" svg:x="21.015cm" svg:y="2.74cm">
          <draw:text-box>
            <text:p text:style-name="P2"><text:span text:style-name="T12">5</text:span></text:p>
          </draw:text-box>
        </draw:frame>
        <draw:frame draw:style-name="gr133" draw:text-style-name="P14" draw:layer="layout" svg:width="0.472cm" svg:height="0.49cm" svg:x="23.876cm" svg:y="2.74cm">
          <draw:text-box>
            <text:p text:style-name="P2"><text:span text:style-name="T12">6</text:span></text:p>
          </draw:text-box>
        </draw:frame>
        <draw:frame draw:style-name="gr133" draw:text-style-name="P14" draw:layer="layout" svg:width="0.472cm" svg:height="0.49cm" svg:x="23.88cm" svg:y="13.29cm">
          <draw:text-box>
            <text:p text:style-name="P2"><text:span text:style-name="T12">27</text:span></text:p>
          </draw:text-box>
        </draw:frame>
        <draw:frame draw:style-name="gr6" draw:text-style-name="P3" draw:layer="layout" svg:width="2.869cm" svg:height="0.398cm" svg:x="1.367cm" svg:y="1.372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2cm" svg:y1="2.66cm" svg:x2="13.956cm" svg:y2="2.66cm">
          <text:p/>
        </draw:line>
        <draw:line draw:style-name="gr7" draw:text-style-name="P1" draw:layer="layout" svg:x1="0.702cm" svg:y1="3.525cm" svg:x2="13.956cm" svg:y2="3.525cm">
          <text:p/>
        </draw:line>
        <draw:line draw:style-name="gr7" draw:text-style-name="P1" draw:layer="layout" svg:x1="0.702cm" svg:y1="4.392cm" svg:x2="13.956cm" svg:y2="4.392cm">
          <text:p/>
        </draw:line>
        <draw:line draw:style-name="gr7" draw:text-style-name="P1" draw:layer="layout" svg:x1="0.702cm" svg:y1="5.257cm" svg:x2="13.956cm" svg:y2="5.257cm">
          <text:p/>
        </draw:line>
        <draw:line draw:style-name="gr7" draw:text-style-name="P1" draw:layer="layout" svg:x1="0.702cm" svg:y1="6.124cm" svg:x2="13.956cm" svg:y2="6.124cm">
          <text:p/>
        </draw:line>
        <draw:line draw:style-name="gr7" draw:text-style-name="P1" draw:layer="layout" svg:x1="0.702cm" svg:y1="6.991cm" svg:x2="13.956cm" svg:y2="6.991cm">
          <text:p/>
        </draw:line>
        <draw:line draw:style-name="gr7" draw:text-style-name="P1" draw:layer="layout" svg:x1="0.702cm" svg:y1="7.856cm" svg:x2="13.956cm" svg:y2="7.856cm">
          <text:p/>
        </draw:line>
        <draw:line draw:style-name="gr7" draw:text-style-name="P1" draw:layer="layout" svg:x1="0.702cm" svg:y1="8.722cm" svg:x2="13.956cm" svg:y2="8.722cm">
          <text:p/>
        </draw:line>
        <draw:line draw:style-name="gr7" draw:text-style-name="P1" draw:layer="layout" svg:x1="0.702cm" svg:y1="9.588cm" svg:x2="13.956cm" svg:y2="9.588cm">
          <text:p/>
        </draw:line>
        <draw:line draw:style-name="gr7" draw:text-style-name="P1" draw:layer="layout" svg:x1="0.702cm" svg:y1="10.454cm" svg:x2="13.956cm" svg:y2="10.454cm">
          <text:p/>
        </draw:line>
        <draw:line draw:style-name="gr7" draw:text-style-name="P1" draw:layer="layout" svg:x1="0.702cm" svg:y1="11.321cm" svg:x2="13.956cm" svg:y2="11.321cm">
          <text:p/>
        </draw:line>
        <draw:line draw:style-name="gr7" draw:text-style-name="P1" draw:layer="layout" svg:x1="0.702cm" svg:y1="12.186cm" svg:x2="13.956cm" svg:y2="12.186cm">
          <text:p/>
        </draw:line>
        <draw:line draw:style-name="gr7" draw:text-style-name="P1" draw:layer="layout" svg:x1="0.702cm" svg:y1="13.052cm" svg:x2="13.956cm" svg:y2="13.052cm">
          <text:p/>
        </draw:line>
        <draw:line draw:style-name="gr7" draw:text-style-name="P1" draw:layer="layout" svg:x1="0.702cm" svg:y1="13.919cm" svg:x2="13.956cm" svg:y2="13.919cm">
          <text:p/>
        </draw:line>
        <draw:line draw:style-name="gr5" draw:text-style-name="P4" draw:layer="layout" svg:x1="0.708cm" svg:y1="1.962cm" svg:x2="13.958cm" svg:y2="1.962cm">
          <text:p/>
        </draw:line>
        <draw:frame draw:style-name="gr6" draw:text-style-name="P3" draw:layer="layout" svg:width="2.869cm" svg:height="0.398cm" svg:x="1.368cm" svg:y="1.373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8cm" svg:y="16.066cm" svg:viewBox="0 0 35 35" svg:d="M17 0c-23 0-23 35 0 35s23-35 0-35z">
          <text:p/>
        </draw:path>
        <draw:path draw:style-name="gr8" draw:text-style-name="P5" draw:layer="layout" svg:width="0.034cm" svg:height="0.034cm" svg:x="1.498cm" svg:y="16.568cm" svg:viewBox="0 0 35 35" svg:d="M17 0c-23 0-23 35 0 35s23-35 0-35z">
          <text:p/>
        </draw:path>
        <draw:path draw:style-name="gr8" draw:text-style-name="P5" draw:layer="layout" svg:width="0.034cm" svg:height="0.034cm" svg:x="1.498cm" svg:y="17.07cm" svg:viewBox="0 0 35 35" svg:d="M17 0c-23 0-23 35 0 35s23-35 0-35z">
          <text:p/>
        </draw:path>
        <draw:path draw:style-name="gr8" draw:text-style-name="P5" draw:layer="layout" svg:width="0.034cm" svg:height="0.034cm" svg:x="1.498cm" svg:y="17.572cm" svg:viewBox="0 0 35 35" svg:d="M17 0c-23 0-23 35 0 35s23-35 0-35z">
          <text:p/>
        </draw:path>
        <draw:path draw:style-name="gr8" draw:text-style-name="P5" draw:layer="layout" svg:width="0.034cm" svg:height="0.034cm" svg:x="1.498cm" svg:y="18.074cm" svg:viewBox="0 0 35 35" svg:d="M17 0c-23 0-23 35 0 35s23-35 0-35z">
          <text:p/>
        </draw:path>
        <draw:path draw:style-name="gr8" draw:text-style-name="P5" draw:layer="layout" svg:width="0.034cm" svg:height="0.035cm" svg:x="1.498cm" svg:y="18.576cm" svg:viewBox="0 0 35 36" svg:d="M17 0c-23 0-23 36 0 36s23-36 0-36z">
          <text:p/>
        </draw:path>
        <draw:path draw:style-name="gr8" draw:text-style-name="P5" draw:layer="layout" svg:width="0.034cm" svg:height="0.034cm" svg:x="1.498cm" svg:y="19.079cm" svg:viewBox="0 0 35 35" svg:d="M17 0c-23 0-23 35 0 35s23-35 0-35z">
          <text:p/>
        </draw:path>
        <draw:path draw:style-name="gr8" draw:text-style-name="P5" draw:layer="layout" svg:width="0.034cm" svg:height="0.034cm" svg:x="1.498cm" svg:y="19.581cm" svg:viewBox="0 0 35 35" svg:d="M17 0c-23 0-23 35 0 35s23-35 0-35z">
          <text:p/>
        </draw:path>
        <draw:path draw:style-name="gr8" draw:text-style-name="P5" draw:layer="layout" svg:width="0.034cm" svg:height="0.034cm" svg:x="1.498cm" svg:y="20.083cm" svg:viewBox="0 0 35 35" svg:d="M17 0c-23 0-23 35 0 35s23-35 0-35z">
          <text:p/>
        </draw:path>
        <draw:path draw:style-name="gr8" draw:text-style-name="P5" draw:layer="layout" svg:width="0.034cm" svg:height="0.034cm" svg:x="1.498cm" svg:y="20.585cm" svg:viewBox="0 0 35 35" svg:d="M17 0c-23 0-23 35 0 35s23-35 0-35z">
          <text:p/>
        </draw:path>
        <draw:path draw:style-name="gr8" draw:text-style-name="P5" draw:layer="layout" svg:width="0.033cm" svg:height="0.034cm" svg:x="1.997cm" svg:y="16.066cm" svg:viewBox="0 0 34 35" svg:d="M17 0c-23 0-23 35 0 35 22 0 22-35 0-35z">
          <text:p/>
        </draw:path>
        <draw:path draw:style-name="gr8" draw:text-style-name="P5" draw:layer="layout" svg:width="0.033cm" svg:height="0.034cm" svg:x="1.997cm" svg:y="16.568cm" svg:viewBox="0 0 34 35" svg:d="M17 0c-23 0-23 35 0 35 22 0 22-35 0-35z">
          <text:p/>
        </draw:path>
        <draw:path draw:style-name="gr8" draw:text-style-name="P5" draw:layer="layout" svg:width="0.033cm" svg:height="0.034cm" svg:x="1.997cm" svg:y="17.07cm" svg:viewBox="0 0 34 35" svg:d="M17 0c-23 0-23 35 0 35 22 0 22-35 0-35z">
          <text:p/>
        </draw:path>
        <draw:path draw:style-name="gr8" draw:text-style-name="P5" draw:layer="layout" svg:width="0.033cm" svg:height="0.034cm" svg:x="1.997cm" svg:y="17.572cm" svg:viewBox="0 0 34 35" svg:d="M17 0c-23 0-23 35 0 35 22 0 22-35 0-35z">
          <text:p/>
        </draw:path>
        <draw:path draw:style-name="gr8" draw:text-style-name="P5" draw:layer="layout" svg:width="0.033cm" svg:height="0.034cm" svg:x="1.997cm" svg:y="18.074cm" svg:viewBox="0 0 34 35" svg:d="M17 0c-23 0-23 35 0 35 22 0 22-35 0-35z">
          <text:p/>
        </draw:path>
        <draw:path draw:style-name="gr8" draw:text-style-name="P5" draw:layer="layout" svg:width="0.033cm" svg:height="0.035cm" svg:x="1.997cm" svg:y="18.576cm" svg:viewBox="0 0 34 36" svg:d="M17 0c-23 0-23 36 0 36 22 0 22-36 0-36z">
          <text:p/>
        </draw:path>
        <draw:path draw:style-name="gr8" draw:text-style-name="P5" draw:layer="layout" svg:width="0.033cm" svg:height="0.034cm" svg:x="1.997cm" svg:y="19.079cm" svg:viewBox="0 0 34 35" svg:d="M17 0c-23 0-23 35 0 35 22 0 22-35 0-35z">
          <text:p/>
        </draw:path>
        <draw:path draw:style-name="gr8" draw:text-style-name="P5" draw:layer="layout" svg:width="0.033cm" svg:height="0.034cm" svg:x="1.997cm" svg:y="19.581cm" svg:viewBox="0 0 34 35" svg:d="M17 0c-23 0-23 35 0 35 22 0 22-35 0-35z">
          <text:p/>
        </draw:path>
        <draw:path draw:style-name="gr8" draw:text-style-name="P5" draw:layer="layout" svg:width="0.033cm" svg:height="0.034cm" svg:x="1.997cm" svg:y="20.083cm" svg:viewBox="0 0 34 35" svg:d="M17 0c-23 0-23 35 0 35 22 0 22-35 0-35z">
          <text:p/>
        </draw:path>
        <draw:path draw:style-name="gr8" draw:text-style-name="P5" draw:layer="layout" svg:width="0.033cm" svg:height="0.034cm" svg:x="1.997cm" svg:y="20.585cm" svg:viewBox="0 0 34 35" svg:d="M17 0c-23 0-23 35 0 35 22 0 22-35 0-35z">
          <text:p/>
        </draw:path>
        <draw:path draw:style-name="gr8" draw:text-style-name="P5" draw:layer="layout" svg:width="0.033cm" svg:height="0.034cm" svg:x="2.496cm" svg:y="16.066cm" svg:viewBox="0 0 34 35" svg:d="M17 0c-23 0-23 35 0 35 22 0 23-35 0-35z">
          <text:p/>
        </draw:path>
        <draw:path draw:style-name="gr8" draw:text-style-name="P5" draw:layer="layout" svg:width="0.033cm" svg:height="0.034cm" svg:x="2.496cm" svg:y="16.568cm" svg:viewBox="0 0 34 35" svg:d="M17 0c-23 0-23 35 0 35 22 0 23-35 0-35z">
          <text:p/>
        </draw:path>
        <draw:path draw:style-name="gr8" draw:text-style-name="P5" draw:layer="layout" svg:width="0.033cm" svg:height="0.034cm" svg:x="2.496cm" svg:y="17.07cm" svg:viewBox="0 0 34 35" svg:d="M17 0c-23 0-23 35 0 35 22 0 23-35 0-35z">
          <text:p/>
        </draw:path>
        <draw:path draw:style-name="gr8" draw:text-style-name="P5" draw:layer="layout" svg:width="0.033cm" svg:height="0.034cm" svg:x="2.496cm" svg:y="17.572cm" svg:viewBox="0 0 34 35" svg:d="M17 0c-23 0-23 35 0 35 22 0 23-35 0-35z">
          <text:p/>
        </draw:path>
        <draw:path draw:style-name="gr8" draw:text-style-name="P5" draw:layer="layout" svg:width="0.033cm" svg:height="0.034cm" svg:x="2.496cm" svg:y="18.074cm" svg:viewBox="0 0 34 35" svg:d="M17 0c-23 0-23 35 0 35 22 0 23-35 0-35z">
          <text:p/>
        </draw:path>
        <draw:path draw:style-name="gr8" draw:text-style-name="P5" draw:layer="layout" svg:width="0.033cm" svg:height="0.035cm" svg:x="2.496cm" svg:y="18.576cm" svg:viewBox="0 0 34 36" svg:d="M17 0c-23 0-23 36 0 36 22 0 23-36 0-36z">
          <text:p/>
        </draw:path>
        <draw:path draw:style-name="gr8" draw:text-style-name="P5" draw:layer="layout" svg:width="0.033cm" svg:height="0.034cm" svg:x="2.496cm" svg:y="19.079cm" svg:viewBox="0 0 34 35" svg:d="M17 0c-23 0-23 35 0 35 22 0 23-35 0-35z">
          <text:p/>
        </draw:path>
        <draw:path draw:style-name="gr8" draw:text-style-name="P5" draw:layer="layout" svg:width="0.033cm" svg:height="0.034cm" svg:x="2.496cm" svg:y="19.581cm" svg:viewBox="0 0 34 35" svg:d="M17 0c-23 0-23 35 0 35 22 0 23-35 0-35z">
          <text:p/>
        </draw:path>
        <draw:path draw:style-name="gr8" draw:text-style-name="P5" draw:layer="layout" svg:width="0.033cm" svg:height="0.034cm" svg:x="2.496cm" svg:y="20.083cm" svg:viewBox="0 0 34 35" svg:d="M17 0c-23 0-23 35 0 35 22 0 23-35 0-35z">
          <text:p/>
        </draw:path>
        <draw:path draw:style-name="gr8" draw:text-style-name="P5" draw:layer="layout" svg:width="0.033cm" svg:height="0.034cm" svg:x="2.496cm" svg:y="20.585cm" svg:viewBox="0 0 34 35" svg:d="M17 0c-23 0-23 35 0 35 22 0 23-35 0-35z">
          <text:p/>
        </draw:path>
        <draw:path draw:style-name="gr8" draw:text-style-name="P5" draw:layer="layout" svg:width="0.032cm" svg:height="0.034cm" svg:x="2.994cm" svg:y="16.066cm" svg:viewBox="0 0 33 35" svg:d="M16 0c-21 0-21 35 0 35 23 0 23-35 0-35z">
          <text:p/>
        </draw:path>
        <draw:path draw:style-name="gr8" draw:text-style-name="P5" draw:layer="layout" svg:width="0.032cm" svg:height="0.034cm" svg:x="2.994cm" svg:y="16.568cm" svg:viewBox="0 0 33 35" svg:d="M16 0c-21 0-21 35 0 35 23 0 23-35 0-35z">
          <text:p/>
        </draw:path>
        <draw:path draw:style-name="gr8" draw:text-style-name="P5" draw:layer="layout" svg:width="0.032cm" svg:height="0.034cm" svg:x="2.994cm" svg:y="17.07cm" svg:viewBox="0 0 33 35" svg:d="M16 0c-21 0-21 35 0 35 23 0 23-35 0-35z">
          <text:p/>
        </draw:path>
        <draw:path draw:style-name="gr8" draw:text-style-name="P5" draw:layer="layout" svg:width="0.032cm" svg:height="0.034cm" svg:x="2.994cm" svg:y="17.572cm" svg:viewBox="0 0 33 35" svg:d="M16 0c-21 0-21 35 0 35 23 0 23-35 0-35z">
          <text:p/>
        </draw:path>
        <draw:path draw:style-name="gr8" draw:text-style-name="P5" draw:layer="layout" svg:width="0.032cm" svg:height="0.034cm" svg:x="2.994cm" svg:y="18.074cm" svg:viewBox="0 0 33 35" svg:d="M16 0c-21 0-21 35 0 35 23 0 23-35 0-35z">
          <text:p/>
        </draw:path>
        <draw:path draw:style-name="gr8" draw:text-style-name="P5" draw:layer="layout" svg:width="0.032cm" svg:height="0.035cm" svg:x="2.994cm" svg:y="18.576cm" svg:viewBox="0 0 33 36" svg:d="M16 0c-21 0-21 36 0 36 23 0 23-36 0-36z">
          <text:p/>
        </draw:path>
        <draw:path draw:style-name="gr8" draw:text-style-name="P5" draw:layer="layout" svg:width="0.032cm" svg:height="0.034cm" svg:x="2.994cm" svg:y="19.079cm" svg:viewBox="0 0 33 35" svg:d="M16 0c-21 0-21 35 0 35 23 0 23-35 0-35z">
          <text:p/>
        </draw:path>
        <draw:path draw:style-name="gr8" draw:text-style-name="P5" draw:layer="layout" svg:width="0.032cm" svg:height="0.034cm" svg:x="2.994cm" svg:y="19.581cm" svg:viewBox="0 0 33 35" svg:d="M16 0c-21 0-21 35 0 35 23 0 23-35 0-35z">
          <text:p/>
        </draw:path>
        <draw:path draw:style-name="gr8" draw:text-style-name="P5" draw:layer="layout" svg:width="0.032cm" svg:height="0.034cm" svg:x="2.994cm" svg:y="20.083cm" svg:viewBox="0 0 33 35" svg:d="M16 0c-21 0-21 35 0 35 23 0 23-35 0-35z">
          <text:p/>
        </draw:path>
        <draw:path draw:style-name="gr8" draw:text-style-name="P5" draw:layer="layout" svg:width="0.032cm" svg:height="0.034cm" svg:x="2.994cm" svg:y="20.585cm" svg:viewBox="0 0 33 35" svg:d="M16 0c-21 0-21 35 0 35 23 0 23-35 0-35z">
          <text:p/>
        </draw:path>
        <draw:path draw:style-name="gr8" draw:text-style-name="P5" draw:layer="layout" svg:width="0.033cm" svg:height="0.034cm" svg:x="3.493cm" svg:y="16.066cm" svg:viewBox="0 0 34 35" svg:d="M17 0c-23 0-23 35 0 35 22 0 23-35 0-35z">
          <text:p/>
        </draw:path>
        <draw:path draw:style-name="gr8" draw:text-style-name="P5" draw:layer="layout" svg:width="0.033cm" svg:height="0.034cm" svg:x="3.493cm" svg:y="16.568cm" svg:viewBox="0 0 34 35" svg:d="M17 0c-23 0-23 35 0 35 22 0 23-35 0-35z">
          <text:p/>
        </draw:path>
        <draw:path draw:style-name="gr8" draw:text-style-name="P5" draw:layer="layout" svg:width="0.033cm" svg:height="0.034cm" svg:x="3.493cm" svg:y="17.07cm" svg:viewBox="0 0 34 35" svg:d="M17 0c-23 0-23 35 0 35 22 0 23-35 0-35z">
          <text:p/>
        </draw:path>
        <draw:path draw:style-name="gr8" draw:text-style-name="P5" draw:layer="layout" svg:width="0.033cm" svg:height="0.034cm" svg:x="3.493cm" svg:y="17.572cm" svg:viewBox="0 0 34 35" svg:d="M17 0c-23 0-23 35 0 35 22 0 23-35 0-35z">
          <text:p/>
        </draw:path>
        <draw:path draw:style-name="gr8" draw:text-style-name="P5" draw:layer="layout" svg:width="0.033cm" svg:height="0.034cm" svg:x="3.493cm" svg:y="18.074cm" svg:viewBox="0 0 34 35" svg:d="M17 0c-23 0-23 35 0 35 22 0 23-35 0-35z">
          <text:p/>
        </draw:path>
        <draw:path draw:style-name="gr8" draw:text-style-name="P5" draw:layer="layout" svg:width="0.033cm" svg:height="0.035cm" svg:x="3.493cm" svg:y="18.576cm" svg:viewBox="0 0 34 36" svg:d="M17 0c-23 0-23 36 0 36 22 0 23-36 0-36z">
          <text:p/>
        </draw:path>
        <draw:path draw:style-name="gr8" draw:text-style-name="P5" draw:layer="layout" svg:width="0.033cm" svg:height="0.034cm" svg:x="3.493cm" svg:y="19.079cm" svg:viewBox="0 0 34 35" svg:d="M17 0c-23 0-23 35 0 35 22 0 23-35 0-35z">
          <text:p/>
        </draw:path>
        <draw:path draw:style-name="gr8" draw:text-style-name="P5" draw:layer="layout" svg:width="0.033cm" svg:height="0.034cm" svg:x="3.493cm" svg:y="19.581cm" svg:viewBox="0 0 34 35" svg:d="M17 0c-23 0-23 35 0 35 22 0 23-35 0-35z">
          <text:p/>
        </draw:path>
        <draw:path draw:style-name="gr8" draw:text-style-name="P5" draw:layer="layout" svg:width="0.033cm" svg:height="0.034cm" svg:x="3.493cm" svg:y="20.083cm" svg:viewBox="0 0 34 35" svg:d="M17 0c-23 0-23 35 0 35 22 0 23-35 0-35z">
          <text:p/>
        </draw:path>
        <draw:path draw:style-name="gr8" draw:text-style-name="P5" draw:layer="layout" svg:width="0.033cm" svg:height="0.034cm" svg:x="3.493cm" svg:y="20.585cm" svg:viewBox="0 0 34 35" svg:d="M17 0c-23 0-23 35 0 35 22 0 23-35 0-35z">
          <text:p/>
        </draw:path>
        <draw:path draw:style-name="gr8" draw:text-style-name="P5" draw:layer="layout" svg:width="0.033cm" svg:height="0.034cm" svg:x="3.993cm" svg:y="16.066cm" svg:viewBox="0 0 34 35" svg:d="M17 0c-23 0-23 35 0 35 22 0 22-35 0-35z">
          <text:p/>
        </draw:path>
        <draw:path draw:style-name="gr8" draw:text-style-name="P5" draw:layer="layout" svg:width="0.033cm" svg:height="0.034cm" svg:x="3.993cm" svg:y="16.568cm" svg:viewBox="0 0 34 35" svg:d="M17 0c-23 0-23 35 0 35 22 0 22-35 0-35z">
          <text:p/>
        </draw:path>
        <draw:path draw:style-name="gr8" draw:text-style-name="P5" draw:layer="layout" svg:width="0.033cm" svg:height="0.034cm" svg:x="3.993cm" svg:y="17.07cm" svg:viewBox="0 0 34 35" svg:d="M17 0c-23 0-23 35 0 35 22 0 22-35 0-35z">
          <text:p/>
        </draw:path>
        <draw:path draw:style-name="gr8" draw:text-style-name="P5" draw:layer="layout" svg:width="0.033cm" svg:height="0.034cm" svg:x="3.993cm" svg:y="17.572cm" svg:viewBox="0 0 34 35" svg:d="M17 0c-23 0-23 35 0 35 22 0 22-35 0-35z">
          <text:p/>
        </draw:path>
        <draw:path draw:style-name="gr8" draw:text-style-name="P5" draw:layer="layout" svg:width="0.033cm" svg:height="0.034cm" svg:x="3.993cm" svg:y="18.074cm" svg:viewBox="0 0 34 35" svg:d="M17 0c-23 0-23 35 0 35 22 0 22-35 0-35z">
          <text:p/>
        </draw:path>
        <draw:path draw:style-name="gr8" draw:text-style-name="P5" draw:layer="layout" svg:width="0.033cm" svg:height="0.035cm" svg:x="3.993cm" svg:y="18.576cm" svg:viewBox="0 0 34 36" svg:d="M17 0c-23 0-23 36 0 36 22 0 22-36 0-36z">
          <text:p/>
        </draw:path>
        <draw:path draw:style-name="gr8" draw:text-style-name="P5" draw:layer="layout" svg:width="0.033cm" svg:height="0.034cm" svg:x="3.993cm" svg:y="19.079cm" svg:viewBox="0 0 34 35" svg:d="M17 0c-23 0-23 35 0 35 22 0 22-35 0-35z">
          <text:p/>
        </draw:path>
        <draw:path draw:style-name="gr8" draw:text-style-name="P5" draw:layer="layout" svg:width="0.033cm" svg:height="0.034cm" svg:x="3.993cm" svg:y="19.581cm" svg:viewBox="0 0 34 35" svg:d="M17 0c-23 0-23 35 0 35 22 0 22-35 0-35z">
          <text:p/>
        </draw:path>
        <draw:path draw:style-name="gr8" draw:text-style-name="P5" draw:layer="layout" svg:width="0.033cm" svg:height="0.034cm" svg:x="3.993cm" svg:y="20.083cm" svg:viewBox="0 0 34 35" svg:d="M17 0c-23 0-23 35 0 35 22 0 22-35 0-35z">
          <text:p/>
        </draw:path>
        <draw:path draw:style-name="gr8" draw:text-style-name="P5" draw:layer="layout" svg:width="0.033cm" svg:height="0.034cm" svg:x="3.993cm" svg:y="20.585cm" svg:viewBox="0 0 34 35" svg:d="M17 0c-23 0-23 35 0 35 22 0 22-35 0-35z">
          <text:p/>
        </draw:path>
        <draw:path draw:style-name="gr8" draw:text-style-name="P5" draw:layer="layout" svg:width="0.034cm" svg:height="0.034cm" svg:x="4.491cm" svg:y="16.066cm" svg:viewBox="0 0 35 35" svg:d="M17 0c-23 0-23 35 0 35s23-35 0-35z">
          <text:p/>
        </draw:path>
        <draw:path draw:style-name="gr8" draw:text-style-name="P5" draw:layer="layout" svg:width="0.034cm" svg:height="0.034cm" svg:x="4.491cm" svg:y="16.568cm" svg:viewBox="0 0 35 35" svg:d="M17 0c-23 0-23 35 0 35s23-35 0-35z">
          <text:p/>
        </draw:path>
        <draw:path draw:style-name="gr8" draw:text-style-name="P5" draw:layer="layout" svg:width="0.034cm" svg:height="0.034cm" svg:x="4.491cm" svg:y="17.07cm" svg:viewBox="0 0 35 35" svg:d="M17 0c-23 0-23 35 0 35s23-35 0-35z">
          <text:p/>
        </draw:path>
        <draw:path draw:style-name="gr8" draw:text-style-name="P5" draw:layer="layout" svg:width="0.034cm" svg:height="0.034cm" svg:x="4.491cm" svg:y="17.572cm" svg:viewBox="0 0 35 35" svg:d="M17 0c-23 0-23 35 0 35s23-35 0-35z">
          <text:p/>
        </draw:path>
        <draw:path draw:style-name="gr8" draw:text-style-name="P5" draw:layer="layout" svg:width="0.034cm" svg:height="0.034cm" svg:x="4.491cm" svg:y="18.074cm" svg:viewBox="0 0 35 35" svg:d="M17 0c-23 0-23 35 0 35s23-35 0-35z">
          <text:p/>
        </draw:path>
        <draw:path draw:style-name="gr8" draw:text-style-name="P5" draw:layer="layout" svg:width="0.034cm" svg:height="0.035cm" svg:x="4.491cm" svg:y="18.576cm" svg:viewBox="0 0 35 36" svg:d="M17 0c-23 0-23 36 0 36s23-36 0-36z">
          <text:p/>
        </draw:path>
        <draw:path draw:style-name="gr8" draw:text-style-name="P5" draw:layer="layout" svg:width="0.034cm" svg:height="0.034cm" svg:x="4.491cm" svg:y="19.079cm" svg:viewBox="0 0 35 35" svg:d="M17 0c-23 0-23 35 0 35s23-35 0-35z">
          <text:p/>
        </draw:path>
        <draw:path draw:style-name="gr8" draw:text-style-name="P5" draw:layer="layout" svg:width="0.034cm" svg:height="0.034cm" svg:x="4.491cm" svg:y="19.581cm" svg:viewBox="0 0 35 35" svg:d="M17 0c-23 0-23 35 0 35s23-35 0-35z">
          <text:p/>
        </draw:path>
        <draw:path draw:style-name="gr8" draw:text-style-name="P5" draw:layer="layout" svg:width="0.034cm" svg:height="0.034cm" svg:x="4.491cm" svg:y="20.083cm" svg:viewBox="0 0 35 35" svg:d="M17 0c-23 0-23 35 0 35s23-35 0-35z">
          <text:p/>
        </draw:path>
        <draw:path draw:style-name="gr8" draw:text-style-name="P5" draw:layer="layout" svg:width="0.034cm" svg:height="0.034cm" svg:x="4.491cm" svg:y="20.585cm" svg:viewBox="0 0 35 35" svg:d="M17 0c-23 0-23 35 0 35s23-35 0-35z">
          <text:p/>
        </draw:path>
        <draw:path draw:style-name="gr8" draw:text-style-name="P5" draw:layer="layout" svg:width="0.033cm" svg:height="0.034cm" svg:x="4.989cm" svg:y="16.066cm" svg:viewBox="0 0 34 35" svg:d="M17 0c-22 0-23 35 0 35s23-35 0-35z">
          <text:p/>
        </draw:path>
        <draw:path draw:style-name="gr8" draw:text-style-name="P5" draw:layer="layout" svg:width="0.033cm" svg:height="0.034cm" svg:x="4.989cm" svg:y="16.568cm" svg:viewBox="0 0 34 35" svg:d="M17 0c-22 0-23 35 0 35s23-35 0-35z">
          <text:p/>
        </draw:path>
        <draw:path draw:style-name="gr8" draw:text-style-name="P5" draw:layer="layout" svg:width="0.033cm" svg:height="0.034cm" svg:x="4.989cm" svg:y="17.07cm" svg:viewBox="0 0 34 35" svg:d="M17 0c-22 0-23 35 0 35s23-35 0-35z">
          <text:p/>
        </draw:path>
        <draw:path draw:style-name="gr8" draw:text-style-name="P5" draw:layer="layout" svg:width="0.033cm" svg:height="0.034cm" svg:x="4.989cm" svg:y="17.572cm" svg:viewBox="0 0 34 35" svg:d="M17 0c-22 0-23 35 0 35s23-35 0-35z">
          <text:p/>
        </draw:path>
        <draw:path draw:style-name="gr8" draw:text-style-name="P5" draw:layer="layout" svg:width="0.033cm" svg:height="0.034cm" svg:x="4.989cm" svg:y="18.074cm" svg:viewBox="0 0 34 35" svg:d="M17 0c-22 0-23 35 0 35s23-35 0-35z">
          <text:p/>
        </draw:path>
        <draw:path draw:style-name="gr8" draw:text-style-name="P5" draw:layer="layout" svg:width="0.033cm" svg:height="0.035cm" svg:x="4.989cm" svg:y="18.576cm" svg:viewBox="0 0 34 36" svg:d="M17 0c-22 0-23 36 0 36s23-36 0-36z">
          <text:p/>
        </draw:path>
        <draw:path draw:style-name="gr8" draw:text-style-name="P5" draw:layer="layout" svg:width="0.033cm" svg:height="0.034cm" svg:x="4.989cm" svg:y="19.079cm" svg:viewBox="0 0 34 35" svg:d="M17 0c-22 0-23 35 0 35s23-35 0-35z">
          <text:p/>
        </draw:path>
        <draw:path draw:style-name="gr8" draw:text-style-name="P5" draw:layer="layout" svg:width="0.033cm" svg:height="0.034cm" svg:x="4.989cm" svg:y="19.581cm" svg:viewBox="0 0 34 35" svg:d="M17 0c-22 0-23 35 0 35s23-35 0-35z">
          <text:p/>
        </draw:path>
        <draw:path draw:style-name="gr8" draw:text-style-name="P5" draw:layer="layout" svg:width="0.033cm" svg:height="0.034cm" svg:x="4.989cm" svg:y="20.083cm" svg:viewBox="0 0 34 35" svg:d="M17 0c-22 0-23 35 0 35s23-35 0-35z">
          <text:p/>
        </draw:path>
        <draw:path draw:style-name="gr8" draw:text-style-name="P5" draw:layer="layout" svg:width="0.033cm" svg:height="0.034cm" svg:x="4.989cm" svg:y="20.585cm" svg:viewBox="0 0 34 35" svg:d="M17 0c-22 0-23 35 0 35s23-35 0-35z">
          <text:p/>
        </draw:path>
        <draw:path draw:style-name="gr8" draw:text-style-name="P5" draw:layer="layout" svg:width="0.032cm" svg:height="0.034cm" svg:x="5.488cm" svg:y="16.066cm" svg:viewBox="0 0 33 35" svg:d="M16 0c-21 0-21 35 0 35 23 0 23-35 0-35z">
          <text:p/>
        </draw:path>
        <draw:path draw:style-name="gr8" draw:text-style-name="P5" draw:layer="layout" svg:width="0.032cm" svg:height="0.034cm" svg:x="5.488cm" svg:y="16.568cm" svg:viewBox="0 0 33 35" svg:d="M16 0c-21 0-21 35 0 35 23 0 23-35 0-35z">
          <text:p/>
        </draw:path>
        <draw:path draw:style-name="gr8" draw:text-style-name="P5" draw:layer="layout" svg:width="0.032cm" svg:height="0.034cm" svg:x="5.488cm" svg:y="17.07cm" svg:viewBox="0 0 33 35" svg:d="M16 0c-21 0-21 35 0 35 23 0 23-35 0-35z">
          <text:p/>
        </draw:path>
        <draw:path draw:style-name="gr8" draw:text-style-name="P5" draw:layer="layout" svg:width="0.032cm" svg:height="0.034cm" svg:x="5.488cm" svg:y="17.572cm" svg:viewBox="0 0 33 35" svg:d="M16 0c-21 0-21 35 0 35 23 0 23-35 0-35z">
          <text:p/>
        </draw:path>
        <draw:path draw:style-name="gr8" draw:text-style-name="P5" draw:layer="layout" svg:width="0.032cm" svg:height="0.034cm" svg:x="5.488cm" svg:y="18.074cm" svg:viewBox="0 0 33 35" svg:d="M16 0c-21 0-21 35 0 35 23 0 23-35 0-35z">
          <text:p/>
        </draw:path>
        <draw:path draw:style-name="gr8" draw:text-style-name="P5" draw:layer="layout" svg:width="0.032cm" svg:height="0.035cm" svg:x="5.488cm" svg:y="18.576cm" svg:viewBox="0 0 33 36" svg:d="M16 0c-21 0-21 36 0 36 23 0 23-36 0-36z">
          <text:p/>
        </draw:path>
        <draw:path draw:style-name="gr8" draw:text-style-name="P5" draw:layer="layout" svg:width="0.032cm" svg:height="0.034cm" svg:x="5.488cm" svg:y="19.079cm" svg:viewBox="0 0 33 35" svg:d="M16 0c-21 0-21 35 0 35 23 0 23-35 0-35z">
          <text:p/>
        </draw:path>
        <draw:path draw:style-name="gr8" draw:text-style-name="P5" draw:layer="layout" svg:width="0.032cm" svg:height="0.034cm" svg:x="5.488cm" svg:y="19.581cm" svg:viewBox="0 0 33 35" svg:d="M16 0c-21 0-21 35 0 35 23 0 23-35 0-35z">
          <text:p/>
        </draw:path>
        <draw:path draw:style-name="gr8" draw:text-style-name="P5" draw:layer="layout" svg:width="0.032cm" svg:height="0.034cm" svg:x="5.488cm" svg:y="20.083cm" svg:viewBox="0 0 33 35" svg:d="M16 0c-21 0-21 35 0 35 23 0 23-35 0-35z">
          <text:p/>
        </draw:path>
        <draw:path draw:style-name="gr8" draw:text-style-name="P5" draw:layer="layout" svg:width="0.032cm" svg:height="0.034cm" svg:x="5.488cm" svg:y="20.585cm" svg:viewBox="0 0 33 35" svg:d="M16 0c-21 0-21 35 0 35 23 0 23-35 0-35z">
          <text:p/>
        </draw:path>
        <draw:path draw:style-name="gr8" draw:text-style-name="P5" draw:layer="layout" svg:width="0.034cm" svg:height="0.034cm" svg:x="5.988cm" svg:y="16.066cm" svg:viewBox="0 0 35 35" svg:d="M17 0c-23 0-23 35 0 35s23-35 0-35z">
          <text:p/>
        </draw:path>
        <draw:path draw:style-name="gr8" draw:text-style-name="P5" draw:layer="layout" svg:width="0.034cm" svg:height="0.034cm" svg:x="5.988cm" svg:y="16.568cm" svg:viewBox="0 0 35 35" svg:d="M17 0c-23 0-23 35 0 35s23-35 0-35z">
          <text:p/>
        </draw:path>
        <draw:path draw:style-name="gr8" draw:text-style-name="P5" draw:layer="layout" svg:width="0.034cm" svg:height="0.034cm" svg:x="5.988cm" svg:y="17.07cm" svg:viewBox="0 0 35 35" svg:d="M17 0c-23 0-23 35 0 35s23-35 0-35z">
          <text:p/>
        </draw:path>
        <draw:path draw:style-name="gr8" draw:text-style-name="P5" draw:layer="layout" svg:width="0.034cm" svg:height="0.034cm" svg:x="5.988cm" svg:y="17.572cm" svg:viewBox="0 0 35 35" svg:d="M17 0c-23 0-23 35 0 35s23-35 0-35z">
          <text:p/>
        </draw:path>
        <draw:path draw:style-name="gr8" draw:text-style-name="P5" draw:layer="layout" svg:width="0.034cm" svg:height="0.034cm" svg:x="5.988cm" svg:y="18.074cm" svg:viewBox="0 0 35 35" svg:d="M17 0c-23 0-23 35 0 35s23-35 0-35z">
          <text:p/>
        </draw:path>
        <draw:path draw:style-name="gr8" draw:text-style-name="P5" draw:layer="layout" svg:width="0.034cm" svg:height="0.035cm" svg:x="5.988cm" svg:y="18.576cm" svg:viewBox="0 0 35 36" svg:d="M17 0c-23 0-23 36 0 36s23-36 0-36z">
          <text:p/>
        </draw:path>
        <draw:path draw:style-name="gr8" draw:text-style-name="P5" draw:layer="layout" svg:width="0.034cm" svg:height="0.034cm" svg:x="5.988cm" svg:y="19.079cm" svg:viewBox="0 0 35 35" svg:d="M17 0c-23 0-23 35 0 35s23-35 0-35z">
          <text:p/>
        </draw:path>
        <draw:path draw:style-name="gr8" draw:text-style-name="P5" draw:layer="layout" svg:width="0.034cm" svg:height="0.034cm" svg:x="5.988cm" svg:y="19.581cm" svg:viewBox="0 0 35 35" svg:d="M17 0c-23 0-23 35 0 35s23-35 0-35z">
          <text:p/>
        </draw:path>
        <draw:path draw:style-name="gr8" draw:text-style-name="P5" draw:layer="layout" svg:width="0.034cm" svg:height="0.034cm" svg:x="5.988cm" svg:y="20.083cm" svg:viewBox="0 0 35 35" svg:d="M17 0c-23 0-23 35 0 35s23-35 0-35z">
          <text:p/>
        </draw:path>
        <draw:path draw:style-name="gr8" draw:text-style-name="P5" draw:layer="layout" svg:width="0.034cm" svg:height="0.034cm" svg:x="5.988cm" svg:y="20.585cm" svg:viewBox="0 0 35 35" svg:d="M17 0c-23 0-23 35 0 35s23-35 0-35z">
          <text:p/>
        </draw:path>
        <draw:path draw:style-name="gr8" draw:text-style-name="P5" draw:layer="layout" svg:width="0.033cm" svg:height="0.034cm" svg:x="6.487cm" svg:y="16.066cm" svg:viewBox="0 0 34 35" svg:d="M17 0c-23 0-23 35 0 35 22 0 22-35 0-35z">
          <text:p/>
        </draw:path>
        <draw:path draw:style-name="gr8" draw:text-style-name="P5" draw:layer="layout" svg:width="0.033cm" svg:height="0.034cm" svg:x="6.487cm" svg:y="16.568cm" svg:viewBox="0 0 34 35" svg:d="M17 0c-23 0-23 35 0 35 22 0 22-35 0-35z">
          <text:p/>
        </draw:path>
        <draw:path draw:style-name="gr8" draw:text-style-name="P5" draw:layer="layout" svg:width="0.033cm" svg:height="0.034cm" svg:x="6.487cm" svg:y="17.07cm" svg:viewBox="0 0 34 35" svg:d="M17 0c-23 0-23 35 0 35 22 0 22-35 0-35z">
          <text:p/>
        </draw:path>
        <draw:path draw:style-name="gr8" draw:text-style-name="P5" draw:layer="layout" svg:width="0.033cm" svg:height="0.034cm" svg:x="6.487cm" svg:y="17.572cm" svg:viewBox="0 0 34 35" svg:d="M17 0c-23 0-23 35 0 35 22 0 22-35 0-35z">
          <text:p/>
        </draw:path>
        <draw:path draw:style-name="gr8" draw:text-style-name="P5" draw:layer="layout" svg:width="0.033cm" svg:height="0.034cm" svg:x="6.487cm" svg:y="18.074cm" svg:viewBox="0 0 34 35" svg:d="M17 0c-23 0-23 35 0 35 22 0 22-35 0-35z">
          <text:p/>
        </draw:path>
        <draw:path draw:style-name="gr8" draw:text-style-name="P5" draw:layer="layout" svg:width="0.033cm" svg:height="0.035cm" svg:x="6.487cm" svg:y="18.576cm" svg:viewBox="0 0 34 36" svg:d="M17 0c-23 0-23 36 0 36 22 0 22-36 0-36z">
          <text:p/>
        </draw:path>
        <draw:path draw:style-name="gr8" draw:text-style-name="P5" draw:layer="layout" svg:width="0.033cm" svg:height="0.034cm" svg:x="6.487cm" svg:y="19.079cm" svg:viewBox="0 0 34 35" svg:d="M17 0c-23 0-23 35 0 35 22 0 22-35 0-35z">
          <text:p/>
        </draw:path>
        <draw:path draw:style-name="gr8" draw:text-style-name="P5" draw:layer="layout" svg:width="0.033cm" svg:height="0.034cm" svg:x="6.487cm" svg:y="19.581cm" svg:viewBox="0 0 34 35" svg:d="M17 0c-23 0-23 35 0 35 22 0 22-35 0-35z">
          <text:p/>
        </draw:path>
        <draw:path draw:style-name="gr8" draw:text-style-name="P5" draw:layer="layout" svg:width="0.033cm" svg:height="0.034cm" svg:x="6.487cm" svg:y="20.083cm" svg:viewBox="0 0 34 35" svg:d="M17 0c-23 0-23 35 0 35 22 0 22-35 0-35z">
          <text:p/>
        </draw:path>
        <draw:path draw:style-name="gr8" draw:text-style-name="P5" draw:layer="layout" svg:width="0.033cm" svg:height="0.034cm" svg:x="6.487cm" svg:y="20.585cm" svg:viewBox="0 0 34 35" svg:d="M17 0c-23 0-23 35 0 35 22 0 22-35 0-35z">
          <text:p/>
        </draw:path>
        <draw:path draw:style-name="gr8" draw:text-style-name="P5" draw:layer="layout" svg:width="0.032cm" svg:height="0.034cm" svg:x="6.985cm" svg:y="16.568cm" svg:viewBox="0 0 33 35" svg:d="M16 0c-21 0-21 35 0 35 23 0 23-35 0-35z">
          <text:p/>
        </draw:path>
        <draw:path draw:style-name="gr8" draw:text-style-name="P5" draw:layer="layout" svg:width="0.032cm" svg:height="0.034cm" svg:x="6.985cm" svg:y="17.07cm" svg:viewBox="0 0 33 35" svg:d="M16 0c-21 0-21 35 0 35 23 0 23-35 0-35z">
          <text:p/>
        </draw:path>
        <draw:path draw:style-name="gr8" draw:text-style-name="P5" draw:layer="layout" svg:width="0.032cm" svg:height="0.034cm" svg:x="6.985cm" svg:y="17.572cm" svg:viewBox="0 0 33 35" svg:d="M16 0c-21 0-21 35 0 35 23 0 23-35 0-35z">
          <text:p/>
        </draw:path>
        <draw:path draw:style-name="gr8" draw:text-style-name="P5" draw:layer="layout" svg:width="0.032cm" svg:height="0.034cm" svg:x="6.985cm" svg:y="18.074cm" svg:viewBox="0 0 33 35" svg:d="M16 0c-21 0-21 35 0 35 23 0 23-35 0-35z">
          <text:p/>
        </draw:path>
        <draw:path draw:style-name="gr8" draw:text-style-name="P5" draw:layer="layout" svg:width="0.032cm" svg:height="0.035cm" svg:x="6.985cm" svg:y="18.576cm" svg:viewBox="0 0 33 36" svg:d="M16 0c-21 0-21 36 0 36 23 0 23-36 0-36z">
          <text:p/>
        </draw:path>
        <draw:path draw:style-name="gr8" draw:text-style-name="P5" draw:layer="layout" svg:width="0.032cm" svg:height="0.034cm" svg:x="6.985cm" svg:y="19.079cm" svg:viewBox="0 0 33 35" svg:d="M16 0c-21 0-21 35 0 35 23 0 23-35 0-35z">
          <text:p/>
        </draw:path>
        <draw:path draw:style-name="gr8" draw:text-style-name="P5" draw:layer="layout" svg:width="0.032cm" svg:height="0.034cm" svg:x="6.985cm" svg:y="19.581cm" svg:viewBox="0 0 33 35" svg:d="M16 0c-21 0-21 35 0 35 23 0 23-35 0-35z">
          <text:p/>
        </draw:path>
        <draw:path draw:style-name="gr8" draw:text-style-name="P5" draw:layer="layout" svg:width="0.032cm" svg:height="0.034cm" svg:x="6.985cm" svg:y="20.083cm" svg:viewBox="0 0 33 35" svg:d="M16 0c-21 0-21 35 0 35 23 0 23-35 0-35z">
          <text:p/>
        </draw:path>
        <draw:path draw:style-name="gr8" draw:text-style-name="P5" draw:layer="layout" svg:width="0.032cm" svg:height="0.034cm" svg:x="6.985cm" svg:y="20.585cm" svg:viewBox="0 0 33 35" svg:d="M16 0c-21 0-21 35 0 35 23 0 23-35 0-35z">
          <text:p/>
        </draw:path>
        <draw:path draw:style-name="gr8" draw:text-style-name="P5" draw:layer="layout" svg:width="0.032cm" svg:height="0.034cm" svg:x="7.484cm" svg:y="16.568cm" svg:viewBox="0 0 33 35" svg:d="M16 0c-21 0-21 35 0 35 23 0 23-35 0-35z">
          <text:p/>
        </draw:path>
        <draw:path draw:style-name="gr8" draw:text-style-name="P5" draw:layer="layout" svg:width="0.032cm" svg:height="0.034cm" svg:x="7.484cm" svg:y="17.07cm" svg:viewBox="0 0 33 35" svg:d="M16 0c-21 0-21 35 0 35 23 0 23-35 0-35z">
          <text:p/>
        </draw:path>
        <draw:path draw:style-name="gr8" draw:text-style-name="P5" draw:layer="layout" svg:width="0.032cm" svg:height="0.034cm" svg:x="7.484cm" svg:y="17.572cm" svg:viewBox="0 0 33 35" svg:d="M16 0c-21 0-21 35 0 35 23 0 23-35 0-35z">
          <text:p/>
        </draw:path>
        <draw:path draw:style-name="gr8" draw:text-style-name="P5" draw:layer="layout" svg:width="0.032cm" svg:height="0.034cm" svg:x="7.484cm" svg:y="18.074cm" svg:viewBox="0 0 33 35" svg:d="M16 0c-21 0-21 35 0 35 23 0 23-35 0-35z">
          <text:p/>
        </draw:path>
        <draw:path draw:style-name="gr8" draw:text-style-name="P5" draw:layer="layout" svg:width="0.032cm" svg:height="0.035cm" svg:x="7.484cm" svg:y="18.576cm" svg:viewBox="0 0 33 36" svg:d="M16 0c-21 0-21 36 0 36 23 0 23-36 0-36z">
          <text:p/>
        </draw:path>
        <draw:path draw:style-name="gr8" draw:text-style-name="P5" draw:layer="layout" svg:width="0.032cm" svg:height="0.034cm" svg:x="7.484cm" svg:y="19.079cm" svg:viewBox="0 0 33 35" svg:d="M16 0c-21 0-21 35 0 35 23 0 23-35 0-35z">
          <text:p/>
        </draw:path>
        <draw:path draw:style-name="gr8" draw:text-style-name="P5" draw:layer="layout" svg:width="0.032cm" svg:height="0.034cm" svg:x="7.484cm" svg:y="19.581cm" svg:viewBox="0 0 33 35" svg:d="M16 0c-21 0-21 35 0 35 23 0 23-35 0-35z">
          <text:p/>
        </draw:path>
        <draw:path draw:style-name="gr8" draw:text-style-name="P5" draw:layer="layout" svg:width="0.032cm" svg:height="0.034cm" svg:x="7.484cm" svg:y="20.083cm" svg:viewBox="0 0 33 35" svg:d="M16 0c-21 0-21 35 0 35 23 0 23-35 0-35z">
          <text:p/>
        </draw:path>
        <draw:path draw:style-name="gr8" draw:text-style-name="P5" draw:layer="layout" svg:width="0.032cm" svg:height="0.034cm" svg:x="7.484cm" svg:y="20.585cm" svg:viewBox="0 0 33 35" svg:d="M16 0c-21 0-21 35 0 35 23 0 23-35 0-35z">
          <text:p/>
        </draw:path>
        <draw:path draw:style-name="gr8" draw:text-style-name="P5" draw:layer="layout" svg:width="0.034cm" svg:height="0.034cm" svg:x="7.982cm" svg:y="16.568cm" svg:viewBox="0 0 35 35" svg:d="M17 0c-23 0-23 35 0 35s23-35 0-35z">
          <text:p/>
        </draw:path>
        <draw:path draw:style-name="gr8" draw:text-style-name="P5" draw:layer="layout" svg:width="0.034cm" svg:height="0.034cm" svg:x="7.982cm" svg:y="17.07cm" svg:viewBox="0 0 35 35" svg:d="M17 0c-23 0-23 35 0 35s23-35 0-35z">
          <text:p/>
        </draw:path>
        <draw:path draw:style-name="gr8" draw:text-style-name="P5" draw:layer="layout" svg:width="0.034cm" svg:height="0.034cm" svg:x="7.982cm" svg:y="17.572cm" svg:viewBox="0 0 35 35" svg:d="M17 0c-23 0-23 35 0 35s23-35 0-35z">
          <text:p/>
        </draw:path>
        <draw:path draw:style-name="gr8" draw:text-style-name="P5" draw:layer="layout" svg:width="0.034cm" svg:height="0.034cm" svg:x="7.982cm" svg:y="18.074cm" svg:viewBox="0 0 35 35" svg:d="M17 0c-23 0-23 35 0 35s23-35 0-35z">
          <text:p/>
        </draw:path>
        <draw:path draw:style-name="gr8" draw:text-style-name="P5" draw:layer="layout" svg:width="0.034cm" svg:height="0.035cm" svg:x="7.982cm" svg:y="18.576cm" svg:viewBox="0 0 35 36" svg:d="M17 0c-23 0-23 36 0 36s23-36 0-36z">
          <text:p/>
        </draw:path>
        <draw:path draw:style-name="gr8" draw:text-style-name="P5" draw:layer="layout" svg:width="0.034cm" svg:height="0.034cm" svg:x="7.982cm" svg:y="19.079cm" svg:viewBox="0 0 35 35" svg:d="M17 0c-23 0-23 35 0 35s23-35 0-35z">
          <text:p/>
        </draw:path>
        <draw:path draw:style-name="gr8" draw:text-style-name="P5" draw:layer="layout" svg:width="0.034cm" svg:height="0.034cm" svg:x="7.982cm" svg:y="19.581cm" svg:viewBox="0 0 35 35" svg:d="M17 0c-23 0-23 35 0 35s23-35 0-35z">
          <text:p/>
        </draw:path>
        <draw:path draw:style-name="gr8" draw:text-style-name="P5" draw:layer="layout" svg:width="0.034cm" svg:height="0.034cm" svg:x="7.982cm" svg:y="20.083cm" svg:viewBox="0 0 35 35" svg:d="M17 0c-23 0-23 35 0 35s23-35 0-35z">
          <text:p/>
        </draw:path>
        <draw:path draw:style-name="gr8" draw:text-style-name="P5" draw:layer="layout" svg:width="0.034cm" svg:height="0.034cm" svg:x="7.982cm" svg:y="20.585cm" svg:viewBox="0 0 35 35" svg:d="M17 0c-23 0-23 35 0 35s23-35 0-35z">
          <text:p/>
        </draw:path>
        <draw:path draw:style-name="gr8" draw:text-style-name="P5" draw:layer="layout" svg:width="0.033cm" svg:height="0.034cm" svg:x="8.482cm" svg:y="16.066cm" svg:viewBox="0 0 34 35" svg:d="M17 0c-22 0-23 35 0 35s23-35 0-35z">
          <text:p/>
        </draw:path>
        <draw:path draw:style-name="gr8" draw:text-style-name="P5" draw:layer="layout" svg:width="0.033cm" svg:height="0.034cm" svg:x="8.482cm" svg:y="16.568cm" svg:viewBox="0 0 34 35" svg:d="M17 0c-22 0-23 35 0 35s23-35 0-35z">
          <text:p/>
        </draw:path>
        <draw:path draw:style-name="gr8" draw:text-style-name="P5" draw:layer="layout" svg:width="0.033cm" svg:height="0.034cm" svg:x="8.482cm" svg:y="17.07cm" svg:viewBox="0 0 34 35" svg:d="M17 0c-22 0-23 35 0 35s23-35 0-35z">
          <text:p/>
        </draw:path>
        <draw:path draw:style-name="gr8" draw:text-style-name="P5" draw:layer="layout" svg:width="0.033cm" svg:height="0.034cm" svg:x="8.482cm" svg:y="17.572cm" svg:viewBox="0 0 34 35" svg:d="M17 0c-22 0-23 35 0 35s23-35 0-35z">
          <text:p/>
        </draw:path>
        <draw:path draw:style-name="gr8" draw:text-style-name="P5" draw:layer="layout" svg:width="0.033cm" svg:height="0.034cm" svg:x="8.482cm" svg:y="18.074cm" svg:viewBox="0 0 34 35" svg:d="M17 0c-22 0-23 35 0 35s23-35 0-35z">
          <text:p/>
        </draw:path>
        <draw:path draw:style-name="gr8" draw:text-style-name="P5" draw:layer="layout" svg:width="0.033cm" svg:height="0.035cm" svg:x="8.482cm" svg:y="18.576cm" svg:viewBox="0 0 34 36" svg:d="M17 0c-22 0-23 36 0 36s23-36 0-36z">
          <text:p/>
        </draw:path>
        <draw:path draw:style-name="gr8" draw:text-style-name="P5" draw:layer="layout" svg:width="0.033cm" svg:height="0.034cm" svg:x="8.482cm" svg:y="19.079cm" svg:viewBox="0 0 34 35" svg:d="M17 0c-22 0-23 35 0 35s23-35 0-35z">
          <text:p/>
        </draw:path>
        <draw:path draw:style-name="gr8" draw:text-style-name="P5" draw:layer="layout" svg:width="0.033cm" svg:height="0.034cm" svg:x="8.482cm" svg:y="19.581cm" svg:viewBox="0 0 34 35" svg:d="M17 0c-22 0-23 35 0 35s23-35 0-35z">
          <text:p/>
        </draw:path>
        <draw:path draw:style-name="gr8" draw:text-style-name="P5" draw:layer="layout" svg:width="0.033cm" svg:height="0.034cm" svg:x="8.482cm" svg:y="20.083cm" svg:viewBox="0 0 34 35" svg:d="M17 0c-22 0-23 35 0 35s23-35 0-35z">
          <text:p/>
        </draw:path>
        <draw:path draw:style-name="gr8" draw:text-style-name="P5" draw:layer="layout" svg:width="0.033cm" svg:height="0.034cm" svg:x="8.482cm" svg:y="20.585cm" svg:viewBox="0 0 34 35" svg:d="M17 0c-22 0-23 35 0 35s23-35 0-35z">
          <text:p/>
        </draw:path>
        <draw:path draw:style-name="gr8" draw:text-style-name="P5" draw:layer="layout" svg:width="0.033cm" svg:height="0.034cm" svg:x="8.98cm" svg:y="16.066cm" svg:viewBox="0 0 34 35" svg:d="M17 0c-23 0-23 35 0 35 22 0 22-35 0-35z">
          <text:p/>
        </draw:path>
        <draw:path draw:style-name="gr8" draw:text-style-name="P5" draw:layer="layout" svg:width="0.033cm" svg:height="0.034cm" svg:x="8.98cm" svg:y="16.568cm" svg:viewBox="0 0 34 35" svg:d="M17 0c-23 0-23 35 0 35 22 0 22-35 0-35z">
          <text:p/>
        </draw:path>
        <draw:path draw:style-name="gr8" draw:text-style-name="P5" draw:layer="layout" svg:width="0.033cm" svg:height="0.034cm" svg:x="8.98cm" svg:y="17.07cm" svg:viewBox="0 0 34 35" svg:d="M17 0c-23 0-23 35 0 35 22 0 22-35 0-35z">
          <text:p/>
        </draw:path>
        <draw:path draw:style-name="gr8" draw:text-style-name="P5" draw:layer="layout" svg:width="0.033cm" svg:height="0.034cm" svg:x="8.98cm" svg:y="17.572cm" svg:viewBox="0 0 34 35" svg:d="M17 0c-23 0-23 35 0 35 22 0 22-35 0-35z">
          <text:p/>
        </draw:path>
        <draw:path draw:style-name="gr8" draw:text-style-name="P5" draw:layer="layout" svg:width="0.033cm" svg:height="0.034cm" svg:x="8.98cm" svg:y="18.074cm" svg:viewBox="0 0 34 35" svg:d="M17 0c-23 0-23 35 0 35 22 0 22-35 0-35z">
          <text:p/>
        </draw:path>
        <draw:path draw:style-name="gr8" draw:text-style-name="P5" draw:layer="layout" svg:width="0.033cm" svg:height="0.035cm" svg:x="8.98cm" svg:y="18.576cm" svg:viewBox="0 0 34 36" svg:d="M17 0c-23 0-23 36 0 36 22 0 22-36 0-36z">
          <text:p/>
        </draw:path>
        <draw:path draw:style-name="gr8" draw:text-style-name="P5" draw:layer="layout" svg:width="0.033cm" svg:height="0.034cm" svg:x="8.98cm" svg:y="19.079cm" svg:viewBox="0 0 34 35" svg:d="M17 0c-23 0-23 35 0 35 22 0 22-35 0-35z">
          <text:p/>
        </draw:path>
        <draw:path draw:style-name="gr8" draw:text-style-name="P5" draw:layer="layout" svg:width="0.033cm" svg:height="0.034cm" svg:x="8.98cm" svg:y="19.581cm" svg:viewBox="0 0 34 35" svg:d="M17 0c-23 0-23 35 0 35 22 0 22-35 0-35z">
          <text:p/>
        </draw:path>
        <draw:path draw:style-name="gr8" draw:text-style-name="P5" draw:layer="layout" svg:width="0.033cm" svg:height="0.034cm" svg:x="8.98cm" svg:y="20.083cm" svg:viewBox="0 0 34 35" svg:d="M17 0c-23 0-23 35 0 35 22 0 22-35 0-35z">
          <text:p/>
        </draw:path>
        <draw:path draw:style-name="gr8" draw:text-style-name="P5" draw:layer="layout" svg:width="0.033cm" svg:height="0.034cm" svg:x="8.98cm" svg:y="20.585cm" svg:viewBox="0 0 34 35" svg:d="M17 0c-23 0-23 35 0 35 22 0 22-35 0-35z">
          <text:p/>
        </draw:path>
        <draw:path draw:style-name="gr8" draw:text-style-name="P5" draw:layer="layout" svg:width="0.034cm" svg:height="0.034cm" svg:x="9.479cm" svg:y="16.066cm" svg:viewBox="0 0 35 35" svg:d="M17 0c-23 0-23 35 0 35s23-35 0-35z">
          <text:p/>
        </draw:path>
        <draw:path draw:style-name="gr8" draw:text-style-name="P5" draw:layer="layout" svg:width="0.034cm" svg:height="0.034cm" svg:x="9.479cm" svg:y="16.568cm" svg:viewBox="0 0 35 35" svg:d="M17 0c-23 0-23 35 0 35s23-35 0-35z">
          <text:p/>
        </draw:path>
        <draw:path draw:style-name="gr8" draw:text-style-name="P5" draw:layer="layout" svg:width="0.034cm" svg:height="0.034cm" svg:x="9.479cm" svg:y="17.07cm" svg:viewBox="0 0 35 35" svg:d="M17 0c-23 0-23 35 0 35s23-35 0-35z">
          <text:p/>
        </draw:path>
        <draw:path draw:style-name="gr8" draw:text-style-name="P5" draw:layer="layout" svg:width="0.034cm" svg:height="0.034cm" svg:x="9.479cm" svg:y="17.572cm" svg:viewBox="0 0 35 35" svg:d="M17 0c-23 0-23 35 0 35s23-35 0-35z">
          <text:p/>
        </draw:path>
        <draw:path draw:style-name="gr8" draw:text-style-name="P5" draw:layer="layout" svg:width="0.034cm" svg:height="0.034cm" svg:x="9.479cm" svg:y="18.074cm" svg:viewBox="0 0 35 35" svg:d="M17 0c-23 0-23 35 0 35s23-35 0-35z">
          <text:p/>
        </draw:path>
        <draw:path draw:style-name="gr8" draw:text-style-name="P5" draw:layer="layout" svg:width="0.034cm" svg:height="0.035cm" svg:x="9.479cm" svg:y="18.576cm" svg:viewBox="0 0 35 36" svg:d="M17 0c-23 0-23 36 0 36s23-36 0-36z">
          <text:p/>
        </draw:path>
        <draw:path draw:style-name="gr8" draw:text-style-name="P5" draw:layer="layout" svg:width="0.034cm" svg:height="0.034cm" svg:x="9.479cm" svg:y="19.079cm" svg:viewBox="0 0 35 35" svg:d="M17 0c-23 0-23 35 0 35s23-35 0-35z">
          <text:p/>
        </draw:path>
        <draw:path draw:style-name="gr8" draw:text-style-name="P5" draw:layer="layout" svg:width="0.034cm" svg:height="0.034cm" svg:x="9.479cm" svg:y="19.581cm" svg:viewBox="0 0 35 35" svg:d="M17 0c-23 0-23 35 0 35s23-35 0-35z">
          <text:p/>
        </draw:path>
        <draw:path draw:style-name="gr8" draw:text-style-name="P5" draw:layer="layout" svg:width="0.034cm" svg:height="0.034cm" svg:x="9.479cm" svg:y="20.083cm" svg:viewBox="0 0 35 35" svg:d="M17 0c-23 0-23 35 0 35s23-35 0-35z">
          <text:p/>
        </draw:path>
        <draw:path draw:style-name="gr8" draw:text-style-name="P5" draw:layer="layout" svg:width="0.034cm" svg:height="0.034cm" svg:x="9.479cm" svg:y="20.585cm" svg:viewBox="0 0 35 35" svg:d="M17 0c-23 0-23 35 0 35s23-35 0-35z">
          <text:p/>
        </draw:path>
        <draw:path draw:style-name="gr8" draw:text-style-name="P5" draw:layer="layout" svg:width="0.034cm" svg:height="0.034cm" svg:x="9.978cm" svg:y="16.066cm" svg:viewBox="0 0 35 35" svg:d="M17 0c-23 0-23 35 0 35s23-35 0-35z">
          <text:p/>
        </draw:path>
        <draw:path draw:style-name="gr8" draw:text-style-name="P5" draw:layer="layout" svg:width="0.034cm" svg:height="0.034cm" svg:x="9.978cm" svg:y="16.568cm" svg:viewBox="0 0 35 35" svg:d="M17 0c-23 0-23 35 0 35s23-35 0-35z">
          <text:p/>
        </draw:path>
        <draw:path draw:style-name="gr8" draw:text-style-name="P5" draw:layer="layout" svg:width="0.034cm" svg:height="0.034cm" svg:x="9.978cm" svg:y="17.07cm" svg:viewBox="0 0 35 35" svg:d="M17 0c-23 0-23 35 0 35s23-35 0-35z">
          <text:p/>
        </draw:path>
        <draw:path draw:style-name="gr8" draw:text-style-name="P5" draw:layer="layout" svg:width="0.034cm" svg:height="0.034cm" svg:x="9.978cm" svg:y="17.572cm" svg:viewBox="0 0 35 35" svg:d="M17 0c-23 0-23 35 0 35s23-35 0-35z">
          <text:p/>
        </draw:path>
        <draw:path draw:style-name="gr8" draw:text-style-name="P5" draw:layer="layout" svg:width="0.034cm" svg:height="0.034cm" svg:x="9.978cm" svg:y="18.074cm" svg:viewBox="0 0 35 35" svg:d="M17 0c-23 0-23 35 0 35s23-35 0-35z">
          <text:p/>
        </draw:path>
        <draw:path draw:style-name="gr8" draw:text-style-name="P5" draw:layer="layout" svg:width="0.034cm" svg:height="0.035cm" svg:x="9.978cm" svg:y="18.576cm" svg:viewBox="0 0 35 36" svg:d="M17 0c-23 0-23 36 0 36s23-36 0-36z">
          <text:p/>
        </draw:path>
        <draw:path draw:style-name="gr8" draw:text-style-name="P5" draw:layer="layout" svg:width="0.034cm" svg:height="0.034cm" svg:x="9.978cm" svg:y="19.079cm" svg:viewBox="0 0 35 35" svg:d="M17 0c-23 0-23 35 0 35s23-35 0-35z">
          <text:p/>
        </draw:path>
        <draw:path draw:style-name="gr8" draw:text-style-name="P5" draw:layer="layout" svg:width="0.034cm" svg:height="0.034cm" svg:x="9.978cm" svg:y="19.581cm" svg:viewBox="0 0 35 35" svg:d="M17 0c-23 0-23 35 0 35s23-35 0-35z">
          <text:p/>
        </draw:path>
        <draw:path draw:style-name="gr8" draw:text-style-name="P5" draw:layer="layout" svg:width="0.034cm" svg:height="0.034cm" svg:x="9.978cm" svg:y="20.083cm" svg:viewBox="0 0 35 35" svg:d="M17 0c-23 0-23 35 0 35s23-35 0-35z">
          <text:p/>
        </draw:path>
        <draw:path draw:style-name="gr8" draw:text-style-name="P5" draw:layer="layout" svg:width="0.034cm" svg:height="0.034cm" svg:x="9.978cm" svg:y="20.585cm" svg:viewBox="0 0 35 35" svg:d="M17 0c-23 0-23 35 0 35s23-35 0-35z">
          <text:p/>
        </draw:path>
        <draw:path draw:style-name="gr8" draw:text-style-name="P5" draw:layer="layout" svg:width="0.032cm" svg:height="0.034cm" svg:x="10.477cm" svg:y="16.066cm" svg:viewBox="0 0 33 35" svg:d="M16 0c-21 0-21 35 0 35 23 0 23-35 0-35z">
          <text:p/>
        </draw:path>
        <draw:path draw:style-name="gr8" draw:text-style-name="P5" draw:layer="layout" svg:width="0.032cm" svg:height="0.034cm" svg:x="10.477cm" svg:y="16.568cm" svg:viewBox="0 0 33 35" svg:d="M16 0c-21 0-21 35 0 35 23 0 23-35 0-35z">
          <text:p/>
        </draw:path>
        <draw:path draw:style-name="gr8" draw:text-style-name="P5" draw:layer="layout" svg:width="0.032cm" svg:height="0.034cm" svg:x="10.477cm" svg:y="17.07cm" svg:viewBox="0 0 33 35" svg:d="M16 0c-21 0-21 35 0 35 23 0 23-35 0-35z">
          <text:p/>
        </draw:path>
        <draw:path draw:style-name="gr8" draw:text-style-name="P5" draw:layer="layout" svg:width="0.032cm" svg:height="0.034cm" svg:x="10.477cm" svg:y="17.572cm" svg:viewBox="0 0 33 35" svg:d="M16 0c-21 0-21 35 0 35 23 0 23-35 0-35z">
          <text:p/>
        </draw:path>
        <draw:path draw:style-name="gr8" draw:text-style-name="P5" draw:layer="layout" svg:width="0.032cm" svg:height="0.034cm" svg:x="10.477cm" svg:y="18.074cm" svg:viewBox="0 0 33 35" svg:d="M16 0c-21 0-21 35 0 35 23 0 23-35 0-35z">
          <text:p/>
        </draw:path>
        <draw:path draw:style-name="gr8" draw:text-style-name="P5" draw:layer="layout" svg:width="0.032cm" svg:height="0.035cm" svg:x="10.477cm" svg:y="18.576cm" svg:viewBox="0 0 33 36" svg:d="M16 0c-21 0-21 36 0 36 23 0 23-36 0-36z">
          <text:p/>
        </draw:path>
        <draw:path draw:style-name="gr8" draw:text-style-name="P5" draw:layer="layout" svg:width="0.032cm" svg:height="0.034cm" svg:x="10.477cm" svg:y="19.079cm" svg:viewBox="0 0 33 35" svg:d="M16 0c-21 0-21 35 0 35 23 0 23-35 0-35z">
          <text:p/>
        </draw:path>
        <draw:path draw:style-name="gr8" draw:text-style-name="P5" draw:layer="layout" svg:width="0.032cm" svg:height="0.034cm" svg:x="10.477cm" svg:y="19.581cm" svg:viewBox="0 0 33 35" svg:d="M16 0c-21 0-21 35 0 35 23 0 23-35 0-35z">
          <text:p/>
        </draw:path>
        <draw:path draw:style-name="gr8" draw:text-style-name="P5" draw:layer="layout" svg:width="0.032cm" svg:height="0.034cm" svg:x="10.477cm" svg:y="20.083cm" svg:viewBox="0 0 33 35" svg:d="M16 0c-21 0-21 35 0 35 23 0 23-35 0-35z">
          <text:p/>
        </draw:path>
        <draw:path draw:style-name="gr8" draw:text-style-name="P5" draw:layer="layout" svg:width="0.032cm" svg:height="0.034cm" svg:x="10.477cm" svg:y="20.585cm" svg:viewBox="0 0 33 35" svg:d="M16 0c-21 0-21 35 0 35 23 0 23-35 0-35z">
          <text:p/>
        </draw:path>
        <draw:path draw:style-name="gr8" draw:text-style-name="P5" draw:layer="layout" svg:width="0.033cm" svg:height="0.034cm" svg:x="10.977cm" svg:y="16.066cm" svg:viewBox="0 0 34 35" svg:d="M17 0c-23 0-23 35 0 35 22 0 22-35 0-35z">
          <text:p/>
        </draw:path>
        <draw:path draw:style-name="gr8" draw:text-style-name="P5" draw:layer="layout" svg:width="0.033cm" svg:height="0.034cm" svg:x="10.977cm" svg:y="16.568cm" svg:viewBox="0 0 34 35" svg:d="M17 0c-23 0-23 35 0 35 22 0 22-35 0-35z">
          <text:p/>
        </draw:path>
        <draw:path draw:style-name="gr8" draw:text-style-name="P5" draw:layer="layout" svg:width="0.033cm" svg:height="0.034cm" svg:x="10.977cm" svg:y="17.07cm" svg:viewBox="0 0 34 35" svg:d="M17 0c-23 0-23 35 0 35 22 0 22-35 0-35z">
          <text:p/>
        </draw:path>
        <draw:path draw:style-name="gr8" draw:text-style-name="P5" draw:layer="layout" svg:width="0.033cm" svg:height="0.034cm" svg:x="10.977cm" svg:y="17.572cm" svg:viewBox="0 0 34 35" svg:d="M17 0c-23 0-23 35 0 35 22 0 22-35 0-35z">
          <text:p/>
        </draw:path>
        <draw:path draw:style-name="gr8" draw:text-style-name="P5" draw:layer="layout" svg:width="0.033cm" svg:height="0.034cm" svg:x="10.977cm" svg:y="18.074cm" svg:viewBox="0 0 34 35" svg:d="M17 0c-23 0-23 35 0 35 22 0 22-35 0-35z">
          <text:p/>
        </draw:path>
        <draw:path draw:style-name="gr8" draw:text-style-name="P5" draw:layer="layout" svg:width="0.033cm" svg:height="0.035cm" svg:x="10.977cm" svg:y="18.576cm" svg:viewBox="0 0 34 36" svg:d="M17 0c-23 0-23 36 0 36 22 0 22-36 0-36z">
          <text:p/>
        </draw:path>
        <draw:path draw:style-name="gr8" draw:text-style-name="P5" draw:layer="layout" svg:width="0.033cm" svg:height="0.034cm" svg:x="10.977cm" svg:y="19.079cm" svg:viewBox="0 0 34 35" svg:d="M17 0c-23 0-23 35 0 35 22 0 22-35 0-35z">
          <text:p/>
        </draw:path>
        <draw:path draw:style-name="gr8" draw:text-style-name="P5" draw:layer="layout" svg:width="0.033cm" svg:height="0.034cm" svg:x="10.977cm" svg:y="19.581cm" svg:viewBox="0 0 34 35" svg:d="M17 0c-23 0-23 35 0 35 22 0 22-35 0-35z">
          <text:p/>
        </draw:path>
        <draw:path draw:style-name="gr8" draw:text-style-name="P5" draw:layer="layout" svg:width="0.033cm" svg:height="0.034cm" svg:x="10.977cm" svg:y="20.083cm" svg:viewBox="0 0 34 35" svg:d="M17 0c-23 0-23 35 0 35 22 0 22-35 0-35z">
          <text:p/>
        </draw:path>
        <draw:path draw:style-name="gr8" draw:text-style-name="P5" draw:layer="layout" svg:width="0.033cm" svg:height="0.034cm" svg:x="10.977cm" svg:y="20.585cm" svg:viewBox="0 0 34 35" svg:d="M17 0c-23 0-23 35 0 35 22 0 22-35 0-35z">
          <text:p/>
        </draw:path>
        <draw:path draw:style-name="gr8" draw:text-style-name="P5" draw:layer="layout" svg:width="0.033cm" svg:height="0.034cm" svg:x="11.475cm" svg:y="16.066cm" svg:viewBox="0 0 34 35" svg:d="M17 0c-23 0-23 35 0 35 22 0 22-35 0-35z">
          <text:p/>
        </draw:path>
        <draw:path draw:style-name="gr8" draw:text-style-name="P5" draw:layer="layout" svg:width="0.033cm" svg:height="0.034cm" svg:x="11.475cm" svg:y="16.568cm" svg:viewBox="0 0 34 35" svg:d="M17 0c-23 0-23 35 0 35 22 0 22-35 0-35z">
          <text:p/>
        </draw:path>
        <draw:path draw:style-name="gr8" draw:text-style-name="P5" draw:layer="layout" svg:width="0.033cm" svg:height="0.034cm" svg:x="11.475cm" svg:y="17.07cm" svg:viewBox="0 0 34 35" svg:d="M17 0c-23 0-23 35 0 35 22 0 22-35 0-35z">
          <text:p/>
        </draw:path>
        <draw:path draw:style-name="gr8" draw:text-style-name="P5" draw:layer="layout" svg:width="0.033cm" svg:height="0.034cm" svg:x="11.475cm" svg:y="17.572cm" svg:viewBox="0 0 34 35" svg:d="M17 0c-23 0-23 35 0 35 22 0 22-35 0-35z">
          <text:p/>
        </draw:path>
        <draw:path draw:style-name="gr8" draw:text-style-name="P5" draw:layer="layout" svg:width="0.033cm" svg:height="0.034cm" svg:x="11.475cm" svg:y="18.074cm" svg:viewBox="0 0 34 35" svg:d="M17 0c-23 0-23 35 0 35 22 0 22-35 0-35z">
          <text:p/>
        </draw:path>
        <draw:path draw:style-name="gr8" draw:text-style-name="P5" draw:layer="layout" svg:width="0.033cm" svg:height="0.035cm" svg:x="11.475cm" svg:y="18.576cm" svg:viewBox="0 0 34 36" svg:d="M17 0c-23 0-23 36 0 36 22 0 22-36 0-36z">
          <text:p/>
        </draw:path>
        <draw:path draw:style-name="gr8" draw:text-style-name="P5" draw:layer="layout" svg:width="0.033cm" svg:height="0.034cm" svg:x="11.475cm" svg:y="19.079cm" svg:viewBox="0 0 34 35" svg:d="M17 0c-23 0-23 35 0 35 22 0 22-35 0-35z">
          <text:p/>
        </draw:path>
        <draw:path draw:style-name="gr8" draw:text-style-name="P5" draw:layer="layout" svg:width="0.033cm" svg:height="0.034cm" svg:x="11.475cm" svg:y="19.581cm" svg:viewBox="0 0 34 35" svg:d="M17 0c-23 0-23 35 0 35 22 0 22-35 0-35z">
          <text:p/>
        </draw:path>
        <draw:path draw:style-name="gr8" draw:text-style-name="P5" draw:layer="layout" svg:width="0.033cm" svg:height="0.034cm" svg:x="11.475cm" svg:y="20.083cm" svg:viewBox="0 0 34 35" svg:d="M17 0c-23 0-23 35 0 35 22 0 22-35 0-35z">
          <text:p/>
        </draw:path>
        <draw:path draw:style-name="gr8" draw:text-style-name="P5" draw:layer="layout" svg:width="0.033cm" svg:height="0.034cm" svg:x="11.475cm" svg:y="20.585cm" svg:viewBox="0 0 34 35" svg:d="M17 0c-23 0-23 35 0 35 22 0 22-35 0-35z">
          <text:p/>
        </draw:path>
        <draw:path draw:style-name="gr8" draw:text-style-name="P5" draw:layer="layout" svg:width="0.033cm" svg:height="0.034cm" svg:x="11.974cm" svg:y="16.066cm" svg:viewBox="0 0 34 35" svg:d="M17 0c-23 0-23 35 0 35 22 0 22-35 0-35z">
          <text:p/>
        </draw:path>
        <draw:path draw:style-name="gr8" draw:text-style-name="P5" draw:layer="layout" svg:width="0.033cm" svg:height="0.034cm" svg:x="11.974cm" svg:y="16.568cm" svg:viewBox="0 0 34 35" svg:d="M17 0c-23 0-23 35 0 35 22 0 22-35 0-35z">
          <text:p/>
        </draw:path>
        <draw:path draw:style-name="gr8" draw:text-style-name="P5" draw:layer="layout" svg:width="0.033cm" svg:height="0.034cm" svg:x="11.974cm" svg:y="17.07cm" svg:viewBox="0 0 34 35" svg:d="M17 0c-23 0-23 35 0 35 22 0 22-35 0-35z">
          <text:p/>
        </draw:path>
        <draw:path draw:style-name="gr8" draw:text-style-name="P5" draw:layer="layout" svg:width="0.033cm" svg:height="0.034cm" svg:x="11.974cm" svg:y="17.572cm" svg:viewBox="0 0 34 35" svg:d="M17 0c-23 0-23 35 0 35 22 0 22-35 0-35z">
          <text:p/>
        </draw:path>
        <draw:path draw:style-name="gr8" draw:text-style-name="P5" draw:layer="layout" svg:width="0.033cm" svg:height="0.034cm" svg:x="11.974cm" svg:y="18.074cm" svg:viewBox="0 0 34 35" svg:d="M17 0c-23 0-23 35 0 35 22 0 22-35 0-35z">
          <text:p/>
        </draw:path>
        <draw:path draw:style-name="gr8" draw:text-style-name="P5" draw:layer="layout" svg:width="0.033cm" svg:height="0.035cm" svg:x="11.974cm" svg:y="18.576cm" svg:viewBox="0 0 34 36" svg:d="M17 0c-23 0-23 36 0 36 22 0 22-36 0-36z">
          <text:p/>
        </draw:path>
        <draw:path draw:style-name="gr8" draw:text-style-name="P5" draw:layer="layout" svg:width="0.033cm" svg:height="0.034cm" svg:x="11.974cm" svg:y="19.079cm" svg:viewBox="0 0 34 35" svg:d="M17 0c-23 0-23 35 0 35 22 0 22-35 0-35z">
          <text:p/>
        </draw:path>
        <draw:path draw:style-name="gr8" draw:text-style-name="P5" draw:layer="layout" svg:width="0.033cm" svg:height="0.034cm" svg:x="11.974cm" svg:y="19.581cm" svg:viewBox="0 0 34 35" svg:d="M17 0c-23 0-23 35 0 35 22 0 22-35 0-35z">
          <text:p/>
        </draw:path>
        <draw:path draw:style-name="gr8" draw:text-style-name="P5" draw:layer="layout" svg:width="0.033cm" svg:height="0.034cm" svg:x="11.974cm" svg:y="20.083cm" svg:viewBox="0 0 34 35" svg:d="M17 0c-23 0-23 35 0 35 22 0 22-35 0-35z">
          <text:p/>
        </draw:path>
        <draw:path draw:style-name="gr8" draw:text-style-name="P5" draw:layer="layout" svg:width="0.033cm" svg:height="0.034cm" svg:x="11.974cm" svg:y="20.585cm" svg:viewBox="0 0 34 35" svg:d="M17 0c-23 0-23 35 0 35 22 0 22-35 0-35z">
          <text:p/>
        </draw:path>
        <draw:path draw:style-name="gr8" draw:text-style-name="P5" draw:layer="layout" svg:width="0.034cm" svg:height="0.034cm" svg:x="12.472cm" svg:y="16.066cm" svg:viewBox="0 0 35 35" svg:d="M17 0c-23 0-23 35 0 35s23-35 0-35z">
          <text:p/>
        </draw:path>
        <draw:path draw:style-name="gr8" draw:text-style-name="P5" draw:layer="layout" svg:width="0.034cm" svg:height="0.034cm" svg:x="12.472cm" svg:y="16.568cm" svg:viewBox="0 0 35 35" svg:d="M17 0c-23 0-23 35 0 35s23-35 0-35z">
          <text:p/>
        </draw:path>
        <draw:path draw:style-name="gr8" draw:text-style-name="P5" draw:layer="layout" svg:width="0.034cm" svg:height="0.034cm" svg:x="12.472cm" svg:y="17.07cm" svg:viewBox="0 0 35 35" svg:d="M17 0c-23 0-23 35 0 35s23-35 0-35z">
          <text:p/>
        </draw:path>
        <draw:path draw:style-name="gr8" draw:text-style-name="P5" draw:layer="layout" svg:width="0.034cm" svg:height="0.034cm" svg:x="12.472cm" svg:y="17.572cm" svg:viewBox="0 0 35 35" svg:d="M17 0c-23 0-23 35 0 35s23-35 0-35z">
          <text:p/>
        </draw:path>
        <draw:path draw:style-name="gr8" draw:text-style-name="P5" draw:layer="layout" svg:width="0.034cm" svg:height="0.034cm" svg:x="12.472cm" svg:y="18.074cm" svg:viewBox="0 0 35 35" svg:d="M17 0c-23 0-23 35 0 35s23-35 0-35z">
          <text:p/>
        </draw:path>
        <draw:path draw:style-name="gr8" draw:text-style-name="P5" draw:layer="layout" svg:width="0.034cm" svg:height="0.035cm" svg:x="12.472cm" svg:y="18.576cm" svg:viewBox="0 0 35 36" svg:d="M17 0c-23 0-23 36 0 36s23-36 0-36z">
          <text:p/>
        </draw:path>
        <draw:path draw:style-name="gr8" draw:text-style-name="P5" draw:layer="layout" svg:width="0.034cm" svg:height="0.034cm" svg:x="12.472cm" svg:y="19.079cm" svg:viewBox="0 0 35 35" svg:d="M17 0c-23 0-23 35 0 35s23-35 0-35z">
          <text:p/>
        </draw:path>
        <draw:path draw:style-name="gr8" draw:text-style-name="P5" draw:layer="layout" svg:width="0.034cm" svg:height="0.034cm" svg:x="12.472cm" svg:y="19.581cm" svg:viewBox="0 0 35 35" svg:d="M17 0c-23 0-23 35 0 35s23-35 0-35z">
          <text:p/>
        </draw:path>
        <draw:path draw:style-name="gr8" draw:text-style-name="P5" draw:layer="layout" svg:width="0.034cm" svg:height="0.034cm" svg:x="12.472cm" svg:y="20.083cm" svg:viewBox="0 0 35 35" svg:d="M17 0c-23 0-23 35 0 35s23-35 0-35z">
          <text:p/>
        </draw:path>
        <draw:path draw:style-name="gr8" draw:text-style-name="P5" draw:layer="layout" svg:width="0.034cm" svg:height="0.034cm" svg:x="12.472cm" svg:y="20.585cm" svg:viewBox="0 0 35 35" svg:d="M17 0c-23 0-23 35 0 35s23-35 0-35z">
          <text:p/>
        </draw:path>
        <draw:path draw:style-name="gr8" draw:text-style-name="P5" draw:layer="layout" svg:width="0.033cm" svg:height="0.034cm" svg:x="12.972cm" svg:y="16.066cm" svg:viewBox="0 0 34 35" svg:d="M17 0c-23 0-23 35 0 35 22 0 22-35 0-35z">
          <text:p/>
        </draw:path>
        <draw:path draw:style-name="gr8" draw:text-style-name="P5" draw:layer="layout" svg:width="0.033cm" svg:height="0.034cm" svg:x="12.972cm" svg:y="16.568cm" svg:viewBox="0 0 34 35" svg:d="M17 0c-23 0-23 35 0 35 22 0 22-35 0-35z">
          <text:p/>
        </draw:path>
        <draw:path draw:style-name="gr8" draw:text-style-name="P5" draw:layer="layout" svg:width="0.033cm" svg:height="0.034cm" svg:x="12.972cm" svg:y="17.07cm" svg:viewBox="0 0 34 35" svg:d="M17 0c-23 0-23 35 0 35 22 0 22-35 0-35z">
          <text:p/>
        </draw:path>
        <draw:path draw:style-name="gr8" draw:text-style-name="P5" draw:layer="layout" svg:width="0.033cm" svg:height="0.034cm" svg:x="12.972cm" svg:y="17.572cm" svg:viewBox="0 0 34 35" svg:d="M17 0c-23 0-23 35 0 35 22 0 22-35 0-35z">
          <text:p/>
        </draw:path>
        <draw:path draw:style-name="gr8" draw:text-style-name="P5" draw:layer="layout" svg:width="0.033cm" svg:height="0.034cm" svg:x="12.972cm" svg:y="18.074cm" svg:viewBox="0 0 34 35" svg:d="M17 0c-23 0-23 35 0 35 22 0 22-35 0-35z">
          <text:p/>
        </draw:path>
        <draw:path draw:style-name="gr8" draw:text-style-name="P5" draw:layer="layout" svg:width="0.033cm" svg:height="0.035cm" svg:x="12.972cm" svg:y="18.576cm" svg:viewBox="0 0 34 36" svg:d="M17 0c-23 0-23 36 0 36 22 0 22-36 0-36z">
          <text:p/>
        </draw:path>
        <draw:path draw:style-name="gr8" draw:text-style-name="P5" draw:layer="layout" svg:width="0.033cm" svg:height="0.034cm" svg:x="12.972cm" svg:y="19.079cm" svg:viewBox="0 0 34 35" svg:d="M17 0c-23 0-23 35 0 35 22 0 22-35 0-35z">
          <text:p/>
        </draw:path>
        <draw:path draw:style-name="gr8" draw:text-style-name="P5" draw:layer="layout" svg:width="0.033cm" svg:height="0.034cm" svg:x="12.972cm" svg:y="19.581cm" svg:viewBox="0 0 34 35" svg:d="M17 0c-23 0-23 35 0 35 22 0 22-35 0-35z">
          <text:p/>
        </draw:path>
        <draw:path draw:style-name="gr8" draw:text-style-name="P5" draw:layer="layout" svg:width="0.033cm" svg:height="0.034cm" svg:x="12.972cm" svg:y="20.083cm" svg:viewBox="0 0 34 35" svg:d="M17 0c-23 0-23 35 0 35 22 0 22-35 0-35z">
          <text:p/>
        </draw:path>
        <draw:path draw:style-name="gr8" draw:text-style-name="P5" draw:layer="layout" svg:width="0.033cm" svg:height="0.034cm" svg:x="12.972cm" svg:y="20.585cm" svg:viewBox="0 0 34 35" svg:d="M17 0c-23 0-23 35 0 35 22 0 22-35 0-35z">
          <text:p/>
        </draw:path>
        <draw:path draw:style-name="gr8" draw:text-style-name="P5" draw:layer="layout" svg:width="0.032cm" svg:height="0.034cm" svg:x="13.471cm" svg:y="16.066cm" svg:viewBox="0 0 33 35" svg:d="M16 0c-21 0-21 35 0 35 23 0 23-35 0-35z">
          <text:p/>
        </draw:path>
        <draw:path draw:style-name="gr8" draw:text-style-name="P5" draw:layer="layout" svg:width="0.032cm" svg:height="0.034cm" svg:x="13.471cm" svg:y="16.568cm" svg:viewBox="0 0 33 35" svg:d="M16 0c-21 0-21 35 0 35 23 0 23-35 0-35z">
          <text:p/>
        </draw:path>
        <draw:path draw:style-name="gr8" draw:text-style-name="P5" draw:layer="layout" svg:width="0.032cm" svg:height="0.034cm" svg:x="13.471cm" svg:y="17.07cm" svg:viewBox="0 0 33 35" svg:d="M16 0c-21 0-21 35 0 35 23 0 23-35 0-35z">
          <text:p/>
        </draw:path>
        <draw:path draw:style-name="gr8" draw:text-style-name="P5" draw:layer="layout" svg:width="0.032cm" svg:height="0.034cm" svg:x="13.471cm" svg:y="17.572cm" svg:viewBox="0 0 33 35" svg:d="M16 0c-21 0-21 35 0 35 23 0 23-35 0-35z">
          <text:p/>
        </draw:path>
        <draw:path draw:style-name="gr8" draw:text-style-name="P5" draw:layer="layout" svg:width="0.032cm" svg:height="0.034cm" svg:x="13.471cm" svg:y="18.074cm" svg:viewBox="0 0 33 35" svg:d="M16 0c-21 0-21 35 0 35 23 0 23-35 0-35z">
          <text:p/>
        </draw:path>
        <draw:path draw:style-name="gr8" draw:text-style-name="P5" draw:layer="layout" svg:width="0.032cm" svg:height="0.035cm" svg:x="13.471cm" svg:y="18.576cm" svg:viewBox="0 0 33 36" svg:d="M16 0c-21 0-21 36 0 36 23 0 23-36 0-36z">
          <text:p/>
        </draw:path>
        <draw:path draw:style-name="gr8" draw:text-style-name="P5" draw:layer="layout" svg:width="0.032cm" svg:height="0.034cm" svg:x="13.471cm" svg:y="19.079cm" svg:viewBox="0 0 33 35" svg:d="M16 0c-21 0-21 35 0 35 23 0 23-35 0-35z">
          <text:p/>
        </draw:path>
        <draw:path draw:style-name="gr8" draw:text-style-name="P5" draw:layer="layout" svg:width="0.032cm" svg:height="0.034cm" svg:x="13.471cm" svg:y="19.581cm" svg:viewBox="0 0 33 35" svg:d="M16 0c-21 0-21 35 0 35 23 0 23-35 0-35z">
          <text:p/>
        </draw:path>
        <draw:path draw:style-name="gr8" draw:text-style-name="P5" draw:layer="layout" svg:width="0.032cm" svg:height="0.034cm" svg:x="13.471cm" svg:y="20.083cm" svg:viewBox="0 0 33 35" svg:d="M16 0c-21 0-21 35 0 35 23 0 23-35 0-35z">
          <text:p/>
        </draw:path>
        <draw:path draw:style-name="gr8" draw:text-style-name="P5" draw:layer="layout" svg:width="0.032cm" svg:height="0.034cm" svg:x="13.471cm" svg:y="20.585cm" svg:viewBox="0 0 33 35" svg:d="M16 0c-21 0-21 35 0 35 23 0 23-35 0-35z">
          <text:p/>
        </draw:path>
        <draw:path draw:style-name="gr8" draw:text-style-name="P5" draw:layer="layout" svg:width="0.034cm" svg:height="0.034cm" svg:x="0.999cm" svg:y="16.064cm" svg:viewBox="0 0 35 35" svg:d="M17 0c-23 0-23 35 0 35s23-35 0-35z">
          <text:p/>
        </draw:path>
        <draw:path draw:style-name="gr8" draw:text-style-name="P5" draw:layer="layout" svg:width="0.034cm" svg:height="0.034cm" svg:x="0.999cm" svg:y="16.566cm" svg:viewBox="0 0 35 35" svg:d="M17 0c-23 0-23 35 0 35s23-35 0-35z">
          <text:p/>
        </draw:path>
        <draw:path draw:style-name="gr8" draw:text-style-name="P5" draw:layer="layout" svg:width="0.034cm" svg:height="0.034cm" svg:x="0.999cm" svg:y="17.068cm" svg:viewBox="0 0 35 35" svg:d="M17 0c-23 0-23 35 0 35s23-35 0-35z">
          <text:p/>
        </draw:path>
        <draw:path draw:style-name="gr8" draw:text-style-name="P5" draw:layer="layout" svg:width="0.034cm" svg:height="0.034cm" svg:x="0.999cm" svg:y="17.57cm" svg:viewBox="0 0 35 35" svg:d="M17 0c-23 0-23 35 0 35s23-35 0-35z">
          <text:p/>
        </draw:path>
        <draw:path draw:style-name="gr8" draw:text-style-name="P5" draw:layer="layout" svg:width="0.034cm" svg:height="0.034cm" svg:x="0.999cm" svg:y="18.072cm" svg:viewBox="0 0 35 35" svg:d="M17 0c-23 0-23 35 0 35s23-35 0-35z">
          <text:p/>
        </draw:path>
        <draw:path draw:style-name="gr8" draw:text-style-name="P5" draw:layer="layout" svg:width="0.034cm" svg:height="0.035cm" svg:x="0.999cm" svg:y="18.574cm" svg:viewBox="0 0 35 36" svg:d="M17 0c-23 0-23 36 0 36s23-36 0-36z">
          <text:p/>
        </draw:path>
        <draw:path draw:style-name="gr8" draw:text-style-name="P5" draw:layer="layout" svg:width="0.034cm" svg:height="0.034cm" svg:x="0.999cm" svg:y="19.077cm" svg:viewBox="0 0 35 35" svg:d="M17 0c-23 0-23 35 0 35s23-35 0-35z">
          <text:p/>
        </draw:path>
        <draw:path draw:style-name="gr8" draw:text-style-name="P5" draw:layer="layout" svg:width="0.034cm" svg:height="0.034cm" svg:x="0.999cm" svg:y="19.579cm" svg:viewBox="0 0 35 35" svg:d="M17 0c-23 0-23 35 0 35s23-35 0-35z">
          <text:p/>
        </draw:path>
        <draw:path draw:style-name="gr8" draw:text-style-name="P5" draw:layer="layout" svg:width="0.034cm" svg:height="0.034cm" svg:x="0.999cm" svg:y="20.081cm" svg:viewBox="0 0 35 35" svg:d="M17 0c-23 0-23 35 0 35s23-35 0-35z">
          <text:p/>
        </draw:path>
        <draw:path draw:style-name="gr8" draw:text-style-name="P5" draw:layer="layout" svg:width="0.034cm" svg:height="0.034cm" svg:x="0.999cm" svg:y="20.583cm" svg:viewBox="0 0 35 35" svg:d="M17 0c-23 0-23 35 0 35s23-35 0-35z">
          <text:p/>
        </draw:path>
        <draw:frame draw:style-name="gr9" draw:text-style-name="P6" draw:layer="layout" svg:width="1.316cm" svg:height="0.517cm" svg:x="6.952cm" svg:y="15.881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02cm" svg:y="1.409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2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3cm" svg:y="14.164cm">
          <draw:text-box>
            <text:p text:style-name="P2"><text:span text:style-name="T5">21</text:span></text:p>
          </draw:text-box>
        </draw:frame>
        <draw:line draw:style-name="gr7" draw:text-style-name="P1" draw:layer="layout" svg:x1="0.702cm" svg:y1="14.791cm" svg:x2="13.956cm" svg:y2="14.791cm">
          <text:p/>
        </draw:line>
        <draw:frame draw:style-name="gr22" draw:text-style-name="P7" draw:layer="layout" svg:width="0.375cm" svg:height="0.386cm" svg:x="1.004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0.703cm" svg:y1="15.661cm" svg:x2="13.957cm" svg:y2="15.661cm">
          <text:p/>
        </draw:line>
        <draw:line draw:style-name="gr7" draw:text-style-name="P1" draw:layer="layout" svg:x1="0.702cm" svg:y1="2.661cm" svg:x2="13.956cm" svg:y2="2.661cm">
          <text:p/>
        </draw:line>
        <draw:line draw:style-name="gr7" draw:text-style-name="P1" draw:layer="layout" svg:x1="0.702cm" svg:y1="3.526cm" svg:x2="13.956cm" svg:y2="3.526cm">
          <text:p/>
        </draw:line>
        <draw:line draw:style-name="gr7" draw:text-style-name="P1" draw:layer="layout" svg:x1="0.702cm" svg:y1="4.393cm" svg:x2="13.956cm" svg:y2="4.393cm">
          <text:p/>
        </draw:line>
        <draw:line draw:style-name="gr7" draw:text-style-name="P1" draw:layer="layout" svg:x1="0.702cm" svg:y1="5.258cm" svg:x2="13.956cm" svg:y2="5.258cm">
          <text:p/>
        </draw:line>
        <draw:line draw:style-name="gr7" draw:text-style-name="P1" draw:layer="layout" svg:x1="0.702cm" svg:y1="6.125cm" svg:x2="13.956cm" svg:y2="6.125cm">
          <text:p/>
        </draw:line>
        <draw:line draw:style-name="gr7" draw:text-style-name="P1" draw:layer="layout" svg:x1="0.702cm" svg:y1="6.992cm" svg:x2="13.956cm" svg:y2="6.992cm">
          <text:p/>
        </draw:line>
        <draw:line draw:style-name="gr7" draw:text-style-name="P1" draw:layer="layout" svg:x1="0.702cm" svg:y1="7.857cm" svg:x2="13.956cm" svg:y2="7.857cm">
          <text:p/>
        </draw:line>
        <draw:line draw:style-name="gr7" draw:text-style-name="P1" draw:layer="layout" svg:x1="0.702cm" svg:y1="8.723cm" svg:x2="13.956cm" svg:y2="8.723cm">
          <text:p/>
        </draw:line>
        <draw:line draw:style-name="gr7" draw:text-style-name="P1" draw:layer="layout" svg:x1="0.702cm" svg:y1="9.589cm" svg:x2="13.956cm" svg:y2="9.589cm">
          <text:p/>
        </draw:line>
        <draw:line draw:style-name="gr7" draw:text-style-name="P1" draw:layer="layout" svg:x1="0.702cm" svg:y1="10.455cm" svg:x2="13.956cm" svg:y2="10.455cm">
          <text:p/>
        </draw:line>
        <draw:line draw:style-name="gr7" draw:text-style-name="P1" draw:layer="layout" svg:x1="0.702cm" svg:y1="11.322cm" svg:x2="13.956cm" svg:y2="11.322cm">
          <text:p/>
        </draw:line>
        <draw:line draw:style-name="gr7" draw:text-style-name="P1" draw:layer="layout" svg:x1="0.702cm" svg:y1="12.187cm" svg:x2="13.956cm" svg:y2="12.187cm">
          <text:p/>
        </draw:line>
        <draw:line draw:style-name="gr7" draw:text-style-name="P1" draw:layer="layout" svg:x1="0.702cm" svg:y1="13.053cm" svg:x2="13.956cm" svg:y2="13.053cm">
          <text:p/>
        </draw:line>
        <draw:line draw:style-name="gr7" draw:text-style-name="P1" draw:layer="layout" svg:x1="0.702cm" svg:y1="13.92cm" svg:x2="13.956cm" svg:y2="13.92cm">
          <text:p/>
        </draw:line>
        <draw:line draw:style-name="gr7" draw:text-style-name="P1" draw:layer="layout" svg:x1="0.702cm" svg:y1="14.792cm" svg:x2="13.956cm" svg:y2="14.792cm">
          <text:p/>
        </draw:line>
        <draw:line draw:style-name="gr52" draw:text-style-name="P1" draw:layer="layout" svg:x1="1.447cm" svg:y1="3.091cm" svg:x2="13.956cm" svg:y2="3.091cm">
          <text:p/>
        </draw:line>
        <draw:line draw:style-name="gr52" draw:text-style-name="P1" draw:layer="layout" svg:x1="1.447cm" svg:y1="3.956cm" svg:x2="13.956cm" svg:y2="3.956cm">
          <text:p/>
        </draw:line>
        <draw:line draw:style-name="gr52" draw:text-style-name="P1" draw:layer="layout" svg:x1="1.447cm" svg:y1="4.823cm" svg:x2="13.956cm" svg:y2="4.823cm">
          <text:p/>
        </draw:line>
        <draw:line draw:style-name="gr52" draw:text-style-name="P1" draw:layer="layout" svg:x1="1.447cm" svg:y1="5.688cm" svg:x2="13.956cm" svg:y2="5.688cm">
          <text:p/>
        </draw:line>
        <draw:line draw:style-name="gr52" draw:text-style-name="P1" draw:layer="layout" svg:x1="1.447cm" svg:y1="6.555cm" svg:x2="13.956cm" svg:y2="6.555cm">
          <text:p/>
        </draw:line>
        <draw:line draw:style-name="gr52" draw:text-style-name="P1" draw:layer="layout" svg:x1="1.447cm" svg:y1="7.422cm" svg:x2="13.956cm" svg:y2="7.422cm">
          <text:p/>
        </draw:line>
        <draw:line draw:style-name="gr52" draw:text-style-name="P1" draw:layer="layout" svg:x1="1.447cm" svg:y1="8.287cm" svg:x2="13.956cm" svg:y2="8.287cm">
          <text:p/>
        </draw:line>
        <draw:line draw:style-name="gr52" draw:text-style-name="P1" draw:layer="layout" svg:x1="1.447cm" svg:y1="9.153cm" svg:x2="13.956cm" svg:y2="9.153cm">
          <text:p/>
        </draw:line>
        <draw:line draw:style-name="gr52" draw:text-style-name="P1" draw:layer="layout" svg:x1="1.447cm" svg:y1="10.019cm" svg:x2="13.956cm" svg:y2="10.019cm">
          <text:p/>
        </draw:line>
        <draw:line draw:style-name="gr52" draw:text-style-name="P1" draw:layer="layout" svg:x1="1.447cm" svg:y1="10.885cm" svg:x2="13.956cm" svg:y2="10.885cm">
          <text:p/>
        </draw:line>
        <draw:line draw:style-name="gr52" draw:text-style-name="P1" draw:layer="layout" svg:x1="1.447cm" svg:y1="11.752cm" svg:x2="13.956cm" svg:y2="11.752cm">
          <text:p/>
        </draw:line>
        <draw:line draw:style-name="gr52" draw:text-style-name="P1" draw:layer="layout" svg:x1="1.447cm" svg:y1="12.617cm" svg:x2="13.956cm" svg:y2="12.617cm">
          <text:p/>
        </draw:line>
        <draw:line draw:style-name="gr52" draw:text-style-name="P1" draw:layer="layout" svg:x1="1.447cm" svg:y1="13.483cm" svg:x2="13.956cm" svg:y2="13.483cm">
          <text:p/>
        </draw:line>
        <draw:line draw:style-name="gr52" draw:text-style-name="P1" draw:layer="layout" svg:x1="1.447cm" svg:y1="14.35cm" svg:x2="13.956cm" svg:y2="14.35cm">
          <text:p/>
        </draw:line>
        <draw:line draw:style-name="gr52" draw:text-style-name="P1" draw:layer="layout" svg:x1="1.447cm" svg:y1="15.222cm" svg:x2="13.956cm" svg:y2="15.222cm">
          <text:p/>
        </draw:line>
        <draw:line draw:style-name="gr52" draw:text-style-name="P1" draw:layer="layout" svg:x1="1.447cm" svg:y1="3.092cm" svg:x2="13.956cm" svg:y2="3.092cm">
          <text:p/>
        </draw:line>
        <draw:line draw:style-name="gr52" draw:text-style-name="P1" draw:layer="layout" svg:x1="1.447cm" svg:y1="3.957cm" svg:x2="13.956cm" svg:y2="3.957cm">
          <text:p/>
        </draw:line>
        <draw:line draw:style-name="gr52" draw:text-style-name="P1" draw:layer="layout" svg:x1="1.447cm" svg:y1="4.824cm" svg:x2="13.956cm" svg:y2="4.824cm">
          <text:p/>
        </draw:line>
        <draw:line draw:style-name="gr52" draw:text-style-name="P1" draw:layer="layout" svg:x1="1.447cm" svg:y1="5.689cm" svg:x2="13.956cm" svg:y2="5.689cm">
          <text:p/>
        </draw:line>
        <draw:line draw:style-name="gr52" draw:text-style-name="P1" draw:layer="layout" svg:x1="1.447cm" svg:y1="6.556cm" svg:x2="13.956cm" svg:y2="6.556cm">
          <text:p/>
        </draw:line>
        <draw:line draw:style-name="gr52" draw:text-style-name="P1" draw:layer="layout" svg:x1="1.447cm" svg:y1="7.423cm" svg:x2="13.956cm" svg:y2="7.423cm">
          <text:p/>
        </draw:line>
        <draw:line draw:style-name="gr52" draw:text-style-name="P1" draw:layer="layout" svg:x1="1.447cm" svg:y1="8.288cm" svg:x2="13.956cm" svg:y2="8.288cm">
          <text:p/>
        </draw:line>
        <draw:line draw:style-name="gr52" draw:text-style-name="P1" draw:layer="layout" svg:x1="1.447cm" svg:y1="9.154cm" svg:x2="13.956cm" svg:y2="9.154cm">
          <text:p/>
        </draw:line>
        <draw:line draw:style-name="gr52" draw:text-style-name="P1" draw:layer="layout" svg:x1="1.447cm" svg:y1="10.02cm" svg:x2="13.956cm" svg:y2="10.02cm">
          <text:p/>
        </draw:line>
        <draw:line draw:style-name="gr52" draw:text-style-name="P1" draw:layer="layout" svg:x1="1.447cm" svg:y1="10.886cm" svg:x2="13.956cm" svg:y2="10.886cm">
          <text:p/>
        </draw:line>
        <draw:line draw:style-name="gr52" draw:text-style-name="P1" draw:layer="layout" svg:x1="1.447cm" svg:y1="11.753cm" svg:x2="13.956cm" svg:y2="11.753cm">
          <text:p/>
        </draw:line>
        <draw:line draw:style-name="gr52" draw:text-style-name="P1" draw:layer="layout" svg:x1="1.447cm" svg:y1="12.618cm" svg:x2="13.956cm" svg:y2="12.618cm">
          <text:p/>
        </draw:line>
        <draw:line draw:style-name="gr52" draw:text-style-name="P1" draw:layer="layout" svg:x1="1.447cm" svg:y1="13.484cm" svg:x2="13.956cm" svg:y2="13.484cm">
          <text:p/>
        </draw:line>
        <draw:line draw:style-name="gr52" draw:text-style-name="P1" draw:layer="layout" svg:x1="1.447cm" svg:y1="14.351cm" svg:x2="13.956cm" svg:y2="14.351cm">
          <text:p/>
        </draw:line>
        <draw:line draw:style-name="gr52" draw:text-style-name="P1" draw:layer="layout" svg:x1="1.447cm" svg:y1="15.223cm" svg:x2="13.956cm" svg:y2="15.223cm">
          <text:p/>
        </draw:line>
        <draw:line draw:style-name="gr52" draw:text-style-name="P1" draw:layer="layout" svg:x1="1.448cm" svg:y1="2.311cm" svg:x2="13.957cm" svg:y2="2.311cm">
          <text:p/>
        </draw:line>
        <draw:custom-shape draw:style-name="gr43" draw:text-style-name="P8" draw:layer="layout" svg:width="1.469cm" svg:height="0.495cm" svg:x="1.41cm" svg:y="0.70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6cm" svg:y1="1.268cm" svg:x2="13.957cm" svg:y2="1.268cm">
          <text:p/>
        </draw:line>
        <draw:frame draw:style-name="gr44" draw:text-style-name="P7" draw:layer="layout" svg:width="1.391cm" svg:height="0.533cm" svg:x="1.473cm" svg:y="0.703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5cm" svg:y="0.707cm">
          <draw:text-box>
            <text:p text:style-name="P2"><text:span text:style-name="T8">Viernes</text:span></text:p>
          </draw:text-box>
        </draw:frame>
        <draw:frame draw:style-name="gr135" draw:text-style-name="P7" draw:layer="layout" svg:width="0.497cm" svg:height="0.533cm" svg:x="13.025cm" svg:y="0.707cm">
          <draw:text-box>
            <text:p text:style-name="P2"><text:span text:style-name="T7">28</text:span></text:p>
          </draw:text-box>
        </draw:frame>
      </draw:page>
      <draw:page draw:name="page17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36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137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2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138" draw:text-style-name="P7" draw:layer="layout" svg:width="0.472cm" svg:height="0.533cm" svg:x="17.153cm" svg:y="0.706cm">
          <draw:text-box>
            <text:p text:style-name="P2"><text:span text:style-name="T7">27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91cm" svg:y1="17.053cm" svg:x2="26.612cm" svg:y2="17.053cm">
          <text:p/>
        </draw:line>
        <draw:frame draw:style-name="gr30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18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134" draw:text-style-name="P7" draw:layer="layout" svg:width="0.502cm" svg:height="0.533cm" svg:x="13.023cm" svg:y="0.706cm">
          <draw:text-box>
            <text:p text:style-name="P2"><text:span text:style-name="T7">26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3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114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14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15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15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16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17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17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18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19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20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20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21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22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21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21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21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23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22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24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24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25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25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24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25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24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26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27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27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19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36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137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4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134" draw:text-style-name="P7" draw:layer="layout" svg:width="0.502cm" svg:height="0.533cm" svg:x="17.153cm" svg:y="0.706cm">
          <draw:text-box>
            <text:p text:style-name="P2"><text:span text:style-name="T7">25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91cm" svg:y1="17.053cm" svg:x2="26.612cm" svg:y2="17.053cm">
          <text:p/>
        </draw:line>
        <draw:frame draw:style-name="gr30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20" draw:style-name="dp1" draw:master-page-name="master-page34">
        <draw:custom-shape draw:style-name="gr43" draw:text-style-name="P8" draw:layer="layout" svg:width="1.469cm" svg:height="0.495cm" svg:x="1.407cm" svg:y="0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.159cm" svg:height="0.495cm" svg:x="25.455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3cm" svg:x2="27.24cm" svg:y2="1.263cm">
          <text:p/>
        </draw:line>
        <draw:line draw:style-name="gr5" draw:text-style-name="P1" draw:layer="layout" svg:x1="13.959cm" svg:y1="1.962cm" svg:x2="27.24cm" svg:y2="1.962cm">
          <text:p/>
        </draw:line>
        <draw:path draw:style-name="gr8" draw:text-style-name="P5" draw:layer="layout" svg:width="0.034cm" svg:height="0.034cm" svg:x="1.498cm" svg:y="20.584cm" svg:viewBox="0 0 35 35" svg:d="M17 0c-23 0-23 35 0 35s23-35 0-35z">
          <text:p/>
        </draw:path>
        <draw:path draw:style-name="gr8" draw:text-style-name="P5" draw:layer="layout" svg:width="0.033cm" svg:height="0.034cm" svg:x="1.997cm" svg:y="20.584cm" svg:viewBox="0 0 34 35" svg:d="M17 0c-23 0-23 35 0 35 22 0 22-35 0-35z">
          <text:p/>
        </draw:path>
        <draw:path draw:style-name="gr8" draw:text-style-name="P5" draw:layer="layout" svg:width="0.033cm" svg:height="0.034cm" svg:x="2.496cm" svg:y="20.584cm" svg:viewBox="0 0 34 35" svg:d="M17 0c-23 0-23 35 0 35 22 0 23-35 0-35z">
          <text:p/>
        </draw:path>
        <draw:path draw:style-name="gr8" draw:text-style-name="P5" draw:layer="layout" svg:width="0.032cm" svg:height="0.034cm" svg:x="2.994cm" svg:y="20.584cm" svg:viewBox="0 0 33 35" svg:d="M16 0c-21 0-21 35 0 35 23 0 23-35 0-35z">
          <text:p/>
        </draw:path>
        <draw:path draw:style-name="gr8" draw:text-style-name="P5" draw:layer="layout" svg:width="0.033cm" svg:height="0.034cm" svg:x="3.493cm" svg:y="20.584cm" svg:viewBox="0 0 34 35" svg:d="M17 0c-23 0-23 35 0 35 22 0 23-35 0-35z">
          <text:p/>
        </draw:path>
        <draw:path draw:style-name="gr8" draw:text-style-name="P5" draw:layer="layout" svg:width="0.033cm" svg:height="0.034cm" svg:x="3.993cm" svg:y="20.584cm" svg:viewBox="0 0 34 35" svg:d="M17 0c-23 0-23 35 0 35 22 0 22-35 0-35z">
          <text:p/>
        </draw:path>
        <draw:path draw:style-name="gr8" draw:text-style-name="P5" draw:layer="layout" svg:width="0.034cm" svg:height="0.034cm" svg:x="4.491cm" svg:y="20.584cm" svg:viewBox="0 0 35 35" svg:d="M17 0c-23 0-23 35 0 35s23-35 0-35z">
          <text:p/>
        </draw:path>
        <draw:path draw:style-name="gr8" draw:text-style-name="P5" draw:layer="layout" svg:width="0.033cm" svg:height="0.034cm" svg:x="4.989cm" svg:y="20.584cm" svg:viewBox="0 0 34 35" svg:d="M17 0c-22 0-23 35 0 35s23-35 0-35z">
          <text:p/>
        </draw:path>
        <draw:path draw:style-name="gr8" draw:text-style-name="P5" draw:layer="layout" svg:width="0.032cm" svg:height="0.034cm" svg:x="5.488cm" svg:y="20.584cm" svg:viewBox="0 0 33 35" svg:d="M16 0c-21 0-21 35 0 35 23 0 23-35 0-35z">
          <text:p/>
        </draw:path>
        <draw:path draw:style-name="gr8" draw:text-style-name="P5" draw:layer="layout" svg:width="0.034cm" svg:height="0.034cm" svg:x="5.988cm" svg:y="20.584cm" svg:viewBox="0 0 35 35" svg:d="M17 0c-23 0-23 35 0 35s23-35 0-35z">
          <text:p/>
        </draw:path>
        <draw:path draw:style-name="gr8" draw:text-style-name="P5" draw:layer="layout" svg:width="0.033cm" svg:height="0.034cm" svg:x="6.487cm" svg:y="20.584cm" svg:viewBox="0 0 34 35" svg:d="M17 0c-23 0-23 35 0 35 22 0 22-35 0-35z">
          <text:p/>
        </draw:path>
        <draw:path draw:style-name="gr8" draw:text-style-name="P5" draw:layer="layout" svg:width="0.032cm" svg:height="0.034cm" svg:x="6.985cm" svg:y="20.584cm" svg:viewBox="0 0 33 35" svg:d="M16 0c-21 0-21 35 0 35 23 0 23-35 0-35z">
          <text:p/>
        </draw:path>
        <draw:path draw:style-name="gr8" draw:text-style-name="P5" draw:layer="layout" svg:width="0.032cm" svg:height="0.034cm" svg:x="7.484cm" svg:y="20.584cm" svg:viewBox="0 0 33 35" svg:d="M16 0c-21 0-21 35 0 35 23 0 23-35 0-35z">
          <text:p/>
        </draw:path>
        <draw:path draw:style-name="gr8" draw:text-style-name="P5" draw:layer="layout" svg:width="0.034cm" svg:height="0.034cm" svg:x="7.982cm" svg:y="20.584cm" svg:viewBox="0 0 35 35" svg:d="M17 0c-23 0-23 35 0 35s23-35 0-35z">
          <text:p/>
        </draw:path>
        <draw:path draw:style-name="gr8" draw:text-style-name="P5" draw:layer="layout" svg:width="0.033cm" svg:height="0.034cm" svg:x="8.482cm" svg:y="20.584cm" svg:viewBox="0 0 34 35" svg:d="M17 0c-22 0-23 35 0 35s23-35 0-35z">
          <text:p/>
        </draw:path>
        <draw:path draw:style-name="gr8" draw:text-style-name="P5" draw:layer="layout" svg:width="0.033cm" svg:height="0.034cm" svg:x="8.98cm" svg:y="20.584cm" svg:viewBox="0 0 34 35" svg:d="M17 0c-23 0-23 35 0 35 22 0 22-35 0-35z">
          <text:p/>
        </draw:path>
        <draw:path draw:style-name="gr8" draw:text-style-name="P5" draw:layer="layout" svg:width="0.034cm" svg:height="0.034cm" svg:x="9.479cm" svg:y="20.584cm" svg:viewBox="0 0 35 35" svg:d="M17 0c-23 0-23 35 0 35s23-35 0-35z">
          <text:p/>
        </draw:path>
        <draw:path draw:style-name="gr8" draw:text-style-name="P5" draw:layer="layout" svg:width="0.034cm" svg:height="0.034cm" svg:x="9.978cm" svg:y="20.584cm" svg:viewBox="0 0 35 35" svg:d="M17 0c-23 0-23 35 0 35s23-35 0-35z">
          <text:p/>
        </draw:path>
        <draw:path draw:style-name="gr8" draw:text-style-name="P5" draw:layer="layout" svg:width="0.032cm" svg:height="0.034cm" svg:x="10.477cm" svg:y="20.584cm" svg:viewBox="0 0 33 35" svg:d="M16 0c-21 0-21 35 0 35 23 0 23-35 0-35z">
          <text:p/>
        </draw:path>
        <draw:path draw:style-name="gr8" draw:text-style-name="P5" draw:layer="layout" svg:width="0.033cm" svg:height="0.034cm" svg:x="10.977cm" svg:y="20.584cm" svg:viewBox="0 0 34 35" svg:d="M17 0c-23 0-23 35 0 35 22 0 22-35 0-35z">
          <text:p/>
        </draw:path>
        <draw:path draw:style-name="gr8" draw:text-style-name="P5" draw:layer="layout" svg:width="0.033cm" svg:height="0.034cm" svg:x="11.475cm" svg:y="20.584cm" svg:viewBox="0 0 34 35" svg:d="M17 0c-23 0-23 35 0 35 22 0 22-35 0-35z">
          <text:p/>
        </draw:path>
        <draw:path draw:style-name="gr8" draw:text-style-name="P5" draw:layer="layout" svg:width="0.033cm" svg:height="0.034cm" svg:x="11.974cm" svg:y="20.584cm" svg:viewBox="0 0 34 35" svg:d="M17 0c-23 0-23 35 0 35 22 0 22-35 0-35z">
          <text:p/>
        </draw:path>
        <draw:path draw:style-name="gr8" draw:text-style-name="P5" draw:layer="layout" svg:width="0.034cm" svg:height="0.034cm" svg:x="12.472cm" svg:y="20.584cm" svg:viewBox="0 0 35 35" svg:d="M17 0c-23 0-23 35 0 35s23-35 0-35z">
          <text:p/>
        </draw:path>
        <draw:path draw:style-name="gr8" draw:text-style-name="P5" draw:layer="layout" svg:width="0.033cm" svg:height="0.034cm" svg:x="12.972cm" svg:y="20.584cm" svg:viewBox="0 0 34 35" svg:d="M17 0c-23 0-23 35 0 35 22 0 22-35 0-35z">
          <text:p/>
        </draw:path>
        <draw:path draw:style-name="gr8" draw:text-style-name="P5" draw:layer="layout" svg:width="0.032cm" svg:height="0.034cm" svg:x="13.471cm" svg:y="20.584cm" svg:viewBox="0 0 33 35" svg:d="M16 0c-21 0-21 35 0 35 23 0 23-35 0-35z">
          <text:p/>
        </draw:path>
        <draw:path draw:style-name="gr8" draw:text-style-name="P5" draw:layer="layout" svg:width="0.034cm" svg:height="0.034cm" svg:x="0.999cm" svg:y="20.582cm" svg:viewBox="0 0 35 35" svg:d="M17 0c-23 0-23 35 0 35s23-35 0-35z">
          <text:p/>
        </draw:path>
        <draw:line draw:style-name="gr7" draw:text-style-name="P1" draw:layer="layout" svg:x1="13.956cm" svg:y1="15.658cm" svg:x2="27.24cm" svg:y2="15.658cm">
          <text:p/>
        </draw:line>
        <draw:frame draw:style-name="gr48" draw:text-style-name="P7" draw:layer="layout" svg:width="1.543cm" svg:height="0.533cm" svg:x="15.093cm" svg:y="0.702cm">
          <draw:text-box>
            <text:p text:style-name="P2"><text:span text:style-name="T8">Sábado </text:span></text:p>
          </draw:text-box>
        </draw:frame>
        <draw:frame draw:style-name="gr46" draw:text-style-name="P7" draw:layer="layout" svg:width="0.42cm" svg:height="0.533cm" svg:x="17.153cm" svg:y="0.702cm">
          <draw:text-box>
            <text:p text:style-name="P2"><text:span text:style-name="T7">5</text:span></text:p>
          </draw:text-box>
        </draw:frame>
        <draw:frame draw:style-name="gr49" draw:text-style-name="P10" draw:layer="layout" svg:width="1.086cm" svg:height="0.497cm" svg:x="25.503cm" svg:y="0.702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83cm" svg:y="1.411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3cm" svg:y="1.411cm">
          <draw:text-box>
            <text:p text:style-name="P2"><text:span text:style-name="T3">Prioridad:</text:span></text:p>
          </draw:text-box>
        </draw:frame>
        <draw:frame draw:style-name="gr6" draw:text-style-name="P3" draw:layer="layout" svg:width="2.869cm" svg:height="0.398cm" svg:x="1.367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02cm" svg:y1="2.659cm" svg:x2="13.956cm" svg:y2="2.659cm">
          <text:p/>
        </draw:line>
        <draw:line draw:style-name="gr7" draw:text-style-name="P1" draw:layer="layout" svg:x1="0.702cm" svg:y1="3.524cm" svg:x2="13.956cm" svg:y2="3.524cm">
          <text:p/>
        </draw:line>
        <draw:line draw:style-name="gr7" draw:text-style-name="P1" draw:layer="layout" svg:x1="0.702cm" svg:y1="4.391cm" svg:x2="13.956cm" svg:y2="4.391cm">
          <text:p/>
        </draw:line>
        <draw:line draw:style-name="gr7" draw:text-style-name="P1" draw:layer="layout" svg:x1="0.702cm" svg:y1="5.256cm" svg:x2="13.956cm" svg:y2="5.256cm">
          <text:p/>
        </draw:line>
        <draw:line draw:style-name="gr7" draw:text-style-name="P1" draw:layer="layout" svg:x1="0.702cm" svg:y1="6.123cm" svg:x2="13.956cm" svg:y2="6.123cm">
          <text:p/>
        </draw:line>
        <draw:line draw:style-name="gr7" draw:text-style-name="P1" draw:layer="layout" svg:x1="0.702cm" svg:y1="6.99cm" svg:x2="13.956cm" svg:y2="6.99cm">
          <text:p/>
        </draw:line>
        <draw:line draw:style-name="gr7" draw:text-style-name="P1" draw:layer="layout" svg:x1="0.702cm" svg:y1="7.855cm" svg:x2="13.956cm" svg:y2="7.855cm">
          <text:p/>
        </draw:line>
        <draw:line draw:style-name="gr7" draw:text-style-name="P1" draw:layer="layout" svg:x1="0.702cm" svg:y1="8.721cm" svg:x2="13.956cm" svg:y2="8.721cm">
          <text:p/>
        </draw:line>
        <draw:line draw:style-name="gr7" draw:text-style-name="P1" draw:layer="layout" svg:x1="0.702cm" svg:y1="9.587cm" svg:x2="13.956cm" svg:y2="9.587cm">
          <text:p/>
        </draw:line>
        <draw:line draw:style-name="gr7" draw:text-style-name="P1" draw:layer="layout" svg:x1="0.702cm" svg:y1="10.453cm" svg:x2="13.956cm" svg:y2="10.453cm">
          <text:p/>
        </draw:line>
        <draw:line draw:style-name="gr7" draw:text-style-name="P1" draw:layer="layout" svg:x1="0.702cm" svg:y1="11.32cm" svg:x2="13.956cm" svg:y2="11.32cm">
          <text:p/>
        </draw:line>
        <draw:line draw:style-name="gr7" draw:text-style-name="P1" draw:layer="layout" svg:x1="0.702cm" svg:y1="12.185cm" svg:x2="13.956cm" svg:y2="12.185cm">
          <text:p/>
        </draw:line>
        <draw:line draw:style-name="gr7" draw:text-style-name="P1" draw:layer="layout" svg:x1="0.702cm" svg:y1="13.051cm" svg:x2="13.956cm" svg:y2="13.051cm">
          <text:p/>
        </draw:line>
        <draw:line draw:style-name="gr7" draw:text-style-name="P1" draw:layer="layout" svg:x1="0.702cm" svg:y1="13.918cm" svg:x2="13.956cm" svg:y2="13.918cm">
          <text:p/>
        </draw:line>
        <draw:line draw:style-name="gr5" draw:text-style-name="P4" draw:layer="layout" svg:x1="0.703cm" svg:y1="1.262cm" svg:x2="13.954cm" svg:y2="1.262cm">
          <text:p/>
        </draw:line>
        <draw:line draw:style-name="gr5" draw:text-style-name="P4" draw:layer="layout" svg:x1="0.708cm" svg:y1="1.961cm" svg:x2="13.958cm" svg:y2="1.961cm">
          <text:p/>
        </draw:line>
        <draw:frame draw:style-name="gr6" draw:text-style-name="P3" draw:layer="layout" svg:width="2.869cm" svg:height="0.398cm" svg:x="1.368cm" svg:y="1.372cm">
          <draw:text-box>
            <text:p text:style-name="P2"><text:span text:style-name="T1"><text:s text:c="30"/></text:span></text:p>
          </draw:text-box>
        </draw:frame>
        <draw:frame draw:style-name="gr44" draw:text-style-name="P7" draw:layer="layout" svg:width="1.391cm" svg:height="0.533cm" svg:x="1.47cm" svg:y="0.697cm">
          <draw:text-box>
            <text:p text:style-name="P2"><text:span text:style-name="T7">ENERO</text:span></text:p>
          </draw:text-box>
        </draw:frame>
        <draw:path draw:style-name="gr8" draw:text-style-name="P5" draw:layer="layout" svg:width="0.034cm" svg:height="0.034cm" svg:x="1.498cm" svg:y="16.065cm" svg:viewBox="0 0 35 35" svg:d="M17 0c-23 0-23 35 0 35s23-35 0-35z">
          <text:p/>
        </draw:path>
        <draw:path draw:style-name="gr8" draw:text-style-name="P5" draw:layer="layout" svg:width="0.034cm" svg:height="0.034cm" svg:x="1.498cm" svg:y="16.567cm" svg:viewBox="0 0 35 35" svg:d="M17 0c-23 0-23 35 0 35s23-35 0-35z">
          <text:p/>
        </draw:path>
        <draw:path draw:style-name="gr8" draw:text-style-name="P5" draw:layer="layout" svg:width="0.034cm" svg:height="0.034cm" svg:x="1.498cm" svg:y="17.069cm" svg:viewBox="0 0 35 35" svg:d="M17 0c-23 0-23 35 0 35s23-35 0-35z">
          <text:p/>
        </draw:path>
        <draw:path draw:style-name="gr8" draw:text-style-name="P5" draw:layer="layout" svg:width="0.034cm" svg:height="0.034cm" svg:x="1.498cm" svg:y="17.571cm" svg:viewBox="0 0 35 35" svg:d="M17 0c-23 0-23 35 0 35s23-35 0-35z">
          <text:p/>
        </draw:path>
        <draw:path draw:style-name="gr8" draw:text-style-name="P5" draw:layer="layout" svg:width="0.034cm" svg:height="0.034cm" svg:x="1.498cm" svg:y="18.073cm" svg:viewBox="0 0 35 35" svg:d="M17 0c-23 0-23 35 0 35s23-35 0-35z">
          <text:p/>
        </draw:path>
        <draw:path draw:style-name="gr8" draw:text-style-name="P5" draw:layer="layout" svg:width="0.034cm" svg:height="0.035cm" svg:x="1.498cm" svg:y="18.575cm" svg:viewBox="0 0 35 36" svg:d="M17 0c-23 0-23 36 0 36s23-36 0-36z">
          <text:p/>
        </draw:path>
        <draw:path draw:style-name="gr8" draw:text-style-name="P5" draw:layer="layout" svg:width="0.034cm" svg:height="0.034cm" svg:x="1.498cm" svg:y="19.078cm" svg:viewBox="0 0 35 35" svg:d="M17 0c-23 0-23 35 0 35s23-35 0-35z">
          <text:p/>
        </draw:path>
        <draw:path draw:style-name="gr8" draw:text-style-name="P5" draw:layer="layout" svg:width="0.034cm" svg:height="0.034cm" svg:x="1.498cm" svg:y="19.58cm" svg:viewBox="0 0 35 35" svg:d="M17 0c-23 0-23 35 0 35s23-35 0-35z">
          <text:p/>
        </draw:path>
        <draw:path draw:style-name="gr8" draw:text-style-name="P5" draw:layer="layout" svg:width="0.034cm" svg:height="0.034cm" svg:x="1.498cm" svg:y="20.082cm" svg:viewBox="0 0 35 35" svg:d="M17 0c-23 0-23 35 0 35s23-35 0-35z">
          <text:p/>
        </draw:path>
        <draw:path draw:style-name="gr8" draw:text-style-name="P5" draw:layer="layout" svg:width="0.034cm" svg:height="0.034cm" svg:x="1.498cm" svg:y="20.584cm" svg:viewBox="0 0 35 35" svg:d="M17 0c-23 0-23 35 0 35s23-35 0-35z">
          <text:p/>
        </draw:path>
        <draw:path draw:style-name="gr8" draw:text-style-name="P5" draw:layer="layout" svg:width="0.033cm" svg:height="0.034cm" svg:x="1.997cm" svg:y="16.065cm" svg:viewBox="0 0 34 35" svg:d="M17 0c-23 0-23 35 0 35 22 0 22-35 0-35z">
          <text:p/>
        </draw:path>
        <draw:path draw:style-name="gr8" draw:text-style-name="P5" draw:layer="layout" svg:width="0.033cm" svg:height="0.034cm" svg:x="1.997cm" svg:y="16.567cm" svg:viewBox="0 0 34 35" svg:d="M17 0c-23 0-23 35 0 35 22 0 22-35 0-35z">
          <text:p/>
        </draw:path>
        <draw:path draw:style-name="gr8" draw:text-style-name="P5" draw:layer="layout" svg:width="0.033cm" svg:height="0.034cm" svg:x="1.997cm" svg:y="17.069cm" svg:viewBox="0 0 34 35" svg:d="M17 0c-23 0-23 35 0 35 22 0 22-35 0-35z">
          <text:p/>
        </draw:path>
        <draw:path draw:style-name="gr8" draw:text-style-name="P5" draw:layer="layout" svg:width="0.033cm" svg:height="0.034cm" svg:x="1.997cm" svg:y="17.571cm" svg:viewBox="0 0 34 35" svg:d="M17 0c-23 0-23 35 0 35 22 0 22-35 0-35z">
          <text:p/>
        </draw:path>
        <draw:path draw:style-name="gr8" draw:text-style-name="P5" draw:layer="layout" svg:width="0.033cm" svg:height="0.034cm" svg:x="1.997cm" svg:y="18.073cm" svg:viewBox="0 0 34 35" svg:d="M17 0c-23 0-23 35 0 35 22 0 22-35 0-35z">
          <text:p/>
        </draw:path>
        <draw:path draw:style-name="gr8" draw:text-style-name="P5" draw:layer="layout" svg:width="0.033cm" svg:height="0.035cm" svg:x="1.997cm" svg:y="18.575cm" svg:viewBox="0 0 34 36" svg:d="M17 0c-23 0-23 36 0 36 22 0 22-36 0-36z">
          <text:p/>
        </draw:path>
        <draw:path draw:style-name="gr8" draw:text-style-name="P5" draw:layer="layout" svg:width="0.033cm" svg:height="0.034cm" svg:x="1.997cm" svg:y="19.078cm" svg:viewBox="0 0 34 35" svg:d="M17 0c-23 0-23 35 0 35 22 0 22-35 0-35z">
          <text:p/>
        </draw:path>
        <draw:path draw:style-name="gr8" draw:text-style-name="P5" draw:layer="layout" svg:width="0.033cm" svg:height="0.034cm" svg:x="1.997cm" svg:y="19.58cm" svg:viewBox="0 0 34 35" svg:d="M17 0c-23 0-23 35 0 35 22 0 22-35 0-35z">
          <text:p/>
        </draw:path>
        <draw:path draw:style-name="gr8" draw:text-style-name="P5" draw:layer="layout" svg:width="0.033cm" svg:height="0.034cm" svg:x="1.997cm" svg:y="20.082cm" svg:viewBox="0 0 34 35" svg:d="M17 0c-23 0-23 35 0 35 22 0 22-35 0-35z">
          <text:p/>
        </draw:path>
        <draw:path draw:style-name="gr8" draw:text-style-name="P5" draw:layer="layout" svg:width="0.033cm" svg:height="0.034cm" svg:x="1.997cm" svg:y="20.584cm" svg:viewBox="0 0 34 35" svg:d="M17 0c-23 0-23 35 0 35 22 0 22-35 0-35z">
          <text:p/>
        </draw:path>
        <draw:path draw:style-name="gr8" draw:text-style-name="P5" draw:layer="layout" svg:width="0.033cm" svg:height="0.034cm" svg:x="2.496cm" svg:y="16.065cm" svg:viewBox="0 0 34 35" svg:d="M17 0c-23 0-23 35 0 35 22 0 23-35 0-35z">
          <text:p/>
        </draw:path>
        <draw:path draw:style-name="gr8" draw:text-style-name="P5" draw:layer="layout" svg:width="0.033cm" svg:height="0.034cm" svg:x="2.496cm" svg:y="16.567cm" svg:viewBox="0 0 34 35" svg:d="M17 0c-23 0-23 35 0 35 22 0 23-35 0-35z">
          <text:p/>
        </draw:path>
        <draw:path draw:style-name="gr8" draw:text-style-name="P5" draw:layer="layout" svg:width="0.033cm" svg:height="0.034cm" svg:x="2.496cm" svg:y="17.069cm" svg:viewBox="0 0 34 35" svg:d="M17 0c-23 0-23 35 0 35 22 0 23-35 0-35z">
          <text:p/>
        </draw:path>
        <draw:path draw:style-name="gr8" draw:text-style-name="P5" draw:layer="layout" svg:width="0.033cm" svg:height="0.034cm" svg:x="2.496cm" svg:y="17.571cm" svg:viewBox="0 0 34 35" svg:d="M17 0c-23 0-23 35 0 35 22 0 23-35 0-35z">
          <text:p/>
        </draw:path>
        <draw:path draw:style-name="gr8" draw:text-style-name="P5" draw:layer="layout" svg:width="0.033cm" svg:height="0.034cm" svg:x="2.496cm" svg:y="18.073cm" svg:viewBox="0 0 34 35" svg:d="M17 0c-23 0-23 35 0 35 22 0 23-35 0-35z">
          <text:p/>
        </draw:path>
        <draw:path draw:style-name="gr8" draw:text-style-name="P5" draw:layer="layout" svg:width="0.033cm" svg:height="0.035cm" svg:x="2.496cm" svg:y="18.575cm" svg:viewBox="0 0 34 36" svg:d="M17 0c-23 0-23 36 0 36 22 0 23-36 0-36z">
          <text:p/>
        </draw:path>
        <draw:path draw:style-name="gr8" draw:text-style-name="P5" draw:layer="layout" svg:width="0.033cm" svg:height="0.034cm" svg:x="2.496cm" svg:y="19.078cm" svg:viewBox="0 0 34 35" svg:d="M17 0c-23 0-23 35 0 35 22 0 23-35 0-35z">
          <text:p/>
        </draw:path>
        <draw:path draw:style-name="gr8" draw:text-style-name="P5" draw:layer="layout" svg:width="0.033cm" svg:height="0.034cm" svg:x="2.496cm" svg:y="19.58cm" svg:viewBox="0 0 34 35" svg:d="M17 0c-23 0-23 35 0 35 22 0 23-35 0-35z">
          <text:p/>
        </draw:path>
        <draw:path draw:style-name="gr8" draw:text-style-name="P5" draw:layer="layout" svg:width="0.033cm" svg:height="0.034cm" svg:x="2.496cm" svg:y="20.082cm" svg:viewBox="0 0 34 35" svg:d="M17 0c-23 0-23 35 0 35 22 0 23-35 0-35z">
          <text:p/>
        </draw:path>
        <draw:path draw:style-name="gr8" draw:text-style-name="P5" draw:layer="layout" svg:width="0.033cm" svg:height="0.034cm" svg:x="2.496cm" svg:y="20.584cm" svg:viewBox="0 0 34 35" svg:d="M17 0c-23 0-23 35 0 35 22 0 23-35 0-35z">
          <text:p/>
        </draw:path>
        <draw:path draw:style-name="gr8" draw:text-style-name="P5" draw:layer="layout" svg:width="0.032cm" svg:height="0.034cm" svg:x="2.994cm" svg:y="16.065cm" svg:viewBox="0 0 33 35" svg:d="M16 0c-21 0-21 35 0 35 23 0 23-35 0-35z">
          <text:p/>
        </draw:path>
        <draw:path draw:style-name="gr8" draw:text-style-name="P5" draw:layer="layout" svg:width="0.032cm" svg:height="0.034cm" svg:x="2.994cm" svg:y="16.567cm" svg:viewBox="0 0 33 35" svg:d="M16 0c-21 0-21 35 0 35 23 0 23-35 0-35z">
          <text:p/>
        </draw:path>
        <draw:path draw:style-name="gr8" draw:text-style-name="P5" draw:layer="layout" svg:width="0.032cm" svg:height="0.034cm" svg:x="2.994cm" svg:y="17.069cm" svg:viewBox="0 0 33 35" svg:d="M16 0c-21 0-21 35 0 35 23 0 23-35 0-35z">
          <text:p/>
        </draw:path>
        <draw:path draw:style-name="gr8" draw:text-style-name="P5" draw:layer="layout" svg:width="0.032cm" svg:height="0.034cm" svg:x="2.994cm" svg:y="17.571cm" svg:viewBox="0 0 33 35" svg:d="M16 0c-21 0-21 35 0 35 23 0 23-35 0-35z">
          <text:p/>
        </draw:path>
        <draw:path draw:style-name="gr8" draw:text-style-name="P5" draw:layer="layout" svg:width="0.032cm" svg:height="0.034cm" svg:x="2.994cm" svg:y="18.073cm" svg:viewBox="0 0 33 35" svg:d="M16 0c-21 0-21 35 0 35 23 0 23-35 0-35z">
          <text:p/>
        </draw:path>
        <draw:path draw:style-name="gr8" draw:text-style-name="P5" draw:layer="layout" svg:width="0.032cm" svg:height="0.035cm" svg:x="2.994cm" svg:y="18.575cm" svg:viewBox="0 0 33 36" svg:d="M16 0c-21 0-21 36 0 36 23 0 23-36 0-36z">
          <text:p/>
        </draw:path>
        <draw:path draw:style-name="gr8" draw:text-style-name="P5" draw:layer="layout" svg:width="0.032cm" svg:height="0.034cm" svg:x="2.994cm" svg:y="19.078cm" svg:viewBox="0 0 33 35" svg:d="M16 0c-21 0-21 35 0 35 23 0 23-35 0-35z">
          <text:p/>
        </draw:path>
        <draw:path draw:style-name="gr8" draw:text-style-name="P5" draw:layer="layout" svg:width="0.032cm" svg:height="0.034cm" svg:x="2.994cm" svg:y="19.58cm" svg:viewBox="0 0 33 35" svg:d="M16 0c-21 0-21 35 0 35 23 0 23-35 0-35z">
          <text:p/>
        </draw:path>
        <draw:path draw:style-name="gr8" draw:text-style-name="P5" draw:layer="layout" svg:width="0.032cm" svg:height="0.034cm" svg:x="2.994cm" svg:y="20.082cm" svg:viewBox="0 0 33 35" svg:d="M16 0c-21 0-21 35 0 35 23 0 23-35 0-35z">
          <text:p/>
        </draw:path>
        <draw:path draw:style-name="gr8" draw:text-style-name="P5" draw:layer="layout" svg:width="0.032cm" svg:height="0.034cm" svg:x="2.994cm" svg:y="20.584cm" svg:viewBox="0 0 33 35" svg:d="M16 0c-21 0-21 35 0 35 23 0 23-35 0-35z">
          <text:p/>
        </draw:path>
        <draw:path draw:style-name="gr8" draw:text-style-name="P5" draw:layer="layout" svg:width="0.033cm" svg:height="0.034cm" svg:x="3.493cm" svg:y="16.065cm" svg:viewBox="0 0 34 35" svg:d="M17 0c-23 0-23 35 0 35 22 0 23-35 0-35z">
          <text:p/>
        </draw:path>
        <draw:path draw:style-name="gr8" draw:text-style-name="P5" draw:layer="layout" svg:width="0.033cm" svg:height="0.034cm" svg:x="3.493cm" svg:y="16.567cm" svg:viewBox="0 0 34 35" svg:d="M17 0c-23 0-23 35 0 35 22 0 23-35 0-35z">
          <text:p/>
        </draw:path>
        <draw:path draw:style-name="gr8" draw:text-style-name="P5" draw:layer="layout" svg:width="0.033cm" svg:height="0.034cm" svg:x="3.493cm" svg:y="17.069cm" svg:viewBox="0 0 34 35" svg:d="M17 0c-23 0-23 35 0 35 22 0 23-35 0-35z">
          <text:p/>
        </draw:path>
        <draw:path draw:style-name="gr8" draw:text-style-name="P5" draw:layer="layout" svg:width="0.033cm" svg:height="0.034cm" svg:x="3.493cm" svg:y="17.571cm" svg:viewBox="0 0 34 35" svg:d="M17 0c-23 0-23 35 0 35 22 0 23-35 0-35z">
          <text:p/>
        </draw:path>
        <draw:path draw:style-name="gr8" draw:text-style-name="P5" draw:layer="layout" svg:width="0.033cm" svg:height="0.034cm" svg:x="3.493cm" svg:y="18.073cm" svg:viewBox="0 0 34 35" svg:d="M17 0c-23 0-23 35 0 35 22 0 23-35 0-35z">
          <text:p/>
        </draw:path>
        <draw:path draw:style-name="gr8" draw:text-style-name="P5" draw:layer="layout" svg:width="0.033cm" svg:height="0.035cm" svg:x="3.493cm" svg:y="18.575cm" svg:viewBox="0 0 34 36" svg:d="M17 0c-23 0-23 36 0 36 22 0 23-36 0-36z">
          <text:p/>
        </draw:path>
        <draw:path draw:style-name="gr8" draw:text-style-name="P5" draw:layer="layout" svg:width="0.033cm" svg:height="0.034cm" svg:x="3.493cm" svg:y="19.078cm" svg:viewBox="0 0 34 35" svg:d="M17 0c-23 0-23 35 0 35 22 0 23-35 0-35z">
          <text:p/>
        </draw:path>
        <draw:path draw:style-name="gr8" draw:text-style-name="P5" draw:layer="layout" svg:width="0.033cm" svg:height="0.034cm" svg:x="3.493cm" svg:y="19.58cm" svg:viewBox="0 0 34 35" svg:d="M17 0c-23 0-23 35 0 35 22 0 23-35 0-35z">
          <text:p/>
        </draw:path>
        <draw:path draw:style-name="gr8" draw:text-style-name="P5" draw:layer="layout" svg:width="0.033cm" svg:height="0.034cm" svg:x="3.493cm" svg:y="20.082cm" svg:viewBox="0 0 34 35" svg:d="M17 0c-23 0-23 35 0 35 22 0 23-35 0-35z">
          <text:p/>
        </draw:path>
        <draw:path draw:style-name="gr8" draw:text-style-name="P5" draw:layer="layout" svg:width="0.033cm" svg:height="0.034cm" svg:x="3.493cm" svg:y="20.584cm" svg:viewBox="0 0 34 35" svg:d="M17 0c-23 0-23 35 0 35 22 0 23-35 0-35z">
          <text:p/>
        </draw:path>
        <draw:path draw:style-name="gr8" draw:text-style-name="P5" draw:layer="layout" svg:width="0.033cm" svg:height="0.034cm" svg:x="3.993cm" svg:y="16.065cm" svg:viewBox="0 0 34 35" svg:d="M17 0c-23 0-23 35 0 35 22 0 22-35 0-35z">
          <text:p/>
        </draw:path>
        <draw:path draw:style-name="gr8" draw:text-style-name="P5" draw:layer="layout" svg:width="0.033cm" svg:height="0.034cm" svg:x="3.993cm" svg:y="16.567cm" svg:viewBox="0 0 34 35" svg:d="M17 0c-23 0-23 35 0 35 22 0 22-35 0-35z">
          <text:p/>
        </draw:path>
        <draw:path draw:style-name="gr8" draw:text-style-name="P5" draw:layer="layout" svg:width="0.033cm" svg:height="0.034cm" svg:x="3.993cm" svg:y="17.069cm" svg:viewBox="0 0 34 35" svg:d="M17 0c-23 0-23 35 0 35 22 0 22-35 0-35z">
          <text:p/>
        </draw:path>
        <draw:path draw:style-name="gr8" draw:text-style-name="P5" draw:layer="layout" svg:width="0.033cm" svg:height="0.034cm" svg:x="3.993cm" svg:y="17.571cm" svg:viewBox="0 0 34 35" svg:d="M17 0c-23 0-23 35 0 35 22 0 22-35 0-35z">
          <text:p/>
        </draw:path>
        <draw:path draw:style-name="gr8" draw:text-style-name="P5" draw:layer="layout" svg:width="0.033cm" svg:height="0.034cm" svg:x="3.993cm" svg:y="18.073cm" svg:viewBox="0 0 34 35" svg:d="M17 0c-23 0-23 35 0 35 22 0 22-35 0-35z">
          <text:p/>
        </draw:path>
        <draw:path draw:style-name="gr8" draw:text-style-name="P5" draw:layer="layout" svg:width="0.033cm" svg:height="0.035cm" svg:x="3.993cm" svg:y="18.575cm" svg:viewBox="0 0 34 36" svg:d="M17 0c-23 0-23 36 0 36 22 0 22-36 0-36z">
          <text:p/>
        </draw:path>
        <draw:path draw:style-name="gr8" draw:text-style-name="P5" draw:layer="layout" svg:width="0.033cm" svg:height="0.034cm" svg:x="3.993cm" svg:y="19.078cm" svg:viewBox="0 0 34 35" svg:d="M17 0c-23 0-23 35 0 35 22 0 22-35 0-35z">
          <text:p/>
        </draw:path>
        <draw:path draw:style-name="gr8" draw:text-style-name="P5" draw:layer="layout" svg:width="0.033cm" svg:height="0.034cm" svg:x="3.993cm" svg:y="19.58cm" svg:viewBox="0 0 34 35" svg:d="M17 0c-23 0-23 35 0 35 22 0 22-35 0-35z">
          <text:p/>
        </draw:path>
        <draw:path draw:style-name="gr8" draw:text-style-name="P5" draw:layer="layout" svg:width="0.033cm" svg:height="0.034cm" svg:x="3.993cm" svg:y="20.082cm" svg:viewBox="0 0 34 35" svg:d="M17 0c-23 0-23 35 0 35 22 0 22-35 0-35z">
          <text:p/>
        </draw:path>
        <draw:path draw:style-name="gr8" draw:text-style-name="P5" draw:layer="layout" svg:width="0.033cm" svg:height="0.034cm" svg:x="3.993cm" svg:y="20.584cm" svg:viewBox="0 0 34 35" svg:d="M17 0c-23 0-23 35 0 35 22 0 22-35 0-35z">
          <text:p/>
        </draw:path>
        <draw:path draw:style-name="gr8" draw:text-style-name="P5" draw:layer="layout" svg:width="0.034cm" svg:height="0.034cm" svg:x="4.491cm" svg:y="16.065cm" svg:viewBox="0 0 35 35" svg:d="M17 0c-23 0-23 35 0 35s23-35 0-35z">
          <text:p/>
        </draw:path>
        <draw:path draw:style-name="gr8" draw:text-style-name="P5" draw:layer="layout" svg:width="0.034cm" svg:height="0.034cm" svg:x="4.491cm" svg:y="16.567cm" svg:viewBox="0 0 35 35" svg:d="M17 0c-23 0-23 35 0 35s23-35 0-35z">
          <text:p/>
        </draw:path>
        <draw:path draw:style-name="gr8" draw:text-style-name="P5" draw:layer="layout" svg:width="0.034cm" svg:height="0.034cm" svg:x="4.491cm" svg:y="17.069cm" svg:viewBox="0 0 35 35" svg:d="M17 0c-23 0-23 35 0 35s23-35 0-35z">
          <text:p/>
        </draw:path>
        <draw:path draw:style-name="gr8" draw:text-style-name="P5" draw:layer="layout" svg:width="0.034cm" svg:height="0.034cm" svg:x="4.491cm" svg:y="17.571cm" svg:viewBox="0 0 35 35" svg:d="M17 0c-23 0-23 35 0 35s23-35 0-35z">
          <text:p/>
        </draw:path>
        <draw:path draw:style-name="gr8" draw:text-style-name="P5" draw:layer="layout" svg:width="0.034cm" svg:height="0.034cm" svg:x="4.491cm" svg:y="18.073cm" svg:viewBox="0 0 35 35" svg:d="M17 0c-23 0-23 35 0 35s23-35 0-35z">
          <text:p/>
        </draw:path>
        <draw:path draw:style-name="gr8" draw:text-style-name="P5" draw:layer="layout" svg:width="0.034cm" svg:height="0.035cm" svg:x="4.491cm" svg:y="18.575cm" svg:viewBox="0 0 35 36" svg:d="M17 0c-23 0-23 36 0 36s23-36 0-36z">
          <text:p/>
        </draw:path>
        <draw:path draw:style-name="gr8" draw:text-style-name="P5" draw:layer="layout" svg:width="0.034cm" svg:height="0.034cm" svg:x="4.491cm" svg:y="19.078cm" svg:viewBox="0 0 35 35" svg:d="M17 0c-23 0-23 35 0 35s23-35 0-35z">
          <text:p/>
        </draw:path>
        <draw:path draw:style-name="gr8" draw:text-style-name="P5" draw:layer="layout" svg:width="0.034cm" svg:height="0.034cm" svg:x="4.491cm" svg:y="19.58cm" svg:viewBox="0 0 35 35" svg:d="M17 0c-23 0-23 35 0 35s23-35 0-35z">
          <text:p/>
        </draw:path>
        <draw:path draw:style-name="gr8" draw:text-style-name="P5" draw:layer="layout" svg:width="0.034cm" svg:height="0.034cm" svg:x="4.491cm" svg:y="20.082cm" svg:viewBox="0 0 35 35" svg:d="M17 0c-23 0-23 35 0 35s23-35 0-35z">
          <text:p/>
        </draw:path>
        <draw:path draw:style-name="gr8" draw:text-style-name="P5" draw:layer="layout" svg:width="0.034cm" svg:height="0.034cm" svg:x="4.491cm" svg:y="20.584cm" svg:viewBox="0 0 35 35" svg:d="M17 0c-23 0-23 35 0 35s23-35 0-35z">
          <text:p/>
        </draw:path>
        <draw:path draw:style-name="gr8" draw:text-style-name="P5" draw:layer="layout" svg:width="0.033cm" svg:height="0.034cm" svg:x="4.989cm" svg:y="16.065cm" svg:viewBox="0 0 34 35" svg:d="M17 0c-22 0-23 35 0 35s23-35 0-35z">
          <text:p/>
        </draw:path>
        <draw:path draw:style-name="gr8" draw:text-style-name="P5" draw:layer="layout" svg:width="0.033cm" svg:height="0.034cm" svg:x="4.989cm" svg:y="16.567cm" svg:viewBox="0 0 34 35" svg:d="M17 0c-22 0-23 35 0 35s23-35 0-35z">
          <text:p/>
        </draw:path>
        <draw:path draw:style-name="gr8" draw:text-style-name="P5" draw:layer="layout" svg:width="0.033cm" svg:height="0.034cm" svg:x="4.989cm" svg:y="17.069cm" svg:viewBox="0 0 34 35" svg:d="M17 0c-22 0-23 35 0 35s23-35 0-35z">
          <text:p/>
        </draw:path>
        <draw:path draw:style-name="gr8" draw:text-style-name="P5" draw:layer="layout" svg:width="0.033cm" svg:height="0.034cm" svg:x="4.989cm" svg:y="17.571cm" svg:viewBox="0 0 34 35" svg:d="M17 0c-22 0-23 35 0 35s23-35 0-35z">
          <text:p/>
        </draw:path>
        <draw:path draw:style-name="gr8" draw:text-style-name="P5" draw:layer="layout" svg:width="0.033cm" svg:height="0.034cm" svg:x="4.989cm" svg:y="18.073cm" svg:viewBox="0 0 34 35" svg:d="M17 0c-22 0-23 35 0 35s23-35 0-35z">
          <text:p/>
        </draw:path>
        <draw:path draw:style-name="gr8" draw:text-style-name="P5" draw:layer="layout" svg:width="0.033cm" svg:height="0.035cm" svg:x="4.989cm" svg:y="18.575cm" svg:viewBox="0 0 34 36" svg:d="M17 0c-22 0-23 36 0 36s23-36 0-36z">
          <text:p/>
        </draw:path>
        <draw:path draw:style-name="gr8" draw:text-style-name="P5" draw:layer="layout" svg:width="0.033cm" svg:height="0.034cm" svg:x="4.989cm" svg:y="19.078cm" svg:viewBox="0 0 34 35" svg:d="M17 0c-22 0-23 35 0 35s23-35 0-35z">
          <text:p/>
        </draw:path>
        <draw:path draw:style-name="gr8" draw:text-style-name="P5" draw:layer="layout" svg:width="0.033cm" svg:height="0.034cm" svg:x="4.989cm" svg:y="19.58cm" svg:viewBox="0 0 34 35" svg:d="M17 0c-22 0-23 35 0 35s23-35 0-35z">
          <text:p/>
        </draw:path>
        <draw:path draw:style-name="gr8" draw:text-style-name="P5" draw:layer="layout" svg:width="0.033cm" svg:height="0.034cm" svg:x="4.989cm" svg:y="20.082cm" svg:viewBox="0 0 34 35" svg:d="M17 0c-22 0-23 35 0 35s23-35 0-35z">
          <text:p/>
        </draw:path>
        <draw:path draw:style-name="gr8" draw:text-style-name="P5" draw:layer="layout" svg:width="0.033cm" svg:height="0.034cm" svg:x="4.989cm" svg:y="20.584cm" svg:viewBox="0 0 34 35" svg:d="M17 0c-22 0-23 35 0 35s23-35 0-35z">
          <text:p/>
        </draw:path>
        <draw:path draw:style-name="gr8" draw:text-style-name="P5" draw:layer="layout" svg:width="0.032cm" svg:height="0.034cm" svg:x="5.488cm" svg:y="16.065cm" svg:viewBox="0 0 33 35" svg:d="M16 0c-21 0-21 35 0 35 23 0 23-35 0-35z">
          <text:p/>
        </draw:path>
        <draw:path draw:style-name="gr8" draw:text-style-name="P5" draw:layer="layout" svg:width="0.032cm" svg:height="0.034cm" svg:x="5.488cm" svg:y="16.567cm" svg:viewBox="0 0 33 35" svg:d="M16 0c-21 0-21 35 0 35 23 0 23-35 0-35z">
          <text:p/>
        </draw:path>
        <draw:path draw:style-name="gr8" draw:text-style-name="P5" draw:layer="layout" svg:width="0.032cm" svg:height="0.034cm" svg:x="5.488cm" svg:y="17.069cm" svg:viewBox="0 0 33 35" svg:d="M16 0c-21 0-21 35 0 35 23 0 23-35 0-35z">
          <text:p/>
        </draw:path>
        <draw:path draw:style-name="gr8" draw:text-style-name="P5" draw:layer="layout" svg:width="0.032cm" svg:height="0.034cm" svg:x="5.488cm" svg:y="17.571cm" svg:viewBox="0 0 33 35" svg:d="M16 0c-21 0-21 35 0 35 23 0 23-35 0-35z">
          <text:p/>
        </draw:path>
        <draw:path draw:style-name="gr8" draw:text-style-name="P5" draw:layer="layout" svg:width="0.032cm" svg:height="0.034cm" svg:x="5.488cm" svg:y="18.073cm" svg:viewBox="0 0 33 35" svg:d="M16 0c-21 0-21 35 0 35 23 0 23-35 0-35z">
          <text:p/>
        </draw:path>
        <draw:path draw:style-name="gr8" draw:text-style-name="P5" draw:layer="layout" svg:width="0.032cm" svg:height="0.035cm" svg:x="5.488cm" svg:y="18.575cm" svg:viewBox="0 0 33 36" svg:d="M16 0c-21 0-21 36 0 36 23 0 23-36 0-36z">
          <text:p/>
        </draw:path>
        <draw:path draw:style-name="gr8" draw:text-style-name="P5" draw:layer="layout" svg:width="0.032cm" svg:height="0.034cm" svg:x="5.488cm" svg:y="19.078cm" svg:viewBox="0 0 33 35" svg:d="M16 0c-21 0-21 35 0 35 23 0 23-35 0-35z">
          <text:p/>
        </draw:path>
        <draw:path draw:style-name="gr8" draw:text-style-name="P5" draw:layer="layout" svg:width="0.032cm" svg:height="0.034cm" svg:x="5.488cm" svg:y="19.58cm" svg:viewBox="0 0 33 35" svg:d="M16 0c-21 0-21 35 0 35 23 0 23-35 0-35z">
          <text:p/>
        </draw:path>
        <draw:path draw:style-name="gr8" draw:text-style-name="P5" draw:layer="layout" svg:width="0.032cm" svg:height="0.034cm" svg:x="5.488cm" svg:y="20.082cm" svg:viewBox="0 0 33 35" svg:d="M16 0c-21 0-21 35 0 35 23 0 23-35 0-35z">
          <text:p/>
        </draw:path>
        <draw:path draw:style-name="gr8" draw:text-style-name="P5" draw:layer="layout" svg:width="0.032cm" svg:height="0.034cm" svg:x="5.488cm" svg:y="20.584cm" svg:viewBox="0 0 33 35" svg:d="M16 0c-21 0-21 35 0 35 23 0 23-35 0-35z">
          <text:p/>
        </draw:path>
        <draw:path draw:style-name="gr8" draw:text-style-name="P5" draw:layer="layout" svg:width="0.034cm" svg:height="0.034cm" svg:x="5.988cm" svg:y="16.065cm" svg:viewBox="0 0 35 35" svg:d="M17 0c-23 0-23 35 0 35s23-35 0-35z">
          <text:p/>
        </draw:path>
        <draw:path draw:style-name="gr8" draw:text-style-name="P5" draw:layer="layout" svg:width="0.034cm" svg:height="0.034cm" svg:x="5.988cm" svg:y="16.567cm" svg:viewBox="0 0 35 35" svg:d="M17 0c-23 0-23 35 0 35s23-35 0-35z">
          <text:p/>
        </draw:path>
        <draw:path draw:style-name="gr8" draw:text-style-name="P5" draw:layer="layout" svg:width="0.034cm" svg:height="0.034cm" svg:x="5.988cm" svg:y="17.069cm" svg:viewBox="0 0 35 35" svg:d="M17 0c-23 0-23 35 0 35s23-35 0-35z">
          <text:p/>
        </draw:path>
        <draw:path draw:style-name="gr8" draw:text-style-name="P5" draw:layer="layout" svg:width="0.034cm" svg:height="0.034cm" svg:x="5.988cm" svg:y="17.571cm" svg:viewBox="0 0 35 35" svg:d="M17 0c-23 0-23 35 0 35s23-35 0-35z">
          <text:p/>
        </draw:path>
        <draw:path draw:style-name="gr8" draw:text-style-name="P5" draw:layer="layout" svg:width="0.034cm" svg:height="0.034cm" svg:x="5.988cm" svg:y="18.073cm" svg:viewBox="0 0 35 35" svg:d="M17 0c-23 0-23 35 0 35s23-35 0-35z">
          <text:p/>
        </draw:path>
        <draw:path draw:style-name="gr8" draw:text-style-name="P5" draw:layer="layout" svg:width="0.034cm" svg:height="0.035cm" svg:x="5.988cm" svg:y="18.575cm" svg:viewBox="0 0 35 36" svg:d="M17 0c-23 0-23 36 0 36s23-36 0-36z">
          <text:p/>
        </draw:path>
        <draw:path draw:style-name="gr8" draw:text-style-name="P5" draw:layer="layout" svg:width="0.034cm" svg:height="0.034cm" svg:x="5.988cm" svg:y="19.078cm" svg:viewBox="0 0 35 35" svg:d="M17 0c-23 0-23 35 0 35s23-35 0-35z">
          <text:p/>
        </draw:path>
        <draw:path draw:style-name="gr8" draw:text-style-name="P5" draw:layer="layout" svg:width="0.034cm" svg:height="0.034cm" svg:x="5.988cm" svg:y="19.58cm" svg:viewBox="0 0 35 35" svg:d="M17 0c-23 0-23 35 0 35s23-35 0-35z">
          <text:p/>
        </draw:path>
        <draw:path draw:style-name="gr8" draw:text-style-name="P5" draw:layer="layout" svg:width="0.034cm" svg:height="0.034cm" svg:x="5.988cm" svg:y="20.082cm" svg:viewBox="0 0 35 35" svg:d="M17 0c-23 0-23 35 0 35s23-35 0-35z">
          <text:p/>
        </draw:path>
        <draw:path draw:style-name="gr8" draw:text-style-name="P5" draw:layer="layout" svg:width="0.034cm" svg:height="0.034cm" svg:x="5.988cm" svg:y="20.584cm" svg:viewBox="0 0 35 35" svg:d="M17 0c-23 0-23 35 0 35s23-35 0-35z">
          <text:p/>
        </draw:path>
        <draw:path draw:style-name="gr8" draw:text-style-name="P5" draw:layer="layout" svg:width="0.033cm" svg:height="0.034cm" svg:x="6.487cm" svg:y="16.065cm" svg:viewBox="0 0 34 35" svg:d="M17 0c-23 0-23 35 0 35 22 0 22-35 0-35z">
          <text:p/>
        </draw:path>
        <draw:path draw:style-name="gr8" draw:text-style-name="P5" draw:layer="layout" svg:width="0.033cm" svg:height="0.034cm" svg:x="6.487cm" svg:y="16.567cm" svg:viewBox="0 0 34 35" svg:d="M17 0c-23 0-23 35 0 35 22 0 22-35 0-35z">
          <text:p/>
        </draw:path>
        <draw:path draw:style-name="gr8" draw:text-style-name="P5" draw:layer="layout" svg:width="0.033cm" svg:height="0.034cm" svg:x="6.487cm" svg:y="17.069cm" svg:viewBox="0 0 34 35" svg:d="M17 0c-23 0-23 35 0 35 22 0 22-35 0-35z">
          <text:p/>
        </draw:path>
        <draw:path draw:style-name="gr8" draw:text-style-name="P5" draw:layer="layout" svg:width="0.033cm" svg:height="0.034cm" svg:x="6.487cm" svg:y="17.571cm" svg:viewBox="0 0 34 35" svg:d="M17 0c-23 0-23 35 0 35 22 0 22-35 0-35z">
          <text:p/>
        </draw:path>
        <draw:path draw:style-name="gr8" draw:text-style-name="P5" draw:layer="layout" svg:width="0.033cm" svg:height="0.034cm" svg:x="6.487cm" svg:y="18.073cm" svg:viewBox="0 0 34 35" svg:d="M17 0c-23 0-23 35 0 35 22 0 22-35 0-35z">
          <text:p/>
        </draw:path>
        <draw:path draw:style-name="gr8" draw:text-style-name="P5" draw:layer="layout" svg:width="0.033cm" svg:height="0.035cm" svg:x="6.487cm" svg:y="18.575cm" svg:viewBox="0 0 34 36" svg:d="M17 0c-23 0-23 36 0 36 22 0 22-36 0-36z">
          <text:p/>
        </draw:path>
        <draw:path draw:style-name="gr8" draw:text-style-name="P5" draw:layer="layout" svg:width="0.033cm" svg:height="0.034cm" svg:x="6.487cm" svg:y="19.078cm" svg:viewBox="0 0 34 35" svg:d="M17 0c-23 0-23 35 0 35 22 0 22-35 0-35z">
          <text:p/>
        </draw:path>
        <draw:path draw:style-name="gr8" draw:text-style-name="P5" draw:layer="layout" svg:width="0.033cm" svg:height="0.034cm" svg:x="6.487cm" svg:y="19.58cm" svg:viewBox="0 0 34 35" svg:d="M17 0c-23 0-23 35 0 35 22 0 22-35 0-35z">
          <text:p/>
        </draw:path>
        <draw:path draw:style-name="gr8" draw:text-style-name="P5" draw:layer="layout" svg:width="0.033cm" svg:height="0.034cm" svg:x="6.487cm" svg:y="20.082cm" svg:viewBox="0 0 34 35" svg:d="M17 0c-23 0-23 35 0 35 22 0 22-35 0-35z">
          <text:p/>
        </draw:path>
        <draw:path draw:style-name="gr8" draw:text-style-name="P5" draw:layer="layout" svg:width="0.033cm" svg:height="0.034cm" svg:x="6.487cm" svg:y="20.584cm" svg:viewBox="0 0 34 35" svg:d="M17 0c-23 0-23 35 0 35 22 0 22-35 0-35z">
          <text:p/>
        </draw:path>
        <draw:path draw:style-name="gr8" draw:text-style-name="P5" draw:layer="layout" svg:width="0.032cm" svg:height="0.034cm" svg:x="6.985cm" svg:y="16.567cm" svg:viewBox="0 0 33 35" svg:d="M16 0c-21 0-21 35 0 35 23 0 23-35 0-35z">
          <text:p/>
        </draw:path>
        <draw:path draw:style-name="gr8" draw:text-style-name="P5" draw:layer="layout" svg:width="0.032cm" svg:height="0.034cm" svg:x="6.985cm" svg:y="17.069cm" svg:viewBox="0 0 33 35" svg:d="M16 0c-21 0-21 35 0 35 23 0 23-35 0-35z">
          <text:p/>
        </draw:path>
        <draw:path draw:style-name="gr8" draw:text-style-name="P5" draw:layer="layout" svg:width="0.032cm" svg:height="0.034cm" svg:x="6.985cm" svg:y="17.571cm" svg:viewBox="0 0 33 35" svg:d="M16 0c-21 0-21 35 0 35 23 0 23-35 0-35z">
          <text:p/>
        </draw:path>
        <draw:path draw:style-name="gr8" draw:text-style-name="P5" draw:layer="layout" svg:width="0.032cm" svg:height="0.034cm" svg:x="6.985cm" svg:y="18.073cm" svg:viewBox="0 0 33 35" svg:d="M16 0c-21 0-21 35 0 35 23 0 23-35 0-35z">
          <text:p/>
        </draw:path>
        <draw:path draw:style-name="gr8" draw:text-style-name="P5" draw:layer="layout" svg:width="0.032cm" svg:height="0.035cm" svg:x="6.985cm" svg:y="18.575cm" svg:viewBox="0 0 33 36" svg:d="M16 0c-21 0-21 36 0 36 23 0 23-36 0-36z">
          <text:p/>
        </draw:path>
        <draw:path draw:style-name="gr8" draw:text-style-name="P5" draw:layer="layout" svg:width="0.032cm" svg:height="0.034cm" svg:x="6.985cm" svg:y="19.078cm" svg:viewBox="0 0 33 35" svg:d="M16 0c-21 0-21 35 0 35 23 0 23-35 0-35z">
          <text:p/>
        </draw:path>
        <draw:path draw:style-name="gr8" draw:text-style-name="P5" draw:layer="layout" svg:width="0.032cm" svg:height="0.034cm" svg:x="6.985cm" svg:y="19.58cm" svg:viewBox="0 0 33 35" svg:d="M16 0c-21 0-21 35 0 35 23 0 23-35 0-35z">
          <text:p/>
        </draw:path>
        <draw:path draw:style-name="gr8" draw:text-style-name="P5" draw:layer="layout" svg:width="0.032cm" svg:height="0.034cm" svg:x="6.985cm" svg:y="20.082cm" svg:viewBox="0 0 33 35" svg:d="M16 0c-21 0-21 35 0 35 23 0 23-35 0-35z">
          <text:p/>
        </draw:path>
        <draw:path draw:style-name="gr8" draw:text-style-name="P5" draw:layer="layout" svg:width="0.032cm" svg:height="0.034cm" svg:x="6.985cm" svg:y="20.584cm" svg:viewBox="0 0 33 35" svg:d="M16 0c-21 0-21 35 0 35 23 0 23-35 0-35z">
          <text:p/>
        </draw:path>
        <draw:path draw:style-name="gr8" draw:text-style-name="P5" draw:layer="layout" svg:width="0.032cm" svg:height="0.034cm" svg:x="7.484cm" svg:y="16.567cm" svg:viewBox="0 0 33 35" svg:d="M16 0c-21 0-21 35 0 35 23 0 23-35 0-35z">
          <text:p/>
        </draw:path>
        <draw:path draw:style-name="gr8" draw:text-style-name="P5" draw:layer="layout" svg:width="0.032cm" svg:height="0.034cm" svg:x="7.484cm" svg:y="17.069cm" svg:viewBox="0 0 33 35" svg:d="M16 0c-21 0-21 35 0 35 23 0 23-35 0-35z">
          <text:p/>
        </draw:path>
        <draw:path draw:style-name="gr8" draw:text-style-name="P5" draw:layer="layout" svg:width="0.032cm" svg:height="0.034cm" svg:x="7.484cm" svg:y="17.571cm" svg:viewBox="0 0 33 35" svg:d="M16 0c-21 0-21 35 0 35 23 0 23-35 0-35z">
          <text:p/>
        </draw:path>
        <draw:path draw:style-name="gr8" draw:text-style-name="P5" draw:layer="layout" svg:width="0.032cm" svg:height="0.034cm" svg:x="7.484cm" svg:y="18.073cm" svg:viewBox="0 0 33 35" svg:d="M16 0c-21 0-21 35 0 35 23 0 23-35 0-35z">
          <text:p/>
        </draw:path>
        <draw:path draw:style-name="gr8" draw:text-style-name="P5" draw:layer="layout" svg:width="0.032cm" svg:height="0.035cm" svg:x="7.484cm" svg:y="18.575cm" svg:viewBox="0 0 33 36" svg:d="M16 0c-21 0-21 36 0 36 23 0 23-36 0-36z">
          <text:p/>
        </draw:path>
        <draw:path draw:style-name="gr8" draw:text-style-name="P5" draw:layer="layout" svg:width="0.032cm" svg:height="0.034cm" svg:x="7.484cm" svg:y="19.078cm" svg:viewBox="0 0 33 35" svg:d="M16 0c-21 0-21 35 0 35 23 0 23-35 0-35z">
          <text:p/>
        </draw:path>
        <draw:path draw:style-name="gr8" draw:text-style-name="P5" draw:layer="layout" svg:width="0.032cm" svg:height="0.034cm" svg:x="7.484cm" svg:y="19.58cm" svg:viewBox="0 0 33 35" svg:d="M16 0c-21 0-21 35 0 35 23 0 23-35 0-35z">
          <text:p/>
        </draw:path>
        <draw:path draw:style-name="gr8" draw:text-style-name="P5" draw:layer="layout" svg:width="0.032cm" svg:height="0.034cm" svg:x="7.484cm" svg:y="20.082cm" svg:viewBox="0 0 33 35" svg:d="M16 0c-21 0-21 35 0 35 23 0 23-35 0-35z">
          <text:p/>
        </draw:path>
        <draw:path draw:style-name="gr8" draw:text-style-name="P5" draw:layer="layout" svg:width="0.032cm" svg:height="0.034cm" svg:x="7.484cm" svg:y="20.584cm" svg:viewBox="0 0 33 35" svg:d="M16 0c-21 0-21 35 0 35 23 0 23-35 0-35z">
          <text:p/>
        </draw:path>
        <draw:path draw:style-name="gr8" draw:text-style-name="P5" draw:layer="layout" svg:width="0.034cm" svg:height="0.034cm" svg:x="7.982cm" svg:y="16.567cm" svg:viewBox="0 0 35 35" svg:d="M17 0c-23 0-23 35 0 35s23-35 0-35z">
          <text:p/>
        </draw:path>
        <draw:path draw:style-name="gr8" draw:text-style-name="P5" draw:layer="layout" svg:width="0.034cm" svg:height="0.034cm" svg:x="7.982cm" svg:y="17.069cm" svg:viewBox="0 0 35 35" svg:d="M17 0c-23 0-23 35 0 35s23-35 0-35z">
          <text:p/>
        </draw:path>
        <draw:path draw:style-name="gr8" draw:text-style-name="P5" draw:layer="layout" svg:width="0.034cm" svg:height="0.034cm" svg:x="7.982cm" svg:y="17.571cm" svg:viewBox="0 0 35 35" svg:d="M17 0c-23 0-23 35 0 35s23-35 0-35z">
          <text:p/>
        </draw:path>
        <draw:path draw:style-name="gr8" draw:text-style-name="P5" draw:layer="layout" svg:width="0.034cm" svg:height="0.034cm" svg:x="7.982cm" svg:y="18.073cm" svg:viewBox="0 0 35 35" svg:d="M17 0c-23 0-23 35 0 35s23-35 0-35z">
          <text:p/>
        </draw:path>
        <draw:path draw:style-name="gr8" draw:text-style-name="P5" draw:layer="layout" svg:width="0.034cm" svg:height="0.035cm" svg:x="7.982cm" svg:y="18.575cm" svg:viewBox="0 0 35 36" svg:d="M17 0c-23 0-23 36 0 36s23-36 0-36z">
          <text:p/>
        </draw:path>
        <draw:path draw:style-name="gr8" draw:text-style-name="P5" draw:layer="layout" svg:width="0.034cm" svg:height="0.034cm" svg:x="7.982cm" svg:y="19.078cm" svg:viewBox="0 0 35 35" svg:d="M17 0c-23 0-23 35 0 35s23-35 0-35z">
          <text:p/>
        </draw:path>
        <draw:path draw:style-name="gr8" draw:text-style-name="P5" draw:layer="layout" svg:width="0.034cm" svg:height="0.034cm" svg:x="7.982cm" svg:y="19.58cm" svg:viewBox="0 0 35 35" svg:d="M17 0c-23 0-23 35 0 35s23-35 0-35z">
          <text:p/>
        </draw:path>
        <draw:path draw:style-name="gr8" draw:text-style-name="P5" draw:layer="layout" svg:width="0.034cm" svg:height="0.034cm" svg:x="7.982cm" svg:y="20.082cm" svg:viewBox="0 0 35 35" svg:d="M17 0c-23 0-23 35 0 35s23-35 0-35z">
          <text:p/>
        </draw:path>
        <draw:path draw:style-name="gr8" draw:text-style-name="P5" draw:layer="layout" svg:width="0.034cm" svg:height="0.034cm" svg:x="7.982cm" svg:y="20.584cm" svg:viewBox="0 0 35 35" svg:d="M17 0c-23 0-23 35 0 35s23-35 0-35z">
          <text:p/>
        </draw:path>
        <draw:path draw:style-name="gr8" draw:text-style-name="P5" draw:layer="layout" svg:width="0.033cm" svg:height="0.034cm" svg:x="8.482cm" svg:y="16.065cm" svg:viewBox="0 0 34 35" svg:d="M17 0c-22 0-23 35 0 35s23-35 0-35z">
          <text:p/>
        </draw:path>
        <draw:path draw:style-name="gr8" draw:text-style-name="P5" draw:layer="layout" svg:width="0.033cm" svg:height="0.034cm" svg:x="8.482cm" svg:y="16.567cm" svg:viewBox="0 0 34 35" svg:d="M17 0c-22 0-23 35 0 35s23-35 0-35z">
          <text:p/>
        </draw:path>
        <draw:path draw:style-name="gr8" draw:text-style-name="P5" draw:layer="layout" svg:width="0.033cm" svg:height="0.034cm" svg:x="8.482cm" svg:y="17.069cm" svg:viewBox="0 0 34 35" svg:d="M17 0c-22 0-23 35 0 35s23-35 0-35z">
          <text:p/>
        </draw:path>
        <draw:path draw:style-name="gr8" draw:text-style-name="P5" draw:layer="layout" svg:width="0.033cm" svg:height="0.034cm" svg:x="8.482cm" svg:y="17.571cm" svg:viewBox="0 0 34 35" svg:d="M17 0c-22 0-23 35 0 35s23-35 0-35z">
          <text:p/>
        </draw:path>
        <draw:path draw:style-name="gr8" draw:text-style-name="P5" draw:layer="layout" svg:width="0.033cm" svg:height="0.034cm" svg:x="8.482cm" svg:y="18.073cm" svg:viewBox="0 0 34 35" svg:d="M17 0c-22 0-23 35 0 35s23-35 0-35z">
          <text:p/>
        </draw:path>
        <draw:path draw:style-name="gr8" draw:text-style-name="P5" draw:layer="layout" svg:width="0.033cm" svg:height="0.035cm" svg:x="8.482cm" svg:y="18.575cm" svg:viewBox="0 0 34 36" svg:d="M17 0c-22 0-23 36 0 36s23-36 0-36z">
          <text:p/>
        </draw:path>
        <draw:path draw:style-name="gr8" draw:text-style-name="P5" draw:layer="layout" svg:width="0.033cm" svg:height="0.034cm" svg:x="8.482cm" svg:y="19.078cm" svg:viewBox="0 0 34 35" svg:d="M17 0c-22 0-23 35 0 35s23-35 0-35z">
          <text:p/>
        </draw:path>
        <draw:path draw:style-name="gr8" draw:text-style-name="P5" draw:layer="layout" svg:width="0.033cm" svg:height="0.034cm" svg:x="8.482cm" svg:y="19.58cm" svg:viewBox="0 0 34 35" svg:d="M17 0c-22 0-23 35 0 35s23-35 0-35z">
          <text:p/>
        </draw:path>
        <draw:path draw:style-name="gr8" draw:text-style-name="P5" draw:layer="layout" svg:width="0.033cm" svg:height="0.034cm" svg:x="8.482cm" svg:y="20.082cm" svg:viewBox="0 0 34 35" svg:d="M17 0c-22 0-23 35 0 35s23-35 0-35z">
          <text:p/>
        </draw:path>
        <draw:path draw:style-name="gr8" draw:text-style-name="P5" draw:layer="layout" svg:width="0.033cm" svg:height="0.034cm" svg:x="8.482cm" svg:y="20.584cm" svg:viewBox="0 0 34 35" svg:d="M17 0c-22 0-23 35 0 35s23-35 0-35z">
          <text:p/>
        </draw:path>
        <draw:path draw:style-name="gr8" draw:text-style-name="P5" draw:layer="layout" svg:width="0.033cm" svg:height="0.034cm" svg:x="8.98cm" svg:y="16.065cm" svg:viewBox="0 0 34 35" svg:d="M17 0c-23 0-23 35 0 35 22 0 22-35 0-35z">
          <text:p/>
        </draw:path>
        <draw:path draw:style-name="gr8" draw:text-style-name="P5" draw:layer="layout" svg:width="0.033cm" svg:height="0.034cm" svg:x="8.98cm" svg:y="16.567cm" svg:viewBox="0 0 34 35" svg:d="M17 0c-23 0-23 35 0 35 22 0 22-35 0-35z">
          <text:p/>
        </draw:path>
        <draw:path draw:style-name="gr8" draw:text-style-name="P5" draw:layer="layout" svg:width="0.033cm" svg:height="0.034cm" svg:x="8.98cm" svg:y="17.069cm" svg:viewBox="0 0 34 35" svg:d="M17 0c-23 0-23 35 0 35 22 0 22-35 0-35z">
          <text:p/>
        </draw:path>
        <draw:path draw:style-name="gr8" draw:text-style-name="P5" draw:layer="layout" svg:width="0.033cm" svg:height="0.034cm" svg:x="8.98cm" svg:y="17.571cm" svg:viewBox="0 0 34 35" svg:d="M17 0c-23 0-23 35 0 35 22 0 22-35 0-35z">
          <text:p/>
        </draw:path>
        <draw:path draw:style-name="gr8" draw:text-style-name="P5" draw:layer="layout" svg:width="0.033cm" svg:height="0.034cm" svg:x="8.98cm" svg:y="18.073cm" svg:viewBox="0 0 34 35" svg:d="M17 0c-23 0-23 35 0 35 22 0 22-35 0-35z">
          <text:p/>
        </draw:path>
        <draw:path draw:style-name="gr8" draw:text-style-name="P5" draw:layer="layout" svg:width="0.033cm" svg:height="0.035cm" svg:x="8.98cm" svg:y="18.575cm" svg:viewBox="0 0 34 36" svg:d="M17 0c-23 0-23 36 0 36 22 0 22-36 0-36z">
          <text:p/>
        </draw:path>
        <draw:path draw:style-name="gr8" draw:text-style-name="P5" draw:layer="layout" svg:width="0.033cm" svg:height="0.034cm" svg:x="8.98cm" svg:y="19.078cm" svg:viewBox="0 0 34 35" svg:d="M17 0c-23 0-23 35 0 35 22 0 22-35 0-35z">
          <text:p/>
        </draw:path>
        <draw:path draw:style-name="gr8" draw:text-style-name="P5" draw:layer="layout" svg:width="0.033cm" svg:height="0.034cm" svg:x="8.98cm" svg:y="19.58cm" svg:viewBox="0 0 34 35" svg:d="M17 0c-23 0-23 35 0 35 22 0 22-35 0-35z">
          <text:p/>
        </draw:path>
        <draw:path draw:style-name="gr8" draw:text-style-name="P5" draw:layer="layout" svg:width="0.033cm" svg:height="0.034cm" svg:x="8.98cm" svg:y="20.082cm" svg:viewBox="0 0 34 35" svg:d="M17 0c-23 0-23 35 0 35 22 0 22-35 0-35z">
          <text:p/>
        </draw:path>
        <draw:path draw:style-name="gr8" draw:text-style-name="P5" draw:layer="layout" svg:width="0.033cm" svg:height="0.034cm" svg:x="8.98cm" svg:y="20.584cm" svg:viewBox="0 0 34 35" svg:d="M17 0c-23 0-23 35 0 35 22 0 22-35 0-35z">
          <text:p/>
        </draw:path>
        <draw:path draw:style-name="gr8" draw:text-style-name="P5" draw:layer="layout" svg:width="0.034cm" svg:height="0.034cm" svg:x="9.479cm" svg:y="16.065cm" svg:viewBox="0 0 35 35" svg:d="M17 0c-23 0-23 35 0 35s23-35 0-35z">
          <text:p/>
        </draw:path>
        <draw:path draw:style-name="gr8" draw:text-style-name="P5" draw:layer="layout" svg:width="0.034cm" svg:height="0.034cm" svg:x="9.479cm" svg:y="16.567cm" svg:viewBox="0 0 35 35" svg:d="M17 0c-23 0-23 35 0 35s23-35 0-35z">
          <text:p/>
        </draw:path>
        <draw:path draw:style-name="gr8" draw:text-style-name="P5" draw:layer="layout" svg:width="0.034cm" svg:height="0.034cm" svg:x="9.479cm" svg:y="17.069cm" svg:viewBox="0 0 35 35" svg:d="M17 0c-23 0-23 35 0 35s23-35 0-35z">
          <text:p/>
        </draw:path>
        <draw:path draw:style-name="gr8" draw:text-style-name="P5" draw:layer="layout" svg:width="0.034cm" svg:height="0.034cm" svg:x="9.479cm" svg:y="17.571cm" svg:viewBox="0 0 35 35" svg:d="M17 0c-23 0-23 35 0 35s23-35 0-35z">
          <text:p/>
        </draw:path>
        <draw:path draw:style-name="gr8" draw:text-style-name="P5" draw:layer="layout" svg:width="0.034cm" svg:height="0.034cm" svg:x="9.479cm" svg:y="18.073cm" svg:viewBox="0 0 35 35" svg:d="M17 0c-23 0-23 35 0 35s23-35 0-35z">
          <text:p/>
        </draw:path>
        <draw:path draw:style-name="gr8" draw:text-style-name="P5" draw:layer="layout" svg:width="0.034cm" svg:height="0.035cm" svg:x="9.479cm" svg:y="18.575cm" svg:viewBox="0 0 35 36" svg:d="M17 0c-23 0-23 36 0 36s23-36 0-36z">
          <text:p/>
        </draw:path>
        <draw:path draw:style-name="gr8" draw:text-style-name="P5" draw:layer="layout" svg:width="0.034cm" svg:height="0.034cm" svg:x="9.479cm" svg:y="19.078cm" svg:viewBox="0 0 35 35" svg:d="M17 0c-23 0-23 35 0 35s23-35 0-35z">
          <text:p/>
        </draw:path>
        <draw:path draw:style-name="gr8" draw:text-style-name="P5" draw:layer="layout" svg:width="0.034cm" svg:height="0.034cm" svg:x="9.479cm" svg:y="19.58cm" svg:viewBox="0 0 35 35" svg:d="M17 0c-23 0-23 35 0 35s23-35 0-35z">
          <text:p/>
        </draw:path>
        <draw:path draw:style-name="gr8" draw:text-style-name="P5" draw:layer="layout" svg:width="0.034cm" svg:height="0.034cm" svg:x="9.479cm" svg:y="20.082cm" svg:viewBox="0 0 35 35" svg:d="M17 0c-23 0-23 35 0 35s23-35 0-35z">
          <text:p/>
        </draw:path>
        <draw:path draw:style-name="gr8" draw:text-style-name="P5" draw:layer="layout" svg:width="0.034cm" svg:height="0.034cm" svg:x="9.479cm" svg:y="20.584cm" svg:viewBox="0 0 35 35" svg:d="M17 0c-23 0-23 35 0 35s23-35 0-35z">
          <text:p/>
        </draw:path>
        <draw:path draw:style-name="gr8" draw:text-style-name="P5" draw:layer="layout" svg:width="0.034cm" svg:height="0.034cm" svg:x="9.978cm" svg:y="16.065cm" svg:viewBox="0 0 35 35" svg:d="M17 0c-23 0-23 35 0 35s23-35 0-35z">
          <text:p/>
        </draw:path>
        <draw:path draw:style-name="gr8" draw:text-style-name="P5" draw:layer="layout" svg:width="0.034cm" svg:height="0.034cm" svg:x="9.978cm" svg:y="16.567cm" svg:viewBox="0 0 35 35" svg:d="M17 0c-23 0-23 35 0 35s23-35 0-35z">
          <text:p/>
        </draw:path>
        <draw:path draw:style-name="gr8" draw:text-style-name="P5" draw:layer="layout" svg:width="0.034cm" svg:height="0.034cm" svg:x="9.978cm" svg:y="17.069cm" svg:viewBox="0 0 35 35" svg:d="M17 0c-23 0-23 35 0 35s23-35 0-35z">
          <text:p/>
        </draw:path>
        <draw:path draw:style-name="gr8" draw:text-style-name="P5" draw:layer="layout" svg:width="0.034cm" svg:height="0.034cm" svg:x="9.978cm" svg:y="17.571cm" svg:viewBox="0 0 35 35" svg:d="M17 0c-23 0-23 35 0 35s23-35 0-35z">
          <text:p/>
        </draw:path>
        <draw:path draw:style-name="gr8" draw:text-style-name="P5" draw:layer="layout" svg:width="0.034cm" svg:height="0.034cm" svg:x="9.978cm" svg:y="18.073cm" svg:viewBox="0 0 35 35" svg:d="M17 0c-23 0-23 35 0 35s23-35 0-35z">
          <text:p/>
        </draw:path>
        <draw:path draw:style-name="gr8" draw:text-style-name="P5" draw:layer="layout" svg:width="0.034cm" svg:height="0.035cm" svg:x="9.978cm" svg:y="18.575cm" svg:viewBox="0 0 35 36" svg:d="M17 0c-23 0-23 36 0 36s23-36 0-36z">
          <text:p/>
        </draw:path>
        <draw:path draw:style-name="gr8" draw:text-style-name="P5" draw:layer="layout" svg:width="0.034cm" svg:height="0.034cm" svg:x="9.978cm" svg:y="19.078cm" svg:viewBox="0 0 35 35" svg:d="M17 0c-23 0-23 35 0 35s23-35 0-35z">
          <text:p/>
        </draw:path>
        <draw:path draw:style-name="gr8" draw:text-style-name="P5" draw:layer="layout" svg:width="0.034cm" svg:height="0.034cm" svg:x="9.978cm" svg:y="19.58cm" svg:viewBox="0 0 35 35" svg:d="M17 0c-23 0-23 35 0 35s23-35 0-35z">
          <text:p/>
        </draw:path>
        <draw:path draw:style-name="gr8" draw:text-style-name="P5" draw:layer="layout" svg:width="0.034cm" svg:height="0.034cm" svg:x="9.978cm" svg:y="20.082cm" svg:viewBox="0 0 35 35" svg:d="M17 0c-23 0-23 35 0 35s23-35 0-35z">
          <text:p/>
        </draw:path>
        <draw:path draw:style-name="gr8" draw:text-style-name="P5" draw:layer="layout" svg:width="0.034cm" svg:height="0.034cm" svg:x="9.978cm" svg:y="20.584cm" svg:viewBox="0 0 35 35" svg:d="M17 0c-23 0-23 35 0 35s23-35 0-35z">
          <text:p/>
        </draw:path>
        <draw:path draw:style-name="gr8" draw:text-style-name="P5" draw:layer="layout" svg:width="0.032cm" svg:height="0.034cm" svg:x="10.477cm" svg:y="16.065cm" svg:viewBox="0 0 33 35" svg:d="M16 0c-21 0-21 35 0 35 23 0 23-35 0-35z">
          <text:p/>
        </draw:path>
        <draw:path draw:style-name="gr8" draw:text-style-name="P5" draw:layer="layout" svg:width="0.032cm" svg:height="0.034cm" svg:x="10.477cm" svg:y="16.567cm" svg:viewBox="0 0 33 35" svg:d="M16 0c-21 0-21 35 0 35 23 0 23-35 0-35z">
          <text:p/>
        </draw:path>
        <draw:path draw:style-name="gr8" draw:text-style-name="P5" draw:layer="layout" svg:width="0.032cm" svg:height="0.034cm" svg:x="10.477cm" svg:y="17.069cm" svg:viewBox="0 0 33 35" svg:d="M16 0c-21 0-21 35 0 35 23 0 23-35 0-35z">
          <text:p/>
        </draw:path>
        <draw:path draw:style-name="gr8" draw:text-style-name="P5" draw:layer="layout" svg:width="0.032cm" svg:height="0.034cm" svg:x="10.477cm" svg:y="17.571cm" svg:viewBox="0 0 33 35" svg:d="M16 0c-21 0-21 35 0 35 23 0 23-35 0-35z">
          <text:p/>
        </draw:path>
        <draw:path draw:style-name="gr8" draw:text-style-name="P5" draw:layer="layout" svg:width="0.032cm" svg:height="0.034cm" svg:x="10.477cm" svg:y="18.073cm" svg:viewBox="0 0 33 35" svg:d="M16 0c-21 0-21 35 0 35 23 0 23-35 0-35z">
          <text:p/>
        </draw:path>
        <draw:path draw:style-name="gr8" draw:text-style-name="P5" draw:layer="layout" svg:width="0.032cm" svg:height="0.035cm" svg:x="10.477cm" svg:y="18.575cm" svg:viewBox="0 0 33 36" svg:d="M16 0c-21 0-21 36 0 36 23 0 23-36 0-36z">
          <text:p/>
        </draw:path>
        <draw:path draw:style-name="gr8" draw:text-style-name="P5" draw:layer="layout" svg:width="0.032cm" svg:height="0.034cm" svg:x="10.477cm" svg:y="19.078cm" svg:viewBox="0 0 33 35" svg:d="M16 0c-21 0-21 35 0 35 23 0 23-35 0-35z">
          <text:p/>
        </draw:path>
        <draw:path draw:style-name="gr8" draw:text-style-name="P5" draw:layer="layout" svg:width="0.032cm" svg:height="0.034cm" svg:x="10.477cm" svg:y="19.58cm" svg:viewBox="0 0 33 35" svg:d="M16 0c-21 0-21 35 0 35 23 0 23-35 0-35z">
          <text:p/>
        </draw:path>
        <draw:path draw:style-name="gr8" draw:text-style-name="P5" draw:layer="layout" svg:width="0.032cm" svg:height="0.034cm" svg:x="10.477cm" svg:y="20.082cm" svg:viewBox="0 0 33 35" svg:d="M16 0c-21 0-21 35 0 35 23 0 23-35 0-35z">
          <text:p/>
        </draw:path>
        <draw:path draw:style-name="gr8" draw:text-style-name="P5" draw:layer="layout" svg:width="0.032cm" svg:height="0.034cm" svg:x="10.477cm" svg:y="20.584cm" svg:viewBox="0 0 33 35" svg:d="M16 0c-21 0-21 35 0 35 23 0 23-35 0-35z">
          <text:p/>
        </draw:path>
        <draw:path draw:style-name="gr8" draw:text-style-name="P5" draw:layer="layout" svg:width="0.033cm" svg:height="0.034cm" svg:x="10.977cm" svg:y="16.065cm" svg:viewBox="0 0 34 35" svg:d="M17 0c-23 0-23 35 0 35 22 0 22-35 0-35z">
          <text:p/>
        </draw:path>
        <draw:path draw:style-name="gr8" draw:text-style-name="P5" draw:layer="layout" svg:width="0.033cm" svg:height="0.034cm" svg:x="10.977cm" svg:y="16.567cm" svg:viewBox="0 0 34 35" svg:d="M17 0c-23 0-23 35 0 35 22 0 22-35 0-35z">
          <text:p/>
        </draw:path>
        <draw:path draw:style-name="gr8" draw:text-style-name="P5" draw:layer="layout" svg:width="0.033cm" svg:height="0.034cm" svg:x="10.977cm" svg:y="17.069cm" svg:viewBox="0 0 34 35" svg:d="M17 0c-23 0-23 35 0 35 22 0 22-35 0-35z">
          <text:p/>
        </draw:path>
        <draw:path draw:style-name="gr8" draw:text-style-name="P5" draw:layer="layout" svg:width="0.033cm" svg:height="0.034cm" svg:x="10.977cm" svg:y="17.571cm" svg:viewBox="0 0 34 35" svg:d="M17 0c-23 0-23 35 0 35 22 0 22-35 0-35z">
          <text:p/>
        </draw:path>
        <draw:path draw:style-name="gr8" draw:text-style-name="P5" draw:layer="layout" svg:width="0.033cm" svg:height="0.034cm" svg:x="10.977cm" svg:y="18.073cm" svg:viewBox="0 0 34 35" svg:d="M17 0c-23 0-23 35 0 35 22 0 22-35 0-35z">
          <text:p/>
        </draw:path>
        <draw:path draw:style-name="gr8" draw:text-style-name="P5" draw:layer="layout" svg:width="0.033cm" svg:height="0.035cm" svg:x="10.977cm" svg:y="18.575cm" svg:viewBox="0 0 34 36" svg:d="M17 0c-23 0-23 36 0 36 22 0 22-36 0-36z">
          <text:p/>
        </draw:path>
        <draw:path draw:style-name="gr8" draw:text-style-name="P5" draw:layer="layout" svg:width="0.033cm" svg:height="0.034cm" svg:x="10.977cm" svg:y="19.078cm" svg:viewBox="0 0 34 35" svg:d="M17 0c-23 0-23 35 0 35 22 0 22-35 0-35z">
          <text:p/>
        </draw:path>
        <draw:path draw:style-name="gr8" draw:text-style-name="P5" draw:layer="layout" svg:width="0.033cm" svg:height="0.034cm" svg:x="10.977cm" svg:y="19.58cm" svg:viewBox="0 0 34 35" svg:d="M17 0c-23 0-23 35 0 35 22 0 22-35 0-35z">
          <text:p/>
        </draw:path>
        <draw:path draw:style-name="gr8" draw:text-style-name="P5" draw:layer="layout" svg:width="0.033cm" svg:height="0.034cm" svg:x="10.977cm" svg:y="20.082cm" svg:viewBox="0 0 34 35" svg:d="M17 0c-23 0-23 35 0 35 22 0 22-35 0-35z">
          <text:p/>
        </draw:path>
        <draw:path draw:style-name="gr8" draw:text-style-name="P5" draw:layer="layout" svg:width="0.033cm" svg:height="0.034cm" svg:x="10.977cm" svg:y="20.584cm" svg:viewBox="0 0 34 35" svg:d="M17 0c-23 0-23 35 0 35 22 0 22-35 0-35z">
          <text:p/>
        </draw:path>
        <draw:path draw:style-name="gr8" draw:text-style-name="P5" draw:layer="layout" svg:width="0.033cm" svg:height="0.034cm" svg:x="11.475cm" svg:y="16.065cm" svg:viewBox="0 0 34 35" svg:d="M17 0c-23 0-23 35 0 35 22 0 22-35 0-35z">
          <text:p/>
        </draw:path>
        <draw:path draw:style-name="gr8" draw:text-style-name="P5" draw:layer="layout" svg:width="0.033cm" svg:height="0.034cm" svg:x="11.475cm" svg:y="16.567cm" svg:viewBox="0 0 34 35" svg:d="M17 0c-23 0-23 35 0 35 22 0 22-35 0-35z">
          <text:p/>
        </draw:path>
        <draw:path draw:style-name="gr8" draw:text-style-name="P5" draw:layer="layout" svg:width="0.033cm" svg:height="0.034cm" svg:x="11.475cm" svg:y="17.069cm" svg:viewBox="0 0 34 35" svg:d="M17 0c-23 0-23 35 0 35 22 0 22-35 0-35z">
          <text:p/>
        </draw:path>
        <draw:path draw:style-name="gr8" draw:text-style-name="P5" draw:layer="layout" svg:width="0.033cm" svg:height="0.034cm" svg:x="11.475cm" svg:y="17.571cm" svg:viewBox="0 0 34 35" svg:d="M17 0c-23 0-23 35 0 35 22 0 22-35 0-35z">
          <text:p/>
        </draw:path>
        <draw:path draw:style-name="gr8" draw:text-style-name="P5" draw:layer="layout" svg:width="0.033cm" svg:height="0.034cm" svg:x="11.475cm" svg:y="18.073cm" svg:viewBox="0 0 34 35" svg:d="M17 0c-23 0-23 35 0 35 22 0 22-35 0-35z">
          <text:p/>
        </draw:path>
        <draw:path draw:style-name="gr8" draw:text-style-name="P5" draw:layer="layout" svg:width="0.033cm" svg:height="0.035cm" svg:x="11.475cm" svg:y="18.575cm" svg:viewBox="0 0 34 36" svg:d="M17 0c-23 0-23 36 0 36 22 0 22-36 0-36z">
          <text:p/>
        </draw:path>
        <draw:path draw:style-name="gr8" draw:text-style-name="P5" draw:layer="layout" svg:width="0.033cm" svg:height="0.034cm" svg:x="11.475cm" svg:y="19.078cm" svg:viewBox="0 0 34 35" svg:d="M17 0c-23 0-23 35 0 35 22 0 22-35 0-35z">
          <text:p/>
        </draw:path>
        <draw:path draw:style-name="gr8" draw:text-style-name="P5" draw:layer="layout" svg:width="0.033cm" svg:height="0.034cm" svg:x="11.475cm" svg:y="19.58cm" svg:viewBox="0 0 34 35" svg:d="M17 0c-23 0-23 35 0 35 22 0 22-35 0-35z">
          <text:p/>
        </draw:path>
        <draw:path draw:style-name="gr8" draw:text-style-name="P5" draw:layer="layout" svg:width="0.033cm" svg:height="0.034cm" svg:x="11.475cm" svg:y="20.082cm" svg:viewBox="0 0 34 35" svg:d="M17 0c-23 0-23 35 0 35 22 0 22-35 0-35z">
          <text:p/>
        </draw:path>
        <draw:path draw:style-name="gr8" draw:text-style-name="P5" draw:layer="layout" svg:width="0.033cm" svg:height="0.034cm" svg:x="11.475cm" svg:y="20.584cm" svg:viewBox="0 0 34 35" svg:d="M17 0c-23 0-23 35 0 35 22 0 22-35 0-35z">
          <text:p/>
        </draw:path>
        <draw:path draw:style-name="gr8" draw:text-style-name="P5" draw:layer="layout" svg:width="0.033cm" svg:height="0.034cm" svg:x="11.974cm" svg:y="16.065cm" svg:viewBox="0 0 34 35" svg:d="M17 0c-23 0-23 35 0 35 22 0 22-35 0-35z">
          <text:p/>
        </draw:path>
        <draw:path draw:style-name="gr8" draw:text-style-name="P5" draw:layer="layout" svg:width="0.033cm" svg:height="0.034cm" svg:x="11.974cm" svg:y="16.567cm" svg:viewBox="0 0 34 35" svg:d="M17 0c-23 0-23 35 0 35 22 0 22-35 0-35z">
          <text:p/>
        </draw:path>
        <draw:path draw:style-name="gr8" draw:text-style-name="P5" draw:layer="layout" svg:width="0.033cm" svg:height="0.034cm" svg:x="11.974cm" svg:y="17.069cm" svg:viewBox="0 0 34 35" svg:d="M17 0c-23 0-23 35 0 35 22 0 22-35 0-35z">
          <text:p/>
        </draw:path>
        <draw:path draw:style-name="gr8" draw:text-style-name="P5" draw:layer="layout" svg:width="0.033cm" svg:height="0.034cm" svg:x="11.974cm" svg:y="17.571cm" svg:viewBox="0 0 34 35" svg:d="M17 0c-23 0-23 35 0 35 22 0 22-35 0-35z">
          <text:p/>
        </draw:path>
        <draw:path draw:style-name="gr8" draw:text-style-name="P5" draw:layer="layout" svg:width="0.033cm" svg:height="0.034cm" svg:x="11.974cm" svg:y="18.073cm" svg:viewBox="0 0 34 35" svg:d="M17 0c-23 0-23 35 0 35 22 0 22-35 0-35z">
          <text:p/>
        </draw:path>
        <draw:path draw:style-name="gr8" draw:text-style-name="P5" draw:layer="layout" svg:width="0.033cm" svg:height="0.035cm" svg:x="11.974cm" svg:y="18.575cm" svg:viewBox="0 0 34 36" svg:d="M17 0c-23 0-23 36 0 36 22 0 22-36 0-36z">
          <text:p/>
        </draw:path>
        <draw:path draw:style-name="gr8" draw:text-style-name="P5" draw:layer="layout" svg:width="0.033cm" svg:height="0.034cm" svg:x="11.974cm" svg:y="19.078cm" svg:viewBox="0 0 34 35" svg:d="M17 0c-23 0-23 35 0 35 22 0 22-35 0-35z">
          <text:p/>
        </draw:path>
        <draw:path draw:style-name="gr8" draw:text-style-name="P5" draw:layer="layout" svg:width="0.033cm" svg:height="0.034cm" svg:x="11.974cm" svg:y="19.58cm" svg:viewBox="0 0 34 35" svg:d="M17 0c-23 0-23 35 0 35 22 0 22-35 0-35z">
          <text:p/>
        </draw:path>
        <draw:path draw:style-name="gr8" draw:text-style-name="P5" draw:layer="layout" svg:width="0.033cm" svg:height="0.034cm" svg:x="11.974cm" svg:y="20.082cm" svg:viewBox="0 0 34 35" svg:d="M17 0c-23 0-23 35 0 35 22 0 22-35 0-35z">
          <text:p/>
        </draw:path>
        <draw:path draw:style-name="gr8" draw:text-style-name="P5" draw:layer="layout" svg:width="0.033cm" svg:height="0.034cm" svg:x="11.974cm" svg:y="20.584cm" svg:viewBox="0 0 34 35" svg:d="M17 0c-23 0-23 35 0 35 22 0 22-35 0-35z">
          <text:p/>
        </draw:path>
        <draw:path draw:style-name="gr8" draw:text-style-name="P5" draw:layer="layout" svg:width="0.034cm" svg:height="0.034cm" svg:x="12.472cm" svg:y="16.065cm" svg:viewBox="0 0 35 35" svg:d="M17 0c-23 0-23 35 0 35s23-35 0-35z">
          <text:p/>
        </draw:path>
        <draw:path draw:style-name="gr8" draw:text-style-name="P5" draw:layer="layout" svg:width="0.034cm" svg:height="0.034cm" svg:x="12.472cm" svg:y="16.567cm" svg:viewBox="0 0 35 35" svg:d="M17 0c-23 0-23 35 0 35s23-35 0-35z">
          <text:p/>
        </draw:path>
        <draw:path draw:style-name="gr8" draw:text-style-name="P5" draw:layer="layout" svg:width="0.034cm" svg:height="0.034cm" svg:x="12.472cm" svg:y="17.069cm" svg:viewBox="0 0 35 35" svg:d="M17 0c-23 0-23 35 0 35s23-35 0-35z">
          <text:p/>
        </draw:path>
        <draw:path draw:style-name="gr8" draw:text-style-name="P5" draw:layer="layout" svg:width="0.034cm" svg:height="0.034cm" svg:x="12.472cm" svg:y="17.571cm" svg:viewBox="0 0 35 35" svg:d="M17 0c-23 0-23 35 0 35s23-35 0-35z">
          <text:p/>
        </draw:path>
        <draw:path draw:style-name="gr8" draw:text-style-name="P5" draw:layer="layout" svg:width="0.034cm" svg:height="0.034cm" svg:x="12.472cm" svg:y="18.073cm" svg:viewBox="0 0 35 35" svg:d="M17 0c-23 0-23 35 0 35s23-35 0-35z">
          <text:p/>
        </draw:path>
        <draw:path draw:style-name="gr8" draw:text-style-name="P5" draw:layer="layout" svg:width="0.034cm" svg:height="0.035cm" svg:x="12.472cm" svg:y="18.575cm" svg:viewBox="0 0 35 36" svg:d="M17 0c-23 0-23 36 0 36s23-36 0-36z">
          <text:p/>
        </draw:path>
        <draw:path draw:style-name="gr8" draw:text-style-name="P5" draw:layer="layout" svg:width="0.034cm" svg:height="0.034cm" svg:x="12.472cm" svg:y="19.078cm" svg:viewBox="0 0 35 35" svg:d="M17 0c-23 0-23 35 0 35s23-35 0-35z">
          <text:p/>
        </draw:path>
        <draw:path draw:style-name="gr8" draw:text-style-name="P5" draw:layer="layout" svg:width="0.034cm" svg:height="0.034cm" svg:x="12.472cm" svg:y="19.58cm" svg:viewBox="0 0 35 35" svg:d="M17 0c-23 0-23 35 0 35s23-35 0-35z">
          <text:p/>
        </draw:path>
        <draw:path draw:style-name="gr8" draw:text-style-name="P5" draw:layer="layout" svg:width="0.034cm" svg:height="0.034cm" svg:x="12.472cm" svg:y="20.082cm" svg:viewBox="0 0 35 35" svg:d="M17 0c-23 0-23 35 0 35s23-35 0-35z">
          <text:p/>
        </draw:path>
        <draw:path draw:style-name="gr8" draw:text-style-name="P5" draw:layer="layout" svg:width="0.034cm" svg:height="0.034cm" svg:x="12.472cm" svg:y="20.584cm" svg:viewBox="0 0 35 35" svg:d="M17 0c-23 0-23 35 0 35s23-35 0-35z">
          <text:p/>
        </draw:path>
        <draw:path draw:style-name="gr8" draw:text-style-name="P5" draw:layer="layout" svg:width="0.033cm" svg:height="0.034cm" svg:x="12.972cm" svg:y="16.065cm" svg:viewBox="0 0 34 35" svg:d="M17 0c-23 0-23 35 0 35 22 0 22-35 0-35z">
          <text:p/>
        </draw:path>
        <draw:path draw:style-name="gr8" draw:text-style-name="P5" draw:layer="layout" svg:width="0.033cm" svg:height="0.034cm" svg:x="12.972cm" svg:y="16.567cm" svg:viewBox="0 0 34 35" svg:d="M17 0c-23 0-23 35 0 35 22 0 22-35 0-35z">
          <text:p/>
        </draw:path>
        <draw:path draw:style-name="gr8" draw:text-style-name="P5" draw:layer="layout" svg:width="0.033cm" svg:height="0.034cm" svg:x="12.972cm" svg:y="17.069cm" svg:viewBox="0 0 34 35" svg:d="M17 0c-23 0-23 35 0 35 22 0 22-35 0-35z">
          <text:p/>
        </draw:path>
        <draw:path draw:style-name="gr8" draw:text-style-name="P5" draw:layer="layout" svg:width="0.033cm" svg:height="0.034cm" svg:x="12.972cm" svg:y="17.571cm" svg:viewBox="0 0 34 35" svg:d="M17 0c-23 0-23 35 0 35 22 0 22-35 0-35z">
          <text:p/>
        </draw:path>
        <draw:path draw:style-name="gr8" draw:text-style-name="P5" draw:layer="layout" svg:width="0.033cm" svg:height="0.034cm" svg:x="12.972cm" svg:y="18.073cm" svg:viewBox="0 0 34 35" svg:d="M17 0c-23 0-23 35 0 35 22 0 22-35 0-35z">
          <text:p/>
        </draw:path>
        <draw:path draw:style-name="gr8" draw:text-style-name="P5" draw:layer="layout" svg:width="0.033cm" svg:height="0.035cm" svg:x="12.972cm" svg:y="18.575cm" svg:viewBox="0 0 34 36" svg:d="M17 0c-23 0-23 36 0 36 22 0 22-36 0-36z">
          <text:p/>
        </draw:path>
        <draw:path draw:style-name="gr8" draw:text-style-name="P5" draw:layer="layout" svg:width="0.033cm" svg:height="0.034cm" svg:x="12.972cm" svg:y="19.078cm" svg:viewBox="0 0 34 35" svg:d="M17 0c-23 0-23 35 0 35 22 0 22-35 0-35z">
          <text:p/>
        </draw:path>
        <draw:path draw:style-name="gr8" draw:text-style-name="P5" draw:layer="layout" svg:width="0.033cm" svg:height="0.034cm" svg:x="12.972cm" svg:y="19.58cm" svg:viewBox="0 0 34 35" svg:d="M17 0c-23 0-23 35 0 35 22 0 22-35 0-35z">
          <text:p/>
        </draw:path>
        <draw:path draw:style-name="gr8" draw:text-style-name="P5" draw:layer="layout" svg:width="0.033cm" svg:height="0.034cm" svg:x="12.972cm" svg:y="20.082cm" svg:viewBox="0 0 34 35" svg:d="M17 0c-23 0-23 35 0 35 22 0 22-35 0-35z">
          <text:p/>
        </draw:path>
        <draw:path draw:style-name="gr8" draw:text-style-name="P5" draw:layer="layout" svg:width="0.033cm" svg:height="0.034cm" svg:x="12.972cm" svg:y="20.584cm" svg:viewBox="0 0 34 35" svg:d="M17 0c-23 0-23 35 0 35 22 0 22-35 0-35z">
          <text:p/>
        </draw:path>
        <draw:path draw:style-name="gr8" draw:text-style-name="P5" draw:layer="layout" svg:width="0.032cm" svg:height="0.034cm" svg:x="13.471cm" svg:y="16.065cm" svg:viewBox="0 0 33 35" svg:d="M16 0c-21 0-21 35 0 35 23 0 23-35 0-35z">
          <text:p/>
        </draw:path>
        <draw:path draw:style-name="gr8" draw:text-style-name="P5" draw:layer="layout" svg:width="0.032cm" svg:height="0.034cm" svg:x="13.471cm" svg:y="16.567cm" svg:viewBox="0 0 33 35" svg:d="M16 0c-21 0-21 35 0 35 23 0 23-35 0-35z">
          <text:p/>
        </draw:path>
        <draw:path draw:style-name="gr8" draw:text-style-name="P5" draw:layer="layout" svg:width="0.032cm" svg:height="0.034cm" svg:x="13.471cm" svg:y="17.069cm" svg:viewBox="0 0 33 35" svg:d="M16 0c-21 0-21 35 0 35 23 0 23-35 0-35z">
          <text:p/>
        </draw:path>
        <draw:path draw:style-name="gr8" draw:text-style-name="P5" draw:layer="layout" svg:width="0.032cm" svg:height="0.034cm" svg:x="13.471cm" svg:y="17.571cm" svg:viewBox="0 0 33 35" svg:d="M16 0c-21 0-21 35 0 35 23 0 23-35 0-35z">
          <text:p/>
        </draw:path>
        <draw:path draw:style-name="gr8" draw:text-style-name="P5" draw:layer="layout" svg:width="0.032cm" svg:height="0.034cm" svg:x="13.471cm" svg:y="18.073cm" svg:viewBox="0 0 33 35" svg:d="M16 0c-21 0-21 35 0 35 23 0 23-35 0-35z">
          <text:p/>
        </draw:path>
        <draw:path draw:style-name="gr8" draw:text-style-name="P5" draw:layer="layout" svg:width="0.032cm" svg:height="0.035cm" svg:x="13.471cm" svg:y="18.575cm" svg:viewBox="0 0 33 36" svg:d="M16 0c-21 0-21 36 0 36 23 0 23-36 0-36z">
          <text:p/>
        </draw:path>
        <draw:path draw:style-name="gr8" draw:text-style-name="P5" draw:layer="layout" svg:width="0.032cm" svg:height="0.034cm" svg:x="13.471cm" svg:y="19.078cm" svg:viewBox="0 0 33 35" svg:d="M16 0c-21 0-21 35 0 35 23 0 23-35 0-35z">
          <text:p/>
        </draw:path>
        <draw:path draw:style-name="gr8" draw:text-style-name="P5" draw:layer="layout" svg:width="0.032cm" svg:height="0.034cm" svg:x="13.471cm" svg:y="19.58cm" svg:viewBox="0 0 33 35" svg:d="M16 0c-21 0-21 35 0 35 23 0 23-35 0-35z">
          <text:p/>
        </draw:path>
        <draw:path draw:style-name="gr8" draw:text-style-name="P5" draw:layer="layout" svg:width="0.032cm" svg:height="0.034cm" svg:x="13.471cm" svg:y="20.082cm" svg:viewBox="0 0 33 35" svg:d="M16 0c-21 0-21 35 0 35 23 0 23-35 0-35z">
          <text:p/>
        </draw:path>
        <draw:path draw:style-name="gr8" draw:text-style-name="P5" draw:layer="layout" svg:width="0.032cm" svg:height="0.034cm" svg:x="13.471cm" svg:y="20.584cm" svg:viewBox="0 0 33 35" svg:d="M16 0c-21 0-21 35 0 35 23 0 23-35 0-35z">
          <text:p/>
        </draw:path>
        <draw:path draw:style-name="gr8" draw:text-style-name="P5" draw:layer="layout" svg:width="0.034cm" svg:height="0.034cm" svg:x="0.999cm" svg:y="16.063cm" svg:viewBox="0 0 35 35" svg:d="M17 0c-23 0-23 35 0 35s23-35 0-35z">
          <text:p/>
        </draw:path>
        <draw:path draw:style-name="gr8" draw:text-style-name="P5" draw:layer="layout" svg:width="0.034cm" svg:height="0.034cm" svg:x="0.999cm" svg:y="16.565cm" svg:viewBox="0 0 35 35" svg:d="M17 0c-23 0-23 35 0 35s23-35 0-35z">
          <text:p/>
        </draw:path>
        <draw:path draw:style-name="gr8" draw:text-style-name="P5" draw:layer="layout" svg:width="0.034cm" svg:height="0.034cm" svg:x="0.999cm" svg:y="17.067cm" svg:viewBox="0 0 35 35" svg:d="M17 0c-23 0-23 35 0 35s23-35 0-35z">
          <text:p/>
        </draw:path>
        <draw:path draw:style-name="gr8" draw:text-style-name="P5" draw:layer="layout" svg:width="0.034cm" svg:height="0.034cm" svg:x="0.999cm" svg:y="17.569cm" svg:viewBox="0 0 35 35" svg:d="M17 0c-23 0-23 35 0 35s23-35 0-35z">
          <text:p/>
        </draw:path>
        <draw:path draw:style-name="gr8" draw:text-style-name="P5" draw:layer="layout" svg:width="0.034cm" svg:height="0.034cm" svg:x="0.999cm" svg:y="18.071cm" svg:viewBox="0 0 35 35" svg:d="M17 0c-23 0-23 35 0 35s23-35 0-35z">
          <text:p/>
        </draw:path>
        <draw:path draw:style-name="gr8" draw:text-style-name="P5" draw:layer="layout" svg:width="0.034cm" svg:height="0.035cm" svg:x="0.999cm" svg:y="18.573cm" svg:viewBox="0 0 35 36" svg:d="M17 0c-23 0-23 36 0 36s23-36 0-36z">
          <text:p/>
        </draw:path>
        <draw:path draw:style-name="gr8" draw:text-style-name="P5" draw:layer="layout" svg:width="0.034cm" svg:height="0.034cm" svg:x="0.999cm" svg:y="19.076cm" svg:viewBox="0 0 35 35" svg:d="M17 0c-23 0-23 35 0 35s23-35 0-35z">
          <text:p/>
        </draw:path>
        <draw:path draw:style-name="gr8" draw:text-style-name="P5" draw:layer="layout" svg:width="0.034cm" svg:height="0.034cm" svg:x="0.999cm" svg:y="19.578cm" svg:viewBox="0 0 35 35" svg:d="M17 0c-23 0-23 35 0 35s23-35 0-35z">
          <text:p/>
        </draw:path>
        <draw:path draw:style-name="gr8" draw:text-style-name="P5" draw:layer="layout" svg:width="0.034cm" svg:height="0.034cm" svg:x="0.999cm" svg:y="20.08cm" svg:viewBox="0 0 35 35" svg:d="M17 0c-23 0-23 35 0 35s23-35 0-35z">
          <text:p/>
        </draw:path>
        <draw:path draw:style-name="gr8" draw:text-style-name="P5" draw:layer="layout" svg:width="0.034cm" svg:height="0.034cm" svg:x="0.999cm" svg:y="20.582cm" svg:viewBox="0 0 35 35" svg:d="M17 0c-23 0-23 35 0 35s23-35 0-35z">
          <text:p/>
        </draw:path>
        <draw:frame draw:style-name="gr9" draw:text-style-name="P6" draw:layer="layout" svg:width="1.316cm" svg:height="0.517cm" svg:x="6.952cm" svg:y="15.88cm">
          <draw:text-box>
            <text:p text:style-name="P2"><text:span text:style-name="T2">Notas</text:span></text:p>
          </draw:text-box>
        </draw:frame>
        <draw:frame draw:style-name="gr45" draw:text-style-name="P7" draw:layer="layout" svg:width="1.805cm" svg:height="0.533cm" svg:x="10.962cm" svg:y="0.701cm">
          <draw:text-box>
            <text:p text:style-name="P2"><text:span text:style-name="T8">Lunes </text:span></text:p>
          </draw:text-box>
        </draw:frame>
        <draw:frame draw:style-name="gr139" draw:text-style-name="P7" draw:layer="layout" svg:width="0.489cm" svg:height="0.533cm" svg:x="13.022cm" svg:y="0.701cm">
          <draw:text-box>
            <text:p text:style-name="P2"><text:span text:style-name="T7">24</text:span></text:p>
          </draw:text-box>
        </draw:frame>
        <draw:frame draw:style-name="gr10" draw:text-style-name="P7" draw:layer="layout" svg:width="1.894cm" svg:height="0.533cm" svg:x="1.302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2cm" svg:y="1.408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.002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.002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.002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.002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.002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.002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.002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.002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.002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.002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.002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.002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.002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.002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3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02cm" svg:y1="14.79cm" svg:x2="13.956cm" svg:y2="14.79cm">
          <text:p/>
        </draw:line>
        <draw:frame draw:style-name="gr22" draw:text-style-name="P7" draw:layer="layout" svg:width="0.375cm" svg:height="0.386cm" svg:x="1.004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3cm" svg:y1="15.66cm" svg:x2="13.957cm" svg:y2="15.66cm">
          <text:p/>
        </draw:line>
        <draw:line draw:style-name="gr7" draw:text-style-name="P1" draw:layer="layout" svg:x1="0.702cm" svg:y1="2.66cm" svg:x2="13.956cm" svg:y2="2.66cm">
          <text:p/>
        </draw:line>
        <draw:line draw:style-name="gr7" draw:text-style-name="P1" draw:layer="layout" svg:x1="0.702cm" svg:y1="3.525cm" svg:x2="13.956cm" svg:y2="3.525cm">
          <text:p/>
        </draw:line>
        <draw:line draw:style-name="gr7" draw:text-style-name="P1" draw:layer="layout" svg:x1="0.702cm" svg:y1="4.392cm" svg:x2="13.956cm" svg:y2="4.392cm">
          <text:p/>
        </draw:line>
        <draw:line draw:style-name="gr7" draw:text-style-name="P1" draw:layer="layout" svg:x1="0.702cm" svg:y1="5.257cm" svg:x2="13.956cm" svg:y2="5.257cm">
          <text:p/>
        </draw:line>
        <draw:line draw:style-name="gr7" draw:text-style-name="P1" draw:layer="layout" svg:x1="0.702cm" svg:y1="6.124cm" svg:x2="13.956cm" svg:y2="6.124cm">
          <text:p/>
        </draw:line>
        <draw:line draw:style-name="gr7" draw:text-style-name="P1" draw:layer="layout" svg:x1="0.702cm" svg:y1="6.991cm" svg:x2="13.956cm" svg:y2="6.991cm">
          <text:p/>
        </draw:line>
        <draw:line draw:style-name="gr7" draw:text-style-name="P1" draw:layer="layout" svg:x1="0.702cm" svg:y1="7.856cm" svg:x2="13.956cm" svg:y2="7.856cm">
          <text:p/>
        </draw:line>
        <draw:line draw:style-name="gr7" draw:text-style-name="P1" draw:layer="layout" svg:x1="0.702cm" svg:y1="8.722cm" svg:x2="13.956cm" svg:y2="8.722cm">
          <text:p/>
        </draw:line>
        <draw:line draw:style-name="gr7" draw:text-style-name="P1" draw:layer="layout" svg:x1="0.702cm" svg:y1="9.588cm" svg:x2="13.956cm" svg:y2="9.588cm">
          <text:p/>
        </draw:line>
        <draw:line draw:style-name="gr7" draw:text-style-name="P1" draw:layer="layout" svg:x1="0.702cm" svg:y1="10.454cm" svg:x2="13.956cm" svg:y2="10.454cm">
          <text:p/>
        </draw:line>
        <draw:line draw:style-name="gr7" draw:text-style-name="P1" draw:layer="layout" svg:x1="0.702cm" svg:y1="11.321cm" svg:x2="13.956cm" svg:y2="11.321cm">
          <text:p/>
        </draw:line>
        <draw:line draw:style-name="gr7" draw:text-style-name="P1" draw:layer="layout" svg:x1="0.702cm" svg:y1="12.186cm" svg:x2="13.956cm" svg:y2="12.186cm">
          <text:p/>
        </draw:line>
        <draw:line draw:style-name="gr7" draw:text-style-name="P1" draw:layer="layout" svg:x1="0.702cm" svg:y1="13.052cm" svg:x2="13.956cm" svg:y2="13.052cm">
          <text:p/>
        </draw:line>
        <draw:line draw:style-name="gr7" draw:text-style-name="P1" draw:layer="layout" svg:x1="0.702cm" svg:y1="13.919cm" svg:x2="13.956cm" svg:y2="13.919cm">
          <text:p/>
        </draw:line>
        <draw:line draw:style-name="gr7" draw:text-style-name="P1" draw:layer="layout" svg:x1="0.702cm" svg:y1="14.791cm" svg:x2="13.956cm" svg:y2="14.791cm">
          <text:p/>
        </draw:line>
        <draw:line draw:style-name="gr52" draw:text-style-name="P1" draw:layer="layout" svg:x1="1.447cm" svg:y1="3.09cm" svg:x2="13.956cm" svg:y2="3.09cm">
          <text:p/>
        </draw:line>
        <draw:line draw:style-name="gr52" draw:text-style-name="P1" draw:layer="layout" svg:x1="1.447cm" svg:y1="3.955cm" svg:x2="13.956cm" svg:y2="3.955cm">
          <text:p/>
        </draw:line>
        <draw:line draw:style-name="gr52" draw:text-style-name="P1" draw:layer="layout" svg:x1="1.447cm" svg:y1="4.822cm" svg:x2="13.956cm" svg:y2="4.822cm">
          <text:p/>
        </draw:line>
        <draw:line draw:style-name="gr52" draw:text-style-name="P1" draw:layer="layout" svg:x1="1.447cm" svg:y1="5.687cm" svg:x2="13.956cm" svg:y2="5.687cm">
          <text:p/>
        </draw:line>
        <draw:line draw:style-name="gr52" draw:text-style-name="P1" draw:layer="layout" svg:x1="1.447cm" svg:y1="6.554cm" svg:x2="13.956cm" svg:y2="6.554cm">
          <text:p/>
        </draw:line>
        <draw:line draw:style-name="gr52" draw:text-style-name="P1" draw:layer="layout" svg:x1="1.447cm" svg:y1="7.421cm" svg:x2="13.956cm" svg:y2="7.421cm">
          <text:p/>
        </draw:line>
        <draw:line draw:style-name="gr52" draw:text-style-name="P1" draw:layer="layout" svg:x1="1.447cm" svg:y1="8.286cm" svg:x2="13.956cm" svg:y2="8.286cm">
          <text:p/>
        </draw:line>
        <draw:line draw:style-name="gr52" draw:text-style-name="P1" draw:layer="layout" svg:x1="1.447cm" svg:y1="9.152cm" svg:x2="13.956cm" svg:y2="9.152cm">
          <text:p/>
        </draw:line>
        <draw:line draw:style-name="gr52" draw:text-style-name="P1" draw:layer="layout" svg:x1="1.447cm" svg:y1="10.018cm" svg:x2="13.956cm" svg:y2="10.018cm">
          <text:p/>
        </draw:line>
        <draw:line draw:style-name="gr52" draw:text-style-name="P1" draw:layer="layout" svg:x1="1.447cm" svg:y1="10.884cm" svg:x2="13.956cm" svg:y2="10.884cm">
          <text:p/>
        </draw:line>
        <draw:line draw:style-name="gr52" draw:text-style-name="P1" draw:layer="layout" svg:x1="1.447cm" svg:y1="11.751cm" svg:x2="13.956cm" svg:y2="11.751cm">
          <text:p/>
        </draw:line>
        <draw:line draw:style-name="gr52" draw:text-style-name="P1" draw:layer="layout" svg:x1="1.447cm" svg:y1="12.616cm" svg:x2="13.956cm" svg:y2="12.616cm">
          <text:p/>
        </draw:line>
        <draw:line draw:style-name="gr52" draw:text-style-name="P1" draw:layer="layout" svg:x1="1.447cm" svg:y1="13.482cm" svg:x2="13.956cm" svg:y2="13.482cm">
          <text:p/>
        </draw:line>
        <draw:line draw:style-name="gr52" draw:text-style-name="P1" draw:layer="layout" svg:x1="1.447cm" svg:y1="14.349cm" svg:x2="13.956cm" svg:y2="14.349cm">
          <text:p/>
        </draw:line>
        <draw:line draw:style-name="gr52" draw:text-style-name="P1" draw:layer="layout" svg:x1="1.447cm" svg:y1="15.221cm" svg:x2="13.956cm" svg:y2="15.221cm">
          <text:p/>
        </draw:line>
        <draw:line draw:style-name="gr52" draw:text-style-name="P1" draw:layer="layout" svg:x1="1.447cm" svg:y1="3.091cm" svg:x2="13.956cm" svg:y2="3.091cm">
          <text:p/>
        </draw:line>
        <draw:line draw:style-name="gr52" draw:text-style-name="P1" draw:layer="layout" svg:x1="1.447cm" svg:y1="3.956cm" svg:x2="13.956cm" svg:y2="3.956cm">
          <text:p/>
        </draw:line>
        <draw:line draw:style-name="gr52" draw:text-style-name="P1" draw:layer="layout" svg:x1="1.447cm" svg:y1="4.823cm" svg:x2="13.956cm" svg:y2="4.823cm">
          <text:p/>
        </draw:line>
        <draw:line draw:style-name="gr52" draw:text-style-name="P1" draw:layer="layout" svg:x1="1.447cm" svg:y1="5.688cm" svg:x2="13.956cm" svg:y2="5.688cm">
          <text:p/>
        </draw:line>
        <draw:line draw:style-name="gr52" draw:text-style-name="P1" draw:layer="layout" svg:x1="1.447cm" svg:y1="6.555cm" svg:x2="13.956cm" svg:y2="6.555cm">
          <text:p/>
        </draw:line>
        <draw:line draw:style-name="gr52" draw:text-style-name="P1" draw:layer="layout" svg:x1="1.447cm" svg:y1="7.422cm" svg:x2="13.956cm" svg:y2="7.422cm">
          <text:p/>
        </draw:line>
        <draw:line draw:style-name="gr52" draw:text-style-name="P1" draw:layer="layout" svg:x1="1.447cm" svg:y1="8.287cm" svg:x2="13.956cm" svg:y2="8.287cm">
          <text:p/>
        </draw:line>
        <draw:line draw:style-name="gr52" draw:text-style-name="P1" draw:layer="layout" svg:x1="1.447cm" svg:y1="9.153cm" svg:x2="13.956cm" svg:y2="9.153cm">
          <text:p/>
        </draw:line>
        <draw:line draw:style-name="gr52" draw:text-style-name="P1" draw:layer="layout" svg:x1="1.447cm" svg:y1="10.019cm" svg:x2="13.956cm" svg:y2="10.019cm">
          <text:p/>
        </draw:line>
        <draw:line draw:style-name="gr52" draw:text-style-name="P1" draw:layer="layout" svg:x1="1.447cm" svg:y1="10.885cm" svg:x2="13.956cm" svg:y2="10.885cm">
          <text:p/>
        </draw:line>
        <draw:line draw:style-name="gr52" draw:text-style-name="P1" draw:layer="layout" svg:x1="1.447cm" svg:y1="11.752cm" svg:x2="13.956cm" svg:y2="11.752cm">
          <text:p/>
        </draw:line>
        <draw:line draw:style-name="gr52" draw:text-style-name="P1" draw:layer="layout" svg:x1="1.447cm" svg:y1="12.617cm" svg:x2="13.956cm" svg:y2="12.617cm">
          <text:p/>
        </draw:line>
        <draw:line draw:style-name="gr52" draw:text-style-name="P1" draw:layer="layout" svg:x1="1.447cm" svg:y1="13.483cm" svg:x2="13.956cm" svg:y2="13.483cm">
          <text:p/>
        </draw:line>
        <draw:line draw:style-name="gr52" draw:text-style-name="P1" draw:layer="layout" svg:x1="1.447cm" svg:y1="14.35cm" svg:x2="13.956cm" svg:y2="14.35cm">
          <text:p/>
        </draw:line>
        <draw:line draw:style-name="gr52" draw:text-style-name="P1" draw:layer="layout" svg:x1="1.447cm" svg:y1="15.222cm" svg:x2="13.956cm" svg:y2="15.222cm">
          <text:p/>
        </draw:line>
        <draw:line draw:style-name="gr52" draw:text-style-name="P1" draw:layer="layout" svg:x1="1.448cm" svg:y1="2.31cm" svg:x2="13.957cm" svg:y2="2.31cm">
          <text:p/>
        </draw:line>
        <draw:frame draw:style-name="gr22" draw:text-style-name="P7" draw:layer="layout" svg:width="0.375cm" svg:height="0.386cm" svg:x="14.623cm" svg:y="15.035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093cm" svg:y="8.34cm">
          <draw:text-box>
            <text:p text:style-name="P2"><text:span text:style-name="T8">Domingo</text:span></text:p>
          </draw:text-box>
        </draw:frame>
        <draw:frame draw:style-name="gr46" draw:text-style-name="P7" draw:layer="layout" svg:width="0.42cm" svg:height="0.533cm" svg:x="17.153cm" svg:y="8.34cm">
          <draw:text-box>
            <text:p text:style-name="P2"><text:span text:style-name="T7">6</text:span></text:p>
          </draw:text-box>
        </draw:frame>
        <draw:line draw:style-name="gr7" draw:text-style-name="P1" draw:layer="layout" svg:x1="14.492cm" svg:y1="2.663cm" svg:x2="27.243cm" svg:y2="2.663cm">
          <text:p/>
        </draw:line>
        <draw:line draw:style-name="gr7" draw:text-style-name="P1" draw:layer="layout" svg:x1="14.492cm" svg:y1="3.528cm" svg:x2="27.243cm" svg:y2="3.528cm">
          <text:p/>
        </draw:line>
        <draw:line draw:style-name="gr7" draw:text-style-name="P1" draw:layer="layout" svg:x1="14.492cm" svg:y1="4.395cm" svg:x2="27.243cm" svg:y2="4.395cm">
          <text:p/>
        </draw:line>
        <draw:line draw:style-name="gr7" draw:text-style-name="P1" draw:layer="layout" svg:x1="14.492cm" svg:y1="5.261cm" svg:x2="27.243cm" svg:y2="5.261cm">
          <text:p/>
        </draw:line>
        <draw:line draw:style-name="gr7" draw:text-style-name="P1" draw:layer="layout" svg:x1="14.492cm" svg:y1="6.127cm" svg:x2="27.243cm" svg:y2="6.127cm">
          <text:p/>
        </draw:line>
        <draw:line draw:style-name="gr7" draw:text-style-name="P1" draw:layer="layout" svg:x1="14.492cm" svg:y1="6.994cm" svg:x2="27.243cm" svg:y2="6.994cm">
          <text:p/>
        </draw:line>
        <draw:line draw:style-name="gr52" draw:text-style-name="P1" draw:layer="layout" svg:x1="15.074cm" svg:y1="3.1cm" svg:x2="27.243cm" svg:y2="3.1cm">
          <text:p/>
        </draw:line>
        <draw:line draw:style-name="gr52" draw:text-style-name="P1" draw:layer="layout" svg:x1="15.074cm" svg:y1="3.965cm" svg:x2="27.243cm" svg:y2="3.965cm">
          <text:p/>
        </draw:line>
        <draw:line draw:style-name="gr52" draw:text-style-name="P1" draw:layer="layout" svg:x1="15.074cm" svg:y1="4.832cm" svg:x2="27.243cm" svg:y2="4.832cm">
          <text:p/>
        </draw:line>
        <draw:line draw:style-name="gr52" draw:text-style-name="P1" draw:layer="layout" svg:x1="15.074cm" svg:y1="5.698cm" svg:x2="27.243cm" svg:y2="5.698cm">
          <text:p/>
        </draw:line>
        <draw:line draw:style-name="gr52" draw:text-style-name="P1" draw:layer="layout" svg:x1="15.074cm" svg:y1="6.564cm" svg:x2="27.243cm" svg:y2="6.564cm">
          <text:p/>
        </draw:line>
        <draw:line draw:style-name="gr52" draw:text-style-name="P1" draw:layer="layout" svg:x1="15.074cm" svg:y1="7.431cm" svg:x2="27.243cm" svg:y2="7.431cm">
          <text:p/>
        </draw:line>
        <draw:line draw:style-name="gr52" draw:text-style-name="P1" draw:layer="layout" svg:x1="15.075cm" svg:y1="2.31cm" svg:x2="27.244cm" svg:y2="2.31cm">
          <text:p/>
        </draw:line>
        <draw:frame draw:style-name="gr54" draw:text-style-name="P7" draw:layer="layout" svg:width="0.303cm" svg:height="0.386cm" svg:x="14.623cm" svg:y="2.127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23cm" svg:y="2.902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23cm" svg:y="3.757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23cm" svg:y="4.613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23cm" svg:y="5.493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23cm" svg:y="6.373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23cm" svg:y="7.262cm">
          <draw:text-box>
            <text:p text:style-name="P2"><text:span text:style-name="T5">22</text:span></text:p>
          </draw:text-box>
        </draw:frame>
        <draw:line draw:style-name="gr7" draw:text-style-name="P1" draw:layer="layout" svg:x1="14.491cm" svg:y1="10.458cm" svg:x2="27.242cm" svg:y2="10.458cm">
          <text:p/>
        </draw:line>
        <draw:line draw:style-name="gr7" draw:text-style-name="P1" draw:layer="layout" svg:x1="14.491cm" svg:y1="11.325cm" svg:x2="27.242cm" svg:y2="11.325cm">
          <text:p/>
        </draw:line>
        <draw:line draw:style-name="gr7" draw:text-style-name="P1" draw:layer="layout" svg:x1="14.491cm" svg:y1="12.191cm" svg:x2="27.242cm" svg:y2="12.191cm">
          <text:p/>
        </draw:line>
        <draw:line draw:style-name="gr7" draw:text-style-name="P1" draw:layer="layout" svg:x1="14.491cm" svg:y1="13.056cm" svg:x2="27.242cm" svg:y2="13.056cm">
          <text:p/>
        </draw:line>
        <draw:line draw:style-name="gr7" draw:text-style-name="P1" draw:layer="layout" svg:x1="14.491cm" svg:y1="13.923cm" svg:x2="27.242cm" svg:y2="13.923cm">
          <text:p/>
        </draw:line>
        <draw:line draw:style-name="gr7" draw:text-style-name="P1" draw:layer="layout" svg:x1="14.492cm" svg:y1="14.791cm" svg:x2="27.243cm" svg:y2="14.791cm">
          <text:p/>
        </draw:line>
        <draw:line draw:style-name="gr52" draw:text-style-name="P1" draw:layer="layout" svg:x1="15.073cm" svg:y1="10.03cm" svg:x2="27.242cm" svg:y2="10.03cm">
          <text:p/>
        </draw:line>
        <draw:line draw:style-name="gr52" draw:text-style-name="P1" draw:layer="layout" svg:x1="15.073cm" svg:y1="10.895cm" svg:x2="27.242cm" svg:y2="10.895cm">
          <text:p/>
        </draw:line>
        <draw:line draw:style-name="gr52" draw:text-style-name="P1" draw:layer="layout" svg:x1="15.073cm" svg:y1="11.762cm" svg:x2="27.242cm" svg:y2="11.762cm">
          <text:p/>
        </draw:line>
        <draw:line draw:style-name="gr52" draw:text-style-name="P1" draw:layer="layout" svg:x1="15.073cm" svg:y1="12.628cm" svg:x2="27.242cm" svg:y2="12.628cm">
          <text:p/>
        </draw:line>
        <draw:line draw:style-name="gr52" draw:text-style-name="P1" draw:layer="layout" svg:x1="15.073cm" svg:y1="13.493cm" svg:x2="27.242cm" svg:y2="13.493cm">
          <text:p/>
        </draw:line>
        <draw:line draw:style-name="gr52" draw:text-style-name="P1" draw:layer="layout" svg:x1="15.073cm" svg:y1="14.36cm" svg:x2="27.242cm" svg:y2="14.36cm">
          <text:p/>
        </draw:line>
        <draw:line draw:style-name="gr52" draw:text-style-name="P1" draw:layer="layout" svg:x1="15.074cm" svg:y1="15.228cm" svg:x2="27.243cm" svg:y2="15.228cm">
          <text:p/>
        </draw:line>
        <draw:frame draw:style-name="gr54" draw:text-style-name="P7" draw:layer="layout" svg:width="0.303cm" svg:height="0.386cm" svg:x="14.622cm" svg:y="9.833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22cm" svg:y="10.695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22cm" svg:y="11.567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2cm" svg:y="12.429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22cm" svg:y="13.295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23cm" svg:y="14.165cm">
          <draw:text-box>
            <text:p text:style-name="P2"><text:span text:style-name="T5">20</text:span></text:p>
          </draw:text-box>
        </draw:frame>
        <draw:line draw:style-name="gr5" draw:text-style-name="P1" draw:layer="layout" svg:x1="14.486cm" svg:y1="8.909cm" svg:x2="27.24cm" svg:y2="8.909cm">
          <text:p/>
        </draw:line>
        <draw:line draw:style-name="gr5" draw:text-style-name="P1" draw:layer="layout" svg:x1="14.478cm" svg:y1="9.581cm" svg:x2="27.241cm" svg:y2="9.581cm">
          <text:p/>
        </draw:line>
        <draw:frame draw:style-name="gr11" draw:text-style-name="P7" draw:layer="layout" svg:width="0.997cm" svg:height="0.533cm" svg:x="24.184cm" svg:y="9.03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24cm" svg:y="9.03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cm" svg:y1="7.86cm" svg:x2="27.241cm" svg:y2="7.86cm">
          <text:p/>
        </draw:line>
        <draw:line draw:style-name="gr52" draw:text-style-name="P1" draw:layer="layout" svg:x1="15.072cm" svg:y1="8.297cm" svg:x2="27.241cm" svg:y2="8.297cm">
          <text:p/>
        </draw:line>
        <draw:path draw:style-name="gr8" draw:text-style-name="P5" draw:layer="layout" svg:width="0.033cm" svg:height="0.034cm" svg:x="14.465cm" svg:y="16.062cm" svg:viewBox="0 0 34 35" svg:d="M17 0c-22 0-23 35 0 35s23-35 0-35z">
          <text:p/>
        </draw:path>
        <draw:path draw:style-name="gr8" draw:text-style-name="P5" draw:layer="layout" svg:width="0.033cm" svg:height="0.034cm" svg:x="14.465cm" svg:y="16.564cm" svg:viewBox="0 0 34 35" svg:d="M17 0c-22 0-23 35 0 35s23-35 0-35z">
          <text:p/>
        </draw:path>
        <draw:path draw:style-name="gr8" draw:text-style-name="P5" draw:layer="layout" svg:width="0.033cm" svg:height="0.034cm" svg:x="14.465cm" svg:y="17.066cm" svg:viewBox="0 0 34 35" svg:d="M17 0c-22 0-23 35 0 35s23-35 0-35z">
          <text:p/>
        </draw:path>
        <draw:path draw:style-name="gr8" draw:text-style-name="P5" draw:layer="layout" svg:width="0.033cm" svg:height="0.034cm" svg:x="14.465cm" svg:y="17.568cm" svg:viewBox="0 0 34 35" svg:d="M17 0c-22 0-23 35 0 35s23-35 0-35z">
          <text:p/>
        </draw:path>
        <draw:path draw:style-name="gr8" draw:text-style-name="P5" draw:layer="layout" svg:width="0.033cm" svg:height="0.034cm" svg:x="14.465cm" svg:y="18.07cm" svg:viewBox="0 0 34 35" svg:d="M17 0c-22 0-23 35 0 35s23-35 0-35z">
          <text:p/>
        </draw:path>
        <draw:path draw:style-name="gr8" draw:text-style-name="P5" draw:layer="layout" svg:width="0.033cm" svg:height="0.035cm" svg:x="14.465cm" svg:y="18.572cm" svg:viewBox="0 0 34 36" svg:d="M17 0c-22 0-23 36 0 36s23-36 0-36z">
          <text:p/>
        </draw:path>
        <draw:path draw:style-name="gr8" draw:text-style-name="P5" draw:layer="layout" svg:width="0.033cm" svg:height="0.034cm" svg:x="14.465cm" svg:y="19.075cm" svg:viewBox="0 0 34 35" svg:d="M17 0c-22 0-23 35 0 35s23-35 0-35z">
          <text:p/>
        </draw:path>
        <draw:path draw:style-name="gr8" draw:text-style-name="P5" draw:layer="layout" svg:width="0.033cm" svg:height="0.034cm" svg:x="14.465cm" svg:y="19.577cm" svg:viewBox="0 0 34 35" svg:d="M17 0c-22 0-23 35 0 35s23-35 0-35z">
          <text:p/>
        </draw:path>
        <draw:path draw:style-name="gr8" draw:text-style-name="P5" draw:layer="layout" svg:width="0.033cm" svg:height="0.034cm" svg:x="14.465cm" svg:y="20.079cm" svg:viewBox="0 0 34 35" svg:d="M17 0c-22 0-23 35 0 35s23-35 0-35z">
          <text:p/>
        </draw:path>
        <draw:path draw:style-name="gr8" draw:text-style-name="P5" draw:layer="layout" svg:width="0.033cm" svg:height="0.034cm" svg:x="14.465cm" svg:y="20.581cm" svg:viewBox="0 0 34 35" svg:d="M17 0c-22 0-23 35 0 35s23-35 0-35z">
          <text:p/>
        </draw:path>
        <draw:path draw:style-name="gr8" draw:text-style-name="P5" draw:layer="layout" svg:width="0.034cm" svg:height="0.034cm" svg:x="14.963cm" svg:y="16.062cm" svg:viewBox="0 0 35 35" svg:d="M17 0c-23 0-23 35 0 35s23-35 0-35z">
          <text:p/>
        </draw:path>
        <draw:path draw:style-name="gr8" draw:text-style-name="P5" draw:layer="layout" svg:width="0.034cm" svg:height="0.034cm" svg:x="14.963cm" svg:y="16.564cm" svg:viewBox="0 0 35 35" svg:d="M17 0c-23 0-23 35 0 35s23-35 0-35z">
          <text:p/>
        </draw:path>
        <draw:path draw:style-name="gr8" draw:text-style-name="P5" draw:layer="layout" svg:width="0.034cm" svg:height="0.034cm" svg:x="14.963cm" svg:y="17.066cm" svg:viewBox="0 0 35 35" svg:d="M17 0c-23 0-23 35 0 35s23-35 0-35z">
          <text:p/>
        </draw:path>
        <draw:path draw:style-name="gr8" draw:text-style-name="P5" draw:layer="layout" svg:width="0.034cm" svg:height="0.034cm" svg:x="14.963cm" svg:y="17.568cm" svg:viewBox="0 0 35 35" svg:d="M17 0c-23 0-23 35 0 35s23-35 0-35z">
          <text:p/>
        </draw:path>
        <draw:path draw:style-name="gr8" draw:text-style-name="P5" draw:layer="layout" svg:width="0.034cm" svg:height="0.034cm" svg:x="14.963cm" svg:y="18.07cm" svg:viewBox="0 0 35 35" svg:d="M17 0c-23 0-23 35 0 35s23-35 0-35z">
          <text:p/>
        </draw:path>
        <draw:path draw:style-name="gr8" draw:text-style-name="P5" draw:layer="layout" svg:width="0.034cm" svg:height="0.035cm" svg:x="14.963cm" svg:y="18.572cm" svg:viewBox="0 0 35 36" svg:d="M17 0c-23 0-23 36 0 36s23-36 0-36z">
          <text:p/>
        </draw:path>
        <draw:path draw:style-name="gr8" draw:text-style-name="P5" draw:layer="layout" svg:width="0.034cm" svg:height="0.034cm" svg:x="14.963cm" svg:y="19.075cm" svg:viewBox="0 0 35 35" svg:d="M17 0c-23 0-23 35 0 35s23-35 0-35z">
          <text:p/>
        </draw:path>
        <draw:path draw:style-name="gr8" draw:text-style-name="P5" draw:layer="layout" svg:width="0.034cm" svg:height="0.034cm" svg:x="14.963cm" svg:y="19.577cm" svg:viewBox="0 0 35 35" svg:d="M17 0c-23 0-23 35 0 35s23-35 0-35z">
          <text:p/>
        </draw:path>
        <draw:path draw:style-name="gr8" draw:text-style-name="P5" draw:layer="layout" svg:width="0.034cm" svg:height="0.034cm" svg:x="14.963cm" svg:y="20.079cm" svg:viewBox="0 0 35 35" svg:d="M17 0c-23 0-23 35 0 35s23-35 0-35z">
          <text:p/>
        </draw:path>
        <draw:path draw:style-name="gr8" draw:text-style-name="P5" draw:layer="layout" svg:width="0.034cm" svg:height="0.034cm" svg:x="14.963cm" svg:y="20.581cm" svg:viewBox="0 0 35 35" svg:d="M17 0c-23 0-23 35 0 35s23-35 0-35z">
          <text:p/>
        </draw:path>
        <draw:path draw:style-name="gr8" draw:text-style-name="P5" draw:layer="layout" svg:width="0.033cm" svg:height="0.034cm" svg:x="15.464cm" svg:y="16.062cm" svg:viewBox="0 0 34 35" svg:d="M17 0c-22 0-23 35 0 35s23-35 0-35z">
          <text:p/>
        </draw:path>
        <draw:path draw:style-name="gr8" draw:text-style-name="P5" draw:layer="layout" svg:width="0.033cm" svg:height="0.034cm" svg:x="15.464cm" svg:y="16.564cm" svg:viewBox="0 0 34 35" svg:d="M17 0c-22 0-23 35 0 35s23-35 0-35z">
          <text:p/>
        </draw:path>
        <draw:path draw:style-name="gr8" draw:text-style-name="P5" draw:layer="layout" svg:width="0.033cm" svg:height="0.034cm" svg:x="15.464cm" svg:y="17.066cm" svg:viewBox="0 0 34 35" svg:d="M17 0c-22 0-23 35 0 35s23-35 0-35z">
          <text:p/>
        </draw:path>
        <draw:path draw:style-name="gr8" draw:text-style-name="P5" draw:layer="layout" svg:width="0.033cm" svg:height="0.034cm" svg:x="15.464cm" svg:y="17.568cm" svg:viewBox="0 0 34 35" svg:d="M17 0c-22 0-23 35 0 35s23-35 0-35z">
          <text:p/>
        </draw:path>
        <draw:path draw:style-name="gr8" draw:text-style-name="P5" draw:layer="layout" svg:width="0.033cm" svg:height="0.034cm" svg:x="15.464cm" svg:y="18.07cm" svg:viewBox="0 0 34 35" svg:d="M17 0c-22 0-23 35 0 35s23-35 0-35z">
          <text:p/>
        </draw:path>
        <draw:path draw:style-name="gr8" draw:text-style-name="P5" draw:layer="layout" svg:width="0.033cm" svg:height="0.035cm" svg:x="15.464cm" svg:y="18.572cm" svg:viewBox="0 0 34 36" svg:d="M17 0c-22 0-23 36 0 36s23-36 0-36z">
          <text:p/>
        </draw:path>
        <draw:path draw:style-name="gr8" draw:text-style-name="P5" draw:layer="layout" svg:width="0.033cm" svg:height="0.034cm" svg:x="15.464cm" svg:y="19.075cm" svg:viewBox="0 0 34 35" svg:d="M17 0c-22 0-23 35 0 35s23-35 0-35z">
          <text:p/>
        </draw:path>
        <draw:path draw:style-name="gr8" draw:text-style-name="P5" draw:layer="layout" svg:width="0.033cm" svg:height="0.034cm" svg:x="15.464cm" svg:y="19.577cm" svg:viewBox="0 0 34 35" svg:d="M17 0c-22 0-23 35 0 35s23-35 0-35z">
          <text:p/>
        </draw:path>
        <draw:path draw:style-name="gr8" draw:text-style-name="P5" draw:layer="layout" svg:width="0.033cm" svg:height="0.034cm" svg:x="15.464cm" svg:y="20.079cm" svg:viewBox="0 0 34 35" svg:d="M17 0c-22 0-23 35 0 35s23-35 0-35z">
          <text:p/>
        </draw:path>
        <draw:path draw:style-name="gr8" draw:text-style-name="P5" draw:layer="layout" svg:width="0.033cm" svg:height="0.034cm" svg:x="15.464cm" svg:y="20.581cm" svg:viewBox="0 0 34 35" svg:d="M17 0c-22 0-23 35 0 35s23-35 0-35z">
          <text:p/>
        </draw:path>
        <draw:path draw:style-name="gr8" draw:text-style-name="P5" draw:layer="layout" svg:width="0.034cm" svg:height="0.034cm" svg:x="15.962cm" svg:y="16.062cm" svg:viewBox="0 0 35 35" svg:d="M17 0c-23 0-23 35 0 35s23-35 0-35z">
          <text:p/>
        </draw:path>
        <draw:path draw:style-name="gr8" draw:text-style-name="P5" draw:layer="layout" svg:width="0.034cm" svg:height="0.034cm" svg:x="15.962cm" svg:y="16.564cm" svg:viewBox="0 0 35 35" svg:d="M17 0c-23 0-23 35 0 35s23-35 0-35z">
          <text:p/>
        </draw:path>
        <draw:path draw:style-name="gr8" draw:text-style-name="P5" draw:layer="layout" svg:width="0.034cm" svg:height="0.034cm" svg:x="15.962cm" svg:y="17.066cm" svg:viewBox="0 0 35 35" svg:d="M17 0c-23 0-23 35 0 35s23-35 0-35z">
          <text:p/>
        </draw:path>
        <draw:path draw:style-name="gr8" draw:text-style-name="P5" draw:layer="layout" svg:width="0.034cm" svg:height="0.034cm" svg:x="15.962cm" svg:y="17.568cm" svg:viewBox="0 0 35 35" svg:d="M17 0c-23 0-23 35 0 35s23-35 0-35z">
          <text:p/>
        </draw:path>
        <draw:path draw:style-name="gr8" draw:text-style-name="P5" draw:layer="layout" svg:width="0.034cm" svg:height="0.034cm" svg:x="15.962cm" svg:y="18.07cm" svg:viewBox="0 0 35 35" svg:d="M17 0c-23 0-23 35 0 35s23-35 0-35z">
          <text:p/>
        </draw:path>
        <draw:path draw:style-name="gr8" draw:text-style-name="P5" draw:layer="layout" svg:width="0.034cm" svg:height="0.035cm" svg:x="15.962cm" svg:y="18.572cm" svg:viewBox="0 0 35 36" svg:d="M17 0c-23 0-23 36 0 36s23-36 0-36z">
          <text:p/>
        </draw:path>
        <draw:path draw:style-name="gr8" draw:text-style-name="P5" draw:layer="layout" svg:width="0.034cm" svg:height="0.034cm" svg:x="15.962cm" svg:y="19.075cm" svg:viewBox="0 0 35 35" svg:d="M17 0c-23 0-23 35 0 35s23-35 0-35z">
          <text:p/>
        </draw:path>
        <draw:path draw:style-name="gr8" draw:text-style-name="P5" draw:layer="layout" svg:width="0.034cm" svg:height="0.034cm" svg:x="15.962cm" svg:y="19.577cm" svg:viewBox="0 0 35 35" svg:d="M17 0c-23 0-23 35 0 35s23-35 0-35z">
          <text:p/>
        </draw:path>
        <draw:path draw:style-name="gr8" draw:text-style-name="P5" draw:layer="layout" svg:width="0.034cm" svg:height="0.034cm" svg:x="15.962cm" svg:y="20.079cm" svg:viewBox="0 0 35 35" svg:d="M17 0c-23 0-23 35 0 35s23-35 0-35z">
          <text:p/>
        </draw:path>
        <draw:path draw:style-name="gr8" draw:text-style-name="P5" draw:layer="layout" svg:width="0.034cm" svg:height="0.034cm" svg:x="15.962cm" svg:y="20.581cm" svg:viewBox="0 0 35 35" svg:d="M17 0c-23 0-23 35 0 35s23-35 0-35z">
          <text:p/>
        </draw:path>
        <draw:path draw:style-name="gr8" draw:text-style-name="P5" draw:layer="layout" svg:width="0.034cm" svg:height="0.034cm" svg:x="16.461cm" svg:y="16.062cm" svg:viewBox="0 0 35 35" svg:d="M17 0c-23 0-23 35 0 35s23-35 0-35z">
          <text:p/>
        </draw:path>
        <draw:path draw:style-name="gr8" draw:text-style-name="P5" draw:layer="layout" svg:width="0.034cm" svg:height="0.034cm" svg:x="16.461cm" svg:y="16.564cm" svg:viewBox="0 0 35 35" svg:d="M17 0c-23 0-23 35 0 35s23-35 0-35z">
          <text:p/>
        </draw:path>
        <draw:path draw:style-name="gr8" draw:text-style-name="P5" draw:layer="layout" svg:width="0.034cm" svg:height="0.034cm" svg:x="16.461cm" svg:y="17.066cm" svg:viewBox="0 0 35 35" svg:d="M17 0c-23 0-23 35 0 35s23-35 0-35z">
          <text:p/>
        </draw:path>
        <draw:path draw:style-name="gr8" draw:text-style-name="P5" draw:layer="layout" svg:width="0.034cm" svg:height="0.034cm" svg:x="16.461cm" svg:y="17.568cm" svg:viewBox="0 0 35 35" svg:d="M17 0c-23 0-23 35 0 35s23-35 0-35z">
          <text:p/>
        </draw:path>
        <draw:path draw:style-name="gr8" draw:text-style-name="P5" draw:layer="layout" svg:width="0.034cm" svg:height="0.034cm" svg:x="16.461cm" svg:y="18.07cm" svg:viewBox="0 0 35 35" svg:d="M17 0c-23 0-23 35 0 35s23-35 0-35z">
          <text:p/>
        </draw:path>
        <draw:path draw:style-name="gr8" draw:text-style-name="P5" draw:layer="layout" svg:width="0.034cm" svg:height="0.035cm" svg:x="16.461cm" svg:y="18.572cm" svg:viewBox="0 0 35 36" svg:d="M17 0c-23 0-23 36 0 36s23-36 0-36z">
          <text:p/>
        </draw:path>
        <draw:path draw:style-name="gr8" draw:text-style-name="P5" draw:layer="layout" svg:width="0.034cm" svg:height="0.034cm" svg:x="16.461cm" svg:y="19.075cm" svg:viewBox="0 0 35 35" svg:d="M17 0c-23 0-23 35 0 35s23-35 0-35z">
          <text:p/>
        </draw:path>
        <draw:path draw:style-name="gr8" draw:text-style-name="P5" draw:layer="layout" svg:width="0.034cm" svg:height="0.034cm" svg:x="16.461cm" svg:y="19.577cm" svg:viewBox="0 0 35 35" svg:d="M17 0c-23 0-23 35 0 35s23-35 0-35z">
          <text:p/>
        </draw:path>
        <draw:path draw:style-name="gr8" draw:text-style-name="P5" draw:layer="layout" svg:width="0.034cm" svg:height="0.034cm" svg:x="16.461cm" svg:y="20.079cm" svg:viewBox="0 0 35 35" svg:d="M17 0c-23 0-23 35 0 35s23-35 0-35z">
          <text:p/>
        </draw:path>
        <draw:path draw:style-name="gr8" draw:text-style-name="P5" draw:layer="layout" svg:width="0.034cm" svg:height="0.034cm" svg:x="16.461cm" svg:y="20.581cm" svg:viewBox="0 0 35 35" svg:d="M17 0c-23 0-23 35 0 35s23-35 0-35z">
          <text:p/>
        </draw:path>
        <draw:path draw:style-name="gr8" draw:text-style-name="P5" draw:layer="layout" svg:width="0.034cm" svg:height="0.034cm" svg:x="16.96cm" svg:y="16.062cm" svg:viewBox="0 0 35 35" svg:d="M17 0c-23 0-23 35 0 35s23-35 0-35z">
          <text:p/>
        </draw:path>
        <draw:path draw:style-name="gr8" draw:text-style-name="P5" draw:layer="layout" svg:width="0.034cm" svg:height="0.034cm" svg:x="16.96cm" svg:y="16.564cm" svg:viewBox="0 0 35 35" svg:d="M17 0c-23 0-23 35 0 35s23-35 0-35z">
          <text:p/>
        </draw:path>
        <draw:path draw:style-name="gr8" draw:text-style-name="P5" draw:layer="layout" svg:width="0.034cm" svg:height="0.034cm" svg:x="16.96cm" svg:y="17.066cm" svg:viewBox="0 0 35 35" svg:d="M17 0c-23 0-23 35 0 35s23-35 0-35z">
          <text:p/>
        </draw:path>
        <draw:path draw:style-name="gr8" draw:text-style-name="P5" draw:layer="layout" svg:width="0.034cm" svg:height="0.034cm" svg:x="16.96cm" svg:y="17.568cm" svg:viewBox="0 0 35 35" svg:d="M17 0c-23 0-23 35 0 35s23-35 0-35z">
          <text:p/>
        </draw:path>
        <draw:path draw:style-name="gr8" draw:text-style-name="P5" draw:layer="layout" svg:width="0.034cm" svg:height="0.034cm" svg:x="16.96cm" svg:y="18.07cm" svg:viewBox="0 0 35 35" svg:d="M17 0c-23 0-23 35 0 35s23-35 0-35z">
          <text:p/>
        </draw:path>
        <draw:path draw:style-name="gr8" draw:text-style-name="P5" draw:layer="layout" svg:width="0.034cm" svg:height="0.035cm" svg:x="16.96cm" svg:y="18.572cm" svg:viewBox="0 0 35 36" svg:d="M17 0c-23 0-23 36 0 36s23-36 0-36z">
          <text:p/>
        </draw:path>
        <draw:path draw:style-name="gr8" draw:text-style-name="P5" draw:layer="layout" svg:width="0.034cm" svg:height="0.034cm" svg:x="16.96cm" svg:y="19.075cm" svg:viewBox="0 0 35 35" svg:d="M17 0c-23 0-23 35 0 35s23-35 0-35z">
          <text:p/>
        </draw:path>
        <draw:path draw:style-name="gr8" draw:text-style-name="P5" draw:layer="layout" svg:width="0.034cm" svg:height="0.034cm" svg:x="16.96cm" svg:y="19.577cm" svg:viewBox="0 0 35 35" svg:d="M17 0c-23 0-23 35 0 35s23-35 0-35z">
          <text:p/>
        </draw:path>
        <draw:path draw:style-name="gr8" draw:text-style-name="P5" draw:layer="layout" svg:width="0.034cm" svg:height="0.034cm" svg:x="16.96cm" svg:y="20.079cm" svg:viewBox="0 0 35 35" svg:d="M17 0c-23 0-23 35 0 35s23-35 0-35z">
          <text:p/>
        </draw:path>
        <draw:path draw:style-name="gr8" draw:text-style-name="P5" draw:layer="layout" svg:width="0.034cm" svg:height="0.034cm" svg:x="16.96cm" svg:y="20.581cm" svg:viewBox="0 0 35 35" svg:d="M17 0c-23 0-23 35 0 35s23-35 0-35z">
          <text:p/>
        </draw:path>
        <draw:path draw:style-name="gr8" draw:text-style-name="P5" draw:layer="layout" svg:width="0.033cm" svg:height="0.034cm" svg:x="17.459cm" svg:y="16.062cm" svg:viewBox="0 0 34 35" svg:d="M17 0c-23 0-23 35 0 35 22 0 22-35 0-35z">
          <text:p/>
        </draw:path>
        <draw:path draw:style-name="gr8" draw:text-style-name="P5" draw:layer="layout" svg:width="0.033cm" svg:height="0.034cm" svg:x="17.459cm" svg:y="16.564cm" svg:viewBox="0 0 34 35" svg:d="M17 0c-23 0-23 35 0 35 22 0 22-35 0-35z">
          <text:p/>
        </draw:path>
        <draw:path draw:style-name="gr8" draw:text-style-name="P5" draw:layer="layout" svg:width="0.033cm" svg:height="0.034cm" svg:x="17.459cm" svg:y="17.066cm" svg:viewBox="0 0 34 35" svg:d="M17 0c-23 0-23 35 0 35 22 0 22-35 0-35z">
          <text:p/>
        </draw:path>
        <draw:path draw:style-name="gr8" draw:text-style-name="P5" draw:layer="layout" svg:width="0.033cm" svg:height="0.034cm" svg:x="17.459cm" svg:y="17.568cm" svg:viewBox="0 0 34 35" svg:d="M17 0c-23 0-23 35 0 35 22 0 22-35 0-35z">
          <text:p/>
        </draw:path>
        <draw:path draw:style-name="gr8" draw:text-style-name="P5" draw:layer="layout" svg:width="0.033cm" svg:height="0.034cm" svg:x="17.459cm" svg:y="18.07cm" svg:viewBox="0 0 34 35" svg:d="M17 0c-23 0-23 35 0 35 22 0 22-35 0-35z">
          <text:p/>
        </draw:path>
        <draw:path draw:style-name="gr8" draw:text-style-name="P5" draw:layer="layout" svg:width="0.033cm" svg:height="0.035cm" svg:x="17.459cm" svg:y="18.572cm" svg:viewBox="0 0 34 36" svg:d="M17 0c-23 0-23 36 0 36 22 0 22-36 0-36z">
          <text:p/>
        </draw:path>
        <draw:path draw:style-name="gr8" draw:text-style-name="P5" draw:layer="layout" svg:width="0.033cm" svg:height="0.034cm" svg:x="17.459cm" svg:y="19.075cm" svg:viewBox="0 0 34 35" svg:d="M17 0c-23 0-23 35 0 35 22 0 22-35 0-35z">
          <text:p/>
        </draw:path>
        <draw:path draw:style-name="gr8" draw:text-style-name="P5" draw:layer="layout" svg:width="0.033cm" svg:height="0.034cm" svg:x="17.459cm" svg:y="19.577cm" svg:viewBox="0 0 34 35" svg:d="M17 0c-23 0-23 35 0 35 22 0 22-35 0-35z">
          <text:p/>
        </draw:path>
        <draw:path draw:style-name="gr8" draw:text-style-name="P5" draw:layer="layout" svg:width="0.033cm" svg:height="0.034cm" svg:x="17.459cm" svg:y="20.079cm" svg:viewBox="0 0 34 35" svg:d="M17 0c-23 0-23 35 0 35 22 0 22-35 0-35z">
          <text:p/>
        </draw:path>
        <draw:path draw:style-name="gr8" draw:text-style-name="P5" draw:layer="layout" svg:width="0.033cm" svg:height="0.034cm" svg:x="17.459cm" svg:y="20.581cm" svg:viewBox="0 0 34 35" svg:d="M17 0c-23 0-23 35 0 35 22 0 22-35 0-35z">
          <text:p/>
        </draw:path>
        <draw:path draw:style-name="gr8" draw:text-style-name="P5" draw:layer="layout" svg:width="0.034cm" svg:height="0.034cm" svg:x="17.957cm" svg:y="16.062cm" svg:viewBox="0 0 35 35" svg:d="M17 0c-23 0-23 35 0 35s23-35 0-35z">
          <text:p/>
        </draw:path>
        <draw:path draw:style-name="gr8" draw:text-style-name="P5" draw:layer="layout" svg:width="0.034cm" svg:height="0.034cm" svg:x="17.957cm" svg:y="16.564cm" svg:viewBox="0 0 35 35" svg:d="M17 0c-23 0-23 35 0 35s23-35 0-35z">
          <text:p/>
        </draw:path>
        <draw:path draw:style-name="gr8" draw:text-style-name="P5" draw:layer="layout" svg:width="0.034cm" svg:height="0.034cm" svg:x="17.957cm" svg:y="17.066cm" svg:viewBox="0 0 35 35" svg:d="M17 0c-23 0-23 35 0 35s23-35 0-35z">
          <text:p/>
        </draw:path>
        <draw:path draw:style-name="gr8" draw:text-style-name="P5" draw:layer="layout" svg:width="0.034cm" svg:height="0.034cm" svg:x="17.957cm" svg:y="17.568cm" svg:viewBox="0 0 35 35" svg:d="M17 0c-23 0-23 35 0 35s23-35 0-35z">
          <text:p/>
        </draw:path>
        <draw:path draw:style-name="gr8" draw:text-style-name="P5" draw:layer="layout" svg:width="0.034cm" svg:height="0.034cm" svg:x="17.957cm" svg:y="18.07cm" svg:viewBox="0 0 35 35" svg:d="M17 0c-23 0-23 35 0 35s23-35 0-35z">
          <text:p/>
        </draw:path>
        <draw:path draw:style-name="gr8" draw:text-style-name="P5" draw:layer="layout" svg:width="0.034cm" svg:height="0.035cm" svg:x="17.957cm" svg:y="18.572cm" svg:viewBox="0 0 35 36" svg:d="M17 0c-23 0-23 36 0 36s23-36 0-36z">
          <text:p/>
        </draw:path>
        <draw:path draw:style-name="gr8" draw:text-style-name="P5" draw:layer="layout" svg:width="0.034cm" svg:height="0.034cm" svg:x="17.957cm" svg:y="19.075cm" svg:viewBox="0 0 35 35" svg:d="M17 0c-23 0-23 35 0 35s23-35 0-35z">
          <text:p/>
        </draw:path>
        <draw:path draw:style-name="gr8" draw:text-style-name="P5" draw:layer="layout" svg:width="0.034cm" svg:height="0.034cm" svg:x="17.957cm" svg:y="19.577cm" svg:viewBox="0 0 35 35" svg:d="M17 0c-23 0-23 35 0 35s23-35 0-35z">
          <text:p/>
        </draw:path>
        <draw:path draw:style-name="gr8" draw:text-style-name="P5" draw:layer="layout" svg:width="0.034cm" svg:height="0.034cm" svg:x="17.957cm" svg:y="20.079cm" svg:viewBox="0 0 35 35" svg:d="M17 0c-23 0-23 35 0 35s23-35 0-35z">
          <text:p/>
        </draw:path>
        <draw:path draw:style-name="gr8" draw:text-style-name="P5" draw:layer="layout" svg:width="0.034cm" svg:height="0.034cm" svg:x="17.957cm" svg:y="20.581cm" svg:viewBox="0 0 35 35" svg:d="M17 0c-23 0-23 35 0 35s23-35 0-35z">
          <text:p/>
        </draw:path>
        <draw:path draw:style-name="gr8" draw:text-style-name="P5" draw:layer="layout" svg:width="0.034cm" svg:height="0.034cm" svg:x="18.457cm" svg:y="16.564cm" svg:viewBox="0 0 35 35" svg:d="M17 0c-23 0-23 35 0 35s23-35 0-35z">
          <text:p/>
        </draw:path>
        <draw:path draw:style-name="gr8" draw:text-style-name="P5" draw:layer="layout" svg:width="0.034cm" svg:height="0.034cm" svg:x="18.457cm" svg:y="17.066cm" svg:viewBox="0 0 35 35" svg:d="M17 0c-23 0-23 35 0 35s23-35 0-35z">
          <text:p/>
        </draw:path>
        <draw:path draw:style-name="gr8" draw:text-style-name="P5" draw:layer="layout" svg:width="0.034cm" svg:height="0.034cm" svg:x="18.457cm" svg:y="17.568cm" svg:viewBox="0 0 35 35" svg:d="M17 0c-23 0-23 35 0 35s23-35 0-35z">
          <text:p/>
        </draw:path>
        <draw:path draw:style-name="gr8" draw:text-style-name="P5" draw:layer="layout" svg:width="0.034cm" svg:height="0.034cm" svg:x="18.457cm" svg:y="18.07cm" svg:viewBox="0 0 35 35" svg:d="M17 0c-23 0-23 35 0 35s23-35 0-35z">
          <text:p/>
        </draw:path>
        <draw:path draw:style-name="gr8" draw:text-style-name="P5" draw:layer="layout" svg:width="0.034cm" svg:height="0.035cm" svg:x="18.457cm" svg:y="18.572cm" svg:viewBox="0 0 35 36" svg:d="M17 0c-23 0-23 36 0 36s23-36 0-36z">
          <text:p/>
        </draw:path>
        <draw:path draw:style-name="gr8" draw:text-style-name="P5" draw:layer="layout" svg:width="0.034cm" svg:height="0.034cm" svg:x="18.457cm" svg:y="19.075cm" svg:viewBox="0 0 35 35" svg:d="M17 0c-23 0-23 35 0 35s23-35 0-35z">
          <text:p/>
        </draw:path>
        <draw:path draw:style-name="gr8" draw:text-style-name="P5" draw:layer="layout" svg:width="0.034cm" svg:height="0.034cm" svg:x="18.457cm" svg:y="19.577cm" svg:viewBox="0 0 35 35" svg:d="M17 0c-23 0-23 35 0 35s23-35 0-35z">
          <text:p/>
        </draw:path>
        <draw:path draw:style-name="gr8" draw:text-style-name="P5" draw:layer="layout" svg:width="0.034cm" svg:height="0.034cm" svg:x="18.457cm" svg:y="20.079cm" svg:viewBox="0 0 35 35" svg:d="M17 0c-23 0-23 35 0 35s23-35 0-35z">
          <text:p/>
        </draw:path>
        <draw:path draw:style-name="gr8" draw:text-style-name="P5" draw:layer="layout" svg:width="0.034cm" svg:height="0.034cm" svg:x="18.457cm" svg:y="20.581cm" svg:viewBox="0 0 35 35" svg:d="M17 0c-23 0-23 35 0 35s23-35 0-35z">
          <text:p/>
        </draw:path>
        <draw:path draw:style-name="gr8" draw:text-style-name="P5" draw:layer="layout" svg:width="0.032cm" svg:height="0.034cm" svg:x="18.956cm" svg:y="16.564cm" svg:viewBox="0 0 33 35" svg:d="M16 0c-21 0-21 35 0 35 23 0 23-35 0-35z">
          <text:p/>
        </draw:path>
        <draw:path draw:style-name="gr8" draw:text-style-name="P5" draw:layer="layout" svg:width="0.032cm" svg:height="0.034cm" svg:x="18.956cm" svg:y="17.066cm" svg:viewBox="0 0 33 35" svg:d="M16 0c-21 0-21 35 0 35 23 0 23-35 0-35z">
          <text:p/>
        </draw:path>
        <draw:path draw:style-name="gr8" draw:text-style-name="P5" draw:layer="layout" svg:width="0.032cm" svg:height="0.034cm" svg:x="18.956cm" svg:y="17.568cm" svg:viewBox="0 0 33 35" svg:d="M16 0c-21 0-21 35 0 35 23 0 23-35 0-35z">
          <text:p/>
        </draw:path>
        <draw:path draw:style-name="gr8" draw:text-style-name="P5" draw:layer="layout" svg:width="0.032cm" svg:height="0.034cm" svg:x="18.956cm" svg:y="18.07cm" svg:viewBox="0 0 33 35" svg:d="M16 0c-21 0-21 35 0 35 23 0 23-35 0-35z">
          <text:p/>
        </draw:path>
        <draw:path draw:style-name="gr8" draw:text-style-name="P5" draw:layer="layout" svg:width="0.032cm" svg:height="0.035cm" svg:x="18.956cm" svg:y="18.572cm" svg:viewBox="0 0 33 36" svg:d="M16 0c-21 0-21 36 0 36 23 0 23-36 0-36z">
          <text:p/>
        </draw:path>
        <draw:path draw:style-name="gr8" draw:text-style-name="P5" draw:layer="layout" svg:width="0.032cm" svg:height="0.034cm" svg:x="18.956cm" svg:y="19.075cm" svg:viewBox="0 0 33 35" svg:d="M16 0c-21 0-21 35 0 35 23 0 23-35 0-35z">
          <text:p/>
        </draw:path>
        <draw:path draw:style-name="gr8" draw:text-style-name="P5" draw:layer="layout" svg:width="0.032cm" svg:height="0.034cm" svg:x="18.956cm" svg:y="19.577cm" svg:viewBox="0 0 33 35" svg:d="M16 0c-21 0-21 35 0 35 23 0 23-35 0-35z">
          <text:p/>
        </draw:path>
        <draw:path draw:style-name="gr8" draw:text-style-name="P5" draw:layer="layout" svg:width="0.032cm" svg:height="0.034cm" svg:x="18.956cm" svg:y="20.079cm" svg:viewBox="0 0 33 35" svg:d="M16 0c-21 0-21 35 0 35 23 0 23-35 0-35z">
          <text:p/>
        </draw:path>
        <draw:path draw:style-name="gr8" draw:text-style-name="P5" draw:layer="layout" svg:width="0.032cm" svg:height="0.034cm" svg:x="18.956cm" svg:y="20.581cm" svg:viewBox="0 0 33 35" svg:d="M16 0c-21 0-21 35 0 35 23 0 23-35 0-35z">
          <text:p/>
        </draw:path>
        <draw:path draw:style-name="gr8" draw:text-style-name="P5" draw:layer="layout" svg:width="0.033cm" svg:height="0.034cm" svg:x="19.454cm" svg:y="16.062cm" svg:viewBox="0 0 34 35" svg:d="M17 0c-23 0-23 35 0 35 22 0 22-35 0-35z">
          <text:p/>
        </draw:path>
        <draw:path draw:style-name="gr8" draw:text-style-name="P5" draw:layer="layout" svg:width="0.033cm" svg:height="0.034cm" svg:x="19.454cm" svg:y="16.564cm" svg:viewBox="0 0 34 35" svg:d="M17 0c-23 0-23 35 0 35 22 0 22-35 0-35z">
          <text:p/>
        </draw:path>
        <draw:path draw:style-name="gr8" draw:text-style-name="P5" draw:layer="layout" svg:width="0.033cm" svg:height="0.034cm" svg:x="19.454cm" svg:y="17.066cm" svg:viewBox="0 0 34 35" svg:d="M17 0c-23 0-23 35 0 35 22 0 22-35 0-35z">
          <text:p/>
        </draw:path>
        <draw:path draw:style-name="gr8" draw:text-style-name="P5" draw:layer="layout" svg:width="0.033cm" svg:height="0.034cm" svg:x="19.454cm" svg:y="17.568cm" svg:viewBox="0 0 34 35" svg:d="M17 0c-23 0-23 35 0 35 22 0 22-35 0-35z">
          <text:p/>
        </draw:path>
        <draw:path draw:style-name="gr8" draw:text-style-name="P5" draw:layer="layout" svg:width="0.033cm" svg:height="0.034cm" svg:x="19.454cm" svg:y="18.07cm" svg:viewBox="0 0 34 35" svg:d="M17 0c-23 0-23 35 0 35 22 0 22-35 0-35z">
          <text:p/>
        </draw:path>
        <draw:path draw:style-name="gr8" draw:text-style-name="P5" draw:layer="layout" svg:width="0.033cm" svg:height="0.035cm" svg:x="19.454cm" svg:y="18.572cm" svg:viewBox="0 0 34 36" svg:d="M17 0c-23 0-23 36 0 36 22 0 22-36 0-36z">
          <text:p/>
        </draw:path>
        <draw:path draw:style-name="gr8" draw:text-style-name="P5" draw:layer="layout" svg:width="0.033cm" svg:height="0.034cm" svg:x="19.454cm" svg:y="19.075cm" svg:viewBox="0 0 34 35" svg:d="M17 0c-23 0-23 35 0 35 22 0 22-35 0-35z">
          <text:p/>
        </draw:path>
        <draw:path draw:style-name="gr8" draw:text-style-name="P5" draw:layer="layout" svg:width="0.033cm" svg:height="0.034cm" svg:x="19.454cm" svg:y="19.577cm" svg:viewBox="0 0 34 35" svg:d="M17 0c-23 0-23 35 0 35 22 0 22-35 0-35z">
          <text:p/>
        </draw:path>
        <draw:path draw:style-name="gr8" draw:text-style-name="P5" draw:layer="layout" svg:width="0.033cm" svg:height="0.034cm" svg:x="19.454cm" svg:y="20.079cm" svg:viewBox="0 0 34 35" svg:d="M17 0c-23 0-23 35 0 35 22 0 22-35 0-35z">
          <text:p/>
        </draw:path>
        <draw:path draw:style-name="gr8" draw:text-style-name="P5" draw:layer="layout" svg:width="0.033cm" svg:height="0.034cm" svg:x="19.454cm" svg:y="20.581cm" svg:viewBox="0 0 34 35" svg:d="M17 0c-23 0-23 35 0 35 22 0 22-35 0-35z">
          <text:p/>
        </draw:path>
        <draw:path draw:style-name="gr8" draw:text-style-name="P5" draw:layer="layout" svg:width="0.033cm" svg:height="0.034cm" svg:x="19.953cm" svg:y="16.062cm" svg:viewBox="0 0 34 35" svg:d="M17 0c-23 0-23 35 0 35 22 0 22-35 0-35z">
          <text:p/>
        </draw:path>
        <draw:path draw:style-name="gr8" draw:text-style-name="P5" draw:layer="layout" svg:width="0.033cm" svg:height="0.034cm" svg:x="19.953cm" svg:y="16.564cm" svg:viewBox="0 0 34 35" svg:d="M17 0c-23 0-23 35 0 35 22 0 22-35 0-35z">
          <text:p/>
        </draw:path>
        <draw:path draw:style-name="gr8" draw:text-style-name="P5" draw:layer="layout" svg:width="0.033cm" svg:height="0.034cm" svg:x="19.953cm" svg:y="17.066cm" svg:viewBox="0 0 34 35" svg:d="M17 0c-23 0-23 35 0 35 22 0 22-35 0-35z">
          <text:p/>
        </draw:path>
        <draw:path draw:style-name="gr8" draw:text-style-name="P5" draw:layer="layout" svg:width="0.033cm" svg:height="0.034cm" svg:x="19.953cm" svg:y="17.568cm" svg:viewBox="0 0 34 35" svg:d="M17 0c-23 0-23 35 0 35 22 0 22-35 0-35z">
          <text:p/>
        </draw:path>
        <draw:path draw:style-name="gr8" draw:text-style-name="P5" draw:layer="layout" svg:width="0.033cm" svg:height="0.034cm" svg:x="19.953cm" svg:y="18.07cm" svg:viewBox="0 0 34 35" svg:d="M17 0c-23 0-23 35 0 35 22 0 22-35 0-35z">
          <text:p/>
        </draw:path>
        <draw:path draw:style-name="gr8" draw:text-style-name="P5" draw:layer="layout" svg:width="0.033cm" svg:height="0.035cm" svg:x="19.953cm" svg:y="18.572cm" svg:viewBox="0 0 34 36" svg:d="M17 0c-23 0-23 36 0 36 22 0 22-36 0-36z">
          <text:p/>
        </draw:path>
        <draw:path draw:style-name="gr8" draw:text-style-name="P5" draw:layer="layout" svg:width="0.033cm" svg:height="0.034cm" svg:x="19.953cm" svg:y="19.075cm" svg:viewBox="0 0 34 35" svg:d="M17 0c-23 0-23 35 0 35 22 0 22-35 0-35z">
          <text:p/>
        </draw:path>
        <draw:path draw:style-name="gr8" draw:text-style-name="P5" draw:layer="layout" svg:width="0.033cm" svg:height="0.034cm" svg:x="19.953cm" svg:y="19.577cm" svg:viewBox="0 0 34 35" svg:d="M17 0c-23 0-23 35 0 35 22 0 22-35 0-35z">
          <text:p/>
        </draw:path>
        <draw:path draw:style-name="gr8" draw:text-style-name="P5" draw:layer="layout" svg:width="0.033cm" svg:height="0.034cm" svg:x="19.953cm" svg:y="20.079cm" svg:viewBox="0 0 34 35" svg:d="M17 0c-23 0-23 35 0 35 22 0 22-35 0-35z">
          <text:p/>
        </draw:path>
        <draw:path draw:style-name="gr8" draw:text-style-name="P5" draw:layer="layout" svg:width="0.033cm" svg:height="0.034cm" svg:x="19.953cm" svg:y="20.581cm" svg:viewBox="0 0 34 35" svg:d="M17 0c-23 0-23 35 0 35 22 0 22-35 0-35z">
          <text:p/>
        </draw:path>
        <draw:path draw:style-name="gr8" draw:text-style-name="P5" draw:layer="layout" svg:width="0.032cm" svg:height="0.034cm" svg:x="20.453cm" svg:y="16.062cm" svg:viewBox="0 0 33 35" svg:d="M16 0c-21 0-21 35 0 35 23 0 23-35 0-35z">
          <text:p/>
        </draw:path>
        <draw:path draw:style-name="gr8" draw:text-style-name="P5" draw:layer="layout" svg:width="0.032cm" svg:height="0.034cm" svg:x="20.453cm" svg:y="16.564cm" svg:viewBox="0 0 33 35" svg:d="M16 0c-21 0-21 35 0 35 23 0 23-35 0-35z">
          <text:p/>
        </draw:path>
        <draw:path draw:style-name="gr8" draw:text-style-name="P5" draw:layer="layout" svg:width="0.032cm" svg:height="0.034cm" svg:x="20.453cm" svg:y="17.066cm" svg:viewBox="0 0 33 35" svg:d="M16 0c-21 0-21 35 0 35 23 0 23-35 0-35z">
          <text:p/>
        </draw:path>
        <draw:path draw:style-name="gr8" draw:text-style-name="P5" draw:layer="layout" svg:width="0.032cm" svg:height="0.034cm" svg:x="20.453cm" svg:y="17.568cm" svg:viewBox="0 0 33 35" svg:d="M16 0c-21 0-21 35 0 35 23 0 23-35 0-35z">
          <text:p/>
        </draw:path>
        <draw:path draw:style-name="gr8" draw:text-style-name="P5" draw:layer="layout" svg:width="0.032cm" svg:height="0.034cm" svg:x="20.453cm" svg:y="18.07cm" svg:viewBox="0 0 33 35" svg:d="M16 0c-21 0-21 35 0 35 23 0 23-35 0-35z">
          <text:p/>
        </draw:path>
        <draw:path draw:style-name="gr8" draw:text-style-name="P5" draw:layer="layout" svg:width="0.032cm" svg:height="0.035cm" svg:x="20.453cm" svg:y="18.572cm" svg:viewBox="0 0 33 36" svg:d="M16 0c-21 0-21 36 0 36 23 0 23-36 0-36z">
          <text:p/>
        </draw:path>
        <draw:path draw:style-name="gr8" draw:text-style-name="P5" draw:layer="layout" svg:width="0.032cm" svg:height="0.034cm" svg:x="20.453cm" svg:y="19.075cm" svg:viewBox="0 0 33 35" svg:d="M16 0c-21 0-21 35 0 35 23 0 23-35 0-35z">
          <text:p/>
        </draw:path>
        <draw:path draw:style-name="gr8" draw:text-style-name="P5" draw:layer="layout" svg:width="0.032cm" svg:height="0.034cm" svg:x="20.453cm" svg:y="19.577cm" svg:viewBox="0 0 33 35" svg:d="M16 0c-21 0-21 35 0 35 23 0 23-35 0-35z">
          <text:p/>
        </draw:path>
        <draw:path draw:style-name="gr8" draw:text-style-name="P5" draw:layer="layout" svg:width="0.032cm" svg:height="0.034cm" svg:x="20.453cm" svg:y="20.079cm" svg:viewBox="0 0 33 35" svg:d="M16 0c-21 0-21 35 0 35 23 0 23-35 0-35z">
          <text:p/>
        </draw:path>
        <draw:path draw:style-name="gr8" draw:text-style-name="P5" draw:layer="layout" svg:width="0.032cm" svg:height="0.034cm" svg:x="20.453cm" svg:y="20.581cm" svg:viewBox="0 0 33 35" svg:d="M16 0c-21 0-21 35 0 35 23 0 23-35 0-35z">
          <text:p/>
        </draw:path>
        <draw:path draw:style-name="gr8" draw:text-style-name="P5" draw:layer="layout" svg:width="0.034cm" svg:height="0.034cm" svg:x="20.951cm" svg:y="16.062cm" svg:viewBox="0 0 35 35" svg:d="M17 0c-23 0-23 35 0 35s23-35 0-35z">
          <text:p/>
        </draw:path>
        <draw:path draw:style-name="gr8" draw:text-style-name="P5" draw:layer="layout" svg:width="0.034cm" svg:height="0.034cm" svg:x="20.951cm" svg:y="16.564cm" svg:viewBox="0 0 35 35" svg:d="M17 0c-23 0-23 35 0 35s23-35 0-35z">
          <text:p/>
        </draw:path>
        <draw:path draw:style-name="gr8" draw:text-style-name="P5" draw:layer="layout" svg:width="0.034cm" svg:height="0.034cm" svg:x="20.951cm" svg:y="17.066cm" svg:viewBox="0 0 35 35" svg:d="M17 0c-23 0-23 35 0 35s23-35 0-35z">
          <text:p/>
        </draw:path>
        <draw:path draw:style-name="gr8" draw:text-style-name="P5" draw:layer="layout" svg:width="0.034cm" svg:height="0.034cm" svg:x="20.951cm" svg:y="17.568cm" svg:viewBox="0 0 35 35" svg:d="M17 0c-23 0-23 35 0 35s23-35 0-35z">
          <text:p/>
        </draw:path>
        <draw:path draw:style-name="gr8" draw:text-style-name="P5" draw:layer="layout" svg:width="0.034cm" svg:height="0.034cm" svg:x="20.951cm" svg:y="18.07cm" svg:viewBox="0 0 35 35" svg:d="M17 0c-23 0-23 35 0 35s23-35 0-35z">
          <text:p/>
        </draw:path>
        <draw:path draw:style-name="gr8" draw:text-style-name="P5" draw:layer="layout" svg:width="0.034cm" svg:height="0.035cm" svg:x="20.951cm" svg:y="18.572cm" svg:viewBox="0 0 35 36" svg:d="M17 0c-23 0-23 36 0 36s23-36 0-36z">
          <text:p/>
        </draw:path>
        <draw:path draw:style-name="gr8" draw:text-style-name="P5" draw:layer="layout" svg:width="0.034cm" svg:height="0.034cm" svg:x="20.951cm" svg:y="19.075cm" svg:viewBox="0 0 35 35" svg:d="M17 0c-23 0-23 35 0 35s23-35 0-35z">
          <text:p/>
        </draw:path>
        <draw:path draw:style-name="gr8" draw:text-style-name="P5" draw:layer="layout" svg:width="0.034cm" svg:height="0.034cm" svg:x="20.951cm" svg:y="19.577cm" svg:viewBox="0 0 35 35" svg:d="M17 0c-23 0-23 35 0 35s23-35 0-35z">
          <text:p/>
        </draw:path>
        <draw:path draw:style-name="gr8" draw:text-style-name="P5" draw:layer="layout" svg:width="0.034cm" svg:height="0.034cm" svg:x="20.951cm" svg:y="20.079cm" svg:viewBox="0 0 35 35" svg:d="M17 0c-23 0-23 35 0 35s23-35 0-35z">
          <text:p/>
        </draw:path>
        <draw:path draw:style-name="gr8" draw:text-style-name="P5" draw:layer="layout" svg:width="0.034cm" svg:height="0.034cm" svg:x="20.951cm" svg:y="20.581cm" svg:viewBox="0 0 35 35" svg:d="M17 0c-23 0-23 35 0 35s23-35 0-35z">
          <text:p/>
        </draw:path>
        <draw:path draw:style-name="gr8" draw:text-style-name="P5" draw:layer="layout" svg:width="0.033cm" svg:height="0.034cm" svg:x="21.45cm" svg:y="16.062cm" svg:viewBox="0 0 34 35" svg:d="M17 0c-23 0-23 35 0 35 22 0 22-35 0-35z">
          <text:p/>
        </draw:path>
        <draw:path draw:style-name="gr8" draw:text-style-name="P5" draw:layer="layout" svg:width="0.033cm" svg:height="0.034cm" svg:x="21.45cm" svg:y="16.564cm" svg:viewBox="0 0 34 35" svg:d="M17 0c-23 0-23 35 0 35 22 0 22-35 0-35z">
          <text:p/>
        </draw:path>
        <draw:path draw:style-name="gr8" draw:text-style-name="P5" draw:layer="layout" svg:width="0.033cm" svg:height="0.034cm" svg:x="21.45cm" svg:y="17.066cm" svg:viewBox="0 0 34 35" svg:d="M17 0c-23 0-23 35 0 35 22 0 22-35 0-35z">
          <text:p/>
        </draw:path>
        <draw:path draw:style-name="gr8" draw:text-style-name="P5" draw:layer="layout" svg:width="0.033cm" svg:height="0.034cm" svg:x="21.45cm" svg:y="17.568cm" svg:viewBox="0 0 34 35" svg:d="M17 0c-23 0-23 35 0 35 22 0 22-35 0-35z">
          <text:p/>
        </draw:path>
        <draw:path draw:style-name="gr8" draw:text-style-name="P5" draw:layer="layout" svg:width="0.033cm" svg:height="0.034cm" svg:x="21.45cm" svg:y="18.07cm" svg:viewBox="0 0 34 35" svg:d="M17 0c-23 0-23 35 0 35 22 0 22-35 0-35z">
          <text:p/>
        </draw:path>
        <draw:path draw:style-name="gr8" draw:text-style-name="P5" draw:layer="layout" svg:width="0.033cm" svg:height="0.035cm" svg:x="21.45cm" svg:y="18.572cm" svg:viewBox="0 0 34 36" svg:d="M17 0c-23 0-23 36 0 36 22 0 22-36 0-36z">
          <text:p/>
        </draw:path>
        <draw:path draw:style-name="gr8" draw:text-style-name="P5" draw:layer="layout" svg:width="0.033cm" svg:height="0.034cm" svg:x="21.45cm" svg:y="19.075cm" svg:viewBox="0 0 34 35" svg:d="M17 0c-23 0-23 35 0 35 22 0 22-35 0-35z">
          <text:p/>
        </draw:path>
        <draw:path draw:style-name="gr8" draw:text-style-name="P5" draw:layer="layout" svg:width="0.033cm" svg:height="0.034cm" svg:x="21.45cm" svg:y="19.577cm" svg:viewBox="0 0 34 35" svg:d="M17 0c-23 0-23 35 0 35 22 0 22-35 0-35z">
          <text:p/>
        </draw:path>
        <draw:path draw:style-name="gr8" draw:text-style-name="P5" draw:layer="layout" svg:width="0.033cm" svg:height="0.034cm" svg:x="21.45cm" svg:y="20.079cm" svg:viewBox="0 0 34 35" svg:d="M17 0c-23 0-23 35 0 35 22 0 22-35 0-35z">
          <text:p/>
        </draw:path>
        <draw:path draw:style-name="gr8" draw:text-style-name="P5" draw:layer="layout" svg:width="0.033cm" svg:height="0.034cm" svg:x="21.45cm" svg:y="20.581cm" svg:viewBox="0 0 34 35" svg:d="M17 0c-23 0-23 35 0 35 22 0 22-35 0-35z">
          <text:p/>
        </draw:path>
        <draw:path draw:style-name="gr8" draw:text-style-name="P5" draw:layer="layout" svg:width="0.033cm" svg:height="0.034cm" svg:x="21.949cm" svg:y="16.062cm" svg:viewBox="0 0 34 35" svg:d="M17 0c-23 0-23 35 0 35 22 0 22-35 0-35z">
          <text:p/>
        </draw:path>
        <draw:path draw:style-name="gr8" draw:text-style-name="P5" draw:layer="layout" svg:width="0.033cm" svg:height="0.034cm" svg:x="21.949cm" svg:y="16.564cm" svg:viewBox="0 0 34 35" svg:d="M17 0c-23 0-23 35 0 35 22 0 22-35 0-35z">
          <text:p/>
        </draw:path>
        <draw:path draw:style-name="gr8" draw:text-style-name="P5" draw:layer="layout" svg:width="0.033cm" svg:height="0.034cm" svg:x="21.949cm" svg:y="17.066cm" svg:viewBox="0 0 34 35" svg:d="M17 0c-23 0-23 35 0 35 22 0 22-35 0-35z">
          <text:p/>
        </draw:path>
        <draw:path draw:style-name="gr8" draw:text-style-name="P5" draw:layer="layout" svg:width="0.033cm" svg:height="0.034cm" svg:x="21.949cm" svg:y="17.568cm" svg:viewBox="0 0 34 35" svg:d="M17 0c-23 0-23 35 0 35 22 0 22-35 0-35z">
          <text:p/>
        </draw:path>
        <draw:path draw:style-name="gr8" draw:text-style-name="P5" draw:layer="layout" svg:width="0.033cm" svg:height="0.034cm" svg:x="21.949cm" svg:y="18.07cm" svg:viewBox="0 0 34 35" svg:d="M17 0c-23 0-23 35 0 35 22 0 22-35 0-35z">
          <text:p/>
        </draw:path>
        <draw:path draw:style-name="gr8" draw:text-style-name="P5" draw:layer="layout" svg:width="0.033cm" svg:height="0.035cm" svg:x="21.949cm" svg:y="18.572cm" svg:viewBox="0 0 34 36" svg:d="M17 0c-23 0-23 36 0 36 22 0 22-36 0-36z">
          <text:p/>
        </draw:path>
        <draw:path draw:style-name="gr8" draw:text-style-name="P5" draw:layer="layout" svg:width="0.033cm" svg:height="0.034cm" svg:x="21.949cm" svg:y="19.075cm" svg:viewBox="0 0 34 35" svg:d="M17 0c-23 0-23 35 0 35 22 0 22-35 0-35z">
          <text:p/>
        </draw:path>
        <draw:path draw:style-name="gr8" draw:text-style-name="P5" draw:layer="layout" svg:width="0.033cm" svg:height="0.034cm" svg:x="21.949cm" svg:y="19.577cm" svg:viewBox="0 0 34 35" svg:d="M17 0c-23 0-23 35 0 35 22 0 22-35 0-35z">
          <text:p/>
        </draw:path>
        <draw:path draw:style-name="gr8" draw:text-style-name="P5" draw:layer="layout" svg:width="0.033cm" svg:height="0.034cm" svg:x="21.949cm" svg:y="20.079cm" svg:viewBox="0 0 34 35" svg:d="M17 0c-23 0-23 35 0 35 22 0 22-35 0-35z">
          <text:p/>
        </draw:path>
        <draw:path draw:style-name="gr8" draw:text-style-name="P5" draw:layer="layout" svg:width="0.033cm" svg:height="0.034cm" svg:x="21.949cm" svg:y="20.581cm" svg:viewBox="0 0 34 35" svg:d="M17 0c-23 0-23 35 0 35 22 0 22-35 0-35z">
          <text:p/>
        </draw:path>
        <draw:frame draw:style-name="gr42" draw:text-style-name="P6" draw:layer="layout" svg:width="1.09cm" svg:height="0.671cm" svg:x="18.181cm" svg:y="15.878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114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14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15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15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16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17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17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18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19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20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20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21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22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21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21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21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23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22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24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24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25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25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24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25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24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26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27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27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1" draw:style-name="dp1" draw:master-page-name="master-page34"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.446cm" svg:y1="2.31cm" svg:x2="13.955cm" svg:y2="2.31cm">
          <text:p/>
        </draw:line>
        <draw:custom-shape draw:style-name="gr136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137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Lu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7</text:span></text:p>
          </draw:text-box>
        </draw:frame>
        <draw:custom-shape draw:style-name="gr47" draw:text-style-name="P8" draw:layer="layout" svg:width="1.159cm" svg:height="0.495cm" svg:x="25.463cm" svg:y="0.69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62cm" svg:y1="1.259cm" svg:x2="27.248cm" svg:y2="1.259cm">
          <text:p/>
        </draw:line>
        <draw:line draw:style-name="gr5" draw:text-style-name="P1" draw:layer="layout" svg:x1="13.967cm" svg:y1="1.958cm" svg:x2="27.248cm" svg:y2="1.958cm">
          <text:p/>
        </draw:line>
        <draw:line draw:style-name="gr7" draw:text-style-name="P1" draw:layer="layout" svg:x1="13.964cm" svg:y1="15.654cm" svg:x2="27.248cm" svg:y2="15.654cm">
          <text:p/>
        </draw:line>
        <draw:frame draw:style-name="gr48" draw:text-style-name="P7" draw:layer="layout" svg:width="1.543cm" svg:height="0.533cm" svg:x="15.101cm" svg:y="0.698cm">
          <draw:text-box>
            <text:p text:style-name="P2"><text:span text:style-name="T8">Sábado </text:span></text:p>
          </draw:text-box>
        </draw:frame>
        <draw:frame draw:style-name="gr134" draw:text-style-name="P7" draw:layer="layout" svg:width="0.502cm" svg:height="0.533cm" svg:x="17.161cm" svg:y="0.698cm">
          <draw:text-box>
            <text:p text:style-name="P2"><text:span text:style-name="T7">22</text:span></text:p>
          </draw:text-box>
        </draw:frame>
        <draw:frame draw:style-name="gr49" draw:text-style-name="P10" draw:layer="layout" svg:width="1.086cm" svg:height="0.497cm" svg:x="25.511cm" svg:y="0.698cm">
          <draw:text-box>
            <text:p text:style-name="P2"><text:span text:style-name="T9">2022</text:span></text:p>
          </draw:text-box>
        </draw:frame>
        <draw:frame draw:style-name="gr11" draw:text-style-name="P7" draw:layer="layout" svg:width="0.997cm" svg:height="0.533cm" svg:x="24.191cm" svg:y="1.407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31cm" svg:y="1.407cm">
          <draw:text-box>
            <text:p text:style-name="P2"><text:span text:style-name="T3">Prioridad:</text:span></text:p>
          </draw:text-box>
        </draw:frame>
        <draw:frame draw:style-name="gr22" draw:text-style-name="P7" draw:layer="layout" svg:width="0.375cm" svg:height="0.386cm" svg:x="14.631cm" svg:y="15.031cm">
          <draw:text-box>
            <text:p text:style-name="P2"><text:span text:style-name="T5">22</text:span></text:p>
          </draw:text-box>
        </draw:frame>
        <draw:frame draw:style-name="gr53" draw:text-style-name="P7" draw:layer="layout" svg:width="1.695cm" svg:height="0.533cm" svg:x="15.101cm" svg:y="8.336cm">
          <draw:text-box>
            <text:p text:style-name="P2"><text:span text:style-name="T8">Domingo</text:span></text:p>
          </draw:text-box>
        </draw:frame>
        <draw:frame draw:style-name="gr139" draw:text-style-name="P7" draw:layer="layout" svg:width="0.489cm" svg:height="0.533cm" svg:x="17.161cm" svg:y="8.336cm">
          <draw:text-box>
            <text:p text:style-name="P2"><text:span text:style-name="T7">23</text:span></text:p>
          </draw:text-box>
        </draw:frame>
        <draw:line draw:style-name="gr7" draw:text-style-name="P1" draw:layer="layout" svg:x1="14.5cm" svg:y1="2.659cm" svg:x2="27.251cm" svg:y2="2.659cm">
          <text:p/>
        </draw:line>
        <draw:line draw:style-name="gr7" draw:text-style-name="P1" draw:layer="layout" svg:x1="14.5cm" svg:y1="3.524cm" svg:x2="27.251cm" svg:y2="3.524cm">
          <text:p/>
        </draw:line>
        <draw:line draw:style-name="gr7" draw:text-style-name="P1" draw:layer="layout" svg:x1="14.5cm" svg:y1="4.391cm" svg:x2="27.251cm" svg:y2="4.391cm">
          <text:p/>
        </draw:line>
        <draw:line draw:style-name="gr7" draw:text-style-name="P1" draw:layer="layout" svg:x1="14.5cm" svg:y1="5.257cm" svg:x2="27.251cm" svg:y2="5.257cm">
          <text:p/>
        </draw:line>
        <draw:line draw:style-name="gr7" draw:text-style-name="P1" draw:layer="layout" svg:x1="14.5cm" svg:y1="6.123cm" svg:x2="27.251cm" svg:y2="6.123cm">
          <text:p/>
        </draw:line>
        <draw:line draw:style-name="gr7" draw:text-style-name="P1" draw:layer="layout" svg:x1="14.5cm" svg:y1="6.99cm" svg:x2="27.251cm" svg:y2="6.99cm">
          <text:p/>
        </draw:line>
        <draw:line draw:style-name="gr52" draw:text-style-name="P1" draw:layer="layout" svg:x1="15.082cm" svg:y1="3.096cm" svg:x2="27.251cm" svg:y2="3.096cm">
          <text:p/>
        </draw:line>
        <draw:line draw:style-name="gr52" draw:text-style-name="P1" draw:layer="layout" svg:x1="15.082cm" svg:y1="3.961cm" svg:x2="27.251cm" svg:y2="3.961cm">
          <text:p/>
        </draw:line>
        <draw:line draw:style-name="gr52" draw:text-style-name="P1" draw:layer="layout" svg:x1="15.082cm" svg:y1="4.828cm" svg:x2="27.251cm" svg:y2="4.828cm">
          <text:p/>
        </draw:line>
        <draw:line draw:style-name="gr52" draw:text-style-name="P1" draw:layer="layout" svg:x1="15.082cm" svg:y1="5.694cm" svg:x2="27.251cm" svg:y2="5.694cm">
          <text:p/>
        </draw:line>
        <draw:line draw:style-name="gr52" draw:text-style-name="P1" draw:layer="layout" svg:x1="15.082cm" svg:y1="6.56cm" svg:x2="27.251cm" svg:y2="6.56cm">
          <text:p/>
        </draw:line>
        <draw:line draw:style-name="gr52" draw:text-style-name="P1" draw:layer="layout" svg:x1="15.082cm" svg:y1="7.427cm" svg:x2="27.251cm" svg:y2="7.427cm">
          <text:p/>
        </draw:line>
        <draw:line draw:style-name="gr52" draw:text-style-name="P1" draw:layer="layout" svg:x1="15.083cm" svg:y1="2.306cm" svg:x2="27.252cm" svg:y2="2.306cm">
          <text:p/>
        </draw:line>
        <draw:frame draw:style-name="gr54" draw:text-style-name="P7" draw:layer="layout" svg:width="0.303cm" svg:height="0.386cm" svg:x="14.631cm" svg:y="2.123cm">
          <draw:text-box>
            <text:p text:style-name="P2"><text:span text:style-name="T5">10</text:span></text:p>
          </draw:text-box>
        </draw:frame>
        <draw:frame draw:style-name="gr55" draw:text-style-name="P7" draw:layer="layout" svg:width="0.294cm" svg:height="0.392cm" svg:x="14.631cm" svg:y="2.898cm">
          <draw:text-box>
            <text:p text:style-name="P2"><text:span text:style-name="T5">12</text:span></text:p>
          </draw:text-box>
        </draw:frame>
        <draw:frame draw:style-name="gr56" draw:text-style-name="P7" draw:layer="layout" svg:width="0.286cm" svg:height="0.392cm" svg:x="14.631cm" svg:y="3.753cm">
          <draw:text-box>
            <text:p text:style-name="P2"><text:span text:style-name="T5">14</text:span></text:p>
          </draw:text-box>
        </draw:frame>
        <draw:frame draw:style-name="gr14" draw:text-style-name="P7" draw:layer="layout" svg:width="0.303cm" svg:height="0.403cm" svg:x="14.631cm" svg:y="4.609cm">
          <draw:text-box>
            <text:p text:style-name="P2"><text:span text:style-name="T5">16</text:span></text:p>
          </draw:text-box>
        </draw:frame>
        <draw:frame draw:style-name="gr16" draw:text-style-name="P7" draw:layer="layout" svg:width="0.294cm" svg:height="0.403cm" svg:x="14.631cm" svg:y="5.489cm">
          <draw:text-box>
            <text:p text:style-name="P2"><text:span text:style-name="T5">18</text:span></text:p>
          </draw:text-box>
        </draw:frame>
        <draw:frame draw:style-name="gr57" draw:text-style-name="P7" draw:layer="layout" svg:width="0.383cm" svg:height="0.403cm" svg:x="14.631cm" svg:y="6.369cm">
          <draw:text-box>
            <text:p text:style-name="P2"><text:span text:style-name="T5">20</text:span></text:p>
          </draw:text-box>
        </draw:frame>
        <draw:frame draw:style-name="gr58" draw:text-style-name="P7" draw:layer="layout" svg:width="0.375cm" svg:height="0.403cm" svg:x="14.631cm" svg:y="7.258cm">
          <draw:text-box>
            <text:p text:style-name="P2"><text:span text:style-name="T5">22</text:span></text:p>
          </draw:text-box>
        </draw:frame>
        <draw:line draw:style-name="gr7" draw:text-style-name="P1" draw:layer="layout" svg:x1="14.499cm" svg:y1="10.454cm" svg:x2="27.25cm" svg:y2="10.454cm">
          <text:p/>
        </draw:line>
        <draw:line draw:style-name="gr7" draw:text-style-name="P1" draw:layer="layout" svg:x1="14.499cm" svg:y1="11.321cm" svg:x2="27.25cm" svg:y2="11.321cm">
          <text:p/>
        </draw:line>
        <draw:line draw:style-name="gr7" draw:text-style-name="P1" draw:layer="layout" svg:x1="14.499cm" svg:y1="12.187cm" svg:x2="27.25cm" svg:y2="12.187cm">
          <text:p/>
        </draw:line>
        <draw:line draw:style-name="gr7" draw:text-style-name="P1" draw:layer="layout" svg:x1="14.499cm" svg:y1="13.052cm" svg:x2="27.25cm" svg:y2="13.052cm">
          <text:p/>
        </draw:line>
        <draw:line draw:style-name="gr7" draw:text-style-name="P1" draw:layer="layout" svg:x1="14.499cm" svg:y1="13.919cm" svg:x2="27.25cm" svg:y2="13.919cm">
          <text:p/>
        </draw:line>
        <draw:line draw:style-name="gr7" draw:text-style-name="P1" draw:layer="layout" svg:x1="14.5cm" svg:y1="14.787cm" svg:x2="27.251cm" svg:y2="14.787cm">
          <text:p/>
        </draw:line>
        <draw:line draw:style-name="gr52" draw:text-style-name="P1" draw:layer="layout" svg:x1="15.081cm" svg:y1="10.026cm" svg:x2="27.25cm" svg:y2="10.026cm">
          <text:p/>
        </draw:line>
        <draw:line draw:style-name="gr52" draw:text-style-name="P1" draw:layer="layout" svg:x1="15.081cm" svg:y1="10.891cm" svg:x2="27.25cm" svg:y2="10.891cm">
          <text:p/>
        </draw:line>
        <draw:line draw:style-name="gr52" draw:text-style-name="P1" draw:layer="layout" svg:x1="15.081cm" svg:y1="11.758cm" svg:x2="27.25cm" svg:y2="11.758cm">
          <text:p/>
        </draw:line>
        <draw:line draw:style-name="gr52" draw:text-style-name="P1" draw:layer="layout" svg:x1="15.081cm" svg:y1="12.624cm" svg:x2="27.25cm" svg:y2="12.624cm">
          <text:p/>
        </draw:line>
        <draw:line draw:style-name="gr52" draw:text-style-name="P1" draw:layer="layout" svg:x1="15.081cm" svg:y1="13.489cm" svg:x2="27.25cm" svg:y2="13.489cm">
          <text:p/>
        </draw:line>
        <draw:line draw:style-name="gr52" draw:text-style-name="P1" draw:layer="layout" svg:x1="15.081cm" svg:y1="14.356cm" svg:x2="27.25cm" svg:y2="14.356cm">
          <text:p/>
        </draw:line>
        <draw:line draw:style-name="gr52" draw:text-style-name="P1" draw:layer="layout" svg:x1="15.082cm" svg:y1="15.224cm" svg:x2="27.251cm" svg:y2="15.224cm">
          <text:p/>
        </draw:line>
        <draw:frame draw:style-name="gr54" draw:text-style-name="P7" draw:layer="layout" svg:width="0.303cm" svg:height="0.386cm" svg:x="14.63cm" svg:y="9.829cm">
          <draw:text-box>
            <text:p text:style-name="P2"><text:span text:style-name="T5">10</text:span></text:p>
          </draw:text-box>
        </draw:frame>
        <draw:frame draw:style-name="gr19" draw:text-style-name="P7" draw:layer="layout" svg:width="0.294cm" svg:height="0.386cm" svg:x="14.63cm" svg:y="10.691cm">
          <draw:text-box>
            <text:p text:style-name="P2"><text:span text:style-name="T5">12</text:span></text:p>
          </draw:text-box>
        </draw:frame>
        <draw:frame draw:style-name="gr19" draw:text-style-name="P7" draw:layer="layout" svg:width="0.294cm" svg:height="0.386cm" svg:x="14.63cm" svg:y="11.563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3cm" svg:y="12.425cm">
          <draw:text-box>
            <text:p text:style-name="P2"><text:span text:style-name="T5">16</text:span></text:p>
          </draw:text-box>
        </draw:frame>
        <draw:frame draw:style-name="gr21" draw:text-style-name="P7" draw:layer="layout" svg:width="0.383cm" svg:height="0.386cm" svg:x="14.63cm" svg:y="13.291cm">
          <draw:text-box>
            <text:p text:style-name="P2"><text:span text:style-name="T5">18</text:span></text:p>
          </draw:text-box>
        </draw:frame>
        <draw:frame draw:style-name="gr21" draw:text-style-name="P7" draw:layer="layout" svg:width="0.383cm" svg:height="0.386cm" svg:x="14.631cm" svg:y="14.161cm">
          <draw:text-box>
            <text:p text:style-name="P2"><text:span text:style-name="T5">20</text:span></text:p>
          </draw:text-box>
        </draw:frame>
        <draw:line draw:style-name="gr5" draw:text-style-name="P1" draw:layer="layout" svg:x1="14.494cm" svg:y1="8.905cm" svg:x2="27.248cm" svg:y2="8.905cm">
          <text:p/>
        </draw:line>
        <draw:line draw:style-name="gr5" draw:text-style-name="P1" draw:layer="layout" svg:x1="14.486cm" svg:y1="9.577cm" svg:x2="27.249cm" svg:y2="9.577cm">
          <text:p/>
        </draw:line>
        <draw:frame draw:style-name="gr11" draw:text-style-name="P7" draw:layer="layout" svg:width="0.997cm" svg:height="0.533cm" svg:x="24.192cm" svg:y="9.026cm">
          <draw:text-box>
            <text:p text:style-name="P2"><text:span text:style-name="T4">Clima:</text:span></text:p>
          </draw:text-box>
        </draw:frame>
        <draw:frame draw:style-name="gr10" draw:text-style-name="P7" draw:layer="layout" svg:width="1.894cm" svg:height="0.533cm" svg:x="14.932cm" svg:y="9.026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14.498cm" svg:y1="7.856cm" svg:x2="27.249cm" svg:y2="7.856cm">
          <text:p/>
        </draw:line>
        <draw:line draw:style-name="gr52" draw:text-style-name="P1" draw:layer="layout" svg:x1="15.08cm" svg:y1="8.293cm" svg:x2="27.249cm" svg:y2="8.293cm">
          <text:p/>
        </draw:line>
        <draw:path draw:style-name="gr8" draw:text-style-name="P5" draw:layer="layout" svg:width="0.033cm" svg:height="0.034cm" svg:x="14.473cm" svg:y="16.058cm" svg:viewBox="0 0 34 35" svg:d="M17 0c-22 0-23 35 0 35s23-35 0-35z">
          <text:p/>
        </draw:path>
        <draw:path draw:style-name="gr8" draw:text-style-name="P5" draw:layer="layout" svg:width="0.033cm" svg:height="0.034cm" svg:x="14.473cm" svg:y="16.56cm" svg:viewBox="0 0 34 35" svg:d="M17 0c-22 0-23 35 0 35s23-35 0-35z">
          <text:p/>
        </draw:path>
        <draw:path draw:style-name="gr8" draw:text-style-name="P5" draw:layer="layout" svg:width="0.033cm" svg:height="0.034cm" svg:x="14.473cm" svg:y="17.062cm" svg:viewBox="0 0 34 35" svg:d="M17 0c-22 0-23 35 0 35s23-35 0-35z">
          <text:p/>
        </draw:path>
        <draw:path draw:style-name="gr8" draw:text-style-name="P5" draw:layer="layout" svg:width="0.033cm" svg:height="0.034cm" svg:x="14.473cm" svg:y="17.564cm" svg:viewBox="0 0 34 35" svg:d="M17 0c-22 0-23 35 0 35s23-35 0-35z">
          <text:p/>
        </draw:path>
        <draw:path draw:style-name="gr8" draw:text-style-name="P5" draw:layer="layout" svg:width="0.033cm" svg:height="0.034cm" svg:x="14.473cm" svg:y="18.066cm" svg:viewBox="0 0 34 35" svg:d="M17 0c-22 0-23 35 0 35s23-35 0-35z">
          <text:p/>
        </draw:path>
        <draw:path draw:style-name="gr8" draw:text-style-name="P5" draw:layer="layout" svg:width="0.033cm" svg:height="0.035cm" svg:x="14.473cm" svg:y="18.568cm" svg:viewBox="0 0 34 36" svg:d="M17 0c-22 0-23 36 0 36s23-36 0-36z">
          <text:p/>
        </draw:path>
        <draw:path draw:style-name="gr8" draw:text-style-name="P5" draw:layer="layout" svg:width="0.033cm" svg:height="0.034cm" svg:x="14.473cm" svg:y="19.071cm" svg:viewBox="0 0 34 35" svg:d="M17 0c-22 0-23 35 0 35s23-35 0-35z">
          <text:p/>
        </draw:path>
        <draw:path draw:style-name="gr8" draw:text-style-name="P5" draw:layer="layout" svg:width="0.033cm" svg:height="0.034cm" svg:x="14.473cm" svg:y="19.573cm" svg:viewBox="0 0 34 35" svg:d="M17 0c-22 0-23 35 0 35s23-35 0-35z">
          <text:p/>
        </draw:path>
        <draw:path draw:style-name="gr8" draw:text-style-name="P5" draw:layer="layout" svg:width="0.033cm" svg:height="0.034cm" svg:x="14.473cm" svg:y="20.075cm" svg:viewBox="0 0 34 35" svg:d="M17 0c-22 0-23 35 0 35s23-35 0-35z">
          <text:p/>
        </draw:path>
        <draw:path draw:style-name="gr8" draw:text-style-name="P5" draw:layer="layout" svg:width="0.033cm" svg:height="0.034cm" svg:x="14.473cm" svg:y="20.577cm" svg:viewBox="0 0 34 35" svg:d="M17 0c-22 0-23 35 0 35s23-35 0-35z">
          <text:p/>
        </draw:path>
        <draw:path draw:style-name="gr8" draw:text-style-name="P5" draw:layer="layout" svg:width="0.034cm" svg:height="0.034cm" svg:x="14.971cm" svg:y="16.058cm" svg:viewBox="0 0 35 35" svg:d="M17 0c-23 0-23 35 0 35s23-35 0-35z">
          <text:p/>
        </draw:path>
        <draw:path draw:style-name="gr8" draw:text-style-name="P5" draw:layer="layout" svg:width="0.034cm" svg:height="0.034cm" svg:x="14.971cm" svg:y="16.56cm" svg:viewBox="0 0 35 35" svg:d="M17 0c-23 0-23 35 0 35s23-35 0-35z">
          <text:p/>
        </draw:path>
        <draw:path draw:style-name="gr8" draw:text-style-name="P5" draw:layer="layout" svg:width="0.034cm" svg:height="0.034cm" svg:x="14.971cm" svg:y="17.062cm" svg:viewBox="0 0 35 35" svg:d="M17 0c-23 0-23 35 0 35s23-35 0-35z">
          <text:p/>
        </draw:path>
        <draw:path draw:style-name="gr8" draw:text-style-name="P5" draw:layer="layout" svg:width="0.034cm" svg:height="0.034cm" svg:x="14.971cm" svg:y="17.564cm" svg:viewBox="0 0 35 35" svg:d="M17 0c-23 0-23 35 0 35s23-35 0-35z">
          <text:p/>
        </draw:path>
        <draw:path draw:style-name="gr8" draw:text-style-name="P5" draw:layer="layout" svg:width="0.034cm" svg:height="0.034cm" svg:x="14.971cm" svg:y="18.066cm" svg:viewBox="0 0 35 35" svg:d="M17 0c-23 0-23 35 0 35s23-35 0-35z">
          <text:p/>
        </draw:path>
        <draw:path draw:style-name="gr8" draw:text-style-name="P5" draw:layer="layout" svg:width="0.034cm" svg:height="0.035cm" svg:x="14.971cm" svg:y="18.568cm" svg:viewBox="0 0 35 36" svg:d="M17 0c-23 0-23 36 0 36s23-36 0-36z">
          <text:p/>
        </draw:path>
        <draw:path draw:style-name="gr8" draw:text-style-name="P5" draw:layer="layout" svg:width="0.034cm" svg:height="0.034cm" svg:x="14.971cm" svg:y="19.071cm" svg:viewBox="0 0 35 35" svg:d="M17 0c-23 0-23 35 0 35s23-35 0-35z">
          <text:p/>
        </draw:path>
        <draw:path draw:style-name="gr8" draw:text-style-name="P5" draw:layer="layout" svg:width="0.034cm" svg:height="0.034cm" svg:x="14.971cm" svg:y="19.573cm" svg:viewBox="0 0 35 35" svg:d="M17 0c-23 0-23 35 0 35s23-35 0-35z">
          <text:p/>
        </draw:path>
        <draw:path draw:style-name="gr8" draw:text-style-name="P5" draw:layer="layout" svg:width="0.034cm" svg:height="0.034cm" svg:x="14.971cm" svg:y="20.075cm" svg:viewBox="0 0 35 35" svg:d="M17 0c-23 0-23 35 0 35s23-35 0-35z">
          <text:p/>
        </draw:path>
        <draw:path draw:style-name="gr8" draw:text-style-name="P5" draw:layer="layout" svg:width="0.034cm" svg:height="0.034cm" svg:x="14.971cm" svg:y="20.577cm" svg:viewBox="0 0 35 35" svg:d="M17 0c-23 0-23 35 0 35s23-35 0-35z">
          <text:p/>
        </draw:path>
        <draw:path draw:style-name="gr8" draw:text-style-name="P5" draw:layer="layout" svg:width="0.033cm" svg:height="0.034cm" svg:x="15.472cm" svg:y="16.058cm" svg:viewBox="0 0 34 35" svg:d="M17 0c-22 0-23 35 0 35s23-35 0-35z">
          <text:p/>
        </draw:path>
        <draw:path draw:style-name="gr8" draw:text-style-name="P5" draw:layer="layout" svg:width="0.033cm" svg:height="0.034cm" svg:x="15.472cm" svg:y="16.56cm" svg:viewBox="0 0 34 35" svg:d="M17 0c-22 0-23 35 0 35s23-35 0-35z">
          <text:p/>
        </draw:path>
        <draw:path draw:style-name="gr8" draw:text-style-name="P5" draw:layer="layout" svg:width="0.033cm" svg:height="0.034cm" svg:x="15.472cm" svg:y="17.062cm" svg:viewBox="0 0 34 35" svg:d="M17 0c-22 0-23 35 0 35s23-35 0-35z">
          <text:p/>
        </draw:path>
        <draw:path draw:style-name="gr8" draw:text-style-name="P5" draw:layer="layout" svg:width="0.033cm" svg:height="0.034cm" svg:x="15.472cm" svg:y="17.564cm" svg:viewBox="0 0 34 35" svg:d="M17 0c-22 0-23 35 0 35s23-35 0-35z">
          <text:p/>
        </draw:path>
        <draw:path draw:style-name="gr8" draw:text-style-name="P5" draw:layer="layout" svg:width="0.033cm" svg:height="0.034cm" svg:x="15.472cm" svg:y="18.066cm" svg:viewBox="0 0 34 35" svg:d="M17 0c-22 0-23 35 0 35s23-35 0-35z">
          <text:p/>
        </draw:path>
        <draw:path draw:style-name="gr8" draw:text-style-name="P5" draw:layer="layout" svg:width="0.033cm" svg:height="0.035cm" svg:x="15.472cm" svg:y="18.568cm" svg:viewBox="0 0 34 36" svg:d="M17 0c-22 0-23 36 0 36s23-36 0-36z">
          <text:p/>
        </draw:path>
        <draw:path draw:style-name="gr8" draw:text-style-name="P5" draw:layer="layout" svg:width="0.033cm" svg:height="0.034cm" svg:x="15.472cm" svg:y="19.071cm" svg:viewBox="0 0 34 35" svg:d="M17 0c-22 0-23 35 0 35s23-35 0-35z">
          <text:p/>
        </draw:path>
        <draw:path draw:style-name="gr8" draw:text-style-name="P5" draw:layer="layout" svg:width="0.033cm" svg:height="0.034cm" svg:x="15.472cm" svg:y="19.573cm" svg:viewBox="0 0 34 35" svg:d="M17 0c-22 0-23 35 0 35s23-35 0-35z">
          <text:p/>
        </draw:path>
        <draw:path draw:style-name="gr8" draw:text-style-name="P5" draw:layer="layout" svg:width="0.033cm" svg:height="0.034cm" svg:x="15.472cm" svg:y="20.075cm" svg:viewBox="0 0 34 35" svg:d="M17 0c-22 0-23 35 0 35s23-35 0-35z">
          <text:p/>
        </draw:path>
        <draw:path draw:style-name="gr8" draw:text-style-name="P5" draw:layer="layout" svg:width="0.033cm" svg:height="0.034cm" svg:x="15.472cm" svg:y="20.577cm" svg:viewBox="0 0 34 35" svg:d="M17 0c-22 0-23 35 0 35s23-35 0-35z">
          <text:p/>
        </draw:path>
        <draw:path draw:style-name="gr8" draw:text-style-name="P5" draw:layer="layout" svg:width="0.034cm" svg:height="0.034cm" svg:x="15.97cm" svg:y="16.058cm" svg:viewBox="0 0 35 35" svg:d="M17 0c-23 0-23 35 0 35s23-35 0-35z">
          <text:p/>
        </draw:path>
        <draw:path draw:style-name="gr8" draw:text-style-name="P5" draw:layer="layout" svg:width="0.034cm" svg:height="0.034cm" svg:x="15.97cm" svg:y="16.56cm" svg:viewBox="0 0 35 35" svg:d="M17 0c-23 0-23 35 0 35s23-35 0-35z">
          <text:p/>
        </draw:path>
        <draw:path draw:style-name="gr8" draw:text-style-name="P5" draw:layer="layout" svg:width="0.034cm" svg:height="0.034cm" svg:x="15.97cm" svg:y="17.062cm" svg:viewBox="0 0 35 35" svg:d="M17 0c-23 0-23 35 0 35s23-35 0-35z">
          <text:p/>
        </draw:path>
        <draw:path draw:style-name="gr8" draw:text-style-name="P5" draw:layer="layout" svg:width="0.034cm" svg:height="0.034cm" svg:x="15.97cm" svg:y="17.564cm" svg:viewBox="0 0 35 35" svg:d="M17 0c-23 0-23 35 0 35s23-35 0-35z">
          <text:p/>
        </draw:path>
        <draw:path draw:style-name="gr8" draw:text-style-name="P5" draw:layer="layout" svg:width="0.034cm" svg:height="0.034cm" svg:x="15.97cm" svg:y="18.066cm" svg:viewBox="0 0 35 35" svg:d="M17 0c-23 0-23 35 0 35s23-35 0-35z">
          <text:p/>
        </draw:path>
        <draw:path draw:style-name="gr8" draw:text-style-name="P5" draw:layer="layout" svg:width="0.034cm" svg:height="0.035cm" svg:x="15.97cm" svg:y="18.568cm" svg:viewBox="0 0 35 36" svg:d="M17 0c-23 0-23 36 0 36s23-36 0-36z">
          <text:p/>
        </draw:path>
        <draw:path draw:style-name="gr8" draw:text-style-name="P5" draw:layer="layout" svg:width="0.034cm" svg:height="0.034cm" svg:x="15.97cm" svg:y="19.071cm" svg:viewBox="0 0 35 35" svg:d="M17 0c-23 0-23 35 0 35s23-35 0-35z">
          <text:p/>
        </draw:path>
        <draw:path draw:style-name="gr8" draw:text-style-name="P5" draw:layer="layout" svg:width="0.034cm" svg:height="0.034cm" svg:x="15.97cm" svg:y="19.573cm" svg:viewBox="0 0 35 35" svg:d="M17 0c-23 0-23 35 0 35s23-35 0-35z">
          <text:p/>
        </draw:path>
        <draw:path draw:style-name="gr8" draw:text-style-name="P5" draw:layer="layout" svg:width="0.034cm" svg:height="0.034cm" svg:x="15.97cm" svg:y="20.075cm" svg:viewBox="0 0 35 35" svg:d="M17 0c-23 0-23 35 0 35s23-35 0-35z">
          <text:p/>
        </draw:path>
        <draw:path draw:style-name="gr8" draw:text-style-name="P5" draw:layer="layout" svg:width="0.034cm" svg:height="0.034cm" svg:x="15.97cm" svg:y="20.577cm" svg:viewBox="0 0 35 35" svg:d="M17 0c-23 0-23 35 0 35s23-35 0-35z">
          <text:p/>
        </draw:path>
        <draw:path draw:style-name="gr8" draw:text-style-name="P5" draw:layer="layout" svg:width="0.034cm" svg:height="0.034cm" svg:x="16.469cm" svg:y="16.058cm" svg:viewBox="0 0 35 35" svg:d="M17 0c-23 0-23 35 0 35s23-35 0-35z">
          <text:p/>
        </draw:path>
        <draw:path draw:style-name="gr8" draw:text-style-name="P5" draw:layer="layout" svg:width="0.034cm" svg:height="0.034cm" svg:x="16.469cm" svg:y="16.56cm" svg:viewBox="0 0 35 35" svg:d="M17 0c-23 0-23 35 0 35s23-35 0-35z">
          <text:p/>
        </draw:path>
        <draw:path draw:style-name="gr8" draw:text-style-name="P5" draw:layer="layout" svg:width="0.034cm" svg:height="0.034cm" svg:x="16.469cm" svg:y="17.062cm" svg:viewBox="0 0 35 35" svg:d="M17 0c-23 0-23 35 0 35s23-35 0-35z">
          <text:p/>
        </draw:path>
        <draw:path draw:style-name="gr8" draw:text-style-name="P5" draw:layer="layout" svg:width="0.034cm" svg:height="0.034cm" svg:x="16.469cm" svg:y="17.564cm" svg:viewBox="0 0 35 35" svg:d="M17 0c-23 0-23 35 0 35s23-35 0-35z">
          <text:p/>
        </draw:path>
        <draw:path draw:style-name="gr8" draw:text-style-name="P5" draw:layer="layout" svg:width="0.034cm" svg:height="0.034cm" svg:x="16.469cm" svg:y="18.066cm" svg:viewBox="0 0 35 35" svg:d="M17 0c-23 0-23 35 0 35s23-35 0-35z">
          <text:p/>
        </draw:path>
        <draw:path draw:style-name="gr8" draw:text-style-name="P5" draw:layer="layout" svg:width="0.034cm" svg:height="0.035cm" svg:x="16.469cm" svg:y="18.568cm" svg:viewBox="0 0 35 36" svg:d="M17 0c-23 0-23 36 0 36s23-36 0-36z">
          <text:p/>
        </draw:path>
        <draw:path draw:style-name="gr8" draw:text-style-name="P5" draw:layer="layout" svg:width="0.034cm" svg:height="0.034cm" svg:x="16.469cm" svg:y="19.071cm" svg:viewBox="0 0 35 35" svg:d="M17 0c-23 0-23 35 0 35s23-35 0-35z">
          <text:p/>
        </draw:path>
        <draw:path draw:style-name="gr8" draw:text-style-name="P5" draw:layer="layout" svg:width="0.034cm" svg:height="0.034cm" svg:x="16.469cm" svg:y="19.573cm" svg:viewBox="0 0 35 35" svg:d="M17 0c-23 0-23 35 0 35s23-35 0-35z">
          <text:p/>
        </draw:path>
        <draw:path draw:style-name="gr8" draw:text-style-name="P5" draw:layer="layout" svg:width="0.034cm" svg:height="0.034cm" svg:x="16.469cm" svg:y="20.075cm" svg:viewBox="0 0 35 35" svg:d="M17 0c-23 0-23 35 0 35s23-35 0-35z">
          <text:p/>
        </draw:path>
        <draw:path draw:style-name="gr8" draw:text-style-name="P5" draw:layer="layout" svg:width="0.034cm" svg:height="0.034cm" svg:x="16.469cm" svg:y="20.577cm" svg:viewBox="0 0 35 35" svg:d="M17 0c-23 0-23 35 0 35s23-35 0-35z">
          <text:p/>
        </draw:path>
        <draw:path draw:style-name="gr8" draw:text-style-name="P5" draw:layer="layout" svg:width="0.034cm" svg:height="0.034cm" svg:x="16.968cm" svg:y="16.058cm" svg:viewBox="0 0 35 35" svg:d="M17 0c-23 0-23 35 0 35s23-35 0-35z">
          <text:p/>
        </draw:path>
        <draw:path draw:style-name="gr8" draw:text-style-name="P5" draw:layer="layout" svg:width="0.034cm" svg:height="0.034cm" svg:x="16.968cm" svg:y="16.56cm" svg:viewBox="0 0 35 35" svg:d="M17 0c-23 0-23 35 0 35s23-35 0-35z">
          <text:p/>
        </draw:path>
        <draw:path draw:style-name="gr8" draw:text-style-name="P5" draw:layer="layout" svg:width="0.034cm" svg:height="0.034cm" svg:x="16.968cm" svg:y="17.062cm" svg:viewBox="0 0 35 35" svg:d="M17 0c-23 0-23 35 0 35s23-35 0-35z">
          <text:p/>
        </draw:path>
        <draw:path draw:style-name="gr8" draw:text-style-name="P5" draw:layer="layout" svg:width="0.034cm" svg:height="0.034cm" svg:x="16.968cm" svg:y="17.564cm" svg:viewBox="0 0 35 35" svg:d="M17 0c-23 0-23 35 0 35s23-35 0-35z">
          <text:p/>
        </draw:path>
        <draw:path draw:style-name="gr8" draw:text-style-name="P5" draw:layer="layout" svg:width="0.034cm" svg:height="0.034cm" svg:x="16.968cm" svg:y="18.066cm" svg:viewBox="0 0 35 35" svg:d="M17 0c-23 0-23 35 0 35s23-35 0-35z">
          <text:p/>
        </draw:path>
        <draw:path draw:style-name="gr8" draw:text-style-name="P5" draw:layer="layout" svg:width="0.034cm" svg:height="0.035cm" svg:x="16.968cm" svg:y="18.568cm" svg:viewBox="0 0 35 36" svg:d="M17 0c-23 0-23 36 0 36s23-36 0-36z">
          <text:p/>
        </draw:path>
        <draw:path draw:style-name="gr8" draw:text-style-name="P5" draw:layer="layout" svg:width="0.034cm" svg:height="0.034cm" svg:x="16.968cm" svg:y="19.071cm" svg:viewBox="0 0 35 35" svg:d="M17 0c-23 0-23 35 0 35s23-35 0-35z">
          <text:p/>
        </draw:path>
        <draw:path draw:style-name="gr8" draw:text-style-name="P5" draw:layer="layout" svg:width="0.034cm" svg:height="0.034cm" svg:x="16.968cm" svg:y="19.573cm" svg:viewBox="0 0 35 35" svg:d="M17 0c-23 0-23 35 0 35s23-35 0-35z">
          <text:p/>
        </draw:path>
        <draw:path draw:style-name="gr8" draw:text-style-name="P5" draw:layer="layout" svg:width="0.034cm" svg:height="0.034cm" svg:x="16.968cm" svg:y="20.075cm" svg:viewBox="0 0 35 35" svg:d="M17 0c-23 0-23 35 0 35s23-35 0-35z">
          <text:p/>
        </draw:path>
        <draw:path draw:style-name="gr8" draw:text-style-name="P5" draw:layer="layout" svg:width="0.034cm" svg:height="0.034cm" svg:x="16.968cm" svg:y="20.577cm" svg:viewBox="0 0 35 35" svg:d="M17 0c-23 0-23 35 0 35s23-35 0-35z">
          <text:p/>
        </draw:path>
        <draw:path draw:style-name="gr8" draw:text-style-name="P5" draw:layer="layout" svg:width="0.033cm" svg:height="0.034cm" svg:x="17.467cm" svg:y="16.058cm" svg:viewBox="0 0 34 35" svg:d="M17 0c-23 0-23 35 0 35 22 0 22-35 0-35z">
          <text:p/>
        </draw:path>
        <draw:path draw:style-name="gr8" draw:text-style-name="P5" draw:layer="layout" svg:width="0.033cm" svg:height="0.034cm" svg:x="17.467cm" svg:y="16.56cm" svg:viewBox="0 0 34 35" svg:d="M17 0c-23 0-23 35 0 35 22 0 22-35 0-35z">
          <text:p/>
        </draw:path>
        <draw:path draw:style-name="gr8" draw:text-style-name="P5" draw:layer="layout" svg:width="0.033cm" svg:height="0.034cm" svg:x="17.467cm" svg:y="17.062cm" svg:viewBox="0 0 34 35" svg:d="M17 0c-23 0-23 35 0 35 22 0 22-35 0-35z">
          <text:p/>
        </draw:path>
        <draw:path draw:style-name="gr8" draw:text-style-name="P5" draw:layer="layout" svg:width="0.033cm" svg:height="0.034cm" svg:x="17.467cm" svg:y="17.564cm" svg:viewBox="0 0 34 35" svg:d="M17 0c-23 0-23 35 0 35 22 0 22-35 0-35z">
          <text:p/>
        </draw:path>
        <draw:path draw:style-name="gr8" draw:text-style-name="P5" draw:layer="layout" svg:width="0.033cm" svg:height="0.034cm" svg:x="17.467cm" svg:y="18.066cm" svg:viewBox="0 0 34 35" svg:d="M17 0c-23 0-23 35 0 35 22 0 22-35 0-35z">
          <text:p/>
        </draw:path>
        <draw:path draw:style-name="gr8" draw:text-style-name="P5" draw:layer="layout" svg:width="0.033cm" svg:height="0.035cm" svg:x="17.467cm" svg:y="18.568cm" svg:viewBox="0 0 34 36" svg:d="M17 0c-23 0-23 36 0 36 22 0 22-36 0-36z">
          <text:p/>
        </draw:path>
        <draw:path draw:style-name="gr8" draw:text-style-name="P5" draw:layer="layout" svg:width="0.033cm" svg:height="0.034cm" svg:x="17.467cm" svg:y="19.071cm" svg:viewBox="0 0 34 35" svg:d="M17 0c-23 0-23 35 0 35 22 0 22-35 0-35z">
          <text:p/>
        </draw:path>
        <draw:path draw:style-name="gr8" draw:text-style-name="P5" draw:layer="layout" svg:width="0.033cm" svg:height="0.034cm" svg:x="17.467cm" svg:y="19.573cm" svg:viewBox="0 0 34 35" svg:d="M17 0c-23 0-23 35 0 35 22 0 22-35 0-35z">
          <text:p/>
        </draw:path>
        <draw:path draw:style-name="gr8" draw:text-style-name="P5" draw:layer="layout" svg:width="0.033cm" svg:height="0.034cm" svg:x="17.467cm" svg:y="20.075cm" svg:viewBox="0 0 34 35" svg:d="M17 0c-23 0-23 35 0 35 22 0 22-35 0-35z">
          <text:p/>
        </draw:path>
        <draw:path draw:style-name="gr8" draw:text-style-name="P5" draw:layer="layout" svg:width="0.033cm" svg:height="0.034cm" svg:x="17.467cm" svg:y="20.577cm" svg:viewBox="0 0 34 35" svg:d="M17 0c-23 0-23 35 0 35 22 0 22-35 0-35z">
          <text:p/>
        </draw:path>
        <draw:path draw:style-name="gr8" draw:text-style-name="P5" draw:layer="layout" svg:width="0.034cm" svg:height="0.034cm" svg:x="17.965cm" svg:y="16.058cm" svg:viewBox="0 0 35 35" svg:d="M17 0c-23 0-23 35 0 35s23-35 0-35z">
          <text:p/>
        </draw:path>
        <draw:path draw:style-name="gr8" draw:text-style-name="P5" draw:layer="layout" svg:width="0.034cm" svg:height="0.034cm" svg:x="17.965cm" svg:y="16.56cm" svg:viewBox="0 0 35 35" svg:d="M17 0c-23 0-23 35 0 35s23-35 0-35z">
          <text:p/>
        </draw:path>
        <draw:path draw:style-name="gr8" draw:text-style-name="P5" draw:layer="layout" svg:width="0.034cm" svg:height="0.034cm" svg:x="17.965cm" svg:y="17.062cm" svg:viewBox="0 0 35 35" svg:d="M17 0c-23 0-23 35 0 35s23-35 0-35z">
          <text:p/>
        </draw:path>
        <draw:path draw:style-name="gr8" draw:text-style-name="P5" draw:layer="layout" svg:width="0.034cm" svg:height="0.034cm" svg:x="17.965cm" svg:y="17.564cm" svg:viewBox="0 0 35 35" svg:d="M17 0c-23 0-23 35 0 35s23-35 0-35z">
          <text:p/>
        </draw:path>
        <draw:path draw:style-name="gr8" draw:text-style-name="P5" draw:layer="layout" svg:width="0.034cm" svg:height="0.034cm" svg:x="17.965cm" svg:y="18.066cm" svg:viewBox="0 0 35 35" svg:d="M17 0c-23 0-23 35 0 35s23-35 0-35z">
          <text:p/>
        </draw:path>
        <draw:path draw:style-name="gr8" draw:text-style-name="P5" draw:layer="layout" svg:width="0.034cm" svg:height="0.035cm" svg:x="17.965cm" svg:y="18.568cm" svg:viewBox="0 0 35 36" svg:d="M17 0c-23 0-23 36 0 36s23-36 0-36z">
          <text:p/>
        </draw:path>
        <draw:path draw:style-name="gr8" draw:text-style-name="P5" draw:layer="layout" svg:width="0.034cm" svg:height="0.034cm" svg:x="17.965cm" svg:y="19.071cm" svg:viewBox="0 0 35 35" svg:d="M17 0c-23 0-23 35 0 35s23-35 0-35z">
          <text:p/>
        </draw:path>
        <draw:path draw:style-name="gr8" draw:text-style-name="P5" draw:layer="layout" svg:width="0.034cm" svg:height="0.034cm" svg:x="17.965cm" svg:y="19.573cm" svg:viewBox="0 0 35 35" svg:d="M17 0c-23 0-23 35 0 35s23-35 0-35z">
          <text:p/>
        </draw:path>
        <draw:path draw:style-name="gr8" draw:text-style-name="P5" draw:layer="layout" svg:width="0.034cm" svg:height="0.034cm" svg:x="17.965cm" svg:y="20.075cm" svg:viewBox="0 0 35 35" svg:d="M17 0c-23 0-23 35 0 35s23-35 0-35z">
          <text:p/>
        </draw:path>
        <draw:path draw:style-name="gr8" draw:text-style-name="P5" draw:layer="layout" svg:width="0.034cm" svg:height="0.034cm" svg:x="17.965cm" svg:y="20.577cm" svg:viewBox="0 0 35 35" svg:d="M17 0c-23 0-23 35 0 35s23-35 0-35z">
          <text:p/>
        </draw:path>
        <draw:path draw:style-name="gr8" draw:text-style-name="P5" draw:layer="layout" svg:width="0.034cm" svg:height="0.034cm" svg:x="18.465cm" svg:y="16.56cm" svg:viewBox="0 0 35 35" svg:d="M17 0c-23 0-23 35 0 35s23-35 0-35z">
          <text:p/>
        </draw:path>
        <draw:path draw:style-name="gr8" draw:text-style-name="P5" draw:layer="layout" svg:width="0.034cm" svg:height="0.034cm" svg:x="18.465cm" svg:y="17.062cm" svg:viewBox="0 0 35 35" svg:d="M17 0c-23 0-23 35 0 35s23-35 0-35z">
          <text:p/>
        </draw:path>
        <draw:path draw:style-name="gr8" draw:text-style-name="P5" draw:layer="layout" svg:width="0.034cm" svg:height="0.034cm" svg:x="18.465cm" svg:y="17.564cm" svg:viewBox="0 0 35 35" svg:d="M17 0c-23 0-23 35 0 35s23-35 0-35z">
          <text:p/>
        </draw:path>
        <draw:path draw:style-name="gr8" draw:text-style-name="P5" draw:layer="layout" svg:width="0.034cm" svg:height="0.034cm" svg:x="18.465cm" svg:y="18.066cm" svg:viewBox="0 0 35 35" svg:d="M17 0c-23 0-23 35 0 35s23-35 0-35z">
          <text:p/>
        </draw:path>
        <draw:path draw:style-name="gr8" draw:text-style-name="P5" draw:layer="layout" svg:width="0.034cm" svg:height="0.035cm" svg:x="18.465cm" svg:y="18.568cm" svg:viewBox="0 0 35 36" svg:d="M17 0c-23 0-23 36 0 36s23-36 0-36z">
          <text:p/>
        </draw:path>
        <draw:path draw:style-name="gr8" draw:text-style-name="P5" draw:layer="layout" svg:width="0.034cm" svg:height="0.034cm" svg:x="18.465cm" svg:y="19.071cm" svg:viewBox="0 0 35 35" svg:d="M17 0c-23 0-23 35 0 35s23-35 0-35z">
          <text:p/>
        </draw:path>
        <draw:path draw:style-name="gr8" draw:text-style-name="P5" draw:layer="layout" svg:width="0.034cm" svg:height="0.034cm" svg:x="18.465cm" svg:y="19.573cm" svg:viewBox="0 0 35 35" svg:d="M17 0c-23 0-23 35 0 35s23-35 0-35z">
          <text:p/>
        </draw:path>
        <draw:path draw:style-name="gr8" draw:text-style-name="P5" draw:layer="layout" svg:width="0.034cm" svg:height="0.034cm" svg:x="18.465cm" svg:y="20.075cm" svg:viewBox="0 0 35 35" svg:d="M17 0c-23 0-23 35 0 35s23-35 0-35z">
          <text:p/>
        </draw:path>
        <draw:path draw:style-name="gr8" draw:text-style-name="P5" draw:layer="layout" svg:width="0.034cm" svg:height="0.034cm" svg:x="18.465cm" svg:y="20.577cm" svg:viewBox="0 0 35 35" svg:d="M17 0c-23 0-23 35 0 35s23-35 0-35z">
          <text:p/>
        </draw:path>
        <draw:path draw:style-name="gr8" draw:text-style-name="P5" draw:layer="layout" svg:width="0.032cm" svg:height="0.034cm" svg:x="18.964cm" svg:y="16.56cm" svg:viewBox="0 0 33 35" svg:d="M16 0c-21 0-21 35 0 35 23 0 23-35 0-35z">
          <text:p/>
        </draw:path>
        <draw:path draw:style-name="gr8" draw:text-style-name="P5" draw:layer="layout" svg:width="0.032cm" svg:height="0.034cm" svg:x="18.964cm" svg:y="17.062cm" svg:viewBox="0 0 33 35" svg:d="M16 0c-21 0-21 35 0 35 23 0 23-35 0-35z">
          <text:p/>
        </draw:path>
        <draw:path draw:style-name="gr8" draw:text-style-name="P5" draw:layer="layout" svg:width="0.032cm" svg:height="0.034cm" svg:x="18.964cm" svg:y="17.564cm" svg:viewBox="0 0 33 35" svg:d="M16 0c-21 0-21 35 0 35 23 0 23-35 0-35z">
          <text:p/>
        </draw:path>
        <draw:path draw:style-name="gr8" draw:text-style-name="P5" draw:layer="layout" svg:width="0.032cm" svg:height="0.034cm" svg:x="18.964cm" svg:y="18.066cm" svg:viewBox="0 0 33 35" svg:d="M16 0c-21 0-21 35 0 35 23 0 23-35 0-35z">
          <text:p/>
        </draw:path>
        <draw:path draw:style-name="gr8" draw:text-style-name="P5" draw:layer="layout" svg:width="0.032cm" svg:height="0.035cm" svg:x="18.964cm" svg:y="18.568cm" svg:viewBox="0 0 33 36" svg:d="M16 0c-21 0-21 36 0 36 23 0 23-36 0-36z">
          <text:p/>
        </draw:path>
        <draw:path draw:style-name="gr8" draw:text-style-name="P5" draw:layer="layout" svg:width="0.032cm" svg:height="0.034cm" svg:x="18.964cm" svg:y="19.071cm" svg:viewBox="0 0 33 35" svg:d="M16 0c-21 0-21 35 0 35 23 0 23-35 0-35z">
          <text:p/>
        </draw:path>
        <draw:path draw:style-name="gr8" draw:text-style-name="P5" draw:layer="layout" svg:width="0.032cm" svg:height="0.034cm" svg:x="18.964cm" svg:y="19.573cm" svg:viewBox="0 0 33 35" svg:d="M16 0c-21 0-21 35 0 35 23 0 23-35 0-35z">
          <text:p/>
        </draw:path>
        <draw:path draw:style-name="gr8" draw:text-style-name="P5" draw:layer="layout" svg:width="0.032cm" svg:height="0.034cm" svg:x="18.964cm" svg:y="20.075cm" svg:viewBox="0 0 33 35" svg:d="M16 0c-21 0-21 35 0 35 23 0 23-35 0-35z">
          <text:p/>
        </draw:path>
        <draw:path draw:style-name="gr8" draw:text-style-name="P5" draw:layer="layout" svg:width="0.032cm" svg:height="0.034cm" svg:x="18.964cm" svg:y="20.577cm" svg:viewBox="0 0 33 35" svg:d="M16 0c-21 0-21 35 0 35 23 0 23-35 0-35z">
          <text:p/>
        </draw:path>
        <draw:path draw:style-name="gr8" draw:text-style-name="P5" draw:layer="layout" svg:width="0.033cm" svg:height="0.034cm" svg:x="19.462cm" svg:y="16.058cm" svg:viewBox="0 0 34 35" svg:d="M17 0c-23 0-23 35 0 35 22 0 22-35 0-35z">
          <text:p/>
        </draw:path>
        <draw:path draw:style-name="gr8" draw:text-style-name="P5" draw:layer="layout" svg:width="0.033cm" svg:height="0.034cm" svg:x="19.462cm" svg:y="16.56cm" svg:viewBox="0 0 34 35" svg:d="M17 0c-23 0-23 35 0 35 22 0 22-35 0-35z">
          <text:p/>
        </draw:path>
        <draw:path draw:style-name="gr8" draw:text-style-name="P5" draw:layer="layout" svg:width="0.033cm" svg:height="0.034cm" svg:x="19.462cm" svg:y="17.062cm" svg:viewBox="0 0 34 35" svg:d="M17 0c-23 0-23 35 0 35 22 0 22-35 0-35z">
          <text:p/>
        </draw:path>
        <draw:path draw:style-name="gr8" draw:text-style-name="P5" draw:layer="layout" svg:width="0.033cm" svg:height="0.034cm" svg:x="19.462cm" svg:y="17.564cm" svg:viewBox="0 0 34 35" svg:d="M17 0c-23 0-23 35 0 35 22 0 22-35 0-35z">
          <text:p/>
        </draw:path>
        <draw:path draw:style-name="gr8" draw:text-style-name="P5" draw:layer="layout" svg:width="0.033cm" svg:height="0.034cm" svg:x="19.462cm" svg:y="18.066cm" svg:viewBox="0 0 34 35" svg:d="M17 0c-23 0-23 35 0 35 22 0 22-35 0-35z">
          <text:p/>
        </draw:path>
        <draw:path draw:style-name="gr8" draw:text-style-name="P5" draw:layer="layout" svg:width="0.033cm" svg:height="0.035cm" svg:x="19.462cm" svg:y="18.568cm" svg:viewBox="0 0 34 36" svg:d="M17 0c-23 0-23 36 0 36 22 0 22-36 0-36z">
          <text:p/>
        </draw:path>
        <draw:path draw:style-name="gr8" draw:text-style-name="P5" draw:layer="layout" svg:width="0.033cm" svg:height="0.034cm" svg:x="19.462cm" svg:y="19.071cm" svg:viewBox="0 0 34 35" svg:d="M17 0c-23 0-23 35 0 35 22 0 22-35 0-35z">
          <text:p/>
        </draw:path>
        <draw:path draw:style-name="gr8" draw:text-style-name="P5" draw:layer="layout" svg:width="0.033cm" svg:height="0.034cm" svg:x="19.462cm" svg:y="19.573cm" svg:viewBox="0 0 34 35" svg:d="M17 0c-23 0-23 35 0 35 22 0 22-35 0-35z">
          <text:p/>
        </draw:path>
        <draw:path draw:style-name="gr8" draw:text-style-name="P5" draw:layer="layout" svg:width="0.033cm" svg:height="0.034cm" svg:x="19.462cm" svg:y="20.075cm" svg:viewBox="0 0 34 35" svg:d="M17 0c-23 0-23 35 0 35 22 0 22-35 0-35z">
          <text:p/>
        </draw:path>
        <draw:path draw:style-name="gr8" draw:text-style-name="P5" draw:layer="layout" svg:width="0.033cm" svg:height="0.034cm" svg:x="19.462cm" svg:y="20.577cm" svg:viewBox="0 0 34 35" svg:d="M17 0c-23 0-23 35 0 35 22 0 22-35 0-35z">
          <text:p/>
        </draw:path>
        <draw:path draw:style-name="gr8" draw:text-style-name="P5" draw:layer="layout" svg:width="0.033cm" svg:height="0.034cm" svg:x="19.961cm" svg:y="16.058cm" svg:viewBox="0 0 34 35" svg:d="M17 0c-23 0-23 35 0 35 22 0 22-35 0-35z">
          <text:p/>
        </draw:path>
        <draw:path draw:style-name="gr8" draw:text-style-name="P5" draw:layer="layout" svg:width="0.033cm" svg:height="0.034cm" svg:x="19.961cm" svg:y="16.56cm" svg:viewBox="0 0 34 35" svg:d="M17 0c-23 0-23 35 0 35 22 0 22-35 0-35z">
          <text:p/>
        </draw:path>
        <draw:path draw:style-name="gr8" draw:text-style-name="P5" draw:layer="layout" svg:width="0.033cm" svg:height="0.034cm" svg:x="19.961cm" svg:y="17.062cm" svg:viewBox="0 0 34 35" svg:d="M17 0c-23 0-23 35 0 35 22 0 22-35 0-35z">
          <text:p/>
        </draw:path>
        <draw:path draw:style-name="gr8" draw:text-style-name="P5" draw:layer="layout" svg:width="0.033cm" svg:height="0.034cm" svg:x="19.961cm" svg:y="17.564cm" svg:viewBox="0 0 34 35" svg:d="M17 0c-23 0-23 35 0 35 22 0 22-35 0-35z">
          <text:p/>
        </draw:path>
        <draw:path draw:style-name="gr8" draw:text-style-name="P5" draw:layer="layout" svg:width="0.033cm" svg:height="0.034cm" svg:x="19.961cm" svg:y="18.066cm" svg:viewBox="0 0 34 35" svg:d="M17 0c-23 0-23 35 0 35 22 0 22-35 0-35z">
          <text:p/>
        </draw:path>
        <draw:path draw:style-name="gr8" draw:text-style-name="P5" draw:layer="layout" svg:width="0.033cm" svg:height="0.035cm" svg:x="19.961cm" svg:y="18.568cm" svg:viewBox="0 0 34 36" svg:d="M17 0c-23 0-23 36 0 36 22 0 22-36 0-36z">
          <text:p/>
        </draw:path>
        <draw:path draw:style-name="gr8" draw:text-style-name="P5" draw:layer="layout" svg:width="0.033cm" svg:height="0.034cm" svg:x="19.961cm" svg:y="19.071cm" svg:viewBox="0 0 34 35" svg:d="M17 0c-23 0-23 35 0 35 22 0 22-35 0-35z">
          <text:p/>
        </draw:path>
        <draw:path draw:style-name="gr8" draw:text-style-name="P5" draw:layer="layout" svg:width="0.033cm" svg:height="0.034cm" svg:x="19.961cm" svg:y="19.573cm" svg:viewBox="0 0 34 35" svg:d="M17 0c-23 0-23 35 0 35 22 0 22-35 0-35z">
          <text:p/>
        </draw:path>
        <draw:path draw:style-name="gr8" draw:text-style-name="P5" draw:layer="layout" svg:width="0.033cm" svg:height="0.034cm" svg:x="19.961cm" svg:y="20.075cm" svg:viewBox="0 0 34 35" svg:d="M17 0c-23 0-23 35 0 35 22 0 22-35 0-35z">
          <text:p/>
        </draw:path>
        <draw:path draw:style-name="gr8" draw:text-style-name="P5" draw:layer="layout" svg:width="0.033cm" svg:height="0.034cm" svg:x="19.961cm" svg:y="20.577cm" svg:viewBox="0 0 34 35" svg:d="M17 0c-23 0-23 35 0 35 22 0 22-35 0-35z">
          <text:p/>
        </draw:path>
        <draw:path draw:style-name="gr8" draw:text-style-name="P5" draw:layer="layout" svg:width="0.032cm" svg:height="0.034cm" svg:x="20.461cm" svg:y="16.058cm" svg:viewBox="0 0 33 35" svg:d="M16 0c-21 0-21 35 0 35 23 0 23-35 0-35z">
          <text:p/>
        </draw:path>
        <draw:path draw:style-name="gr8" draw:text-style-name="P5" draw:layer="layout" svg:width="0.032cm" svg:height="0.034cm" svg:x="20.461cm" svg:y="16.56cm" svg:viewBox="0 0 33 35" svg:d="M16 0c-21 0-21 35 0 35 23 0 23-35 0-35z">
          <text:p/>
        </draw:path>
        <draw:path draw:style-name="gr8" draw:text-style-name="P5" draw:layer="layout" svg:width="0.032cm" svg:height="0.034cm" svg:x="20.461cm" svg:y="17.062cm" svg:viewBox="0 0 33 35" svg:d="M16 0c-21 0-21 35 0 35 23 0 23-35 0-35z">
          <text:p/>
        </draw:path>
        <draw:path draw:style-name="gr8" draw:text-style-name="P5" draw:layer="layout" svg:width="0.032cm" svg:height="0.034cm" svg:x="20.461cm" svg:y="17.564cm" svg:viewBox="0 0 33 35" svg:d="M16 0c-21 0-21 35 0 35 23 0 23-35 0-35z">
          <text:p/>
        </draw:path>
        <draw:path draw:style-name="gr8" draw:text-style-name="P5" draw:layer="layout" svg:width="0.032cm" svg:height="0.034cm" svg:x="20.461cm" svg:y="18.066cm" svg:viewBox="0 0 33 35" svg:d="M16 0c-21 0-21 35 0 35 23 0 23-35 0-35z">
          <text:p/>
        </draw:path>
        <draw:path draw:style-name="gr8" draw:text-style-name="P5" draw:layer="layout" svg:width="0.032cm" svg:height="0.035cm" svg:x="20.461cm" svg:y="18.568cm" svg:viewBox="0 0 33 36" svg:d="M16 0c-21 0-21 36 0 36 23 0 23-36 0-36z">
          <text:p/>
        </draw:path>
        <draw:path draw:style-name="gr8" draw:text-style-name="P5" draw:layer="layout" svg:width="0.032cm" svg:height="0.034cm" svg:x="20.461cm" svg:y="19.071cm" svg:viewBox="0 0 33 35" svg:d="M16 0c-21 0-21 35 0 35 23 0 23-35 0-35z">
          <text:p/>
        </draw:path>
        <draw:path draw:style-name="gr8" draw:text-style-name="P5" draw:layer="layout" svg:width="0.032cm" svg:height="0.034cm" svg:x="20.461cm" svg:y="19.573cm" svg:viewBox="0 0 33 35" svg:d="M16 0c-21 0-21 35 0 35 23 0 23-35 0-35z">
          <text:p/>
        </draw:path>
        <draw:path draw:style-name="gr8" draw:text-style-name="P5" draw:layer="layout" svg:width="0.032cm" svg:height="0.034cm" svg:x="20.461cm" svg:y="20.075cm" svg:viewBox="0 0 33 35" svg:d="M16 0c-21 0-21 35 0 35 23 0 23-35 0-35z">
          <text:p/>
        </draw:path>
        <draw:path draw:style-name="gr8" draw:text-style-name="P5" draw:layer="layout" svg:width="0.032cm" svg:height="0.034cm" svg:x="20.461cm" svg:y="20.577cm" svg:viewBox="0 0 33 35" svg:d="M16 0c-21 0-21 35 0 35 23 0 23-35 0-35z">
          <text:p/>
        </draw:path>
        <draw:path draw:style-name="gr8" draw:text-style-name="P5" draw:layer="layout" svg:width="0.034cm" svg:height="0.034cm" svg:x="20.959cm" svg:y="16.058cm" svg:viewBox="0 0 35 35" svg:d="M17 0c-23 0-23 35 0 35s23-35 0-35z">
          <text:p/>
        </draw:path>
        <draw:path draw:style-name="gr8" draw:text-style-name="P5" draw:layer="layout" svg:width="0.034cm" svg:height="0.034cm" svg:x="20.959cm" svg:y="16.56cm" svg:viewBox="0 0 35 35" svg:d="M17 0c-23 0-23 35 0 35s23-35 0-35z">
          <text:p/>
        </draw:path>
        <draw:path draw:style-name="gr8" draw:text-style-name="P5" draw:layer="layout" svg:width="0.034cm" svg:height="0.034cm" svg:x="20.959cm" svg:y="17.062cm" svg:viewBox="0 0 35 35" svg:d="M17 0c-23 0-23 35 0 35s23-35 0-35z">
          <text:p/>
        </draw:path>
        <draw:path draw:style-name="gr8" draw:text-style-name="P5" draw:layer="layout" svg:width="0.034cm" svg:height="0.034cm" svg:x="20.959cm" svg:y="17.564cm" svg:viewBox="0 0 35 35" svg:d="M17 0c-23 0-23 35 0 35s23-35 0-35z">
          <text:p/>
        </draw:path>
        <draw:path draw:style-name="gr8" draw:text-style-name="P5" draw:layer="layout" svg:width="0.034cm" svg:height="0.034cm" svg:x="20.959cm" svg:y="18.066cm" svg:viewBox="0 0 35 35" svg:d="M17 0c-23 0-23 35 0 35s23-35 0-35z">
          <text:p/>
        </draw:path>
        <draw:path draw:style-name="gr8" draw:text-style-name="P5" draw:layer="layout" svg:width="0.034cm" svg:height="0.035cm" svg:x="20.959cm" svg:y="18.568cm" svg:viewBox="0 0 35 36" svg:d="M17 0c-23 0-23 36 0 36s23-36 0-36z">
          <text:p/>
        </draw:path>
        <draw:path draw:style-name="gr8" draw:text-style-name="P5" draw:layer="layout" svg:width="0.034cm" svg:height="0.034cm" svg:x="20.959cm" svg:y="19.071cm" svg:viewBox="0 0 35 35" svg:d="M17 0c-23 0-23 35 0 35s23-35 0-35z">
          <text:p/>
        </draw:path>
        <draw:path draw:style-name="gr8" draw:text-style-name="P5" draw:layer="layout" svg:width="0.034cm" svg:height="0.034cm" svg:x="20.959cm" svg:y="19.573cm" svg:viewBox="0 0 35 35" svg:d="M17 0c-23 0-23 35 0 35s23-35 0-35z">
          <text:p/>
        </draw:path>
        <draw:path draw:style-name="gr8" draw:text-style-name="P5" draw:layer="layout" svg:width="0.034cm" svg:height="0.034cm" svg:x="20.959cm" svg:y="20.075cm" svg:viewBox="0 0 35 35" svg:d="M17 0c-23 0-23 35 0 35s23-35 0-35z">
          <text:p/>
        </draw:path>
        <draw:path draw:style-name="gr8" draw:text-style-name="P5" draw:layer="layout" svg:width="0.034cm" svg:height="0.034cm" svg:x="20.959cm" svg:y="20.577cm" svg:viewBox="0 0 35 35" svg:d="M17 0c-23 0-23 35 0 35s23-35 0-35z">
          <text:p/>
        </draw:path>
        <draw:path draw:style-name="gr8" draw:text-style-name="P5" draw:layer="layout" svg:width="0.033cm" svg:height="0.034cm" svg:x="21.458cm" svg:y="16.058cm" svg:viewBox="0 0 34 35" svg:d="M17 0c-23 0-23 35 0 35 22 0 22-35 0-35z">
          <text:p/>
        </draw:path>
        <draw:path draw:style-name="gr8" draw:text-style-name="P5" draw:layer="layout" svg:width="0.033cm" svg:height="0.034cm" svg:x="21.458cm" svg:y="16.56cm" svg:viewBox="0 0 34 35" svg:d="M17 0c-23 0-23 35 0 35 22 0 22-35 0-35z">
          <text:p/>
        </draw:path>
        <draw:path draw:style-name="gr8" draw:text-style-name="P5" draw:layer="layout" svg:width="0.033cm" svg:height="0.034cm" svg:x="21.458cm" svg:y="17.062cm" svg:viewBox="0 0 34 35" svg:d="M17 0c-23 0-23 35 0 35 22 0 22-35 0-35z">
          <text:p/>
        </draw:path>
        <draw:path draw:style-name="gr8" draw:text-style-name="P5" draw:layer="layout" svg:width="0.033cm" svg:height="0.034cm" svg:x="21.458cm" svg:y="17.564cm" svg:viewBox="0 0 34 35" svg:d="M17 0c-23 0-23 35 0 35 22 0 22-35 0-35z">
          <text:p/>
        </draw:path>
        <draw:path draw:style-name="gr8" draw:text-style-name="P5" draw:layer="layout" svg:width="0.033cm" svg:height="0.034cm" svg:x="21.458cm" svg:y="18.066cm" svg:viewBox="0 0 34 35" svg:d="M17 0c-23 0-23 35 0 35 22 0 22-35 0-35z">
          <text:p/>
        </draw:path>
        <draw:path draw:style-name="gr8" draw:text-style-name="P5" draw:layer="layout" svg:width="0.033cm" svg:height="0.035cm" svg:x="21.458cm" svg:y="18.568cm" svg:viewBox="0 0 34 36" svg:d="M17 0c-23 0-23 36 0 36 22 0 22-36 0-36z">
          <text:p/>
        </draw:path>
        <draw:path draw:style-name="gr8" draw:text-style-name="P5" draw:layer="layout" svg:width="0.033cm" svg:height="0.034cm" svg:x="21.458cm" svg:y="19.071cm" svg:viewBox="0 0 34 35" svg:d="M17 0c-23 0-23 35 0 35 22 0 22-35 0-35z">
          <text:p/>
        </draw:path>
        <draw:path draw:style-name="gr8" draw:text-style-name="P5" draw:layer="layout" svg:width="0.033cm" svg:height="0.034cm" svg:x="21.458cm" svg:y="19.573cm" svg:viewBox="0 0 34 35" svg:d="M17 0c-23 0-23 35 0 35 22 0 22-35 0-35z">
          <text:p/>
        </draw:path>
        <draw:path draw:style-name="gr8" draw:text-style-name="P5" draw:layer="layout" svg:width="0.033cm" svg:height="0.034cm" svg:x="21.458cm" svg:y="20.075cm" svg:viewBox="0 0 34 35" svg:d="M17 0c-23 0-23 35 0 35 22 0 22-35 0-35z">
          <text:p/>
        </draw:path>
        <draw:path draw:style-name="gr8" draw:text-style-name="P5" draw:layer="layout" svg:width="0.033cm" svg:height="0.034cm" svg:x="21.458cm" svg:y="20.577cm" svg:viewBox="0 0 34 35" svg:d="M17 0c-23 0-23 35 0 35 22 0 22-35 0-35z">
          <text:p/>
        </draw:path>
        <draw:path draw:style-name="gr8" draw:text-style-name="P5" draw:layer="layout" svg:width="0.033cm" svg:height="0.034cm" svg:x="21.957cm" svg:y="16.058cm" svg:viewBox="0 0 34 35" svg:d="M17 0c-23 0-23 35 0 35 22 0 22-35 0-35z">
          <text:p/>
        </draw:path>
        <draw:path draw:style-name="gr8" draw:text-style-name="P5" draw:layer="layout" svg:width="0.033cm" svg:height="0.034cm" svg:x="21.957cm" svg:y="16.56cm" svg:viewBox="0 0 34 35" svg:d="M17 0c-23 0-23 35 0 35 22 0 22-35 0-35z">
          <text:p/>
        </draw:path>
        <draw:path draw:style-name="gr8" draw:text-style-name="P5" draw:layer="layout" svg:width="0.033cm" svg:height="0.034cm" svg:x="21.957cm" svg:y="17.062cm" svg:viewBox="0 0 34 35" svg:d="M17 0c-23 0-23 35 0 35 22 0 22-35 0-35z">
          <text:p/>
        </draw:path>
        <draw:path draw:style-name="gr8" draw:text-style-name="P5" draw:layer="layout" svg:width="0.033cm" svg:height="0.034cm" svg:x="21.957cm" svg:y="17.564cm" svg:viewBox="0 0 34 35" svg:d="M17 0c-23 0-23 35 0 35 22 0 22-35 0-35z">
          <text:p/>
        </draw:path>
        <draw:path draw:style-name="gr8" draw:text-style-name="P5" draw:layer="layout" svg:width="0.033cm" svg:height="0.034cm" svg:x="21.957cm" svg:y="18.066cm" svg:viewBox="0 0 34 35" svg:d="M17 0c-23 0-23 35 0 35 22 0 22-35 0-35z">
          <text:p/>
        </draw:path>
        <draw:path draw:style-name="gr8" draw:text-style-name="P5" draw:layer="layout" svg:width="0.033cm" svg:height="0.035cm" svg:x="21.957cm" svg:y="18.568cm" svg:viewBox="0 0 34 36" svg:d="M17 0c-23 0-23 36 0 36 22 0 22-36 0-36z">
          <text:p/>
        </draw:path>
        <draw:path draw:style-name="gr8" draw:text-style-name="P5" draw:layer="layout" svg:width="0.033cm" svg:height="0.034cm" svg:x="21.957cm" svg:y="19.071cm" svg:viewBox="0 0 34 35" svg:d="M17 0c-23 0-23 35 0 35 22 0 22-35 0-35z">
          <text:p/>
        </draw:path>
        <draw:path draw:style-name="gr8" draw:text-style-name="P5" draw:layer="layout" svg:width="0.033cm" svg:height="0.034cm" svg:x="21.957cm" svg:y="19.573cm" svg:viewBox="0 0 34 35" svg:d="M17 0c-23 0-23 35 0 35 22 0 22-35 0-35z">
          <text:p/>
        </draw:path>
        <draw:path draw:style-name="gr8" draw:text-style-name="P5" draw:layer="layout" svg:width="0.033cm" svg:height="0.034cm" svg:x="21.957cm" svg:y="20.075cm" svg:viewBox="0 0 34 35" svg:d="M17 0c-23 0-23 35 0 35 22 0 22-35 0-35z">
          <text:p/>
        </draw:path>
        <draw:path draw:style-name="gr8" draw:text-style-name="P5" draw:layer="layout" svg:width="0.033cm" svg:height="0.034cm" svg:x="21.957cm" svg:y="20.577cm" svg:viewBox="0 0 34 35" svg:d="M17 0c-23 0-23 35 0 35 22 0 22-35 0-35z">
          <text:p/>
        </draw:path>
        <draw:frame draw:style-name="gr42" draw:text-style-name="P6" draw:layer="layout" svg:width="1.09cm" svg:height="0.671cm" svg:x="18.189cm" svg:y="15.874cm">
          <draw:text-box>
            <text:p text:style-name="P2"><text:span text:style-name="T2">Notas</text:span></text:p>
          </draw:text-box>
        </draw:frame>
        <draw:custom-shape draw:style-name="gr26" draw:text-style-name="P8" draw:layer="layout" svg:width="4.12cm" svg:height="0.511cm" svg:x="22.494cm" svg:y="1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52cm" svg:y="16.706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6cm" svg:y="16.706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4cm" svg:y="16.706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6cm" svg:y="16.706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73cm" svg:y="16.706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93cm" svg:y="16.706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8cm" svg:y="16.706cm">
          <draw:text-box>
            <text:p text:style-name="P2"><text:span text:style-name="T6">D</text:span></text:p>
          </draw:text-box>
        </draw:frame>
        <draw:line draw:style-name="gr7" draw:text-style-name="P1" draw:layer="layout" svg:x1="22.493cm" svg:y1="17.051cm" svg:x2="26.614cm" svg:y2="17.051cm">
          <text:p/>
        </draw:line>
        <draw:frame draw:style-name="gr30" draw:text-style-name="P9" draw:layer="layout" svg:width="0.234cm" svg:height="0.264cm" svg:x="24.545cm" svg:y="18.029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5cm" svg:y="18.029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4cm" svg:y="18.029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8cm" svg:y="18.029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83cm" svg:y="18.623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4cm" svg:y="18.623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13cm" svg:y="18.623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5cm" svg:y="18.623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5cm" svg:y="18.623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93cm" svg:y="18.623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5cm" svg:y="18.623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4cm" svg:y="19.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8cm" svg:y="19.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8cm" svg:y="19.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6cm" svg:y="19.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4cm" svg:y="19.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04cm" svg:y="19.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6cm" svg:y="19.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4cm" svg:y="19.817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22cm" svg:y="19.817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5cm" svg:y="19.817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5cm" svg:y="19.817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6cm" svg:y="19.817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9cm" svg:y="19.817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6cm" svg:y="19.817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4cm" svg:y="20.412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4cm" svg:y="17.434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8cm" svg:y="17.434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4cm" svg:y="18.032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6cm" svg:y="18.032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5cm" svg:y="18.032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5cm" svg:y="16.065cm">
          <draw:text-box>
            <text:p text:style-name="P2"><text:span text:style-name="T10">Enero</text:span></text:p>
          </draw:text-box>
        </draw:frame>
      </draw:page>
      <draw:page draw:name="page22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21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8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114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14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15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15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16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17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17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18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19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20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20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21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22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21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21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21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23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22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24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24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25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25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24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25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24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26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27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27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3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136" draw:text-style-name="P8" draw:layer="layout" svg:width="1.95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137" draw:text-style-name="P7" draw:layer="layout" svg:width="1.827cm" svg:height="0.533cm" svg:x="1.471cm" svg:y="0.702cm">
          <draw:text-box>
            <text:p text:style-name="P2"><text:span text:style-name="T7">FEBR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9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140" draw:text-style-name="P7" draw:layer="layout" svg:width="0.51cm" svg:height="0.533cm" svg:x="17.153cm" svg:y="0.706cm">
          <draw:text-box>
            <text:p text:style-name="P2"><text:span text:style-name="T7">20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2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5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4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2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4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71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91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6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91cm" svg:y1="17.053cm" svg:x2="26.612cm" svg:y2="17.053cm">
          <text:p/>
        </draw:line>
        <draw:frame draw:style-name="gr30" draw:text-style-name="P9" draw:layer="layout" svg:width="0.234cm" svg:height="0.264cm" svg:x="24.543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3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8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6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81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2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11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3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3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91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3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2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6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6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4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2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02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4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2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2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3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3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8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7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4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2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8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6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2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4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3cm" svg:y="18.034cm">
          <draw:text-box>
            <text:p text:style-name="P2"><text:span text:style-name="T6">5</text:span></text:p>
          </draw:text-box>
        </draw:frame>
        <draw:frame draw:style-name="gr50" draw:text-style-name="P11" draw:layer="layout" svg:width="1.565cm" svg:height="0.671cm" svg:x="24.023cm" svg:y="16.067cm">
          <draw:text-box>
            <text:p text:style-name="P2"><text:span text:style-name="T10">Enero</text:span></text:p>
          </draw:text-box>
        </draw:frame>
      </draw:page>
      <draw:page draw:name="page24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custom-shape draw:style-name="gr43" draw:text-style-name="P8" draw:layer="layout" svg:width="1.469cm" svg:height="0.495cm" svg:x="1.408cm" svg:y="0.7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704cm" svg:y1="1.267cm" svg:x2="13.955cm" svg:y2="1.267cm">
          <text:p/>
        </draw:line>
        <draw:frame draw:style-name="gr44" draw:text-style-name="P7" draw:layer="layout" svg:width="1.391cm" svg:height="0.533cm" svg:x="1.471cm" svg:y="0.702cm">
          <draw:text-box>
            <text:p text:style-name="P2"><text:span text:style-name="T7">ENERO</text:span></text:p>
          </draw:text-box>
        </draw:frame>
        <draw:frame draw:style-name="gr45" draw:text-style-name="P7" draw:layer="layout" svg:width="1.805cm" svg:height="0.533cm" svg:x="10.963cm" svg:y="0.706cm">
          <draw:text-box>
            <text:p text:style-name="P2"><text:span text:style-name="T8">Miércol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19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Juev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10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1.565cm" svg:height="0.671cm" svg:x="23.81cm" svg:y="16.066cm">
          <draw:text-box>
            <text:p text:style-name="P2"><text:span text:style-name="T10">Febrero</text:span></text:p>
          </draw:text-box>
        </draw:fram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114" draw:text-style-name="P9" draw:layer="layout" svg:width="0.234cm" svg:height="0.323cm" svg:x="24.541cm" svg:y="17.438cm">
          <draw:text-box>
            <text:p text:style-name="P2"><text:span text:style-name="T6">3</text:span></text:p>
          </draw:text-box>
        </draw:frame>
        <draw:frame draw:style-name="gr114" draw:text-style-name="P9" draw:layer="layout" svg:width="0.234cm" svg:height="0.323cm" svg:x="25.121cm" svg:y="17.438cm">
          <draw:text-box>
            <text:p text:style-name="P2"><text:span text:style-name="T6">4</text:span></text:p>
          </draw:text-box>
        </draw:frame>
        <draw:frame draw:style-name="gr115" draw:text-style-name="P9" draw:layer="layout" svg:width="0.236cm" svg:height="0.323cm" svg:x="25.736cm" svg:y="17.438cm">
          <draw:text-box>
            <text:p text:style-name="P2"><text:span text:style-name="T6">5</text:span></text:p>
          </draw:text-box>
        </draw:frame>
        <draw:frame draw:style-name="gr115" draw:text-style-name="P9" draw:layer="layout" svg:width="0.236cm" svg:height="0.323cm" svg:x="26.344cm" svg:y="17.438cm">
          <draw:text-box>
            <text:p text:style-name="P2"><text:span text:style-name="T6">6</text:span></text:p>
          </draw:text-box>
        </draw:frame>
        <draw:frame draw:style-name="gr116" draw:text-style-name="P9" draw:layer="layout" svg:width="0.244cm" svg:height="0.324cm" svg:x="22.679cm" svg:y="18.165cm">
          <draw:text-box>
            <text:p text:style-name="P2"><text:span text:style-name="T6">7</text:span></text:p>
          </draw:text-box>
        </draw:frame>
        <draw:frame draw:style-name="gr117" draw:text-style-name="P9" draw:layer="layout" svg:width="0.236cm" svg:height="0.324cm" svg:x="23.29cm" svg:y="18.165cm">
          <draw:text-box>
            <text:p text:style-name="P2"><text:span text:style-name="T6">8</text:span></text:p>
          </draw:text-box>
        </draw:frame>
        <draw:frame draw:style-name="gr117" draw:text-style-name="P9" draw:layer="layout" svg:width="0.236cm" svg:height="0.324cm" svg:x="23.909cm" svg:y="18.165cm">
          <draw:text-box>
            <text:p text:style-name="P2"><text:span text:style-name="T6">9</text:span></text:p>
          </draw:text-box>
        </draw:frame>
        <draw:frame draw:style-name="gr118" draw:text-style-name="P9" draw:layer="layout" svg:width="0.235cm" svg:height="0.324cm" svg:x="24.511cm" svg:y="18.165cm">
          <draw:text-box>
            <text:p text:style-name="P2"><text:span text:style-name="T6">10</text:span></text:p>
          </draw:text-box>
        </draw:frame>
        <draw:frame draw:style-name="gr119" draw:text-style-name="P9" draw:layer="layout" svg:width="0.234cm" svg:height="0.324cm" svg:x="25.121cm" svg:y="18.165cm">
          <draw:text-box>
            <text:p text:style-name="P2"><text:span text:style-name="T6">11</text:span></text:p>
          </draw:text-box>
        </draw:frame>
        <draw:frame draw:style-name="gr120" draw:text-style-name="P9" draw:layer="layout" svg:width="0.306cm" svg:height="0.324cm" svg:x="25.689cm" svg:y="18.165cm">
          <draw:text-box>
            <text:p text:style-name="P2"><text:span text:style-name="T6">12</text:span></text:p>
          </draw:text-box>
        </draw:frame>
        <draw:frame draw:style-name="gr120" draw:text-style-name="P9" draw:layer="layout" svg:width="0.306cm" svg:height="0.324cm" svg:x="26.331cm" svg:y="18.165cm">
          <draw:text-box>
            <text:p text:style-name="P2"><text:span text:style-name="T6">13</text:span></text:p>
          </draw:text-box>
        </draw:frame>
        <draw:frame draw:style-name="gr121" draw:text-style-name="P9" draw:layer="layout" svg:width="0.306cm" svg:height="0.326cm" svg:x="22.64cm" svg:y="18.895cm">
          <draw:text-box>
            <text:p text:style-name="P2"><text:span text:style-name="T6">14</text:span></text:p>
          </draw:text-box>
        </draw:frame>
        <draw:frame draw:style-name="gr122" draw:text-style-name="P9" draw:layer="layout" svg:width="0.305cm" svg:height="0.326cm" svg:x="23.254cm" svg:y="18.895cm">
          <draw:text-box>
            <text:p text:style-name="P2"><text:span text:style-name="T6">15</text:span></text:p>
          </draw:text-box>
        </draw:frame>
        <draw:frame draw:style-name="gr121" draw:text-style-name="P9" draw:layer="layout" svg:width="0.306cm" svg:height="0.326cm" svg:x="23.864cm" svg:y="18.895cm">
          <draw:text-box>
            <text:p text:style-name="P2"><text:span text:style-name="T6">16</text:span></text:p>
          </draw:text-box>
        </draw:frame>
        <draw:frame draw:style-name="gr121" draw:text-style-name="P9" draw:layer="layout" svg:width="0.306cm" svg:height="0.326cm" svg:x="24.472cm" svg:y="18.895cm">
          <draw:text-box>
            <text:p text:style-name="P2"><text:span text:style-name="T6">17</text:span></text:p>
          </draw:text-box>
        </draw:frame>
        <draw:frame draw:style-name="gr121" draw:text-style-name="P9" draw:layer="layout" svg:width="0.306cm" svg:height="0.326cm" svg:x="25.08cm" svg:y="18.895cm">
          <draw:text-box>
            <text:p text:style-name="P2"><text:span text:style-name="T6">18</text:span></text:p>
          </draw:text-box>
        </draw:frame>
        <draw:frame draw:style-name="gr123" draw:text-style-name="P9" draw:layer="layout" svg:width="0.304cm" svg:height="0.326cm" svg:x="25.7cm" svg:y="18.895cm">
          <draw:text-box>
            <text:p text:style-name="P2"><text:span text:style-name="T6">19</text:span></text:p>
          </draw:text-box>
        </draw:frame>
        <draw:frame draw:style-name="gr122" draw:text-style-name="P9" draw:layer="layout" svg:width="0.305cm" svg:height="0.326cm" svg:x="26.302cm" svg:y="18.895cm">
          <draw:text-box>
            <text:p text:style-name="P2"><text:span text:style-name="T6">20</text:span></text:p>
          </draw:text-box>
        </draw:frame>
        <draw:frame draw:style-name="gr124" draw:text-style-name="P9" draw:layer="layout" svg:width="0.306cm" svg:height="0.322cm" svg:x="22.64cm" svg:y="19.627cm">
          <draw:text-box>
            <text:p text:style-name="P2"><text:span text:style-name="T6">21</text:span></text:p>
          </draw:text-box>
        </draw:frame>
        <draw:frame draw:style-name="gr124" draw:text-style-name="P9" draw:layer="layout" svg:width="0.306cm" svg:height="0.322cm" svg:x="23.218cm" svg:y="19.627cm">
          <draw:text-box>
            <text:p text:style-name="P2"><text:span text:style-name="T6">22</text:span></text:p>
          </draw:text-box>
        </draw:frame>
        <draw:frame draw:style-name="gr125" draw:text-style-name="P9" draw:layer="layout" svg:width="0.305cm" svg:height="0.322cm" svg:x="23.861cm" svg:y="19.627cm">
          <draw:text-box>
            <text:p text:style-name="P2"><text:span text:style-name="T6">23</text:span></text:p>
          </draw:text-box>
        </draw:frame>
        <draw:frame draw:style-name="gr125" draw:text-style-name="P9" draw:layer="layout" svg:width="0.305cm" svg:height="0.322cm" svg:x="24.441cm" svg:y="19.627cm">
          <draw:text-box>
            <text:p text:style-name="P2"><text:span text:style-name="T6">24</text:span></text:p>
          </draw:text-box>
        </draw:frame>
        <draw:frame draw:style-name="gr124" draw:text-style-name="P9" draw:layer="layout" svg:width="0.306cm" svg:height="0.322cm" svg:x="25.056cm" svg:y="19.627cm">
          <draw:text-box>
            <text:p text:style-name="P2"><text:span text:style-name="T6">25</text:span></text:p>
          </draw:text-box>
        </draw:frame>
        <draw:frame draw:style-name="gr125" draw:text-style-name="P9" draw:layer="layout" svg:width="0.305cm" svg:height="0.322cm" svg:x="25.665cm" svg:y="19.627cm">
          <draw:text-box>
            <text:p text:style-name="P2"><text:span text:style-name="T6">26</text:span></text:p>
          </draw:text-box>
        </draw:frame>
        <draw:frame draw:style-name="gr124" draw:text-style-name="P9" draw:layer="layout" svg:width="0.306cm" svg:height="0.322cm" svg:x="26.272cm" svg:y="19.627cm">
          <draw:text-box>
            <text:p text:style-name="P2"><text:span text:style-name="T6">27</text:span></text:p>
          </draw:text-box>
        </draw:frame>
        <draw:frame draw:style-name="gr126" draw:text-style-name="P9" draw:layer="layout" svg:width="0.306cm" svg:height="0.323cm" svg:x="22.61cm" svg:y="20.355cm">
          <draw:text-box>
            <text:p text:style-name="P2"><text:span text:style-name="T6">28</text:span></text:p>
          </draw:text-box>
        </draw:frame>
        <draw:frame draw:style-name="gr127" draw:text-style-name="P9" draw:layer="layout" svg:width="0.235cm" svg:height="0.323cm" svg:x="23.292cm" svg:y="17.442cm">
          <draw:text-box>
            <text:p text:style-name="P2"><text:span text:style-name="T6">1</text:span></text:p>
          </draw:text-box>
        </draw:frame>
        <draw:frame draw:style-name="gr127" draw:text-style-name="P9" draw:layer="layout" svg:width="0.235cm" svg:height="0.323cm" svg:x="23.911cm" svg:y="17.442cm">
          <draw:text-box>
            <text:p text:style-name="P2"><text:span text:style-name="T6">2</text:span></text:p>
          </draw:text-box>
        </draw:frame>
      </draw:page>
      <draw:page draw:name="page25" draw:style-name="dp1" draw:master-page-name="master-page34">
        <draw:line draw:style-name="gr7" draw:text-style-name="P1" draw:layer="layout" svg:x1="14.489cm" svg:y1="2.663cm" svg:x2="27.24cm" svg:y2="2.663cm">
          <text:p/>
        </draw:line>
        <draw:line draw:style-name="gr7" draw:text-style-name="P1" draw:layer="layout" svg:x1="14.489cm" svg:y1="3.528cm" svg:x2="27.24cm" svg:y2="3.528cm">
          <text:p/>
        </draw:line>
        <draw:line draw:style-name="gr7" draw:text-style-name="P1" draw:layer="layout" svg:x1="14.489cm" svg:y1="4.395cm" svg:x2="27.24cm" svg:y2="4.395cm">
          <text:p/>
        </draw:line>
        <draw:line draw:style-name="gr7" draw:text-style-name="P1" draw:layer="layout" svg:x1="14.489cm" svg:y1="5.261cm" svg:x2="27.24cm" svg:y2="5.261cm">
          <text:p/>
        </draw:line>
        <draw:line draw:style-name="gr7" draw:text-style-name="P1" draw:layer="layout" svg:x1="14.489cm" svg:y1="6.127cm" svg:x2="27.24cm" svg:y2="6.127cm">
          <text:p/>
        </draw:line>
        <draw:line draw:style-name="gr7" draw:text-style-name="P1" draw:layer="layout" svg:x1="14.489cm" svg:y1="6.994cm" svg:x2="27.24cm" svg:y2="6.994cm">
          <text:p/>
        </draw:line>
        <draw:line draw:style-name="gr7" draw:text-style-name="P1" draw:layer="layout" svg:x1="14.489cm" svg:y1="7.86cm" svg:x2="27.24cm" svg:y2="7.86cm">
          <text:p/>
        </draw:line>
        <draw:line draw:style-name="gr7" draw:text-style-name="P1" draw:layer="layout" svg:x1="14.489cm" svg:y1="8.725cm" svg:x2="27.24cm" svg:y2="8.725cm">
          <text:p/>
        </draw:line>
        <draw:line draw:style-name="gr7" draw:text-style-name="P1" draw:layer="layout" svg:x1="14.489cm" svg:y1="9.592cm" svg:x2="27.24cm" svg:y2="9.592cm">
          <text:p/>
        </draw:line>
        <draw:line draw:style-name="gr7" draw:text-style-name="P1" draw:layer="layout" svg:x1="14.489cm" svg:y1="10.457cm" svg:x2="27.24cm" svg:y2="10.457cm">
          <text:p/>
        </draw:line>
        <draw:line draw:style-name="gr7" draw:text-style-name="P1" draw:layer="layout" svg:x1="14.489cm" svg:y1="11.324cm" svg:x2="27.24cm" svg:y2="11.324cm">
          <text:p/>
        </draw:line>
        <draw:line draw:style-name="gr7" draw:text-style-name="P1" draw:layer="layout" svg:x1="14.489cm" svg:y1="12.19cm" svg:x2="27.24cm" svg:y2="12.19cm">
          <text:p/>
        </draw:line>
        <draw:line draw:style-name="gr7" draw:text-style-name="P1" draw:layer="layout" svg:x1="14.489cm" svg:y1="13.055cm" svg:x2="27.24cm" svg:y2="13.055cm">
          <text:p/>
        </draw:line>
        <draw:line draw:style-name="gr7" draw:text-style-name="P1" draw:layer="layout" svg:x1="14.489cm" svg:y1="13.922cm" svg:x2="27.24cm" svg:y2="13.922cm">
          <text:p/>
        </draw:line>
        <draw:frame draw:style-name="gr4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line draw:style-name="gr5" draw:text-style-name="P1" draw:layer="layout" svg:x1="13.959cm" svg:y1="1.96cm" svg:x2="27.24cm" svg:y2="1.96cm">
          <text:p/>
        </draw:line>
        <draw:frame draw:style-name="gr6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7" draw:text-style-name="P1" draw:layer="layout" svg:x1="0.7cm" svg:y1="2.659cm" svg:x2="13.954cm" svg:y2="2.659cm">
          <text:p/>
        </draw:line>
        <draw:line draw:style-name="gr7" draw:text-style-name="P1" draw:layer="layout" svg:x1="0.7cm" svg:y1="3.524cm" svg:x2="13.954cm" svg:y2="3.524cm">
          <text:p/>
        </draw:line>
        <draw:line draw:style-name="gr7" draw:text-style-name="P1" draw:layer="layout" svg:x1="0.7cm" svg:y1="4.391cm" svg:x2="13.954cm" svg:y2="4.391cm">
          <text:p/>
        </draw:line>
        <draw:line draw:style-name="gr7" draw:text-style-name="P1" draw:layer="layout" svg:x1="0.7cm" svg:y1="5.256cm" svg:x2="13.954cm" svg:y2="5.256cm">
          <text:p/>
        </draw:line>
        <draw:line draw:style-name="gr7" draw:text-style-name="P1" draw:layer="layout" svg:x1="0.7cm" svg:y1="6.123cm" svg:x2="13.954cm" svg:y2="6.123cm">
          <text:p/>
        </draw:line>
        <draw:line draw:style-name="gr7" draw:text-style-name="P1" draw:layer="layout" svg:x1="0.7cm" svg:y1="6.99cm" svg:x2="13.954cm" svg:y2="6.99cm">
          <text:p/>
        </draw:line>
        <draw:line draw:style-name="gr7" draw:text-style-name="P1" draw:layer="layout" svg:x1="0.7cm" svg:y1="7.855cm" svg:x2="13.954cm" svg:y2="7.855cm">
          <text:p/>
        </draw:line>
        <draw:line draw:style-name="gr7" draw:text-style-name="P1" draw:layer="layout" svg:x1="0.7cm" svg:y1="8.721cm" svg:x2="13.954cm" svg:y2="8.721cm">
          <text:p/>
        </draw:line>
        <draw:line draw:style-name="gr7" draw:text-style-name="P1" draw:layer="layout" svg:x1="0.7cm" svg:y1="9.587cm" svg:x2="13.954cm" svg:y2="9.587cm">
          <text:p/>
        </draw:line>
        <draw:line draw:style-name="gr7" draw:text-style-name="P1" draw:layer="layout" svg:x1="0.7cm" svg:y1="10.453cm" svg:x2="13.954cm" svg:y2="10.453cm">
          <text:p/>
        </draw:line>
        <draw:line draw:style-name="gr7" draw:text-style-name="P1" draw:layer="layout" svg:x1="0.7cm" svg:y1="11.32cm" svg:x2="13.954cm" svg:y2="11.32cm">
          <text:p/>
        </draw:line>
        <draw:line draw:style-name="gr7" draw:text-style-name="P1" draw:layer="layout" svg:x1="0.7cm" svg:y1="12.185cm" svg:x2="13.954cm" svg:y2="12.185cm">
          <text:p/>
        </draw:line>
        <draw:line draw:style-name="gr7" draw:text-style-name="P1" draw:layer="layout" svg:x1="0.7cm" svg:y1="13.051cm" svg:x2="13.954cm" svg:y2="13.051cm">
          <text:p/>
        </draw:line>
        <draw:line draw:style-name="gr7" draw:text-style-name="P1" draw:layer="layout" svg:x1="0.7cm" svg:y1="13.918cm" svg:x2="13.954cm" svg:y2="13.918cm">
          <text:p/>
        </draw:line>
        <draw:line draw:style-name="gr5" draw:text-style-name="P4" draw:layer="layout" svg:x1="0.706cm" svg:y1="1.961cm" svg:x2="13.956cm" svg:y2="1.961cm">
          <text:p/>
        </draw:line>
        <draw:frame draw:style-name="gr6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path draw:style-name="gr8" draw:text-style-name="P5" draw:layer="layout" svg:width="0.034cm" svg:height="0.034cm" svg:x="1.496cm" svg:y="16.065cm" svg:viewBox="0 0 35 35" svg:d="M17 0c-23 0-23 35 0 35s23-35 0-35z">
          <text:p/>
        </draw:path>
        <draw:path draw:style-name="gr8" draw:text-style-name="P5" draw:layer="layout" svg:width="0.034cm" svg:height="0.034cm" svg:x="1.496cm" svg:y="16.567cm" svg:viewBox="0 0 35 35" svg:d="M17 0c-23 0-23 35 0 35s23-35 0-35z">
          <text:p/>
        </draw:path>
        <draw:path draw:style-name="gr8" draw:text-style-name="P5" draw:layer="layout" svg:width="0.034cm" svg:height="0.034cm" svg:x="1.496cm" svg:y="17.069cm" svg:viewBox="0 0 35 35" svg:d="M17 0c-23 0-23 35 0 35s23-35 0-35z">
          <text:p/>
        </draw:path>
        <draw:path draw:style-name="gr8" draw:text-style-name="P5" draw:layer="layout" svg:width="0.034cm" svg:height="0.034cm" svg:x="1.496cm" svg:y="17.571cm" svg:viewBox="0 0 35 35" svg:d="M17 0c-23 0-23 35 0 35s23-35 0-35z">
          <text:p/>
        </draw:path>
        <draw:path draw:style-name="gr8" draw:text-style-name="P5" draw:layer="layout" svg:width="0.034cm" svg:height="0.034cm" svg:x="1.496cm" svg:y="18.073cm" svg:viewBox="0 0 35 35" svg:d="M17 0c-23 0-23 35 0 35s23-35 0-35z">
          <text:p/>
        </draw:path>
        <draw:path draw:style-name="gr8" draw:text-style-name="P5" draw:layer="layout" svg:width="0.034cm" svg:height="0.035cm" svg:x="1.496cm" svg:y="18.575cm" svg:viewBox="0 0 35 36" svg:d="M17 0c-23 0-23 36 0 36s23-36 0-36z">
          <text:p/>
        </draw:path>
        <draw:path draw:style-name="gr8" draw:text-style-name="P5" draw:layer="layout" svg:width="0.034cm" svg:height="0.034cm" svg:x="1.496cm" svg:y="19.078cm" svg:viewBox="0 0 35 35" svg:d="M17 0c-23 0-23 35 0 35s23-35 0-35z">
          <text:p/>
        </draw:path>
        <draw:path draw:style-name="gr8" draw:text-style-name="P5" draw:layer="layout" svg:width="0.034cm" svg:height="0.034cm" svg:x="1.496cm" svg:y="19.58cm" svg:viewBox="0 0 35 35" svg:d="M17 0c-23 0-23 35 0 35s23-35 0-35z">
          <text:p/>
        </draw:path>
        <draw:path draw:style-name="gr8" draw:text-style-name="P5" draw:layer="layout" svg:width="0.034cm" svg:height="0.034cm" svg:x="1.496cm" svg:y="20.082cm" svg:viewBox="0 0 35 35" svg:d="M17 0c-23 0-23 35 0 35s23-35 0-35z">
          <text:p/>
        </draw:path>
        <draw:path draw:style-name="gr8" draw:text-style-name="P5" draw:layer="layout" svg:width="0.034cm" svg:height="0.034cm" svg:x="1.496cm" svg:y="20.584cm" svg:viewBox="0 0 35 35" svg:d="M17 0c-23 0-23 35 0 35s23-35 0-35z">
          <text:p/>
        </draw:path>
        <draw:path draw:style-name="gr8" draw:text-style-name="P5" draw:layer="layout" svg:width="0.033cm" svg:height="0.034cm" svg:x="1.995cm" svg:y="16.065cm" svg:viewBox="0 0 34 35" svg:d="M17 0c-23 0-23 35 0 35 22 0 22-35 0-35z">
          <text:p/>
        </draw:path>
        <draw:path draw:style-name="gr8" draw:text-style-name="P5" draw:layer="layout" svg:width="0.033cm" svg:height="0.034cm" svg:x="1.995cm" svg:y="16.567cm" svg:viewBox="0 0 34 35" svg:d="M17 0c-23 0-23 35 0 35 22 0 22-35 0-35z">
          <text:p/>
        </draw:path>
        <draw:path draw:style-name="gr8" draw:text-style-name="P5" draw:layer="layout" svg:width="0.033cm" svg:height="0.034cm" svg:x="1.995cm" svg:y="17.069cm" svg:viewBox="0 0 34 35" svg:d="M17 0c-23 0-23 35 0 35 22 0 22-35 0-35z">
          <text:p/>
        </draw:path>
        <draw:path draw:style-name="gr8" draw:text-style-name="P5" draw:layer="layout" svg:width="0.033cm" svg:height="0.034cm" svg:x="1.995cm" svg:y="17.571cm" svg:viewBox="0 0 34 35" svg:d="M17 0c-23 0-23 35 0 35 22 0 22-35 0-35z">
          <text:p/>
        </draw:path>
        <draw:path draw:style-name="gr8" draw:text-style-name="P5" draw:layer="layout" svg:width="0.033cm" svg:height="0.034cm" svg:x="1.995cm" svg:y="18.073cm" svg:viewBox="0 0 34 35" svg:d="M17 0c-23 0-23 35 0 35 22 0 22-35 0-35z">
          <text:p/>
        </draw:path>
        <draw:path draw:style-name="gr8" draw:text-style-name="P5" draw:layer="layout" svg:width="0.033cm" svg:height="0.035cm" svg:x="1.995cm" svg:y="18.575cm" svg:viewBox="0 0 34 36" svg:d="M17 0c-23 0-23 36 0 36 22 0 22-36 0-36z">
          <text:p/>
        </draw:path>
        <draw:path draw:style-name="gr8" draw:text-style-name="P5" draw:layer="layout" svg:width="0.033cm" svg:height="0.034cm" svg:x="1.995cm" svg:y="19.078cm" svg:viewBox="0 0 34 35" svg:d="M17 0c-23 0-23 35 0 35 22 0 22-35 0-35z">
          <text:p/>
        </draw:path>
        <draw:path draw:style-name="gr8" draw:text-style-name="P5" draw:layer="layout" svg:width="0.033cm" svg:height="0.034cm" svg:x="1.995cm" svg:y="19.58cm" svg:viewBox="0 0 34 35" svg:d="M17 0c-23 0-23 35 0 35 22 0 22-35 0-35z">
          <text:p/>
        </draw:path>
        <draw:path draw:style-name="gr8" draw:text-style-name="P5" draw:layer="layout" svg:width="0.033cm" svg:height="0.034cm" svg:x="1.995cm" svg:y="20.082cm" svg:viewBox="0 0 34 35" svg:d="M17 0c-23 0-23 35 0 35 22 0 22-35 0-35z">
          <text:p/>
        </draw:path>
        <draw:path draw:style-name="gr8" draw:text-style-name="P5" draw:layer="layout" svg:width="0.033cm" svg:height="0.034cm" svg:x="1.995cm" svg:y="20.584cm" svg:viewBox="0 0 34 35" svg:d="M17 0c-23 0-23 35 0 35 22 0 22-35 0-35z">
          <text:p/>
        </draw:path>
        <draw:path draw:style-name="gr8" draw:text-style-name="P5" draw:layer="layout" svg:width="0.033cm" svg:height="0.034cm" svg:x="2.494cm" svg:y="16.065cm" svg:viewBox="0 0 34 35" svg:d="M17 0c-23 0-23 35 0 35 22 0 23-35 0-35z">
          <text:p/>
        </draw:path>
        <draw:path draw:style-name="gr8" draw:text-style-name="P5" draw:layer="layout" svg:width="0.033cm" svg:height="0.034cm" svg:x="2.494cm" svg:y="16.567cm" svg:viewBox="0 0 34 35" svg:d="M17 0c-23 0-23 35 0 35 22 0 23-35 0-35z">
          <text:p/>
        </draw:path>
        <draw:path draw:style-name="gr8" draw:text-style-name="P5" draw:layer="layout" svg:width="0.033cm" svg:height="0.034cm" svg:x="2.494cm" svg:y="17.069cm" svg:viewBox="0 0 34 35" svg:d="M17 0c-23 0-23 35 0 35 22 0 23-35 0-35z">
          <text:p/>
        </draw:path>
        <draw:path draw:style-name="gr8" draw:text-style-name="P5" draw:layer="layout" svg:width="0.033cm" svg:height="0.034cm" svg:x="2.494cm" svg:y="17.571cm" svg:viewBox="0 0 34 35" svg:d="M17 0c-23 0-23 35 0 35 22 0 23-35 0-35z">
          <text:p/>
        </draw:path>
        <draw:path draw:style-name="gr8" draw:text-style-name="P5" draw:layer="layout" svg:width="0.033cm" svg:height="0.034cm" svg:x="2.494cm" svg:y="18.073cm" svg:viewBox="0 0 34 35" svg:d="M17 0c-23 0-23 35 0 35 22 0 23-35 0-35z">
          <text:p/>
        </draw:path>
        <draw:path draw:style-name="gr8" draw:text-style-name="P5" draw:layer="layout" svg:width="0.033cm" svg:height="0.035cm" svg:x="2.494cm" svg:y="18.575cm" svg:viewBox="0 0 34 36" svg:d="M17 0c-23 0-23 36 0 36 22 0 23-36 0-36z">
          <text:p/>
        </draw:path>
        <draw:path draw:style-name="gr8" draw:text-style-name="P5" draw:layer="layout" svg:width="0.033cm" svg:height="0.034cm" svg:x="2.494cm" svg:y="19.078cm" svg:viewBox="0 0 34 35" svg:d="M17 0c-23 0-23 35 0 35 22 0 23-35 0-35z">
          <text:p/>
        </draw:path>
        <draw:path draw:style-name="gr8" draw:text-style-name="P5" draw:layer="layout" svg:width="0.033cm" svg:height="0.034cm" svg:x="2.494cm" svg:y="19.58cm" svg:viewBox="0 0 34 35" svg:d="M17 0c-23 0-23 35 0 35 22 0 23-35 0-35z">
          <text:p/>
        </draw:path>
        <draw:path draw:style-name="gr8" draw:text-style-name="P5" draw:layer="layout" svg:width="0.033cm" svg:height="0.034cm" svg:x="2.494cm" svg:y="20.082cm" svg:viewBox="0 0 34 35" svg:d="M17 0c-23 0-23 35 0 35 22 0 23-35 0-35z">
          <text:p/>
        </draw:path>
        <draw:path draw:style-name="gr8" draw:text-style-name="P5" draw:layer="layout" svg:width="0.033cm" svg:height="0.034cm" svg:x="2.494cm" svg:y="20.584cm" svg:viewBox="0 0 34 35" svg:d="M17 0c-23 0-23 35 0 35 22 0 23-35 0-35z">
          <text:p/>
        </draw:path>
        <draw:path draw:style-name="gr8" draw:text-style-name="P5" draw:layer="layout" svg:width="0.032cm" svg:height="0.034cm" svg:x="2.992cm" svg:y="16.065cm" svg:viewBox="0 0 33 35" svg:d="M16 0c-21 0-21 35 0 35 23 0 23-35 0-35z">
          <text:p/>
        </draw:path>
        <draw:path draw:style-name="gr8" draw:text-style-name="P5" draw:layer="layout" svg:width="0.032cm" svg:height="0.034cm" svg:x="2.992cm" svg:y="16.567cm" svg:viewBox="0 0 33 35" svg:d="M16 0c-21 0-21 35 0 35 23 0 23-35 0-35z">
          <text:p/>
        </draw:path>
        <draw:path draw:style-name="gr8" draw:text-style-name="P5" draw:layer="layout" svg:width="0.032cm" svg:height="0.034cm" svg:x="2.992cm" svg:y="17.069cm" svg:viewBox="0 0 33 35" svg:d="M16 0c-21 0-21 35 0 35 23 0 23-35 0-35z">
          <text:p/>
        </draw:path>
        <draw:path draw:style-name="gr8" draw:text-style-name="P5" draw:layer="layout" svg:width="0.032cm" svg:height="0.034cm" svg:x="2.992cm" svg:y="17.571cm" svg:viewBox="0 0 33 35" svg:d="M16 0c-21 0-21 35 0 35 23 0 23-35 0-35z">
          <text:p/>
        </draw:path>
        <draw:path draw:style-name="gr8" draw:text-style-name="P5" draw:layer="layout" svg:width="0.032cm" svg:height="0.034cm" svg:x="2.992cm" svg:y="18.073cm" svg:viewBox="0 0 33 35" svg:d="M16 0c-21 0-21 35 0 35 23 0 23-35 0-35z">
          <text:p/>
        </draw:path>
        <draw:path draw:style-name="gr8" draw:text-style-name="P5" draw:layer="layout" svg:width="0.032cm" svg:height="0.035cm" svg:x="2.992cm" svg:y="18.575cm" svg:viewBox="0 0 33 36" svg:d="M16 0c-21 0-21 36 0 36 23 0 23-36 0-36z">
          <text:p/>
        </draw:path>
        <draw:path draw:style-name="gr8" draw:text-style-name="P5" draw:layer="layout" svg:width="0.032cm" svg:height="0.034cm" svg:x="2.992cm" svg:y="19.078cm" svg:viewBox="0 0 33 35" svg:d="M16 0c-21 0-21 35 0 35 23 0 23-35 0-35z">
          <text:p/>
        </draw:path>
        <draw:path draw:style-name="gr8" draw:text-style-name="P5" draw:layer="layout" svg:width="0.032cm" svg:height="0.034cm" svg:x="2.992cm" svg:y="19.58cm" svg:viewBox="0 0 33 35" svg:d="M16 0c-21 0-21 35 0 35 23 0 23-35 0-35z">
          <text:p/>
        </draw:path>
        <draw:path draw:style-name="gr8" draw:text-style-name="P5" draw:layer="layout" svg:width="0.032cm" svg:height="0.034cm" svg:x="2.992cm" svg:y="20.082cm" svg:viewBox="0 0 33 35" svg:d="M16 0c-21 0-21 35 0 35 23 0 23-35 0-35z">
          <text:p/>
        </draw:path>
        <draw:path draw:style-name="gr8" draw:text-style-name="P5" draw:layer="layout" svg:width="0.032cm" svg:height="0.034cm" svg:x="2.992cm" svg:y="20.584cm" svg:viewBox="0 0 33 35" svg:d="M16 0c-21 0-21 35 0 35 23 0 23-35 0-35z">
          <text:p/>
        </draw:path>
        <draw:path draw:style-name="gr8" draw:text-style-name="P5" draw:layer="layout" svg:width="0.033cm" svg:height="0.034cm" svg:x="3.491cm" svg:y="16.065cm" svg:viewBox="0 0 34 35" svg:d="M17 0c-23 0-23 35 0 35 22 0 23-35 0-35z">
          <text:p/>
        </draw:path>
        <draw:path draw:style-name="gr8" draw:text-style-name="P5" draw:layer="layout" svg:width="0.033cm" svg:height="0.034cm" svg:x="3.491cm" svg:y="16.567cm" svg:viewBox="0 0 34 35" svg:d="M17 0c-23 0-23 35 0 35 22 0 23-35 0-35z">
          <text:p/>
        </draw:path>
        <draw:path draw:style-name="gr8" draw:text-style-name="P5" draw:layer="layout" svg:width="0.033cm" svg:height="0.034cm" svg:x="3.491cm" svg:y="17.069cm" svg:viewBox="0 0 34 35" svg:d="M17 0c-23 0-23 35 0 35 22 0 23-35 0-35z">
          <text:p/>
        </draw:path>
        <draw:path draw:style-name="gr8" draw:text-style-name="P5" draw:layer="layout" svg:width="0.033cm" svg:height="0.034cm" svg:x="3.491cm" svg:y="17.571cm" svg:viewBox="0 0 34 35" svg:d="M17 0c-23 0-23 35 0 35 22 0 23-35 0-35z">
          <text:p/>
        </draw:path>
        <draw:path draw:style-name="gr8" draw:text-style-name="P5" draw:layer="layout" svg:width="0.033cm" svg:height="0.034cm" svg:x="3.491cm" svg:y="18.073cm" svg:viewBox="0 0 34 35" svg:d="M17 0c-23 0-23 35 0 35 22 0 23-35 0-35z">
          <text:p/>
        </draw:path>
        <draw:path draw:style-name="gr8" draw:text-style-name="P5" draw:layer="layout" svg:width="0.033cm" svg:height="0.035cm" svg:x="3.491cm" svg:y="18.575cm" svg:viewBox="0 0 34 36" svg:d="M17 0c-23 0-23 36 0 36 22 0 23-36 0-36z">
          <text:p/>
        </draw:path>
        <draw:path draw:style-name="gr8" draw:text-style-name="P5" draw:layer="layout" svg:width="0.033cm" svg:height="0.034cm" svg:x="3.491cm" svg:y="19.078cm" svg:viewBox="0 0 34 35" svg:d="M17 0c-23 0-23 35 0 35 22 0 23-35 0-35z">
          <text:p/>
        </draw:path>
        <draw:path draw:style-name="gr8" draw:text-style-name="P5" draw:layer="layout" svg:width="0.033cm" svg:height="0.034cm" svg:x="3.491cm" svg:y="19.58cm" svg:viewBox="0 0 34 35" svg:d="M17 0c-23 0-23 35 0 35 22 0 23-35 0-35z">
          <text:p/>
        </draw:path>
        <draw:path draw:style-name="gr8" draw:text-style-name="P5" draw:layer="layout" svg:width="0.033cm" svg:height="0.034cm" svg:x="3.491cm" svg:y="20.082cm" svg:viewBox="0 0 34 35" svg:d="M17 0c-23 0-23 35 0 35 22 0 23-35 0-35z">
          <text:p/>
        </draw:path>
        <draw:path draw:style-name="gr8" draw:text-style-name="P5" draw:layer="layout" svg:width="0.033cm" svg:height="0.034cm" svg:x="3.491cm" svg:y="20.584cm" svg:viewBox="0 0 34 35" svg:d="M17 0c-23 0-23 35 0 35 22 0 23-35 0-35z">
          <text:p/>
        </draw:path>
        <draw:path draw:style-name="gr8" draw:text-style-name="P5" draw:layer="layout" svg:width="0.033cm" svg:height="0.034cm" svg:x="3.991cm" svg:y="16.065cm" svg:viewBox="0 0 34 35" svg:d="M17 0c-23 0-23 35 0 35 22 0 22-35 0-35z">
          <text:p/>
        </draw:path>
        <draw:path draw:style-name="gr8" draw:text-style-name="P5" draw:layer="layout" svg:width="0.033cm" svg:height="0.034cm" svg:x="3.991cm" svg:y="16.567cm" svg:viewBox="0 0 34 35" svg:d="M17 0c-23 0-23 35 0 35 22 0 22-35 0-35z">
          <text:p/>
        </draw:path>
        <draw:path draw:style-name="gr8" draw:text-style-name="P5" draw:layer="layout" svg:width="0.033cm" svg:height="0.034cm" svg:x="3.991cm" svg:y="17.069cm" svg:viewBox="0 0 34 35" svg:d="M17 0c-23 0-23 35 0 35 22 0 22-35 0-35z">
          <text:p/>
        </draw:path>
        <draw:path draw:style-name="gr8" draw:text-style-name="P5" draw:layer="layout" svg:width="0.033cm" svg:height="0.034cm" svg:x="3.991cm" svg:y="17.571cm" svg:viewBox="0 0 34 35" svg:d="M17 0c-23 0-23 35 0 35 22 0 22-35 0-35z">
          <text:p/>
        </draw:path>
        <draw:path draw:style-name="gr8" draw:text-style-name="P5" draw:layer="layout" svg:width="0.033cm" svg:height="0.034cm" svg:x="3.991cm" svg:y="18.073cm" svg:viewBox="0 0 34 35" svg:d="M17 0c-23 0-23 35 0 35 22 0 22-35 0-35z">
          <text:p/>
        </draw:path>
        <draw:path draw:style-name="gr8" draw:text-style-name="P5" draw:layer="layout" svg:width="0.033cm" svg:height="0.035cm" svg:x="3.991cm" svg:y="18.575cm" svg:viewBox="0 0 34 36" svg:d="M17 0c-23 0-23 36 0 36 22 0 22-36 0-36z">
          <text:p/>
        </draw:path>
        <draw:path draw:style-name="gr8" draw:text-style-name="P5" draw:layer="layout" svg:width="0.033cm" svg:height="0.034cm" svg:x="3.991cm" svg:y="19.078cm" svg:viewBox="0 0 34 35" svg:d="M17 0c-23 0-23 35 0 35 22 0 22-35 0-35z">
          <text:p/>
        </draw:path>
        <draw:path draw:style-name="gr8" draw:text-style-name="P5" draw:layer="layout" svg:width="0.033cm" svg:height="0.034cm" svg:x="3.991cm" svg:y="19.58cm" svg:viewBox="0 0 34 35" svg:d="M17 0c-23 0-23 35 0 35 22 0 22-35 0-35z">
          <text:p/>
        </draw:path>
        <draw:path draw:style-name="gr8" draw:text-style-name="P5" draw:layer="layout" svg:width="0.033cm" svg:height="0.034cm" svg:x="3.991cm" svg:y="20.082cm" svg:viewBox="0 0 34 35" svg:d="M17 0c-23 0-23 35 0 35 22 0 22-35 0-35z">
          <text:p/>
        </draw:path>
        <draw:path draw:style-name="gr8" draw:text-style-name="P5" draw:layer="layout" svg:width="0.033cm" svg:height="0.034cm" svg:x="3.991cm" svg:y="20.584cm" svg:viewBox="0 0 34 35" svg:d="M17 0c-23 0-23 35 0 35 22 0 22-35 0-35z">
          <text:p/>
        </draw:path>
        <draw:path draw:style-name="gr8" draw:text-style-name="P5" draw:layer="layout" svg:width="0.034cm" svg:height="0.034cm" svg:x="4.489cm" svg:y="16.065cm" svg:viewBox="0 0 35 35" svg:d="M17 0c-23 0-23 35 0 35s23-35 0-35z">
          <text:p/>
        </draw:path>
        <draw:path draw:style-name="gr8" draw:text-style-name="P5" draw:layer="layout" svg:width="0.034cm" svg:height="0.034cm" svg:x="4.489cm" svg:y="16.567cm" svg:viewBox="0 0 35 35" svg:d="M17 0c-23 0-23 35 0 35s23-35 0-35z">
          <text:p/>
        </draw:path>
        <draw:path draw:style-name="gr8" draw:text-style-name="P5" draw:layer="layout" svg:width="0.034cm" svg:height="0.034cm" svg:x="4.489cm" svg:y="17.069cm" svg:viewBox="0 0 35 35" svg:d="M17 0c-23 0-23 35 0 35s23-35 0-35z">
          <text:p/>
        </draw:path>
        <draw:path draw:style-name="gr8" draw:text-style-name="P5" draw:layer="layout" svg:width="0.034cm" svg:height="0.034cm" svg:x="4.489cm" svg:y="17.571cm" svg:viewBox="0 0 35 35" svg:d="M17 0c-23 0-23 35 0 35s23-35 0-35z">
          <text:p/>
        </draw:path>
        <draw:path draw:style-name="gr8" draw:text-style-name="P5" draw:layer="layout" svg:width="0.034cm" svg:height="0.034cm" svg:x="4.489cm" svg:y="18.073cm" svg:viewBox="0 0 35 35" svg:d="M17 0c-23 0-23 35 0 35s23-35 0-35z">
          <text:p/>
        </draw:path>
        <draw:path draw:style-name="gr8" draw:text-style-name="P5" draw:layer="layout" svg:width="0.034cm" svg:height="0.035cm" svg:x="4.489cm" svg:y="18.575cm" svg:viewBox="0 0 35 36" svg:d="M17 0c-23 0-23 36 0 36s23-36 0-36z">
          <text:p/>
        </draw:path>
        <draw:path draw:style-name="gr8" draw:text-style-name="P5" draw:layer="layout" svg:width="0.034cm" svg:height="0.034cm" svg:x="4.489cm" svg:y="19.078cm" svg:viewBox="0 0 35 35" svg:d="M17 0c-23 0-23 35 0 35s23-35 0-35z">
          <text:p/>
        </draw:path>
        <draw:path draw:style-name="gr8" draw:text-style-name="P5" draw:layer="layout" svg:width="0.034cm" svg:height="0.034cm" svg:x="4.489cm" svg:y="19.58cm" svg:viewBox="0 0 35 35" svg:d="M17 0c-23 0-23 35 0 35s23-35 0-35z">
          <text:p/>
        </draw:path>
        <draw:path draw:style-name="gr8" draw:text-style-name="P5" draw:layer="layout" svg:width="0.034cm" svg:height="0.034cm" svg:x="4.489cm" svg:y="20.082cm" svg:viewBox="0 0 35 35" svg:d="M17 0c-23 0-23 35 0 35s23-35 0-35z">
          <text:p/>
        </draw:path>
        <draw:path draw:style-name="gr8" draw:text-style-name="P5" draw:layer="layout" svg:width="0.034cm" svg:height="0.034cm" svg:x="4.489cm" svg:y="20.584cm" svg:viewBox="0 0 35 35" svg:d="M17 0c-23 0-23 35 0 35s23-35 0-35z">
          <text:p/>
        </draw:path>
        <draw:path draw:style-name="gr8" draw:text-style-name="P5" draw:layer="layout" svg:width="0.033cm" svg:height="0.034cm" svg:x="4.987cm" svg:y="16.065cm" svg:viewBox="0 0 34 35" svg:d="M17 0c-22 0-23 35 0 35s23-35 0-35z">
          <text:p/>
        </draw:path>
        <draw:path draw:style-name="gr8" draw:text-style-name="P5" draw:layer="layout" svg:width="0.033cm" svg:height="0.034cm" svg:x="4.987cm" svg:y="16.567cm" svg:viewBox="0 0 34 35" svg:d="M17 0c-22 0-23 35 0 35s23-35 0-35z">
          <text:p/>
        </draw:path>
        <draw:path draw:style-name="gr8" draw:text-style-name="P5" draw:layer="layout" svg:width="0.033cm" svg:height="0.034cm" svg:x="4.987cm" svg:y="17.069cm" svg:viewBox="0 0 34 35" svg:d="M17 0c-22 0-23 35 0 35s23-35 0-35z">
          <text:p/>
        </draw:path>
        <draw:path draw:style-name="gr8" draw:text-style-name="P5" draw:layer="layout" svg:width="0.033cm" svg:height="0.034cm" svg:x="4.987cm" svg:y="17.571cm" svg:viewBox="0 0 34 35" svg:d="M17 0c-22 0-23 35 0 35s23-35 0-35z">
          <text:p/>
        </draw:path>
        <draw:path draw:style-name="gr8" draw:text-style-name="P5" draw:layer="layout" svg:width="0.033cm" svg:height="0.034cm" svg:x="4.987cm" svg:y="18.073cm" svg:viewBox="0 0 34 35" svg:d="M17 0c-22 0-23 35 0 35s23-35 0-35z">
          <text:p/>
        </draw:path>
        <draw:path draw:style-name="gr8" draw:text-style-name="P5" draw:layer="layout" svg:width="0.033cm" svg:height="0.035cm" svg:x="4.987cm" svg:y="18.575cm" svg:viewBox="0 0 34 36" svg:d="M17 0c-22 0-23 36 0 36s23-36 0-36z">
          <text:p/>
        </draw:path>
        <draw:path draw:style-name="gr8" draw:text-style-name="P5" draw:layer="layout" svg:width="0.033cm" svg:height="0.034cm" svg:x="4.987cm" svg:y="19.078cm" svg:viewBox="0 0 34 35" svg:d="M17 0c-22 0-23 35 0 35s23-35 0-35z">
          <text:p/>
        </draw:path>
        <draw:path draw:style-name="gr8" draw:text-style-name="P5" draw:layer="layout" svg:width="0.033cm" svg:height="0.034cm" svg:x="4.987cm" svg:y="19.58cm" svg:viewBox="0 0 34 35" svg:d="M17 0c-22 0-23 35 0 35s23-35 0-35z">
          <text:p/>
        </draw:path>
        <draw:path draw:style-name="gr8" draw:text-style-name="P5" draw:layer="layout" svg:width="0.033cm" svg:height="0.034cm" svg:x="4.987cm" svg:y="20.082cm" svg:viewBox="0 0 34 35" svg:d="M17 0c-22 0-23 35 0 35s23-35 0-35z">
          <text:p/>
        </draw:path>
        <draw:path draw:style-name="gr8" draw:text-style-name="P5" draw:layer="layout" svg:width="0.033cm" svg:height="0.034cm" svg:x="4.987cm" svg:y="20.584cm" svg:viewBox="0 0 34 35" svg:d="M17 0c-22 0-23 35 0 35s23-35 0-35z">
          <text:p/>
        </draw:path>
        <draw:path draw:style-name="gr8" draw:text-style-name="P5" draw:layer="layout" svg:width="0.032cm" svg:height="0.034cm" svg:x="5.486cm" svg:y="16.065cm" svg:viewBox="0 0 33 35" svg:d="M16 0c-21 0-21 35 0 35 23 0 23-35 0-35z">
          <text:p/>
        </draw:path>
        <draw:path draw:style-name="gr8" draw:text-style-name="P5" draw:layer="layout" svg:width="0.032cm" svg:height="0.034cm" svg:x="5.486cm" svg:y="16.567cm" svg:viewBox="0 0 33 35" svg:d="M16 0c-21 0-21 35 0 35 23 0 23-35 0-35z">
          <text:p/>
        </draw:path>
        <draw:path draw:style-name="gr8" draw:text-style-name="P5" draw:layer="layout" svg:width="0.032cm" svg:height="0.034cm" svg:x="5.486cm" svg:y="17.069cm" svg:viewBox="0 0 33 35" svg:d="M16 0c-21 0-21 35 0 35 23 0 23-35 0-35z">
          <text:p/>
        </draw:path>
        <draw:path draw:style-name="gr8" draw:text-style-name="P5" draw:layer="layout" svg:width="0.032cm" svg:height="0.034cm" svg:x="5.486cm" svg:y="17.571cm" svg:viewBox="0 0 33 35" svg:d="M16 0c-21 0-21 35 0 35 23 0 23-35 0-35z">
          <text:p/>
        </draw:path>
        <draw:path draw:style-name="gr8" draw:text-style-name="P5" draw:layer="layout" svg:width="0.032cm" svg:height="0.034cm" svg:x="5.486cm" svg:y="18.073cm" svg:viewBox="0 0 33 35" svg:d="M16 0c-21 0-21 35 0 35 23 0 23-35 0-35z">
          <text:p/>
        </draw:path>
        <draw:path draw:style-name="gr8" draw:text-style-name="P5" draw:layer="layout" svg:width="0.032cm" svg:height="0.035cm" svg:x="5.486cm" svg:y="18.575cm" svg:viewBox="0 0 33 36" svg:d="M16 0c-21 0-21 36 0 36 23 0 23-36 0-36z">
          <text:p/>
        </draw:path>
        <draw:path draw:style-name="gr8" draw:text-style-name="P5" draw:layer="layout" svg:width="0.032cm" svg:height="0.034cm" svg:x="5.486cm" svg:y="19.078cm" svg:viewBox="0 0 33 35" svg:d="M16 0c-21 0-21 35 0 35 23 0 23-35 0-35z">
          <text:p/>
        </draw:path>
        <draw:path draw:style-name="gr8" draw:text-style-name="P5" draw:layer="layout" svg:width="0.032cm" svg:height="0.034cm" svg:x="5.486cm" svg:y="19.58cm" svg:viewBox="0 0 33 35" svg:d="M16 0c-21 0-21 35 0 35 23 0 23-35 0-35z">
          <text:p/>
        </draw:path>
        <draw:path draw:style-name="gr8" draw:text-style-name="P5" draw:layer="layout" svg:width="0.032cm" svg:height="0.034cm" svg:x="5.486cm" svg:y="20.082cm" svg:viewBox="0 0 33 35" svg:d="M16 0c-21 0-21 35 0 35 23 0 23-35 0-35z">
          <text:p/>
        </draw:path>
        <draw:path draw:style-name="gr8" draw:text-style-name="P5" draw:layer="layout" svg:width="0.032cm" svg:height="0.034cm" svg:x="5.486cm" svg:y="20.584cm" svg:viewBox="0 0 33 35" svg:d="M16 0c-21 0-21 35 0 35 23 0 23-35 0-35z">
          <text:p/>
        </draw:path>
        <draw:path draw:style-name="gr8" draw:text-style-name="P5" draw:layer="layout" svg:width="0.034cm" svg:height="0.034cm" svg:x="5.986cm" svg:y="16.065cm" svg:viewBox="0 0 35 35" svg:d="M17 0c-23 0-23 35 0 35s23-35 0-35z">
          <text:p/>
        </draw:path>
        <draw:path draw:style-name="gr8" draw:text-style-name="P5" draw:layer="layout" svg:width="0.034cm" svg:height="0.034cm" svg:x="5.986cm" svg:y="16.567cm" svg:viewBox="0 0 35 35" svg:d="M17 0c-23 0-23 35 0 35s23-35 0-35z">
          <text:p/>
        </draw:path>
        <draw:path draw:style-name="gr8" draw:text-style-name="P5" draw:layer="layout" svg:width="0.034cm" svg:height="0.034cm" svg:x="5.986cm" svg:y="17.069cm" svg:viewBox="0 0 35 35" svg:d="M17 0c-23 0-23 35 0 35s23-35 0-35z">
          <text:p/>
        </draw:path>
        <draw:path draw:style-name="gr8" draw:text-style-name="P5" draw:layer="layout" svg:width="0.034cm" svg:height="0.034cm" svg:x="5.986cm" svg:y="17.571cm" svg:viewBox="0 0 35 35" svg:d="M17 0c-23 0-23 35 0 35s23-35 0-35z">
          <text:p/>
        </draw:path>
        <draw:path draw:style-name="gr8" draw:text-style-name="P5" draw:layer="layout" svg:width="0.034cm" svg:height="0.034cm" svg:x="5.986cm" svg:y="18.073cm" svg:viewBox="0 0 35 35" svg:d="M17 0c-23 0-23 35 0 35s23-35 0-35z">
          <text:p/>
        </draw:path>
        <draw:path draw:style-name="gr8" draw:text-style-name="P5" draw:layer="layout" svg:width="0.034cm" svg:height="0.035cm" svg:x="5.986cm" svg:y="18.575cm" svg:viewBox="0 0 35 36" svg:d="M17 0c-23 0-23 36 0 36s23-36 0-36z">
          <text:p/>
        </draw:path>
        <draw:path draw:style-name="gr8" draw:text-style-name="P5" draw:layer="layout" svg:width="0.034cm" svg:height="0.034cm" svg:x="5.986cm" svg:y="19.078cm" svg:viewBox="0 0 35 35" svg:d="M17 0c-23 0-23 35 0 35s23-35 0-35z">
          <text:p/>
        </draw:path>
        <draw:path draw:style-name="gr8" draw:text-style-name="P5" draw:layer="layout" svg:width="0.034cm" svg:height="0.034cm" svg:x="5.986cm" svg:y="19.58cm" svg:viewBox="0 0 35 35" svg:d="M17 0c-23 0-23 35 0 35s23-35 0-35z">
          <text:p/>
        </draw:path>
        <draw:path draw:style-name="gr8" draw:text-style-name="P5" draw:layer="layout" svg:width="0.034cm" svg:height="0.034cm" svg:x="5.986cm" svg:y="20.082cm" svg:viewBox="0 0 35 35" svg:d="M17 0c-23 0-23 35 0 35s23-35 0-35z">
          <text:p/>
        </draw:path>
        <draw:path draw:style-name="gr8" draw:text-style-name="P5" draw:layer="layout" svg:width="0.034cm" svg:height="0.034cm" svg:x="5.986cm" svg:y="20.584cm" svg:viewBox="0 0 35 35" svg:d="M17 0c-23 0-23 35 0 35s23-35 0-35z">
          <text:p/>
        </draw:path>
        <draw:path draw:style-name="gr8" draw:text-style-name="P5" draw:layer="layout" svg:width="0.033cm" svg:height="0.034cm" svg:x="6.485cm" svg:y="16.065cm" svg:viewBox="0 0 34 35" svg:d="M17 0c-23 0-23 35 0 35 22 0 22-35 0-35z">
          <text:p/>
        </draw:path>
        <draw:path draw:style-name="gr8" draw:text-style-name="P5" draw:layer="layout" svg:width="0.033cm" svg:height="0.034cm" svg:x="6.485cm" svg:y="16.567cm" svg:viewBox="0 0 34 35" svg:d="M17 0c-23 0-23 35 0 35 22 0 22-35 0-35z">
          <text:p/>
        </draw:path>
        <draw:path draw:style-name="gr8" draw:text-style-name="P5" draw:layer="layout" svg:width="0.033cm" svg:height="0.034cm" svg:x="6.485cm" svg:y="17.069cm" svg:viewBox="0 0 34 35" svg:d="M17 0c-23 0-23 35 0 35 22 0 22-35 0-35z">
          <text:p/>
        </draw:path>
        <draw:path draw:style-name="gr8" draw:text-style-name="P5" draw:layer="layout" svg:width="0.033cm" svg:height="0.034cm" svg:x="6.485cm" svg:y="17.571cm" svg:viewBox="0 0 34 35" svg:d="M17 0c-23 0-23 35 0 35 22 0 22-35 0-35z">
          <text:p/>
        </draw:path>
        <draw:path draw:style-name="gr8" draw:text-style-name="P5" draw:layer="layout" svg:width="0.033cm" svg:height="0.034cm" svg:x="6.485cm" svg:y="18.073cm" svg:viewBox="0 0 34 35" svg:d="M17 0c-23 0-23 35 0 35 22 0 22-35 0-35z">
          <text:p/>
        </draw:path>
        <draw:path draw:style-name="gr8" draw:text-style-name="P5" draw:layer="layout" svg:width="0.033cm" svg:height="0.035cm" svg:x="6.485cm" svg:y="18.575cm" svg:viewBox="0 0 34 36" svg:d="M17 0c-23 0-23 36 0 36 22 0 22-36 0-36z">
          <text:p/>
        </draw:path>
        <draw:path draw:style-name="gr8" draw:text-style-name="P5" draw:layer="layout" svg:width="0.033cm" svg:height="0.034cm" svg:x="6.485cm" svg:y="19.078cm" svg:viewBox="0 0 34 35" svg:d="M17 0c-23 0-23 35 0 35 22 0 22-35 0-35z">
          <text:p/>
        </draw:path>
        <draw:path draw:style-name="gr8" draw:text-style-name="P5" draw:layer="layout" svg:width="0.033cm" svg:height="0.034cm" svg:x="6.485cm" svg:y="19.58cm" svg:viewBox="0 0 34 35" svg:d="M17 0c-23 0-23 35 0 35 22 0 22-35 0-35z">
          <text:p/>
        </draw:path>
        <draw:path draw:style-name="gr8" draw:text-style-name="P5" draw:layer="layout" svg:width="0.033cm" svg:height="0.034cm" svg:x="6.485cm" svg:y="20.082cm" svg:viewBox="0 0 34 35" svg:d="M17 0c-23 0-23 35 0 35 22 0 22-35 0-35z">
          <text:p/>
        </draw:path>
        <draw:path draw:style-name="gr8" draw:text-style-name="P5" draw:layer="layout" svg:width="0.033cm" svg:height="0.034cm" svg:x="6.485cm" svg:y="20.584cm" svg:viewBox="0 0 34 35" svg:d="M17 0c-23 0-23 35 0 35 22 0 22-35 0-35z">
          <text:p/>
        </draw:path>
        <draw:path draw:style-name="gr8" draw:text-style-name="P5" draw:layer="layout" svg:width="0.032cm" svg:height="0.034cm" svg:x="6.983cm" svg:y="16.567cm" svg:viewBox="0 0 33 35" svg:d="M16 0c-21 0-21 35 0 35 23 0 23-35 0-35z">
          <text:p/>
        </draw:path>
        <draw:path draw:style-name="gr8" draw:text-style-name="P5" draw:layer="layout" svg:width="0.032cm" svg:height="0.034cm" svg:x="6.983cm" svg:y="17.069cm" svg:viewBox="0 0 33 35" svg:d="M16 0c-21 0-21 35 0 35 23 0 23-35 0-35z">
          <text:p/>
        </draw:path>
        <draw:path draw:style-name="gr8" draw:text-style-name="P5" draw:layer="layout" svg:width="0.032cm" svg:height="0.034cm" svg:x="6.983cm" svg:y="17.571cm" svg:viewBox="0 0 33 35" svg:d="M16 0c-21 0-21 35 0 35 23 0 23-35 0-35z">
          <text:p/>
        </draw:path>
        <draw:path draw:style-name="gr8" draw:text-style-name="P5" draw:layer="layout" svg:width="0.032cm" svg:height="0.034cm" svg:x="6.983cm" svg:y="18.073cm" svg:viewBox="0 0 33 35" svg:d="M16 0c-21 0-21 35 0 35 23 0 23-35 0-35z">
          <text:p/>
        </draw:path>
        <draw:path draw:style-name="gr8" draw:text-style-name="P5" draw:layer="layout" svg:width="0.032cm" svg:height="0.035cm" svg:x="6.983cm" svg:y="18.575cm" svg:viewBox="0 0 33 36" svg:d="M16 0c-21 0-21 36 0 36 23 0 23-36 0-36z">
          <text:p/>
        </draw:path>
        <draw:path draw:style-name="gr8" draw:text-style-name="P5" draw:layer="layout" svg:width="0.032cm" svg:height="0.034cm" svg:x="6.983cm" svg:y="19.078cm" svg:viewBox="0 0 33 35" svg:d="M16 0c-21 0-21 35 0 35 23 0 23-35 0-35z">
          <text:p/>
        </draw:path>
        <draw:path draw:style-name="gr8" draw:text-style-name="P5" draw:layer="layout" svg:width="0.032cm" svg:height="0.034cm" svg:x="6.983cm" svg:y="19.58cm" svg:viewBox="0 0 33 35" svg:d="M16 0c-21 0-21 35 0 35 23 0 23-35 0-35z">
          <text:p/>
        </draw:path>
        <draw:path draw:style-name="gr8" draw:text-style-name="P5" draw:layer="layout" svg:width="0.032cm" svg:height="0.034cm" svg:x="6.983cm" svg:y="20.082cm" svg:viewBox="0 0 33 35" svg:d="M16 0c-21 0-21 35 0 35 23 0 23-35 0-35z">
          <text:p/>
        </draw:path>
        <draw:path draw:style-name="gr8" draw:text-style-name="P5" draw:layer="layout" svg:width="0.032cm" svg:height="0.034cm" svg:x="6.983cm" svg:y="20.584cm" svg:viewBox="0 0 33 35" svg:d="M16 0c-21 0-21 35 0 35 23 0 23-35 0-35z">
          <text:p/>
        </draw:path>
        <draw:path draw:style-name="gr8" draw:text-style-name="P5" draw:layer="layout" svg:width="0.032cm" svg:height="0.034cm" svg:x="7.482cm" svg:y="16.567cm" svg:viewBox="0 0 33 35" svg:d="M16 0c-21 0-21 35 0 35 23 0 23-35 0-35z">
          <text:p/>
        </draw:path>
        <draw:path draw:style-name="gr8" draw:text-style-name="P5" draw:layer="layout" svg:width="0.032cm" svg:height="0.034cm" svg:x="7.482cm" svg:y="17.069cm" svg:viewBox="0 0 33 35" svg:d="M16 0c-21 0-21 35 0 35 23 0 23-35 0-35z">
          <text:p/>
        </draw:path>
        <draw:path draw:style-name="gr8" draw:text-style-name="P5" draw:layer="layout" svg:width="0.032cm" svg:height="0.034cm" svg:x="7.482cm" svg:y="17.571cm" svg:viewBox="0 0 33 35" svg:d="M16 0c-21 0-21 35 0 35 23 0 23-35 0-35z">
          <text:p/>
        </draw:path>
        <draw:path draw:style-name="gr8" draw:text-style-name="P5" draw:layer="layout" svg:width="0.032cm" svg:height="0.034cm" svg:x="7.482cm" svg:y="18.073cm" svg:viewBox="0 0 33 35" svg:d="M16 0c-21 0-21 35 0 35 23 0 23-35 0-35z">
          <text:p/>
        </draw:path>
        <draw:path draw:style-name="gr8" draw:text-style-name="P5" draw:layer="layout" svg:width="0.032cm" svg:height="0.035cm" svg:x="7.482cm" svg:y="18.575cm" svg:viewBox="0 0 33 36" svg:d="M16 0c-21 0-21 36 0 36 23 0 23-36 0-36z">
          <text:p/>
        </draw:path>
        <draw:path draw:style-name="gr8" draw:text-style-name="P5" draw:layer="layout" svg:width="0.032cm" svg:height="0.034cm" svg:x="7.482cm" svg:y="19.078cm" svg:viewBox="0 0 33 35" svg:d="M16 0c-21 0-21 35 0 35 23 0 23-35 0-35z">
          <text:p/>
        </draw:path>
        <draw:path draw:style-name="gr8" draw:text-style-name="P5" draw:layer="layout" svg:width="0.032cm" svg:height="0.034cm" svg:x="7.482cm" svg:y="19.58cm" svg:viewBox="0 0 33 35" svg:d="M16 0c-21 0-21 35 0 35 23 0 23-35 0-35z">
          <text:p/>
        </draw:path>
        <draw:path draw:style-name="gr8" draw:text-style-name="P5" draw:layer="layout" svg:width="0.032cm" svg:height="0.034cm" svg:x="7.482cm" svg:y="20.082cm" svg:viewBox="0 0 33 35" svg:d="M16 0c-21 0-21 35 0 35 23 0 23-35 0-35z">
          <text:p/>
        </draw:path>
        <draw:path draw:style-name="gr8" draw:text-style-name="P5" draw:layer="layout" svg:width="0.032cm" svg:height="0.034cm" svg:x="7.482cm" svg:y="20.584cm" svg:viewBox="0 0 33 35" svg:d="M16 0c-21 0-21 35 0 35 23 0 23-35 0-35z">
          <text:p/>
        </draw:path>
        <draw:path draw:style-name="gr8" draw:text-style-name="P5" draw:layer="layout" svg:width="0.034cm" svg:height="0.034cm" svg:x="7.98cm" svg:y="16.567cm" svg:viewBox="0 0 35 35" svg:d="M17 0c-23 0-23 35 0 35s23-35 0-35z">
          <text:p/>
        </draw:path>
        <draw:path draw:style-name="gr8" draw:text-style-name="P5" draw:layer="layout" svg:width="0.034cm" svg:height="0.034cm" svg:x="7.98cm" svg:y="17.069cm" svg:viewBox="0 0 35 35" svg:d="M17 0c-23 0-23 35 0 35s23-35 0-35z">
          <text:p/>
        </draw:path>
        <draw:path draw:style-name="gr8" draw:text-style-name="P5" draw:layer="layout" svg:width="0.034cm" svg:height="0.034cm" svg:x="7.98cm" svg:y="17.571cm" svg:viewBox="0 0 35 35" svg:d="M17 0c-23 0-23 35 0 35s23-35 0-35z">
          <text:p/>
        </draw:path>
        <draw:path draw:style-name="gr8" draw:text-style-name="P5" draw:layer="layout" svg:width="0.034cm" svg:height="0.034cm" svg:x="7.98cm" svg:y="18.073cm" svg:viewBox="0 0 35 35" svg:d="M17 0c-23 0-23 35 0 35s23-35 0-35z">
          <text:p/>
        </draw:path>
        <draw:path draw:style-name="gr8" draw:text-style-name="P5" draw:layer="layout" svg:width="0.034cm" svg:height="0.035cm" svg:x="7.98cm" svg:y="18.575cm" svg:viewBox="0 0 35 36" svg:d="M17 0c-23 0-23 36 0 36s23-36 0-36z">
          <text:p/>
        </draw:path>
        <draw:path draw:style-name="gr8" draw:text-style-name="P5" draw:layer="layout" svg:width="0.034cm" svg:height="0.034cm" svg:x="7.98cm" svg:y="19.078cm" svg:viewBox="0 0 35 35" svg:d="M17 0c-23 0-23 35 0 35s23-35 0-35z">
          <text:p/>
        </draw:path>
        <draw:path draw:style-name="gr8" draw:text-style-name="P5" draw:layer="layout" svg:width="0.034cm" svg:height="0.034cm" svg:x="7.98cm" svg:y="19.58cm" svg:viewBox="0 0 35 35" svg:d="M17 0c-23 0-23 35 0 35s23-35 0-35z">
          <text:p/>
        </draw:path>
        <draw:path draw:style-name="gr8" draw:text-style-name="P5" draw:layer="layout" svg:width="0.034cm" svg:height="0.034cm" svg:x="7.98cm" svg:y="20.082cm" svg:viewBox="0 0 35 35" svg:d="M17 0c-23 0-23 35 0 35s23-35 0-35z">
          <text:p/>
        </draw:path>
        <draw:path draw:style-name="gr8" draw:text-style-name="P5" draw:layer="layout" svg:width="0.034cm" svg:height="0.034cm" svg:x="7.98cm" svg:y="20.584cm" svg:viewBox="0 0 35 35" svg:d="M17 0c-23 0-23 35 0 35s23-35 0-35z">
          <text:p/>
        </draw:path>
        <draw:path draw:style-name="gr8" draw:text-style-name="P5" draw:layer="layout" svg:width="0.033cm" svg:height="0.034cm" svg:x="8.48cm" svg:y="16.065cm" svg:viewBox="0 0 34 35" svg:d="M17 0c-22 0-23 35 0 35s23-35 0-35z">
          <text:p/>
        </draw:path>
        <draw:path draw:style-name="gr8" draw:text-style-name="P5" draw:layer="layout" svg:width="0.033cm" svg:height="0.034cm" svg:x="8.48cm" svg:y="16.567cm" svg:viewBox="0 0 34 35" svg:d="M17 0c-22 0-23 35 0 35s23-35 0-35z">
          <text:p/>
        </draw:path>
        <draw:path draw:style-name="gr8" draw:text-style-name="P5" draw:layer="layout" svg:width="0.033cm" svg:height="0.034cm" svg:x="8.48cm" svg:y="17.069cm" svg:viewBox="0 0 34 35" svg:d="M17 0c-22 0-23 35 0 35s23-35 0-35z">
          <text:p/>
        </draw:path>
        <draw:path draw:style-name="gr8" draw:text-style-name="P5" draw:layer="layout" svg:width="0.033cm" svg:height="0.034cm" svg:x="8.48cm" svg:y="17.571cm" svg:viewBox="0 0 34 35" svg:d="M17 0c-22 0-23 35 0 35s23-35 0-35z">
          <text:p/>
        </draw:path>
        <draw:path draw:style-name="gr8" draw:text-style-name="P5" draw:layer="layout" svg:width="0.033cm" svg:height="0.034cm" svg:x="8.48cm" svg:y="18.073cm" svg:viewBox="0 0 34 35" svg:d="M17 0c-22 0-23 35 0 35s23-35 0-35z">
          <text:p/>
        </draw:path>
        <draw:path draw:style-name="gr8" draw:text-style-name="P5" draw:layer="layout" svg:width="0.033cm" svg:height="0.035cm" svg:x="8.48cm" svg:y="18.575cm" svg:viewBox="0 0 34 36" svg:d="M17 0c-22 0-23 36 0 36s23-36 0-36z">
          <text:p/>
        </draw:path>
        <draw:path draw:style-name="gr8" draw:text-style-name="P5" draw:layer="layout" svg:width="0.033cm" svg:height="0.034cm" svg:x="8.48cm" svg:y="19.078cm" svg:viewBox="0 0 34 35" svg:d="M17 0c-22 0-23 35 0 35s23-35 0-35z">
          <text:p/>
        </draw:path>
        <draw:path draw:style-name="gr8" draw:text-style-name="P5" draw:layer="layout" svg:width="0.033cm" svg:height="0.034cm" svg:x="8.48cm" svg:y="19.58cm" svg:viewBox="0 0 34 35" svg:d="M17 0c-22 0-23 35 0 35s23-35 0-35z">
          <text:p/>
        </draw:path>
        <draw:path draw:style-name="gr8" draw:text-style-name="P5" draw:layer="layout" svg:width="0.033cm" svg:height="0.034cm" svg:x="8.48cm" svg:y="20.082cm" svg:viewBox="0 0 34 35" svg:d="M17 0c-22 0-23 35 0 35s23-35 0-35z">
          <text:p/>
        </draw:path>
        <draw:path draw:style-name="gr8" draw:text-style-name="P5" draw:layer="layout" svg:width="0.033cm" svg:height="0.034cm" svg:x="8.48cm" svg:y="20.584cm" svg:viewBox="0 0 34 35" svg:d="M17 0c-22 0-23 35 0 35s23-35 0-35z">
          <text:p/>
        </draw:path>
        <draw:path draw:style-name="gr8" draw:text-style-name="P5" draw:layer="layout" svg:width="0.033cm" svg:height="0.034cm" svg:x="8.978cm" svg:y="16.065cm" svg:viewBox="0 0 34 35" svg:d="M17 0c-23 0-23 35 0 35 22 0 22-35 0-35z">
          <text:p/>
        </draw:path>
        <draw:path draw:style-name="gr8" draw:text-style-name="P5" draw:layer="layout" svg:width="0.033cm" svg:height="0.034cm" svg:x="8.978cm" svg:y="16.567cm" svg:viewBox="0 0 34 35" svg:d="M17 0c-23 0-23 35 0 35 22 0 22-35 0-35z">
          <text:p/>
        </draw:path>
        <draw:path draw:style-name="gr8" draw:text-style-name="P5" draw:layer="layout" svg:width="0.033cm" svg:height="0.034cm" svg:x="8.978cm" svg:y="17.069cm" svg:viewBox="0 0 34 35" svg:d="M17 0c-23 0-23 35 0 35 22 0 22-35 0-35z">
          <text:p/>
        </draw:path>
        <draw:path draw:style-name="gr8" draw:text-style-name="P5" draw:layer="layout" svg:width="0.033cm" svg:height="0.034cm" svg:x="8.978cm" svg:y="17.571cm" svg:viewBox="0 0 34 35" svg:d="M17 0c-23 0-23 35 0 35 22 0 22-35 0-35z">
          <text:p/>
        </draw:path>
        <draw:path draw:style-name="gr8" draw:text-style-name="P5" draw:layer="layout" svg:width="0.033cm" svg:height="0.034cm" svg:x="8.978cm" svg:y="18.073cm" svg:viewBox="0 0 34 35" svg:d="M17 0c-23 0-23 35 0 35 22 0 22-35 0-35z">
          <text:p/>
        </draw:path>
        <draw:path draw:style-name="gr8" draw:text-style-name="P5" draw:layer="layout" svg:width="0.033cm" svg:height="0.035cm" svg:x="8.978cm" svg:y="18.575cm" svg:viewBox="0 0 34 36" svg:d="M17 0c-23 0-23 36 0 36 22 0 22-36 0-36z">
          <text:p/>
        </draw:path>
        <draw:path draw:style-name="gr8" draw:text-style-name="P5" draw:layer="layout" svg:width="0.033cm" svg:height="0.034cm" svg:x="8.978cm" svg:y="19.078cm" svg:viewBox="0 0 34 35" svg:d="M17 0c-23 0-23 35 0 35 22 0 22-35 0-35z">
          <text:p/>
        </draw:path>
        <draw:path draw:style-name="gr8" draw:text-style-name="P5" draw:layer="layout" svg:width="0.033cm" svg:height="0.034cm" svg:x="8.978cm" svg:y="19.58cm" svg:viewBox="0 0 34 35" svg:d="M17 0c-23 0-23 35 0 35 22 0 22-35 0-35z">
          <text:p/>
        </draw:path>
        <draw:path draw:style-name="gr8" draw:text-style-name="P5" draw:layer="layout" svg:width="0.033cm" svg:height="0.034cm" svg:x="8.978cm" svg:y="20.082cm" svg:viewBox="0 0 34 35" svg:d="M17 0c-23 0-23 35 0 35 22 0 22-35 0-35z">
          <text:p/>
        </draw:path>
        <draw:path draw:style-name="gr8" draw:text-style-name="P5" draw:layer="layout" svg:width="0.033cm" svg:height="0.034cm" svg:x="8.978cm" svg:y="20.584cm" svg:viewBox="0 0 34 35" svg:d="M17 0c-23 0-23 35 0 35 22 0 22-35 0-35z">
          <text:p/>
        </draw:path>
        <draw:path draw:style-name="gr8" draw:text-style-name="P5" draw:layer="layout" svg:width="0.034cm" svg:height="0.034cm" svg:x="9.477cm" svg:y="16.065cm" svg:viewBox="0 0 35 35" svg:d="M17 0c-23 0-23 35 0 35s23-35 0-35z">
          <text:p/>
        </draw:path>
        <draw:path draw:style-name="gr8" draw:text-style-name="P5" draw:layer="layout" svg:width="0.034cm" svg:height="0.034cm" svg:x="9.477cm" svg:y="16.567cm" svg:viewBox="0 0 35 35" svg:d="M17 0c-23 0-23 35 0 35s23-35 0-35z">
          <text:p/>
        </draw:path>
        <draw:path draw:style-name="gr8" draw:text-style-name="P5" draw:layer="layout" svg:width="0.034cm" svg:height="0.034cm" svg:x="9.477cm" svg:y="17.069cm" svg:viewBox="0 0 35 35" svg:d="M17 0c-23 0-23 35 0 35s23-35 0-35z">
          <text:p/>
        </draw:path>
        <draw:path draw:style-name="gr8" draw:text-style-name="P5" draw:layer="layout" svg:width="0.034cm" svg:height="0.034cm" svg:x="9.477cm" svg:y="17.571cm" svg:viewBox="0 0 35 35" svg:d="M17 0c-23 0-23 35 0 35s23-35 0-35z">
          <text:p/>
        </draw:path>
        <draw:path draw:style-name="gr8" draw:text-style-name="P5" draw:layer="layout" svg:width="0.034cm" svg:height="0.034cm" svg:x="9.477cm" svg:y="18.073cm" svg:viewBox="0 0 35 35" svg:d="M17 0c-23 0-23 35 0 35s23-35 0-35z">
          <text:p/>
        </draw:path>
        <draw:path draw:style-name="gr8" draw:text-style-name="P5" draw:layer="layout" svg:width="0.034cm" svg:height="0.035cm" svg:x="9.477cm" svg:y="18.575cm" svg:viewBox="0 0 35 36" svg:d="M17 0c-23 0-23 36 0 36s23-36 0-36z">
          <text:p/>
        </draw:path>
        <draw:path draw:style-name="gr8" draw:text-style-name="P5" draw:layer="layout" svg:width="0.034cm" svg:height="0.034cm" svg:x="9.477cm" svg:y="19.078cm" svg:viewBox="0 0 35 35" svg:d="M17 0c-23 0-23 35 0 35s23-35 0-35z">
          <text:p/>
        </draw:path>
        <draw:path draw:style-name="gr8" draw:text-style-name="P5" draw:layer="layout" svg:width="0.034cm" svg:height="0.034cm" svg:x="9.477cm" svg:y="19.58cm" svg:viewBox="0 0 35 35" svg:d="M17 0c-23 0-23 35 0 35s23-35 0-35z">
          <text:p/>
        </draw:path>
        <draw:path draw:style-name="gr8" draw:text-style-name="P5" draw:layer="layout" svg:width="0.034cm" svg:height="0.034cm" svg:x="9.477cm" svg:y="20.082cm" svg:viewBox="0 0 35 35" svg:d="M17 0c-23 0-23 35 0 35s23-35 0-35z">
          <text:p/>
        </draw:path>
        <draw:path draw:style-name="gr8" draw:text-style-name="P5" draw:layer="layout" svg:width="0.034cm" svg:height="0.034cm" svg:x="9.477cm" svg:y="20.584cm" svg:viewBox="0 0 35 35" svg:d="M17 0c-23 0-23 35 0 35s23-35 0-35z">
          <text:p/>
        </draw:path>
        <draw:path draw:style-name="gr8" draw:text-style-name="P5" draw:layer="layout" svg:width="0.034cm" svg:height="0.034cm" svg:x="9.976cm" svg:y="16.065cm" svg:viewBox="0 0 35 35" svg:d="M17 0c-23 0-23 35 0 35s23-35 0-35z">
          <text:p/>
        </draw:path>
        <draw:path draw:style-name="gr8" draw:text-style-name="P5" draw:layer="layout" svg:width="0.034cm" svg:height="0.034cm" svg:x="9.976cm" svg:y="16.567cm" svg:viewBox="0 0 35 35" svg:d="M17 0c-23 0-23 35 0 35s23-35 0-35z">
          <text:p/>
        </draw:path>
        <draw:path draw:style-name="gr8" draw:text-style-name="P5" draw:layer="layout" svg:width="0.034cm" svg:height="0.034cm" svg:x="9.976cm" svg:y="17.069cm" svg:viewBox="0 0 35 35" svg:d="M17 0c-23 0-23 35 0 35s23-35 0-35z">
          <text:p/>
        </draw:path>
        <draw:path draw:style-name="gr8" draw:text-style-name="P5" draw:layer="layout" svg:width="0.034cm" svg:height="0.034cm" svg:x="9.976cm" svg:y="17.571cm" svg:viewBox="0 0 35 35" svg:d="M17 0c-23 0-23 35 0 35s23-35 0-35z">
          <text:p/>
        </draw:path>
        <draw:path draw:style-name="gr8" draw:text-style-name="P5" draw:layer="layout" svg:width="0.034cm" svg:height="0.034cm" svg:x="9.976cm" svg:y="18.073cm" svg:viewBox="0 0 35 35" svg:d="M17 0c-23 0-23 35 0 35s23-35 0-35z">
          <text:p/>
        </draw:path>
        <draw:path draw:style-name="gr8" draw:text-style-name="P5" draw:layer="layout" svg:width="0.034cm" svg:height="0.035cm" svg:x="9.976cm" svg:y="18.575cm" svg:viewBox="0 0 35 36" svg:d="M17 0c-23 0-23 36 0 36s23-36 0-36z">
          <text:p/>
        </draw:path>
        <draw:path draw:style-name="gr8" draw:text-style-name="P5" draw:layer="layout" svg:width="0.034cm" svg:height="0.034cm" svg:x="9.976cm" svg:y="19.078cm" svg:viewBox="0 0 35 35" svg:d="M17 0c-23 0-23 35 0 35s23-35 0-35z">
          <text:p/>
        </draw:path>
        <draw:path draw:style-name="gr8" draw:text-style-name="P5" draw:layer="layout" svg:width="0.034cm" svg:height="0.034cm" svg:x="9.976cm" svg:y="19.58cm" svg:viewBox="0 0 35 35" svg:d="M17 0c-23 0-23 35 0 35s23-35 0-35z">
          <text:p/>
        </draw:path>
        <draw:path draw:style-name="gr8" draw:text-style-name="P5" draw:layer="layout" svg:width="0.034cm" svg:height="0.034cm" svg:x="9.976cm" svg:y="20.082cm" svg:viewBox="0 0 35 35" svg:d="M17 0c-23 0-23 35 0 35s23-35 0-35z">
          <text:p/>
        </draw:path>
        <draw:path draw:style-name="gr8" draw:text-style-name="P5" draw:layer="layout" svg:width="0.034cm" svg:height="0.034cm" svg:x="9.976cm" svg:y="20.584cm" svg:viewBox="0 0 35 35" svg:d="M17 0c-23 0-23 35 0 35s23-35 0-35z">
          <text:p/>
        </draw:path>
        <draw:path draw:style-name="gr8" draw:text-style-name="P5" draw:layer="layout" svg:width="0.032cm" svg:height="0.034cm" svg:x="10.475cm" svg:y="16.065cm" svg:viewBox="0 0 33 35" svg:d="M16 0c-21 0-21 35 0 35 23 0 23-35 0-35z">
          <text:p/>
        </draw:path>
        <draw:path draw:style-name="gr8" draw:text-style-name="P5" draw:layer="layout" svg:width="0.032cm" svg:height="0.034cm" svg:x="10.475cm" svg:y="16.567cm" svg:viewBox="0 0 33 35" svg:d="M16 0c-21 0-21 35 0 35 23 0 23-35 0-35z">
          <text:p/>
        </draw:path>
        <draw:path draw:style-name="gr8" draw:text-style-name="P5" draw:layer="layout" svg:width="0.032cm" svg:height="0.034cm" svg:x="10.475cm" svg:y="17.069cm" svg:viewBox="0 0 33 35" svg:d="M16 0c-21 0-21 35 0 35 23 0 23-35 0-35z">
          <text:p/>
        </draw:path>
        <draw:path draw:style-name="gr8" draw:text-style-name="P5" draw:layer="layout" svg:width="0.032cm" svg:height="0.034cm" svg:x="10.475cm" svg:y="17.571cm" svg:viewBox="0 0 33 35" svg:d="M16 0c-21 0-21 35 0 35 23 0 23-35 0-35z">
          <text:p/>
        </draw:path>
        <draw:path draw:style-name="gr8" draw:text-style-name="P5" draw:layer="layout" svg:width="0.032cm" svg:height="0.034cm" svg:x="10.475cm" svg:y="18.073cm" svg:viewBox="0 0 33 35" svg:d="M16 0c-21 0-21 35 0 35 23 0 23-35 0-35z">
          <text:p/>
        </draw:path>
        <draw:path draw:style-name="gr8" draw:text-style-name="P5" draw:layer="layout" svg:width="0.032cm" svg:height="0.035cm" svg:x="10.475cm" svg:y="18.575cm" svg:viewBox="0 0 33 36" svg:d="M16 0c-21 0-21 36 0 36 23 0 23-36 0-36z">
          <text:p/>
        </draw:path>
        <draw:path draw:style-name="gr8" draw:text-style-name="P5" draw:layer="layout" svg:width="0.032cm" svg:height="0.034cm" svg:x="10.475cm" svg:y="19.078cm" svg:viewBox="0 0 33 35" svg:d="M16 0c-21 0-21 35 0 35 23 0 23-35 0-35z">
          <text:p/>
        </draw:path>
        <draw:path draw:style-name="gr8" draw:text-style-name="P5" draw:layer="layout" svg:width="0.032cm" svg:height="0.034cm" svg:x="10.475cm" svg:y="19.58cm" svg:viewBox="0 0 33 35" svg:d="M16 0c-21 0-21 35 0 35 23 0 23-35 0-35z">
          <text:p/>
        </draw:path>
        <draw:path draw:style-name="gr8" draw:text-style-name="P5" draw:layer="layout" svg:width="0.032cm" svg:height="0.034cm" svg:x="10.475cm" svg:y="20.082cm" svg:viewBox="0 0 33 35" svg:d="M16 0c-21 0-21 35 0 35 23 0 23-35 0-35z">
          <text:p/>
        </draw:path>
        <draw:path draw:style-name="gr8" draw:text-style-name="P5" draw:layer="layout" svg:width="0.032cm" svg:height="0.034cm" svg:x="10.475cm" svg:y="20.584cm" svg:viewBox="0 0 33 35" svg:d="M16 0c-21 0-21 35 0 35 23 0 23-35 0-35z">
          <text:p/>
        </draw:path>
        <draw:path draw:style-name="gr8" draw:text-style-name="P5" draw:layer="layout" svg:width="0.033cm" svg:height="0.034cm" svg:x="10.975cm" svg:y="16.065cm" svg:viewBox="0 0 34 35" svg:d="M17 0c-23 0-23 35 0 35 22 0 22-35 0-35z">
          <text:p/>
        </draw:path>
        <draw:path draw:style-name="gr8" draw:text-style-name="P5" draw:layer="layout" svg:width="0.033cm" svg:height="0.034cm" svg:x="10.975cm" svg:y="16.567cm" svg:viewBox="0 0 34 35" svg:d="M17 0c-23 0-23 35 0 35 22 0 22-35 0-35z">
          <text:p/>
        </draw:path>
        <draw:path draw:style-name="gr8" draw:text-style-name="P5" draw:layer="layout" svg:width="0.033cm" svg:height="0.034cm" svg:x="10.975cm" svg:y="17.069cm" svg:viewBox="0 0 34 35" svg:d="M17 0c-23 0-23 35 0 35 22 0 22-35 0-35z">
          <text:p/>
        </draw:path>
        <draw:path draw:style-name="gr8" draw:text-style-name="P5" draw:layer="layout" svg:width="0.033cm" svg:height="0.034cm" svg:x="10.975cm" svg:y="17.571cm" svg:viewBox="0 0 34 35" svg:d="M17 0c-23 0-23 35 0 35 22 0 22-35 0-35z">
          <text:p/>
        </draw:path>
        <draw:path draw:style-name="gr8" draw:text-style-name="P5" draw:layer="layout" svg:width="0.033cm" svg:height="0.034cm" svg:x="10.975cm" svg:y="18.073cm" svg:viewBox="0 0 34 35" svg:d="M17 0c-23 0-23 35 0 35 22 0 22-35 0-35z">
          <text:p/>
        </draw:path>
        <draw:path draw:style-name="gr8" draw:text-style-name="P5" draw:layer="layout" svg:width="0.033cm" svg:height="0.035cm" svg:x="10.975cm" svg:y="18.575cm" svg:viewBox="0 0 34 36" svg:d="M17 0c-23 0-23 36 0 36 22 0 22-36 0-36z">
          <text:p/>
        </draw:path>
        <draw:path draw:style-name="gr8" draw:text-style-name="P5" draw:layer="layout" svg:width="0.033cm" svg:height="0.034cm" svg:x="10.975cm" svg:y="19.078cm" svg:viewBox="0 0 34 35" svg:d="M17 0c-23 0-23 35 0 35 22 0 22-35 0-35z">
          <text:p/>
        </draw:path>
        <draw:path draw:style-name="gr8" draw:text-style-name="P5" draw:layer="layout" svg:width="0.033cm" svg:height="0.034cm" svg:x="10.975cm" svg:y="19.58cm" svg:viewBox="0 0 34 35" svg:d="M17 0c-23 0-23 35 0 35 22 0 22-35 0-35z">
          <text:p/>
        </draw:path>
        <draw:path draw:style-name="gr8" draw:text-style-name="P5" draw:layer="layout" svg:width="0.033cm" svg:height="0.034cm" svg:x="10.975cm" svg:y="20.082cm" svg:viewBox="0 0 34 35" svg:d="M17 0c-23 0-23 35 0 35 22 0 22-35 0-35z">
          <text:p/>
        </draw:path>
        <draw:path draw:style-name="gr8" draw:text-style-name="P5" draw:layer="layout" svg:width="0.033cm" svg:height="0.034cm" svg:x="10.975cm" svg:y="20.584cm" svg:viewBox="0 0 34 35" svg:d="M17 0c-23 0-23 35 0 35 22 0 22-35 0-35z">
          <text:p/>
        </draw:path>
        <draw:path draw:style-name="gr8" draw:text-style-name="P5" draw:layer="layout" svg:width="0.033cm" svg:height="0.034cm" svg:x="11.473cm" svg:y="16.065cm" svg:viewBox="0 0 34 35" svg:d="M17 0c-23 0-23 35 0 35 22 0 22-35 0-35z">
          <text:p/>
        </draw:path>
        <draw:path draw:style-name="gr8" draw:text-style-name="P5" draw:layer="layout" svg:width="0.033cm" svg:height="0.034cm" svg:x="11.473cm" svg:y="16.567cm" svg:viewBox="0 0 34 35" svg:d="M17 0c-23 0-23 35 0 35 22 0 22-35 0-35z">
          <text:p/>
        </draw:path>
        <draw:path draw:style-name="gr8" draw:text-style-name="P5" draw:layer="layout" svg:width="0.033cm" svg:height="0.034cm" svg:x="11.473cm" svg:y="17.069cm" svg:viewBox="0 0 34 35" svg:d="M17 0c-23 0-23 35 0 35 22 0 22-35 0-35z">
          <text:p/>
        </draw:path>
        <draw:path draw:style-name="gr8" draw:text-style-name="P5" draw:layer="layout" svg:width="0.033cm" svg:height="0.034cm" svg:x="11.473cm" svg:y="17.571cm" svg:viewBox="0 0 34 35" svg:d="M17 0c-23 0-23 35 0 35 22 0 22-35 0-35z">
          <text:p/>
        </draw:path>
        <draw:path draw:style-name="gr8" draw:text-style-name="P5" draw:layer="layout" svg:width="0.033cm" svg:height="0.034cm" svg:x="11.473cm" svg:y="18.073cm" svg:viewBox="0 0 34 35" svg:d="M17 0c-23 0-23 35 0 35 22 0 22-35 0-35z">
          <text:p/>
        </draw:path>
        <draw:path draw:style-name="gr8" draw:text-style-name="P5" draw:layer="layout" svg:width="0.033cm" svg:height="0.035cm" svg:x="11.473cm" svg:y="18.575cm" svg:viewBox="0 0 34 36" svg:d="M17 0c-23 0-23 36 0 36 22 0 22-36 0-36z">
          <text:p/>
        </draw:path>
        <draw:path draw:style-name="gr8" draw:text-style-name="P5" draw:layer="layout" svg:width="0.033cm" svg:height="0.034cm" svg:x="11.473cm" svg:y="19.078cm" svg:viewBox="0 0 34 35" svg:d="M17 0c-23 0-23 35 0 35 22 0 22-35 0-35z">
          <text:p/>
        </draw:path>
        <draw:path draw:style-name="gr8" draw:text-style-name="P5" draw:layer="layout" svg:width="0.033cm" svg:height="0.034cm" svg:x="11.473cm" svg:y="19.58cm" svg:viewBox="0 0 34 35" svg:d="M17 0c-23 0-23 35 0 35 22 0 22-35 0-35z">
          <text:p/>
        </draw:path>
        <draw:path draw:style-name="gr8" draw:text-style-name="P5" draw:layer="layout" svg:width="0.033cm" svg:height="0.034cm" svg:x="11.473cm" svg:y="20.082cm" svg:viewBox="0 0 34 35" svg:d="M17 0c-23 0-23 35 0 35 22 0 22-35 0-35z">
          <text:p/>
        </draw:path>
        <draw:path draw:style-name="gr8" draw:text-style-name="P5" draw:layer="layout" svg:width="0.033cm" svg:height="0.034cm" svg:x="11.473cm" svg:y="20.584cm" svg:viewBox="0 0 34 35" svg:d="M17 0c-23 0-23 35 0 35 22 0 22-35 0-35z">
          <text:p/>
        </draw:path>
        <draw:path draw:style-name="gr8" draw:text-style-name="P5" draw:layer="layout" svg:width="0.033cm" svg:height="0.034cm" svg:x="11.972cm" svg:y="16.065cm" svg:viewBox="0 0 34 35" svg:d="M17 0c-23 0-23 35 0 35 22 0 22-35 0-35z">
          <text:p/>
        </draw:path>
        <draw:path draw:style-name="gr8" draw:text-style-name="P5" draw:layer="layout" svg:width="0.033cm" svg:height="0.034cm" svg:x="11.972cm" svg:y="16.567cm" svg:viewBox="0 0 34 35" svg:d="M17 0c-23 0-23 35 0 35 22 0 22-35 0-35z">
          <text:p/>
        </draw:path>
        <draw:path draw:style-name="gr8" draw:text-style-name="P5" draw:layer="layout" svg:width="0.033cm" svg:height="0.034cm" svg:x="11.972cm" svg:y="17.069cm" svg:viewBox="0 0 34 35" svg:d="M17 0c-23 0-23 35 0 35 22 0 22-35 0-35z">
          <text:p/>
        </draw:path>
        <draw:path draw:style-name="gr8" draw:text-style-name="P5" draw:layer="layout" svg:width="0.033cm" svg:height="0.034cm" svg:x="11.972cm" svg:y="17.571cm" svg:viewBox="0 0 34 35" svg:d="M17 0c-23 0-23 35 0 35 22 0 22-35 0-35z">
          <text:p/>
        </draw:path>
        <draw:path draw:style-name="gr8" draw:text-style-name="P5" draw:layer="layout" svg:width="0.033cm" svg:height="0.034cm" svg:x="11.972cm" svg:y="18.073cm" svg:viewBox="0 0 34 35" svg:d="M17 0c-23 0-23 35 0 35 22 0 22-35 0-35z">
          <text:p/>
        </draw:path>
        <draw:path draw:style-name="gr8" draw:text-style-name="P5" draw:layer="layout" svg:width="0.033cm" svg:height="0.035cm" svg:x="11.972cm" svg:y="18.575cm" svg:viewBox="0 0 34 36" svg:d="M17 0c-23 0-23 36 0 36 22 0 22-36 0-36z">
          <text:p/>
        </draw:path>
        <draw:path draw:style-name="gr8" draw:text-style-name="P5" draw:layer="layout" svg:width="0.033cm" svg:height="0.034cm" svg:x="11.972cm" svg:y="19.078cm" svg:viewBox="0 0 34 35" svg:d="M17 0c-23 0-23 35 0 35 22 0 22-35 0-35z">
          <text:p/>
        </draw:path>
        <draw:path draw:style-name="gr8" draw:text-style-name="P5" draw:layer="layout" svg:width="0.033cm" svg:height="0.034cm" svg:x="11.972cm" svg:y="19.58cm" svg:viewBox="0 0 34 35" svg:d="M17 0c-23 0-23 35 0 35 22 0 22-35 0-35z">
          <text:p/>
        </draw:path>
        <draw:path draw:style-name="gr8" draw:text-style-name="P5" draw:layer="layout" svg:width="0.033cm" svg:height="0.034cm" svg:x="11.972cm" svg:y="20.082cm" svg:viewBox="0 0 34 35" svg:d="M17 0c-23 0-23 35 0 35 22 0 22-35 0-35z">
          <text:p/>
        </draw:path>
        <draw:path draw:style-name="gr8" draw:text-style-name="P5" draw:layer="layout" svg:width="0.033cm" svg:height="0.034cm" svg:x="11.972cm" svg:y="20.584cm" svg:viewBox="0 0 34 35" svg:d="M17 0c-23 0-23 35 0 35 22 0 22-35 0-35z">
          <text:p/>
        </draw:path>
        <draw:path draw:style-name="gr8" draw:text-style-name="P5" draw:layer="layout" svg:width="0.034cm" svg:height="0.034cm" svg:x="12.47cm" svg:y="16.065cm" svg:viewBox="0 0 35 35" svg:d="M17 0c-23 0-23 35 0 35s23-35 0-35z">
          <text:p/>
        </draw:path>
        <draw:path draw:style-name="gr8" draw:text-style-name="P5" draw:layer="layout" svg:width="0.034cm" svg:height="0.034cm" svg:x="12.47cm" svg:y="16.567cm" svg:viewBox="0 0 35 35" svg:d="M17 0c-23 0-23 35 0 35s23-35 0-35z">
          <text:p/>
        </draw:path>
        <draw:path draw:style-name="gr8" draw:text-style-name="P5" draw:layer="layout" svg:width="0.034cm" svg:height="0.034cm" svg:x="12.47cm" svg:y="17.069cm" svg:viewBox="0 0 35 35" svg:d="M17 0c-23 0-23 35 0 35s23-35 0-35z">
          <text:p/>
        </draw:path>
        <draw:path draw:style-name="gr8" draw:text-style-name="P5" draw:layer="layout" svg:width="0.034cm" svg:height="0.034cm" svg:x="12.47cm" svg:y="17.571cm" svg:viewBox="0 0 35 35" svg:d="M17 0c-23 0-23 35 0 35s23-35 0-35z">
          <text:p/>
        </draw:path>
        <draw:path draw:style-name="gr8" draw:text-style-name="P5" draw:layer="layout" svg:width="0.034cm" svg:height="0.034cm" svg:x="12.47cm" svg:y="18.073cm" svg:viewBox="0 0 35 35" svg:d="M17 0c-23 0-23 35 0 35s23-35 0-35z">
          <text:p/>
        </draw:path>
        <draw:path draw:style-name="gr8" draw:text-style-name="P5" draw:layer="layout" svg:width="0.034cm" svg:height="0.035cm" svg:x="12.47cm" svg:y="18.575cm" svg:viewBox="0 0 35 36" svg:d="M17 0c-23 0-23 36 0 36s23-36 0-36z">
          <text:p/>
        </draw:path>
        <draw:path draw:style-name="gr8" draw:text-style-name="P5" draw:layer="layout" svg:width="0.034cm" svg:height="0.034cm" svg:x="12.47cm" svg:y="19.078cm" svg:viewBox="0 0 35 35" svg:d="M17 0c-23 0-23 35 0 35s23-35 0-35z">
          <text:p/>
        </draw:path>
        <draw:path draw:style-name="gr8" draw:text-style-name="P5" draw:layer="layout" svg:width="0.034cm" svg:height="0.034cm" svg:x="12.47cm" svg:y="19.58cm" svg:viewBox="0 0 35 35" svg:d="M17 0c-23 0-23 35 0 35s23-35 0-35z">
          <text:p/>
        </draw:path>
        <draw:path draw:style-name="gr8" draw:text-style-name="P5" draw:layer="layout" svg:width="0.034cm" svg:height="0.034cm" svg:x="12.47cm" svg:y="20.082cm" svg:viewBox="0 0 35 35" svg:d="M17 0c-23 0-23 35 0 35s23-35 0-35z">
          <text:p/>
        </draw:path>
        <draw:path draw:style-name="gr8" draw:text-style-name="P5" draw:layer="layout" svg:width="0.034cm" svg:height="0.034cm" svg:x="12.47cm" svg:y="20.584cm" svg:viewBox="0 0 35 35" svg:d="M17 0c-23 0-23 35 0 35s23-35 0-35z">
          <text:p/>
        </draw:path>
        <draw:path draw:style-name="gr8" draw:text-style-name="P5" draw:layer="layout" svg:width="0.033cm" svg:height="0.034cm" svg:x="12.97cm" svg:y="16.065cm" svg:viewBox="0 0 34 35" svg:d="M17 0c-23 0-23 35 0 35 22 0 22-35 0-35z">
          <text:p/>
        </draw:path>
        <draw:path draw:style-name="gr8" draw:text-style-name="P5" draw:layer="layout" svg:width="0.033cm" svg:height="0.034cm" svg:x="12.97cm" svg:y="16.567cm" svg:viewBox="0 0 34 35" svg:d="M17 0c-23 0-23 35 0 35 22 0 22-35 0-35z">
          <text:p/>
        </draw:path>
        <draw:path draw:style-name="gr8" draw:text-style-name="P5" draw:layer="layout" svg:width="0.033cm" svg:height="0.034cm" svg:x="12.97cm" svg:y="17.069cm" svg:viewBox="0 0 34 35" svg:d="M17 0c-23 0-23 35 0 35 22 0 22-35 0-35z">
          <text:p/>
        </draw:path>
        <draw:path draw:style-name="gr8" draw:text-style-name="P5" draw:layer="layout" svg:width="0.033cm" svg:height="0.034cm" svg:x="12.97cm" svg:y="17.571cm" svg:viewBox="0 0 34 35" svg:d="M17 0c-23 0-23 35 0 35 22 0 22-35 0-35z">
          <text:p/>
        </draw:path>
        <draw:path draw:style-name="gr8" draw:text-style-name="P5" draw:layer="layout" svg:width="0.033cm" svg:height="0.034cm" svg:x="12.97cm" svg:y="18.073cm" svg:viewBox="0 0 34 35" svg:d="M17 0c-23 0-23 35 0 35 22 0 22-35 0-35z">
          <text:p/>
        </draw:path>
        <draw:path draw:style-name="gr8" draw:text-style-name="P5" draw:layer="layout" svg:width="0.033cm" svg:height="0.035cm" svg:x="12.97cm" svg:y="18.575cm" svg:viewBox="0 0 34 36" svg:d="M17 0c-23 0-23 36 0 36 22 0 22-36 0-36z">
          <text:p/>
        </draw:path>
        <draw:path draw:style-name="gr8" draw:text-style-name="P5" draw:layer="layout" svg:width="0.033cm" svg:height="0.034cm" svg:x="12.97cm" svg:y="19.078cm" svg:viewBox="0 0 34 35" svg:d="M17 0c-23 0-23 35 0 35 22 0 22-35 0-35z">
          <text:p/>
        </draw:path>
        <draw:path draw:style-name="gr8" draw:text-style-name="P5" draw:layer="layout" svg:width="0.033cm" svg:height="0.034cm" svg:x="12.97cm" svg:y="19.58cm" svg:viewBox="0 0 34 35" svg:d="M17 0c-23 0-23 35 0 35 22 0 22-35 0-35z">
          <text:p/>
        </draw:path>
        <draw:path draw:style-name="gr8" draw:text-style-name="P5" draw:layer="layout" svg:width="0.033cm" svg:height="0.034cm" svg:x="12.97cm" svg:y="20.082cm" svg:viewBox="0 0 34 35" svg:d="M17 0c-23 0-23 35 0 35 22 0 22-35 0-35z">
          <text:p/>
        </draw:path>
        <draw:path draw:style-name="gr8" draw:text-style-name="P5" draw:layer="layout" svg:width="0.033cm" svg:height="0.034cm" svg:x="12.97cm" svg:y="20.584cm" svg:viewBox="0 0 34 35" svg:d="M17 0c-23 0-23 35 0 35 22 0 22-35 0-35z">
          <text:p/>
        </draw:path>
        <draw:path draw:style-name="gr8" draw:text-style-name="P5" draw:layer="layout" svg:width="0.032cm" svg:height="0.034cm" svg:x="13.469cm" svg:y="16.065cm" svg:viewBox="0 0 33 35" svg:d="M16 0c-21 0-21 35 0 35 23 0 23-35 0-35z">
          <text:p/>
        </draw:path>
        <draw:path draw:style-name="gr8" draw:text-style-name="P5" draw:layer="layout" svg:width="0.032cm" svg:height="0.034cm" svg:x="13.469cm" svg:y="16.567cm" svg:viewBox="0 0 33 35" svg:d="M16 0c-21 0-21 35 0 35 23 0 23-35 0-35z">
          <text:p/>
        </draw:path>
        <draw:path draw:style-name="gr8" draw:text-style-name="P5" draw:layer="layout" svg:width="0.032cm" svg:height="0.034cm" svg:x="13.469cm" svg:y="17.069cm" svg:viewBox="0 0 33 35" svg:d="M16 0c-21 0-21 35 0 35 23 0 23-35 0-35z">
          <text:p/>
        </draw:path>
        <draw:path draw:style-name="gr8" draw:text-style-name="P5" draw:layer="layout" svg:width="0.032cm" svg:height="0.034cm" svg:x="13.469cm" svg:y="17.571cm" svg:viewBox="0 0 33 35" svg:d="M16 0c-21 0-21 35 0 35 23 0 23-35 0-35z">
          <text:p/>
        </draw:path>
        <draw:path draw:style-name="gr8" draw:text-style-name="P5" draw:layer="layout" svg:width="0.032cm" svg:height="0.034cm" svg:x="13.469cm" svg:y="18.073cm" svg:viewBox="0 0 33 35" svg:d="M16 0c-21 0-21 35 0 35 23 0 23-35 0-35z">
          <text:p/>
        </draw:path>
        <draw:path draw:style-name="gr8" draw:text-style-name="P5" draw:layer="layout" svg:width="0.032cm" svg:height="0.035cm" svg:x="13.469cm" svg:y="18.575cm" svg:viewBox="0 0 33 36" svg:d="M16 0c-21 0-21 36 0 36 23 0 23-36 0-36z">
          <text:p/>
        </draw:path>
        <draw:path draw:style-name="gr8" draw:text-style-name="P5" draw:layer="layout" svg:width="0.032cm" svg:height="0.034cm" svg:x="13.469cm" svg:y="19.078cm" svg:viewBox="0 0 33 35" svg:d="M16 0c-21 0-21 35 0 35 23 0 23-35 0-35z">
          <text:p/>
        </draw:path>
        <draw:path draw:style-name="gr8" draw:text-style-name="P5" draw:layer="layout" svg:width="0.032cm" svg:height="0.034cm" svg:x="13.469cm" svg:y="19.58cm" svg:viewBox="0 0 33 35" svg:d="M16 0c-21 0-21 35 0 35 23 0 23-35 0-35z">
          <text:p/>
        </draw:path>
        <draw:path draw:style-name="gr8" draw:text-style-name="P5" draw:layer="layout" svg:width="0.032cm" svg:height="0.034cm" svg:x="13.469cm" svg:y="20.082cm" svg:viewBox="0 0 33 35" svg:d="M16 0c-21 0-21 35 0 35 23 0 23-35 0-35z">
          <text:p/>
        </draw:path>
        <draw:path draw:style-name="gr8" draw:text-style-name="P5" draw:layer="layout" svg:width="0.032cm" svg:height="0.034cm" svg:x="13.469cm" svg:y="20.584cm" svg:viewBox="0 0 33 35" svg:d="M16 0c-21 0-21 35 0 35 23 0 23-35 0-35z">
          <text:p/>
        </draw:path>
        <draw:path draw:style-name="gr8" draw:text-style-name="P5" draw:layer="layout" svg:width="0.034cm" svg:height="0.034cm" svg:x="0.997cm" svg:y="16.063cm" svg:viewBox="0 0 35 35" svg:d="M17 0c-23 0-23 35 0 35s23-35 0-35z">
          <text:p/>
        </draw:path>
        <draw:path draw:style-name="gr8" draw:text-style-name="P5" draw:layer="layout" svg:width="0.034cm" svg:height="0.034cm" svg:x="0.997cm" svg:y="16.565cm" svg:viewBox="0 0 35 35" svg:d="M17 0c-23 0-23 35 0 35s23-35 0-35z">
          <text:p/>
        </draw:path>
        <draw:path draw:style-name="gr8" draw:text-style-name="P5" draw:layer="layout" svg:width="0.034cm" svg:height="0.034cm" svg:x="0.997cm" svg:y="17.067cm" svg:viewBox="0 0 35 35" svg:d="M17 0c-23 0-23 35 0 35s23-35 0-35z">
          <text:p/>
        </draw:path>
        <draw:path draw:style-name="gr8" draw:text-style-name="P5" draw:layer="layout" svg:width="0.034cm" svg:height="0.034cm" svg:x="0.997cm" svg:y="17.569cm" svg:viewBox="0 0 35 35" svg:d="M17 0c-23 0-23 35 0 35s23-35 0-35z">
          <text:p/>
        </draw:path>
        <draw:path draw:style-name="gr8" draw:text-style-name="P5" draw:layer="layout" svg:width="0.034cm" svg:height="0.034cm" svg:x="0.997cm" svg:y="18.071cm" svg:viewBox="0 0 35 35" svg:d="M17 0c-23 0-23 35 0 35s23-35 0-35z">
          <text:p/>
        </draw:path>
        <draw:path draw:style-name="gr8" draw:text-style-name="P5" draw:layer="layout" svg:width="0.034cm" svg:height="0.035cm" svg:x="0.997cm" svg:y="18.573cm" svg:viewBox="0 0 35 36" svg:d="M17 0c-23 0-23 36 0 36s23-36 0-36z">
          <text:p/>
        </draw:path>
        <draw:path draw:style-name="gr8" draw:text-style-name="P5" draw:layer="layout" svg:width="0.034cm" svg:height="0.034cm" svg:x="0.997cm" svg:y="19.076cm" svg:viewBox="0 0 35 35" svg:d="M17 0c-23 0-23 35 0 35s23-35 0-35z">
          <text:p/>
        </draw:path>
        <draw:path draw:style-name="gr8" draw:text-style-name="P5" draw:layer="layout" svg:width="0.034cm" svg:height="0.034cm" svg:x="0.997cm" svg:y="19.578cm" svg:viewBox="0 0 35 35" svg:d="M17 0c-23 0-23 35 0 35s23-35 0-35z">
          <text:p/>
        </draw:path>
        <draw:path draw:style-name="gr8" draw:text-style-name="P5" draw:layer="layout" svg:width="0.034cm" svg:height="0.034cm" svg:x="0.997cm" svg:y="20.08cm" svg:viewBox="0 0 35 35" svg:d="M17 0c-23 0-23 35 0 35s23-35 0-35z">
          <text:p/>
        </draw:path>
        <draw:path draw:style-name="gr8" draw:text-style-name="P5" draw:layer="layout" svg:width="0.034cm" svg:height="0.034cm" svg:x="0.997cm" svg:y="20.582cm" svg:viewBox="0 0 35 35" svg:d="M17 0c-23 0-23 35 0 35s23-35 0-35z">
          <text:p/>
        </draw:path>
        <draw:frame draw:style-name="gr9" draw:text-style-name="P6" draw:layer="layout" svg:width="1.316cm" svg:height="0.517cm" svg:x="6.95cm" svg:y="15.88cm">
          <draw:text-box>
            <text:p text:style-name="P2"><text:span text:style-name="T2">Notas</text:span></text:p>
          </draw:text-box>
        </draw:frame>
        <draw:frame draw:style-name="gr10" draw:text-style-name="P7" draw:layer="layout" svg:width="1.894cm" svg:height="0.533cm" svg:x="1.3cm" svg:y="1.408cm">
          <draw:text-box>
            <text:p text:style-name="P2"><text:span text:style-name="T3">Prioridad:</text:span></text:p>
          </draw:text-box>
        </draw:frame>
        <draw:frame draw:style-name="gr11" draw:text-style-name="P7" draw:layer="layout" svg:width="0.997cm" svg:height="0.533cm" svg:x="10.56cm" svg:y="1.408cm">
          <draw:text-box>
            <text:p text:style-name="P2"><text:span text:style-name="T4">Clima:</text:span></text:p>
          </draw:text-box>
        </draw:frame>
        <draw:frame draw:style-name="gr11" draw:text-style-name="P7" draw:layer="layout" svg:width="0.997cm" svg:height="0.533cm" svg:x="24.18cm" svg:y="1.409cm">
          <draw:text-box>
            <text:p text:style-name="P2"><text:span text:style-name="T4">Clima:</text:span></text:p>
          </draw:text-box>
        </draw:frame>
        <draw:frame draw:style-name="gr12" draw:text-style-name="P7" draw:layer="layout" svg:width="0.22cm" svg:height="0.386cm" svg:x="1cm" svg:y="2.126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cm" svg:y="2.901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cm" svg:y="3.756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cm" svg:y="4.612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cm" svg:y="5.492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cm" svg:y="6.372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cm" svg:y="7.261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cm" svg:y="8.098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cm" svg:y="8.97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cm" svg:y="9.831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cm" svg:y="10.693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cm" svg:y="11.565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cm" svg:y="12.427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cm" svg:y="13.293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.001cm" svg:y="14.163cm">
          <draw:text-box>
            <text:p text:style-name="P2"><text:span text:style-name="T5">21</text:span></text:p>
          </draw:text-box>
        </draw:frame>
        <draw:line draw:style-name="gr7" draw:text-style-name="P1" draw:layer="layout" svg:x1="0.7cm" svg:y1="14.79cm" svg:x2="13.954cm" svg:y2="14.79cm">
          <text:p/>
        </draw:line>
        <draw:line draw:style-name="gr7" draw:text-style-name="P1" draw:layer="layout" svg:x1="14.49cm" svg:y1="14.79cm" svg:x2="27.241cm" svg:y2="14.79cm">
          <text:p/>
        </draw:line>
        <draw:frame draw:style-name="gr22" draw:text-style-name="P7" draw:layer="layout" svg:width="0.375cm" svg:height="0.386cm" svg:x="1.002cm" svg:y="15.033cm">
          <draw:text-box>
            <text:p text:style-name="P2"><text:span text:style-name="T5">22</text:span></text:p>
          </draw:text-box>
        </draw:frame>
        <draw:line draw:style-name="gr7" draw:text-style-name="P1" draw:layer="layout" svg:x1="0.701cm" svg:y1="15.66cm" svg:x2="13.955cm" svg:y2="15.66cm">
          <text:p/>
        </draw:line>
        <draw:frame draw:style-name="gr10" draw:text-style-name="P7" draw:layer="layout" svg:width="1.894cm" svg:height="0.533cm" svg:x="14.92cm" svg:y="1.409cm">
          <draw:text-box>
            <text:p text:style-name="P2"><text:span text:style-name="T3">Prioridad:</text:span></text:p>
          </draw:text-box>
        </draw:frame>
        <draw:line draw:style-name="gr7" draw:text-style-name="P1" draw:layer="layout" svg:x1="0.7cm" svg:y1="2.66cm" svg:x2="13.954cm" svg:y2="2.66cm">
          <text:p/>
        </draw:line>
        <draw:line draw:style-name="gr7" draw:text-style-name="P1" draw:layer="layout" svg:x1="0.7cm" svg:y1="3.525cm" svg:x2="13.954cm" svg:y2="3.525cm">
          <text:p/>
        </draw:line>
        <draw:line draw:style-name="gr7" draw:text-style-name="P1" draw:layer="layout" svg:x1="0.7cm" svg:y1="4.392cm" svg:x2="13.954cm" svg:y2="4.392cm">
          <text:p/>
        </draw:line>
        <draw:line draw:style-name="gr7" draw:text-style-name="P1" draw:layer="layout" svg:x1="0.7cm" svg:y1="5.257cm" svg:x2="13.954cm" svg:y2="5.257cm">
          <text:p/>
        </draw:line>
        <draw:line draw:style-name="gr7" draw:text-style-name="P1" draw:layer="layout" svg:x1="0.7cm" svg:y1="6.124cm" svg:x2="13.954cm" svg:y2="6.124cm">
          <text:p/>
        </draw:line>
        <draw:line draw:style-name="gr7" draw:text-style-name="P1" draw:layer="layout" svg:x1="0.7cm" svg:y1="6.991cm" svg:x2="13.954cm" svg:y2="6.991cm">
          <text:p/>
        </draw:line>
        <draw:line draw:style-name="gr7" draw:text-style-name="P1" draw:layer="layout" svg:x1="0.7cm" svg:y1="7.856cm" svg:x2="13.954cm" svg:y2="7.856cm">
          <text:p/>
        </draw:line>
        <draw:line draw:style-name="gr7" draw:text-style-name="P1" draw:layer="layout" svg:x1="0.7cm" svg:y1="8.722cm" svg:x2="13.954cm" svg:y2="8.722cm">
          <text:p/>
        </draw:line>
        <draw:line draw:style-name="gr7" draw:text-style-name="P1" draw:layer="layout" svg:x1="0.7cm" svg:y1="9.588cm" svg:x2="13.954cm" svg:y2="9.588cm">
          <text:p/>
        </draw:line>
        <draw:line draw:style-name="gr7" draw:text-style-name="P1" draw:layer="layout" svg:x1="0.7cm" svg:y1="10.454cm" svg:x2="13.954cm" svg:y2="10.454cm">
          <text:p/>
        </draw:line>
        <draw:line draw:style-name="gr7" draw:text-style-name="P1" draw:layer="layout" svg:x1="0.7cm" svg:y1="11.321cm" svg:x2="13.954cm" svg:y2="11.321cm">
          <text:p/>
        </draw:line>
        <draw:line draw:style-name="gr7" draw:text-style-name="P1" draw:layer="layout" svg:x1="0.7cm" svg:y1="12.186cm" svg:x2="13.954cm" svg:y2="12.186cm">
          <text:p/>
        </draw:line>
        <draw:line draw:style-name="gr7" draw:text-style-name="P1" draw:layer="layout" svg:x1="0.7cm" svg:y1="13.052cm" svg:x2="13.954cm" svg:y2="13.052cm">
          <text:p/>
        </draw:line>
        <draw:line draw:style-name="gr7" draw:text-style-name="P1" draw:layer="layout" svg:x1="0.7cm" svg:y1="13.919cm" svg:x2="13.954cm" svg:y2="13.919cm">
          <text:p/>
        </draw:line>
        <draw:line draw:style-name="gr7" draw:text-style-name="P1" draw:layer="layout" svg:x1="0.7cm" svg:y1="14.791cm" svg:x2="13.954cm" svg:y2="14.791cm">
          <text:p/>
        </draw:line>
        <draw:line draw:style-name="gr52" draw:text-style-name="P1" draw:layer="layout" svg:x1="1.445cm" svg:y1="3.09cm" svg:x2="13.954cm" svg:y2="3.09cm">
          <text:p/>
        </draw:line>
        <draw:line draw:style-name="gr52" draw:text-style-name="P1" draw:layer="layout" svg:x1="1.445cm" svg:y1="3.955cm" svg:x2="13.954cm" svg:y2="3.955cm">
          <text:p/>
        </draw:line>
        <draw:line draw:style-name="gr52" draw:text-style-name="P1" draw:layer="layout" svg:x1="1.445cm" svg:y1="4.822cm" svg:x2="13.954cm" svg:y2="4.822cm">
          <text:p/>
        </draw:line>
        <draw:line draw:style-name="gr52" draw:text-style-name="P1" draw:layer="layout" svg:x1="1.445cm" svg:y1="5.687cm" svg:x2="13.954cm" svg:y2="5.687cm">
          <text:p/>
        </draw:line>
        <draw:line draw:style-name="gr52" draw:text-style-name="P1" draw:layer="layout" svg:x1="1.445cm" svg:y1="6.554cm" svg:x2="13.954cm" svg:y2="6.554cm">
          <text:p/>
        </draw:line>
        <draw:line draw:style-name="gr52" draw:text-style-name="P1" draw:layer="layout" svg:x1="1.445cm" svg:y1="7.421cm" svg:x2="13.954cm" svg:y2="7.421cm">
          <text:p/>
        </draw:line>
        <draw:line draw:style-name="gr52" draw:text-style-name="P1" draw:layer="layout" svg:x1="1.445cm" svg:y1="8.286cm" svg:x2="13.954cm" svg:y2="8.286cm">
          <text:p/>
        </draw:line>
        <draw:line draw:style-name="gr52" draw:text-style-name="P1" draw:layer="layout" svg:x1="1.445cm" svg:y1="9.152cm" svg:x2="13.954cm" svg:y2="9.152cm">
          <text:p/>
        </draw:line>
        <draw:line draw:style-name="gr52" draw:text-style-name="P1" draw:layer="layout" svg:x1="1.445cm" svg:y1="10.018cm" svg:x2="13.954cm" svg:y2="10.018cm">
          <text:p/>
        </draw:line>
        <draw:line draw:style-name="gr52" draw:text-style-name="P1" draw:layer="layout" svg:x1="1.445cm" svg:y1="10.884cm" svg:x2="13.954cm" svg:y2="10.884cm">
          <text:p/>
        </draw:line>
        <draw:line draw:style-name="gr52" draw:text-style-name="P1" draw:layer="layout" svg:x1="1.445cm" svg:y1="11.751cm" svg:x2="13.954cm" svg:y2="11.751cm">
          <text:p/>
        </draw:line>
        <draw:line draw:style-name="gr52" draw:text-style-name="P1" draw:layer="layout" svg:x1="1.445cm" svg:y1="12.616cm" svg:x2="13.954cm" svg:y2="12.616cm">
          <text:p/>
        </draw:line>
        <draw:line draw:style-name="gr52" draw:text-style-name="P1" draw:layer="layout" svg:x1="1.445cm" svg:y1="13.482cm" svg:x2="13.954cm" svg:y2="13.482cm">
          <text:p/>
        </draw:line>
        <draw:line draw:style-name="gr52" draw:text-style-name="P1" draw:layer="layout" svg:x1="1.445cm" svg:y1="14.349cm" svg:x2="13.954cm" svg:y2="14.349cm">
          <text:p/>
        </draw:line>
        <draw:line draw:style-name="gr52" draw:text-style-name="P1" draw:layer="layout" svg:x1="1.445cm" svg:y1="15.221cm" svg:x2="13.954cm" svg:y2="15.221cm">
          <text:p/>
        </draw:line>
        <draw:line draw:style-name="gr52" draw:text-style-name="P1" draw:layer="layout" svg:x1="1.445cm" svg:y1="3.091cm" svg:x2="13.954cm" svg:y2="3.091cm">
          <text:p/>
        </draw:line>
        <draw:line draw:style-name="gr52" draw:text-style-name="P1" draw:layer="layout" svg:x1="1.445cm" svg:y1="3.956cm" svg:x2="13.954cm" svg:y2="3.956cm">
          <text:p/>
        </draw:line>
        <draw:line draw:style-name="gr52" draw:text-style-name="P1" draw:layer="layout" svg:x1="1.445cm" svg:y1="4.823cm" svg:x2="13.954cm" svg:y2="4.823cm">
          <text:p/>
        </draw:line>
        <draw:line draw:style-name="gr52" draw:text-style-name="P1" draw:layer="layout" svg:x1="1.445cm" svg:y1="5.688cm" svg:x2="13.954cm" svg:y2="5.688cm">
          <text:p/>
        </draw:line>
        <draw:line draw:style-name="gr52" draw:text-style-name="P1" draw:layer="layout" svg:x1="1.445cm" svg:y1="6.555cm" svg:x2="13.954cm" svg:y2="6.555cm">
          <text:p/>
        </draw:line>
        <draw:line draw:style-name="gr52" draw:text-style-name="P1" draw:layer="layout" svg:x1="1.445cm" svg:y1="7.422cm" svg:x2="13.954cm" svg:y2="7.422cm">
          <text:p/>
        </draw:line>
        <draw:line draw:style-name="gr52" draw:text-style-name="P1" draw:layer="layout" svg:x1="1.445cm" svg:y1="8.287cm" svg:x2="13.954cm" svg:y2="8.287cm">
          <text:p/>
        </draw:line>
        <draw:line draw:style-name="gr52" draw:text-style-name="P1" draw:layer="layout" svg:x1="1.445cm" svg:y1="9.153cm" svg:x2="13.954cm" svg:y2="9.153cm">
          <text:p/>
        </draw:line>
        <draw:line draw:style-name="gr52" draw:text-style-name="P1" draw:layer="layout" svg:x1="1.445cm" svg:y1="10.019cm" svg:x2="13.954cm" svg:y2="10.019cm">
          <text:p/>
        </draw:line>
        <draw:line draw:style-name="gr52" draw:text-style-name="P1" draw:layer="layout" svg:x1="1.445cm" svg:y1="10.885cm" svg:x2="13.954cm" svg:y2="10.885cm">
          <text:p/>
        </draw:line>
        <draw:line draw:style-name="gr52" draw:text-style-name="P1" draw:layer="layout" svg:x1="1.445cm" svg:y1="11.752cm" svg:x2="13.954cm" svg:y2="11.752cm">
          <text:p/>
        </draw:line>
        <draw:line draw:style-name="gr52" draw:text-style-name="P1" draw:layer="layout" svg:x1="1.445cm" svg:y1="12.617cm" svg:x2="13.954cm" svg:y2="12.617cm">
          <text:p/>
        </draw:line>
        <draw:line draw:style-name="gr52" draw:text-style-name="P1" draw:layer="layout" svg:x1="1.445cm" svg:y1="13.483cm" svg:x2="13.954cm" svg:y2="13.483cm">
          <text:p/>
        </draw:line>
        <draw:line draw:style-name="gr52" draw:text-style-name="P1" draw:layer="layout" svg:x1="1.445cm" svg:y1="14.35cm" svg:x2="13.954cm" svg:y2="14.35cm">
          <text:p/>
        </draw:line>
        <draw:line draw:style-name="gr52" draw:text-style-name="P1" draw:layer="layout" svg:x1="1.445cm" svg:y1="15.222cm" svg:x2="13.954cm" svg:y2="15.222cm">
          <text:p/>
        </draw:line>
        <draw:line draw:style-name="gr52" draw:text-style-name="P1" draw:layer="layout" svg:x1="15.071cm" svg:y1="3.1cm" svg:x2="27.24cm" svg:y2="3.1cm">
          <text:p/>
        </draw:line>
        <draw:line draw:style-name="gr52" draw:text-style-name="P1" draw:layer="layout" svg:x1="15.071cm" svg:y1="3.965cm" svg:x2="27.24cm" svg:y2="3.965cm">
          <text:p/>
        </draw:line>
        <draw:line draw:style-name="gr52" draw:text-style-name="P1" draw:layer="layout" svg:x1="15.071cm" svg:y1="4.832cm" svg:x2="27.24cm" svg:y2="4.832cm">
          <text:p/>
        </draw:line>
        <draw:line draw:style-name="gr52" draw:text-style-name="P1" draw:layer="layout" svg:x1="15.071cm" svg:y1="5.698cm" svg:x2="27.24cm" svg:y2="5.698cm">
          <text:p/>
        </draw:line>
        <draw:line draw:style-name="gr52" draw:text-style-name="P1" draw:layer="layout" svg:x1="15.071cm" svg:y1="6.564cm" svg:x2="27.24cm" svg:y2="6.564cm">
          <text:p/>
        </draw:line>
        <draw:line draw:style-name="gr52" draw:text-style-name="P1" draw:layer="layout" svg:x1="15.071cm" svg:y1="7.431cm" svg:x2="27.24cm" svg:y2="7.431cm">
          <text:p/>
        </draw:line>
        <draw:line draw:style-name="gr52" draw:text-style-name="P1" draw:layer="layout" svg:x1="15.071cm" svg:y1="8.297cm" svg:x2="27.24cm" svg:y2="8.297cm">
          <text:p/>
        </draw:line>
        <draw:line draw:style-name="gr52" draw:text-style-name="P1" draw:layer="layout" svg:x1="15.071cm" svg:y1="9.162cm" svg:x2="27.24cm" svg:y2="9.162cm">
          <text:p/>
        </draw:line>
        <draw:line draw:style-name="gr52" draw:text-style-name="P1" draw:layer="layout" svg:x1="15.071cm" svg:y1="10.029cm" svg:x2="27.24cm" svg:y2="10.029cm">
          <text:p/>
        </draw:line>
        <draw:line draw:style-name="gr52" draw:text-style-name="P1" draw:layer="layout" svg:x1="15.071cm" svg:y1="10.894cm" svg:x2="27.24cm" svg:y2="10.894cm">
          <text:p/>
        </draw:line>
        <draw:line draw:style-name="gr52" draw:text-style-name="P1" draw:layer="layout" svg:x1="15.071cm" svg:y1="11.761cm" svg:x2="27.24cm" svg:y2="11.761cm">
          <text:p/>
        </draw:line>
        <draw:line draw:style-name="gr52" draw:text-style-name="P1" draw:layer="layout" svg:x1="15.071cm" svg:y1="12.627cm" svg:x2="27.24cm" svg:y2="12.627cm">
          <text:p/>
        </draw:line>
        <draw:line draw:style-name="gr52" draw:text-style-name="P1" draw:layer="layout" svg:x1="15.071cm" svg:y1="13.492cm" svg:x2="27.24cm" svg:y2="13.492cm">
          <text:p/>
        </draw:line>
        <draw:line draw:style-name="gr52" draw:text-style-name="P1" draw:layer="layout" svg:x1="15.071cm" svg:y1="14.359cm" svg:x2="27.24cm" svg:y2="14.359cm">
          <text:p/>
        </draw:line>
        <draw:line draw:style-name="gr52" draw:text-style-name="P1" draw:layer="layout" svg:x1="15.072cm" svg:y1="15.227cm" svg:x2="27.241cm" svg:y2="15.227cm">
          <text:p/>
        </draw:line>
        <draw:line draw:style-name="gr52" draw:text-style-name="P1" draw:layer="layout" svg:x1="1.446cm" svg:y1="2.31cm" svg:x2="13.955cm" svg:y2="2.31cm">
          <text:p/>
        </draw:line>
        <draw:line draw:style-name="gr52" draw:text-style-name="P1" draw:layer="layout" svg:x1="15.072cm" svg:y1="2.31cm" svg:x2="27.241cm" svg:y2="2.31cm">
          <text:p/>
        </draw:line>
        <draw:frame draw:style-name="gr12" draw:text-style-name="P7" draw:layer="layout" svg:width="0.22cm" svg:height="0.386cm" svg:x="14.62cm" svg:y="2.127cm">
          <draw:text-box>
            <text:p text:style-name="P2"><text:span text:style-name="T5">7</text:span></text:p>
          </draw:text-box>
        </draw:frame>
        <draw:frame draw:style-name="gr13" draw:text-style-name="P7" draw:layer="layout" svg:width="0.22cm" svg:height="0.392cm" svg:x="14.62cm" svg:y="2.902cm">
          <draw:text-box>
            <text:p text:style-name="P2"><text:span text:style-name="T5">8</text:span></text:p>
          </draw:text-box>
        </draw:frame>
        <draw:frame draw:style-name="gr13" draw:text-style-name="P7" draw:layer="layout" svg:width="0.22cm" svg:height="0.392cm" svg:x="14.62cm" svg:y="3.757cm">
          <draw:text-box>
            <text:p text:style-name="P2"><text:span text:style-name="T5">9</text:span></text:p>
          </draw:text-box>
        </draw:frame>
        <draw:frame draw:style-name="gr14" draw:text-style-name="P7" draw:layer="layout" svg:width="0.303cm" svg:height="0.403cm" svg:x="14.62cm" svg:y="4.613cm">
          <draw:text-box>
            <text:p text:style-name="P2"><text:span text:style-name="T5">10</text:span></text:p>
          </draw:text-box>
        </draw:frame>
        <draw:frame draw:style-name="gr15" draw:text-style-name="P7" draw:layer="layout" svg:width="0.276cm" svg:height="0.403cm" svg:x="14.62cm" svg:y="5.493cm">
          <draw:text-box>
            <text:p text:style-name="P2"><text:span text:style-name="T5">11</text:span></text:p>
          </draw:text-box>
        </draw:frame>
        <draw:frame draw:style-name="gr16" draw:text-style-name="P7" draw:layer="layout" svg:width="0.294cm" svg:height="0.403cm" svg:x="14.62cm" svg:y="6.373cm">
          <draw:text-box>
            <text:p text:style-name="P2"><text:span text:style-name="T5">12</text:span></text:p>
          </draw:text-box>
        </draw:frame>
        <draw:frame draw:style-name="gr17" draw:text-style-name="P7" draw:layer="layout" svg:width="0.286cm" svg:height="0.403cm" svg:x="14.62cm" svg:y="7.262cm">
          <draw:text-box>
            <text:p text:style-name="P2"><text:span text:style-name="T5">13</text:span></text:p>
          </draw:text-box>
        </draw:frame>
        <draw:frame draw:style-name="gr18" draw:text-style-name="P7" draw:layer="layout" svg:width="0.286cm" svg:height="0.386cm" svg:x="14.62cm" svg:y="8.099cm">
          <draw:text-box>
            <text:p text:style-name="P2"><text:span text:style-name="T5">14</text:span></text:p>
          </draw:text-box>
        </draw:frame>
        <draw:frame draw:style-name="gr19" draw:text-style-name="P7" draw:layer="layout" svg:width="0.294cm" svg:height="0.386cm" svg:x="14.62cm" svg:y="8.971cm">
          <draw:text-box>
            <text:p text:style-name="P2"><text:span text:style-name="T5">15</text:span></text:p>
          </draw:text-box>
        </draw:frame>
        <draw:frame draw:style-name="gr19" draw:text-style-name="P7" draw:layer="layout" svg:width="0.294cm" svg:height="0.386cm" svg:x="14.62cm" svg:y="9.832cm">
          <draw:text-box>
            <text:p text:style-name="P2"><text:span text:style-name="T5">16</text:span></text:p>
          </draw:text-box>
        </draw:frame>
        <draw:frame draw:style-name="gr20" draw:text-style-name="P7" draw:layer="layout" svg:width="0.273cm" svg:height="0.386cm" svg:x="14.62cm" svg:y="10.694cm">
          <draw:text-box>
            <text:p text:style-name="P2"><text:span text:style-name="T5">17</text:span></text:p>
          </draw:text-box>
        </draw:frame>
        <draw:frame draw:style-name="gr19" draw:text-style-name="P7" draw:layer="layout" svg:width="0.294cm" svg:height="0.386cm" svg:x="14.62cm" svg:y="11.566cm">
          <draw:text-box>
            <text:p text:style-name="P2"><text:span text:style-name="T5">18</text:span></text:p>
          </draw:text-box>
        </draw:frame>
        <draw:frame draw:style-name="gr19" draw:text-style-name="P7" draw:layer="layout" svg:width="0.294cm" svg:height="0.386cm" svg:x="14.62cm" svg:y="12.428cm">
          <draw:text-box>
            <text:p text:style-name="P2"><text:span text:style-name="T5">19</text:span></text:p>
          </draw:text-box>
        </draw:frame>
        <draw:frame draw:style-name="gr21" draw:text-style-name="P7" draw:layer="layout" svg:width="0.383cm" svg:height="0.386cm" svg:x="14.62cm" svg:y="13.294cm">
          <draw:text-box>
            <text:p text:style-name="P2"><text:span text:style-name="T5">20</text:span></text:p>
          </draw:text-box>
        </draw:frame>
        <draw:frame draw:style-name="gr19" draw:text-style-name="P7" draw:layer="layout" svg:width="0.294cm" svg:height="0.386cm" svg:x="14.621cm" svg:y="14.164cm">
          <draw:text-box>
            <text:p text:style-name="P2"><text:span text:style-name="T5">21</text:span></text:p>
          </draw:text-box>
        </draw:frame>
        <draw:frame draw:style-name="gr22" draw:text-style-name="P7" draw:layer="layout" svg:width="0.375cm" svg:height="0.386cm" svg:x="14.622cm" svg:y="15.034cm">
          <draw:text-box>
            <text:p text:style-name="P2"><text:span text:style-name="T5">22</text:span></text:p>
          </draw:text-box>
        </draw:frame>
        <draw:custom-shape draw:style-name="gr26" draw:text-style-name="P8" draw:layer="layout" svg:width="4.12cm" svg:height="0.511cm" svg:x="22.49cm" svg:y="1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35cm" svg:height="0.268cm" svg:x="22.648cm" svg:y="16.708cm">
          <draw:text-box>
            <text:p text:style-name="P2"><text:span text:style-name="T6">L</text:span></text:p>
          </draw:text-box>
        </draw:frame>
        <draw:frame draw:style-name="gr27" draw:text-style-name="P9" draw:layer="layout" svg:width="0.235cm" svg:height="0.268cm" svg:x="23.222cm" svg:y="16.708cm">
          <draw:text-box>
            <text:p text:style-name="P2"><text:span text:style-name="T6">M</text:span></text:p>
          </draw:text-box>
        </draw:frame>
        <draw:frame draw:style-name="gr27" draw:text-style-name="P9" draw:layer="layout" svg:width="0.235cm" svg:height="0.268cm" svg:x="23.83cm" svg:y="16.708cm">
          <draw:text-box>
            <text:p text:style-name="P2"><text:span text:style-name="T6">M</text:span></text:p>
          </draw:text-box>
        </draw:frame>
        <draw:frame draw:style-name="gr28" draw:text-style-name="P9" draw:layer="layout" svg:width="0.234cm" svg:height="0.268cm" svg:x="24.482cm" svg:y="16.708cm">
          <draw:text-box>
            <text:p text:style-name="P2"><text:span text:style-name="T6">J</text:span></text:p>
          </draw:text-box>
        </draw:frame>
        <draw:frame draw:style-name="gr29" draw:text-style-name="P9" draw:layer="layout" svg:width="0.236cm" svg:height="0.268cm" svg:x="25.069cm" svg:y="16.708cm">
          <draw:text-box>
            <text:p text:style-name="P2"><text:span text:style-name="T6">V</text:span></text:p>
          </draw:text-box>
        </draw:frame>
        <draw:frame draw:style-name="gr27" draw:text-style-name="P9" draw:layer="layout" svg:width="0.235cm" svg:height="0.268cm" svg:x="25.689cm" svg:y="16.708cm">
          <draw:text-box>
            <text:p text:style-name="P2"><text:span text:style-name="T6">S</text:span></text:p>
          </draw:text-box>
        </draw:frame>
        <draw:frame draw:style-name="gr29" draw:text-style-name="P9" draw:layer="layout" svg:width="0.236cm" svg:height="0.268cm" svg:x="26.284cm" svg:y="16.708cm">
          <draw:text-box>
            <text:p text:style-name="P2"><text:span text:style-name="T6">D</text:span></text:p>
          </draw:text-box>
        </draw:frame>
        <draw:line draw:style-name="gr7" draw:text-style-name="P1" draw:layer="layout" svg:x1="22.489cm" svg:y1="17.053cm" svg:x2="26.61cm" svg:y2="17.053cm">
          <text:p/>
        </draw:line>
        <draw:frame draw:style-name="gr30" draw:text-style-name="P9" draw:layer="layout" svg:width="0.234cm" svg:height="0.264cm" svg:x="24.541cm" svg:y="18.031cm">
          <draw:text-box>
            <text:p text:style-name="P2"><text:span text:style-name="T6">6</text:span></text:p>
          </draw:text-box>
        </draw:frame>
        <draw:frame draw:style-name="gr30" draw:text-style-name="P9" draw:layer="layout" svg:width="0.234cm" svg:height="0.264cm" svg:x="25.121cm" svg:y="18.031cm">
          <draw:text-box>
            <text:p text:style-name="P2"><text:span text:style-name="T6">7</text:span></text:p>
          </draw:text-box>
        </draw:frame>
        <draw:frame draw:style-name="gr31" draw:text-style-name="P9" draw:layer="layout" svg:width="0.236cm" svg:height="0.264cm" svg:x="25.736cm" svg:y="18.031cm">
          <draw:text-box>
            <text:p text:style-name="P2"><text:span text:style-name="T6">8</text:span></text:p>
          </draw:text-box>
        </draw:frame>
        <draw:frame draw:style-name="gr31" draw:text-style-name="P9" draw:layer="layout" svg:width="0.236cm" svg:height="0.264cm" svg:x="26.344cm" svg:y="18.031cm">
          <draw:text-box>
            <text:p text:style-name="P2"><text:span text:style-name="T6">9</text:span></text:p>
          </draw:text-box>
        </draw:frame>
        <draw:frame draw:style-name="gr32" draw:text-style-name="P9" draw:layer="layout" svg:width="0.244cm" svg:height="0.265cm" svg:x="22.679cm" svg:y="18.625cm">
          <draw:text-box>
            <text:p text:style-name="P2"><text:span text:style-name="T6">10</text:span></text:p>
          </draw:text-box>
        </draw:frame>
        <draw:frame draw:style-name="gr33" draw:text-style-name="P9" draw:layer="layout" svg:width="0.236cm" svg:height="0.265cm" svg:x="23.29cm" svg:y="18.625cm">
          <draw:text-box>
            <text:p text:style-name="P2"><text:span text:style-name="T6">11</text:span></text:p>
          </draw:text-box>
        </draw:frame>
        <draw:frame draw:style-name="gr33" draw:text-style-name="P9" draw:layer="layout" svg:width="0.236cm" svg:height="0.265cm" svg:x="23.909cm" svg:y="18.625cm">
          <draw:text-box>
            <text:p text:style-name="P2"><text:span text:style-name="T6">12</text:span></text:p>
          </draw:text-box>
        </draw:frame>
        <draw:frame draw:style-name="gr34" draw:text-style-name="P9" draw:layer="layout" svg:width="0.235cm" svg:height="0.265cm" svg:x="24.511cm" svg:y="18.625cm">
          <draw:text-box>
            <text:p text:style-name="P2"><text:span text:style-name="T6">13</text:span></text:p>
          </draw:text-box>
        </draw:frame>
        <draw:frame draw:style-name="gr35" draw:text-style-name="P9" draw:layer="layout" svg:width="0.234cm" svg:height="0.265cm" svg:x="25.121cm" svg:y="18.625cm">
          <draw:text-box>
            <text:p text:style-name="P2"><text:span text:style-name="T6">14</text:span></text:p>
          </draw:text-box>
        </draw:frame>
        <draw:frame draw:style-name="gr36" draw:text-style-name="P9" draw:layer="layout" svg:width="0.306cm" svg:height="0.265cm" svg:x="25.689cm" svg:y="18.625cm">
          <draw:text-box>
            <text:p text:style-name="P2"><text:span text:style-name="T6">15</text:span></text:p>
          </draw:text-box>
        </draw:frame>
        <draw:frame draw:style-name="gr36" draw:text-style-name="P9" draw:layer="layout" svg:width="0.306cm" svg:height="0.265cm" svg:x="26.331cm" svg:y="18.625cm">
          <draw:text-box>
            <text:p text:style-name="P2"><text:span text:style-name="T6">16</text:span></text:p>
          </draw:text-box>
        </draw:frame>
        <draw:frame draw:style-name="gr36" draw:text-style-name="P9" draw:layer="layout" svg:width="0.306cm" svg:height="0.265cm" svg:x="22.64cm" svg:y="19.222cm">
          <draw:text-box>
            <text:p text:style-name="P2"><text:span text:style-name="T6">17</text:span></text:p>
          </draw:text-box>
        </draw:frame>
        <draw:frame draw:style-name="gr37" draw:text-style-name="P9" draw:layer="layout" svg:width="0.305cm" svg:height="0.265cm" svg:x="23.254cm" svg:y="19.222cm">
          <draw:text-box>
            <text:p text:style-name="P2"><text:span text:style-name="T6">18</text:span></text:p>
          </draw:text-box>
        </draw:frame>
        <draw:frame draw:style-name="gr36" draw:text-style-name="P9" draw:layer="layout" svg:width="0.306cm" svg:height="0.265cm" svg:x="23.864cm" svg:y="19.222cm">
          <draw:text-box>
            <text:p text:style-name="P2"><text:span text:style-name="T6">19</text:span></text:p>
          </draw:text-box>
        </draw:frame>
        <draw:frame draw:style-name="gr36" draw:text-style-name="P9" draw:layer="layout" svg:width="0.306cm" svg:height="0.265cm" svg:x="24.472cm" svg:y="19.222cm">
          <draw:text-box>
            <text:p text:style-name="P2"><text:span text:style-name="T6">20</text:span></text:p>
          </draw:text-box>
        </draw:frame>
        <draw:frame draw:style-name="gr36" draw:text-style-name="P9" draw:layer="layout" svg:width="0.306cm" svg:height="0.265cm" svg:x="25.08cm" svg:y="19.222cm">
          <draw:text-box>
            <text:p text:style-name="P2"><text:span text:style-name="T6">21</text:span></text:p>
          </draw:text-box>
        </draw:frame>
        <draw:frame draw:style-name="gr38" draw:text-style-name="P9" draw:layer="layout" svg:width="0.304cm" svg:height="0.265cm" svg:x="25.7cm" svg:y="19.222cm">
          <draw:text-box>
            <text:p text:style-name="P2"><text:span text:style-name="T6">22</text:span></text:p>
          </draw:text-box>
        </draw:frame>
        <draw:frame draw:style-name="gr37" draw:text-style-name="P9" draw:layer="layout" svg:width="0.305cm" svg:height="0.265cm" svg:x="26.302cm" svg:y="19.222cm">
          <draw:text-box>
            <text:p text:style-name="P2"><text:span text:style-name="T6">23</text:span></text:p>
          </draw:text-box>
        </draw:frame>
        <draw:frame draw:style-name="gr39" draw:text-style-name="P9" draw:layer="layout" svg:width="0.306cm" svg:height="0.264cm" svg:x="22.64cm" svg:y="19.819cm">
          <draw:text-box>
            <text:p text:style-name="P2"><text:span text:style-name="T6">24</text:span></text:p>
          </draw:text-box>
        </draw:frame>
        <draw:frame draw:style-name="gr39" draw:text-style-name="P9" draw:layer="layout" svg:width="0.306cm" svg:height="0.264cm" svg:x="23.218cm" svg:y="19.819cm">
          <draw:text-box>
            <text:p text:style-name="P2"><text:span text:style-name="T6">25</text:span></text:p>
          </draw:text-box>
        </draw:frame>
        <draw:frame draw:style-name="gr40" draw:text-style-name="P9" draw:layer="layout" svg:width="0.305cm" svg:height="0.264cm" svg:x="23.861cm" svg:y="19.819cm">
          <draw:text-box>
            <text:p text:style-name="P2"><text:span text:style-name="T6">26</text:span></text:p>
          </draw:text-box>
        </draw:frame>
        <draw:frame draw:style-name="gr40" draw:text-style-name="P9" draw:layer="layout" svg:width="0.305cm" svg:height="0.264cm" svg:x="24.441cm" svg:y="19.819cm">
          <draw:text-box>
            <text:p text:style-name="P2"><text:span text:style-name="T6">27</text:span></text:p>
          </draw:text-box>
        </draw:frame>
        <draw:frame draw:style-name="gr39" draw:text-style-name="P9" draw:layer="layout" svg:width="0.306cm" svg:height="0.264cm" svg:x="25.056cm" svg:y="19.819cm">
          <draw:text-box>
            <text:p text:style-name="P2"><text:span text:style-name="T6">28</text:span></text:p>
          </draw:text-box>
        </draw:frame>
        <draw:frame draw:style-name="gr40" draw:text-style-name="P9" draw:layer="layout" svg:width="0.305cm" svg:height="0.264cm" svg:x="25.665cm" svg:y="19.819cm">
          <draw:text-box>
            <text:p text:style-name="P2"><text:span text:style-name="T6">29</text:span></text:p>
          </draw:text-box>
        </draw:frame>
        <draw:frame draw:style-name="gr39" draw:text-style-name="P9" draw:layer="layout" svg:width="0.306cm" svg:height="0.264cm" svg:x="26.272cm" svg:y="19.819cm">
          <draw:text-box>
            <text:p text:style-name="P2"><text:span text:style-name="T6">30</text:span></text:p>
          </draw:text-box>
        </draw:frame>
        <draw:frame draw:style-name="gr39" draw:text-style-name="P9" draw:layer="layout" svg:width="0.306cm" svg:height="0.264cm" svg:x="22.61cm" svg:y="20.414cm">
          <draw:text-box>
            <text:p text:style-name="P2"><text:span text:style-name="T6">31</text:span></text:p>
          </draw:text-box>
        </draw:frame>
        <draw:frame draw:style-name="gr31" draw:text-style-name="P9" draw:layer="layout" svg:width="0.236cm" svg:height="0.264cm" svg:x="25.736cm" svg:y="17.436cm">
          <draw:text-box>
            <text:p text:style-name="P2"><text:span text:style-name="T6">1</text:span></text:p>
          </draw:text-box>
        </draw:frame>
        <draw:frame draw:style-name="gr31" draw:text-style-name="P9" draw:layer="layout" svg:width="0.236cm" svg:height="0.264cm" svg:x="26.344cm" svg:y="17.436cm">
          <draw:text-box>
            <text:p text:style-name="P2"><text:span text:style-name="T6">2</text:span></text:p>
          </draw:text-box>
        </draw:frame>
        <draw:frame draw:style-name="gr31" draw:text-style-name="P9" draw:layer="layout" svg:width="0.236cm" svg:height="0.264cm" svg:x="22.68cm" svg:y="18.034cm">
          <draw:text-box>
            <text:p text:style-name="P2"><text:span text:style-name="T6">3</text:span></text:p>
          </draw:text-box>
        </draw:frame>
        <draw:frame draw:style-name="gr41" draw:text-style-name="P9" draw:layer="layout" svg:width="0.235cm" svg:height="0.264cm" svg:x="23.292cm" svg:y="18.034cm">
          <draw:text-box>
            <text:p text:style-name="P2"><text:span text:style-name="T6">4</text:span></text:p>
          </draw:text-box>
        </draw:frame>
        <draw:frame draw:style-name="gr41" draw:text-style-name="P9" draw:layer="layout" svg:width="0.235cm" svg:height="0.264cm" svg:x="23.911cm" svg:y="18.034cm">
          <draw:text-box>
            <text:p text:style-name="P2"><text:span text:style-name="T6">5</text:span></text:p>
          </draw:text-box>
        </draw:frame>
        <draw:line draw:style-name="gr7" draw:text-style-name="P1" draw:layer="layout" svg:x1="13.956cm" svg:y1="15.656cm" svg:x2="27.24cm" svg:y2="15.656cm">
          <text:p/>
        </draw:line>
        <draw:path draw:style-name="gr8" draw:text-style-name="P5" draw:layer="layout" svg:width="0.033cm" svg:height="0.034cm" svg:x="14.465cm" svg:y="16.06cm" svg:viewBox="0 0 34 35" svg:d="M17 0c-22 0-23 35 0 35s23-35 0-35z">
          <text:p/>
        </draw:path>
        <draw:path draw:style-name="gr8" draw:text-style-name="P5" draw:layer="layout" svg:width="0.033cm" svg:height="0.034cm" svg:x="14.465cm" svg:y="16.562cm" svg:viewBox="0 0 34 35" svg:d="M17 0c-22 0-23 35 0 35s23-35 0-35z">
          <text:p/>
        </draw:path>
        <draw:path draw:style-name="gr8" draw:text-style-name="P5" draw:layer="layout" svg:width="0.033cm" svg:height="0.034cm" svg:x="14.465cm" svg:y="17.064cm" svg:viewBox="0 0 34 35" svg:d="M17 0c-22 0-23 35 0 35s23-35 0-35z">
          <text:p/>
        </draw:path>
        <draw:path draw:style-name="gr8" draw:text-style-name="P5" draw:layer="layout" svg:width="0.033cm" svg:height="0.034cm" svg:x="14.465cm" svg:y="17.566cm" svg:viewBox="0 0 34 35" svg:d="M17 0c-22 0-23 35 0 35s23-35 0-35z">
          <text:p/>
        </draw:path>
        <draw:path draw:style-name="gr8" draw:text-style-name="P5" draw:layer="layout" svg:width="0.033cm" svg:height="0.034cm" svg:x="14.465cm" svg:y="18.068cm" svg:viewBox="0 0 34 35" svg:d="M17 0c-22 0-23 35 0 35s23-35 0-35z">
          <text:p/>
        </draw:path>
        <draw:path draw:style-name="gr8" draw:text-style-name="P5" draw:layer="layout" svg:width="0.033cm" svg:height="0.035cm" svg:x="14.465cm" svg:y="18.57cm" svg:viewBox="0 0 34 36" svg:d="M17 0c-22 0-23 36 0 36s23-36 0-36z">
          <text:p/>
        </draw:path>
        <draw:path draw:style-name="gr8" draw:text-style-name="P5" draw:layer="layout" svg:width="0.033cm" svg:height="0.034cm" svg:x="14.465cm" svg:y="19.073cm" svg:viewBox="0 0 34 35" svg:d="M17 0c-22 0-23 35 0 35s23-35 0-35z">
          <text:p/>
        </draw:path>
        <draw:path draw:style-name="gr8" draw:text-style-name="P5" draw:layer="layout" svg:width="0.033cm" svg:height="0.034cm" svg:x="14.465cm" svg:y="19.575cm" svg:viewBox="0 0 34 35" svg:d="M17 0c-22 0-23 35 0 35s23-35 0-35z">
          <text:p/>
        </draw:path>
        <draw:path draw:style-name="gr8" draw:text-style-name="P5" draw:layer="layout" svg:width="0.033cm" svg:height="0.034cm" svg:x="14.465cm" svg:y="20.077cm" svg:viewBox="0 0 34 35" svg:d="M17 0c-22 0-23 35 0 35s23-35 0-35z">
          <text:p/>
        </draw:path>
        <draw:path draw:style-name="gr8" draw:text-style-name="P5" draw:layer="layout" svg:width="0.033cm" svg:height="0.034cm" svg:x="14.465cm" svg:y="20.579cm" svg:viewBox="0 0 34 35" svg:d="M17 0c-22 0-23 35 0 35s23-35 0-35z">
          <text:p/>
        </draw:path>
        <draw:path draw:style-name="gr8" draw:text-style-name="P5" draw:layer="layout" svg:width="0.034cm" svg:height="0.034cm" svg:x="14.963cm" svg:y="16.06cm" svg:viewBox="0 0 35 35" svg:d="M17 0c-23 0-23 35 0 35s23-35 0-35z">
          <text:p/>
        </draw:path>
        <draw:path draw:style-name="gr8" draw:text-style-name="P5" draw:layer="layout" svg:width="0.034cm" svg:height="0.034cm" svg:x="14.963cm" svg:y="16.562cm" svg:viewBox="0 0 35 35" svg:d="M17 0c-23 0-23 35 0 35s23-35 0-35z">
          <text:p/>
        </draw:path>
        <draw:path draw:style-name="gr8" draw:text-style-name="P5" draw:layer="layout" svg:width="0.034cm" svg:height="0.034cm" svg:x="14.963cm" svg:y="17.064cm" svg:viewBox="0 0 35 35" svg:d="M17 0c-23 0-23 35 0 35s23-35 0-35z">
          <text:p/>
        </draw:path>
        <draw:path draw:style-name="gr8" draw:text-style-name="P5" draw:layer="layout" svg:width="0.034cm" svg:height="0.034cm" svg:x="14.963cm" svg:y="17.566cm" svg:viewBox="0 0 35 35" svg:d="M17 0c-23 0-23 35 0 35s23-35 0-35z">
          <text:p/>
        </draw:path>
        <draw:path draw:style-name="gr8" draw:text-style-name="P5" draw:layer="layout" svg:width="0.034cm" svg:height="0.034cm" svg:x="14.963cm" svg:y="18.068cm" svg:viewBox="0 0 35 35" svg:d="M17 0c-23 0-23 35 0 35s23-35 0-35z">
          <text:p/>
        </draw:path>
        <draw:path draw:style-name="gr8" draw:text-style-name="P5" draw:layer="layout" svg:width="0.034cm" svg:height="0.035cm" svg:x="14.963cm" svg:y="18.57cm" svg:viewBox="0 0 35 36" svg:d="M17 0c-23 0-23 36 0 36s23-36 0-36z">
          <text:p/>
        </draw:path>
        <draw:path draw:style-name="gr8" draw:text-style-name="P5" draw:layer="layout" svg:width="0.034cm" svg:height="0.034cm" svg:x="14.963cm" svg:y="19.073cm" svg:viewBox="0 0 35 35" svg:d="M17 0c-23 0-23 35 0 35s23-35 0-35z">
          <text:p/>
        </draw:path>
        <draw:path draw:style-name="gr8" draw:text-style-name="P5" draw:layer="layout" svg:width="0.034cm" svg:height="0.034cm" svg:x="14.963cm" svg:y="19.575cm" svg:viewBox="0 0 35 35" svg:d="M17 0c-23 0-23 35 0 35s23-35 0-35z">
          <text:p/>
        </draw:path>
        <draw:path draw:style-name="gr8" draw:text-style-name="P5" draw:layer="layout" svg:width="0.034cm" svg:height="0.034cm" svg:x="14.963cm" svg:y="20.077cm" svg:viewBox="0 0 35 35" svg:d="M17 0c-23 0-23 35 0 35s23-35 0-35z">
          <text:p/>
        </draw:path>
        <draw:path draw:style-name="gr8" draw:text-style-name="P5" draw:layer="layout" svg:width="0.034cm" svg:height="0.034cm" svg:x="14.963cm" svg:y="20.579cm" svg:viewBox="0 0 35 35" svg:d="M17 0c-23 0-23 35 0 35s23-35 0-35z">
          <text:p/>
        </draw:path>
        <draw:path draw:style-name="gr8" draw:text-style-name="P5" draw:layer="layout" svg:width="0.033cm" svg:height="0.034cm" svg:x="15.464cm" svg:y="16.06cm" svg:viewBox="0 0 34 35" svg:d="M17 0c-22 0-23 35 0 35s23-35 0-35z">
          <text:p/>
        </draw:path>
        <draw:path draw:style-name="gr8" draw:text-style-name="P5" draw:layer="layout" svg:width="0.033cm" svg:height="0.034cm" svg:x="15.464cm" svg:y="16.562cm" svg:viewBox="0 0 34 35" svg:d="M17 0c-22 0-23 35 0 35s23-35 0-35z">
          <text:p/>
        </draw:path>
        <draw:path draw:style-name="gr8" draw:text-style-name="P5" draw:layer="layout" svg:width="0.033cm" svg:height="0.034cm" svg:x="15.464cm" svg:y="17.064cm" svg:viewBox="0 0 34 35" svg:d="M17 0c-22 0-23 35 0 35s23-35 0-35z">
          <text:p/>
        </draw:path>
        <draw:path draw:style-name="gr8" draw:text-style-name="P5" draw:layer="layout" svg:width="0.033cm" svg:height="0.034cm" svg:x="15.464cm" svg:y="17.566cm" svg:viewBox="0 0 34 35" svg:d="M17 0c-22 0-23 35 0 35s23-35 0-35z">
          <text:p/>
        </draw:path>
        <draw:path draw:style-name="gr8" draw:text-style-name="P5" draw:layer="layout" svg:width="0.033cm" svg:height="0.034cm" svg:x="15.464cm" svg:y="18.068cm" svg:viewBox="0 0 34 35" svg:d="M17 0c-22 0-23 35 0 35s23-35 0-35z">
          <text:p/>
        </draw:path>
        <draw:path draw:style-name="gr8" draw:text-style-name="P5" draw:layer="layout" svg:width="0.033cm" svg:height="0.035cm" svg:x="15.464cm" svg:y="18.57cm" svg:viewBox="0 0 34 36" svg:d="M17 0c-22 0-23 36 0 36s23-36 0-36z">
          <text:p/>
        </draw:path>
        <draw:path draw:style-name="gr8" draw:text-style-name="P5" draw:layer="layout" svg:width="0.033cm" svg:height="0.034cm" svg:x="15.464cm" svg:y="19.073cm" svg:viewBox="0 0 34 35" svg:d="M17 0c-22 0-23 35 0 35s23-35 0-35z">
          <text:p/>
        </draw:path>
        <draw:path draw:style-name="gr8" draw:text-style-name="P5" draw:layer="layout" svg:width="0.033cm" svg:height="0.034cm" svg:x="15.464cm" svg:y="19.575cm" svg:viewBox="0 0 34 35" svg:d="M17 0c-22 0-23 35 0 35s23-35 0-35z">
          <text:p/>
        </draw:path>
        <draw:path draw:style-name="gr8" draw:text-style-name="P5" draw:layer="layout" svg:width="0.033cm" svg:height="0.034cm" svg:x="15.464cm" svg:y="20.077cm" svg:viewBox="0 0 34 35" svg:d="M17 0c-22 0-23 35 0 35s23-35 0-35z">
          <text:p/>
        </draw:path>
        <draw:path draw:style-name="gr8" draw:text-style-name="P5" draw:layer="layout" svg:width="0.033cm" svg:height="0.034cm" svg:x="15.464cm" svg:y="20.579cm" svg:viewBox="0 0 34 35" svg:d="M17 0c-22 0-23 35 0 35s23-35 0-35z">
          <text:p/>
        </draw:path>
        <draw:path draw:style-name="gr8" draw:text-style-name="P5" draw:layer="layout" svg:width="0.034cm" svg:height="0.034cm" svg:x="15.962cm" svg:y="16.06cm" svg:viewBox="0 0 35 35" svg:d="M17 0c-23 0-23 35 0 35s23-35 0-35z">
          <text:p/>
        </draw:path>
        <draw:path draw:style-name="gr8" draw:text-style-name="P5" draw:layer="layout" svg:width="0.034cm" svg:height="0.034cm" svg:x="15.962cm" svg:y="16.562cm" svg:viewBox="0 0 35 35" svg:d="M17 0c-23 0-23 35 0 35s23-35 0-35z">
          <text:p/>
        </draw:path>
        <draw:path draw:style-name="gr8" draw:text-style-name="P5" draw:layer="layout" svg:width="0.034cm" svg:height="0.034cm" svg:x="15.962cm" svg:y="17.064cm" svg:viewBox="0 0 35 35" svg:d="M17 0c-23 0-23 35 0 35s23-35 0-35z">
          <text:p/>
        </draw:path>
        <draw:path draw:style-name="gr8" draw:text-style-name="P5" draw:layer="layout" svg:width="0.034cm" svg:height="0.034cm" svg:x="15.962cm" svg:y="17.566cm" svg:viewBox="0 0 35 35" svg:d="M17 0c-23 0-23 35 0 35s23-35 0-35z">
          <text:p/>
        </draw:path>
        <draw:path draw:style-name="gr8" draw:text-style-name="P5" draw:layer="layout" svg:width="0.034cm" svg:height="0.034cm" svg:x="15.962cm" svg:y="18.068cm" svg:viewBox="0 0 35 35" svg:d="M17 0c-23 0-23 35 0 35s23-35 0-35z">
          <text:p/>
        </draw:path>
        <draw:path draw:style-name="gr8" draw:text-style-name="P5" draw:layer="layout" svg:width="0.034cm" svg:height="0.035cm" svg:x="15.962cm" svg:y="18.57cm" svg:viewBox="0 0 35 36" svg:d="M17 0c-23 0-23 36 0 36s23-36 0-36z">
          <text:p/>
        </draw:path>
        <draw:path draw:style-name="gr8" draw:text-style-name="P5" draw:layer="layout" svg:width="0.034cm" svg:height="0.034cm" svg:x="15.962cm" svg:y="19.073cm" svg:viewBox="0 0 35 35" svg:d="M17 0c-23 0-23 35 0 35s23-35 0-35z">
          <text:p/>
        </draw:path>
        <draw:path draw:style-name="gr8" draw:text-style-name="P5" draw:layer="layout" svg:width="0.034cm" svg:height="0.034cm" svg:x="15.962cm" svg:y="19.575cm" svg:viewBox="0 0 35 35" svg:d="M17 0c-23 0-23 35 0 35s23-35 0-35z">
          <text:p/>
        </draw:path>
        <draw:path draw:style-name="gr8" draw:text-style-name="P5" draw:layer="layout" svg:width="0.034cm" svg:height="0.034cm" svg:x="15.962cm" svg:y="20.077cm" svg:viewBox="0 0 35 35" svg:d="M17 0c-23 0-23 35 0 35s23-35 0-35z">
          <text:p/>
        </draw:path>
        <draw:path draw:style-name="gr8" draw:text-style-name="P5" draw:layer="layout" svg:width="0.034cm" svg:height="0.034cm" svg:x="15.962cm" svg:y="20.579cm" svg:viewBox="0 0 35 35" svg:d="M17 0c-23 0-23 35 0 35s23-35 0-35z">
          <text:p/>
        </draw:path>
        <draw:path draw:style-name="gr8" draw:text-style-name="P5" draw:layer="layout" svg:width="0.034cm" svg:height="0.034cm" svg:x="16.461cm" svg:y="16.06cm" svg:viewBox="0 0 35 35" svg:d="M17 0c-23 0-23 35 0 35s23-35 0-35z">
          <text:p/>
        </draw:path>
        <draw:path draw:style-name="gr8" draw:text-style-name="P5" draw:layer="layout" svg:width="0.034cm" svg:height="0.034cm" svg:x="16.461cm" svg:y="16.562cm" svg:viewBox="0 0 35 35" svg:d="M17 0c-23 0-23 35 0 35s23-35 0-35z">
          <text:p/>
        </draw:path>
        <draw:path draw:style-name="gr8" draw:text-style-name="P5" draw:layer="layout" svg:width="0.034cm" svg:height="0.034cm" svg:x="16.461cm" svg:y="17.064cm" svg:viewBox="0 0 35 35" svg:d="M17 0c-23 0-23 35 0 35s23-35 0-35z">
          <text:p/>
        </draw:path>
        <draw:path draw:style-name="gr8" draw:text-style-name="P5" draw:layer="layout" svg:width="0.034cm" svg:height="0.034cm" svg:x="16.461cm" svg:y="17.566cm" svg:viewBox="0 0 35 35" svg:d="M17 0c-23 0-23 35 0 35s23-35 0-35z">
          <text:p/>
        </draw:path>
        <draw:path draw:style-name="gr8" draw:text-style-name="P5" draw:layer="layout" svg:width="0.034cm" svg:height="0.034cm" svg:x="16.461cm" svg:y="18.068cm" svg:viewBox="0 0 35 35" svg:d="M17 0c-23 0-23 35 0 35s23-35 0-35z">
          <text:p/>
        </draw:path>
        <draw:path draw:style-name="gr8" draw:text-style-name="P5" draw:layer="layout" svg:width="0.034cm" svg:height="0.035cm" svg:x="16.461cm" svg:y="18.57cm" svg:viewBox="0 0 35 36" svg:d="M17 0c-23 0-23 36 0 36s23-36 0-36z">
          <text:p/>
        </draw:path>
        <draw:path draw:style-name="gr8" draw:text-style-name="P5" draw:layer="layout" svg:width="0.034cm" svg:height="0.034cm" svg:x="16.461cm" svg:y="19.073cm" svg:viewBox="0 0 35 35" svg:d="M17 0c-23 0-23 35 0 35s23-35 0-35z">
          <text:p/>
        </draw:path>
        <draw:path draw:style-name="gr8" draw:text-style-name="P5" draw:layer="layout" svg:width="0.034cm" svg:height="0.034cm" svg:x="16.461cm" svg:y="19.575cm" svg:viewBox="0 0 35 35" svg:d="M17 0c-23 0-23 35 0 35s23-35 0-35z">
          <text:p/>
        </draw:path>
        <draw:path draw:style-name="gr8" draw:text-style-name="P5" draw:layer="layout" svg:width="0.034cm" svg:height="0.034cm" svg:x="16.461cm" svg:y="20.077cm" svg:viewBox="0 0 35 35" svg:d="M17 0c-23 0-23 35 0 35s23-35 0-35z">
          <text:p/>
        </draw:path>
        <draw:path draw:style-name="gr8" draw:text-style-name="P5" draw:layer="layout" svg:width="0.034cm" svg:height="0.034cm" svg:x="16.461cm" svg:y="20.579cm" svg:viewBox="0 0 35 35" svg:d="M17 0c-23 0-23 35 0 35s23-35 0-35z">
          <text:p/>
        </draw:path>
        <draw:path draw:style-name="gr8" draw:text-style-name="P5" draw:layer="layout" svg:width="0.034cm" svg:height="0.034cm" svg:x="16.96cm" svg:y="16.06cm" svg:viewBox="0 0 35 35" svg:d="M17 0c-23 0-23 35 0 35s23-35 0-35z">
          <text:p/>
        </draw:path>
        <draw:path draw:style-name="gr8" draw:text-style-name="P5" draw:layer="layout" svg:width="0.034cm" svg:height="0.034cm" svg:x="16.96cm" svg:y="16.562cm" svg:viewBox="0 0 35 35" svg:d="M17 0c-23 0-23 35 0 35s23-35 0-35z">
          <text:p/>
        </draw:path>
        <draw:path draw:style-name="gr8" draw:text-style-name="P5" draw:layer="layout" svg:width="0.034cm" svg:height="0.034cm" svg:x="16.96cm" svg:y="17.064cm" svg:viewBox="0 0 35 35" svg:d="M17 0c-23 0-23 35 0 35s23-35 0-35z">
          <text:p/>
        </draw:path>
        <draw:path draw:style-name="gr8" draw:text-style-name="P5" draw:layer="layout" svg:width="0.034cm" svg:height="0.034cm" svg:x="16.96cm" svg:y="17.566cm" svg:viewBox="0 0 35 35" svg:d="M17 0c-23 0-23 35 0 35s23-35 0-35z">
          <text:p/>
        </draw:path>
        <draw:path draw:style-name="gr8" draw:text-style-name="P5" draw:layer="layout" svg:width="0.034cm" svg:height="0.034cm" svg:x="16.96cm" svg:y="18.068cm" svg:viewBox="0 0 35 35" svg:d="M17 0c-23 0-23 35 0 35s23-35 0-35z">
          <text:p/>
        </draw:path>
        <draw:path draw:style-name="gr8" draw:text-style-name="P5" draw:layer="layout" svg:width="0.034cm" svg:height="0.035cm" svg:x="16.96cm" svg:y="18.57cm" svg:viewBox="0 0 35 36" svg:d="M17 0c-23 0-23 36 0 36s23-36 0-36z">
          <text:p/>
        </draw:path>
        <draw:path draw:style-name="gr8" draw:text-style-name="P5" draw:layer="layout" svg:width="0.034cm" svg:height="0.034cm" svg:x="16.96cm" svg:y="19.073cm" svg:viewBox="0 0 35 35" svg:d="M17 0c-23 0-23 35 0 35s23-35 0-35z">
          <text:p/>
        </draw:path>
        <draw:path draw:style-name="gr8" draw:text-style-name="P5" draw:layer="layout" svg:width="0.034cm" svg:height="0.034cm" svg:x="16.96cm" svg:y="19.575cm" svg:viewBox="0 0 35 35" svg:d="M17 0c-23 0-23 35 0 35s23-35 0-35z">
          <text:p/>
        </draw:path>
        <draw:path draw:style-name="gr8" draw:text-style-name="P5" draw:layer="layout" svg:width="0.034cm" svg:height="0.034cm" svg:x="16.96cm" svg:y="20.077cm" svg:viewBox="0 0 35 35" svg:d="M17 0c-23 0-23 35 0 35s23-35 0-35z">
          <text:p/>
        </draw:path>
        <draw:path draw:style-name="gr8" draw:text-style-name="P5" draw:layer="layout" svg:width="0.034cm" svg:height="0.034cm" svg:x="16.96cm" svg:y="20.579cm" svg:viewBox="0 0 35 35" svg:d="M17 0c-23 0-23 35 0 35s23-35 0-35z">
          <text:p/>
        </draw:path>
        <draw:path draw:style-name="gr8" draw:text-style-name="P5" draw:layer="layout" svg:width="0.033cm" svg:height="0.034cm" svg:x="17.459cm" svg:y="16.06cm" svg:viewBox="0 0 34 35" svg:d="M17 0c-23 0-23 35 0 35 22 0 22-35 0-35z">
          <text:p/>
        </draw:path>
        <draw:path draw:style-name="gr8" draw:text-style-name="P5" draw:layer="layout" svg:width="0.033cm" svg:height="0.034cm" svg:x="17.459cm" svg:y="16.562cm" svg:viewBox="0 0 34 35" svg:d="M17 0c-23 0-23 35 0 35 22 0 22-35 0-35z">
          <text:p/>
        </draw:path>
        <draw:path draw:style-name="gr8" draw:text-style-name="P5" draw:layer="layout" svg:width="0.033cm" svg:height="0.034cm" svg:x="17.459cm" svg:y="17.064cm" svg:viewBox="0 0 34 35" svg:d="M17 0c-23 0-23 35 0 35 22 0 22-35 0-35z">
          <text:p/>
        </draw:path>
        <draw:path draw:style-name="gr8" draw:text-style-name="P5" draw:layer="layout" svg:width="0.033cm" svg:height="0.034cm" svg:x="17.459cm" svg:y="17.566cm" svg:viewBox="0 0 34 35" svg:d="M17 0c-23 0-23 35 0 35 22 0 22-35 0-35z">
          <text:p/>
        </draw:path>
        <draw:path draw:style-name="gr8" draw:text-style-name="P5" draw:layer="layout" svg:width="0.033cm" svg:height="0.034cm" svg:x="17.459cm" svg:y="18.068cm" svg:viewBox="0 0 34 35" svg:d="M17 0c-23 0-23 35 0 35 22 0 22-35 0-35z">
          <text:p/>
        </draw:path>
        <draw:path draw:style-name="gr8" draw:text-style-name="P5" draw:layer="layout" svg:width="0.033cm" svg:height="0.035cm" svg:x="17.459cm" svg:y="18.57cm" svg:viewBox="0 0 34 36" svg:d="M17 0c-23 0-23 36 0 36 22 0 22-36 0-36z">
          <text:p/>
        </draw:path>
        <draw:path draw:style-name="gr8" draw:text-style-name="P5" draw:layer="layout" svg:width="0.033cm" svg:height="0.034cm" svg:x="17.459cm" svg:y="19.073cm" svg:viewBox="0 0 34 35" svg:d="M17 0c-23 0-23 35 0 35 22 0 22-35 0-35z">
          <text:p/>
        </draw:path>
        <draw:path draw:style-name="gr8" draw:text-style-name="P5" draw:layer="layout" svg:width="0.033cm" svg:height="0.034cm" svg:x="17.459cm" svg:y="19.575cm" svg:viewBox="0 0 34 35" svg:d="M17 0c-23 0-23 35 0 35 22 0 22-35 0-35z">
          <text:p/>
        </draw:path>
        <draw:path draw:style-name="gr8" draw:text-style-name="P5" draw:layer="layout" svg:width="0.033cm" svg:height="0.034cm" svg:x="17.459cm" svg:y="20.077cm" svg:viewBox="0 0 34 35" svg:d="M17 0c-23 0-23 35 0 35 22 0 22-35 0-35z">
          <text:p/>
        </draw:path>
        <draw:path draw:style-name="gr8" draw:text-style-name="P5" draw:layer="layout" svg:width="0.033cm" svg:height="0.034cm" svg:x="17.459cm" svg:y="20.579cm" svg:viewBox="0 0 34 35" svg:d="M17 0c-23 0-23 35 0 35 22 0 22-35 0-35z">
          <text:p/>
        </draw:path>
        <draw:path draw:style-name="gr8" draw:text-style-name="P5" draw:layer="layout" svg:width="0.034cm" svg:height="0.034cm" svg:x="17.957cm" svg:y="16.06cm" svg:viewBox="0 0 35 35" svg:d="M17 0c-23 0-23 35 0 35s23-35 0-35z">
          <text:p/>
        </draw:path>
        <draw:path draw:style-name="gr8" draw:text-style-name="P5" draw:layer="layout" svg:width="0.034cm" svg:height="0.034cm" svg:x="17.957cm" svg:y="16.562cm" svg:viewBox="0 0 35 35" svg:d="M17 0c-23 0-23 35 0 35s23-35 0-35z">
          <text:p/>
        </draw:path>
        <draw:path draw:style-name="gr8" draw:text-style-name="P5" draw:layer="layout" svg:width="0.034cm" svg:height="0.034cm" svg:x="17.957cm" svg:y="17.064cm" svg:viewBox="0 0 35 35" svg:d="M17 0c-23 0-23 35 0 35s23-35 0-35z">
          <text:p/>
        </draw:path>
        <draw:path draw:style-name="gr8" draw:text-style-name="P5" draw:layer="layout" svg:width="0.034cm" svg:height="0.034cm" svg:x="17.957cm" svg:y="17.566cm" svg:viewBox="0 0 35 35" svg:d="M17 0c-23 0-23 35 0 35s23-35 0-35z">
          <text:p/>
        </draw:path>
        <draw:path draw:style-name="gr8" draw:text-style-name="P5" draw:layer="layout" svg:width="0.034cm" svg:height="0.034cm" svg:x="17.957cm" svg:y="18.068cm" svg:viewBox="0 0 35 35" svg:d="M17 0c-23 0-23 35 0 35s23-35 0-35z">
          <text:p/>
        </draw:path>
        <draw:path draw:style-name="gr8" draw:text-style-name="P5" draw:layer="layout" svg:width="0.034cm" svg:height="0.035cm" svg:x="17.957cm" svg:y="18.57cm" svg:viewBox="0 0 35 36" svg:d="M17 0c-23 0-23 36 0 36s23-36 0-36z">
          <text:p/>
        </draw:path>
        <draw:path draw:style-name="gr8" draw:text-style-name="P5" draw:layer="layout" svg:width="0.034cm" svg:height="0.034cm" svg:x="17.957cm" svg:y="19.073cm" svg:viewBox="0 0 35 35" svg:d="M17 0c-23 0-23 35 0 35s23-35 0-35z">
          <text:p/>
        </draw:path>
        <draw:path draw:style-name="gr8" draw:text-style-name="P5" draw:layer="layout" svg:width="0.034cm" svg:height="0.034cm" svg:x="17.957cm" svg:y="19.575cm" svg:viewBox="0 0 35 35" svg:d="M17 0c-23 0-23 35 0 35s23-35 0-35z">
          <text:p/>
        </draw:path>
        <draw:path draw:style-name="gr8" draw:text-style-name="P5" draw:layer="layout" svg:width="0.034cm" svg:height="0.034cm" svg:x="17.957cm" svg:y="20.077cm" svg:viewBox="0 0 35 35" svg:d="M17 0c-23 0-23 35 0 35s23-35 0-35z">
          <text:p/>
        </draw:path>
        <draw:path draw:style-name="gr8" draw:text-style-name="P5" draw:layer="layout" svg:width="0.034cm" svg:height="0.034cm" svg:x="17.957cm" svg:y="20.579cm" svg:viewBox="0 0 35 35" svg:d="M17 0c-23 0-23 35 0 35s23-35 0-35z">
          <text:p/>
        </draw:path>
        <draw:path draw:style-name="gr8" draw:text-style-name="P5" draw:layer="layout" svg:width="0.034cm" svg:height="0.034cm" svg:x="18.457cm" svg:y="16.562cm" svg:viewBox="0 0 35 35" svg:d="M17 0c-23 0-23 35 0 35s23-35 0-35z">
          <text:p/>
        </draw:path>
        <draw:path draw:style-name="gr8" draw:text-style-name="P5" draw:layer="layout" svg:width="0.034cm" svg:height="0.034cm" svg:x="18.457cm" svg:y="17.064cm" svg:viewBox="0 0 35 35" svg:d="M17 0c-23 0-23 35 0 35s23-35 0-35z">
          <text:p/>
        </draw:path>
        <draw:path draw:style-name="gr8" draw:text-style-name="P5" draw:layer="layout" svg:width="0.034cm" svg:height="0.034cm" svg:x="18.457cm" svg:y="17.566cm" svg:viewBox="0 0 35 35" svg:d="M17 0c-23 0-23 35 0 35s23-35 0-35z">
          <text:p/>
        </draw:path>
        <draw:path draw:style-name="gr8" draw:text-style-name="P5" draw:layer="layout" svg:width="0.034cm" svg:height="0.034cm" svg:x="18.457cm" svg:y="18.068cm" svg:viewBox="0 0 35 35" svg:d="M17 0c-23 0-23 35 0 35s23-35 0-35z">
          <text:p/>
        </draw:path>
        <draw:path draw:style-name="gr8" draw:text-style-name="P5" draw:layer="layout" svg:width="0.034cm" svg:height="0.035cm" svg:x="18.457cm" svg:y="18.57cm" svg:viewBox="0 0 35 36" svg:d="M17 0c-23 0-23 36 0 36s23-36 0-36z">
          <text:p/>
        </draw:path>
        <draw:path draw:style-name="gr8" draw:text-style-name="P5" draw:layer="layout" svg:width="0.034cm" svg:height="0.034cm" svg:x="18.457cm" svg:y="19.073cm" svg:viewBox="0 0 35 35" svg:d="M17 0c-23 0-23 35 0 35s23-35 0-35z">
          <text:p/>
        </draw:path>
        <draw:path draw:style-name="gr8" draw:text-style-name="P5" draw:layer="layout" svg:width="0.034cm" svg:height="0.034cm" svg:x="18.457cm" svg:y="19.575cm" svg:viewBox="0 0 35 35" svg:d="M17 0c-23 0-23 35 0 35s23-35 0-35z">
          <text:p/>
        </draw:path>
        <draw:path draw:style-name="gr8" draw:text-style-name="P5" draw:layer="layout" svg:width="0.034cm" svg:height="0.034cm" svg:x="18.457cm" svg:y="20.077cm" svg:viewBox="0 0 35 35" svg:d="M17 0c-23 0-23 35 0 35s23-35 0-35z">
          <text:p/>
        </draw:path>
        <draw:path draw:style-name="gr8" draw:text-style-name="P5" draw:layer="layout" svg:width="0.034cm" svg:height="0.034cm" svg:x="18.457cm" svg:y="20.579cm" svg:viewBox="0 0 35 35" svg:d="M17 0c-23 0-23 35 0 35s23-35 0-35z">
          <text:p/>
        </draw:path>
        <draw:path draw:style-name="gr8" draw:text-style-name="P5" draw:layer="layout" svg:width="0.032cm" svg:height="0.034cm" svg:x="18.956cm" svg:y="16.562cm" svg:viewBox="0 0 33 35" svg:d="M16 0c-21 0-21 35 0 35 23 0 23-35 0-35z">
          <text:p/>
        </draw:path>
        <draw:path draw:style-name="gr8" draw:text-style-name="P5" draw:layer="layout" svg:width="0.032cm" svg:height="0.034cm" svg:x="18.956cm" svg:y="17.064cm" svg:viewBox="0 0 33 35" svg:d="M16 0c-21 0-21 35 0 35 23 0 23-35 0-35z">
          <text:p/>
        </draw:path>
        <draw:path draw:style-name="gr8" draw:text-style-name="P5" draw:layer="layout" svg:width="0.032cm" svg:height="0.034cm" svg:x="18.956cm" svg:y="17.566cm" svg:viewBox="0 0 33 35" svg:d="M16 0c-21 0-21 35 0 35 23 0 23-35 0-35z">
          <text:p/>
        </draw:path>
        <draw:path draw:style-name="gr8" draw:text-style-name="P5" draw:layer="layout" svg:width="0.032cm" svg:height="0.034cm" svg:x="18.956cm" svg:y="18.068cm" svg:viewBox="0 0 33 35" svg:d="M16 0c-21 0-21 35 0 35 23 0 23-35 0-35z">
          <text:p/>
        </draw:path>
        <draw:path draw:style-name="gr8" draw:text-style-name="P5" draw:layer="layout" svg:width="0.032cm" svg:height="0.035cm" svg:x="18.956cm" svg:y="18.57cm" svg:viewBox="0 0 33 36" svg:d="M16 0c-21 0-21 36 0 36 23 0 23-36 0-36z">
          <text:p/>
        </draw:path>
        <draw:path draw:style-name="gr8" draw:text-style-name="P5" draw:layer="layout" svg:width="0.032cm" svg:height="0.034cm" svg:x="18.956cm" svg:y="19.073cm" svg:viewBox="0 0 33 35" svg:d="M16 0c-21 0-21 35 0 35 23 0 23-35 0-35z">
          <text:p/>
        </draw:path>
        <draw:path draw:style-name="gr8" draw:text-style-name="P5" draw:layer="layout" svg:width="0.032cm" svg:height="0.034cm" svg:x="18.956cm" svg:y="19.575cm" svg:viewBox="0 0 33 35" svg:d="M16 0c-21 0-21 35 0 35 23 0 23-35 0-35z">
          <text:p/>
        </draw:path>
        <draw:path draw:style-name="gr8" draw:text-style-name="P5" draw:layer="layout" svg:width="0.032cm" svg:height="0.034cm" svg:x="18.956cm" svg:y="20.077cm" svg:viewBox="0 0 33 35" svg:d="M16 0c-21 0-21 35 0 35 23 0 23-35 0-35z">
          <text:p/>
        </draw:path>
        <draw:path draw:style-name="gr8" draw:text-style-name="P5" draw:layer="layout" svg:width="0.032cm" svg:height="0.034cm" svg:x="18.956cm" svg:y="20.579cm" svg:viewBox="0 0 33 35" svg:d="M16 0c-21 0-21 35 0 35 23 0 23-35 0-35z">
          <text:p/>
        </draw:path>
        <draw:path draw:style-name="gr8" draw:text-style-name="P5" draw:layer="layout" svg:width="0.033cm" svg:height="0.034cm" svg:x="19.454cm" svg:y="16.06cm" svg:viewBox="0 0 34 35" svg:d="M17 0c-23 0-23 35 0 35 22 0 22-35 0-35z">
          <text:p/>
        </draw:path>
        <draw:path draw:style-name="gr8" draw:text-style-name="P5" draw:layer="layout" svg:width="0.033cm" svg:height="0.034cm" svg:x="19.454cm" svg:y="16.562cm" svg:viewBox="0 0 34 35" svg:d="M17 0c-23 0-23 35 0 35 22 0 22-35 0-35z">
          <text:p/>
        </draw:path>
        <draw:path draw:style-name="gr8" draw:text-style-name="P5" draw:layer="layout" svg:width="0.033cm" svg:height="0.034cm" svg:x="19.454cm" svg:y="17.064cm" svg:viewBox="0 0 34 35" svg:d="M17 0c-23 0-23 35 0 35 22 0 22-35 0-35z">
          <text:p/>
        </draw:path>
        <draw:path draw:style-name="gr8" draw:text-style-name="P5" draw:layer="layout" svg:width="0.033cm" svg:height="0.034cm" svg:x="19.454cm" svg:y="17.566cm" svg:viewBox="0 0 34 35" svg:d="M17 0c-23 0-23 35 0 35 22 0 22-35 0-35z">
          <text:p/>
        </draw:path>
        <draw:path draw:style-name="gr8" draw:text-style-name="P5" draw:layer="layout" svg:width="0.033cm" svg:height="0.034cm" svg:x="19.454cm" svg:y="18.068cm" svg:viewBox="0 0 34 35" svg:d="M17 0c-23 0-23 35 0 35 22 0 22-35 0-35z">
          <text:p/>
        </draw:path>
        <draw:path draw:style-name="gr8" draw:text-style-name="P5" draw:layer="layout" svg:width="0.033cm" svg:height="0.035cm" svg:x="19.454cm" svg:y="18.57cm" svg:viewBox="0 0 34 36" svg:d="M17 0c-23 0-23 36 0 36 22 0 22-36 0-36z">
          <text:p/>
        </draw:path>
        <draw:path draw:style-name="gr8" draw:text-style-name="P5" draw:layer="layout" svg:width="0.033cm" svg:height="0.034cm" svg:x="19.454cm" svg:y="19.073cm" svg:viewBox="0 0 34 35" svg:d="M17 0c-23 0-23 35 0 35 22 0 22-35 0-35z">
          <text:p/>
        </draw:path>
        <draw:path draw:style-name="gr8" draw:text-style-name="P5" draw:layer="layout" svg:width="0.033cm" svg:height="0.034cm" svg:x="19.454cm" svg:y="19.575cm" svg:viewBox="0 0 34 35" svg:d="M17 0c-23 0-23 35 0 35 22 0 22-35 0-35z">
          <text:p/>
        </draw:path>
        <draw:path draw:style-name="gr8" draw:text-style-name="P5" draw:layer="layout" svg:width="0.033cm" svg:height="0.034cm" svg:x="19.454cm" svg:y="20.077cm" svg:viewBox="0 0 34 35" svg:d="M17 0c-23 0-23 35 0 35 22 0 22-35 0-35z">
          <text:p/>
        </draw:path>
        <draw:path draw:style-name="gr8" draw:text-style-name="P5" draw:layer="layout" svg:width="0.033cm" svg:height="0.034cm" svg:x="19.454cm" svg:y="20.579cm" svg:viewBox="0 0 34 35" svg:d="M17 0c-23 0-23 35 0 35 22 0 22-35 0-35z">
          <text:p/>
        </draw:path>
        <draw:path draw:style-name="gr8" draw:text-style-name="P5" draw:layer="layout" svg:width="0.033cm" svg:height="0.034cm" svg:x="19.953cm" svg:y="16.06cm" svg:viewBox="0 0 34 35" svg:d="M17 0c-23 0-23 35 0 35 22 0 22-35 0-35z">
          <text:p/>
        </draw:path>
        <draw:path draw:style-name="gr8" draw:text-style-name="P5" draw:layer="layout" svg:width="0.033cm" svg:height="0.034cm" svg:x="19.953cm" svg:y="16.562cm" svg:viewBox="0 0 34 35" svg:d="M17 0c-23 0-23 35 0 35 22 0 22-35 0-35z">
          <text:p/>
        </draw:path>
        <draw:path draw:style-name="gr8" draw:text-style-name="P5" draw:layer="layout" svg:width="0.033cm" svg:height="0.034cm" svg:x="19.953cm" svg:y="17.064cm" svg:viewBox="0 0 34 35" svg:d="M17 0c-23 0-23 35 0 35 22 0 22-35 0-35z">
          <text:p/>
        </draw:path>
        <draw:path draw:style-name="gr8" draw:text-style-name="P5" draw:layer="layout" svg:width="0.033cm" svg:height="0.034cm" svg:x="19.953cm" svg:y="17.566cm" svg:viewBox="0 0 34 35" svg:d="M17 0c-23 0-23 35 0 35 22 0 22-35 0-35z">
          <text:p/>
        </draw:path>
        <draw:path draw:style-name="gr8" draw:text-style-name="P5" draw:layer="layout" svg:width="0.033cm" svg:height="0.034cm" svg:x="19.953cm" svg:y="18.068cm" svg:viewBox="0 0 34 35" svg:d="M17 0c-23 0-23 35 0 35 22 0 22-35 0-35z">
          <text:p/>
        </draw:path>
        <draw:path draw:style-name="gr8" draw:text-style-name="P5" draw:layer="layout" svg:width="0.033cm" svg:height="0.035cm" svg:x="19.953cm" svg:y="18.57cm" svg:viewBox="0 0 34 36" svg:d="M17 0c-23 0-23 36 0 36 22 0 22-36 0-36z">
          <text:p/>
        </draw:path>
        <draw:path draw:style-name="gr8" draw:text-style-name="P5" draw:layer="layout" svg:width="0.033cm" svg:height="0.034cm" svg:x="19.953cm" svg:y="19.073cm" svg:viewBox="0 0 34 35" svg:d="M17 0c-23 0-23 35 0 35 22 0 22-35 0-35z">
          <text:p/>
        </draw:path>
        <draw:path draw:style-name="gr8" draw:text-style-name="P5" draw:layer="layout" svg:width="0.033cm" svg:height="0.034cm" svg:x="19.953cm" svg:y="19.575cm" svg:viewBox="0 0 34 35" svg:d="M17 0c-23 0-23 35 0 35 22 0 22-35 0-35z">
          <text:p/>
        </draw:path>
        <draw:path draw:style-name="gr8" draw:text-style-name="P5" draw:layer="layout" svg:width="0.033cm" svg:height="0.034cm" svg:x="19.953cm" svg:y="20.077cm" svg:viewBox="0 0 34 35" svg:d="M17 0c-23 0-23 35 0 35 22 0 22-35 0-35z">
          <text:p/>
        </draw:path>
        <draw:path draw:style-name="gr8" draw:text-style-name="P5" draw:layer="layout" svg:width="0.033cm" svg:height="0.034cm" svg:x="19.953cm" svg:y="20.579cm" svg:viewBox="0 0 34 35" svg:d="M17 0c-23 0-23 35 0 35 22 0 22-35 0-35z">
          <text:p/>
        </draw:path>
        <draw:path draw:style-name="gr8" draw:text-style-name="P5" draw:layer="layout" svg:width="0.032cm" svg:height="0.034cm" svg:x="20.453cm" svg:y="16.06cm" svg:viewBox="0 0 33 35" svg:d="M16 0c-21 0-21 35 0 35 23 0 23-35 0-35z">
          <text:p/>
        </draw:path>
        <draw:path draw:style-name="gr8" draw:text-style-name="P5" draw:layer="layout" svg:width="0.032cm" svg:height="0.034cm" svg:x="20.453cm" svg:y="16.562cm" svg:viewBox="0 0 33 35" svg:d="M16 0c-21 0-21 35 0 35 23 0 23-35 0-35z">
          <text:p/>
        </draw:path>
        <draw:path draw:style-name="gr8" draw:text-style-name="P5" draw:layer="layout" svg:width="0.032cm" svg:height="0.034cm" svg:x="20.453cm" svg:y="17.064cm" svg:viewBox="0 0 33 35" svg:d="M16 0c-21 0-21 35 0 35 23 0 23-35 0-35z">
          <text:p/>
        </draw:path>
        <draw:path draw:style-name="gr8" draw:text-style-name="P5" draw:layer="layout" svg:width="0.032cm" svg:height="0.034cm" svg:x="20.453cm" svg:y="17.566cm" svg:viewBox="0 0 33 35" svg:d="M16 0c-21 0-21 35 0 35 23 0 23-35 0-35z">
          <text:p/>
        </draw:path>
        <draw:path draw:style-name="gr8" draw:text-style-name="P5" draw:layer="layout" svg:width="0.032cm" svg:height="0.034cm" svg:x="20.453cm" svg:y="18.068cm" svg:viewBox="0 0 33 35" svg:d="M16 0c-21 0-21 35 0 35 23 0 23-35 0-35z">
          <text:p/>
        </draw:path>
        <draw:path draw:style-name="gr8" draw:text-style-name="P5" draw:layer="layout" svg:width="0.032cm" svg:height="0.035cm" svg:x="20.453cm" svg:y="18.57cm" svg:viewBox="0 0 33 36" svg:d="M16 0c-21 0-21 36 0 36 23 0 23-36 0-36z">
          <text:p/>
        </draw:path>
        <draw:path draw:style-name="gr8" draw:text-style-name="P5" draw:layer="layout" svg:width="0.032cm" svg:height="0.034cm" svg:x="20.453cm" svg:y="19.073cm" svg:viewBox="0 0 33 35" svg:d="M16 0c-21 0-21 35 0 35 23 0 23-35 0-35z">
          <text:p/>
        </draw:path>
        <draw:path draw:style-name="gr8" draw:text-style-name="P5" draw:layer="layout" svg:width="0.032cm" svg:height="0.034cm" svg:x="20.453cm" svg:y="19.575cm" svg:viewBox="0 0 33 35" svg:d="M16 0c-21 0-21 35 0 35 23 0 23-35 0-35z">
          <text:p/>
        </draw:path>
        <draw:path draw:style-name="gr8" draw:text-style-name="P5" draw:layer="layout" svg:width="0.032cm" svg:height="0.034cm" svg:x="20.453cm" svg:y="20.077cm" svg:viewBox="0 0 33 35" svg:d="M16 0c-21 0-21 35 0 35 23 0 23-35 0-35z">
          <text:p/>
        </draw:path>
        <draw:path draw:style-name="gr8" draw:text-style-name="P5" draw:layer="layout" svg:width="0.032cm" svg:height="0.034cm" svg:x="20.453cm" svg:y="20.579cm" svg:viewBox="0 0 33 35" svg:d="M16 0c-21 0-21 35 0 35 23 0 23-35 0-35z">
          <text:p/>
        </draw:path>
        <draw:path draw:style-name="gr8" draw:text-style-name="P5" draw:layer="layout" svg:width="0.034cm" svg:height="0.034cm" svg:x="20.951cm" svg:y="16.06cm" svg:viewBox="0 0 35 35" svg:d="M17 0c-23 0-23 35 0 35s23-35 0-35z">
          <text:p/>
        </draw:path>
        <draw:path draw:style-name="gr8" draw:text-style-name="P5" draw:layer="layout" svg:width="0.034cm" svg:height="0.034cm" svg:x="20.951cm" svg:y="16.562cm" svg:viewBox="0 0 35 35" svg:d="M17 0c-23 0-23 35 0 35s23-35 0-35z">
          <text:p/>
        </draw:path>
        <draw:path draw:style-name="gr8" draw:text-style-name="P5" draw:layer="layout" svg:width="0.034cm" svg:height="0.034cm" svg:x="20.951cm" svg:y="17.064cm" svg:viewBox="0 0 35 35" svg:d="M17 0c-23 0-23 35 0 35s23-35 0-35z">
          <text:p/>
        </draw:path>
        <draw:path draw:style-name="gr8" draw:text-style-name="P5" draw:layer="layout" svg:width="0.034cm" svg:height="0.034cm" svg:x="20.951cm" svg:y="17.566cm" svg:viewBox="0 0 35 35" svg:d="M17 0c-23 0-23 35 0 35s23-35 0-35z">
          <text:p/>
        </draw:path>
        <draw:path draw:style-name="gr8" draw:text-style-name="P5" draw:layer="layout" svg:width="0.034cm" svg:height="0.034cm" svg:x="20.951cm" svg:y="18.068cm" svg:viewBox="0 0 35 35" svg:d="M17 0c-23 0-23 35 0 35s23-35 0-35z">
          <text:p/>
        </draw:path>
        <draw:path draw:style-name="gr8" draw:text-style-name="P5" draw:layer="layout" svg:width="0.034cm" svg:height="0.035cm" svg:x="20.951cm" svg:y="18.57cm" svg:viewBox="0 0 35 36" svg:d="M17 0c-23 0-23 36 0 36s23-36 0-36z">
          <text:p/>
        </draw:path>
        <draw:path draw:style-name="gr8" draw:text-style-name="P5" draw:layer="layout" svg:width="0.034cm" svg:height="0.034cm" svg:x="20.951cm" svg:y="19.073cm" svg:viewBox="0 0 35 35" svg:d="M17 0c-23 0-23 35 0 35s23-35 0-35z">
          <text:p/>
        </draw:path>
        <draw:path draw:style-name="gr8" draw:text-style-name="P5" draw:layer="layout" svg:width="0.034cm" svg:height="0.034cm" svg:x="20.951cm" svg:y="19.575cm" svg:viewBox="0 0 35 35" svg:d="M17 0c-23 0-23 35 0 35s23-35 0-35z">
          <text:p/>
        </draw:path>
        <draw:path draw:style-name="gr8" draw:text-style-name="P5" draw:layer="layout" svg:width="0.034cm" svg:height="0.034cm" svg:x="20.951cm" svg:y="20.077cm" svg:viewBox="0 0 35 35" svg:d="M17 0c-23 0-23 35 0 35s23-35 0-35z">
          <text:p/>
        </draw:path>
        <draw:path draw:style-name="gr8" draw:text-style-name="P5" draw:layer="layout" svg:width="0.034cm" svg:height="0.034cm" svg:x="20.951cm" svg:y="20.579cm" svg:viewBox="0 0 35 35" svg:d="M17 0c-23 0-23 35 0 35s23-35 0-35z">
          <text:p/>
        </draw:path>
        <draw:path draw:style-name="gr8" draw:text-style-name="P5" draw:layer="layout" svg:width="0.033cm" svg:height="0.034cm" svg:x="21.45cm" svg:y="16.06cm" svg:viewBox="0 0 34 35" svg:d="M17 0c-23 0-23 35 0 35 22 0 22-35 0-35z">
          <text:p/>
        </draw:path>
        <draw:path draw:style-name="gr8" draw:text-style-name="P5" draw:layer="layout" svg:width="0.033cm" svg:height="0.034cm" svg:x="21.45cm" svg:y="16.562cm" svg:viewBox="0 0 34 35" svg:d="M17 0c-23 0-23 35 0 35 22 0 22-35 0-35z">
          <text:p/>
        </draw:path>
        <draw:path draw:style-name="gr8" draw:text-style-name="P5" draw:layer="layout" svg:width="0.033cm" svg:height="0.034cm" svg:x="21.45cm" svg:y="17.064cm" svg:viewBox="0 0 34 35" svg:d="M17 0c-23 0-23 35 0 35 22 0 22-35 0-35z">
          <text:p/>
        </draw:path>
        <draw:path draw:style-name="gr8" draw:text-style-name="P5" draw:layer="layout" svg:width="0.033cm" svg:height="0.034cm" svg:x="21.45cm" svg:y="17.566cm" svg:viewBox="0 0 34 35" svg:d="M17 0c-23 0-23 35 0 35 22 0 22-35 0-35z">
          <text:p/>
        </draw:path>
        <draw:path draw:style-name="gr8" draw:text-style-name="P5" draw:layer="layout" svg:width="0.033cm" svg:height="0.034cm" svg:x="21.45cm" svg:y="18.068cm" svg:viewBox="0 0 34 35" svg:d="M17 0c-23 0-23 35 0 35 22 0 22-35 0-35z">
          <text:p/>
        </draw:path>
        <draw:path draw:style-name="gr8" draw:text-style-name="P5" draw:layer="layout" svg:width="0.033cm" svg:height="0.035cm" svg:x="21.45cm" svg:y="18.57cm" svg:viewBox="0 0 34 36" svg:d="M17 0c-23 0-23 36 0 36 22 0 22-36 0-36z">
          <text:p/>
        </draw:path>
        <draw:path draw:style-name="gr8" draw:text-style-name="P5" draw:layer="layout" svg:width="0.033cm" svg:height="0.034cm" svg:x="21.45cm" svg:y="19.073cm" svg:viewBox="0 0 34 35" svg:d="M17 0c-23 0-23 35 0 35 22 0 22-35 0-35z">
          <text:p/>
        </draw:path>
        <draw:path draw:style-name="gr8" draw:text-style-name="P5" draw:layer="layout" svg:width="0.033cm" svg:height="0.034cm" svg:x="21.45cm" svg:y="19.575cm" svg:viewBox="0 0 34 35" svg:d="M17 0c-23 0-23 35 0 35 22 0 22-35 0-35z">
          <text:p/>
        </draw:path>
        <draw:path draw:style-name="gr8" draw:text-style-name="P5" draw:layer="layout" svg:width="0.033cm" svg:height="0.034cm" svg:x="21.45cm" svg:y="20.077cm" svg:viewBox="0 0 34 35" svg:d="M17 0c-23 0-23 35 0 35 22 0 22-35 0-35z">
          <text:p/>
        </draw:path>
        <draw:path draw:style-name="gr8" draw:text-style-name="P5" draw:layer="layout" svg:width="0.033cm" svg:height="0.034cm" svg:x="21.45cm" svg:y="20.579cm" svg:viewBox="0 0 34 35" svg:d="M17 0c-23 0-23 35 0 35 22 0 22-35 0-35z">
          <text:p/>
        </draw:path>
        <draw:path draw:style-name="gr8" draw:text-style-name="P5" draw:layer="layout" svg:width="0.033cm" svg:height="0.034cm" svg:x="21.949cm" svg:y="16.06cm" svg:viewBox="0 0 34 35" svg:d="M17 0c-23 0-23 35 0 35 22 0 22-35 0-35z">
          <text:p/>
        </draw:path>
        <draw:path draw:style-name="gr8" draw:text-style-name="P5" draw:layer="layout" svg:width="0.033cm" svg:height="0.034cm" svg:x="21.949cm" svg:y="16.562cm" svg:viewBox="0 0 34 35" svg:d="M17 0c-23 0-23 35 0 35 22 0 22-35 0-35z">
          <text:p/>
        </draw:path>
        <draw:path draw:style-name="gr8" draw:text-style-name="P5" draw:layer="layout" svg:width="0.033cm" svg:height="0.034cm" svg:x="21.949cm" svg:y="17.064cm" svg:viewBox="0 0 34 35" svg:d="M17 0c-23 0-23 35 0 35 22 0 22-35 0-35z">
          <text:p/>
        </draw:path>
        <draw:path draw:style-name="gr8" draw:text-style-name="P5" draw:layer="layout" svg:width="0.033cm" svg:height="0.034cm" svg:x="21.949cm" svg:y="17.566cm" svg:viewBox="0 0 34 35" svg:d="M17 0c-23 0-23 35 0 35 22 0 22-35 0-35z">
          <text:p/>
        </draw:path>
        <draw:path draw:style-name="gr8" draw:text-style-name="P5" draw:layer="layout" svg:width="0.033cm" svg:height="0.034cm" svg:x="21.949cm" svg:y="18.068cm" svg:viewBox="0 0 34 35" svg:d="M17 0c-23 0-23 35 0 35 22 0 22-35 0-35z">
          <text:p/>
        </draw:path>
        <draw:path draw:style-name="gr8" draw:text-style-name="P5" draw:layer="layout" svg:width="0.033cm" svg:height="0.035cm" svg:x="21.949cm" svg:y="18.57cm" svg:viewBox="0 0 34 36" svg:d="M17 0c-23 0-23 36 0 36 22 0 22-36 0-36z">
          <text:p/>
        </draw:path>
        <draw:path draw:style-name="gr8" draw:text-style-name="P5" draw:layer="layout" svg:width="0.033cm" svg:height="0.034cm" svg:x="21.949cm" svg:y="19.073cm" svg:viewBox="0 0 34 35" svg:d="M17 0c-23 0-23 35 0 35 22 0 22-35 0-35z">
          <text:p/>
        </draw:path>
        <draw:path draw:style-name="gr8" draw:text-style-name="P5" draw:layer="layout" svg:width="0.033cm" svg:height="0.034cm" svg:x="21.949cm" svg:y="19.575cm" svg:viewBox="0 0 34 35" svg:d="M17 0c-23 0-23 35 0 35 22 0 22-35 0-35z">
          <text:p/>
        </draw:path>
        <draw:path draw:style-name="gr8" draw:text-style-name="P5" draw:layer="layout" svg:width="0.033cm" svg:height="0.034cm" svg:x="21.949cm" svg:y="20.077cm" svg:viewBox="0 0 34 35" svg:d="M17 0c-23 0-23 35 0 35 22 0 22-35 0-35z">
          <text:p/>
        </draw:path>
        <draw:path draw:style-name="gr8" draw:text-style-name="P5" draw:layer="layout" svg:width="0.033cm" svg:height="0.034cm" svg:x="21.949cm" svg:y="20.579cm" svg:viewBox="0 0 34 35" svg:d="M17 0c-23 0-23 35 0 35 22 0 22-35 0-35z">
          <text:p/>
        </draw:path>
        <draw:frame draw:style-name="gr42" draw:text-style-name="P6" draw:layer="layout" svg:width="1.09cm" svg:height="0.671cm" svg:x="18.181cm" svg:y="15.876cm">
          <draw:text-box>
            <text:p text:style-name="P2"><text:span text:style-name="T2">Notas</text:span></text:p>
          </draw:text-box>
        </draw:frame>
        <draw:line draw:style-name="gr5" draw:text-style-name="P4" draw:layer="layout" svg:x1="0.704cm" svg:y1="1.267cm" svg:x2="13.955cm" svg:y2="1.267cm">
          <text:p/>
        </draw:line>
        <draw:frame draw:style-name="gr45" draw:text-style-name="P7" draw:layer="layout" svg:width="1.805cm" svg:height="0.533cm" svg:x="10.963cm" svg:y="0.706cm">
          <draw:text-box>
            <text:p text:style-name="P2"><text:span text:style-name="T8">Viernes</text:span></text:p>
          </draw:text-box>
        </draw:frame>
        <draw:frame draw:style-name="gr46" draw:text-style-name="P7" draw:layer="layout" svg:width="0.42cm" svg:height="0.533cm" svg:x="13.023cm" svg:y="0.706cm">
          <draw:text-box>
            <text:p text:style-name="P2"><text:span text:style-name="T7">11</text:span></text:p>
          </draw:text-box>
        </draw:frame>
        <draw:custom-shape draw:style-name="gr47" draw:text-style-name="P8" draw:layer="layout" svg:width="1.159cm" svg:height="0.495cm" svg:x="25.455cm" svg:y="0.70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954cm" svg:y1="1.267cm" svg:x2="27.24cm" svg:y2="1.267cm">
          <text:p/>
        </draw:line>
        <draw:frame draw:style-name="gr48" draw:text-style-name="P7" draw:layer="layout" svg:width="1.543cm" svg:height="0.533cm" svg:x="15.093cm" svg:y="0.706cm">
          <draw:text-box>
            <text:p text:style-name="P2"><text:span text:style-name="T8">Martes</text:span></text:p>
          </draw:text-box>
        </draw:frame>
        <draw:frame draw:style-name="gr46" draw:text-style-name="P7" draw:layer="layout" svg:width="0.42cm" svg:height="0.533cm" svg:x="17.153cm" svg:y="0.706cm">
          <draw:text-box>
            <text:p text:style-name="P2"><text:span text:style-name="T7">18</text:span></text:p>
          </draw:text-box>
        </draw:frame>
        <draw:frame draw:style-name="gr49" draw:text-style-name="P10" draw:layer="layout" svg:width="1.086cm" svg:height="0.497cm" svg:x="25.503cm" svg:y="0.706cm">
          <draw:text-box>
            <text:p text:style-name="P2"><text:span text:style-name="T9">2022</text:span></text:p>
          </draw:text-box>
        </draw:frame>
        <draw:frame draw:style-name="gr50" draw:text-style-name="P11" draw:layer="layout" svg:width="1.565cm" svg:height="0.671cm" svg:x="24.021cm" svg:y="16.067cm">
          <draw:text-box>
            <text:p text:style-name="P2"><text:span text:style-name="T10">Enero</text:span></text:p>
          </draw:text-box>
        </draw:frame>
        <draw:custom-shape draw:style-name="gr136" draw:text-style-name="P8" draw:layer="layout" svg:width="1.959cm" svg:height="0.495cm" svg:x="1.408cm" svg:y="0.706cm">
          <text:p/>
          <draw:enhanced-geometry svg:viewBox="0 0 21600 21600" draw:type="rectangle" draw:enhanced-path="M 0 0 L 21600 0 21600 21600 0 21600 0 0 Z N"/>
        </draw:custom-shape>
        <draw:frame draw:style-name="gr137" draw:text-style-name="P7" draw:layer="layout" svg:width="1.827cm" svg:height="0.533cm" svg:x="1.471cm" svg:y="0.703cm">
          <draw:text-box>
            <text:p text:style-name="P2"><text:span text:style-name="T7">FEBRER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/>
    <style:font-face style:name="ProximaNovaSemi1" svg:font-family="ProximaNovaSemi" style:font-pitch="variable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meta:editing-duration>P1DT10H49M35S</meta:editing-duration>
    <meta:editing-cycles>35</meta:editing-cycles>
    <meta:creation-date>2020-10-29T10:35:31.310269950</meta:creation-date>
    <dc:date>2021-09-30T10:20:13.203628948</dc:date>
    <meta:document-statistic meta:object-count="12595"/>
  </office:meta>
</office:document-meta>
</file>